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4.2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s" number:country="AR">
      <number:boolean/>
    </number:boolean-style>
    <style:style style:name="ce1" style:family="table-cell" style:parent-style-name="Default" style:data-style-name="N100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0.634cm" svg:height="11.759cm" svg:x="14.766cm" svg:y="10.774cm">
            <draw:object draw:notify-on-update-of-ranges="Hoja1.K2:Hoja1.K18 Hoja1.L1:Hoja1.L1 Hoja1.L2:Hoja1.L18 Hoja1.M1:Hoja1.M1 Hoja1.M2:Hoja1.M18 Hoja1.N1:Hoja1.N1 Hoja1.N2:Hoja1.N18 Hoja1.O1:Hoja1.O1 Hoja1.O2:Hoja1.O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.93cm" svg:height="11.867cm" svg:x="52.95cm" svg:y="9.173cm">
            <draw:object draw:notify-on-update-of-ranges="Hoja1.V2:Hoja1.V18 Hoja1.W1:Hoja1.W1 Hoja1.W2:Hoja1.W18 Hoja1.X1:Hoja1.X1 Hoja1.X2:Hoja1.X18 Hoja1.Y1:Hoja1.Y1 Hoja1.Y2:Hoja1.Y18 Hoja1.Z1:Hoja1.Z1 Hoja1.Z2:Hoja1.Z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7" table:number-columns-repeated="3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 office:value-type="string">
            <text:p>Distancia 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 office:value-type="string">
            <text:p>Distancia:</text:p>
          </table:table-cell>
          <table:table-cell office:value-type="string">
            <text:p>Nodos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/>
          <table:table-cell office:value-type="string">
            <text:p>Eficacia, dist 10%</text:p>
          </table:table-cell>
          <table:table-cell table:style-name="Default" office:value-type="string">
            <text:p>Goloso</text:p>
          </table:table-cell>
          <table:table-cell table:style-name="Default" office:value-type="string">
            <text:p>BusquedaLocal</text:p>
          </table:table-cell>
          <table:table-cell table:style-name="Default" office:value-type="string">
            <text:p>Grasp</text:p>
          </table:table-cell>
          <table:table-cell/>
          <table:table-cell office:value-type="string">
            <text:p>Prom. Eficacia, dist 10%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]-[.C2]" office:value-type="float" office:value="0">
            <text:p>0</text:p>
          </table:table-cell>
          <table:table-cell table:formula="of:=[.$B2]-[.D2]" office:value-type="float" office:value="0">
            <text:p>0</text:p>
          </table:table-cell>
          <table:table-cell table:formula="of:=[.$B2]-[.E2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IF([.$A$2:.$A$1701];[.$K2];[.G$2:.G$1701])" office:value-type="float" office:value="0">
            <text:p>0</text:p>
          </table:table-cell>
          <table:table-cell table:formula="of:=SUMIF([.$A$2:.$A$1701];[.$K2];[.H$2:.H$1701])" office:value-type="float" office:value="0">
            <text:p>0</text:p>
          </table:table-cell>
          <table:table-cell table:formula="of:=SUMIF([.$A$2:.$A$1701];[.$K2];[.I$2:.I$1701])" office:value-type="float" office:value="0">
            <text:p>0</text:p>
          </table:table-cell>
          <table:table-cell table:number-columns-repeated="2"/>
          <table:table-cell table:formula="of:=(ABS([.$B2]-[.C2])&lt;=[.$B2]*0.1)" office:value-type="boolean" office:boolean-value="true">
            <text:p>VERDADERO</text:p>
          </table:table-cell>
          <table:table-cell table:formula="of:=(ABS([.$B2]-[.D2])&lt;=[.$B2]*0.1)" office:value-type="boolean" office:boolean-value="true">
            <text:p>VERDADERO</text:p>
          </table:table-cell>
          <table:table-cell table:formula="of:=(ABS([.$B2]-[.E2])&lt;=[.$B2]*0.1)" office:value-type="boolean" office:boolean-value="true">
            <text:p>VERDADERO</text:p>
          </table:table-cell>
          <table: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formula="of:=SUMIF([.$A$2:.$A$1701];[.$V2];[.R$2:.R$1701])" office:value-type="float" office:value="100">
            <text:p>100</text:p>
          </table:table-cell>
          <table:table-cell table:formula="of:=SUMIF([.$A$2:.$A$1701];[.$V2];[.S$2:.S$1701])" office:value-type="float" office:value="100">
            <text:p>100</text:p>
          </table:table-cell>
          <table:table-cell table:formula="of:=SUMIF([.$A$2:.$A$1701];[.$V2];[.T$2:.T$1701])" office:value-type="float" office:value="100">
            <text:p>10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]-[.C3]" office:value-type="float" office:value="0">
            <text:p>0</text:p>
          </table:table-cell>
          <table:table-cell table:formula="of:=[.$B3]-[.D3]" office:value-type="float" office:value="0">
            <text:p>0</text:p>
          </table:table-cell>
          <table:table-cell table:formula="of:=[.$B3]-[.E3]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IF([.$A$2:.$A$1701];[.$K3];[.G$2:.G$1701])" office:value-type="float" office:value="17">
            <text:p>17</text:p>
          </table:table-cell>
          <table:table-cell table:formula="of:=SUMIF([.$A$2:.$A$1701];[.$K3];[.H$2:.H$1701])" office:value-type="float" office:value="17">
            <text:p>17</text:p>
          </table:table-cell>
          <table:table-cell table:formula="of:=SUMIF([.$A$2:.$A$1701];[.$K3];[.I$2:.I$1701])" office:value-type="float" office:value="17">
            <text:p>17</text:p>
          </table:table-cell>
          <table:table-cell table:number-columns-repeated="2"/>
          <table:table-cell table:formula="of:=(ABS([.$B3]-[.C3])&lt;=[.$B3]*0.1)" office:value-type="boolean" office:boolean-value="true">
            <text:p>VERDADERO</text:p>
          </table:table-cell>
          <table:table-cell table:formula="of:=(ABS([.$B3]-[.D3])&lt;=[.$B3]*0.1)" office:value-type="boolean" office:boolean-value="true">
            <text:p>VERDADERO</text:p>
          </table:table-cell>
          <table:table-cell table:formula="of:=(ABS([.$B3]-[.E3])&lt;=[.$B3]*0.1)" office:value-type="boolean" office:boolean-value="true">
            <text:p>VERDADERO</text:p>
          </table:table-cell>
          <table:table-cell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f:=SUMIF([.$A$2:.$A$1701];[.$V3];[.R$2:.R$1701])" office:value-type="float" office:value="83">
            <text:p>83</text:p>
          </table:table-cell>
          <table:table-cell table:formula="of:=SUMIF([.$A$2:.$A$1701];[.$V3];[.S$2:.S$1701])" office:value-type="float" office:value="83">
            <text:p>83</text:p>
          </table:table-cell>
          <table:table-cell table:formula="of:=SUMIF([.$A$2:.$A$1701];[.$V3];[.T$2:.T$1701])" office:value-type="float" office:value="83">
            <text:p>83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]-[.C4]" office:value-type="float" office:value="0">
            <text:p>0</text:p>
          </table:table-cell>
          <table:table-cell table:formula="of:=[.$B4]-[.D4]" office:value-type="float" office:value="0">
            <text:p>0</text:p>
          </table:table-cell>
          <table:table-cell table:formula="of:=[.$B4]-[.E4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IF([.$A$2:.$A$1701];[.$K4];[.G$2:.G$1701])" office:value-type="float" office:value="24">
            <text:p>24</text:p>
          </table:table-cell>
          <table:table-cell table:formula="of:=SUMIF([.$A$2:.$A$1701];[.$K4];[.H$2:.H$1701])" office:value-type="float" office:value="17">
            <text:p>17</text:p>
          </table:table-cell>
          <table:table-cell table:formula="of:=SUMIF([.$A$2:.$A$1701];[.$K4];[.I$2:.I$1701])" office:value-type="float" office:value="6">
            <text:p>6</text:p>
          </table:table-cell>
          <table:table-cell table:number-columns-repeated="2"/>
          <table:table-cell table:formula="of:=(ABS([.$B4]-[.C4])&lt;=[.$B4]*0.1)" office:value-type="boolean" office:boolean-value="true">
            <text:p>VERDADERO</text:p>
          </table:table-cell>
          <table:table-cell table:formula="of:=(ABS([.$B4]-[.D4])&lt;=[.$B4]*0.1)" office:value-type="boolean" office:boolean-value="true">
            <text:p>VERDADERO</text:p>
          </table:table-cell>
          <table:table-cell table:formula="of:=(ABS([.$B4]-[.E4])&lt;=[.$B4]*0.1)" office:value-type="boolean" office:boolean-value="true">
            <text:p>VERDADERO</text:p>
          </table:table-cell>
          <table: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f:=SUMIF([.$A$2:.$A$1701];[.$V4];[.R$2:.R$1701])" office:value-type="float" office:value="78">
            <text:p>78</text:p>
          </table:table-cell>
          <table:table-cell table:formula="of:=SUMIF([.$A$2:.$A$1701];[.$V4];[.S$2:.S$1701])" office:value-type="float" office:value="83">
            <text:p>83</text:p>
          </table:table-cell>
          <table:table-cell table:formula="of:=SUMIF([.$A$2:.$A$1701];[.$V4];[.T$2:.T$1701])" office:value-type="float" office:value="94">
            <text:p>94</text:p>
          </table:table-cell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5]-[.C5]" office:value-type="float" office:value="0">
            <text:p>0</text:p>
          </table:table-cell>
          <table:table-cell table:formula="of:=[.$B5]-[.D5]" office:value-type="float" office:value="0">
            <text:p>0</text:p>
          </table:table-cell>
          <table:table-cell table:formula="of:=[.$B5]-[.E5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IF([.$A$2:.$A$1701];[.$K5];[.G$2:.G$1701])" office:value-type="float" office:value="36">
            <text:p>36</text:p>
          </table:table-cell>
          <table:table-cell table:formula="of:=SUMIF([.$A$2:.$A$1701];[.$K5];[.H$2:.H$1701])" office:value-type="float" office:value="31">
            <text:p>31</text:p>
          </table:table-cell>
          <table:table-cell table:formula="of:=SUMIF([.$A$2:.$A$1701];[.$K5];[.I$2:.I$1701])" office:value-type="float" office:value="5">
            <text:p>5</text:p>
          </table:table-cell>
          <table:table-cell table:number-columns-repeated="2"/>
          <table:table-cell table:formula="of:=(ABS([.$B5]-[.C5])&lt;=[.$B5]*0.1)" office:value-type="boolean" office:boolean-value="true">
            <text:p>VERDADERO</text:p>
          </table:table-cell>
          <table:table-cell table:formula="of:=(ABS([.$B5]-[.D5])&lt;=[.$B5]*0.1)" office:value-type="boolean" office:boolean-value="true">
            <text:p>VERDADERO</text:p>
          </table:table-cell>
          <table:table-cell table:formula="of:=(ABS([.$B5]-[.E5])&lt;=[.$B5]*0.1)" office:value-type="boolean" office:boolean-value="true">
            <text:p>VERDADERO</text:p>
          </table:table-cell>
          <table:table-cell/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formula="of:=SUMIF([.$A$2:.$A$1701];[.$V5];[.R$2:.R$1701])" office:value-type="float" office:value="73">
            <text:p>73</text:p>
          </table:table-cell>
          <table:table-cell table:formula="of:=SUMIF([.$A$2:.$A$1701];[.$V5];[.S$2:.S$1701])" office:value-type="float" office:value="77">
            <text:p>77</text:p>
          </table:table-cell>
          <table:table-cell table:formula="of:=SUMIF([.$A$2:.$A$1701];[.$V5];[.T$2:.T$1701])" office:value-type="float" office:value="96">
            <text:p>96</text:p>
          </table:table-cell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6]-[.C6]" office:value-type="float" office:value="0">
            <text:p>0</text:p>
          </table:table-cell>
          <table:table-cell table:formula="of:=[.$B6]-[.D6]" office:value-type="float" office:value="0">
            <text:p>0</text:p>
          </table:table-cell>
          <table:table-cell table:formula="of:=[.$B6]-[.E6]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IF([.$A$2:.$A$1701];[.$K6];[.G$2:.G$1701])" office:value-type="float" office:value="65">
            <text:p>65</text:p>
          </table:table-cell>
          <table:table-cell table:formula="of:=SUMIF([.$A$2:.$A$1701];[.$K6];[.H$2:.H$1701])" office:value-type="float" office:value="50">
            <text:p>50</text:p>
          </table:table-cell>
          <table:table-cell table:formula="of:=SUMIF([.$A$2:.$A$1701];[.$K6];[.I$2:.I$1701])" office:value-type="float" office:value="6">
            <text:p>6</text:p>
          </table:table-cell>
          <table:table-cell table:number-columns-repeated="2"/>
          <table:table-cell table:formula="of:=(ABS([.$B6]-[.C6])&lt;=[.$B6]*0.1)" office:value-type="boolean" office:boolean-value="true">
            <text:p>VERDADERO</text:p>
          </table:table-cell>
          <table:table-cell table:formula="of:=(ABS([.$B6]-[.D6])&lt;=[.$B6]*0.1)" office:value-type="boolean" office:boolean-value="true">
            <text:p>VERDADERO</text:p>
          </table:table-cell>
          <table:table-cell table:formula="of:=(ABS([.$B6]-[.E6])&lt;=[.$B6]*0.1)" office:value-type="boolean" office:boolean-value="true">
            <text:p>VERDADERO</text:p>
          </table:table-cell>
          <table:table-cell/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formula="of:=SUMIF([.$A$2:.$A$1701];[.$V6];[.R$2:.R$1701])" office:value-type="float" office:value="56">
            <text:p>56</text:p>
          </table:table-cell>
          <table:table-cell table:formula="of:=SUMIF([.$A$2:.$A$1701];[.$V6];[.S$2:.S$1701])" office:value-type="float" office:value="65">
            <text:p>65</text:p>
          </table:table-cell>
          <table:table-cell table:formula="of:=SUMIF([.$A$2:.$A$1701];[.$V6];[.T$2:.T$1701])" office:value-type="float" office:value="95">
            <text:p>95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]-[.C7]" office:value-type="float" office:value="0">
            <text:p>0</text:p>
          </table:table-cell>
          <table:table-cell table:formula="of:=[.$B7]-[.D7]" office:value-type="float" office:value="0">
            <text:p>0</text:p>
          </table:table-cell>
          <table:table-cell table:formula="of:=[.$B7]-[.E7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IF([.$A$2:.$A$1701];[.$K7];[.G$2:.G$1701])" office:value-type="float" office:value="96">
            <text:p>96</text:p>
          </table:table-cell>
          <table:table-cell table:formula="of:=SUMIF([.$A$2:.$A$1701];[.$K7];[.H$2:.H$1701])" office:value-type="float" office:value="53">
            <text:p>53</text:p>
          </table:table-cell>
          <table:table-cell table:formula="of:=SUMIF([.$A$2:.$A$1701];[.$K7];[.I$2:.I$1701])" office:value-type="float" office:value="4">
            <text:p>4</text:p>
          </table:table-cell>
          <table:table-cell table:number-columns-repeated="2"/>
          <table:table-cell table:formula="of:=(ABS([.$B7]-[.C7])&lt;=[.$B7]*0.1)" office:value-type="boolean" office:boolean-value="true">
            <text:p>VERDADERO</text:p>
          </table:table-cell>
          <table:table-cell table:formula="of:=(ABS([.$B7]-[.D7])&lt;=[.$B7]*0.1)" office:value-type="boolean" office:boolean-value="true">
            <text:p>VERDADERO</text:p>
          </table:table-cell>
          <table:table-cell table:formula="of:=(ABS([.$B7]-[.E7])&lt;=[.$B7]*0.1)" office:value-type="boolean" office:boolean-value="true">
            <text:p>VERDADERO</text:p>
          </table:table-cell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SUMIF([.$A$2:.$A$1701];[.$V7];[.R$2:.R$1701])" office:value-type="float" office:value="43">
            <text:p>43</text:p>
          </table:table-cell>
          <table:table-cell table:formula="of:=SUMIF([.$A$2:.$A$1701];[.$V7];[.S$2:.S$1701])" office:value-type="float" office:value="63">
            <text:p>63</text:p>
          </table:table-cell>
          <table:table-cell table:formula="of:=SUMIF([.$A$2:.$A$1701];[.$V7];[.T$2:.T$1701])" office:value-type="float" office:value="96">
            <text:p>9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]-[.C8]" office:value-type="float" office:value="0">
            <text:p>0</text:p>
          </table:table-cell>
          <table:table-cell table:formula="of:=[.$B8]-[.D8]" office:value-type="float" office:value="0">
            <text:p>0</text:p>
          </table:table-cell>
          <table:table-cell table:formula="of:=[.$B8]-[.E8]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IF([.$A$2:.$A$1701];[.$K8];[.G$2:.G$1701])" office:value-type="float" office:value="121">
            <text:p>121</text:p>
          </table:table-cell>
          <table:table-cell table:formula="of:=SUMIF([.$A$2:.$A$1701];[.$K8];[.H$2:.H$1701])" office:value-type="float" office:value="90">
            <text:p>90</text:p>
          </table:table-cell>
          <table:table-cell table:formula="of:=SUMIF([.$A$2:.$A$1701];[.$K8];[.I$2:.I$1701])" office:value-type="float" office:value="4">
            <text:p>4</text:p>
          </table:table-cell>
          <table:table-cell table:number-columns-repeated="2"/>
          <table:table-cell table:formula="of:=(ABS([.$B8]-[.C8])&lt;=[.$B8]*0.1)" office:value-type="boolean" office:boolean-value="true">
            <text:p>VERDADERO</text:p>
          </table:table-cell>
          <table:table-cell table:formula="of:=(ABS([.$B8]-[.D8])&lt;=[.$B8]*0.1)" office:value-type="boolean" office:boolean-value="true">
            <text:p>VERDADERO</text:p>
          </table:table-cell>
          <table:table-cell table:formula="of:=(ABS([.$B8]-[.E8])&lt;=[.$B8]*0.1)" office:value-type="boolean" office:boolean-value="true">
            <text:p>VERDADERO</text:p>
          </table:table-cell>
          <table:table-cell/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formula="of:=SUMIF([.$A$2:.$A$1701];[.$V8];[.R$2:.R$1701])" office:value-type="float" office:value="38">
            <text:p>38</text:p>
          </table:table-cell>
          <table:table-cell table:formula="of:=SUMIF([.$A$2:.$A$1701];[.$V8];[.S$2:.S$1701])" office:value-type="float" office:value="49">
            <text:p>49</text:p>
          </table:table-cell>
          <table:table-cell table:formula="of:=SUMIF([.$A$2:.$A$1701];[.$V8];[.T$2:.T$1701])" office:value-type="float" office:value="98">
            <text:p>9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]-[.C9]" office:value-type="float" office:value="0">
            <text:p>0</text:p>
          </table:table-cell>
          <table:table-cell table:formula="of:=[.$B9]-[.D9]" office:value-type="float" office:value="0">
            <text:p>0</text:p>
          </table:table-cell>
          <table:table-cell table:formula="of:=[.$B9]-[.E9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SUMIF([.$A$2:.$A$1701];[.$K9];[.G$2:.G$1701])" office:value-type="float" office:value="141">
            <text:p>141</text:p>
          </table:table-cell>
          <table:table-cell table:formula="of:=SUMIF([.$A$2:.$A$1701];[.$K9];[.H$2:.H$1701])" office:value-type="float" office:value="91">
            <text:p>91</text:p>
          </table:table-cell>
          <table:table-cell table:formula="of:=SUMIF([.$A$2:.$A$1701];[.$K9];[.I$2:.I$1701])" office:value-type="float" office:value="4">
            <text:p>4</text:p>
          </table:table-cell>
          <table:table-cell table:number-columns-repeated="2"/>
          <table:table-cell table:formula="of:=(ABS([.$B9]-[.C9])&lt;=[.$B9]*0.1)" office:value-type="boolean" office:boolean-value="true">
            <text:p>VERDADERO</text:p>
          </table:table-cell>
          <table:table-cell table:formula="of:=(ABS([.$B9]-[.D9])&lt;=[.$B9]*0.1)" office:value-type="boolean" office:boolean-value="true">
            <text:p>VERDADERO</text:p>
          </table:table-cell>
          <table:table-cell table:formula="of:=(ABS([.$B9]-[.E9])&lt;=[.$B9]*0.1)" office:value-type="boolean" office:boolean-value="true">
            <text:p>VERDADERO</text:p>
          </table:table-cell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SUMIF([.$A$2:.$A$1701];[.$V9];[.R$2:.R$1701])" office:value-type="float" office:value="44">
            <text:p>44</text:p>
          </table:table-cell>
          <table:table-cell table:formula="of:=SUMIF([.$A$2:.$A$1701];[.$V9];[.S$2:.S$1701])" office:value-type="float" office:value="57">
            <text:p>57</text:p>
          </table:table-cell>
          <table:table-cell table:formula="of:=SUMIF([.$A$2:.$A$1701];[.$V9];[.T$2:.T$1701])" office:value-type="float" office:value="99">
            <text:p>9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]-[.C10]" office:value-type="float" office:value="0">
            <text:p>0</text:p>
          </table:table-cell>
          <table:table-cell table:formula="of:=[.$B10]-[.D10]" office:value-type="float" office:value="0">
            <text:p>0</text:p>
          </table:table-cell>
          <table:table-cell table:formula="of:=[.$B10]-[.E10]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SUMIF([.$A$2:.$A$1701];[.$K10];[.G$2:.G$1701])" office:value-type="float" office:value="165">
            <text:p>165</text:p>
          </table:table-cell>
          <table:table-cell table:formula="of:=SUMIF([.$A$2:.$A$1701];[.$K10];[.H$2:.H$1701])" office:value-type="float" office:value="133">
            <text:p>133</text:p>
          </table:table-cell>
          <table:table-cell table:formula="of:=SUMIF([.$A$2:.$A$1701];[.$K10];[.I$2:.I$1701])" office:value-type="float" office:value="6">
            <text:p>6</text:p>
          </table:table-cell>
          <table:table-cell table:number-columns-repeated="2"/>
          <table:table-cell table:formula="of:=(ABS([.$B10]-[.C10])&lt;=[.$B10]*0.1)" office:value-type="boolean" office:boolean-value="true">
            <text:p>VERDADERO</text:p>
          </table:table-cell>
          <table:table-cell table:formula="of:=(ABS([.$B10]-[.D10])&lt;=[.$B10]*0.1)" office:value-type="boolean" office:boolean-value="true">
            <text:p>VERDADERO</text:p>
          </table:table-cell>
          <table:table-cell table:formula="of:=(ABS([.$B10]-[.E10])&lt;=[.$B10]*0.1)" office:value-type="boolean" office:boolean-value="true">
            <text:p>VERDADERO</text:p>
          </table:table-cell>
          <table:table-cell/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table:formula="of:=SUMIF([.$A$2:.$A$1701];[.$V10];[.R$2:.R$1701])" office:value-type="float" office:value="47">
            <text:p>47</text:p>
          </table:table-cell>
          <table:table-cell table:formula="of:=SUMIF([.$A$2:.$A$1701];[.$V10];[.S$2:.S$1701])" office:value-type="float" office:value="54">
            <text:p>54</text:p>
          </table:table-cell>
          <table:table-cell table:formula="of:=SUMIF([.$A$2:.$A$1701];[.$V10];[.T$2:.T$1701])" office:value-type="float" office:value="98">
            <text:p>9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]-[.C11]" office:value-type="float" office:value="0">
            <text:p>0</text:p>
          </table:table-cell>
          <table:table-cell table:formula="of:=[.$B11]-[.D11]" office:value-type="float" office:value="0">
            <text:p>0</text:p>
          </table:table-cell>
          <table:table-cell table:formula="of:=[.$B11]-[.E11]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IF([.$A$2:.$A$1701];[.$K11];[.G$2:.G$1701])" office:value-type="float" office:value="214">
            <text:p>214</text:p>
          </table:table-cell>
          <table:table-cell table:formula="of:=SUMIF([.$A$2:.$A$1701];[.$K11];[.H$2:.H$1701])" office:value-type="float" office:value="141">
            <text:p>141</text:p>
          </table:table-cell>
          <table:table-cell table:formula="of:=SUMIF([.$A$2:.$A$1701];[.$K11];[.I$2:.I$1701])" office:value-type="float" office:value="7">
            <text:p>7</text:p>
          </table:table-cell>
          <table:table-cell table:number-columns-repeated="2"/>
          <table:table-cell table:formula="of:=(ABS([.$B11]-[.C11])&lt;=[.$B11]*0.1)" office:value-type="boolean" office:boolean-value="true">
            <text:p>VERDADERO</text:p>
          </table:table-cell>
          <table:table-cell table:formula="of:=(ABS([.$B11]-[.D11])&lt;=[.$B11]*0.1)" office:value-type="boolean" office:boolean-value="true">
            <text:p>VERDADERO</text:p>
          </table:table-cell>
          <table:table-cell table:formula="of:=(ABS([.$B11]-[.E11])&lt;=[.$B11]*0.1)" office:value-type="boolean" office:boolean-value="true">
            <text:p>VERDADERO</text:p>
          </table:table-cell>
          <table: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formula="of:=SUMIF([.$A$2:.$A$1701];[.$V11];[.R$2:.R$1701])" office:value-type="float" office:value="34">
            <text:p>34</text:p>
          </table:table-cell>
          <table:table-cell table:formula="of:=SUMIF([.$A$2:.$A$1701];[.$V11];[.S$2:.S$1701])" office:value-type="float" office:value="51">
            <text:p>51</text:p>
          </table:table-cell>
          <table:table-cell table:formula="of:=SUMIF([.$A$2:.$A$1701];[.$V11];[.T$2:.T$1701])" office:value-type="float" office:value="100">
            <text:p>10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]-[.C12]" office:value-type="float" office:value="0">
            <text:p>0</text:p>
          </table:table-cell>
          <table:table-cell table:formula="of:=[.$B12]-[.D12]" office:value-type="float" office:value="0">
            <text:p>0</text:p>
          </table:table-cell>
          <table:table-cell table:formula="of:=[.$B12]-[.E12]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SUMIF([.$A$2:.$A$1701];[.$K12];[.G$2:.G$1701])" office:value-type="float" office:value="256">
            <text:p>256</text:p>
          </table:table-cell>
          <table:table-cell table:formula="of:=SUMIF([.$A$2:.$A$1701];[.$K12];[.H$2:.H$1701])" office:value-type="float" office:value="172">
            <text:p>172</text:p>
          </table:table-cell>
          <table:table-cell table:formula="of:=SUMIF([.$A$2:.$A$1701];[.$K12];[.I$2:.I$1701])" office:value-type="float" office:value="16">
            <text:p>16</text:p>
          </table:table-cell>
          <table:table-cell table:number-columns-repeated="2"/>
          <table:table-cell table:formula="of:=(ABS([.$B12]-[.C12])&lt;=[.$B12]*0.1)" office:value-type="boolean" office:boolean-value="true">
            <text:p>VERDADERO</text:p>
          </table:table-cell>
          <table:table-cell table:formula="of:=(ABS([.$B12]-[.D12])&lt;=[.$B12]*0.1)" office:value-type="boolean" office:boolean-value="true">
            <text:p>VERDADERO</text:p>
          </table:table-cell>
          <table:table-cell table:formula="of:=(ABS([.$B12]-[.E12])&lt;=[.$B12]*0.1)" office:value-type="boolean" office:boolean-value="true">
            <text:p>VERDADERO</text:p>
          </table:table-cell>
          <table:table-cell/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table:formula="of:=SUMIF([.$A$2:.$A$1701];[.$V12];[.R$2:.R$1701])" office:value-type="float" office:value="27">
            <text:p>27</text:p>
          </table:table-cell>
          <table:table-cell table:formula="of:=SUMIF([.$A$2:.$A$1701];[.$V12];[.S$2:.S$1701])" office:value-type="float" office:value="45">
            <text:p>45</text:p>
          </table:table-cell>
          <table:table-cell table:formula="of:=SUMIF([.$A$2:.$A$1701];[.$V12];[.T$2:.T$1701])" office:value-type="float" office:value="97">
            <text:p>97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]-[.C13]" office:value-type="float" office:value="0">
            <text:p>0</text:p>
          </table:table-cell>
          <table:table-cell table:formula="of:=[.$B13]-[.D13]" office:value-type="float" office:value="0">
            <text:p>0</text:p>
          </table:table-cell>
          <table:table-cell table:formula="of:=[.$B13]-[.E13]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SUMIF([.$A$2:.$A$1701];[.$K13];[.G$2:.G$1701])" office:value-type="float" office:value="307">
            <text:p>307</text:p>
          </table:table-cell>
          <table:table-cell table:formula="of:=SUMIF([.$A$2:.$A$1701];[.$K13];[.H$2:.H$1701])" office:value-type="float" office:value="244">
            <text:p>244</text:p>
          </table:table-cell>
          <table:table-cell table:formula="of:=SUMIF([.$A$2:.$A$1701];[.$K13];[.I$2:.I$1701])" office:value-type="float" office:value="18">
            <text:p>18</text:p>
          </table:table-cell>
          <table:table-cell table:number-columns-repeated="2"/>
          <table:table-cell table:formula="of:=(ABS([.$B13]-[.C13])&lt;=[.$B13]*0.1)" office:value-type="boolean" office:boolean-value="true">
            <text:p>VERDADERO</text:p>
          </table:table-cell>
          <table:table-cell table:formula="of:=(ABS([.$B13]-[.D13])&lt;=[.$B13]*0.1)" office:value-type="boolean" office:boolean-value="true">
            <text:p>VERDADERO</text:p>
          </table:table-cell>
          <table:table-cell table:formula="of:=(ABS([.$B13]-[.E13])&lt;=[.$B13]*0.1)" office:value-type="boolean" office:boolean-value="true">
            <text:p>VERDADERO</text:p>
          </table:table-cell>
          <table:table-cell/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SUMIF([.$A$2:.$A$1701];[.$V13];[.R$2:.R$1701])" office:value-type="float" office:value="27">
            <text:p>27</text:p>
          </table:table-cell>
          <table:table-cell table:formula="of:=SUMIF([.$A$2:.$A$1701];[.$V13];[.S$2:.S$1701])" office:value-type="float" office:value="36">
            <text:p>36</text:p>
          </table:table-cell>
          <table:table-cell table:formula="of:=SUMIF([.$A$2:.$A$1701];[.$V13];[.T$2:.T$1701])" office:value-type="float" office:value="98">
            <text:p>98</text:p>
          </table:table-cell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14]-[.C14]" office:value-type="float" office:value="0">
            <text:p>0</text:p>
          </table:table-cell>
          <table:table-cell table:formula="of:=[.$B14]-[.D14]" office:value-type="float" office:value="0">
            <text:p>0</text:p>
          </table:table-cell>
          <table:table-cell table:formula="of:=[.$B14]-[.E14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IF([.$A$2:.$A$1701];[.$K14];[.G$2:.G$1701])" office:value-type="float" office:value="350">
            <text:p>350</text:p>
          </table:table-cell>
          <table:table-cell table:formula="of:=SUMIF([.$A$2:.$A$1701];[.$K14];[.H$2:.H$1701])" office:value-type="float" office:value="253">
            <text:p>253</text:p>
          </table:table-cell>
          <table:table-cell table:formula="of:=SUMIF([.$A$2:.$A$1701];[.$K14];[.I$2:.I$1701])" office:value-type="float" office:value="8">
            <text:p>8</text:p>
          </table:table-cell>
          <table:table-cell table:number-columns-repeated="2"/>
          <table:table-cell table:formula="of:=(ABS([.$B14]-[.C14])&lt;=[.$B14]*0.1)" office:value-type="boolean" office:boolean-value="true">
            <text:p>VERDADERO</text:p>
          </table:table-cell>
          <table:table-cell table:formula="of:=(ABS([.$B14]-[.D14])&lt;=[.$B14]*0.1)" office:value-type="boolean" office:boolean-value="true">
            <text:p>VERDADERO</text:p>
          </table:table-cell>
          <table:table-cell table:formula="of:=(ABS([.$B14]-[.E14])&lt;=[.$B14]*0.1)" office:value-type="boolean" office:boolean-value="true">
            <text:p>VERDADERO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formula="of:=SUMIF([.$A$2:.$A$1701];[.$V14];[.R$2:.R$1701])" office:value-type="float" office:value="23">
            <text:p>23</text:p>
          </table:table-cell>
          <table:table-cell table:formula="of:=SUMIF([.$A$2:.$A$1701];[.$V14];[.S$2:.S$1701])" office:value-type="float" office:value="41">
            <text:p>41</text:p>
          </table:table-cell>
          <table:table-cell table:formula="of:=SUMIF([.$A$2:.$A$1701];[.$V14];[.T$2:.T$1701])" office:value-type="float" office:value="99">
            <text:p>9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5]-[.C15]" office:value-type="float" office:value="0">
            <text:p>0</text:p>
          </table:table-cell>
          <table:table-cell table:formula="of:=[.$B15]-[.D15]" office:value-type="float" office:value="0">
            <text:p>0</text:p>
          </table:table-cell>
          <table:table-cell table:formula="of:=[.$B15]-[.E15]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SUMIF([.$A$2:.$A$1701];[.$K15];[.G$2:.G$1701])" office:value-type="float" office:value="403">
            <text:p>403</text:p>
          </table:table-cell>
          <table:table-cell table:formula="of:=SUMIF([.$A$2:.$A$1701];[.$K15];[.H$2:.H$1701])" office:value-type="float" office:value="305">
            <text:p>305</text:p>
          </table:table-cell>
          <table:table-cell table:formula="of:=SUMIF([.$A$2:.$A$1701];[.$K15];[.I$2:.I$1701])" office:value-type="float" office:value="20">
            <text:p>20</text:p>
          </table:table-cell>
          <table:table-cell table:number-columns-repeated="2"/>
          <table:table-cell table:formula="of:=(ABS([.$B15]-[.C15])&lt;=[.$B15]*0.1)" office:value-type="boolean" office:boolean-value="true">
            <text:p>VERDADERO</text:p>
          </table:table-cell>
          <table:table-cell table:formula="of:=(ABS([.$B15]-[.D15])&lt;=[.$B15]*0.1)" office:value-type="boolean" office:boolean-value="true">
            <text:p>VERDADERO</text:p>
          </table:table-cell>
          <table:table-cell table:formula="of:=(ABS([.$B15]-[.E15])&lt;=[.$B15]*0.1)" office:value-type="boolean" office:boolean-value="true">
            <text:p>VERDADERO</text:p>
          </table:table-cell>
          <table:table-cell/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SUMIF([.$A$2:.$A$1701];[.$V15];[.R$2:.R$1701])" office:value-type="float" office:value="25">
            <text:p>25</text:p>
          </table:table-cell>
          <table:table-cell table:formula="of:=SUMIF([.$A$2:.$A$1701];[.$V15];[.S$2:.S$1701])" office:value-type="float" office:value="36">
            <text:p>36</text:p>
          </table:table-cell>
          <table:table-cell table:formula="of:=SUMIF([.$A$2:.$A$1701];[.$V15];[.T$2:.T$1701])" office:value-type="float" office:value="100">
            <text:p>10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]-[.C16]" office:value-type="float" office:value="0">
            <text:p>0</text:p>
          </table:table-cell>
          <table:table-cell table:formula="of:=[.$B16]-[.D16]" office:value-type="float" office:value="0">
            <text:p>0</text:p>
          </table:table-cell>
          <table:table-cell table:formula="of:=[.$B16]-[.E16]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IF([.$A$2:.$A$1701];[.$K16];[.G$2:.G$1701])" office:value-type="float" office:value="436">
            <text:p>436</text:p>
          </table:table-cell>
          <table:table-cell table:formula="of:=SUMIF([.$A$2:.$A$1701];[.$K16];[.H$2:.H$1701])" office:value-type="float" office:value="322">
            <text:p>322</text:p>
          </table:table-cell>
          <table:table-cell table:formula="of:=SUMIF([.$A$2:.$A$1701];[.$K16];[.I$2:.I$1701])" office:value-type="float" office:value="37">
            <text:p>37</text:p>
          </table:table-cell>
          <table:table-cell table:number-columns-repeated="2"/>
          <table:table-cell table:formula="of:=(ABS([.$B16]-[.C16])&lt;=[.$B16]*0.1)" office:value-type="boolean" office:boolean-value="true">
            <text:p>VERDADERO</text:p>
          </table:table-cell>
          <table:table-cell table:formula="of:=(ABS([.$B16]-[.D16])&lt;=[.$B16]*0.1)" office:value-type="boolean" office:boolean-value="true">
            <text:p>VERDADERO</text:p>
          </table:table-cell>
          <table:table-cell table:formula="of:=(ABS([.$B16]-[.E16])&lt;=[.$B16]*0.1)" office:value-type="boolean" office:boolean-value="true">
            <text:p>VERDADERO</text:p>
          </table:table-cell>
          <table:table-cell/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SUMIF([.$A$2:.$A$1701];[.$V16];[.R$2:.R$1701])" office:value-type="float" office:value="25">
            <text:p>25</text:p>
          </table:table-cell>
          <table:table-cell table:formula="of:=SUMIF([.$A$2:.$A$1701];[.$V16];[.S$2:.S$1701])" office:value-type="float" office:value="38">
            <text:p>38</text:p>
          </table:table-cell>
          <table:table-cell table:formula="of:=SUMIF([.$A$2:.$A$1701];[.$V16];[.T$2:.T$1701])" office:value-type="float" office:value="99">
            <text:p>9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7]-[.C17]" office:value-type="float" office:value="0">
            <text:p>0</text:p>
          </table:table-cell>
          <table:table-cell table:formula="of:=[.$B17]-[.D17]" office:value-type="float" office:value="0">
            <text:p>0</text:p>
          </table:table-cell>
          <table:table-cell table:formula="of:=[.$B17]-[.E17]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SUMIF([.$A$2:.$A$1701];[.$K17];[.G$2:.G$1701])" office:value-type="float" office:value="488">
            <text:p>488</text:p>
          </table:table-cell>
          <table:table-cell table:formula="of:=SUMIF([.$A$2:.$A$1701];[.$K17];[.H$2:.H$1701])" office:value-type="float" office:value="368">
            <text:p>368</text:p>
          </table:table-cell>
          <table:table-cell table:formula="of:=SUMIF([.$A$2:.$A$1701];[.$K17];[.I$2:.I$1701])" office:value-type="float" office:value="37">
            <text:p>37</text:p>
          </table:table-cell>
          <table:table-cell table:number-columns-repeated="2"/>
          <table:table-cell table:formula="of:=(ABS([.$B17]-[.C17])&lt;=[.$B17]*0.1)" office:value-type="boolean" office:boolean-value="true">
            <text:p>VERDADERO</text:p>
          </table:table-cell>
          <table:table-cell table:formula="of:=(ABS([.$B17]-[.D17])&lt;=[.$B17]*0.1)" office:value-type="boolean" office:boolean-value="true">
            <text:p>VERDADERO</text:p>
          </table:table-cell>
          <table:table-cell table:formula="of:=(ABS([.$B17]-[.E17])&lt;=[.$B17]*0.1)" office:value-type="boolean" office:boolean-value="true">
            <text:p>VERDADERO</text:p>
          </table:table-cell>
          <table:table-cell/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SUMIF([.$A$2:.$A$1701];[.$V17];[.R$2:.R$1701])" office:value-type="float" office:value="20">
            <text:p>20</text:p>
          </table:table-cell>
          <table:table-cell table:formula="of:=SUMIF([.$A$2:.$A$1701];[.$V17];[.S$2:.S$1701])" office:value-type="float" office:value="33">
            <text:p>33</text:p>
          </table:table-cell>
          <table:table-cell table:formula="of:=SUMIF([.$A$2:.$A$1701];[.$V17];[.T$2:.T$1701])" office:value-type="float" office:value="99">
            <text:p>9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]-[.C18]" office:value-type="float" office:value="0">
            <text:p>0</text:p>
          </table:table-cell>
          <table:table-cell table:formula="of:=[.$B18]-[.D18]" office:value-type="float" office:value="0">
            <text:p>0</text:p>
          </table:table-cell>
          <table:table-cell table:formula="of:=[.$B18]-[.E18]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SUMIF([.$A$2:.$A$1701];[.$K18];[.G$2:.G$1701])" office:value-type="float" office:value="564">
            <text:p>564</text:p>
          </table:table-cell>
          <table:table-cell table:formula="of:=SUMIF([.$A$2:.$A$1701];[.$K18];[.H$2:.H$1701])" office:value-type="float" office:value="411">
            <text:p>411</text:p>
          </table:table-cell>
          <table:table-cell table:formula="of:=SUMIF([.$A$2:.$A$1701];[.$K18];[.I$2:.I$1701])" office:value-type="float" office:value="38">
            <text:p>38</text:p>
          </table:table-cell>
          <table:table-cell table:number-columns-repeated="2"/>
          <table:table-cell table:formula="of:=(ABS([.$B18]-[.C18])&lt;=[.$B18]*0.1)" office:value-type="boolean" office:boolean-value="true">
            <text:p>VERDADERO</text:p>
          </table:table-cell>
          <table:table-cell table:formula="of:=(ABS([.$B18]-[.D18])&lt;=[.$B18]*0.1)" office:value-type="boolean" office:boolean-value="true">
            <text:p>VERDADERO</text:p>
          </table:table-cell>
          <table:table-cell table:formula="of:=(ABS([.$B18]-[.E18])&lt;=[.$B18]*0.1)" office:value-type="boolean" office:boolean-value="true">
            <text:p>VERDADERO</text:p>
          </table:table-cell>
          <table:table-cell/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table:formula="of:=SUMIF([.$A$2:.$A$1701];[.$V18];[.R$2:.R$1701])" office:value-type="float" office:value="12">
            <text:p>12</text:p>
          </table:table-cell>
          <table:table-cell table:formula="of:=SUMIF([.$A$2:.$A$1701];[.$V18];[.S$2:.S$1701])" office:value-type="float" office:value="26">
            <text:p>26</text:p>
          </table:table-cell>
          <table:table-cell table:formula="of:=SUMIF([.$A$2:.$A$1701];[.$V18];[.T$2:.T$1701])" office:value-type="float" office:value="98">
            <text:p>9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]-[.C19]" office:value-type="float" office:value="0">
            <text:p>0</text:p>
          </table:table-cell>
          <table:table-cell table:formula="of:=[.$B19]-[.D19]" office:value-type="float" office:value="0">
            <text:p>0</text:p>
          </table:table-cell>
          <table:table-cell table:formula="of:=[.$B19]-[.E19]" office:value-type="float" office:value="0">
            <text:p>0</text:p>
          </table:table-cell>
          <table:table-cell table:number-columns-repeated="8"/>
          <table:table-cell table:formula="of:=(ABS([.$B19]-[.C19])&lt;=[.$B19]*0.1)" office:value-type="boolean" office:boolean-value="true">
            <text:p>VERDADERO</text:p>
          </table:table-cell>
          <table:table-cell table:formula="of:=(ABS([.$B19]-[.D19])&lt;=[.$B19]*0.1)" office:value-type="boolean" office:boolean-value="true">
            <text:p>VERDADERO</text:p>
          </table:table-cell>
          <table:table-cell table:formula="of:=(ABS([.$B19]-[.E19])&lt;=[.$B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0]-[.C20]" office:value-type="float" office:value="0">
            <text:p>0</text:p>
          </table:table-cell>
          <table:table-cell table:formula="of:=[.$B20]-[.D20]" office:value-type="float" office:value="0">
            <text:p>0</text:p>
          </table:table-cell>
          <table:table-cell table:formula="of:=[.$B20]-[.E20]" office:value-type="float" office:value="0">
            <text:p>0</text:p>
          </table:table-cell>
          <table:table-cell table:number-columns-repeated="8"/>
          <table:table-cell table:formula="of:=(ABS([.$B20]-[.C20])&lt;=[.$B20]*0.1)" office:value-type="boolean" office:boolean-value="true">
            <text:p>VERDADERO</text:p>
          </table:table-cell>
          <table:table-cell table:formula="of:=(ABS([.$B20]-[.D20])&lt;=[.$B20]*0.1)" office:value-type="boolean" office:boolean-value="true">
            <text:p>VERDADERO</text:p>
          </table:table-cell>
          <table:table-cell table:formula="of:=(ABS([.$B20]-[.E20])&lt;=[.$B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1]-[.C21]" office:value-type="float" office:value="0">
            <text:p>0</text:p>
          </table:table-cell>
          <table:table-cell table:formula="of:=[.$B21]-[.D21]" office:value-type="float" office:value="0">
            <text:p>0</text:p>
          </table:table-cell>
          <table:table-cell table:formula="of:=[.$B21]-[.E21]" office:value-type="float" office:value="0">
            <text:p>0</text:p>
          </table:table-cell>
          <table:table-cell table:number-columns-repeated="8"/>
          <table:table-cell table:formula="of:=(ABS([.$B21]-[.C21])&lt;=[.$B21]*0.1)" office:value-type="boolean" office:boolean-value="true">
            <text:p>VERDADERO</text:p>
          </table:table-cell>
          <table:table-cell table:formula="of:=(ABS([.$B21]-[.D21])&lt;=[.$B21]*0.1)" office:value-type="boolean" office:boolean-value="true">
            <text:p>VERDADERO</text:p>
          </table:table-cell>
          <table:table-cell table:formula="of:=(ABS([.$B21]-[.E21])&lt;=[.$B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2]-[.C22]" office:value-type="float" office:value="0">
            <text:p>0</text:p>
          </table:table-cell>
          <table:table-cell table:formula="of:=[.$B22]-[.D22]" office:value-type="float" office:value="0">
            <text:p>0</text:p>
          </table:table-cell>
          <table:table-cell table:formula="of:=[.$B22]-[.E22]" office:value-type="float" office:value="0">
            <text:p>0</text:p>
          </table:table-cell>
          <table:table-cell table:number-columns-repeated="8"/>
          <table:table-cell table:formula="of:=(ABS([.$B22]-[.C22])&lt;=[.$B22]*0.1)" office:value-type="boolean" office:boolean-value="true">
            <text:p>VERDADERO</text:p>
          </table:table-cell>
          <table:table-cell table:formula="of:=(ABS([.$B22]-[.D22])&lt;=[.$B22]*0.1)" office:value-type="boolean" office:boolean-value="true">
            <text:p>VERDADERO</text:p>
          </table:table-cell>
          <table:table-cell table:formula="of:=(ABS([.$B22]-[.E22])&lt;=[.$B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3]-[.C23]" office:value-type="float" office:value="0">
            <text:p>0</text:p>
          </table:table-cell>
          <table:table-cell table:formula="of:=[.$B23]-[.D23]" office:value-type="float" office:value="0">
            <text:p>0</text:p>
          </table:table-cell>
          <table:table-cell table:formula="of:=[.$B23]-[.E23]" office:value-type="float" office:value="0">
            <text:p>0</text:p>
          </table:table-cell>
          <table:table-cell table:number-columns-repeated="8"/>
          <table:table-cell table:formula="of:=(ABS([.$B23]-[.C23])&lt;=[.$B23]*0.1)" office:value-type="boolean" office:boolean-value="true">
            <text:p>VERDADERO</text:p>
          </table:table-cell>
          <table:table-cell table:formula="of:=(ABS([.$B23]-[.D23])&lt;=[.$B23]*0.1)" office:value-type="boolean" office:boolean-value="true">
            <text:p>VERDADERO</text:p>
          </table:table-cell>
          <table:table-cell table:formula="of:=(ABS([.$B23]-[.E23])&lt;=[.$B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24]-[.C24]" office:value-type="float" office:value="0">
            <text:p>0</text:p>
          </table:table-cell>
          <table:table-cell table:formula="of:=[.$B24]-[.D24]" office:value-type="float" office:value="0">
            <text:p>0</text:p>
          </table:table-cell>
          <table:table-cell table:formula="of:=[.$B24]-[.E24]" office:value-type="float" office:value="0">
            <text:p>0</text:p>
          </table:table-cell>
          <table:table-cell table:number-columns-repeated="8"/>
          <table:table-cell table:formula="of:=(ABS([.$B24]-[.C24])&lt;=[.$B24]*0.1)" office:value-type="boolean" office:boolean-value="true">
            <text:p>VERDADERO</text:p>
          </table:table-cell>
          <table:table-cell table:formula="of:=(ABS([.$B24]-[.D24])&lt;=[.$B24]*0.1)" office:value-type="boolean" office:boolean-value="true">
            <text:p>VERDADERO</text:p>
          </table:table-cell>
          <table:table-cell table:formula="of:=(ABS([.$B24]-[.E24])&lt;=[.$B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5]-[.C25]" office:value-type="float" office:value="0">
            <text:p>0</text:p>
          </table:table-cell>
          <table:table-cell table:formula="of:=[.$B25]-[.D25]" office:value-type="float" office:value="0">
            <text:p>0</text:p>
          </table:table-cell>
          <table:table-cell table:formula="of:=[.$B25]-[.E25]" office:value-type="float" office:value="0">
            <text:p>0</text:p>
          </table:table-cell>
          <table:table-cell table:number-columns-repeated="8"/>
          <table:table-cell table:formula="of:=(ABS([.$B25]-[.C25])&lt;=[.$B25]*0.1)" office:value-type="boolean" office:boolean-value="true">
            <text:p>VERDADERO</text:p>
          </table:table-cell>
          <table:table-cell table:formula="of:=(ABS([.$B25]-[.D25])&lt;=[.$B25]*0.1)" office:value-type="boolean" office:boolean-value="true">
            <text:p>VERDADERO</text:p>
          </table:table-cell>
          <table:table-cell table:formula="of:=(ABS([.$B25]-[.E25])&lt;=[.$B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6]-[.C26]" office:value-type="float" office:value="0">
            <text:p>0</text:p>
          </table:table-cell>
          <table:table-cell table:formula="of:=[.$B26]-[.D26]" office:value-type="float" office:value="0">
            <text:p>0</text:p>
          </table:table-cell>
          <table:table-cell table:formula="of:=[.$B26]-[.E26]" office:value-type="float" office:value="0">
            <text:p>0</text:p>
          </table:table-cell>
          <table:table-cell table:number-columns-repeated="8"/>
          <table:table-cell table:formula="of:=(ABS([.$B26]-[.C26])&lt;=[.$B26]*0.1)" office:value-type="boolean" office:boolean-value="true">
            <text:p>VERDADERO</text:p>
          </table:table-cell>
          <table:table-cell table:formula="of:=(ABS([.$B26]-[.D26])&lt;=[.$B26]*0.1)" office:value-type="boolean" office:boolean-value="true">
            <text:p>VERDADERO</text:p>
          </table:table-cell>
          <table:table-cell table:formula="of:=(ABS([.$B26]-[.E26])&lt;=[.$B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7]-[.C27]" office:value-type="float" office:value="0">
            <text:p>0</text:p>
          </table:table-cell>
          <table:table-cell table:formula="of:=[.$B27]-[.D27]" office:value-type="float" office:value="0">
            <text:p>0</text:p>
          </table:table-cell>
          <table:table-cell table:formula="of:=[.$B27]-[.E27]" office:value-type="float" office:value="0">
            <text:p>0</text:p>
          </table:table-cell>
          <table:table-cell table:number-columns-repeated="8"/>
          <table:table-cell table:formula="of:=(ABS([.$B27]-[.C27])&lt;=[.$B27]*0.1)" office:value-type="boolean" office:boolean-value="true">
            <text:p>VERDADERO</text:p>
          </table:table-cell>
          <table:table-cell table:formula="of:=(ABS([.$B27]-[.D27])&lt;=[.$B27]*0.1)" office:value-type="boolean" office:boolean-value="true">
            <text:p>VERDADERO</text:p>
          </table:table-cell>
          <table:table-cell table:formula="of:=(ABS([.$B27]-[.E27])&lt;=[.$B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8]-[.C28]" office:value-type="float" office:value="0">
            <text:p>0</text:p>
          </table:table-cell>
          <table:table-cell table:formula="of:=[.$B28]-[.D28]" office:value-type="float" office:value="0">
            <text:p>0</text:p>
          </table:table-cell>
          <table:table-cell table:formula="of:=[.$B28]-[.E28]" office:value-type="float" office:value="0">
            <text:p>0</text:p>
          </table:table-cell>
          <table:table-cell table:number-columns-repeated="8"/>
          <table:table-cell table:formula="of:=(ABS([.$B28]-[.C28])&lt;=[.$B28]*0.1)" office:value-type="boolean" office:boolean-value="true">
            <text:p>VERDADERO</text:p>
          </table:table-cell>
          <table:table-cell table:formula="of:=(ABS([.$B28]-[.D28])&lt;=[.$B28]*0.1)" office:value-type="boolean" office:boolean-value="true">
            <text:p>VERDADERO</text:p>
          </table:table-cell>
          <table:table-cell table:formula="of:=(ABS([.$B28]-[.E28])&lt;=[.$B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9]-[.C29]" office:value-type="float" office:value="0">
            <text:p>0</text:p>
          </table:table-cell>
          <table:table-cell table:formula="of:=[.$B29]-[.D29]" office:value-type="float" office:value="0">
            <text:p>0</text:p>
          </table:table-cell>
          <table:table-cell table:formula="of:=[.$B29]-[.E29]" office:value-type="float" office:value="0">
            <text:p>0</text:p>
          </table:table-cell>
          <table:table-cell table:number-columns-repeated="8"/>
          <table:table-cell table:formula="of:=(ABS([.$B29]-[.C29])&lt;=[.$B29]*0.1)" office:value-type="boolean" office:boolean-value="true">
            <text:p>VERDADERO</text:p>
          </table:table-cell>
          <table:table-cell table:formula="of:=(ABS([.$B29]-[.D29])&lt;=[.$B29]*0.1)" office:value-type="boolean" office:boolean-value="true">
            <text:p>VERDADERO</text:p>
          </table:table-cell>
          <table:table-cell table:formula="of:=(ABS([.$B29]-[.E29])&lt;=[.$B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30]-[.C30]" office:value-type="float" office:value="0">
            <text:p>0</text:p>
          </table:table-cell>
          <table:table-cell table:formula="of:=[.$B30]-[.D30]" office:value-type="float" office:value="0">
            <text:p>0</text:p>
          </table:table-cell>
          <table:table-cell table:formula="of:=[.$B30]-[.E30]" office:value-type="float" office:value="0">
            <text:p>0</text:p>
          </table:table-cell>
          <table:table-cell table:number-columns-repeated="8"/>
          <table:table-cell table:formula="of:=(ABS([.$B30]-[.C30])&lt;=[.$B30]*0.1)" office:value-type="boolean" office:boolean-value="true">
            <text:p>VERDADERO</text:p>
          </table:table-cell>
          <table:table-cell table:formula="of:=(ABS([.$B30]-[.D30])&lt;=[.$B30]*0.1)" office:value-type="boolean" office:boolean-value="true">
            <text:p>VERDADERO</text:p>
          </table:table-cell>
          <table:table-cell table:formula="of:=(ABS([.$B30]-[.E30])&lt;=[.$B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1]-[.C31]" office:value-type="float" office:value="0">
            <text:p>0</text:p>
          </table:table-cell>
          <table:table-cell table:formula="of:=[.$B31]-[.D31]" office:value-type="float" office:value="0">
            <text:p>0</text:p>
          </table:table-cell>
          <table:table-cell table:formula="of:=[.$B31]-[.E31]" office:value-type="float" office:value="0">
            <text:p>0</text:p>
          </table:table-cell>
          <table:table-cell table:number-columns-repeated="8"/>
          <table:table-cell table:formula="of:=(ABS([.$B31]-[.C31])&lt;=[.$B31]*0.1)" office:value-type="boolean" office:boolean-value="true">
            <text:p>VERDADERO</text:p>
          </table:table-cell>
          <table:table-cell table:formula="of:=(ABS([.$B31]-[.D31])&lt;=[.$B31]*0.1)" office:value-type="boolean" office:boolean-value="true">
            <text:p>VERDADERO</text:p>
          </table:table-cell>
          <table:table-cell table:formula="of:=(ABS([.$B31]-[.E31])&lt;=[.$B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2]-[.C32]" office:value-type="float" office:value="0">
            <text:p>0</text:p>
          </table:table-cell>
          <table:table-cell table:formula="of:=[.$B32]-[.D32]" office:value-type="float" office:value="0">
            <text:p>0</text:p>
          </table:table-cell>
          <table:table-cell table:formula="of:=[.$B32]-[.E32]" office:value-type="float" office:value="0">
            <text:p>0</text:p>
          </table:table-cell>
          <table:table-cell table:number-columns-repeated="8"/>
          <table:table-cell table:formula="of:=(ABS([.$B32]-[.C32])&lt;=[.$B32]*0.1)" office:value-type="boolean" office:boolean-value="true">
            <text:p>VERDADERO</text:p>
          </table:table-cell>
          <table:table-cell table:formula="of:=(ABS([.$B32]-[.D32])&lt;=[.$B32]*0.1)" office:value-type="boolean" office:boolean-value="true">
            <text:p>VERDADERO</text:p>
          </table:table-cell>
          <table:table-cell table:formula="of:=(ABS([.$B32]-[.E32])&lt;=[.$B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3]-[.C33]" office:value-type="float" office:value="0">
            <text:p>0</text:p>
          </table:table-cell>
          <table:table-cell table:formula="of:=[.$B33]-[.D33]" office:value-type="float" office:value="0">
            <text:p>0</text:p>
          </table:table-cell>
          <table:table-cell table:formula="of:=[.$B33]-[.E33]" office:value-type="float" office:value="0">
            <text:p>0</text:p>
          </table:table-cell>
          <table:table-cell table:number-columns-repeated="8"/>
          <table:table-cell table:formula="of:=(ABS([.$B33]-[.C33])&lt;=[.$B33]*0.1)" office:value-type="boolean" office:boolean-value="true">
            <text:p>VERDADERO</text:p>
          </table:table-cell>
          <table:table-cell table:formula="of:=(ABS([.$B33]-[.D33])&lt;=[.$B33]*0.1)" office:value-type="boolean" office:boolean-value="true">
            <text:p>VERDADERO</text:p>
          </table:table-cell>
          <table:table-cell table:formula="of:=(ABS([.$B33]-[.E33])&lt;=[.$B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34]-[.C34]" office:value-type="float" office:value="0">
            <text:p>0</text:p>
          </table:table-cell>
          <table:table-cell table:formula="of:=[.$B34]-[.D34]" office:value-type="float" office:value="0">
            <text:p>0</text:p>
          </table:table-cell>
          <table:table-cell table:formula="of:=[.$B34]-[.E34]" office:value-type="float" office:value="0">
            <text:p>0</text:p>
          </table:table-cell>
          <table:table-cell table:number-columns-repeated="8"/>
          <table:table-cell table:formula="of:=(ABS([.$B34]-[.C34])&lt;=[.$B34]*0.1)" office:value-type="boolean" office:boolean-value="true">
            <text:p>VERDADERO</text:p>
          </table:table-cell>
          <table:table-cell table:formula="of:=(ABS([.$B34]-[.D34])&lt;=[.$B34]*0.1)" office:value-type="boolean" office:boolean-value="true">
            <text:p>VERDADERO</text:p>
          </table:table-cell>
          <table:table-cell table:formula="of:=(ABS([.$B34]-[.E34])&lt;=[.$B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35]-[.C35]" office:value-type="float" office:value="0">
            <text:p>0</text:p>
          </table:table-cell>
          <table:table-cell table:formula="of:=[.$B35]-[.D35]" office:value-type="float" office:value="0">
            <text:p>0</text:p>
          </table:table-cell>
          <table:table-cell table:formula="of:=[.$B35]-[.E35]" office:value-type="float" office:value="0">
            <text:p>0</text:p>
          </table:table-cell>
          <table:table-cell table:number-columns-repeated="8"/>
          <table:table-cell table:formula="of:=(ABS([.$B35]-[.C35])&lt;=[.$B35]*0.1)" office:value-type="boolean" office:boolean-value="true">
            <text:p>VERDADERO</text:p>
          </table:table-cell>
          <table:table-cell table:formula="of:=(ABS([.$B35]-[.D35])&lt;=[.$B35]*0.1)" office:value-type="boolean" office:boolean-value="true">
            <text:p>VERDADERO</text:p>
          </table:table-cell>
          <table:table-cell table:formula="of:=(ABS([.$B35]-[.E35])&lt;=[.$B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6]-[.C36]" office:value-type="float" office:value="0">
            <text:p>0</text:p>
          </table:table-cell>
          <table:table-cell table:formula="of:=[.$B36]-[.D36]" office:value-type="float" office:value="0">
            <text:p>0</text:p>
          </table:table-cell>
          <table:table-cell table:formula="of:=[.$B36]-[.E36]" office:value-type="float" office:value="0">
            <text:p>0</text:p>
          </table:table-cell>
          <table:table-cell table:number-columns-repeated="8"/>
          <table:table-cell table:formula="of:=(ABS([.$B36]-[.C36])&lt;=[.$B36]*0.1)" office:value-type="boolean" office:boolean-value="true">
            <text:p>VERDADERO</text:p>
          </table:table-cell>
          <table:table-cell table:formula="of:=(ABS([.$B36]-[.D36])&lt;=[.$B36]*0.1)" office:value-type="boolean" office:boolean-value="true">
            <text:p>VERDADERO</text:p>
          </table:table-cell>
          <table:table-cell table:formula="of:=(ABS([.$B36]-[.E36])&lt;=[.$B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7]-[.C37]" office:value-type="float" office:value="0">
            <text:p>0</text:p>
          </table:table-cell>
          <table:table-cell table:formula="of:=[.$B37]-[.D37]" office:value-type="float" office:value="0">
            <text:p>0</text:p>
          </table:table-cell>
          <table:table-cell table:formula="of:=[.$B37]-[.E37]" office:value-type="float" office:value="0">
            <text:p>0</text:p>
          </table:table-cell>
          <table:table-cell table:number-columns-repeated="8"/>
          <table:table-cell table:formula="of:=(ABS([.$B37]-[.C37])&lt;=[.$B37]*0.1)" office:value-type="boolean" office:boolean-value="true">
            <text:p>VERDADERO</text:p>
          </table:table-cell>
          <table:table-cell table:formula="of:=(ABS([.$B37]-[.D37])&lt;=[.$B37]*0.1)" office:value-type="boolean" office:boolean-value="true">
            <text:p>VERDADERO</text:p>
          </table:table-cell>
          <table:table-cell table:formula="of:=(ABS([.$B37]-[.E37])&lt;=[.$B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8]-[.C38]" office:value-type="float" office:value="0">
            <text:p>0</text:p>
          </table:table-cell>
          <table:table-cell table:formula="of:=[.$B38]-[.D38]" office:value-type="float" office:value="0">
            <text:p>0</text:p>
          </table:table-cell>
          <table:table-cell table:formula="of:=[.$B38]-[.E38]" office:value-type="float" office:value="0">
            <text:p>0</text:p>
          </table:table-cell>
          <table:table-cell table:number-columns-repeated="8"/>
          <table:table-cell table:formula="of:=(ABS([.$B38]-[.C38])&lt;=[.$B38]*0.1)" office:value-type="boolean" office:boolean-value="true">
            <text:p>VERDADERO</text:p>
          </table:table-cell>
          <table:table-cell table:formula="of:=(ABS([.$B38]-[.D38])&lt;=[.$B38]*0.1)" office:value-type="boolean" office:boolean-value="true">
            <text:p>VERDADERO</text:p>
          </table:table-cell>
          <table:table-cell table:formula="of:=(ABS([.$B38]-[.E38])&lt;=[.$B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9]-[.C39]" office:value-type="float" office:value="0">
            <text:p>0</text:p>
          </table:table-cell>
          <table:table-cell table:formula="of:=[.$B39]-[.D39]" office:value-type="float" office:value="0">
            <text:p>0</text:p>
          </table:table-cell>
          <table:table-cell table:formula="of:=[.$B39]-[.E39]" office:value-type="float" office:value="0">
            <text:p>0</text:p>
          </table:table-cell>
          <table:table-cell table:number-columns-repeated="8"/>
          <table:table-cell table:formula="of:=(ABS([.$B39]-[.C39])&lt;=[.$B39]*0.1)" office:value-type="boolean" office:boolean-value="true">
            <text:p>VERDADERO</text:p>
          </table:table-cell>
          <table:table-cell table:formula="of:=(ABS([.$B39]-[.D39])&lt;=[.$B39]*0.1)" office:value-type="boolean" office:boolean-value="true">
            <text:p>VERDADERO</text:p>
          </table:table-cell>
          <table:table-cell table:formula="of:=(ABS([.$B39]-[.E39])&lt;=[.$B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0]-[.C40]" office:value-type="float" office:value="0">
            <text:p>0</text:p>
          </table:table-cell>
          <table:table-cell table:formula="of:=[.$B40]-[.D40]" office:value-type="float" office:value="0">
            <text:p>0</text:p>
          </table:table-cell>
          <table:table-cell table:formula="of:=[.$B40]-[.E40]" office:value-type="float" office:value="0">
            <text:p>0</text:p>
          </table:table-cell>
          <table:table-cell table:number-columns-repeated="8"/>
          <table:table-cell table:formula="of:=(ABS([.$B40]-[.C40])&lt;=[.$B40]*0.1)" office:value-type="boolean" office:boolean-value="true">
            <text:p>VERDADERO</text:p>
          </table:table-cell>
          <table:table-cell table:formula="of:=(ABS([.$B40]-[.D40])&lt;=[.$B40]*0.1)" office:value-type="boolean" office:boolean-value="true">
            <text:p>VERDADERO</text:p>
          </table:table-cell>
          <table:table-cell table:formula="of:=(ABS([.$B40]-[.E40])&lt;=[.$B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1]-[.C41]" office:value-type="float" office:value="0">
            <text:p>0</text:p>
          </table:table-cell>
          <table:table-cell table:formula="of:=[.$B41]-[.D41]" office:value-type="float" office:value="0">
            <text:p>0</text:p>
          </table:table-cell>
          <table:table-cell table:formula="of:=[.$B41]-[.E41]" office:value-type="float" office:value="0">
            <text:p>0</text:p>
          </table:table-cell>
          <table:table-cell table:number-columns-repeated="8"/>
          <table:table-cell table:formula="of:=(ABS([.$B41]-[.C41])&lt;=[.$B41]*0.1)" office:value-type="boolean" office:boolean-value="true">
            <text:p>VERDADERO</text:p>
          </table:table-cell>
          <table:table-cell table:formula="of:=(ABS([.$B41]-[.D41])&lt;=[.$B41]*0.1)" office:value-type="boolean" office:boolean-value="true">
            <text:p>VERDADERO</text:p>
          </table:table-cell>
          <table:table-cell table:formula="of:=(ABS([.$B41]-[.E41])&lt;=[.$B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2]-[.C42]" office:value-type="float" office:value="0">
            <text:p>0</text:p>
          </table:table-cell>
          <table:table-cell table:formula="of:=[.$B42]-[.D42]" office:value-type="float" office:value="0">
            <text:p>0</text:p>
          </table:table-cell>
          <table:table-cell table:formula="of:=[.$B42]-[.E42]" office:value-type="float" office:value="0">
            <text:p>0</text:p>
          </table:table-cell>
          <table:table-cell table:number-columns-repeated="8"/>
          <table:table-cell table:formula="of:=(ABS([.$B42]-[.C42])&lt;=[.$B42]*0.1)" office:value-type="boolean" office:boolean-value="true">
            <text:p>VERDADERO</text:p>
          </table:table-cell>
          <table:table-cell table:formula="of:=(ABS([.$B42]-[.D42])&lt;=[.$B42]*0.1)" office:value-type="boolean" office:boolean-value="true">
            <text:p>VERDADERO</text:p>
          </table:table-cell>
          <table:table-cell table:formula="of:=(ABS([.$B42]-[.E42])&lt;=[.$B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3]-[.C43]" office:value-type="float" office:value="0">
            <text:p>0</text:p>
          </table:table-cell>
          <table:table-cell table:formula="of:=[.$B43]-[.D43]" office:value-type="float" office:value="0">
            <text:p>0</text:p>
          </table:table-cell>
          <table:table-cell table:formula="of:=[.$B43]-[.E43]" office:value-type="float" office:value="0">
            <text:p>0</text:p>
          </table:table-cell>
          <table:table-cell table:number-columns-repeated="8"/>
          <table:table-cell table:formula="of:=(ABS([.$B43]-[.C43])&lt;=[.$B43]*0.1)" office:value-type="boolean" office:boolean-value="true">
            <text:p>VERDADERO</text:p>
          </table:table-cell>
          <table:table-cell table:formula="of:=(ABS([.$B43]-[.D43])&lt;=[.$B43]*0.1)" office:value-type="boolean" office:boolean-value="true">
            <text:p>VERDADERO</text:p>
          </table:table-cell>
          <table:table-cell table:formula="of:=(ABS([.$B43]-[.E43])&lt;=[.$B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4]-[.C44]" office:value-type="float" office:value="0">
            <text:p>0</text:p>
          </table:table-cell>
          <table:table-cell table:formula="of:=[.$B44]-[.D44]" office:value-type="float" office:value="0">
            <text:p>0</text:p>
          </table:table-cell>
          <table:table-cell table:formula="of:=[.$B44]-[.E44]" office:value-type="float" office:value="0">
            <text:p>0</text:p>
          </table:table-cell>
          <table:table-cell table:number-columns-repeated="8"/>
          <table:table-cell table:formula="of:=(ABS([.$B44]-[.C44])&lt;=[.$B44]*0.1)" office:value-type="boolean" office:boolean-value="true">
            <text:p>VERDADERO</text:p>
          </table:table-cell>
          <table:table-cell table:formula="of:=(ABS([.$B44]-[.D44])&lt;=[.$B44]*0.1)" office:value-type="boolean" office:boolean-value="true">
            <text:p>VERDADERO</text:p>
          </table:table-cell>
          <table:table-cell table:formula="of:=(ABS([.$B44]-[.E44])&lt;=[.$B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5]-[.C45]" office:value-type="float" office:value="0">
            <text:p>0</text:p>
          </table:table-cell>
          <table:table-cell table:formula="of:=[.$B45]-[.D45]" office:value-type="float" office:value="0">
            <text:p>0</text:p>
          </table:table-cell>
          <table:table-cell table:formula="of:=[.$B45]-[.E45]" office:value-type="float" office:value="0">
            <text:p>0</text:p>
          </table:table-cell>
          <table:table-cell table:number-columns-repeated="8"/>
          <table:table-cell table:formula="of:=(ABS([.$B45]-[.C45])&lt;=[.$B45]*0.1)" office:value-type="boolean" office:boolean-value="true">
            <text:p>VERDADERO</text:p>
          </table:table-cell>
          <table:table-cell table:formula="of:=(ABS([.$B45]-[.D45])&lt;=[.$B45]*0.1)" office:value-type="boolean" office:boolean-value="true">
            <text:p>VERDADERO</text:p>
          </table:table-cell>
          <table:table-cell table:formula="of:=(ABS([.$B45]-[.E45])&lt;=[.$B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6]-[.C46]" office:value-type="float" office:value="0">
            <text:p>0</text:p>
          </table:table-cell>
          <table:table-cell table:formula="of:=[.$B46]-[.D46]" office:value-type="float" office:value="0">
            <text:p>0</text:p>
          </table:table-cell>
          <table:table-cell table:formula="of:=[.$B46]-[.E46]" office:value-type="float" office:value="0">
            <text:p>0</text:p>
          </table:table-cell>
          <table:table-cell table:number-columns-repeated="8"/>
          <table:table-cell table:formula="of:=(ABS([.$B46]-[.C46])&lt;=[.$B46]*0.1)" office:value-type="boolean" office:boolean-value="true">
            <text:p>VERDADERO</text:p>
          </table:table-cell>
          <table:table-cell table:formula="of:=(ABS([.$B46]-[.D46])&lt;=[.$B46]*0.1)" office:value-type="boolean" office:boolean-value="true">
            <text:p>VERDADERO</text:p>
          </table:table-cell>
          <table:table-cell table:formula="of:=(ABS([.$B46]-[.E46])&lt;=[.$B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47]-[.C47]" office:value-type="float" office:value="0">
            <text:p>0</text:p>
          </table:table-cell>
          <table:table-cell table:formula="of:=[.$B47]-[.D47]" office:value-type="float" office:value="0">
            <text:p>0</text:p>
          </table:table-cell>
          <table:table-cell table:formula="of:=[.$B47]-[.E47]" office:value-type="float" office:value="0">
            <text:p>0</text:p>
          </table:table-cell>
          <table:table-cell table:number-columns-repeated="8"/>
          <table:table-cell table:formula="of:=(ABS([.$B47]-[.C47])&lt;=[.$B47]*0.1)" office:value-type="boolean" office:boolean-value="true">
            <text:p>VERDADERO</text:p>
          </table:table-cell>
          <table:table-cell table:formula="of:=(ABS([.$B47]-[.D47])&lt;=[.$B47]*0.1)" office:value-type="boolean" office:boolean-value="true">
            <text:p>VERDADERO</text:p>
          </table:table-cell>
          <table:table-cell table:formula="of:=(ABS([.$B47]-[.E47])&lt;=[.$B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8]-[.C48]" office:value-type="float" office:value="0">
            <text:p>0</text:p>
          </table:table-cell>
          <table:table-cell table:formula="of:=[.$B48]-[.D48]" office:value-type="float" office:value="0">
            <text:p>0</text:p>
          </table:table-cell>
          <table:table-cell table:formula="of:=[.$B48]-[.E48]" office:value-type="float" office:value="0">
            <text:p>0</text:p>
          </table:table-cell>
          <table:table-cell table:number-columns-repeated="8"/>
          <table:table-cell table:formula="of:=(ABS([.$B48]-[.C48])&lt;=[.$B48]*0.1)" office:value-type="boolean" office:boolean-value="true">
            <text:p>VERDADERO</text:p>
          </table:table-cell>
          <table:table-cell table:formula="of:=(ABS([.$B48]-[.D48])&lt;=[.$B48]*0.1)" office:value-type="boolean" office:boolean-value="true">
            <text:p>VERDADERO</text:p>
          </table:table-cell>
          <table:table-cell table:formula="of:=(ABS([.$B48]-[.E48])&lt;=[.$B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9]-[.C49]" office:value-type="float" office:value="0">
            <text:p>0</text:p>
          </table:table-cell>
          <table:table-cell table:formula="of:=[.$B49]-[.D49]" office:value-type="float" office:value="0">
            <text:p>0</text:p>
          </table:table-cell>
          <table:table-cell table:formula="of:=[.$B49]-[.E49]" office:value-type="float" office:value="0">
            <text:p>0</text:p>
          </table:table-cell>
          <table:table-cell table:number-columns-repeated="8"/>
          <table:table-cell table:formula="of:=(ABS([.$B49]-[.C49])&lt;=[.$B49]*0.1)" office:value-type="boolean" office:boolean-value="true">
            <text:p>VERDADERO</text:p>
          </table:table-cell>
          <table:table-cell table:formula="of:=(ABS([.$B49]-[.D49])&lt;=[.$B49]*0.1)" office:value-type="boolean" office:boolean-value="true">
            <text:p>VERDADERO</text:p>
          </table:table-cell>
          <table:table-cell table:formula="of:=(ABS([.$B49]-[.E49])&lt;=[.$B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50]-[.C50]" office:value-type="float" office:value="0">
            <text:p>0</text:p>
          </table:table-cell>
          <table:table-cell table:formula="of:=[.$B50]-[.D50]" office:value-type="float" office:value="0">
            <text:p>0</text:p>
          </table:table-cell>
          <table:table-cell table:formula="of:=[.$B50]-[.E50]" office:value-type="float" office:value="0">
            <text:p>0</text:p>
          </table:table-cell>
          <table:table-cell table:number-columns-repeated="8"/>
          <table:table-cell table:formula="of:=(ABS([.$B50]-[.C50])&lt;=[.$B50]*0.1)" office:value-type="boolean" office:boolean-value="true">
            <text:p>VERDADERO</text:p>
          </table:table-cell>
          <table:table-cell table:formula="of:=(ABS([.$B50]-[.D50])&lt;=[.$B50]*0.1)" office:value-type="boolean" office:boolean-value="true">
            <text:p>VERDADERO</text:p>
          </table:table-cell>
          <table:table-cell table:formula="of:=(ABS([.$B50]-[.E50])&lt;=[.$B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1]-[.C51]" office:value-type="float" office:value="0">
            <text:p>0</text:p>
          </table:table-cell>
          <table:table-cell table:formula="of:=[.$B51]-[.D51]" office:value-type="float" office:value="0">
            <text:p>0</text:p>
          </table:table-cell>
          <table:table-cell table:formula="of:=[.$B51]-[.E51]" office:value-type="float" office:value="0">
            <text:p>0</text:p>
          </table:table-cell>
          <table:table-cell table:number-columns-repeated="8"/>
          <table:table-cell table:formula="of:=(ABS([.$B51]-[.C51])&lt;=[.$B51]*0.1)" office:value-type="boolean" office:boolean-value="true">
            <text:p>VERDADERO</text:p>
          </table:table-cell>
          <table:table-cell table:formula="of:=(ABS([.$B51]-[.D51])&lt;=[.$B51]*0.1)" office:value-type="boolean" office:boolean-value="true">
            <text:p>VERDADERO</text:p>
          </table:table-cell>
          <table:table-cell table:formula="of:=(ABS([.$B51]-[.E51])&lt;=[.$B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2]-[.C52]" office:value-type="float" office:value="0">
            <text:p>0</text:p>
          </table:table-cell>
          <table:table-cell table:formula="of:=[.$B52]-[.D52]" office:value-type="float" office:value="0">
            <text:p>0</text:p>
          </table:table-cell>
          <table:table-cell table:formula="of:=[.$B52]-[.E52]" office:value-type="float" office:value="0">
            <text:p>0</text:p>
          </table:table-cell>
          <table:table-cell table:number-columns-repeated="8"/>
          <table:table-cell table:formula="of:=(ABS([.$B52]-[.C52])&lt;=[.$B52]*0.1)" office:value-type="boolean" office:boolean-value="true">
            <text:p>VERDADERO</text:p>
          </table:table-cell>
          <table:table-cell table:formula="of:=(ABS([.$B52]-[.D52])&lt;=[.$B52]*0.1)" office:value-type="boolean" office:boolean-value="true">
            <text:p>VERDADERO</text:p>
          </table:table-cell>
          <table:table-cell table:formula="of:=(ABS([.$B52]-[.E52])&lt;=[.$B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53]-[.C53]" office:value-type="float" office:value="0">
            <text:p>0</text:p>
          </table:table-cell>
          <table:table-cell table:formula="of:=[.$B53]-[.D53]" office:value-type="float" office:value="0">
            <text:p>0</text:p>
          </table:table-cell>
          <table:table-cell table:formula="of:=[.$B53]-[.E53]" office:value-type="float" office:value="0">
            <text:p>0</text:p>
          </table:table-cell>
          <table:table-cell table:number-columns-repeated="8"/>
          <table:table-cell table:formula="of:=(ABS([.$B53]-[.C53])&lt;=[.$B53]*0.1)" office:value-type="boolean" office:boolean-value="true">
            <text:p>VERDADERO</text:p>
          </table:table-cell>
          <table:table-cell table:formula="of:=(ABS([.$B53]-[.D53])&lt;=[.$B53]*0.1)" office:value-type="boolean" office:boolean-value="true">
            <text:p>VERDADERO</text:p>
          </table:table-cell>
          <table:table-cell table:formula="of:=(ABS([.$B53]-[.E53])&lt;=[.$B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4]-[.C54]" office:value-type="float" office:value="0">
            <text:p>0</text:p>
          </table:table-cell>
          <table:table-cell table:formula="of:=[.$B54]-[.D54]" office:value-type="float" office:value="0">
            <text:p>0</text:p>
          </table:table-cell>
          <table:table-cell table:formula="of:=[.$B54]-[.E54]" office:value-type="float" office:value="0">
            <text:p>0</text:p>
          </table:table-cell>
          <table:table-cell table:number-columns-repeated="8"/>
          <table:table-cell table:formula="of:=(ABS([.$B54]-[.C54])&lt;=[.$B54]*0.1)" office:value-type="boolean" office:boolean-value="true">
            <text:p>VERDADERO</text:p>
          </table:table-cell>
          <table:table-cell table:formula="of:=(ABS([.$B54]-[.D54])&lt;=[.$B54]*0.1)" office:value-type="boolean" office:boolean-value="true">
            <text:p>VERDADERO</text:p>
          </table:table-cell>
          <table:table-cell table:formula="of:=(ABS([.$B54]-[.E54])&lt;=[.$B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5]-[.C55]" office:value-type="float" office:value="0">
            <text:p>0</text:p>
          </table:table-cell>
          <table:table-cell table:formula="of:=[.$B55]-[.D55]" office:value-type="float" office:value="0">
            <text:p>0</text:p>
          </table:table-cell>
          <table:table-cell table:formula="of:=[.$B55]-[.E55]" office:value-type="float" office:value="0">
            <text:p>0</text:p>
          </table:table-cell>
          <table:table-cell table:number-columns-repeated="8"/>
          <table:table-cell table:formula="of:=(ABS([.$B55]-[.C55])&lt;=[.$B55]*0.1)" office:value-type="boolean" office:boolean-value="true">
            <text:p>VERDADERO</text:p>
          </table:table-cell>
          <table:table-cell table:formula="of:=(ABS([.$B55]-[.D55])&lt;=[.$B55]*0.1)" office:value-type="boolean" office:boolean-value="true">
            <text:p>VERDADERO</text:p>
          </table:table-cell>
          <table:table-cell table:formula="of:=(ABS([.$B55]-[.E55])&lt;=[.$B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6]-[.C56]" office:value-type="float" office:value="0">
            <text:p>0</text:p>
          </table:table-cell>
          <table:table-cell table:formula="of:=[.$B56]-[.D56]" office:value-type="float" office:value="0">
            <text:p>0</text:p>
          </table:table-cell>
          <table:table-cell table:formula="of:=[.$B56]-[.E56]" office:value-type="float" office:value="0">
            <text:p>0</text:p>
          </table:table-cell>
          <table:table-cell table:number-columns-repeated="8"/>
          <table:table-cell table:formula="of:=(ABS([.$B56]-[.C56])&lt;=[.$B56]*0.1)" office:value-type="boolean" office:boolean-value="true">
            <text:p>VERDADERO</text:p>
          </table:table-cell>
          <table:table-cell table:formula="of:=(ABS([.$B56]-[.D56])&lt;=[.$B56]*0.1)" office:value-type="boolean" office:boolean-value="true">
            <text:p>VERDADERO</text:p>
          </table:table-cell>
          <table:table-cell table:formula="of:=(ABS([.$B56]-[.E56])&lt;=[.$B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7]-[.C57]" office:value-type="float" office:value="0">
            <text:p>0</text:p>
          </table:table-cell>
          <table:table-cell table:formula="of:=[.$B57]-[.D57]" office:value-type="float" office:value="0">
            <text:p>0</text:p>
          </table:table-cell>
          <table:table-cell table:formula="of:=[.$B57]-[.E57]" office:value-type="float" office:value="0">
            <text:p>0</text:p>
          </table:table-cell>
          <table:table-cell table:number-columns-repeated="8"/>
          <table:table-cell table:formula="of:=(ABS([.$B57]-[.C57])&lt;=[.$B57]*0.1)" office:value-type="boolean" office:boolean-value="true">
            <text:p>VERDADERO</text:p>
          </table:table-cell>
          <table:table-cell table:formula="of:=(ABS([.$B57]-[.D57])&lt;=[.$B57]*0.1)" office:value-type="boolean" office:boolean-value="true">
            <text:p>VERDADERO</text:p>
          </table:table-cell>
          <table:table-cell table:formula="of:=(ABS([.$B57]-[.E57])&lt;=[.$B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8]-[.C58]" office:value-type="float" office:value="0">
            <text:p>0</text:p>
          </table:table-cell>
          <table:table-cell table:formula="of:=[.$B58]-[.D58]" office:value-type="float" office:value="0">
            <text:p>0</text:p>
          </table:table-cell>
          <table:table-cell table:formula="of:=[.$B58]-[.E58]" office:value-type="float" office:value="0">
            <text:p>0</text:p>
          </table:table-cell>
          <table:table-cell table:number-columns-repeated="8"/>
          <table:table-cell table:formula="of:=(ABS([.$B58]-[.C58])&lt;=[.$B58]*0.1)" office:value-type="boolean" office:boolean-value="true">
            <text:p>VERDADERO</text:p>
          </table:table-cell>
          <table:table-cell table:formula="of:=(ABS([.$B58]-[.D58])&lt;=[.$B58]*0.1)" office:value-type="boolean" office:boolean-value="true">
            <text:p>VERDADERO</text:p>
          </table:table-cell>
          <table:table-cell table:formula="of:=(ABS([.$B58]-[.E58])&lt;=[.$B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9]-[.C59]" office:value-type="float" office:value="0">
            <text:p>0</text:p>
          </table:table-cell>
          <table:table-cell table:formula="of:=[.$B59]-[.D59]" office:value-type="float" office:value="0">
            <text:p>0</text:p>
          </table:table-cell>
          <table:table-cell table:formula="of:=[.$B59]-[.E59]" office:value-type="float" office:value="0">
            <text:p>0</text:p>
          </table:table-cell>
          <table:table-cell table:number-columns-repeated="8"/>
          <table:table-cell table:formula="of:=(ABS([.$B59]-[.C59])&lt;=[.$B59]*0.1)" office:value-type="boolean" office:boolean-value="true">
            <text:p>VERDADERO</text:p>
          </table:table-cell>
          <table:table-cell table:formula="of:=(ABS([.$B59]-[.D59])&lt;=[.$B59]*0.1)" office:value-type="boolean" office:boolean-value="true">
            <text:p>VERDADERO</text:p>
          </table:table-cell>
          <table:table-cell table:formula="of:=(ABS([.$B59]-[.E59])&lt;=[.$B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0]-[.C60]" office:value-type="float" office:value="0">
            <text:p>0</text:p>
          </table:table-cell>
          <table:table-cell table:formula="of:=[.$B60]-[.D60]" office:value-type="float" office:value="0">
            <text:p>0</text:p>
          </table:table-cell>
          <table:table-cell table:formula="of:=[.$B60]-[.E60]" office:value-type="float" office:value="0">
            <text:p>0</text:p>
          </table:table-cell>
          <table:table-cell table:number-columns-repeated="8"/>
          <table:table-cell table:formula="of:=(ABS([.$B60]-[.C60])&lt;=[.$B60]*0.1)" office:value-type="boolean" office:boolean-value="true">
            <text:p>VERDADERO</text:p>
          </table:table-cell>
          <table:table-cell table:formula="of:=(ABS([.$B60]-[.D60])&lt;=[.$B60]*0.1)" office:value-type="boolean" office:boolean-value="true">
            <text:p>VERDADERO</text:p>
          </table:table-cell>
          <table:table-cell table:formula="of:=(ABS([.$B60]-[.E60])&lt;=[.$B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1]-[.C61]" office:value-type="float" office:value="0">
            <text:p>0</text:p>
          </table:table-cell>
          <table:table-cell table:formula="of:=[.$B61]-[.D61]" office:value-type="float" office:value="0">
            <text:p>0</text:p>
          </table:table-cell>
          <table:table-cell table:formula="of:=[.$B61]-[.E61]" office:value-type="float" office:value="0">
            <text:p>0</text:p>
          </table:table-cell>
          <table:table-cell table:number-columns-repeated="8"/>
          <table:table-cell table:formula="of:=(ABS([.$B61]-[.C61])&lt;=[.$B61]*0.1)" office:value-type="boolean" office:boolean-value="true">
            <text:p>VERDADERO</text:p>
          </table:table-cell>
          <table:table-cell table:formula="of:=(ABS([.$B61]-[.D61])&lt;=[.$B61]*0.1)" office:value-type="boolean" office:boolean-value="true">
            <text:p>VERDADERO</text:p>
          </table:table-cell>
          <table:table-cell table:formula="of:=(ABS([.$B61]-[.E61])&lt;=[.$B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2]-[.C62]" office:value-type="float" office:value="0">
            <text:p>0</text:p>
          </table:table-cell>
          <table:table-cell table:formula="of:=[.$B62]-[.D62]" office:value-type="float" office:value="0">
            <text:p>0</text:p>
          </table:table-cell>
          <table:table-cell table:formula="of:=[.$B62]-[.E62]" office:value-type="float" office:value="0">
            <text:p>0</text:p>
          </table:table-cell>
          <table:table-cell table:number-columns-repeated="8"/>
          <table:table-cell table:formula="of:=(ABS([.$B62]-[.C62])&lt;=[.$B62]*0.1)" office:value-type="boolean" office:boolean-value="true">
            <text:p>VERDADERO</text:p>
          </table:table-cell>
          <table:table-cell table:formula="of:=(ABS([.$B62]-[.D62])&lt;=[.$B62]*0.1)" office:value-type="boolean" office:boolean-value="true">
            <text:p>VERDADERO</text:p>
          </table:table-cell>
          <table:table-cell table:formula="of:=(ABS([.$B62]-[.E62])&lt;=[.$B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3]-[.C63]" office:value-type="float" office:value="0">
            <text:p>0</text:p>
          </table:table-cell>
          <table:table-cell table:formula="of:=[.$B63]-[.D63]" office:value-type="float" office:value="0">
            <text:p>0</text:p>
          </table:table-cell>
          <table:table-cell table:formula="of:=[.$B63]-[.E63]" office:value-type="float" office:value="0">
            <text:p>0</text:p>
          </table:table-cell>
          <table:table-cell table:number-columns-repeated="8"/>
          <table:table-cell table:formula="of:=(ABS([.$B63]-[.C63])&lt;=[.$B63]*0.1)" office:value-type="boolean" office:boolean-value="true">
            <text:p>VERDADERO</text:p>
          </table:table-cell>
          <table:table-cell table:formula="of:=(ABS([.$B63]-[.D63])&lt;=[.$B63]*0.1)" office:value-type="boolean" office:boolean-value="true">
            <text:p>VERDADERO</text:p>
          </table:table-cell>
          <table:table-cell table:formula="of:=(ABS([.$B63]-[.E63])&lt;=[.$B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4]-[.C64]" office:value-type="float" office:value="0">
            <text:p>0</text:p>
          </table:table-cell>
          <table:table-cell table:formula="of:=[.$B64]-[.D64]" office:value-type="float" office:value="0">
            <text:p>0</text:p>
          </table:table-cell>
          <table:table-cell table:formula="of:=[.$B64]-[.E64]" office:value-type="float" office:value="0">
            <text:p>0</text:p>
          </table:table-cell>
          <table:table-cell table:number-columns-repeated="8"/>
          <table:table-cell table:formula="of:=(ABS([.$B64]-[.C64])&lt;=[.$B64]*0.1)" office:value-type="boolean" office:boolean-value="true">
            <text:p>VERDADERO</text:p>
          </table:table-cell>
          <table:table-cell table:formula="of:=(ABS([.$B64]-[.D64])&lt;=[.$B64]*0.1)" office:value-type="boolean" office:boolean-value="true">
            <text:p>VERDADERO</text:p>
          </table:table-cell>
          <table:table-cell table:formula="of:=(ABS([.$B64]-[.E64])&lt;=[.$B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5]-[.C65]" office:value-type="float" office:value="0">
            <text:p>0</text:p>
          </table:table-cell>
          <table:table-cell table:formula="of:=[.$B65]-[.D65]" office:value-type="float" office:value="0">
            <text:p>0</text:p>
          </table:table-cell>
          <table:table-cell table:formula="of:=[.$B65]-[.E65]" office:value-type="float" office:value="0">
            <text:p>0</text:p>
          </table:table-cell>
          <table:table-cell table:number-columns-repeated="8"/>
          <table:table-cell table:formula="of:=(ABS([.$B65]-[.C65])&lt;=[.$B65]*0.1)" office:value-type="boolean" office:boolean-value="true">
            <text:p>VERDADERO</text:p>
          </table:table-cell>
          <table:table-cell table:formula="of:=(ABS([.$B65]-[.D65])&lt;=[.$B65]*0.1)" office:value-type="boolean" office:boolean-value="true">
            <text:p>VERDADERO</text:p>
          </table:table-cell>
          <table:table-cell table:formula="of:=(ABS([.$B65]-[.E65])&lt;=[.$B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6]-[.C66]" office:value-type="float" office:value="0">
            <text:p>0</text:p>
          </table:table-cell>
          <table:table-cell table:formula="of:=[.$B66]-[.D66]" office:value-type="float" office:value="0">
            <text:p>0</text:p>
          </table:table-cell>
          <table:table-cell table:formula="of:=[.$B66]-[.E66]" office:value-type="float" office:value="0">
            <text:p>0</text:p>
          </table:table-cell>
          <table:table-cell table:number-columns-repeated="8"/>
          <table:table-cell table:formula="of:=(ABS([.$B66]-[.C66])&lt;=[.$B66]*0.1)" office:value-type="boolean" office:boolean-value="true">
            <text:p>VERDADERO</text:p>
          </table:table-cell>
          <table:table-cell table:formula="of:=(ABS([.$B66]-[.D66])&lt;=[.$B66]*0.1)" office:value-type="boolean" office:boolean-value="true">
            <text:p>VERDADERO</text:p>
          </table:table-cell>
          <table:table-cell table:formula="of:=(ABS([.$B66]-[.E66])&lt;=[.$B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7]-[.C67]" office:value-type="float" office:value="0">
            <text:p>0</text:p>
          </table:table-cell>
          <table:table-cell table:formula="of:=[.$B67]-[.D67]" office:value-type="float" office:value="0">
            <text:p>0</text:p>
          </table:table-cell>
          <table:table-cell table:formula="of:=[.$B67]-[.E67]" office:value-type="float" office:value="0">
            <text:p>0</text:p>
          </table:table-cell>
          <table:table-cell table:number-columns-repeated="8"/>
          <table:table-cell table:formula="of:=(ABS([.$B67]-[.C67])&lt;=[.$B67]*0.1)" office:value-type="boolean" office:boolean-value="true">
            <text:p>VERDADERO</text:p>
          </table:table-cell>
          <table:table-cell table:formula="of:=(ABS([.$B67]-[.D67])&lt;=[.$B67]*0.1)" office:value-type="boolean" office:boolean-value="true">
            <text:p>VERDADERO</text:p>
          </table:table-cell>
          <table:table-cell table:formula="of:=(ABS([.$B67]-[.E67])&lt;=[.$B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8]-[.C68]" office:value-type="float" office:value="0">
            <text:p>0</text:p>
          </table:table-cell>
          <table:table-cell table:formula="of:=[.$B68]-[.D68]" office:value-type="float" office:value="0">
            <text:p>0</text:p>
          </table:table-cell>
          <table:table-cell table:formula="of:=[.$B68]-[.E68]" office:value-type="float" office:value="0">
            <text:p>0</text:p>
          </table:table-cell>
          <table:table-cell table:number-columns-repeated="8"/>
          <table:table-cell table:formula="of:=(ABS([.$B68]-[.C68])&lt;=[.$B68]*0.1)" office:value-type="boolean" office:boolean-value="true">
            <text:p>VERDADERO</text:p>
          </table:table-cell>
          <table:table-cell table:formula="of:=(ABS([.$B68]-[.D68])&lt;=[.$B68]*0.1)" office:value-type="boolean" office:boolean-value="true">
            <text:p>VERDADERO</text:p>
          </table:table-cell>
          <table:table-cell table:formula="of:=(ABS([.$B68]-[.E68])&lt;=[.$B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9]-[.C69]" office:value-type="float" office:value="0">
            <text:p>0</text:p>
          </table:table-cell>
          <table:table-cell table:formula="of:=[.$B69]-[.D69]" office:value-type="float" office:value="0">
            <text:p>0</text:p>
          </table:table-cell>
          <table:table-cell table:formula="of:=[.$B69]-[.E69]" office:value-type="float" office:value="0">
            <text:p>0</text:p>
          </table:table-cell>
          <table:table-cell table:number-columns-repeated="8"/>
          <table:table-cell table:formula="of:=(ABS([.$B69]-[.C69])&lt;=[.$B69]*0.1)" office:value-type="boolean" office:boolean-value="true">
            <text:p>VERDADERO</text:p>
          </table:table-cell>
          <table:table-cell table:formula="of:=(ABS([.$B69]-[.D69])&lt;=[.$B69]*0.1)" office:value-type="boolean" office:boolean-value="true">
            <text:p>VERDADERO</text:p>
          </table:table-cell>
          <table:table-cell table:formula="of:=(ABS([.$B69]-[.E69])&lt;=[.$B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0]-[.C70]" office:value-type="float" office:value="0">
            <text:p>0</text:p>
          </table:table-cell>
          <table:table-cell table:formula="of:=[.$B70]-[.D70]" office:value-type="float" office:value="0">
            <text:p>0</text:p>
          </table:table-cell>
          <table:table-cell table:formula="of:=[.$B70]-[.E70]" office:value-type="float" office:value="0">
            <text:p>0</text:p>
          </table:table-cell>
          <table:table-cell table:number-columns-repeated="8"/>
          <table:table-cell table:formula="of:=(ABS([.$B70]-[.C70])&lt;=[.$B70]*0.1)" office:value-type="boolean" office:boolean-value="true">
            <text:p>VERDADERO</text:p>
          </table:table-cell>
          <table:table-cell table:formula="of:=(ABS([.$B70]-[.D70])&lt;=[.$B70]*0.1)" office:value-type="boolean" office:boolean-value="true">
            <text:p>VERDADERO</text:p>
          </table:table-cell>
          <table:table-cell table:formula="of:=(ABS([.$B70]-[.E70])&lt;=[.$B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1]-[.C71]" office:value-type="float" office:value="0">
            <text:p>0</text:p>
          </table:table-cell>
          <table:table-cell table:formula="of:=[.$B71]-[.D71]" office:value-type="float" office:value="0">
            <text:p>0</text:p>
          </table:table-cell>
          <table:table-cell table:formula="of:=[.$B71]-[.E71]" office:value-type="float" office:value="0">
            <text:p>0</text:p>
          </table:table-cell>
          <table:table-cell table:number-columns-repeated="8"/>
          <table:table-cell table:formula="of:=(ABS([.$B71]-[.C71])&lt;=[.$B71]*0.1)" office:value-type="boolean" office:boolean-value="true">
            <text:p>VERDADERO</text:p>
          </table:table-cell>
          <table:table-cell table:formula="of:=(ABS([.$B71]-[.D71])&lt;=[.$B71]*0.1)" office:value-type="boolean" office:boolean-value="true">
            <text:p>VERDADERO</text:p>
          </table:table-cell>
          <table:table-cell table:formula="of:=(ABS([.$B71]-[.E71])&lt;=[.$B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2]-[.C72]" office:value-type="float" office:value="0">
            <text:p>0</text:p>
          </table:table-cell>
          <table:table-cell table:formula="of:=[.$B72]-[.D72]" office:value-type="float" office:value="0">
            <text:p>0</text:p>
          </table:table-cell>
          <table:table-cell table:formula="of:=[.$B72]-[.E72]" office:value-type="float" office:value="0">
            <text:p>0</text:p>
          </table:table-cell>
          <table:table-cell table:number-columns-repeated="8"/>
          <table:table-cell table:formula="of:=(ABS([.$B72]-[.C72])&lt;=[.$B72]*0.1)" office:value-type="boolean" office:boolean-value="true">
            <text:p>VERDADERO</text:p>
          </table:table-cell>
          <table:table-cell table:formula="of:=(ABS([.$B72]-[.D72])&lt;=[.$B72]*0.1)" office:value-type="boolean" office:boolean-value="true">
            <text:p>VERDADERO</text:p>
          </table:table-cell>
          <table:table-cell table:formula="of:=(ABS([.$B72]-[.E72])&lt;=[.$B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3]-[.C73]" office:value-type="float" office:value="0">
            <text:p>0</text:p>
          </table:table-cell>
          <table:table-cell table:formula="of:=[.$B73]-[.D73]" office:value-type="float" office:value="0">
            <text:p>0</text:p>
          </table:table-cell>
          <table:table-cell table:formula="of:=[.$B73]-[.E73]" office:value-type="float" office:value="0">
            <text:p>0</text:p>
          </table:table-cell>
          <table:table-cell table:number-columns-repeated="8"/>
          <table:table-cell table:formula="of:=(ABS([.$B73]-[.C73])&lt;=[.$B73]*0.1)" office:value-type="boolean" office:boolean-value="true">
            <text:p>VERDADERO</text:p>
          </table:table-cell>
          <table:table-cell table:formula="of:=(ABS([.$B73]-[.D73])&lt;=[.$B73]*0.1)" office:value-type="boolean" office:boolean-value="true">
            <text:p>VERDADERO</text:p>
          </table:table-cell>
          <table:table-cell table:formula="of:=(ABS([.$B73]-[.E73])&lt;=[.$B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4]-[.C74]" office:value-type="float" office:value="0">
            <text:p>0</text:p>
          </table:table-cell>
          <table:table-cell table:formula="of:=[.$B74]-[.D74]" office:value-type="float" office:value="0">
            <text:p>0</text:p>
          </table:table-cell>
          <table:table-cell table:formula="of:=[.$B74]-[.E74]" office:value-type="float" office:value="0">
            <text:p>0</text:p>
          </table:table-cell>
          <table:table-cell table:number-columns-repeated="8"/>
          <table:table-cell table:formula="of:=(ABS([.$B74]-[.C74])&lt;=[.$B74]*0.1)" office:value-type="boolean" office:boolean-value="true">
            <text:p>VERDADERO</text:p>
          </table:table-cell>
          <table:table-cell table:formula="of:=(ABS([.$B74]-[.D74])&lt;=[.$B74]*0.1)" office:value-type="boolean" office:boolean-value="true">
            <text:p>VERDADERO</text:p>
          </table:table-cell>
          <table:table-cell table:formula="of:=(ABS([.$B74]-[.E74])&lt;=[.$B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5]-[.C75]" office:value-type="float" office:value="0">
            <text:p>0</text:p>
          </table:table-cell>
          <table:table-cell table:formula="of:=[.$B75]-[.D75]" office:value-type="float" office:value="0">
            <text:p>0</text:p>
          </table:table-cell>
          <table:table-cell table:formula="of:=[.$B75]-[.E75]" office:value-type="float" office:value="0">
            <text:p>0</text:p>
          </table:table-cell>
          <table:table-cell table:number-columns-repeated="8"/>
          <table:table-cell table:formula="of:=(ABS([.$B75]-[.C75])&lt;=[.$B75]*0.1)" office:value-type="boolean" office:boolean-value="true">
            <text:p>VERDADERO</text:p>
          </table:table-cell>
          <table:table-cell table:formula="of:=(ABS([.$B75]-[.D75])&lt;=[.$B75]*0.1)" office:value-type="boolean" office:boolean-value="true">
            <text:p>VERDADERO</text:p>
          </table:table-cell>
          <table:table-cell table:formula="of:=(ABS([.$B75]-[.E75])&lt;=[.$B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6]-[.C76]" office:value-type="float" office:value="0">
            <text:p>0</text:p>
          </table:table-cell>
          <table:table-cell table:formula="of:=[.$B76]-[.D76]" office:value-type="float" office:value="0">
            <text:p>0</text:p>
          </table:table-cell>
          <table:table-cell table:formula="of:=[.$B76]-[.E76]" office:value-type="float" office:value="0">
            <text:p>0</text:p>
          </table:table-cell>
          <table:table-cell table:number-columns-repeated="8"/>
          <table:table-cell table:formula="of:=(ABS([.$B76]-[.C76])&lt;=[.$B76]*0.1)" office:value-type="boolean" office:boolean-value="true">
            <text:p>VERDADERO</text:p>
          </table:table-cell>
          <table:table-cell table:formula="of:=(ABS([.$B76]-[.D76])&lt;=[.$B76]*0.1)" office:value-type="boolean" office:boolean-value="true">
            <text:p>VERDADERO</text:p>
          </table:table-cell>
          <table:table-cell table:formula="of:=(ABS([.$B76]-[.E76])&lt;=[.$B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7]-[.C77]" office:value-type="float" office:value="0">
            <text:p>0</text:p>
          </table:table-cell>
          <table:table-cell table:formula="of:=[.$B77]-[.D77]" office:value-type="float" office:value="0">
            <text:p>0</text:p>
          </table:table-cell>
          <table:table-cell table:formula="of:=[.$B77]-[.E77]" office:value-type="float" office:value="0">
            <text:p>0</text:p>
          </table:table-cell>
          <table:table-cell table:number-columns-repeated="8"/>
          <table:table-cell table:formula="of:=(ABS([.$B77]-[.C77])&lt;=[.$B77]*0.1)" office:value-type="boolean" office:boolean-value="true">
            <text:p>VERDADERO</text:p>
          </table:table-cell>
          <table:table-cell table:formula="of:=(ABS([.$B77]-[.D77])&lt;=[.$B77]*0.1)" office:value-type="boolean" office:boolean-value="true">
            <text:p>VERDADERO</text:p>
          </table:table-cell>
          <table:table-cell table:formula="of:=(ABS([.$B77]-[.E77])&lt;=[.$B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8]-[.C78]" office:value-type="float" office:value="0">
            <text:p>0</text:p>
          </table:table-cell>
          <table:table-cell table:formula="of:=[.$B78]-[.D78]" office:value-type="float" office:value="0">
            <text:p>0</text:p>
          </table:table-cell>
          <table:table-cell table:formula="of:=[.$B78]-[.E78]" office:value-type="float" office:value="0">
            <text:p>0</text:p>
          </table:table-cell>
          <table:table-cell table:number-columns-repeated="8"/>
          <table:table-cell table:formula="of:=(ABS([.$B78]-[.C78])&lt;=[.$B78]*0.1)" office:value-type="boolean" office:boolean-value="true">
            <text:p>VERDADERO</text:p>
          </table:table-cell>
          <table:table-cell table:formula="of:=(ABS([.$B78]-[.D78])&lt;=[.$B78]*0.1)" office:value-type="boolean" office:boolean-value="true">
            <text:p>VERDADERO</text:p>
          </table:table-cell>
          <table:table-cell table:formula="of:=(ABS([.$B78]-[.E78])&lt;=[.$B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79]-[.C79]" office:value-type="float" office:value="0">
            <text:p>0</text:p>
          </table:table-cell>
          <table:table-cell table:formula="of:=[.$B79]-[.D79]" office:value-type="float" office:value="0">
            <text:p>0</text:p>
          </table:table-cell>
          <table:table-cell table:formula="of:=[.$B79]-[.E79]" office:value-type="float" office:value="0">
            <text:p>0</text:p>
          </table:table-cell>
          <table:table-cell table:number-columns-repeated="8"/>
          <table:table-cell table:formula="of:=(ABS([.$B79]-[.C79])&lt;=[.$B79]*0.1)" office:value-type="boolean" office:boolean-value="true">
            <text:p>VERDADERO</text:p>
          </table:table-cell>
          <table:table-cell table:formula="of:=(ABS([.$B79]-[.D79])&lt;=[.$B79]*0.1)" office:value-type="boolean" office:boolean-value="true">
            <text:p>VERDADERO</text:p>
          </table:table-cell>
          <table:table-cell table:formula="of:=(ABS([.$B79]-[.E79])&lt;=[.$B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0]-[.C80]" office:value-type="float" office:value="0">
            <text:p>0</text:p>
          </table:table-cell>
          <table:table-cell table:formula="of:=[.$B80]-[.D80]" office:value-type="float" office:value="0">
            <text:p>0</text:p>
          </table:table-cell>
          <table:table-cell table:formula="of:=[.$B80]-[.E80]" office:value-type="float" office:value="0">
            <text:p>0</text:p>
          </table:table-cell>
          <table:table-cell table:number-columns-repeated="8"/>
          <table:table-cell table:formula="of:=(ABS([.$B80]-[.C80])&lt;=[.$B80]*0.1)" office:value-type="boolean" office:boolean-value="true">
            <text:p>VERDADERO</text:p>
          </table:table-cell>
          <table:table-cell table:formula="of:=(ABS([.$B80]-[.D80])&lt;=[.$B80]*0.1)" office:value-type="boolean" office:boolean-value="true">
            <text:p>VERDADERO</text:p>
          </table:table-cell>
          <table:table-cell table:formula="of:=(ABS([.$B80]-[.E80])&lt;=[.$B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1]-[.C81]" office:value-type="float" office:value="0">
            <text:p>0</text:p>
          </table:table-cell>
          <table:table-cell table:formula="of:=[.$B81]-[.D81]" office:value-type="float" office:value="0">
            <text:p>0</text:p>
          </table:table-cell>
          <table:table-cell table:formula="of:=[.$B81]-[.E81]" office:value-type="float" office:value="0">
            <text:p>0</text:p>
          </table:table-cell>
          <table:table-cell table:number-columns-repeated="8"/>
          <table:table-cell table:formula="of:=(ABS([.$B81]-[.C81])&lt;=[.$B81]*0.1)" office:value-type="boolean" office:boolean-value="true">
            <text:p>VERDADERO</text:p>
          </table:table-cell>
          <table:table-cell table:formula="of:=(ABS([.$B81]-[.D81])&lt;=[.$B81]*0.1)" office:value-type="boolean" office:boolean-value="true">
            <text:p>VERDADERO</text:p>
          </table:table-cell>
          <table:table-cell table:formula="of:=(ABS([.$B81]-[.E81])&lt;=[.$B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2]-[.C82]" office:value-type="float" office:value="0">
            <text:p>0</text:p>
          </table:table-cell>
          <table:table-cell table:formula="of:=[.$B82]-[.D82]" office:value-type="float" office:value="0">
            <text:p>0</text:p>
          </table:table-cell>
          <table:table-cell table:formula="of:=[.$B82]-[.E82]" office:value-type="float" office:value="0">
            <text:p>0</text:p>
          </table:table-cell>
          <table:table-cell table:number-columns-repeated="8"/>
          <table:table-cell table:formula="of:=(ABS([.$B82]-[.C82])&lt;=[.$B82]*0.1)" office:value-type="boolean" office:boolean-value="true">
            <text:p>VERDADERO</text:p>
          </table:table-cell>
          <table:table-cell table:formula="of:=(ABS([.$B82]-[.D82])&lt;=[.$B82]*0.1)" office:value-type="boolean" office:boolean-value="true">
            <text:p>VERDADERO</text:p>
          </table:table-cell>
          <table:table-cell table:formula="of:=(ABS([.$B82]-[.E82])&lt;=[.$B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3]-[.C83]" office:value-type="float" office:value="0">
            <text:p>0</text:p>
          </table:table-cell>
          <table:table-cell table:formula="of:=[.$B83]-[.D83]" office:value-type="float" office:value="0">
            <text:p>0</text:p>
          </table:table-cell>
          <table:table-cell table:formula="of:=[.$B83]-[.E83]" office:value-type="float" office:value="0">
            <text:p>0</text:p>
          </table:table-cell>
          <table:table-cell table:number-columns-repeated="8"/>
          <table:table-cell table:formula="of:=(ABS([.$B83]-[.C83])&lt;=[.$B83]*0.1)" office:value-type="boolean" office:boolean-value="true">
            <text:p>VERDADERO</text:p>
          </table:table-cell>
          <table:table-cell table:formula="of:=(ABS([.$B83]-[.D83])&lt;=[.$B83]*0.1)" office:value-type="boolean" office:boolean-value="true">
            <text:p>VERDADERO</text:p>
          </table:table-cell>
          <table:table-cell table:formula="of:=(ABS([.$B83]-[.E83])&lt;=[.$B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4]-[.C84]" office:value-type="float" office:value="0">
            <text:p>0</text:p>
          </table:table-cell>
          <table:table-cell table:formula="of:=[.$B84]-[.D84]" office:value-type="float" office:value="0">
            <text:p>0</text:p>
          </table:table-cell>
          <table:table-cell table:formula="of:=[.$B84]-[.E84]" office:value-type="float" office:value="0">
            <text:p>0</text:p>
          </table:table-cell>
          <table:table-cell table:number-columns-repeated="8"/>
          <table:table-cell table:formula="of:=(ABS([.$B84]-[.C84])&lt;=[.$B84]*0.1)" office:value-type="boolean" office:boolean-value="true">
            <text:p>VERDADERO</text:p>
          </table:table-cell>
          <table:table-cell table:formula="of:=(ABS([.$B84]-[.D84])&lt;=[.$B84]*0.1)" office:value-type="boolean" office:boolean-value="true">
            <text:p>VERDADERO</text:p>
          </table:table-cell>
          <table:table-cell table:formula="of:=(ABS([.$B84]-[.E84])&lt;=[.$B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5]-[.C85]" office:value-type="float" office:value="0">
            <text:p>0</text:p>
          </table:table-cell>
          <table:table-cell table:formula="of:=[.$B85]-[.D85]" office:value-type="float" office:value="0">
            <text:p>0</text:p>
          </table:table-cell>
          <table:table-cell table:formula="of:=[.$B85]-[.E85]" office:value-type="float" office:value="0">
            <text:p>0</text:p>
          </table:table-cell>
          <table:table-cell table:number-columns-repeated="8"/>
          <table:table-cell table:formula="of:=(ABS([.$B85]-[.C85])&lt;=[.$B85]*0.1)" office:value-type="boolean" office:boolean-value="true">
            <text:p>VERDADERO</text:p>
          </table:table-cell>
          <table:table-cell table:formula="of:=(ABS([.$B85]-[.D85])&lt;=[.$B85]*0.1)" office:value-type="boolean" office:boolean-value="true">
            <text:p>VERDADERO</text:p>
          </table:table-cell>
          <table:table-cell table:formula="of:=(ABS([.$B85]-[.E85])&lt;=[.$B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6]-[.C86]" office:value-type="float" office:value="0">
            <text:p>0</text:p>
          </table:table-cell>
          <table:table-cell table:formula="of:=[.$B86]-[.D86]" office:value-type="float" office:value="0">
            <text:p>0</text:p>
          </table:table-cell>
          <table:table-cell table:formula="of:=[.$B86]-[.E86]" office:value-type="float" office:value="0">
            <text:p>0</text:p>
          </table:table-cell>
          <table:table-cell table:number-columns-repeated="8"/>
          <table:table-cell table:formula="of:=(ABS([.$B86]-[.C86])&lt;=[.$B86]*0.1)" office:value-type="boolean" office:boolean-value="true">
            <text:p>VERDADERO</text:p>
          </table:table-cell>
          <table:table-cell table:formula="of:=(ABS([.$B86]-[.D86])&lt;=[.$B86]*0.1)" office:value-type="boolean" office:boolean-value="true">
            <text:p>VERDADERO</text:p>
          </table:table-cell>
          <table:table-cell table:formula="of:=(ABS([.$B86]-[.E86])&lt;=[.$B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7]-[.C87]" office:value-type="float" office:value="0">
            <text:p>0</text:p>
          </table:table-cell>
          <table:table-cell table:formula="of:=[.$B87]-[.D87]" office:value-type="float" office:value="0">
            <text:p>0</text:p>
          </table:table-cell>
          <table:table-cell table:formula="of:=[.$B87]-[.E87]" office:value-type="float" office:value="0">
            <text:p>0</text:p>
          </table:table-cell>
          <table:table-cell table:number-columns-repeated="8"/>
          <table:table-cell table:formula="of:=(ABS([.$B87]-[.C87])&lt;=[.$B87]*0.1)" office:value-type="boolean" office:boolean-value="true">
            <text:p>VERDADERO</text:p>
          </table:table-cell>
          <table:table-cell table:formula="of:=(ABS([.$B87]-[.D87])&lt;=[.$B87]*0.1)" office:value-type="boolean" office:boolean-value="true">
            <text:p>VERDADERO</text:p>
          </table:table-cell>
          <table:table-cell table:formula="of:=(ABS([.$B87]-[.E87])&lt;=[.$B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8]-[.C88]" office:value-type="float" office:value="0">
            <text:p>0</text:p>
          </table:table-cell>
          <table:table-cell table:formula="of:=[.$B88]-[.D88]" office:value-type="float" office:value="0">
            <text:p>0</text:p>
          </table:table-cell>
          <table:table-cell table:formula="of:=[.$B88]-[.E88]" office:value-type="float" office:value="0">
            <text:p>0</text:p>
          </table:table-cell>
          <table:table-cell table:number-columns-repeated="8"/>
          <table:table-cell table:formula="of:=(ABS([.$B88]-[.C88])&lt;=[.$B88]*0.1)" office:value-type="boolean" office:boolean-value="true">
            <text:p>VERDADERO</text:p>
          </table:table-cell>
          <table:table-cell table:formula="of:=(ABS([.$B88]-[.D88])&lt;=[.$B88]*0.1)" office:value-type="boolean" office:boolean-value="true">
            <text:p>VERDADERO</text:p>
          </table:table-cell>
          <table:table-cell table:formula="of:=(ABS([.$B88]-[.E88])&lt;=[.$B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9]-[.C89]" office:value-type="float" office:value="0">
            <text:p>0</text:p>
          </table:table-cell>
          <table:table-cell table:formula="of:=[.$B89]-[.D89]" office:value-type="float" office:value="0">
            <text:p>0</text:p>
          </table:table-cell>
          <table:table-cell table:formula="of:=[.$B89]-[.E89]" office:value-type="float" office:value="0">
            <text:p>0</text:p>
          </table:table-cell>
          <table:table-cell table:number-columns-repeated="8"/>
          <table:table-cell table:formula="of:=(ABS([.$B89]-[.C89])&lt;=[.$B89]*0.1)" office:value-type="boolean" office:boolean-value="true">
            <text:p>VERDADERO</text:p>
          </table:table-cell>
          <table:table-cell table:formula="of:=(ABS([.$B89]-[.D89])&lt;=[.$B89]*0.1)" office:value-type="boolean" office:boolean-value="true">
            <text:p>VERDADERO</text:p>
          </table:table-cell>
          <table:table-cell table:formula="of:=(ABS([.$B89]-[.E89])&lt;=[.$B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0]-[.C90]" office:value-type="float" office:value="0">
            <text:p>0</text:p>
          </table:table-cell>
          <table:table-cell table:formula="of:=[.$B90]-[.D90]" office:value-type="float" office:value="0">
            <text:p>0</text:p>
          </table:table-cell>
          <table:table-cell table:formula="of:=[.$B90]-[.E90]" office:value-type="float" office:value="0">
            <text:p>0</text:p>
          </table:table-cell>
          <table:table-cell table:number-columns-repeated="8"/>
          <table:table-cell table:formula="of:=(ABS([.$B90]-[.C90])&lt;=[.$B90]*0.1)" office:value-type="boolean" office:boolean-value="true">
            <text:p>VERDADERO</text:p>
          </table:table-cell>
          <table:table-cell table:formula="of:=(ABS([.$B90]-[.D90])&lt;=[.$B90]*0.1)" office:value-type="boolean" office:boolean-value="true">
            <text:p>VERDADERO</text:p>
          </table:table-cell>
          <table:table-cell table:formula="of:=(ABS([.$B90]-[.E90])&lt;=[.$B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91]-[.C91]" office:value-type="float" office:value="0">
            <text:p>0</text:p>
          </table:table-cell>
          <table:table-cell table:formula="of:=[.$B91]-[.D91]" office:value-type="float" office:value="0">
            <text:p>0</text:p>
          </table:table-cell>
          <table:table-cell table:formula="of:=[.$B91]-[.E91]" office:value-type="float" office:value="0">
            <text:p>0</text:p>
          </table:table-cell>
          <table:table-cell table:number-columns-repeated="8"/>
          <table:table-cell table:formula="of:=(ABS([.$B91]-[.C91])&lt;=[.$B91]*0.1)" office:value-type="boolean" office:boolean-value="true">
            <text:p>VERDADERO</text:p>
          </table:table-cell>
          <table:table-cell table:formula="of:=(ABS([.$B91]-[.D91])&lt;=[.$B91]*0.1)" office:value-type="boolean" office:boolean-value="true">
            <text:p>VERDADERO</text:p>
          </table:table-cell>
          <table:table-cell table:formula="of:=(ABS([.$B91]-[.E91])&lt;=[.$B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92]-[.C92]" office:value-type="float" office:value="0">
            <text:p>0</text:p>
          </table:table-cell>
          <table:table-cell table:formula="of:=[.$B92]-[.D92]" office:value-type="float" office:value="0">
            <text:p>0</text:p>
          </table:table-cell>
          <table:table-cell table:formula="of:=[.$B92]-[.E92]" office:value-type="float" office:value="0">
            <text:p>0</text:p>
          </table:table-cell>
          <table:table-cell table:number-columns-repeated="8"/>
          <table:table-cell table:formula="of:=(ABS([.$B92]-[.C92])&lt;=[.$B92]*0.1)" office:value-type="boolean" office:boolean-value="true">
            <text:p>VERDADERO</text:p>
          </table:table-cell>
          <table:table-cell table:formula="of:=(ABS([.$B92]-[.D92])&lt;=[.$B92]*0.1)" office:value-type="boolean" office:boolean-value="true">
            <text:p>VERDADERO</text:p>
          </table:table-cell>
          <table:table-cell table:formula="of:=(ABS([.$B92]-[.E92])&lt;=[.$B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3]-[.C93]" office:value-type="float" office:value="0">
            <text:p>0</text:p>
          </table:table-cell>
          <table:table-cell table:formula="of:=[.$B93]-[.D93]" office:value-type="float" office:value="0">
            <text:p>0</text:p>
          </table:table-cell>
          <table:table-cell table:formula="of:=[.$B93]-[.E93]" office:value-type="float" office:value="0">
            <text:p>0</text:p>
          </table:table-cell>
          <table:table-cell table:number-columns-repeated="8"/>
          <table:table-cell table:formula="of:=(ABS([.$B93]-[.C93])&lt;=[.$B93]*0.1)" office:value-type="boolean" office:boolean-value="true">
            <text:p>VERDADERO</text:p>
          </table:table-cell>
          <table:table-cell table:formula="of:=(ABS([.$B93]-[.D93])&lt;=[.$B93]*0.1)" office:value-type="boolean" office:boolean-value="true">
            <text:p>VERDADERO</text:p>
          </table:table-cell>
          <table:table-cell table:formula="of:=(ABS([.$B93]-[.E93])&lt;=[.$B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4]-[.C94]" office:value-type="float" office:value="0">
            <text:p>0</text:p>
          </table:table-cell>
          <table:table-cell table:formula="of:=[.$B94]-[.D94]" office:value-type="float" office:value="0">
            <text:p>0</text:p>
          </table:table-cell>
          <table:table-cell table:formula="of:=[.$B94]-[.E94]" office:value-type="float" office:value="0">
            <text:p>0</text:p>
          </table:table-cell>
          <table:table-cell table:number-columns-repeated="8"/>
          <table:table-cell table:formula="of:=(ABS([.$B94]-[.C94])&lt;=[.$B94]*0.1)" office:value-type="boolean" office:boolean-value="true">
            <text:p>VERDADERO</text:p>
          </table:table-cell>
          <table:table-cell table:formula="of:=(ABS([.$B94]-[.D94])&lt;=[.$B94]*0.1)" office:value-type="boolean" office:boolean-value="true">
            <text:p>VERDADERO</text:p>
          </table:table-cell>
          <table:table-cell table:formula="of:=(ABS([.$B94]-[.E94])&lt;=[.$B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5]-[.C95]" office:value-type="float" office:value="0">
            <text:p>0</text:p>
          </table:table-cell>
          <table:table-cell table:formula="of:=[.$B95]-[.D95]" office:value-type="float" office:value="0">
            <text:p>0</text:p>
          </table:table-cell>
          <table:table-cell table:formula="of:=[.$B95]-[.E95]" office:value-type="float" office:value="0">
            <text:p>0</text:p>
          </table:table-cell>
          <table:table-cell table:number-columns-repeated="8"/>
          <table:table-cell table:formula="of:=(ABS([.$B95]-[.C95])&lt;=[.$B95]*0.1)" office:value-type="boolean" office:boolean-value="true">
            <text:p>VERDADERO</text:p>
          </table:table-cell>
          <table:table-cell table:formula="of:=(ABS([.$B95]-[.D95])&lt;=[.$B95]*0.1)" office:value-type="boolean" office:boolean-value="true">
            <text:p>VERDADERO</text:p>
          </table:table-cell>
          <table:table-cell table:formula="of:=(ABS([.$B95]-[.E95])&lt;=[.$B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6]-[.C96]" office:value-type="float" office:value="0">
            <text:p>0</text:p>
          </table:table-cell>
          <table:table-cell table:formula="of:=[.$B96]-[.D96]" office:value-type="float" office:value="0">
            <text:p>0</text:p>
          </table:table-cell>
          <table:table-cell table:formula="of:=[.$B96]-[.E96]" office:value-type="float" office:value="0">
            <text:p>0</text:p>
          </table:table-cell>
          <table:table-cell table:number-columns-repeated="8"/>
          <table:table-cell table:formula="of:=(ABS([.$B96]-[.C96])&lt;=[.$B96]*0.1)" office:value-type="boolean" office:boolean-value="true">
            <text:p>VERDADERO</text:p>
          </table:table-cell>
          <table:table-cell table:formula="of:=(ABS([.$B96]-[.D96])&lt;=[.$B96]*0.1)" office:value-type="boolean" office:boolean-value="true">
            <text:p>VERDADERO</text:p>
          </table:table-cell>
          <table:table-cell table:formula="of:=(ABS([.$B96]-[.E96])&lt;=[.$B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7]-[.C97]" office:value-type="float" office:value="0">
            <text:p>0</text:p>
          </table:table-cell>
          <table:table-cell table:formula="of:=[.$B97]-[.D97]" office:value-type="float" office:value="0">
            <text:p>0</text:p>
          </table:table-cell>
          <table:table-cell table:formula="of:=[.$B97]-[.E97]" office:value-type="float" office:value="0">
            <text:p>0</text:p>
          </table:table-cell>
          <table:table-cell table:number-columns-repeated="8"/>
          <table:table-cell table:formula="of:=(ABS([.$B97]-[.C97])&lt;=[.$B97]*0.1)" office:value-type="boolean" office:boolean-value="true">
            <text:p>VERDADERO</text:p>
          </table:table-cell>
          <table:table-cell table:formula="of:=(ABS([.$B97]-[.D97])&lt;=[.$B97]*0.1)" office:value-type="boolean" office:boolean-value="true">
            <text:p>VERDADERO</text:p>
          </table:table-cell>
          <table:table-cell table:formula="of:=(ABS([.$B97]-[.E97])&lt;=[.$B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8]-[.C98]" office:value-type="float" office:value="0">
            <text:p>0</text:p>
          </table:table-cell>
          <table:table-cell table:formula="of:=[.$B98]-[.D98]" office:value-type="float" office:value="0">
            <text:p>0</text:p>
          </table:table-cell>
          <table:table-cell table:formula="of:=[.$B98]-[.E98]" office:value-type="float" office:value="0">
            <text:p>0</text:p>
          </table:table-cell>
          <table:table-cell table:number-columns-repeated="8"/>
          <table:table-cell table:formula="of:=(ABS([.$B98]-[.C98])&lt;=[.$B98]*0.1)" office:value-type="boolean" office:boolean-value="true">
            <text:p>VERDADERO</text:p>
          </table:table-cell>
          <table:table-cell table:formula="of:=(ABS([.$B98]-[.D98])&lt;=[.$B98]*0.1)" office:value-type="boolean" office:boolean-value="true">
            <text:p>VERDADERO</text:p>
          </table:table-cell>
          <table:table-cell table:formula="of:=(ABS([.$B98]-[.E98])&lt;=[.$B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99]-[.C99]" office:value-type="float" office:value="0">
            <text:p>0</text:p>
          </table:table-cell>
          <table:table-cell table:formula="of:=[.$B99]-[.D99]" office:value-type="float" office:value="0">
            <text:p>0</text:p>
          </table:table-cell>
          <table:table-cell table:formula="of:=[.$B99]-[.E99]" office:value-type="float" office:value="0">
            <text:p>0</text:p>
          </table:table-cell>
          <table:table-cell table:number-columns-repeated="8"/>
          <table:table-cell table:formula="of:=(ABS([.$B99]-[.C99])&lt;=[.$B99]*0.1)" office:value-type="boolean" office:boolean-value="true">
            <text:p>VERDADERO</text:p>
          </table:table-cell>
          <table:table-cell table:formula="of:=(ABS([.$B99]-[.D99])&lt;=[.$B99]*0.1)" office:value-type="boolean" office:boolean-value="true">
            <text:p>VERDADERO</text:p>
          </table:table-cell>
          <table:table-cell table:formula="of:=(ABS([.$B99]-[.E99])&lt;=[.$B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0]-[.C100]" office:value-type="float" office:value="0">
            <text:p>0</text:p>
          </table:table-cell>
          <table:table-cell table:formula="of:=[.$B100]-[.D100]" office:value-type="float" office:value="0">
            <text:p>0</text:p>
          </table:table-cell>
          <table:table-cell table:formula="of:=[.$B100]-[.E100]" office:value-type="float" office:value="0">
            <text:p>0</text:p>
          </table:table-cell>
          <table:table-cell table:number-columns-repeated="8"/>
          <table:table-cell table:formula="of:=(ABS([.$B100]-[.C100])&lt;=[.$B100]*0.1)" office:value-type="boolean" office:boolean-value="true">
            <text:p>VERDADERO</text:p>
          </table:table-cell>
          <table:table-cell table:formula="of:=(ABS([.$B100]-[.D100])&lt;=[.$B100]*0.1)" office:value-type="boolean" office:boolean-value="true">
            <text:p>VERDADERO</text:p>
          </table:table-cell>
          <table:table-cell table:formula="of:=(ABS([.$B100]-[.E100])&lt;=[.$B1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1]-[.C101]" office:value-type="float" office:value="0">
            <text:p>0</text:p>
          </table:table-cell>
          <table:table-cell table:formula="of:=[.$B101]-[.D101]" office:value-type="float" office:value="0">
            <text:p>0</text:p>
          </table:table-cell>
          <table:table-cell table:formula="of:=[.$B101]-[.E101]" office:value-type="float" office:value="0">
            <text:p>0</text:p>
          </table:table-cell>
          <table:table-cell table:number-columns-repeated="8"/>
          <table:table-cell table:formula="of:=(ABS([.$B101]-[.C101])&lt;=[.$B101]*0.1)" office:value-type="boolean" office:boolean-value="true">
            <text:p>VERDADERO</text:p>
          </table:table-cell>
          <table:table-cell table:formula="of:=(ABS([.$B101]-[.D101])&lt;=[.$B101]*0.1)" office:value-type="boolean" office:boolean-value="true">
            <text:p>VERDADERO</text:p>
          </table:table-cell>
          <table:table-cell table:formula="of:=(ABS([.$B101]-[.E101])&lt;=[.$B1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2]-[.C102]" office:value-type="float" office:value="0">
            <text:p>0</text:p>
          </table:table-cell>
          <table:table-cell table:formula="of:=[.$B102]-[.D102]" office:value-type="float" office:value="0">
            <text:p>0</text:p>
          </table:table-cell>
          <table:table-cell table:formula="of:=[.$B102]-[.E102]" office:value-type="float" office:value="0">
            <text:p>0</text:p>
          </table:table-cell>
          <table:table-cell table:number-columns-repeated="8"/>
          <table:table-cell table:formula="of:=(ABS([.$B102]-[.C102])&lt;=[.$B102]*0.1)" office:value-type="boolean" office:boolean-value="true">
            <text:p>VERDADERO</text:p>
          </table:table-cell>
          <table:table-cell table:formula="of:=(ABS([.$B102]-[.D102])&lt;=[.$B102]*0.1)" office:value-type="boolean" office:boolean-value="true">
            <text:p>VERDADERO</text:p>
          </table:table-cell>
          <table:table-cell table:formula="of:=(ABS([.$B102]-[.E102])&lt;=[.$B1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03]-[.C103]" office:value-type="float" office:value="0">
            <text:p>0</text:p>
          </table:table-cell>
          <table:table-cell table:formula="of:=[.$B103]-[.D103]" office:value-type="float" office:value="0">
            <text:p>0</text:p>
          </table:table-cell>
          <table:table-cell table:formula="of:=[.$B103]-[.E103]" office:value-type="float" office:value="0">
            <text:p>0</text:p>
          </table:table-cell>
          <table:table-cell table:number-columns-repeated="8"/>
          <table:table-cell table:formula="of:=(ABS([.$B103]-[.C103])&lt;=[.$B103]*0.1)" office:value-type="boolean" office:boolean-value="true">
            <text:p>VERDADERO</text:p>
          </table:table-cell>
          <table:table-cell table:formula="of:=(ABS([.$B103]-[.D103])&lt;=[.$B103]*0.1)" office:value-type="boolean" office:boolean-value="true">
            <text:p>VERDADERO</text:p>
          </table:table-cell>
          <table:table-cell table:formula="of:=(ABS([.$B103]-[.E103])&lt;=[.$B1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4]-[.C104]" office:value-type="float" office:value="0">
            <text:p>0</text:p>
          </table:table-cell>
          <table:table-cell table:formula="of:=[.$B104]-[.D104]" office:value-type="float" office:value="0">
            <text:p>0</text:p>
          </table:table-cell>
          <table:table-cell table:formula="of:=[.$B104]-[.E104]" office:value-type="float" office:value="0">
            <text:p>0</text:p>
          </table:table-cell>
          <table:table-cell table:number-columns-repeated="8"/>
          <table:table-cell table:formula="of:=(ABS([.$B104]-[.C104])&lt;=[.$B104]*0.1)" office:value-type="boolean" office:boolean-value="true">
            <text:p>VERDADERO</text:p>
          </table:table-cell>
          <table:table-cell table:formula="of:=(ABS([.$B104]-[.D104])&lt;=[.$B104]*0.1)" office:value-type="boolean" office:boolean-value="true">
            <text:p>VERDADERO</text:p>
          </table:table-cell>
          <table:table-cell table:formula="of:=(ABS([.$B104]-[.E104])&lt;=[.$B1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05]-[.C105]" office:value-type="float" office:value="0">
            <text:p>0</text:p>
          </table:table-cell>
          <table:table-cell table:formula="of:=[.$B105]-[.D105]" office:value-type="float" office:value="0">
            <text:p>0</text:p>
          </table:table-cell>
          <table:table-cell table:formula="of:=[.$B105]-[.E105]" office:value-type="float" office:value="0">
            <text:p>0</text:p>
          </table:table-cell>
          <table:table-cell table:number-columns-repeated="8"/>
          <table:table-cell table:formula="of:=(ABS([.$B105]-[.C105])&lt;=[.$B105]*0.1)" office:value-type="boolean" office:boolean-value="true">
            <text:p>VERDADERO</text:p>
          </table:table-cell>
          <table:table-cell table:formula="of:=(ABS([.$B105]-[.D105])&lt;=[.$B105]*0.1)" office:value-type="boolean" office:boolean-value="true">
            <text:p>VERDADERO</text:p>
          </table:table-cell>
          <table:table-cell table:formula="of:=(ABS([.$B105]-[.E105])&lt;=[.$B1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06]-[.C106]" office:value-type="float" office:value="0">
            <text:p>0</text:p>
          </table:table-cell>
          <table:table-cell table:formula="of:=[.$B106]-[.D106]" office:value-type="float" office:value="0">
            <text:p>0</text:p>
          </table:table-cell>
          <table:table-cell table:formula="of:=[.$B106]-[.E106]" office:value-type="float" office:value="0">
            <text:p>0</text:p>
          </table:table-cell>
          <table:table-cell table:number-columns-repeated="8"/>
          <table:table-cell table:formula="of:=(ABS([.$B106]-[.C106])&lt;=[.$B106]*0.1)" office:value-type="boolean" office:boolean-value="true">
            <text:p>VERDADERO</text:p>
          </table:table-cell>
          <table:table-cell table:formula="of:=(ABS([.$B106]-[.D106])&lt;=[.$B106]*0.1)" office:value-type="boolean" office:boolean-value="true">
            <text:p>VERDADERO</text:p>
          </table:table-cell>
          <table:table-cell table:formula="of:=(ABS([.$B106]-[.E106])&lt;=[.$B1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07]-[.C107]" office:value-type="float" office:value="0">
            <text:p>0</text:p>
          </table:table-cell>
          <table:table-cell table:formula="of:=[.$B107]-[.D107]" office:value-type="float" office:value="0">
            <text:p>0</text:p>
          </table:table-cell>
          <table:table-cell table:formula="of:=[.$B107]-[.E107]" office:value-type="float" office:value="0">
            <text:p>0</text:p>
          </table:table-cell>
          <table:table-cell table:number-columns-repeated="8"/>
          <table:table-cell table:formula="of:=(ABS([.$B107]-[.C107])&lt;=[.$B107]*0.1)" office:value-type="boolean" office:boolean-value="true">
            <text:p>VERDADERO</text:p>
          </table:table-cell>
          <table:table-cell table:formula="of:=(ABS([.$B107]-[.D107])&lt;=[.$B107]*0.1)" office:value-type="boolean" office:boolean-value="true">
            <text:p>VERDADERO</text:p>
          </table:table-cell>
          <table:table-cell table:formula="of:=(ABS([.$B107]-[.E107])&lt;=[.$B1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8]-[.C108]" office:value-type="float" office:value="0">
            <text:p>0</text:p>
          </table:table-cell>
          <table:table-cell table:formula="of:=[.$B108]-[.D108]" office:value-type="float" office:value="0">
            <text:p>0</text:p>
          </table:table-cell>
          <table:table-cell table:formula="of:=[.$B108]-[.E108]" office:value-type="float" office:value="0">
            <text:p>0</text:p>
          </table:table-cell>
          <table:table-cell table:number-columns-repeated="8"/>
          <table:table-cell table:formula="of:=(ABS([.$B108]-[.C108])&lt;=[.$B108]*0.1)" office:value-type="boolean" office:boolean-value="true">
            <text:p>VERDADERO</text:p>
          </table:table-cell>
          <table:table-cell table:formula="of:=(ABS([.$B108]-[.D108])&lt;=[.$B108]*0.1)" office:value-type="boolean" office:boolean-value="true">
            <text:p>VERDADERO</text:p>
          </table:table-cell>
          <table:table-cell table:formula="of:=(ABS([.$B108]-[.E108])&lt;=[.$B1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09]-[.C109]" office:value-type="float" office:value="0">
            <text:p>0</text:p>
          </table:table-cell>
          <table:table-cell table:formula="of:=[.$B109]-[.D109]" office:value-type="float" office:value="0">
            <text:p>0</text:p>
          </table:table-cell>
          <table:table-cell table:formula="of:=[.$B109]-[.E109]" office:value-type="float" office:value="0">
            <text:p>0</text:p>
          </table:table-cell>
          <table:table-cell table:number-columns-repeated="8"/>
          <table:table-cell table:formula="of:=(ABS([.$B109]-[.C109])&lt;=[.$B109]*0.1)" office:value-type="boolean" office:boolean-value="true">
            <text:p>VERDADERO</text:p>
          </table:table-cell>
          <table:table-cell table:formula="of:=(ABS([.$B109]-[.D109])&lt;=[.$B109]*0.1)" office:value-type="boolean" office:boolean-value="true">
            <text:p>VERDADERO</text:p>
          </table:table-cell>
          <table:table-cell table:formula="of:=(ABS([.$B109]-[.E109])&lt;=[.$B1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0]-[.C110]" office:value-type="float" office:value="0">
            <text:p>0</text:p>
          </table:table-cell>
          <table:table-cell table:formula="of:=[.$B110]-[.D110]" office:value-type="float" office:value="0">
            <text:p>0</text:p>
          </table:table-cell>
          <table:table-cell table:formula="of:=[.$B110]-[.E110]" office:value-type="float" office:value="0">
            <text:p>0</text:p>
          </table:table-cell>
          <table:table-cell table:number-columns-repeated="8"/>
          <table:table-cell table:formula="of:=(ABS([.$B110]-[.C110])&lt;=[.$B110]*0.1)" office:value-type="boolean" office:boolean-value="true">
            <text:p>VERDADERO</text:p>
          </table:table-cell>
          <table:table-cell table:formula="of:=(ABS([.$B110]-[.D110])&lt;=[.$B110]*0.1)" office:value-type="boolean" office:boolean-value="true">
            <text:p>VERDADERO</text:p>
          </table:table-cell>
          <table:table-cell table:formula="of:=(ABS([.$B110]-[.E110])&lt;=[.$B1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11]-[.C111]" office:value-type="float" office:value="0">
            <text:p>0</text:p>
          </table:table-cell>
          <table:table-cell table:formula="of:=[.$B111]-[.D111]" office:value-type="float" office:value="0">
            <text:p>0</text:p>
          </table:table-cell>
          <table:table-cell table:formula="of:=[.$B111]-[.E111]" office:value-type="float" office:value="0">
            <text:p>0</text:p>
          </table:table-cell>
          <table:table-cell table:number-columns-repeated="8"/>
          <table:table-cell table:formula="of:=(ABS([.$B111]-[.C111])&lt;=[.$B111]*0.1)" office:value-type="boolean" office:boolean-value="true">
            <text:p>VERDADERO</text:p>
          </table:table-cell>
          <table:table-cell table:formula="of:=(ABS([.$B111]-[.D111])&lt;=[.$B111]*0.1)" office:value-type="boolean" office:boolean-value="true">
            <text:p>VERDADERO</text:p>
          </table:table-cell>
          <table:table-cell table:formula="of:=(ABS([.$B111]-[.E111])&lt;=[.$B1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2]-[.C112]" office:value-type="float" office:value="0">
            <text:p>0</text:p>
          </table:table-cell>
          <table:table-cell table:formula="of:=[.$B112]-[.D112]" office:value-type="float" office:value="0">
            <text:p>0</text:p>
          </table:table-cell>
          <table:table-cell table:formula="of:=[.$B112]-[.E112]" office:value-type="float" office:value="0">
            <text:p>0</text:p>
          </table:table-cell>
          <table:table-cell table:number-columns-repeated="8"/>
          <table:table-cell table:formula="of:=(ABS([.$B112]-[.C112])&lt;=[.$B112]*0.1)" office:value-type="boolean" office:boolean-value="true">
            <text:p>VERDADERO</text:p>
          </table:table-cell>
          <table:table-cell table:formula="of:=(ABS([.$B112]-[.D112])&lt;=[.$B112]*0.1)" office:value-type="boolean" office:boolean-value="true">
            <text:p>VERDADERO</text:p>
          </table:table-cell>
          <table:table-cell table:formula="of:=(ABS([.$B112]-[.E112])&lt;=[.$B1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3]-[.C113]" office:value-type="float" office:value="0">
            <text:p>0</text:p>
          </table:table-cell>
          <table:table-cell table:formula="of:=[.$B113]-[.D113]" office:value-type="float" office:value="0">
            <text:p>0</text:p>
          </table:table-cell>
          <table:table-cell table:formula="of:=[.$B113]-[.E113]" office:value-type="float" office:value="0">
            <text:p>0</text:p>
          </table:table-cell>
          <table:table-cell table:number-columns-repeated="8"/>
          <table:table-cell table:formula="of:=(ABS([.$B113]-[.C113])&lt;=[.$B113]*0.1)" office:value-type="boolean" office:boolean-value="true">
            <text:p>VERDADERO</text:p>
          </table:table-cell>
          <table:table-cell table:formula="of:=(ABS([.$B113]-[.D113])&lt;=[.$B113]*0.1)" office:value-type="boolean" office:boolean-value="true">
            <text:p>VERDADERO</text:p>
          </table:table-cell>
          <table:table-cell table:formula="of:=(ABS([.$B113]-[.E113])&lt;=[.$B1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14]-[.C114]" office:value-type="float" office:value="0">
            <text:p>0</text:p>
          </table:table-cell>
          <table:table-cell table:formula="of:=[.$B114]-[.D114]" office:value-type="float" office:value="0">
            <text:p>0</text:p>
          </table:table-cell>
          <table:table-cell table:formula="of:=[.$B114]-[.E114]" office:value-type="float" office:value="0">
            <text:p>0</text:p>
          </table:table-cell>
          <table:table-cell table:number-columns-repeated="8"/>
          <table:table-cell table:formula="of:=(ABS([.$B114]-[.C114])&lt;=[.$B114]*0.1)" office:value-type="boolean" office:boolean-value="true">
            <text:p>VERDADERO</text:p>
          </table:table-cell>
          <table:table-cell table:formula="of:=(ABS([.$B114]-[.D114])&lt;=[.$B114]*0.1)" office:value-type="boolean" office:boolean-value="true">
            <text:p>VERDADERO</text:p>
          </table:table-cell>
          <table:table-cell table:formula="of:=(ABS([.$B114]-[.E114])&lt;=[.$B1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15]-[.C115]" office:value-type="float" office:value="0">
            <text:p>0</text:p>
          </table:table-cell>
          <table:table-cell table:formula="of:=[.$B115]-[.D115]" office:value-type="float" office:value="0">
            <text:p>0</text:p>
          </table:table-cell>
          <table:table-cell table:formula="of:=[.$B115]-[.E115]" office:value-type="float" office:value="0">
            <text:p>0</text:p>
          </table:table-cell>
          <table:table-cell table:number-columns-repeated="8"/>
          <table:table-cell table:formula="of:=(ABS([.$B115]-[.C115])&lt;=[.$B115]*0.1)" office:value-type="boolean" office:boolean-value="true">
            <text:p>VERDADERO</text:p>
          </table:table-cell>
          <table:table-cell table:formula="of:=(ABS([.$B115]-[.D115])&lt;=[.$B115]*0.1)" office:value-type="boolean" office:boolean-value="true">
            <text:p>VERDADERO</text:p>
          </table:table-cell>
          <table:table-cell table:formula="of:=(ABS([.$B115]-[.E115])&lt;=[.$B1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6]-[.C116]" office:value-type="float" office:value="0">
            <text:p>0</text:p>
          </table:table-cell>
          <table:table-cell table:formula="of:=[.$B116]-[.D116]" office:value-type="float" office:value="0">
            <text:p>0</text:p>
          </table:table-cell>
          <table:table-cell table:formula="of:=[.$B116]-[.E116]" office:value-type="float" office:value="0">
            <text:p>0</text:p>
          </table:table-cell>
          <table:table-cell table:number-columns-repeated="8"/>
          <table:table-cell table:formula="of:=(ABS([.$B116]-[.C116])&lt;=[.$B116]*0.1)" office:value-type="boolean" office:boolean-value="true">
            <text:p>VERDADERO</text:p>
          </table:table-cell>
          <table:table-cell table:formula="of:=(ABS([.$B116]-[.D116])&lt;=[.$B116]*0.1)" office:value-type="boolean" office:boolean-value="true">
            <text:p>VERDADERO</text:p>
          </table:table-cell>
          <table:table-cell table:formula="of:=(ABS([.$B116]-[.E116])&lt;=[.$B1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17]-[.C117]" office:value-type="float" office:value="1">
            <text:p>1</text:p>
          </table:table-cell>
          <table:table-cell table:formula="of:=[.$B117]-[.D117]" office:value-type="float" office:value="1">
            <text:p>1</text:p>
          </table:table-cell>
          <table:table-cell table:formula="of:=[.$B117]-[.E117]" office:value-type="float" office:value="1">
            <text:p>1</text:p>
          </table:table-cell>
          <table:table-cell table:number-columns-repeated="8"/>
          <table:table-cell table:formula="of:=(ABS([.$B117]-[.C117])&lt;=[.$B117]*0.1)" office:value-type="boolean" office:boolean-value="false">
            <text:p>FALSO</text:p>
          </table:table-cell>
          <table:table-cell table:formula="of:=(ABS([.$B117]-[.D117])&lt;=[.$B117]*0.1)" office:value-type="boolean" office:boolean-value="false">
            <text:p>FALSO</text:p>
          </table:table-cell>
          <table:table-cell table:formula="of:=(ABS([.$B117]-[.E117])&lt;=[.$B11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8]-[.C118]" office:value-type="float" office:value="0">
            <text:p>0</text:p>
          </table:table-cell>
          <table:table-cell table:formula="of:=[.$B118]-[.D118]" office:value-type="float" office:value="0">
            <text:p>0</text:p>
          </table:table-cell>
          <table:table-cell table:formula="of:=[.$B118]-[.E118]" office:value-type="float" office:value="0">
            <text:p>0</text:p>
          </table:table-cell>
          <table:table-cell table:number-columns-repeated="8"/>
          <table:table-cell table:formula="of:=(ABS([.$B118]-[.C118])&lt;=[.$B118]*0.1)" office:value-type="boolean" office:boolean-value="true">
            <text:p>VERDADERO</text:p>
          </table:table-cell>
          <table:table-cell table:formula="of:=(ABS([.$B118]-[.D118])&lt;=[.$B118]*0.1)" office:value-type="boolean" office:boolean-value="true">
            <text:p>VERDADERO</text:p>
          </table:table-cell>
          <table:table-cell table:formula="of:=(ABS([.$B118]-[.E118])&lt;=[.$B1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19]-[.C119]" office:value-type="float" office:value="1">
            <text:p>1</text:p>
          </table:table-cell>
          <table:table-cell table:formula="of:=[.$B119]-[.D119]" office:value-type="float" office:value="1">
            <text:p>1</text:p>
          </table:table-cell>
          <table:table-cell table:formula="of:=[.$B119]-[.E119]" office:value-type="float" office:value="1">
            <text:p>1</text:p>
          </table:table-cell>
          <table:table-cell table:number-columns-repeated="8"/>
          <table:table-cell table:formula="of:=(ABS([.$B119]-[.C119])&lt;=[.$B119]*0.1)" office:value-type="boolean" office:boolean-value="false">
            <text:p>FALSO</text:p>
          </table:table-cell>
          <table:table-cell table:formula="of:=(ABS([.$B119]-[.D119])&lt;=[.$B119]*0.1)" office:value-type="boolean" office:boolean-value="false">
            <text:p>FALSO</text:p>
          </table:table-cell>
          <table:table-cell table:formula="of:=(ABS([.$B119]-[.E119])&lt;=[.$B11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0]-[.C120]" office:value-type="float" office:value="0">
            <text:p>0</text:p>
          </table:table-cell>
          <table:table-cell table:formula="of:=[.$B120]-[.D120]" office:value-type="float" office:value="0">
            <text:p>0</text:p>
          </table:table-cell>
          <table:table-cell table:formula="of:=[.$B120]-[.E120]" office:value-type="float" office:value="0">
            <text:p>0</text:p>
          </table:table-cell>
          <table:table-cell table:number-columns-repeated="8"/>
          <table:table-cell table:formula="of:=(ABS([.$B120]-[.C120])&lt;=[.$B120]*0.1)" office:value-type="boolean" office:boolean-value="true">
            <text:p>VERDADERO</text:p>
          </table:table-cell>
          <table:table-cell table:formula="of:=(ABS([.$B120]-[.D120])&lt;=[.$B120]*0.1)" office:value-type="boolean" office:boolean-value="true">
            <text:p>VERDADERO</text:p>
          </table:table-cell>
          <table:table-cell table:formula="of:=(ABS([.$B120]-[.E120])&lt;=[.$B1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21]-[.C121]" office:value-type="float" office:value="1">
            <text:p>1</text:p>
          </table:table-cell>
          <table:table-cell table:formula="of:=[.$B121]-[.D121]" office:value-type="float" office:value="1">
            <text:p>1</text:p>
          </table:table-cell>
          <table:table-cell table:formula="of:=[.$B121]-[.E121]" office:value-type="float" office:value="1">
            <text:p>1</text:p>
          </table:table-cell>
          <table:table-cell table:number-columns-repeated="8"/>
          <table:table-cell table:formula="of:=(ABS([.$B121]-[.C121])&lt;=[.$B121]*0.1)" office:value-type="boolean" office:boolean-value="false">
            <text:p>FALSO</text:p>
          </table:table-cell>
          <table:table-cell table:formula="of:=(ABS([.$B121]-[.D121])&lt;=[.$B121]*0.1)" office:value-type="boolean" office:boolean-value="false">
            <text:p>FALSO</text:p>
          </table:table-cell>
          <table:table-cell table:formula="of:=(ABS([.$B121]-[.E121])&lt;=[.$B12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22]-[.C122]" office:value-type="float" office:value="0">
            <text:p>0</text:p>
          </table:table-cell>
          <table:table-cell table:formula="of:=[.$B122]-[.D122]" office:value-type="float" office:value="0">
            <text:p>0</text:p>
          </table:table-cell>
          <table:table-cell table:formula="of:=[.$B122]-[.E122]" office:value-type="float" office:value="0">
            <text:p>0</text:p>
          </table:table-cell>
          <table:table-cell table:number-columns-repeated="8"/>
          <table:table-cell table:formula="of:=(ABS([.$B122]-[.C122])&lt;=[.$B122]*0.1)" office:value-type="boolean" office:boolean-value="true">
            <text:p>VERDADERO</text:p>
          </table:table-cell>
          <table:table-cell table:formula="of:=(ABS([.$B122]-[.D122])&lt;=[.$B122]*0.1)" office:value-type="boolean" office:boolean-value="true">
            <text:p>VERDADERO</text:p>
          </table:table-cell>
          <table:table-cell table:formula="of:=(ABS([.$B122]-[.E122])&lt;=[.$B1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23]-[.C123]" office:value-type="float" office:value="1">
            <text:p>1</text:p>
          </table:table-cell>
          <table:table-cell table:formula="of:=[.$B123]-[.D123]" office:value-type="float" office:value="1">
            <text:p>1</text:p>
          </table:table-cell>
          <table:table-cell table:formula="of:=[.$B123]-[.E123]" office:value-type="float" office:value="1">
            <text:p>1</text:p>
          </table:table-cell>
          <table:table-cell table:number-columns-repeated="8"/>
          <table:table-cell table:formula="of:=(ABS([.$B123]-[.C123])&lt;=[.$B123]*0.1)" office:value-type="boolean" office:boolean-value="false">
            <text:p>FALSO</text:p>
          </table:table-cell>
          <table:table-cell table:formula="of:=(ABS([.$B123]-[.D123])&lt;=[.$B123]*0.1)" office:value-type="boolean" office:boolean-value="false">
            <text:p>FALSO</text:p>
          </table:table-cell>
          <table:table-cell table:formula="of:=(ABS([.$B123]-[.E123])&lt;=[.$B12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24]-[.C124]" office:value-type="float" office:value="0">
            <text:p>0</text:p>
          </table:table-cell>
          <table:table-cell table:formula="of:=[.$B124]-[.D124]" office:value-type="float" office:value="0">
            <text:p>0</text:p>
          </table:table-cell>
          <table:table-cell table:formula="of:=[.$B124]-[.E124]" office:value-type="float" office:value="0">
            <text:p>0</text:p>
          </table:table-cell>
          <table:table-cell table:number-columns-repeated="8"/>
          <table:table-cell table:formula="of:=(ABS([.$B124]-[.C124])&lt;=[.$B124]*0.1)" office:value-type="boolean" office:boolean-value="true">
            <text:p>VERDADERO</text:p>
          </table:table-cell>
          <table:table-cell table:formula="of:=(ABS([.$B124]-[.D124])&lt;=[.$B124]*0.1)" office:value-type="boolean" office:boolean-value="true">
            <text:p>VERDADERO</text:p>
          </table:table-cell>
          <table:table-cell table:formula="of:=(ABS([.$B124]-[.E124])&lt;=[.$B1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25]-[.C125]" office:value-type="float" office:value="1">
            <text:p>1</text:p>
          </table:table-cell>
          <table:table-cell table:formula="of:=[.$B125]-[.D125]" office:value-type="float" office:value="1">
            <text:p>1</text:p>
          </table:table-cell>
          <table:table-cell table:formula="of:=[.$B125]-[.E125]" office:value-type="float" office:value="1">
            <text:p>1</text:p>
          </table:table-cell>
          <table:table-cell table:number-columns-repeated="8"/>
          <table:table-cell table:formula="of:=(ABS([.$B125]-[.C125])&lt;=[.$B125]*0.1)" office:value-type="boolean" office:boolean-value="false">
            <text:p>FALSO</text:p>
          </table:table-cell>
          <table:table-cell table:formula="of:=(ABS([.$B125]-[.D125])&lt;=[.$B125]*0.1)" office:value-type="boolean" office:boolean-value="false">
            <text:p>FALSO</text:p>
          </table:table-cell>
          <table:table-cell table:formula="of:=(ABS([.$B125]-[.E125])&lt;=[.$B12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26]-[.C126]" office:value-type="float" office:value="0">
            <text:p>0</text:p>
          </table:table-cell>
          <table:table-cell table:formula="of:=[.$B126]-[.D126]" office:value-type="float" office:value="0">
            <text:p>0</text:p>
          </table:table-cell>
          <table:table-cell table:formula="of:=[.$B126]-[.E126]" office:value-type="float" office:value="0">
            <text:p>0</text:p>
          </table:table-cell>
          <table:table-cell table:number-columns-repeated="8"/>
          <table:table-cell table:formula="of:=(ABS([.$B126]-[.C126])&lt;=[.$B126]*0.1)" office:value-type="boolean" office:boolean-value="true">
            <text:p>VERDADERO</text:p>
          </table:table-cell>
          <table:table-cell table:formula="of:=(ABS([.$B126]-[.D126])&lt;=[.$B126]*0.1)" office:value-type="boolean" office:boolean-value="true">
            <text:p>VERDADERO</text:p>
          </table:table-cell>
          <table:table-cell table:formula="of:=(ABS([.$B126]-[.E126])&lt;=[.$B1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27]-[.C127]" office:value-type="float" office:value="0">
            <text:p>0</text:p>
          </table:table-cell>
          <table:table-cell table:formula="of:=[.$B127]-[.D127]" office:value-type="float" office:value="0">
            <text:p>0</text:p>
          </table:table-cell>
          <table:table-cell table:formula="of:=[.$B127]-[.E127]" office:value-type="float" office:value="0">
            <text:p>0</text:p>
          </table:table-cell>
          <table:table-cell table:number-columns-repeated="8"/>
          <table:table-cell table:formula="of:=(ABS([.$B127]-[.C127])&lt;=[.$B127]*0.1)" office:value-type="boolean" office:boolean-value="true">
            <text:p>VERDADERO</text:p>
          </table:table-cell>
          <table:table-cell table:formula="of:=(ABS([.$B127]-[.D127])&lt;=[.$B127]*0.1)" office:value-type="boolean" office:boolean-value="true">
            <text:p>VERDADERO</text:p>
          </table:table-cell>
          <table:table-cell table:formula="of:=(ABS([.$B127]-[.E127])&lt;=[.$B1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8]-[.C128]" office:value-type="float" office:value="0">
            <text:p>0</text:p>
          </table:table-cell>
          <table:table-cell table:formula="of:=[.$B128]-[.D128]" office:value-type="float" office:value="0">
            <text:p>0</text:p>
          </table:table-cell>
          <table:table-cell table:formula="of:=[.$B128]-[.E128]" office:value-type="float" office:value="0">
            <text:p>0</text:p>
          </table:table-cell>
          <table:table-cell table:number-columns-repeated="8"/>
          <table:table-cell table:formula="of:=(ABS([.$B128]-[.C128])&lt;=[.$B128]*0.1)" office:value-type="boolean" office:boolean-value="true">
            <text:p>VERDADERO</text:p>
          </table:table-cell>
          <table:table-cell table:formula="of:=(ABS([.$B128]-[.D128])&lt;=[.$B128]*0.1)" office:value-type="boolean" office:boolean-value="true">
            <text:p>VERDADERO</text:p>
          </table:table-cell>
          <table:table-cell table:formula="of:=(ABS([.$B128]-[.E128])&lt;=[.$B1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9]-[.C129]" office:value-type="float" office:value="0">
            <text:p>0</text:p>
          </table:table-cell>
          <table:table-cell table:formula="of:=[.$B129]-[.D129]" office:value-type="float" office:value="0">
            <text:p>0</text:p>
          </table:table-cell>
          <table:table-cell table:formula="of:=[.$B129]-[.E129]" office:value-type="float" office:value="0">
            <text:p>0</text:p>
          </table:table-cell>
          <table:table-cell table:number-columns-repeated="8"/>
          <table:table-cell table:formula="of:=(ABS([.$B129]-[.C129])&lt;=[.$B129]*0.1)" office:value-type="boolean" office:boolean-value="true">
            <text:p>VERDADERO</text:p>
          </table:table-cell>
          <table:table-cell table:formula="of:=(ABS([.$B129]-[.D129])&lt;=[.$B129]*0.1)" office:value-type="boolean" office:boolean-value="true">
            <text:p>VERDADERO</text:p>
          </table:table-cell>
          <table:table-cell table:formula="of:=(ABS([.$B129]-[.E129])&lt;=[.$B1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30]-[.C130]" office:value-type="float" office:value="1">
            <text:p>1</text:p>
          </table:table-cell>
          <table:table-cell table:formula="of:=[.$B130]-[.D130]" office:value-type="float" office:value="1">
            <text:p>1</text:p>
          </table:table-cell>
          <table:table-cell table:formula="of:=[.$B130]-[.E130]" office:value-type="float" office:value="1">
            <text:p>1</text:p>
          </table:table-cell>
          <table:table-cell table:number-columns-repeated="8"/>
          <table:table-cell table:formula="of:=(ABS([.$B130]-[.C130])&lt;=[.$B130]*0.1)" office:value-type="boolean" office:boolean-value="false">
            <text:p>FALSO</text:p>
          </table:table-cell>
          <table:table-cell table:formula="of:=(ABS([.$B130]-[.D130])&lt;=[.$B130]*0.1)" office:value-type="boolean" office:boolean-value="false">
            <text:p>FALSO</text:p>
          </table:table-cell>
          <table:table-cell table:formula="of:=(ABS([.$B130]-[.E130])&lt;=[.$B13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31]-[.C131]" office:value-type="float" office:value="0">
            <text:p>0</text:p>
          </table:table-cell>
          <table:table-cell table:formula="of:=[.$B131]-[.D131]" office:value-type="float" office:value="0">
            <text:p>0</text:p>
          </table:table-cell>
          <table:table-cell table:formula="of:=[.$B131]-[.E131]" office:value-type="float" office:value="0">
            <text:p>0</text:p>
          </table:table-cell>
          <table:table-cell table:number-columns-repeated="8"/>
          <table:table-cell table:formula="of:=(ABS([.$B131]-[.C131])&lt;=[.$B131]*0.1)" office:value-type="boolean" office:boolean-value="true">
            <text:p>VERDADERO</text:p>
          </table:table-cell>
          <table:table-cell table:formula="of:=(ABS([.$B131]-[.D131])&lt;=[.$B131]*0.1)" office:value-type="boolean" office:boolean-value="true">
            <text:p>VERDADERO</text:p>
          </table:table-cell>
          <table:table-cell table:formula="of:=(ABS([.$B131]-[.E131])&lt;=[.$B1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2]-[.C132]" office:value-type="float" office:value="0">
            <text:p>0</text:p>
          </table:table-cell>
          <table:table-cell table:formula="of:=[.$B132]-[.D132]" office:value-type="float" office:value="0">
            <text:p>0</text:p>
          </table:table-cell>
          <table:table-cell table:formula="of:=[.$B132]-[.E132]" office:value-type="float" office:value="0">
            <text:p>0</text:p>
          </table:table-cell>
          <table:table-cell table:number-columns-repeated="8"/>
          <table:table-cell table:formula="of:=(ABS([.$B132]-[.C132])&lt;=[.$B132]*0.1)" office:value-type="boolean" office:boolean-value="true">
            <text:p>VERDADERO</text:p>
          </table:table-cell>
          <table:table-cell table:formula="of:=(ABS([.$B132]-[.D132])&lt;=[.$B132]*0.1)" office:value-type="boolean" office:boolean-value="true">
            <text:p>VERDADERO</text:p>
          </table:table-cell>
          <table:table-cell table:formula="of:=(ABS([.$B132]-[.E132])&lt;=[.$B1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3]-[.C133]" office:value-type="float" office:value="0">
            <text:p>0</text:p>
          </table:table-cell>
          <table:table-cell table:formula="of:=[.$B133]-[.D133]" office:value-type="float" office:value="0">
            <text:p>0</text:p>
          </table:table-cell>
          <table:table-cell table:formula="of:=[.$B133]-[.E133]" office:value-type="float" office:value="0">
            <text:p>0</text:p>
          </table:table-cell>
          <table:table-cell table:number-columns-repeated="8"/>
          <table:table-cell table:formula="of:=(ABS([.$B133]-[.C133])&lt;=[.$B133]*0.1)" office:value-type="boolean" office:boolean-value="true">
            <text:p>VERDADERO</text:p>
          </table:table-cell>
          <table:table-cell table:formula="of:=(ABS([.$B133]-[.D133])&lt;=[.$B133]*0.1)" office:value-type="boolean" office:boolean-value="true">
            <text:p>VERDADERO</text:p>
          </table:table-cell>
          <table:table-cell table:formula="of:=(ABS([.$B133]-[.E133])&lt;=[.$B1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34]-[.C134]" office:value-type="float" office:value="0">
            <text:p>0</text:p>
          </table:table-cell>
          <table:table-cell table:formula="of:=[.$B134]-[.D134]" office:value-type="float" office:value="0">
            <text:p>0</text:p>
          </table:table-cell>
          <table:table-cell table:formula="of:=[.$B134]-[.E134]" office:value-type="float" office:value="0">
            <text:p>0</text:p>
          </table:table-cell>
          <table:table-cell table:number-columns-repeated="8"/>
          <table:table-cell table:formula="of:=(ABS([.$B134]-[.C134])&lt;=[.$B134]*0.1)" office:value-type="boolean" office:boolean-value="true">
            <text:p>VERDADERO</text:p>
          </table:table-cell>
          <table:table-cell table:formula="of:=(ABS([.$B134]-[.D134])&lt;=[.$B134]*0.1)" office:value-type="boolean" office:boolean-value="true">
            <text:p>VERDADERO</text:p>
          </table:table-cell>
          <table:table-cell table:formula="of:=(ABS([.$B134]-[.E134])&lt;=[.$B1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35]-[.C135]" office:value-type="float" office:value="0">
            <text:p>0</text:p>
          </table:table-cell>
          <table:table-cell table:formula="of:=[.$B135]-[.D135]" office:value-type="float" office:value="0">
            <text:p>0</text:p>
          </table:table-cell>
          <table:table-cell table:formula="of:=[.$B135]-[.E135]" office:value-type="float" office:value="0">
            <text:p>0</text:p>
          </table:table-cell>
          <table:table-cell table:number-columns-repeated="8"/>
          <table:table-cell table:formula="of:=(ABS([.$B135]-[.C135])&lt;=[.$B135]*0.1)" office:value-type="boolean" office:boolean-value="true">
            <text:p>VERDADERO</text:p>
          </table:table-cell>
          <table:table-cell table:formula="of:=(ABS([.$B135]-[.D135])&lt;=[.$B135]*0.1)" office:value-type="boolean" office:boolean-value="true">
            <text:p>VERDADERO</text:p>
          </table:table-cell>
          <table:table-cell table:formula="of:=(ABS([.$B135]-[.E135])&lt;=[.$B1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36]-[.C136]" office:value-type="float" office:value="0">
            <text:p>0</text:p>
          </table:table-cell>
          <table:table-cell table:formula="of:=[.$B136]-[.D136]" office:value-type="float" office:value="0">
            <text:p>0</text:p>
          </table:table-cell>
          <table:table-cell table:formula="of:=[.$B136]-[.E136]" office:value-type="float" office:value="0">
            <text:p>0</text:p>
          </table:table-cell>
          <table:table-cell table:number-columns-repeated="8"/>
          <table:table-cell table:formula="of:=(ABS([.$B136]-[.C136])&lt;=[.$B136]*0.1)" office:value-type="boolean" office:boolean-value="true">
            <text:p>VERDADERO</text:p>
          </table:table-cell>
          <table:table-cell table:formula="of:=(ABS([.$B136]-[.D136])&lt;=[.$B136]*0.1)" office:value-type="boolean" office:boolean-value="true">
            <text:p>VERDADERO</text:p>
          </table:table-cell>
          <table:table-cell table:formula="of:=(ABS([.$B136]-[.E136])&lt;=[.$B1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37]-[.C137]" office:value-type="float" office:value="0">
            <text:p>0</text:p>
          </table:table-cell>
          <table:table-cell table:formula="of:=[.$B137]-[.D137]" office:value-type="float" office:value="0">
            <text:p>0</text:p>
          </table:table-cell>
          <table:table-cell table:formula="of:=[.$B137]-[.E137]" office:value-type="float" office:value="0">
            <text:p>0</text:p>
          </table:table-cell>
          <table:table-cell table:number-columns-repeated="8"/>
          <table:table-cell table:formula="of:=(ABS([.$B137]-[.C137])&lt;=[.$B137]*0.1)" office:value-type="boolean" office:boolean-value="true">
            <text:p>VERDADERO</text:p>
          </table:table-cell>
          <table:table-cell table:formula="of:=(ABS([.$B137]-[.D137])&lt;=[.$B137]*0.1)" office:value-type="boolean" office:boolean-value="true">
            <text:p>VERDADERO</text:p>
          </table:table-cell>
          <table:table-cell table:formula="of:=(ABS([.$B137]-[.E137])&lt;=[.$B1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38]-[.C138]" office:value-type="float" office:value="1">
            <text:p>1</text:p>
          </table:table-cell>
          <table:table-cell table:formula="of:=[.$B138]-[.D138]" office:value-type="float" office:value="1">
            <text:p>1</text:p>
          </table:table-cell>
          <table:table-cell table:formula="of:=[.$B138]-[.E138]" office:value-type="float" office:value="1">
            <text:p>1</text:p>
          </table:table-cell>
          <table:table-cell table:number-columns-repeated="8"/>
          <table:table-cell table:formula="of:=(ABS([.$B138]-[.C138])&lt;=[.$B138]*0.1)" office:value-type="boolean" office:boolean-value="false">
            <text:p>FALSO</text:p>
          </table:table-cell>
          <table:table-cell table:formula="of:=(ABS([.$B138]-[.D138])&lt;=[.$B138]*0.1)" office:value-type="boolean" office:boolean-value="false">
            <text:p>FALSO</text:p>
          </table:table-cell>
          <table:table-cell table:formula="of:=(ABS([.$B138]-[.E138])&lt;=[.$B13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39]-[.C139]" office:value-type="float" office:value="1">
            <text:p>1</text:p>
          </table:table-cell>
          <table:table-cell table:formula="of:=[.$B139]-[.D139]" office:value-type="float" office:value="1">
            <text:p>1</text:p>
          </table:table-cell>
          <table:table-cell table:formula="of:=[.$B139]-[.E139]" office:value-type="float" office:value="1">
            <text:p>1</text:p>
          </table:table-cell>
          <table:table-cell table:number-columns-repeated="8"/>
          <table:table-cell table:formula="of:=(ABS([.$B139]-[.C139])&lt;=[.$B139]*0.1)" office:value-type="boolean" office:boolean-value="false">
            <text:p>FALSO</text:p>
          </table:table-cell>
          <table:table-cell table:formula="of:=(ABS([.$B139]-[.D139])&lt;=[.$B139]*0.1)" office:value-type="boolean" office:boolean-value="false">
            <text:p>FALSO</text:p>
          </table:table-cell>
          <table:table-cell table:formula="of:=(ABS([.$B139]-[.E139])&lt;=[.$B13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40]-[.C140]" office:value-type="float" office:value="0">
            <text:p>0</text:p>
          </table:table-cell>
          <table:table-cell table:formula="of:=[.$B140]-[.D140]" office:value-type="float" office:value="0">
            <text:p>0</text:p>
          </table:table-cell>
          <table:table-cell table:formula="of:=[.$B140]-[.E140]" office:value-type="float" office:value="0">
            <text:p>0</text:p>
          </table:table-cell>
          <table:table-cell table:number-columns-repeated="8"/>
          <table:table-cell table:formula="of:=(ABS([.$B140]-[.C140])&lt;=[.$B140]*0.1)" office:value-type="boolean" office:boolean-value="true">
            <text:p>VERDADERO</text:p>
          </table:table-cell>
          <table:table-cell table:formula="of:=(ABS([.$B140]-[.D140])&lt;=[.$B140]*0.1)" office:value-type="boolean" office:boolean-value="true">
            <text:p>VERDADERO</text:p>
          </table:table-cell>
          <table:table-cell table:formula="of:=(ABS([.$B140]-[.E140])&lt;=[.$B1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41]-[.C141]" office:value-type="float" office:value="0">
            <text:p>0</text:p>
          </table:table-cell>
          <table:table-cell table:formula="of:=[.$B141]-[.D141]" office:value-type="float" office:value="0">
            <text:p>0</text:p>
          </table:table-cell>
          <table:table-cell table:formula="of:=[.$B141]-[.E141]" office:value-type="float" office:value="0">
            <text:p>0</text:p>
          </table:table-cell>
          <table:table-cell table:number-columns-repeated="8"/>
          <table:table-cell table:formula="of:=(ABS([.$B141]-[.C141])&lt;=[.$B141]*0.1)" office:value-type="boolean" office:boolean-value="true">
            <text:p>VERDADERO</text:p>
          </table:table-cell>
          <table:table-cell table:formula="of:=(ABS([.$B141]-[.D141])&lt;=[.$B141]*0.1)" office:value-type="boolean" office:boolean-value="true">
            <text:p>VERDADERO</text:p>
          </table:table-cell>
          <table:table-cell table:formula="of:=(ABS([.$B141]-[.E141])&lt;=[.$B1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42]-[.C142]" office:value-type="float" office:value="0">
            <text:p>0</text:p>
          </table:table-cell>
          <table:table-cell table:formula="of:=[.$B142]-[.D142]" office:value-type="float" office:value="0">
            <text:p>0</text:p>
          </table:table-cell>
          <table:table-cell table:formula="of:=[.$B142]-[.E142]" office:value-type="float" office:value="0">
            <text:p>0</text:p>
          </table:table-cell>
          <table:table-cell table:number-columns-repeated="8"/>
          <table:table-cell table:formula="of:=(ABS([.$B142]-[.C142])&lt;=[.$B142]*0.1)" office:value-type="boolean" office:boolean-value="true">
            <text:p>VERDADERO</text:p>
          </table:table-cell>
          <table:table-cell table:formula="of:=(ABS([.$B142]-[.D142])&lt;=[.$B142]*0.1)" office:value-type="boolean" office:boolean-value="true">
            <text:p>VERDADERO</text:p>
          </table:table-cell>
          <table:table-cell table:formula="of:=(ABS([.$B142]-[.E142])&lt;=[.$B1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43]-[.C143]" office:value-type="float" office:value="0">
            <text:p>0</text:p>
          </table:table-cell>
          <table:table-cell table:formula="of:=[.$B143]-[.D143]" office:value-type="float" office:value="0">
            <text:p>0</text:p>
          </table:table-cell>
          <table:table-cell table:formula="of:=[.$B143]-[.E143]" office:value-type="float" office:value="0">
            <text:p>0</text:p>
          </table:table-cell>
          <table:table-cell table:number-columns-repeated="8"/>
          <table:table-cell table:formula="of:=(ABS([.$B143]-[.C143])&lt;=[.$B143]*0.1)" office:value-type="boolean" office:boolean-value="true">
            <text:p>VERDADERO</text:p>
          </table:table-cell>
          <table:table-cell table:formula="of:=(ABS([.$B143]-[.D143])&lt;=[.$B143]*0.1)" office:value-type="boolean" office:boolean-value="true">
            <text:p>VERDADERO</text:p>
          </table:table-cell>
          <table:table-cell table:formula="of:=(ABS([.$B143]-[.E143])&lt;=[.$B1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44]-[.C144]" office:value-type="float" office:value="0">
            <text:p>0</text:p>
          </table:table-cell>
          <table:table-cell table:formula="of:=[.$B144]-[.D144]" office:value-type="float" office:value="0">
            <text:p>0</text:p>
          </table:table-cell>
          <table:table-cell table:formula="of:=[.$B144]-[.E144]" office:value-type="float" office:value="0">
            <text:p>0</text:p>
          </table:table-cell>
          <table:table-cell table:number-columns-repeated="8"/>
          <table:table-cell table:formula="of:=(ABS([.$B144]-[.C144])&lt;=[.$B144]*0.1)" office:value-type="boolean" office:boolean-value="true">
            <text:p>VERDADERO</text:p>
          </table:table-cell>
          <table:table-cell table:formula="of:=(ABS([.$B144]-[.D144])&lt;=[.$B144]*0.1)" office:value-type="boolean" office:boolean-value="true">
            <text:p>VERDADERO</text:p>
          </table:table-cell>
          <table:table-cell table:formula="of:=(ABS([.$B144]-[.E144])&lt;=[.$B1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45]-[.C145]" office:value-type="float" office:value="0">
            <text:p>0</text:p>
          </table:table-cell>
          <table:table-cell table:formula="of:=[.$B145]-[.D145]" office:value-type="float" office:value="0">
            <text:p>0</text:p>
          </table:table-cell>
          <table:table-cell table:formula="of:=[.$B145]-[.E145]" office:value-type="float" office:value="0">
            <text:p>0</text:p>
          </table:table-cell>
          <table:table-cell table:number-columns-repeated="8"/>
          <table:table-cell table:formula="of:=(ABS([.$B145]-[.C145])&lt;=[.$B145]*0.1)" office:value-type="boolean" office:boolean-value="true">
            <text:p>VERDADERO</text:p>
          </table:table-cell>
          <table:table-cell table:formula="of:=(ABS([.$B145]-[.D145])&lt;=[.$B145]*0.1)" office:value-type="boolean" office:boolean-value="true">
            <text:p>VERDADERO</text:p>
          </table:table-cell>
          <table:table-cell table:formula="of:=(ABS([.$B145]-[.E145])&lt;=[.$B1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46]-[.C146]" office:value-type="float" office:value="0">
            <text:p>0</text:p>
          </table:table-cell>
          <table:table-cell table:formula="of:=[.$B146]-[.D146]" office:value-type="float" office:value="0">
            <text:p>0</text:p>
          </table:table-cell>
          <table:table-cell table:formula="of:=[.$B146]-[.E146]" office:value-type="float" office:value="0">
            <text:p>0</text:p>
          </table:table-cell>
          <table:table-cell table:number-columns-repeated="8"/>
          <table:table-cell table:formula="of:=(ABS([.$B146]-[.C146])&lt;=[.$B146]*0.1)" office:value-type="boolean" office:boolean-value="true">
            <text:p>VERDADERO</text:p>
          </table:table-cell>
          <table:table-cell table:formula="of:=(ABS([.$B146]-[.D146])&lt;=[.$B146]*0.1)" office:value-type="boolean" office:boolean-value="true">
            <text:p>VERDADERO</text:p>
          </table:table-cell>
          <table:table-cell table:formula="of:=(ABS([.$B146]-[.E146])&lt;=[.$B1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47]-[.C147]" office:value-type="float" office:value="0">
            <text:p>0</text:p>
          </table:table-cell>
          <table:table-cell table:formula="of:=[.$B147]-[.D147]" office:value-type="float" office:value="0">
            <text:p>0</text:p>
          </table:table-cell>
          <table:table-cell table:formula="of:=[.$B147]-[.E147]" office:value-type="float" office:value="0">
            <text:p>0</text:p>
          </table:table-cell>
          <table:table-cell table:number-columns-repeated="8"/>
          <table:table-cell table:formula="of:=(ABS([.$B147]-[.C147])&lt;=[.$B147]*0.1)" office:value-type="boolean" office:boolean-value="true">
            <text:p>VERDADERO</text:p>
          </table:table-cell>
          <table:table-cell table:formula="of:=(ABS([.$B147]-[.D147])&lt;=[.$B147]*0.1)" office:value-type="boolean" office:boolean-value="true">
            <text:p>VERDADERO</text:p>
          </table:table-cell>
          <table:table-cell table:formula="of:=(ABS([.$B147]-[.E147])&lt;=[.$B1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48]-[.C148]" office:value-type="float" office:value="0">
            <text:p>0</text:p>
          </table:table-cell>
          <table:table-cell table:formula="of:=[.$B148]-[.D148]" office:value-type="float" office:value="0">
            <text:p>0</text:p>
          </table:table-cell>
          <table:table-cell table:formula="of:=[.$B148]-[.E148]" office:value-type="float" office:value="0">
            <text:p>0</text:p>
          </table:table-cell>
          <table:table-cell table:number-columns-repeated="8"/>
          <table:table-cell table:formula="of:=(ABS([.$B148]-[.C148])&lt;=[.$B148]*0.1)" office:value-type="boolean" office:boolean-value="true">
            <text:p>VERDADERO</text:p>
          </table:table-cell>
          <table:table-cell table:formula="of:=(ABS([.$B148]-[.D148])&lt;=[.$B148]*0.1)" office:value-type="boolean" office:boolean-value="true">
            <text:p>VERDADERO</text:p>
          </table:table-cell>
          <table:table-cell table:formula="of:=(ABS([.$B148]-[.E148])&lt;=[.$B1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49]-[.C149]" office:value-type="float" office:value="0">
            <text:p>0</text:p>
          </table:table-cell>
          <table:table-cell table:formula="of:=[.$B149]-[.D149]" office:value-type="float" office:value="0">
            <text:p>0</text:p>
          </table:table-cell>
          <table:table-cell table:formula="of:=[.$B149]-[.E149]" office:value-type="float" office:value="0">
            <text:p>0</text:p>
          </table:table-cell>
          <table:table-cell table:number-columns-repeated="8"/>
          <table:table-cell table:formula="of:=(ABS([.$B149]-[.C149])&lt;=[.$B149]*0.1)" office:value-type="boolean" office:boolean-value="true">
            <text:p>VERDADERO</text:p>
          </table:table-cell>
          <table:table-cell table:formula="of:=(ABS([.$B149]-[.D149])&lt;=[.$B149]*0.1)" office:value-type="boolean" office:boolean-value="true">
            <text:p>VERDADERO</text:p>
          </table:table-cell>
          <table:table-cell table:formula="of:=(ABS([.$B149]-[.E149])&lt;=[.$B1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50]-[.C150]" office:value-type="float" office:value="0">
            <text:p>0</text:p>
          </table:table-cell>
          <table:table-cell table:formula="of:=[.$B150]-[.D150]" office:value-type="float" office:value="0">
            <text:p>0</text:p>
          </table:table-cell>
          <table:table-cell table:formula="of:=[.$B150]-[.E150]" office:value-type="float" office:value="0">
            <text:p>0</text:p>
          </table:table-cell>
          <table:table-cell table:number-columns-repeated="8"/>
          <table:table-cell table:formula="of:=(ABS([.$B150]-[.C150])&lt;=[.$B150]*0.1)" office:value-type="boolean" office:boolean-value="true">
            <text:p>VERDADERO</text:p>
          </table:table-cell>
          <table:table-cell table:formula="of:=(ABS([.$B150]-[.D150])&lt;=[.$B150]*0.1)" office:value-type="boolean" office:boolean-value="true">
            <text:p>VERDADERO</text:p>
          </table:table-cell>
          <table:table-cell table:formula="of:=(ABS([.$B150]-[.E150])&lt;=[.$B1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51]-[.C151]" office:value-type="float" office:value="1">
            <text:p>1</text:p>
          </table:table-cell>
          <table:table-cell table:formula="of:=[.$B151]-[.D151]" office:value-type="float" office:value="1">
            <text:p>1</text:p>
          </table:table-cell>
          <table:table-cell table:formula="of:=[.$B151]-[.E151]" office:value-type="float" office:value="1">
            <text:p>1</text:p>
          </table:table-cell>
          <table:table-cell table:number-columns-repeated="8"/>
          <table:table-cell table:formula="of:=(ABS([.$B151]-[.C151])&lt;=[.$B151]*0.1)" office:value-type="boolean" office:boolean-value="false">
            <text:p>FALSO</text:p>
          </table:table-cell>
          <table:table-cell table:formula="of:=(ABS([.$B151]-[.D151])&lt;=[.$B151]*0.1)" office:value-type="boolean" office:boolean-value="false">
            <text:p>FALSO</text:p>
          </table:table-cell>
          <table:table-cell table:formula="of:=(ABS([.$B151]-[.E151])&lt;=[.$B15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52]-[.C152]" office:value-type="float" office:value="0">
            <text:p>0</text:p>
          </table:table-cell>
          <table:table-cell table:formula="of:=[.$B152]-[.D152]" office:value-type="float" office:value="0">
            <text:p>0</text:p>
          </table:table-cell>
          <table:table-cell table:formula="of:=[.$B152]-[.E152]" office:value-type="float" office:value="0">
            <text:p>0</text:p>
          </table:table-cell>
          <table:table-cell table:number-columns-repeated="8"/>
          <table:table-cell table:formula="of:=(ABS([.$B152]-[.C152])&lt;=[.$B152]*0.1)" office:value-type="boolean" office:boolean-value="true">
            <text:p>VERDADERO</text:p>
          </table:table-cell>
          <table:table-cell table:formula="of:=(ABS([.$B152]-[.D152])&lt;=[.$B152]*0.1)" office:value-type="boolean" office:boolean-value="true">
            <text:p>VERDADERO</text:p>
          </table:table-cell>
          <table:table-cell table:formula="of:=(ABS([.$B152]-[.E152])&lt;=[.$B1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53]-[.C153]" office:value-type="float" office:value="0">
            <text:p>0</text:p>
          </table:table-cell>
          <table:table-cell table:formula="of:=[.$B153]-[.D153]" office:value-type="float" office:value="0">
            <text:p>0</text:p>
          </table:table-cell>
          <table:table-cell table:formula="of:=[.$B153]-[.E153]" office:value-type="float" office:value="0">
            <text:p>0</text:p>
          </table:table-cell>
          <table:table-cell table:number-columns-repeated="8"/>
          <table:table-cell table:formula="of:=(ABS([.$B153]-[.C153])&lt;=[.$B153]*0.1)" office:value-type="boolean" office:boolean-value="true">
            <text:p>VERDADERO</text:p>
          </table:table-cell>
          <table:table-cell table:formula="of:=(ABS([.$B153]-[.D153])&lt;=[.$B153]*0.1)" office:value-type="boolean" office:boolean-value="true">
            <text:p>VERDADERO</text:p>
          </table:table-cell>
          <table:table-cell table:formula="of:=(ABS([.$B153]-[.E153])&lt;=[.$B1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4]-[.C154]" office:value-type="float" office:value="0">
            <text:p>0</text:p>
          </table:table-cell>
          <table:table-cell table:formula="of:=[.$B154]-[.D154]" office:value-type="float" office:value="0">
            <text:p>0</text:p>
          </table:table-cell>
          <table:table-cell table:formula="of:=[.$B154]-[.E154]" office:value-type="float" office:value="0">
            <text:p>0</text:p>
          </table:table-cell>
          <table:table-cell table:number-columns-repeated="8"/>
          <table:table-cell table:formula="of:=(ABS([.$B154]-[.C154])&lt;=[.$B154]*0.1)" office:value-type="boolean" office:boolean-value="true">
            <text:p>VERDADERO</text:p>
          </table:table-cell>
          <table:table-cell table:formula="of:=(ABS([.$B154]-[.D154])&lt;=[.$B154]*0.1)" office:value-type="boolean" office:boolean-value="true">
            <text:p>VERDADERO</text:p>
          </table:table-cell>
          <table:table-cell table:formula="of:=(ABS([.$B154]-[.E154])&lt;=[.$B1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55]-[.C155]" office:value-type="float" office:value="0">
            <text:p>0</text:p>
          </table:table-cell>
          <table:table-cell table:formula="of:=[.$B155]-[.D155]" office:value-type="float" office:value="0">
            <text:p>0</text:p>
          </table:table-cell>
          <table:table-cell table:formula="of:=[.$B155]-[.E155]" office:value-type="float" office:value="0">
            <text:p>0</text:p>
          </table:table-cell>
          <table:table-cell table:number-columns-repeated="8"/>
          <table:table-cell table:formula="of:=(ABS([.$B155]-[.C155])&lt;=[.$B155]*0.1)" office:value-type="boolean" office:boolean-value="true">
            <text:p>VERDADERO</text:p>
          </table:table-cell>
          <table:table-cell table:formula="of:=(ABS([.$B155]-[.D155])&lt;=[.$B155]*0.1)" office:value-type="boolean" office:boolean-value="true">
            <text:p>VERDADERO</text:p>
          </table:table-cell>
          <table:table-cell table:formula="of:=(ABS([.$B155]-[.E155])&lt;=[.$B1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56]-[.C156]" office:value-type="float" office:value="0">
            <text:p>0</text:p>
          </table:table-cell>
          <table:table-cell table:formula="of:=[.$B156]-[.D156]" office:value-type="float" office:value="0">
            <text:p>0</text:p>
          </table:table-cell>
          <table:table-cell table:formula="of:=[.$B156]-[.E156]" office:value-type="float" office:value="0">
            <text:p>0</text:p>
          </table:table-cell>
          <table:table-cell table:number-columns-repeated="8"/>
          <table:table-cell table:formula="of:=(ABS([.$B156]-[.C156])&lt;=[.$B156]*0.1)" office:value-type="boolean" office:boolean-value="true">
            <text:p>VERDADERO</text:p>
          </table:table-cell>
          <table:table-cell table:formula="of:=(ABS([.$B156]-[.D156])&lt;=[.$B156]*0.1)" office:value-type="boolean" office:boolean-value="true">
            <text:p>VERDADERO</text:p>
          </table:table-cell>
          <table:table-cell table:formula="of:=(ABS([.$B156]-[.E156])&lt;=[.$B1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57]-[.C157]" office:value-type="float" office:value="0">
            <text:p>0</text:p>
          </table:table-cell>
          <table:table-cell table:formula="of:=[.$B157]-[.D157]" office:value-type="float" office:value="0">
            <text:p>0</text:p>
          </table:table-cell>
          <table:table-cell table:formula="of:=[.$B157]-[.E157]" office:value-type="float" office:value="0">
            <text:p>0</text:p>
          </table:table-cell>
          <table:table-cell table:number-columns-repeated="8"/>
          <table:table-cell table:formula="of:=(ABS([.$B157]-[.C157])&lt;=[.$B157]*0.1)" office:value-type="boolean" office:boolean-value="true">
            <text:p>VERDADERO</text:p>
          </table:table-cell>
          <table:table-cell table:formula="of:=(ABS([.$B157]-[.D157])&lt;=[.$B157]*0.1)" office:value-type="boolean" office:boolean-value="true">
            <text:p>VERDADERO</text:p>
          </table:table-cell>
          <table:table-cell table:formula="of:=(ABS([.$B157]-[.E157])&lt;=[.$B1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8]-[.C158]" office:value-type="float" office:value="0">
            <text:p>0</text:p>
          </table:table-cell>
          <table:table-cell table:formula="of:=[.$B158]-[.D158]" office:value-type="float" office:value="0">
            <text:p>0</text:p>
          </table:table-cell>
          <table:table-cell table:formula="of:=[.$B158]-[.E158]" office:value-type="float" office:value="0">
            <text:p>0</text:p>
          </table:table-cell>
          <table:table-cell table:number-columns-repeated="8"/>
          <table:table-cell table:formula="of:=(ABS([.$B158]-[.C158])&lt;=[.$B158]*0.1)" office:value-type="boolean" office:boolean-value="true">
            <text:p>VERDADERO</text:p>
          </table:table-cell>
          <table:table-cell table:formula="of:=(ABS([.$B158]-[.D158])&lt;=[.$B158]*0.1)" office:value-type="boolean" office:boolean-value="true">
            <text:p>VERDADERO</text:p>
          </table:table-cell>
          <table:table-cell table:formula="of:=(ABS([.$B158]-[.E158])&lt;=[.$B1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59]-[.C159]" office:value-type="float" office:value="1">
            <text:p>1</text:p>
          </table:table-cell>
          <table:table-cell table:formula="of:=[.$B159]-[.D159]" office:value-type="float" office:value="1">
            <text:p>1</text:p>
          </table:table-cell>
          <table:table-cell table:formula="of:=[.$B159]-[.E159]" office:value-type="float" office:value="1">
            <text:p>1</text:p>
          </table:table-cell>
          <table:table-cell table:number-columns-repeated="8"/>
          <table:table-cell table:formula="of:=(ABS([.$B159]-[.C159])&lt;=[.$B159]*0.1)" office:value-type="boolean" office:boolean-value="false">
            <text:p>FALSO</text:p>
          </table:table-cell>
          <table:table-cell table:formula="of:=(ABS([.$B159]-[.D159])&lt;=[.$B159]*0.1)" office:value-type="boolean" office:boolean-value="false">
            <text:p>FALSO</text:p>
          </table:table-cell>
          <table:table-cell table:formula="of:=(ABS([.$B159]-[.E159])&lt;=[.$B15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60]-[.C160]" office:value-type="float" office:value="0">
            <text:p>0</text:p>
          </table:table-cell>
          <table:table-cell table:formula="of:=[.$B160]-[.D160]" office:value-type="float" office:value="0">
            <text:p>0</text:p>
          </table:table-cell>
          <table:table-cell table:formula="of:=[.$B160]-[.E160]" office:value-type="float" office:value="0">
            <text:p>0</text:p>
          </table:table-cell>
          <table:table-cell table:number-columns-repeated="8"/>
          <table:table-cell table:formula="of:=(ABS([.$B160]-[.C160])&lt;=[.$B160]*0.1)" office:value-type="boolean" office:boolean-value="true">
            <text:p>VERDADERO</text:p>
          </table:table-cell>
          <table:table-cell table:formula="of:=(ABS([.$B160]-[.D160])&lt;=[.$B160]*0.1)" office:value-type="boolean" office:boolean-value="true">
            <text:p>VERDADERO</text:p>
          </table:table-cell>
          <table:table-cell table:formula="of:=(ABS([.$B160]-[.E160])&lt;=[.$B1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61]-[.C161]" office:value-type="float" office:value="1">
            <text:p>1</text:p>
          </table:table-cell>
          <table:table-cell table:formula="of:=[.$B161]-[.D161]" office:value-type="float" office:value="1">
            <text:p>1</text:p>
          </table:table-cell>
          <table:table-cell table:formula="of:=[.$B161]-[.E161]" office:value-type="float" office:value="1">
            <text:p>1</text:p>
          </table:table-cell>
          <table:table-cell table:number-columns-repeated="8"/>
          <table:table-cell table:formula="of:=(ABS([.$B161]-[.C161])&lt;=[.$B161]*0.1)" office:value-type="boolean" office:boolean-value="false">
            <text:p>FALSO</text:p>
          </table:table-cell>
          <table:table-cell table:formula="of:=(ABS([.$B161]-[.D161])&lt;=[.$B161]*0.1)" office:value-type="boolean" office:boolean-value="false">
            <text:p>FALSO</text:p>
          </table:table-cell>
          <table:table-cell table:formula="of:=(ABS([.$B161]-[.E161])&lt;=[.$B16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62]-[.C162]" office:value-type="float" office:value="0">
            <text:p>0</text:p>
          </table:table-cell>
          <table:table-cell table:formula="of:=[.$B162]-[.D162]" office:value-type="float" office:value="0">
            <text:p>0</text:p>
          </table:table-cell>
          <table:table-cell table:formula="of:=[.$B162]-[.E162]" office:value-type="float" office:value="0">
            <text:p>0</text:p>
          </table:table-cell>
          <table:table-cell table:number-columns-repeated="8"/>
          <table:table-cell table:formula="of:=(ABS([.$B162]-[.C162])&lt;=[.$B162]*0.1)" office:value-type="boolean" office:boolean-value="true">
            <text:p>VERDADERO</text:p>
          </table:table-cell>
          <table:table-cell table:formula="of:=(ABS([.$B162]-[.D162])&lt;=[.$B162]*0.1)" office:value-type="boolean" office:boolean-value="true">
            <text:p>VERDADERO</text:p>
          </table:table-cell>
          <table:table-cell table:formula="of:=(ABS([.$B162]-[.E162])&lt;=[.$B1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3]-[.C163]" office:value-type="float" office:value="0">
            <text:p>0</text:p>
          </table:table-cell>
          <table:table-cell table:formula="of:=[.$B163]-[.D163]" office:value-type="float" office:value="0">
            <text:p>0</text:p>
          </table:table-cell>
          <table:table-cell table:formula="of:=[.$B163]-[.E163]" office:value-type="float" office:value="0">
            <text:p>0</text:p>
          </table:table-cell>
          <table:table-cell table:number-columns-repeated="8"/>
          <table:table-cell table:formula="of:=(ABS([.$B163]-[.C163])&lt;=[.$B163]*0.1)" office:value-type="boolean" office:boolean-value="true">
            <text:p>VERDADERO</text:p>
          </table:table-cell>
          <table:table-cell table:formula="of:=(ABS([.$B163]-[.D163])&lt;=[.$B163]*0.1)" office:value-type="boolean" office:boolean-value="true">
            <text:p>VERDADERO</text:p>
          </table:table-cell>
          <table:table-cell table:formula="of:=(ABS([.$B163]-[.E163])&lt;=[.$B1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64]-[.C164]" office:value-type="float" office:value="0">
            <text:p>0</text:p>
          </table:table-cell>
          <table:table-cell table:formula="of:=[.$B164]-[.D164]" office:value-type="float" office:value="0">
            <text:p>0</text:p>
          </table:table-cell>
          <table:table-cell table:formula="of:=[.$B164]-[.E164]" office:value-type="float" office:value="0">
            <text:p>0</text:p>
          </table:table-cell>
          <table:table-cell table:number-columns-repeated="8"/>
          <table:table-cell table:formula="of:=(ABS([.$B164]-[.C164])&lt;=[.$B164]*0.1)" office:value-type="boolean" office:boolean-value="true">
            <text:p>VERDADERO</text:p>
          </table:table-cell>
          <table:table-cell table:formula="of:=(ABS([.$B164]-[.D164])&lt;=[.$B164]*0.1)" office:value-type="boolean" office:boolean-value="true">
            <text:p>VERDADERO</text:p>
          </table:table-cell>
          <table:table-cell table:formula="of:=(ABS([.$B164]-[.E164])&lt;=[.$B1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5]-[.C165]" office:value-type="float" office:value="0">
            <text:p>0</text:p>
          </table:table-cell>
          <table:table-cell table:formula="of:=[.$B165]-[.D165]" office:value-type="float" office:value="0">
            <text:p>0</text:p>
          </table:table-cell>
          <table:table-cell table:formula="of:=[.$B165]-[.E165]" office:value-type="float" office:value="0">
            <text:p>0</text:p>
          </table:table-cell>
          <table:table-cell table:number-columns-repeated="8"/>
          <table:table-cell table:formula="of:=(ABS([.$B165]-[.C165])&lt;=[.$B165]*0.1)" office:value-type="boolean" office:boolean-value="true">
            <text:p>VERDADERO</text:p>
          </table:table-cell>
          <table:table-cell table:formula="of:=(ABS([.$B165]-[.D165])&lt;=[.$B165]*0.1)" office:value-type="boolean" office:boolean-value="true">
            <text:p>VERDADERO</text:p>
          </table:table-cell>
          <table:table-cell table:formula="of:=(ABS([.$B165]-[.E165])&lt;=[.$B1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66]-[.C166]" office:value-type="float" office:value="0">
            <text:p>0</text:p>
          </table:table-cell>
          <table:table-cell table:formula="of:=[.$B166]-[.D166]" office:value-type="float" office:value="0">
            <text:p>0</text:p>
          </table:table-cell>
          <table:table-cell table:formula="of:=[.$B166]-[.E166]" office:value-type="float" office:value="0">
            <text:p>0</text:p>
          </table:table-cell>
          <table:table-cell table:number-columns-repeated="8"/>
          <table:table-cell table:formula="of:=(ABS([.$B166]-[.C166])&lt;=[.$B166]*0.1)" office:value-type="boolean" office:boolean-value="true">
            <text:p>VERDADERO</text:p>
          </table:table-cell>
          <table:table-cell table:formula="of:=(ABS([.$B166]-[.D166])&lt;=[.$B166]*0.1)" office:value-type="boolean" office:boolean-value="true">
            <text:p>VERDADERO</text:p>
          </table:table-cell>
          <table:table-cell table:formula="of:=(ABS([.$B166]-[.E166])&lt;=[.$B1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67]-[.C167]" office:value-type="float" office:value="1">
            <text:p>1</text:p>
          </table:table-cell>
          <table:table-cell table:formula="of:=[.$B167]-[.D167]" office:value-type="float" office:value="1">
            <text:p>1</text:p>
          </table:table-cell>
          <table:table-cell table:formula="of:=[.$B167]-[.E167]" office:value-type="float" office:value="1">
            <text:p>1</text:p>
          </table:table-cell>
          <table:table-cell table:number-columns-repeated="8"/>
          <table:table-cell table:formula="of:=(ABS([.$B167]-[.C167])&lt;=[.$B167]*0.1)" office:value-type="boolean" office:boolean-value="false">
            <text:p>FALSO</text:p>
          </table:table-cell>
          <table:table-cell table:formula="of:=(ABS([.$B167]-[.D167])&lt;=[.$B167]*0.1)" office:value-type="boolean" office:boolean-value="false">
            <text:p>FALSO</text:p>
          </table:table-cell>
          <table:table-cell table:formula="of:=(ABS([.$B167]-[.E167])&lt;=[.$B16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68]-[.C168]" office:value-type="float" office:value="0">
            <text:p>0</text:p>
          </table:table-cell>
          <table:table-cell table:formula="of:=[.$B168]-[.D168]" office:value-type="float" office:value="0">
            <text:p>0</text:p>
          </table:table-cell>
          <table:table-cell table:formula="of:=[.$B168]-[.E168]" office:value-type="float" office:value="0">
            <text:p>0</text:p>
          </table:table-cell>
          <table:table-cell table:number-columns-repeated="8"/>
          <table:table-cell table:formula="of:=(ABS([.$B168]-[.C168])&lt;=[.$B168]*0.1)" office:value-type="boolean" office:boolean-value="true">
            <text:p>VERDADERO</text:p>
          </table:table-cell>
          <table:table-cell table:formula="of:=(ABS([.$B168]-[.D168])&lt;=[.$B168]*0.1)" office:value-type="boolean" office:boolean-value="true">
            <text:p>VERDADERO</text:p>
          </table:table-cell>
          <table:table-cell table:formula="of:=(ABS([.$B168]-[.E168])&lt;=[.$B1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9]-[.C169]" office:value-type="float" office:value="0">
            <text:p>0</text:p>
          </table:table-cell>
          <table:table-cell table:formula="of:=[.$B169]-[.D169]" office:value-type="float" office:value="0">
            <text:p>0</text:p>
          </table:table-cell>
          <table:table-cell table:formula="of:=[.$B169]-[.E169]" office:value-type="float" office:value="0">
            <text:p>0</text:p>
          </table:table-cell>
          <table:table-cell table:number-columns-repeated="8"/>
          <table:table-cell table:formula="of:=(ABS([.$B169]-[.C169])&lt;=[.$B169]*0.1)" office:value-type="boolean" office:boolean-value="true">
            <text:p>VERDADERO</text:p>
          </table:table-cell>
          <table:table-cell table:formula="of:=(ABS([.$B169]-[.D169])&lt;=[.$B169]*0.1)" office:value-type="boolean" office:boolean-value="true">
            <text:p>VERDADERO</text:p>
          </table:table-cell>
          <table:table-cell table:formula="of:=(ABS([.$B169]-[.E169])&lt;=[.$B1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70]-[.C170]" office:value-type="float" office:value="0">
            <text:p>0</text:p>
          </table:table-cell>
          <table:table-cell table:formula="of:=[.$B170]-[.D170]" office:value-type="float" office:value="0">
            <text:p>0</text:p>
          </table:table-cell>
          <table:table-cell table:formula="of:=[.$B170]-[.E170]" office:value-type="float" office:value="0">
            <text:p>0</text:p>
          </table:table-cell>
          <table:table-cell table:number-columns-repeated="8"/>
          <table:table-cell table:formula="of:=(ABS([.$B170]-[.C170])&lt;=[.$B170]*0.1)" office:value-type="boolean" office:boolean-value="true">
            <text:p>VERDADERO</text:p>
          </table:table-cell>
          <table:table-cell table:formula="of:=(ABS([.$B170]-[.D170])&lt;=[.$B170]*0.1)" office:value-type="boolean" office:boolean-value="true">
            <text:p>VERDADERO</text:p>
          </table:table-cell>
          <table:table-cell table:formula="of:=(ABS([.$B170]-[.E170])&lt;=[.$B1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71]-[.C171]" office:value-type="float" office:value="0">
            <text:p>0</text:p>
          </table:table-cell>
          <table:table-cell table:formula="of:=[.$B171]-[.D171]" office:value-type="float" office:value="0">
            <text:p>0</text:p>
          </table:table-cell>
          <table:table-cell table:formula="of:=[.$B171]-[.E171]" office:value-type="float" office:value="0">
            <text:p>0</text:p>
          </table:table-cell>
          <table:table-cell table:number-columns-repeated="8"/>
          <table:table-cell table:formula="of:=(ABS([.$B171]-[.C171])&lt;=[.$B171]*0.1)" office:value-type="boolean" office:boolean-value="true">
            <text:p>VERDADERO</text:p>
          </table:table-cell>
          <table:table-cell table:formula="of:=(ABS([.$B171]-[.D171])&lt;=[.$B171]*0.1)" office:value-type="boolean" office:boolean-value="true">
            <text:p>VERDADERO</text:p>
          </table:table-cell>
          <table:table-cell table:formula="of:=(ABS([.$B171]-[.E171])&lt;=[.$B1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72]-[.C172]" office:value-type="float" office:value="1">
            <text:p>1</text:p>
          </table:table-cell>
          <table:table-cell table:formula="of:=[.$B172]-[.D172]" office:value-type="float" office:value="1">
            <text:p>1</text:p>
          </table:table-cell>
          <table:table-cell table:formula="of:=[.$B172]-[.E172]" office:value-type="float" office:value="1">
            <text:p>1</text:p>
          </table:table-cell>
          <table:table-cell table:number-columns-repeated="8"/>
          <table:table-cell table:formula="of:=(ABS([.$B172]-[.C172])&lt;=[.$B172]*0.1)" office:value-type="boolean" office:boolean-value="false">
            <text:p>FALSO</text:p>
          </table:table-cell>
          <table:table-cell table:formula="of:=(ABS([.$B172]-[.D172])&lt;=[.$B172]*0.1)" office:value-type="boolean" office:boolean-value="false">
            <text:p>FALSO</text:p>
          </table:table-cell>
          <table:table-cell table:formula="of:=(ABS([.$B172]-[.E172])&lt;=[.$B172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73]-[.C173]" office:value-type="float" office:value="0">
            <text:p>0</text:p>
          </table:table-cell>
          <table:table-cell table:formula="of:=[.$B173]-[.D173]" office:value-type="float" office:value="0">
            <text:p>0</text:p>
          </table:table-cell>
          <table:table-cell table:formula="of:=[.$B173]-[.E173]" office:value-type="float" office:value="0">
            <text:p>0</text:p>
          </table:table-cell>
          <table:table-cell table:number-columns-repeated="8"/>
          <table:table-cell table:formula="of:=(ABS([.$B173]-[.C173])&lt;=[.$B173]*0.1)" office:value-type="boolean" office:boolean-value="true">
            <text:p>VERDADERO</text:p>
          </table:table-cell>
          <table:table-cell table:formula="of:=(ABS([.$B173]-[.D173])&lt;=[.$B173]*0.1)" office:value-type="boolean" office:boolean-value="true">
            <text:p>VERDADERO</text:p>
          </table:table-cell>
          <table:table-cell table:formula="of:=(ABS([.$B173]-[.E173])&lt;=[.$B1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74]-[.C174]" office:value-type="float" office:value="1">
            <text:p>1</text:p>
          </table:table-cell>
          <table:table-cell table:formula="of:=[.$B174]-[.D174]" office:value-type="float" office:value="1">
            <text:p>1</text:p>
          </table:table-cell>
          <table:table-cell table:formula="of:=[.$B174]-[.E174]" office:value-type="float" office:value="1">
            <text:p>1</text:p>
          </table:table-cell>
          <table:table-cell table:number-columns-repeated="8"/>
          <table:table-cell table:formula="of:=(ABS([.$B174]-[.C174])&lt;=[.$B174]*0.1)" office:value-type="boolean" office:boolean-value="false">
            <text:p>FALSO</text:p>
          </table:table-cell>
          <table:table-cell table:formula="of:=(ABS([.$B174]-[.D174])&lt;=[.$B174]*0.1)" office:value-type="boolean" office:boolean-value="false">
            <text:p>FALSO</text:p>
          </table:table-cell>
          <table:table-cell table:formula="of:=(ABS([.$B174]-[.E174])&lt;=[.$B17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75]-[.C175]" office:value-type="float" office:value="0">
            <text:p>0</text:p>
          </table:table-cell>
          <table:table-cell table:formula="of:=[.$B175]-[.D175]" office:value-type="float" office:value="0">
            <text:p>0</text:p>
          </table:table-cell>
          <table:table-cell table:formula="of:=[.$B175]-[.E175]" office:value-type="float" office:value="0">
            <text:p>0</text:p>
          </table:table-cell>
          <table:table-cell table:number-columns-repeated="8"/>
          <table:table-cell table:formula="of:=(ABS([.$B175]-[.C175])&lt;=[.$B175]*0.1)" office:value-type="boolean" office:boolean-value="true">
            <text:p>VERDADERO</text:p>
          </table:table-cell>
          <table:table-cell table:formula="of:=(ABS([.$B175]-[.D175])&lt;=[.$B175]*0.1)" office:value-type="boolean" office:boolean-value="true">
            <text:p>VERDADERO</text:p>
          </table:table-cell>
          <table:table-cell table:formula="of:=(ABS([.$B175]-[.E175])&lt;=[.$B1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76]-[.C176]" office:value-type="float" office:value="0">
            <text:p>0</text:p>
          </table:table-cell>
          <table:table-cell table:formula="of:=[.$B176]-[.D176]" office:value-type="float" office:value="0">
            <text:p>0</text:p>
          </table:table-cell>
          <table:table-cell table:formula="of:=[.$B176]-[.E176]" office:value-type="float" office:value="0">
            <text:p>0</text:p>
          </table:table-cell>
          <table:table-cell table:number-columns-repeated="8"/>
          <table:table-cell table:formula="of:=(ABS([.$B176]-[.C176])&lt;=[.$B176]*0.1)" office:value-type="boolean" office:boolean-value="true">
            <text:p>VERDADERO</text:p>
          </table:table-cell>
          <table:table-cell table:formula="of:=(ABS([.$B176]-[.D176])&lt;=[.$B176]*0.1)" office:value-type="boolean" office:boolean-value="true">
            <text:p>VERDADERO</text:p>
          </table:table-cell>
          <table:table-cell table:formula="of:=(ABS([.$B176]-[.E176])&lt;=[.$B1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77]-[.C177]" office:value-type="float" office:value="1">
            <text:p>1</text:p>
          </table:table-cell>
          <table:table-cell table:formula="of:=[.$B177]-[.D177]" office:value-type="float" office:value="1">
            <text:p>1</text:p>
          </table:table-cell>
          <table:table-cell table:formula="of:=[.$B177]-[.E177]" office:value-type="float" office:value="1">
            <text:p>1</text:p>
          </table:table-cell>
          <table:table-cell table:number-columns-repeated="8"/>
          <table:table-cell table:formula="of:=(ABS([.$B177]-[.C177])&lt;=[.$B177]*0.1)" office:value-type="boolean" office:boolean-value="false">
            <text:p>FALSO</text:p>
          </table:table-cell>
          <table:table-cell table:formula="of:=(ABS([.$B177]-[.D177])&lt;=[.$B177]*0.1)" office:value-type="boolean" office:boolean-value="false">
            <text:p>FALSO</text:p>
          </table:table-cell>
          <table:table-cell table:formula="of:=(ABS([.$B177]-[.E177])&lt;=[.$B17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78]-[.C178]" office:value-type="float" office:value="0">
            <text:p>0</text:p>
          </table:table-cell>
          <table:table-cell table:formula="of:=[.$B178]-[.D178]" office:value-type="float" office:value="0">
            <text:p>0</text:p>
          </table:table-cell>
          <table:table-cell table:formula="of:=[.$B178]-[.E178]" office:value-type="float" office:value="0">
            <text:p>0</text:p>
          </table:table-cell>
          <table:table-cell table:number-columns-repeated="8"/>
          <table:table-cell table:formula="of:=(ABS([.$B178]-[.C178])&lt;=[.$B178]*0.1)" office:value-type="boolean" office:boolean-value="true">
            <text:p>VERDADERO</text:p>
          </table:table-cell>
          <table:table-cell table:formula="of:=(ABS([.$B178]-[.D178])&lt;=[.$B178]*0.1)" office:value-type="boolean" office:boolean-value="true">
            <text:p>VERDADERO</text:p>
          </table:table-cell>
          <table:table-cell table:formula="of:=(ABS([.$B178]-[.E178])&lt;=[.$B1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79]-[.C179]" office:value-type="float" office:value="0">
            <text:p>0</text:p>
          </table:table-cell>
          <table:table-cell table:formula="of:=[.$B179]-[.D179]" office:value-type="float" office:value="0">
            <text:p>0</text:p>
          </table:table-cell>
          <table:table-cell table:formula="of:=[.$B179]-[.E179]" office:value-type="float" office:value="0">
            <text:p>0</text:p>
          </table:table-cell>
          <table:table-cell table:number-columns-repeated="8"/>
          <table:table-cell table:formula="of:=(ABS([.$B179]-[.C179])&lt;=[.$B179]*0.1)" office:value-type="boolean" office:boolean-value="true">
            <text:p>VERDADERO</text:p>
          </table:table-cell>
          <table:table-cell table:formula="of:=(ABS([.$B179]-[.D179])&lt;=[.$B179]*0.1)" office:value-type="boolean" office:boolean-value="true">
            <text:p>VERDADERO</text:p>
          </table:table-cell>
          <table:table-cell table:formula="of:=(ABS([.$B179]-[.E179])&lt;=[.$B1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80]-[.C180]" office:value-type="float" office:value="0">
            <text:p>0</text:p>
          </table:table-cell>
          <table:table-cell table:formula="of:=[.$B180]-[.D180]" office:value-type="float" office:value="0">
            <text:p>0</text:p>
          </table:table-cell>
          <table:table-cell table:formula="of:=[.$B180]-[.E180]" office:value-type="float" office:value="0">
            <text:p>0</text:p>
          </table:table-cell>
          <table:table-cell table:number-columns-repeated="8"/>
          <table:table-cell table:formula="of:=(ABS([.$B180]-[.C180])&lt;=[.$B180]*0.1)" office:value-type="boolean" office:boolean-value="true">
            <text:p>VERDADERO</text:p>
          </table:table-cell>
          <table:table-cell table:formula="of:=(ABS([.$B180]-[.D180])&lt;=[.$B180]*0.1)" office:value-type="boolean" office:boolean-value="true">
            <text:p>VERDADERO</text:p>
          </table:table-cell>
          <table:table-cell table:formula="of:=(ABS([.$B180]-[.E180])&lt;=[.$B1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1]-[.C181]" office:value-type="float" office:value="0">
            <text:p>0</text:p>
          </table:table-cell>
          <table:table-cell table:formula="of:=[.$B181]-[.D181]" office:value-type="float" office:value="0">
            <text:p>0</text:p>
          </table:table-cell>
          <table:table-cell table:formula="of:=[.$B181]-[.E181]" office:value-type="float" office:value="0">
            <text:p>0</text:p>
          </table:table-cell>
          <table:table-cell table:number-columns-repeated="8"/>
          <table:table-cell table:formula="of:=(ABS([.$B181]-[.C181])&lt;=[.$B181]*0.1)" office:value-type="boolean" office:boolean-value="true">
            <text:p>VERDADERO</text:p>
          </table:table-cell>
          <table:table-cell table:formula="of:=(ABS([.$B181]-[.D181])&lt;=[.$B181]*0.1)" office:value-type="boolean" office:boolean-value="true">
            <text:p>VERDADERO</text:p>
          </table:table-cell>
          <table:table-cell table:formula="of:=(ABS([.$B181]-[.E181])&lt;=[.$B1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2]-[.C182]" office:value-type="float" office:value="0">
            <text:p>0</text:p>
          </table:table-cell>
          <table:table-cell table:formula="of:=[.$B182]-[.D182]" office:value-type="float" office:value="0">
            <text:p>0</text:p>
          </table:table-cell>
          <table:table-cell table:formula="of:=[.$B182]-[.E182]" office:value-type="float" office:value="0">
            <text:p>0</text:p>
          </table:table-cell>
          <table:table-cell table:number-columns-repeated="8"/>
          <table:table-cell table:formula="of:=(ABS([.$B182]-[.C182])&lt;=[.$B182]*0.1)" office:value-type="boolean" office:boolean-value="true">
            <text:p>VERDADERO</text:p>
          </table:table-cell>
          <table:table-cell table:formula="of:=(ABS([.$B182]-[.D182])&lt;=[.$B182]*0.1)" office:value-type="boolean" office:boolean-value="true">
            <text:p>VERDADERO</text:p>
          </table:table-cell>
          <table:table-cell table:formula="of:=(ABS([.$B182]-[.E182])&lt;=[.$B1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3]-[.C183]" office:value-type="float" office:value="0">
            <text:p>0</text:p>
          </table:table-cell>
          <table:table-cell table:formula="of:=[.$B183]-[.D183]" office:value-type="float" office:value="0">
            <text:p>0</text:p>
          </table:table-cell>
          <table:table-cell table:formula="of:=[.$B183]-[.E183]" office:value-type="float" office:value="0">
            <text:p>0</text:p>
          </table:table-cell>
          <table:table-cell table:number-columns-repeated="8"/>
          <table:table-cell table:formula="of:=(ABS([.$B183]-[.C183])&lt;=[.$B183]*0.1)" office:value-type="boolean" office:boolean-value="true">
            <text:p>VERDADERO</text:p>
          </table:table-cell>
          <table:table-cell table:formula="of:=(ABS([.$B183]-[.D183])&lt;=[.$B183]*0.1)" office:value-type="boolean" office:boolean-value="true">
            <text:p>VERDADERO</text:p>
          </table:table-cell>
          <table:table-cell table:formula="of:=(ABS([.$B183]-[.E183])&lt;=[.$B1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84]-[.C184]" office:value-type="float" office:value="0">
            <text:p>0</text:p>
          </table:table-cell>
          <table:table-cell table:formula="of:=[.$B184]-[.D184]" office:value-type="float" office:value="0">
            <text:p>0</text:p>
          </table:table-cell>
          <table:table-cell table:formula="of:=[.$B184]-[.E184]" office:value-type="float" office:value="0">
            <text:p>0</text:p>
          </table:table-cell>
          <table:table-cell table:number-columns-repeated="8"/>
          <table:table-cell table:formula="of:=(ABS([.$B184]-[.C184])&lt;=[.$B184]*0.1)" office:value-type="boolean" office:boolean-value="true">
            <text:p>VERDADERO</text:p>
          </table:table-cell>
          <table:table-cell table:formula="of:=(ABS([.$B184]-[.D184])&lt;=[.$B184]*0.1)" office:value-type="boolean" office:boolean-value="true">
            <text:p>VERDADERO</text:p>
          </table:table-cell>
          <table:table-cell table:formula="of:=(ABS([.$B184]-[.E184])&lt;=[.$B1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85]-[.C185]" office:value-type="float" office:value="0">
            <text:p>0</text:p>
          </table:table-cell>
          <table:table-cell table:formula="of:=[.$B185]-[.D185]" office:value-type="float" office:value="0">
            <text:p>0</text:p>
          </table:table-cell>
          <table:table-cell table:formula="of:=[.$B185]-[.E185]" office:value-type="float" office:value="0">
            <text:p>0</text:p>
          </table:table-cell>
          <table:table-cell table:number-columns-repeated="8"/>
          <table:table-cell table:formula="of:=(ABS([.$B185]-[.C185])&lt;=[.$B185]*0.1)" office:value-type="boolean" office:boolean-value="true">
            <text:p>VERDADERO</text:p>
          </table:table-cell>
          <table:table-cell table:formula="of:=(ABS([.$B185]-[.D185])&lt;=[.$B185]*0.1)" office:value-type="boolean" office:boolean-value="true">
            <text:p>VERDADERO</text:p>
          </table:table-cell>
          <table:table-cell table:formula="of:=(ABS([.$B185]-[.E185])&lt;=[.$B1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86]-[.C186]" office:value-type="float" office:value="0">
            <text:p>0</text:p>
          </table:table-cell>
          <table:table-cell table:formula="of:=[.$B186]-[.D186]" office:value-type="float" office:value="0">
            <text:p>0</text:p>
          </table:table-cell>
          <table:table-cell table:formula="of:=[.$B186]-[.E186]" office:value-type="float" office:value="0">
            <text:p>0</text:p>
          </table:table-cell>
          <table:table-cell table:number-columns-repeated="8"/>
          <table:table-cell table:formula="of:=(ABS([.$B186]-[.C186])&lt;=[.$B186]*0.1)" office:value-type="boolean" office:boolean-value="true">
            <text:p>VERDADERO</text:p>
          </table:table-cell>
          <table:table-cell table:formula="of:=(ABS([.$B186]-[.D186])&lt;=[.$B186]*0.1)" office:value-type="boolean" office:boolean-value="true">
            <text:p>VERDADERO</text:p>
          </table:table-cell>
          <table:table-cell table:formula="of:=(ABS([.$B186]-[.E186])&lt;=[.$B1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87]-[.C187]" office:value-type="float" office:value="0">
            <text:p>0</text:p>
          </table:table-cell>
          <table:table-cell table:formula="of:=[.$B187]-[.D187]" office:value-type="float" office:value="0">
            <text:p>0</text:p>
          </table:table-cell>
          <table:table-cell table:formula="of:=[.$B187]-[.E187]" office:value-type="float" office:value="0">
            <text:p>0</text:p>
          </table:table-cell>
          <table:table-cell table:number-columns-repeated="8"/>
          <table:table-cell table:formula="of:=(ABS([.$B187]-[.C187])&lt;=[.$B187]*0.1)" office:value-type="boolean" office:boolean-value="true">
            <text:p>VERDADERO</text:p>
          </table:table-cell>
          <table:table-cell table:formula="of:=(ABS([.$B187]-[.D187])&lt;=[.$B187]*0.1)" office:value-type="boolean" office:boolean-value="true">
            <text:p>VERDADERO</text:p>
          </table:table-cell>
          <table:table-cell table:formula="of:=(ABS([.$B187]-[.E187])&lt;=[.$B1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88]-[.C188]" office:value-type="float" office:value="0">
            <text:p>0</text:p>
          </table:table-cell>
          <table:table-cell table:formula="of:=[.$B188]-[.D188]" office:value-type="float" office:value="0">
            <text:p>0</text:p>
          </table:table-cell>
          <table:table-cell table:formula="of:=[.$B188]-[.E188]" office:value-type="float" office:value="0">
            <text:p>0</text:p>
          </table:table-cell>
          <table:table-cell table:number-columns-repeated="8"/>
          <table:table-cell table:formula="of:=(ABS([.$B188]-[.C188])&lt;=[.$B188]*0.1)" office:value-type="boolean" office:boolean-value="true">
            <text:p>VERDADERO</text:p>
          </table:table-cell>
          <table:table-cell table:formula="of:=(ABS([.$B188]-[.D188])&lt;=[.$B188]*0.1)" office:value-type="boolean" office:boolean-value="true">
            <text:p>VERDADERO</text:p>
          </table:table-cell>
          <table:table-cell table:formula="of:=(ABS([.$B188]-[.E188])&lt;=[.$B1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9]-[.C189]" office:value-type="float" office:value="0">
            <text:p>0</text:p>
          </table:table-cell>
          <table:table-cell table:formula="of:=[.$B189]-[.D189]" office:value-type="float" office:value="0">
            <text:p>0</text:p>
          </table:table-cell>
          <table:table-cell table:formula="of:=[.$B189]-[.E189]" office:value-type="float" office:value="0">
            <text:p>0</text:p>
          </table:table-cell>
          <table:table-cell table:number-columns-repeated="8"/>
          <table:table-cell table:formula="of:=(ABS([.$B189]-[.C189])&lt;=[.$B189]*0.1)" office:value-type="boolean" office:boolean-value="true">
            <text:p>VERDADERO</text:p>
          </table:table-cell>
          <table:table-cell table:formula="of:=(ABS([.$B189]-[.D189])&lt;=[.$B189]*0.1)" office:value-type="boolean" office:boolean-value="true">
            <text:p>VERDADERO</text:p>
          </table:table-cell>
          <table:table-cell table:formula="of:=(ABS([.$B189]-[.E189])&lt;=[.$B1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90]-[.C190]" office:value-type="float" office:value="0">
            <text:p>0</text:p>
          </table:table-cell>
          <table:table-cell table:formula="of:=[.$B190]-[.D190]" office:value-type="float" office:value="0">
            <text:p>0</text:p>
          </table:table-cell>
          <table:table-cell table:formula="of:=[.$B190]-[.E190]" office:value-type="float" office:value="0">
            <text:p>0</text:p>
          </table:table-cell>
          <table:table-cell table:number-columns-repeated="8"/>
          <table:table-cell table:formula="of:=(ABS([.$B190]-[.C190])&lt;=[.$B190]*0.1)" office:value-type="boolean" office:boolean-value="true">
            <text:p>VERDADERO</text:p>
          </table:table-cell>
          <table:table-cell table:formula="of:=(ABS([.$B190]-[.D190])&lt;=[.$B190]*0.1)" office:value-type="boolean" office:boolean-value="true">
            <text:p>VERDADERO</text:p>
          </table:table-cell>
          <table:table-cell table:formula="of:=(ABS([.$B190]-[.E190])&lt;=[.$B1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91]-[.C191]" office:value-type="float" office:value="1">
            <text:p>1</text:p>
          </table:table-cell>
          <table:table-cell table:formula="of:=[.$B191]-[.D191]" office:value-type="float" office:value="1">
            <text:p>1</text:p>
          </table:table-cell>
          <table:table-cell table:formula="of:=[.$B191]-[.E191]" office:value-type="float" office:value="1">
            <text:p>1</text:p>
          </table:table-cell>
          <table:table-cell table:number-columns-repeated="8"/>
          <table:table-cell table:formula="of:=(ABS([.$B191]-[.C191])&lt;=[.$B191]*0.1)" office:value-type="boolean" office:boolean-value="false">
            <text:p>FALSO</text:p>
          </table:table-cell>
          <table:table-cell table:formula="of:=(ABS([.$B191]-[.D191])&lt;=[.$B191]*0.1)" office:value-type="boolean" office:boolean-value="false">
            <text:p>FALSO</text:p>
          </table:table-cell>
          <table:table-cell table:formula="of:=(ABS([.$B191]-[.E191])&lt;=[.$B19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92]-[.C192]" office:value-type="float" office:value="0">
            <text:p>0</text:p>
          </table:table-cell>
          <table:table-cell table:formula="of:=[.$B192]-[.D192]" office:value-type="float" office:value="0">
            <text:p>0</text:p>
          </table:table-cell>
          <table:table-cell table:formula="of:=[.$B192]-[.E192]" office:value-type="float" office:value="0">
            <text:p>0</text:p>
          </table:table-cell>
          <table:table-cell table:number-columns-repeated="8"/>
          <table:table-cell table:formula="of:=(ABS([.$B192]-[.C192])&lt;=[.$B192]*0.1)" office:value-type="boolean" office:boolean-value="true">
            <text:p>VERDADERO</text:p>
          </table:table-cell>
          <table:table-cell table:formula="of:=(ABS([.$B192]-[.D192])&lt;=[.$B192]*0.1)" office:value-type="boolean" office:boolean-value="true">
            <text:p>VERDADERO</text:p>
          </table:table-cell>
          <table:table-cell table:formula="of:=(ABS([.$B192]-[.E192])&lt;=[.$B1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3]-[.C193]" office:value-type="float" office:value="0">
            <text:p>0</text:p>
          </table:table-cell>
          <table:table-cell table:formula="of:=[.$B193]-[.D193]" office:value-type="float" office:value="0">
            <text:p>0</text:p>
          </table:table-cell>
          <table:table-cell table:formula="of:=[.$B193]-[.E193]" office:value-type="float" office:value="0">
            <text:p>0</text:p>
          </table:table-cell>
          <table:table-cell table:number-columns-repeated="8"/>
          <table:table-cell table:formula="of:=(ABS([.$B193]-[.C193])&lt;=[.$B193]*0.1)" office:value-type="boolean" office:boolean-value="true">
            <text:p>VERDADERO</text:p>
          </table:table-cell>
          <table:table-cell table:formula="of:=(ABS([.$B193]-[.D193])&lt;=[.$B193]*0.1)" office:value-type="boolean" office:boolean-value="true">
            <text:p>VERDADERO</text:p>
          </table:table-cell>
          <table:table-cell table:formula="of:=(ABS([.$B193]-[.E193])&lt;=[.$B1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4]-[.C194]" office:value-type="float" office:value="0">
            <text:p>0</text:p>
          </table:table-cell>
          <table:table-cell table:formula="of:=[.$B194]-[.D194]" office:value-type="float" office:value="0">
            <text:p>0</text:p>
          </table:table-cell>
          <table:table-cell table:formula="of:=[.$B194]-[.E194]" office:value-type="float" office:value="0">
            <text:p>0</text:p>
          </table:table-cell>
          <table:table-cell table:number-columns-repeated="8"/>
          <table:table-cell table:formula="of:=(ABS([.$B194]-[.C194])&lt;=[.$B194]*0.1)" office:value-type="boolean" office:boolean-value="true">
            <text:p>VERDADERO</text:p>
          </table:table-cell>
          <table:table-cell table:formula="of:=(ABS([.$B194]-[.D194])&lt;=[.$B194]*0.1)" office:value-type="boolean" office:boolean-value="true">
            <text:p>VERDADERO</text:p>
          </table:table-cell>
          <table:table-cell table:formula="of:=(ABS([.$B194]-[.E194])&lt;=[.$B1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5]-[.C195]" office:value-type="float" office:value="0">
            <text:p>0</text:p>
          </table:table-cell>
          <table:table-cell table:formula="of:=[.$B195]-[.D195]" office:value-type="float" office:value="0">
            <text:p>0</text:p>
          </table:table-cell>
          <table:table-cell table:formula="of:=[.$B195]-[.E195]" office:value-type="float" office:value="0">
            <text:p>0</text:p>
          </table:table-cell>
          <table:table-cell table:number-columns-repeated="8"/>
          <table:table-cell table:formula="of:=(ABS([.$B195]-[.C195])&lt;=[.$B195]*0.1)" office:value-type="boolean" office:boolean-value="true">
            <text:p>VERDADERO</text:p>
          </table:table-cell>
          <table:table-cell table:formula="of:=(ABS([.$B195]-[.D195])&lt;=[.$B195]*0.1)" office:value-type="boolean" office:boolean-value="true">
            <text:p>VERDADERO</text:p>
          </table:table-cell>
          <table:table-cell table:formula="of:=(ABS([.$B195]-[.E195])&lt;=[.$B1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96]-[.C196]" office:value-type="float" office:value="0">
            <text:p>0</text:p>
          </table:table-cell>
          <table:table-cell table:formula="of:=[.$B196]-[.D196]" office:value-type="float" office:value="0">
            <text:p>0</text:p>
          </table:table-cell>
          <table:table-cell table:formula="of:=[.$B196]-[.E196]" office:value-type="float" office:value="0">
            <text:p>0</text:p>
          </table:table-cell>
          <table:table-cell table:number-columns-repeated="8"/>
          <table:table-cell table:formula="of:=(ABS([.$B196]-[.C196])&lt;=[.$B196]*0.1)" office:value-type="boolean" office:boolean-value="true">
            <text:p>VERDADERO</text:p>
          </table:table-cell>
          <table:table-cell table:formula="of:=(ABS([.$B196]-[.D196])&lt;=[.$B196]*0.1)" office:value-type="boolean" office:boolean-value="true">
            <text:p>VERDADERO</text:p>
          </table:table-cell>
          <table:table-cell table:formula="of:=(ABS([.$B196]-[.E196])&lt;=[.$B1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97]-[.C197]" office:value-type="float" office:value="1">
            <text:p>1</text:p>
          </table:table-cell>
          <table:table-cell table:formula="of:=[.$B197]-[.D197]" office:value-type="float" office:value="1">
            <text:p>1</text:p>
          </table:table-cell>
          <table:table-cell table:formula="of:=[.$B197]-[.E197]" office:value-type="float" office:value="1">
            <text:p>1</text:p>
          </table:table-cell>
          <table:table-cell table:number-columns-repeated="8"/>
          <table:table-cell table:formula="of:=(ABS([.$B197]-[.C197])&lt;=[.$B197]*0.1)" office:value-type="boolean" office:boolean-value="false">
            <text:p>FALSO</text:p>
          </table:table-cell>
          <table:table-cell table:formula="of:=(ABS([.$B197]-[.D197])&lt;=[.$B197]*0.1)" office:value-type="boolean" office:boolean-value="false">
            <text:p>FALSO</text:p>
          </table:table-cell>
          <table:table-cell table:formula="of:=(ABS([.$B197]-[.E197])&lt;=[.$B19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8]-[.C198]" office:value-type="float" office:value="0">
            <text:p>0</text:p>
          </table:table-cell>
          <table:table-cell table:formula="of:=[.$B198]-[.D198]" office:value-type="float" office:value="0">
            <text:p>0</text:p>
          </table:table-cell>
          <table:table-cell table:formula="of:=[.$B198]-[.E198]" office:value-type="float" office:value="0">
            <text:p>0</text:p>
          </table:table-cell>
          <table:table-cell table:number-columns-repeated="8"/>
          <table:table-cell table:formula="of:=(ABS([.$B198]-[.C198])&lt;=[.$B198]*0.1)" office:value-type="boolean" office:boolean-value="true">
            <text:p>VERDADERO</text:p>
          </table:table-cell>
          <table:table-cell table:formula="of:=(ABS([.$B198]-[.D198])&lt;=[.$B198]*0.1)" office:value-type="boolean" office:boolean-value="true">
            <text:p>VERDADERO</text:p>
          </table:table-cell>
          <table:table-cell table:formula="of:=(ABS([.$B198]-[.E198])&lt;=[.$B1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99]-[.C199]" office:value-type="float" office:value="0">
            <text:p>0</text:p>
          </table:table-cell>
          <table:table-cell table:formula="of:=[.$B199]-[.D199]" office:value-type="float" office:value="0">
            <text:p>0</text:p>
          </table:table-cell>
          <table:table-cell table:formula="of:=[.$B199]-[.E199]" office:value-type="float" office:value="0">
            <text:p>0</text:p>
          </table:table-cell>
          <table:table-cell table:number-columns-repeated="8"/>
          <table:table-cell table:formula="of:=(ABS([.$B199]-[.C199])&lt;=[.$B199]*0.1)" office:value-type="boolean" office:boolean-value="true">
            <text:p>VERDADERO</text:p>
          </table:table-cell>
          <table:table-cell table:formula="of:=(ABS([.$B199]-[.D199])&lt;=[.$B199]*0.1)" office:value-type="boolean" office:boolean-value="true">
            <text:p>VERDADERO</text:p>
          </table:table-cell>
          <table:table-cell table:formula="of:=(ABS([.$B199]-[.E199])&lt;=[.$B1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00]-[.C200]" office:value-type="float" office:value="0">
            <text:p>0</text:p>
          </table:table-cell>
          <table:table-cell table:formula="of:=[.$B200]-[.D200]" office:value-type="float" office:value="0">
            <text:p>0</text:p>
          </table:table-cell>
          <table:table-cell table:formula="of:=[.$B200]-[.E200]" office:value-type="float" office:value="0">
            <text:p>0</text:p>
          </table:table-cell>
          <table:table-cell table:number-columns-repeated="8"/>
          <table:table-cell table:formula="of:=(ABS([.$B200]-[.C200])&lt;=[.$B200]*0.1)" office:value-type="boolean" office:boolean-value="true">
            <text:p>VERDADERO</text:p>
          </table:table-cell>
          <table:table-cell table:formula="of:=(ABS([.$B200]-[.D200])&lt;=[.$B200]*0.1)" office:value-type="boolean" office:boolean-value="true">
            <text:p>VERDADERO</text:p>
          </table:table-cell>
          <table:table-cell table:formula="of:=(ABS([.$B200]-[.E200])&lt;=[.$B2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01]-[.C201]" office:value-type="float" office:value="0">
            <text:p>0</text:p>
          </table:table-cell>
          <table:table-cell table:formula="of:=[.$B201]-[.D201]" office:value-type="float" office:value="0">
            <text:p>0</text:p>
          </table:table-cell>
          <table:table-cell table:formula="of:=[.$B201]-[.E201]" office:value-type="float" office:value="0">
            <text:p>0</text:p>
          </table:table-cell>
          <table:table-cell table:number-columns-repeated="8"/>
          <table:table-cell table:formula="of:=(ABS([.$B201]-[.C201])&lt;=[.$B201]*0.1)" office:value-type="boolean" office:boolean-value="true">
            <text:p>VERDADERO</text:p>
          </table:table-cell>
          <table:table-cell table:formula="of:=(ABS([.$B201]-[.D201])&lt;=[.$B201]*0.1)" office:value-type="boolean" office:boolean-value="true">
            <text:p>VERDADERO</text:p>
          </table:table-cell>
          <table:table-cell table:formula="of:=(ABS([.$B201]-[.E201])&lt;=[.$B2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02]-[.C202]" office:value-type="float" office:value="0">
            <text:p>0</text:p>
          </table:table-cell>
          <table:table-cell table:formula="of:=[.$B202]-[.D202]" office:value-type="float" office:value="0">
            <text:p>0</text:p>
          </table:table-cell>
          <table:table-cell table:formula="of:=[.$B202]-[.E202]" office:value-type="float" office:value="0">
            <text:p>0</text:p>
          </table:table-cell>
          <table:table-cell table:number-columns-repeated="8"/>
          <table:table-cell table:formula="of:=(ABS([.$B202]-[.C202])&lt;=[.$B202]*0.1)" office:value-type="boolean" office:boolean-value="true">
            <text:p>VERDADERO</text:p>
          </table:table-cell>
          <table:table-cell table:formula="of:=(ABS([.$B202]-[.D202])&lt;=[.$B202]*0.1)" office:value-type="boolean" office:boolean-value="true">
            <text:p>VERDADERO</text:p>
          </table:table-cell>
          <table:table-cell table:formula="of:=(ABS([.$B202]-[.E202])&lt;=[.$B2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03]-[.C203]" office:value-type="float" office:value="0">
            <text:p>0</text:p>
          </table:table-cell>
          <table:table-cell table:formula="of:=[.$B203]-[.D203]" office:value-type="float" office:value="0">
            <text:p>0</text:p>
          </table:table-cell>
          <table:table-cell table:formula="of:=[.$B203]-[.E203]" office:value-type="float" office:value="0">
            <text:p>0</text:p>
          </table:table-cell>
          <table:table-cell table:number-columns-repeated="8"/>
          <table:table-cell table:formula="of:=(ABS([.$B203]-[.C203])&lt;=[.$B203]*0.1)" office:value-type="boolean" office:boolean-value="true">
            <text:p>VERDADERO</text:p>
          </table:table-cell>
          <table:table-cell table:formula="of:=(ABS([.$B203]-[.D203])&lt;=[.$B203]*0.1)" office:value-type="boolean" office:boolean-value="true">
            <text:p>VERDADERO</text:p>
          </table:table-cell>
          <table:table-cell table:formula="of:=(ABS([.$B203]-[.E203])&lt;=[.$B2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04]-[.C204]" office:value-type="float" office:value="0">
            <text:p>0</text:p>
          </table:table-cell>
          <table:table-cell table:formula="of:=[.$B204]-[.D204]" office:value-type="float" office:value="0">
            <text:p>0</text:p>
          </table:table-cell>
          <table:table-cell table:formula="of:=[.$B204]-[.E204]" office:value-type="float" office:value="0">
            <text:p>0</text:p>
          </table:table-cell>
          <table:table-cell table:number-columns-repeated="8"/>
          <table:table-cell table:formula="of:=(ABS([.$B204]-[.C204])&lt;=[.$B204]*0.1)" office:value-type="boolean" office:boolean-value="true">
            <text:p>VERDADERO</text:p>
          </table:table-cell>
          <table:table-cell table:formula="of:=(ABS([.$B204]-[.D204])&lt;=[.$B204]*0.1)" office:value-type="boolean" office:boolean-value="true">
            <text:p>VERDADERO</text:p>
          </table:table-cell>
          <table:table-cell table:formula="of:=(ABS([.$B204]-[.E204])&lt;=[.$B2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05]-[.C205]" office:value-type="float" office:value="0">
            <text:p>0</text:p>
          </table:table-cell>
          <table:table-cell table:formula="of:=[.$B205]-[.D205]" office:value-type="float" office:value="0">
            <text:p>0</text:p>
          </table:table-cell>
          <table:table-cell table:formula="of:=[.$B205]-[.E205]" office:value-type="float" office:value="0">
            <text:p>0</text:p>
          </table:table-cell>
          <table:table-cell table:number-columns-repeated="8"/>
          <table:table-cell table:formula="of:=(ABS([.$B205]-[.C205])&lt;=[.$B205]*0.1)" office:value-type="boolean" office:boolean-value="true">
            <text:p>VERDADERO</text:p>
          </table:table-cell>
          <table:table-cell table:formula="of:=(ABS([.$B205]-[.D205])&lt;=[.$B205]*0.1)" office:value-type="boolean" office:boolean-value="true">
            <text:p>VERDADERO</text:p>
          </table:table-cell>
          <table:table-cell table:formula="of:=(ABS([.$B205]-[.E205])&lt;=[.$B2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06]-[.C206]" office:value-type="float" office:value="1">
            <text:p>1</text:p>
          </table:table-cell>
          <table:table-cell table:formula="of:=[.$B206]-[.D206]" office:value-type="float" office:value="1">
            <text:p>1</text:p>
          </table:table-cell>
          <table:table-cell table:formula="of:=[.$B206]-[.E206]" office:value-type="float" office:value="0">
            <text:p>0</text:p>
          </table:table-cell>
          <table:table-cell table:number-columns-repeated="8"/>
          <table:table-cell table:formula="of:=(ABS([.$B206]-[.C206])&lt;=[.$B206]*0.1)" office:value-type="boolean" office:boolean-value="false">
            <text:p>FALSO</text:p>
          </table:table-cell>
          <table:table-cell table:formula="of:=(ABS([.$B206]-[.D206])&lt;=[.$B206]*0.1)" office:value-type="boolean" office:boolean-value="false">
            <text:p>FALSO</text:p>
          </table:table-cell>
          <table:table-cell table:formula="of:=(ABS([.$B206]-[.E206])&lt;=[.$B2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207]-[.C207]" office:value-type="float" office:value="1">
            <text:p>1</text:p>
          </table:table-cell>
          <table:table-cell table:formula="of:=[.$B207]-[.D207]" office:value-type="float" office:value="0">
            <text:p>0</text:p>
          </table:table-cell>
          <table:table-cell table:formula="of:=[.$B207]-[.E207]" office:value-type="float" office:value="0">
            <text:p>0</text:p>
          </table:table-cell>
          <table:table-cell table:number-columns-repeated="8"/>
          <table:table-cell table:formula="of:=(ABS([.$B207]-[.C207])&lt;=[.$B207]*0.1)" office:value-type="boolean" office:boolean-value="false">
            <text:p>FALSO</text:p>
          </table:table-cell>
          <table:table-cell table:formula="of:=(ABS([.$B207]-[.D207])&lt;=[.$B207]*0.1)" office:value-type="boolean" office:boolean-value="true">
            <text:p>VERDADERO</text:p>
          </table:table-cell>
          <table:table-cell table:formula="of:=(ABS([.$B207]-[.E207])&lt;=[.$B2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08]-[.C208]" office:value-type="float" office:value="0">
            <text:p>0</text:p>
          </table:table-cell>
          <table:table-cell table:formula="of:=[.$B208]-[.D208]" office:value-type="float" office:value="0">
            <text:p>0</text:p>
          </table:table-cell>
          <table:table-cell table:formula="of:=[.$B208]-[.E208]" office:value-type="float" office:value="0">
            <text:p>0</text:p>
          </table:table-cell>
          <table:table-cell table:number-columns-repeated="8"/>
          <table:table-cell table:formula="of:=(ABS([.$B208]-[.C208])&lt;=[.$B208]*0.1)" office:value-type="boolean" office:boolean-value="true">
            <text:p>VERDADERO</text:p>
          </table:table-cell>
          <table:table-cell table:formula="of:=(ABS([.$B208]-[.D208])&lt;=[.$B208]*0.1)" office:value-type="boolean" office:boolean-value="true">
            <text:p>VERDADERO</text:p>
          </table:table-cell>
          <table:table-cell table:formula="of:=(ABS([.$B208]-[.E208])&lt;=[.$B2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09]-[.C209]" office:value-type="float" office:value="0">
            <text:p>0</text:p>
          </table:table-cell>
          <table:table-cell table:formula="of:=[.$B209]-[.D209]" office:value-type="float" office:value="0">
            <text:p>0</text:p>
          </table:table-cell>
          <table:table-cell table:formula="of:=[.$B209]-[.E209]" office:value-type="float" office:value="0">
            <text:p>0</text:p>
          </table:table-cell>
          <table:table-cell table:number-columns-repeated="8"/>
          <table:table-cell table:formula="of:=(ABS([.$B209]-[.C209])&lt;=[.$B209]*0.1)" office:value-type="boolean" office:boolean-value="true">
            <text:p>VERDADERO</text:p>
          </table:table-cell>
          <table:table-cell table:formula="of:=(ABS([.$B209]-[.D209])&lt;=[.$B209]*0.1)" office:value-type="boolean" office:boolean-value="true">
            <text:p>VERDADERO</text:p>
          </table:table-cell>
          <table:table-cell table:formula="of:=(ABS([.$B209]-[.E209])&lt;=[.$B2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10]-[.C210]" office:value-type="float" office:value="1">
            <text:p>1</text:p>
          </table:table-cell>
          <table:table-cell table:formula="of:=[.$B210]-[.D210]" office:value-type="float" office:value="1">
            <text:p>1</text:p>
          </table:table-cell>
          <table:table-cell table:formula="of:=[.$B210]-[.E210]" office:value-type="float" office:value="0">
            <text:p>0</text:p>
          </table:table-cell>
          <table:table-cell table:number-columns-repeated="8"/>
          <table:table-cell table:formula="of:=(ABS([.$B210]-[.C210])&lt;=[.$B210]*0.1)" office:value-type="boolean" office:boolean-value="false">
            <text:p>FALSO</text:p>
          </table:table-cell>
          <table:table-cell table:formula="of:=(ABS([.$B210]-[.D210])&lt;=[.$B210]*0.1)" office:value-type="boolean" office:boolean-value="false">
            <text:p>FALSO</text:p>
          </table:table-cell>
          <table:table-cell table:formula="of:=(ABS([.$B210]-[.E210])&lt;=[.$B2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11]-[.C211]" office:value-type="float" office:value="0">
            <text:p>0</text:p>
          </table:table-cell>
          <table:table-cell table:formula="of:=[.$B211]-[.D211]" office:value-type="float" office:value="0">
            <text:p>0</text:p>
          </table:table-cell>
          <table:table-cell table:formula="of:=[.$B211]-[.E211]" office:value-type="float" office:value="0">
            <text:p>0</text:p>
          </table:table-cell>
          <table:table-cell table:number-columns-repeated="8"/>
          <table:table-cell table:formula="of:=(ABS([.$B211]-[.C211])&lt;=[.$B211]*0.1)" office:value-type="boolean" office:boolean-value="true">
            <text:p>VERDADERO</text:p>
          </table:table-cell>
          <table:table-cell table:formula="of:=(ABS([.$B211]-[.D211])&lt;=[.$B211]*0.1)" office:value-type="boolean" office:boolean-value="true">
            <text:p>VERDADERO</text:p>
          </table:table-cell>
          <table:table-cell table:formula="of:=(ABS([.$B211]-[.E211])&lt;=[.$B2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12]-[.C212]" office:value-type="float" office:value="1">
            <text:p>1</text:p>
          </table:table-cell>
          <table:table-cell table:formula="of:=[.$B212]-[.D212]" office:value-type="float" office:value="1">
            <text:p>1</text:p>
          </table:table-cell>
          <table:table-cell table:formula="of:=[.$B212]-[.E212]" office:value-type="float" office:value="1">
            <text:p>1</text:p>
          </table:table-cell>
          <table:table-cell table:number-columns-repeated="8"/>
          <table:table-cell table:formula="of:=(ABS([.$B212]-[.C212])&lt;=[.$B212]*0.1)" office:value-type="boolean" office:boolean-value="false">
            <text:p>FALSO</text:p>
          </table:table-cell>
          <table:table-cell table:formula="of:=(ABS([.$B212]-[.D212])&lt;=[.$B212]*0.1)" office:value-type="boolean" office:boolean-value="false">
            <text:p>FALSO</text:p>
          </table:table-cell>
          <table:table-cell table:formula="of:=(ABS([.$B212]-[.E212])&lt;=[.$B212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13]-[.C213]" office:value-type="float" office:value="0">
            <text:p>0</text:p>
          </table:table-cell>
          <table:table-cell table:formula="of:=[.$B213]-[.D213]" office:value-type="float" office:value="0">
            <text:p>0</text:p>
          </table:table-cell>
          <table:table-cell table:formula="of:=[.$B213]-[.E213]" office:value-type="float" office:value="0">
            <text:p>0</text:p>
          </table:table-cell>
          <table:table-cell table:number-columns-repeated="8"/>
          <table:table-cell table:formula="of:=(ABS([.$B213]-[.C213])&lt;=[.$B213]*0.1)" office:value-type="boolean" office:boolean-value="true">
            <text:p>VERDADERO</text:p>
          </table:table-cell>
          <table:table-cell table:formula="of:=(ABS([.$B213]-[.D213])&lt;=[.$B213]*0.1)" office:value-type="boolean" office:boolean-value="true">
            <text:p>VERDADERO</text:p>
          </table:table-cell>
          <table:table-cell table:formula="of:=(ABS([.$B213]-[.E213])&lt;=[.$B2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14]-[.C214]" office:value-type="float" office:value="1">
            <text:p>1</text:p>
          </table:table-cell>
          <table:table-cell table:formula="of:=[.$B214]-[.D214]" office:value-type="float" office:value="1">
            <text:p>1</text:p>
          </table:table-cell>
          <table:table-cell table:formula="of:=[.$B214]-[.E214]" office:value-type="float" office:value="0">
            <text:p>0</text:p>
          </table:table-cell>
          <table:table-cell table:number-columns-repeated="8"/>
          <table:table-cell table:formula="of:=(ABS([.$B214]-[.C214])&lt;=[.$B214]*0.1)" office:value-type="boolean" office:boolean-value="false">
            <text:p>FALSO</text:p>
          </table:table-cell>
          <table:table-cell table:formula="of:=(ABS([.$B214]-[.D214])&lt;=[.$B214]*0.1)" office:value-type="boolean" office:boolean-value="false">
            <text:p>FALSO</text:p>
          </table:table-cell>
          <table:table-cell table:formula="of:=(ABS([.$B214]-[.E214])&lt;=[.$B2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15]-[.C215]" office:value-type="float" office:value="0">
            <text:p>0</text:p>
          </table:table-cell>
          <table:table-cell table:formula="of:=[.$B215]-[.D215]" office:value-type="float" office:value="0">
            <text:p>0</text:p>
          </table:table-cell>
          <table:table-cell table:formula="of:=[.$B215]-[.E215]" office:value-type="float" office:value="0">
            <text:p>0</text:p>
          </table:table-cell>
          <table:table-cell table:number-columns-repeated="8"/>
          <table:table-cell table:formula="of:=(ABS([.$B215]-[.C215])&lt;=[.$B215]*0.1)" office:value-type="boolean" office:boolean-value="true">
            <text:p>VERDADERO</text:p>
          </table:table-cell>
          <table:table-cell table:formula="of:=(ABS([.$B215]-[.D215])&lt;=[.$B215]*0.1)" office:value-type="boolean" office:boolean-value="true">
            <text:p>VERDADERO</text:p>
          </table:table-cell>
          <table:table-cell table:formula="of:=(ABS([.$B215]-[.E215])&lt;=[.$B2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16]-[.C216]" office:value-type="float" office:value="0">
            <text:p>0</text:p>
          </table:table-cell>
          <table:table-cell table:formula="of:=[.$B216]-[.D216]" office:value-type="float" office:value="0">
            <text:p>0</text:p>
          </table:table-cell>
          <table:table-cell table:formula="of:=[.$B216]-[.E216]" office:value-type="float" office:value="0">
            <text:p>0</text:p>
          </table:table-cell>
          <table:table-cell table:number-columns-repeated="8"/>
          <table:table-cell table:formula="of:=(ABS([.$B216]-[.C216])&lt;=[.$B216]*0.1)" office:value-type="boolean" office:boolean-value="true">
            <text:p>VERDADERO</text:p>
          </table:table-cell>
          <table:table-cell table:formula="of:=(ABS([.$B216]-[.D216])&lt;=[.$B216]*0.1)" office:value-type="boolean" office:boolean-value="true">
            <text:p>VERDADERO</text:p>
          </table:table-cell>
          <table:table-cell table:formula="of:=(ABS([.$B216]-[.E216])&lt;=[.$B2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17]-[.C217]" office:value-type="float" office:value="1">
            <text:p>1</text:p>
          </table:table-cell>
          <table:table-cell table:formula="of:=[.$B217]-[.D217]" office:value-type="float" office:value="1">
            <text:p>1</text:p>
          </table:table-cell>
          <table:table-cell table:formula="of:=[.$B217]-[.E217]" office:value-type="float" office:value="0">
            <text:p>0</text:p>
          </table:table-cell>
          <table:table-cell table:number-columns-repeated="8"/>
          <table:table-cell table:formula="of:=(ABS([.$B217]-[.C217])&lt;=[.$B217]*0.1)" office:value-type="boolean" office:boolean-value="false">
            <text:p>FALSO</text:p>
          </table:table-cell>
          <table:table-cell table:formula="of:=(ABS([.$B217]-[.D217])&lt;=[.$B217]*0.1)" office:value-type="boolean" office:boolean-value="false">
            <text:p>FALSO</text:p>
          </table:table-cell>
          <table:table-cell table:formula="of:=(ABS([.$B217]-[.E217])&lt;=[.$B2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18]-[.C218]" office:value-type="float" office:value="0">
            <text:p>0</text:p>
          </table:table-cell>
          <table:table-cell table:formula="of:=[.$B218]-[.D218]" office:value-type="float" office:value="0">
            <text:p>0</text:p>
          </table:table-cell>
          <table:table-cell table:formula="of:=[.$B218]-[.E218]" office:value-type="float" office:value="0">
            <text:p>0</text:p>
          </table:table-cell>
          <table:table-cell table:number-columns-repeated="8"/>
          <table:table-cell table:formula="of:=(ABS([.$B218]-[.C218])&lt;=[.$B218]*0.1)" office:value-type="boolean" office:boolean-value="true">
            <text:p>VERDADERO</text:p>
          </table:table-cell>
          <table:table-cell table:formula="of:=(ABS([.$B218]-[.D218])&lt;=[.$B218]*0.1)" office:value-type="boolean" office:boolean-value="true">
            <text:p>VERDADERO</text:p>
          </table:table-cell>
          <table:table-cell table:formula="of:=(ABS([.$B218]-[.E218])&lt;=[.$B2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19]-[.C219]" office:value-type="float" office:value="1">
            <text:p>1</text:p>
          </table:table-cell>
          <table:table-cell table:formula="of:=[.$B219]-[.D219]" office:value-type="float" office:value="1">
            <text:p>1</text:p>
          </table:table-cell>
          <table:table-cell table:formula="of:=[.$B219]-[.E219]" office:value-type="float" office:value="1">
            <text:p>1</text:p>
          </table:table-cell>
          <table:table-cell table:number-columns-repeated="8"/>
          <table:table-cell table:formula="of:=(ABS([.$B219]-[.C219])&lt;=[.$B219]*0.1)" office:value-type="boolean" office:boolean-value="false">
            <text:p>FALSO</text:p>
          </table:table-cell>
          <table:table-cell table:formula="of:=(ABS([.$B219]-[.D219])&lt;=[.$B219]*0.1)" office:value-type="boolean" office:boolean-value="false">
            <text:p>FALSO</text:p>
          </table:table-cell>
          <table:table-cell table:formula="of:=(ABS([.$B219]-[.E219])&lt;=[.$B21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220]-[.C220]" office:value-type="float" office:value="1">
            <text:p>1</text:p>
          </table:table-cell>
          <table:table-cell table:formula="of:=[.$B220]-[.D220]" office:value-type="float" office:value="0">
            <text:p>0</text:p>
          </table:table-cell>
          <table:table-cell table:formula="of:=[.$B220]-[.E220]" office:value-type="float" office:value="0">
            <text:p>0</text:p>
          </table:table-cell>
          <table:table-cell table:number-columns-repeated="8"/>
          <table:table-cell table:formula="of:=(ABS([.$B220]-[.C220])&lt;=[.$B220]*0.1)" office:value-type="boolean" office:boolean-value="false">
            <text:p>FALSO</text:p>
          </table:table-cell>
          <table:table-cell table:formula="of:=(ABS([.$B220]-[.D220])&lt;=[.$B220]*0.1)" office:value-type="boolean" office:boolean-value="true">
            <text:p>VERDADERO</text:p>
          </table:table-cell>
          <table:table-cell table:formula="of:=(ABS([.$B220]-[.E220])&lt;=[.$B2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21]-[.C221]" office:value-type="float" office:value="1">
            <text:p>1</text:p>
          </table:table-cell>
          <table:table-cell table:formula="of:=[.$B221]-[.D221]" office:value-type="float" office:value="1">
            <text:p>1</text:p>
          </table:table-cell>
          <table:table-cell table:formula="of:=[.$B221]-[.E221]" office:value-type="float" office:value="0">
            <text:p>0</text:p>
          </table:table-cell>
          <table:table-cell table:number-columns-repeated="8"/>
          <table:table-cell table:formula="of:=(ABS([.$B221]-[.C221])&lt;=[.$B221]*0.1)" office:value-type="boolean" office:boolean-value="false">
            <text:p>FALSO</text:p>
          </table:table-cell>
          <table:table-cell table:formula="of:=(ABS([.$B221]-[.D221])&lt;=[.$B221]*0.1)" office:value-type="boolean" office:boolean-value="false">
            <text:p>FALSO</text:p>
          </table:table-cell>
          <table:table-cell table:formula="of:=(ABS([.$B221]-[.E221])&lt;=[.$B2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22]-[.C222]" office:value-type="float" office:value="1">
            <text:p>1</text:p>
          </table:table-cell>
          <table:table-cell table:formula="of:=[.$B222]-[.D222]" office:value-type="float" office:value="1">
            <text:p>1</text:p>
          </table:table-cell>
          <table:table-cell table:formula="of:=[.$B222]-[.E222]" office:value-type="float" office:value="1">
            <text:p>1</text:p>
          </table:table-cell>
          <table:table-cell table:number-columns-repeated="8"/>
          <table:table-cell table:formula="of:=(ABS([.$B222]-[.C222])&lt;=[.$B222]*0.1)" office:value-type="boolean" office:boolean-value="false">
            <text:p>FALSO</text:p>
          </table:table-cell>
          <table:table-cell table:formula="of:=(ABS([.$B222]-[.D222])&lt;=[.$B222]*0.1)" office:value-type="boolean" office:boolean-value="false">
            <text:p>FALSO</text:p>
          </table:table-cell>
          <table:table-cell table:formula="of:=(ABS([.$B222]-[.E222])&lt;=[.$B222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23]-[.C223]" office:value-type="float" office:value="0">
            <text:p>0</text:p>
          </table:table-cell>
          <table:table-cell table:formula="of:=[.$B223]-[.D223]" office:value-type="float" office:value="0">
            <text:p>0</text:p>
          </table:table-cell>
          <table:table-cell table:formula="of:=[.$B223]-[.E223]" office:value-type="float" office:value="0">
            <text:p>0</text:p>
          </table:table-cell>
          <table:table-cell table:number-columns-repeated="8"/>
          <table:table-cell table:formula="of:=(ABS([.$B223]-[.C223])&lt;=[.$B223]*0.1)" office:value-type="boolean" office:boolean-value="true">
            <text:p>VERDADERO</text:p>
          </table:table-cell>
          <table:table-cell table:formula="of:=(ABS([.$B223]-[.D223])&lt;=[.$B223]*0.1)" office:value-type="boolean" office:boolean-value="true">
            <text:p>VERDADERO</text:p>
          </table:table-cell>
          <table:table-cell table:formula="of:=(ABS([.$B223]-[.E223])&lt;=[.$B2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24]-[.C224]" office:value-type="float" office:value="1">
            <text:p>1</text:p>
          </table:table-cell>
          <table:table-cell table:formula="of:=[.$B224]-[.D224]" office:value-type="float" office:value="1">
            <text:p>1</text:p>
          </table:table-cell>
          <table:table-cell table:formula="of:=[.$B224]-[.E224]" office:value-type="float" office:value="0">
            <text:p>0</text:p>
          </table:table-cell>
          <table:table-cell table:number-columns-repeated="8"/>
          <table:table-cell table:formula="of:=(ABS([.$B224]-[.C224])&lt;=[.$B224]*0.1)" office:value-type="boolean" office:boolean-value="false">
            <text:p>FALSO</text:p>
          </table:table-cell>
          <table:table-cell table:formula="of:=(ABS([.$B224]-[.D224])&lt;=[.$B224]*0.1)" office:value-type="boolean" office:boolean-value="false">
            <text:p>FALSO</text:p>
          </table:table-cell>
          <table:table-cell table:formula="of:=(ABS([.$B224]-[.E224])&lt;=[.$B2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25]-[.C225]" office:value-type="float" office:value="0">
            <text:p>0</text:p>
          </table:table-cell>
          <table:table-cell table:formula="of:=[.$B225]-[.D225]" office:value-type="float" office:value="0">
            <text:p>0</text:p>
          </table:table-cell>
          <table:table-cell table:formula="of:=[.$B225]-[.E225]" office:value-type="float" office:value="0">
            <text:p>0</text:p>
          </table:table-cell>
          <table:table-cell table:number-columns-repeated="8"/>
          <table:table-cell table:formula="of:=(ABS([.$B225]-[.C225])&lt;=[.$B225]*0.1)" office:value-type="boolean" office:boolean-value="true">
            <text:p>VERDADERO</text:p>
          </table:table-cell>
          <table:table-cell table:formula="of:=(ABS([.$B225]-[.D225])&lt;=[.$B225]*0.1)" office:value-type="boolean" office:boolean-value="true">
            <text:p>VERDADERO</text:p>
          </table:table-cell>
          <table:table-cell table:formula="of:=(ABS([.$B225]-[.E225])&lt;=[.$B2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26]-[.C226]" office:value-type="float" office:value="0">
            <text:p>0</text:p>
          </table:table-cell>
          <table:table-cell table:formula="of:=[.$B226]-[.D226]" office:value-type="float" office:value="0">
            <text:p>0</text:p>
          </table:table-cell>
          <table:table-cell table:formula="of:=[.$B226]-[.E226]" office:value-type="float" office:value="0">
            <text:p>0</text:p>
          </table:table-cell>
          <table:table-cell table:number-columns-repeated="8"/>
          <table:table-cell table:formula="of:=(ABS([.$B226]-[.C226])&lt;=[.$B226]*0.1)" office:value-type="boolean" office:boolean-value="true">
            <text:p>VERDADERO</text:p>
          </table:table-cell>
          <table:table-cell table:formula="of:=(ABS([.$B226]-[.D226])&lt;=[.$B226]*0.1)" office:value-type="boolean" office:boolean-value="true">
            <text:p>VERDADERO</text:p>
          </table:table-cell>
          <table:table-cell table:formula="of:=(ABS([.$B226]-[.E226])&lt;=[.$B2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27]-[.C227]" office:value-type="float" office:value="0">
            <text:p>0</text:p>
          </table:table-cell>
          <table:table-cell table:formula="of:=[.$B227]-[.D227]" office:value-type="float" office:value="0">
            <text:p>0</text:p>
          </table:table-cell>
          <table:table-cell table:formula="of:=[.$B227]-[.E227]" office:value-type="float" office:value="0">
            <text:p>0</text:p>
          </table:table-cell>
          <table:table-cell table:number-columns-repeated="8"/>
          <table:table-cell table:formula="of:=(ABS([.$B227]-[.C227])&lt;=[.$B227]*0.1)" office:value-type="boolean" office:boolean-value="true">
            <text:p>VERDADERO</text:p>
          </table:table-cell>
          <table:table-cell table:formula="of:=(ABS([.$B227]-[.D227])&lt;=[.$B227]*0.1)" office:value-type="boolean" office:boolean-value="true">
            <text:p>VERDADERO</text:p>
          </table:table-cell>
          <table:table-cell table:formula="of:=(ABS([.$B227]-[.E227])&lt;=[.$B2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28]-[.C228]" office:value-type="float" office:value="0">
            <text:p>0</text:p>
          </table:table-cell>
          <table:table-cell table:formula="of:=[.$B228]-[.D228]" office:value-type="float" office:value="0">
            <text:p>0</text:p>
          </table:table-cell>
          <table:table-cell table:formula="of:=[.$B228]-[.E228]" office:value-type="float" office:value="0">
            <text:p>0</text:p>
          </table:table-cell>
          <table:table-cell table:number-columns-repeated="8"/>
          <table:table-cell table:formula="of:=(ABS([.$B228]-[.C228])&lt;=[.$B228]*0.1)" office:value-type="boolean" office:boolean-value="true">
            <text:p>VERDADERO</text:p>
          </table:table-cell>
          <table:table-cell table:formula="of:=(ABS([.$B228]-[.D228])&lt;=[.$B228]*0.1)" office:value-type="boolean" office:boolean-value="true">
            <text:p>VERDADERO</text:p>
          </table:table-cell>
          <table:table-cell table:formula="of:=(ABS([.$B228]-[.E228])&lt;=[.$B2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29]-[.C229]" office:value-type="float" office:value="0">
            <text:p>0</text:p>
          </table:table-cell>
          <table:table-cell table:formula="of:=[.$B229]-[.D229]" office:value-type="float" office:value="0">
            <text:p>0</text:p>
          </table:table-cell>
          <table:table-cell table:formula="of:=[.$B229]-[.E229]" office:value-type="float" office:value="0">
            <text:p>0</text:p>
          </table:table-cell>
          <table:table-cell table:number-columns-repeated="8"/>
          <table:table-cell table:formula="of:=(ABS([.$B229]-[.C229])&lt;=[.$B229]*0.1)" office:value-type="boolean" office:boolean-value="true">
            <text:p>VERDADERO</text:p>
          </table:table-cell>
          <table:table-cell table:formula="of:=(ABS([.$B229]-[.D229])&lt;=[.$B229]*0.1)" office:value-type="boolean" office:boolean-value="true">
            <text:p>VERDADERO</text:p>
          </table:table-cell>
          <table:table-cell table:formula="of:=(ABS([.$B229]-[.E229])&lt;=[.$B2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230]-[.C230]" office:value-type="float" office:value="2">
            <text:p>2</text:p>
          </table:table-cell>
          <table:table-cell table:formula="of:=[.$B230]-[.D230]" office:value-type="float" office:value="0">
            <text:p>0</text:p>
          </table:table-cell>
          <table:table-cell table:formula="of:=[.$B230]-[.E230]" office:value-type="float" office:value="0">
            <text:p>0</text:p>
          </table:table-cell>
          <table:table-cell table:number-columns-repeated="8"/>
          <table:table-cell table:formula="of:=(ABS([.$B230]-[.C230])&lt;=[.$B230]*0.1)" office:value-type="boolean" office:boolean-value="false">
            <text:p>FALSO</text:p>
          </table:table-cell>
          <table:table-cell table:formula="of:=(ABS([.$B230]-[.D230])&lt;=[.$B230]*0.1)" office:value-type="boolean" office:boolean-value="true">
            <text:p>VERDADERO</text:p>
          </table:table-cell>
          <table:table-cell table:formula="of:=(ABS([.$B230]-[.E230])&lt;=[.$B2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31]-[.C231]" office:value-type="float" office:value="0">
            <text:p>0</text:p>
          </table:table-cell>
          <table:table-cell table:formula="of:=[.$B231]-[.D231]" office:value-type="float" office:value="0">
            <text:p>0</text:p>
          </table:table-cell>
          <table:table-cell table:formula="of:=[.$B231]-[.E231]" office:value-type="float" office:value="0">
            <text:p>0</text:p>
          </table:table-cell>
          <table:table-cell table:number-columns-repeated="8"/>
          <table:table-cell table:formula="of:=(ABS([.$B231]-[.C231])&lt;=[.$B231]*0.1)" office:value-type="boolean" office:boolean-value="true">
            <text:p>VERDADERO</text:p>
          </table:table-cell>
          <table:table-cell table:formula="of:=(ABS([.$B231]-[.D231])&lt;=[.$B231]*0.1)" office:value-type="boolean" office:boolean-value="true">
            <text:p>VERDADERO</text:p>
          </table:table-cell>
          <table:table-cell table:formula="of:=(ABS([.$B231]-[.E231])&lt;=[.$B2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32]-[.C232]" office:value-type="float" office:value="0">
            <text:p>0</text:p>
          </table:table-cell>
          <table:table-cell table:formula="of:=[.$B232]-[.D232]" office:value-type="float" office:value="0">
            <text:p>0</text:p>
          </table:table-cell>
          <table:table-cell table:formula="of:=[.$B232]-[.E232]" office:value-type="float" office:value="0">
            <text:p>0</text:p>
          </table:table-cell>
          <table:table-cell table:number-columns-repeated="8"/>
          <table:table-cell table:formula="of:=(ABS([.$B232]-[.C232])&lt;=[.$B232]*0.1)" office:value-type="boolean" office:boolean-value="true">
            <text:p>VERDADERO</text:p>
          </table:table-cell>
          <table:table-cell table:formula="of:=(ABS([.$B232]-[.D232])&lt;=[.$B232]*0.1)" office:value-type="boolean" office:boolean-value="true">
            <text:p>VERDADERO</text:p>
          </table:table-cell>
          <table:table-cell table:formula="of:=(ABS([.$B232]-[.E232])&lt;=[.$B2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33]-[.C233]" office:value-type="float" office:value="0">
            <text:p>0</text:p>
          </table:table-cell>
          <table:table-cell table:formula="of:=[.$B233]-[.D233]" office:value-type="float" office:value="0">
            <text:p>0</text:p>
          </table:table-cell>
          <table:table-cell table:formula="of:=[.$B233]-[.E233]" office:value-type="float" office:value="0">
            <text:p>0</text:p>
          </table:table-cell>
          <table:table-cell table:number-columns-repeated="8"/>
          <table:table-cell table:formula="of:=(ABS([.$B233]-[.C233])&lt;=[.$B233]*0.1)" office:value-type="boolean" office:boolean-value="true">
            <text:p>VERDADERO</text:p>
          </table:table-cell>
          <table:table-cell table:formula="of:=(ABS([.$B233]-[.D233])&lt;=[.$B233]*0.1)" office:value-type="boolean" office:boolean-value="true">
            <text:p>VERDADERO</text:p>
          </table:table-cell>
          <table:table-cell table:formula="of:=(ABS([.$B233]-[.E233])&lt;=[.$B2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34]-[.C234]" office:value-type="float" office:value="0">
            <text:p>0</text:p>
          </table:table-cell>
          <table:table-cell table:formula="of:=[.$B234]-[.D234]" office:value-type="float" office:value="0">
            <text:p>0</text:p>
          </table:table-cell>
          <table:table-cell table:formula="of:=[.$B234]-[.E234]" office:value-type="float" office:value="0">
            <text:p>0</text:p>
          </table:table-cell>
          <table:table-cell table:number-columns-repeated="8"/>
          <table:table-cell table:formula="of:=(ABS([.$B234]-[.C234])&lt;=[.$B234]*0.1)" office:value-type="boolean" office:boolean-value="true">
            <text:p>VERDADERO</text:p>
          </table:table-cell>
          <table:table-cell table:formula="of:=(ABS([.$B234]-[.D234])&lt;=[.$B234]*0.1)" office:value-type="boolean" office:boolean-value="true">
            <text:p>VERDADERO</text:p>
          </table:table-cell>
          <table:table-cell table:formula="of:=(ABS([.$B234]-[.E234])&lt;=[.$B2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35]-[.C235]" office:value-type="float" office:value="0">
            <text:p>0</text:p>
          </table:table-cell>
          <table:table-cell table:formula="of:=[.$B235]-[.D235]" office:value-type="float" office:value="0">
            <text:p>0</text:p>
          </table:table-cell>
          <table:table-cell table:formula="of:=[.$B235]-[.E235]" office:value-type="float" office:value="0">
            <text:p>0</text:p>
          </table:table-cell>
          <table:table-cell table:number-columns-repeated="8"/>
          <table:table-cell table:formula="of:=(ABS([.$B235]-[.C235])&lt;=[.$B235]*0.1)" office:value-type="boolean" office:boolean-value="true">
            <text:p>VERDADERO</text:p>
          </table:table-cell>
          <table:table-cell table:formula="of:=(ABS([.$B235]-[.D235])&lt;=[.$B235]*0.1)" office:value-type="boolean" office:boolean-value="true">
            <text:p>VERDADERO</text:p>
          </table:table-cell>
          <table:table-cell table:formula="of:=(ABS([.$B235]-[.E235])&lt;=[.$B2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36]-[.C236]" office:value-type="float" office:value="0">
            <text:p>0</text:p>
          </table:table-cell>
          <table:table-cell table:formula="of:=[.$B236]-[.D236]" office:value-type="float" office:value="0">
            <text:p>0</text:p>
          </table:table-cell>
          <table:table-cell table:formula="of:=[.$B236]-[.E236]" office:value-type="float" office:value="0">
            <text:p>0</text:p>
          </table:table-cell>
          <table:table-cell table:number-columns-repeated="8"/>
          <table:table-cell table:formula="of:=(ABS([.$B236]-[.C236])&lt;=[.$B236]*0.1)" office:value-type="boolean" office:boolean-value="true">
            <text:p>VERDADERO</text:p>
          </table:table-cell>
          <table:table-cell table:formula="of:=(ABS([.$B236]-[.D236])&lt;=[.$B236]*0.1)" office:value-type="boolean" office:boolean-value="true">
            <text:p>VERDADERO</text:p>
          </table:table-cell>
          <table:table-cell table:formula="of:=(ABS([.$B236]-[.E236])&lt;=[.$B2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237]-[.C237]" office:value-type="float" office:value="0">
            <text:p>0</text:p>
          </table:table-cell>
          <table:table-cell table:formula="of:=[.$B237]-[.D237]" office:value-type="float" office:value="0">
            <text:p>0</text:p>
          </table:table-cell>
          <table:table-cell table:formula="of:=[.$B237]-[.E237]" office:value-type="float" office:value="0">
            <text:p>0</text:p>
          </table:table-cell>
          <table:table-cell table:number-columns-repeated="8"/>
          <table:table-cell table:formula="of:=(ABS([.$B237]-[.C237])&lt;=[.$B237]*0.1)" office:value-type="boolean" office:boolean-value="true">
            <text:p>VERDADERO</text:p>
          </table:table-cell>
          <table:table-cell table:formula="of:=(ABS([.$B237]-[.D237])&lt;=[.$B237]*0.1)" office:value-type="boolean" office:boolean-value="true">
            <text:p>VERDADERO</text:p>
          </table:table-cell>
          <table:table-cell table:formula="of:=(ABS([.$B237]-[.E237])&lt;=[.$B2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38]-[.C238]" office:value-type="float" office:value="0">
            <text:p>0</text:p>
          </table:table-cell>
          <table:table-cell table:formula="of:=[.$B238]-[.D238]" office:value-type="float" office:value="0">
            <text:p>0</text:p>
          </table:table-cell>
          <table:table-cell table:formula="of:=[.$B238]-[.E238]" office:value-type="float" office:value="0">
            <text:p>0</text:p>
          </table:table-cell>
          <table:table-cell table:number-columns-repeated="8"/>
          <table:table-cell table:formula="of:=(ABS([.$B238]-[.C238])&lt;=[.$B238]*0.1)" office:value-type="boolean" office:boolean-value="true">
            <text:p>VERDADERO</text:p>
          </table:table-cell>
          <table:table-cell table:formula="of:=(ABS([.$B238]-[.D238])&lt;=[.$B238]*0.1)" office:value-type="boolean" office:boolean-value="true">
            <text:p>VERDADERO</text:p>
          </table:table-cell>
          <table:table-cell table:formula="of:=(ABS([.$B238]-[.E238])&lt;=[.$B2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39]-[.C239]" office:value-type="float" office:value="0">
            <text:p>0</text:p>
          </table:table-cell>
          <table:table-cell table:formula="of:=[.$B239]-[.D239]" office:value-type="float" office:value="0">
            <text:p>0</text:p>
          </table:table-cell>
          <table:table-cell table:formula="of:=[.$B239]-[.E239]" office:value-type="float" office:value="0">
            <text:p>0</text:p>
          </table:table-cell>
          <table:table-cell table:number-columns-repeated="8"/>
          <table:table-cell table:formula="of:=(ABS([.$B239]-[.C239])&lt;=[.$B239]*0.1)" office:value-type="boolean" office:boolean-value="true">
            <text:p>VERDADERO</text:p>
          </table:table-cell>
          <table:table-cell table:formula="of:=(ABS([.$B239]-[.D239])&lt;=[.$B239]*0.1)" office:value-type="boolean" office:boolean-value="true">
            <text:p>VERDADERO</text:p>
          </table:table-cell>
          <table:table-cell table:formula="of:=(ABS([.$B239]-[.E239])&lt;=[.$B2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40]-[.C240]" office:value-type="float" office:value="0">
            <text:p>0</text:p>
          </table:table-cell>
          <table:table-cell table:formula="of:=[.$B240]-[.D240]" office:value-type="float" office:value="0">
            <text:p>0</text:p>
          </table:table-cell>
          <table:table-cell table:formula="of:=[.$B240]-[.E240]" office:value-type="float" office:value="0">
            <text:p>0</text:p>
          </table:table-cell>
          <table:table-cell table:number-columns-repeated="8"/>
          <table:table-cell table:formula="of:=(ABS([.$B240]-[.C240])&lt;=[.$B240]*0.1)" office:value-type="boolean" office:boolean-value="true">
            <text:p>VERDADERO</text:p>
          </table:table-cell>
          <table:table-cell table:formula="of:=(ABS([.$B240]-[.D240])&lt;=[.$B240]*0.1)" office:value-type="boolean" office:boolean-value="true">
            <text:p>VERDADERO</text:p>
          </table:table-cell>
          <table:table-cell table:formula="of:=(ABS([.$B240]-[.E240])&lt;=[.$B2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41]-[.C241]" office:value-type="float" office:value="0">
            <text:p>0</text:p>
          </table:table-cell>
          <table:table-cell table:formula="of:=[.$B241]-[.D241]" office:value-type="float" office:value="0">
            <text:p>0</text:p>
          </table:table-cell>
          <table:table-cell table:formula="of:=[.$B241]-[.E241]" office:value-type="float" office:value="0">
            <text:p>0</text:p>
          </table:table-cell>
          <table:table-cell table:number-columns-repeated="8"/>
          <table:table-cell table:formula="of:=(ABS([.$B241]-[.C241])&lt;=[.$B241]*0.1)" office:value-type="boolean" office:boolean-value="true">
            <text:p>VERDADERO</text:p>
          </table:table-cell>
          <table:table-cell table:formula="of:=(ABS([.$B241]-[.D241])&lt;=[.$B241]*0.1)" office:value-type="boolean" office:boolean-value="true">
            <text:p>VERDADERO</text:p>
          </table:table-cell>
          <table:table-cell table:formula="of:=(ABS([.$B241]-[.E241])&lt;=[.$B2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42]-[.C242]" office:value-type="float" office:value="1">
            <text:p>1</text:p>
          </table:table-cell>
          <table:table-cell table:formula="of:=[.$B242]-[.D242]" office:value-type="float" office:value="1">
            <text:p>1</text:p>
          </table:table-cell>
          <table:table-cell table:formula="of:=[.$B242]-[.E242]" office:value-type="float" office:value="0">
            <text:p>0</text:p>
          </table:table-cell>
          <table:table-cell table:number-columns-repeated="8"/>
          <table:table-cell table:formula="of:=(ABS([.$B242]-[.C242])&lt;=[.$B242]*0.1)" office:value-type="boolean" office:boolean-value="false">
            <text:p>FALSO</text:p>
          </table:table-cell>
          <table:table-cell table:formula="of:=(ABS([.$B242]-[.D242])&lt;=[.$B242]*0.1)" office:value-type="boolean" office:boolean-value="false">
            <text:p>FALSO</text:p>
          </table:table-cell>
          <table:table-cell table:formula="of:=(ABS([.$B242]-[.E242])&lt;=[.$B2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43]-[.C243]" office:value-type="float" office:value="0">
            <text:p>0</text:p>
          </table:table-cell>
          <table:table-cell table:formula="of:=[.$B243]-[.D243]" office:value-type="float" office:value="0">
            <text:p>0</text:p>
          </table:table-cell>
          <table:table-cell table:formula="of:=[.$B243]-[.E243]" office:value-type="float" office:value="0">
            <text:p>0</text:p>
          </table:table-cell>
          <table:table-cell table:number-columns-repeated="8"/>
          <table:table-cell table:formula="of:=(ABS([.$B243]-[.C243])&lt;=[.$B243]*0.1)" office:value-type="boolean" office:boolean-value="true">
            <text:p>VERDADERO</text:p>
          </table:table-cell>
          <table:table-cell table:formula="of:=(ABS([.$B243]-[.D243])&lt;=[.$B243]*0.1)" office:value-type="boolean" office:boolean-value="true">
            <text:p>VERDADERO</text:p>
          </table:table-cell>
          <table:table-cell table:formula="of:=(ABS([.$B243]-[.E243])&lt;=[.$B2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44]-[.C244]" office:value-type="float" office:value="0">
            <text:p>0</text:p>
          </table:table-cell>
          <table:table-cell table:formula="of:=[.$B244]-[.D244]" office:value-type="float" office:value="0">
            <text:p>0</text:p>
          </table:table-cell>
          <table:table-cell table:formula="of:=[.$B244]-[.E244]" office:value-type="float" office:value="0">
            <text:p>0</text:p>
          </table:table-cell>
          <table:table-cell table:number-columns-repeated="8"/>
          <table:table-cell table:formula="of:=(ABS([.$B244]-[.C244])&lt;=[.$B244]*0.1)" office:value-type="boolean" office:boolean-value="true">
            <text:p>VERDADERO</text:p>
          </table:table-cell>
          <table:table-cell table:formula="of:=(ABS([.$B244]-[.D244])&lt;=[.$B244]*0.1)" office:value-type="boolean" office:boolean-value="true">
            <text:p>VERDADERO</text:p>
          </table:table-cell>
          <table:table-cell table:formula="of:=(ABS([.$B244]-[.E244])&lt;=[.$B2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45]-[.C245]" office:value-type="float" office:value="0">
            <text:p>0</text:p>
          </table:table-cell>
          <table:table-cell table:formula="of:=[.$B245]-[.D245]" office:value-type="float" office:value="0">
            <text:p>0</text:p>
          </table:table-cell>
          <table:table-cell table:formula="of:=[.$B245]-[.E245]" office:value-type="float" office:value="0">
            <text:p>0</text:p>
          </table:table-cell>
          <table:table-cell table:number-columns-repeated="8"/>
          <table:table-cell table:formula="of:=(ABS([.$B245]-[.C245])&lt;=[.$B245]*0.1)" office:value-type="boolean" office:boolean-value="true">
            <text:p>VERDADERO</text:p>
          </table:table-cell>
          <table:table-cell table:formula="of:=(ABS([.$B245]-[.D245])&lt;=[.$B245]*0.1)" office:value-type="boolean" office:boolean-value="true">
            <text:p>VERDADERO</text:p>
          </table:table-cell>
          <table:table-cell table:formula="of:=(ABS([.$B245]-[.E245])&lt;=[.$B2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246]-[.C246]" office:value-type="float" office:value="0">
            <text:p>0</text:p>
          </table:table-cell>
          <table:table-cell table:formula="of:=[.$B246]-[.D246]" office:value-type="float" office:value="0">
            <text:p>0</text:p>
          </table:table-cell>
          <table:table-cell table:formula="of:=[.$B246]-[.E246]" office:value-type="float" office:value="0">
            <text:p>0</text:p>
          </table:table-cell>
          <table:table-cell table:number-columns-repeated="8"/>
          <table:table-cell table:formula="of:=(ABS([.$B246]-[.C246])&lt;=[.$B246]*0.1)" office:value-type="boolean" office:boolean-value="true">
            <text:p>VERDADERO</text:p>
          </table:table-cell>
          <table:table-cell table:formula="of:=(ABS([.$B246]-[.D246])&lt;=[.$B246]*0.1)" office:value-type="boolean" office:boolean-value="true">
            <text:p>VERDADERO</text:p>
          </table:table-cell>
          <table:table-cell table:formula="of:=(ABS([.$B246]-[.E246])&lt;=[.$B2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47]-[.C247]" office:value-type="float" office:value="0">
            <text:p>0</text:p>
          </table:table-cell>
          <table:table-cell table:formula="of:=[.$B247]-[.D247]" office:value-type="float" office:value="0">
            <text:p>0</text:p>
          </table:table-cell>
          <table:table-cell table:formula="of:=[.$B247]-[.E247]" office:value-type="float" office:value="0">
            <text:p>0</text:p>
          </table:table-cell>
          <table:table-cell table:number-columns-repeated="8"/>
          <table:table-cell table:formula="of:=(ABS([.$B247]-[.C247])&lt;=[.$B247]*0.1)" office:value-type="boolean" office:boolean-value="true">
            <text:p>VERDADERO</text:p>
          </table:table-cell>
          <table:table-cell table:formula="of:=(ABS([.$B247]-[.D247])&lt;=[.$B247]*0.1)" office:value-type="boolean" office:boolean-value="true">
            <text:p>VERDADERO</text:p>
          </table:table-cell>
          <table:table-cell table:formula="of:=(ABS([.$B247]-[.E247])&lt;=[.$B2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48]-[.C248]" office:value-type="float" office:value="0">
            <text:p>0</text:p>
          </table:table-cell>
          <table:table-cell table:formula="of:=[.$B248]-[.D248]" office:value-type="float" office:value="0">
            <text:p>0</text:p>
          </table:table-cell>
          <table:table-cell table:formula="of:=[.$B248]-[.E248]" office:value-type="float" office:value="0">
            <text:p>0</text:p>
          </table:table-cell>
          <table:table-cell table:number-columns-repeated="8"/>
          <table:table-cell table:formula="of:=(ABS([.$B248]-[.C248])&lt;=[.$B248]*0.1)" office:value-type="boolean" office:boolean-value="true">
            <text:p>VERDADERO</text:p>
          </table:table-cell>
          <table:table-cell table:formula="of:=(ABS([.$B248]-[.D248])&lt;=[.$B248]*0.1)" office:value-type="boolean" office:boolean-value="true">
            <text:p>VERDADERO</text:p>
          </table:table-cell>
          <table:table-cell table:formula="of:=(ABS([.$B248]-[.E248])&lt;=[.$B2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49]-[.C249]" office:value-type="float" office:value="0">
            <text:p>0</text:p>
          </table:table-cell>
          <table:table-cell table:formula="of:=[.$B249]-[.D249]" office:value-type="float" office:value="0">
            <text:p>0</text:p>
          </table:table-cell>
          <table:table-cell table:formula="of:=[.$B249]-[.E249]" office:value-type="float" office:value="0">
            <text:p>0</text:p>
          </table:table-cell>
          <table:table-cell table:number-columns-repeated="8"/>
          <table:table-cell table:formula="of:=(ABS([.$B249]-[.C249])&lt;=[.$B249]*0.1)" office:value-type="boolean" office:boolean-value="true">
            <text:p>VERDADERO</text:p>
          </table:table-cell>
          <table:table-cell table:formula="of:=(ABS([.$B249]-[.D249])&lt;=[.$B249]*0.1)" office:value-type="boolean" office:boolean-value="true">
            <text:p>VERDADERO</text:p>
          </table:table-cell>
          <table:table-cell table:formula="of:=(ABS([.$B249]-[.E249])&lt;=[.$B2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50]-[.C250]" office:value-type="float" office:value="0">
            <text:p>0</text:p>
          </table:table-cell>
          <table:table-cell table:formula="of:=[.$B250]-[.D250]" office:value-type="float" office:value="0">
            <text:p>0</text:p>
          </table:table-cell>
          <table:table-cell table:formula="of:=[.$B250]-[.E250]" office:value-type="float" office:value="0">
            <text:p>0</text:p>
          </table:table-cell>
          <table:table-cell table:number-columns-repeated="8"/>
          <table:table-cell table:formula="of:=(ABS([.$B250]-[.C250])&lt;=[.$B250]*0.1)" office:value-type="boolean" office:boolean-value="true">
            <text:p>VERDADERO</text:p>
          </table:table-cell>
          <table:table-cell table:formula="of:=(ABS([.$B250]-[.D250])&lt;=[.$B250]*0.1)" office:value-type="boolean" office:boolean-value="true">
            <text:p>VERDADERO</text:p>
          </table:table-cell>
          <table:table-cell table:formula="of:=(ABS([.$B250]-[.E250])&lt;=[.$B2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51]-[.C251]" office:value-type="float" office:value="0">
            <text:p>0</text:p>
          </table:table-cell>
          <table:table-cell table:formula="of:=[.$B251]-[.D251]" office:value-type="float" office:value="0">
            <text:p>0</text:p>
          </table:table-cell>
          <table:table-cell table:formula="of:=[.$B251]-[.E251]" office:value-type="float" office:value="0">
            <text:p>0</text:p>
          </table:table-cell>
          <table:table-cell table:number-columns-repeated="8"/>
          <table:table-cell table:formula="of:=(ABS([.$B251]-[.C251])&lt;=[.$B251]*0.1)" office:value-type="boolean" office:boolean-value="true">
            <text:p>VERDADERO</text:p>
          </table:table-cell>
          <table:table-cell table:formula="of:=(ABS([.$B251]-[.D251])&lt;=[.$B251]*0.1)" office:value-type="boolean" office:boolean-value="true">
            <text:p>VERDADERO</text:p>
          </table:table-cell>
          <table:table-cell table:formula="of:=(ABS([.$B251]-[.E251])&lt;=[.$B2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52]-[.C252]" office:value-type="float" office:value="0">
            <text:p>0</text:p>
          </table:table-cell>
          <table:table-cell table:formula="of:=[.$B252]-[.D252]" office:value-type="float" office:value="0">
            <text:p>0</text:p>
          </table:table-cell>
          <table:table-cell table:formula="of:=[.$B252]-[.E252]" office:value-type="float" office:value="0">
            <text:p>0</text:p>
          </table:table-cell>
          <table:table-cell table:number-columns-repeated="8"/>
          <table:table-cell table:formula="of:=(ABS([.$B252]-[.C252])&lt;=[.$B252]*0.1)" office:value-type="boolean" office:boolean-value="true">
            <text:p>VERDADERO</text:p>
          </table:table-cell>
          <table:table-cell table:formula="of:=(ABS([.$B252]-[.D252])&lt;=[.$B252]*0.1)" office:value-type="boolean" office:boolean-value="true">
            <text:p>VERDADERO</text:p>
          </table:table-cell>
          <table:table-cell table:formula="of:=(ABS([.$B252]-[.E252])&lt;=[.$B2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53]-[.C253]" office:value-type="float" office:value="0">
            <text:p>0</text:p>
          </table:table-cell>
          <table:table-cell table:formula="of:=[.$B253]-[.D253]" office:value-type="float" office:value="0">
            <text:p>0</text:p>
          </table:table-cell>
          <table:table-cell table:formula="of:=[.$B253]-[.E253]" office:value-type="float" office:value="0">
            <text:p>0</text:p>
          </table:table-cell>
          <table:table-cell table:number-columns-repeated="8"/>
          <table:table-cell table:formula="of:=(ABS([.$B253]-[.C253])&lt;=[.$B253]*0.1)" office:value-type="boolean" office:boolean-value="true">
            <text:p>VERDADERO</text:p>
          </table:table-cell>
          <table:table-cell table:formula="of:=(ABS([.$B253]-[.D253])&lt;=[.$B253]*0.1)" office:value-type="boolean" office:boolean-value="true">
            <text:p>VERDADERO</text:p>
          </table:table-cell>
          <table:table-cell table:formula="of:=(ABS([.$B253]-[.E253])&lt;=[.$B2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54]-[.C254]" office:value-type="float" office:value="0">
            <text:p>0</text:p>
          </table:table-cell>
          <table:table-cell table:formula="of:=[.$B254]-[.D254]" office:value-type="float" office:value="0">
            <text:p>0</text:p>
          </table:table-cell>
          <table:table-cell table:formula="of:=[.$B254]-[.E254]" office:value-type="float" office:value="0">
            <text:p>0</text:p>
          </table:table-cell>
          <table:table-cell table:number-columns-repeated="8"/>
          <table:table-cell table:formula="of:=(ABS([.$B254]-[.C254])&lt;=[.$B254]*0.1)" office:value-type="boolean" office:boolean-value="true">
            <text:p>VERDADERO</text:p>
          </table:table-cell>
          <table:table-cell table:formula="of:=(ABS([.$B254]-[.D254])&lt;=[.$B254]*0.1)" office:value-type="boolean" office:boolean-value="true">
            <text:p>VERDADERO</text:p>
          </table:table-cell>
          <table:table-cell table:formula="of:=(ABS([.$B254]-[.E254])&lt;=[.$B2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55]-[.C255]" office:value-type="float" office:value="1">
            <text:p>1</text:p>
          </table:table-cell>
          <table:table-cell table:formula="of:=[.$B255]-[.D255]" office:value-type="float" office:value="1">
            <text:p>1</text:p>
          </table:table-cell>
          <table:table-cell table:formula="of:=[.$B255]-[.E255]" office:value-type="float" office:value="0">
            <text:p>0</text:p>
          </table:table-cell>
          <table:table-cell table:number-columns-repeated="8"/>
          <table:table-cell table:formula="of:=(ABS([.$B255]-[.C255])&lt;=[.$B255]*0.1)" office:value-type="boolean" office:boolean-value="false">
            <text:p>FALSO</text:p>
          </table:table-cell>
          <table:table-cell table:formula="of:=(ABS([.$B255]-[.D255])&lt;=[.$B255]*0.1)" office:value-type="boolean" office:boolean-value="false">
            <text:p>FALSO</text:p>
          </table:table-cell>
          <table:table-cell table:formula="of:=(ABS([.$B255]-[.E255])&lt;=[.$B2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256]-[.C256]" office:value-type="float" office:value="1">
            <text:p>1</text:p>
          </table:table-cell>
          <table:table-cell table:formula="of:=[.$B256]-[.D256]" office:value-type="float" office:value="0">
            <text:p>0</text:p>
          </table:table-cell>
          <table:table-cell table:formula="of:=[.$B256]-[.E256]" office:value-type="float" office:value="0">
            <text:p>0</text:p>
          </table:table-cell>
          <table:table-cell table:number-columns-repeated="8"/>
          <table:table-cell table:formula="of:=(ABS([.$B256]-[.C256])&lt;=[.$B256]*0.1)" office:value-type="boolean" office:boolean-value="false">
            <text:p>FALSO</text:p>
          </table:table-cell>
          <table:table-cell table:formula="of:=(ABS([.$B256]-[.D256])&lt;=[.$B256]*0.1)" office:value-type="boolean" office:boolean-value="true">
            <text:p>VERDADERO</text:p>
          </table:table-cell>
          <table:table-cell table:formula="of:=(ABS([.$B256]-[.E256])&lt;=[.$B2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57]-[.C257]" office:value-type="float" office:value="0">
            <text:p>0</text:p>
          </table:table-cell>
          <table:table-cell table:formula="of:=[.$B257]-[.D257]" office:value-type="float" office:value="0">
            <text:p>0</text:p>
          </table:table-cell>
          <table:table-cell table:formula="of:=[.$B257]-[.E257]" office:value-type="float" office:value="0">
            <text:p>0</text:p>
          </table:table-cell>
          <table:table-cell table:number-columns-repeated="8"/>
          <table:table-cell table:formula="of:=(ABS([.$B257]-[.C257])&lt;=[.$B257]*0.1)" office:value-type="boolean" office:boolean-value="true">
            <text:p>VERDADERO</text:p>
          </table:table-cell>
          <table:table-cell table:formula="of:=(ABS([.$B257]-[.D257])&lt;=[.$B257]*0.1)" office:value-type="boolean" office:boolean-value="true">
            <text:p>VERDADERO</text:p>
          </table:table-cell>
          <table:table-cell table:formula="of:=(ABS([.$B257]-[.E257])&lt;=[.$B2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58]-[.C258]" office:value-type="float" office:value="0">
            <text:p>0</text:p>
          </table:table-cell>
          <table:table-cell table:formula="of:=[.$B258]-[.D258]" office:value-type="float" office:value="0">
            <text:p>0</text:p>
          </table:table-cell>
          <table:table-cell table:formula="of:=[.$B258]-[.E258]" office:value-type="float" office:value="0">
            <text:p>0</text:p>
          </table:table-cell>
          <table:table-cell table:number-columns-repeated="8"/>
          <table:table-cell table:formula="of:=(ABS([.$B258]-[.C258])&lt;=[.$B258]*0.1)" office:value-type="boolean" office:boolean-value="true">
            <text:p>VERDADERO</text:p>
          </table:table-cell>
          <table:table-cell table:formula="of:=(ABS([.$B258]-[.D258])&lt;=[.$B258]*0.1)" office:value-type="boolean" office:boolean-value="true">
            <text:p>VERDADERO</text:p>
          </table:table-cell>
          <table:table-cell table:formula="of:=(ABS([.$B258]-[.E258])&lt;=[.$B2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59]-[.C259]" office:value-type="float" office:value="0">
            <text:p>0</text:p>
          </table:table-cell>
          <table:table-cell table:formula="of:=[.$B259]-[.D259]" office:value-type="float" office:value="0">
            <text:p>0</text:p>
          </table:table-cell>
          <table:table-cell table:formula="of:=[.$B259]-[.E259]" office:value-type="float" office:value="0">
            <text:p>0</text:p>
          </table:table-cell>
          <table:table-cell table:number-columns-repeated="8"/>
          <table:table-cell table:formula="of:=(ABS([.$B259]-[.C259])&lt;=[.$B259]*0.1)" office:value-type="boolean" office:boolean-value="true">
            <text:p>VERDADERO</text:p>
          </table:table-cell>
          <table:table-cell table:formula="of:=(ABS([.$B259]-[.D259])&lt;=[.$B259]*0.1)" office:value-type="boolean" office:boolean-value="true">
            <text:p>VERDADERO</text:p>
          </table:table-cell>
          <table:table-cell table:formula="of:=(ABS([.$B259]-[.E259])&lt;=[.$B2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60]-[.C260]" office:value-type="float" office:value="1">
            <text:p>1</text:p>
          </table:table-cell>
          <table:table-cell table:formula="of:=[.$B260]-[.D260]" office:value-type="float" office:value="1">
            <text:p>1</text:p>
          </table:table-cell>
          <table:table-cell table:formula="of:=[.$B260]-[.E260]" office:value-type="float" office:value="1">
            <text:p>1</text:p>
          </table:table-cell>
          <table:table-cell table:number-columns-repeated="8"/>
          <table:table-cell table:formula="of:=(ABS([.$B260]-[.C260])&lt;=[.$B260]*0.1)" office:value-type="boolean" office:boolean-value="false">
            <text:p>FALSO</text:p>
          </table:table-cell>
          <table:table-cell table:formula="of:=(ABS([.$B260]-[.D260])&lt;=[.$B260]*0.1)" office:value-type="boolean" office:boolean-value="false">
            <text:p>FALSO</text:p>
          </table:table-cell>
          <table:table-cell table:formula="of:=(ABS([.$B260]-[.E260])&lt;=[.$B26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61]-[.C261]" office:value-type="float" office:value="0">
            <text:p>0</text:p>
          </table:table-cell>
          <table:table-cell table:formula="of:=[.$B261]-[.D261]" office:value-type="float" office:value="0">
            <text:p>0</text:p>
          </table:table-cell>
          <table:table-cell table:formula="of:=[.$B261]-[.E261]" office:value-type="float" office:value="0">
            <text:p>0</text:p>
          </table:table-cell>
          <table:table-cell table:number-columns-repeated="8"/>
          <table:table-cell table:formula="of:=(ABS([.$B261]-[.C261])&lt;=[.$B261]*0.1)" office:value-type="boolean" office:boolean-value="true">
            <text:p>VERDADERO</text:p>
          </table:table-cell>
          <table:table-cell table:formula="of:=(ABS([.$B261]-[.D261])&lt;=[.$B261]*0.1)" office:value-type="boolean" office:boolean-value="true">
            <text:p>VERDADERO</text:p>
          </table:table-cell>
          <table:table-cell table:formula="of:=(ABS([.$B261]-[.E261])&lt;=[.$B2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62]-[.C262]" office:value-type="float" office:value="0">
            <text:p>0</text:p>
          </table:table-cell>
          <table:table-cell table:formula="of:=[.$B262]-[.D262]" office:value-type="float" office:value="0">
            <text:p>0</text:p>
          </table:table-cell>
          <table:table-cell table:formula="of:=[.$B262]-[.E262]" office:value-type="float" office:value="0">
            <text:p>0</text:p>
          </table:table-cell>
          <table:table-cell table:number-columns-repeated="8"/>
          <table:table-cell table:formula="of:=(ABS([.$B262]-[.C262])&lt;=[.$B262]*0.1)" office:value-type="boolean" office:boolean-value="true">
            <text:p>VERDADERO</text:p>
          </table:table-cell>
          <table:table-cell table:formula="of:=(ABS([.$B262]-[.D262])&lt;=[.$B262]*0.1)" office:value-type="boolean" office:boolean-value="true">
            <text:p>VERDADERO</text:p>
          </table:table-cell>
          <table:table-cell table:formula="of:=(ABS([.$B262]-[.E262])&lt;=[.$B2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63]-[.C263]" office:value-type="float" office:value="0">
            <text:p>0</text:p>
          </table:table-cell>
          <table:table-cell table:formula="of:=[.$B263]-[.D263]" office:value-type="float" office:value="0">
            <text:p>0</text:p>
          </table:table-cell>
          <table:table-cell table:formula="of:=[.$B263]-[.E263]" office:value-type="float" office:value="0">
            <text:p>0</text:p>
          </table:table-cell>
          <table:table-cell table:number-columns-repeated="8"/>
          <table:table-cell table:formula="of:=(ABS([.$B263]-[.C263])&lt;=[.$B263]*0.1)" office:value-type="boolean" office:boolean-value="true">
            <text:p>VERDADERO</text:p>
          </table:table-cell>
          <table:table-cell table:formula="of:=(ABS([.$B263]-[.D263])&lt;=[.$B263]*0.1)" office:value-type="boolean" office:boolean-value="true">
            <text:p>VERDADERO</text:p>
          </table:table-cell>
          <table:table-cell table:formula="of:=(ABS([.$B263]-[.E263])&lt;=[.$B2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264]-[.C264]" office:value-type="float" office:value="0">
            <text:p>0</text:p>
          </table:table-cell>
          <table:table-cell table:formula="of:=[.$B264]-[.D264]" office:value-type="float" office:value="0">
            <text:p>0</text:p>
          </table:table-cell>
          <table:table-cell table:formula="of:=[.$B264]-[.E264]" office:value-type="float" office:value="0">
            <text:p>0</text:p>
          </table:table-cell>
          <table:table-cell table:number-columns-repeated="8"/>
          <table:table-cell table:formula="of:=(ABS([.$B264]-[.C264])&lt;=[.$B264]*0.1)" office:value-type="boolean" office:boolean-value="true">
            <text:p>VERDADERO</text:p>
          </table:table-cell>
          <table:table-cell table:formula="of:=(ABS([.$B264]-[.D264])&lt;=[.$B264]*0.1)" office:value-type="boolean" office:boolean-value="true">
            <text:p>VERDADERO</text:p>
          </table:table-cell>
          <table:table-cell table:formula="of:=(ABS([.$B264]-[.E264])&lt;=[.$B2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265]-[.C265]" office:value-type="float" office:value="0">
            <text:p>0</text:p>
          </table:table-cell>
          <table:table-cell table:formula="of:=[.$B265]-[.D265]" office:value-type="float" office:value="0">
            <text:p>0</text:p>
          </table:table-cell>
          <table:table-cell table:formula="of:=[.$B265]-[.E265]" office:value-type="float" office:value="0">
            <text:p>0</text:p>
          </table:table-cell>
          <table:table-cell table:number-columns-repeated="8"/>
          <table:table-cell table:formula="of:=(ABS([.$B265]-[.C265])&lt;=[.$B265]*0.1)" office:value-type="boolean" office:boolean-value="true">
            <text:p>VERDADERO</text:p>
          </table:table-cell>
          <table:table-cell table:formula="of:=(ABS([.$B265]-[.D265])&lt;=[.$B265]*0.1)" office:value-type="boolean" office:boolean-value="true">
            <text:p>VERDADERO</text:p>
          </table:table-cell>
          <table:table-cell table:formula="of:=(ABS([.$B265]-[.E265])&lt;=[.$B2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266]-[.C266]" office:value-type="float" office:value="0">
            <text:p>0</text:p>
          </table:table-cell>
          <table:table-cell table:formula="of:=[.$B266]-[.D266]" office:value-type="float" office:value="0">
            <text:p>0</text:p>
          </table:table-cell>
          <table:table-cell table:formula="of:=[.$B266]-[.E266]" office:value-type="float" office:value="0">
            <text:p>0</text:p>
          </table:table-cell>
          <table:table-cell table:number-columns-repeated="8"/>
          <table:table-cell table:formula="of:=(ABS([.$B266]-[.C266])&lt;=[.$B266]*0.1)" office:value-type="boolean" office:boolean-value="true">
            <text:p>VERDADERO</text:p>
          </table:table-cell>
          <table:table-cell table:formula="of:=(ABS([.$B266]-[.D266])&lt;=[.$B266]*0.1)" office:value-type="boolean" office:boolean-value="true">
            <text:p>VERDADERO</text:p>
          </table:table-cell>
          <table:table-cell table:formula="of:=(ABS([.$B266]-[.E266])&lt;=[.$B2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67]-[.C267]" office:value-type="float" office:value="0">
            <text:p>0</text:p>
          </table:table-cell>
          <table:table-cell table:formula="of:=[.$B267]-[.D267]" office:value-type="float" office:value="0">
            <text:p>0</text:p>
          </table:table-cell>
          <table:table-cell table:formula="of:=[.$B267]-[.E267]" office:value-type="float" office:value="0">
            <text:p>0</text:p>
          </table:table-cell>
          <table:table-cell table:number-columns-repeated="8"/>
          <table:table-cell table:formula="of:=(ABS([.$B267]-[.C267])&lt;=[.$B267]*0.1)" office:value-type="boolean" office:boolean-value="true">
            <text:p>VERDADERO</text:p>
          </table:table-cell>
          <table:table-cell table:formula="of:=(ABS([.$B267]-[.D267])&lt;=[.$B267]*0.1)" office:value-type="boolean" office:boolean-value="true">
            <text:p>VERDADERO</text:p>
          </table:table-cell>
          <table:table-cell table:formula="of:=(ABS([.$B267]-[.E267])&lt;=[.$B2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68]-[.C268]" office:value-type="float" office:value="0">
            <text:p>0</text:p>
          </table:table-cell>
          <table:table-cell table:formula="of:=[.$B268]-[.D268]" office:value-type="float" office:value="0">
            <text:p>0</text:p>
          </table:table-cell>
          <table:table-cell table:formula="of:=[.$B268]-[.E268]" office:value-type="float" office:value="0">
            <text:p>0</text:p>
          </table:table-cell>
          <table:table-cell table:number-columns-repeated="8"/>
          <table:table-cell table:formula="of:=(ABS([.$B268]-[.C268])&lt;=[.$B268]*0.1)" office:value-type="boolean" office:boolean-value="true">
            <text:p>VERDADERO</text:p>
          </table:table-cell>
          <table:table-cell table:formula="of:=(ABS([.$B268]-[.D268])&lt;=[.$B268]*0.1)" office:value-type="boolean" office:boolean-value="true">
            <text:p>VERDADERO</text:p>
          </table:table-cell>
          <table:table-cell table:formula="of:=(ABS([.$B268]-[.E268])&lt;=[.$B2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69]-[.C269]" office:value-type="float" office:value="0">
            <text:p>0</text:p>
          </table:table-cell>
          <table:table-cell table:formula="of:=[.$B269]-[.D269]" office:value-type="float" office:value="0">
            <text:p>0</text:p>
          </table:table-cell>
          <table:table-cell table:formula="of:=[.$B269]-[.E269]" office:value-type="float" office:value="0">
            <text:p>0</text:p>
          </table:table-cell>
          <table:table-cell table:number-columns-repeated="8"/>
          <table:table-cell table:formula="of:=(ABS([.$B269]-[.C269])&lt;=[.$B269]*0.1)" office:value-type="boolean" office:boolean-value="true">
            <text:p>VERDADERO</text:p>
          </table:table-cell>
          <table:table-cell table:formula="of:=(ABS([.$B269]-[.D269])&lt;=[.$B269]*0.1)" office:value-type="boolean" office:boolean-value="true">
            <text:p>VERDADERO</text:p>
          </table:table-cell>
          <table:table-cell table:formula="of:=(ABS([.$B269]-[.E269])&lt;=[.$B2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70]-[.C270]" office:value-type="float" office:value="0">
            <text:p>0</text:p>
          </table:table-cell>
          <table:table-cell table:formula="of:=[.$B270]-[.D270]" office:value-type="float" office:value="0">
            <text:p>0</text:p>
          </table:table-cell>
          <table:table-cell table:formula="of:=[.$B270]-[.E270]" office:value-type="float" office:value="0">
            <text:p>0</text:p>
          </table:table-cell>
          <table:table-cell table:number-columns-repeated="8"/>
          <table:table-cell table:formula="of:=(ABS([.$B270]-[.C270])&lt;=[.$B270]*0.1)" office:value-type="boolean" office:boolean-value="true">
            <text:p>VERDADERO</text:p>
          </table:table-cell>
          <table:table-cell table:formula="of:=(ABS([.$B270]-[.D270])&lt;=[.$B270]*0.1)" office:value-type="boolean" office:boolean-value="true">
            <text:p>VERDADERO</text:p>
          </table:table-cell>
          <table:table-cell table:formula="of:=(ABS([.$B270]-[.E270])&lt;=[.$B2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71]-[.C271]" office:value-type="float" office:value="0">
            <text:p>0</text:p>
          </table:table-cell>
          <table:table-cell table:formula="of:=[.$B271]-[.D271]" office:value-type="float" office:value="0">
            <text:p>0</text:p>
          </table:table-cell>
          <table:table-cell table:formula="of:=[.$B271]-[.E271]" office:value-type="float" office:value="0">
            <text:p>0</text:p>
          </table:table-cell>
          <table:table-cell table:number-columns-repeated="8"/>
          <table:table-cell table:formula="of:=(ABS([.$B271]-[.C271])&lt;=[.$B271]*0.1)" office:value-type="boolean" office:boolean-value="true">
            <text:p>VERDADERO</text:p>
          </table:table-cell>
          <table:table-cell table:formula="of:=(ABS([.$B271]-[.D271])&lt;=[.$B271]*0.1)" office:value-type="boolean" office:boolean-value="true">
            <text:p>VERDADERO</text:p>
          </table:table-cell>
          <table:table-cell table:formula="of:=(ABS([.$B271]-[.E271])&lt;=[.$B2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72]-[.C272]" office:value-type="float" office:value="0">
            <text:p>0</text:p>
          </table:table-cell>
          <table:table-cell table:formula="of:=[.$B272]-[.D272]" office:value-type="float" office:value="0">
            <text:p>0</text:p>
          </table:table-cell>
          <table:table-cell table:formula="of:=[.$B272]-[.E272]" office:value-type="float" office:value="0">
            <text:p>0</text:p>
          </table:table-cell>
          <table:table-cell table:number-columns-repeated="8"/>
          <table:table-cell table:formula="of:=(ABS([.$B272]-[.C272])&lt;=[.$B272]*0.1)" office:value-type="boolean" office:boolean-value="true">
            <text:p>VERDADERO</text:p>
          </table:table-cell>
          <table:table-cell table:formula="of:=(ABS([.$B272]-[.D272])&lt;=[.$B272]*0.1)" office:value-type="boolean" office:boolean-value="true">
            <text:p>VERDADERO</text:p>
          </table:table-cell>
          <table:table-cell table:formula="of:=(ABS([.$B272]-[.E272])&lt;=[.$B2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73]-[.C273]" office:value-type="float" office:value="1">
            <text:p>1</text:p>
          </table:table-cell>
          <table:table-cell table:formula="of:=[.$B273]-[.D273]" office:value-type="float" office:value="1">
            <text:p>1</text:p>
          </table:table-cell>
          <table:table-cell table:formula="of:=[.$B273]-[.E273]" office:value-type="float" office:value="0">
            <text:p>0</text:p>
          </table:table-cell>
          <table:table-cell table:number-columns-repeated="8"/>
          <table:table-cell table:formula="of:=(ABS([.$B273]-[.C273])&lt;=[.$B273]*0.1)" office:value-type="boolean" office:boolean-value="false">
            <text:p>FALSO</text:p>
          </table:table-cell>
          <table:table-cell table:formula="of:=(ABS([.$B273]-[.D273])&lt;=[.$B273]*0.1)" office:value-type="boolean" office:boolean-value="false">
            <text:p>FALSO</text:p>
          </table:table-cell>
          <table:table-cell table:formula="of:=(ABS([.$B273]-[.E273])&lt;=[.$B2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74]-[.C274]" office:value-type="float" office:value="0">
            <text:p>0</text:p>
          </table:table-cell>
          <table:table-cell table:formula="of:=[.$B274]-[.D274]" office:value-type="float" office:value="0">
            <text:p>0</text:p>
          </table:table-cell>
          <table:table-cell table:formula="of:=[.$B274]-[.E274]" office:value-type="float" office:value="0">
            <text:p>0</text:p>
          </table:table-cell>
          <table:table-cell table:number-columns-repeated="8"/>
          <table:table-cell table:formula="of:=(ABS([.$B274]-[.C274])&lt;=[.$B274]*0.1)" office:value-type="boolean" office:boolean-value="true">
            <text:p>VERDADERO</text:p>
          </table:table-cell>
          <table:table-cell table:formula="of:=(ABS([.$B274]-[.D274])&lt;=[.$B274]*0.1)" office:value-type="boolean" office:boolean-value="true">
            <text:p>VERDADERO</text:p>
          </table:table-cell>
          <table:table-cell table:formula="of:=(ABS([.$B274]-[.E274])&lt;=[.$B2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75]-[.C275]" office:value-type="float" office:value="0">
            <text:p>0</text:p>
          </table:table-cell>
          <table:table-cell table:formula="of:=[.$B275]-[.D275]" office:value-type="float" office:value="0">
            <text:p>0</text:p>
          </table:table-cell>
          <table:table-cell table:formula="of:=[.$B275]-[.E275]" office:value-type="float" office:value="0">
            <text:p>0</text:p>
          </table:table-cell>
          <table:table-cell table:number-columns-repeated="8"/>
          <table:table-cell table:formula="of:=(ABS([.$B275]-[.C275])&lt;=[.$B275]*0.1)" office:value-type="boolean" office:boolean-value="true">
            <text:p>VERDADERO</text:p>
          </table:table-cell>
          <table:table-cell table:formula="of:=(ABS([.$B275]-[.D275])&lt;=[.$B275]*0.1)" office:value-type="boolean" office:boolean-value="true">
            <text:p>VERDADERO</text:p>
          </table:table-cell>
          <table:table-cell table:formula="of:=(ABS([.$B275]-[.E275])&lt;=[.$B2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76]-[.C276]" office:value-type="float" office:value="0">
            <text:p>0</text:p>
          </table:table-cell>
          <table:table-cell table:formula="of:=[.$B276]-[.D276]" office:value-type="float" office:value="0">
            <text:p>0</text:p>
          </table:table-cell>
          <table:table-cell table:formula="of:=[.$B276]-[.E276]" office:value-type="float" office:value="0">
            <text:p>0</text:p>
          </table:table-cell>
          <table:table-cell table:number-columns-repeated="8"/>
          <table:table-cell table:formula="of:=(ABS([.$B276]-[.C276])&lt;=[.$B276]*0.1)" office:value-type="boolean" office:boolean-value="true">
            <text:p>VERDADERO</text:p>
          </table:table-cell>
          <table:table-cell table:formula="of:=(ABS([.$B276]-[.D276])&lt;=[.$B276]*0.1)" office:value-type="boolean" office:boolean-value="true">
            <text:p>VERDADERO</text:p>
          </table:table-cell>
          <table:table-cell table:formula="of:=(ABS([.$B276]-[.E276])&lt;=[.$B2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77]-[.C277]" office:value-type="float" office:value="0">
            <text:p>0</text:p>
          </table:table-cell>
          <table:table-cell table:formula="of:=[.$B277]-[.D277]" office:value-type="float" office:value="0">
            <text:p>0</text:p>
          </table:table-cell>
          <table:table-cell table:formula="of:=[.$B277]-[.E277]" office:value-type="float" office:value="0">
            <text:p>0</text:p>
          </table:table-cell>
          <table:table-cell table:number-columns-repeated="8"/>
          <table:table-cell table:formula="of:=(ABS([.$B277]-[.C277])&lt;=[.$B277]*0.1)" office:value-type="boolean" office:boolean-value="true">
            <text:p>VERDADERO</text:p>
          </table:table-cell>
          <table:table-cell table:formula="of:=(ABS([.$B277]-[.D277])&lt;=[.$B277]*0.1)" office:value-type="boolean" office:boolean-value="true">
            <text:p>VERDADERO</text:p>
          </table:table-cell>
          <table:table-cell table:formula="of:=(ABS([.$B277]-[.E277])&lt;=[.$B2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78]-[.C278]" office:value-type="float" office:value="0">
            <text:p>0</text:p>
          </table:table-cell>
          <table:table-cell table:formula="of:=[.$B278]-[.D278]" office:value-type="float" office:value="0">
            <text:p>0</text:p>
          </table:table-cell>
          <table:table-cell table:formula="of:=[.$B278]-[.E278]" office:value-type="float" office:value="0">
            <text:p>0</text:p>
          </table:table-cell>
          <table:table-cell table:number-columns-repeated="8"/>
          <table:table-cell table:formula="of:=(ABS([.$B278]-[.C278])&lt;=[.$B278]*0.1)" office:value-type="boolean" office:boolean-value="true">
            <text:p>VERDADERO</text:p>
          </table:table-cell>
          <table:table-cell table:formula="of:=(ABS([.$B278]-[.D278])&lt;=[.$B278]*0.1)" office:value-type="boolean" office:boolean-value="true">
            <text:p>VERDADERO</text:p>
          </table:table-cell>
          <table:table-cell table:formula="of:=(ABS([.$B278]-[.E278])&lt;=[.$B2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279]-[.C279]" office:value-type="float" office:value="0">
            <text:p>0</text:p>
          </table:table-cell>
          <table:table-cell table:formula="of:=[.$B279]-[.D279]" office:value-type="float" office:value="0">
            <text:p>0</text:p>
          </table:table-cell>
          <table:table-cell table:formula="of:=[.$B279]-[.E279]" office:value-type="float" office:value="0">
            <text:p>0</text:p>
          </table:table-cell>
          <table:table-cell table:number-columns-repeated="8"/>
          <table:table-cell table:formula="of:=(ABS([.$B279]-[.C279])&lt;=[.$B279]*0.1)" office:value-type="boolean" office:boolean-value="true">
            <text:p>VERDADERO</text:p>
          </table:table-cell>
          <table:table-cell table:formula="of:=(ABS([.$B279]-[.D279])&lt;=[.$B279]*0.1)" office:value-type="boolean" office:boolean-value="true">
            <text:p>VERDADERO</text:p>
          </table:table-cell>
          <table:table-cell table:formula="of:=(ABS([.$B279]-[.E279])&lt;=[.$B2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80]-[.C280]" office:value-type="float" office:value="0">
            <text:p>0</text:p>
          </table:table-cell>
          <table:table-cell table:formula="of:=[.$B280]-[.D280]" office:value-type="float" office:value="0">
            <text:p>0</text:p>
          </table:table-cell>
          <table:table-cell table:formula="of:=[.$B280]-[.E280]" office:value-type="float" office:value="0">
            <text:p>0</text:p>
          </table:table-cell>
          <table:table-cell table:number-columns-repeated="8"/>
          <table:table-cell table:formula="of:=(ABS([.$B280]-[.C280])&lt;=[.$B280]*0.1)" office:value-type="boolean" office:boolean-value="true">
            <text:p>VERDADERO</text:p>
          </table:table-cell>
          <table:table-cell table:formula="of:=(ABS([.$B280]-[.D280])&lt;=[.$B280]*0.1)" office:value-type="boolean" office:boolean-value="true">
            <text:p>VERDADERO</text:p>
          </table:table-cell>
          <table:table-cell table:formula="of:=(ABS([.$B280]-[.E280])&lt;=[.$B2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81]-[.C281]" office:value-type="float" office:value="0">
            <text:p>0</text:p>
          </table:table-cell>
          <table:table-cell table:formula="of:=[.$B281]-[.D281]" office:value-type="float" office:value="0">
            <text:p>0</text:p>
          </table:table-cell>
          <table:table-cell table:formula="of:=[.$B281]-[.E281]" office:value-type="float" office:value="0">
            <text:p>0</text:p>
          </table:table-cell>
          <table:table-cell table:number-columns-repeated="8"/>
          <table:table-cell table:formula="of:=(ABS([.$B281]-[.C281])&lt;=[.$B281]*0.1)" office:value-type="boolean" office:boolean-value="true">
            <text:p>VERDADERO</text:p>
          </table:table-cell>
          <table:table-cell table:formula="of:=(ABS([.$B281]-[.D281])&lt;=[.$B281]*0.1)" office:value-type="boolean" office:boolean-value="true">
            <text:p>VERDADERO</text:p>
          </table:table-cell>
          <table:table-cell table:formula="of:=(ABS([.$B281]-[.E281])&lt;=[.$B2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82]-[.C282]" office:value-type="float" office:value="0">
            <text:p>0</text:p>
          </table:table-cell>
          <table:table-cell table:formula="of:=[.$B282]-[.D282]" office:value-type="float" office:value="0">
            <text:p>0</text:p>
          </table:table-cell>
          <table:table-cell table:formula="of:=[.$B282]-[.E282]" office:value-type="float" office:value="0">
            <text:p>0</text:p>
          </table:table-cell>
          <table:table-cell table:number-columns-repeated="8"/>
          <table:table-cell table:formula="of:=(ABS([.$B282]-[.C282])&lt;=[.$B282]*0.1)" office:value-type="boolean" office:boolean-value="true">
            <text:p>VERDADERO</text:p>
          </table:table-cell>
          <table:table-cell table:formula="of:=(ABS([.$B282]-[.D282])&lt;=[.$B282]*0.1)" office:value-type="boolean" office:boolean-value="true">
            <text:p>VERDADERO</text:p>
          </table:table-cell>
          <table:table-cell table:formula="of:=(ABS([.$B282]-[.E282])&lt;=[.$B2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83]-[.C283]" office:value-type="float" office:value="0">
            <text:p>0</text:p>
          </table:table-cell>
          <table:table-cell table:formula="of:=[.$B283]-[.D283]" office:value-type="float" office:value="0">
            <text:p>0</text:p>
          </table:table-cell>
          <table:table-cell table:formula="of:=[.$B283]-[.E283]" office:value-type="float" office:value="0">
            <text:p>0</text:p>
          </table:table-cell>
          <table:table-cell table:number-columns-repeated="8"/>
          <table:table-cell table:formula="of:=(ABS([.$B283]-[.C283])&lt;=[.$B283]*0.1)" office:value-type="boolean" office:boolean-value="true">
            <text:p>VERDADERO</text:p>
          </table:table-cell>
          <table:table-cell table:formula="of:=(ABS([.$B283]-[.D283])&lt;=[.$B283]*0.1)" office:value-type="boolean" office:boolean-value="true">
            <text:p>VERDADERO</text:p>
          </table:table-cell>
          <table:table-cell table:formula="of:=(ABS([.$B283]-[.E283])&lt;=[.$B2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284]-[.C284]" office:value-type="float" office:value="0">
            <text:p>0</text:p>
          </table:table-cell>
          <table:table-cell table:formula="of:=[.$B284]-[.D284]" office:value-type="float" office:value="0">
            <text:p>0</text:p>
          </table:table-cell>
          <table:table-cell table:formula="of:=[.$B284]-[.E284]" office:value-type="float" office:value="0">
            <text:p>0</text:p>
          </table:table-cell>
          <table:table-cell table:number-columns-repeated="8"/>
          <table:table-cell table:formula="of:=(ABS([.$B284]-[.C284])&lt;=[.$B284]*0.1)" office:value-type="boolean" office:boolean-value="true">
            <text:p>VERDADERO</text:p>
          </table:table-cell>
          <table:table-cell table:formula="of:=(ABS([.$B284]-[.D284])&lt;=[.$B284]*0.1)" office:value-type="boolean" office:boolean-value="true">
            <text:p>VERDADERO</text:p>
          </table:table-cell>
          <table:table-cell table:formula="of:=(ABS([.$B284]-[.E284])&lt;=[.$B2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85]-[.C285]" office:value-type="float" office:value="0">
            <text:p>0</text:p>
          </table:table-cell>
          <table:table-cell table:formula="of:=[.$B285]-[.D285]" office:value-type="float" office:value="0">
            <text:p>0</text:p>
          </table:table-cell>
          <table:table-cell table:formula="of:=[.$B285]-[.E285]" office:value-type="float" office:value="0">
            <text:p>0</text:p>
          </table:table-cell>
          <table:table-cell table:number-columns-repeated="8"/>
          <table:table-cell table:formula="of:=(ABS([.$B285]-[.C285])&lt;=[.$B285]*0.1)" office:value-type="boolean" office:boolean-value="true">
            <text:p>VERDADERO</text:p>
          </table:table-cell>
          <table:table-cell table:formula="of:=(ABS([.$B285]-[.D285])&lt;=[.$B285]*0.1)" office:value-type="boolean" office:boolean-value="true">
            <text:p>VERDADERO</text:p>
          </table:table-cell>
          <table:table-cell table:formula="of:=(ABS([.$B285]-[.E285])&lt;=[.$B2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86]-[.C286]" office:value-type="float" office:value="0">
            <text:p>0</text:p>
          </table:table-cell>
          <table:table-cell table:formula="of:=[.$B286]-[.D286]" office:value-type="float" office:value="0">
            <text:p>0</text:p>
          </table:table-cell>
          <table:table-cell table:formula="of:=[.$B286]-[.E286]" office:value-type="float" office:value="0">
            <text:p>0</text:p>
          </table:table-cell>
          <table:table-cell table:number-columns-repeated="8"/>
          <table:table-cell table:formula="of:=(ABS([.$B286]-[.C286])&lt;=[.$B286]*0.1)" office:value-type="boolean" office:boolean-value="true">
            <text:p>VERDADERO</text:p>
          </table:table-cell>
          <table:table-cell table:formula="of:=(ABS([.$B286]-[.D286])&lt;=[.$B286]*0.1)" office:value-type="boolean" office:boolean-value="true">
            <text:p>VERDADERO</text:p>
          </table:table-cell>
          <table:table-cell table:formula="of:=(ABS([.$B286]-[.E286])&lt;=[.$B2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87]-[.C287]" office:value-type="float" office:value="0">
            <text:p>0</text:p>
          </table:table-cell>
          <table:table-cell table:formula="of:=[.$B287]-[.D287]" office:value-type="float" office:value="0">
            <text:p>0</text:p>
          </table:table-cell>
          <table:table-cell table:formula="of:=[.$B287]-[.E287]" office:value-type="float" office:value="0">
            <text:p>0</text:p>
          </table:table-cell>
          <table:table-cell table:number-columns-repeated="8"/>
          <table:table-cell table:formula="of:=(ABS([.$B287]-[.C287])&lt;=[.$B287]*0.1)" office:value-type="boolean" office:boolean-value="true">
            <text:p>VERDADERO</text:p>
          </table:table-cell>
          <table:table-cell table:formula="of:=(ABS([.$B287]-[.D287])&lt;=[.$B287]*0.1)" office:value-type="boolean" office:boolean-value="true">
            <text:p>VERDADERO</text:p>
          </table:table-cell>
          <table:table-cell table:formula="of:=(ABS([.$B287]-[.E287])&lt;=[.$B2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88]-[.C288]" office:value-type="float" office:value="0">
            <text:p>0</text:p>
          </table:table-cell>
          <table:table-cell table:formula="of:=[.$B288]-[.D288]" office:value-type="float" office:value="0">
            <text:p>0</text:p>
          </table:table-cell>
          <table:table-cell table:formula="of:=[.$B288]-[.E288]" office:value-type="float" office:value="0">
            <text:p>0</text:p>
          </table:table-cell>
          <table:table-cell table:number-columns-repeated="8"/>
          <table:table-cell table:formula="of:=(ABS([.$B288]-[.C288])&lt;=[.$B288]*0.1)" office:value-type="boolean" office:boolean-value="true">
            <text:p>VERDADERO</text:p>
          </table:table-cell>
          <table:table-cell table:formula="of:=(ABS([.$B288]-[.D288])&lt;=[.$B288]*0.1)" office:value-type="boolean" office:boolean-value="true">
            <text:p>VERDADERO</text:p>
          </table:table-cell>
          <table:table-cell table:formula="of:=(ABS([.$B288]-[.E288])&lt;=[.$B2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89]-[.C289]" office:value-type="float" office:value="0">
            <text:p>0</text:p>
          </table:table-cell>
          <table:table-cell table:formula="of:=[.$B289]-[.D289]" office:value-type="float" office:value="0">
            <text:p>0</text:p>
          </table:table-cell>
          <table:table-cell table:formula="of:=[.$B289]-[.E289]" office:value-type="float" office:value="0">
            <text:p>0</text:p>
          </table:table-cell>
          <table:table-cell table:number-columns-repeated="8"/>
          <table:table-cell table:formula="of:=(ABS([.$B289]-[.C289])&lt;=[.$B289]*0.1)" office:value-type="boolean" office:boolean-value="true">
            <text:p>VERDADERO</text:p>
          </table:table-cell>
          <table:table-cell table:formula="of:=(ABS([.$B289]-[.D289])&lt;=[.$B289]*0.1)" office:value-type="boolean" office:boolean-value="true">
            <text:p>VERDADERO</text:p>
          </table:table-cell>
          <table:table-cell table:formula="of:=(ABS([.$B289]-[.E289])&lt;=[.$B2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90]-[.C290]" office:value-type="float" office:value="1">
            <text:p>1</text:p>
          </table:table-cell>
          <table:table-cell table:formula="of:=[.$B290]-[.D290]" office:value-type="float" office:value="1">
            <text:p>1</text:p>
          </table:table-cell>
          <table:table-cell table:formula="of:=[.$B290]-[.E290]" office:value-type="float" office:value="1">
            <text:p>1</text:p>
          </table:table-cell>
          <table:table-cell table:number-columns-repeated="8"/>
          <table:table-cell table:formula="of:=(ABS([.$B290]-[.C290])&lt;=[.$B290]*0.1)" office:value-type="boolean" office:boolean-value="false">
            <text:p>FALSO</text:p>
          </table:table-cell>
          <table:table-cell table:formula="of:=(ABS([.$B290]-[.D290])&lt;=[.$B290]*0.1)" office:value-type="boolean" office:boolean-value="false">
            <text:p>FALSO</text:p>
          </table:table-cell>
          <table:table-cell table:formula="of:=(ABS([.$B290]-[.E290])&lt;=[.$B29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91]-[.C291]" office:value-type="float" office:value="1">
            <text:p>1</text:p>
          </table:table-cell>
          <table:table-cell table:formula="of:=[.$B291]-[.D291]" office:value-type="float" office:value="1">
            <text:p>1</text:p>
          </table:table-cell>
          <table:table-cell table:formula="of:=[.$B291]-[.E291]" office:value-type="float" office:value="0">
            <text:p>0</text:p>
          </table:table-cell>
          <table:table-cell table:number-columns-repeated="8"/>
          <table:table-cell table:formula="of:=(ABS([.$B291]-[.C291])&lt;=[.$B291]*0.1)" office:value-type="boolean" office:boolean-value="false">
            <text:p>FALSO</text:p>
          </table:table-cell>
          <table:table-cell table:formula="of:=(ABS([.$B291]-[.D291])&lt;=[.$B291]*0.1)" office:value-type="boolean" office:boolean-value="false">
            <text:p>FALSO</text:p>
          </table:table-cell>
          <table:table-cell table:formula="of:=(ABS([.$B291]-[.E291])&lt;=[.$B2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292]-[.C292]" office:value-type="float" office:value="2">
            <text:p>2</text:p>
          </table:table-cell>
          <table:table-cell table:formula="of:=[.$B292]-[.D292]" office:value-type="float" office:value="0">
            <text:p>0</text:p>
          </table:table-cell>
          <table:table-cell table:formula="of:=[.$B292]-[.E292]" office:value-type="float" office:value="0">
            <text:p>0</text:p>
          </table:table-cell>
          <table:table-cell table:number-columns-repeated="8"/>
          <table:table-cell table:formula="of:=(ABS([.$B292]-[.C292])&lt;=[.$B292]*0.1)" office:value-type="boolean" office:boolean-value="false">
            <text:p>FALSO</text:p>
          </table:table-cell>
          <table:table-cell table:formula="of:=(ABS([.$B292]-[.D292])&lt;=[.$B292]*0.1)" office:value-type="boolean" office:boolean-value="true">
            <text:p>VERDADERO</text:p>
          </table:table-cell>
          <table:table-cell table:formula="of:=(ABS([.$B292]-[.E292])&lt;=[.$B2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93]-[.C293]" office:value-type="float" office:value="0">
            <text:p>0</text:p>
          </table:table-cell>
          <table:table-cell table:formula="of:=[.$B293]-[.D293]" office:value-type="float" office:value="0">
            <text:p>0</text:p>
          </table:table-cell>
          <table:table-cell table:formula="of:=[.$B293]-[.E293]" office:value-type="float" office:value="0">
            <text:p>0</text:p>
          </table:table-cell>
          <table:table-cell table:number-columns-repeated="8"/>
          <table:table-cell table:formula="of:=(ABS([.$B293]-[.C293])&lt;=[.$B293]*0.1)" office:value-type="boolean" office:boolean-value="true">
            <text:p>VERDADERO</text:p>
          </table:table-cell>
          <table:table-cell table:formula="of:=(ABS([.$B293]-[.D293])&lt;=[.$B293]*0.1)" office:value-type="boolean" office:boolean-value="true">
            <text:p>VERDADERO</text:p>
          </table:table-cell>
          <table:table-cell table:formula="of:=(ABS([.$B293]-[.E293])&lt;=[.$B2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94]-[.C294]" office:value-type="float" office:value="1">
            <text:p>1</text:p>
          </table:table-cell>
          <table:table-cell table:formula="of:=[.$B294]-[.D294]" office:value-type="float" office:value="1">
            <text:p>1</text:p>
          </table:table-cell>
          <table:table-cell table:formula="of:=[.$B294]-[.E294]" office:value-type="float" office:value="0">
            <text:p>0</text:p>
          </table:table-cell>
          <table:table-cell table:number-columns-repeated="8"/>
          <table:table-cell table:formula="of:=(ABS([.$B294]-[.C294])&lt;=[.$B294]*0.1)" office:value-type="boolean" office:boolean-value="false">
            <text:p>FALSO</text:p>
          </table:table-cell>
          <table:table-cell table:formula="of:=(ABS([.$B294]-[.D294])&lt;=[.$B294]*0.1)" office:value-type="boolean" office:boolean-value="false">
            <text:p>FALSO</text:p>
          </table:table-cell>
          <table:table-cell table:formula="of:=(ABS([.$B294]-[.E294])&lt;=[.$B2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95]-[.C295]" office:value-type="float" office:value="0">
            <text:p>0</text:p>
          </table:table-cell>
          <table:table-cell table:formula="of:=[.$B295]-[.D295]" office:value-type="float" office:value="0">
            <text:p>0</text:p>
          </table:table-cell>
          <table:table-cell table:formula="of:=[.$B295]-[.E295]" office:value-type="float" office:value="0">
            <text:p>0</text:p>
          </table:table-cell>
          <table:table-cell table:number-columns-repeated="8"/>
          <table:table-cell table:formula="of:=(ABS([.$B295]-[.C295])&lt;=[.$B295]*0.1)" office:value-type="boolean" office:boolean-value="true">
            <text:p>VERDADERO</text:p>
          </table:table-cell>
          <table:table-cell table:formula="of:=(ABS([.$B295]-[.D295])&lt;=[.$B295]*0.1)" office:value-type="boolean" office:boolean-value="true">
            <text:p>VERDADERO</text:p>
          </table:table-cell>
          <table:table-cell table:formula="of:=(ABS([.$B295]-[.E295])&lt;=[.$B2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96]-[.C296]" office:value-type="float" office:value="0">
            <text:p>0</text:p>
          </table:table-cell>
          <table:table-cell table:formula="of:=[.$B296]-[.D296]" office:value-type="float" office:value="0">
            <text:p>0</text:p>
          </table:table-cell>
          <table:table-cell table:formula="of:=[.$B296]-[.E296]" office:value-type="float" office:value="0">
            <text:p>0</text:p>
          </table:table-cell>
          <table:table-cell table:number-columns-repeated="8"/>
          <table:table-cell table:formula="of:=(ABS([.$B296]-[.C296])&lt;=[.$B296]*0.1)" office:value-type="boolean" office:boolean-value="true">
            <text:p>VERDADERO</text:p>
          </table:table-cell>
          <table:table-cell table:formula="of:=(ABS([.$B296]-[.D296])&lt;=[.$B296]*0.1)" office:value-type="boolean" office:boolean-value="true">
            <text:p>VERDADERO</text:p>
          </table:table-cell>
          <table:table-cell table:formula="of:=(ABS([.$B296]-[.E296])&lt;=[.$B2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97]-[.C297]" office:value-type="float" office:value="0">
            <text:p>0</text:p>
          </table:table-cell>
          <table:table-cell table:formula="of:=[.$B297]-[.D297]" office:value-type="float" office:value="0">
            <text:p>0</text:p>
          </table:table-cell>
          <table:table-cell table:formula="of:=[.$B297]-[.E297]" office:value-type="float" office:value="0">
            <text:p>0</text:p>
          </table:table-cell>
          <table:table-cell table:number-columns-repeated="8"/>
          <table:table-cell table:formula="of:=(ABS([.$B297]-[.C297])&lt;=[.$B297]*0.1)" office:value-type="boolean" office:boolean-value="true">
            <text:p>VERDADERO</text:p>
          </table:table-cell>
          <table:table-cell table:formula="of:=(ABS([.$B297]-[.D297])&lt;=[.$B297]*0.1)" office:value-type="boolean" office:boolean-value="true">
            <text:p>VERDADERO</text:p>
          </table:table-cell>
          <table:table-cell table:formula="of:=(ABS([.$B297]-[.E297])&lt;=[.$B2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98]-[.C298]" office:value-type="float" office:value="1">
            <text:p>1</text:p>
          </table:table-cell>
          <table:table-cell table:formula="of:=[.$B298]-[.D298]" office:value-type="float" office:value="1">
            <text:p>1</text:p>
          </table:table-cell>
          <table:table-cell table:formula="of:=[.$B298]-[.E298]" office:value-type="float" office:value="1">
            <text:p>1</text:p>
          </table:table-cell>
          <table:table-cell table:number-columns-repeated="8"/>
          <table:table-cell table:formula="of:=(ABS([.$B298]-[.C298])&lt;=[.$B298]*0.1)" office:value-type="boolean" office:boolean-value="false">
            <text:p>FALSO</text:p>
          </table:table-cell>
          <table:table-cell table:formula="of:=(ABS([.$B298]-[.D298])&lt;=[.$B298]*0.1)" office:value-type="boolean" office:boolean-value="false">
            <text:p>FALSO</text:p>
          </table:table-cell>
          <table:table-cell table:formula="of:=(ABS([.$B298]-[.E298])&lt;=[.$B29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99]-[.C299]" office:value-type="float" office:value="0">
            <text:p>0</text:p>
          </table:table-cell>
          <table:table-cell table:formula="of:=[.$B299]-[.D299]" office:value-type="float" office:value="0">
            <text:p>0</text:p>
          </table:table-cell>
          <table:table-cell table:formula="of:=[.$B299]-[.E299]" office:value-type="float" office:value="0">
            <text:p>0</text:p>
          </table:table-cell>
          <table:table-cell table:number-columns-repeated="8"/>
          <table:table-cell table:formula="of:=(ABS([.$B299]-[.C299])&lt;=[.$B299]*0.1)" office:value-type="boolean" office:boolean-value="true">
            <text:p>VERDADERO</text:p>
          </table:table-cell>
          <table:table-cell table:formula="of:=(ABS([.$B299]-[.D299])&lt;=[.$B299]*0.1)" office:value-type="boolean" office:boolean-value="true">
            <text:p>VERDADERO</text:p>
          </table:table-cell>
          <table:table-cell table:formula="of:=(ABS([.$B299]-[.E299])&lt;=[.$B2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00]-[.C300]" office:value-type="float" office:value="0">
            <text:p>0</text:p>
          </table:table-cell>
          <table:table-cell table:formula="of:=[.$B300]-[.D300]" office:value-type="float" office:value="0">
            <text:p>0</text:p>
          </table:table-cell>
          <table:table-cell table:formula="of:=[.$B300]-[.E300]" office:value-type="float" office:value="0">
            <text:p>0</text:p>
          </table:table-cell>
          <table:table-cell table:number-columns-repeated="8"/>
          <table:table-cell table:formula="of:=(ABS([.$B300]-[.C300])&lt;=[.$B300]*0.1)" office:value-type="boolean" office:boolean-value="true">
            <text:p>VERDADERO</text:p>
          </table:table-cell>
          <table:table-cell table:formula="of:=(ABS([.$B300]-[.D300])&lt;=[.$B300]*0.1)" office:value-type="boolean" office:boolean-value="true">
            <text:p>VERDADERO</text:p>
          </table:table-cell>
          <table:table-cell table:formula="of:=(ABS([.$B300]-[.E300])&lt;=[.$B3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01]-[.C301]" office:value-type="float" office:value="0">
            <text:p>0</text:p>
          </table:table-cell>
          <table:table-cell table:formula="of:=[.$B301]-[.D301]" office:value-type="float" office:value="0">
            <text:p>0</text:p>
          </table:table-cell>
          <table:table-cell table:formula="of:=[.$B301]-[.E301]" office:value-type="float" office:value="0">
            <text:p>0</text:p>
          </table:table-cell>
          <table:table-cell table:number-columns-repeated="8"/>
          <table:table-cell table:formula="of:=(ABS([.$B301]-[.C301])&lt;=[.$B301]*0.1)" office:value-type="boolean" office:boolean-value="true">
            <text:p>VERDADERO</text:p>
          </table:table-cell>
          <table:table-cell table:formula="of:=(ABS([.$B301]-[.D301])&lt;=[.$B301]*0.1)" office:value-type="boolean" office:boolean-value="true">
            <text:p>VERDADERO</text:p>
          </table:table-cell>
          <table:table-cell table:formula="of:=(ABS([.$B301]-[.E301])&lt;=[.$B3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02]-[.C302]" office:value-type="float" office:value="0">
            <text:p>0</text:p>
          </table:table-cell>
          <table:table-cell table:formula="of:=[.$B302]-[.D302]" office:value-type="float" office:value="0">
            <text:p>0</text:p>
          </table:table-cell>
          <table:table-cell table:formula="of:=[.$B302]-[.E302]" office:value-type="float" office:value="0">
            <text:p>0</text:p>
          </table:table-cell>
          <table:table-cell table:number-columns-repeated="8"/>
          <table:table-cell table:formula="of:=(ABS([.$B302]-[.C302])&lt;=[.$B302]*0.1)" office:value-type="boolean" office:boolean-value="true">
            <text:p>VERDADERO</text:p>
          </table:table-cell>
          <table:table-cell table:formula="of:=(ABS([.$B302]-[.D302])&lt;=[.$B302]*0.1)" office:value-type="boolean" office:boolean-value="true">
            <text:p>VERDADERO</text:p>
          </table:table-cell>
          <table:table-cell table:formula="of:=(ABS([.$B302]-[.E302])&lt;=[.$B3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303]-[.C303]" office:value-type="float" office:value="2">
            <text:p>2</text:p>
          </table:table-cell>
          <table:table-cell table:formula="of:=[.$B303]-[.D303]" office:value-type="float" office:value="2">
            <text:p>2</text:p>
          </table:table-cell>
          <table:table-cell table:formula="of:=[.$B303]-[.E303]" office:value-type="float" office:value="0">
            <text:p>0</text:p>
          </table:table-cell>
          <table:table-cell table:number-columns-repeated="8"/>
          <table:table-cell table:formula="of:=(ABS([.$B303]-[.C303])&lt;=[.$B303]*0.1)" office:value-type="boolean" office:boolean-value="false">
            <text:p>FALSO</text:p>
          </table:table-cell>
          <table:table-cell table:formula="of:=(ABS([.$B303]-[.D303])&lt;=[.$B303]*0.1)" office:value-type="boolean" office:boolean-value="false">
            <text:p>FALSO</text:p>
          </table:table-cell>
          <table:table-cell table:formula="of:=(ABS([.$B303]-[.E303])&lt;=[.$B3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04]-[.C304]" office:value-type="float" office:value="0">
            <text:p>0</text:p>
          </table:table-cell>
          <table:table-cell table:formula="of:=[.$B304]-[.D304]" office:value-type="float" office:value="0">
            <text:p>0</text:p>
          </table:table-cell>
          <table:table-cell table:formula="of:=[.$B304]-[.E304]" office:value-type="float" office:value="0">
            <text:p>0</text:p>
          </table:table-cell>
          <table:table-cell table:number-columns-repeated="8"/>
          <table:table-cell table:formula="of:=(ABS([.$B304]-[.C304])&lt;=[.$B304]*0.1)" office:value-type="boolean" office:boolean-value="true">
            <text:p>VERDADERO</text:p>
          </table:table-cell>
          <table:table-cell table:formula="of:=(ABS([.$B304]-[.D304])&lt;=[.$B304]*0.1)" office:value-type="boolean" office:boolean-value="true">
            <text:p>VERDADERO</text:p>
          </table:table-cell>
          <table:table-cell table:formula="of:=(ABS([.$B304]-[.E304])&lt;=[.$B3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305]-[.C305]" office:value-type="float" office:value="2">
            <text:p>2</text:p>
          </table:table-cell>
          <table:table-cell table:formula="of:=[.$B305]-[.D305]" office:value-type="float" office:value="2">
            <text:p>2</text:p>
          </table:table-cell>
          <table:table-cell table:formula="of:=[.$B305]-[.E305]" office:value-type="float" office:value="0">
            <text:p>0</text:p>
          </table:table-cell>
          <table:table-cell table:number-columns-repeated="8"/>
          <table:table-cell table:formula="of:=(ABS([.$B305]-[.C305])&lt;=[.$B305]*0.1)" office:value-type="boolean" office:boolean-value="false">
            <text:p>FALSO</text:p>
          </table:table-cell>
          <table:table-cell table:formula="of:=(ABS([.$B305]-[.D305])&lt;=[.$B305]*0.1)" office:value-type="boolean" office:boolean-value="false">
            <text:p>FALSO</text:p>
          </table:table-cell>
          <table:table-cell table:formula="of:=(ABS([.$B305]-[.E305])&lt;=[.$B3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06]-[.C306]" office:value-type="float" office:value="0">
            <text:p>0</text:p>
          </table:table-cell>
          <table:table-cell table:formula="of:=[.$B306]-[.D306]" office:value-type="float" office:value="0">
            <text:p>0</text:p>
          </table:table-cell>
          <table:table-cell table:formula="of:=[.$B306]-[.E306]" office:value-type="float" office:value="0">
            <text:p>0</text:p>
          </table:table-cell>
          <table:table-cell table:number-columns-repeated="8"/>
          <table:table-cell table:formula="of:=(ABS([.$B306]-[.C306])&lt;=[.$B306]*0.1)" office:value-type="boolean" office:boolean-value="true">
            <text:p>VERDADERO</text:p>
          </table:table-cell>
          <table:table-cell table:formula="of:=(ABS([.$B306]-[.D306])&lt;=[.$B306]*0.1)" office:value-type="boolean" office:boolean-value="true">
            <text:p>VERDADERO</text:p>
          </table:table-cell>
          <table:table-cell table:formula="of:=(ABS([.$B306]-[.E306])&lt;=[.$B3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307]-[.C307]" office:value-type="float" office:value="1">
            <text:p>1</text:p>
          </table:table-cell>
          <table:table-cell table:formula="of:=[.$B307]-[.D307]" office:value-type="float" office:value="1">
            <text:p>1</text:p>
          </table:table-cell>
          <table:table-cell table:formula="of:=[.$B307]-[.E307]" office:value-type="float" office:value="1">
            <text:p>1</text:p>
          </table:table-cell>
          <table:table-cell table:number-columns-repeated="8"/>
          <table:table-cell table:formula="of:=(ABS([.$B307]-[.C307])&lt;=[.$B307]*0.1)" office:value-type="boolean" office:boolean-value="false">
            <text:p>FALSO</text:p>
          </table:table-cell>
          <table:table-cell table:formula="of:=(ABS([.$B307]-[.D307])&lt;=[.$B307]*0.1)" office:value-type="boolean" office:boolean-value="false">
            <text:p>FALSO</text:p>
          </table:table-cell>
          <table:table-cell table:formula="of:=(ABS([.$B307]-[.E307])&lt;=[.$B30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08]-[.C308]" office:value-type="float" office:value="0">
            <text:p>0</text:p>
          </table:table-cell>
          <table:table-cell table:formula="of:=[.$B308]-[.D308]" office:value-type="float" office:value="0">
            <text:p>0</text:p>
          </table:table-cell>
          <table:table-cell table:formula="of:=[.$B308]-[.E308]" office:value-type="float" office:value="0">
            <text:p>0</text:p>
          </table:table-cell>
          <table:table-cell table:number-columns-repeated="8"/>
          <table:table-cell table:formula="of:=(ABS([.$B308]-[.C308])&lt;=[.$B308]*0.1)" office:value-type="boolean" office:boolean-value="true">
            <text:p>VERDADERO</text:p>
          </table:table-cell>
          <table:table-cell table:formula="of:=(ABS([.$B308]-[.D308])&lt;=[.$B308]*0.1)" office:value-type="boolean" office:boolean-value="true">
            <text:p>VERDADERO</text:p>
          </table:table-cell>
          <table:table-cell table:formula="of:=(ABS([.$B308]-[.E308])&lt;=[.$B3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309]-[.C309]" office:value-type="float" office:value="1">
            <text:p>1</text:p>
          </table:table-cell>
          <table:table-cell table:formula="of:=[.$B309]-[.D309]" office:value-type="float" office:value="1">
            <text:p>1</text:p>
          </table:table-cell>
          <table:table-cell table:formula="of:=[.$B309]-[.E309]" office:value-type="float" office:value="0">
            <text:p>0</text:p>
          </table:table-cell>
          <table:table-cell table:number-columns-repeated="8"/>
          <table:table-cell table:formula="of:=(ABS([.$B309]-[.C309])&lt;=[.$B309]*0.1)" office:value-type="boolean" office:boolean-value="false">
            <text:p>FALSO</text:p>
          </table:table-cell>
          <table:table-cell table:formula="of:=(ABS([.$B309]-[.D309])&lt;=[.$B309]*0.1)" office:value-type="boolean" office:boolean-value="false">
            <text:p>FALSO</text:p>
          </table:table-cell>
          <table:table-cell table:formula="of:=(ABS([.$B309]-[.E309])&lt;=[.$B3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10]-[.C310]" office:value-type="float" office:value="0">
            <text:p>0</text:p>
          </table:table-cell>
          <table:table-cell table:formula="of:=[.$B310]-[.D310]" office:value-type="float" office:value="0">
            <text:p>0</text:p>
          </table:table-cell>
          <table:table-cell table:formula="of:=[.$B310]-[.E310]" office:value-type="float" office:value="0">
            <text:p>0</text:p>
          </table:table-cell>
          <table:table-cell table:number-columns-repeated="8"/>
          <table:table-cell table:formula="of:=(ABS([.$B310]-[.C310])&lt;=[.$B310]*0.1)" office:value-type="boolean" office:boolean-value="true">
            <text:p>VERDADERO</text:p>
          </table:table-cell>
          <table:table-cell table:formula="of:=(ABS([.$B310]-[.D310])&lt;=[.$B310]*0.1)" office:value-type="boolean" office:boolean-value="true">
            <text:p>VERDADERO</text:p>
          </table:table-cell>
          <table:table-cell table:formula="of:=(ABS([.$B310]-[.E310])&lt;=[.$B3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11]-[.C311]" office:value-type="float" office:value="0">
            <text:p>0</text:p>
          </table:table-cell>
          <table:table-cell table:formula="of:=[.$B311]-[.D311]" office:value-type="float" office:value="0">
            <text:p>0</text:p>
          </table:table-cell>
          <table:table-cell table:formula="of:=[.$B311]-[.E311]" office:value-type="float" office:value="0">
            <text:p>0</text:p>
          </table:table-cell>
          <table:table-cell table:number-columns-repeated="8"/>
          <table:table-cell table:formula="of:=(ABS([.$B311]-[.C311])&lt;=[.$B311]*0.1)" office:value-type="boolean" office:boolean-value="true">
            <text:p>VERDADERO</text:p>
          </table:table-cell>
          <table:table-cell table:formula="of:=(ABS([.$B311]-[.D311])&lt;=[.$B311]*0.1)" office:value-type="boolean" office:boolean-value="true">
            <text:p>VERDADERO</text:p>
          </table:table-cell>
          <table:table-cell table:formula="of:=(ABS([.$B311]-[.E311])&lt;=[.$B3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12]-[.C312]" office:value-type="float" office:value="0">
            <text:p>0</text:p>
          </table:table-cell>
          <table:table-cell table:formula="of:=[.$B312]-[.D312]" office:value-type="float" office:value="0">
            <text:p>0</text:p>
          </table:table-cell>
          <table:table-cell table:formula="of:=[.$B312]-[.E312]" office:value-type="float" office:value="0">
            <text:p>0</text:p>
          </table:table-cell>
          <table:table-cell table:number-columns-repeated="8"/>
          <table:table-cell table:formula="of:=(ABS([.$B312]-[.C312])&lt;=[.$B312]*0.1)" office:value-type="boolean" office:boolean-value="true">
            <text:p>VERDADERO</text:p>
          </table:table-cell>
          <table:table-cell table:formula="of:=(ABS([.$B312]-[.D312])&lt;=[.$B312]*0.1)" office:value-type="boolean" office:boolean-value="true">
            <text:p>VERDADERO</text:p>
          </table:table-cell>
          <table:table-cell table:formula="of:=(ABS([.$B312]-[.E312])&lt;=[.$B3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13]-[.C313]" office:value-type="float" office:value="0">
            <text:p>0</text:p>
          </table:table-cell>
          <table:table-cell table:formula="of:=[.$B313]-[.D313]" office:value-type="float" office:value="0">
            <text:p>0</text:p>
          </table:table-cell>
          <table:table-cell table:formula="of:=[.$B313]-[.E313]" office:value-type="float" office:value="0">
            <text:p>0</text:p>
          </table:table-cell>
          <table:table-cell table:number-columns-repeated="8"/>
          <table:table-cell table:formula="of:=(ABS([.$B313]-[.C313])&lt;=[.$B313]*0.1)" office:value-type="boolean" office:boolean-value="true">
            <text:p>VERDADERO</text:p>
          </table:table-cell>
          <table:table-cell table:formula="of:=(ABS([.$B313]-[.D313])&lt;=[.$B313]*0.1)" office:value-type="boolean" office:boolean-value="true">
            <text:p>VERDADERO</text:p>
          </table:table-cell>
          <table:table-cell table:formula="of:=(ABS([.$B313]-[.E313])&lt;=[.$B3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314]-[.C314]" office:value-type="float" office:value="2">
            <text:p>2</text:p>
          </table:table-cell>
          <table:table-cell table:formula="of:=[.$B314]-[.D314]" office:value-type="float" office:value="2">
            <text:p>2</text:p>
          </table:table-cell>
          <table:table-cell table:formula="of:=[.$B314]-[.E314]" office:value-type="float" office:value="0">
            <text:p>0</text:p>
          </table:table-cell>
          <table:table-cell table:number-columns-repeated="8"/>
          <table:table-cell table:formula="of:=(ABS([.$B314]-[.C314])&lt;=[.$B314]*0.1)" office:value-type="boolean" office:boolean-value="false">
            <text:p>FALSO</text:p>
          </table:table-cell>
          <table:table-cell table:formula="of:=(ABS([.$B314]-[.D314])&lt;=[.$B314]*0.1)" office:value-type="boolean" office:boolean-value="false">
            <text:p>FALSO</text:p>
          </table:table-cell>
          <table:table-cell table:formula="of:=(ABS([.$B314]-[.E314])&lt;=[.$B3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6">
            <text:p>6</text:p>
          </table:table-cell>
          <table:table-cell/>
          <table:table-cell table:formula="of:=[.$B315]-[.C315]" office:value-type="float" office:value="0">
            <text:p>0</text:p>
          </table:table-cell>
          <table:table-cell table:formula="of:=[.$B315]-[.D315]" office:value-type="float" office:value="0">
            <text:p>0</text:p>
          </table:table-cell>
          <table:table-cell table:formula="of:=[.$B315]-[.E315]" office:value-type="float" office:value="0">
            <text:p>0</text:p>
          </table:table-cell>
          <table:table-cell table:number-columns-repeated="8"/>
          <table:table-cell table:formula="of:=(ABS([.$B315]-[.C315])&lt;=[.$B315]*0.1)" office:value-type="boolean" office:boolean-value="true">
            <text:p>VERDADERO</text:p>
          </table:table-cell>
          <table:table-cell table:formula="of:=(ABS([.$B315]-[.D315])&lt;=[.$B315]*0.1)" office:value-type="boolean" office:boolean-value="true">
            <text:p>VERDADERO</text:p>
          </table:table-cell>
          <table:table-cell table:formula="of:=(ABS([.$B315]-[.E315])&lt;=[.$B3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16]-[.C316]" office:value-type="float" office:value="0">
            <text:p>0</text:p>
          </table:table-cell>
          <table:table-cell table:formula="of:=[.$B316]-[.D316]" office:value-type="float" office:value="0">
            <text:p>0</text:p>
          </table:table-cell>
          <table:table-cell table:formula="of:=[.$B316]-[.E316]" office:value-type="float" office:value="0">
            <text:p>0</text:p>
          </table:table-cell>
          <table:table-cell table:number-columns-repeated="8"/>
          <table:table-cell table:formula="of:=(ABS([.$B316]-[.C316])&lt;=[.$B316]*0.1)" office:value-type="boolean" office:boolean-value="true">
            <text:p>VERDADERO</text:p>
          </table:table-cell>
          <table:table-cell table:formula="of:=(ABS([.$B316]-[.D316])&lt;=[.$B316]*0.1)" office:value-type="boolean" office:boolean-value="true">
            <text:p>VERDADERO</text:p>
          </table:table-cell>
          <table:table-cell table:formula="of:=(ABS([.$B316]-[.E316])&lt;=[.$B3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17]-[.C317]" office:value-type="float" office:value="0">
            <text:p>0</text:p>
          </table:table-cell>
          <table:table-cell table:formula="of:=[.$B317]-[.D317]" office:value-type="float" office:value="0">
            <text:p>0</text:p>
          </table:table-cell>
          <table:table-cell table:formula="of:=[.$B317]-[.E317]" office:value-type="float" office:value="0">
            <text:p>0</text:p>
          </table:table-cell>
          <table:table-cell table:number-columns-repeated="8"/>
          <table:table-cell table:formula="of:=(ABS([.$B317]-[.C317])&lt;=[.$B317]*0.1)" office:value-type="boolean" office:boolean-value="true">
            <text:p>VERDADERO</text:p>
          </table:table-cell>
          <table:table-cell table:formula="of:=(ABS([.$B317]-[.D317])&lt;=[.$B317]*0.1)" office:value-type="boolean" office:boolean-value="true">
            <text:p>VERDADERO</text:p>
          </table:table-cell>
          <table:table-cell table:formula="of:=(ABS([.$B317]-[.E317])&lt;=[.$B3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18]-[.C318]" office:value-type="float" office:value="0">
            <text:p>0</text:p>
          </table:table-cell>
          <table:table-cell table:formula="of:=[.$B318]-[.D318]" office:value-type="float" office:value="0">
            <text:p>0</text:p>
          </table:table-cell>
          <table:table-cell table:formula="of:=[.$B318]-[.E318]" office:value-type="float" office:value="0">
            <text:p>0</text:p>
          </table:table-cell>
          <table:table-cell table:number-columns-repeated="8"/>
          <table:table-cell table:formula="of:=(ABS([.$B318]-[.C318])&lt;=[.$B318]*0.1)" office:value-type="boolean" office:boolean-value="true">
            <text:p>VERDADERO</text:p>
          </table:table-cell>
          <table:table-cell table:formula="of:=(ABS([.$B318]-[.D318])&lt;=[.$B318]*0.1)" office:value-type="boolean" office:boolean-value="true">
            <text:p>VERDADERO</text:p>
          </table:table-cell>
          <table:table-cell table:formula="of:=(ABS([.$B318]-[.E318])&lt;=[.$B3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19]-[.C319]" office:value-type="float" office:value="0">
            <text:p>0</text:p>
          </table:table-cell>
          <table:table-cell table:formula="of:=[.$B319]-[.D319]" office:value-type="float" office:value="0">
            <text:p>0</text:p>
          </table:table-cell>
          <table:table-cell table:formula="of:=[.$B319]-[.E319]" office:value-type="float" office:value="0">
            <text:p>0</text:p>
          </table:table-cell>
          <table:table-cell table:number-columns-repeated="8"/>
          <table:table-cell table:formula="of:=(ABS([.$B319]-[.C319])&lt;=[.$B319]*0.1)" office:value-type="boolean" office:boolean-value="true">
            <text:p>VERDADERO</text:p>
          </table:table-cell>
          <table:table-cell table:formula="of:=(ABS([.$B319]-[.D319])&lt;=[.$B319]*0.1)" office:value-type="boolean" office:boolean-value="true">
            <text:p>VERDADERO</text:p>
          </table:table-cell>
          <table:table-cell table:formula="of:=(ABS([.$B319]-[.E319])&lt;=[.$B3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20]-[.C320]" office:value-type="float" office:value="0">
            <text:p>0</text:p>
          </table:table-cell>
          <table:table-cell table:formula="of:=[.$B320]-[.D320]" office:value-type="float" office:value="0">
            <text:p>0</text:p>
          </table:table-cell>
          <table:table-cell table:formula="of:=[.$B320]-[.E320]" office:value-type="float" office:value="0">
            <text:p>0</text:p>
          </table:table-cell>
          <table:table-cell table:number-columns-repeated="8"/>
          <table:table-cell table:formula="of:=(ABS([.$B320]-[.C320])&lt;=[.$B320]*0.1)" office:value-type="boolean" office:boolean-value="true">
            <text:p>VERDADERO</text:p>
          </table:table-cell>
          <table:table-cell table:formula="of:=(ABS([.$B320]-[.D320])&lt;=[.$B320]*0.1)" office:value-type="boolean" office:boolean-value="true">
            <text:p>VERDADERO</text:p>
          </table:table-cell>
          <table:table-cell table:formula="of:=(ABS([.$B320]-[.E320])&lt;=[.$B3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21]-[.C321]" office:value-type="float" office:value="0">
            <text:p>0</text:p>
          </table:table-cell>
          <table:table-cell table:formula="of:=[.$B321]-[.D321]" office:value-type="float" office:value="0">
            <text:p>0</text:p>
          </table:table-cell>
          <table:table-cell table:formula="of:=[.$B321]-[.E321]" office:value-type="float" office:value="0">
            <text:p>0</text:p>
          </table:table-cell>
          <table:table-cell table:number-columns-repeated="8"/>
          <table:table-cell table:formula="of:=(ABS([.$B321]-[.C321])&lt;=[.$B321]*0.1)" office:value-type="boolean" office:boolean-value="true">
            <text:p>VERDADERO</text:p>
          </table:table-cell>
          <table:table-cell table:formula="of:=(ABS([.$B321]-[.D321])&lt;=[.$B321]*0.1)" office:value-type="boolean" office:boolean-value="true">
            <text:p>VERDADERO</text:p>
          </table:table-cell>
          <table:table-cell table:formula="of:=(ABS([.$B321]-[.E321])&lt;=[.$B3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22]-[.C322]" office:value-type="float" office:value="0">
            <text:p>0</text:p>
          </table:table-cell>
          <table:table-cell table:formula="of:=[.$B322]-[.D322]" office:value-type="float" office:value="0">
            <text:p>0</text:p>
          </table:table-cell>
          <table:table-cell table:formula="of:=[.$B322]-[.E322]" office:value-type="float" office:value="0">
            <text:p>0</text:p>
          </table:table-cell>
          <table:table-cell table:number-columns-repeated="8"/>
          <table:table-cell table:formula="of:=(ABS([.$B322]-[.C322])&lt;=[.$B322]*0.1)" office:value-type="boolean" office:boolean-value="true">
            <text:p>VERDADERO</text:p>
          </table:table-cell>
          <table:table-cell table:formula="of:=(ABS([.$B322]-[.D322])&lt;=[.$B322]*0.1)" office:value-type="boolean" office:boolean-value="true">
            <text:p>VERDADERO</text:p>
          </table:table-cell>
          <table:table-cell table:formula="of:=(ABS([.$B322]-[.E322])&lt;=[.$B3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23]-[.C323]" office:value-type="float" office:value="1">
            <text:p>1</text:p>
          </table:table-cell>
          <table:table-cell table:formula="of:=[.$B323]-[.D323]" office:value-type="float" office:value="0">
            <text:p>0</text:p>
          </table:table-cell>
          <table:table-cell table:formula="of:=[.$B323]-[.E323]" office:value-type="float" office:value="0">
            <text:p>0</text:p>
          </table:table-cell>
          <table:table-cell table:number-columns-repeated="8"/>
          <table:table-cell table:formula="of:=(ABS([.$B323]-[.C323])&lt;=[.$B323]*0.1)" office:value-type="boolean" office:boolean-value="false">
            <text:p>FALSO</text:p>
          </table:table-cell>
          <table:table-cell table:formula="of:=(ABS([.$B323]-[.D323])&lt;=[.$B323]*0.1)" office:value-type="boolean" office:boolean-value="true">
            <text:p>VERDADERO</text:p>
          </table:table-cell>
          <table:table-cell table:formula="of:=(ABS([.$B323]-[.E323])&lt;=[.$B3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24]-[.C324]" office:value-type="float" office:value="0">
            <text:p>0</text:p>
          </table:table-cell>
          <table:table-cell table:formula="of:=[.$B324]-[.D324]" office:value-type="float" office:value="0">
            <text:p>0</text:p>
          </table:table-cell>
          <table:table-cell table:formula="of:=[.$B324]-[.E324]" office:value-type="float" office:value="0">
            <text:p>0</text:p>
          </table:table-cell>
          <table:table-cell table:number-columns-repeated="8"/>
          <table:table-cell table:formula="of:=(ABS([.$B324]-[.C324])&lt;=[.$B324]*0.1)" office:value-type="boolean" office:boolean-value="true">
            <text:p>VERDADERO</text:p>
          </table:table-cell>
          <table:table-cell table:formula="of:=(ABS([.$B324]-[.D324])&lt;=[.$B324]*0.1)" office:value-type="boolean" office:boolean-value="true">
            <text:p>VERDADERO</text:p>
          </table:table-cell>
          <table:table-cell table:formula="of:=(ABS([.$B324]-[.E324])&lt;=[.$B3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25]-[.C325]" office:value-type="float" office:value="0">
            <text:p>0</text:p>
          </table:table-cell>
          <table:table-cell table:formula="of:=[.$B325]-[.D325]" office:value-type="float" office:value="0">
            <text:p>0</text:p>
          </table:table-cell>
          <table:table-cell table:formula="of:=[.$B325]-[.E325]" office:value-type="float" office:value="0">
            <text:p>0</text:p>
          </table:table-cell>
          <table:table-cell table:number-columns-repeated="8"/>
          <table:table-cell table:formula="of:=(ABS([.$B325]-[.C325])&lt;=[.$B325]*0.1)" office:value-type="boolean" office:boolean-value="true">
            <text:p>VERDADERO</text:p>
          </table:table-cell>
          <table:table-cell table:formula="of:=(ABS([.$B325]-[.D325])&lt;=[.$B325]*0.1)" office:value-type="boolean" office:boolean-value="true">
            <text:p>VERDADERO</text:p>
          </table:table-cell>
          <table:table-cell table:formula="of:=(ABS([.$B325]-[.E325])&lt;=[.$B3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326]-[.C326]" office:value-type="float" office:value="1">
            <text:p>1</text:p>
          </table:table-cell>
          <table:table-cell table:formula="of:=[.$B326]-[.D326]" office:value-type="float" office:value="1">
            <text:p>1</text:p>
          </table:table-cell>
          <table:table-cell table:formula="of:=[.$B326]-[.E326]" office:value-type="float" office:value="1">
            <text:p>1</text:p>
          </table:table-cell>
          <table:table-cell table:number-columns-repeated="8"/>
          <table:table-cell table:formula="of:=(ABS([.$B326]-[.C326])&lt;=[.$B326]*0.1)" office:value-type="boolean" office:boolean-value="false">
            <text:p>FALSO</text:p>
          </table:table-cell>
          <table:table-cell table:formula="of:=(ABS([.$B326]-[.D326])&lt;=[.$B326]*0.1)" office:value-type="boolean" office:boolean-value="false">
            <text:p>FALSO</text:p>
          </table:table-cell>
          <table:table-cell table:formula="of:=(ABS([.$B326]-[.E326])&lt;=[.$B32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27]-[.C327]" office:value-type="float" office:value="0">
            <text:p>0</text:p>
          </table:table-cell>
          <table:table-cell table:formula="of:=[.$B327]-[.D327]" office:value-type="float" office:value="0">
            <text:p>0</text:p>
          </table:table-cell>
          <table:table-cell table:formula="of:=[.$B327]-[.E327]" office:value-type="float" office:value="0">
            <text:p>0</text:p>
          </table:table-cell>
          <table:table-cell table:number-columns-repeated="8"/>
          <table:table-cell table:formula="of:=(ABS([.$B327]-[.C327])&lt;=[.$B327]*0.1)" office:value-type="boolean" office:boolean-value="true">
            <text:p>VERDADERO</text:p>
          </table:table-cell>
          <table:table-cell table:formula="of:=(ABS([.$B327]-[.D327])&lt;=[.$B327]*0.1)" office:value-type="boolean" office:boolean-value="true">
            <text:p>VERDADERO</text:p>
          </table:table-cell>
          <table:table-cell table:formula="of:=(ABS([.$B327]-[.E327])&lt;=[.$B3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/>
          <table:table-cell table:formula="of:=[.$B328]-[.C328]" office:value-type="float" office:value="2">
            <text:p>2</text:p>
          </table:table-cell>
          <table:table-cell table:formula="of:=[.$B328]-[.D328]" office:value-type="float" office:value="2">
            <text:p>2</text:p>
          </table:table-cell>
          <table:table-cell table:formula="of:=[.$B328]-[.E328]" office:value-type="float" office:value="2">
            <text:p>2</text:p>
          </table:table-cell>
          <table:table-cell table:number-columns-repeated="8"/>
          <table:table-cell table:formula="of:=(ABS([.$B328]-[.C328])&lt;=[.$B328]*0.1)" office:value-type="boolean" office:boolean-value="false">
            <text:p>FALSO</text:p>
          </table:table-cell>
          <table:table-cell table:formula="of:=(ABS([.$B328]-[.D328])&lt;=[.$B328]*0.1)" office:value-type="boolean" office:boolean-value="false">
            <text:p>FALSO</text:p>
          </table:table-cell>
          <table:table-cell table:formula="of:=(ABS([.$B328]-[.E328])&lt;=[.$B32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329]-[.C329]" office:value-type="float" office:value="1">
            <text:p>1</text:p>
          </table:table-cell>
          <table:table-cell table:formula="of:=[.$B329]-[.D329]" office:value-type="float" office:value="1">
            <text:p>1</text:p>
          </table:table-cell>
          <table:table-cell table:formula="of:=[.$B329]-[.E329]" office:value-type="float" office:value="0">
            <text:p>0</text:p>
          </table:table-cell>
          <table:table-cell table:number-columns-repeated="8"/>
          <table:table-cell table:formula="of:=(ABS([.$B329]-[.C329])&lt;=[.$B329]*0.1)" office:value-type="boolean" office:boolean-value="false">
            <text:p>FALSO</text:p>
          </table:table-cell>
          <table:table-cell table:formula="of:=(ABS([.$B329]-[.D329])&lt;=[.$B329]*0.1)" office:value-type="boolean" office:boolean-value="false">
            <text:p>FALSO</text:p>
          </table:table-cell>
          <table:table-cell table:formula="of:=(ABS([.$B329]-[.E329])&lt;=[.$B3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30]-[.C330]" office:value-type="float" office:value="0">
            <text:p>0</text:p>
          </table:table-cell>
          <table:table-cell table:formula="of:=[.$B330]-[.D330]" office:value-type="float" office:value="0">
            <text:p>0</text:p>
          </table:table-cell>
          <table:table-cell table:formula="of:=[.$B330]-[.E330]" office:value-type="float" office:value="0">
            <text:p>0</text:p>
          </table:table-cell>
          <table:table-cell table:number-columns-repeated="8"/>
          <table:table-cell table:formula="of:=(ABS([.$B330]-[.C330])&lt;=[.$B330]*0.1)" office:value-type="boolean" office:boolean-value="true">
            <text:p>VERDADERO</text:p>
          </table:table-cell>
          <table:table-cell table:formula="of:=(ABS([.$B330]-[.D330])&lt;=[.$B330]*0.1)" office:value-type="boolean" office:boolean-value="true">
            <text:p>VERDADERO</text:p>
          </table:table-cell>
          <table:table-cell table:formula="of:=(ABS([.$B330]-[.E330])&lt;=[.$B3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31]-[.C331]" office:value-type="float" office:value="0">
            <text:p>0</text:p>
          </table:table-cell>
          <table:table-cell table:formula="of:=[.$B331]-[.D331]" office:value-type="float" office:value="0">
            <text:p>0</text:p>
          </table:table-cell>
          <table:table-cell table:formula="of:=[.$B331]-[.E331]" office:value-type="float" office:value="0">
            <text:p>0</text:p>
          </table:table-cell>
          <table:table-cell table:number-columns-repeated="8"/>
          <table:table-cell table:formula="of:=(ABS([.$B331]-[.C331])&lt;=[.$B331]*0.1)" office:value-type="boolean" office:boolean-value="true">
            <text:p>VERDADERO</text:p>
          </table:table-cell>
          <table:table-cell table:formula="of:=(ABS([.$B331]-[.D331])&lt;=[.$B331]*0.1)" office:value-type="boolean" office:boolean-value="true">
            <text:p>VERDADERO</text:p>
          </table:table-cell>
          <table:table-cell table:formula="of:=(ABS([.$B331]-[.E331])&lt;=[.$B3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32]-[.C332]" office:value-type="float" office:value="0">
            <text:p>0</text:p>
          </table:table-cell>
          <table:table-cell table:formula="of:=[.$B332]-[.D332]" office:value-type="float" office:value="0">
            <text:p>0</text:p>
          </table:table-cell>
          <table:table-cell table:formula="of:=[.$B332]-[.E332]" office:value-type="float" office:value="0">
            <text:p>0</text:p>
          </table:table-cell>
          <table:table-cell table:number-columns-repeated="8"/>
          <table:table-cell table:formula="of:=(ABS([.$B332]-[.C332])&lt;=[.$B332]*0.1)" office:value-type="boolean" office:boolean-value="true">
            <text:p>VERDADERO</text:p>
          </table:table-cell>
          <table:table-cell table:formula="of:=(ABS([.$B332]-[.D332])&lt;=[.$B332]*0.1)" office:value-type="boolean" office:boolean-value="true">
            <text:p>VERDADERO</text:p>
          </table:table-cell>
          <table:table-cell table:formula="of:=(ABS([.$B332]-[.E332])&lt;=[.$B3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33]-[.C333]" office:value-type="float" office:value="0">
            <text:p>0</text:p>
          </table:table-cell>
          <table:table-cell table:formula="of:=[.$B333]-[.D333]" office:value-type="float" office:value="0">
            <text:p>0</text:p>
          </table:table-cell>
          <table:table-cell table:formula="of:=[.$B333]-[.E333]" office:value-type="float" office:value="0">
            <text:p>0</text:p>
          </table:table-cell>
          <table:table-cell table:number-columns-repeated="8"/>
          <table:table-cell table:formula="of:=(ABS([.$B333]-[.C333])&lt;=[.$B333]*0.1)" office:value-type="boolean" office:boolean-value="true">
            <text:p>VERDADERO</text:p>
          </table:table-cell>
          <table:table-cell table:formula="of:=(ABS([.$B333]-[.D333])&lt;=[.$B333]*0.1)" office:value-type="boolean" office:boolean-value="true">
            <text:p>VERDADERO</text:p>
          </table:table-cell>
          <table:table-cell table:formula="of:=(ABS([.$B333]-[.E333])&lt;=[.$B3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34]-[.C334]" office:value-type="float" office:value="0">
            <text:p>0</text:p>
          </table:table-cell>
          <table:table-cell table:formula="of:=[.$B334]-[.D334]" office:value-type="float" office:value="0">
            <text:p>0</text:p>
          </table:table-cell>
          <table:table-cell table:formula="of:=[.$B334]-[.E334]" office:value-type="float" office:value="0">
            <text:p>0</text:p>
          </table:table-cell>
          <table:table-cell table:number-columns-repeated="8"/>
          <table:table-cell table:formula="of:=(ABS([.$B334]-[.C334])&lt;=[.$B334]*0.1)" office:value-type="boolean" office:boolean-value="true">
            <text:p>VERDADERO</text:p>
          </table:table-cell>
          <table:table-cell table:formula="of:=(ABS([.$B334]-[.D334])&lt;=[.$B334]*0.1)" office:value-type="boolean" office:boolean-value="true">
            <text:p>VERDADERO</text:p>
          </table:table-cell>
          <table:table-cell table:formula="of:=(ABS([.$B334]-[.E334])&lt;=[.$B3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35]-[.C335]" office:value-type="float" office:value="0">
            <text:p>0</text:p>
          </table:table-cell>
          <table:table-cell table:formula="of:=[.$B335]-[.D335]" office:value-type="float" office:value="0">
            <text:p>0</text:p>
          </table:table-cell>
          <table:table-cell table:formula="of:=[.$B335]-[.E335]" office:value-type="float" office:value="0">
            <text:p>0</text:p>
          </table:table-cell>
          <table:table-cell table:number-columns-repeated="8"/>
          <table:table-cell table:formula="of:=(ABS([.$B335]-[.C335])&lt;=[.$B335]*0.1)" office:value-type="boolean" office:boolean-value="true">
            <text:p>VERDADERO</text:p>
          </table:table-cell>
          <table:table-cell table:formula="of:=(ABS([.$B335]-[.D335])&lt;=[.$B335]*0.1)" office:value-type="boolean" office:boolean-value="true">
            <text:p>VERDADERO</text:p>
          </table:table-cell>
          <table:table-cell table:formula="of:=(ABS([.$B335]-[.E335])&lt;=[.$B3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36]-[.C336]" office:value-type="float" office:value="0">
            <text:p>0</text:p>
          </table:table-cell>
          <table:table-cell table:formula="of:=[.$B336]-[.D336]" office:value-type="float" office:value="0">
            <text:p>0</text:p>
          </table:table-cell>
          <table:table-cell table:formula="of:=[.$B336]-[.E336]" office:value-type="float" office:value="0">
            <text:p>0</text:p>
          </table:table-cell>
          <table:table-cell table:number-columns-repeated="8"/>
          <table:table-cell table:formula="of:=(ABS([.$B336]-[.C336])&lt;=[.$B336]*0.1)" office:value-type="boolean" office:boolean-value="true">
            <text:p>VERDADERO</text:p>
          </table:table-cell>
          <table:table-cell table:formula="of:=(ABS([.$B336]-[.D336])&lt;=[.$B336]*0.1)" office:value-type="boolean" office:boolean-value="true">
            <text:p>VERDADERO</text:p>
          </table:table-cell>
          <table:table-cell table:formula="of:=(ABS([.$B336]-[.E336])&lt;=[.$B3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37]-[.C337]" office:value-type="float" office:value="0">
            <text:p>0</text:p>
          </table:table-cell>
          <table:table-cell table:formula="of:=[.$B337]-[.D337]" office:value-type="float" office:value="0">
            <text:p>0</text:p>
          </table:table-cell>
          <table:table-cell table:formula="of:=[.$B337]-[.E337]" office:value-type="float" office:value="0">
            <text:p>0</text:p>
          </table:table-cell>
          <table:table-cell table:number-columns-repeated="8"/>
          <table:table-cell table:formula="of:=(ABS([.$B337]-[.C337])&lt;=[.$B337]*0.1)" office:value-type="boolean" office:boolean-value="true">
            <text:p>VERDADERO</text:p>
          </table:table-cell>
          <table:table-cell table:formula="of:=(ABS([.$B337]-[.D337])&lt;=[.$B337]*0.1)" office:value-type="boolean" office:boolean-value="true">
            <text:p>VERDADERO</text:p>
          </table:table-cell>
          <table:table-cell table:formula="of:=(ABS([.$B337]-[.E337])&lt;=[.$B3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38]-[.C338]" office:value-type="float" office:value="0">
            <text:p>0</text:p>
          </table:table-cell>
          <table:table-cell table:formula="of:=[.$B338]-[.D338]" office:value-type="float" office:value="0">
            <text:p>0</text:p>
          </table:table-cell>
          <table:table-cell table:formula="of:=[.$B338]-[.E338]" office:value-type="float" office:value="0">
            <text:p>0</text:p>
          </table:table-cell>
          <table:table-cell table:number-columns-repeated="8"/>
          <table:table-cell table:formula="of:=(ABS([.$B338]-[.C338])&lt;=[.$B338]*0.1)" office:value-type="boolean" office:boolean-value="true">
            <text:p>VERDADERO</text:p>
          </table:table-cell>
          <table:table-cell table:formula="of:=(ABS([.$B338]-[.D338])&lt;=[.$B338]*0.1)" office:value-type="boolean" office:boolean-value="true">
            <text:p>VERDADERO</text:p>
          </table:table-cell>
          <table:table-cell table:formula="of:=(ABS([.$B338]-[.E338])&lt;=[.$B3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39]-[.C339]" office:value-type="float" office:value="0">
            <text:p>0</text:p>
          </table:table-cell>
          <table:table-cell table:formula="of:=[.$B339]-[.D339]" office:value-type="float" office:value="0">
            <text:p>0</text:p>
          </table:table-cell>
          <table:table-cell table:formula="of:=[.$B339]-[.E339]" office:value-type="float" office:value="0">
            <text:p>0</text:p>
          </table:table-cell>
          <table:table-cell table:number-columns-repeated="8"/>
          <table:table-cell table:formula="of:=(ABS([.$B339]-[.C339])&lt;=[.$B339]*0.1)" office:value-type="boolean" office:boolean-value="true">
            <text:p>VERDADERO</text:p>
          </table:table-cell>
          <table:table-cell table:formula="of:=(ABS([.$B339]-[.D339])&lt;=[.$B339]*0.1)" office:value-type="boolean" office:boolean-value="true">
            <text:p>VERDADERO</text:p>
          </table:table-cell>
          <table:table-cell table:formula="of:=(ABS([.$B339]-[.E339])&lt;=[.$B3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40]-[.C340]" office:value-type="float" office:value="0">
            <text:p>0</text:p>
          </table:table-cell>
          <table:table-cell table:formula="of:=[.$B340]-[.D340]" office:value-type="float" office:value="0">
            <text:p>0</text:p>
          </table:table-cell>
          <table:table-cell table:formula="of:=[.$B340]-[.E340]" office:value-type="float" office:value="0">
            <text:p>0</text:p>
          </table:table-cell>
          <table:table-cell table:number-columns-repeated="8"/>
          <table:table-cell table:formula="of:=(ABS([.$B340]-[.C340])&lt;=[.$B340]*0.1)" office:value-type="boolean" office:boolean-value="true">
            <text:p>VERDADERO</text:p>
          </table:table-cell>
          <table:table-cell table:formula="of:=(ABS([.$B340]-[.D340])&lt;=[.$B340]*0.1)" office:value-type="boolean" office:boolean-value="true">
            <text:p>VERDADERO</text:p>
          </table:table-cell>
          <table:table-cell table:formula="of:=(ABS([.$B340]-[.E340])&lt;=[.$B3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341]-[.C341]" office:value-type="float" office:value="1">
            <text:p>1</text:p>
          </table:table-cell>
          <table:table-cell table:formula="of:=[.$B341]-[.D341]" office:value-type="float" office:value="1">
            <text:p>1</text:p>
          </table:table-cell>
          <table:table-cell table:formula="of:=[.$B341]-[.E341]" office:value-type="float" office:value="0">
            <text:p>0</text:p>
          </table:table-cell>
          <table:table-cell table:number-columns-repeated="8"/>
          <table:table-cell table:formula="of:=(ABS([.$B341]-[.C341])&lt;=[.$B341]*0.1)" office:value-type="boolean" office:boolean-value="false">
            <text:p>FALSO</text:p>
          </table:table-cell>
          <table:table-cell table:formula="of:=(ABS([.$B341]-[.D341])&lt;=[.$B341]*0.1)" office:value-type="boolean" office:boolean-value="false">
            <text:p>FALSO</text:p>
          </table:table-cell>
          <table:table-cell table:formula="of:=(ABS([.$B341]-[.E341])&lt;=[.$B3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6">
            <text:p>6</text:p>
          </table:table-cell>
          <table:table-cell/>
          <table:table-cell table:formula="of:=[.$B342]-[.C342]" office:value-type="float" office:value="0">
            <text:p>0</text:p>
          </table:table-cell>
          <table:table-cell table:formula="of:=[.$B342]-[.D342]" office:value-type="float" office:value="0">
            <text:p>0</text:p>
          </table:table-cell>
          <table:table-cell table:formula="of:=[.$B342]-[.E342]" office:value-type="float" office:value="0">
            <text:p>0</text:p>
          </table:table-cell>
          <table:table-cell table:number-columns-repeated="8"/>
          <table:table-cell table:formula="of:=(ABS([.$B342]-[.C342])&lt;=[.$B342]*0.1)" office:value-type="boolean" office:boolean-value="true">
            <text:p>VERDADERO</text:p>
          </table:table-cell>
          <table:table-cell table:formula="of:=(ABS([.$B342]-[.D342])&lt;=[.$B342]*0.1)" office:value-type="boolean" office:boolean-value="true">
            <text:p>VERDADERO</text:p>
          </table:table-cell>
          <table:table-cell table:formula="of:=(ABS([.$B342]-[.E342])&lt;=[.$B3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43]-[.C343]" office:value-type="float" office:value="0">
            <text:p>0</text:p>
          </table:table-cell>
          <table:table-cell table:formula="of:=[.$B343]-[.D343]" office:value-type="float" office:value="0">
            <text:p>0</text:p>
          </table:table-cell>
          <table:table-cell table:formula="of:=[.$B343]-[.E343]" office:value-type="float" office:value="0">
            <text:p>0</text:p>
          </table:table-cell>
          <table:table-cell table:number-columns-repeated="8"/>
          <table:table-cell table:formula="of:=(ABS([.$B343]-[.C343])&lt;=[.$B343]*0.1)" office:value-type="boolean" office:boolean-value="true">
            <text:p>VERDADERO</text:p>
          </table:table-cell>
          <table:table-cell table:formula="of:=(ABS([.$B343]-[.D343])&lt;=[.$B343]*0.1)" office:value-type="boolean" office:boolean-value="true">
            <text:p>VERDADERO</text:p>
          </table:table-cell>
          <table:table-cell table:formula="of:=(ABS([.$B343]-[.E343])&lt;=[.$B3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344]-[.C344]" office:value-type="float" office:value="1">
            <text:p>1</text:p>
          </table:table-cell>
          <table:table-cell table:formula="of:=[.$B344]-[.D344]" office:value-type="float" office:value="1">
            <text:p>1</text:p>
          </table:table-cell>
          <table:table-cell table:formula="of:=[.$B344]-[.E344]" office:value-type="float" office:value="1">
            <text:p>1</text:p>
          </table:table-cell>
          <table:table-cell table:number-columns-repeated="8"/>
          <table:table-cell table:formula="of:=(ABS([.$B344]-[.C344])&lt;=[.$B344]*0.1)" office:value-type="boolean" office:boolean-value="false">
            <text:p>FALSO</text:p>
          </table:table-cell>
          <table:table-cell table:formula="of:=(ABS([.$B344]-[.D344])&lt;=[.$B344]*0.1)" office:value-type="boolean" office:boolean-value="false">
            <text:p>FALSO</text:p>
          </table:table-cell>
          <table:table-cell table:formula="of:=(ABS([.$B344]-[.E344])&lt;=[.$B34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45]-[.C345]" office:value-type="float" office:value="0">
            <text:p>0</text:p>
          </table:table-cell>
          <table:table-cell table:formula="of:=[.$B345]-[.D345]" office:value-type="float" office:value="0">
            <text:p>0</text:p>
          </table:table-cell>
          <table:table-cell table:formula="of:=[.$B345]-[.E345]" office:value-type="float" office:value="0">
            <text:p>0</text:p>
          </table:table-cell>
          <table:table-cell table:number-columns-repeated="8"/>
          <table:table-cell table:formula="of:=(ABS([.$B345]-[.C345])&lt;=[.$B345]*0.1)" office:value-type="boolean" office:boolean-value="true">
            <text:p>VERDADERO</text:p>
          </table:table-cell>
          <table:table-cell table:formula="of:=(ABS([.$B345]-[.D345])&lt;=[.$B345]*0.1)" office:value-type="boolean" office:boolean-value="true">
            <text:p>VERDADERO</text:p>
          </table:table-cell>
          <table:table-cell table:formula="of:=(ABS([.$B345]-[.E345])&lt;=[.$B3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46]-[.C346]" office:value-type="float" office:value="0">
            <text:p>0</text:p>
          </table:table-cell>
          <table:table-cell table:formula="of:=[.$B346]-[.D346]" office:value-type="float" office:value="0">
            <text:p>0</text:p>
          </table:table-cell>
          <table:table-cell table:formula="of:=[.$B346]-[.E346]" office:value-type="float" office:value="0">
            <text:p>0</text:p>
          </table:table-cell>
          <table:table-cell table:number-columns-repeated="8"/>
          <table:table-cell table:formula="of:=(ABS([.$B346]-[.C346])&lt;=[.$B346]*0.1)" office:value-type="boolean" office:boolean-value="true">
            <text:p>VERDADERO</text:p>
          </table:table-cell>
          <table:table-cell table:formula="of:=(ABS([.$B346]-[.D346])&lt;=[.$B346]*0.1)" office:value-type="boolean" office:boolean-value="true">
            <text:p>VERDADERO</text:p>
          </table:table-cell>
          <table:table-cell table:formula="of:=(ABS([.$B346]-[.E346])&lt;=[.$B3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47]-[.C347]" office:value-type="float" office:value="0">
            <text:p>0</text:p>
          </table:table-cell>
          <table:table-cell table:formula="of:=[.$B347]-[.D347]" office:value-type="float" office:value="0">
            <text:p>0</text:p>
          </table:table-cell>
          <table:table-cell table:formula="of:=[.$B347]-[.E347]" office:value-type="float" office:value="0">
            <text:p>0</text:p>
          </table:table-cell>
          <table:table-cell table:number-columns-repeated="8"/>
          <table:table-cell table:formula="of:=(ABS([.$B347]-[.C347])&lt;=[.$B347]*0.1)" office:value-type="boolean" office:boolean-value="true">
            <text:p>VERDADERO</text:p>
          </table:table-cell>
          <table:table-cell table:formula="of:=(ABS([.$B347]-[.D347])&lt;=[.$B347]*0.1)" office:value-type="boolean" office:boolean-value="true">
            <text:p>VERDADERO</text:p>
          </table:table-cell>
          <table:table-cell table:formula="of:=(ABS([.$B347]-[.E347])&lt;=[.$B3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48]-[.C348]" office:value-type="float" office:value="0">
            <text:p>0</text:p>
          </table:table-cell>
          <table:table-cell table:formula="of:=[.$B348]-[.D348]" office:value-type="float" office:value="0">
            <text:p>0</text:p>
          </table:table-cell>
          <table:table-cell table:formula="of:=[.$B348]-[.E348]" office:value-type="float" office:value="0">
            <text:p>0</text:p>
          </table:table-cell>
          <table:table-cell table:number-columns-repeated="8"/>
          <table:table-cell table:formula="of:=(ABS([.$B348]-[.C348])&lt;=[.$B348]*0.1)" office:value-type="boolean" office:boolean-value="true">
            <text:p>VERDADERO</text:p>
          </table:table-cell>
          <table:table-cell table:formula="of:=(ABS([.$B348]-[.D348])&lt;=[.$B348]*0.1)" office:value-type="boolean" office:boolean-value="true">
            <text:p>VERDADERO</text:p>
          </table:table-cell>
          <table:table-cell table:formula="of:=(ABS([.$B348]-[.E348])&lt;=[.$B3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6">
            <text:p>6</text:p>
          </table:table-cell>
          <table:table-cell/>
          <table:table-cell table:formula="of:=[.$B349]-[.C349]" office:value-type="float" office:value="0">
            <text:p>0</text:p>
          </table:table-cell>
          <table:table-cell table:formula="of:=[.$B349]-[.D349]" office:value-type="float" office:value="0">
            <text:p>0</text:p>
          </table:table-cell>
          <table:table-cell table:formula="of:=[.$B349]-[.E349]" office:value-type="float" office:value="0">
            <text:p>0</text:p>
          </table:table-cell>
          <table:table-cell table:number-columns-repeated="8"/>
          <table:table-cell table:formula="of:=(ABS([.$B349]-[.C349])&lt;=[.$B349]*0.1)" office:value-type="boolean" office:boolean-value="true">
            <text:p>VERDADERO</text:p>
          </table:table-cell>
          <table:table-cell table:formula="of:=(ABS([.$B349]-[.D349])&lt;=[.$B349]*0.1)" office:value-type="boolean" office:boolean-value="true">
            <text:p>VERDADERO</text:p>
          </table:table-cell>
          <table:table-cell table:formula="of:=(ABS([.$B349]-[.E349])&lt;=[.$B3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350]-[.C350]" office:value-type="float" office:value="1">
            <text:p>1</text:p>
          </table:table-cell>
          <table:table-cell table:formula="of:=[.$B350]-[.D350]" office:value-type="float" office:value="1">
            <text:p>1</text:p>
          </table:table-cell>
          <table:table-cell table:formula="of:=[.$B350]-[.E350]" office:value-type="float" office:value="0">
            <text:p>0</text:p>
          </table:table-cell>
          <table:table-cell table:number-columns-repeated="8"/>
          <table:table-cell table:formula="of:=(ABS([.$B350]-[.C350])&lt;=[.$B350]*0.1)" office:value-type="boolean" office:boolean-value="false">
            <text:p>FALSO</text:p>
          </table:table-cell>
          <table:table-cell table:formula="of:=(ABS([.$B350]-[.D350])&lt;=[.$B350]*0.1)" office:value-type="boolean" office:boolean-value="false">
            <text:p>FALSO</text:p>
          </table:table-cell>
          <table:table-cell table:formula="of:=(ABS([.$B350]-[.E350])&lt;=[.$B3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51]-[.C351]" office:value-type="float" office:value="0">
            <text:p>0</text:p>
          </table:table-cell>
          <table:table-cell table:formula="of:=[.$B351]-[.D351]" office:value-type="float" office:value="0">
            <text:p>0</text:p>
          </table:table-cell>
          <table:table-cell table:formula="of:=[.$B351]-[.E351]" office:value-type="float" office:value="0">
            <text:p>0</text:p>
          </table:table-cell>
          <table:table-cell table:number-columns-repeated="8"/>
          <table:table-cell table:formula="of:=(ABS([.$B351]-[.C351])&lt;=[.$B351]*0.1)" office:value-type="boolean" office:boolean-value="true">
            <text:p>VERDADERO</text:p>
          </table:table-cell>
          <table:table-cell table:formula="of:=(ABS([.$B351]-[.D351])&lt;=[.$B351]*0.1)" office:value-type="boolean" office:boolean-value="true">
            <text:p>VERDADERO</text:p>
          </table:table-cell>
          <table:table-cell table:formula="of:=(ABS([.$B351]-[.E351])&lt;=[.$B3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52]-[.C352]" office:value-type="float" office:value="0">
            <text:p>0</text:p>
          </table:table-cell>
          <table:table-cell table:formula="of:=[.$B352]-[.D352]" office:value-type="float" office:value="0">
            <text:p>0</text:p>
          </table:table-cell>
          <table:table-cell table:formula="of:=[.$B352]-[.E352]" office:value-type="float" office:value="0">
            <text:p>0</text:p>
          </table:table-cell>
          <table:table-cell table:number-columns-repeated="8"/>
          <table:table-cell table:formula="of:=(ABS([.$B352]-[.C352])&lt;=[.$B352]*0.1)" office:value-type="boolean" office:boolean-value="true">
            <text:p>VERDADERO</text:p>
          </table:table-cell>
          <table:table-cell table:formula="of:=(ABS([.$B352]-[.D352])&lt;=[.$B352]*0.1)" office:value-type="boolean" office:boolean-value="true">
            <text:p>VERDADERO</text:p>
          </table:table-cell>
          <table:table-cell table:formula="of:=(ABS([.$B352]-[.E352])&lt;=[.$B3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53]-[.C353]" office:value-type="float" office:value="1">
            <text:p>1</text:p>
          </table:table-cell>
          <table:table-cell table:formula="of:=[.$B353]-[.D353]" office:value-type="float" office:value="1">
            <text:p>1</text:p>
          </table:table-cell>
          <table:table-cell table:formula="of:=[.$B353]-[.E353]" office:value-type="float" office:value="0">
            <text:p>0</text:p>
          </table:table-cell>
          <table:table-cell table:number-columns-repeated="8"/>
          <table:table-cell table:formula="of:=(ABS([.$B353]-[.C353])&lt;=[.$B353]*0.1)" office:value-type="boolean" office:boolean-value="false">
            <text:p>FALSO</text:p>
          </table:table-cell>
          <table:table-cell table:formula="of:=(ABS([.$B353]-[.D353])&lt;=[.$B353]*0.1)" office:value-type="boolean" office:boolean-value="false">
            <text:p>FALSO</text:p>
          </table:table-cell>
          <table:table-cell table:formula="of:=(ABS([.$B353]-[.E353])&lt;=[.$B3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354]-[.C354]" office:value-type="float" office:value="1">
            <text:p>1</text:p>
          </table:table-cell>
          <table:table-cell table:formula="of:=[.$B354]-[.D354]" office:value-type="float" office:value="1">
            <text:p>1</text:p>
          </table:table-cell>
          <table:table-cell table:formula="of:=[.$B354]-[.E354]" office:value-type="float" office:value="0">
            <text:p>0</text:p>
          </table:table-cell>
          <table:table-cell table:number-columns-repeated="8"/>
          <table:table-cell table:formula="of:=(ABS([.$B354]-[.C354])&lt;=[.$B354]*0.1)" office:value-type="boolean" office:boolean-value="false">
            <text:p>FALSO</text:p>
          </table:table-cell>
          <table:table-cell table:formula="of:=(ABS([.$B354]-[.D354])&lt;=[.$B354]*0.1)" office:value-type="boolean" office:boolean-value="false">
            <text:p>FALSO</text:p>
          </table:table-cell>
          <table:table-cell table:formula="of:=(ABS([.$B354]-[.E354])&lt;=[.$B3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55]-[.C355]" office:value-type="float" office:value="0">
            <text:p>0</text:p>
          </table:table-cell>
          <table:table-cell table:formula="of:=[.$B355]-[.D355]" office:value-type="float" office:value="0">
            <text:p>0</text:p>
          </table:table-cell>
          <table:table-cell table:formula="of:=[.$B355]-[.E355]" office:value-type="float" office:value="0">
            <text:p>0</text:p>
          </table:table-cell>
          <table:table-cell table:number-columns-repeated="8"/>
          <table:table-cell table:formula="of:=(ABS([.$B355]-[.C355])&lt;=[.$B355]*0.1)" office:value-type="boolean" office:boolean-value="true">
            <text:p>VERDADERO</text:p>
          </table:table-cell>
          <table:table-cell table:formula="of:=(ABS([.$B355]-[.D355])&lt;=[.$B355]*0.1)" office:value-type="boolean" office:boolean-value="true">
            <text:p>VERDADERO</text:p>
          </table:table-cell>
          <table:table-cell table:formula="of:=(ABS([.$B355]-[.E355])&lt;=[.$B3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56]-[.C356]" office:value-type="float" office:value="0">
            <text:p>0</text:p>
          </table:table-cell>
          <table:table-cell table:formula="of:=[.$B356]-[.D356]" office:value-type="float" office:value="0">
            <text:p>0</text:p>
          </table:table-cell>
          <table:table-cell table:formula="of:=[.$B356]-[.E356]" office:value-type="float" office:value="0">
            <text:p>0</text:p>
          </table:table-cell>
          <table:table-cell table:number-columns-repeated="8"/>
          <table:table-cell table:formula="of:=(ABS([.$B356]-[.C356])&lt;=[.$B356]*0.1)" office:value-type="boolean" office:boolean-value="true">
            <text:p>VERDADERO</text:p>
          </table:table-cell>
          <table:table-cell table:formula="of:=(ABS([.$B356]-[.D356])&lt;=[.$B356]*0.1)" office:value-type="boolean" office:boolean-value="true">
            <text:p>VERDADERO</text:p>
          </table:table-cell>
          <table:table-cell table:formula="of:=(ABS([.$B356]-[.E356])&lt;=[.$B3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357]-[.C357]" office:value-type="float" office:value="2">
            <text:p>2</text:p>
          </table:table-cell>
          <table:table-cell table:formula="of:=[.$B357]-[.D357]" office:value-type="float" office:value="2">
            <text:p>2</text:p>
          </table:table-cell>
          <table:table-cell table:formula="of:=[.$B357]-[.E357]" office:value-type="float" office:value="0">
            <text:p>0</text:p>
          </table:table-cell>
          <table:table-cell table:number-columns-repeated="8"/>
          <table:table-cell table:formula="of:=(ABS([.$B357]-[.C357])&lt;=[.$B357]*0.1)" office:value-type="boolean" office:boolean-value="false">
            <text:p>FALSO</text:p>
          </table:table-cell>
          <table:table-cell table:formula="of:=(ABS([.$B357]-[.D357])&lt;=[.$B357]*0.1)" office:value-type="boolean" office:boolean-value="false">
            <text:p>FALSO</text:p>
          </table:table-cell>
          <table:table-cell table:formula="of:=(ABS([.$B357]-[.E357])&lt;=[.$B3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58]-[.C358]" office:value-type="float" office:value="0">
            <text:p>0</text:p>
          </table:table-cell>
          <table:table-cell table:formula="of:=[.$B358]-[.D358]" office:value-type="float" office:value="0">
            <text:p>0</text:p>
          </table:table-cell>
          <table:table-cell table:formula="of:=[.$B358]-[.E358]" office:value-type="float" office:value="0">
            <text:p>0</text:p>
          </table:table-cell>
          <table:table-cell table:number-columns-repeated="8"/>
          <table:table-cell table:formula="of:=(ABS([.$B358]-[.C358])&lt;=[.$B358]*0.1)" office:value-type="boolean" office:boolean-value="true">
            <text:p>VERDADERO</text:p>
          </table:table-cell>
          <table:table-cell table:formula="of:=(ABS([.$B358]-[.D358])&lt;=[.$B358]*0.1)" office:value-type="boolean" office:boolean-value="true">
            <text:p>VERDADERO</text:p>
          </table:table-cell>
          <table:table-cell table:formula="of:=(ABS([.$B358]-[.E358])&lt;=[.$B3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59]-[.C359]" office:value-type="float" office:value="0">
            <text:p>0</text:p>
          </table:table-cell>
          <table:table-cell table:formula="of:=[.$B359]-[.D359]" office:value-type="float" office:value="0">
            <text:p>0</text:p>
          </table:table-cell>
          <table:table-cell table:formula="of:=[.$B359]-[.E359]" office:value-type="float" office:value="0">
            <text:p>0</text:p>
          </table:table-cell>
          <table:table-cell table:number-columns-repeated="8"/>
          <table:table-cell table:formula="of:=(ABS([.$B359]-[.C359])&lt;=[.$B359]*0.1)" office:value-type="boolean" office:boolean-value="true">
            <text:p>VERDADERO</text:p>
          </table:table-cell>
          <table:table-cell table:formula="of:=(ABS([.$B359]-[.D359])&lt;=[.$B359]*0.1)" office:value-type="boolean" office:boolean-value="true">
            <text:p>VERDADERO</text:p>
          </table:table-cell>
          <table:table-cell table:formula="of:=(ABS([.$B359]-[.E359])&lt;=[.$B3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60]-[.C360]" office:value-type="float" office:value="0">
            <text:p>0</text:p>
          </table:table-cell>
          <table:table-cell table:formula="of:=[.$B360]-[.D360]" office:value-type="float" office:value="0">
            <text:p>0</text:p>
          </table:table-cell>
          <table:table-cell table:formula="of:=[.$B360]-[.E360]" office:value-type="float" office:value="0">
            <text:p>0</text:p>
          </table:table-cell>
          <table:table-cell table:number-columns-repeated="8"/>
          <table:table-cell table:formula="of:=(ABS([.$B360]-[.C360])&lt;=[.$B360]*0.1)" office:value-type="boolean" office:boolean-value="true">
            <text:p>VERDADERO</text:p>
          </table:table-cell>
          <table:table-cell table:formula="of:=(ABS([.$B360]-[.D360])&lt;=[.$B360]*0.1)" office:value-type="boolean" office:boolean-value="true">
            <text:p>VERDADERO</text:p>
          </table:table-cell>
          <table:table-cell table:formula="of:=(ABS([.$B360]-[.E360])&lt;=[.$B3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61]-[.C361]" office:value-type="float" office:value="0">
            <text:p>0</text:p>
          </table:table-cell>
          <table:table-cell table:formula="of:=[.$B361]-[.D361]" office:value-type="float" office:value="0">
            <text:p>0</text:p>
          </table:table-cell>
          <table:table-cell table:formula="of:=[.$B361]-[.E361]" office:value-type="float" office:value="0">
            <text:p>0</text:p>
          </table:table-cell>
          <table:table-cell table:number-columns-repeated="8"/>
          <table:table-cell table:formula="of:=(ABS([.$B361]-[.C361])&lt;=[.$B361]*0.1)" office:value-type="boolean" office:boolean-value="true">
            <text:p>VERDADERO</text:p>
          </table:table-cell>
          <table:table-cell table:formula="of:=(ABS([.$B361]-[.D361])&lt;=[.$B361]*0.1)" office:value-type="boolean" office:boolean-value="true">
            <text:p>VERDADERO</text:p>
          </table:table-cell>
          <table:table-cell table:formula="of:=(ABS([.$B361]-[.E361])&lt;=[.$B3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62]-[.C362]" office:value-type="float" office:value="0">
            <text:p>0</text:p>
          </table:table-cell>
          <table:table-cell table:formula="of:=[.$B362]-[.D362]" office:value-type="float" office:value="0">
            <text:p>0</text:p>
          </table:table-cell>
          <table:table-cell table:formula="of:=[.$B362]-[.E362]" office:value-type="float" office:value="0">
            <text:p>0</text:p>
          </table:table-cell>
          <table:table-cell table:number-columns-repeated="8"/>
          <table:table-cell table:formula="of:=(ABS([.$B362]-[.C362])&lt;=[.$B362]*0.1)" office:value-type="boolean" office:boolean-value="true">
            <text:p>VERDADERO</text:p>
          </table:table-cell>
          <table:table-cell table:formula="of:=(ABS([.$B362]-[.D362])&lt;=[.$B362]*0.1)" office:value-type="boolean" office:boolean-value="true">
            <text:p>VERDADERO</text:p>
          </table:table-cell>
          <table:table-cell table:formula="of:=(ABS([.$B362]-[.E362])&lt;=[.$B3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363]-[.C363]" office:value-type="float" office:value="1">
            <text:p>1</text:p>
          </table:table-cell>
          <table:table-cell table:formula="of:=[.$B363]-[.D363]" office:value-type="float" office:value="1">
            <text:p>1</text:p>
          </table:table-cell>
          <table:table-cell table:formula="of:=[.$B363]-[.E363]" office:value-type="float" office:value="0">
            <text:p>0</text:p>
          </table:table-cell>
          <table:table-cell table:number-columns-repeated="8"/>
          <table:table-cell table:formula="of:=(ABS([.$B363]-[.C363])&lt;=[.$B363]*0.1)" office:value-type="boolean" office:boolean-value="false">
            <text:p>FALSO</text:p>
          </table:table-cell>
          <table:table-cell table:formula="of:=(ABS([.$B363]-[.D363])&lt;=[.$B363]*0.1)" office:value-type="boolean" office:boolean-value="false">
            <text:p>FALSO</text:p>
          </table:table-cell>
          <table:table-cell table:formula="of:=(ABS([.$B363]-[.E363])&lt;=[.$B3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64]-[.C364]" office:value-type="float" office:value="0">
            <text:p>0</text:p>
          </table:table-cell>
          <table:table-cell table:formula="of:=[.$B364]-[.D364]" office:value-type="float" office:value="0">
            <text:p>0</text:p>
          </table:table-cell>
          <table:table-cell table:formula="of:=[.$B364]-[.E364]" office:value-type="float" office:value="0">
            <text:p>0</text:p>
          </table:table-cell>
          <table:table-cell table:number-columns-repeated="8"/>
          <table:table-cell table:formula="of:=(ABS([.$B364]-[.C364])&lt;=[.$B364]*0.1)" office:value-type="boolean" office:boolean-value="true">
            <text:p>VERDADERO</text:p>
          </table:table-cell>
          <table:table-cell table:formula="of:=(ABS([.$B364]-[.D364])&lt;=[.$B364]*0.1)" office:value-type="boolean" office:boolean-value="true">
            <text:p>VERDADERO</text:p>
          </table:table-cell>
          <table:table-cell table:formula="of:=(ABS([.$B364]-[.E364])&lt;=[.$B3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65]-[.C365]" office:value-type="float" office:value="1">
            <text:p>1</text:p>
          </table:table-cell>
          <table:table-cell table:formula="of:=[.$B365]-[.D365]" office:value-type="float" office:value="1">
            <text:p>1</text:p>
          </table:table-cell>
          <table:table-cell table:formula="of:=[.$B365]-[.E365]" office:value-type="float" office:value="0">
            <text:p>0</text:p>
          </table:table-cell>
          <table:table-cell table:number-columns-repeated="8"/>
          <table:table-cell table:formula="of:=(ABS([.$B365]-[.C365])&lt;=[.$B365]*0.1)" office:value-type="boolean" office:boolean-value="false">
            <text:p>FALSO</text:p>
          </table:table-cell>
          <table:table-cell table:formula="of:=(ABS([.$B365]-[.D365])&lt;=[.$B365]*0.1)" office:value-type="boolean" office:boolean-value="false">
            <text:p>FALSO</text:p>
          </table:table-cell>
          <table:table-cell table:formula="of:=(ABS([.$B365]-[.E365])&lt;=[.$B3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66]-[.C366]" office:value-type="float" office:value="0">
            <text:p>0</text:p>
          </table:table-cell>
          <table:table-cell table:formula="of:=[.$B366]-[.D366]" office:value-type="float" office:value="0">
            <text:p>0</text:p>
          </table:table-cell>
          <table:table-cell table:formula="of:=[.$B366]-[.E366]" office:value-type="float" office:value="0">
            <text:p>0</text:p>
          </table:table-cell>
          <table:table-cell table:number-columns-repeated="8"/>
          <table:table-cell table:formula="of:=(ABS([.$B366]-[.C366])&lt;=[.$B366]*0.1)" office:value-type="boolean" office:boolean-value="true">
            <text:p>VERDADERO</text:p>
          </table:table-cell>
          <table:table-cell table:formula="of:=(ABS([.$B366]-[.D366])&lt;=[.$B366]*0.1)" office:value-type="boolean" office:boolean-value="true">
            <text:p>VERDADERO</text:p>
          </table:table-cell>
          <table:table-cell table:formula="of:=(ABS([.$B366]-[.E366])&lt;=[.$B3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67]-[.C367]" office:value-type="float" office:value="0">
            <text:p>0</text:p>
          </table:table-cell>
          <table:table-cell table:formula="of:=[.$B367]-[.D367]" office:value-type="float" office:value="0">
            <text:p>0</text:p>
          </table:table-cell>
          <table:table-cell table:formula="of:=[.$B367]-[.E367]" office:value-type="float" office:value="0">
            <text:p>0</text:p>
          </table:table-cell>
          <table:table-cell table:number-columns-repeated="8"/>
          <table:table-cell table:formula="of:=(ABS([.$B367]-[.C367])&lt;=[.$B367]*0.1)" office:value-type="boolean" office:boolean-value="true">
            <text:p>VERDADERO</text:p>
          </table:table-cell>
          <table:table-cell table:formula="of:=(ABS([.$B367]-[.D367])&lt;=[.$B367]*0.1)" office:value-type="boolean" office:boolean-value="true">
            <text:p>VERDADERO</text:p>
          </table:table-cell>
          <table:table-cell table:formula="of:=(ABS([.$B367]-[.E367])&lt;=[.$B3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368]-[.C368]" office:value-type="float" office:value="2">
            <text:p>2</text:p>
          </table:table-cell>
          <table:table-cell table:formula="of:=[.$B368]-[.D368]" office:value-type="float" office:value="2">
            <text:p>2</text:p>
          </table:table-cell>
          <table:table-cell table:formula="of:=[.$B368]-[.E368]" office:value-type="float" office:value="0">
            <text:p>0</text:p>
          </table:table-cell>
          <table:table-cell table:number-columns-repeated="8"/>
          <table:table-cell table:formula="of:=(ABS([.$B368]-[.C368])&lt;=[.$B368]*0.1)" office:value-type="boolean" office:boolean-value="false">
            <text:p>FALSO</text:p>
          </table:table-cell>
          <table:table-cell table:formula="of:=(ABS([.$B368]-[.D368])&lt;=[.$B368]*0.1)" office:value-type="boolean" office:boolean-value="false">
            <text:p>FALSO</text:p>
          </table:table-cell>
          <table:table-cell table:formula="of:=(ABS([.$B368]-[.E368])&lt;=[.$B3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69]-[.C369]" office:value-type="float" office:value="0">
            <text:p>0</text:p>
          </table:table-cell>
          <table:table-cell table:formula="of:=[.$B369]-[.D369]" office:value-type="float" office:value="0">
            <text:p>0</text:p>
          </table:table-cell>
          <table:table-cell table:formula="of:=[.$B369]-[.E369]" office:value-type="float" office:value="0">
            <text:p>0</text:p>
          </table:table-cell>
          <table:table-cell table:number-columns-repeated="8"/>
          <table:table-cell table:formula="of:=(ABS([.$B369]-[.C369])&lt;=[.$B369]*0.1)" office:value-type="boolean" office:boolean-value="true">
            <text:p>VERDADERO</text:p>
          </table:table-cell>
          <table:table-cell table:formula="of:=(ABS([.$B369]-[.D369])&lt;=[.$B369]*0.1)" office:value-type="boolean" office:boolean-value="true">
            <text:p>VERDADERO</text:p>
          </table:table-cell>
          <table:table-cell table:formula="of:=(ABS([.$B369]-[.E369])&lt;=[.$B3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6">
            <text:p>6</text:p>
          </table:table-cell>
          <table:table-cell/>
          <table:table-cell table:formula="of:=[.$B370]-[.C370]" office:value-type="float" office:value="0">
            <text:p>0</text:p>
          </table:table-cell>
          <table:table-cell table:formula="of:=[.$B370]-[.D370]" office:value-type="float" office:value="0">
            <text:p>0</text:p>
          </table:table-cell>
          <table:table-cell table:formula="of:=[.$B370]-[.E370]" office:value-type="float" office:value="0">
            <text:p>0</text:p>
          </table:table-cell>
          <table:table-cell table:number-columns-repeated="8"/>
          <table:table-cell table:formula="of:=(ABS([.$B370]-[.C370])&lt;=[.$B370]*0.1)" office:value-type="boolean" office:boolean-value="true">
            <text:p>VERDADERO</text:p>
          </table:table-cell>
          <table:table-cell table:formula="of:=(ABS([.$B370]-[.D370])&lt;=[.$B370]*0.1)" office:value-type="boolean" office:boolean-value="true">
            <text:p>VERDADERO</text:p>
          </table:table-cell>
          <table:table-cell table:formula="of:=(ABS([.$B370]-[.E370])&lt;=[.$B3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71]-[.C371]" office:value-type="float" office:value="0">
            <text:p>0</text:p>
          </table:table-cell>
          <table:table-cell table:formula="of:=[.$B371]-[.D371]" office:value-type="float" office:value="0">
            <text:p>0</text:p>
          </table:table-cell>
          <table:table-cell table:formula="of:=[.$B371]-[.E371]" office:value-type="float" office:value="0">
            <text:p>0</text:p>
          </table:table-cell>
          <table:table-cell table:number-columns-repeated="8"/>
          <table:table-cell table:formula="of:=(ABS([.$B371]-[.C371])&lt;=[.$B371]*0.1)" office:value-type="boolean" office:boolean-value="true">
            <text:p>VERDADERO</text:p>
          </table:table-cell>
          <table:table-cell table:formula="of:=(ABS([.$B371]-[.D371])&lt;=[.$B371]*0.1)" office:value-type="boolean" office:boolean-value="true">
            <text:p>VERDADERO</text:p>
          </table:table-cell>
          <table:table-cell table:formula="of:=(ABS([.$B371]-[.E371])&lt;=[.$B3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72]-[.C372]" office:value-type="float" office:value="0">
            <text:p>0</text:p>
          </table:table-cell>
          <table:table-cell table:formula="of:=[.$B372]-[.D372]" office:value-type="float" office:value="0">
            <text:p>0</text:p>
          </table:table-cell>
          <table:table-cell table:formula="of:=[.$B372]-[.E372]" office:value-type="float" office:value="0">
            <text:p>0</text:p>
          </table:table-cell>
          <table:table-cell table:number-columns-repeated="8"/>
          <table:table-cell table:formula="of:=(ABS([.$B372]-[.C372])&lt;=[.$B372]*0.1)" office:value-type="boolean" office:boolean-value="true">
            <text:p>VERDADERO</text:p>
          </table:table-cell>
          <table:table-cell table:formula="of:=(ABS([.$B372]-[.D372])&lt;=[.$B372]*0.1)" office:value-type="boolean" office:boolean-value="true">
            <text:p>VERDADERO</text:p>
          </table:table-cell>
          <table:table-cell table:formula="of:=(ABS([.$B372]-[.E372])&lt;=[.$B3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373]-[.C373]" office:value-type="float" office:value="1">
            <text:p>1</text:p>
          </table:table-cell>
          <table:table-cell table:formula="of:=[.$B373]-[.D373]" office:value-type="float" office:value="1">
            <text:p>1</text:p>
          </table:table-cell>
          <table:table-cell table:formula="of:=[.$B373]-[.E373]" office:value-type="float" office:value="0">
            <text:p>0</text:p>
          </table:table-cell>
          <table:table-cell table:number-columns-repeated="8"/>
          <table:table-cell table:formula="of:=(ABS([.$B373]-[.C373])&lt;=[.$B373]*0.1)" office:value-type="boolean" office:boolean-value="false">
            <text:p>FALSO</text:p>
          </table:table-cell>
          <table:table-cell table:formula="of:=(ABS([.$B373]-[.D373])&lt;=[.$B373]*0.1)" office:value-type="boolean" office:boolean-value="false">
            <text:p>FALSO</text:p>
          </table:table-cell>
          <table:table-cell table:formula="of:=(ABS([.$B373]-[.E373])&lt;=[.$B3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74]-[.C374]" office:value-type="float" office:value="0">
            <text:p>0</text:p>
          </table:table-cell>
          <table:table-cell table:formula="of:=[.$B374]-[.D374]" office:value-type="float" office:value="0">
            <text:p>0</text:p>
          </table:table-cell>
          <table:table-cell table:formula="of:=[.$B374]-[.E374]" office:value-type="float" office:value="0">
            <text:p>0</text:p>
          </table:table-cell>
          <table:table-cell table:number-columns-repeated="8"/>
          <table:table-cell table:formula="of:=(ABS([.$B374]-[.C374])&lt;=[.$B374]*0.1)" office:value-type="boolean" office:boolean-value="true">
            <text:p>VERDADERO</text:p>
          </table:table-cell>
          <table:table-cell table:formula="of:=(ABS([.$B374]-[.D374])&lt;=[.$B374]*0.1)" office:value-type="boolean" office:boolean-value="true">
            <text:p>VERDADERO</text:p>
          </table:table-cell>
          <table:table-cell table:formula="of:=(ABS([.$B374]-[.E374])&lt;=[.$B3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75]-[.C375]" office:value-type="float" office:value="0">
            <text:p>0</text:p>
          </table:table-cell>
          <table:table-cell table:formula="of:=[.$B375]-[.D375]" office:value-type="float" office:value="0">
            <text:p>0</text:p>
          </table:table-cell>
          <table:table-cell table:formula="of:=[.$B375]-[.E375]" office:value-type="float" office:value="0">
            <text:p>0</text:p>
          </table:table-cell>
          <table:table-cell table:number-columns-repeated="8"/>
          <table:table-cell table:formula="of:=(ABS([.$B375]-[.C375])&lt;=[.$B375]*0.1)" office:value-type="boolean" office:boolean-value="true">
            <text:p>VERDADERO</text:p>
          </table:table-cell>
          <table:table-cell table:formula="of:=(ABS([.$B375]-[.D375])&lt;=[.$B375]*0.1)" office:value-type="boolean" office:boolean-value="true">
            <text:p>VERDADERO</text:p>
          </table:table-cell>
          <table:table-cell table:formula="of:=(ABS([.$B375]-[.E375])&lt;=[.$B3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376]-[.C376]" office:value-type="float" office:value="2">
            <text:p>2</text:p>
          </table:table-cell>
          <table:table-cell table:formula="of:=[.$B376]-[.D376]" office:value-type="float" office:value="2">
            <text:p>2</text:p>
          </table:table-cell>
          <table:table-cell table:formula="of:=[.$B376]-[.E376]" office:value-type="float" office:value="0">
            <text:p>0</text:p>
          </table:table-cell>
          <table:table-cell table:number-columns-repeated="8"/>
          <table:table-cell table:formula="of:=(ABS([.$B376]-[.C376])&lt;=[.$B376]*0.1)" office:value-type="boolean" office:boolean-value="false">
            <text:p>FALSO</text:p>
          </table:table-cell>
          <table:table-cell table:formula="of:=(ABS([.$B376]-[.D376])&lt;=[.$B376]*0.1)" office:value-type="boolean" office:boolean-value="false">
            <text:p>FALSO</text:p>
          </table:table-cell>
          <table:table-cell table:formula="of:=(ABS([.$B376]-[.E376])&lt;=[.$B3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77]-[.C377]" office:value-type="float" office:value="0">
            <text:p>0</text:p>
          </table:table-cell>
          <table:table-cell table:formula="of:=[.$B377]-[.D377]" office:value-type="float" office:value="0">
            <text:p>0</text:p>
          </table:table-cell>
          <table:table-cell table:formula="of:=[.$B377]-[.E377]" office:value-type="float" office:value="0">
            <text:p>0</text:p>
          </table:table-cell>
          <table:table-cell table:number-columns-repeated="8"/>
          <table:table-cell table:formula="of:=(ABS([.$B377]-[.C377])&lt;=[.$B377]*0.1)" office:value-type="boolean" office:boolean-value="true">
            <text:p>VERDADERO</text:p>
          </table:table-cell>
          <table:table-cell table:formula="of:=(ABS([.$B377]-[.D377])&lt;=[.$B377]*0.1)" office:value-type="boolean" office:boolean-value="true">
            <text:p>VERDADERO</text:p>
          </table:table-cell>
          <table:table-cell table:formula="of:=(ABS([.$B377]-[.E377])&lt;=[.$B3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78]-[.C378]" office:value-type="float" office:value="1">
            <text:p>1</text:p>
          </table:table-cell>
          <table:table-cell table:formula="of:=[.$B378]-[.D378]" office:value-type="float" office:value="0">
            <text:p>0</text:p>
          </table:table-cell>
          <table:table-cell table:formula="of:=[.$B378]-[.E378]" office:value-type="float" office:value="0">
            <text:p>0</text:p>
          </table:table-cell>
          <table:table-cell table:number-columns-repeated="8"/>
          <table:table-cell table:formula="of:=(ABS([.$B378]-[.C378])&lt;=[.$B378]*0.1)" office:value-type="boolean" office:boolean-value="false">
            <text:p>FALSO</text:p>
          </table:table-cell>
          <table:table-cell table:formula="of:=(ABS([.$B378]-[.D378])&lt;=[.$B378]*0.1)" office:value-type="boolean" office:boolean-value="true">
            <text:p>VERDADERO</text:p>
          </table:table-cell>
          <table:table-cell table:formula="of:=(ABS([.$B378]-[.E378])&lt;=[.$B3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379]-[.C379]" office:value-type="float" office:value="2">
            <text:p>2</text:p>
          </table:table-cell>
          <table:table-cell table:formula="of:=[.$B379]-[.D379]" office:value-type="float" office:value="0">
            <text:p>0</text:p>
          </table:table-cell>
          <table:table-cell table:formula="of:=[.$B379]-[.E379]" office:value-type="float" office:value="0">
            <text:p>0</text:p>
          </table:table-cell>
          <table:table-cell table:number-columns-repeated="8"/>
          <table:table-cell table:formula="of:=(ABS([.$B379]-[.C379])&lt;=[.$B379]*0.1)" office:value-type="boolean" office:boolean-value="false">
            <text:p>FALSO</text:p>
          </table:table-cell>
          <table:table-cell table:formula="of:=(ABS([.$B379]-[.D379])&lt;=[.$B379]*0.1)" office:value-type="boolean" office:boolean-value="true">
            <text:p>VERDADERO</text:p>
          </table:table-cell>
          <table:table-cell table:formula="of:=(ABS([.$B379]-[.E379])&lt;=[.$B3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80]-[.C380]" office:value-type="float" office:value="0">
            <text:p>0</text:p>
          </table:table-cell>
          <table:table-cell table:formula="of:=[.$B380]-[.D380]" office:value-type="float" office:value="0">
            <text:p>0</text:p>
          </table:table-cell>
          <table:table-cell table:formula="of:=[.$B380]-[.E380]" office:value-type="float" office:value="0">
            <text:p>0</text:p>
          </table:table-cell>
          <table:table-cell table:number-columns-repeated="8"/>
          <table:table-cell table:formula="of:=(ABS([.$B380]-[.C380])&lt;=[.$B380]*0.1)" office:value-type="boolean" office:boolean-value="true">
            <text:p>VERDADERO</text:p>
          </table:table-cell>
          <table:table-cell table:formula="of:=(ABS([.$B380]-[.D380])&lt;=[.$B380]*0.1)" office:value-type="boolean" office:boolean-value="true">
            <text:p>VERDADERO</text:p>
          </table:table-cell>
          <table:table-cell table:formula="of:=(ABS([.$B380]-[.E380])&lt;=[.$B3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81]-[.C381]" office:value-type="float" office:value="0">
            <text:p>0</text:p>
          </table:table-cell>
          <table:table-cell table:formula="of:=[.$B381]-[.D381]" office:value-type="float" office:value="0">
            <text:p>0</text:p>
          </table:table-cell>
          <table:table-cell table:formula="of:=[.$B381]-[.E381]" office:value-type="float" office:value="0">
            <text:p>0</text:p>
          </table:table-cell>
          <table:table-cell table:number-columns-repeated="8"/>
          <table:table-cell table:formula="of:=(ABS([.$B381]-[.C381])&lt;=[.$B381]*0.1)" office:value-type="boolean" office:boolean-value="true">
            <text:p>VERDADERO</text:p>
          </table:table-cell>
          <table:table-cell table:formula="of:=(ABS([.$B381]-[.D381])&lt;=[.$B381]*0.1)" office:value-type="boolean" office:boolean-value="true">
            <text:p>VERDADERO</text:p>
          </table:table-cell>
          <table:table-cell table:formula="of:=(ABS([.$B381]-[.E381])&lt;=[.$B3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382]-[.C382]" office:value-type="float" office:value="1">
            <text:p>1</text:p>
          </table:table-cell>
          <table:table-cell table:formula="of:=[.$B382]-[.D382]" office:value-type="float" office:value="1">
            <text:p>1</text:p>
          </table:table-cell>
          <table:table-cell table:formula="of:=[.$B382]-[.E382]" office:value-type="float" office:value="0">
            <text:p>0</text:p>
          </table:table-cell>
          <table:table-cell table:number-columns-repeated="8"/>
          <table:table-cell table:formula="of:=(ABS([.$B382]-[.C382])&lt;=[.$B382]*0.1)" office:value-type="boolean" office:boolean-value="false">
            <text:p>FALSO</text:p>
          </table:table-cell>
          <table:table-cell table:formula="of:=(ABS([.$B382]-[.D382])&lt;=[.$B382]*0.1)" office:value-type="boolean" office:boolean-value="false">
            <text:p>FALSO</text:p>
          </table:table-cell>
          <table:table-cell table:formula="of:=(ABS([.$B382]-[.E382])&lt;=[.$B3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83]-[.C383]" office:value-type="float" office:value="0">
            <text:p>0</text:p>
          </table:table-cell>
          <table:table-cell table:formula="of:=[.$B383]-[.D383]" office:value-type="float" office:value="0">
            <text:p>0</text:p>
          </table:table-cell>
          <table:table-cell table:formula="of:=[.$B383]-[.E383]" office:value-type="float" office:value="0">
            <text:p>0</text:p>
          </table:table-cell>
          <table:table-cell table:number-columns-repeated="8"/>
          <table:table-cell table:formula="of:=(ABS([.$B383]-[.C383])&lt;=[.$B383]*0.1)" office:value-type="boolean" office:boolean-value="true">
            <text:p>VERDADERO</text:p>
          </table:table-cell>
          <table:table-cell table:formula="of:=(ABS([.$B383]-[.D383])&lt;=[.$B383]*0.1)" office:value-type="boolean" office:boolean-value="true">
            <text:p>VERDADERO</text:p>
          </table:table-cell>
          <table:table-cell table:formula="of:=(ABS([.$B383]-[.E383])&lt;=[.$B3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84]-[.C384]" office:value-type="float" office:value="0">
            <text:p>0</text:p>
          </table:table-cell>
          <table:table-cell table:formula="of:=[.$B384]-[.D384]" office:value-type="float" office:value="0">
            <text:p>0</text:p>
          </table:table-cell>
          <table:table-cell table:formula="of:=[.$B384]-[.E384]" office:value-type="float" office:value="0">
            <text:p>0</text:p>
          </table:table-cell>
          <table:table-cell table:number-columns-repeated="8"/>
          <table:table-cell table:formula="of:=(ABS([.$B384]-[.C384])&lt;=[.$B384]*0.1)" office:value-type="boolean" office:boolean-value="true">
            <text:p>VERDADERO</text:p>
          </table:table-cell>
          <table:table-cell table:formula="of:=(ABS([.$B384]-[.D384])&lt;=[.$B384]*0.1)" office:value-type="boolean" office:boolean-value="true">
            <text:p>VERDADERO</text:p>
          </table:table-cell>
          <table:table-cell table:formula="of:=(ABS([.$B384]-[.E384])&lt;=[.$B3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85]-[.C385]" office:value-type="float" office:value="0">
            <text:p>0</text:p>
          </table:table-cell>
          <table:table-cell table:formula="of:=[.$B385]-[.D385]" office:value-type="float" office:value="0">
            <text:p>0</text:p>
          </table:table-cell>
          <table:table-cell table:formula="of:=[.$B385]-[.E385]" office:value-type="float" office:value="0">
            <text:p>0</text:p>
          </table:table-cell>
          <table:table-cell table:number-columns-repeated="8"/>
          <table:table-cell table:formula="of:=(ABS([.$B385]-[.C385])&lt;=[.$B385]*0.1)" office:value-type="boolean" office:boolean-value="true">
            <text:p>VERDADERO</text:p>
          </table:table-cell>
          <table:table-cell table:formula="of:=(ABS([.$B385]-[.D385])&lt;=[.$B385]*0.1)" office:value-type="boolean" office:boolean-value="true">
            <text:p>VERDADERO</text:p>
          </table:table-cell>
          <table:table-cell table:formula="of:=(ABS([.$B385]-[.E385])&lt;=[.$B3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86]-[.C386]" office:value-type="float" office:value="1">
            <text:p>1</text:p>
          </table:table-cell>
          <table:table-cell table:formula="of:=[.$B386]-[.D386]" office:value-type="float" office:value="1">
            <text:p>1</text:p>
          </table:table-cell>
          <table:table-cell table:formula="of:=[.$B386]-[.E386]" office:value-type="float" office:value="0">
            <text:p>0</text:p>
          </table:table-cell>
          <table:table-cell table:number-columns-repeated="8"/>
          <table:table-cell table:formula="of:=(ABS([.$B386]-[.C386])&lt;=[.$B386]*0.1)" office:value-type="boolean" office:boolean-value="false">
            <text:p>FALSO</text:p>
          </table:table-cell>
          <table:table-cell table:formula="of:=(ABS([.$B386]-[.D386])&lt;=[.$B386]*0.1)" office:value-type="boolean" office:boolean-value="false">
            <text:p>FALSO</text:p>
          </table:table-cell>
          <table:table-cell table:formula="of:=(ABS([.$B386]-[.E386])&lt;=[.$B3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87]-[.C387]" office:value-type="float" office:value="0">
            <text:p>0</text:p>
          </table:table-cell>
          <table:table-cell table:formula="of:=[.$B387]-[.D387]" office:value-type="float" office:value="0">
            <text:p>0</text:p>
          </table:table-cell>
          <table:table-cell table:formula="of:=[.$B387]-[.E387]" office:value-type="float" office:value="0">
            <text:p>0</text:p>
          </table:table-cell>
          <table:table-cell table:number-columns-repeated="8"/>
          <table:table-cell table:formula="of:=(ABS([.$B387]-[.C387])&lt;=[.$B387]*0.1)" office:value-type="boolean" office:boolean-value="true">
            <text:p>VERDADERO</text:p>
          </table:table-cell>
          <table:table-cell table:formula="of:=(ABS([.$B387]-[.D387])&lt;=[.$B387]*0.1)" office:value-type="boolean" office:boolean-value="true">
            <text:p>VERDADERO</text:p>
          </table:table-cell>
          <table:table-cell table:formula="of:=(ABS([.$B387]-[.E387])&lt;=[.$B3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88]-[.C388]" office:value-type="float" office:value="0">
            <text:p>0</text:p>
          </table:table-cell>
          <table:table-cell table:formula="of:=[.$B388]-[.D388]" office:value-type="float" office:value="0">
            <text:p>0</text:p>
          </table:table-cell>
          <table:table-cell table:formula="of:=[.$B388]-[.E388]" office:value-type="float" office:value="0">
            <text:p>0</text:p>
          </table:table-cell>
          <table:table-cell table:number-columns-repeated="8"/>
          <table:table-cell table:formula="of:=(ABS([.$B388]-[.C388])&lt;=[.$B388]*0.1)" office:value-type="boolean" office:boolean-value="true">
            <text:p>VERDADERO</text:p>
          </table:table-cell>
          <table:table-cell table:formula="of:=(ABS([.$B388]-[.D388])&lt;=[.$B388]*0.1)" office:value-type="boolean" office:boolean-value="true">
            <text:p>VERDADERO</text:p>
          </table:table-cell>
          <table:table-cell table:formula="of:=(ABS([.$B388]-[.E388])&lt;=[.$B3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89]-[.C389]" office:value-type="float" office:value="1">
            <text:p>1</text:p>
          </table:table-cell>
          <table:table-cell table:formula="of:=[.$B389]-[.D389]" office:value-type="float" office:value="0">
            <text:p>0</text:p>
          </table:table-cell>
          <table:table-cell table:formula="of:=[.$B389]-[.E389]" office:value-type="float" office:value="0">
            <text:p>0</text:p>
          </table:table-cell>
          <table:table-cell table:number-columns-repeated="8"/>
          <table:table-cell table:formula="of:=(ABS([.$B389]-[.C389])&lt;=[.$B389]*0.1)" office:value-type="boolean" office:boolean-value="false">
            <text:p>FALSO</text:p>
          </table:table-cell>
          <table:table-cell table:formula="of:=(ABS([.$B389]-[.D389])&lt;=[.$B389]*0.1)" office:value-type="boolean" office:boolean-value="true">
            <text:p>VERDADERO</text:p>
          </table:table-cell>
          <table:table-cell table:formula="of:=(ABS([.$B389]-[.E389])&lt;=[.$B3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90]-[.C390]" office:value-type="float" office:value="0">
            <text:p>0</text:p>
          </table:table-cell>
          <table:table-cell table:formula="of:=[.$B390]-[.D390]" office:value-type="float" office:value="0">
            <text:p>0</text:p>
          </table:table-cell>
          <table:table-cell table:formula="of:=[.$B390]-[.E390]" office:value-type="float" office:value="0">
            <text:p>0</text:p>
          </table:table-cell>
          <table:table-cell table:number-columns-repeated="8"/>
          <table:table-cell table:formula="of:=(ABS([.$B390]-[.C390])&lt;=[.$B390]*0.1)" office:value-type="boolean" office:boolean-value="true">
            <text:p>VERDADERO</text:p>
          </table:table-cell>
          <table:table-cell table:formula="of:=(ABS([.$B390]-[.D390])&lt;=[.$B390]*0.1)" office:value-type="boolean" office:boolean-value="true">
            <text:p>VERDADERO</text:p>
          </table:table-cell>
          <table:table-cell table:formula="of:=(ABS([.$B390]-[.E390])&lt;=[.$B3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91]-[.C391]" office:value-type="float" office:value="0">
            <text:p>0</text:p>
          </table:table-cell>
          <table:table-cell table:formula="of:=[.$B391]-[.D391]" office:value-type="float" office:value="0">
            <text:p>0</text:p>
          </table:table-cell>
          <table:table-cell table:formula="of:=[.$B391]-[.E391]" office:value-type="float" office:value="0">
            <text:p>0</text:p>
          </table:table-cell>
          <table:table-cell table:number-columns-repeated="8"/>
          <table:table-cell table:formula="of:=(ABS([.$B391]-[.C391])&lt;=[.$B391]*0.1)" office:value-type="boolean" office:boolean-value="true">
            <text:p>VERDADERO</text:p>
          </table:table-cell>
          <table:table-cell table:formula="of:=(ABS([.$B391]-[.D391])&lt;=[.$B391]*0.1)" office:value-type="boolean" office:boolean-value="true">
            <text:p>VERDADERO</text:p>
          </table:table-cell>
          <table:table-cell table:formula="of:=(ABS([.$B391]-[.E391])&lt;=[.$B3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92]-[.C392]" office:value-type="float" office:value="0">
            <text:p>0</text:p>
          </table:table-cell>
          <table:table-cell table:formula="of:=[.$B392]-[.D392]" office:value-type="float" office:value="0">
            <text:p>0</text:p>
          </table:table-cell>
          <table:table-cell table:formula="of:=[.$B392]-[.E392]" office:value-type="float" office:value="0">
            <text:p>0</text:p>
          </table:table-cell>
          <table:table-cell table:number-columns-repeated="8"/>
          <table:table-cell table:formula="of:=(ABS([.$B392]-[.C392])&lt;=[.$B392]*0.1)" office:value-type="boolean" office:boolean-value="true">
            <text:p>VERDADERO</text:p>
          </table:table-cell>
          <table:table-cell table:formula="of:=(ABS([.$B392]-[.D392])&lt;=[.$B392]*0.1)" office:value-type="boolean" office:boolean-value="true">
            <text:p>VERDADERO</text:p>
          </table:table-cell>
          <table:table-cell table:formula="of:=(ABS([.$B392]-[.E392])&lt;=[.$B3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93]-[.C393]" office:value-type="float" office:value="1">
            <text:p>1</text:p>
          </table:table-cell>
          <table:table-cell table:formula="of:=[.$B393]-[.D393]" office:value-type="float" office:value="1">
            <text:p>1</text:p>
          </table:table-cell>
          <table:table-cell table:formula="of:=[.$B393]-[.E393]" office:value-type="float" office:value="0">
            <text:p>0</text:p>
          </table:table-cell>
          <table:table-cell table:number-columns-repeated="8"/>
          <table:table-cell table:formula="of:=(ABS([.$B393]-[.C393])&lt;=[.$B393]*0.1)" office:value-type="boolean" office:boolean-value="false">
            <text:p>FALSO</text:p>
          </table:table-cell>
          <table:table-cell table:formula="of:=(ABS([.$B393]-[.D393])&lt;=[.$B393]*0.1)" office:value-type="boolean" office:boolean-value="false">
            <text:p>FALSO</text:p>
          </table:table-cell>
          <table:table-cell table:formula="of:=(ABS([.$B393]-[.E393])&lt;=[.$B3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394]-[.C394]" office:value-type="float" office:value="2">
            <text:p>2</text:p>
          </table:table-cell>
          <table:table-cell table:formula="of:=[.$B394]-[.D394]" office:value-type="float" office:value="2">
            <text:p>2</text:p>
          </table:table-cell>
          <table:table-cell table:formula="of:=[.$B394]-[.E394]" office:value-type="float" office:value="0">
            <text:p>0</text:p>
          </table:table-cell>
          <table:table-cell table:number-columns-repeated="8"/>
          <table:table-cell table:formula="of:=(ABS([.$B394]-[.C394])&lt;=[.$B394]*0.1)" office:value-type="boolean" office:boolean-value="false">
            <text:p>FALSO</text:p>
          </table:table-cell>
          <table:table-cell table:formula="of:=(ABS([.$B394]-[.D394])&lt;=[.$B394]*0.1)" office:value-type="boolean" office:boolean-value="false">
            <text:p>FALSO</text:p>
          </table:table-cell>
          <table:table-cell table:formula="of:=(ABS([.$B394]-[.E394])&lt;=[.$B3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95]-[.C395]" office:value-type="float" office:value="0">
            <text:p>0</text:p>
          </table:table-cell>
          <table:table-cell table:formula="of:=[.$B395]-[.D395]" office:value-type="float" office:value="0">
            <text:p>0</text:p>
          </table:table-cell>
          <table:table-cell table:formula="of:=[.$B395]-[.E395]" office:value-type="float" office:value="0">
            <text:p>0</text:p>
          </table:table-cell>
          <table:table-cell table:number-columns-repeated="8"/>
          <table:table-cell table:formula="of:=(ABS([.$B395]-[.C395])&lt;=[.$B395]*0.1)" office:value-type="boolean" office:boolean-value="true">
            <text:p>VERDADERO</text:p>
          </table:table-cell>
          <table:table-cell table:formula="of:=(ABS([.$B395]-[.D395])&lt;=[.$B395]*0.1)" office:value-type="boolean" office:boolean-value="true">
            <text:p>VERDADERO</text:p>
          </table:table-cell>
          <table:table-cell table:formula="of:=(ABS([.$B395]-[.E395])&lt;=[.$B3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96]-[.C396]" office:value-type="float" office:value="0">
            <text:p>0</text:p>
          </table:table-cell>
          <table:table-cell table:formula="of:=[.$B396]-[.D396]" office:value-type="float" office:value="0">
            <text:p>0</text:p>
          </table:table-cell>
          <table:table-cell table:formula="of:=[.$B396]-[.E396]" office:value-type="float" office:value="0">
            <text:p>0</text:p>
          </table:table-cell>
          <table:table-cell table:number-columns-repeated="8"/>
          <table:table-cell table:formula="of:=(ABS([.$B396]-[.C396])&lt;=[.$B396]*0.1)" office:value-type="boolean" office:boolean-value="true">
            <text:p>VERDADERO</text:p>
          </table:table-cell>
          <table:table-cell table:formula="of:=(ABS([.$B396]-[.D396])&lt;=[.$B396]*0.1)" office:value-type="boolean" office:boolean-value="true">
            <text:p>VERDADERO</text:p>
          </table:table-cell>
          <table:table-cell table:formula="of:=(ABS([.$B396]-[.E396])&lt;=[.$B3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97]-[.C397]" office:value-type="float" office:value="0">
            <text:p>0</text:p>
          </table:table-cell>
          <table:table-cell table:formula="of:=[.$B397]-[.D397]" office:value-type="float" office:value="0">
            <text:p>0</text:p>
          </table:table-cell>
          <table:table-cell table:formula="of:=[.$B397]-[.E397]" office:value-type="float" office:value="0">
            <text:p>0</text:p>
          </table:table-cell>
          <table:table-cell table:number-columns-repeated="8"/>
          <table:table-cell table:formula="of:=(ABS([.$B397]-[.C397])&lt;=[.$B397]*0.1)" office:value-type="boolean" office:boolean-value="true">
            <text:p>VERDADERO</text:p>
          </table:table-cell>
          <table:table-cell table:formula="of:=(ABS([.$B397]-[.D397])&lt;=[.$B397]*0.1)" office:value-type="boolean" office:boolean-value="true">
            <text:p>VERDADERO</text:p>
          </table:table-cell>
          <table:table-cell table:formula="of:=(ABS([.$B397]-[.E397])&lt;=[.$B3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98]-[.C398]" office:value-type="float" office:value="0">
            <text:p>0</text:p>
          </table:table-cell>
          <table:table-cell table:formula="of:=[.$B398]-[.D398]" office:value-type="float" office:value="0">
            <text:p>0</text:p>
          </table:table-cell>
          <table:table-cell table:formula="of:=[.$B398]-[.E398]" office:value-type="float" office:value="0">
            <text:p>0</text:p>
          </table:table-cell>
          <table:table-cell table:number-columns-repeated="8"/>
          <table:table-cell table:formula="of:=(ABS([.$B398]-[.C398])&lt;=[.$B398]*0.1)" office:value-type="boolean" office:boolean-value="true">
            <text:p>VERDADERO</text:p>
          </table:table-cell>
          <table:table-cell table:formula="of:=(ABS([.$B398]-[.D398])&lt;=[.$B398]*0.1)" office:value-type="boolean" office:boolean-value="true">
            <text:p>VERDADERO</text:p>
          </table:table-cell>
          <table:table-cell table:formula="of:=(ABS([.$B398]-[.E398])&lt;=[.$B3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99]-[.C399]" office:value-type="float" office:value="0">
            <text:p>0</text:p>
          </table:table-cell>
          <table:table-cell table:formula="of:=[.$B399]-[.D399]" office:value-type="float" office:value="0">
            <text:p>0</text:p>
          </table:table-cell>
          <table:table-cell table:formula="of:=[.$B399]-[.E399]" office:value-type="float" office:value="0">
            <text:p>0</text:p>
          </table:table-cell>
          <table:table-cell table:number-columns-repeated="8"/>
          <table:table-cell table:formula="of:=(ABS([.$B399]-[.C399])&lt;=[.$B399]*0.1)" office:value-type="boolean" office:boolean-value="true">
            <text:p>VERDADERO</text:p>
          </table:table-cell>
          <table:table-cell table:formula="of:=(ABS([.$B399]-[.D399])&lt;=[.$B399]*0.1)" office:value-type="boolean" office:boolean-value="true">
            <text:p>VERDADERO</text:p>
          </table:table-cell>
          <table:table-cell table:formula="of:=(ABS([.$B399]-[.E399])&lt;=[.$B3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00]-[.C400]" office:value-type="float" office:value="0">
            <text:p>0</text:p>
          </table:table-cell>
          <table:table-cell table:formula="of:=[.$B400]-[.D400]" office:value-type="float" office:value="0">
            <text:p>0</text:p>
          </table:table-cell>
          <table:table-cell table:formula="of:=[.$B400]-[.E400]" office:value-type="float" office:value="0">
            <text:p>0</text:p>
          </table:table-cell>
          <table:table-cell table:number-columns-repeated="8"/>
          <table:table-cell table:formula="of:=(ABS([.$B400]-[.C400])&lt;=[.$B400]*0.1)" office:value-type="boolean" office:boolean-value="true">
            <text:p>VERDADERO</text:p>
          </table:table-cell>
          <table:table-cell table:formula="of:=(ABS([.$B400]-[.D400])&lt;=[.$B400]*0.1)" office:value-type="boolean" office:boolean-value="true">
            <text:p>VERDADERO</text:p>
          </table:table-cell>
          <table:table-cell table:formula="of:=(ABS([.$B400]-[.E400])&lt;=[.$B4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01]-[.C401]" office:value-type="float" office:value="0">
            <text:p>0</text:p>
          </table:table-cell>
          <table:table-cell table:formula="of:=[.$B401]-[.D401]" office:value-type="float" office:value="0">
            <text:p>0</text:p>
          </table:table-cell>
          <table:table-cell table:formula="of:=[.$B401]-[.E401]" office:value-type="float" office:value="0">
            <text:p>0</text:p>
          </table:table-cell>
          <table:table-cell table:number-columns-repeated="8"/>
          <table:table-cell table:formula="of:=(ABS([.$B401]-[.C401])&lt;=[.$B401]*0.1)" office:value-type="boolean" office:boolean-value="true">
            <text:p>VERDADERO</text:p>
          </table:table-cell>
          <table:table-cell table:formula="of:=(ABS([.$B401]-[.D401])&lt;=[.$B401]*0.1)" office:value-type="boolean" office:boolean-value="true">
            <text:p>VERDADERO</text:p>
          </table:table-cell>
          <table:table-cell table:formula="of:=(ABS([.$B401]-[.E401])&lt;=[.$B4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02]-[.C402]" office:value-type="float" office:value="1">
            <text:p>1</text:p>
          </table:table-cell>
          <table:table-cell table:formula="of:=[.$B402]-[.D402]" office:value-type="float" office:value="1">
            <text:p>1</text:p>
          </table:table-cell>
          <table:table-cell table:formula="of:=[.$B402]-[.E402]" office:value-type="float" office:value="0">
            <text:p>0</text:p>
          </table:table-cell>
          <table:table-cell table:number-columns-repeated="8"/>
          <table:table-cell table:formula="of:=(ABS([.$B402]-[.C402])&lt;=[.$B402]*0.1)" office:value-type="boolean" office:boolean-value="false">
            <text:p>FALSO</text:p>
          </table:table-cell>
          <table:table-cell table:formula="of:=(ABS([.$B402]-[.D402])&lt;=[.$B402]*0.1)" office:value-type="boolean" office:boolean-value="false">
            <text:p>FALSO</text:p>
          </table:table-cell>
          <table:table-cell table:formula="of:=(ABS([.$B402]-[.E402])&lt;=[.$B4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03]-[.C403]" office:value-type="float" office:value="1">
            <text:p>1</text:p>
          </table:table-cell>
          <table:table-cell table:formula="of:=[.$B403]-[.D403]" office:value-type="float" office:value="1">
            <text:p>1</text:p>
          </table:table-cell>
          <table:table-cell table:formula="of:=[.$B403]-[.E403]" office:value-type="float" office:value="0">
            <text:p>0</text:p>
          </table:table-cell>
          <table:table-cell table:number-columns-repeated="8"/>
          <table:table-cell table:formula="of:=(ABS([.$B403]-[.C403])&lt;=[.$B403]*0.1)" office:value-type="boolean" office:boolean-value="false">
            <text:p>FALSO</text:p>
          </table:table-cell>
          <table:table-cell table:formula="of:=(ABS([.$B403]-[.D403])&lt;=[.$B403]*0.1)" office:value-type="boolean" office:boolean-value="false">
            <text:p>FALSO</text:p>
          </table:table-cell>
          <table:table-cell table:formula="of:=(ABS([.$B403]-[.E403])&lt;=[.$B4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04]-[.C404]" office:value-type="float" office:value="1">
            <text:p>1</text:p>
          </table:table-cell>
          <table:table-cell table:formula="of:=[.$B404]-[.D404]" office:value-type="float" office:value="1">
            <text:p>1</text:p>
          </table:table-cell>
          <table:table-cell table:formula="of:=[.$B404]-[.E404]" office:value-type="float" office:value="0">
            <text:p>0</text:p>
          </table:table-cell>
          <table:table-cell table:number-columns-repeated="8"/>
          <table:table-cell table:formula="of:=(ABS([.$B404]-[.C404])&lt;=[.$B404]*0.1)" office:value-type="boolean" office:boolean-value="false">
            <text:p>FALSO</text:p>
          </table:table-cell>
          <table:table-cell table:formula="of:=(ABS([.$B404]-[.D404])&lt;=[.$B404]*0.1)" office:value-type="boolean" office:boolean-value="false">
            <text:p>FALSO</text:p>
          </table:table-cell>
          <table:table-cell table:formula="of:=(ABS([.$B404]-[.E404])&lt;=[.$B4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405]-[.C405]" office:value-type="float" office:value="1">
            <text:p>1</text:p>
          </table:table-cell>
          <table:table-cell table:formula="of:=[.$B405]-[.D405]" office:value-type="float" office:value="1">
            <text:p>1</text:p>
          </table:table-cell>
          <table:table-cell table:formula="of:=[.$B405]-[.E405]" office:value-type="float" office:value="1">
            <text:p>1</text:p>
          </table:table-cell>
          <table:table-cell table:number-columns-repeated="8"/>
          <table:table-cell table:formula="of:=(ABS([.$B405]-[.C405])&lt;=[.$B405]*0.1)" office:value-type="boolean" office:boolean-value="false">
            <text:p>FALSO</text:p>
          </table:table-cell>
          <table:table-cell table:formula="of:=(ABS([.$B405]-[.D405])&lt;=[.$B405]*0.1)" office:value-type="boolean" office:boolean-value="false">
            <text:p>FALSO</text:p>
          </table:table-cell>
          <table:table-cell table:formula="of:=(ABS([.$B405]-[.E405])&lt;=[.$B40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406]-[.C406]" office:value-type="float" office:value="0">
            <text:p>0</text:p>
          </table:table-cell>
          <table:table-cell table:formula="of:=[.$B406]-[.D406]" office:value-type="float" office:value="0">
            <text:p>0</text:p>
          </table:table-cell>
          <table:table-cell table:formula="of:=[.$B406]-[.E406]" office:value-type="float" office:value="0">
            <text:p>0</text:p>
          </table:table-cell>
          <table:table-cell table:number-columns-repeated="8"/>
          <table:table-cell table:formula="of:=(ABS([.$B406]-[.C406])&lt;=[.$B406]*0.1)" office:value-type="boolean" office:boolean-value="true">
            <text:p>VERDADERO</text:p>
          </table:table-cell>
          <table:table-cell table:formula="of:=(ABS([.$B406]-[.D406])&lt;=[.$B406]*0.1)" office:value-type="boolean" office:boolean-value="true">
            <text:p>VERDADERO</text:p>
          </table:table-cell>
          <table:table-cell table:formula="of:=(ABS([.$B406]-[.E406])&lt;=[.$B4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07]-[.C407]" office:value-type="float" office:value="0">
            <text:p>0</text:p>
          </table:table-cell>
          <table:table-cell table:formula="of:=[.$B407]-[.D407]" office:value-type="float" office:value="0">
            <text:p>0</text:p>
          </table:table-cell>
          <table:table-cell table:formula="of:=[.$B407]-[.E407]" office:value-type="float" office:value="0">
            <text:p>0</text:p>
          </table:table-cell>
          <table:table-cell table:number-columns-repeated="8"/>
          <table:table-cell table:formula="of:=(ABS([.$B407]-[.C407])&lt;=[.$B407]*0.1)" office:value-type="boolean" office:boolean-value="true">
            <text:p>VERDADERO</text:p>
          </table:table-cell>
          <table:table-cell table:formula="of:=(ABS([.$B407]-[.D407])&lt;=[.$B407]*0.1)" office:value-type="boolean" office:boolean-value="true">
            <text:p>VERDADERO</text:p>
          </table:table-cell>
          <table:table-cell table:formula="of:=(ABS([.$B407]-[.E407])&lt;=[.$B4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08]-[.C408]" office:value-type="float" office:value="0">
            <text:p>0</text:p>
          </table:table-cell>
          <table:table-cell table:formula="of:=[.$B408]-[.D408]" office:value-type="float" office:value="0">
            <text:p>0</text:p>
          </table:table-cell>
          <table:table-cell table:formula="of:=[.$B408]-[.E408]" office:value-type="float" office:value="0">
            <text:p>0</text:p>
          </table:table-cell>
          <table:table-cell table:number-columns-repeated="8"/>
          <table:table-cell table:formula="of:=(ABS([.$B408]-[.C408])&lt;=[.$B408]*0.1)" office:value-type="boolean" office:boolean-value="true">
            <text:p>VERDADERO</text:p>
          </table:table-cell>
          <table:table-cell table:formula="of:=(ABS([.$B408]-[.D408])&lt;=[.$B408]*0.1)" office:value-type="boolean" office:boolean-value="true">
            <text:p>VERDADERO</text:p>
          </table:table-cell>
          <table:table-cell table:formula="of:=(ABS([.$B408]-[.E408])&lt;=[.$B4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09]-[.C409]" office:value-type="float" office:value="0">
            <text:p>0</text:p>
          </table:table-cell>
          <table:table-cell table:formula="of:=[.$B409]-[.D409]" office:value-type="float" office:value="0">
            <text:p>0</text:p>
          </table:table-cell>
          <table:table-cell table:formula="of:=[.$B409]-[.E409]" office:value-type="float" office:value="0">
            <text:p>0</text:p>
          </table:table-cell>
          <table:table-cell table:number-columns-repeated="8"/>
          <table:table-cell table:formula="of:=(ABS([.$B409]-[.C409])&lt;=[.$B409]*0.1)" office:value-type="boolean" office:boolean-value="true">
            <text:p>VERDADERO</text:p>
          </table:table-cell>
          <table:table-cell table:formula="of:=(ABS([.$B409]-[.D409])&lt;=[.$B409]*0.1)" office:value-type="boolean" office:boolean-value="true">
            <text:p>VERDADERO</text:p>
          </table:table-cell>
          <table:table-cell table:formula="of:=(ABS([.$B409]-[.E409])&lt;=[.$B4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10]-[.C410]" office:value-type="float" office:value="0">
            <text:p>0</text:p>
          </table:table-cell>
          <table:table-cell table:formula="of:=[.$B410]-[.D410]" office:value-type="float" office:value="0">
            <text:p>0</text:p>
          </table:table-cell>
          <table:table-cell table:formula="of:=[.$B410]-[.E410]" office:value-type="float" office:value="0">
            <text:p>0</text:p>
          </table:table-cell>
          <table:table-cell table:number-columns-repeated="8"/>
          <table:table-cell table:formula="of:=(ABS([.$B410]-[.C410])&lt;=[.$B410]*0.1)" office:value-type="boolean" office:boolean-value="true">
            <text:p>VERDADERO</text:p>
          </table:table-cell>
          <table:table-cell table:formula="of:=(ABS([.$B410]-[.D410])&lt;=[.$B410]*0.1)" office:value-type="boolean" office:boolean-value="true">
            <text:p>VERDADERO</text:p>
          </table:table-cell>
          <table:table-cell table:formula="of:=(ABS([.$B410]-[.E410])&lt;=[.$B4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11]-[.C411]" office:value-type="float" office:value="0">
            <text:p>0</text:p>
          </table:table-cell>
          <table:table-cell table:formula="of:=[.$B411]-[.D411]" office:value-type="float" office:value="0">
            <text:p>0</text:p>
          </table:table-cell>
          <table:table-cell table:formula="of:=[.$B411]-[.E411]" office:value-type="float" office:value="0">
            <text:p>0</text:p>
          </table:table-cell>
          <table:table-cell table:number-columns-repeated="8"/>
          <table:table-cell table:formula="of:=(ABS([.$B411]-[.C411])&lt;=[.$B411]*0.1)" office:value-type="boolean" office:boolean-value="true">
            <text:p>VERDADERO</text:p>
          </table:table-cell>
          <table:table-cell table:formula="of:=(ABS([.$B411]-[.D411])&lt;=[.$B411]*0.1)" office:value-type="boolean" office:boolean-value="true">
            <text:p>VERDADERO</text:p>
          </table:table-cell>
          <table:table-cell table:formula="of:=(ABS([.$B411]-[.E411])&lt;=[.$B4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412]-[.C412]" office:value-type="float" office:value="1">
            <text:p>1</text:p>
          </table:table-cell>
          <table:table-cell table:formula="of:=[.$B412]-[.D412]" office:value-type="float" office:value="1">
            <text:p>1</text:p>
          </table:table-cell>
          <table:table-cell table:formula="of:=[.$B412]-[.E412]" office:value-type="float" office:value="0">
            <text:p>0</text:p>
          </table:table-cell>
          <table:table-cell table:number-columns-repeated="8"/>
          <table:table-cell table:formula="of:=(ABS([.$B412]-[.C412])&lt;=[.$B412]*0.1)" office:value-type="boolean" office:boolean-value="false">
            <text:p>FALSO</text:p>
          </table:table-cell>
          <table:table-cell table:formula="of:=(ABS([.$B412]-[.D412])&lt;=[.$B412]*0.1)" office:value-type="boolean" office:boolean-value="false">
            <text:p>FALSO</text:p>
          </table:table-cell>
          <table:table-cell table:formula="of:=(ABS([.$B412]-[.E412])&lt;=[.$B4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13]-[.C413]" office:value-type="float" office:value="1">
            <text:p>1</text:p>
          </table:table-cell>
          <table:table-cell table:formula="of:=[.$B413]-[.D413]" office:value-type="float" office:value="0">
            <text:p>0</text:p>
          </table:table-cell>
          <table:table-cell table:formula="of:=[.$B413]-[.E413]" office:value-type="float" office:value="0">
            <text:p>0</text:p>
          </table:table-cell>
          <table:table-cell table:number-columns-repeated="8"/>
          <table:table-cell table:formula="of:=(ABS([.$B413]-[.C413])&lt;=[.$B413]*0.1)" office:value-type="boolean" office:boolean-value="false">
            <text:p>FALSO</text:p>
          </table:table-cell>
          <table:table-cell table:formula="of:=(ABS([.$B413]-[.D413])&lt;=[.$B413]*0.1)" office:value-type="boolean" office:boolean-value="true">
            <text:p>VERDADERO</text:p>
          </table:table-cell>
          <table:table-cell table:formula="of:=(ABS([.$B413]-[.E413])&lt;=[.$B4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414]-[.C414]" office:value-type="float" office:value="1">
            <text:p>1</text:p>
          </table:table-cell>
          <table:table-cell table:formula="of:=[.$B414]-[.D414]" office:value-type="float" office:value="1">
            <text:p>1</text:p>
          </table:table-cell>
          <table:table-cell table:formula="of:=[.$B414]-[.E414]" office:value-type="float" office:value="0">
            <text:p>0</text:p>
          </table:table-cell>
          <table:table-cell table:number-columns-repeated="8"/>
          <table:table-cell table:formula="of:=(ABS([.$B414]-[.C414])&lt;=[.$B414]*0.1)" office:value-type="boolean" office:boolean-value="false">
            <text:p>FALSO</text:p>
          </table:table-cell>
          <table:table-cell table:formula="of:=(ABS([.$B414]-[.D414])&lt;=[.$B414]*0.1)" office:value-type="boolean" office:boolean-value="false">
            <text:p>FALSO</text:p>
          </table:table-cell>
          <table:table-cell table:formula="of:=(ABS([.$B414]-[.E414])&lt;=[.$B4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415]-[.C415]" office:value-type="float" office:value="1">
            <text:p>1</text:p>
          </table:table-cell>
          <table:table-cell table:formula="of:=[.$B415]-[.D415]" office:value-type="float" office:value="1">
            <text:p>1</text:p>
          </table:table-cell>
          <table:table-cell table:formula="of:=[.$B415]-[.E415]" office:value-type="float" office:value="0">
            <text:p>0</text:p>
          </table:table-cell>
          <table:table-cell table:number-columns-repeated="8"/>
          <table:table-cell table:formula="of:=(ABS([.$B415]-[.C415])&lt;=[.$B415]*0.1)" office:value-type="boolean" office:boolean-value="false">
            <text:p>FALSO</text:p>
          </table:table-cell>
          <table:table-cell table:formula="of:=(ABS([.$B415]-[.D415])&lt;=[.$B415]*0.1)" office:value-type="boolean" office:boolean-value="false">
            <text:p>FALSO</text:p>
          </table:table-cell>
          <table:table-cell table:formula="of:=(ABS([.$B415]-[.E415])&lt;=[.$B4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416]-[.C416]" office:value-type="float" office:value="1">
            <text:p>1</text:p>
          </table:table-cell>
          <table:table-cell table:formula="of:=[.$B416]-[.D416]" office:value-type="float" office:value="1">
            <text:p>1</text:p>
          </table:table-cell>
          <table:table-cell table:formula="of:=[.$B416]-[.E416]" office:value-type="float" office:value="1">
            <text:p>1</text:p>
          </table:table-cell>
          <table:table-cell table:number-columns-repeated="8"/>
          <table:table-cell table:formula="of:=(ABS([.$B416]-[.C416])&lt;=[.$B416]*0.1)" office:value-type="boolean" office:boolean-value="false">
            <text:p>FALSO</text:p>
          </table:table-cell>
          <table:table-cell table:formula="of:=(ABS([.$B416]-[.D416])&lt;=[.$B416]*0.1)" office:value-type="boolean" office:boolean-value="false">
            <text:p>FALSO</text:p>
          </table:table-cell>
          <table:table-cell table:formula="of:=(ABS([.$B416]-[.E416])&lt;=[.$B41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417]-[.C417]" office:value-type="float" office:value="1">
            <text:p>1</text:p>
          </table:table-cell>
          <table:table-cell table:formula="of:=[.$B417]-[.D417]" office:value-type="float" office:value="1">
            <text:p>1</text:p>
          </table:table-cell>
          <table:table-cell table:formula="of:=[.$B417]-[.E417]" office:value-type="float" office:value="0">
            <text:p>0</text:p>
          </table:table-cell>
          <table:table-cell table:number-columns-repeated="8"/>
          <table:table-cell table:formula="of:=(ABS([.$B417]-[.C417])&lt;=[.$B417]*0.1)" office:value-type="boolean" office:boolean-value="false">
            <text:p>FALSO</text:p>
          </table:table-cell>
          <table:table-cell table:formula="of:=(ABS([.$B417]-[.D417])&lt;=[.$B417]*0.1)" office:value-type="boolean" office:boolean-value="false">
            <text:p>FALSO</text:p>
          </table:table-cell>
          <table:table-cell table:formula="of:=(ABS([.$B417]-[.E417])&lt;=[.$B4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418]-[.C418]" office:value-type="float" office:value="0">
            <text:p>0</text:p>
          </table:table-cell>
          <table:table-cell table:formula="of:=[.$B418]-[.D418]" office:value-type="float" office:value="0">
            <text:p>0</text:p>
          </table:table-cell>
          <table:table-cell table:formula="of:=[.$B418]-[.E418]" office:value-type="float" office:value="0">
            <text:p>0</text:p>
          </table:table-cell>
          <table:table-cell table:number-columns-repeated="8"/>
          <table:table-cell table:formula="of:=(ABS([.$B418]-[.C418])&lt;=[.$B418]*0.1)" office:value-type="boolean" office:boolean-value="true">
            <text:p>VERDADERO</text:p>
          </table:table-cell>
          <table:table-cell table:formula="of:=(ABS([.$B418]-[.D418])&lt;=[.$B418]*0.1)" office:value-type="boolean" office:boolean-value="true">
            <text:p>VERDADERO</text:p>
          </table:table-cell>
          <table:table-cell table:formula="of:=(ABS([.$B418]-[.E418])&lt;=[.$B4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19]-[.C419]" office:value-type="float" office:value="0">
            <text:p>0</text:p>
          </table:table-cell>
          <table:table-cell table:formula="of:=[.$B419]-[.D419]" office:value-type="float" office:value="0">
            <text:p>0</text:p>
          </table:table-cell>
          <table:table-cell table:formula="of:=[.$B419]-[.E419]" office:value-type="float" office:value="0">
            <text:p>0</text:p>
          </table:table-cell>
          <table:table-cell table:number-columns-repeated="8"/>
          <table:table-cell table:formula="of:=(ABS([.$B419]-[.C419])&lt;=[.$B419]*0.1)" office:value-type="boolean" office:boolean-value="true">
            <text:p>VERDADERO</text:p>
          </table:table-cell>
          <table:table-cell table:formula="of:=(ABS([.$B419]-[.D419])&lt;=[.$B419]*0.1)" office:value-type="boolean" office:boolean-value="true">
            <text:p>VERDADERO</text:p>
          </table:table-cell>
          <table:table-cell table:formula="of:=(ABS([.$B419]-[.E419])&lt;=[.$B4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420]-[.C420]" office:value-type="float" office:value="0">
            <text:p>0</text:p>
          </table:table-cell>
          <table:table-cell table:formula="of:=[.$B420]-[.D420]" office:value-type="float" office:value="0">
            <text:p>0</text:p>
          </table:table-cell>
          <table:table-cell table:formula="of:=[.$B420]-[.E420]" office:value-type="float" office:value="0">
            <text:p>0</text:p>
          </table:table-cell>
          <table:table-cell table:number-columns-repeated="8"/>
          <table:table-cell table:formula="of:=(ABS([.$B420]-[.C420])&lt;=[.$B420]*0.1)" office:value-type="boolean" office:boolean-value="true">
            <text:p>VERDADERO</text:p>
          </table:table-cell>
          <table:table-cell table:formula="of:=(ABS([.$B420]-[.D420])&lt;=[.$B420]*0.1)" office:value-type="boolean" office:boolean-value="true">
            <text:p>VERDADERO</text:p>
          </table:table-cell>
          <table:table-cell table:formula="of:=(ABS([.$B420]-[.E420])&lt;=[.$B4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21]-[.C421]" office:value-type="float" office:value="0">
            <text:p>0</text:p>
          </table:table-cell>
          <table:table-cell table:formula="of:=[.$B421]-[.D421]" office:value-type="float" office:value="0">
            <text:p>0</text:p>
          </table:table-cell>
          <table:table-cell table:formula="of:=[.$B421]-[.E421]" office:value-type="float" office:value="0">
            <text:p>0</text:p>
          </table:table-cell>
          <table:table-cell table:number-columns-repeated="8"/>
          <table:table-cell table:formula="of:=(ABS([.$B421]-[.C421])&lt;=[.$B421]*0.1)" office:value-type="boolean" office:boolean-value="true">
            <text:p>VERDADERO</text:p>
          </table:table-cell>
          <table:table-cell table:formula="of:=(ABS([.$B421]-[.D421])&lt;=[.$B421]*0.1)" office:value-type="boolean" office:boolean-value="true">
            <text:p>VERDADERO</text:p>
          </table:table-cell>
          <table:table-cell table:formula="of:=(ABS([.$B421]-[.E421])&lt;=[.$B4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22]-[.C422]" office:value-type="float" office:value="1">
            <text:p>1</text:p>
          </table:table-cell>
          <table:table-cell table:formula="of:=[.$B422]-[.D422]" office:value-type="float" office:value="1">
            <text:p>1</text:p>
          </table:table-cell>
          <table:table-cell table:formula="of:=[.$B422]-[.E422]" office:value-type="float" office:value="0">
            <text:p>0</text:p>
          </table:table-cell>
          <table:table-cell table:number-columns-repeated="8"/>
          <table:table-cell table:formula="of:=(ABS([.$B422]-[.C422])&lt;=[.$B422]*0.1)" office:value-type="boolean" office:boolean-value="false">
            <text:p>FALSO</text:p>
          </table:table-cell>
          <table:table-cell table:formula="of:=(ABS([.$B422]-[.D422])&lt;=[.$B422]*0.1)" office:value-type="boolean" office:boolean-value="false">
            <text:p>FALSO</text:p>
          </table:table-cell>
          <table:table-cell table:formula="of:=(ABS([.$B422]-[.E422])&lt;=[.$B4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423]-[.C423]" office:value-type="float" office:value="0">
            <text:p>0</text:p>
          </table:table-cell>
          <table:table-cell table:formula="of:=[.$B423]-[.D423]" office:value-type="float" office:value="0">
            <text:p>0</text:p>
          </table:table-cell>
          <table:table-cell table:formula="of:=[.$B423]-[.E423]" office:value-type="float" office:value="0">
            <text:p>0</text:p>
          </table:table-cell>
          <table:table-cell table:number-columns-repeated="8"/>
          <table:table-cell table:formula="of:=(ABS([.$B423]-[.C423])&lt;=[.$B423]*0.1)" office:value-type="boolean" office:boolean-value="true">
            <text:p>VERDADERO</text:p>
          </table:table-cell>
          <table:table-cell table:formula="of:=(ABS([.$B423]-[.D423])&lt;=[.$B423]*0.1)" office:value-type="boolean" office:boolean-value="true">
            <text:p>VERDADERO</text:p>
          </table:table-cell>
          <table:table-cell table:formula="of:=(ABS([.$B423]-[.E423])&lt;=[.$B4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424]-[.C424]" office:value-type="float" office:value="1">
            <text:p>1</text:p>
          </table:table-cell>
          <table:table-cell table:formula="of:=[.$B424]-[.D424]" office:value-type="float" office:value="1">
            <text:p>1</text:p>
          </table:table-cell>
          <table:table-cell table:formula="of:=[.$B424]-[.E424]" office:value-type="float" office:value="0">
            <text:p>0</text:p>
          </table:table-cell>
          <table:table-cell table:number-columns-repeated="8"/>
          <table:table-cell table:formula="of:=(ABS([.$B424]-[.C424])&lt;=[.$B424]*0.1)" office:value-type="boolean" office:boolean-value="false">
            <text:p>FALSO</text:p>
          </table:table-cell>
          <table:table-cell table:formula="of:=(ABS([.$B424]-[.D424])&lt;=[.$B424]*0.1)" office:value-type="boolean" office:boolean-value="false">
            <text:p>FALSO</text:p>
          </table:table-cell>
          <table:table-cell table:formula="of:=(ABS([.$B424]-[.E424])&lt;=[.$B4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425]-[.C425]" office:value-type="float" office:value="2">
            <text:p>2</text:p>
          </table:table-cell>
          <table:table-cell table:formula="of:=[.$B425]-[.D425]" office:value-type="float" office:value="2">
            <text:p>2</text:p>
          </table:table-cell>
          <table:table-cell table:formula="of:=[.$B425]-[.E425]" office:value-type="float" office:value="0">
            <text:p>0</text:p>
          </table:table-cell>
          <table:table-cell table:number-columns-repeated="8"/>
          <table:table-cell table:formula="of:=(ABS([.$B425]-[.C425])&lt;=[.$B425]*0.1)" office:value-type="boolean" office:boolean-value="false">
            <text:p>FALSO</text:p>
          </table:table-cell>
          <table:table-cell table:formula="of:=(ABS([.$B425]-[.D425])&lt;=[.$B425]*0.1)" office:value-type="boolean" office:boolean-value="false">
            <text:p>FALSO</text:p>
          </table:table-cell>
          <table:table-cell table:formula="of:=(ABS([.$B425]-[.E425])&lt;=[.$B4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$B426]-[.C426]" office:value-type="float" office:value="3">
            <text:p>3</text:p>
          </table:table-cell>
          <table:table-cell table:formula="of:=[.$B426]-[.D426]" office:value-type="float" office:value="3">
            <text:p>3</text:p>
          </table:table-cell>
          <table:table-cell table:formula="of:=[.$B426]-[.E426]" office:value-type="float" office:value="0">
            <text:p>0</text:p>
          </table:table-cell>
          <table:table-cell table:number-columns-repeated="8"/>
          <table:table-cell table:formula="of:=(ABS([.$B426]-[.C426])&lt;=[.$B426]*0.1)" office:value-type="boolean" office:boolean-value="false">
            <text:p>FALSO</text:p>
          </table:table-cell>
          <table:table-cell table:formula="of:=(ABS([.$B426]-[.D426])&lt;=[.$B426]*0.1)" office:value-type="boolean" office:boolean-value="false">
            <text:p>FALSO</text:p>
          </table:table-cell>
          <table:table-cell table:formula="of:=(ABS([.$B426]-[.E426])&lt;=[.$B4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427]-[.C427]" office:value-type="float" office:value="1">
            <text:p>1</text:p>
          </table:table-cell>
          <table:table-cell table:formula="of:=[.$B427]-[.D427]" office:value-type="float" office:value="1">
            <text:p>1</text:p>
          </table:table-cell>
          <table:table-cell table:formula="of:=[.$B427]-[.E427]" office:value-type="float" office:value="0">
            <text:p>0</text:p>
          </table:table-cell>
          <table:table-cell table:number-columns-repeated="8"/>
          <table:table-cell table:formula="of:=(ABS([.$B427]-[.C427])&lt;=[.$B427]*0.1)" office:value-type="boolean" office:boolean-value="false">
            <text:p>FALSO</text:p>
          </table:table-cell>
          <table:table-cell table:formula="of:=(ABS([.$B427]-[.D427])&lt;=[.$B427]*0.1)" office:value-type="boolean" office:boolean-value="false">
            <text:p>FALSO</text:p>
          </table:table-cell>
          <table:table-cell table:formula="of:=(ABS([.$B427]-[.E427])&lt;=[.$B4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428]-[.C428]" office:value-type="float" office:value="1">
            <text:p>1</text:p>
          </table:table-cell>
          <table:table-cell table:formula="of:=[.$B428]-[.D428]" office:value-type="float" office:value="1">
            <text:p>1</text:p>
          </table:table-cell>
          <table:table-cell table:formula="of:=[.$B428]-[.E428]" office:value-type="float" office:value="0">
            <text:p>0</text:p>
          </table:table-cell>
          <table:table-cell table:number-columns-repeated="8"/>
          <table:table-cell table:formula="of:=(ABS([.$B428]-[.C428])&lt;=[.$B428]*0.1)" office:value-type="boolean" office:boolean-value="false">
            <text:p>FALSO</text:p>
          </table:table-cell>
          <table:table-cell table:formula="of:=(ABS([.$B428]-[.D428])&lt;=[.$B428]*0.1)" office:value-type="boolean" office:boolean-value="false">
            <text:p>FALSO</text:p>
          </table:table-cell>
          <table:table-cell table:formula="of:=(ABS([.$B428]-[.E428])&lt;=[.$B4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29]-[.C429]" office:value-type="float" office:value="1">
            <text:p>1</text:p>
          </table:table-cell>
          <table:table-cell table:formula="of:=[.$B429]-[.D429]" office:value-type="float" office:value="0">
            <text:p>0</text:p>
          </table:table-cell>
          <table:table-cell table:formula="of:=[.$B429]-[.E429]" office:value-type="float" office:value="0">
            <text:p>0</text:p>
          </table:table-cell>
          <table:table-cell table:number-columns-repeated="8"/>
          <table:table-cell table:formula="of:=(ABS([.$B429]-[.C429])&lt;=[.$B429]*0.1)" office:value-type="boolean" office:boolean-value="false">
            <text:p>FALSO</text:p>
          </table:table-cell>
          <table:table-cell table:formula="of:=(ABS([.$B429]-[.D429])&lt;=[.$B429]*0.1)" office:value-type="boolean" office:boolean-value="true">
            <text:p>VERDADERO</text:p>
          </table:table-cell>
          <table:table-cell table:formula="of:=(ABS([.$B429]-[.E429])&lt;=[.$B4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30]-[.C430]" office:value-type="float" office:value="0">
            <text:p>0</text:p>
          </table:table-cell>
          <table:table-cell table:formula="of:=[.$B430]-[.D430]" office:value-type="float" office:value="0">
            <text:p>0</text:p>
          </table:table-cell>
          <table:table-cell table:formula="of:=[.$B430]-[.E430]" office:value-type="float" office:value="0">
            <text:p>0</text:p>
          </table:table-cell>
          <table:table-cell table:number-columns-repeated="8"/>
          <table:table-cell table:formula="of:=(ABS([.$B430]-[.C430])&lt;=[.$B430]*0.1)" office:value-type="boolean" office:boolean-value="true">
            <text:p>VERDADERO</text:p>
          </table:table-cell>
          <table:table-cell table:formula="of:=(ABS([.$B430]-[.D430])&lt;=[.$B430]*0.1)" office:value-type="boolean" office:boolean-value="true">
            <text:p>VERDADERO</text:p>
          </table:table-cell>
          <table:table-cell table:formula="of:=(ABS([.$B430]-[.E430])&lt;=[.$B4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431]-[.C431]" office:value-type="float" office:value="0">
            <text:p>0</text:p>
          </table:table-cell>
          <table:table-cell table:formula="of:=[.$B431]-[.D431]" office:value-type="float" office:value="0">
            <text:p>0</text:p>
          </table:table-cell>
          <table:table-cell table:formula="of:=[.$B431]-[.E431]" office:value-type="float" office:value="0">
            <text:p>0</text:p>
          </table:table-cell>
          <table:table-cell table:number-columns-repeated="8"/>
          <table:table-cell table:formula="of:=(ABS([.$B431]-[.C431])&lt;=[.$B431]*0.1)" office:value-type="boolean" office:boolean-value="true">
            <text:p>VERDADERO</text:p>
          </table:table-cell>
          <table:table-cell table:formula="of:=(ABS([.$B431]-[.D431])&lt;=[.$B431]*0.1)" office:value-type="boolean" office:boolean-value="true">
            <text:p>VERDADERO</text:p>
          </table:table-cell>
          <table:table-cell table:formula="of:=(ABS([.$B431]-[.E431])&lt;=[.$B4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32]-[.C432]" office:value-type="float" office:value="0">
            <text:p>0</text:p>
          </table:table-cell>
          <table:table-cell table:formula="of:=[.$B432]-[.D432]" office:value-type="float" office:value="0">
            <text:p>0</text:p>
          </table:table-cell>
          <table:table-cell table:formula="of:=[.$B432]-[.E432]" office:value-type="float" office:value="0">
            <text:p>0</text:p>
          </table:table-cell>
          <table:table-cell table:number-columns-repeated="8"/>
          <table:table-cell table:formula="of:=(ABS([.$B432]-[.C432])&lt;=[.$B432]*0.1)" office:value-type="boolean" office:boolean-value="true">
            <text:p>VERDADERO</text:p>
          </table:table-cell>
          <table:table-cell table:formula="of:=(ABS([.$B432]-[.D432])&lt;=[.$B432]*0.1)" office:value-type="boolean" office:boolean-value="true">
            <text:p>VERDADERO</text:p>
          </table:table-cell>
          <table:table-cell table:formula="of:=(ABS([.$B432]-[.E432])&lt;=[.$B4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33]-[.C433]" office:value-type="float" office:value="0">
            <text:p>0</text:p>
          </table:table-cell>
          <table:table-cell table:formula="of:=[.$B433]-[.D433]" office:value-type="float" office:value="0">
            <text:p>0</text:p>
          </table:table-cell>
          <table:table-cell table:formula="of:=[.$B433]-[.E433]" office:value-type="float" office:value="0">
            <text:p>0</text:p>
          </table:table-cell>
          <table:table-cell table:number-columns-repeated="8"/>
          <table:table-cell table:formula="of:=(ABS([.$B433]-[.C433])&lt;=[.$B433]*0.1)" office:value-type="boolean" office:boolean-value="true">
            <text:p>VERDADERO</text:p>
          </table:table-cell>
          <table:table-cell table:formula="of:=(ABS([.$B433]-[.D433])&lt;=[.$B433]*0.1)" office:value-type="boolean" office:boolean-value="true">
            <text:p>VERDADERO</text:p>
          </table:table-cell>
          <table:table-cell table:formula="of:=(ABS([.$B433]-[.E433])&lt;=[.$B4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34]-[.C434]" office:value-type="float" office:value="0">
            <text:p>0</text:p>
          </table:table-cell>
          <table:table-cell table:formula="of:=[.$B434]-[.D434]" office:value-type="float" office:value="0">
            <text:p>0</text:p>
          </table:table-cell>
          <table:table-cell table:formula="of:=[.$B434]-[.E434]" office:value-type="float" office:value="0">
            <text:p>0</text:p>
          </table:table-cell>
          <table:table-cell table:number-columns-repeated="8"/>
          <table:table-cell table:formula="of:=(ABS([.$B434]-[.C434])&lt;=[.$B434]*0.1)" office:value-type="boolean" office:boolean-value="true">
            <text:p>VERDADERO</text:p>
          </table:table-cell>
          <table:table-cell table:formula="of:=(ABS([.$B434]-[.D434])&lt;=[.$B434]*0.1)" office:value-type="boolean" office:boolean-value="true">
            <text:p>VERDADERO</text:p>
          </table:table-cell>
          <table:table-cell table:formula="of:=(ABS([.$B434]-[.E434])&lt;=[.$B4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35]-[.C435]" office:value-type="float" office:value="0">
            <text:p>0</text:p>
          </table:table-cell>
          <table:table-cell table:formula="of:=[.$B435]-[.D435]" office:value-type="float" office:value="0">
            <text:p>0</text:p>
          </table:table-cell>
          <table:table-cell table:formula="of:=[.$B435]-[.E435]" office:value-type="float" office:value="0">
            <text:p>0</text:p>
          </table:table-cell>
          <table:table-cell table:number-columns-repeated="8"/>
          <table:table-cell table:formula="of:=(ABS([.$B435]-[.C435])&lt;=[.$B435]*0.1)" office:value-type="boolean" office:boolean-value="true">
            <text:p>VERDADERO</text:p>
          </table:table-cell>
          <table:table-cell table:formula="of:=(ABS([.$B435]-[.D435])&lt;=[.$B435]*0.1)" office:value-type="boolean" office:boolean-value="true">
            <text:p>VERDADERO</text:p>
          </table:table-cell>
          <table:table-cell table:formula="of:=(ABS([.$B435]-[.E435])&lt;=[.$B4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436]-[.C436]" office:value-type="float" office:value="1">
            <text:p>1</text:p>
          </table:table-cell>
          <table:table-cell table:formula="of:=[.$B436]-[.D436]" office:value-type="float" office:value="1">
            <text:p>1</text:p>
          </table:table-cell>
          <table:table-cell table:formula="of:=[.$B436]-[.E436]" office:value-type="float" office:value="0">
            <text:p>0</text:p>
          </table:table-cell>
          <table:table-cell table:number-columns-repeated="8"/>
          <table:table-cell table:formula="of:=(ABS([.$B436]-[.C436])&lt;=[.$B436]*0.1)" office:value-type="boolean" office:boolean-value="false">
            <text:p>FALSO</text:p>
          </table:table-cell>
          <table:table-cell table:formula="of:=(ABS([.$B436]-[.D436])&lt;=[.$B436]*0.1)" office:value-type="boolean" office:boolean-value="false">
            <text:p>FALSO</text:p>
          </table:table-cell>
          <table:table-cell table:formula="of:=(ABS([.$B436]-[.E436])&lt;=[.$B4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37]-[.C437]" office:value-type="float" office:value="0">
            <text:p>0</text:p>
          </table:table-cell>
          <table:table-cell table:formula="of:=[.$B437]-[.D437]" office:value-type="float" office:value="0">
            <text:p>0</text:p>
          </table:table-cell>
          <table:table-cell table:formula="of:=[.$B437]-[.E437]" office:value-type="float" office:value="0">
            <text:p>0</text:p>
          </table:table-cell>
          <table:table-cell table:number-columns-repeated="8"/>
          <table:table-cell table:formula="of:=(ABS([.$B437]-[.C437])&lt;=[.$B437]*0.1)" office:value-type="boolean" office:boolean-value="true">
            <text:p>VERDADERO</text:p>
          </table:table-cell>
          <table:table-cell table:formula="of:=(ABS([.$B437]-[.D437])&lt;=[.$B437]*0.1)" office:value-type="boolean" office:boolean-value="true">
            <text:p>VERDADERO</text:p>
          </table:table-cell>
          <table:table-cell table:formula="of:=(ABS([.$B437]-[.E437])&lt;=[.$B4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38]-[.C438]" office:value-type="float" office:value="0">
            <text:p>0</text:p>
          </table:table-cell>
          <table:table-cell table:formula="of:=[.$B438]-[.D438]" office:value-type="float" office:value="0">
            <text:p>0</text:p>
          </table:table-cell>
          <table:table-cell table:formula="of:=[.$B438]-[.E438]" office:value-type="float" office:value="0">
            <text:p>0</text:p>
          </table:table-cell>
          <table:table-cell table:number-columns-repeated="8"/>
          <table:table-cell table:formula="of:=(ABS([.$B438]-[.C438])&lt;=[.$B438]*0.1)" office:value-type="boolean" office:boolean-value="true">
            <text:p>VERDADERO</text:p>
          </table:table-cell>
          <table:table-cell table:formula="of:=(ABS([.$B438]-[.D438])&lt;=[.$B438]*0.1)" office:value-type="boolean" office:boolean-value="true">
            <text:p>VERDADERO</text:p>
          </table:table-cell>
          <table:table-cell table:formula="of:=(ABS([.$B438]-[.E438])&lt;=[.$B4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439]-[.C439]" office:value-type="float" office:value="2">
            <text:p>2</text:p>
          </table:table-cell>
          <table:table-cell table:formula="of:=[.$B439]-[.D439]" office:value-type="float" office:value="2">
            <text:p>2</text:p>
          </table:table-cell>
          <table:table-cell table:formula="of:=[.$B439]-[.E439]" office:value-type="float" office:value="0">
            <text:p>0</text:p>
          </table:table-cell>
          <table:table-cell table:number-columns-repeated="8"/>
          <table:table-cell table:formula="of:=(ABS([.$B439]-[.C439])&lt;=[.$B439]*0.1)" office:value-type="boolean" office:boolean-value="false">
            <text:p>FALSO</text:p>
          </table:table-cell>
          <table:table-cell table:formula="of:=(ABS([.$B439]-[.D439])&lt;=[.$B439]*0.1)" office:value-type="boolean" office:boolean-value="false">
            <text:p>FALSO</text:p>
          </table:table-cell>
          <table:table-cell table:formula="of:=(ABS([.$B439]-[.E439])&lt;=[.$B4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40]-[.C440]" office:value-type="float" office:value="2">
            <text:p>2</text:p>
          </table:table-cell>
          <table:table-cell table:formula="of:=[.$B440]-[.D440]" office:value-type="float" office:value="2">
            <text:p>2</text:p>
          </table:table-cell>
          <table:table-cell table:formula="of:=[.$B440]-[.E440]" office:value-type="float" office:value="1">
            <text:p>1</text:p>
          </table:table-cell>
          <table:table-cell table:number-columns-repeated="8"/>
          <table:table-cell table:formula="of:=(ABS([.$B440]-[.C440])&lt;=[.$B440]*0.1)" office:value-type="boolean" office:boolean-value="false">
            <text:p>FALSO</text:p>
          </table:table-cell>
          <table:table-cell table:formula="of:=(ABS([.$B440]-[.D440])&lt;=[.$B440]*0.1)" office:value-type="boolean" office:boolean-value="false">
            <text:p>FALSO</text:p>
          </table:table-cell>
          <table:table-cell table:formula="of:=(ABS([.$B440]-[.E440])&lt;=[.$B44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441]-[.C441]" office:value-type="float" office:value="1">
            <text:p>1</text:p>
          </table:table-cell>
          <table:table-cell table:formula="of:=[.$B441]-[.D441]" office:value-type="float" office:value="1">
            <text:p>1</text:p>
          </table:table-cell>
          <table:table-cell table:formula="of:=[.$B441]-[.E441]" office:value-type="float" office:value="0">
            <text:p>0</text:p>
          </table:table-cell>
          <table:table-cell table:number-columns-repeated="8"/>
          <table:table-cell table:formula="of:=(ABS([.$B441]-[.C441])&lt;=[.$B441]*0.1)" office:value-type="boolean" office:boolean-value="false">
            <text:p>FALSO</text:p>
          </table:table-cell>
          <table:table-cell table:formula="of:=(ABS([.$B441]-[.D441])&lt;=[.$B441]*0.1)" office:value-type="boolean" office:boolean-value="false">
            <text:p>FALSO</text:p>
          </table:table-cell>
          <table:table-cell table:formula="of:=(ABS([.$B441]-[.E441])&lt;=[.$B4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42]-[.C442]" office:value-type="float" office:value="0">
            <text:p>0</text:p>
          </table:table-cell>
          <table:table-cell table:formula="of:=[.$B442]-[.D442]" office:value-type="float" office:value="0">
            <text:p>0</text:p>
          </table:table-cell>
          <table:table-cell table:formula="of:=[.$B442]-[.E442]" office:value-type="float" office:value="0">
            <text:p>0</text:p>
          </table:table-cell>
          <table:table-cell table:number-columns-repeated="8"/>
          <table:table-cell table:formula="of:=(ABS([.$B442]-[.C442])&lt;=[.$B442]*0.1)" office:value-type="boolean" office:boolean-value="true">
            <text:p>VERDADERO</text:p>
          </table:table-cell>
          <table:table-cell table:formula="of:=(ABS([.$B442]-[.D442])&lt;=[.$B442]*0.1)" office:value-type="boolean" office:boolean-value="true">
            <text:p>VERDADERO</text:p>
          </table:table-cell>
          <table:table-cell table:formula="of:=(ABS([.$B442]-[.E442])&lt;=[.$B4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443]-[.C443]" office:value-type="float" office:value="2">
            <text:p>2</text:p>
          </table:table-cell>
          <table:table-cell table:formula="of:=[.$B443]-[.D443]" office:value-type="float" office:value="2">
            <text:p>2</text:p>
          </table:table-cell>
          <table:table-cell table:formula="of:=[.$B443]-[.E443]" office:value-type="float" office:value="0">
            <text:p>0</text:p>
          </table:table-cell>
          <table:table-cell table:number-columns-repeated="8"/>
          <table:table-cell table:formula="of:=(ABS([.$B443]-[.C443])&lt;=[.$B443]*0.1)" office:value-type="boolean" office:boolean-value="false">
            <text:p>FALSO</text:p>
          </table:table-cell>
          <table:table-cell table:formula="of:=(ABS([.$B443]-[.D443])&lt;=[.$B443]*0.1)" office:value-type="boolean" office:boolean-value="false">
            <text:p>FALSO</text:p>
          </table:table-cell>
          <table:table-cell table:formula="of:=(ABS([.$B443]-[.E443])&lt;=[.$B4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44]-[.C444]" office:value-type="float" office:value="2">
            <text:p>2</text:p>
          </table:table-cell>
          <table:table-cell table:formula="of:=[.$B444]-[.D444]" office:value-type="float" office:value="0">
            <text:p>0</text:p>
          </table:table-cell>
          <table:table-cell table:formula="of:=[.$B444]-[.E444]" office:value-type="float" office:value="0">
            <text:p>0</text:p>
          </table:table-cell>
          <table:table-cell table:number-columns-repeated="8"/>
          <table:table-cell table:formula="of:=(ABS([.$B444]-[.C444])&lt;=[.$B444]*0.1)" office:value-type="boolean" office:boolean-value="false">
            <text:p>FALSO</text:p>
          </table:table-cell>
          <table:table-cell table:formula="of:=(ABS([.$B444]-[.D444])&lt;=[.$B444]*0.1)" office:value-type="boolean" office:boolean-value="true">
            <text:p>VERDADERO</text:p>
          </table:table-cell>
          <table:table-cell table:formula="of:=(ABS([.$B444]-[.E444])&lt;=[.$B4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45]-[.C445]" office:value-type="float" office:value="0">
            <text:p>0</text:p>
          </table:table-cell>
          <table:table-cell table:formula="of:=[.$B445]-[.D445]" office:value-type="float" office:value="0">
            <text:p>0</text:p>
          </table:table-cell>
          <table:table-cell table:formula="of:=[.$B445]-[.E445]" office:value-type="float" office:value="0">
            <text:p>0</text:p>
          </table:table-cell>
          <table:table-cell table:number-columns-repeated="8"/>
          <table:table-cell table:formula="of:=(ABS([.$B445]-[.C445])&lt;=[.$B445]*0.1)" office:value-type="boolean" office:boolean-value="true">
            <text:p>VERDADERO</text:p>
          </table:table-cell>
          <table:table-cell table:formula="of:=(ABS([.$B445]-[.D445])&lt;=[.$B445]*0.1)" office:value-type="boolean" office:boolean-value="true">
            <text:p>VERDADERO</text:p>
          </table:table-cell>
          <table:table-cell table:formula="of:=(ABS([.$B445]-[.E445])&lt;=[.$B4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46]-[.C446]" office:value-type="float" office:value="0">
            <text:p>0</text:p>
          </table:table-cell>
          <table:table-cell table:formula="of:=[.$B446]-[.D446]" office:value-type="float" office:value="0">
            <text:p>0</text:p>
          </table:table-cell>
          <table:table-cell table:formula="of:=[.$B446]-[.E446]" office:value-type="float" office:value="0">
            <text:p>0</text:p>
          </table:table-cell>
          <table:table-cell table:number-columns-repeated="8"/>
          <table:table-cell table:formula="of:=(ABS([.$B446]-[.C446])&lt;=[.$B446]*0.1)" office:value-type="boolean" office:boolean-value="true">
            <text:p>VERDADERO</text:p>
          </table:table-cell>
          <table:table-cell table:formula="of:=(ABS([.$B446]-[.D446])&lt;=[.$B446]*0.1)" office:value-type="boolean" office:boolean-value="true">
            <text:p>VERDADERO</text:p>
          </table:table-cell>
          <table:table-cell table:formula="of:=(ABS([.$B446]-[.E446])&lt;=[.$B4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47]-[.C447]" office:value-type="float" office:value="0">
            <text:p>0</text:p>
          </table:table-cell>
          <table:table-cell table:formula="of:=[.$B447]-[.D447]" office:value-type="float" office:value="0">
            <text:p>0</text:p>
          </table:table-cell>
          <table:table-cell table:formula="of:=[.$B447]-[.E447]" office:value-type="float" office:value="0">
            <text:p>0</text:p>
          </table:table-cell>
          <table:table-cell table:number-columns-repeated="8"/>
          <table:table-cell table:formula="of:=(ABS([.$B447]-[.C447])&lt;=[.$B447]*0.1)" office:value-type="boolean" office:boolean-value="true">
            <text:p>VERDADERO</text:p>
          </table:table-cell>
          <table:table-cell table:formula="of:=(ABS([.$B447]-[.D447])&lt;=[.$B447]*0.1)" office:value-type="boolean" office:boolean-value="true">
            <text:p>VERDADERO</text:p>
          </table:table-cell>
          <table:table-cell table:formula="of:=(ABS([.$B447]-[.E447])&lt;=[.$B4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448]-[.C448]" office:value-type="float" office:value="2">
            <text:p>2</text:p>
          </table:table-cell>
          <table:table-cell table:formula="of:=[.$B448]-[.D448]" office:value-type="float" office:value="0">
            <text:p>0</text:p>
          </table:table-cell>
          <table:table-cell table:formula="of:=[.$B448]-[.E448]" office:value-type="float" office:value="0">
            <text:p>0</text:p>
          </table:table-cell>
          <table:table-cell table:number-columns-repeated="8"/>
          <table:table-cell table:formula="of:=(ABS([.$B448]-[.C448])&lt;=[.$B448]*0.1)" office:value-type="boolean" office:boolean-value="false">
            <text:p>FALSO</text:p>
          </table:table-cell>
          <table:table-cell table:formula="of:=(ABS([.$B448]-[.D448])&lt;=[.$B448]*0.1)" office:value-type="boolean" office:boolean-value="true">
            <text:p>VERDADERO</text:p>
          </table:table-cell>
          <table:table-cell table:formula="of:=(ABS([.$B448]-[.E448])&lt;=[.$B4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449]-[.C449]" office:value-type="float" office:value="1">
            <text:p>1</text:p>
          </table:table-cell>
          <table:table-cell table:formula="of:=[.$B449]-[.D449]" office:value-type="float" office:value="1">
            <text:p>1</text:p>
          </table:table-cell>
          <table:table-cell table:formula="of:=[.$B449]-[.E449]" office:value-type="float" office:value="0">
            <text:p>0</text:p>
          </table:table-cell>
          <table:table-cell table:number-columns-repeated="8"/>
          <table:table-cell table:formula="of:=(ABS([.$B449]-[.C449])&lt;=[.$B449]*0.1)" office:value-type="boolean" office:boolean-value="false">
            <text:p>FALSO</text:p>
          </table:table-cell>
          <table:table-cell table:formula="of:=(ABS([.$B449]-[.D449])&lt;=[.$B449]*0.1)" office:value-type="boolean" office:boolean-value="false">
            <text:p>FALSO</text:p>
          </table:table-cell>
          <table:table-cell table:formula="of:=(ABS([.$B449]-[.E449])&lt;=[.$B4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50]-[.C450]" office:value-type="float" office:value="0">
            <text:p>0</text:p>
          </table:table-cell>
          <table:table-cell table:formula="of:=[.$B450]-[.D450]" office:value-type="float" office:value="0">
            <text:p>0</text:p>
          </table:table-cell>
          <table:table-cell table:formula="of:=[.$B450]-[.E450]" office:value-type="float" office:value="0">
            <text:p>0</text:p>
          </table:table-cell>
          <table:table-cell table:number-columns-repeated="8"/>
          <table:table-cell table:formula="of:=(ABS([.$B450]-[.C450])&lt;=[.$B450]*0.1)" office:value-type="boolean" office:boolean-value="true">
            <text:p>VERDADERO</text:p>
          </table:table-cell>
          <table:table-cell table:formula="of:=(ABS([.$B450]-[.D450])&lt;=[.$B450]*0.1)" office:value-type="boolean" office:boolean-value="true">
            <text:p>VERDADERO</text:p>
          </table:table-cell>
          <table:table-cell table:formula="of:=(ABS([.$B450]-[.E450])&lt;=[.$B4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451]-[.C451]" office:value-type="float" office:value="3">
            <text:p>3</text:p>
          </table:table-cell>
          <table:table-cell table:formula="of:=[.$B451]-[.D451]" office:value-type="float" office:value="0">
            <text:p>0</text:p>
          </table:table-cell>
          <table:table-cell table:formula="of:=[.$B451]-[.E451]" office:value-type="float" office:value="0">
            <text:p>0</text:p>
          </table:table-cell>
          <table:table-cell table:number-columns-repeated="8"/>
          <table:table-cell table:formula="of:=(ABS([.$B451]-[.C451])&lt;=[.$B451]*0.1)" office:value-type="boolean" office:boolean-value="false">
            <text:p>FALSO</text:p>
          </table:table-cell>
          <table:table-cell table:formula="of:=(ABS([.$B451]-[.D451])&lt;=[.$B451]*0.1)" office:value-type="boolean" office:boolean-value="true">
            <text:p>VERDADERO</text:p>
          </table:table-cell>
          <table:table-cell table:formula="of:=(ABS([.$B451]-[.E451])&lt;=[.$B4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52]-[.C452]" office:value-type="float" office:value="0">
            <text:p>0</text:p>
          </table:table-cell>
          <table:table-cell table:formula="of:=[.$B452]-[.D452]" office:value-type="float" office:value="0">
            <text:p>0</text:p>
          </table:table-cell>
          <table:table-cell table:formula="of:=[.$B452]-[.E452]" office:value-type="float" office:value="0">
            <text:p>0</text:p>
          </table:table-cell>
          <table:table-cell table:number-columns-repeated="8"/>
          <table:table-cell table:formula="of:=(ABS([.$B452]-[.C452])&lt;=[.$B452]*0.1)" office:value-type="boolean" office:boolean-value="true">
            <text:p>VERDADERO</text:p>
          </table:table-cell>
          <table:table-cell table:formula="of:=(ABS([.$B452]-[.D452])&lt;=[.$B452]*0.1)" office:value-type="boolean" office:boolean-value="true">
            <text:p>VERDADERO</text:p>
          </table:table-cell>
          <table:table-cell table:formula="of:=(ABS([.$B452]-[.E452])&lt;=[.$B4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453]-[.C453]" office:value-type="float" office:value="1">
            <text:p>1</text:p>
          </table:table-cell>
          <table:table-cell table:formula="of:=[.$B453]-[.D453]" office:value-type="float" office:value="1">
            <text:p>1</text:p>
          </table:table-cell>
          <table:table-cell table:formula="of:=[.$B453]-[.E453]" office:value-type="float" office:value="0">
            <text:p>0</text:p>
          </table:table-cell>
          <table:table-cell table:number-columns-repeated="8"/>
          <table:table-cell table:formula="of:=(ABS([.$B453]-[.C453])&lt;=[.$B453]*0.1)" office:value-type="boolean" office:boolean-value="false">
            <text:p>FALSO</text:p>
          </table:table-cell>
          <table:table-cell table:formula="of:=(ABS([.$B453]-[.D453])&lt;=[.$B453]*0.1)" office:value-type="boolean" office:boolean-value="false">
            <text:p>FALSO</text:p>
          </table:table-cell>
          <table:table-cell table:formula="of:=(ABS([.$B453]-[.E453])&lt;=[.$B4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54]-[.C454]" office:value-type="float" office:value="0">
            <text:p>0</text:p>
          </table:table-cell>
          <table:table-cell table:formula="of:=[.$B454]-[.D454]" office:value-type="float" office:value="0">
            <text:p>0</text:p>
          </table:table-cell>
          <table:table-cell table:formula="of:=[.$B454]-[.E454]" office:value-type="float" office:value="0">
            <text:p>0</text:p>
          </table:table-cell>
          <table:table-cell table:number-columns-repeated="8"/>
          <table:table-cell table:formula="of:=(ABS([.$B454]-[.C454])&lt;=[.$B454]*0.1)" office:value-type="boolean" office:boolean-value="true">
            <text:p>VERDADERO</text:p>
          </table:table-cell>
          <table:table-cell table:formula="of:=(ABS([.$B454]-[.D454])&lt;=[.$B454]*0.1)" office:value-type="boolean" office:boolean-value="true">
            <text:p>VERDADERO</text:p>
          </table:table-cell>
          <table:table-cell table:formula="of:=(ABS([.$B454]-[.E454])&lt;=[.$B4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455]-[.C455]" office:value-type="float" office:value="0">
            <text:p>0</text:p>
          </table:table-cell>
          <table:table-cell table:formula="of:=[.$B455]-[.D455]" office:value-type="float" office:value="0">
            <text:p>0</text:p>
          </table:table-cell>
          <table:table-cell table:formula="of:=[.$B455]-[.E455]" office:value-type="float" office:value="0">
            <text:p>0</text:p>
          </table:table-cell>
          <table:table-cell table:number-columns-repeated="8"/>
          <table:table-cell table:formula="of:=(ABS([.$B455]-[.C455])&lt;=[.$B455]*0.1)" office:value-type="boolean" office:boolean-value="true">
            <text:p>VERDADERO</text:p>
          </table:table-cell>
          <table:table-cell table:formula="of:=(ABS([.$B455]-[.D455])&lt;=[.$B455]*0.1)" office:value-type="boolean" office:boolean-value="true">
            <text:p>VERDADERO</text:p>
          </table:table-cell>
          <table:table-cell table:formula="of:=(ABS([.$B455]-[.E455])&lt;=[.$B4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56]-[.C456]" office:value-type="float" office:value="0">
            <text:p>0</text:p>
          </table:table-cell>
          <table:table-cell table:formula="of:=[.$B456]-[.D456]" office:value-type="float" office:value="0">
            <text:p>0</text:p>
          </table:table-cell>
          <table:table-cell table:formula="of:=[.$B456]-[.E456]" office:value-type="float" office:value="0">
            <text:p>0</text:p>
          </table:table-cell>
          <table:table-cell table:number-columns-repeated="8"/>
          <table:table-cell table:formula="of:=(ABS([.$B456]-[.C456])&lt;=[.$B456]*0.1)" office:value-type="boolean" office:boolean-value="true">
            <text:p>VERDADERO</text:p>
          </table:table-cell>
          <table:table-cell table:formula="of:=(ABS([.$B456]-[.D456])&lt;=[.$B456]*0.1)" office:value-type="boolean" office:boolean-value="true">
            <text:p>VERDADERO</text:p>
          </table:table-cell>
          <table:table-cell table:formula="of:=(ABS([.$B456]-[.E456])&lt;=[.$B4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57]-[.C457]" office:value-type="float" office:value="1">
            <text:p>1</text:p>
          </table:table-cell>
          <table:table-cell table:formula="of:=[.$B457]-[.D457]" office:value-type="float" office:value="1">
            <text:p>1</text:p>
          </table:table-cell>
          <table:table-cell table:formula="of:=[.$B457]-[.E457]" office:value-type="float" office:value="0">
            <text:p>0</text:p>
          </table:table-cell>
          <table:table-cell table:number-columns-repeated="8"/>
          <table:table-cell table:formula="of:=(ABS([.$B457]-[.C457])&lt;=[.$B457]*0.1)" office:value-type="boolean" office:boolean-value="false">
            <text:p>FALSO</text:p>
          </table:table-cell>
          <table:table-cell table:formula="of:=(ABS([.$B457]-[.D457])&lt;=[.$B457]*0.1)" office:value-type="boolean" office:boolean-value="false">
            <text:p>FALSO</text:p>
          </table:table-cell>
          <table:table-cell table:formula="of:=(ABS([.$B457]-[.E457])&lt;=[.$B4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58]-[.C458]" office:value-type="float" office:value="0">
            <text:p>0</text:p>
          </table:table-cell>
          <table:table-cell table:formula="of:=[.$B458]-[.D458]" office:value-type="float" office:value="0">
            <text:p>0</text:p>
          </table:table-cell>
          <table:table-cell table:formula="of:=[.$B458]-[.E458]" office:value-type="float" office:value="0">
            <text:p>0</text:p>
          </table:table-cell>
          <table:table-cell table:number-columns-repeated="8"/>
          <table:table-cell table:formula="of:=(ABS([.$B458]-[.C458])&lt;=[.$B458]*0.1)" office:value-type="boolean" office:boolean-value="true">
            <text:p>VERDADERO</text:p>
          </table:table-cell>
          <table:table-cell table:formula="of:=(ABS([.$B458]-[.D458])&lt;=[.$B458]*0.1)" office:value-type="boolean" office:boolean-value="true">
            <text:p>VERDADERO</text:p>
          </table:table-cell>
          <table:table-cell table:formula="of:=(ABS([.$B458]-[.E458])&lt;=[.$B4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59]-[.C459]" office:value-type="float" office:value="0">
            <text:p>0</text:p>
          </table:table-cell>
          <table:table-cell table:formula="of:=[.$B459]-[.D459]" office:value-type="float" office:value="0">
            <text:p>0</text:p>
          </table:table-cell>
          <table:table-cell table:formula="of:=[.$B459]-[.E459]" office:value-type="float" office:value="0">
            <text:p>0</text:p>
          </table:table-cell>
          <table:table-cell table:number-columns-repeated="8"/>
          <table:table-cell table:formula="of:=(ABS([.$B459]-[.C459])&lt;=[.$B459]*0.1)" office:value-type="boolean" office:boolean-value="true">
            <text:p>VERDADERO</text:p>
          </table:table-cell>
          <table:table-cell table:formula="of:=(ABS([.$B459]-[.D459])&lt;=[.$B459]*0.1)" office:value-type="boolean" office:boolean-value="true">
            <text:p>VERDADERO</text:p>
          </table:table-cell>
          <table:table-cell table:formula="of:=(ABS([.$B459]-[.E459])&lt;=[.$B4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60]-[.C460]" office:value-type="float" office:value="1">
            <text:p>1</text:p>
          </table:table-cell>
          <table:table-cell table:formula="of:=[.$B460]-[.D460]" office:value-type="float" office:value="0">
            <text:p>0</text:p>
          </table:table-cell>
          <table:table-cell table:formula="of:=[.$B460]-[.E460]" office:value-type="float" office:value="0">
            <text:p>0</text:p>
          </table:table-cell>
          <table:table-cell table:number-columns-repeated="8"/>
          <table:table-cell table:formula="of:=(ABS([.$B460]-[.C460])&lt;=[.$B460]*0.1)" office:value-type="boolean" office:boolean-value="false">
            <text:p>FALSO</text:p>
          </table:table-cell>
          <table:table-cell table:formula="of:=(ABS([.$B460]-[.D460])&lt;=[.$B460]*0.1)" office:value-type="boolean" office:boolean-value="true">
            <text:p>VERDADERO</text:p>
          </table:table-cell>
          <table:table-cell table:formula="of:=(ABS([.$B460]-[.E460])&lt;=[.$B4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61]-[.C461]" office:value-type="float" office:value="0">
            <text:p>0</text:p>
          </table:table-cell>
          <table:table-cell table:formula="of:=[.$B461]-[.D461]" office:value-type="float" office:value="0">
            <text:p>0</text:p>
          </table:table-cell>
          <table:table-cell table:formula="of:=[.$B461]-[.E461]" office:value-type="float" office:value="0">
            <text:p>0</text:p>
          </table:table-cell>
          <table:table-cell table:number-columns-repeated="8"/>
          <table:table-cell table:formula="of:=(ABS([.$B461]-[.C461])&lt;=[.$B461]*0.1)" office:value-type="boolean" office:boolean-value="true">
            <text:p>VERDADERO</text:p>
          </table:table-cell>
          <table:table-cell table:formula="of:=(ABS([.$B461]-[.D461])&lt;=[.$B461]*0.1)" office:value-type="boolean" office:boolean-value="true">
            <text:p>VERDADERO</text:p>
          </table:table-cell>
          <table:table-cell table:formula="of:=(ABS([.$B461]-[.E461])&lt;=[.$B4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462]-[.C462]" office:value-type="float" office:value="2">
            <text:p>2</text:p>
          </table:table-cell>
          <table:table-cell table:formula="of:=[.$B462]-[.D462]" office:value-type="float" office:value="2">
            <text:p>2</text:p>
          </table:table-cell>
          <table:table-cell table:formula="of:=[.$B462]-[.E462]" office:value-type="float" office:value="0">
            <text:p>0</text:p>
          </table:table-cell>
          <table:table-cell table:number-columns-repeated="8"/>
          <table:table-cell table:formula="of:=(ABS([.$B462]-[.C462])&lt;=[.$B462]*0.1)" office:value-type="boolean" office:boolean-value="false">
            <text:p>FALSO</text:p>
          </table:table-cell>
          <table:table-cell table:formula="of:=(ABS([.$B462]-[.D462])&lt;=[.$B462]*0.1)" office:value-type="boolean" office:boolean-value="false">
            <text:p>FALSO</text:p>
          </table:table-cell>
          <table:table-cell table:formula="of:=(ABS([.$B462]-[.E462])&lt;=[.$B4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63]-[.C463]" office:value-type="float" office:value="0">
            <text:p>0</text:p>
          </table:table-cell>
          <table:table-cell table:formula="of:=[.$B463]-[.D463]" office:value-type="float" office:value="0">
            <text:p>0</text:p>
          </table:table-cell>
          <table:table-cell table:formula="of:=[.$B463]-[.E463]" office:value-type="float" office:value="0">
            <text:p>0</text:p>
          </table:table-cell>
          <table:table-cell table:number-columns-repeated="8"/>
          <table:table-cell table:formula="of:=(ABS([.$B463]-[.C463])&lt;=[.$B463]*0.1)" office:value-type="boolean" office:boolean-value="true">
            <text:p>VERDADERO</text:p>
          </table:table-cell>
          <table:table-cell table:formula="of:=(ABS([.$B463]-[.D463])&lt;=[.$B463]*0.1)" office:value-type="boolean" office:boolean-value="true">
            <text:p>VERDADERO</text:p>
          </table:table-cell>
          <table:table-cell table:formula="of:=(ABS([.$B463]-[.E463])&lt;=[.$B4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464]-[.C464]" office:value-type="float" office:value="3">
            <text:p>3</text:p>
          </table:table-cell>
          <table:table-cell table:formula="of:=[.$B464]-[.D464]" office:value-type="float" office:value="2">
            <text:p>2</text:p>
          </table:table-cell>
          <table:table-cell table:formula="of:=[.$B464]-[.E464]" office:value-type="float" office:value="0">
            <text:p>0</text:p>
          </table:table-cell>
          <table:table-cell table:number-columns-repeated="8"/>
          <table:table-cell table:formula="of:=(ABS([.$B464]-[.C464])&lt;=[.$B464]*0.1)" office:value-type="boolean" office:boolean-value="false">
            <text:p>FALSO</text:p>
          </table:table-cell>
          <table:table-cell table:formula="of:=(ABS([.$B464]-[.D464])&lt;=[.$B464]*0.1)" office:value-type="boolean" office:boolean-value="false">
            <text:p>FALSO</text:p>
          </table:table-cell>
          <table:table-cell table:formula="of:=(ABS([.$B464]-[.E464])&lt;=[.$B4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465]-[.C465]" office:value-type="float" office:value="2">
            <text:p>2</text:p>
          </table:table-cell>
          <table:table-cell table:formula="of:=[.$B465]-[.D465]" office:value-type="float" office:value="2">
            <text:p>2</text:p>
          </table:table-cell>
          <table:table-cell table:formula="of:=[.$B465]-[.E465]" office:value-type="float" office:value="0">
            <text:p>0</text:p>
          </table:table-cell>
          <table:table-cell table:number-columns-repeated="8"/>
          <table:table-cell table:formula="of:=(ABS([.$B465]-[.C465])&lt;=[.$B465]*0.1)" office:value-type="boolean" office:boolean-value="false">
            <text:p>FALSO</text:p>
          </table:table-cell>
          <table:table-cell table:formula="of:=(ABS([.$B465]-[.D465])&lt;=[.$B465]*0.1)" office:value-type="boolean" office:boolean-value="false">
            <text:p>FALSO</text:p>
          </table:table-cell>
          <table:table-cell table:formula="of:=(ABS([.$B465]-[.E465])&lt;=[.$B4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66]-[.C466]" office:value-type="float" office:value="0">
            <text:p>0</text:p>
          </table:table-cell>
          <table:table-cell table:formula="of:=[.$B466]-[.D466]" office:value-type="float" office:value="0">
            <text:p>0</text:p>
          </table:table-cell>
          <table:table-cell table:formula="of:=[.$B466]-[.E466]" office:value-type="float" office:value="0">
            <text:p>0</text:p>
          </table:table-cell>
          <table:table-cell table:number-columns-repeated="8"/>
          <table:table-cell table:formula="of:=(ABS([.$B466]-[.C466])&lt;=[.$B466]*0.1)" office:value-type="boolean" office:boolean-value="true">
            <text:p>VERDADERO</text:p>
          </table:table-cell>
          <table:table-cell table:formula="of:=(ABS([.$B466]-[.D466])&lt;=[.$B466]*0.1)" office:value-type="boolean" office:boolean-value="true">
            <text:p>VERDADERO</text:p>
          </table:table-cell>
          <table:table-cell table:formula="of:=(ABS([.$B466]-[.E466])&lt;=[.$B4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467]-[.C467]" office:value-type="float" office:value="0">
            <text:p>0</text:p>
          </table:table-cell>
          <table:table-cell table:formula="of:=[.$B467]-[.D467]" office:value-type="float" office:value="0">
            <text:p>0</text:p>
          </table:table-cell>
          <table:table-cell table:formula="of:=[.$B467]-[.E467]" office:value-type="float" office:value="0">
            <text:p>0</text:p>
          </table:table-cell>
          <table:table-cell table:number-columns-repeated="8"/>
          <table:table-cell table:formula="of:=(ABS([.$B467]-[.C467])&lt;=[.$B467]*0.1)" office:value-type="boolean" office:boolean-value="true">
            <text:p>VERDADERO</text:p>
          </table:table-cell>
          <table:table-cell table:formula="of:=(ABS([.$B467]-[.D467])&lt;=[.$B467]*0.1)" office:value-type="boolean" office:boolean-value="true">
            <text:p>VERDADERO</text:p>
          </table:table-cell>
          <table:table-cell table:formula="of:=(ABS([.$B467]-[.E467])&lt;=[.$B4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68]-[.C468]" office:value-type="float" office:value="0">
            <text:p>0</text:p>
          </table:table-cell>
          <table:table-cell table:formula="of:=[.$B468]-[.D468]" office:value-type="float" office:value="0">
            <text:p>0</text:p>
          </table:table-cell>
          <table:table-cell table:formula="of:=[.$B468]-[.E468]" office:value-type="float" office:value="0">
            <text:p>0</text:p>
          </table:table-cell>
          <table:table-cell table:number-columns-repeated="8"/>
          <table:table-cell table:formula="of:=(ABS([.$B468]-[.C468])&lt;=[.$B468]*0.1)" office:value-type="boolean" office:boolean-value="true">
            <text:p>VERDADERO</text:p>
          </table:table-cell>
          <table:table-cell table:formula="of:=(ABS([.$B468]-[.D468])&lt;=[.$B468]*0.1)" office:value-type="boolean" office:boolean-value="true">
            <text:p>VERDADERO</text:p>
          </table:table-cell>
          <table:table-cell table:formula="of:=(ABS([.$B468]-[.E468])&lt;=[.$B4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69]-[.C469]" office:value-type="float" office:value="1">
            <text:p>1</text:p>
          </table:table-cell>
          <table:table-cell table:formula="of:=[.$B469]-[.D469]" office:value-type="float" office:value="1">
            <text:p>1</text:p>
          </table:table-cell>
          <table:table-cell table:formula="of:=[.$B469]-[.E469]" office:value-type="float" office:value="0">
            <text:p>0</text:p>
          </table:table-cell>
          <table:table-cell table:number-columns-repeated="8"/>
          <table:table-cell table:formula="of:=(ABS([.$B469]-[.C469])&lt;=[.$B469]*0.1)" office:value-type="boolean" office:boolean-value="false">
            <text:p>FALSO</text:p>
          </table:table-cell>
          <table:table-cell table:formula="of:=(ABS([.$B469]-[.D469])&lt;=[.$B469]*0.1)" office:value-type="boolean" office:boolean-value="false">
            <text:p>FALSO</text:p>
          </table:table-cell>
          <table:table-cell table:formula="of:=(ABS([.$B469]-[.E469])&lt;=[.$B4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70]-[.C470]" office:value-type="float" office:value="1">
            <text:p>1</text:p>
          </table:table-cell>
          <table:table-cell table:formula="of:=[.$B470]-[.D470]" office:value-type="float" office:value="0">
            <text:p>0</text:p>
          </table:table-cell>
          <table:table-cell table:formula="of:=[.$B470]-[.E470]" office:value-type="float" office:value="0">
            <text:p>0</text:p>
          </table:table-cell>
          <table:table-cell table:number-columns-repeated="8"/>
          <table:table-cell table:formula="of:=(ABS([.$B470]-[.C470])&lt;=[.$B470]*0.1)" office:value-type="boolean" office:boolean-value="false">
            <text:p>FALSO</text:p>
          </table:table-cell>
          <table:table-cell table:formula="of:=(ABS([.$B470]-[.D470])&lt;=[.$B470]*0.1)" office:value-type="boolean" office:boolean-value="true">
            <text:p>VERDADERO</text:p>
          </table:table-cell>
          <table:table-cell table:formula="of:=(ABS([.$B470]-[.E470])&lt;=[.$B4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471]-[.C471]" office:value-type="float" office:value="0">
            <text:p>0</text:p>
          </table:table-cell>
          <table:table-cell table:formula="of:=[.$B471]-[.D471]" office:value-type="float" office:value="0">
            <text:p>0</text:p>
          </table:table-cell>
          <table:table-cell table:formula="of:=[.$B471]-[.E471]" office:value-type="float" office:value="0">
            <text:p>0</text:p>
          </table:table-cell>
          <table:table-cell table:number-columns-repeated="8"/>
          <table:table-cell table:formula="of:=(ABS([.$B471]-[.C471])&lt;=[.$B471]*0.1)" office:value-type="boolean" office:boolean-value="true">
            <text:p>VERDADERO</text:p>
          </table:table-cell>
          <table:table-cell table:formula="of:=(ABS([.$B471]-[.D471])&lt;=[.$B471]*0.1)" office:value-type="boolean" office:boolean-value="true">
            <text:p>VERDADERO</text:p>
          </table:table-cell>
          <table:table-cell table:formula="of:=(ABS([.$B471]-[.E471])&lt;=[.$B4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72]-[.C472]" office:value-type="float" office:value="0">
            <text:p>0</text:p>
          </table:table-cell>
          <table:table-cell table:formula="of:=[.$B472]-[.D472]" office:value-type="float" office:value="0">
            <text:p>0</text:p>
          </table:table-cell>
          <table:table-cell table:formula="of:=[.$B472]-[.E472]" office:value-type="float" office:value="0">
            <text:p>0</text:p>
          </table:table-cell>
          <table:table-cell table:number-columns-repeated="8"/>
          <table:table-cell table:formula="of:=(ABS([.$B472]-[.C472])&lt;=[.$B472]*0.1)" office:value-type="boolean" office:boolean-value="true">
            <text:p>VERDADERO</text:p>
          </table:table-cell>
          <table:table-cell table:formula="of:=(ABS([.$B472]-[.D472])&lt;=[.$B472]*0.1)" office:value-type="boolean" office:boolean-value="true">
            <text:p>VERDADERO</text:p>
          </table:table-cell>
          <table:table-cell table:formula="of:=(ABS([.$B472]-[.E472])&lt;=[.$B4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73]-[.C473]" office:value-type="float" office:value="0">
            <text:p>0</text:p>
          </table:table-cell>
          <table:table-cell table:formula="of:=[.$B473]-[.D473]" office:value-type="float" office:value="0">
            <text:p>0</text:p>
          </table:table-cell>
          <table:table-cell table:formula="of:=[.$B473]-[.E473]" office:value-type="float" office:value="0">
            <text:p>0</text:p>
          </table:table-cell>
          <table:table-cell table:number-columns-repeated="8"/>
          <table:table-cell table:formula="of:=(ABS([.$B473]-[.C473])&lt;=[.$B473]*0.1)" office:value-type="boolean" office:boolean-value="true">
            <text:p>VERDADERO</text:p>
          </table:table-cell>
          <table:table-cell table:formula="of:=(ABS([.$B473]-[.D473])&lt;=[.$B473]*0.1)" office:value-type="boolean" office:boolean-value="true">
            <text:p>VERDADERO</text:p>
          </table:table-cell>
          <table:table-cell table:formula="of:=(ABS([.$B473]-[.E473])&lt;=[.$B4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474]-[.C474]" office:value-type="float" office:value="2">
            <text:p>2</text:p>
          </table:table-cell>
          <table:table-cell table:formula="of:=[.$B474]-[.D474]" office:value-type="float" office:value="2">
            <text:p>2</text:p>
          </table:table-cell>
          <table:table-cell table:formula="of:=[.$B474]-[.E474]" office:value-type="float" office:value="0">
            <text:p>0</text:p>
          </table:table-cell>
          <table:table-cell table:number-columns-repeated="8"/>
          <table:table-cell table:formula="of:=(ABS([.$B474]-[.C474])&lt;=[.$B474]*0.1)" office:value-type="boolean" office:boolean-value="false">
            <text:p>FALSO</text:p>
          </table:table-cell>
          <table:table-cell table:formula="of:=(ABS([.$B474]-[.D474])&lt;=[.$B474]*0.1)" office:value-type="boolean" office:boolean-value="false">
            <text:p>FALSO</text:p>
          </table:table-cell>
          <table:table-cell table:formula="of:=(ABS([.$B474]-[.E474])&lt;=[.$B4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1">
            <text:p>11</text:p>
          </table:table-cell>
          <table:table-cell/>
          <table:table-cell table:formula="of:=[.$B475]-[.C475]" office:value-type="float" office:value="0">
            <text:p>0</text:p>
          </table:table-cell>
          <table:table-cell table:formula="of:=[.$B475]-[.D475]" office:value-type="float" office:value="0">
            <text:p>0</text:p>
          </table:table-cell>
          <table:table-cell table:formula="of:=[.$B475]-[.E475]" office:value-type="float" office:value="0">
            <text:p>0</text:p>
          </table:table-cell>
          <table:table-cell table:number-columns-repeated="8"/>
          <table:table-cell table:formula="of:=(ABS([.$B475]-[.C475])&lt;=[.$B475]*0.1)" office:value-type="boolean" office:boolean-value="true">
            <text:p>VERDADERO</text:p>
          </table:table-cell>
          <table:table-cell table:formula="of:=(ABS([.$B475]-[.D475])&lt;=[.$B475]*0.1)" office:value-type="boolean" office:boolean-value="true">
            <text:p>VERDADERO</text:p>
          </table:table-cell>
          <table:table-cell table:formula="of:=(ABS([.$B475]-[.E475])&lt;=[.$B4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476]-[.C476]" office:value-type="float" office:value="0">
            <text:p>0</text:p>
          </table:table-cell>
          <table:table-cell table:formula="of:=[.$B476]-[.D476]" office:value-type="float" office:value="0">
            <text:p>0</text:p>
          </table:table-cell>
          <table:table-cell table:formula="of:=[.$B476]-[.E476]" office:value-type="float" office:value="0">
            <text:p>0</text:p>
          </table:table-cell>
          <table:table-cell table:number-columns-repeated="8"/>
          <table:table-cell table:formula="of:=(ABS([.$B476]-[.C476])&lt;=[.$B476]*0.1)" office:value-type="boolean" office:boolean-value="true">
            <text:p>VERDADERO</text:p>
          </table:table-cell>
          <table:table-cell table:formula="of:=(ABS([.$B476]-[.D476])&lt;=[.$B476]*0.1)" office:value-type="boolean" office:boolean-value="true">
            <text:p>VERDADERO</text:p>
          </table:table-cell>
          <table:table-cell table:formula="of:=(ABS([.$B476]-[.E476])&lt;=[.$B4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77]-[.C477]" office:value-type="float" office:value="0">
            <text:p>0</text:p>
          </table:table-cell>
          <table:table-cell table:formula="of:=[.$B477]-[.D477]" office:value-type="float" office:value="0">
            <text:p>0</text:p>
          </table:table-cell>
          <table:table-cell table:formula="of:=[.$B477]-[.E477]" office:value-type="float" office:value="0">
            <text:p>0</text:p>
          </table:table-cell>
          <table:table-cell table:number-columns-repeated="8"/>
          <table:table-cell table:formula="of:=(ABS([.$B477]-[.C477])&lt;=[.$B477]*0.1)" office:value-type="boolean" office:boolean-value="true">
            <text:p>VERDADERO</text:p>
          </table:table-cell>
          <table:table-cell table:formula="of:=(ABS([.$B477]-[.D477])&lt;=[.$B477]*0.1)" office:value-type="boolean" office:boolean-value="true">
            <text:p>VERDADERO</text:p>
          </table:table-cell>
          <table:table-cell table:formula="of:=(ABS([.$B477]-[.E477])&lt;=[.$B4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78]-[.C478]" office:value-type="float" office:value="0">
            <text:p>0</text:p>
          </table:table-cell>
          <table:table-cell table:formula="of:=[.$B478]-[.D478]" office:value-type="float" office:value="0">
            <text:p>0</text:p>
          </table:table-cell>
          <table:table-cell table:formula="of:=[.$B478]-[.E478]" office:value-type="float" office:value="0">
            <text:p>0</text:p>
          </table:table-cell>
          <table:table-cell table:number-columns-repeated="8"/>
          <table:table-cell table:formula="of:=(ABS([.$B478]-[.C478])&lt;=[.$B478]*0.1)" office:value-type="boolean" office:boolean-value="true">
            <text:p>VERDADERO</text:p>
          </table:table-cell>
          <table:table-cell table:formula="of:=(ABS([.$B478]-[.D478])&lt;=[.$B478]*0.1)" office:value-type="boolean" office:boolean-value="true">
            <text:p>VERDADERO</text:p>
          </table:table-cell>
          <table:table-cell table:formula="of:=(ABS([.$B478]-[.E478])&lt;=[.$B4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79]-[.C479]" office:value-type="float" office:value="0">
            <text:p>0</text:p>
          </table:table-cell>
          <table:table-cell table:formula="of:=[.$B479]-[.D479]" office:value-type="float" office:value="0">
            <text:p>0</text:p>
          </table:table-cell>
          <table:table-cell table:formula="of:=[.$B479]-[.E479]" office:value-type="float" office:value="0">
            <text:p>0</text:p>
          </table:table-cell>
          <table:table-cell table:number-columns-repeated="8"/>
          <table:table-cell table:formula="of:=(ABS([.$B479]-[.C479])&lt;=[.$B479]*0.1)" office:value-type="boolean" office:boolean-value="true">
            <text:p>VERDADERO</text:p>
          </table:table-cell>
          <table:table-cell table:formula="of:=(ABS([.$B479]-[.D479])&lt;=[.$B479]*0.1)" office:value-type="boolean" office:boolean-value="true">
            <text:p>VERDADERO</text:p>
          </table:table-cell>
          <table:table-cell table:formula="of:=(ABS([.$B479]-[.E479])&lt;=[.$B4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480]-[.C480]" office:value-type="float" office:value="2">
            <text:p>2</text:p>
          </table:table-cell>
          <table:table-cell table:formula="of:=[.$B480]-[.D480]" office:value-type="float" office:value="2">
            <text:p>2</text:p>
          </table:table-cell>
          <table:table-cell table:formula="of:=[.$B480]-[.E480]" office:value-type="float" office:value="0">
            <text:p>0</text:p>
          </table:table-cell>
          <table:table-cell table:number-columns-repeated="8"/>
          <table:table-cell table:formula="of:=(ABS([.$B480]-[.C480])&lt;=[.$B480]*0.1)" office:value-type="boolean" office:boolean-value="false">
            <text:p>FALSO</text:p>
          </table:table-cell>
          <table:table-cell table:formula="of:=(ABS([.$B480]-[.D480])&lt;=[.$B480]*0.1)" office:value-type="boolean" office:boolean-value="false">
            <text:p>FALSO</text:p>
          </table:table-cell>
          <table:table-cell table:formula="of:=(ABS([.$B480]-[.E480])&lt;=[.$B4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81]-[.C481]" office:value-type="float" office:value="0">
            <text:p>0</text:p>
          </table:table-cell>
          <table:table-cell table:formula="of:=[.$B481]-[.D481]" office:value-type="float" office:value="0">
            <text:p>0</text:p>
          </table:table-cell>
          <table:table-cell table:formula="of:=[.$B481]-[.E481]" office:value-type="float" office:value="0">
            <text:p>0</text:p>
          </table:table-cell>
          <table:table-cell table:number-columns-repeated="8"/>
          <table:table-cell table:formula="of:=(ABS([.$B481]-[.C481])&lt;=[.$B481]*0.1)" office:value-type="boolean" office:boolean-value="true">
            <text:p>VERDADERO</text:p>
          </table:table-cell>
          <table:table-cell table:formula="of:=(ABS([.$B481]-[.D481])&lt;=[.$B481]*0.1)" office:value-type="boolean" office:boolean-value="true">
            <text:p>VERDADERO</text:p>
          </table:table-cell>
          <table:table-cell table:formula="of:=(ABS([.$B481]-[.E481])&lt;=[.$B4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82]-[.C482]" office:value-type="float" office:value="0">
            <text:p>0</text:p>
          </table:table-cell>
          <table:table-cell table:formula="of:=[.$B482]-[.D482]" office:value-type="float" office:value="0">
            <text:p>0</text:p>
          </table:table-cell>
          <table:table-cell table:formula="of:=[.$B482]-[.E482]" office:value-type="float" office:value="0">
            <text:p>0</text:p>
          </table:table-cell>
          <table:table-cell table:number-columns-repeated="8"/>
          <table:table-cell table:formula="of:=(ABS([.$B482]-[.C482])&lt;=[.$B482]*0.1)" office:value-type="boolean" office:boolean-value="true">
            <text:p>VERDADERO</text:p>
          </table:table-cell>
          <table:table-cell table:formula="of:=(ABS([.$B482]-[.D482])&lt;=[.$B482]*0.1)" office:value-type="boolean" office:boolean-value="true">
            <text:p>VERDADERO</text:p>
          </table:table-cell>
          <table:table-cell table:formula="of:=(ABS([.$B482]-[.E482])&lt;=[.$B4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483]-[.C483]" office:value-type="float" office:value="1">
            <text:p>1</text:p>
          </table:table-cell>
          <table:table-cell table:formula="of:=[.$B483]-[.D483]" office:value-type="float" office:value="1">
            <text:p>1</text:p>
          </table:table-cell>
          <table:table-cell table:formula="of:=[.$B483]-[.E483]" office:value-type="float" office:value="0">
            <text:p>0</text:p>
          </table:table-cell>
          <table:table-cell table:number-columns-repeated="8"/>
          <table:table-cell table:formula="of:=(ABS([.$B483]-[.C483])&lt;=[.$B483]*0.1)" office:value-type="boolean" office:boolean-value="false">
            <text:p>FALSO</text:p>
          </table:table-cell>
          <table:table-cell table:formula="of:=(ABS([.$B483]-[.D483])&lt;=[.$B483]*0.1)" office:value-type="boolean" office:boolean-value="false">
            <text:p>FALSO</text:p>
          </table:table-cell>
          <table:table-cell table:formula="of:=(ABS([.$B483]-[.E483])&lt;=[.$B4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484]-[.C484]" office:value-type="float" office:value="0">
            <text:p>0</text:p>
          </table:table-cell>
          <table:table-cell table:formula="of:=[.$B484]-[.D484]" office:value-type="float" office:value="0">
            <text:p>0</text:p>
          </table:table-cell>
          <table:table-cell table:formula="of:=[.$B484]-[.E484]" office:value-type="float" office:value="0">
            <text:p>0</text:p>
          </table:table-cell>
          <table:table-cell table:number-columns-repeated="8"/>
          <table:table-cell table:formula="of:=(ABS([.$B484]-[.C484])&lt;=[.$B484]*0.1)" office:value-type="boolean" office:boolean-value="true">
            <text:p>VERDADERO</text:p>
          </table:table-cell>
          <table:table-cell table:formula="of:=(ABS([.$B484]-[.D484])&lt;=[.$B484]*0.1)" office:value-type="boolean" office:boolean-value="true">
            <text:p>VERDADERO</text:p>
          </table:table-cell>
          <table:table-cell table:formula="of:=(ABS([.$B484]-[.E484])&lt;=[.$B4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485]-[.C485]" office:value-type="float" office:value="2">
            <text:p>2</text:p>
          </table:table-cell>
          <table:table-cell table:formula="of:=[.$B485]-[.D485]" office:value-type="float" office:value="2">
            <text:p>2</text:p>
          </table:table-cell>
          <table:table-cell table:formula="of:=[.$B485]-[.E485]" office:value-type="float" office:value="0">
            <text:p>0</text:p>
          </table:table-cell>
          <table:table-cell table:number-columns-repeated="8"/>
          <table:table-cell table:formula="of:=(ABS([.$B485]-[.C485])&lt;=[.$B485]*0.1)" office:value-type="boolean" office:boolean-value="false">
            <text:p>FALSO</text:p>
          </table:table-cell>
          <table:table-cell table:formula="of:=(ABS([.$B485]-[.D485])&lt;=[.$B485]*0.1)" office:value-type="boolean" office:boolean-value="false">
            <text:p>FALSO</text:p>
          </table:table-cell>
          <table:table-cell table:formula="of:=(ABS([.$B485]-[.E485])&lt;=[.$B4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86]-[.C486]" office:value-type="float" office:value="1">
            <text:p>1</text:p>
          </table:table-cell>
          <table:table-cell table:formula="of:=[.$B486]-[.D486]" office:value-type="float" office:value="0">
            <text:p>0</text:p>
          </table:table-cell>
          <table:table-cell table:formula="of:=[.$B486]-[.E486]" office:value-type="float" office:value="0">
            <text:p>0</text:p>
          </table:table-cell>
          <table:table-cell table:number-columns-repeated="8"/>
          <table:table-cell table:formula="of:=(ABS([.$B486]-[.C486])&lt;=[.$B486]*0.1)" office:value-type="boolean" office:boolean-value="false">
            <text:p>FALSO</text:p>
          </table:table-cell>
          <table:table-cell table:formula="of:=(ABS([.$B486]-[.D486])&lt;=[.$B486]*0.1)" office:value-type="boolean" office:boolean-value="true">
            <text:p>VERDADERO</text:p>
          </table:table-cell>
          <table:table-cell table:formula="of:=(ABS([.$B486]-[.E486])&lt;=[.$B4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487]-[.C487]" office:value-type="float" office:value="1">
            <text:p>1</text:p>
          </table:table-cell>
          <table:table-cell table:formula="of:=[.$B487]-[.D487]" office:value-type="float" office:value="1">
            <text:p>1</text:p>
          </table:table-cell>
          <table:table-cell table:formula="of:=[.$B487]-[.E487]" office:value-type="float" office:value="0">
            <text:p>0</text:p>
          </table:table-cell>
          <table:table-cell table:number-columns-repeated="8"/>
          <table:table-cell table:formula="of:=(ABS([.$B487]-[.C487])&lt;=[.$B487]*0.1)" office:value-type="boolean" office:boolean-value="true">
            <text:p>VERDADERO</text:p>
          </table:table-cell>
          <table:table-cell table:formula="of:=(ABS([.$B487]-[.D487])&lt;=[.$B487]*0.1)" office:value-type="boolean" office:boolean-value="true">
            <text:p>VERDADERO</text:p>
          </table:table-cell>
          <table:table-cell table:formula="of:=(ABS([.$B487]-[.E487])&lt;=[.$B4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/>
          <table:table-cell table:formula="of:=[.$B488]-[.C488]" office:value-type="float" office:value="2">
            <text:p>2</text:p>
          </table:table-cell>
          <table:table-cell table:formula="of:=[.$B488]-[.D488]" office:value-type="float" office:value="2">
            <text:p>2</text:p>
          </table:table-cell>
          <table:table-cell table:formula="of:=[.$B488]-[.E488]" office:value-type="float" office:value="2">
            <text:p>2</text:p>
          </table:table-cell>
          <table:table-cell table:number-columns-repeated="8"/>
          <table:table-cell table:formula="of:=(ABS([.$B488]-[.C488])&lt;=[.$B488]*0.1)" office:value-type="boolean" office:boolean-value="false">
            <text:p>FALSO</text:p>
          </table:table-cell>
          <table:table-cell table:formula="of:=(ABS([.$B488]-[.D488])&lt;=[.$B488]*0.1)" office:value-type="boolean" office:boolean-value="false">
            <text:p>FALSO</text:p>
          </table:table-cell>
          <table:table-cell table:formula="of:=(ABS([.$B488]-[.E488])&lt;=[.$B48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89]-[.C489]" office:value-type="float" office:value="0">
            <text:p>0</text:p>
          </table:table-cell>
          <table:table-cell table:formula="of:=[.$B489]-[.D489]" office:value-type="float" office:value="0">
            <text:p>0</text:p>
          </table:table-cell>
          <table:table-cell table:formula="of:=[.$B489]-[.E489]" office:value-type="float" office:value="0">
            <text:p>0</text:p>
          </table:table-cell>
          <table:table-cell table:number-columns-repeated="8"/>
          <table:table-cell table:formula="of:=(ABS([.$B489]-[.C489])&lt;=[.$B489]*0.1)" office:value-type="boolean" office:boolean-value="true">
            <text:p>VERDADERO</text:p>
          </table:table-cell>
          <table:table-cell table:formula="of:=(ABS([.$B489]-[.D489])&lt;=[.$B489]*0.1)" office:value-type="boolean" office:boolean-value="true">
            <text:p>VERDADERO</text:p>
          </table:table-cell>
          <table:table-cell table:formula="of:=(ABS([.$B489]-[.E489])&lt;=[.$B4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490]-[.C490]" office:value-type="float" office:value="1">
            <text:p>1</text:p>
          </table:table-cell>
          <table:table-cell table:formula="of:=[.$B490]-[.D490]" office:value-type="float" office:value="1">
            <text:p>1</text:p>
          </table:table-cell>
          <table:table-cell table:formula="of:=[.$B490]-[.E490]" office:value-type="float" office:value="0">
            <text:p>0</text:p>
          </table:table-cell>
          <table:table-cell table:number-columns-repeated="8"/>
          <table:table-cell table:formula="of:=(ABS([.$B490]-[.C490])&lt;=[.$B490]*0.1)" office:value-type="boolean" office:boolean-value="false">
            <text:p>FALSO</text:p>
          </table:table-cell>
          <table:table-cell table:formula="of:=(ABS([.$B490]-[.D490])&lt;=[.$B490]*0.1)" office:value-type="boolean" office:boolean-value="false">
            <text:p>FALSO</text:p>
          </table:table-cell>
          <table:table-cell table:formula="of:=(ABS([.$B490]-[.E490])&lt;=[.$B4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91]-[.C491]" office:value-type="float" office:value="0">
            <text:p>0</text:p>
          </table:table-cell>
          <table:table-cell table:formula="of:=[.$B491]-[.D491]" office:value-type="float" office:value="0">
            <text:p>0</text:p>
          </table:table-cell>
          <table:table-cell table:formula="of:=[.$B491]-[.E491]" office:value-type="float" office:value="0">
            <text:p>0</text:p>
          </table:table-cell>
          <table:table-cell table:number-columns-repeated="8"/>
          <table:table-cell table:formula="of:=(ABS([.$B491]-[.C491])&lt;=[.$B491]*0.1)" office:value-type="boolean" office:boolean-value="true">
            <text:p>VERDADERO</text:p>
          </table:table-cell>
          <table:table-cell table:formula="of:=(ABS([.$B491]-[.D491])&lt;=[.$B491]*0.1)" office:value-type="boolean" office:boolean-value="true">
            <text:p>VERDADERO</text:p>
          </table:table-cell>
          <table:table-cell table:formula="of:=(ABS([.$B491]-[.E491])&lt;=[.$B4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492]-[.C492]" office:value-type="float" office:value="2">
            <text:p>2</text:p>
          </table:table-cell>
          <table:table-cell table:formula="of:=[.$B492]-[.D492]" office:value-type="float" office:value="2">
            <text:p>2</text:p>
          </table:table-cell>
          <table:table-cell table:formula="of:=[.$B492]-[.E492]" office:value-type="float" office:value="0">
            <text:p>0</text:p>
          </table:table-cell>
          <table:table-cell table:number-columns-repeated="8"/>
          <table:table-cell table:formula="of:=(ABS([.$B492]-[.C492])&lt;=[.$B492]*0.1)" office:value-type="boolean" office:boolean-value="false">
            <text:p>FALSO</text:p>
          </table:table-cell>
          <table:table-cell table:formula="of:=(ABS([.$B492]-[.D492])&lt;=[.$B492]*0.1)" office:value-type="boolean" office:boolean-value="false">
            <text:p>FALSO</text:p>
          </table:table-cell>
          <table:table-cell table:formula="of:=(ABS([.$B492]-[.E492])&lt;=[.$B4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493]-[.C493]" office:value-type="float" office:value="0">
            <text:p>0</text:p>
          </table:table-cell>
          <table:table-cell table:formula="of:=[.$B493]-[.D493]" office:value-type="float" office:value="0">
            <text:p>0</text:p>
          </table:table-cell>
          <table:table-cell table:formula="of:=[.$B493]-[.E493]" office:value-type="float" office:value="0">
            <text:p>0</text:p>
          </table:table-cell>
          <table:table-cell table:number-columns-repeated="8"/>
          <table:table-cell table:formula="of:=(ABS([.$B493]-[.C493])&lt;=[.$B493]*0.1)" office:value-type="boolean" office:boolean-value="true">
            <text:p>VERDADERO</text:p>
          </table:table-cell>
          <table:table-cell table:formula="of:=(ABS([.$B493]-[.D493])&lt;=[.$B493]*0.1)" office:value-type="boolean" office:boolean-value="true">
            <text:p>VERDADERO</text:p>
          </table:table-cell>
          <table:table-cell table:formula="of:=(ABS([.$B493]-[.E493])&lt;=[.$B4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[.$B494]-[.C494]" office:value-type="float" office:value="0">
            <text:p>0</text:p>
          </table:table-cell>
          <table:table-cell table:formula="of:=[.$B494]-[.D494]" office:value-type="float" office:value="0">
            <text:p>0</text:p>
          </table:table-cell>
          <table:table-cell table:formula="of:=[.$B494]-[.E494]" office:value-type="float" office:value="1">
            <text:p>1</text:p>
          </table:table-cell>
          <table:table-cell table:number-columns-repeated="8"/>
          <table:table-cell table:formula="of:=(ABS([.$B494]-[.C494])&lt;=[.$B494]*0.1)" office:value-type="boolean" office:boolean-value="true">
            <text:p>VERDADERO</text:p>
          </table:table-cell>
          <table:table-cell table:formula="of:=(ABS([.$B494]-[.D494])&lt;=[.$B494]*0.1)" office:value-type="boolean" office:boolean-value="true">
            <text:p>VERDADERO</text:p>
          </table:table-cell>
          <table:table-cell table:formula="of:=(ABS([.$B494]-[.E494])&lt;=[.$B49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95]-[.C495]" office:value-type="float" office:value="0">
            <text:p>0</text:p>
          </table:table-cell>
          <table:table-cell table:formula="of:=[.$B495]-[.D495]" office:value-type="float" office:value="0">
            <text:p>0</text:p>
          </table:table-cell>
          <table:table-cell table:formula="of:=[.$B495]-[.E495]" office:value-type="float" office:value="0">
            <text:p>0</text:p>
          </table:table-cell>
          <table:table-cell table:number-columns-repeated="8"/>
          <table:table-cell table:formula="of:=(ABS([.$B495]-[.C495])&lt;=[.$B495]*0.1)" office:value-type="boolean" office:boolean-value="true">
            <text:p>VERDADERO</text:p>
          </table:table-cell>
          <table:table-cell table:formula="of:=(ABS([.$B495]-[.D495])&lt;=[.$B495]*0.1)" office:value-type="boolean" office:boolean-value="true">
            <text:p>VERDADERO</text:p>
          </table:table-cell>
          <table:table-cell table:formula="of:=(ABS([.$B495]-[.E495])&lt;=[.$B4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96]-[.C496]" office:value-type="float" office:value="1">
            <text:p>1</text:p>
          </table:table-cell>
          <table:table-cell table:formula="of:=[.$B496]-[.D496]" office:value-type="float" office:value="1">
            <text:p>1</text:p>
          </table:table-cell>
          <table:table-cell table:formula="of:=[.$B496]-[.E496]" office:value-type="float" office:value="0">
            <text:p>0</text:p>
          </table:table-cell>
          <table:table-cell table:number-columns-repeated="8"/>
          <table:table-cell table:formula="of:=(ABS([.$B496]-[.C496])&lt;=[.$B496]*0.1)" office:value-type="boolean" office:boolean-value="false">
            <text:p>FALSO</text:p>
          </table:table-cell>
          <table:table-cell table:formula="of:=(ABS([.$B496]-[.D496])&lt;=[.$B496]*0.1)" office:value-type="boolean" office:boolean-value="false">
            <text:p>FALSO</text:p>
          </table:table-cell>
          <table:table-cell table:formula="of:=(ABS([.$B496]-[.E496])&lt;=[.$B4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497]-[.C497]" office:value-type="float" office:value="2">
            <text:p>2</text:p>
          </table:table-cell>
          <table:table-cell table:formula="of:=[.$B497]-[.D497]" office:value-type="float" office:value="0">
            <text:p>0</text:p>
          </table:table-cell>
          <table:table-cell table:formula="of:=[.$B497]-[.E497]" office:value-type="float" office:value="0">
            <text:p>0</text:p>
          </table:table-cell>
          <table:table-cell table:number-columns-repeated="8"/>
          <table:table-cell table:formula="of:=(ABS([.$B497]-[.C497])&lt;=[.$B497]*0.1)" office:value-type="boolean" office:boolean-value="false">
            <text:p>FALSO</text:p>
          </table:table-cell>
          <table:table-cell table:formula="of:=(ABS([.$B497]-[.D497])&lt;=[.$B497]*0.1)" office:value-type="boolean" office:boolean-value="true">
            <text:p>VERDADERO</text:p>
          </table:table-cell>
          <table:table-cell table:formula="of:=(ABS([.$B497]-[.E497])&lt;=[.$B4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98]-[.C498]" office:value-type="float" office:value="0">
            <text:p>0</text:p>
          </table:table-cell>
          <table:table-cell table:formula="of:=[.$B498]-[.D498]" office:value-type="float" office:value="0">
            <text:p>0</text:p>
          </table:table-cell>
          <table:table-cell table:formula="of:=[.$B498]-[.E498]" office:value-type="float" office:value="0">
            <text:p>0</text:p>
          </table:table-cell>
          <table:table-cell table:number-columns-repeated="8"/>
          <table:table-cell table:formula="of:=(ABS([.$B498]-[.C498])&lt;=[.$B498]*0.1)" office:value-type="boolean" office:boolean-value="true">
            <text:p>VERDADERO</text:p>
          </table:table-cell>
          <table:table-cell table:formula="of:=(ABS([.$B498]-[.D498])&lt;=[.$B498]*0.1)" office:value-type="boolean" office:boolean-value="true">
            <text:p>VERDADERO</text:p>
          </table:table-cell>
          <table:table-cell table:formula="of:=(ABS([.$B498]-[.E498])&lt;=[.$B4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99]-[.C499]" office:value-type="float" office:value="0">
            <text:p>0</text:p>
          </table:table-cell>
          <table:table-cell table:formula="of:=[.$B499]-[.D499]" office:value-type="float" office:value="0">
            <text:p>0</text:p>
          </table:table-cell>
          <table:table-cell table:formula="of:=[.$B499]-[.E499]" office:value-type="float" office:value="0">
            <text:p>0</text:p>
          </table:table-cell>
          <table:table-cell table:number-columns-repeated="8"/>
          <table:table-cell table:formula="of:=(ABS([.$B499]-[.C499])&lt;=[.$B499]*0.1)" office:value-type="boolean" office:boolean-value="true">
            <text:p>VERDADERO</text:p>
          </table:table-cell>
          <table:table-cell table:formula="of:=(ABS([.$B499]-[.D499])&lt;=[.$B499]*0.1)" office:value-type="boolean" office:boolean-value="true">
            <text:p>VERDADERO</text:p>
          </table:table-cell>
          <table:table-cell table:formula="of:=(ABS([.$B499]-[.E499])&lt;=[.$B4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00]-[.C500]" office:value-type="float" office:value="0">
            <text:p>0</text:p>
          </table:table-cell>
          <table:table-cell table:formula="of:=[.$B500]-[.D500]" office:value-type="float" office:value="0">
            <text:p>0</text:p>
          </table:table-cell>
          <table:table-cell table:formula="of:=[.$B500]-[.E500]" office:value-type="float" office:value="0">
            <text:p>0</text:p>
          </table:table-cell>
          <table:table-cell table:number-columns-repeated="8"/>
          <table:table-cell table:formula="of:=(ABS([.$B500]-[.C500])&lt;=[.$B500]*0.1)" office:value-type="boolean" office:boolean-value="true">
            <text:p>VERDADERO</text:p>
          </table:table-cell>
          <table:table-cell table:formula="of:=(ABS([.$B500]-[.D500])&lt;=[.$B500]*0.1)" office:value-type="boolean" office:boolean-value="true">
            <text:p>VERDADERO</text:p>
          </table:table-cell>
          <table:table-cell table:formula="of:=(ABS([.$B500]-[.E500])&lt;=[.$B5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501]-[.C501]" office:value-type="float" office:value="0">
            <text:p>0</text:p>
          </table:table-cell>
          <table:table-cell table:formula="of:=[.$B501]-[.D501]" office:value-type="float" office:value="0">
            <text:p>0</text:p>
          </table:table-cell>
          <table:table-cell table:formula="of:=[.$B501]-[.E501]" office:value-type="float" office:value="0">
            <text:p>0</text:p>
          </table:table-cell>
          <table:table-cell table:number-columns-repeated="8"/>
          <table:table-cell table:formula="of:=(ABS([.$B501]-[.C501])&lt;=[.$B501]*0.1)" office:value-type="boolean" office:boolean-value="true">
            <text:p>VERDADERO</text:p>
          </table:table-cell>
          <table:table-cell table:formula="of:=(ABS([.$B501]-[.D501])&lt;=[.$B501]*0.1)" office:value-type="boolean" office:boolean-value="true">
            <text:p>VERDADERO</text:p>
          </table:table-cell>
          <table:table-cell table:formula="of:=(ABS([.$B501]-[.E501])&lt;=[.$B5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502]-[.C502]" office:value-type="float" office:value="2">
            <text:p>2</text:p>
          </table:table-cell>
          <table:table-cell table:formula="of:=[.$B502]-[.D502]" office:value-type="float" office:value="1">
            <text:p>1</text:p>
          </table:table-cell>
          <table:table-cell table:formula="of:=[.$B502]-[.E502]" office:value-type="float" office:value="0">
            <text:p>0</text:p>
          </table:table-cell>
          <table:table-cell table:number-columns-repeated="8"/>
          <table:table-cell table:formula="of:=(ABS([.$B502]-[.C502])&lt;=[.$B502]*0.1)" office:value-type="boolean" office:boolean-value="false">
            <text:p>FALSO</text:p>
          </table:table-cell>
          <table:table-cell table:formula="of:=(ABS([.$B502]-[.D502])&lt;=[.$B502]*0.1)" office:value-type="boolean" office:boolean-value="false">
            <text:p>FALSO</text:p>
          </table:table-cell>
          <table:table-cell table:formula="of:=(ABS([.$B502]-[.E502])&lt;=[.$B5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503]-[.C503]" office:value-type="float" office:value="2">
            <text:p>2</text:p>
          </table:table-cell>
          <table:table-cell table:formula="of:=[.$B503]-[.D503]" office:value-type="float" office:value="2">
            <text:p>2</text:p>
          </table:table-cell>
          <table:table-cell table:formula="of:=[.$B503]-[.E503]" office:value-type="float" office:value="0">
            <text:p>0</text:p>
          </table:table-cell>
          <table:table-cell table:number-columns-repeated="8"/>
          <table:table-cell table:formula="of:=(ABS([.$B503]-[.C503])&lt;=[.$B503]*0.1)" office:value-type="boolean" office:boolean-value="false">
            <text:p>FALSO</text:p>
          </table:table-cell>
          <table:table-cell table:formula="of:=(ABS([.$B503]-[.D503])&lt;=[.$B503]*0.1)" office:value-type="boolean" office:boolean-value="false">
            <text:p>FALSO</text:p>
          </table:table-cell>
          <table:table-cell table:formula="of:=(ABS([.$B503]-[.E503])&lt;=[.$B5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04]-[.C504]" office:value-type="float" office:value="0">
            <text:p>0</text:p>
          </table:table-cell>
          <table:table-cell table:formula="of:=[.$B504]-[.D504]" office:value-type="float" office:value="0">
            <text:p>0</text:p>
          </table:table-cell>
          <table:table-cell table:formula="of:=[.$B504]-[.E504]" office:value-type="float" office:value="0">
            <text:p>0</text:p>
          </table:table-cell>
          <table:table-cell table:number-columns-repeated="8"/>
          <table:table-cell table:formula="of:=(ABS([.$B504]-[.C504])&lt;=[.$B504]*0.1)" office:value-type="boolean" office:boolean-value="true">
            <text:p>VERDADERO</text:p>
          </table:table-cell>
          <table:table-cell table:formula="of:=(ABS([.$B504]-[.D504])&lt;=[.$B504]*0.1)" office:value-type="boolean" office:boolean-value="true">
            <text:p>VERDADERO</text:p>
          </table:table-cell>
          <table:table-cell table:formula="of:=(ABS([.$B504]-[.E504])&lt;=[.$B5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05]-[.C505]" office:value-type="float" office:value="0">
            <text:p>0</text:p>
          </table:table-cell>
          <table:table-cell table:formula="of:=[.$B505]-[.D505]" office:value-type="float" office:value="0">
            <text:p>0</text:p>
          </table:table-cell>
          <table:table-cell table:formula="of:=[.$B505]-[.E505]" office:value-type="float" office:value="0">
            <text:p>0</text:p>
          </table:table-cell>
          <table:table-cell table:number-columns-repeated="8"/>
          <table:table-cell table:formula="of:=(ABS([.$B505]-[.C505])&lt;=[.$B505]*0.1)" office:value-type="boolean" office:boolean-value="true">
            <text:p>VERDADERO</text:p>
          </table:table-cell>
          <table:table-cell table:formula="of:=(ABS([.$B505]-[.D505])&lt;=[.$B505]*0.1)" office:value-type="boolean" office:boolean-value="true">
            <text:p>VERDADERO</text:p>
          </table:table-cell>
          <table:table-cell table:formula="of:=(ABS([.$B505]-[.E505])&lt;=[.$B5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506]-[.C506]" office:value-type="float" office:value="2">
            <text:p>2</text:p>
          </table:table-cell>
          <table:table-cell table:formula="of:=[.$B506]-[.D506]" office:value-type="float" office:value="2">
            <text:p>2</text:p>
          </table:table-cell>
          <table:table-cell table:formula="of:=[.$B506]-[.E506]" office:value-type="float" office:value="0">
            <text:p>0</text:p>
          </table:table-cell>
          <table:table-cell table:number-columns-repeated="8"/>
          <table:table-cell table:formula="of:=(ABS([.$B506]-[.C506])&lt;=[.$B506]*0.1)" office:value-type="boolean" office:boolean-value="false">
            <text:p>FALSO</text:p>
          </table:table-cell>
          <table:table-cell table:formula="of:=(ABS([.$B506]-[.D506])&lt;=[.$B506]*0.1)" office:value-type="boolean" office:boolean-value="false">
            <text:p>FALSO</text:p>
          </table:table-cell>
          <table:table-cell table:formula="of:=(ABS([.$B506]-[.E506])&lt;=[.$B5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07]-[.C507]" office:value-type="float" office:value="0">
            <text:p>0</text:p>
          </table:table-cell>
          <table:table-cell table:formula="of:=[.$B507]-[.D507]" office:value-type="float" office:value="0">
            <text:p>0</text:p>
          </table:table-cell>
          <table:table-cell table:formula="of:=[.$B507]-[.E507]" office:value-type="float" office:value="0">
            <text:p>0</text:p>
          </table:table-cell>
          <table:table-cell table:number-columns-repeated="8"/>
          <table:table-cell table:formula="of:=(ABS([.$B507]-[.C507])&lt;=[.$B507]*0.1)" office:value-type="boolean" office:boolean-value="true">
            <text:p>VERDADERO</text:p>
          </table:table-cell>
          <table:table-cell table:formula="of:=(ABS([.$B507]-[.D507])&lt;=[.$B507]*0.1)" office:value-type="boolean" office:boolean-value="true">
            <text:p>VERDADERO</text:p>
          </table:table-cell>
          <table:table-cell table:formula="of:=(ABS([.$B507]-[.E507])&lt;=[.$B5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08]-[.C508]" office:value-type="float" office:value="0">
            <text:p>0</text:p>
          </table:table-cell>
          <table:table-cell table:formula="of:=[.$B508]-[.D508]" office:value-type="float" office:value="0">
            <text:p>0</text:p>
          </table:table-cell>
          <table:table-cell table:formula="of:=[.$B508]-[.E508]" office:value-type="float" office:value="0">
            <text:p>0</text:p>
          </table:table-cell>
          <table:table-cell table:number-columns-repeated="8"/>
          <table:table-cell table:formula="of:=(ABS([.$B508]-[.C508])&lt;=[.$B508]*0.1)" office:value-type="boolean" office:boolean-value="true">
            <text:p>VERDADERO</text:p>
          </table:table-cell>
          <table:table-cell table:formula="of:=(ABS([.$B508]-[.D508])&lt;=[.$B508]*0.1)" office:value-type="boolean" office:boolean-value="true">
            <text:p>VERDADERO</text:p>
          </table:table-cell>
          <table:table-cell table:formula="of:=(ABS([.$B508]-[.E508])&lt;=[.$B5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509]-[.C509]" office:value-type="float" office:value="3">
            <text:p>3</text:p>
          </table:table-cell>
          <table:table-cell table:formula="of:=[.$B509]-[.D509]" office:value-type="float" office:value="0">
            <text:p>0</text:p>
          </table:table-cell>
          <table:table-cell table:formula="of:=[.$B509]-[.E509]" office:value-type="float" office:value="0">
            <text:p>0</text:p>
          </table:table-cell>
          <table:table-cell table:number-columns-repeated="8"/>
          <table:table-cell table:formula="of:=(ABS([.$B509]-[.C509])&lt;=[.$B509]*0.1)" office:value-type="boolean" office:boolean-value="false">
            <text:p>FALSO</text:p>
          </table:table-cell>
          <table:table-cell table:formula="of:=(ABS([.$B509]-[.D509])&lt;=[.$B509]*0.1)" office:value-type="boolean" office:boolean-value="true">
            <text:p>VERDADERO</text:p>
          </table:table-cell>
          <table:table-cell table:formula="of:=(ABS([.$B509]-[.E509])&lt;=[.$B5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510]-[.C510]" office:value-type="float" office:value="2">
            <text:p>2</text:p>
          </table:table-cell>
          <table:table-cell table:formula="of:=[.$B510]-[.D510]" office:value-type="float" office:value="0">
            <text:p>0</text:p>
          </table:table-cell>
          <table:table-cell table:formula="of:=[.$B510]-[.E510]" office:value-type="float" office:value="0">
            <text:p>0</text:p>
          </table:table-cell>
          <table:table-cell table:number-columns-repeated="8"/>
          <table:table-cell table:formula="of:=(ABS([.$B510]-[.C510])&lt;=[.$B510]*0.1)" office:value-type="boolean" office:boolean-value="false">
            <text:p>FALSO</text:p>
          </table:table-cell>
          <table:table-cell table:formula="of:=(ABS([.$B510]-[.D510])&lt;=[.$B510]*0.1)" office:value-type="boolean" office:boolean-value="true">
            <text:p>VERDADERO</text:p>
          </table:table-cell>
          <table:table-cell table:formula="of:=(ABS([.$B510]-[.E510])&lt;=[.$B5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11">
            <text:p>11</text:p>
          </table:table-cell>
          <table:table-cell/>
          <table:table-cell table:formula="of:=[.$B511]-[.C511]" office:value-type="float" office:value="0">
            <text:p>0</text:p>
          </table:table-cell>
          <table:table-cell table:formula="of:=[.$B511]-[.D511]" office:value-type="float" office:value="0">
            <text:p>0</text:p>
          </table:table-cell>
          <table:table-cell table:formula="of:=[.$B511]-[.E511]" office:value-type="float" office:value="0">
            <text:p>0</text:p>
          </table:table-cell>
          <table:table-cell table:number-columns-repeated="8"/>
          <table:table-cell table:formula="of:=(ABS([.$B511]-[.C511])&lt;=[.$B511]*0.1)" office:value-type="boolean" office:boolean-value="true">
            <text:p>VERDADERO</text:p>
          </table:table-cell>
          <table:table-cell table:formula="of:=(ABS([.$B511]-[.D511])&lt;=[.$B511]*0.1)" office:value-type="boolean" office:boolean-value="true">
            <text:p>VERDADERO</text:p>
          </table:table-cell>
          <table:table-cell table:formula="of:=(ABS([.$B511]-[.E511])&lt;=[.$B5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12]-[.C512]" office:value-type="float" office:value="1">
            <text:p>1</text:p>
          </table:table-cell>
          <table:table-cell table:formula="of:=[.$B512]-[.D512]" office:value-type="float" office:value="1">
            <text:p>1</text:p>
          </table:table-cell>
          <table:table-cell table:formula="of:=[.$B512]-[.E512]" office:value-type="float" office:value="0">
            <text:p>0</text:p>
          </table:table-cell>
          <table:table-cell table:number-columns-repeated="8"/>
          <table:table-cell table:formula="of:=(ABS([.$B512]-[.C512])&lt;=[.$B512]*0.1)" office:value-type="boolean" office:boolean-value="false">
            <text:p>FALSO</text:p>
          </table:table-cell>
          <table:table-cell table:formula="of:=(ABS([.$B512]-[.D512])&lt;=[.$B512]*0.1)" office:value-type="boolean" office:boolean-value="false">
            <text:p>FALSO</text:p>
          </table:table-cell>
          <table:table-cell table:formula="of:=(ABS([.$B512]-[.E512])&lt;=[.$B5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513]-[.C513]" office:value-type="float" office:value="3">
            <text:p>3</text:p>
          </table:table-cell>
          <table:table-cell table:formula="of:=[.$B513]-[.D513]" office:value-type="float" office:value="0">
            <text:p>0</text:p>
          </table:table-cell>
          <table:table-cell table:formula="of:=[.$B513]-[.E513]" office:value-type="float" office:value="0">
            <text:p>0</text:p>
          </table:table-cell>
          <table:table-cell table:number-columns-repeated="8"/>
          <table:table-cell table:formula="of:=(ABS([.$B513]-[.C513])&lt;=[.$B513]*0.1)" office:value-type="boolean" office:boolean-value="false">
            <text:p>FALSO</text:p>
          </table:table-cell>
          <table:table-cell table:formula="of:=(ABS([.$B513]-[.D513])&lt;=[.$B513]*0.1)" office:value-type="boolean" office:boolean-value="true">
            <text:p>VERDADERO</text:p>
          </table:table-cell>
          <table:table-cell table:formula="of:=(ABS([.$B513]-[.E513])&lt;=[.$B5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514]-[.C514]" office:value-type="float" office:value="1">
            <text:p>1</text:p>
          </table:table-cell>
          <table:table-cell table:formula="of:=[.$B514]-[.D514]" office:value-type="float" office:value="1">
            <text:p>1</text:p>
          </table:table-cell>
          <table:table-cell table:formula="of:=[.$B514]-[.E514]" office:value-type="float" office:value="0">
            <text:p>0</text:p>
          </table:table-cell>
          <table:table-cell table:number-columns-repeated="8"/>
          <table:table-cell table:formula="of:=(ABS([.$B514]-[.C514])&lt;=[.$B514]*0.1)" office:value-type="boolean" office:boolean-value="false">
            <text:p>FALSO</text:p>
          </table:table-cell>
          <table:table-cell table:formula="of:=(ABS([.$B514]-[.D514])&lt;=[.$B514]*0.1)" office:value-type="boolean" office:boolean-value="false">
            <text:p>FALSO</text:p>
          </table:table-cell>
          <table:table-cell table:formula="of:=(ABS([.$B514]-[.E514])&lt;=[.$B5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515]-[.C515]" office:value-type="float" office:value="3">
            <text:p>3</text:p>
          </table:table-cell>
          <table:table-cell table:formula="of:=[.$B515]-[.D515]" office:value-type="float" office:value="0">
            <text:p>0</text:p>
          </table:table-cell>
          <table:table-cell table:formula="of:=[.$B515]-[.E515]" office:value-type="float" office:value="0">
            <text:p>0</text:p>
          </table:table-cell>
          <table:table-cell table:number-columns-repeated="8"/>
          <table:table-cell table:formula="of:=(ABS([.$B515]-[.C515])&lt;=[.$B515]*0.1)" office:value-type="boolean" office:boolean-value="false">
            <text:p>FALSO</text:p>
          </table:table-cell>
          <table:table-cell table:formula="of:=(ABS([.$B515]-[.D515])&lt;=[.$B515]*0.1)" office:value-type="boolean" office:boolean-value="true">
            <text:p>VERDADERO</text:p>
          </table:table-cell>
          <table:table-cell table:formula="of:=(ABS([.$B515]-[.E515])&lt;=[.$B5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16]-[.C516]" office:value-type="float" office:value="0">
            <text:p>0</text:p>
          </table:table-cell>
          <table:table-cell table:formula="of:=[.$B516]-[.D516]" office:value-type="float" office:value="0">
            <text:p>0</text:p>
          </table:table-cell>
          <table:table-cell table:formula="of:=[.$B516]-[.E516]" office:value-type="float" office:value="0">
            <text:p>0</text:p>
          </table:table-cell>
          <table:table-cell table:number-columns-repeated="8"/>
          <table:table-cell table:formula="of:=(ABS([.$B516]-[.C516])&lt;=[.$B516]*0.1)" office:value-type="boolean" office:boolean-value="true">
            <text:p>VERDADERO</text:p>
          </table:table-cell>
          <table:table-cell table:formula="of:=(ABS([.$B516]-[.D516])&lt;=[.$B516]*0.1)" office:value-type="boolean" office:boolean-value="true">
            <text:p>VERDADERO</text:p>
          </table:table-cell>
          <table:table-cell table:formula="of:=(ABS([.$B516]-[.E516])&lt;=[.$B5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517]-[.C517]" office:value-type="float" office:value="2">
            <text:p>2</text:p>
          </table:table-cell>
          <table:table-cell table:formula="of:=[.$B517]-[.D517]" office:value-type="float" office:value="2">
            <text:p>2</text:p>
          </table:table-cell>
          <table:table-cell table:formula="of:=[.$B517]-[.E517]" office:value-type="float" office:value="0">
            <text:p>0</text:p>
          </table:table-cell>
          <table:table-cell table:number-columns-repeated="8"/>
          <table:table-cell table:formula="of:=(ABS([.$B517]-[.C517])&lt;=[.$B517]*0.1)" office:value-type="boolean" office:boolean-value="false">
            <text:p>FALSO</text:p>
          </table:table-cell>
          <table:table-cell table:formula="of:=(ABS([.$B517]-[.D517])&lt;=[.$B517]*0.1)" office:value-type="boolean" office:boolean-value="false">
            <text:p>FALSO</text:p>
          </table:table-cell>
          <table:table-cell table:formula="of:=(ABS([.$B517]-[.E517])&lt;=[.$B5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518]-[.C518]" office:value-type="float" office:value="1">
            <text:p>1</text:p>
          </table:table-cell>
          <table:table-cell table:formula="of:=[.$B518]-[.D518]" office:value-type="float" office:value="0">
            <text:p>0</text:p>
          </table:table-cell>
          <table:table-cell table:formula="of:=[.$B518]-[.E518]" office:value-type="float" office:value="0">
            <text:p>0</text:p>
          </table:table-cell>
          <table:table-cell table:number-columns-repeated="8"/>
          <table:table-cell table:formula="of:=(ABS([.$B518]-[.C518])&lt;=[.$B518]*0.1)" office:value-type="boolean" office:boolean-value="false">
            <text:p>FALSO</text:p>
          </table:table-cell>
          <table:table-cell table:formula="of:=(ABS([.$B518]-[.D518])&lt;=[.$B518]*0.1)" office:value-type="boolean" office:boolean-value="true">
            <text:p>VERDADERO</text:p>
          </table:table-cell>
          <table:table-cell table:formula="of:=(ABS([.$B518]-[.E518])&lt;=[.$B5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8">
            <text:p>8</text:p>
          </table:table-cell>
          <table:table-cell/>
          <table:table-cell table:formula="of:=[.$B519]-[.C519]" office:value-type="float" office:value="0">
            <text:p>0</text:p>
          </table:table-cell>
          <table:table-cell table:formula="of:=[.$B519]-[.D519]" office:value-type="float" office:value="0">
            <text:p>0</text:p>
          </table:table-cell>
          <table:table-cell table:formula="of:=[.$B519]-[.E519]" office:value-type="float" office:value="0">
            <text:p>0</text:p>
          </table:table-cell>
          <table:table-cell table:number-columns-repeated="8"/>
          <table:table-cell table:formula="of:=(ABS([.$B519]-[.C519])&lt;=[.$B519]*0.1)" office:value-type="boolean" office:boolean-value="true">
            <text:p>VERDADERO</text:p>
          </table:table-cell>
          <table:table-cell table:formula="of:=(ABS([.$B519]-[.D519])&lt;=[.$B519]*0.1)" office:value-type="boolean" office:boolean-value="true">
            <text:p>VERDADERO</text:p>
          </table:table-cell>
          <table:table-cell table:formula="of:=(ABS([.$B519]-[.E519])&lt;=[.$B5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520]-[.C520]" office:value-type="float" office:value="2">
            <text:p>2</text:p>
          </table:table-cell>
          <table:table-cell table:formula="of:=[.$B520]-[.D520]" office:value-type="float" office:value="1">
            <text:p>1</text:p>
          </table:table-cell>
          <table:table-cell table:formula="of:=[.$B520]-[.E520]" office:value-type="float" office:value="0">
            <text:p>0</text:p>
          </table:table-cell>
          <table:table-cell table:number-columns-repeated="8"/>
          <table:table-cell table:formula="of:=(ABS([.$B520]-[.C520])&lt;=[.$B520]*0.1)" office:value-type="boolean" office:boolean-value="false">
            <text:p>FALSO</text:p>
          </table:table-cell>
          <table:table-cell table:formula="of:=(ABS([.$B520]-[.D520])&lt;=[.$B520]*0.1)" office:value-type="boolean" office:boolean-value="false">
            <text:p>FALSO</text:p>
          </table:table-cell>
          <table:table-cell table:formula="of:=(ABS([.$B520]-[.E520])&lt;=[.$B5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521]-[.C521]" office:value-type="float" office:value="1">
            <text:p>1</text:p>
          </table:table-cell>
          <table:table-cell table:formula="of:=[.$B521]-[.D521]" office:value-type="float" office:value="0">
            <text:p>0</text:p>
          </table:table-cell>
          <table:table-cell table:formula="of:=[.$B521]-[.E521]" office:value-type="float" office:value="0">
            <text:p>0</text:p>
          </table:table-cell>
          <table:table-cell table:number-columns-repeated="8"/>
          <table:table-cell table:formula="of:=(ABS([.$B521]-[.C521])&lt;=[.$B521]*0.1)" office:value-type="boolean" office:boolean-value="false">
            <text:p>FALSO</text:p>
          </table:table-cell>
          <table:table-cell table:formula="of:=(ABS([.$B521]-[.D521])&lt;=[.$B521]*0.1)" office:value-type="boolean" office:boolean-value="true">
            <text:p>VERDADERO</text:p>
          </table:table-cell>
          <table:table-cell table:formula="of:=(ABS([.$B521]-[.E521])&lt;=[.$B5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522]-[.C522]" office:value-type="float" office:value="2">
            <text:p>2</text:p>
          </table:table-cell>
          <table:table-cell table:formula="of:=[.$B522]-[.D522]" office:value-type="float" office:value="2">
            <text:p>2</text:p>
          </table:table-cell>
          <table:table-cell table:formula="of:=[.$B522]-[.E522]" office:value-type="float" office:value="0">
            <text:p>0</text:p>
          </table:table-cell>
          <table:table-cell table:number-columns-repeated="8"/>
          <table:table-cell table:formula="of:=(ABS([.$B522]-[.C522])&lt;=[.$B522]*0.1)" office:value-type="boolean" office:boolean-value="false">
            <text:p>FALSO</text:p>
          </table:table-cell>
          <table:table-cell table:formula="of:=(ABS([.$B522]-[.D522])&lt;=[.$B522]*0.1)" office:value-type="boolean" office:boolean-value="false">
            <text:p>FALSO</text:p>
          </table:table-cell>
          <table:table-cell table:formula="of:=(ABS([.$B522]-[.E522])&lt;=[.$B5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23]-[.C523]" office:value-type="float" office:value="2">
            <text:p>2</text:p>
          </table:table-cell>
          <table:table-cell table:formula="of:=[.$B523]-[.D523]" office:value-type="float" office:value="0">
            <text:p>0</text:p>
          </table:table-cell>
          <table:table-cell table:formula="of:=[.$B523]-[.E523]" office:value-type="float" office:value="0">
            <text:p>0</text:p>
          </table:table-cell>
          <table:table-cell table:number-columns-repeated="8"/>
          <table:table-cell table:formula="of:=(ABS([.$B523]-[.C523])&lt;=[.$B523]*0.1)" office:value-type="boolean" office:boolean-value="false">
            <text:p>FALSO</text:p>
          </table:table-cell>
          <table:table-cell table:formula="of:=(ABS([.$B523]-[.D523])&lt;=[.$B523]*0.1)" office:value-type="boolean" office:boolean-value="true">
            <text:p>VERDADERO</text:p>
          </table:table-cell>
          <table:table-cell table:formula="of:=(ABS([.$B523]-[.E523])&lt;=[.$B5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24]-[.C524]" office:value-type="float" office:value="0">
            <text:p>0</text:p>
          </table:table-cell>
          <table:table-cell table:formula="of:=[.$B524]-[.D524]" office:value-type="float" office:value="0">
            <text:p>0</text:p>
          </table:table-cell>
          <table:table-cell table:formula="of:=[.$B524]-[.E524]" office:value-type="float" office:value="0">
            <text:p>0</text:p>
          </table:table-cell>
          <table:table-cell table:number-columns-repeated="8"/>
          <table:table-cell table:formula="of:=(ABS([.$B524]-[.C524])&lt;=[.$B524]*0.1)" office:value-type="boolean" office:boolean-value="true">
            <text:p>VERDADERO</text:p>
          </table:table-cell>
          <table:table-cell table:formula="of:=(ABS([.$B524]-[.D524])&lt;=[.$B524]*0.1)" office:value-type="boolean" office:boolean-value="true">
            <text:p>VERDADERO</text:p>
          </table:table-cell>
          <table:table-cell table:formula="of:=(ABS([.$B524]-[.E524])&lt;=[.$B5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525]-[.C525]" office:value-type="float" office:value="2">
            <text:p>2</text:p>
          </table:table-cell>
          <table:table-cell table:formula="of:=[.$B525]-[.D525]" office:value-type="float" office:value="2">
            <text:p>2</text:p>
          </table:table-cell>
          <table:table-cell table:formula="of:=[.$B525]-[.E525]" office:value-type="float" office:value="0">
            <text:p>0</text:p>
          </table:table-cell>
          <table:table-cell table:number-columns-repeated="8"/>
          <table:table-cell table:formula="of:=(ABS([.$B525]-[.C525])&lt;=[.$B525]*0.1)" office:value-type="boolean" office:boolean-value="false">
            <text:p>FALSO</text:p>
          </table:table-cell>
          <table:table-cell table:formula="of:=(ABS([.$B525]-[.D525])&lt;=[.$B525]*0.1)" office:value-type="boolean" office:boolean-value="false">
            <text:p>FALSO</text:p>
          </table:table-cell>
          <table:table-cell table:formula="of:=(ABS([.$B525]-[.E525])&lt;=[.$B5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26]-[.C526]" office:value-type="float" office:value="0">
            <text:p>0</text:p>
          </table:table-cell>
          <table:table-cell table:formula="of:=[.$B526]-[.D526]" office:value-type="float" office:value="0">
            <text:p>0</text:p>
          </table:table-cell>
          <table:table-cell table:formula="of:=[.$B526]-[.E526]" office:value-type="float" office:value="0">
            <text:p>0</text:p>
          </table:table-cell>
          <table:table-cell table:number-columns-repeated="8"/>
          <table:table-cell table:formula="of:=(ABS([.$B526]-[.C526])&lt;=[.$B526]*0.1)" office:value-type="boolean" office:boolean-value="true">
            <text:p>VERDADERO</text:p>
          </table:table-cell>
          <table:table-cell table:formula="of:=(ABS([.$B526]-[.D526])&lt;=[.$B526]*0.1)" office:value-type="boolean" office:boolean-value="true">
            <text:p>VERDADERO</text:p>
          </table:table-cell>
          <table:table-cell table:formula="of:=(ABS([.$B526]-[.E526])&lt;=[.$B5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527]-[.C527]" office:value-type="float" office:value="0">
            <text:p>0</text:p>
          </table:table-cell>
          <table:table-cell table:formula="of:=[.$B527]-[.D527]" office:value-type="float" office:value="0">
            <text:p>0</text:p>
          </table:table-cell>
          <table:table-cell table:formula="of:=[.$B527]-[.E527]" office:value-type="float" office:value="0">
            <text:p>0</text:p>
          </table:table-cell>
          <table:table-cell table:number-columns-repeated="8"/>
          <table:table-cell table:formula="of:=(ABS([.$B527]-[.C527])&lt;=[.$B527]*0.1)" office:value-type="boolean" office:boolean-value="true">
            <text:p>VERDADERO</text:p>
          </table:table-cell>
          <table:table-cell table:formula="of:=(ABS([.$B527]-[.D527])&lt;=[.$B527]*0.1)" office:value-type="boolean" office:boolean-value="true">
            <text:p>VERDADERO</text:p>
          </table:table-cell>
          <table:table-cell table:formula="of:=(ABS([.$B527]-[.E527])&lt;=[.$B5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528]-[.C528]" office:value-type="float" office:value="3">
            <text:p>3</text:p>
          </table:table-cell>
          <table:table-cell table:formula="of:=[.$B528]-[.D528]" office:value-type="float" office:value="0">
            <text:p>0</text:p>
          </table:table-cell>
          <table:table-cell table:formula="of:=[.$B528]-[.E528]" office:value-type="float" office:value="0">
            <text:p>0</text:p>
          </table:table-cell>
          <table:table-cell table:number-columns-repeated="8"/>
          <table:table-cell table:formula="of:=(ABS([.$B528]-[.C528])&lt;=[.$B528]*0.1)" office:value-type="boolean" office:boolean-value="false">
            <text:p>FALSO</text:p>
          </table:table-cell>
          <table:table-cell table:formula="of:=(ABS([.$B528]-[.D528])&lt;=[.$B528]*0.1)" office:value-type="boolean" office:boolean-value="true">
            <text:p>VERDADERO</text:p>
          </table:table-cell>
          <table:table-cell table:formula="of:=(ABS([.$B528]-[.E528])&lt;=[.$B5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29]-[.C529]" office:value-type="float" office:value="0">
            <text:p>0</text:p>
          </table:table-cell>
          <table:table-cell table:formula="of:=[.$B529]-[.D529]" office:value-type="float" office:value="0">
            <text:p>0</text:p>
          </table:table-cell>
          <table:table-cell table:formula="of:=[.$B529]-[.E529]" office:value-type="float" office:value="0">
            <text:p>0</text:p>
          </table:table-cell>
          <table:table-cell table:number-columns-repeated="8"/>
          <table:table-cell table:formula="of:=(ABS([.$B529]-[.C529])&lt;=[.$B529]*0.1)" office:value-type="boolean" office:boolean-value="true">
            <text:p>VERDADERO</text:p>
          </table:table-cell>
          <table:table-cell table:formula="of:=(ABS([.$B529]-[.D529])&lt;=[.$B529]*0.1)" office:value-type="boolean" office:boolean-value="true">
            <text:p>VERDADERO</text:p>
          </table:table-cell>
          <table:table-cell table:formula="of:=(ABS([.$B529]-[.E529])&lt;=[.$B5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530]-[.C530]" office:value-type="float" office:value="0">
            <text:p>0</text:p>
          </table:table-cell>
          <table:table-cell table:formula="of:=[.$B530]-[.D530]" office:value-type="float" office:value="0">
            <text:p>0</text:p>
          </table:table-cell>
          <table:table-cell table:formula="of:=[.$B530]-[.E530]" office:value-type="float" office:value="0">
            <text:p>0</text:p>
          </table:table-cell>
          <table:table-cell table:number-columns-repeated="8"/>
          <table:table-cell table:formula="of:=(ABS([.$B530]-[.C530])&lt;=[.$B530]*0.1)" office:value-type="boolean" office:boolean-value="true">
            <text:p>VERDADERO</text:p>
          </table:table-cell>
          <table:table-cell table:formula="of:=(ABS([.$B530]-[.D530])&lt;=[.$B530]*0.1)" office:value-type="boolean" office:boolean-value="true">
            <text:p>VERDADERO</text:p>
          </table:table-cell>
          <table:table-cell table:formula="of:=(ABS([.$B530]-[.E530])&lt;=[.$B5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531]-[.C531]" office:value-type="float" office:value="2">
            <text:p>2</text:p>
          </table:table-cell>
          <table:table-cell table:formula="of:=[.$B531]-[.D531]" office:value-type="float" office:value="0">
            <text:p>0</text:p>
          </table:table-cell>
          <table:table-cell table:formula="of:=[.$B531]-[.E531]" office:value-type="float" office:value="0">
            <text:p>0</text:p>
          </table:table-cell>
          <table:table-cell table:number-columns-repeated="8"/>
          <table:table-cell table:formula="of:=(ABS([.$B531]-[.C531])&lt;=[.$B531]*0.1)" office:value-type="boolean" office:boolean-value="false">
            <text:p>FALSO</text:p>
          </table:table-cell>
          <table:table-cell table:formula="of:=(ABS([.$B531]-[.D531])&lt;=[.$B531]*0.1)" office:value-type="boolean" office:boolean-value="true">
            <text:p>VERDADERO</text:p>
          </table:table-cell>
          <table:table-cell table:formula="of:=(ABS([.$B531]-[.E531])&lt;=[.$B5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32]-[.C532]" office:value-type="float" office:value="0">
            <text:p>0</text:p>
          </table:table-cell>
          <table:table-cell table:formula="of:=[.$B532]-[.D532]" office:value-type="float" office:value="0">
            <text:p>0</text:p>
          </table:table-cell>
          <table:table-cell table:formula="of:=[.$B532]-[.E532]" office:value-type="float" office:value="0">
            <text:p>0</text:p>
          </table:table-cell>
          <table:table-cell table:number-columns-repeated="8"/>
          <table:table-cell table:formula="of:=(ABS([.$B532]-[.C532])&lt;=[.$B532]*0.1)" office:value-type="boolean" office:boolean-value="true">
            <text:p>VERDADERO</text:p>
          </table:table-cell>
          <table:table-cell table:formula="of:=(ABS([.$B532]-[.D532])&lt;=[.$B532]*0.1)" office:value-type="boolean" office:boolean-value="true">
            <text:p>VERDADERO</text:p>
          </table:table-cell>
          <table:table-cell table:formula="of:=(ABS([.$B532]-[.E532])&lt;=[.$B5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33]-[.C533]" office:value-type="float" office:value="0">
            <text:p>0</text:p>
          </table:table-cell>
          <table:table-cell table:formula="of:=[.$B533]-[.D533]" office:value-type="float" office:value="0">
            <text:p>0</text:p>
          </table:table-cell>
          <table:table-cell table:formula="of:=[.$B533]-[.E533]" office:value-type="float" office:value="0">
            <text:p>0</text:p>
          </table:table-cell>
          <table:table-cell table:number-columns-repeated="8"/>
          <table:table-cell table:formula="of:=(ABS([.$B533]-[.C533])&lt;=[.$B533]*0.1)" office:value-type="boolean" office:boolean-value="true">
            <text:p>VERDADERO</text:p>
          </table:table-cell>
          <table:table-cell table:formula="of:=(ABS([.$B533]-[.D533])&lt;=[.$B533]*0.1)" office:value-type="boolean" office:boolean-value="true">
            <text:p>VERDADERO</text:p>
          </table:table-cell>
          <table:table-cell table:formula="of:=(ABS([.$B533]-[.E533])&lt;=[.$B5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534]-[.C534]" office:value-type="float" office:value="0">
            <text:p>0</text:p>
          </table:table-cell>
          <table:table-cell table:formula="of:=[.$B534]-[.D534]" office:value-type="float" office:value="0">
            <text:p>0</text:p>
          </table:table-cell>
          <table:table-cell table:formula="of:=[.$B534]-[.E534]" office:value-type="float" office:value="0">
            <text:p>0</text:p>
          </table:table-cell>
          <table:table-cell table:number-columns-repeated="8"/>
          <table:table-cell table:formula="of:=(ABS([.$B534]-[.C534])&lt;=[.$B534]*0.1)" office:value-type="boolean" office:boolean-value="true">
            <text:p>VERDADERO</text:p>
          </table:table-cell>
          <table:table-cell table:formula="of:=(ABS([.$B534]-[.D534])&lt;=[.$B534]*0.1)" office:value-type="boolean" office:boolean-value="true">
            <text:p>VERDADERO</text:p>
          </table:table-cell>
          <table:table-cell table:formula="of:=(ABS([.$B534]-[.E534])&lt;=[.$B5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535]-[.C535]" office:value-type="float" office:value="1">
            <text:p>1</text:p>
          </table:table-cell>
          <table:table-cell table:formula="of:=[.$B535]-[.D535]" office:value-type="float" office:value="1">
            <text:p>1</text:p>
          </table:table-cell>
          <table:table-cell table:formula="of:=[.$B535]-[.E535]" office:value-type="float" office:value="0">
            <text:p>0</text:p>
          </table:table-cell>
          <table:table-cell table:number-columns-repeated="8"/>
          <table:table-cell table:formula="of:=(ABS([.$B535]-[.C535])&lt;=[.$B535]*0.1)" office:value-type="boolean" office:boolean-value="false">
            <text:p>FALSO</text:p>
          </table:table-cell>
          <table:table-cell table:formula="of:=(ABS([.$B535]-[.D535])&lt;=[.$B535]*0.1)" office:value-type="boolean" office:boolean-value="false">
            <text:p>FALSO</text:p>
          </table:table-cell>
          <table:table-cell table:formula="of:=(ABS([.$B535]-[.E535])&lt;=[.$B5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536]-[.C536]" office:value-type="float" office:value="0">
            <text:p>0</text:p>
          </table:table-cell>
          <table:table-cell table:formula="of:=[.$B536]-[.D536]" office:value-type="float" office:value="0">
            <text:p>0</text:p>
          </table:table-cell>
          <table:table-cell table:formula="of:=[.$B536]-[.E536]" office:value-type="float" office:value="0">
            <text:p>0</text:p>
          </table:table-cell>
          <table:table-cell table:number-columns-repeated="8"/>
          <table:table-cell table:formula="of:=(ABS([.$B536]-[.C536])&lt;=[.$B536]*0.1)" office:value-type="boolean" office:boolean-value="true">
            <text:p>VERDADERO</text:p>
          </table:table-cell>
          <table:table-cell table:formula="of:=(ABS([.$B536]-[.D536])&lt;=[.$B536]*0.1)" office:value-type="boolean" office:boolean-value="true">
            <text:p>VERDADERO</text:p>
          </table:table-cell>
          <table:table-cell table:formula="of:=(ABS([.$B536]-[.E536])&lt;=[.$B5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537]-[.C537]" office:value-type="float" office:value="1">
            <text:p>1</text:p>
          </table:table-cell>
          <table:table-cell table:formula="of:=[.$B537]-[.D537]" office:value-type="float" office:value="0">
            <text:p>0</text:p>
          </table:table-cell>
          <table:table-cell table:formula="of:=[.$B537]-[.E537]" office:value-type="float" office:value="0">
            <text:p>0</text:p>
          </table:table-cell>
          <table:table-cell table:number-columns-repeated="8"/>
          <table:table-cell table:formula="of:=(ABS([.$B537]-[.C537])&lt;=[.$B537]*0.1)" office:value-type="boolean" office:boolean-value="false">
            <text:p>FALSO</text:p>
          </table:table-cell>
          <table:table-cell table:formula="of:=(ABS([.$B537]-[.D537])&lt;=[.$B537]*0.1)" office:value-type="boolean" office:boolean-value="true">
            <text:p>VERDADERO</text:p>
          </table:table-cell>
          <table:table-cell table:formula="of:=(ABS([.$B537]-[.E537])&lt;=[.$B5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38]-[.C538]" office:value-type="float" office:value="0">
            <text:p>0</text:p>
          </table:table-cell>
          <table:table-cell table:formula="of:=[.$B538]-[.D538]" office:value-type="float" office:value="0">
            <text:p>0</text:p>
          </table:table-cell>
          <table:table-cell table:formula="of:=[.$B538]-[.E538]" office:value-type="float" office:value="0">
            <text:p>0</text:p>
          </table:table-cell>
          <table:table-cell table:number-columns-repeated="8"/>
          <table:table-cell table:formula="of:=(ABS([.$B538]-[.C538])&lt;=[.$B538]*0.1)" office:value-type="boolean" office:boolean-value="true">
            <text:p>VERDADERO</text:p>
          </table:table-cell>
          <table:table-cell table:formula="of:=(ABS([.$B538]-[.D538])&lt;=[.$B538]*0.1)" office:value-type="boolean" office:boolean-value="true">
            <text:p>VERDADERO</text:p>
          </table:table-cell>
          <table:table-cell table:formula="of:=(ABS([.$B538]-[.E538])&lt;=[.$B5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39]-[.C539]" office:value-type="float" office:value="2">
            <text:p>2</text:p>
          </table:table-cell>
          <table:table-cell table:formula="of:=[.$B539]-[.D539]" office:value-type="float" office:value="0">
            <text:p>0</text:p>
          </table:table-cell>
          <table:table-cell table:formula="of:=[.$B539]-[.E539]" office:value-type="float" office:value="0">
            <text:p>0</text:p>
          </table:table-cell>
          <table:table-cell table:number-columns-repeated="8"/>
          <table:table-cell table:formula="of:=(ABS([.$B539]-[.C539])&lt;=[.$B539]*0.1)" office:value-type="boolean" office:boolean-value="false">
            <text:p>FALSO</text:p>
          </table:table-cell>
          <table:table-cell table:formula="of:=(ABS([.$B539]-[.D539])&lt;=[.$B539]*0.1)" office:value-type="boolean" office:boolean-value="true">
            <text:p>VERDADERO</text:p>
          </table:table-cell>
          <table:table-cell table:formula="of:=(ABS([.$B539]-[.E539])&lt;=[.$B5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40]-[.C540]" office:value-type="float" office:value="0">
            <text:p>0</text:p>
          </table:table-cell>
          <table:table-cell table:formula="of:=[.$B540]-[.D540]" office:value-type="float" office:value="0">
            <text:p>0</text:p>
          </table:table-cell>
          <table:table-cell table:formula="of:=[.$B540]-[.E540]" office:value-type="float" office:value="0">
            <text:p>0</text:p>
          </table:table-cell>
          <table:table-cell table:number-columns-repeated="8"/>
          <table:table-cell table:formula="of:=(ABS([.$B540]-[.C540])&lt;=[.$B540]*0.1)" office:value-type="boolean" office:boolean-value="true">
            <text:p>VERDADERO</text:p>
          </table:table-cell>
          <table:table-cell table:formula="of:=(ABS([.$B540]-[.D540])&lt;=[.$B540]*0.1)" office:value-type="boolean" office:boolean-value="true">
            <text:p>VERDADERO</text:p>
          </table:table-cell>
          <table:table-cell table:formula="of:=(ABS([.$B540]-[.E540])&lt;=[.$B5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541]-[.C541]" office:value-type="float" office:value="1">
            <text:p>1</text:p>
          </table:table-cell>
          <table:table-cell table:formula="of:=[.$B541]-[.D541]" office:value-type="float" office:value="1">
            <text:p>1</text:p>
          </table:table-cell>
          <table:table-cell table:formula="of:=[.$B541]-[.E541]" office:value-type="float" office:value="0">
            <text:p>0</text:p>
          </table:table-cell>
          <table:table-cell table:number-columns-repeated="8"/>
          <table:table-cell table:formula="of:=(ABS([.$B541]-[.C541])&lt;=[.$B541]*0.1)" office:value-type="boolean" office:boolean-value="false">
            <text:p>FALSO</text:p>
          </table:table-cell>
          <table:table-cell table:formula="of:=(ABS([.$B541]-[.D541])&lt;=[.$B541]*0.1)" office:value-type="boolean" office:boolean-value="false">
            <text:p>FALSO</text:p>
          </table:table-cell>
          <table:table-cell table:formula="of:=(ABS([.$B541]-[.E541])&lt;=[.$B5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542]-[.C542]" office:value-type="float" office:value="1">
            <text:p>1</text:p>
          </table:table-cell>
          <table:table-cell table:formula="of:=[.$B542]-[.D542]" office:value-type="float" office:value="1">
            <text:p>1</text:p>
          </table:table-cell>
          <table:table-cell table:formula="of:=[.$B542]-[.E542]" office:value-type="float" office:value="0">
            <text:p>0</text:p>
          </table:table-cell>
          <table:table-cell table:number-columns-repeated="8"/>
          <table:table-cell table:formula="of:=(ABS([.$B542]-[.C542])&lt;=[.$B542]*0.1)" office:value-type="boolean" office:boolean-value="false">
            <text:p>FALSO</text:p>
          </table:table-cell>
          <table:table-cell table:formula="of:=(ABS([.$B542]-[.D542])&lt;=[.$B542]*0.1)" office:value-type="boolean" office:boolean-value="false">
            <text:p>FALSO</text:p>
          </table:table-cell>
          <table:table-cell table:formula="of:=(ABS([.$B542]-[.E542])&lt;=[.$B5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543]-[.C543]" office:value-type="float" office:value="2">
            <text:p>2</text:p>
          </table:table-cell>
          <table:table-cell table:formula="of:=[.$B543]-[.D543]" office:value-type="float" office:value="0">
            <text:p>0</text:p>
          </table:table-cell>
          <table:table-cell table:formula="of:=[.$B543]-[.E543]" office:value-type="float" office:value="0">
            <text:p>0</text:p>
          </table:table-cell>
          <table:table-cell table:number-columns-repeated="8"/>
          <table:table-cell table:formula="of:=(ABS([.$B543]-[.C543])&lt;=[.$B543]*0.1)" office:value-type="boolean" office:boolean-value="false">
            <text:p>FALSO</text:p>
          </table:table-cell>
          <table:table-cell table:formula="of:=(ABS([.$B543]-[.D543])&lt;=[.$B543]*0.1)" office:value-type="boolean" office:boolean-value="true">
            <text:p>VERDADERO</text:p>
          </table:table-cell>
          <table:table-cell table:formula="of:=(ABS([.$B543]-[.E543])&lt;=[.$B5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44]-[.C544]" office:value-type="float" office:value="0">
            <text:p>0</text:p>
          </table:table-cell>
          <table:table-cell table:formula="of:=[.$B544]-[.D544]" office:value-type="float" office:value="0">
            <text:p>0</text:p>
          </table:table-cell>
          <table:table-cell table:formula="of:=[.$B544]-[.E544]" office:value-type="float" office:value="0">
            <text:p>0</text:p>
          </table:table-cell>
          <table:table-cell table:number-columns-repeated="8"/>
          <table:table-cell table:formula="of:=(ABS([.$B544]-[.C544])&lt;=[.$B544]*0.1)" office:value-type="boolean" office:boolean-value="true">
            <text:p>VERDADERO</text:p>
          </table:table-cell>
          <table:table-cell table:formula="of:=(ABS([.$B544]-[.D544])&lt;=[.$B544]*0.1)" office:value-type="boolean" office:boolean-value="true">
            <text:p>VERDADERO</text:p>
          </table:table-cell>
          <table:table-cell table:formula="of:=(ABS([.$B544]-[.E544])&lt;=[.$B5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45]-[.C545]" office:value-type="float" office:value="0">
            <text:p>0</text:p>
          </table:table-cell>
          <table:table-cell table:formula="of:=[.$B545]-[.D545]" office:value-type="float" office:value="0">
            <text:p>0</text:p>
          </table:table-cell>
          <table:table-cell table:formula="of:=[.$B545]-[.E545]" office:value-type="float" office:value="0">
            <text:p>0</text:p>
          </table:table-cell>
          <table:table-cell table:number-columns-repeated="8"/>
          <table:table-cell table:formula="of:=(ABS([.$B545]-[.C545])&lt;=[.$B545]*0.1)" office:value-type="boolean" office:boolean-value="true">
            <text:p>VERDADERO</text:p>
          </table:table-cell>
          <table:table-cell table:formula="of:=(ABS([.$B545]-[.D545])&lt;=[.$B545]*0.1)" office:value-type="boolean" office:boolean-value="true">
            <text:p>VERDADERO</text:p>
          </table:table-cell>
          <table:table-cell table:formula="of:=(ABS([.$B545]-[.E545])&lt;=[.$B5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546]-[.C546]" office:value-type="float" office:value="1">
            <text:p>1</text:p>
          </table:table-cell>
          <table:table-cell table:formula="of:=[.$B546]-[.D546]" office:value-type="float" office:value="0">
            <text:p>0</text:p>
          </table:table-cell>
          <table:table-cell table:formula="of:=[.$B546]-[.E546]" office:value-type="float" office:value="0">
            <text:p>0</text:p>
          </table:table-cell>
          <table:table-cell table:number-columns-repeated="8"/>
          <table:table-cell table:formula="of:=(ABS([.$B546]-[.C546])&lt;=[.$B546]*0.1)" office:value-type="boolean" office:boolean-value="false">
            <text:p>FALSO</text:p>
          </table:table-cell>
          <table:table-cell table:formula="of:=(ABS([.$B546]-[.D546])&lt;=[.$B546]*0.1)" office:value-type="boolean" office:boolean-value="true">
            <text:p>VERDADERO</text:p>
          </table:table-cell>
          <table:table-cell table:formula="of:=(ABS([.$B546]-[.E546])&lt;=[.$B5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47]-[.C547]" office:value-type="float" office:value="1">
            <text:p>1</text:p>
          </table:table-cell>
          <table:table-cell table:formula="of:=[.$B547]-[.D547]" office:value-type="float" office:value="1">
            <text:p>1</text:p>
          </table:table-cell>
          <table:table-cell table:formula="of:=[.$B547]-[.E547]" office:value-type="float" office:value="0">
            <text:p>0</text:p>
          </table:table-cell>
          <table:table-cell table:number-columns-repeated="8"/>
          <table:table-cell table:formula="of:=(ABS([.$B547]-[.C547])&lt;=[.$B547]*0.1)" office:value-type="boolean" office:boolean-value="false">
            <text:p>FALSO</text:p>
          </table:table-cell>
          <table:table-cell table:formula="of:=(ABS([.$B547]-[.D547])&lt;=[.$B547]*0.1)" office:value-type="boolean" office:boolean-value="false">
            <text:p>FALSO</text:p>
          </table:table-cell>
          <table:table-cell table:formula="of:=(ABS([.$B547]-[.E547])&lt;=[.$B5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[.$B548]-[.C548]" office:value-type="float" office:value="1">
            <text:p>1</text:p>
          </table:table-cell>
          <table:table-cell table:formula="of:=[.$B548]-[.D548]" office:value-type="float" office:value="1">
            <text:p>1</text:p>
          </table:table-cell>
          <table:table-cell table:formula="of:=[.$B548]-[.E548]" office:value-type="float" office:value="1">
            <text:p>1</text:p>
          </table:table-cell>
          <table:table-cell table:number-columns-repeated="8"/>
          <table:table-cell table:formula="of:=(ABS([.$B548]-[.C548])&lt;=[.$B548]*0.1)" office:value-type="boolean" office:boolean-value="false">
            <text:p>FALSO</text:p>
          </table:table-cell>
          <table:table-cell table:formula="of:=(ABS([.$B548]-[.D548])&lt;=[.$B548]*0.1)" office:value-type="boolean" office:boolean-value="false">
            <text:p>FALSO</text:p>
          </table:table-cell>
          <table:table-cell table:formula="of:=(ABS([.$B548]-[.E548])&lt;=[.$B54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549]-[.C549]" office:value-type="float" office:value="0">
            <text:p>0</text:p>
          </table:table-cell>
          <table:table-cell table:formula="of:=[.$B549]-[.D549]" office:value-type="float" office:value="0">
            <text:p>0</text:p>
          </table:table-cell>
          <table:table-cell table:formula="of:=[.$B549]-[.E549]" office:value-type="float" office:value="0">
            <text:p>0</text:p>
          </table:table-cell>
          <table:table-cell table:number-columns-repeated="8"/>
          <table:table-cell table:formula="of:=(ABS([.$B549]-[.C549])&lt;=[.$B549]*0.1)" office:value-type="boolean" office:boolean-value="true">
            <text:p>VERDADERO</text:p>
          </table:table-cell>
          <table:table-cell table:formula="of:=(ABS([.$B549]-[.D549])&lt;=[.$B549]*0.1)" office:value-type="boolean" office:boolean-value="true">
            <text:p>VERDADERO</text:p>
          </table:table-cell>
          <table:table-cell table:formula="of:=(ABS([.$B549]-[.E549])&lt;=[.$B5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550]-[.C550]" office:value-type="float" office:value="1">
            <text:p>1</text:p>
          </table:table-cell>
          <table:table-cell table:formula="of:=[.$B550]-[.D550]" office:value-type="float" office:value="0">
            <text:p>0</text:p>
          </table:table-cell>
          <table:table-cell table:formula="of:=[.$B550]-[.E550]" office:value-type="float" office:value="0">
            <text:p>0</text:p>
          </table:table-cell>
          <table:table-cell table:number-columns-repeated="8"/>
          <table:table-cell table:formula="of:=(ABS([.$B550]-[.C550])&lt;=[.$B550]*0.1)" office:value-type="boolean" office:boolean-value="false">
            <text:p>FALSO</text:p>
          </table:table-cell>
          <table:table-cell table:formula="of:=(ABS([.$B550]-[.D550])&lt;=[.$B550]*0.1)" office:value-type="boolean" office:boolean-value="true">
            <text:p>VERDADERO</text:p>
          </table:table-cell>
          <table:table-cell table:formula="of:=(ABS([.$B550]-[.E550])&lt;=[.$B5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551]-[.C551]" office:value-type="float" office:value="1">
            <text:p>1</text:p>
          </table:table-cell>
          <table:table-cell table:formula="of:=[.$B551]-[.D551]" office:value-type="float" office:value="0">
            <text:p>0</text:p>
          </table:table-cell>
          <table:table-cell table:formula="of:=[.$B551]-[.E551]" office:value-type="float" office:value="0">
            <text:p>0</text:p>
          </table:table-cell>
          <table:table-cell table:number-columns-repeated="8"/>
          <table:table-cell table:formula="of:=(ABS([.$B551]-[.C551])&lt;=[.$B551]*0.1)" office:value-type="boolean" office:boolean-value="false">
            <text:p>FALSO</text:p>
          </table:table-cell>
          <table:table-cell table:formula="of:=(ABS([.$B551]-[.D551])&lt;=[.$B551]*0.1)" office:value-type="boolean" office:boolean-value="true">
            <text:p>VERDADERO</text:p>
          </table:table-cell>
          <table:table-cell table:formula="of:=(ABS([.$B551]-[.E551])&lt;=[.$B5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52]-[.C552]" office:value-type="float" office:value="0">
            <text:p>0</text:p>
          </table:table-cell>
          <table:table-cell table:formula="of:=[.$B552]-[.D552]" office:value-type="float" office:value="0">
            <text:p>0</text:p>
          </table:table-cell>
          <table:table-cell table:formula="of:=[.$B552]-[.E552]" office:value-type="float" office:value="0">
            <text:p>0</text:p>
          </table:table-cell>
          <table:table-cell table:number-columns-repeated="8"/>
          <table:table-cell table:formula="of:=(ABS([.$B552]-[.C552])&lt;=[.$B552]*0.1)" office:value-type="boolean" office:boolean-value="true">
            <text:p>VERDADERO</text:p>
          </table:table-cell>
          <table:table-cell table:formula="of:=(ABS([.$B552]-[.D552])&lt;=[.$B552]*0.1)" office:value-type="boolean" office:boolean-value="true">
            <text:p>VERDADERO</text:p>
          </table:table-cell>
          <table:table-cell table:formula="of:=(ABS([.$B552]-[.E552])&lt;=[.$B5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553]-[.C553]" office:value-type="float" office:value="0">
            <text:p>0</text:p>
          </table:table-cell>
          <table:table-cell table:formula="of:=[.$B553]-[.D553]" office:value-type="float" office:value="0">
            <text:p>0</text:p>
          </table:table-cell>
          <table:table-cell table:formula="of:=[.$B553]-[.E553]" office:value-type="float" office:value="0">
            <text:p>0</text:p>
          </table:table-cell>
          <table:table-cell table:number-columns-repeated="8"/>
          <table:table-cell table:formula="of:=(ABS([.$B553]-[.C553])&lt;=[.$B553]*0.1)" office:value-type="boolean" office:boolean-value="true">
            <text:p>VERDADERO</text:p>
          </table:table-cell>
          <table:table-cell table:formula="of:=(ABS([.$B553]-[.D553])&lt;=[.$B553]*0.1)" office:value-type="boolean" office:boolean-value="true">
            <text:p>VERDADERO</text:p>
          </table:table-cell>
          <table:table-cell table:formula="of:=(ABS([.$B553]-[.E553])&lt;=[.$B5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54]-[.C554]" office:value-type="float" office:value="0">
            <text:p>0</text:p>
          </table:table-cell>
          <table:table-cell table:formula="of:=[.$B554]-[.D554]" office:value-type="float" office:value="0">
            <text:p>0</text:p>
          </table:table-cell>
          <table:table-cell table:formula="of:=[.$B554]-[.E554]" office:value-type="float" office:value="0">
            <text:p>0</text:p>
          </table:table-cell>
          <table:table-cell table:number-columns-repeated="8"/>
          <table:table-cell table:formula="of:=(ABS([.$B554]-[.C554])&lt;=[.$B554]*0.1)" office:value-type="boolean" office:boolean-value="true">
            <text:p>VERDADERO</text:p>
          </table:table-cell>
          <table:table-cell table:formula="of:=(ABS([.$B554]-[.D554])&lt;=[.$B554]*0.1)" office:value-type="boolean" office:boolean-value="true">
            <text:p>VERDADERO</text:p>
          </table:table-cell>
          <table:table-cell table:formula="of:=(ABS([.$B554]-[.E554])&lt;=[.$B5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55]-[.C555]" office:value-type="float" office:value="1">
            <text:p>1</text:p>
          </table:table-cell>
          <table:table-cell table:formula="of:=[.$B555]-[.D555]" office:value-type="float" office:value="0">
            <text:p>0</text:p>
          </table:table-cell>
          <table:table-cell table:formula="of:=[.$B555]-[.E555]" office:value-type="float" office:value="0">
            <text:p>0</text:p>
          </table:table-cell>
          <table:table-cell table:number-columns-repeated="8"/>
          <table:table-cell table:formula="of:=(ABS([.$B555]-[.C555])&lt;=[.$B555]*0.1)" office:value-type="boolean" office:boolean-value="false">
            <text:p>FALSO</text:p>
          </table:table-cell>
          <table:table-cell table:formula="of:=(ABS([.$B555]-[.D555])&lt;=[.$B555]*0.1)" office:value-type="boolean" office:boolean-value="true">
            <text:p>VERDADERO</text:p>
          </table:table-cell>
          <table:table-cell table:formula="of:=(ABS([.$B555]-[.E555])&lt;=[.$B5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556]-[.C556]" office:value-type="float" office:value="2">
            <text:p>2</text:p>
          </table:table-cell>
          <table:table-cell table:formula="of:=[.$B556]-[.D556]" office:value-type="float" office:value="2">
            <text:p>2</text:p>
          </table:table-cell>
          <table:table-cell table:formula="of:=[.$B556]-[.E556]" office:value-type="float" office:value="0">
            <text:p>0</text:p>
          </table:table-cell>
          <table:table-cell table:number-columns-repeated="8"/>
          <table:table-cell table:formula="of:=(ABS([.$B556]-[.C556])&lt;=[.$B556]*0.1)" office:value-type="boolean" office:boolean-value="false">
            <text:p>FALSO</text:p>
          </table:table-cell>
          <table:table-cell table:formula="of:=(ABS([.$B556]-[.D556])&lt;=[.$B556]*0.1)" office:value-type="boolean" office:boolean-value="false">
            <text:p>FALSO</text:p>
          </table:table-cell>
          <table:table-cell table:formula="of:=(ABS([.$B556]-[.E556])&lt;=[.$B5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57]-[.C557]" office:value-type="float" office:value="0">
            <text:p>0</text:p>
          </table:table-cell>
          <table:table-cell table:formula="of:=[.$B557]-[.D557]" office:value-type="float" office:value="0">
            <text:p>0</text:p>
          </table:table-cell>
          <table:table-cell table:formula="of:=[.$B557]-[.E557]" office:value-type="float" office:value="0">
            <text:p>0</text:p>
          </table:table-cell>
          <table:table-cell table:number-columns-repeated="8"/>
          <table:table-cell table:formula="of:=(ABS([.$B557]-[.C557])&lt;=[.$B557]*0.1)" office:value-type="boolean" office:boolean-value="true">
            <text:p>VERDADERO</text:p>
          </table:table-cell>
          <table:table-cell table:formula="of:=(ABS([.$B557]-[.D557])&lt;=[.$B557]*0.1)" office:value-type="boolean" office:boolean-value="true">
            <text:p>VERDADERO</text:p>
          </table:table-cell>
          <table:table-cell table:formula="of:=(ABS([.$B557]-[.E557])&lt;=[.$B5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558]-[.C558]" office:value-type="float" office:value="1">
            <text:p>1</text:p>
          </table:table-cell>
          <table:table-cell table:formula="of:=[.$B558]-[.D558]" office:value-type="float" office:value="1">
            <text:p>1</text:p>
          </table:table-cell>
          <table:table-cell table:formula="of:=[.$B558]-[.E558]" office:value-type="float" office:value="0">
            <text:p>0</text:p>
          </table:table-cell>
          <table:table-cell table:number-columns-repeated="8"/>
          <table:table-cell table:formula="of:=(ABS([.$B558]-[.C558])&lt;=[.$B558]*0.1)" office:value-type="boolean" office:boolean-value="false">
            <text:p>FALSO</text:p>
          </table:table-cell>
          <table:table-cell table:formula="of:=(ABS([.$B558]-[.D558])&lt;=[.$B558]*0.1)" office:value-type="boolean" office:boolean-value="false">
            <text:p>FALSO</text:p>
          </table:table-cell>
          <table:table-cell table:formula="of:=(ABS([.$B558]-[.E558])&lt;=[.$B5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8">
            <text:p>8</text:p>
          </table:table-cell>
          <table:table-cell/>
          <table:table-cell table:formula="of:=[.$B559]-[.C559]" office:value-type="float" office:value="0">
            <text:p>0</text:p>
          </table:table-cell>
          <table:table-cell table:formula="of:=[.$B559]-[.D559]" office:value-type="float" office:value="0">
            <text:p>0</text:p>
          </table:table-cell>
          <table:table-cell table:formula="of:=[.$B559]-[.E559]" office:value-type="float" office:value="0">
            <text:p>0</text:p>
          </table:table-cell>
          <table:table-cell table:number-columns-repeated="8"/>
          <table:table-cell table:formula="of:=(ABS([.$B559]-[.C559])&lt;=[.$B559]*0.1)" office:value-type="boolean" office:boolean-value="true">
            <text:p>VERDADERO</text:p>
          </table:table-cell>
          <table:table-cell table:formula="of:=(ABS([.$B559]-[.D559])&lt;=[.$B559]*0.1)" office:value-type="boolean" office:boolean-value="true">
            <text:p>VERDADERO</text:p>
          </table:table-cell>
          <table:table-cell table:formula="of:=(ABS([.$B559]-[.E559])&lt;=[.$B5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560]-[.C560]" office:value-type="float" office:value="1">
            <text:p>1</text:p>
          </table:table-cell>
          <table:table-cell table:formula="of:=[.$B560]-[.D560]" office:value-type="float" office:value="1">
            <text:p>1</text:p>
          </table:table-cell>
          <table:table-cell table:formula="of:=[.$B560]-[.E560]" office:value-type="float" office:value="0">
            <text:p>0</text:p>
          </table:table-cell>
          <table:table-cell table:number-columns-repeated="8"/>
          <table:table-cell table:formula="of:=(ABS([.$B560]-[.C560])&lt;=[.$B560]*0.1)" office:value-type="boolean" office:boolean-value="false">
            <text:p>FALSO</text:p>
          </table:table-cell>
          <table:table-cell table:formula="of:=(ABS([.$B560]-[.D560])&lt;=[.$B560]*0.1)" office:value-type="boolean" office:boolean-value="false">
            <text:p>FALSO</text:p>
          </table:table-cell>
          <table:table-cell table:formula="of:=(ABS([.$B560]-[.E560])&lt;=[.$B5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561]-[.C561]" office:value-type="float" office:value="2">
            <text:p>2</text:p>
          </table:table-cell>
          <table:table-cell table:formula="of:=[.$B561]-[.D561]" office:value-type="float" office:value="2">
            <text:p>2</text:p>
          </table:table-cell>
          <table:table-cell table:formula="of:=[.$B561]-[.E561]" office:value-type="float" office:value="1">
            <text:p>1</text:p>
          </table:table-cell>
          <table:table-cell table:number-columns-repeated="8"/>
          <table:table-cell table:formula="of:=(ABS([.$B561]-[.C561])&lt;=[.$B561]*0.1)" office:value-type="boolean" office:boolean-value="false">
            <text:p>FALSO</text:p>
          </table:table-cell>
          <table:table-cell table:formula="of:=(ABS([.$B561]-[.D561])&lt;=[.$B561]*0.1)" office:value-type="boolean" office:boolean-value="false">
            <text:p>FALSO</text:p>
          </table:table-cell>
          <table:table-cell table:formula="of:=(ABS([.$B561]-[.E561])&lt;=[.$B56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62]-[.C562]" office:value-type="float" office:value="0">
            <text:p>0</text:p>
          </table:table-cell>
          <table:table-cell table:formula="of:=[.$B562]-[.D562]" office:value-type="float" office:value="0">
            <text:p>0</text:p>
          </table:table-cell>
          <table:table-cell table:formula="of:=[.$B562]-[.E562]" office:value-type="float" office:value="0">
            <text:p>0</text:p>
          </table:table-cell>
          <table:table-cell table:number-columns-repeated="8"/>
          <table:table-cell table:formula="of:=(ABS([.$B562]-[.C562])&lt;=[.$B562]*0.1)" office:value-type="boolean" office:boolean-value="true">
            <text:p>VERDADERO</text:p>
          </table:table-cell>
          <table:table-cell table:formula="of:=(ABS([.$B562]-[.D562])&lt;=[.$B562]*0.1)" office:value-type="boolean" office:boolean-value="true">
            <text:p>VERDADERO</text:p>
          </table:table-cell>
          <table:table-cell table:formula="of:=(ABS([.$B562]-[.E562])&lt;=[.$B5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563]-[.C563]" office:value-type="float" office:value="1">
            <text:p>1</text:p>
          </table:table-cell>
          <table:table-cell table:formula="of:=[.$B563]-[.D563]" office:value-type="float" office:value="1">
            <text:p>1</text:p>
          </table:table-cell>
          <table:table-cell table:formula="of:=[.$B563]-[.E563]" office:value-type="float" office:value="0">
            <text:p>0</text:p>
          </table:table-cell>
          <table:table-cell table:number-columns-repeated="8"/>
          <table:table-cell table:formula="of:=(ABS([.$B563]-[.C563])&lt;=[.$B563]*0.1)" office:value-type="boolean" office:boolean-value="false">
            <text:p>FALSO</text:p>
          </table:table-cell>
          <table:table-cell table:formula="of:=(ABS([.$B563]-[.D563])&lt;=[.$B563]*0.1)" office:value-type="boolean" office:boolean-value="false">
            <text:p>FALSO</text:p>
          </table:table-cell>
          <table:table-cell table:formula="of:=(ABS([.$B563]-[.E563])&lt;=[.$B5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64]-[.C564]" office:value-type="float" office:value="0">
            <text:p>0</text:p>
          </table:table-cell>
          <table:table-cell table:formula="of:=[.$B564]-[.D564]" office:value-type="float" office:value="0">
            <text:p>0</text:p>
          </table:table-cell>
          <table:table-cell table:formula="of:=[.$B564]-[.E564]" office:value-type="float" office:value="0">
            <text:p>0</text:p>
          </table:table-cell>
          <table:table-cell table:number-columns-repeated="8"/>
          <table:table-cell table:formula="of:=(ABS([.$B564]-[.C564])&lt;=[.$B564]*0.1)" office:value-type="boolean" office:boolean-value="true">
            <text:p>VERDADERO</text:p>
          </table:table-cell>
          <table:table-cell table:formula="of:=(ABS([.$B564]-[.D564])&lt;=[.$B564]*0.1)" office:value-type="boolean" office:boolean-value="true">
            <text:p>VERDADERO</text:p>
          </table:table-cell>
          <table:table-cell table:formula="of:=(ABS([.$B564]-[.E564])&lt;=[.$B5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$B565]-[.C565]" office:value-type="float" office:value="3">
            <text:p>3</text:p>
          </table:table-cell>
          <table:table-cell table:formula="of:=[.$B565]-[.D565]" office:value-type="float" office:value="3">
            <text:p>3</text:p>
          </table:table-cell>
          <table:table-cell table:formula="of:=[.$B565]-[.E565]" office:value-type="float" office:value="0">
            <text:p>0</text:p>
          </table:table-cell>
          <table:table-cell table:number-columns-repeated="8"/>
          <table:table-cell table:formula="of:=(ABS([.$B565]-[.C565])&lt;=[.$B565]*0.1)" office:value-type="boolean" office:boolean-value="false">
            <text:p>FALSO</text:p>
          </table:table-cell>
          <table:table-cell table:formula="of:=(ABS([.$B565]-[.D565])&lt;=[.$B565]*0.1)" office:value-type="boolean" office:boolean-value="false">
            <text:p>FALSO</text:p>
          </table:table-cell>
          <table:table-cell table:formula="of:=(ABS([.$B565]-[.E565])&lt;=[.$B5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66]-[.C566]" office:value-type="float" office:value="1">
            <text:p>1</text:p>
          </table:table-cell>
          <table:table-cell table:formula="of:=[.$B566]-[.D566]" office:value-type="float" office:value="1">
            <text:p>1</text:p>
          </table:table-cell>
          <table:table-cell table:formula="of:=[.$B566]-[.E566]" office:value-type="float" office:value="0">
            <text:p>0</text:p>
          </table:table-cell>
          <table:table-cell table:number-columns-repeated="8"/>
          <table:table-cell table:formula="of:=(ABS([.$B566]-[.C566])&lt;=[.$B566]*0.1)" office:value-type="boolean" office:boolean-value="false">
            <text:p>FALSO</text:p>
          </table:table-cell>
          <table:table-cell table:formula="of:=(ABS([.$B566]-[.D566])&lt;=[.$B566]*0.1)" office:value-type="boolean" office:boolean-value="false">
            <text:p>FALSO</text:p>
          </table:table-cell>
          <table:table-cell table:formula="of:=(ABS([.$B566]-[.E566])&lt;=[.$B5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67]-[.C567]" office:value-type="float" office:value="0">
            <text:p>0</text:p>
          </table:table-cell>
          <table:table-cell table:formula="of:=[.$B567]-[.D567]" office:value-type="float" office:value="0">
            <text:p>0</text:p>
          </table:table-cell>
          <table:table-cell table:formula="of:=[.$B567]-[.E567]" office:value-type="float" office:value="0">
            <text:p>0</text:p>
          </table:table-cell>
          <table:table-cell table:number-columns-repeated="8"/>
          <table:table-cell table:formula="of:=(ABS([.$B567]-[.C567])&lt;=[.$B567]*0.1)" office:value-type="boolean" office:boolean-value="true">
            <text:p>VERDADERO</text:p>
          </table:table-cell>
          <table:table-cell table:formula="of:=(ABS([.$B567]-[.D567])&lt;=[.$B567]*0.1)" office:value-type="boolean" office:boolean-value="true">
            <text:p>VERDADERO</text:p>
          </table:table-cell>
          <table:table-cell table:formula="of:=(ABS([.$B567]-[.E567])&lt;=[.$B5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568]-[.C568]" office:value-type="float" office:value="1">
            <text:p>1</text:p>
          </table:table-cell>
          <table:table-cell table:formula="of:=[.$B568]-[.D568]" office:value-type="float" office:value="1">
            <text:p>1</text:p>
          </table:table-cell>
          <table:table-cell table:formula="of:=[.$B568]-[.E568]" office:value-type="float" office:value="0">
            <text:p>0</text:p>
          </table:table-cell>
          <table:table-cell table:number-columns-repeated="8"/>
          <table:table-cell table:formula="of:=(ABS([.$B568]-[.C568])&lt;=[.$B568]*0.1)" office:value-type="boolean" office:boolean-value="false">
            <text:p>FALSO</text:p>
          </table:table-cell>
          <table:table-cell table:formula="of:=(ABS([.$B568]-[.D568])&lt;=[.$B568]*0.1)" office:value-type="boolean" office:boolean-value="false">
            <text:p>FALSO</text:p>
          </table:table-cell>
          <table:table-cell table:formula="of:=(ABS([.$B568]-[.E568])&lt;=[.$B5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69]-[.C569]" office:value-type="float" office:value="0">
            <text:p>0</text:p>
          </table:table-cell>
          <table:table-cell table:formula="of:=[.$B569]-[.D569]" office:value-type="float" office:value="0">
            <text:p>0</text:p>
          </table:table-cell>
          <table:table-cell table:formula="of:=[.$B569]-[.E569]" office:value-type="float" office:value="0">
            <text:p>0</text:p>
          </table:table-cell>
          <table:table-cell table:number-columns-repeated="8"/>
          <table:table-cell table:formula="of:=(ABS([.$B569]-[.C569])&lt;=[.$B569]*0.1)" office:value-type="boolean" office:boolean-value="true">
            <text:p>VERDADERO</text:p>
          </table:table-cell>
          <table:table-cell table:formula="of:=(ABS([.$B569]-[.D569])&lt;=[.$B569]*0.1)" office:value-type="boolean" office:boolean-value="true">
            <text:p>VERDADERO</text:p>
          </table:table-cell>
          <table:table-cell table:formula="of:=(ABS([.$B569]-[.E569])&lt;=[.$B5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70]-[.C570]" office:value-type="float" office:value="2">
            <text:p>2</text:p>
          </table:table-cell>
          <table:table-cell table:formula="of:=[.$B570]-[.D570]" office:value-type="float" office:value="2">
            <text:p>2</text:p>
          </table:table-cell>
          <table:table-cell table:formula="of:=[.$B570]-[.E570]" office:value-type="float" office:value="1">
            <text:p>1</text:p>
          </table:table-cell>
          <table:table-cell table:number-columns-repeated="8"/>
          <table:table-cell table:formula="of:=(ABS([.$B570]-[.C570])&lt;=[.$B570]*0.1)" office:value-type="boolean" office:boolean-value="false">
            <text:p>FALSO</text:p>
          </table:table-cell>
          <table:table-cell table:formula="of:=(ABS([.$B570]-[.D570])&lt;=[.$B570]*0.1)" office:value-type="boolean" office:boolean-value="false">
            <text:p>FALSO</text:p>
          </table:table-cell>
          <table:table-cell table:formula="of:=(ABS([.$B570]-[.E570])&lt;=[.$B57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571]-[.C571]" office:value-type="float" office:value="2">
            <text:p>2</text:p>
          </table:table-cell>
          <table:table-cell table:formula="of:=[.$B571]-[.D571]" office:value-type="float" office:value="2">
            <text:p>2</text:p>
          </table:table-cell>
          <table:table-cell table:formula="of:=[.$B571]-[.E571]" office:value-type="float" office:value="0">
            <text:p>0</text:p>
          </table:table-cell>
          <table:table-cell table:number-columns-repeated="8"/>
          <table:table-cell table:formula="of:=(ABS([.$B571]-[.C571])&lt;=[.$B571]*0.1)" office:value-type="boolean" office:boolean-value="false">
            <text:p>FALSO</text:p>
          </table:table-cell>
          <table:table-cell table:formula="of:=(ABS([.$B571]-[.D571])&lt;=[.$B571]*0.1)" office:value-type="boolean" office:boolean-value="false">
            <text:p>FALSO</text:p>
          </table:table-cell>
          <table:table-cell table:formula="of:=(ABS([.$B571]-[.E571])&lt;=[.$B5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572]-[.C572]" office:value-type="float" office:value="1">
            <text:p>1</text:p>
          </table:table-cell>
          <table:table-cell table:formula="of:=[.$B572]-[.D572]" office:value-type="float" office:value="1">
            <text:p>1</text:p>
          </table:table-cell>
          <table:table-cell table:formula="of:=[.$B572]-[.E572]" office:value-type="float" office:value="0">
            <text:p>0</text:p>
          </table:table-cell>
          <table:table-cell table:number-columns-repeated="8"/>
          <table:table-cell table:formula="of:=(ABS([.$B572]-[.C572])&lt;=[.$B572]*0.1)" office:value-type="boolean" office:boolean-value="false">
            <text:p>FALSO</text:p>
          </table:table-cell>
          <table:table-cell table:formula="of:=(ABS([.$B572]-[.D572])&lt;=[.$B572]*0.1)" office:value-type="boolean" office:boolean-value="false">
            <text:p>FALSO</text:p>
          </table:table-cell>
          <table:table-cell table:formula="of:=(ABS([.$B572]-[.E572])&lt;=[.$B5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73]-[.C573]" office:value-type="float" office:value="0">
            <text:p>0</text:p>
          </table:table-cell>
          <table:table-cell table:formula="of:=[.$B573]-[.D573]" office:value-type="float" office:value="0">
            <text:p>0</text:p>
          </table:table-cell>
          <table:table-cell table:formula="of:=[.$B573]-[.E573]" office:value-type="float" office:value="0">
            <text:p>0</text:p>
          </table:table-cell>
          <table:table-cell table:number-columns-repeated="8"/>
          <table:table-cell table:formula="of:=(ABS([.$B573]-[.C573])&lt;=[.$B573]*0.1)" office:value-type="boolean" office:boolean-value="true">
            <text:p>VERDADERO</text:p>
          </table:table-cell>
          <table:table-cell table:formula="of:=(ABS([.$B573]-[.D573])&lt;=[.$B573]*0.1)" office:value-type="boolean" office:boolean-value="true">
            <text:p>VERDADERO</text:p>
          </table:table-cell>
          <table:table-cell table:formula="of:=(ABS([.$B573]-[.E573])&lt;=[.$B5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574]-[.C574]" office:value-type="float" office:value="0">
            <text:p>0</text:p>
          </table:table-cell>
          <table:table-cell table:formula="of:=[.$B574]-[.D574]" office:value-type="float" office:value="0">
            <text:p>0</text:p>
          </table:table-cell>
          <table:table-cell table:formula="of:=[.$B574]-[.E574]" office:value-type="float" office:value="0">
            <text:p>0</text:p>
          </table:table-cell>
          <table:table-cell table:number-columns-repeated="8"/>
          <table:table-cell table:formula="of:=(ABS([.$B574]-[.C574])&lt;=[.$B574]*0.1)" office:value-type="boolean" office:boolean-value="true">
            <text:p>VERDADERO</text:p>
          </table:table-cell>
          <table:table-cell table:formula="of:=(ABS([.$B574]-[.D574])&lt;=[.$B574]*0.1)" office:value-type="boolean" office:boolean-value="true">
            <text:p>VERDADERO</text:p>
          </table:table-cell>
          <table:table-cell table:formula="of:=(ABS([.$B574]-[.E574])&lt;=[.$B5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75]-[.C575]" office:value-type="float" office:value="0">
            <text:p>0</text:p>
          </table:table-cell>
          <table:table-cell table:formula="of:=[.$B575]-[.D575]" office:value-type="float" office:value="0">
            <text:p>0</text:p>
          </table:table-cell>
          <table:table-cell table:formula="of:=[.$B575]-[.E575]" office:value-type="float" office:value="0">
            <text:p>0</text:p>
          </table:table-cell>
          <table:table-cell table:number-columns-repeated="8"/>
          <table:table-cell table:formula="of:=(ABS([.$B575]-[.C575])&lt;=[.$B575]*0.1)" office:value-type="boolean" office:boolean-value="true">
            <text:p>VERDADERO</text:p>
          </table:table-cell>
          <table:table-cell table:formula="of:=(ABS([.$B575]-[.D575])&lt;=[.$B575]*0.1)" office:value-type="boolean" office:boolean-value="true">
            <text:p>VERDADERO</text:p>
          </table:table-cell>
          <table:table-cell table:formula="of:=(ABS([.$B575]-[.E575])&lt;=[.$B5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76]-[.C576]" office:value-type="float" office:value="1">
            <text:p>1</text:p>
          </table:table-cell>
          <table:table-cell table:formula="of:=[.$B576]-[.D576]" office:value-type="float" office:value="1">
            <text:p>1</text:p>
          </table:table-cell>
          <table:table-cell table:formula="of:=[.$B576]-[.E576]" office:value-type="float" office:value="0">
            <text:p>0</text:p>
          </table:table-cell>
          <table:table-cell table:number-columns-repeated="8"/>
          <table:table-cell table:formula="of:=(ABS([.$B576]-[.C576])&lt;=[.$B576]*0.1)" office:value-type="boolean" office:boolean-value="false">
            <text:p>FALSO</text:p>
          </table:table-cell>
          <table:table-cell table:formula="of:=(ABS([.$B576]-[.D576])&lt;=[.$B576]*0.1)" office:value-type="boolean" office:boolean-value="false">
            <text:p>FALSO</text:p>
          </table:table-cell>
          <table:table-cell table:formula="of:=(ABS([.$B576]-[.E576])&lt;=[.$B5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8">
            <text:p>8</text:p>
          </table:table-cell>
          <table:table-cell/>
          <table:table-cell table:formula="of:=[.$B577]-[.C577]" office:value-type="float" office:value="0">
            <text:p>0</text:p>
          </table:table-cell>
          <table:table-cell table:formula="of:=[.$B577]-[.D577]" office:value-type="float" office:value="0">
            <text:p>0</text:p>
          </table:table-cell>
          <table:table-cell table:formula="of:=[.$B577]-[.E577]" office:value-type="float" office:value="0">
            <text:p>0</text:p>
          </table:table-cell>
          <table:table-cell table:number-columns-repeated="8"/>
          <table:table-cell table:formula="of:=(ABS([.$B577]-[.C577])&lt;=[.$B577]*0.1)" office:value-type="boolean" office:boolean-value="true">
            <text:p>VERDADERO</text:p>
          </table:table-cell>
          <table:table-cell table:formula="of:=(ABS([.$B577]-[.D577])&lt;=[.$B577]*0.1)" office:value-type="boolean" office:boolean-value="true">
            <text:p>VERDADERO</text:p>
          </table:table-cell>
          <table:table-cell table:formula="of:=(ABS([.$B577]-[.E577])&lt;=[.$B5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578]-[.C578]" office:value-type="float" office:value="2">
            <text:p>2</text:p>
          </table:table-cell>
          <table:table-cell table:formula="of:=[.$B578]-[.D578]" office:value-type="float" office:value="2">
            <text:p>2</text:p>
          </table:table-cell>
          <table:table-cell table:formula="of:=[.$B578]-[.E578]" office:value-type="float" office:value="0">
            <text:p>0</text:p>
          </table:table-cell>
          <table:table-cell table:number-columns-repeated="8"/>
          <table:table-cell table:formula="of:=(ABS([.$B578]-[.C578])&lt;=[.$B578]*0.1)" office:value-type="boolean" office:boolean-value="false">
            <text:p>FALSO</text:p>
          </table:table-cell>
          <table:table-cell table:formula="of:=(ABS([.$B578]-[.D578])&lt;=[.$B578]*0.1)" office:value-type="boolean" office:boolean-value="false">
            <text:p>FALSO</text:p>
          </table:table-cell>
          <table:table-cell table:formula="of:=(ABS([.$B578]-[.E578])&lt;=[.$B5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579]-[.C579]" office:value-type="float" office:value="1">
            <text:p>1</text:p>
          </table:table-cell>
          <table:table-cell table:formula="of:=[.$B579]-[.D579]" office:value-type="float" office:value="1">
            <text:p>1</text:p>
          </table:table-cell>
          <table:table-cell table:formula="of:=[.$B579]-[.E579]" office:value-type="float" office:value="0">
            <text:p>0</text:p>
          </table:table-cell>
          <table:table-cell table:number-columns-repeated="8"/>
          <table:table-cell table:formula="of:=(ABS([.$B579]-[.C579])&lt;=[.$B579]*0.1)" office:value-type="boolean" office:boolean-value="false">
            <text:p>FALSO</text:p>
          </table:table-cell>
          <table:table-cell table:formula="of:=(ABS([.$B579]-[.D579])&lt;=[.$B579]*0.1)" office:value-type="boolean" office:boolean-value="false">
            <text:p>FALSO</text:p>
          </table:table-cell>
          <table:table-cell table:formula="of:=(ABS([.$B579]-[.E579])&lt;=[.$B5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580]-[.C580]" office:value-type="float" office:value="3">
            <text:p>3</text:p>
          </table:table-cell>
          <table:table-cell table:formula="of:=[.$B580]-[.D580]" office:value-type="float" office:value="0">
            <text:p>0</text:p>
          </table:table-cell>
          <table:table-cell table:formula="of:=[.$B580]-[.E580]" office:value-type="float" office:value="0">
            <text:p>0</text:p>
          </table:table-cell>
          <table:table-cell table:number-columns-repeated="8"/>
          <table:table-cell table:formula="of:=(ABS([.$B580]-[.C580])&lt;=[.$B580]*0.1)" office:value-type="boolean" office:boolean-value="false">
            <text:p>FALSO</text:p>
          </table:table-cell>
          <table:table-cell table:formula="of:=(ABS([.$B580]-[.D580])&lt;=[.$B580]*0.1)" office:value-type="boolean" office:boolean-value="true">
            <text:p>VERDADERO</text:p>
          </table:table-cell>
          <table:table-cell table:formula="of:=(ABS([.$B580]-[.E580])&lt;=[.$B5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81]-[.C581]" office:value-type="float" office:value="0">
            <text:p>0</text:p>
          </table:table-cell>
          <table:table-cell table:formula="of:=[.$B581]-[.D581]" office:value-type="float" office:value="0">
            <text:p>0</text:p>
          </table:table-cell>
          <table:table-cell table:formula="of:=[.$B581]-[.E581]" office:value-type="float" office:value="0">
            <text:p>0</text:p>
          </table:table-cell>
          <table:table-cell table:number-columns-repeated="8"/>
          <table:table-cell table:formula="of:=(ABS([.$B581]-[.C581])&lt;=[.$B581]*0.1)" office:value-type="boolean" office:boolean-value="true">
            <text:p>VERDADERO</text:p>
          </table:table-cell>
          <table:table-cell table:formula="of:=(ABS([.$B581]-[.D581])&lt;=[.$B581]*0.1)" office:value-type="boolean" office:boolean-value="true">
            <text:p>VERDADERO</text:p>
          </table:table-cell>
          <table:table-cell table:formula="of:=(ABS([.$B581]-[.E581])&lt;=[.$B5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82]-[.C582]" office:value-type="float" office:value="1">
            <text:p>1</text:p>
          </table:table-cell>
          <table:table-cell table:formula="of:=[.$B582]-[.D582]" office:value-type="float" office:value="1">
            <text:p>1</text:p>
          </table:table-cell>
          <table:table-cell table:formula="of:=[.$B582]-[.E582]" office:value-type="float" office:value="0">
            <text:p>0</text:p>
          </table:table-cell>
          <table:table-cell table:number-columns-repeated="8"/>
          <table:table-cell table:formula="of:=(ABS([.$B582]-[.C582])&lt;=[.$B582]*0.1)" office:value-type="boolean" office:boolean-value="false">
            <text:p>FALSO</text:p>
          </table:table-cell>
          <table:table-cell table:formula="of:=(ABS([.$B582]-[.D582])&lt;=[.$B582]*0.1)" office:value-type="boolean" office:boolean-value="false">
            <text:p>FALSO</text:p>
          </table:table-cell>
          <table:table-cell table:formula="of:=(ABS([.$B582]-[.E582])&lt;=[.$B5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583]-[.C583]" office:value-type="float" office:value="1">
            <text:p>1</text:p>
          </table:table-cell>
          <table:table-cell table:formula="of:=[.$B583]-[.D583]" office:value-type="float" office:value="1">
            <text:p>1</text:p>
          </table:table-cell>
          <table:table-cell table:formula="of:=[.$B583]-[.E583]" office:value-type="float" office:value="0">
            <text:p>0</text:p>
          </table:table-cell>
          <table:table-cell table:number-columns-repeated="8"/>
          <table:table-cell table:formula="of:=(ABS([.$B583]-[.C583])&lt;=[.$B583]*0.1)" office:value-type="boolean" office:boolean-value="false">
            <text:p>FALSO</text:p>
          </table:table-cell>
          <table:table-cell table:formula="of:=(ABS([.$B583]-[.D583])&lt;=[.$B583]*0.1)" office:value-type="boolean" office:boolean-value="false">
            <text:p>FALSO</text:p>
          </table:table-cell>
          <table:table-cell table:formula="of:=(ABS([.$B583]-[.E583])&lt;=[.$B5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584]-[.C584]" office:value-type="float" office:value="0">
            <text:p>0</text:p>
          </table:table-cell>
          <table:table-cell table:formula="of:=[.$B584]-[.D584]" office:value-type="float" office:value="0">
            <text:p>0</text:p>
          </table:table-cell>
          <table:table-cell table:formula="of:=[.$B584]-[.E584]" office:value-type="float" office:value="0">
            <text:p>0</text:p>
          </table:table-cell>
          <table:table-cell table:number-columns-repeated="8"/>
          <table:table-cell table:formula="of:=(ABS([.$B584]-[.C584])&lt;=[.$B584]*0.1)" office:value-type="boolean" office:boolean-value="true">
            <text:p>VERDADERO</text:p>
          </table:table-cell>
          <table:table-cell table:formula="of:=(ABS([.$B584]-[.D584])&lt;=[.$B584]*0.1)" office:value-type="boolean" office:boolean-value="true">
            <text:p>VERDADERO</text:p>
          </table:table-cell>
          <table:table-cell table:formula="of:=(ABS([.$B584]-[.E584])&lt;=[.$B5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585]-[.C585]" office:value-type="float" office:value="4">
            <text:p>4</text:p>
          </table:table-cell>
          <table:table-cell table:formula="of:=[.$B585]-[.D585]" office:value-type="float" office:value="0">
            <text:p>0</text:p>
          </table:table-cell>
          <table:table-cell table:formula="of:=[.$B585]-[.E585]" office:value-type="float" office:value="0">
            <text:p>0</text:p>
          </table:table-cell>
          <table:table-cell table:number-columns-repeated="8"/>
          <table:table-cell table:formula="of:=(ABS([.$B585]-[.C585])&lt;=[.$B585]*0.1)" office:value-type="boolean" office:boolean-value="false">
            <text:p>FALSO</text:p>
          </table:table-cell>
          <table:table-cell table:formula="of:=(ABS([.$B585]-[.D585])&lt;=[.$B585]*0.1)" office:value-type="boolean" office:boolean-value="true">
            <text:p>VERDADERO</text:p>
          </table:table-cell>
          <table:table-cell table:formula="of:=(ABS([.$B585]-[.E585])&lt;=[.$B5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8">
            <text:p>8</text:p>
          </table:table-cell>
          <table:table-cell/>
          <table:table-cell table:formula="of:=[.$B586]-[.C586]" office:value-type="float" office:value="1">
            <text:p>1</text:p>
          </table:table-cell>
          <table:table-cell table:formula="of:=[.$B586]-[.D586]" office:value-type="float" office:value="1">
            <text:p>1</text:p>
          </table:table-cell>
          <table:table-cell table:formula="of:=[.$B586]-[.E586]" office:value-type="float" office:value="1">
            <text:p>1</text:p>
          </table:table-cell>
          <table:table-cell table:number-columns-repeated="8"/>
          <table:table-cell table:formula="of:=(ABS([.$B586]-[.C586])&lt;=[.$B586]*0.1)" office:value-type="boolean" office:boolean-value="false">
            <text:p>FALSO</text:p>
          </table:table-cell>
          <table:table-cell table:formula="of:=(ABS([.$B586]-[.D586])&lt;=[.$B586]*0.1)" office:value-type="boolean" office:boolean-value="false">
            <text:p>FALSO</text:p>
          </table:table-cell>
          <table:table-cell table:formula="of:=(ABS([.$B586]-[.E586])&lt;=[.$B58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87]-[.C587]" office:value-type="float" office:value="0">
            <text:p>0</text:p>
          </table:table-cell>
          <table:table-cell table:formula="of:=[.$B587]-[.D587]" office:value-type="float" office:value="0">
            <text:p>0</text:p>
          </table:table-cell>
          <table:table-cell table:formula="of:=[.$B587]-[.E587]" office:value-type="float" office:value="0">
            <text:p>0</text:p>
          </table:table-cell>
          <table:table-cell table:number-columns-repeated="8"/>
          <table:table-cell table:formula="of:=(ABS([.$B587]-[.C587])&lt;=[.$B587]*0.1)" office:value-type="boolean" office:boolean-value="true">
            <text:p>VERDADERO</text:p>
          </table:table-cell>
          <table:table-cell table:formula="of:=(ABS([.$B587]-[.D587])&lt;=[.$B587]*0.1)" office:value-type="boolean" office:boolean-value="true">
            <text:p>VERDADERO</text:p>
          </table:table-cell>
          <table:table-cell table:formula="of:=(ABS([.$B587]-[.E587])&lt;=[.$B5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588]-[.C588]" office:value-type="float" office:value="2">
            <text:p>2</text:p>
          </table:table-cell>
          <table:table-cell table:formula="of:=[.$B588]-[.D588]" office:value-type="float" office:value="2">
            <text:p>2</text:p>
          </table:table-cell>
          <table:table-cell table:formula="of:=[.$B588]-[.E588]" office:value-type="float" office:value="0">
            <text:p>0</text:p>
          </table:table-cell>
          <table:table-cell table:number-columns-repeated="8"/>
          <table:table-cell table:formula="of:=(ABS([.$B588]-[.C588])&lt;=[.$B588]*0.1)" office:value-type="boolean" office:boolean-value="false">
            <text:p>FALSO</text:p>
          </table:table-cell>
          <table:table-cell table:formula="of:=(ABS([.$B588]-[.D588])&lt;=[.$B588]*0.1)" office:value-type="boolean" office:boolean-value="false">
            <text:p>FALSO</text:p>
          </table:table-cell>
          <table:table-cell table:formula="of:=(ABS([.$B588]-[.E588])&lt;=[.$B5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589]-[.C589]" office:value-type="float" office:value="2">
            <text:p>2</text:p>
          </table:table-cell>
          <table:table-cell table:formula="of:=[.$B589]-[.D589]" office:value-type="float" office:value="2">
            <text:p>2</text:p>
          </table:table-cell>
          <table:table-cell table:formula="of:=[.$B589]-[.E589]" office:value-type="float" office:value="0">
            <text:p>0</text:p>
          </table:table-cell>
          <table:table-cell table:number-columns-repeated="8"/>
          <table:table-cell table:formula="of:=(ABS([.$B589]-[.C589])&lt;=[.$B589]*0.1)" office:value-type="boolean" office:boolean-value="false">
            <text:p>FALSO</text:p>
          </table:table-cell>
          <table:table-cell table:formula="of:=(ABS([.$B589]-[.D589])&lt;=[.$B589]*0.1)" office:value-type="boolean" office:boolean-value="false">
            <text:p>FALSO</text:p>
          </table:table-cell>
          <table:table-cell table:formula="of:=(ABS([.$B589]-[.E589])&lt;=[.$B5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590]-[.C590]" office:value-type="float" office:value="2">
            <text:p>2</text:p>
          </table:table-cell>
          <table:table-cell table:formula="of:=[.$B590]-[.D590]" office:value-type="float" office:value="2">
            <text:p>2</text:p>
          </table:table-cell>
          <table:table-cell table:formula="of:=[.$B590]-[.E590]" office:value-type="float" office:value="0">
            <text:p>0</text:p>
          </table:table-cell>
          <table:table-cell table:number-columns-repeated="8"/>
          <table:table-cell table:formula="of:=(ABS([.$B590]-[.C590])&lt;=[.$B590]*0.1)" office:value-type="boolean" office:boolean-value="false">
            <text:p>FALSO</text:p>
          </table:table-cell>
          <table:table-cell table:formula="of:=(ABS([.$B590]-[.D590])&lt;=[.$B590]*0.1)" office:value-type="boolean" office:boolean-value="false">
            <text:p>FALSO</text:p>
          </table:table-cell>
          <table:table-cell table:formula="of:=(ABS([.$B590]-[.E590])&lt;=[.$B5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591]-[.C591]" office:value-type="float" office:value="2">
            <text:p>2</text:p>
          </table:table-cell>
          <table:table-cell table:formula="of:=[.$B591]-[.D591]" office:value-type="float" office:value="2">
            <text:p>2</text:p>
          </table:table-cell>
          <table:table-cell table:formula="of:=[.$B591]-[.E591]" office:value-type="float" office:value="0">
            <text:p>0</text:p>
          </table:table-cell>
          <table:table-cell table:number-columns-repeated="8"/>
          <table:table-cell table:formula="of:=(ABS([.$B591]-[.C591])&lt;=[.$B591]*0.1)" office:value-type="boolean" office:boolean-value="false">
            <text:p>FALSO</text:p>
          </table:table-cell>
          <table:table-cell table:formula="of:=(ABS([.$B591]-[.D591])&lt;=[.$B591]*0.1)" office:value-type="boolean" office:boolean-value="false">
            <text:p>FALSO</text:p>
          </table:table-cell>
          <table:table-cell table:formula="of:=(ABS([.$B591]-[.E591])&lt;=[.$B5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92]-[.C592]" office:value-type="float" office:value="1">
            <text:p>1</text:p>
          </table:table-cell>
          <table:table-cell table:formula="of:=[.$B592]-[.D592]" office:value-type="float" office:value="1">
            <text:p>1</text:p>
          </table:table-cell>
          <table:table-cell table:formula="of:=[.$B592]-[.E592]" office:value-type="float" office:value="0">
            <text:p>0</text:p>
          </table:table-cell>
          <table:table-cell table:number-columns-repeated="8"/>
          <table:table-cell table:formula="of:=(ABS([.$B592]-[.C592])&lt;=[.$B592]*0.1)" office:value-type="boolean" office:boolean-value="false">
            <text:p>FALSO</text:p>
          </table:table-cell>
          <table:table-cell table:formula="of:=(ABS([.$B592]-[.D592])&lt;=[.$B592]*0.1)" office:value-type="boolean" office:boolean-value="false">
            <text:p>FALSO</text:p>
          </table:table-cell>
          <table:table-cell table:formula="of:=(ABS([.$B592]-[.E592])&lt;=[.$B5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93]-[.C593]" office:value-type="float" office:value="0">
            <text:p>0</text:p>
          </table:table-cell>
          <table:table-cell table:formula="of:=[.$B593]-[.D593]" office:value-type="float" office:value="0">
            <text:p>0</text:p>
          </table:table-cell>
          <table:table-cell table:formula="of:=[.$B593]-[.E593]" office:value-type="float" office:value="0">
            <text:p>0</text:p>
          </table:table-cell>
          <table:table-cell table:number-columns-repeated="8"/>
          <table:table-cell table:formula="of:=(ABS([.$B593]-[.C593])&lt;=[.$B593]*0.1)" office:value-type="boolean" office:boolean-value="true">
            <text:p>VERDADERO</text:p>
          </table:table-cell>
          <table:table-cell table:formula="of:=(ABS([.$B593]-[.D593])&lt;=[.$B593]*0.1)" office:value-type="boolean" office:boolean-value="true">
            <text:p>VERDADERO</text:p>
          </table:table-cell>
          <table:table-cell table:formula="of:=(ABS([.$B593]-[.E593])&lt;=[.$B5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594]-[.C594]" office:value-type="float" office:value="0">
            <text:p>0</text:p>
          </table:table-cell>
          <table:table-cell table:formula="of:=[.$B594]-[.D594]" office:value-type="float" office:value="0">
            <text:p>0</text:p>
          </table:table-cell>
          <table:table-cell table:formula="of:=[.$B594]-[.E594]" office:value-type="float" office:value="0">
            <text:p>0</text:p>
          </table:table-cell>
          <table:table-cell table:number-columns-repeated="8"/>
          <table:table-cell table:formula="of:=(ABS([.$B594]-[.C594])&lt;=[.$B594]*0.1)" office:value-type="boolean" office:boolean-value="true">
            <text:p>VERDADERO</text:p>
          </table:table-cell>
          <table:table-cell table:formula="of:=(ABS([.$B594]-[.D594])&lt;=[.$B594]*0.1)" office:value-type="boolean" office:boolean-value="true">
            <text:p>VERDADERO</text:p>
          </table:table-cell>
          <table:table-cell table:formula="of:=(ABS([.$B594]-[.E594])&lt;=[.$B5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95]-[.C595]" office:value-type="float" office:value="0">
            <text:p>0</text:p>
          </table:table-cell>
          <table:table-cell table:formula="of:=[.$B595]-[.D595]" office:value-type="float" office:value="0">
            <text:p>0</text:p>
          </table:table-cell>
          <table:table-cell table:formula="of:=[.$B595]-[.E595]" office:value-type="float" office:value="0">
            <text:p>0</text:p>
          </table:table-cell>
          <table:table-cell table:number-columns-repeated="8"/>
          <table:table-cell table:formula="of:=(ABS([.$B595]-[.C595])&lt;=[.$B595]*0.1)" office:value-type="boolean" office:boolean-value="true">
            <text:p>VERDADERO</text:p>
          </table:table-cell>
          <table:table-cell table:formula="of:=(ABS([.$B595]-[.D595])&lt;=[.$B595]*0.1)" office:value-type="boolean" office:boolean-value="true">
            <text:p>VERDADERO</text:p>
          </table:table-cell>
          <table:table-cell table:formula="of:=(ABS([.$B595]-[.E595])&lt;=[.$B5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596]-[.C596]" office:value-type="float" office:value="4">
            <text:p>4</text:p>
          </table:table-cell>
          <table:table-cell table:formula="of:=[.$B596]-[.D596]" office:value-type="float" office:value="0">
            <text:p>0</text:p>
          </table:table-cell>
          <table:table-cell table:formula="of:=[.$B596]-[.E596]" office:value-type="float" office:value="0">
            <text:p>0</text:p>
          </table:table-cell>
          <table:table-cell table:number-columns-repeated="8"/>
          <table:table-cell table:formula="of:=(ABS([.$B596]-[.C596])&lt;=[.$B596]*0.1)" office:value-type="boolean" office:boolean-value="false">
            <text:p>FALSO</text:p>
          </table:table-cell>
          <table:table-cell table:formula="of:=(ABS([.$B596]-[.D596])&lt;=[.$B596]*0.1)" office:value-type="boolean" office:boolean-value="true">
            <text:p>VERDADERO</text:p>
          </table:table-cell>
          <table:table-cell table:formula="of:=(ABS([.$B596]-[.E596])&lt;=[.$B5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97]-[.C597]" office:value-type="float" office:value="1">
            <text:p>1</text:p>
          </table:table-cell>
          <table:table-cell table:formula="of:=[.$B597]-[.D597]" office:value-type="float" office:value="0">
            <text:p>0</text:p>
          </table:table-cell>
          <table:table-cell table:formula="of:=[.$B597]-[.E597]" office:value-type="float" office:value="0">
            <text:p>0</text:p>
          </table:table-cell>
          <table:table-cell table:number-columns-repeated="8"/>
          <table:table-cell table:formula="of:=(ABS([.$B597]-[.C597])&lt;=[.$B597]*0.1)" office:value-type="boolean" office:boolean-value="false">
            <text:p>FALSO</text:p>
          </table:table-cell>
          <table:table-cell table:formula="of:=(ABS([.$B597]-[.D597])&lt;=[.$B597]*0.1)" office:value-type="boolean" office:boolean-value="true">
            <text:p>VERDADERO</text:p>
          </table:table-cell>
          <table:table-cell table:formula="of:=(ABS([.$B597]-[.E597])&lt;=[.$B5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598]-[.C598]" office:value-type="float" office:value="1">
            <text:p>1</text:p>
          </table:table-cell>
          <table:table-cell table:formula="of:=[.$B598]-[.D598]" office:value-type="float" office:value="1">
            <text:p>1</text:p>
          </table:table-cell>
          <table:table-cell table:formula="of:=[.$B598]-[.E598]" office:value-type="float" office:value="0">
            <text:p>0</text:p>
          </table:table-cell>
          <table:table-cell table:number-columns-repeated="8"/>
          <table:table-cell table:formula="of:=(ABS([.$B598]-[.C598])&lt;=[.$B598]*0.1)" office:value-type="boolean" office:boolean-value="false">
            <text:p>FALSO</text:p>
          </table:table-cell>
          <table:table-cell table:formula="of:=(ABS([.$B598]-[.D598])&lt;=[.$B598]*0.1)" office:value-type="boolean" office:boolean-value="false">
            <text:p>FALSO</text:p>
          </table:table-cell>
          <table:table-cell table:formula="of:=(ABS([.$B598]-[.E598])&lt;=[.$B5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99]-[.C599]" office:value-type="float" office:value="0">
            <text:p>0</text:p>
          </table:table-cell>
          <table:table-cell table:formula="of:=[.$B599]-[.D599]" office:value-type="float" office:value="0">
            <text:p>0</text:p>
          </table:table-cell>
          <table:table-cell table:formula="of:=[.$B599]-[.E599]" office:value-type="float" office:value="0">
            <text:p>0</text:p>
          </table:table-cell>
          <table:table-cell table:number-columns-repeated="8"/>
          <table:table-cell table:formula="of:=(ABS([.$B599]-[.C599])&lt;=[.$B599]*0.1)" office:value-type="boolean" office:boolean-value="true">
            <text:p>VERDADERO</text:p>
          </table:table-cell>
          <table:table-cell table:formula="of:=(ABS([.$B599]-[.D599])&lt;=[.$B599]*0.1)" office:value-type="boolean" office:boolean-value="true">
            <text:p>VERDADERO</text:p>
          </table:table-cell>
          <table:table-cell table:formula="of:=(ABS([.$B599]-[.E599])&lt;=[.$B5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600]-[.C600]" office:value-type="float" office:value="0">
            <text:p>0</text:p>
          </table:table-cell>
          <table:table-cell table:formula="of:=[.$B600]-[.D600]" office:value-type="float" office:value="0">
            <text:p>0</text:p>
          </table:table-cell>
          <table:table-cell table:formula="of:=[.$B600]-[.E600]" office:value-type="float" office:value="0">
            <text:p>0</text:p>
          </table:table-cell>
          <table:table-cell table:number-columns-repeated="8"/>
          <table:table-cell table:formula="of:=(ABS([.$B600]-[.C600])&lt;=[.$B600]*0.1)" office:value-type="boolean" office:boolean-value="true">
            <text:p>VERDADERO</text:p>
          </table:table-cell>
          <table:table-cell table:formula="of:=(ABS([.$B600]-[.D600])&lt;=[.$B600]*0.1)" office:value-type="boolean" office:boolean-value="true">
            <text:p>VERDADERO</text:p>
          </table:table-cell>
          <table:table-cell table:formula="of:=(ABS([.$B600]-[.E600])&lt;=[.$B6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601]-[.C601]" office:value-type="float" office:value="0">
            <text:p>0</text:p>
          </table:table-cell>
          <table:table-cell table:formula="of:=[.$B601]-[.D601]" office:value-type="float" office:value="0">
            <text:p>0</text:p>
          </table:table-cell>
          <table:table-cell table:formula="of:=[.$B601]-[.E601]" office:value-type="float" office:value="0">
            <text:p>0</text:p>
          </table:table-cell>
          <table:table-cell table:number-columns-repeated="8"/>
          <table:table-cell table:formula="of:=(ABS([.$B601]-[.C601])&lt;=[.$B601]*0.1)" office:value-type="boolean" office:boolean-value="true">
            <text:p>VERDADERO</text:p>
          </table:table-cell>
          <table:table-cell table:formula="of:=(ABS([.$B601]-[.D601])&lt;=[.$B601]*0.1)" office:value-type="boolean" office:boolean-value="true">
            <text:p>VERDADERO</text:p>
          </table:table-cell>
          <table:table-cell table:formula="of:=(ABS([.$B601]-[.E601])&lt;=[.$B6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602]-[.C602]" office:value-type="float" office:value="1">
            <text:p>1</text:p>
          </table:table-cell>
          <table:table-cell table:formula="of:=[.$B602]-[.D602]" office:value-type="float" office:value="1">
            <text:p>1</text:p>
          </table:table-cell>
          <table:table-cell table:formula="of:=[.$B602]-[.E602]" office:value-type="float" office:value="0">
            <text:p>0</text:p>
          </table:table-cell>
          <table:table-cell table:number-columns-repeated="8"/>
          <table:table-cell table:formula="of:=(ABS([.$B602]-[.C602])&lt;=[.$B602]*0.1)" office:value-type="boolean" office:boolean-value="false">
            <text:p>FALSO</text:p>
          </table:table-cell>
          <table:table-cell table:formula="of:=(ABS([.$B602]-[.D602])&lt;=[.$B602]*0.1)" office:value-type="boolean" office:boolean-value="false">
            <text:p>FALSO</text:p>
          </table:table-cell>
          <table:table-cell table:formula="of:=(ABS([.$B602]-[.E602])&lt;=[.$B6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03]-[.C603]" office:value-type="float" office:value="0">
            <text:p>0</text:p>
          </table:table-cell>
          <table:table-cell table:formula="of:=[.$B603]-[.D603]" office:value-type="float" office:value="0">
            <text:p>0</text:p>
          </table:table-cell>
          <table:table-cell table:formula="of:=[.$B603]-[.E603]" office:value-type="float" office:value="0">
            <text:p>0</text:p>
          </table:table-cell>
          <table:table-cell table:number-columns-repeated="8"/>
          <table:table-cell table:formula="of:=(ABS([.$B603]-[.C603])&lt;=[.$B603]*0.1)" office:value-type="boolean" office:boolean-value="true">
            <text:p>VERDADERO</text:p>
          </table:table-cell>
          <table:table-cell table:formula="of:=(ABS([.$B603]-[.D603])&lt;=[.$B603]*0.1)" office:value-type="boolean" office:boolean-value="true">
            <text:p>VERDADERO</text:p>
          </table:table-cell>
          <table:table-cell table:formula="of:=(ABS([.$B603]-[.E603])&lt;=[.$B6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04]-[.C604]" office:value-type="float" office:value="2">
            <text:p>2</text:p>
          </table:table-cell>
          <table:table-cell table:formula="of:=[.$B604]-[.D604]" office:value-type="float" office:value="1">
            <text:p>1</text:p>
          </table:table-cell>
          <table:table-cell table:formula="of:=[.$B604]-[.E604]" office:value-type="float" office:value="0">
            <text:p>0</text:p>
          </table:table-cell>
          <table:table-cell table:number-columns-repeated="8"/>
          <table:table-cell table:formula="of:=(ABS([.$B604]-[.C604])&lt;=[.$B604]*0.1)" office:value-type="boolean" office:boolean-value="false">
            <text:p>FALSO</text:p>
          </table:table-cell>
          <table:table-cell table:formula="of:=(ABS([.$B604]-[.D604])&lt;=[.$B604]*0.1)" office:value-type="boolean" office:boolean-value="false">
            <text:p>FALSO</text:p>
          </table:table-cell>
          <table:table-cell table:formula="of:=(ABS([.$B604]-[.E604])&lt;=[.$B6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05]-[.C605]" office:value-type="float" office:value="1">
            <text:p>1</text:p>
          </table:table-cell>
          <table:table-cell table:formula="of:=[.$B605]-[.D605]" office:value-type="float" office:value="1">
            <text:p>1</text:p>
          </table:table-cell>
          <table:table-cell table:formula="of:=[.$B605]-[.E605]" office:value-type="float" office:value="0">
            <text:p>0</text:p>
          </table:table-cell>
          <table:table-cell table:number-columns-repeated="8"/>
          <table:table-cell table:formula="of:=(ABS([.$B605]-[.C605])&lt;=[.$B605]*0.1)" office:value-type="boolean" office:boolean-value="false">
            <text:p>FALSO</text:p>
          </table:table-cell>
          <table:table-cell table:formula="of:=(ABS([.$B605]-[.D605])&lt;=[.$B605]*0.1)" office:value-type="boolean" office:boolean-value="false">
            <text:p>FALSO</text:p>
          </table:table-cell>
          <table:table-cell table:formula="of:=(ABS([.$B605]-[.E605])&lt;=[.$B6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06]-[.C606]" office:value-type="float" office:value="2">
            <text:p>2</text:p>
          </table:table-cell>
          <table:table-cell table:formula="of:=[.$B606]-[.D606]" office:value-type="float" office:value="2">
            <text:p>2</text:p>
          </table:table-cell>
          <table:table-cell table:formula="of:=[.$B606]-[.E606]" office:value-type="float" office:value="0">
            <text:p>0</text:p>
          </table:table-cell>
          <table:table-cell table:number-columns-repeated="8"/>
          <table:table-cell table:formula="of:=(ABS([.$B606]-[.C606])&lt;=[.$B606]*0.1)" office:value-type="boolean" office:boolean-value="false">
            <text:p>FALSO</text:p>
          </table:table-cell>
          <table:table-cell table:formula="of:=(ABS([.$B606]-[.D606])&lt;=[.$B606]*0.1)" office:value-type="boolean" office:boolean-value="false">
            <text:p>FALSO</text:p>
          </table:table-cell>
          <table:table-cell table:formula="of:=(ABS([.$B606]-[.E606])&lt;=[.$B6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07]-[.C607]" office:value-type="float" office:value="2">
            <text:p>2</text:p>
          </table:table-cell>
          <table:table-cell table:formula="of:=[.$B607]-[.D607]" office:value-type="float" office:value="1">
            <text:p>1</text:p>
          </table:table-cell>
          <table:table-cell table:formula="of:=[.$B607]-[.E607]" office:value-type="float" office:value="0">
            <text:p>0</text:p>
          </table:table-cell>
          <table:table-cell table:number-columns-repeated="8"/>
          <table:table-cell table:formula="of:=(ABS([.$B607]-[.C607])&lt;=[.$B607]*0.1)" office:value-type="boolean" office:boolean-value="false">
            <text:p>FALSO</text:p>
          </table:table-cell>
          <table:table-cell table:formula="of:=(ABS([.$B607]-[.D607])&lt;=[.$B607]*0.1)" office:value-type="boolean" office:boolean-value="false">
            <text:p>FALSO</text:p>
          </table:table-cell>
          <table:table-cell table:formula="of:=(ABS([.$B607]-[.E607])&lt;=[.$B6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08]-[.C608]" office:value-type="float" office:value="2">
            <text:p>2</text:p>
          </table:table-cell>
          <table:table-cell table:formula="of:=[.$B608]-[.D608]" office:value-type="float" office:value="2">
            <text:p>2</text:p>
          </table:table-cell>
          <table:table-cell table:formula="of:=[.$B608]-[.E608]" office:value-type="float" office:value="0">
            <text:p>0</text:p>
          </table:table-cell>
          <table:table-cell table:number-columns-repeated="8"/>
          <table:table-cell table:formula="of:=(ABS([.$B608]-[.C608])&lt;=[.$B608]*0.1)" office:value-type="boolean" office:boolean-value="false">
            <text:p>FALSO</text:p>
          </table:table-cell>
          <table:table-cell table:formula="of:=(ABS([.$B608]-[.D608])&lt;=[.$B608]*0.1)" office:value-type="boolean" office:boolean-value="false">
            <text:p>FALSO</text:p>
          </table:table-cell>
          <table:table-cell table:formula="of:=(ABS([.$B608]-[.E608])&lt;=[.$B6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609]-[.C609]" office:value-type="float" office:value="2">
            <text:p>2</text:p>
          </table:table-cell>
          <table:table-cell table:formula="of:=[.$B609]-[.D609]" office:value-type="float" office:value="2">
            <text:p>2</text:p>
          </table:table-cell>
          <table:table-cell table:formula="of:=[.$B609]-[.E609]" office:value-type="float" office:value="0">
            <text:p>0</text:p>
          </table:table-cell>
          <table:table-cell table:number-columns-repeated="8"/>
          <table:table-cell table:formula="of:=(ABS([.$B609]-[.C609])&lt;=[.$B609]*0.1)" office:value-type="boolean" office:boolean-value="false">
            <text:p>FALSO</text:p>
          </table:table-cell>
          <table:table-cell table:formula="of:=(ABS([.$B609]-[.D609])&lt;=[.$B609]*0.1)" office:value-type="boolean" office:boolean-value="false">
            <text:p>FALSO</text:p>
          </table:table-cell>
          <table:table-cell table:formula="of:=(ABS([.$B609]-[.E609])&lt;=[.$B6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9">
            <text:p>9</text:p>
          </table:table-cell>
          <table:table-cell/>
          <table:table-cell table:formula="of:=[.$B610]-[.C610]" office:value-type="float" office:value="0">
            <text:p>0</text:p>
          </table:table-cell>
          <table:table-cell table:formula="of:=[.$B610]-[.D610]" office:value-type="float" office:value="0">
            <text:p>0</text:p>
          </table:table-cell>
          <table:table-cell table:formula="of:=[.$B610]-[.E610]" office:value-type="float" office:value="0">
            <text:p>0</text:p>
          </table:table-cell>
          <table:table-cell table:number-columns-repeated="8"/>
          <table:table-cell table:formula="of:=(ABS([.$B610]-[.C610])&lt;=[.$B610]*0.1)" office:value-type="boolean" office:boolean-value="true">
            <text:p>VERDADERO</text:p>
          </table:table-cell>
          <table:table-cell table:formula="of:=(ABS([.$B610]-[.D610])&lt;=[.$B610]*0.1)" office:value-type="boolean" office:boolean-value="true">
            <text:p>VERDADERO</text:p>
          </table:table-cell>
          <table:table-cell table:formula="of:=(ABS([.$B610]-[.E610])&lt;=[.$B6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11]-[.C611]" office:value-type="float" office:value="0">
            <text:p>0</text:p>
          </table:table-cell>
          <table:table-cell table:formula="of:=[.$B611]-[.D611]" office:value-type="float" office:value="0">
            <text:p>0</text:p>
          </table:table-cell>
          <table:table-cell table:formula="of:=[.$B611]-[.E611]" office:value-type="float" office:value="0">
            <text:p>0</text:p>
          </table:table-cell>
          <table:table-cell table:number-columns-repeated="8"/>
          <table:table-cell table:formula="of:=(ABS([.$B611]-[.C611])&lt;=[.$B611]*0.1)" office:value-type="boolean" office:boolean-value="true">
            <text:p>VERDADERO</text:p>
          </table:table-cell>
          <table:table-cell table:formula="of:=(ABS([.$B611]-[.D611])&lt;=[.$B611]*0.1)" office:value-type="boolean" office:boolean-value="true">
            <text:p>VERDADERO</text:p>
          </table:table-cell>
          <table:table-cell table:formula="of:=(ABS([.$B611]-[.E611])&lt;=[.$B6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612]-[.C612]" office:value-type="float" office:value="1">
            <text:p>1</text:p>
          </table:table-cell>
          <table:table-cell table:formula="of:=[.$B612]-[.D612]" office:value-type="float" office:value="1">
            <text:p>1</text:p>
          </table:table-cell>
          <table:table-cell table:formula="of:=[.$B612]-[.E612]" office:value-type="float" office:value="0">
            <text:p>0</text:p>
          </table:table-cell>
          <table:table-cell table:number-columns-repeated="8"/>
          <table:table-cell table:formula="of:=(ABS([.$B612]-[.C612])&lt;=[.$B612]*0.1)" office:value-type="boolean" office:boolean-value="false">
            <text:p>FALSO</text:p>
          </table:table-cell>
          <table:table-cell table:formula="of:=(ABS([.$B612]-[.D612])&lt;=[.$B612]*0.1)" office:value-type="boolean" office:boolean-value="false">
            <text:p>FALSO</text:p>
          </table:table-cell>
          <table:table-cell table:formula="of:=(ABS([.$B612]-[.E612])&lt;=[.$B6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13]-[.C613]" office:value-type="float" office:value="2">
            <text:p>2</text:p>
          </table:table-cell>
          <table:table-cell table:formula="of:=[.$B613]-[.D613]" office:value-type="float" office:value="2">
            <text:p>2</text:p>
          </table:table-cell>
          <table:table-cell table:formula="of:=[.$B613]-[.E613]" office:value-type="float" office:value="0">
            <text:p>0</text:p>
          </table:table-cell>
          <table:table-cell table:number-columns-repeated="8"/>
          <table:table-cell table:formula="of:=(ABS([.$B613]-[.C613])&lt;=[.$B613]*0.1)" office:value-type="boolean" office:boolean-value="false">
            <text:p>FALSO</text:p>
          </table:table-cell>
          <table:table-cell table:formula="of:=(ABS([.$B613]-[.D613])&lt;=[.$B613]*0.1)" office:value-type="boolean" office:boolean-value="false">
            <text:p>FALSO</text:p>
          </table:table-cell>
          <table:table-cell table:formula="of:=(ABS([.$B613]-[.E613])&lt;=[.$B6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614]-[.C614]" office:value-type="float" office:value="1">
            <text:p>1</text:p>
          </table:table-cell>
          <table:table-cell table:formula="of:=[.$B614]-[.D614]" office:value-type="float" office:value="0">
            <text:p>0</text:p>
          </table:table-cell>
          <table:table-cell table:formula="of:=[.$B614]-[.E614]" office:value-type="float" office:value="0">
            <text:p>0</text:p>
          </table:table-cell>
          <table:table-cell table:number-columns-repeated="8"/>
          <table:table-cell table:formula="of:=(ABS([.$B614]-[.C614])&lt;=[.$B614]*0.1)" office:value-type="boolean" office:boolean-value="false">
            <text:p>FALSO</text:p>
          </table:table-cell>
          <table:table-cell table:formula="of:=(ABS([.$B614]-[.D614])&lt;=[.$B614]*0.1)" office:value-type="boolean" office:boolean-value="true">
            <text:p>VERDADERO</text:p>
          </table:table-cell>
          <table:table-cell table:formula="of:=(ABS([.$B614]-[.E614])&lt;=[.$B6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615]-[.C615]" office:value-type="float" office:value="0">
            <text:p>0</text:p>
          </table:table-cell>
          <table:table-cell table:formula="of:=[.$B615]-[.D615]" office:value-type="float" office:value="0">
            <text:p>0</text:p>
          </table:table-cell>
          <table:table-cell table:formula="of:=[.$B615]-[.E615]" office:value-type="float" office:value="0">
            <text:p>0</text:p>
          </table:table-cell>
          <table:table-cell table:number-columns-repeated="8"/>
          <table:table-cell table:formula="of:=(ABS([.$B615]-[.C615])&lt;=[.$B615]*0.1)" office:value-type="boolean" office:boolean-value="true">
            <text:p>VERDADERO</text:p>
          </table:table-cell>
          <table:table-cell table:formula="of:=(ABS([.$B615]-[.D615])&lt;=[.$B615]*0.1)" office:value-type="boolean" office:boolean-value="true">
            <text:p>VERDADERO</text:p>
          </table:table-cell>
          <table:table-cell table:formula="of:=(ABS([.$B615]-[.E615])&lt;=[.$B6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616]-[.C616]" office:value-type="float" office:value="4">
            <text:p>4</text:p>
          </table:table-cell>
          <table:table-cell table:formula="of:=[.$B616]-[.D616]" office:value-type="float" office:value="2">
            <text:p>2</text:p>
          </table:table-cell>
          <table:table-cell table:formula="of:=[.$B616]-[.E616]" office:value-type="float" office:value="0">
            <text:p>0</text:p>
          </table:table-cell>
          <table:table-cell table:number-columns-repeated="8"/>
          <table:table-cell table:formula="of:=(ABS([.$B616]-[.C616])&lt;=[.$B616]*0.1)" office:value-type="boolean" office:boolean-value="false">
            <text:p>FALSO</text:p>
          </table:table-cell>
          <table:table-cell table:formula="of:=(ABS([.$B616]-[.D616])&lt;=[.$B616]*0.1)" office:value-type="boolean" office:boolean-value="false">
            <text:p>FALSO</text:p>
          </table:table-cell>
          <table:table-cell table:formula="of:=(ABS([.$B616]-[.E616])&lt;=[.$B6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17]-[.C617]" office:value-type="float" office:value="0">
            <text:p>0</text:p>
          </table:table-cell>
          <table:table-cell table:formula="of:=[.$B617]-[.D617]" office:value-type="float" office:value="0">
            <text:p>0</text:p>
          </table:table-cell>
          <table:table-cell table:formula="of:=[.$B617]-[.E617]" office:value-type="float" office:value="0">
            <text:p>0</text:p>
          </table:table-cell>
          <table:table-cell table:number-columns-repeated="8"/>
          <table:table-cell table:formula="of:=(ABS([.$B617]-[.C617])&lt;=[.$B617]*0.1)" office:value-type="boolean" office:boolean-value="true">
            <text:p>VERDADERO</text:p>
          </table:table-cell>
          <table:table-cell table:formula="of:=(ABS([.$B617]-[.D617])&lt;=[.$B617]*0.1)" office:value-type="boolean" office:boolean-value="true">
            <text:p>VERDADERO</text:p>
          </table:table-cell>
          <table:table-cell table:formula="of:=(ABS([.$B617]-[.E617])&lt;=[.$B6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618]-[.C618]" office:value-type="float" office:value="3">
            <text:p>3</text:p>
          </table:table-cell>
          <table:table-cell table:formula="of:=[.$B618]-[.D618]" office:value-type="float" office:value="3">
            <text:p>3</text:p>
          </table:table-cell>
          <table:table-cell table:formula="of:=[.$B618]-[.E618]" office:value-type="float" office:value="0">
            <text:p>0</text:p>
          </table:table-cell>
          <table:table-cell table:number-columns-repeated="8"/>
          <table:table-cell table:formula="of:=(ABS([.$B618]-[.C618])&lt;=[.$B618]*0.1)" office:value-type="boolean" office:boolean-value="false">
            <text:p>FALSO</text:p>
          </table:table-cell>
          <table:table-cell table:formula="of:=(ABS([.$B618]-[.D618])&lt;=[.$B618]*0.1)" office:value-type="boolean" office:boolean-value="false">
            <text:p>FALSO</text:p>
          </table:table-cell>
          <table:table-cell table:formula="of:=(ABS([.$B618]-[.E618])&lt;=[.$B6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19]-[.C619]" office:value-type="float" office:value="3">
            <text:p>3</text:p>
          </table:table-cell>
          <table:table-cell table:formula="of:=[.$B619]-[.D619]" office:value-type="float" office:value="2">
            <text:p>2</text:p>
          </table:table-cell>
          <table:table-cell table:formula="of:=[.$B619]-[.E619]" office:value-type="float" office:value="0">
            <text:p>0</text:p>
          </table:table-cell>
          <table:table-cell table:number-columns-repeated="8"/>
          <table:table-cell table:formula="of:=(ABS([.$B619]-[.C619])&lt;=[.$B619]*0.1)" office:value-type="boolean" office:boolean-value="false">
            <text:p>FALSO</text:p>
          </table:table-cell>
          <table:table-cell table:formula="of:=(ABS([.$B619]-[.D619])&lt;=[.$B619]*0.1)" office:value-type="boolean" office:boolean-value="false">
            <text:p>FALSO</text:p>
          </table:table-cell>
          <table:table-cell table:formula="of:=(ABS([.$B619]-[.E619])&lt;=[.$B6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20]-[.C620]" office:value-type="float" office:value="2">
            <text:p>2</text:p>
          </table:table-cell>
          <table:table-cell table:formula="of:=[.$B620]-[.D620]" office:value-type="float" office:value="2">
            <text:p>2</text:p>
          </table:table-cell>
          <table:table-cell table:formula="of:=[.$B620]-[.E620]" office:value-type="float" office:value="0">
            <text:p>0</text:p>
          </table:table-cell>
          <table:table-cell table:number-columns-repeated="8"/>
          <table:table-cell table:formula="of:=(ABS([.$B620]-[.C620])&lt;=[.$B620]*0.1)" office:value-type="boolean" office:boolean-value="false">
            <text:p>FALSO</text:p>
          </table:table-cell>
          <table:table-cell table:formula="of:=(ABS([.$B620]-[.D620])&lt;=[.$B620]*0.1)" office:value-type="boolean" office:boolean-value="false">
            <text:p>FALSO</text:p>
          </table:table-cell>
          <table:table-cell table:formula="of:=(ABS([.$B620]-[.E620])&lt;=[.$B6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21]-[.C621]" office:value-type="float" office:value="2">
            <text:p>2</text:p>
          </table:table-cell>
          <table:table-cell table:formula="of:=[.$B621]-[.D621]" office:value-type="float" office:value="2">
            <text:p>2</text:p>
          </table:table-cell>
          <table:table-cell table:formula="of:=[.$B621]-[.E621]" office:value-type="float" office:value="0">
            <text:p>0</text:p>
          </table:table-cell>
          <table:table-cell table:number-columns-repeated="8"/>
          <table:table-cell table:formula="of:=(ABS([.$B621]-[.C621])&lt;=[.$B621]*0.1)" office:value-type="boolean" office:boolean-value="false">
            <text:p>FALSO</text:p>
          </table:table-cell>
          <table:table-cell table:formula="of:=(ABS([.$B621]-[.D621])&lt;=[.$B621]*0.1)" office:value-type="boolean" office:boolean-value="false">
            <text:p>FALSO</text:p>
          </table:table-cell>
          <table:table-cell table:formula="of:=(ABS([.$B621]-[.E621])&lt;=[.$B6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622]-[.C622]" office:value-type="float" office:value="2">
            <text:p>2</text:p>
          </table:table-cell>
          <table:table-cell table:formula="of:=[.$B622]-[.D622]" office:value-type="float" office:value="2">
            <text:p>2</text:p>
          </table:table-cell>
          <table:table-cell table:formula="of:=[.$B622]-[.E622]" office:value-type="float" office:value="0">
            <text:p>0</text:p>
          </table:table-cell>
          <table:table-cell table:number-columns-repeated="8"/>
          <table:table-cell table:formula="of:=(ABS([.$B622]-[.C622])&lt;=[.$B622]*0.1)" office:value-type="boolean" office:boolean-value="false">
            <text:p>FALSO</text:p>
          </table:table-cell>
          <table:table-cell table:formula="of:=(ABS([.$B622]-[.D622])&lt;=[.$B622]*0.1)" office:value-type="boolean" office:boolean-value="false">
            <text:p>FALSO</text:p>
          </table:table-cell>
          <table:table-cell table:formula="of:=(ABS([.$B622]-[.E622])&lt;=[.$B6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23]-[.C623]" office:value-type="float" office:value="1">
            <text:p>1</text:p>
          </table:table-cell>
          <table:table-cell table:formula="of:=[.$B623]-[.D623]" office:value-type="float" office:value="1">
            <text:p>1</text:p>
          </table:table-cell>
          <table:table-cell table:formula="of:=[.$B623]-[.E623]" office:value-type="float" office:value="0">
            <text:p>0</text:p>
          </table:table-cell>
          <table:table-cell table:number-columns-repeated="8"/>
          <table:table-cell table:formula="of:=(ABS([.$B623]-[.C623])&lt;=[.$B623]*0.1)" office:value-type="boolean" office:boolean-value="false">
            <text:p>FALSO</text:p>
          </table:table-cell>
          <table:table-cell table:formula="of:=(ABS([.$B623]-[.D623])&lt;=[.$B623]*0.1)" office:value-type="boolean" office:boolean-value="false">
            <text:p>FALSO</text:p>
          </table:table-cell>
          <table:table-cell table:formula="of:=(ABS([.$B623]-[.E623])&lt;=[.$B6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24]-[.C624]" office:value-type="float" office:value="2">
            <text:p>2</text:p>
          </table:table-cell>
          <table:table-cell table:formula="of:=[.$B624]-[.D624]" office:value-type="float" office:value="2">
            <text:p>2</text:p>
          </table:table-cell>
          <table:table-cell table:formula="of:=[.$B624]-[.E624]" office:value-type="float" office:value="0">
            <text:p>0</text:p>
          </table:table-cell>
          <table:table-cell table:number-columns-repeated="8"/>
          <table:table-cell table:formula="of:=(ABS([.$B624]-[.C624])&lt;=[.$B624]*0.1)" office:value-type="boolean" office:boolean-value="false">
            <text:p>FALSO</text:p>
          </table:table-cell>
          <table:table-cell table:formula="of:=(ABS([.$B624]-[.D624])&lt;=[.$B624]*0.1)" office:value-type="boolean" office:boolean-value="false">
            <text:p>FALSO</text:p>
          </table:table-cell>
          <table:table-cell table:formula="of:=(ABS([.$B624]-[.E624])&lt;=[.$B6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625]-[.C625]" office:value-type="float" office:value="2">
            <text:p>2</text:p>
          </table:table-cell>
          <table:table-cell table:formula="of:=[.$B625]-[.D625]" office:value-type="float" office:value="0">
            <text:p>0</text:p>
          </table:table-cell>
          <table:table-cell table:formula="of:=[.$B625]-[.E625]" office:value-type="float" office:value="0">
            <text:p>0</text:p>
          </table:table-cell>
          <table:table-cell table:number-columns-repeated="8"/>
          <table:table-cell table:formula="of:=(ABS([.$B625]-[.C625])&lt;=[.$B625]*0.1)" office:value-type="boolean" office:boolean-value="false">
            <text:p>FALSO</text:p>
          </table:table-cell>
          <table:table-cell table:formula="of:=(ABS([.$B625]-[.D625])&lt;=[.$B625]*0.1)" office:value-type="boolean" office:boolean-value="true">
            <text:p>VERDADERO</text:p>
          </table:table-cell>
          <table:table-cell table:formula="of:=(ABS([.$B625]-[.E625])&lt;=[.$B6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626]-[.C626]" office:value-type="float" office:value="2">
            <text:p>2</text:p>
          </table:table-cell>
          <table:table-cell table:formula="of:=[.$B626]-[.D626]" office:value-type="float" office:value="2">
            <text:p>2</text:p>
          </table:table-cell>
          <table:table-cell table:formula="of:=[.$B626]-[.E626]" office:value-type="float" office:value="0">
            <text:p>0</text:p>
          </table:table-cell>
          <table:table-cell table:number-columns-repeated="8"/>
          <table:table-cell table:formula="of:=(ABS([.$B626]-[.C626])&lt;=[.$B626]*0.1)" office:value-type="boolean" office:boolean-value="false">
            <text:p>FALSO</text:p>
          </table:table-cell>
          <table:table-cell table:formula="of:=(ABS([.$B626]-[.D626])&lt;=[.$B626]*0.1)" office:value-type="boolean" office:boolean-value="false">
            <text:p>FALSO</text:p>
          </table:table-cell>
          <table:table-cell table:formula="of:=(ABS([.$B626]-[.E626])&lt;=[.$B6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27]-[.C627]" office:value-type="float" office:value="2">
            <text:p>2</text:p>
          </table:table-cell>
          <table:table-cell table:formula="of:=[.$B627]-[.D627]" office:value-type="float" office:value="2">
            <text:p>2</text:p>
          </table:table-cell>
          <table:table-cell table:formula="of:=[.$B627]-[.E627]" office:value-type="float" office:value="0">
            <text:p>0</text:p>
          </table:table-cell>
          <table:table-cell table:number-columns-repeated="8"/>
          <table:table-cell table:formula="of:=(ABS([.$B627]-[.C627])&lt;=[.$B627]*0.1)" office:value-type="boolean" office:boolean-value="false">
            <text:p>FALSO</text:p>
          </table:table-cell>
          <table:table-cell table:formula="of:=(ABS([.$B627]-[.D627])&lt;=[.$B627]*0.1)" office:value-type="boolean" office:boolean-value="false">
            <text:p>FALSO</text:p>
          </table:table-cell>
          <table:table-cell table:formula="of:=(ABS([.$B627]-[.E627])&lt;=[.$B6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28]-[.C628]" office:value-type="float" office:value="0">
            <text:p>0</text:p>
          </table:table-cell>
          <table:table-cell table:formula="of:=[.$B628]-[.D628]" office:value-type="float" office:value="0">
            <text:p>0</text:p>
          </table:table-cell>
          <table:table-cell table:formula="of:=[.$B628]-[.E628]" office:value-type="float" office:value="0">
            <text:p>0</text:p>
          </table:table-cell>
          <table:table-cell table:number-columns-repeated="8"/>
          <table:table-cell table:formula="of:=(ABS([.$B628]-[.C628])&lt;=[.$B628]*0.1)" office:value-type="boolean" office:boolean-value="true">
            <text:p>VERDADERO</text:p>
          </table:table-cell>
          <table:table-cell table:formula="of:=(ABS([.$B628]-[.D628])&lt;=[.$B628]*0.1)" office:value-type="boolean" office:boolean-value="true">
            <text:p>VERDADERO</text:p>
          </table:table-cell>
          <table:table-cell table:formula="of:=(ABS([.$B628]-[.E628])&lt;=[.$B6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29]-[.C629]" office:value-type="float" office:value="2">
            <text:p>2</text:p>
          </table:table-cell>
          <table:table-cell table:formula="of:=[.$B629]-[.D629]" office:value-type="float" office:value="2">
            <text:p>2</text:p>
          </table:table-cell>
          <table:table-cell table:formula="of:=[.$B629]-[.E629]" office:value-type="float" office:value="0">
            <text:p>0</text:p>
          </table:table-cell>
          <table:table-cell table:number-columns-repeated="8"/>
          <table:table-cell table:formula="of:=(ABS([.$B629]-[.C629])&lt;=[.$B629]*0.1)" office:value-type="boolean" office:boolean-value="false">
            <text:p>FALSO</text:p>
          </table:table-cell>
          <table:table-cell table:formula="of:=(ABS([.$B629]-[.D629])&lt;=[.$B629]*0.1)" office:value-type="boolean" office:boolean-value="false">
            <text:p>FALSO</text:p>
          </table:table-cell>
          <table:table-cell table:formula="of:=(ABS([.$B629]-[.E629])&lt;=[.$B6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30]-[.C630]" office:value-type="float" office:value="2">
            <text:p>2</text:p>
          </table:table-cell>
          <table:table-cell table:formula="of:=[.$B630]-[.D630]" office:value-type="float" office:value="2">
            <text:p>2</text:p>
          </table:table-cell>
          <table:table-cell table:formula="of:=[.$B630]-[.E630]" office:value-type="float" office:value="0">
            <text:p>0</text:p>
          </table:table-cell>
          <table:table-cell table:number-columns-repeated="8"/>
          <table:table-cell table:formula="of:=(ABS([.$B630]-[.C630])&lt;=[.$B630]*0.1)" office:value-type="boolean" office:boolean-value="false">
            <text:p>FALSO</text:p>
          </table:table-cell>
          <table:table-cell table:formula="of:=(ABS([.$B630]-[.D630])&lt;=[.$B630]*0.1)" office:value-type="boolean" office:boolean-value="false">
            <text:p>FALSO</text:p>
          </table:table-cell>
          <table:table-cell table:formula="of:=(ABS([.$B630]-[.E630])&lt;=[.$B6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631]-[.C631]" office:value-type="float" office:value="2">
            <text:p>2</text:p>
          </table:table-cell>
          <table:table-cell table:formula="of:=[.$B631]-[.D631]" office:value-type="float" office:value="2">
            <text:p>2</text:p>
          </table:table-cell>
          <table:table-cell table:formula="of:=[.$B631]-[.E631]" office:value-type="float" office:value="0">
            <text:p>0</text:p>
          </table:table-cell>
          <table:table-cell table:number-columns-repeated="8"/>
          <table:table-cell table:formula="of:=(ABS([.$B631]-[.C631])&lt;=[.$B631]*0.1)" office:value-type="boolean" office:boolean-value="false">
            <text:p>FALSO</text:p>
          </table:table-cell>
          <table:table-cell table:formula="of:=(ABS([.$B631]-[.D631])&lt;=[.$B631]*0.1)" office:value-type="boolean" office:boolean-value="false">
            <text:p>FALSO</text:p>
          </table:table-cell>
          <table:table-cell table:formula="of:=(ABS([.$B631]-[.E631])&lt;=[.$B6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632]-[.C632]" office:value-type="float" office:value="0">
            <text:p>0</text:p>
          </table:table-cell>
          <table:table-cell table:formula="of:=[.$B632]-[.D632]" office:value-type="float" office:value="0">
            <text:p>0</text:p>
          </table:table-cell>
          <table:table-cell table:formula="of:=[.$B632]-[.E632]" office:value-type="float" office:value="0">
            <text:p>0</text:p>
          </table:table-cell>
          <table:table-cell table:number-columns-repeated="8"/>
          <table:table-cell table:formula="of:=(ABS([.$B632]-[.C632])&lt;=[.$B632]*0.1)" office:value-type="boolean" office:boolean-value="true">
            <text:p>VERDADERO</text:p>
          </table:table-cell>
          <table:table-cell table:formula="of:=(ABS([.$B632]-[.D632])&lt;=[.$B632]*0.1)" office:value-type="boolean" office:boolean-value="true">
            <text:p>VERDADERO</text:p>
          </table:table-cell>
          <table:table-cell table:formula="of:=(ABS([.$B632]-[.E632])&lt;=[.$B6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33]-[.C633]" office:value-type="float" office:value="2">
            <text:p>2</text:p>
          </table:table-cell>
          <table:table-cell table:formula="of:=[.$B633]-[.D633]" office:value-type="float" office:value="2">
            <text:p>2</text:p>
          </table:table-cell>
          <table:table-cell table:formula="of:=[.$B633]-[.E633]" office:value-type="float" office:value="0">
            <text:p>0</text:p>
          </table:table-cell>
          <table:table-cell table:number-columns-repeated="8"/>
          <table:table-cell table:formula="of:=(ABS([.$B633]-[.C633])&lt;=[.$B633]*0.1)" office:value-type="boolean" office:boolean-value="false">
            <text:p>FALSO</text:p>
          </table:table-cell>
          <table:table-cell table:formula="of:=(ABS([.$B633]-[.D633])&lt;=[.$B633]*0.1)" office:value-type="boolean" office:boolean-value="false">
            <text:p>FALSO</text:p>
          </table:table-cell>
          <table:table-cell table:formula="of:=(ABS([.$B633]-[.E633])&lt;=[.$B6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34]-[.C634]" office:value-type="float" office:value="0">
            <text:p>0</text:p>
          </table:table-cell>
          <table:table-cell table:formula="of:=[.$B634]-[.D634]" office:value-type="float" office:value="0">
            <text:p>0</text:p>
          </table:table-cell>
          <table:table-cell table:formula="of:=[.$B634]-[.E634]" office:value-type="float" office:value="0">
            <text:p>0</text:p>
          </table:table-cell>
          <table:table-cell table:number-columns-repeated="8"/>
          <table:table-cell table:formula="of:=(ABS([.$B634]-[.C634])&lt;=[.$B634]*0.1)" office:value-type="boolean" office:boolean-value="true">
            <text:p>VERDADERO</text:p>
          </table:table-cell>
          <table:table-cell table:formula="of:=(ABS([.$B634]-[.D634])&lt;=[.$B634]*0.1)" office:value-type="boolean" office:boolean-value="true">
            <text:p>VERDADERO</text:p>
          </table:table-cell>
          <table:table-cell table:formula="of:=(ABS([.$B634]-[.E634])&lt;=[.$B6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35]-[.C635]" office:value-type="float" office:value="1">
            <text:p>1</text:p>
          </table:table-cell>
          <table:table-cell table:formula="of:=[.$B635]-[.D635]" office:value-type="float" office:value="1">
            <text:p>1</text:p>
          </table:table-cell>
          <table:table-cell table:formula="of:=[.$B635]-[.E635]" office:value-type="float" office:value="0">
            <text:p>0</text:p>
          </table:table-cell>
          <table:table-cell table:number-columns-repeated="8"/>
          <table:table-cell table:formula="of:=(ABS([.$B635]-[.C635])&lt;=[.$B635]*0.1)" office:value-type="boolean" office:boolean-value="false">
            <text:p>FALSO</text:p>
          </table:table-cell>
          <table:table-cell table:formula="of:=(ABS([.$B635]-[.D635])&lt;=[.$B635]*0.1)" office:value-type="boolean" office:boolean-value="false">
            <text:p>FALSO</text:p>
          </table:table-cell>
          <table:table-cell table:formula="of:=(ABS([.$B635]-[.E635])&lt;=[.$B6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636]-[.C636]" office:value-type="float" office:value="2">
            <text:p>2</text:p>
          </table:table-cell>
          <table:table-cell table:formula="of:=[.$B636]-[.D636]" office:value-type="float" office:value="1">
            <text:p>1</text:p>
          </table:table-cell>
          <table:table-cell table:formula="of:=[.$B636]-[.E636]" office:value-type="float" office:value="0">
            <text:p>0</text:p>
          </table:table-cell>
          <table:table-cell table:number-columns-repeated="8"/>
          <table:table-cell table:formula="of:=(ABS([.$B636]-[.C636])&lt;=[.$B636]*0.1)" office:value-type="boolean" office:boolean-value="false">
            <text:p>FALSO</text:p>
          </table:table-cell>
          <table:table-cell table:formula="of:=(ABS([.$B636]-[.D636])&lt;=[.$B636]*0.1)" office:value-type="boolean" office:boolean-value="true">
            <text:p>VERDADERO</text:p>
          </table:table-cell>
          <table:table-cell table:formula="of:=(ABS([.$B636]-[.E636])&lt;=[.$B6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37]-[.C637]" office:value-type="float" office:value="3">
            <text:p>3</text:p>
          </table:table-cell>
          <table:table-cell table:formula="of:=[.$B637]-[.D637]" office:value-type="float" office:value="2">
            <text:p>2</text:p>
          </table:table-cell>
          <table:table-cell table:formula="of:=[.$B637]-[.E637]" office:value-type="float" office:value="0">
            <text:p>0</text:p>
          </table:table-cell>
          <table:table-cell table:number-columns-repeated="8"/>
          <table:table-cell table:formula="of:=(ABS([.$B637]-[.C637])&lt;=[.$B637]*0.1)" office:value-type="boolean" office:boolean-value="false">
            <text:p>FALSO</text:p>
          </table:table-cell>
          <table:table-cell table:formula="of:=(ABS([.$B637]-[.D637])&lt;=[.$B637]*0.1)" office:value-type="boolean" office:boolean-value="false">
            <text:p>FALSO</text:p>
          </table:table-cell>
          <table:table-cell table:formula="of:=(ABS([.$B637]-[.E637])&lt;=[.$B6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1">
            <text:p>11</text:p>
          </table:table-cell>
          <table:table-cell/>
          <table:table-cell table:formula="of:=[.$B638]-[.C638]" office:value-type="float" office:value="0">
            <text:p>0</text:p>
          </table:table-cell>
          <table:table-cell table:formula="of:=[.$B638]-[.D638]" office:value-type="float" office:value="0">
            <text:p>0</text:p>
          </table:table-cell>
          <table:table-cell table:formula="of:=[.$B638]-[.E638]" office:value-type="float" office:value="0">
            <text:p>0</text:p>
          </table:table-cell>
          <table:table-cell table:number-columns-repeated="8"/>
          <table:table-cell table:formula="of:=(ABS([.$B638]-[.C638])&lt;=[.$B638]*0.1)" office:value-type="boolean" office:boolean-value="true">
            <text:p>VERDADERO</text:p>
          </table:table-cell>
          <table:table-cell table:formula="of:=(ABS([.$B638]-[.D638])&lt;=[.$B638]*0.1)" office:value-type="boolean" office:boolean-value="true">
            <text:p>VERDADERO</text:p>
          </table:table-cell>
          <table:table-cell table:formula="of:=(ABS([.$B638]-[.E638])&lt;=[.$B6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639]-[.C639]" office:value-type="float" office:value="2">
            <text:p>2</text:p>
          </table:table-cell>
          <table:table-cell table:formula="of:=[.$B639]-[.D639]" office:value-type="float" office:value="2">
            <text:p>2</text:p>
          </table:table-cell>
          <table:table-cell table:formula="of:=[.$B639]-[.E639]" office:value-type="float" office:value="0">
            <text:p>0</text:p>
          </table:table-cell>
          <table:table-cell table:number-columns-repeated="8"/>
          <table:table-cell table:formula="of:=(ABS([.$B639]-[.C639])&lt;=[.$B639]*0.1)" office:value-type="boolean" office:boolean-value="false">
            <text:p>FALSO</text:p>
          </table:table-cell>
          <table:table-cell table:formula="of:=(ABS([.$B639]-[.D639])&lt;=[.$B639]*0.1)" office:value-type="boolean" office:boolean-value="false">
            <text:p>FALSO</text:p>
          </table:table-cell>
          <table:table-cell table:formula="of:=(ABS([.$B639]-[.E639])&lt;=[.$B6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40]-[.C640]" office:value-type="float" office:value="1">
            <text:p>1</text:p>
          </table:table-cell>
          <table:table-cell table:formula="of:=[.$B640]-[.D640]" office:value-type="float" office:value="1">
            <text:p>1</text:p>
          </table:table-cell>
          <table:table-cell table:formula="of:=[.$B640]-[.E640]" office:value-type="float" office:value="0">
            <text:p>0</text:p>
          </table:table-cell>
          <table:table-cell table:number-columns-repeated="8"/>
          <table:table-cell table:formula="of:=(ABS([.$B640]-[.C640])&lt;=[.$B640]*0.1)" office:value-type="boolean" office:boolean-value="false">
            <text:p>FALSO</text:p>
          </table:table-cell>
          <table:table-cell table:formula="of:=(ABS([.$B640]-[.D640])&lt;=[.$B640]*0.1)" office:value-type="boolean" office:boolean-value="false">
            <text:p>FALSO</text:p>
          </table:table-cell>
          <table:table-cell table:formula="of:=(ABS([.$B640]-[.E640])&lt;=[.$B6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41]-[.C641]" office:value-type="float" office:value="1">
            <text:p>1</text:p>
          </table:table-cell>
          <table:table-cell table:formula="of:=[.$B641]-[.D641]" office:value-type="float" office:value="1">
            <text:p>1</text:p>
          </table:table-cell>
          <table:table-cell table:formula="of:=[.$B641]-[.E641]" office:value-type="float" office:value="0">
            <text:p>0</text:p>
          </table:table-cell>
          <table:table-cell table:number-columns-repeated="8"/>
          <table:table-cell table:formula="of:=(ABS([.$B641]-[.C641])&lt;=[.$B641]*0.1)" office:value-type="boolean" office:boolean-value="false">
            <text:p>FALSO</text:p>
          </table:table-cell>
          <table:table-cell table:formula="of:=(ABS([.$B641]-[.D641])&lt;=[.$B641]*0.1)" office:value-type="boolean" office:boolean-value="false">
            <text:p>FALSO</text:p>
          </table:table-cell>
          <table:table-cell table:formula="of:=(ABS([.$B641]-[.E641])&lt;=[.$B6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642]-[.C642]" office:value-type="float" office:value="1">
            <text:p>1</text:p>
          </table:table-cell>
          <table:table-cell table:formula="of:=[.$B642]-[.D642]" office:value-type="float" office:value="0">
            <text:p>0</text:p>
          </table:table-cell>
          <table:table-cell table:formula="of:=[.$B642]-[.E642]" office:value-type="float" office:value="0">
            <text:p>0</text:p>
          </table:table-cell>
          <table:table-cell table:number-columns-repeated="8"/>
          <table:table-cell table:formula="of:=(ABS([.$B642]-[.C642])&lt;=[.$B642]*0.1)" office:value-type="boolean" office:boolean-value="false">
            <text:p>FALSO</text:p>
          </table:table-cell>
          <table:table-cell table:formula="of:=(ABS([.$B642]-[.D642])&lt;=[.$B642]*0.1)" office:value-type="boolean" office:boolean-value="true">
            <text:p>VERDADERO</text:p>
          </table:table-cell>
          <table:table-cell table:formula="of:=(ABS([.$B642]-[.E642])&lt;=[.$B6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643]-[.C643]" office:value-type="float" office:value="1">
            <text:p>1</text:p>
          </table:table-cell>
          <table:table-cell table:formula="of:=[.$B643]-[.D643]" office:value-type="float" office:value="0">
            <text:p>0</text:p>
          </table:table-cell>
          <table:table-cell table:formula="of:=[.$B643]-[.E643]" office:value-type="float" office:value="0">
            <text:p>0</text:p>
          </table:table-cell>
          <table:table-cell table:number-columns-repeated="8"/>
          <table:table-cell table:formula="of:=(ABS([.$B643]-[.C643])&lt;=[.$B643]*0.1)" office:value-type="boolean" office:boolean-value="false">
            <text:p>FALSO</text:p>
          </table:table-cell>
          <table:table-cell table:formula="of:=(ABS([.$B643]-[.D643])&lt;=[.$B643]*0.1)" office:value-type="boolean" office:boolean-value="true">
            <text:p>VERDADERO</text:p>
          </table:table-cell>
          <table:table-cell table:formula="of:=(ABS([.$B643]-[.E643])&lt;=[.$B6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6">
            <text:p>16</text:p>
          </table:table-cell>
          <table:table-cell/>
          <table:table-cell table:formula="of:=[.$B644]-[.C644]" office:value-type="float" office:value="0">
            <text:p>0</text:p>
          </table:table-cell>
          <table:table-cell table:formula="of:=[.$B644]-[.D644]" office:value-type="float" office:value="0">
            <text:p>0</text:p>
          </table:table-cell>
          <table:table-cell table:formula="of:=[.$B644]-[.E644]" office:value-type="float" office:value="0">
            <text:p>0</text:p>
          </table:table-cell>
          <table:table-cell table:number-columns-repeated="8"/>
          <table:table-cell table:formula="of:=(ABS([.$B644]-[.C644])&lt;=[.$B644]*0.1)" office:value-type="boolean" office:boolean-value="true">
            <text:p>VERDADERO</text:p>
          </table:table-cell>
          <table:table-cell table:formula="of:=(ABS([.$B644]-[.D644])&lt;=[.$B644]*0.1)" office:value-type="boolean" office:boolean-value="true">
            <text:p>VERDADERO</text:p>
          </table:table-cell>
          <table:table-cell table:formula="of:=(ABS([.$B644]-[.E644])&lt;=[.$B6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45]-[.C645]" office:value-type="float" office:value="1">
            <text:p>1</text:p>
          </table:table-cell>
          <table:table-cell table:formula="of:=[.$B645]-[.D645]" office:value-type="float" office:value="1">
            <text:p>1</text:p>
          </table:table-cell>
          <table:table-cell table:formula="of:=[.$B645]-[.E645]" office:value-type="float" office:value="0">
            <text:p>0</text:p>
          </table:table-cell>
          <table:table-cell table:number-columns-repeated="8"/>
          <table:table-cell table:formula="of:=(ABS([.$B645]-[.C645])&lt;=[.$B645]*0.1)" office:value-type="boolean" office:boolean-value="false">
            <text:p>FALSO</text:p>
          </table:table-cell>
          <table:table-cell table:formula="of:=(ABS([.$B645]-[.D645])&lt;=[.$B645]*0.1)" office:value-type="boolean" office:boolean-value="false">
            <text:p>FALSO</text:p>
          </table:table-cell>
          <table:table-cell table:formula="of:=(ABS([.$B645]-[.E645])&lt;=[.$B6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646]-[.C646]" office:value-type="float" office:value="0">
            <text:p>0</text:p>
          </table:table-cell>
          <table:table-cell table:formula="of:=[.$B646]-[.D646]" office:value-type="float" office:value="0">
            <text:p>0</text:p>
          </table:table-cell>
          <table:table-cell table:formula="of:=[.$B646]-[.E646]" office:value-type="float" office:value="0">
            <text:p>0</text:p>
          </table:table-cell>
          <table:table-cell table:number-columns-repeated="8"/>
          <table:table-cell table:formula="of:=(ABS([.$B646]-[.C646])&lt;=[.$B646]*0.1)" office:value-type="boolean" office:boolean-value="true">
            <text:p>VERDADERO</text:p>
          </table:table-cell>
          <table:table-cell table:formula="of:=(ABS([.$B646]-[.D646])&lt;=[.$B646]*0.1)" office:value-type="boolean" office:boolean-value="true">
            <text:p>VERDADERO</text:p>
          </table:table-cell>
          <table:table-cell table:formula="of:=(ABS([.$B646]-[.E646])&lt;=[.$B6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647]-[.C647]" office:value-type="float" office:value="1">
            <text:p>1</text:p>
          </table:table-cell>
          <table:table-cell table:formula="of:=[.$B647]-[.D647]" office:value-type="float" office:value="0">
            <text:p>0</text:p>
          </table:table-cell>
          <table:table-cell table:formula="of:=[.$B647]-[.E647]" office:value-type="float" office:value="0">
            <text:p>0</text:p>
          </table:table-cell>
          <table:table-cell table:number-columns-repeated="8"/>
          <table:table-cell table:formula="of:=(ABS([.$B647]-[.C647])&lt;=[.$B647]*0.1)" office:value-type="boolean" office:boolean-value="true">
            <text:p>VERDADERO</text:p>
          </table:table-cell>
          <table:table-cell table:formula="of:=(ABS([.$B647]-[.D647])&lt;=[.$B647]*0.1)" office:value-type="boolean" office:boolean-value="true">
            <text:p>VERDADERO</text:p>
          </table:table-cell>
          <table:table-cell table:formula="of:=(ABS([.$B647]-[.E647])&lt;=[.$B6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$B648]-[.C648]" office:value-type="float" office:value="0">
            <text:p>0</text:p>
          </table:table-cell>
          <table:table-cell table:formula="of:=[.$B648]-[.D648]" office:value-type="float" office:value="0">
            <text:p>0</text:p>
          </table:table-cell>
          <table:table-cell table:formula="of:=[.$B648]-[.E648]" office:value-type="float" office:value="0">
            <text:p>0</text:p>
          </table:table-cell>
          <table:table-cell table:number-columns-repeated="8"/>
          <table:table-cell table:formula="of:=(ABS([.$B648]-[.C648])&lt;=[.$B648]*0.1)" office:value-type="boolean" office:boolean-value="true">
            <text:p>VERDADERO</text:p>
          </table:table-cell>
          <table:table-cell table:formula="of:=(ABS([.$B648]-[.D648])&lt;=[.$B648]*0.1)" office:value-type="boolean" office:boolean-value="true">
            <text:p>VERDADERO</text:p>
          </table:table-cell>
          <table:table-cell table:formula="of:=(ABS([.$B648]-[.E648])&lt;=[.$B6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$B649]-[.C649]" office:value-type="float" office:value="0">
            <text:p>0</text:p>
          </table:table-cell>
          <table:table-cell table:formula="of:=[.$B649]-[.D649]" office:value-type="float" office:value="0">
            <text:p>0</text:p>
          </table:table-cell>
          <table:table-cell table:formula="of:=[.$B649]-[.E649]" office:value-type="float" office:value="0">
            <text:p>0</text:p>
          </table:table-cell>
          <table:table-cell table:number-columns-repeated="8"/>
          <table:table-cell table:formula="of:=(ABS([.$B649]-[.C649])&lt;=[.$B649]*0.1)" office:value-type="boolean" office:boolean-value="true">
            <text:p>VERDADERO</text:p>
          </table:table-cell>
          <table:table-cell table:formula="of:=(ABS([.$B649]-[.D649])&lt;=[.$B649]*0.1)" office:value-type="boolean" office:boolean-value="true">
            <text:p>VERDADERO</text:p>
          </table:table-cell>
          <table:table-cell table:formula="of:=(ABS([.$B649]-[.E649])&lt;=[.$B6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650]-[.C650]" office:value-type="float" office:value="3">
            <text:p>3</text:p>
          </table:table-cell>
          <table:table-cell table:formula="of:=[.$B650]-[.D650]" office:value-type="float" office:value="0">
            <text:p>0</text:p>
          </table:table-cell>
          <table:table-cell table:formula="of:=[.$B650]-[.E650]" office:value-type="float" office:value="0">
            <text:p>0</text:p>
          </table:table-cell>
          <table:table-cell table:number-columns-repeated="8"/>
          <table:table-cell table:formula="of:=(ABS([.$B650]-[.C650])&lt;=[.$B650]*0.1)" office:value-type="boolean" office:boolean-value="false">
            <text:p>FALSO</text:p>
          </table:table-cell>
          <table:table-cell table:formula="of:=(ABS([.$B650]-[.D650])&lt;=[.$B650]*0.1)" office:value-type="boolean" office:boolean-value="true">
            <text:p>VERDADERO</text:p>
          </table:table-cell>
          <table:table-cell table:formula="of:=(ABS([.$B650]-[.E650])&lt;=[.$B6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51]-[.C651]" office:value-type="float" office:value="1">
            <text:p>1</text:p>
          </table:table-cell>
          <table:table-cell table:formula="of:=[.$B651]-[.D651]" office:value-type="float" office:value="1">
            <text:p>1</text:p>
          </table:table-cell>
          <table:table-cell table:formula="of:=[.$B651]-[.E651]" office:value-type="float" office:value="0">
            <text:p>0</text:p>
          </table:table-cell>
          <table:table-cell table:number-columns-repeated="8"/>
          <table:table-cell table:formula="of:=(ABS([.$B651]-[.C651])&lt;=[.$B651]*0.1)" office:value-type="boolean" office:boolean-value="false">
            <text:p>FALSO</text:p>
          </table:table-cell>
          <table:table-cell table:formula="of:=(ABS([.$B651]-[.D651])&lt;=[.$B651]*0.1)" office:value-type="boolean" office:boolean-value="false">
            <text:p>FALSO</text:p>
          </table:table-cell>
          <table:table-cell table:formula="of:=(ABS([.$B651]-[.E651])&lt;=[.$B6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652]-[.C652]" office:value-type="float" office:value="1">
            <text:p>1</text:p>
          </table:table-cell>
          <table:table-cell table:formula="of:=[.$B652]-[.D652]" office:value-type="float" office:value="0">
            <text:p>0</text:p>
          </table:table-cell>
          <table:table-cell table:formula="of:=[.$B652]-[.E652]" office:value-type="float" office:value="0">
            <text:p>0</text:p>
          </table:table-cell>
          <table:table-cell table:number-columns-repeated="8"/>
          <table:table-cell table:formula="of:=(ABS([.$B652]-[.C652])&lt;=[.$B652]*0.1)" office:value-type="boolean" office:boolean-value="false">
            <text:p>FALSO</text:p>
          </table:table-cell>
          <table:table-cell table:formula="of:=(ABS([.$B652]-[.D652])&lt;=[.$B652]*0.1)" office:value-type="boolean" office:boolean-value="true">
            <text:p>VERDADERO</text:p>
          </table:table-cell>
          <table:table-cell table:formula="of:=(ABS([.$B652]-[.E652])&lt;=[.$B6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653]-[.C653]" office:value-type="float" office:value="0">
            <text:p>0</text:p>
          </table:table-cell>
          <table:table-cell table:formula="of:=[.$B653]-[.D653]" office:value-type="float" office:value="0">
            <text:p>0</text:p>
          </table:table-cell>
          <table:table-cell table:formula="of:=[.$B653]-[.E653]" office:value-type="float" office:value="0">
            <text:p>0</text:p>
          </table:table-cell>
          <table:table-cell table:number-columns-repeated="8"/>
          <table:table-cell table:formula="of:=(ABS([.$B653]-[.C653])&lt;=[.$B653]*0.1)" office:value-type="boolean" office:boolean-value="true">
            <text:p>VERDADERO</text:p>
          </table:table-cell>
          <table:table-cell table:formula="of:=(ABS([.$B653]-[.D653])&lt;=[.$B653]*0.1)" office:value-type="boolean" office:boolean-value="true">
            <text:p>VERDADERO</text:p>
          </table:table-cell>
          <table:table-cell table:formula="of:=(ABS([.$B653]-[.E653])&lt;=[.$B6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654]-[.C654]" office:value-type="float" office:value="0">
            <text:p>0</text:p>
          </table:table-cell>
          <table:table-cell table:formula="of:=[.$B654]-[.D654]" office:value-type="float" office:value="0">
            <text:p>0</text:p>
          </table:table-cell>
          <table:table-cell table:formula="of:=[.$B654]-[.E654]" office:value-type="float" office:value="0">
            <text:p>0</text:p>
          </table:table-cell>
          <table:table-cell table:number-columns-repeated="8"/>
          <table:table-cell table:formula="of:=(ABS([.$B654]-[.C654])&lt;=[.$B654]*0.1)" office:value-type="boolean" office:boolean-value="true">
            <text:p>VERDADERO</text:p>
          </table:table-cell>
          <table:table-cell table:formula="of:=(ABS([.$B654]-[.D654])&lt;=[.$B654]*0.1)" office:value-type="boolean" office:boolean-value="true">
            <text:p>VERDADERO</text:p>
          </table:table-cell>
          <table:table-cell table:formula="of:=(ABS([.$B654]-[.E654])&lt;=[.$B6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55]-[.C655]" office:value-type="float" office:value="2">
            <text:p>2</text:p>
          </table:table-cell>
          <table:table-cell table:formula="of:=[.$B655]-[.D655]" office:value-type="float" office:value="2">
            <text:p>2</text:p>
          </table:table-cell>
          <table:table-cell table:formula="of:=[.$B655]-[.E655]" office:value-type="float" office:value="0">
            <text:p>0</text:p>
          </table:table-cell>
          <table:table-cell table:number-columns-repeated="8"/>
          <table:table-cell table:formula="of:=(ABS([.$B655]-[.C655])&lt;=[.$B655]*0.1)" office:value-type="boolean" office:boolean-value="false">
            <text:p>FALSO</text:p>
          </table:table-cell>
          <table:table-cell table:formula="of:=(ABS([.$B655]-[.D655])&lt;=[.$B655]*0.1)" office:value-type="boolean" office:boolean-value="false">
            <text:p>FALSO</text:p>
          </table:table-cell>
          <table:table-cell table:formula="of:=(ABS([.$B655]-[.E655])&lt;=[.$B6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656]-[.C656]" office:value-type="float" office:value="0">
            <text:p>0</text:p>
          </table:table-cell>
          <table:table-cell table:formula="of:=[.$B656]-[.D656]" office:value-type="float" office:value="0">
            <text:p>0</text:p>
          </table:table-cell>
          <table:table-cell table:formula="of:=[.$B656]-[.E656]" office:value-type="float" office:value="0">
            <text:p>0</text:p>
          </table:table-cell>
          <table:table-cell table:number-columns-repeated="8"/>
          <table:table-cell table:formula="of:=(ABS([.$B656]-[.C656])&lt;=[.$B656]*0.1)" office:value-type="boolean" office:boolean-value="true">
            <text:p>VERDADERO</text:p>
          </table:table-cell>
          <table:table-cell table:formula="of:=(ABS([.$B656]-[.D656])&lt;=[.$B656]*0.1)" office:value-type="boolean" office:boolean-value="true">
            <text:p>VERDADERO</text:p>
          </table:table-cell>
          <table:table-cell table:formula="of:=(ABS([.$B656]-[.E656])&lt;=[.$B6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57]-[.C657]" office:value-type="float" office:value="0">
            <text:p>0</text:p>
          </table:table-cell>
          <table:table-cell table:formula="of:=[.$B657]-[.D657]" office:value-type="float" office:value="0">
            <text:p>0</text:p>
          </table:table-cell>
          <table:table-cell table:formula="of:=[.$B657]-[.E657]" office:value-type="float" office:value="0">
            <text:p>0</text:p>
          </table:table-cell>
          <table:table-cell table:number-columns-repeated="8"/>
          <table:table-cell table:formula="of:=(ABS([.$B657]-[.C657])&lt;=[.$B657]*0.1)" office:value-type="boolean" office:boolean-value="true">
            <text:p>VERDADERO</text:p>
          </table:table-cell>
          <table:table-cell table:formula="of:=(ABS([.$B657]-[.D657])&lt;=[.$B657]*0.1)" office:value-type="boolean" office:boolean-value="true">
            <text:p>VERDADERO</text:p>
          </table:table-cell>
          <table:table-cell table:formula="of:=(ABS([.$B657]-[.E657])&lt;=[.$B6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58]-[.C658]" office:value-type="float" office:value="0">
            <text:p>0</text:p>
          </table:table-cell>
          <table:table-cell table:formula="of:=[.$B658]-[.D658]" office:value-type="float" office:value="0">
            <text:p>0</text:p>
          </table:table-cell>
          <table:table-cell table:formula="of:=[.$B658]-[.E658]" office:value-type="float" office:value="0">
            <text:p>0</text:p>
          </table:table-cell>
          <table:table-cell table:number-columns-repeated="8"/>
          <table:table-cell table:formula="of:=(ABS([.$B658]-[.C658])&lt;=[.$B658]*0.1)" office:value-type="boolean" office:boolean-value="true">
            <text:p>VERDADERO</text:p>
          </table:table-cell>
          <table:table-cell table:formula="of:=(ABS([.$B658]-[.D658])&lt;=[.$B658]*0.1)" office:value-type="boolean" office:boolean-value="true">
            <text:p>VERDADERO</text:p>
          </table:table-cell>
          <table:table-cell table:formula="of:=(ABS([.$B658]-[.E658])&lt;=[.$B6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659]-[.C659]" office:value-type="float" office:value="1">
            <text:p>1</text:p>
          </table:table-cell>
          <table:table-cell table:formula="of:=[.$B659]-[.D659]" office:value-type="float" office:value="1">
            <text:p>1</text:p>
          </table:table-cell>
          <table:table-cell table:formula="of:=[.$B659]-[.E659]" office:value-type="float" office:value="0">
            <text:p>0</text:p>
          </table:table-cell>
          <table:table-cell table:number-columns-repeated="8"/>
          <table:table-cell table:formula="of:=(ABS([.$B659]-[.C659])&lt;=[.$B659]*0.1)" office:value-type="boolean" office:boolean-value="true">
            <text:p>VERDADERO</text:p>
          </table:table-cell>
          <table:table-cell table:formula="of:=(ABS([.$B659]-[.D659])&lt;=[.$B659]*0.1)" office:value-type="boolean" office:boolean-value="true">
            <text:p>VERDADERO</text:p>
          </table:table-cell>
          <table:table-cell table:formula="of:=(ABS([.$B659]-[.E659])&lt;=[.$B6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60]-[.C660]" office:value-type="float" office:value="0">
            <text:p>0</text:p>
          </table:table-cell>
          <table:table-cell table:formula="of:=[.$B660]-[.D660]" office:value-type="float" office:value="0">
            <text:p>0</text:p>
          </table:table-cell>
          <table:table-cell table:formula="of:=[.$B660]-[.E660]" office:value-type="float" office:value="0">
            <text:p>0</text:p>
          </table:table-cell>
          <table:table-cell table:number-columns-repeated="8"/>
          <table:table-cell table:formula="of:=(ABS([.$B660]-[.C660])&lt;=[.$B660]*0.1)" office:value-type="boolean" office:boolean-value="true">
            <text:p>VERDADERO</text:p>
          </table:table-cell>
          <table:table-cell table:formula="of:=(ABS([.$B660]-[.D660])&lt;=[.$B660]*0.1)" office:value-type="boolean" office:boolean-value="true">
            <text:p>VERDADERO</text:p>
          </table:table-cell>
          <table:table-cell table:formula="of:=(ABS([.$B660]-[.E660])&lt;=[.$B6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61]-[.C661]" office:value-type="float" office:value="1">
            <text:p>1</text:p>
          </table:table-cell>
          <table:table-cell table:formula="of:=[.$B661]-[.D661]" office:value-type="float" office:value="1">
            <text:p>1</text:p>
          </table:table-cell>
          <table:table-cell table:formula="of:=[.$B661]-[.E661]" office:value-type="float" office:value="0">
            <text:p>0</text:p>
          </table:table-cell>
          <table:table-cell table:number-columns-repeated="8"/>
          <table:table-cell table:formula="of:=(ABS([.$B661]-[.C661])&lt;=[.$B661]*0.1)" office:value-type="boolean" office:boolean-value="false">
            <text:p>FALSO</text:p>
          </table:table-cell>
          <table:table-cell table:formula="of:=(ABS([.$B661]-[.D661])&lt;=[.$B661]*0.1)" office:value-type="boolean" office:boolean-value="false">
            <text:p>FALSO</text:p>
          </table:table-cell>
          <table:table-cell table:formula="of:=(ABS([.$B661]-[.E661])&lt;=[.$B6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62]-[.C662]" office:value-type="float" office:value="0">
            <text:p>0</text:p>
          </table:table-cell>
          <table:table-cell table:formula="of:=[.$B662]-[.D662]" office:value-type="float" office:value="0">
            <text:p>0</text:p>
          </table:table-cell>
          <table:table-cell table:formula="of:=[.$B662]-[.E662]" office:value-type="float" office:value="0">
            <text:p>0</text:p>
          </table:table-cell>
          <table:table-cell table:number-columns-repeated="8"/>
          <table:table-cell table:formula="of:=(ABS([.$B662]-[.C662])&lt;=[.$B662]*0.1)" office:value-type="boolean" office:boolean-value="true">
            <text:p>VERDADERO</text:p>
          </table:table-cell>
          <table:table-cell table:formula="of:=(ABS([.$B662]-[.D662])&lt;=[.$B662]*0.1)" office:value-type="boolean" office:boolean-value="true">
            <text:p>VERDADERO</text:p>
          </table:table-cell>
          <table:table-cell table:formula="of:=(ABS([.$B662]-[.E662])&lt;=[.$B6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663]-[.C663]" office:value-type="float" office:value="4">
            <text:p>4</text:p>
          </table:table-cell>
          <table:table-cell table:formula="of:=[.$B663]-[.D663]" office:value-type="float" office:value="4">
            <text:p>4</text:p>
          </table:table-cell>
          <table:table-cell table:formula="of:=[.$B663]-[.E663]" office:value-type="float" office:value="0">
            <text:p>0</text:p>
          </table:table-cell>
          <table:table-cell table:number-columns-repeated="8"/>
          <table:table-cell table:formula="of:=(ABS([.$B663]-[.C663])&lt;=[.$B663]*0.1)" office:value-type="boolean" office:boolean-value="false">
            <text:p>FALSO</text:p>
          </table:table-cell>
          <table:table-cell table:formula="of:=(ABS([.$B663]-[.D663])&lt;=[.$B663]*0.1)" office:value-type="boolean" office:boolean-value="false">
            <text:p>FALSO</text:p>
          </table:table-cell>
          <table:table-cell table:formula="of:=(ABS([.$B663]-[.E663])&lt;=[.$B6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64]-[.C664]" office:value-type="float" office:value="1">
            <text:p>1</text:p>
          </table:table-cell>
          <table:table-cell table:formula="of:=[.$B664]-[.D664]" office:value-type="float" office:value="1">
            <text:p>1</text:p>
          </table:table-cell>
          <table:table-cell table:formula="of:=[.$B664]-[.E664]" office:value-type="float" office:value="0">
            <text:p>0</text:p>
          </table:table-cell>
          <table:table-cell table:number-columns-repeated="8"/>
          <table:table-cell table:formula="of:=(ABS([.$B664]-[.C664])&lt;=[.$B664]*0.1)" office:value-type="boolean" office:boolean-value="false">
            <text:p>FALSO</text:p>
          </table:table-cell>
          <table:table-cell table:formula="of:=(ABS([.$B664]-[.D664])&lt;=[.$B664]*0.1)" office:value-type="boolean" office:boolean-value="false">
            <text:p>FALSO</text:p>
          </table:table-cell>
          <table:table-cell table:formula="of:=(ABS([.$B664]-[.E664])&lt;=[.$B6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665]-[.C665]" office:value-type="float" office:value="0">
            <text:p>0</text:p>
          </table:table-cell>
          <table:table-cell table:formula="of:=[.$B665]-[.D665]" office:value-type="float" office:value="0">
            <text:p>0</text:p>
          </table:table-cell>
          <table:table-cell table:formula="of:=[.$B665]-[.E665]" office:value-type="float" office:value="0">
            <text:p>0</text:p>
          </table:table-cell>
          <table:table-cell table:number-columns-repeated="8"/>
          <table:table-cell table:formula="of:=(ABS([.$B665]-[.C665])&lt;=[.$B665]*0.1)" office:value-type="boolean" office:boolean-value="true">
            <text:p>VERDADERO</text:p>
          </table:table-cell>
          <table:table-cell table:formula="of:=(ABS([.$B665]-[.D665])&lt;=[.$B665]*0.1)" office:value-type="boolean" office:boolean-value="true">
            <text:p>VERDADERO</text:p>
          </table:table-cell>
          <table:table-cell table:formula="of:=(ABS([.$B665]-[.E665])&lt;=[.$B6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666]-[.C666]" office:value-type="float" office:value="1">
            <text:p>1</text:p>
          </table:table-cell>
          <table:table-cell table:formula="of:=[.$B666]-[.D666]" office:value-type="float" office:value="0">
            <text:p>0</text:p>
          </table:table-cell>
          <table:table-cell table:formula="of:=[.$B666]-[.E666]" office:value-type="float" office:value="0">
            <text:p>0</text:p>
          </table:table-cell>
          <table:table-cell table:number-columns-repeated="8"/>
          <table:table-cell table:formula="of:=(ABS([.$B666]-[.C666])&lt;=[.$B666]*0.1)" office:value-type="boolean" office:boolean-value="false">
            <text:p>FALSO</text:p>
          </table:table-cell>
          <table:table-cell table:formula="of:=(ABS([.$B666]-[.D666])&lt;=[.$B666]*0.1)" office:value-type="boolean" office:boolean-value="true">
            <text:p>VERDADERO</text:p>
          </table:table-cell>
          <table:table-cell table:formula="of:=(ABS([.$B666]-[.E666])&lt;=[.$B6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667]-[.C667]" office:value-type="float" office:value="2">
            <text:p>2</text:p>
          </table:table-cell>
          <table:table-cell table:formula="of:=[.$B667]-[.D667]" office:value-type="float" office:value="2">
            <text:p>2</text:p>
          </table:table-cell>
          <table:table-cell table:formula="of:=[.$B667]-[.E667]" office:value-type="float" office:value="0">
            <text:p>0</text:p>
          </table:table-cell>
          <table:table-cell table:number-columns-repeated="8"/>
          <table:table-cell table:formula="of:=(ABS([.$B667]-[.C667])&lt;=[.$B667]*0.1)" office:value-type="boolean" office:boolean-value="false">
            <text:p>FALSO</text:p>
          </table:table-cell>
          <table:table-cell table:formula="of:=(ABS([.$B667]-[.D667])&lt;=[.$B667]*0.1)" office:value-type="boolean" office:boolean-value="false">
            <text:p>FALSO</text:p>
          </table:table-cell>
          <table:table-cell table:formula="of:=(ABS([.$B667]-[.E667])&lt;=[.$B6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668]-[.C668]" office:value-type="float" office:value="2">
            <text:p>2</text:p>
          </table:table-cell>
          <table:table-cell table:formula="of:=[.$B668]-[.D668]" office:value-type="float" office:value="2">
            <text:p>2</text:p>
          </table:table-cell>
          <table:table-cell table:formula="of:=[.$B668]-[.E668]" office:value-type="float" office:value="0">
            <text:p>0</text:p>
          </table:table-cell>
          <table:table-cell table:number-columns-repeated="8"/>
          <table:table-cell table:formula="of:=(ABS([.$B668]-[.C668])&lt;=[.$B668]*0.1)" office:value-type="boolean" office:boolean-value="false">
            <text:p>FALSO</text:p>
          </table:table-cell>
          <table:table-cell table:formula="of:=(ABS([.$B668]-[.D668])&lt;=[.$B668]*0.1)" office:value-type="boolean" office:boolean-value="false">
            <text:p>FALSO</text:p>
          </table:table-cell>
          <table:table-cell table:formula="of:=(ABS([.$B668]-[.E668])&lt;=[.$B6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669]-[.C669]" office:value-type="float" office:value="1">
            <text:p>1</text:p>
          </table:table-cell>
          <table:table-cell table:formula="of:=[.$B669]-[.D669]" office:value-type="float" office:value="1">
            <text:p>1</text:p>
          </table:table-cell>
          <table:table-cell table:formula="of:=[.$B669]-[.E669]" office:value-type="float" office:value="0">
            <text:p>0</text:p>
          </table:table-cell>
          <table:table-cell table:number-columns-repeated="8"/>
          <table:table-cell table:formula="of:=(ABS([.$B669]-[.C669])&lt;=[.$B669]*0.1)" office:value-type="boolean" office:boolean-value="false">
            <text:p>FALSO</text:p>
          </table:table-cell>
          <table:table-cell table:formula="of:=(ABS([.$B669]-[.D669])&lt;=[.$B669]*0.1)" office:value-type="boolean" office:boolean-value="false">
            <text:p>FALSO</text:p>
          </table:table-cell>
          <table:table-cell table:formula="of:=(ABS([.$B669]-[.E669])&lt;=[.$B6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670]-[.C670]" office:value-type="float" office:value="1">
            <text:p>1</text:p>
          </table:table-cell>
          <table:table-cell table:formula="of:=[.$B670]-[.D670]" office:value-type="float" office:value="0">
            <text:p>0</text:p>
          </table:table-cell>
          <table:table-cell table:formula="of:=[.$B670]-[.E670]" office:value-type="float" office:value="0">
            <text:p>0</text:p>
          </table:table-cell>
          <table:table-cell table:number-columns-repeated="8"/>
          <table:table-cell table:formula="of:=(ABS([.$B670]-[.C670])&lt;=[.$B670]*0.1)" office:value-type="boolean" office:boolean-value="true">
            <text:p>VERDADERO</text:p>
          </table:table-cell>
          <table:table-cell table:formula="of:=(ABS([.$B670]-[.D670])&lt;=[.$B670]*0.1)" office:value-type="boolean" office:boolean-value="true">
            <text:p>VERDADERO</text:p>
          </table:table-cell>
          <table:table-cell table:formula="of:=(ABS([.$B670]-[.E670])&lt;=[.$B6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71]-[.C671]" office:value-type="float" office:value="1">
            <text:p>1</text:p>
          </table:table-cell>
          <table:table-cell table:formula="of:=[.$B671]-[.D671]" office:value-type="float" office:value="1">
            <text:p>1</text:p>
          </table:table-cell>
          <table:table-cell table:formula="of:=[.$B671]-[.E671]" office:value-type="float" office:value="0">
            <text:p>0</text:p>
          </table:table-cell>
          <table:table-cell table:number-columns-repeated="8"/>
          <table:table-cell table:formula="of:=(ABS([.$B671]-[.C671])&lt;=[.$B671]*0.1)" office:value-type="boolean" office:boolean-value="false">
            <text:p>FALSO</text:p>
          </table:table-cell>
          <table:table-cell table:formula="of:=(ABS([.$B671]-[.D671])&lt;=[.$B671]*0.1)" office:value-type="boolean" office:boolean-value="false">
            <text:p>FALSO</text:p>
          </table:table-cell>
          <table:table-cell table:formula="of:=(ABS([.$B671]-[.E671])&lt;=[.$B6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72]-[.C672]" office:value-type="float" office:value="0">
            <text:p>0</text:p>
          </table:table-cell>
          <table:table-cell table:formula="of:=[.$B672]-[.D672]" office:value-type="float" office:value="0">
            <text:p>0</text:p>
          </table:table-cell>
          <table:table-cell table:formula="of:=[.$B672]-[.E672]" office:value-type="float" office:value="0">
            <text:p>0</text:p>
          </table:table-cell>
          <table:table-cell table:number-columns-repeated="8"/>
          <table:table-cell table:formula="of:=(ABS([.$B672]-[.C672])&lt;=[.$B672]*0.1)" office:value-type="boolean" office:boolean-value="true">
            <text:p>VERDADERO</text:p>
          </table:table-cell>
          <table:table-cell table:formula="of:=(ABS([.$B672]-[.D672])&lt;=[.$B672]*0.1)" office:value-type="boolean" office:boolean-value="true">
            <text:p>VERDADERO</text:p>
          </table:table-cell>
          <table:table-cell table:formula="of:=(ABS([.$B672]-[.E672])&lt;=[.$B6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673]-[.C673]" office:value-type="float" office:value="1">
            <text:p>1</text:p>
          </table:table-cell>
          <table:table-cell table:formula="of:=[.$B673]-[.D673]" office:value-type="float" office:value="1">
            <text:p>1</text:p>
          </table:table-cell>
          <table:table-cell table:formula="of:=[.$B673]-[.E673]" office:value-type="float" office:value="0">
            <text:p>0</text:p>
          </table:table-cell>
          <table:table-cell table:number-columns-repeated="8"/>
          <table:table-cell table:formula="of:=(ABS([.$B673]-[.C673])&lt;=[.$B673]*0.1)" office:value-type="boolean" office:boolean-value="false">
            <text:p>FALSO</text:p>
          </table:table-cell>
          <table:table-cell table:formula="of:=(ABS([.$B673]-[.D673])&lt;=[.$B673]*0.1)" office:value-type="boolean" office:boolean-value="false">
            <text:p>FALSO</text:p>
          </table:table-cell>
          <table:table-cell table:formula="of:=(ABS([.$B673]-[.E673])&lt;=[.$B6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74]-[.C674]" office:value-type="float" office:value="0">
            <text:p>0</text:p>
          </table:table-cell>
          <table:table-cell table:formula="of:=[.$B674]-[.D674]" office:value-type="float" office:value="0">
            <text:p>0</text:p>
          </table:table-cell>
          <table:table-cell table:formula="of:=[.$B674]-[.E674]" office:value-type="float" office:value="0">
            <text:p>0</text:p>
          </table:table-cell>
          <table:table-cell table:number-columns-repeated="8"/>
          <table:table-cell table:formula="of:=(ABS([.$B674]-[.C674])&lt;=[.$B674]*0.1)" office:value-type="boolean" office:boolean-value="true">
            <text:p>VERDADERO</text:p>
          </table:table-cell>
          <table:table-cell table:formula="of:=(ABS([.$B674]-[.D674])&lt;=[.$B674]*0.1)" office:value-type="boolean" office:boolean-value="true">
            <text:p>VERDADERO</text:p>
          </table:table-cell>
          <table:table-cell table:formula="of:=(ABS([.$B674]-[.E674])&lt;=[.$B6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75]-[.C675]" office:value-type="float" office:value="0">
            <text:p>0</text:p>
          </table:table-cell>
          <table:table-cell table:formula="of:=[.$B675]-[.D675]" office:value-type="float" office:value="0">
            <text:p>0</text:p>
          </table:table-cell>
          <table:table-cell table:formula="of:=[.$B675]-[.E675]" office:value-type="float" office:value="0">
            <text:p>0</text:p>
          </table:table-cell>
          <table:table-cell table:number-columns-repeated="8"/>
          <table:table-cell table:formula="of:=(ABS([.$B675]-[.C675])&lt;=[.$B675]*0.1)" office:value-type="boolean" office:boolean-value="true">
            <text:p>VERDADERO</text:p>
          </table:table-cell>
          <table:table-cell table:formula="of:=(ABS([.$B675]-[.D675])&lt;=[.$B675]*0.1)" office:value-type="boolean" office:boolean-value="true">
            <text:p>VERDADERO</text:p>
          </table:table-cell>
          <table:table-cell table:formula="of:=(ABS([.$B675]-[.E675])&lt;=[.$B6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676]-[.C676]" office:value-type="float" office:value="0">
            <text:p>0</text:p>
          </table:table-cell>
          <table:table-cell table:formula="of:=[.$B676]-[.D676]" office:value-type="float" office:value="0">
            <text:p>0</text:p>
          </table:table-cell>
          <table:table-cell table:formula="of:=[.$B676]-[.E676]" office:value-type="float" office:value="0">
            <text:p>0</text:p>
          </table:table-cell>
          <table:table-cell table:number-columns-repeated="8"/>
          <table:table-cell table:formula="of:=(ABS([.$B676]-[.C676])&lt;=[.$B676]*0.1)" office:value-type="boolean" office:boolean-value="true">
            <text:p>VERDADERO</text:p>
          </table:table-cell>
          <table:table-cell table:formula="of:=(ABS([.$B676]-[.D676])&lt;=[.$B676]*0.1)" office:value-type="boolean" office:boolean-value="true">
            <text:p>VERDADERO</text:p>
          </table:table-cell>
          <table:table-cell table:formula="of:=(ABS([.$B676]-[.E676])&lt;=[.$B6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677]-[.C677]" office:value-type="float" office:value="3">
            <text:p>3</text:p>
          </table:table-cell>
          <table:table-cell table:formula="of:=[.$B677]-[.D677]" office:value-type="float" office:value="3">
            <text:p>3</text:p>
          </table:table-cell>
          <table:table-cell table:formula="of:=[.$B677]-[.E677]" office:value-type="float" office:value="0">
            <text:p>0</text:p>
          </table:table-cell>
          <table:table-cell table:number-columns-repeated="8"/>
          <table:table-cell table:formula="of:=(ABS([.$B677]-[.C677])&lt;=[.$B677]*0.1)" office:value-type="boolean" office:boolean-value="false">
            <text:p>FALSO</text:p>
          </table:table-cell>
          <table:table-cell table:formula="of:=(ABS([.$B677]-[.D677])&lt;=[.$B677]*0.1)" office:value-type="boolean" office:boolean-value="false">
            <text:p>FALSO</text:p>
          </table:table-cell>
          <table:table-cell table:formula="of:=(ABS([.$B677]-[.E677])&lt;=[.$B6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78]-[.C678]" office:value-type="float" office:value="2">
            <text:p>2</text:p>
          </table:table-cell>
          <table:table-cell table:formula="of:=[.$B678]-[.D678]" office:value-type="float" office:value="2">
            <text:p>2</text:p>
          </table:table-cell>
          <table:table-cell table:formula="of:=[.$B678]-[.E678]" office:value-type="float" office:value="0">
            <text:p>0</text:p>
          </table:table-cell>
          <table:table-cell table:number-columns-repeated="8"/>
          <table:table-cell table:formula="of:=(ABS([.$B678]-[.C678])&lt;=[.$B678]*0.1)" office:value-type="boolean" office:boolean-value="false">
            <text:p>FALSO</text:p>
          </table:table-cell>
          <table:table-cell table:formula="of:=(ABS([.$B678]-[.D678])&lt;=[.$B678]*0.1)" office:value-type="boolean" office:boolean-value="false">
            <text:p>FALSO</text:p>
          </table:table-cell>
          <table:table-cell table:formula="of:=(ABS([.$B678]-[.E678])&lt;=[.$B6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79]-[.C679]" office:value-type="float" office:value="0">
            <text:p>0</text:p>
          </table:table-cell>
          <table:table-cell table:formula="of:=[.$B679]-[.D679]" office:value-type="float" office:value="0">
            <text:p>0</text:p>
          </table:table-cell>
          <table:table-cell table:formula="of:=[.$B679]-[.E679]" office:value-type="float" office:value="0">
            <text:p>0</text:p>
          </table:table-cell>
          <table:table-cell table:number-columns-repeated="8"/>
          <table:table-cell table:formula="of:=(ABS([.$B679]-[.C679])&lt;=[.$B679]*0.1)" office:value-type="boolean" office:boolean-value="true">
            <text:p>VERDADERO</text:p>
          </table:table-cell>
          <table:table-cell table:formula="of:=(ABS([.$B679]-[.D679])&lt;=[.$B679]*0.1)" office:value-type="boolean" office:boolean-value="true">
            <text:p>VERDADERO</text:p>
          </table:table-cell>
          <table:table-cell table:formula="of:=(ABS([.$B679]-[.E679])&lt;=[.$B6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80]-[.C680]" office:value-type="float" office:value="2">
            <text:p>2</text:p>
          </table:table-cell>
          <table:table-cell table:formula="of:=[.$B680]-[.D680]" office:value-type="float" office:value="2">
            <text:p>2</text:p>
          </table:table-cell>
          <table:table-cell table:formula="of:=[.$B680]-[.E680]" office:value-type="float" office:value="1">
            <text:p>1</text:p>
          </table:table-cell>
          <table:table-cell table:number-columns-repeated="8"/>
          <table:table-cell table:formula="of:=(ABS([.$B680]-[.C680])&lt;=[.$B680]*0.1)" office:value-type="boolean" office:boolean-value="false">
            <text:p>FALSO</text:p>
          </table:table-cell>
          <table:table-cell table:formula="of:=(ABS([.$B680]-[.D680])&lt;=[.$B680]*0.1)" office:value-type="boolean" office:boolean-value="false">
            <text:p>FALSO</text:p>
          </table:table-cell>
          <table:table-cell table:formula="of:=(ABS([.$B680]-[.E680])&lt;=[.$B68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81]-[.C681]" office:value-type="float" office:value="0">
            <text:p>0</text:p>
          </table:table-cell>
          <table:table-cell table:formula="of:=[.$B681]-[.D681]" office:value-type="float" office:value="0">
            <text:p>0</text:p>
          </table:table-cell>
          <table:table-cell table:formula="of:=[.$B681]-[.E681]" office:value-type="float" office:value="0">
            <text:p>0</text:p>
          </table:table-cell>
          <table:table-cell table:number-columns-repeated="8"/>
          <table:table-cell table:formula="of:=(ABS([.$B681]-[.C681])&lt;=[.$B681]*0.1)" office:value-type="boolean" office:boolean-value="true">
            <text:p>VERDADERO</text:p>
          </table:table-cell>
          <table:table-cell table:formula="of:=(ABS([.$B681]-[.D681])&lt;=[.$B681]*0.1)" office:value-type="boolean" office:boolean-value="true">
            <text:p>VERDADERO</text:p>
          </table:table-cell>
          <table:table-cell table:formula="of:=(ABS([.$B681]-[.E681])&lt;=[.$B6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82]-[.C682]" office:value-type="float" office:value="1">
            <text:p>1</text:p>
          </table:table-cell>
          <table:table-cell table:formula="of:=[.$B682]-[.D682]" office:value-type="float" office:value="1">
            <text:p>1</text:p>
          </table:table-cell>
          <table:table-cell table:formula="of:=[.$B682]-[.E682]" office:value-type="float" office:value="0">
            <text:p>0</text:p>
          </table:table-cell>
          <table:table-cell table:number-columns-repeated="8"/>
          <table:table-cell table:formula="of:=(ABS([.$B682]-[.C682])&lt;=[.$B682]*0.1)" office:value-type="boolean" office:boolean-value="false">
            <text:p>FALSO</text:p>
          </table:table-cell>
          <table:table-cell table:formula="of:=(ABS([.$B682]-[.D682])&lt;=[.$B682]*0.1)" office:value-type="boolean" office:boolean-value="false">
            <text:p>FALSO</text:p>
          </table:table-cell>
          <table:table-cell table:formula="of:=(ABS([.$B682]-[.E682])&lt;=[.$B6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683]-[.C683]" office:value-type="float" office:value="3">
            <text:p>3</text:p>
          </table:table-cell>
          <table:table-cell table:formula="of:=[.$B683]-[.D683]" office:value-type="float" office:value="0">
            <text:p>0</text:p>
          </table:table-cell>
          <table:table-cell table:formula="of:=[.$B683]-[.E683]" office:value-type="float" office:value="0">
            <text:p>0</text:p>
          </table:table-cell>
          <table:table-cell table:number-columns-repeated="8"/>
          <table:table-cell table:formula="of:=(ABS([.$B683]-[.C683])&lt;=[.$B683]*0.1)" office:value-type="boolean" office:boolean-value="false">
            <text:p>FALSO</text:p>
          </table:table-cell>
          <table:table-cell table:formula="of:=(ABS([.$B683]-[.D683])&lt;=[.$B683]*0.1)" office:value-type="boolean" office:boolean-value="true">
            <text:p>VERDADERO</text:p>
          </table:table-cell>
          <table:table-cell table:formula="of:=(ABS([.$B683]-[.E683])&lt;=[.$B6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684]-[.C684]" office:value-type="float" office:value="0">
            <text:p>0</text:p>
          </table:table-cell>
          <table:table-cell table:formula="of:=[.$B684]-[.D684]" office:value-type="float" office:value="0">
            <text:p>0</text:p>
          </table:table-cell>
          <table:table-cell table:formula="of:=[.$B684]-[.E684]" office:value-type="float" office:value="0">
            <text:p>0</text:p>
          </table:table-cell>
          <table:table-cell table:number-columns-repeated="8"/>
          <table:table-cell table:formula="of:=(ABS([.$B684]-[.C684])&lt;=[.$B684]*0.1)" office:value-type="boolean" office:boolean-value="true">
            <text:p>VERDADERO</text:p>
          </table:table-cell>
          <table:table-cell table:formula="of:=(ABS([.$B684]-[.D684])&lt;=[.$B684]*0.1)" office:value-type="boolean" office:boolean-value="true">
            <text:p>VERDADERO</text:p>
          </table:table-cell>
          <table:table-cell table:formula="of:=(ABS([.$B684]-[.E684])&lt;=[.$B6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685]-[.C685]" office:value-type="float" office:value="1">
            <text:p>1</text:p>
          </table:table-cell>
          <table:table-cell table:formula="of:=[.$B685]-[.D685]" office:value-type="float" office:value="1">
            <text:p>1</text:p>
          </table:table-cell>
          <table:table-cell table:formula="of:=[.$B685]-[.E685]" office:value-type="float" office:value="0">
            <text:p>0</text:p>
          </table:table-cell>
          <table:table-cell table:number-columns-repeated="8"/>
          <table:table-cell table:formula="of:=(ABS([.$B685]-[.C685])&lt;=[.$B685]*0.1)" office:value-type="boolean" office:boolean-value="false">
            <text:p>FALSO</text:p>
          </table:table-cell>
          <table:table-cell table:formula="of:=(ABS([.$B685]-[.D685])&lt;=[.$B685]*0.1)" office:value-type="boolean" office:boolean-value="false">
            <text:p>FALSO</text:p>
          </table:table-cell>
          <table:table-cell table:formula="of:=(ABS([.$B685]-[.E685])&lt;=[.$B6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86]-[.C686]" office:value-type="float" office:value="0">
            <text:p>0</text:p>
          </table:table-cell>
          <table:table-cell table:formula="of:=[.$B686]-[.D686]" office:value-type="float" office:value="0">
            <text:p>0</text:p>
          </table:table-cell>
          <table:table-cell table:formula="of:=[.$B686]-[.E686]" office:value-type="float" office:value="0">
            <text:p>0</text:p>
          </table:table-cell>
          <table:table-cell table:number-columns-repeated="8"/>
          <table:table-cell table:formula="of:=(ABS([.$B686]-[.C686])&lt;=[.$B686]*0.1)" office:value-type="boolean" office:boolean-value="true">
            <text:p>VERDADERO</text:p>
          </table:table-cell>
          <table:table-cell table:formula="of:=(ABS([.$B686]-[.D686])&lt;=[.$B686]*0.1)" office:value-type="boolean" office:boolean-value="true">
            <text:p>VERDADERO</text:p>
          </table:table-cell>
          <table:table-cell table:formula="of:=(ABS([.$B686]-[.E686])&lt;=[.$B6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687]-[.C687]" office:value-type="float" office:value="4">
            <text:p>4</text:p>
          </table:table-cell>
          <table:table-cell table:formula="of:=[.$B687]-[.D687]" office:value-type="float" office:value="0">
            <text:p>0</text:p>
          </table:table-cell>
          <table:table-cell table:formula="of:=[.$B687]-[.E687]" office:value-type="float" office:value="0">
            <text:p>0</text:p>
          </table:table-cell>
          <table:table-cell table:number-columns-repeated="8"/>
          <table:table-cell table:formula="of:=(ABS([.$B687]-[.C687])&lt;=[.$B687]*0.1)" office:value-type="boolean" office:boolean-value="false">
            <text:p>FALSO</text:p>
          </table:table-cell>
          <table:table-cell table:formula="of:=(ABS([.$B687]-[.D687])&lt;=[.$B687]*0.1)" office:value-type="boolean" office:boolean-value="true">
            <text:p>VERDADERO</text:p>
          </table:table-cell>
          <table:table-cell table:formula="of:=(ABS([.$B687]-[.E687])&lt;=[.$B6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688]-[.C688]" office:value-type="float" office:value="3">
            <text:p>3</text:p>
          </table:table-cell>
          <table:table-cell table:formula="of:=[.$B688]-[.D688]" office:value-type="float" office:value="2">
            <text:p>2</text:p>
          </table:table-cell>
          <table:table-cell table:formula="of:=[.$B688]-[.E688]" office:value-type="float" office:value="2">
            <text:p>2</text:p>
          </table:table-cell>
          <table:table-cell table:number-columns-repeated="8"/>
          <table:table-cell table:formula="of:=(ABS([.$B688]-[.C688])&lt;=[.$B688]*0.1)" office:value-type="boolean" office:boolean-value="false">
            <text:p>FALSO</text:p>
          </table:table-cell>
          <table:table-cell table:formula="of:=(ABS([.$B688]-[.D688])&lt;=[.$B688]*0.1)" office:value-type="boolean" office:boolean-value="false">
            <text:p>FALSO</text:p>
          </table:table-cell>
          <table:table-cell table:formula="of:=(ABS([.$B688]-[.E688])&lt;=[.$B68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89]-[.C689]" office:value-type="float" office:value="0">
            <text:p>0</text:p>
          </table:table-cell>
          <table:table-cell table:formula="of:=[.$B689]-[.D689]" office:value-type="float" office:value="0">
            <text:p>0</text:p>
          </table:table-cell>
          <table:table-cell table:formula="of:=[.$B689]-[.E689]" office:value-type="float" office:value="0">
            <text:p>0</text:p>
          </table:table-cell>
          <table:table-cell table:number-columns-repeated="8"/>
          <table:table-cell table:formula="of:=(ABS([.$B689]-[.C689])&lt;=[.$B689]*0.1)" office:value-type="boolean" office:boolean-value="true">
            <text:p>VERDADERO</text:p>
          </table:table-cell>
          <table:table-cell table:formula="of:=(ABS([.$B689]-[.D689])&lt;=[.$B689]*0.1)" office:value-type="boolean" office:boolean-value="true">
            <text:p>VERDADERO</text:p>
          </table:table-cell>
          <table:table-cell table:formula="of:=(ABS([.$B689]-[.E689])&lt;=[.$B6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90]-[.C690]" office:value-type="float" office:value="3">
            <text:p>3</text:p>
          </table:table-cell>
          <table:table-cell table:formula="of:=[.$B690]-[.D690]" office:value-type="float" office:value="2">
            <text:p>2</text:p>
          </table:table-cell>
          <table:table-cell table:formula="of:=[.$B690]-[.E690]" office:value-type="float" office:value="0">
            <text:p>0</text:p>
          </table:table-cell>
          <table:table-cell table:number-columns-repeated="8"/>
          <table:table-cell table:formula="of:=(ABS([.$B690]-[.C690])&lt;=[.$B690]*0.1)" office:value-type="boolean" office:boolean-value="false">
            <text:p>FALSO</text:p>
          </table:table-cell>
          <table:table-cell table:formula="of:=(ABS([.$B690]-[.D690])&lt;=[.$B690]*0.1)" office:value-type="boolean" office:boolean-value="false">
            <text:p>FALSO</text:p>
          </table:table-cell>
          <table:table-cell table:formula="of:=(ABS([.$B690]-[.E690])&lt;=[.$B6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691]-[.C691]" office:value-type="float" office:value="2">
            <text:p>2</text:p>
          </table:table-cell>
          <table:table-cell table:formula="of:=[.$B691]-[.D691]" office:value-type="float" office:value="2">
            <text:p>2</text:p>
          </table:table-cell>
          <table:table-cell table:formula="of:=[.$B691]-[.E691]" office:value-type="float" office:value="0">
            <text:p>0</text:p>
          </table:table-cell>
          <table:table-cell table:number-columns-repeated="8"/>
          <table:table-cell table:formula="of:=(ABS([.$B691]-[.C691])&lt;=[.$B691]*0.1)" office:value-type="boolean" office:boolean-value="false">
            <text:p>FALSO</text:p>
          </table:table-cell>
          <table:table-cell table:formula="of:=(ABS([.$B691]-[.D691])&lt;=[.$B691]*0.1)" office:value-type="boolean" office:boolean-value="false">
            <text:p>FALSO</text:p>
          </table:table-cell>
          <table:table-cell table:formula="of:=(ABS([.$B691]-[.E691])&lt;=[.$B6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92]-[.C692]" office:value-type="float" office:value="0">
            <text:p>0</text:p>
          </table:table-cell>
          <table:table-cell table:formula="of:=[.$B692]-[.D692]" office:value-type="float" office:value="0">
            <text:p>0</text:p>
          </table:table-cell>
          <table:table-cell table:formula="of:=[.$B692]-[.E692]" office:value-type="float" office:value="0">
            <text:p>0</text:p>
          </table:table-cell>
          <table:table-cell table:number-columns-repeated="8"/>
          <table:table-cell table:formula="of:=(ABS([.$B692]-[.C692])&lt;=[.$B692]*0.1)" office:value-type="boolean" office:boolean-value="true">
            <text:p>VERDADERO</text:p>
          </table:table-cell>
          <table:table-cell table:formula="of:=(ABS([.$B692]-[.D692])&lt;=[.$B692]*0.1)" office:value-type="boolean" office:boolean-value="true">
            <text:p>VERDADERO</text:p>
          </table:table-cell>
          <table:table-cell table:formula="of:=(ABS([.$B692]-[.E692])&lt;=[.$B6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693]-[.C693]" office:value-type="float" office:value="3">
            <text:p>3</text:p>
          </table:table-cell>
          <table:table-cell table:formula="of:=[.$B693]-[.D693]" office:value-type="float" office:value="3">
            <text:p>3</text:p>
          </table:table-cell>
          <table:table-cell table:formula="of:=[.$B693]-[.E693]" office:value-type="float" office:value="0">
            <text:p>0</text:p>
          </table:table-cell>
          <table:table-cell table:number-columns-repeated="8"/>
          <table:table-cell table:formula="of:=(ABS([.$B693]-[.C693])&lt;=[.$B693]*0.1)" office:value-type="boolean" office:boolean-value="false">
            <text:p>FALSO</text:p>
          </table:table-cell>
          <table:table-cell table:formula="of:=(ABS([.$B693]-[.D693])&lt;=[.$B693]*0.1)" office:value-type="boolean" office:boolean-value="false">
            <text:p>FALSO</text:p>
          </table:table-cell>
          <table:table-cell table:formula="of:=(ABS([.$B693]-[.E693])&lt;=[.$B6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94]-[.C694]" office:value-type="float" office:value="2">
            <text:p>2</text:p>
          </table:table-cell>
          <table:table-cell table:formula="of:=[.$B694]-[.D694]" office:value-type="float" office:value="2">
            <text:p>2</text:p>
          </table:table-cell>
          <table:table-cell table:formula="of:=[.$B694]-[.E694]" office:value-type="float" office:value="0">
            <text:p>0</text:p>
          </table:table-cell>
          <table:table-cell table:number-columns-repeated="8"/>
          <table:table-cell table:formula="of:=(ABS([.$B694]-[.C694])&lt;=[.$B694]*0.1)" office:value-type="boolean" office:boolean-value="false">
            <text:p>FALSO</text:p>
          </table:table-cell>
          <table:table-cell table:formula="of:=(ABS([.$B694]-[.D694])&lt;=[.$B694]*0.1)" office:value-type="boolean" office:boolean-value="false">
            <text:p>FALSO</text:p>
          </table:table-cell>
          <table:table-cell table:formula="of:=(ABS([.$B694]-[.E694])&lt;=[.$B6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95]-[.C695]" office:value-type="float" office:value="0">
            <text:p>0</text:p>
          </table:table-cell>
          <table:table-cell table:formula="of:=[.$B695]-[.D695]" office:value-type="float" office:value="0">
            <text:p>0</text:p>
          </table:table-cell>
          <table:table-cell table:formula="of:=[.$B695]-[.E695]" office:value-type="float" office:value="0">
            <text:p>0</text:p>
          </table:table-cell>
          <table:table-cell table:number-columns-repeated="8"/>
          <table:table-cell table:formula="of:=(ABS([.$B695]-[.C695])&lt;=[.$B695]*0.1)" office:value-type="boolean" office:boolean-value="true">
            <text:p>VERDADERO</text:p>
          </table:table-cell>
          <table:table-cell table:formula="of:=(ABS([.$B695]-[.D695])&lt;=[.$B695]*0.1)" office:value-type="boolean" office:boolean-value="true">
            <text:p>VERDADERO</text:p>
          </table:table-cell>
          <table:table-cell table:formula="of:=(ABS([.$B695]-[.E695])&lt;=[.$B6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96]-[.C696]" office:value-type="float" office:value="0">
            <text:p>0</text:p>
          </table:table-cell>
          <table:table-cell table:formula="of:=[.$B696]-[.D696]" office:value-type="float" office:value="0">
            <text:p>0</text:p>
          </table:table-cell>
          <table:table-cell table:formula="of:=[.$B696]-[.E696]" office:value-type="float" office:value="0">
            <text:p>0</text:p>
          </table:table-cell>
          <table:table-cell table:number-columns-repeated="8"/>
          <table:table-cell table:formula="of:=(ABS([.$B696]-[.C696])&lt;=[.$B696]*0.1)" office:value-type="boolean" office:boolean-value="true">
            <text:p>VERDADERO</text:p>
          </table:table-cell>
          <table:table-cell table:formula="of:=(ABS([.$B696]-[.D696])&lt;=[.$B696]*0.1)" office:value-type="boolean" office:boolean-value="true">
            <text:p>VERDADERO</text:p>
          </table:table-cell>
          <table:table-cell table:formula="of:=(ABS([.$B696]-[.E696])&lt;=[.$B6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697]-[.C697]" office:value-type="float" office:value="2">
            <text:p>2</text:p>
          </table:table-cell>
          <table:table-cell table:formula="of:=[.$B697]-[.D697]" office:value-type="float" office:value="2">
            <text:p>2</text:p>
          </table:table-cell>
          <table:table-cell table:formula="of:=[.$B697]-[.E697]" office:value-type="float" office:value="1">
            <text:p>1</text:p>
          </table:table-cell>
          <table:table-cell table:number-columns-repeated="8"/>
          <table:table-cell table:formula="of:=(ABS([.$B697]-[.C697])&lt;=[.$B697]*0.1)" office:value-type="boolean" office:boolean-value="false">
            <text:p>FALSO</text:p>
          </table:table-cell>
          <table:table-cell table:formula="of:=(ABS([.$B697]-[.D697])&lt;=[.$B697]*0.1)" office:value-type="boolean" office:boolean-value="false">
            <text:p>FALSO</text:p>
          </table:table-cell>
          <table:table-cell table:formula="of:=(ABS([.$B697]-[.E697])&lt;=[.$B6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698]-[.C698]" office:value-type="float" office:value="3">
            <text:p>3</text:p>
          </table:table-cell>
          <table:table-cell table:formula="of:=[.$B698]-[.D698]" office:value-type="float" office:value="0">
            <text:p>0</text:p>
          </table:table-cell>
          <table:table-cell table:formula="of:=[.$B698]-[.E698]" office:value-type="float" office:value="0">
            <text:p>0</text:p>
          </table:table-cell>
          <table:table-cell table:number-columns-repeated="8"/>
          <table:table-cell table:formula="of:=(ABS([.$B698]-[.C698])&lt;=[.$B698]*0.1)" office:value-type="boolean" office:boolean-value="false">
            <text:p>FALSO</text:p>
          </table:table-cell>
          <table:table-cell table:formula="of:=(ABS([.$B698]-[.D698])&lt;=[.$B698]*0.1)" office:value-type="boolean" office:boolean-value="true">
            <text:p>VERDADERO</text:p>
          </table:table-cell>
          <table:table-cell table:formula="of:=(ABS([.$B698]-[.E698])&lt;=[.$B6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99]-[.C699]" office:value-type="float" office:value="0">
            <text:p>0</text:p>
          </table:table-cell>
          <table:table-cell table:formula="of:=[.$B699]-[.D699]" office:value-type="float" office:value="0">
            <text:p>0</text:p>
          </table:table-cell>
          <table:table-cell table:formula="of:=[.$B699]-[.E699]" office:value-type="float" office:value="0">
            <text:p>0</text:p>
          </table:table-cell>
          <table:table-cell table:number-columns-repeated="8"/>
          <table:table-cell table:formula="of:=(ABS([.$B699]-[.C699])&lt;=[.$B699]*0.1)" office:value-type="boolean" office:boolean-value="true">
            <text:p>VERDADERO</text:p>
          </table:table-cell>
          <table:table-cell table:formula="of:=(ABS([.$B699]-[.D699])&lt;=[.$B699]*0.1)" office:value-type="boolean" office:boolean-value="true">
            <text:p>VERDADERO</text:p>
          </table:table-cell>
          <table:table-cell table:formula="of:=(ABS([.$B699]-[.E699])&lt;=[.$B6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$B700]-[.C700]" office:value-type="float" office:value="0">
            <text:p>0</text:p>
          </table:table-cell>
          <table:table-cell table:formula="of:=[.$B700]-[.D700]" office:value-type="float" office:value="0">
            <text:p>0</text:p>
          </table:table-cell>
          <table:table-cell table:formula="of:=[.$B700]-[.E700]" office:value-type="float" office:value="0">
            <text:p>0</text:p>
          </table:table-cell>
          <table:table-cell table:number-columns-repeated="8"/>
          <table:table-cell table:formula="of:=(ABS([.$B700]-[.C700])&lt;=[.$B700]*0.1)" office:value-type="boolean" office:boolean-value="true">
            <text:p>VERDADERO</text:p>
          </table:table-cell>
          <table:table-cell table:formula="of:=(ABS([.$B700]-[.D700])&lt;=[.$B700]*0.1)" office:value-type="boolean" office:boolean-value="true">
            <text:p>VERDADERO</text:p>
          </table:table-cell>
          <table:table-cell table:formula="of:=(ABS([.$B700]-[.E700])&lt;=[.$B7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701]-[.C701]" office:value-type="float" office:value="1">
            <text:p>1</text:p>
          </table:table-cell>
          <table:table-cell table:formula="of:=[.$B701]-[.D701]" office:value-type="float" office:value="1">
            <text:p>1</text:p>
          </table:table-cell>
          <table:table-cell table:formula="of:=[.$B701]-[.E701]" office:value-type="float" office:value="0">
            <text:p>0</text:p>
          </table:table-cell>
          <table:table-cell table:number-columns-repeated="8"/>
          <table:table-cell table:formula="of:=(ABS([.$B701]-[.C701])&lt;=[.$B701]*0.1)" office:value-type="boolean" office:boolean-value="false">
            <text:p>FALSO</text:p>
          </table:table-cell>
          <table:table-cell table:formula="of:=(ABS([.$B701]-[.D701])&lt;=[.$B701]*0.1)" office:value-type="boolean" office:boolean-value="false">
            <text:p>FALSO</text:p>
          </table:table-cell>
          <table:table-cell table:formula="of:=(ABS([.$B701]-[.E701])&lt;=[.$B7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02]-[.C702]" office:value-type="float" office:value="1">
            <text:p>1</text:p>
          </table:table-cell>
          <table:table-cell table:formula="of:=[.$B702]-[.D702]" office:value-type="float" office:value="1">
            <text:p>1</text:p>
          </table:table-cell>
          <table:table-cell table:formula="of:=[.$B702]-[.E702]" office:value-type="float" office:value="0">
            <text:p>0</text:p>
          </table:table-cell>
          <table:table-cell table:number-columns-repeated="8"/>
          <table:table-cell table:formula="of:=(ABS([.$B702]-[.C702])&lt;=[.$B702]*0.1)" office:value-type="boolean" office:boolean-value="false">
            <text:p>FALSO</text:p>
          </table:table-cell>
          <table:table-cell table:formula="of:=(ABS([.$B702]-[.D702])&lt;=[.$B702]*0.1)" office:value-type="boolean" office:boolean-value="false">
            <text:p>FALSO</text:p>
          </table:table-cell>
          <table:table-cell table:formula="of:=(ABS([.$B702]-[.E702])&lt;=[.$B7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703]-[.C703]" office:value-type="float" office:value="1">
            <text:p>1</text:p>
          </table:table-cell>
          <table:table-cell table:formula="of:=[.$B703]-[.D703]" office:value-type="float" office:value="0">
            <text:p>0</text:p>
          </table:table-cell>
          <table:table-cell table:formula="of:=[.$B703]-[.E703]" office:value-type="float" office:value="0">
            <text:p>0</text:p>
          </table:table-cell>
          <table:table-cell table:number-columns-repeated="8"/>
          <table:table-cell table:formula="of:=(ABS([.$B703]-[.C703])&lt;=[.$B703]*0.1)" office:value-type="boolean" office:boolean-value="true">
            <text:p>VERDADERO</text:p>
          </table:table-cell>
          <table:table-cell table:formula="of:=(ABS([.$B703]-[.D703])&lt;=[.$B703]*0.1)" office:value-type="boolean" office:boolean-value="true">
            <text:p>VERDADERO</text:p>
          </table:table-cell>
          <table:table-cell table:formula="of:=(ABS([.$B703]-[.E703])&lt;=[.$B7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704]-[.C704]" office:value-type="float" office:value="3">
            <text:p>3</text:p>
          </table:table-cell>
          <table:table-cell table:formula="of:=[.$B704]-[.D704]" office:value-type="float" office:value="2">
            <text:p>2</text:p>
          </table:table-cell>
          <table:table-cell table:formula="of:=[.$B704]-[.E704]" office:value-type="float" office:value="0">
            <text:p>0</text:p>
          </table:table-cell>
          <table:table-cell table:number-columns-repeated="8"/>
          <table:table-cell table:formula="of:=(ABS([.$B704]-[.C704])&lt;=[.$B704]*0.1)" office:value-type="boolean" office:boolean-value="false">
            <text:p>FALSO</text:p>
          </table:table-cell>
          <table:table-cell table:formula="of:=(ABS([.$B704]-[.D704])&lt;=[.$B704]*0.1)" office:value-type="boolean" office:boolean-value="false">
            <text:p>FALSO</text:p>
          </table:table-cell>
          <table:table-cell table:formula="of:=(ABS([.$B704]-[.E704])&lt;=[.$B7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705]-[.C705]" office:value-type="float" office:value="2">
            <text:p>2</text:p>
          </table:table-cell>
          <table:table-cell table:formula="of:=[.$B705]-[.D705]" office:value-type="float" office:value="2">
            <text:p>2</text:p>
          </table:table-cell>
          <table:table-cell table:formula="of:=[.$B705]-[.E705]" office:value-type="float" office:value="0">
            <text:p>0</text:p>
          </table:table-cell>
          <table:table-cell table:number-columns-repeated="8"/>
          <table:table-cell table:formula="of:=(ABS([.$B705]-[.C705])&lt;=[.$B705]*0.1)" office:value-type="boolean" office:boolean-value="false">
            <text:p>FALSO</text:p>
          </table:table-cell>
          <table:table-cell table:formula="of:=(ABS([.$B705]-[.D705])&lt;=[.$B705]*0.1)" office:value-type="boolean" office:boolean-value="false">
            <text:p>FALSO</text:p>
          </table:table-cell>
          <table:table-cell table:formula="of:=(ABS([.$B705]-[.E705])&lt;=[.$B7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706]-[.C706]" office:value-type="float" office:value="2">
            <text:p>2</text:p>
          </table:table-cell>
          <table:table-cell table:formula="of:=[.$B706]-[.D706]" office:value-type="float" office:value="2">
            <text:p>2</text:p>
          </table:table-cell>
          <table:table-cell table:formula="of:=[.$B706]-[.E706]" office:value-type="float" office:value="0">
            <text:p>0</text:p>
          </table:table-cell>
          <table:table-cell table:number-columns-repeated="8"/>
          <table:table-cell table:formula="of:=(ABS([.$B706]-[.C706])&lt;=[.$B706]*0.1)" office:value-type="boolean" office:boolean-value="false">
            <text:p>FALSO</text:p>
          </table:table-cell>
          <table:table-cell table:formula="of:=(ABS([.$B706]-[.D706])&lt;=[.$B706]*0.1)" office:value-type="boolean" office:boolean-value="false">
            <text:p>FALSO</text:p>
          </table:table-cell>
          <table:table-cell table:formula="of:=(ABS([.$B706]-[.E706])&lt;=[.$B7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707]-[.C707]" office:value-type="float" office:value="2">
            <text:p>2</text:p>
          </table:table-cell>
          <table:table-cell table:formula="of:=[.$B707]-[.D707]" office:value-type="float" office:value="2">
            <text:p>2</text:p>
          </table:table-cell>
          <table:table-cell table:formula="of:=[.$B707]-[.E707]" office:value-type="float" office:value="0">
            <text:p>0</text:p>
          </table:table-cell>
          <table:table-cell table:number-columns-repeated="8"/>
          <table:table-cell table:formula="of:=(ABS([.$B707]-[.C707])&lt;=[.$B707]*0.1)" office:value-type="boolean" office:boolean-value="false">
            <text:p>FALSO</text:p>
          </table:table-cell>
          <table:table-cell table:formula="of:=(ABS([.$B707]-[.D707])&lt;=[.$B707]*0.1)" office:value-type="boolean" office:boolean-value="false">
            <text:p>FALSO</text:p>
          </table:table-cell>
          <table:table-cell table:formula="of:=(ABS([.$B707]-[.E707])&lt;=[.$B7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708]-[.C708]" office:value-type="float" office:value="2">
            <text:p>2</text:p>
          </table:table-cell>
          <table:table-cell table:formula="of:=[.$B708]-[.D708]" office:value-type="float" office:value="2">
            <text:p>2</text:p>
          </table:table-cell>
          <table:table-cell table:formula="of:=[.$B708]-[.E708]" office:value-type="float" office:value="0">
            <text:p>0</text:p>
          </table:table-cell>
          <table:table-cell table:number-columns-repeated="8"/>
          <table:table-cell table:formula="of:=(ABS([.$B708]-[.C708])&lt;=[.$B708]*0.1)" office:value-type="boolean" office:boolean-value="false">
            <text:p>FALSO</text:p>
          </table:table-cell>
          <table:table-cell table:formula="of:=(ABS([.$B708]-[.D708])&lt;=[.$B708]*0.1)" office:value-type="boolean" office:boolean-value="false">
            <text:p>FALSO</text:p>
          </table:table-cell>
          <table:table-cell table:formula="of:=(ABS([.$B708]-[.E708])&lt;=[.$B7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709]-[.C709]" office:value-type="float" office:value="2">
            <text:p>2</text:p>
          </table:table-cell>
          <table:table-cell table:formula="of:=[.$B709]-[.D709]" office:value-type="float" office:value="1">
            <text:p>1</text:p>
          </table:table-cell>
          <table:table-cell table:formula="of:=[.$B709]-[.E709]" office:value-type="float" office:value="0">
            <text:p>0</text:p>
          </table:table-cell>
          <table:table-cell table:number-columns-repeated="8"/>
          <table:table-cell table:formula="of:=(ABS([.$B709]-[.C709])&lt;=[.$B709]*0.1)" office:value-type="boolean" office:boolean-value="false">
            <text:p>FALSO</text:p>
          </table:table-cell>
          <table:table-cell table:formula="of:=(ABS([.$B709]-[.D709])&lt;=[.$B709]*0.1)" office:value-type="boolean" office:boolean-value="false">
            <text:p>FALSO</text:p>
          </table:table-cell>
          <table:table-cell table:formula="of:=(ABS([.$B709]-[.E709])&lt;=[.$B7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10]-[.C710]" office:value-type="float" office:value="0">
            <text:p>0</text:p>
          </table:table-cell>
          <table:table-cell table:formula="of:=[.$B710]-[.D710]" office:value-type="float" office:value="0">
            <text:p>0</text:p>
          </table:table-cell>
          <table:table-cell table:formula="of:=[.$B710]-[.E710]" office:value-type="float" office:value="0">
            <text:p>0</text:p>
          </table:table-cell>
          <table:table-cell table:number-columns-repeated="8"/>
          <table:table-cell table:formula="of:=(ABS([.$B710]-[.C710])&lt;=[.$B710]*0.1)" office:value-type="boolean" office:boolean-value="true">
            <text:p>VERDADERO</text:p>
          </table:table-cell>
          <table:table-cell table:formula="of:=(ABS([.$B710]-[.D710])&lt;=[.$B710]*0.1)" office:value-type="boolean" office:boolean-value="true">
            <text:p>VERDADERO</text:p>
          </table:table-cell>
          <table:table-cell table:formula="of:=(ABS([.$B710]-[.E710])&lt;=[.$B7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711]-[.C711]" office:value-type="float" office:value="2">
            <text:p>2</text:p>
          </table:table-cell>
          <table:table-cell table:formula="of:=[.$B711]-[.D711]" office:value-type="float" office:value="1">
            <text:p>1</text:p>
          </table:table-cell>
          <table:table-cell table:formula="of:=[.$B711]-[.E711]" office:value-type="float" office:value="0">
            <text:p>0</text:p>
          </table:table-cell>
          <table:table-cell table:number-columns-repeated="8"/>
          <table:table-cell table:formula="of:=(ABS([.$B711]-[.C711])&lt;=[.$B711]*0.1)" office:value-type="boolean" office:boolean-value="false">
            <text:p>FALSO</text:p>
          </table:table-cell>
          <table:table-cell table:formula="of:=(ABS([.$B711]-[.D711])&lt;=[.$B711]*0.1)" office:value-type="boolean" office:boolean-value="false">
            <text:p>FALSO</text:p>
          </table:table-cell>
          <table:table-cell table:formula="of:=(ABS([.$B711]-[.E711])&lt;=[.$B7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12]-[.C712]" office:value-type="float" office:value="0">
            <text:p>0</text:p>
          </table:table-cell>
          <table:table-cell table:formula="of:=[.$B712]-[.D712]" office:value-type="float" office:value="0">
            <text:p>0</text:p>
          </table:table-cell>
          <table:table-cell table:formula="of:=[.$B712]-[.E712]" office:value-type="float" office:value="0">
            <text:p>0</text:p>
          </table:table-cell>
          <table:table-cell table:number-columns-repeated="8"/>
          <table:table-cell table:formula="of:=(ABS([.$B712]-[.C712])&lt;=[.$B712]*0.1)" office:value-type="boolean" office:boolean-value="true">
            <text:p>VERDADERO</text:p>
          </table:table-cell>
          <table:table-cell table:formula="of:=(ABS([.$B712]-[.D712])&lt;=[.$B712]*0.1)" office:value-type="boolean" office:boolean-value="true">
            <text:p>VERDADERO</text:p>
          </table:table-cell>
          <table:table-cell table:formula="of:=(ABS([.$B712]-[.E712])&lt;=[.$B7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713]-[.C713]" office:value-type="float" office:value="1">
            <text:p>1</text:p>
          </table:table-cell>
          <table:table-cell table:formula="of:=[.$B713]-[.D713]" office:value-type="float" office:value="0">
            <text:p>0</text:p>
          </table:table-cell>
          <table:table-cell table:formula="of:=[.$B713]-[.E713]" office:value-type="float" office:value="0">
            <text:p>0</text:p>
          </table:table-cell>
          <table:table-cell table:number-columns-repeated="8"/>
          <table:table-cell table:formula="of:=(ABS([.$B713]-[.C713])&lt;=[.$B713]*0.1)" office:value-type="boolean" office:boolean-value="true">
            <text:p>VERDADERO</text:p>
          </table:table-cell>
          <table:table-cell table:formula="of:=(ABS([.$B713]-[.D713])&lt;=[.$B713]*0.1)" office:value-type="boolean" office:boolean-value="true">
            <text:p>VERDADERO</text:p>
          </table:table-cell>
          <table:table-cell table:formula="of:=(ABS([.$B713]-[.E713])&lt;=[.$B7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714]-[.C714]" office:value-type="float" office:value="1">
            <text:p>1</text:p>
          </table:table-cell>
          <table:table-cell table:formula="of:=[.$B714]-[.D714]" office:value-type="float" office:value="0">
            <text:p>0</text:p>
          </table:table-cell>
          <table:table-cell table:formula="of:=[.$B714]-[.E714]" office:value-type="float" office:value="0">
            <text:p>0</text:p>
          </table:table-cell>
          <table:table-cell table:number-columns-repeated="8"/>
          <table:table-cell table:formula="of:=(ABS([.$B714]-[.C714])&lt;=[.$B714]*0.1)" office:value-type="boolean" office:boolean-value="false">
            <text:p>FALSO</text:p>
          </table:table-cell>
          <table:table-cell table:formula="of:=(ABS([.$B714]-[.D714])&lt;=[.$B714]*0.1)" office:value-type="boolean" office:boolean-value="true">
            <text:p>VERDADERO</text:p>
          </table:table-cell>
          <table:table-cell table:formula="of:=(ABS([.$B714]-[.E714])&lt;=[.$B7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715]-[.C715]" office:value-type="float" office:value="4">
            <text:p>4</text:p>
          </table:table-cell>
          <table:table-cell table:formula="of:=[.$B715]-[.D715]" office:value-type="float" office:value="0">
            <text:p>0</text:p>
          </table:table-cell>
          <table:table-cell table:formula="of:=[.$B715]-[.E715]" office:value-type="float" office:value="0">
            <text:p>0</text:p>
          </table:table-cell>
          <table:table-cell table:number-columns-repeated="8"/>
          <table:table-cell table:formula="of:=(ABS([.$B715]-[.C715])&lt;=[.$B715]*0.1)" office:value-type="boolean" office:boolean-value="false">
            <text:p>FALSO</text:p>
          </table:table-cell>
          <table:table-cell table:formula="of:=(ABS([.$B715]-[.D715])&lt;=[.$B715]*0.1)" office:value-type="boolean" office:boolean-value="true">
            <text:p>VERDADERO</text:p>
          </table:table-cell>
          <table:table-cell table:formula="of:=(ABS([.$B715]-[.E715])&lt;=[.$B7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716]-[.C716]" office:value-type="float" office:value="0">
            <text:p>0</text:p>
          </table:table-cell>
          <table:table-cell table:formula="of:=[.$B716]-[.D716]" office:value-type="float" office:value="0">
            <text:p>0</text:p>
          </table:table-cell>
          <table:table-cell table:formula="of:=[.$B716]-[.E716]" office:value-type="float" office:value="0">
            <text:p>0</text:p>
          </table:table-cell>
          <table:table-cell table:number-columns-repeated="8"/>
          <table:table-cell table:formula="of:=(ABS([.$B716]-[.C716])&lt;=[.$B716]*0.1)" office:value-type="boolean" office:boolean-value="true">
            <text:p>VERDADERO</text:p>
          </table:table-cell>
          <table:table-cell table:formula="of:=(ABS([.$B716]-[.D716])&lt;=[.$B716]*0.1)" office:value-type="boolean" office:boolean-value="true">
            <text:p>VERDADERO</text:p>
          </table:table-cell>
          <table:table-cell table:formula="of:=(ABS([.$B716]-[.E716])&lt;=[.$B7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office:value-type="float" office:value="16">
            <text:p>16</text:p>
          </table:table-cell>
          <table:table-cell/>
          <table:table-cell table:formula="of:=[.$B717]-[.C717]" office:value-type="float" office:value="6">
            <text:p>6</text:p>
          </table:table-cell>
          <table:table-cell table:formula="of:=[.$B717]-[.D717]" office:value-type="float" office:value="6">
            <text:p>6</text:p>
          </table:table-cell>
          <table:table-cell table:formula="of:=[.$B717]-[.E717]" office:value-type="float" office:value="0">
            <text:p>0</text:p>
          </table:table-cell>
          <table:table-cell table:number-columns-repeated="8"/>
          <table:table-cell table:formula="of:=(ABS([.$B717]-[.C717])&lt;=[.$B717]*0.1)" office:value-type="boolean" office:boolean-value="false">
            <text:p>FALSO</text:p>
          </table:table-cell>
          <table:table-cell table:formula="of:=(ABS([.$B717]-[.D717])&lt;=[.$B717]*0.1)" office:value-type="boolean" office:boolean-value="false">
            <text:p>FALSO</text:p>
          </table:table-cell>
          <table:table-cell table:formula="of:=(ABS([.$B717]-[.E717])&lt;=[.$B7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718]-[.C718]" office:value-type="float" office:value="3">
            <text:p>3</text:p>
          </table:table-cell>
          <table:table-cell table:formula="of:=[.$B718]-[.D718]" office:value-type="float" office:value="0">
            <text:p>0</text:p>
          </table:table-cell>
          <table:table-cell table:formula="of:=[.$B718]-[.E718]" office:value-type="float" office:value="0">
            <text:p>0</text:p>
          </table:table-cell>
          <table:table-cell table:number-columns-repeated="8"/>
          <table:table-cell table:formula="of:=(ABS([.$B718]-[.C718])&lt;=[.$B718]*0.1)" office:value-type="boolean" office:boolean-value="false">
            <text:p>FALSO</text:p>
          </table:table-cell>
          <table:table-cell table:formula="of:=(ABS([.$B718]-[.D718])&lt;=[.$B718]*0.1)" office:value-type="boolean" office:boolean-value="true">
            <text:p>VERDADERO</text:p>
          </table:table-cell>
          <table:table-cell table:formula="of:=(ABS([.$B718]-[.E718])&lt;=[.$B7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719]-[.C719]" office:value-type="float" office:value="1">
            <text:p>1</text:p>
          </table:table-cell>
          <table:table-cell table:formula="of:=[.$B719]-[.D719]" office:value-type="float" office:value="0">
            <text:p>0</text:p>
          </table:table-cell>
          <table:table-cell table:formula="of:=[.$B719]-[.E719]" office:value-type="float" office:value="0">
            <text:p>0</text:p>
          </table:table-cell>
          <table:table-cell table:number-columns-repeated="8"/>
          <table:table-cell table:formula="of:=(ABS([.$B719]-[.C719])&lt;=[.$B719]*0.1)" office:value-type="boolean" office:boolean-value="true">
            <text:p>VERDADERO</text:p>
          </table:table-cell>
          <table:table-cell table:formula="of:=(ABS([.$B719]-[.D719])&lt;=[.$B719]*0.1)" office:value-type="boolean" office:boolean-value="true">
            <text:p>VERDADERO</text:p>
          </table:table-cell>
          <table:table-cell table:formula="of:=(ABS([.$B719]-[.E719])&lt;=[.$B7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720]-[.C720]" office:value-type="float" office:value="2">
            <text:p>2</text:p>
          </table:table-cell>
          <table:table-cell table:formula="of:=[.$B720]-[.D720]" office:value-type="float" office:value="2">
            <text:p>2</text:p>
          </table:table-cell>
          <table:table-cell table:formula="of:=[.$B720]-[.E720]" office:value-type="float" office:value="0">
            <text:p>0</text:p>
          </table:table-cell>
          <table:table-cell table:number-columns-repeated="8"/>
          <table:table-cell table:formula="of:=(ABS([.$B720]-[.C720])&lt;=[.$B720]*0.1)" office:value-type="boolean" office:boolean-value="false">
            <text:p>FALSO</text:p>
          </table:table-cell>
          <table:table-cell table:formula="of:=(ABS([.$B720]-[.D720])&lt;=[.$B720]*0.1)" office:value-type="boolean" office:boolean-value="false">
            <text:p>FALSO</text:p>
          </table:table-cell>
          <table:table-cell table:formula="of:=(ABS([.$B720]-[.E720])&lt;=[.$B7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721]-[.C721]" office:value-type="float" office:value="0">
            <text:p>0</text:p>
          </table:table-cell>
          <table:table-cell table:formula="of:=[.$B721]-[.D721]" office:value-type="float" office:value="0">
            <text:p>0</text:p>
          </table:table-cell>
          <table:table-cell table:formula="of:=[.$B721]-[.E721]" office:value-type="float" office:value="0">
            <text:p>0</text:p>
          </table:table-cell>
          <table:table-cell table:number-columns-repeated="8"/>
          <table:table-cell table:formula="of:=(ABS([.$B721]-[.C721])&lt;=[.$B721]*0.1)" office:value-type="boolean" office:boolean-value="true">
            <text:p>VERDADERO</text:p>
          </table:table-cell>
          <table:table-cell table:formula="of:=(ABS([.$B721]-[.D721])&lt;=[.$B721]*0.1)" office:value-type="boolean" office:boolean-value="true">
            <text:p>VERDADERO</text:p>
          </table:table-cell>
          <table:table-cell table:formula="of:=(ABS([.$B721]-[.E721])&lt;=[.$B7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722]-[.C722]" office:value-type="float" office:value="0">
            <text:p>0</text:p>
          </table:table-cell>
          <table:table-cell table:formula="of:=[.$B722]-[.D722]" office:value-type="float" office:value="0">
            <text:p>0</text:p>
          </table:table-cell>
          <table:table-cell table:formula="of:=[.$B722]-[.E722]" office:value-type="float" office:value="0">
            <text:p>0</text:p>
          </table:table-cell>
          <table:table-cell table:number-columns-repeated="8"/>
          <table:table-cell table:formula="of:=(ABS([.$B722]-[.C722])&lt;=[.$B722]*0.1)" office:value-type="boolean" office:boolean-value="true">
            <text:p>VERDADERO</text:p>
          </table:table-cell>
          <table:table-cell table:formula="of:=(ABS([.$B722]-[.D722])&lt;=[.$B722]*0.1)" office:value-type="boolean" office:boolean-value="true">
            <text:p>VERDADERO</text:p>
          </table:table-cell>
          <table:table-cell table:formula="of:=(ABS([.$B722]-[.E722])&lt;=[.$B7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723]-[.C723]" office:value-type="float" office:value="3">
            <text:p>3</text:p>
          </table:table-cell>
          <table:table-cell table:formula="of:=[.$B723]-[.D723]" office:value-type="float" office:value="1">
            <text:p>1</text:p>
          </table:table-cell>
          <table:table-cell table:formula="of:=[.$B723]-[.E723]" office:value-type="float" office:value="0">
            <text:p>0</text:p>
          </table:table-cell>
          <table:table-cell table:number-columns-repeated="8"/>
          <table:table-cell table:formula="of:=(ABS([.$B723]-[.C723])&lt;=[.$B723]*0.1)" office:value-type="boolean" office:boolean-value="false">
            <text:p>FALSO</text:p>
          </table:table-cell>
          <table:table-cell table:formula="of:=(ABS([.$B723]-[.D723])&lt;=[.$B723]*0.1)" office:value-type="boolean" office:boolean-value="true">
            <text:p>VERDADERO</text:p>
          </table:table-cell>
          <table:table-cell table:formula="of:=(ABS([.$B723]-[.E723])&lt;=[.$B7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24]-[.C724]" office:value-type="float" office:value="0">
            <text:p>0</text:p>
          </table:table-cell>
          <table:table-cell table:formula="of:=[.$B724]-[.D724]" office:value-type="float" office:value="0">
            <text:p>0</text:p>
          </table:table-cell>
          <table:table-cell table:formula="of:=[.$B724]-[.E724]" office:value-type="float" office:value="0">
            <text:p>0</text:p>
          </table:table-cell>
          <table:table-cell table:number-columns-repeated="8"/>
          <table:table-cell table:formula="of:=(ABS([.$B724]-[.C724])&lt;=[.$B724]*0.1)" office:value-type="boolean" office:boolean-value="true">
            <text:p>VERDADERO</text:p>
          </table:table-cell>
          <table:table-cell table:formula="of:=(ABS([.$B724]-[.D724])&lt;=[.$B724]*0.1)" office:value-type="boolean" office:boolean-value="true">
            <text:p>VERDADERO</text:p>
          </table:table-cell>
          <table:table-cell table:formula="of:=(ABS([.$B724]-[.E724])&lt;=[.$B7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725]-[.C725]" office:value-type="float" office:value="0">
            <text:p>0</text:p>
          </table:table-cell>
          <table:table-cell table:formula="of:=[.$B725]-[.D725]" office:value-type="float" office:value="0">
            <text:p>0</text:p>
          </table:table-cell>
          <table:table-cell table:formula="of:=[.$B725]-[.E725]" office:value-type="float" office:value="0">
            <text:p>0</text:p>
          </table:table-cell>
          <table:table-cell table:number-columns-repeated="8"/>
          <table:table-cell table:formula="of:=(ABS([.$B725]-[.C725])&lt;=[.$B725]*0.1)" office:value-type="boolean" office:boolean-value="true">
            <text:p>VERDADERO</text:p>
          </table:table-cell>
          <table:table-cell table:formula="of:=(ABS([.$B725]-[.D725])&lt;=[.$B725]*0.1)" office:value-type="boolean" office:boolean-value="true">
            <text:p>VERDADERO</text:p>
          </table:table-cell>
          <table:table-cell table:formula="of:=(ABS([.$B725]-[.E725])&lt;=[.$B7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726]-[.C726]" office:value-type="float" office:value="0">
            <text:p>0</text:p>
          </table:table-cell>
          <table:table-cell table:formula="of:=[.$B726]-[.D726]" office:value-type="float" office:value="0">
            <text:p>0</text:p>
          </table:table-cell>
          <table:table-cell table:formula="of:=[.$B726]-[.E726]" office:value-type="float" office:value="0">
            <text:p>0</text:p>
          </table:table-cell>
          <table:table-cell table:number-columns-repeated="8"/>
          <table:table-cell table:formula="of:=(ABS([.$B726]-[.C726])&lt;=[.$B726]*0.1)" office:value-type="boolean" office:boolean-value="true">
            <text:p>VERDADERO</text:p>
          </table:table-cell>
          <table:table-cell table:formula="of:=(ABS([.$B726]-[.D726])&lt;=[.$B726]*0.1)" office:value-type="boolean" office:boolean-value="true">
            <text:p>VERDADERO</text:p>
          </table:table-cell>
          <table:table-cell table:formula="of:=(ABS([.$B726]-[.E726])&lt;=[.$B7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27]-[.C727]" office:value-type="float" office:value="0">
            <text:p>0</text:p>
          </table:table-cell>
          <table:table-cell table:formula="of:=[.$B727]-[.D727]" office:value-type="float" office:value="0">
            <text:p>0</text:p>
          </table:table-cell>
          <table:table-cell table:formula="of:=[.$B727]-[.E727]" office:value-type="float" office:value="0">
            <text:p>0</text:p>
          </table:table-cell>
          <table:table-cell table:number-columns-repeated="8"/>
          <table:table-cell table:formula="of:=(ABS([.$B727]-[.C727])&lt;=[.$B727]*0.1)" office:value-type="boolean" office:boolean-value="true">
            <text:p>VERDADERO</text:p>
          </table:table-cell>
          <table:table-cell table:formula="of:=(ABS([.$B727]-[.D727])&lt;=[.$B727]*0.1)" office:value-type="boolean" office:boolean-value="true">
            <text:p>VERDADERO</text:p>
          </table:table-cell>
          <table:table-cell table:formula="of:=(ABS([.$B727]-[.E727])&lt;=[.$B7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728]-[.C728]" office:value-type="float" office:value="2">
            <text:p>2</text:p>
          </table:table-cell>
          <table:table-cell table:formula="of:=[.$B728]-[.D728]" office:value-type="float" office:value="2">
            <text:p>2</text:p>
          </table:table-cell>
          <table:table-cell table:formula="of:=[.$B728]-[.E728]" office:value-type="float" office:value="0">
            <text:p>0</text:p>
          </table:table-cell>
          <table:table-cell table:number-columns-repeated="8"/>
          <table:table-cell table:formula="of:=(ABS([.$B728]-[.C728])&lt;=[.$B728]*0.1)" office:value-type="boolean" office:boolean-value="false">
            <text:p>FALSO</text:p>
          </table:table-cell>
          <table:table-cell table:formula="of:=(ABS([.$B728]-[.D728])&lt;=[.$B728]*0.1)" office:value-type="boolean" office:boolean-value="false">
            <text:p>FALSO</text:p>
          </table:table-cell>
          <table:table-cell table:formula="of:=(ABS([.$B728]-[.E728])&lt;=[.$B7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29]-[.C729]" office:value-type="float" office:value="1">
            <text:p>1</text:p>
          </table:table-cell>
          <table:table-cell table:formula="of:=[.$B729]-[.D729]" office:value-type="float" office:value="1">
            <text:p>1</text:p>
          </table:table-cell>
          <table:table-cell table:formula="of:=[.$B729]-[.E729]" office:value-type="float" office:value="0">
            <text:p>0</text:p>
          </table:table-cell>
          <table:table-cell table:number-columns-repeated="8"/>
          <table:table-cell table:formula="of:=(ABS([.$B729]-[.C729])&lt;=[.$B729]*0.1)" office:value-type="boolean" office:boolean-value="false">
            <text:p>FALSO</text:p>
          </table:table-cell>
          <table:table-cell table:formula="of:=(ABS([.$B729]-[.D729])&lt;=[.$B729]*0.1)" office:value-type="boolean" office:boolean-value="false">
            <text:p>FALSO</text:p>
          </table:table-cell>
          <table:table-cell table:formula="of:=(ABS([.$B729]-[.E729])&lt;=[.$B7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730]-[.C730]" office:value-type="float" office:value="1">
            <text:p>1</text:p>
          </table:table-cell>
          <table:table-cell table:formula="of:=[.$B730]-[.D730]" office:value-type="float" office:value="0">
            <text:p>0</text:p>
          </table:table-cell>
          <table:table-cell table:formula="of:=[.$B730]-[.E730]" office:value-type="float" office:value="0">
            <text:p>0</text:p>
          </table:table-cell>
          <table:table-cell table:number-columns-repeated="8"/>
          <table:table-cell table:formula="of:=(ABS([.$B730]-[.C730])&lt;=[.$B730]*0.1)" office:value-type="boolean" office:boolean-value="false">
            <text:p>FALSO</text:p>
          </table:table-cell>
          <table:table-cell table:formula="of:=(ABS([.$B730]-[.D730])&lt;=[.$B730]*0.1)" office:value-type="boolean" office:boolean-value="true">
            <text:p>VERDADERO</text:p>
          </table:table-cell>
          <table:table-cell table:formula="of:=(ABS([.$B730]-[.E730])&lt;=[.$B7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731]-[.C731]" office:value-type="float" office:value="0">
            <text:p>0</text:p>
          </table:table-cell>
          <table:table-cell table:formula="of:=[.$B731]-[.D731]" office:value-type="float" office:value="0">
            <text:p>0</text:p>
          </table:table-cell>
          <table:table-cell table:formula="of:=[.$B731]-[.E731]" office:value-type="float" office:value="0">
            <text:p>0</text:p>
          </table:table-cell>
          <table:table-cell table:number-columns-repeated="8"/>
          <table:table-cell table:formula="of:=(ABS([.$B731]-[.C731])&lt;=[.$B731]*0.1)" office:value-type="boolean" office:boolean-value="true">
            <text:p>VERDADERO</text:p>
          </table:table-cell>
          <table:table-cell table:formula="of:=(ABS([.$B731]-[.D731])&lt;=[.$B731]*0.1)" office:value-type="boolean" office:boolean-value="true">
            <text:p>VERDADERO</text:p>
          </table:table-cell>
          <table:table-cell table:formula="of:=(ABS([.$B731]-[.E731])&lt;=[.$B7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32]-[.C732]" office:value-type="float" office:value="1">
            <text:p>1</text:p>
          </table:table-cell>
          <table:table-cell table:formula="of:=[.$B732]-[.D732]" office:value-type="float" office:value="1">
            <text:p>1</text:p>
          </table:table-cell>
          <table:table-cell table:formula="of:=[.$B732]-[.E732]" office:value-type="float" office:value="0">
            <text:p>0</text:p>
          </table:table-cell>
          <table:table-cell table:number-columns-repeated="8"/>
          <table:table-cell table:formula="of:=(ABS([.$B732]-[.C732])&lt;=[.$B732]*0.1)" office:value-type="boolean" office:boolean-value="false">
            <text:p>FALSO</text:p>
          </table:table-cell>
          <table:table-cell table:formula="of:=(ABS([.$B732]-[.D732])&lt;=[.$B732]*0.1)" office:value-type="boolean" office:boolean-value="false">
            <text:p>FALSO</text:p>
          </table:table-cell>
          <table:table-cell table:formula="of:=(ABS([.$B732]-[.E732])&lt;=[.$B7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33]-[.C733]" office:value-type="float" office:value="1">
            <text:p>1</text:p>
          </table:table-cell>
          <table:table-cell table:formula="of:=[.$B733]-[.D733]" office:value-type="float" office:value="1">
            <text:p>1</text:p>
          </table:table-cell>
          <table:table-cell table:formula="of:=[.$B733]-[.E733]" office:value-type="float" office:value="0">
            <text:p>0</text:p>
          </table:table-cell>
          <table:table-cell table:number-columns-repeated="8"/>
          <table:table-cell table:formula="of:=(ABS([.$B733]-[.C733])&lt;=[.$B733]*0.1)" office:value-type="boolean" office:boolean-value="false">
            <text:p>FALSO</text:p>
          </table:table-cell>
          <table:table-cell table:formula="of:=(ABS([.$B733]-[.D733])&lt;=[.$B733]*0.1)" office:value-type="boolean" office:boolean-value="false">
            <text:p>FALSO</text:p>
          </table:table-cell>
          <table:table-cell table:formula="of:=(ABS([.$B733]-[.E733])&lt;=[.$B7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734]-[.C734]" office:value-type="float" office:value="0">
            <text:p>0</text:p>
          </table:table-cell>
          <table:table-cell table:formula="of:=[.$B734]-[.D734]" office:value-type="float" office:value="0">
            <text:p>0</text:p>
          </table:table-cell>
          <table:table-cell table:formula="of:=[.$B734]-[.E734]" office:value-type="float" office:value="0">
            <text:p>0</text:p>
          </table:table-cell>
          <table:table-cell table:number-columns-repeated="8"/>
          <table:table-cell table:formula="of:=(ABS([.$B734]-[.C734])&lt;=[.$B734]*0.1)" office:value-type="boolean" office:boolean-value="true">
            <text:p>VERDADERO</text:p>
          </table:table-cell>
          <table:table-cell table:formula="of:=(ABS([.$B734]-[.D734])&lt;=[.$B734]*0.1)" office:value-type="boolean" office:boolean-value="true">
            <text:p>VERDADERO</text:p>
          </table:table-cell>
          <table:table-cell table:formula="of:=(ABS([.$B734]-[.E734])&lt;=[.$B7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735]-[.C735]" office:value-type="float" office:value="0">
            <text:p>0</text:p>
          </table:table-cell>
          <table:table-cell table:formula="of:=[.$B735]-[.D735]" office:value-type="float" office:value="0">
            <text:p>0</text:p>
          </table:table-cell>
          <table:table-cell table:formula="of:=[.$B735]-[.E735]" office:value-type="float" office:value="0">
            <text:p>0</text:p>
          </table:table-cell>
          <table:table-cell table:number-columns-repeated="8"/>
          <table:table-cell table:formula="of:=(ABS([.$B735]-[.C735])&lt;=[.$B735]*0.1)" office:value-type="boolean" office:boolean-value="true">
            <text:p>VERDADERO</text:p>
          </table:table-cell>
          <table:table-cell table:formula="of:=(ABS([.$B735]-[.D735])&lt;=[.$B735]*0.1)" office:value-type="boolean" office:boolean-value="true">
            <text:p>VERDADERO</text:p>
          </table:table-cell>
          <table:table-cell table:formula="of:=(ABS([.$B735]-[.E735])&lt;=[.$B7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736]-[.C736]" office:value-type="float" office:value="4">
            <text:p>4</text:p>
          </table:table-cell>
          <table:table-cell table:formula="of:=[.$B736]-[.D736]" office:value-type="float" office:value="0">
            <text:p>0</text:p>
          </table:table-cell>
          <table:table-cell table:formula="of:=[.$B736]-[.E736]" office:value-type="float" office:value="0">
            <text:p>0</text:p>
          </table:table-cell>
          <table:table-cell table:number-columns-repeated="8"/>
          <table:table-cell table:formula="of:=(ABS([.$B736]-[.C736])&lt;=[.$B736]*0.1)" office:value-type="boolean" office:boolean-value="false">
            <text:p>FALSO</text:p>
          </table:table-cell>
          <table:table-cell table:formula="of:=(ABS([.$B736]-[.D736])&lt;=[.$B736]*0.1)" office:value-type="boolean" office:boolean-value="true">
            <text:p>VERDADERO</text:p>
          </table:table-cell>
          <table:table-cell table:formula="of:=(ABS([.$B736]-[.E736])&lt;=[.$B7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737]-[.C737]" office:value-type="float" office:value="1">
            <text:p>1</text:p>
          </table:table-cell>
          <table:table-cell table:formula="of:=[.$B737]-[.D737]" office:value-type="float" office:value="0">
            <text:p>0</text:p>
          </table:table-cell>
          <table:table-cell table:formula="of:=[.$B737]-[.E737]" office:value-type="float" office:value="0">
            <text:p>0</text:p>
          </table:table-cell>
          <table:table-cell table:number-columns-repeated="8"/>
          <table:table-cell table:formula="of:=(ABS([.$B737]-[.C737])&lt;=[.$B737]*0.1)" office:value-type="boolean" office:boolean-value="false">
            <text:p>FALSO</text:p>
          </table:table-cell>
          <table:table-cell table:formula="of:=(ABS([.$B737]-[.D737])&lt;=[.$B737]*0.1)" office:value-type="boolean" office:boolean-value="true">
            <text:p>VERDADERO</text:p>
          </table:table-cell>
          <table:table-cell table:formula="of:=(ABS([.$B737]-[.E737])&lt;=[.$B7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738]-[.C738]" office:value-type="float" office:value="0">
            <text:p>0</text:p>
          </table:table-cell>
          <table:table-cell table:formula="of:=[.$B738]-[.D738]" office:value-type="float" office:value="0">
            <text:p>0</text:p>
          </table:table-cell>
          <table:table-cell table:formula="of:=[.$B738]-[.E738]" office:value-type="float" office:value="0">
            <text:p>0</text:p>
          </table:table-cell>
          <table:table-cell table:number-columns-repeated="8"/>
          <table:table-cell table:formula="of:=(ABS([.$B738]-[.C738])&lt;=[.$B738]*0.1)" office:value-type="boolean" office:boolean-value="true">
            <text:p>VERDADERO</text:p>
          </table:table-cell>
          <table:table-cell table:formula="of:=(ABS([.$B738]-[.D738])&lt;=[.$B738]*0.1)" office:value-type="boolean" office:boolean-value="true">
            <text:p>VERDADERO</text:p>
          </table:table-cell>
          <table:table-cell table:formula="of:=(ABS([.$B738]-[.E738])&lt;=[.$B7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739]-[.C739]" office:value-type="float" office:value="1">
            <text:p>1</text:p>
          </table:table-cell>
          <table:table-cell table:formula="of:=[.$B739]-[.D739]" office:value-type="float" office:value="0">
            <text:p>0</text:p>
          </table:table-cell>
          <table:table-cell table:formula="of:=[.$B739]-[.E739]" office:value-type="float" office:value="0">
            <text:p>0</text:p>
          </table:table-cell>
          <table:table-cell table:number-columns-repeated="8"/>
          <table:table-cell table:formula="of:=(ABS([.$B739]-[.C739])&lt;=[.$B739]*0.1)" office:value-type="boolean" office:boolean-value="true">
            <text:p>VERDADERO</text:p>
          </table:table-cell>
          <table:table-cell table:formula="of:=(ABS([.$B739]-[.D739])&lt;=[.$B739]*0.1)" office:value-type="boolean" office:boolean-value="true">
            <text:p>VERDADERO</text:p>
          </table:table-cell>
          <table:table-cell table:formula="of:=(ABS([.$B739]-[.E739])&lt;=[.$B7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740]-[.C740]" office:value-type="float" office:value="0">
            <text:p>0</text:p>
          </table:table-cell>
          <table:table-cell table:formula="of:=[.$B740]-[.D740]" office:value-type="float" office:value="0">
            <text:p>0</text:p>
          </table:table-cell>
          <table:table-cell table:formula="of:=[.$B740]-[.E740]" office:value-type="float" office:value="0">
            <text:p>0</text:p>
          </table:table-cell>
          <table:table-cell table:number-columns-repeated="8"/>
          <table:table-cell table:formula="of:=(ABS([.$B740]-[.C740])&lt;=[.$B740]*0.1)" office:value-type="boolean" office:boolean-value="true">
            <text:p>VERDADERO</text:p>
          </table:table-cell>
          <table:table-cell table:formula="of:=(ABS([.$B740]-[.D740])&lt;=[.$B740]*0.1)" office:value-type="boolean" office:boolean-value="true">
            <text:p>VERDADERO</text:p>
          </table:table-cell>
          <table:table-cell table:formula="of:=(ABS([.$B740]-[.E740])&lt;=[.$B7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741]-[.C741]" office:value-type="float" office:value="1">
            <text:p>1</text:p>
          </table:table-cell>
          <table:table-cell table:formula="of:=[.$B741]-[.D741]" office:value-type="float" office:value="0">
            <text:p>0</text:p>
          </table:table-cell>
          <table:table-cell table:formula="of:=[.$B741]-[.E741]" office:value-type="float" office:value="0">
            <text:p>0</text:p>
          </table:table-cell>
          <table:table-cell table:number-columns-repeated="8"/>
          <table:table-cell table:formula="of:=(ABS([.$B741]-[.C741])&lt;=[.$B741]*0.1)" office:value-type="boolean" office:boolean-value="false">
            <text:p>FALSO</text:p>
          </table:table-cell>
          <table:table-cell table:formula="of:=(ABS([.$B741]-[.D741])&lt;=[.$B741]*0.1)" office:value-type="boolean" office:boolean-value="true">
            <text:p>VERDADERO</text:p>
          </table:table-cell>
          <table:table-cell table:formula="of:=(ABS([.$B741]-[.E741])&lt;=[.$B7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742]-[.C742]" office:value-type="float" office:value="1">
            <text:p>1</text:p>
          </table:table-cell>
          <table:table-cell table:formula="of:=[.$B742]-[.D742]" office:value-type="float" office:value="1">
            <text:p>1</text:p>
          </table:table-cell>
          <table:table-cell table:formula="of:=[.$B742]-[.E742]" office:value-type="float" office:value="0">
            <text:p>0</text:p>
          </table:table-cell>
          <table:table-cell table:number-columns-repeated="8"/>
          <table:table-cell table:formula="of:=(ABS([.$B742]-[.C742])&lt;=[.$B742]*0.1)" office:value-type="boolean" office:boolean-value="false">
            <text:p>FALSO</text:p>
          </table:table-cell>
          <table:table-cell table:formula="of:=(ABS([.$B742]-[.D742])&lt;=[.$B742]*0.1)" office:value-type="boolean" office:boolean-value="false">
            <text:p>FALSO</text:p>
          </table:table-cell>
          <table:table-cell table:formula="of:=(ABS([.$B742]-[.E742])&lt;=[.$B7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743]-[.C743]" office:value-type="float" office:value="3">
            <text:p>3</text:p>
          </table:table-cell>
          <table:table-cell table:formula="of:=[.$B743]-[.D743]" office:value-type="float" office:value="2">
            <text:p>2</text:p>
          </table:table-cell>
          <table:table-cell table:formula="of:=[.$B743]-[.E743]" office:value-type="float" office:value="0">
            <text:p>0</text:p>
          </table:table-cell>
          <table:table-cell table:number-columns-repeated="8"/>
          <table:table-cell table:formula="of:=(ABS([.$B743]-[.C743])&lt;=[.$B743]*0.1)" office:value-type="boolean" office:boolean-value="false">
            <text:p>FALSO</text:p>
          </table:table-cell>
          <table:table-cell table:formula="of:=(ABS([.$B743]-[.D743])&lt;=[.$B743]*0.1)" office:value-type="boolean" office:boolean-value="false">
            <text:p>FALSO</text:p>
          </table:table-cell>
          <table:table-cell table:formula="of:=(ABS([.$B743]-[.E743])&lt;=[.$B7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44]-[.C744]" office:value-type="float" office:value="0">
            <text:p>0</text:p>
          </table:table-cell>
          <table:table-cell table:formula="of:=[.$B744]-[.D744]" office:value-type="float" office:value="0">
            <text:p>0</text:p>
          </table:table-cell>
          <table:table-cell table:formula="of:=[.$B744]-[.E744]" office:value-type="float" office:value="0">
            <text:p>0</text:p>
          </table:table-cell>
          <table:table-cell table:number-columns-repeated="8"/>
          <table:table-cell table:formula="of:=(ABS([.$B744]-[.C744])&lt;=[.$B744]*0.1)" office:value-type="boolean" office:boolean-value="true">
            <text:p>VERDADERO</text:p>
          </table:table-cell>
          <table:table-cell table:formula="of:=(ABS([.$B744]-[.D744])&lt;=[.$B744]*0.1)" office:value-type="boolean" office:boolean-value="true">
            <text:p>VERDADERO</text:p>
          </table:table-cell>
          <table:table-cell table:formula="of:=(ABS([.$B744]-[.E744])&lt;=[.$B7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45]-[.C745]" office:value-type="float" office:value="2">
            <text:p>2</text:p>
          </table:table-cell>
          <table:table-cell table:formula="of:=[.$B745]-[.D745]" office:value-type="float" office:value="2">
            <text:p>2</text:p>
          </table:table-cell>
          <table:table-cell table:formula="of:=[.$B745]-[.E745]" office:value-type="float" office:value="1">
            <text:p>1</text:p>
          </table:table-cell>
          <table:table-cell table:number-columns-repeated="8"/>
          <table:table-cell table:formula="of:=(ABS([.$B745]-[.C745])&lt;=[.$B745]*0.1)" office:value-type="boolean" office:boolean-value="false">
            <text:p>FALSO</text:p>
          </table:table-cell>
          <table:table-cell table:formula="of:=(ABS([.$B745]-[.D745])&lt;=[.$B745]*0.1)" office:value-type="boolean" office:boolean-value="false">
            <text:p>FALSO</text:p>
          </table:table-cell>
          <table:table-cell table:formula="of:=(ABS([.$B745]-[.E745])&lt;=[.$B7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746]-[.C746]" office:value-type="float" office:value="0">
            <text:p>0</text:p>
          </table:table-cell>
          <table:table-cell table:formula="of:=[.$B746]-[.D746]" office:value-type="float" office:value="0">
            <text:p>0</text:p>
          </table:table-cell>
          <table:table-cell table:formula="of:=[.$B746]-[.E746]" office:value-type="float" office:value="0">
            <text:p>0</text:p>
          </table:table-cell>
          <table:table-cell table:number-columns-repeated="8"/>
          <table:table-cell table:formula="of:=(ABS([.$B746]-[.C746])&lt;=[.$B746]*0.1)" office:value-type="boolean" office:boolean-value="true">
            <text:p>VERDADERO</text:p>
          </table:table-cell>
          <table:table-cell table:formula="of:=(ABS([.$B746]-[.D746])&lt;=[.$B746]*0.1)" office:value-type="boolean" office:boolean-value="true">
            <text:p>VERDADERO</text:p>
          </table:table-cell>
          <table:table-cell table:formula="of:=(ABS([.$B746]-[.E746])&lt;=[.$B7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47]-[.C747]" office:value-type="float" office:value="1">
            <text:p>1</text:p>
          </table:table-cell>
          <table:table-cell table:formula="of:=[.$B747]-[.D747]" office:value-type="float" office:value="1">
            <text:p>1</text:p>
          </table:table-cell>
          <table:table-cell table:formula="of:=[.$B747]-[.E747]" office:value-type="float" office:value="0">
            <text:p>0</text:p>
          </table:table-cell>
          <table:table-cell table:number-columns-repeated="8"/>
          <table:table-cell table:formula="of:=(ABS([.$B747]-[.C747])&lt;=[.$B747]*0.1)" office:value-type="boolean" office:boolean-value="false">
            <text:p>FALSO</text:p>
          </table:table-cell>
          <table:table-cell table:formula="of:=(ABS([.$B747]-[.D747])&lt;=[.$B747]*0.1)" office:value-type="boolean" office:boolean-value="false">
            <text:p>FALSO</text:p>
          </table:table-cell>
          <table:table-cell table:formula="of:=(ABS([.$B747]-[.E747])&lt;=[.$B7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48]-[.C748]" office:value-type="float" office:value="0">
            <text:p>0</text:p>
          </table:table-cell>
          <table:table-cell table:formula="of:=[.$B748]-[.D748]" office:value-type="float" office:value="0">
            <text:p>0</text:p>
          </table:table-cell>
          <table:table-cell table:formula="of:=[.$B748]-[.E748]" office:value-type="float" office:value="0">
            <text:p>0</text:p>
          </table:table-cell>
          <table:table-cell table:number-columns-repeated="8"/>
          <table:table-cell table:formula="of:=(ABS([.$B748]-[.C748])&lt;=[.$B748]*0.1)" office:value-type="boolean" office:boolean-value="true">
            <text:p>VERDADERO</text:p>
          </table:table-cell>
          <table:table-cell table:formula="of:=(ABS([.$B748]-[.D748])&lt;=[.$B748]*0.1)" office:value-type="boolean" office:boolean-value="true">
            <text:p>VERDADERO</text:p>
          </table:table-cell>
          <table:table-cell table:formula="of:=(ABS([.$B748]-[.E748])&lt;=[.$B7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49]-[.C749]" office:value-type="float" office:value="0">
            <text:p>0</text:p>
          </table:table-cell>
          <table:table-cell table:formula="of:=[.$B749]-[.D749]" office:value-type="float" office:value="0">
            <text:p>0</text:p>
          </table:table-cell>
          <table:table-cell table:formula="of:=[.$B749]-[.E749]" office:value-type="float" office:value="0">
            <text:p>0</text:p>
          </table:table-cell>
          <table:table-cell table:number-columns-repeated="8"/>
          <table:table-cell table:formula="of:=(ABS([.$B749]-[.C749])&lt;=[.$B749]*0.1)" office:value-type="boolean" office:boolean-value="true">
            <text:p>VERDADERO</text:p>
          </table:table-cell>
          <table:table-cell table:formula="of:=(ABS([.$B749]-[.D749])&lt;=[.$B749]*0.1)" office:value-type="boolean" office:boolean-value="true">
            <text:p>VERDADERO</text:p>
          </table:table-cell>
          <table:table-cell table:formula="of:=(ABS([.$B749]-[.E749])&lt;=[.$B7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750]-[.C750]" office:value-type="float" office:value="0">
            <text:p>0</text:p>
          </table:table-cell>
          <table:table-cell table:formula="of:=[.$B750]-[.D750]" office:value-type="float" office:value="0">
            <text:p>0</text:p>
          </table:table-cell>
          <table:table-cell table:formula="of:=[.$B750]-[.E750]" office:value-type="float" office:value="0">
            <text:p>0</text:p>
          </table:table-cell>
          <table:table-cell table:number-columns-repeated="8"/>
          <table:table-cell table:formula="of:=(ABS([.$B750]-[.C750])&lt;=[.$B750]*0.1)" office:value-type="boolean" office:boolean-value="true">
            <text:p>VERDADERO</text:p>
          </table:table-cell>
          <table:table-cell table:formula="of:=(ABS([.$B750]-[.D750])&lt;=[.$B750]*0.1)" office:value-type="boolean" office:boolean-value="true">
            <text:p>VERDADERO</text:p>
          </table:table-cell>
          <table:table-cell table:formula="of:=(ABS([.$B750]-[.E750])&lt;=[.$B7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751]-[.C751]" office:value-type="float" office:value="0">
            <text:p>0</text:p>
          </table:table-cell>
          <table:table-cell table:formula="of:=[.$B751]-[.D751]" office:value-type="float" office:value="0">
            <text:p>0</text:p>
          </table:table-cell>
          <table:table-cell table:formula="of:=[.$B751]-[.E751]" office:value-type="float" office:value="0">
            <text:p>0</text:p>
          </table:table-cell>
          <table:table-cell table:number-columns-repeated="8"/>
          <table:table-cell table:formula="of:=(ABS([.$B751]-[.C751])&lt;=[.$B751]*0.1)" office:value-type="boolean" office:boolean-value="true">
            <text:p>VERDADERO</text:p>
          </table:table-cell>
          <table:table-cell table:formula="of:=(ABS([.$B751]-[.D751])&lt;=[.$B751]*0.1)" office:value-type="boolean" office:boolean-value="true">
            <text:p>VERDADERO</text:p>
          </table:table-cell>
          <table:table-cell table:formula="of:=(ABS([.$B751]-[.E751])&lt;=[.$B7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752]-[.C752]" office:value-type="float" office:value="2">
            <text:p>2</text:p>
          </table:table-cell>
          <table:table-cell table:formula="of:=[.$B752]-[.D752]" office:value-type="float" office:value="2">
            <text:p>2</text:p>
          </table:table-cell>
          <table:table-cell table:formula="of:=[.$B752]-[.E752]" office:value-type="float" office:value="0">
            <text:p>0</text:p>
          </table:table-cell>
          <table:table-cell table:number-columns-repeated="8"/>
          <table:table-cell table:formula="of:=(ABS([.$B752]-[.C752])&lt;=[.$B752]*0.1)" office:value-type="boolean" office:boolean-value="false">
            <text:p>FALSO</text:p>
          </table:table-cell>
          <table:table-cell table:formula="of:=(ABS([.$B752]-[.D752])&lt;=[.$B752]*0.1)" office:value-type="boolean" office:boolean-value="false">
            <text:p>FALSO</text:p>
          </table:table-cell>
          <table:table-cell table:formula="of:=(ABS([.$B752]-[.E752])&lt;=[.$B7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753]-[.C753]" office:value-type="float" office:value="3">
            <text:p>3</text:p>
          </table:table-cell>
          <table:table-cell table:formula="of:=[.$B753]-[.D753]" office:value-type="float" office:value="0">
            <text:p>0</text:p>
          </table:table-cell>
          <table:table-cell table:formula="of:=[.$B753]-[.E753]" office:value-type="float" office:value="0">
            <text:p>0</text:p>
          </table:table-cell>
          <table:table-cell table:number-columns-repeated="8"/>
          <table:table-cell table:formula="of:=(ABS([.$B753]-[.C753])&lt;=[.$B753]*0.1)" office:value-type="boolean" office:boolean-value="false">
            <text:p>FALSO</text:p>
          </table:table-cell>
          <table:table-cell table:formula="of:=(ABS([.$B753]-[.D753])&lt;=[.$B753]*0.1)" office:value-type="boolean" office:boolean-value="true">
            <text:p>VERDADERO</text:p>
          </table:table-cell>
          <table:table-cell table:formula="of:=(ABS([.$B753]-[.E753])&lt;=[.$B7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754]-[.C754]" office:value-type="float" office:value="2">
            <text:p>2</text:p>
          </table:table-cell>
          <table:table-cell table:formula="of:=[.$B754]-[.D754]" office:value-type="float" office:value="2">
            <text:p>2</text:p>
          </table:table-cell>
          <table:table-cell table:formula="of:=[.$B754]-[.E754]" office:value-type="float" office:value="0">
            <text:p>0</text:p>
          </table:table-cell>
          <table:table-cell table:number-columns-repeated="8"/>
          <table:table-cell table:formula="of:=(ABS([.$B754]-[.C754])&lt;=[.$B754]*0.1)" office:value-type="boolean" office:boolean-value="false">
            <text:p>FALSO</text:p>
          </table:table-cell>
          <table:table-cell table:formula="of:=(ABS([.$B754]-[.D754])&lt;=[.$B754]*0.1)" office:value-type="boolean" office:boolean-value="false">
            <text:p>FALSO</text:p>
          </table:table-cell>
          <table:table-cell table:formula="of:=(ABS([.$B754]-[.E754])&lt;=[.$B7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755]-[.C755]" office:value-type="float" office:value="4">
            <text:p>4</text:p>
          </table:table-cell>
          <table:table-cell table:formula="of:=[.$B755]-[.D755]" office:value-type="float" office:value="3">
            <text:p>3</text:p>
          </table:table-cell>
          <table:table-cell table:formula="of:=[.$B755]-[.E755]" office:value-type="float" office:value="0">
            <text:p>0</text:p>
          </table:table-cell>
          <table:table-cell table:number-columns-repeated="8"/>
          <table:table-cell table:formula="of:=(ABS([.$B755]-[.C755])&lt;=[.$B755]*0.1)" office:value-type="boolean" office:boolean-value="false">
            <text:p>FALSO</text:p>
          </table:table-cell>
          <table:table-cell table:formula="of:=(ABS([.$B755]-[.D755])&lt;=[.$B755]*0.1)" office:value-type="boolean" office:boolean-value="false">
            <text:p>FALSO</text:p>
          </table:table-cell>
          <table:table-cell table:formula="of:=(ABS([.$B755]-[.E755])&lt;=[.$B7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756]-[.C756]" office:value-type="float" office:value="0">
            <text:p>0</text:p>
          </table:table-cell>
          <table:table-cell table:formula="of:=[.$B756]-[.D756]" office:value-type="float" office:value="0">
            <text:p>0</text:p>
          </table:table-cell>
          <table:table-cell table:formula="of:=[.$B756]-[.E756]" office:value-type="float" office:value="0">
            <text:p>0</text:p>
          </table:table-cell>
          <table:table-cell table:number-columns-repeated="8"/>
          <table:table-cell table:formula="of:=(ABS([.$B756]-[.C756])&lt;=[.$B756]*0.1)" office:value-type="boolean" office:boolean-value="true">
            <text:p>VERDADERO</text:p>
          </table:table-cell>
          <table:table-cell table:formula="of:=(ABS([.$B756]-[.D756])&lt;=[.$B756]*0.1)" office:value-type="boolean" office:boolean-value="true">
            <text:p>VERDADERO</text:p>
          </table:table-cell>
          <table:table-cell table:formula="of:=(ABS([.$B756]-[.E756])&lt;=[.$B7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757]-[.C757]" office:value-type="float" office:value="0">
            <text:p>0</text:p>
          </table:table-cell>
          <table:table-cell table:formula="of:=[.$B757]-[.D757]" office:value-type="float" office:value="0">
            <text:p>0</text:p>
          </table:table-cell>
          <table:table-cell table:formula="of:=[.$B757]-[.E757]" office:value-type="float" office:value="0">
            <text:p>0</text:p>
          </table:table-cell>
          <table:table-cell table:number-columns-repeated="8"/>
          <table:table-cell table:formula="of:=(ABS([.$B757]-[.C757])&lt;=[.$B757]*0.1)" office:value-type="boolean" office:boolean-value="true">
            <text:p>VERDADERO</text:p>
          </table:table-cell>
          <table:table-cell table:formula="of:=(ABS([.$B757]-[.D757])&lt;=[.$B757]*0.1)" office:value-type="boolean" office:boolean-value="true">
            <text:p>VERDADERO</text:p>
          </table:table-cell>
          <table:table-cell table:formula="of:=(ABS([.$B757]-[.E757])&lt;=[.$B7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758]-[.C758]" office:value-type="float" office:value="2">
            <text:p>2</text:p>
          </table:table-cell>
          <table:table-cell table:formula="of:=[.$B758]-[.D758]" office:value-type="float" office:value="2">
            <text:p>2</text:p>
          </table:table-cell>
          <table:table-cell table:formula="of:=[.$B758]-[.E758]" office:value-type="float" office:value="0">
            <text:p>0</text:p>
          </table:table-cell>
          <table:table-cell table:number-columns-repeated="8"/>
          <table:table-cell table:formula="of:=(ABS([.$B758]-[.C758])&lt;=[.$B758]*0.1)" office:value-type="boolean" office:boolean-value="false">
            <text:p>FALSO</text:p>
          </table:table-cell>
          <table:table-cell table:formula="of:=(ABS([.$B758]-[.D758])&lt;=[.$B758]*0.1)" office:value-type="boolean" office:boolean-value="false">
            <text:p>FALSO</text:p>
          </table:table-cell>
          <table:table-cell table:formula="of:=(ABS([.$B758]-[.E758])&lt;=[.$B7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759]-[.C759]" office:value-type="float" office:value="0">
            <text:p>0</text:p>
          </table:table-cell>
          <table:table-cell table:formula="of:=[.$B759]-[.D759]" office:value-type="float" office:value="0">
            <text:p>0</text:p>
          </table:table-cell>
          <table:table-cell table:formula="of:=[.$B759]-[.E759]" office:value-type="float" office:value="0">
            <text:p>0</text:p>
          </table:table-cell>
          <table:table-cell table:number-columns-repeated="8"/>
          <table:table-cell table:formula="of:=(ABS([.$B759]-[.C759])&lt;=[.$B759]*0.1)" office:value-type="boolean" office:boolean-value="true">
            <text:p>VERDADERO</text:p>
          </table:table-cell>
          <table:table-cell table:formula="of:=(ABS([.$B759]-[.D759])&lt;=[.$B759]*0.1)" office:value-type="boolean" office:boolean-value="true">
            <text:p>VERDADERO</text:p>
          </table:table-cell>
          <table:table-cell table:formula="of:=(ABS([.$B759]-[.E759])&lt;=[.$B7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table:formula="of:=[.$B760]-[.C760]" office:value-type="float" office:value="4">
            <text:p>4</text:p>
          </table:table-cell>
          <table:table-cell table:formula="of:=[.$B760]-[.D760]" office:value-type="float" office:value="4">
            <text:p>4</text:p>
          </table:table-cell>
          <table:table-cell table:formula="of:=[.$B760]-[.E760]" office:value-type="float" office:value="0">
            <text:p>0</text:p>
          </table:table-cell>
          <table:table-cell table:number-columns-repeated="8"/>
          <table:table-cell table:formula="of:=(ABS([.$B760]-[.C760])&lt;=[.$B760]*0.1)" office:value-type="boolean" office:boolean-value="false">
            <text:p>FALSO</text:p>
          </table:table-cell>
          <table:table-cell table:formula="of:=(ABS([.$B760]-[.D760])&lt;=[.$B760]*0.1)" office:value-type="boolean" office:boolean-value="false">
            <text:p>FALSO</text:p>
          </table:table-cell>
          <table:table-cell table:formula="of:=(ABS([.$B760]-[.E760])&lt;=[.$B7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761]-[.C761]" office:value-type="float" office:value="3">
            <text:p>3</text:p>
          </table:table-cell>
          <table:table-cell table:formula="of:=[.$B761]-[.D761]" office:value-type="float" office:value="2">
            <text:p>2</text:p>
          </table:table-cell>
          <table:table-cell table:formula="of:=[.$B761]-[.E761]" office:value-type="float" office:value="0">
            <text:p>0</text:p>
          </table:table-cell>
          <table:table-cell table:number-columns-repeated="8"/>
          <table:table-cell table:formula="of:=(ABS([.$B761]-[.C761])&lt;=[.$B761]*0.1)" office:value-type="boolean" office:boolean-value="false">
            <text:p>FALSO</text:p>
          </table:table-cell>
          <table:table-cell table:formula="of:=(ABS([.$B761]-[.D761])&lt;=[.$B761]*0.1)" office:value-type="boolean" office:boolean-value="false">
            <text:p>FALSO</text:p>
          </table:table-cell>
          <table:table-cell table:formula="of:=(ABS([.$B761]-[.E761])&lt;=[.$B7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762]-[.C762]" office:value-type="float" office:value="1">
            <text:p>1</text:p>
          </table:table-cell>
          <table:table-cell table:formula="of:=[.$B762]-[.D762]" office:value-type="float" office:value="0">
            <text:p>0</text:p>
          </table:table-cell>
          <table:table-cell table:formula="of:=[.$B762]-[.E762]" office:value-type="float" office:value="0">
            <text:p>0</text:p>
          </table:table-cell>
          <table:table-cell table:number-columns-repeated="8"/>
          <table:table-cell table:formula="of:=(ABS([.$B762]-[.C762])&lt;=[.$B762]*0.1)" office:value-type="boolean" office:boolean-value="false">
            <text:p>FALSO</text:p>
          </table:table-cell>
          <table:table-cell table:formula="of:=(ABS([.$B762]-[.D762])&lt;=[.$B762]*0.1)" office:value-type="boolean" office:boolean-value="true">
            <text:p>VERDADERO</text:p>
          </table:table-cell>
          <table:table-cell table:formula="of:=(ABS([.$B762]-[.E762])&lt;=[.$B7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63]-[.C763]" office:value-type="float" office:value="1">
            <text:p>1</text:p>
          </table:table-cell>
          <table:table-cell table:formula="of:=[.$B763]-[.D763]" office:value-type="float" office:value="1">
            <text:p>1</text:p>
          </table:table-cell>
          <table:table-cell table:formula="of:=[.$B763]-[.E763]" office:value-type="float" office:value="0">
            <text:p>0</text:p>
          </table:table-cell>
          <table:table-cell table:number-columns-repeated="8"/>
          <table:table-cell table:formula="of:=(ABS([.$B763]-[.C763])&lt;=[.$B763]*0.1)" office:value-type="boolean" office:boolean-value="false">
            <text:p>FALSO</text:p>
          </table:table-cell>
          <table:table-cell table:formula="of:=(ABS([.$B763]-[.D763])&lt;=[.$B763]*0.1)" office:value-type="boolean" office:boolean-value="false">
            <text:p>FALSO</text:p>
          </table:table-cell>
          <table:table-cell table:formula="of:=(ABS([.$B763]-[.E763])&lt;=[.$B7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764]-[.C764]" office:value-type="float" office:value="2">
            <text:p>2</text:p>
          </table:table-cell>
          <table:table-cell table:formula="of:=[.$B764]-[.D764]" office:value-type="float" office:value="1">
            <text:p>1</text:p>
          </table:table-cell>
          <table:table-cell table:formula="of:=[.$B764]-[.E764]" office:value-type="float" office:value="0">
            <text:p>0</text:p>
          </table:table-cell>
          <table:table-cell table:number-columns-repeated="8"/>
          <table:table-cell table:formula="of:=(ABS([.$B764]-[.C764])&lt;=[.$B764]*0.1)" office:value-type="boolean" office:boolean-value="false">
            <text:p>FALSO</text:p>
          </table:table-cell>
          <table:table-cell table:formula="of:=(ABS([.$B764]-[.D764])&lt;=[.$B764]*0.1)" office:value-type="boolean" office:boolean-value="false">
            <text:p>FALSO</text:p>
          </table:table-cell>
          <table:table-cell table:formula="of:=(ABS([.$B764]-[.E764])&lt;=[.$B7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765]-[.C765]" office:value-type="float" office:value="3">
            <text:p>3</text:p>
          </table:table-cell>
          <table:table-cell table:formula="of:=[.$B765]-[.D765]" office:value-type="float" office:value="0">
            <text:p>0</text:p>
          </table:table-cell>
          <table:table-cell table:formula="of:=[.$B765]-[.E765]" office:value-type="float" office:value="0">
            <text:p>0</text:p>
          </table:table-cell>
          <table:table-cell table:number-columns-repeated="8"/>
          <table:table-cell table:formula="of:=(ABS([.$B765]-[.C765])&lt;=[.$B765]*0.1)" office:value-type="boolean" office:boolean-value="false">
            <text:p>FALSO</text:p>
          </table:table-cell>
          <table:table-cell table:formula="of:=(ABS([.$B765]-[.D765])&lt;=[.$B765]*0.1)" office:value-type="boolean" office:boolean-value="true">
            <text:p>VERDADERO</text:p>
          </table:table-cell>
          <table:table-cell table:formula="of:=(ABS([.$B765]-[.E765])&lt;=[.$B7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766]-[.C766]" office:value-type="float" office:value="2">
            <text:p>2</text:p>
          </table:table-cell>
          <table:table-cell table:formula="of:=[.$B766]-[.D766]" office:value-type="float" office:value="2">
            <text:p>2</text:p>
          </table:table-cell>
          <table:table-cell table:formula="of:=[.$B766]-[.E766]" office:value-type="float" office:value="0">
            <text:p>0</text:p>
          </table:table-cell>
          <table:table-cell table:number-columns-repeated="8"/>
          <table:table-cell table:formula="of:=(ABS([.$B766]-[.C766])&lt;=[.$B766]*0.1)" office:value-type="boolean" office:boolean-value="false">
            <text:p>FALSO</text:p>
          </table:table-cell>
          <table:table-cell table:formula="of:=(ABS([.$B766]-[.D766])&lt;=[.$B766]*0.1)" office:value-type="boolean" office:boolean-value="false">
            <text:p>FALSO</text:p>
          </table:table-cell>
          <table:table-cell table:formula="of:=(ABS([.$B766]-[.E766])&lt;=[.$B7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767]-[.C767]" office:value-type="float" office:value="0">
            <text:p>0</text:p>
          </table:table-cell>
          <table:table-cell table:formula="of:=[.$B767]-[.D767]" office:value-type="float" office:value="0">
            <text:p>0</text:p>
          </table:table-cell>
          <table:table-cell table:formula="of:=[.$B767]-[.E767]" office:value-type="float" office:value="0">
            <text:p>0</text:p>
          </table:table-cell>
          <table:table-cell table:number-columns-repeated="8"/>
          <table:table-cell table:formula="of:=(ABS([.$B767]-[.C767])&lt;=[.$B767]*0.1)" office:value-type="boolean" office:boolean-value="true">
            <text:p>VERDADERO</text:p>
          </table:table-cell>
          <table:table-cell table:formula="of:=(ABS([.$B767]-[.D767])&lt;=[.$B767]*0.1)" office:value-type="boolean" office:boolean-value="true">
            <text:p>VERDADERO</text:p>
          </table:table-cell>
          <table:table-cell table:formula="of:=(ABS([.$B767]-[.E767])&lt;=[.$B7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768]-[.C768]" office:value-type="float" office:value="1">
            <text:p>1</text:p>
          </table:table-cell>
          <table:table-cell table:formula="of:=[.$B768]-[.D768]" office:value-type="float" office:value="1">
            <text:p>1</text:p>
          </table:table-cell>
          <table:table-cell table:formula="of:=[.$B768]-[.E768]" office:value-type="float" office:value="0">
            <text:p>0</text:p>
          </table:table-cell>
          <table:table-cell table:number-columns-repeated="8"/>
          <table:table-cell table:formula="of:=(ABS([.$B768]-[.C768])&lt;=[.$B768]*0.1)" office:value-type="boolean" office:boolean-value="true">
            <text:p>VERDADERO</text:p>
          </table:table-cell>
          <table:table-cell table:formula="of:=(ABS([.$B768]-[.D768])&lt;=[.$B768]*0.1)" office:value-type="boolean" office:boolean-value="true">
            <text:p>VERDADERO</text:p>
          </table:table-cell>
          <table:table-cell table:formula="of:=(ABS([.$B768]-[.E768])&lt;=[.$B7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769]-[.C769]" office:value-type="float" office:value="0">
            <text:p>0</text:p>
          </table:table-cell>
          <table:table-cell table:formula="of:=[.$B769]-[.D769]" office:value-type="float" office:value="0">
            <text:p>0</text:p>
          </table:table-cell>
          <table:table-cell table:formula="of:=[.$B769]-[.E769]" office:value-type="float" office:value="0">
            <text:p>0</text:p>
          </table:table-cell>
          <table:table-cell table:number-columns-repeated="8"/>
          <table:table-cell table:formula="of:=(ABS([.$B769]-[.C769])&lt;=[.$B769]*0.1)" office:value-type="boolean" office:boolean-value="true">
            <text:p>VERDADERO</text:p>
          </table:table-cell>
          <table:table-cell table:formula="of:=(ABS([.$B769]-[.D769])&lt;=[.$B769]*0.1)" office:value-type="boolean" office:boolean-value="true">
            <text:p>VERDADERO</text:p>
          </table:table-cell>
          <table:table-cell table:formula="of:=(ABS([.$B769]-[.E769])&lt;=[.$B7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770]-[.C770]" office:value-type="float" office:value="2">
            <text:p>2</text:p>
          </table:table-cell>
          <table:table-cell table:formula="of:=[.$B770]-[.D770]" office:value-type="float" office:value="2">
            <text:p>2</text:p>
          </table:table-cell>
          <table:table-cell table:formula="of:=[.$B770]-[.E770]" office:value-type="float" office:value="0">
            <text:p>0</text:p>
          </table:table-cell>
          <table:table-cell table:number-columns-repeated="8"/>
          <table:table-cell table:formula="of:=(ABS([.$B770]-[.C770])&lt;=[.$B770]*0.1)" office:value-type="boolean" office:boolean-value="false">
            <text:p>FALSO</text:p>
          </table:table-cell>
          <table:table-cell table:formula="of:=(ABS([.$B770]-[.D770])&lt;=[.$B770]*0.1)" office:value-type="boolean" office:boolean-value="false">
            <text:p>FALSO</text:p>
          </table:table-cell>
          <table:table-cell table:formula="of:=(ABS([.$B770]-[.E770])&lt;=[.$B7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71]-[.C771]" office:value-type="float" office:value="0">
            <text:p>0</text:p>
          </table:table-cell>
          <table:table-cell table:formula="of:=[.$B771]-[.D771]" office:value-type="float" office:value="0">
            <text:p>0</text:p>
          </table:table-cell>
          <table:table-cell table:formula="of:=[.$B771]-[.E771]" office:value-type="float" office:value="0">
            <text:p>0</text:p>
          </table:table-cell>
          <table:table-cell table:number-columns-repeated="8"/>
          <table:table-cell table:formula="of:=(ABS([.$B771]-[.C771])&lt;=[.$B771]*0.1)" office:value-type="boolean" office:boolean-value="true">
            <text:p>VERDADERO</text:p>
          </table:table-cell>
          <table:table-cell table:formula="of:=(ABS([.$B771]-[.D771])&lt;=[.$B771]*0.1)" office:value-type="boolean" office:boolean-value="true">
            <text:p>VERDADERO</text:p>
          </table:table-cell>
          <table:table-cell table:formula="of:=(ABS([.$B771]-[.E771])&lt;=[.$B7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6">
            <text:p>16</text:p>
          </table:table-cell>
          <table:table-cell/>
          <table:table-cell table:formula="of:=[.$B772]-[.C772]" office:value-type="float" office:value="0">
            <text:p>0</text:p>
          </table:table-cell>
          <table:table-cell table:formula="of:=[.$B772]-[.D772]" office:value-type="float" office:value="0">
            <text:p>0</text:p>
          </table:table-cell>
          <table:table-cell table:formula="of:=[.$B772]-[.E772]" office:value-type="float" office:value="0">
            <text:p>0</text:p>
          </table:table-cell>
          <table:table-cell table:number-columns-repeated="8"/>
          <table:table-cell table:formula="of:=(ABS([.$B772]-[.C772])&lt;=[.$B772]*0.1)" office:value-type="boolean" office:boolean-value="true">
            <text:p>VERDADERO</text:p>
          </table:table-cell>
          <table:table-cell table:formula="of:=(ABS([.$B772]-[.D772])&lt;=[.$B772]*0.1)" office:value-type="boolean" office:boolean-value="true">
            <text:p>VERDADERO</text:p>
          </table:table-cell>
          <table:table-cell table:formula="of:=(ABS([.$B772]-[.E772])&lt;=[.$B7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773]-[.C773]" office:value-type="float" office:value="2">
            <text:p>2</text:p>
          </table:table-cell>
          <table:table-cell table:formula="of:=[.$B773]-[.D773]" office:value-type="float" office:value="1">
            <text:p>1</text:p>
          </table:table-cell>
          <table:table-cell table:formula="of:=[.$B773]-[.E773]" office:value-type="float" office:value="0">
            <text:p>0</text:p>
          </table:table-cell>
          <table:table-cell table:number-columns-repeated="8"/>
          <table:table-cell table:formula="of:=(ABS([.$B773]-[.C773])&lt;=[.$B773]*0.1)" office:value-type="boolean" office:boolean-value="false">
            <text:p>FALSO</text:p>
          </table:table-cell>
          <table:table-cell table:formula="of:=(ABS([.$B773]-[.D773])&lt;=[.$B773]*0.1)" office:value-type="boolean" office:boolean-value="false">
            <text:p>FALSO</text:p>
          </table:table-cell>
          <table:table-cell table:formula="of:=(ABS([.$B773]-[.E773])&lt;=[.$B7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774]-[.C774]" office:value-type="float" office:value="4">
            <text:p>4</text:p>
          </table:table-cell>
          <table:table-cell table:formula="of:=[.$B774]-[.D774]" office:value-type="float" office:value="4">
            <text:p>4</text:p>
          </table:table-cell>
          <table:table-cell table:formula="of:=[.$B774]-[.E774]" office:value-type="float" office:value="0">
            <text:p>0</text:p>
          </table:table-cell>
          <table:table-cell table:number-columns-repeated="8"/>
          <table:table-cell table:formula="of:=(ABS([.$B774]-[.C774])&lt;=[.$B774]*0.1)" office:value-type="boolean" office:boolean-value="false">
            <text:p>FALSO</text:p>
          </table:table-cell>
          <table:table-cell table:formula="of:=(ABS([.$B774]-[.D774])&lt;=[.$B774]*0.1)" office:value-type="boolean" office:boolean-value="false">
            <text:p>FALSO</text:p>
          </table:table-cell>
          <table:table-cell table:formula="of:=(ABS([.$B774]-[.E774])&lt;=[.$B7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table:formula="of:=[.$B775]-[.C775]" office:value-type="float" office:value="4">
            <text:p>4</text:p>
          </table:table-cell>
          <table:table-cell table:formula="of:=[.$B775]-[.D775]" office:value-type="float" office:value="4">
            <text:p>4</text:p>
          </table:table-cell>
          <table:table-cell table:formula="of:=[.$B775]-[.E775]" office:value-type="float" office:value="0">
            <text:p>0</text:p>
          </table:table-cell>
          <table:table-cell table:number-columns-repeated="8"/>
          <table:table-cell table:formula="of:=(ABS([.$B775]-[.C775])&lt;=[.$B775]*0.1)" office:value-type="boolean" office:boolean-value="false">
            <text:p>FALSO</text:p>
          </table:table-cell>
          <table:table-cell table:formula="of:=(ABS([.$B775]-[.D775])&lt;=[.$B775]*0.1)" office:value-type="boolean" office:boolean-value="false">
            <text:p>FALSO</text:p>
          </table:table-cell>
          <table:table-cell table:formula="of:=(ABS([.$B775]-[.E775])&lt;=[.$B7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76]-[.C776]" office:value-type="float" office:value="0">
            <text:p>0</text:p>
          </table:table-cell>
          <table:table-cell table:formula="of:=[.$B776]-[.D776]" office:value-type="float" office:value="0">
            <text:p>0</text:p>
          </table:table-cell>
          <table:table-cell table:formula="of:=[.$B776]-[.E776]" office:value-type="float" office:value="0">
            <text:p>0</text:p>
          </table:table-cell>
          <table:table-cell table:number-columns-repeated="8"/>
          <table:table-cell table:formula="of:=(ABS([.$B776]-[.C776])&lt;=[.$B776]*0.1)" office:value-type="boolean" office:boolean-value="true">
            <text:p>VERDADERO</text:p>
          </table:table-cell>
          <table:table-cell table:formula="of:=(ABS([.$B776]-[.D776])&lt;=[.$B776]*0.1)" office:value-type="boolean" office:boolean-value="true">
            <text:p>VERDADERO</text:p>
          </table:table-cell>
          <table:table-cell table:formula="of:=(ABS([.$B776]-[.E776])&lt;=[.$B7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777]-[.C777]" office:value-type="float" office:value="1">
            <text:p>1</text:p>
          </table:table-cell>
          <table:table-cell table:formula="of:=[.$B777]-[.D777]" office:value-type="float" office:value="1">
            <text:p>1</text:p>
          </table:table-cell>
          <table:table-cell table:formula="of:=[.$B777]-[.E777]" office:value-type="float" office:value="0">
            <text:p>0</text:p>
          </table:table-cell>
          <table:table-cell table:number-columns-repeated="8"/>
          <table:table-cell table:formula="of:=(ABS([.$B777]-[.C777])&lt;=[.$B777]*0.1)" office:value-type="boolean" office:boolean-value="true">
            <text:p>VERDADERO</text:p>
          </table:table-cell>
          <table:table-cell table:formula="of:=(ABS([.$B777]-[.D777])&lt;=[.$B777]*0.1)" office:value-type="boolean" office:boolean-value="true">
            <text:p>VERDADERO</text:p>
          </table:table-cell>
          <table:table-cell table:formula="of:=(ABS([.$B777]-[.E777])&lt;=[.$B7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78]-[.C778]" office:value-type="float" office:value="0">
            <text:p>0</text:p>
          </table:table-cell>
          <table:table-cell table:formula="of:=[.$B778]-[.D778]" office:value-type="float" office:value="0">
            <text:p>0</text:p>
          </table:table-cell>
          <table:table-cell table:formula="of:=[.$B778]-[.E778]" office:value-type="float" office:value="0">
            <text:p>0</text:p>
          </table:table-cell>
          <table:table-cell table:number-columns-repeated="8"/>
          <table:table-cell table:formula="of:=(ABS([.$B778]-[.C778])&lt;=[.$B778]*0.1)" office:value-type="boolean" office:boolean-value="true">
            <text:p>VERDADERO</text:p>
          </table:table-cell>
          <table:table-cell table:formula="of:=(ABS([.$B778]-[.D778])&lt;=[.$B778]*0.1)" office:value-type="boolean" office:boolean-value="true">
            <text:p>VERDADERO</text:p>
          </table:table-cell>
          <table:table-cell table:formula="of:=(ABS([.$B778]-[.E778])&lt;=[.$B7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779]-[.C779]" office:value-type="float" office:value="0">
            <text:p>0</text:p>
          </table:table-cell>
          <table:table-cell table:formula="of:=[.$B779]-[.D779]" office:value-type="float" office:value="0">
            <text:p>0</text:p>
          </table:table-cell>
          <table:table-cell table:formula="of:=[.$B779]-[.E779]" office:value-type="float" office:value="0">
            <text:p>0</text:p>
          </table:table-cell>
          <table:table-cell table:number-columns-repeated="8"/>
          <table:table-cell table:formula="of:=(ABS([.$B779]-[.C779])&lt;=[.$B779]*0.1)" office:value-type="boolean" office:boolean-value="true">
            <text:p>VERDADERO</text:p>
          </table:table-cell>
          <table:table-cell table:formula="of:=(ABS([.$B779]-[.D779])&lt;=[.$B779]*0.1)" office:value-type="boolean" office:boolean-value="true">
            <text:p>VERDADERO</text:p>
          </table:table-cell>
          <table:table-cell table:formula="of:=(ABS([.$B779]-[.E779])&lt;=[.$B7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780]-[.C780]" office:value-type="float" office:value="1">
            <text:p>1</text:p>
          </table:table-cell>
          <table:table-cell table:formula="of:=[.$B780]-[.D780]" office:value-type="float" office:value="1">
            <text:p>1</text:p>
          </table:table-cell>
          <table:table-cell table:formula="of:=[.$B780]-[.E780]" office:value-type="float" office:value="0">
            <text:p>0</text:p>
          </table:table-cell>
          <table:table-cell table:number-columns-repeated="8"/>
          <table:table-cell table:formula="of:=(ABS([.$B780]-[.C780])&lt;=[.$B780]*0.1)" office:value-type="boolean" office:boolean-value="false">
            <text:p>FALSO</text:p>
          </table:table-cell>
          <table:table-cell table:formula="of:=(ABS([.$B780]-[.D780])&lt;=[.$B780]*0.1)" office:value-type="boolean" office:boolean-value="false">
            <text:p>FALSO</text:p>
          </table:table-cell>
          <table:table-cell table:formula="of:=(ABS([.$B780]-[.E780])&lt;=[.$B7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781]-[.C781]" office:value-type="float" office:value="4">
            <text:p>4</text:p>
          </table:table-cell>
          <table:table-cell table:formula="of:=[.$B781]-[.D781]" office:value-type="float" office:value="2">
            <text:p>2</text:p>
          </table:table-cell>
          <table:table-cell table:formula="of:=[.$B781]-[.E781]" office:value-type="float" office:value="0">
            <text:p>0</text:p>
          </table:table-cell>
          <table:table-cell table:number-columns-repeated="8"/>
          <table:table-cell table:formula="of:=(ABS([.$B781]-[.C781])&lt;=[.$B781]*0.1)" office:value-type="boolean" office:boolean-value="false">
            <text:p>FALSO</text:p>
          </table:table-cell>
          <table:table-cell table:formula="of:=(ABS([.$B781]-[.D781])&lt;=[.$B781]*0.1)" office:value-type="boolean" office:boolean-value="false">
            <text:p>FALSO</text:p>
          </table:table-cell>
          <table:table-cell table:formula="of:=(ABS([.$B781]-[.E781])&lt;=[.$B7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782]-[.C782]" office:value-type="float" office:value="1">
            <text:p>1</text:p>
          </table:table-cell>
          <table:table-cell table:formula="of:=[.$B782]-[.D782]" office:value-type="float" office:value="1">
            <text:p>1</text:p>
          </table:table-cell>
          <table:table-cell table:formula="of:=[.$B782]-[.E782]" office:value-type="float" office:value="0">
            <text:p>0</text:p>
          </table:table-cell>
          <table:table-cell table:number-columns-repeated="8"/>
          <table:table-cell table:formula="of:=(ABS([.$B782]-[.C782])&lt;=[.$B782]*0.1)" office:value-type="boolean" office:boolean-value="false">
            <text:p>FALSO</text:p>
          </table:table-cell>
          <table:table-cell table:formula="of:=(ABS([.$B782]-[.D782])&lt;=[.$B782]*0.1)" office:value-type="boolean" office:boolean-value="false">
            <text:p>FALSO</text:p>
          </table:table-cell>
          <table:table-cell table:formula="of:=(ABS([.$B782]-[.E782])&lt;=[.$B7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783]-[.C783]" office:value-type="float" office:value="0">
            <text:p>0</text:p>
          </table:table-cell>
          <table:table-cell table:formula="of:=[.$B783]-[.D783]" office:value-type="float" office:value="0">
            <text:p>0</text:p>
          </table:table-cell>
          <table:table-cell table:formula="of:=[.$B783]-[.E783]" office:value-type="float" office:value="0">
            <text:p>0</text:p>
          </table:table-cell>
          <table:table-cell table:number-columns-repeated="8"/>
          <table:table-cell table:formula="of:=(ABS([.$B783]-[.C783])&lt;=[.$B783]*0.1)" office:value-type="boolean" office:boolean-value="true">
            <text:p>VERDADERO</text:p>
          </table:table-cell>
          <table:table-cell table:formula="of:=(ABS([.$B783]-[.D783])&lt;=[.$B783]*0.1)" office:value-type="boolean" office:boolean-value="true">
            <text:p>VERDADERO</text:p>
          </table:table-cell>
          <table:table-cell table:formula="of:=(ABS([.$B783]-[.E783])&lt;=[.$B7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784]-[.C784]" office:value-type="float" office:value="2">
            <text:p>2</text:p>
          </table:table-cell>
          <table:table-cell table:formula="of:=[.$B784]-[.D784]" office:value-type="float" office:value="2">
            <text:p>2</text:p>
          </table:table-cell>
          <table:table-cell table:formula="of:=[.$B784]-[.E784]" office:value-type="float" office:value="0">
            <text:p>0</text:p>
          </table:table-cell>
          <table:table-cell table:number-columns-repeated="8"/>
          <table:table-cell table:formula="of:=(ABS([.$B784]-[.C784])&lt;=[.$B784]*0.1)" office:value-type="boolean" office:boolean-value="false">
            <text:p>FALSO</text:p>
          </table:table-cell>
          <table:table-cell table:formula="of:=(ABS([.$B784]-[.D784])&lt;=[.$B784]*0.1)" office:value-type="boolean" office:boolean-value="false">
            <text:p>FALSO</text:p>
          </table:table-cell>
          <table:table-cell table:formula="of:=(ABS([.$B784]-[.E784])&lt;=[.$B7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785]-[.C785]" office:value-type="float" office:value="2">
            <text:p>2</text:p>
          </table:table-cell>
          <table:table-cell table:formula="of:=[.$B785]-[.D785]" office:value-type="float" office:value="2">
            <text:p>2</text:p>
          </table:table-cell>
          <table:table-cell table:formula="of:=[.$B785]-[.E785]" office:value-type="float" office:value="0">
            <text:p>0</text:p>
          </table:table-cell>
          <table:table-cell table:number-columns-repeated="8"/>
          <table:table-cell table:formula="of:=(ABS([.$B785]-[.C785])&lt;=[.$B785]*0.1)" office:value-type="boolean" office:boolean-value="false">
            <text:p>FALSO</text:p>
          </table:table-cell>
          <table:table-cell table:formula="of:=(ABS([.$B785]-[.D785])&lt;=[.$B785]*0.1)" office:value-type="boolean" office:boolean-value="false">
            <text:p>FALSO</text:p>
          </table:table-cell>
          <table:table-cell table:formula="of:=(ABS([.$B785]-[.E785])&lt;=[.$B7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786]-[.C786]" office:value-type="float" office:value="7">
            <text:p>7</text:p>
          </table:table-cell>
          <table:table-cell table:formula="of:=[.$B786]-[.D786]" office:value-type="float" office:value="0">
            <text:p>0</text:p>
          </table:table-cell>
          <table:table-cell table:formula="of:=[.$B786]-[.E786]" office:value-type="float" office:value="0">
            <text:p>0</text:p>
          </table:table-cell>
          <table:table-cell table:number-columns-repeated="8"/>
          <table:table-cell table:formula="of:=(ABS([.$B786]-[.C786])&lt;=[.$B786]*0.1)" office:value-type="boolean" office:boolean-value="false">
            <text:p>FALSO</text:p>
          </table:table-cell>
          <table:table-cell table:formula="of:=(ABS([.$B786]-[.D786])&lt;=[.$B786]*0.1)" office:value-type="boolean" office:boolean-value="true">
            <text:p>VERDADERO</text:p>
          </table:table-cell>
          <table:table-cell table:formula="of:=(ABS([.$B786]-[.E786])&lt;=[.$B7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787]-[.C787]" office:value-type="float" office:value="4">
            <text:p>4</text:p>
          </table:table-cell>
          <table:table-cell table:formula="of:=[.$B787]-[.D787]" office:value-type="float" office:value="4">
            <text:p>4</text:p>
          </table:table-cell>
          <table:table-cell table:formula="of:=[.$B787]-[.E787]" office:value-type="float" office:value="3">
            <text:p>3</text:p>
          </table:table-cell>
          <table:table-cell table:number-columns-repeated="8"/>
          <table:table-cell table:formula="of:=(ABS([.$B787]-[.C787])&lt;=[.$B787]*0.1)" office:value-type="boolean" office:boolean-value="false">
            <text:p>FALSO</text:p>
          </table:table-cell>
          <table:table-cell table:formula="of:=(ABS([.$B787]-[.D787])&lt;=[.$B787]*0.1)" office:value-type="boolean" office:boolean-value="false">
            <text:p>FALSO</text:p>
          </table:table-cell>
          <table:table-cell table:formula="of:=(ABS([.$B787]-[.E787])&lt;=[.$B78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788]-[.C788]" office:value-type="float" office:value="1">
            <text:p>1</text:p>
          </table:table-cell>
          <table:table-cell table:formula="of:=[.$B788]-[.D788]" office:value-type="float" office:value="1">
            <text:p>1</text:p>
          </table:table-cell>
          <table:table-cell table:formula="of:=[.$B788]-[.E788]" office:value-type="float" office:value="0">
            <text:p>0</text:p>
          </table:table-cell>
          <table:table-cell table:number-columns-repeated="8"/>
          <table:table-cell table:formula="of:=(ABS([.$B788]-[.C788])&lt;=[.$B788]*0.1)" office:value-type="boolean" office:boolean-value="true">
            <text:p>VERDADERO</text:p>
          </table:table-cell>
          <table:table-cell table:formula="of:=(ABS([.$B788]-[.D788])&lt;=[.$B788]*0.1)" office:value-type="boolean" office:boolean-value="true">
            <text:p>VERDADERO</text:p>
          </table:table-cell>
          <table:table-cell table:formula="of:=(ABS([.$B788]-[.E788])&lt;=[.$B7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789]-[.C789]" office:value-type="float" office:value="1">
            <text:p>1</text:p>
          </table:table-cell>
          <table:table-cell table:formula="of:=[.$B789]-[.D789]" office:value-type="float" office:value="1">
            <text:p>1</text:p>
          </table:table-cell>
          <table:table-cell table:formula="of:=[.$B789]-[.E789]" office:value-type="float" office:value="0">
            <text:p>0</text:p>
          </table:table-cell>
          <table:table-cell table:number-columns-repeated="8"/>
          <table:table-cell table:formula="of:=(ABS([.$B789]-[.C789])&lt;=[.$B789]*0.1)" office:value-type="boolean" office:boolean-value="true">
            <text:p>VERDADERO</text:p>
          </table:table-cell>
          <table:table-cell table:formula="of:=(ABS([.$B789]-[.D789])&lt;=[.$B789]*0.1)" office:value-type="boolean" office:boolean-value="true">
            <text:p>VERDADERO</text:p>
          </table:table-cell>
          <table:table-cell table:formula="of:=(ABS([.$B789]-[.E789])&lt;=[.$B7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790]-[.C790]" office:value-type="float" office:value="3">
            <text:p>3</text:p>
          </table:table-cell>
          <table:table-cell table:formula="of:=[.$B790]-[.D790]" office:value-type="float" office:value="3">
            <text:p>3</text:p>
          </table:table-cell>
          <table:table-cell table:formula="of:=[.$B790]-[.E790]" office:value-type="float" office:value="0">
            <text:p>0</text:p>
          </table:table-cell>
          <table:table-cell table:number-columns-repeated="8"/>
          <table:table-cell table:formula="of:=(ABS([.$B790]-[.C790])&lt;=[.$B790]*0.1)" office:value-type="boolean" office:boolean-value="false">
            <text:p>FALSO</text:p>
          </table:table-cell>
          <table:table-cell table:formula="of:=(ABS([.$B790]-[.D790])&lt;=[.$B790]*0.1)" office:value-type="boolean" office:boolean-value="false">
            <text:p>FALSO</text:p>
          </table:table-cell>
          <table:table-cell table:formula="of:=(ABS([.$B790]-[.E790])&lt;=[.$B7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791]-[.C791]" office:value-type="float" office:value="3">
            <text:p>3</text:p>
          </table:table-cell>
          <table:table-cell table:formula="of:=[.$B791]-[.D791]" office:value-type="float" office:value="2">
            <text:p>2</text:p>
          </table:table-cell>
          <table:table-cell table:formula="of:=[.$B791]-[.E791]" office:value-type="float" office:value="0">
            <text:p>0</text:p>
          </table:table-cell>
          <table:table-cell table:number-columns-repeated="8"/>
          <table:table-cell table:formula="of:=(ABS([.$B791]-[.C791])&lt;=[.$B791]*0.1)" office:value-type="boolean" office:boolean-value="false">
            <text:p>FALSO</text:p>
          </table:table-cell>
          <table:table-cell table:formula="of:=(ABS([.$B791]-[.D791])&lt;=[.$B791]*0.1)" office:value-type="boolean" office:boolean-value="false">
            <text:p>FALSO</text:p>
          </table:table-cell>
          <table:table-cell table:formula="of:=(ABS([.$B791]-[.E791])&lt;=[.$B7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792]-[.C792]" office:value-type="float" office:value="2">
            <text:p>2</text:p>
          </table:table-cell>
          <table:table-cell table:formula="of:=[.$B792]-[.D792]" office:value-type="float" office:value="2">
            <text:p>2</text:p>
          </table:table-cell>
          <table:table-cell table:formula="of:=[.$B792]-[.E792]" office:value-type="float" office:value="0">
            <text:p>0</text:p>
          </table:table-cell>
          <table:table-cell table:number-columns-repeated="8"/>
          <table:table-cell table:formula="of:=(ABS([.$B792]-[.C792])&lt;=[.$B792]*0.1)" office:value-type="boolean" office:boolean-value="false">
            <text:p>FALSO</text:p>
          </table:table-cell>
          <table:table-cell table:formula="of:=(ABS([.$B792]-[.D792])&lt;=[.$B792]*0.1)" office:value-type="boolean" office:boolean-value="false">
            <text:p>FALSO</text:p>
          </table:table-cell>
          <table:table-cell table:formula="of:=(ABS([.$B792]-[.E792])&lt;=[.$B7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793]-[.C793]" office:value-type="float" office:value="0">
            <text:p>0</text:p>
          </table:table-cell>
          <table:table-cell table:formula="of:=[.$B793]-[.D793]" office:value-type="float" office:value="0">
            <text:p>0</text:p>
          </table:table-cell>
          <table:table-cell table:formula="of:=[.$B793]-[.E793]" office:value-type="float" office:value="0">
            <text:p>0</text:p>
          </table:table-cell>
          <table:table-cell table:number-columns-repeated="8"/>
          <table:table-cell table:formula="of:=(ABS([.$B793]-[.C793])&lt;=[.$B793]*0.1)" office:value-type="boolean" office:boolean-value="true">
            <text:p>VERDADERO</text:p>
          </table:table-cell>
          <table:table-cell table:formula="of:=(ABS([.$B793]-[.D793])&lt;=[.$B793]*0.1)" office:value-type="boolean" office:boolean-value="true">
            <text:p>VERDADERO</text:p>
          </table:table-cell>
          <table:table-cell table:formula="of:=(ABS([.$B793]-[.E793])&lt;=[.$B7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794]-[.C794]" office:value-type="float" office:value="4">
            <text:p>4</text:p>
          </table:table-cell>
          <table:table-cell table:formula="of:=[.$B794]-[.D794]" office:value-type="float" office:value="0">
            <text:p>0</text:p>
          </table:table-cell>
          <table:table-cell table:formula="of:=[.$B794]-[.E794]" office:value-type="float" office:value="0">
            <text:p>0</text:p>
          </table:table-cell>
          <table:table-cell table:number-columns-repeated="8"/>
          <table:table-cell table:formula="of:=(ABS([.$B794]-[.C794])&lt;=[.$B794]*0.1)" office:value-type="boolean" office:boolean-value="false">
            <text:p>FALSO</text:p>
          </table:table-cell>
          <table:table-cell table:formula="of:=(ABS([.$B794]-[.D794])&lt;=[.$B794]*0.1)" office:value-type="boolean" office:boolean-value="true">
            <text:p>VERDADERO</text:p>
          </table:table-cell>
          <table:table-cell table:formula="of:=(ABS([.$B794]-[.E794])&lt;=[.$B7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/>
          <table:table-cell table:formula="of:=[.$B795]-[.C795]" office:value-type="float" office:value="0">
            <text:p>0</text:p>
          </table:table-cell>
          <table:table-cell table:formula="of:=[.$B795]-[.D795]" office:value-type="float" office:value="0">
            <text:p>0</text:p>
          </table:table-cell>
          <table:table-cell table:formula="of:=[.$B795]-[.E795]" office:value-type="float" office:value="0">
            <text:p>0</text:p>
          </table:table-cell>
          <table:table-cell table:number-columns-repeated="8"/>
          <table:table-cell table:formula="of:=(ABS([.$B795]-[.C795])&lt;=[.$B795]*0.1)" office:value-type="boolean" office:boolean-value="true">
            <text:p>VERDADERO</text:p>
          </table:table-cell>
          <table:table-cell table:formula="of:=(ABS([.$B795]-[.D795])&lt;=[.$B795]*0.1)" office:value-type="boolean" office:boolean-value="true">
            <text:p>VERDADERO</text:p>
          </table:table-cell>
          <table:table-cell table:formula="of:=(ABS([.$B795]-[.E795])&lt;=[.$B7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96]-[.C796]" office:value-type="float" office:value="0">
            <text:p>0</text:p>
          </table:table-cell>
          <table:table-cell table:formula="of:=[.$B796]-[.D796]" office:value-type="float" office:value="0">
            <text:p>0</text:p>
          </table:table-cell>
          <table:table-cell table:formula="of:=[.$B796]-[.E796]" office:value-type="float" office:value="0">
            <text:p>0</text:p>
          </table:table-cell>
          <table:table-cell table:number-columns-repeated="8"/>
          <table:table-cell table:formula="of:=(ABS([.$B796]-[.C796])&lt;=[.$B796]*0.1)" office:value-type="boolean" office:boolean-value="true">
            <text:p>VERDADERO</text:p>
          </table:table-cell>
          <table:table-cell table:formula="of:=(ABS([.$B796]-[.D796])&lt;=[.$B796]*0.1)" office:value-type="boolean" office:boolean-value="true">
            <text:p>VERDADERO</text:p>
          </table:table-cell>
          <table:table-cell table:formula="of:=(ABS([.$B796]-[.E796])&lt;=[.$B7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797]-[.C797]" office:value-type="float" office:value="0">
            <text:p>0</text:p>
          </table:table-cell>
          <table:table-cell table:formula="of:=[.$B797]-[.D797]" office:value-type="float" office:value="0">
            <text:p>0</text:p>
          </table:table-cell>
          <table:table-cell table:formula="of:=[.$B797]-[.E797]" office:value-type="float" office:value="0">
            <text:p>0</text:p>
          </table:table-cell>
          <table:table-cell table:number-columns-repeated="8"/>
          <table:table-cell table:formula="of:=(ABS([.$B797]-[.C797])&lt;=[.$B797]*0.1)" office:value-type="boolean" office:boolean-value="true">
            <text:p>VERDADERO</text:p>
          </table:table-cell>
          <table:table-cell table:formula="of:=(ABS([.$B797]-[.D797])&lt;=[.$B797]*0.1)" office:value-type="boolean" office:boolean-value="true">
            <text:p>VERDADERO</text:p>
          </table:table-cell>
          <table:table-cell table:formula="of:=(ABS([.$B797]-[.E797])&lt;=[.$B7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798]-[.C798]" office:value-type="float" office:value="3">
            <text:p>3</text:p>
          </table:table-cell>
          <table:table-cell table:formula="of:=[.$B798]-[.D798]" office:value-type="float" office:value="3">
            <text:p>3</text:p>
          </table:table-cell>
          <table:table-cell table:formula="of:=[.$B798]-[.E798]" office:value-type="float" office:value="0">
            <text:p>0</text:p>
          </table:table-cell>
          <table:table-cell table:number-columns-repeated="8"/>
          <table:table-cell table:formula="of:=(ABS([.$B798]-[.C798])&lt;=[.$B798]*0.1)" office:value-type="boolean" office:boolean-value="false">
            <text:p>FALSO</text:p>
          </table:table-cell>
          <table:table-cell table:formula="of:=(ABS([.$B798]-[.D798])&lt;=[.$B798]*0.1)" office:value-type="boolean" office:boolean-value="false">
            <text:p>FALSO</text:p>
          </table:table-cell>
          <table:table-cell table:formula="of:=(ABS([.$B798]-[.E798])&lt;=[.$B7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799]-[.C799]" office:value-type="float" office:value="1">
            <text:p>1</text:p>
          </table:table-cell>
          <table:table-cell table:formula="of:=[.$B799]-[.D799]" office:value-type="float" office:value="1">
            <text:p>1</text:p>
          </table:table-cell>
          <table:table-cell table:formula="of:=[.$B799]-[.E799]" office:value-type="float" office:value="0">
            <text:p>0</text:p>
          </table:table-cell>
          <table:table-cell table:number-columns-repeated="8"/>
          <table:table-cell table:formula="of:=(ABS([.$B799]-[.C799])&lt;=[.$B799]*0.1)" office:value-type="boolean" office:boolean-value="false">
            <text:p>FALSO</text:p>
          </table:table-cell>
          <table:table-cell table:formula="of:=(ABS([.$B799]-[.D799])&lt;=[.$B799]*0.1)" office:value-type="boolean" office:boolean-value="false">
            <text:p>FALSO</text:p>
          </table:table-cell>
          <table:table-cell table:formula="of:=(ABS([.$B799]-[.E799])&lt;=[.$B7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800]-[.C800]" office:value-type="float" office:value="0">
            <text:p>0</text:p>
          </table:table-cell>
          <table:table-cell table:formula="of:=[.$B800]-[.D800]" office:value-type="float" office:value="0">
            <text:p>0</text:p>
          </table:table-cell>
          <table:table-cell table:formula="of:=[.$B800]-[.E800]" office:value-type="float" office:value="0">
            <text:p>0</text:p>
          </table:table-cell>
          <table:table-cell table:number-columns-repeated="8"/>
          <table:table-cell table:formula="of:=(ABS([.$B800]-[.C800])&lt;=[.$B800]*0.1)" office:value-type="boolean" office:boolean-value="true">
            <text:p>VERDADERO</text:p>
          </table:table-cell>
          <table:table-cell table:formula="of:=(ABS([.$B800]-[.D800])&lt;=[.$B800]*0.1)" office:value-type="boolean" office:boolean-value="true">
            <text:p>VERDADERO</text:p>
          </table:table-cell>
          <table:table-cell table:formula="of:=(ABS([.$B800]-[.E800])&lt;=[.$B8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01]-[.C801]" office:value-type="float" office:value="1">
            <text:p>1</text:p>
          </table:table-cell>
          <table:table-cell table:formula="of:=[.$B801]-[.D801]" office:value-type="float" office:value="1">
            <text:p>1</text:p>
          </table:table-cell>
          <table:table-cell table:formula="of:=[.$B801]-[.E801]" office:value-type="float" office:value="0">
            <text:p>0</text:p>
          </table:table-cell>
          <table:table-cell table:number-columns-repeated="8"/>
          <table:table-cell table:formula="of:=(ABS([.$B801]-[.C801])&lt;=[.$B801]*0.1)" office:value-type="boolean" office:boolean-value="false">
            <text:p>FALSO</text:p>
          </table:table-cell>
          <table:table-cell table:formula="of:=(ABS([.$B801]-[.D801])&lt;=[.$B801]*0.1)" office:value-type="boolean" office:boolean-value="false">
            <text:p>FALSO</text:p>
          </table:table-cell>
          <table:table-cell table:formula="of:=(ABS([.$B801]-[.E801])&lt;=[.$B8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802]-[.C802]" office:value-type="float" office:value="1">
            <text:p>1</text:p>
          </table:table-cell>
          <table:table-cell table:formula="of:=[.$B802]-[.D802]" office:value-type="float" office:value="0">
            <text:p>0</text:p>
          </table:table-cell>
          <table:table-cell table:formula="of:=[.$B802]-[.E802]" office:value-type="float" office:value="0">
            <text:p>0</text:p>
          </table:table-cell>
          <table:table-cell table:number-columns-repeated="8"/>
          <table:table-cell table:formula="of:=(ABS([.$B802]-[.C802])&lt;=[.$B802]*0.1)" office:value-type="boolean" office:boolean-value="true">
            <text:p>VERDADERO</text:p>
          </table:table-cell>
          <table:table-cell table:formula="of:=(ABS([.$B802]-[.D802])&lt;=[.$B802]*0.1)" office:value-type="boolean" office:boolean-value="true">
            <text:p>VERDADERO</text:p>
          </table:table-cell>
          <table:table-cell table:formula="of:=(ABS([.$B802]-[.E802])&lt;=[.$B8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803]-[.C803]" office:value-type="float" office:value="0">
            <text:p>0</text:p>
          </table:table-cell>
          <table:table-cell table:formula="of:=[.$B803]-[.D803]" office:value-type="float" office:value="0">
            <text:p>0</text:p>
          </table:table-cell>
          <table:table-cell table:formula="of:=[.$B803]-[.E803]" office:value-type="float" office:value="0">
            <text:p>0</text:p>
          </table:table-cell>
          <table:table-cell table:number-columns-repeated="8"/>
          <table:table-cell table:formula="of:=(ABS([.$B803]-[.C803])&lt;=[.$B803]*0.1)" office:value-type="boolean" office:boolean-value="true">
            <text:p>VERDADERO</text:p>
          </table:table-cell>
          <table:table-cell table:formula="of:=(ABS([.$B803]-[.D803])&lt;=[.$B803]*0.1)" office:value-type="boolean" office:boolean-value="true">
            <text:p>VERDADERO</text:p>
          </table:table-cell>
          <table:table-cell table:formula="of:=(ABS([.$B803]-[.E803])&lt;=[.$B8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804]-[.C804]" office:value-type="float" office:value="2">
            <text:p>2</text:p>
          </table:table-cell>
          <table:table-cell table:formula="of:=[.$B804]-[.D804]" office:value-type="float" office:value="2">
            <text:p>2</text:p>
          </table:table-cell>
          <table:table-cell table:formula="of:=[.$B804]-[.E804]" office:value-type="float" office:value="0">
            <text:p>0</text:p>
          </table:table-cell>
          <table:table-cell table:number-columns-repeated="8"/>
          <table:table-cell table:formula="of:=(ABS([.$B804]-[.C804])&lt;=[.$B804]*0.1)" office:value-type="boolean" office:boolean-value="false">
            <text:p>FALSO</text:p>
          </table:table-cell>
          <table:table-cell table:formula="of:=(ABS([.$B804]-[.D804])&lt;=[.$B804]*0.1)" office:value-type="boolean" office:boolean-value="false">
            <text:p>FALSO</text:p>
          </table:table-cell>
          <table:table-cell table:formula="of:=(ABS([.$B804]-[.E804])&lt;=[.$B8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  <table:table-cell table:formula="of:=[.$B805]-[.C805]" office:value-type="float" office:value="5">
            <text:p>5</text:p>
          </table:table-cell>
          <table:table-cell table:formula="of:=[.$B805]-[.D805]" office:value-type="float" office:value="5">
            <text:p>5</text:p>
          </table:table-cell>
          <table:table-cell table:formula="of:=[.$B805]-[.E805]" office:value-type="float" office:value="0">
            <text:p>0</text:p>
          </table:table-cell>
          <table:table-cell table:number-columns-repeated="8"/>
          <table:table-cell table:formula="of:=(ABS([.$B805]-[.C805])&lt;=[.$B805]*0.1)" office:value-type="boolean" office:boolean-value="false">
            <text:p>FALSO</text:p>
          </table:table-cell>
          <table:table-cell table:formula="of:=(ABS([.$B805]-[.D805])&lt;=[.$B805]*0.1)" office:value-type="boolean" office:boolean-value="false">
            <text:p>FALSO</text:p>
          </table:table-cell>
          <table:table-cell table:formula="of:=(ABS([.$B805]-[.E805])&lt;=[.$B8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806]-[.C806]" office:value-type="float" office:value="0">
            <text:p>0</text:p>
          </table:table-cell>
          <table:table-cell table:formula="of:=[.$B806]-[.D806]" office:value-type="float" office:value="0">
            <text:p>0</text:p>
          </table:table-cell>
          <table:table-cell table:formula="of:=[.$B806]-[.E806]" office:value-type="float" office:value="0">
            <text:p>0</text:p>
          </table:table-cell>
          <table:table-cell table:number-columns-repeated="8"/>
          <table:table-cell table:formula="of:=(ABS([.$B806]-[.C806])&lt;=[.$B806]*0.1)" office:value-type="boolean" office:boolean-value="true">
            <text:p>VERDADERO</text:p>
          </table:table-cell>
          <table:table-cell table:formula="of:=(ABS([.$B806]-[.D806])&lt;=[.$B806]*0.1)" office:value-type="boolean" office:boolean-value="true">
            <text:p>VERDADERO</text:p>
          </table:table-cell>
          <table:table-cell table:formula="of:=(ABS([.$B806]-[.E806])&lt;=[.$B8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07]-[.C807]" office:value-type="float" office:value="2">
            <text:p>2</text:p>
          </table:table-cell>
          <table:table-cell table:formula="of:=[.$B807]-[.D807]" office:value-type="float" office:value="2">
            <text:p>2</text:p>
          </table:table-cell>
          <table:table-cell table:formula="of:=[.$B807]-[.E807]" office:value-type="float" office:value="0">
            <text:p>0</text:p>
          </table:table-cell>
          <table:table-cell table:number-columns-repeated="8"/>
          <table:table-cell table:formula="of:=(ABS([.$B807]-[.C807])&lt;=[.$B807]*0.1)" office:value-type="boolean" office:boolean-value="false">
            <text:p>FALSO</text:p>
          </table:table-cell>
          <table:table-cell table:formula="of:=(ABS([.$B807]-[.D807])&lt;=[.$B807]*0.1)" office:value-type="boolean" office:boolean-value="false">
            <text:p>FALSO</text:p>
          </table:table-cell>
          <table:table-cell table:formula="of:=(ABS([.$B807]-[.E807])&lt;=[.$B8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808]-[.C808]" office:value-type="float" office:value="1">
            <text:p>1</text:p>
          </table:table-cell>
          <table:table-cell table:formula="of:=[.$B808]-[.D808]" office:value-type="float" office:value="0">
            <text:p>0</text:p>
          </table:table-cell>
          <table:table-cell table:formula="of:=[.$B808]-[.E808]" office:value-type="float" office:value="0">
            <text:p>0</text:p>
          </table:table-cell>
          <table:table-cell table:number-columns-repeated="8"/>
          <table:table-cell table:formula="of:=(ABS([.$B808]-[.C808])&lt;=[.$B808]*0.1)" office:value-type="boolean" office:boolean-value="true">
            <text:p>VERDADERO</text:p>
          </table:table-cell>
          <table:table-cell table:formula="of:=(ABS([.$B808]-[.D808])&lt;=[.$B808]*0.1)" office:value-type="boolean" office:boolean-value="true">
            <text:p>VERDADERO</text:p>
          </table:table-cell>
          <table:table-cell table:formula="of:=(ABS([.$B808]-[.E808])&lt;=[.$B8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809]-[.C809]" office:value-type="float" office:value="2">
            <text:p>2</text:p>
          </table:table-cell>
          <table:table-cell table:formula="of:=[.$B809]-[.D809]" office:value-type="float" office:value="2">
            <text:p>2</text:p>
          </table:table-cell>
          <table:table-cell table:formula="of:=[.$B809]-[.E809]" office:value-type="float" office:value="0">
            <text:p>0</text:p>
          </table:table-cell>
          <table:table-cell table:number-columns-repeated="8"/>
          <table:table-cell table:formula="of:=(ABS([.$B809]-[.C809])&lt;=[.$B809]*0.1)" office:value-type="boolean" office:boolean-value="false">
            <text:p>FALSO</text:p>
          </table:table-cell>
          <table:table-cell table:formula="of:=(ABS([.$B809]-[.D809])&lt;=[.$B809]*0.1)" office:value-type="boolean" office:boolean-value="false">
            <text:p>FALSO</text:p>
          </table:table-cell>
          <table:table-cell table:formula="of:=(ABS([.$B809]-[.E809])&lt;=[.$B8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810]-[.C810]" office:value-type="float" office:value="1">
            <text:p>1</text:p>
          </table:table-cell>
          <table:table-cell table:formula="of:=[.$B810]-[.D810]" office:value-type="float" office:value="1">
            <text:p>1</text:p>
          </table:table-cell>
          <table:table-cell table:formula="of:=[.$B810]-[.E810]" office:value-type="float" office:value="0">
            <text:p>0</text:p>
          </table:table-cell>
          <table:table-cell table:number-columns-repeated="8"/>
          <table:table-cell table:formula="of:=(ABS([.$B810]-[.C810])&lt;=[.$B810]*0.1)" office:value-type="boolean" office:boolean-value="true">
            <text:p>VERDADERO</text:p>
          </table:table-cell>
          <table:table-cell table:formula="of:=(ABS([.$B810]-[.D810])&lt;=[.$B810]*0.1)" office:value-type="boolean" office:boolean-value="true">
            <text:p>VERDADERO</text:p>
          </table:table-cell>
          <table:table-cell table:formula="of:=(ABS([.$B810]-[.E810])&lt;=[.$B8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11]-[.C811]" office:value-type="float" office:value="2">
            <text:p>2</text:p>
          </table:table-cell>
          <table:table-cell table:formula="of:=[.$B811]-[.D811]" office:value-type="float" office:value="2">
            <text:p>2</text:p>
          </table:table-cell>
          <table:table-cell table:formula="of:=[.$B811]-[.E811]" office:value-type="float" office:value="0">
            <text:p>0</text:p>
          </table:table-cell>
          <table:table-cell table:number-columns-repeated="8"/>
          <table:table-cell table:formula="of:=(ABS([.$B811]-[.C811])&lt;=[.$B811]*0.1)" office:value-type="boolean" office:boolean-value="false">
            <text:p>FALSO</text:p>
          </table:table-cell>
          <table:table-cell table:formula="of:=(ABS([.$B811]-[.D811])&lt;=[.$B811]*0.1)" office:value-type="boolean" office:boolean-value="false">
            <text:p>FALSO</text:p>
          </table:table-cell>
          <table:table-cell table:formula="of:=(ABS([.$B811]-[.E811])&lt;=[.$B8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812]-[.C812]" office:value-type="float" office:value="3">
            <text:p>3</text:p>
          </table:table-cell>
          <table:table-cell table:formula="of:=[.$B812]-[.D812]" office:value-type="float" office:value="2">
            <text:p>2</text:p>
          </table:table-cell>
          <table:table-cell table:formula="of:=[.$B812]-[.E812]" office:value-type="float" office:value="0">
            <text:p>0</text:p>
          </table:table-cell>
          <table:table-cell table:number-columns-repeated="8"/>
          <table:table-cell table:formula="of:=(ABS([.$B812]-[.C812])&lt;=[.$B812]*0.1)" office:value-type="boolean" office:boolean-value="false">
            <text:p>FALSO</text:p>
          </table:table-cell>
          <table:table-cell table:formula="of:=(ABS([.$B812]-[.D812])&lt;=[.$B812]*0.1)" office:value-type="boolean" office:boolean-value="false">
            <text:p>FALSO</text:p>
          </table:table-cell>
          <table:table-cell table:formula="of:=(ABS([.$B812]-[.E812])&lt;=[.$B8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813]-[.C813]" office:value-type="float" office:value="1">
            <text:p>1</text:p>
          </table:table-cell>
          <table:table-cell table:formula="of:=[.$B813]-[.D813]" office:value-type="float" office:value="1">
            <text:p>1</text:p>
          </table:table-cell>
          <table:table-cell table:formula="of:=[.$B813]-[.E813]" office:value-type="float" office:value="0">
            <text:p>0</text:p>
          </table:table-cell>
          <table:table-cell table:number-columns-repeated="8"/>
          <table:table-cell table:formula="of:=(ABS([.$B813]-[.C813])&lt;=[.$B813]*0.1)" office:value-type="boolean" office:boolean-value="false">
            <text:p>FALSO</text:p>
          </table:table-cell>
          <table:table-cell table:formula="of:=(ABS([.$B813]-[.D813])&lt;=[.$B813]*0.1)" office:value-type="boolean" office:boolean-value="false">
            <text:p>FALSO</text:p>
          </table:table-cell>
          <table:table-cell table:formula="of:=(ABS([.$B813]-[.E813])&lt;=[.$B8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14]-[.C814]" office:value-type="float" office:value="1">
            <text:p>1</text:p>
          </table:table-cell>
          <table:table-cell table:formula="of:=[.$B814]-[.D814]" office:value-type="float" office:value="1">
            <text:p>1</text:p>
          </table:table-cell>
          <table:table-cell table:formula="of:=[.$B814]-[.E814]" office:value-type="float" office:value="0">
            <text:p>0</text:p>
          </table:table-cell>
          <table:table-cell table:number-columns-repeated="8"/>
          <table:table-cell table:formula="of:=(ABS([.$B814]-[.C814])&lt;=[.$B814]*0.1)" office:value-type="boolean" office:boolean-value="false">
            <text:p>FALSO</text:p>
          </table:table-cell>
          <table:table-cell table:formula="of:=(ABS([.$B814]-[.D814])&lt;=[.$B814]*0.1)" office:value-type="boolean" office:boolean-value="false">
            <text:p>FALSO</text:p>
          </table:table-cell>
          <table:table-cell table:formula="of:=(ABS([.$B814]-[.E814])&lt;=[.$B8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815]-[.C815]" office:value-type="float" office:value="1">
            <text:p>1</text:p>
          </table:table-cell>
          <table:table-cell table:formula="of:=[.$B815]-[.D815]" office:value-type="float" office:value="1">
            <text:p>1</text:p>
          </table:table-cell>
          <table:table-cell table:formula="of:=[.$B815]-[.E815]" office:value-type="float" office:value="0">
            <text:p>0</text:p>
          </table:table-cell>
          <table:table-cell table:number-columns-repeated="8"/>
          <table:table-cell table:formula="of:=(ABS([.$B815]-[.C815])&lt;=[.$B815]*0.1)" office:value-type="boolean" office:boolean-value="true">
            <text:p>VERDADERO</text:p>
          </table:table-cell>
          <table:table-cell table:formula="of:=(ABS([.$B815]-[.D815])&lt;=[.$B815]*0.1)" office:value-type="boolean" office:boolean-value="true">
            <text:p>VERDADERO</text:p>
          </table:table-cell>
          <table:table-cell table:formula="of:=(ABS([.$B815]-[.E815])&lt;=[.$B8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816]-[.C816]" office:value-type="float" office:value="0">
            <text:p>0</text:p>
          </table:table-cell>
          <table:table-cell table:formula="of:=[.$B816]-[.D816]" office:value-type="float" office:value="0">
            <text:p>0</text:p>
          </table:table-cell>
          <table:table-cell table:formula="of:=[.$B816]-[.E816]" office:value-type="float" office:value="0">
            <text:p>0</text:p>
          </table:table-cell>
          <table:table-cell table:number-columns-repeated="8"/>
          <table:table-cell table:formula="of:=(ABS([.$B816]-[.C816])&lt;=[.$B816]*0.1)" office:value-type="boolean" office:boolean-value="true">
            <text:p>VERDADERO</text:p>
          </table:table-cell>
          <table:table-cell table:formula="of:=(ABS([.$B816]-[.D816])&lt;=[.$B816]*0.1)" office:value-type="boolean" office:boolean-value="true">
            <text:p>VERDADERO</text:p>
          </table:table-cell>
          <table:table-cell table:formula="of:=(ABS([.$B816]-[.E816])&lt;=[.$B8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817]-[.C817]" office:value-type="float" office:value="0">
            <text:p>0</text:p>
          </table:table-cell>
          <table:table-cell table:formula="of:=[.$B817]-[.D817]" office:value-type="float" office:value="0">
            <text:p>0</text:p>
          </table:table-cell>
          <table:table-cell table:formula="of:=[.$B817]-[.E817]" office:value-type="float" office:value="0">
            <text:p>0</text:p>
          </table:table-cell>
          <table:table-cell table:number-columns-repeated="8"/>
          <table:table-cell table:formula="of:=(ABS([.$B817]-[.C817])&lt;=[.$B817]*0.1)" office:value-type="boolean" office:boolean-value="true">
            <text:p>VERDADERO</text:p>
          </table:table-cell>
          <table:table-cell table:formula="of:=(ABS([.$B817]-[.D817])&lt;=[.$B817]*0.1)" office:value-type="boolean" office:boolean-value="true">
            <text:p>VERDADERO</text:p>
          </table:table-cell>
          <table:table-cell table:formula="of:=(ABS([.$B817]-[.E817])&lt;=[.$B8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818]-[.C818]" office:value-type="float" office:value="1">
            <text:p>1</text:p>
          </table:table-cell>
          <table:table-cell table:formula="of:=[.$B818]-[.D818]" office:value-type="float" office:value="1">
            <text:p>1</text:p>
          </table:table-cell>
          <table:table-cell table:formula="of:=[.$B818]-[.E818]" office:value-type="float" office:value="0">
            <text:p>0</text:p>
          </table:table-cell>
          <table:table-cell table:number-columns-repeated="8"/>
          <table:table-cell table:formula="of:=(ABS([.$B818]-[.C818])&lt;=[.$B818]*0.1)" office:value-type="boolean" office:boolean-value="true">
            <text:p>VERDADERO</text:p>
          </table:table-cell>
          <table:table-cell table:formula="of:=(ABS([.$B818]-[.D818])&lt;=[.$B818]*0.1)" office:value-type="boolean" office:boolean-value="true">
            <text:p>VERDADERO</text:p>
          </table:table-cell>
          <table:table-cell table:formula="of:=(ABS([.$B818]-[.E818])&lt;=[.$B8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819]-[.C819]" office:value-type="float" office:value="0">
            <text:p>0</text:p>
          </table:table-cell>
          <table:table-cell table:formula="of:=[.$B819]-[.D819]" office:value-type="float" office:value="0">
            <text:p>0</text:p>
          </table:table-cell>
          <table:table-cell table:formula="of:=[.$B819]-[.E819]" office:value-type="float" office:value="0">
            <text:p>0</text:p>
          </table:table-cell>
          <table:table-cell table:number-columns-repeated="8"/>
          <table:table-cell table:formula="of:=(ABS([.$B819]-[.C819])&lt;=[.$B819]*0.1)" office:value-type="boolean" office:boolean-value="true">
            <text:p>VERDADERO</text:p>
          </table:table-cell>
          <table:table-cell table:formula="of:=(ABS([.$B819]-[.D819])&lt;=[.$B819]*0.1)" office:value-type="boolean" office:boolean-value="true">
            <text:p>VERDADERO</text:p>
          </table:table-cell>
          <table:table-cell table:formula="of:=(ABS([.$B819]-[.E819])&lt;=[.$B8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820]-[.C820]" office:value-type="float" office:value="1">
            <text:p>1</text:p>
          </table:table-cell>
          <table:table-cell table:formula="of:=[.$B820]-[.D820]" office:value-type="float" office:value="1">
            <text:p>1</text:p>
          </table:table-cell>
          <table:table-cell table:formula="of:=[.$B820]-[.E820]" office:value-type="float" office:value="0">
            <text:p>0</text:p>
          </table:table-cell>
          <table:table-cell table:number-columns-repeated="8"/>
          <table:table-cell table:formula="of:=(ABS([.$B820]-[.C820])&lt;=[.$B820]*0.1)" office:value-type="boolean" office:boolean-value="true">
            <text:p>VERDADERO</text:p>
          </table:table-cell>
          <table:table-cell table:formula="of:=(ABS([.$B820]-[.D820])&lt;=[.$B820]*0.1)" office:value-type="boolean" office:boolean-value="true">
            <text:p>VERDADERO</text:p>
          </table:table-cell>
          <table:table-cell table:formula="of:=(ABS([.$B820]-[.E820])&lt;=[.$B8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$B821]-[.C821]" office:value-type="float" office:value="0">
            <text:p>0</text:p>
          </table:table-cell>
          <table:table-cell table:formula="of:=[.$B821]-[.D821]" office:value-type="float" office:value="0">
            <text:p>0</text:p>
          </table:table-cell>
          <table:table-cell table:formula="of:=[.$B821]-[.E821]" office:value-type="float" office:value="0">
            <text:p>0</text:p>
          </table:table-cell>
          <table:table-cell table:number-columns-repeated="8"/>
          <table:table-cell table:formula="of:=(ABS([.$B821]-[.C821])&lt;=[.$B821]*0.1)" office:value-type="boolean" office:boolean-value="true">
            <text:p>VERDADERO</text:p>
          </table:table-cell>
          <table:table-cell table:formula="of:=(ABS([.$B821]-[.D821])&lt;=[.$B821]*0.1)" office:value-type="boolean" office:boolean-value="true">
            <text:p>VERDADERO</text:p>
          </table:table-cell>
          <table:table-cell table:formula="of:=(ABS([.$B821]-[.E821])&lt;=[.$B8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822]-[.C822]" office:value-type="float" office:value="2">
            <text:p>2</text:p>
          </table:table-cell>
          <table:table-cell table:formula="of:=[.$B822]-[.D822]" office:value-type="float" office:value="2">
            <text:p>2</text:p>
          </table:table-cell>
          <table:table-cell table:formula="of:=[.$B822]-[.E822]" office:value-type="float" office:value="0">
            <text:p>0</text:p>
          </table:table-cell>
          <table:table-cell table:number-columns-repeated="8"/>
          <table:table-cell table:formula="of:=(ABS([.$B822]-[.C822])&lt;=[.$B822]*0.1)" office:value-type="boolean" office:boolean-value="false">
            <text:p>FALSO</text:p>
          </table:table-cell>
          <table:table-cell table:formula="of:=(ABS([.$B822]-[.D822])&lt;=[.$B822]*0.1)" office:value-type="boolean" office:boolean-value="false">
            <text:p>FALSO</text:p>
          </table:table-cell>
          <table:table-cell table:formula="of:=(ABS([.$B822]-[.E822])&lt;=[.$B8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823]-[.C823]" office:value-type="float" office:value="1">
            <text:p>1</text:p>
          </table:table-cell>
          <table:table-cell table:formula="of:=[.$B823]-[.D823]" office:value-type="float" office:value="1">
            <text:p>1</text:p>
          </table:table-cell>
          <table:table-cell table:formula="of:=[.$B823]-[.E823]" office:value-type="float" office:value="0">
            <text:p>0</text:p>
          </table:table-cell>
          <table:table-cell table:number-columns-repeated="8"/>
          <table:table-cell table:formula="of:=(ABS([.$B823]-[.C823])&lt;=[.$B823]*0.1)" office:value-type="boolean" office:boolean-value="true">
            <text:p>VERDADERO</text:p>
          </table:table-cell>
          <table:table-cell table:formula="of:=(ABS([.$B823]-[.D823])&lt;=[.$B823]*0.1)" office:value-type="boolean" office:boolean-value="true">
            <text:p>VERDADERO</text:p>
          </table:table-cell>
          <table:table-cell table:formula="of:=(ABS([.$B823]-[.E823])&lt;=[.$B8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824]-[.C824]" office:value-type="float" office:value="2">
            <text:p>2</text:p>
          </table:table-cell>
          <table:table-cell table:formula="of:=[.$B824]-[.D824]" office:value-type="float" office:value="1">
            <text:p>1</text:p>
          </table:table-cell>
          <table:table-cell table:formula="of:=[.$B824]-[.E824]" office:value-type="float" office:value="0">
            <text:p>0</text:p>
          </table:table-cell>
          <table:table-cell table:number-columns-repeated="8"/>
          <table:table-cell table:formula="of:=(ABS([.$B824]-[.C824])&lt;=[.$B824]*0.1)" office:value-type="boolean" office:boolean-value="false">
            <text:p>FALSO</text:p>
          </table:table-cell>
          <table:table-cell table:formula="of:=(ABS([.$B824]-[.D824])&lt;=[.$B824]*0.1)" office:value-type="boolean" office:boolean-value="true">
            <text:p>VERDADERO</text:p>
          </table:table-cell>
          <table:table-cell table:formula="of:=(ABS([.$B824]-[.E824])&lt;=[.$B8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825]-[.C825]" office:value-type="float" office:value="3">
            <text:p>3</text:p>
          </table:table-cell>
          <table:table-cell table:formula="of:=[.$B825]-[.D825]" office:value-type="float" office:value="0">
            <text:p>0</text:p>
          </table:table-cell>
          <table:table-cell table:formula="of:=[.$B825]-[.E825]" office:value-type="float" office:value="0">
            <text:p>0</text:p>
          </table:table-cell>
          <table:table-cell table:number-columns-repeated="8"/>
          <table:table-cell table:formula="of:=(ABS([.$B825]-[.C825])&lt;=[.$B825]*0.1)" office:value-type="boolean" office:boolean-value="false">
            <text:p>FALSO</text:p>
          </table:table-cell>
          <table:table-cell table:formula="of:=(ABS([.$B825]-[.D825])&lt;=[.$B825]*0.1)" office:value-type="boolean" office:boolean-value="true">
            <text:p>VERDADERO</text:p>
          </table:table-cell>
          <table:table-cell table:formula="of:=(ABS([.$B825]-[.E825])&lt;=[.$B8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826]-[.C826]" office:value-type="float" office:value="3">
            <text:p>3</text:p>
          </table:table-cell>
          <table:table-cell table:formula="of:=[.$B826]-[.D826]" office:value-type="float" office:value="3">
            <text:p>3</text:p>
          </table:table-cell>
          <table:table-cell table:formula="of:=[.$B826]-[.E826]" office:value-type="float" office:value="0">
            <text:p>0</text:p>
          </table:table-cell>
          <table:table-cell table:number-columns-repeated="8"/>
          <table:table-cell table:formula="of:=(ABS([.$B826]-[.C826])&lt;=[.$B826]*0.1)" office:value-type="boolean" office:boolean-value="false">
            <text:p>FALSO</text:p>
          </table:table-cell>
          <table:table-cell table:formula="of:=(ABS([.$B826]-[.D826])&lt;=[.$B826]*0.1)" office:value-type="boolean" office:boolean-value="false">
            <text:p>FALSO</text:p>
          </table:table-cell>
          <table:table-cell table:formula="of:=(ABS([.$B826]-[.E826])&lt;=[.$B8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827]-[.C827]" office:value-type="float" office:value="2">
            <text:p>2</text:p>
          </table:table-cell>
          <table:table-cell table:formula="of:=[.$B827]-[.D827]" office:value-type="float" office:value="2">
            <text:p>2</text:p>
          </table:table-cell>
          <table:table-cell table:formula="of:=[.$B827]-[.E827]" office:value-type="float" office:value="0">
            <text:p>0</text:p>
          </table:table-cell>
          <table:table-cell table:number-columns-repeated="8"/>
          <table:table-cell table:formula="of:=(ABS([.$B827]-[.C827])&lt;=[.$B827]*0.1)" office:value-type="boolean" office:boolean-value="false">
            <text:p>FALSO</text:p>
          </table:table-cell>
          <table:table-cell table:formula="of:=(ABS([.$B827]-[.D827])&lt;=[.$B827]*0.1)" office:value-type="boolean" office:boolean-value="false">
            <text:p>FALSO</text:p>
          </table:table-cell>
          <table:table-cell table:formula="of:=(ABS([.$B827]-[.E827])&lt;=[.$B8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828]-[.C828]" office:value-type="float" office:value="5">
            <text:p>5</text:p>
          </table:table-cell>
          <table:table-cell table:formula="of:=[.$B828]-[.D828]" office:value-type="float" office:value="2">
            <text:p>2</text:p>
          </table:table-cell>
          <table:table-cell table:formula="of:=[.$B828]-[.E828]" office:value-type="float" office:value="0">
            <text:p>0</text:p>
          </table:table-cell>
          <table:table-cell table:number-columns-repeated="8"/>
          <table:table-cell table:formula="of:=(ABS([.$B828]-[.C828])&lt;=[.$B828]*0.1)" office:value-type="boolean" office:boolean-value="false">
            <text:p>FALSO</text:p>
          </table:table-cell>
          <table:table-cell table:formula="of:=(ABS([.$B828]-[.D828])&lt;=[.$B828]*0.1)" office:value-type="boolean" office:boolean-value="false">
            <text:p>FALSO</text:p>
          </table:table-cell>
          <table:table-cell table:formula="of:=(ABS([.$B828]-[.E828])&lt;=[.$B8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8">
            <text:p>8</text:p>
          </table:table-cell>
          <table:table-cell/>
          <table:table-cell table:formula="of:=[.$B829]-[.C829]" office:value-type="float" office:value="2">
            <text:p>2</text:p>
          </table:table-cell>
          <table:table-cell table:formula="of:=[.$B829]-[.D829]" office:value-type="float" office:value="2">
            <text:p>2</text:p>
          </table:table-cell>
          <table:table-cell table:formula="of:=[.$B829]-[.E829]" office:value-type="float" office:value="2">
            <text:p>2</text:p>
          </table:table-cell>
          <table:table-cell table:number-columns-repeated="8"/>
          <table:table-cell table:formula="of:=(ABS([.$B829]-[.C829])&lt;=[.$B829]*0.1)" office:value-type="boolean" office:boolean-value="false">
            <text:p>FALSO</text:p>
          </table:table-cell>
          <table:table-cell table:formula="of:=(ABS([.$B829]-[.D829])&lt;=[.$B829]*0.1)" office:value-type="boolean" office:boolean-value="false">
            <text:p>FALSO</text:p>
          </table:table-cell>
          <table:table-cell table:formula="of:=(ABS([.$B829]-[.E829])&lt;=[.$B82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[.$B830]-[.C830]" office:value-type="float" office:value="4">
            <text:p>4</text:p>
          </table:table-cell>
          <table:table-cell table:formula="of:=[.$B830]-[.D830]" office:value-type="float" office:value="4">
            <text:p>4</text:p>
          </table:table-cell>
          <table:table-cell table:formula="of:=[.$B830]-[.E830]" office:value-type="float" office:value="0">
            <text:p>0</text:p>
          </table:table-cell>
          <table:table-cell table:number-columns-repeated="8"/>
          <table:table-cell table:formula="of:=(ABS([.$B830]-[.C830])&lt;=[.$B830]*0.1)" office:value-type="boolean" office:boolean-value="false">
            <text:p>FALSO</text:p>
          </table:table-cell>
          <table:table-cell table:formula="of:=(ABS([.$B830]-[.D830])&lt;=[.$B830]*0.1)" office:value-type="boolean" office:boolean-value="false">
            <text:p>FALSO</text:p>
          </table:table-cell>
          <table:table-cell table:formula="of:=(ABS([.$B830]-[.E830])&lt;=[.$B8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831]-[.C831]" office:value-type="float" office:value="0">
            <text:p>0</text:p>
          </table:table-cell>
          <table:table-cell table:formula="of:=[.$B831]-[.D831]" office:value-type="float" office:value="0">
            <text:p>0</text:p>
          </table:table-cell>
          <table:table-cell table:formula="of:=[.$B831]-[.E831]" office:value-type="float" office:value="0">
            <text:p>0</text:p>
          </table:table-cell>
          <table:table-cell table:number-columns-repeated="8"/>
          <table:table-cell table:formula="of:=(ABS([.$B831]-[.C831])&lt;=[.$B831]*0.1)" office:value-type="boolean" office:boolean-value="true">
            <text:p>VERDADERO</text:p>
          </table:table-cell>
          <table:table-cell table:formula="of:=(ABS([.$B831]-[.D831])&lt;=[.$B831]*0.1)" office:value-type="boolean" office:boolean-value="true">
            <text:p>VERDADERO</text:p>
          </table:table-cell>
          <table:table-cell table:formula="of:=(ABS([.$B831]-[.E831])&lt;=[.$B8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1">
            <text:p>11</text:p>
          </table:table-cell>
          <table:table-cell/>
          <table:table-cell table:formula="of:=[.$B832]-[.C832]" office:value-type="float" office:value="0">
            <text:p>0</text:p>
          </table:table-cell>
          <table:table-cell table:formula="of:=[.$B832]-[.D832]" office:value-type="float" office:value="0">
            <text:p>0</text:p>
          </table:table-cell>
          <table:table-cell table:formula="of:=[.$B832]-[.E832]" office:value-type="float" office:value="0">
            <text:p>0</text:p>
          </table:table-cell>
          <table:table-cell table:number-columns-repeated="8"/>
          <table:table-cell table:formula="of:=(ABS([.$B832]-[.C832])&lt;=[.$B832]*0.1)" office:value-type="boolean" office:boolean-value="true">
            <text:p>VERDADERO</text:p>
          </table:table-cell>
          <table:table-cell table:formula="of:=(ABS([.$B832]-[.D832])&lt;=[.$B832]*0.1)" office:value-type="boolean" office:boolean-value="true">
            <text:p>VERDADERO</text:p>
          </table:table-cell>
          <table:table-cell table:formula="of:=(ABS([.$B832]-[.E832])&lt;=[.$B8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833]-[.C833]" office:value-type="float" office:value="0">
            <text:p>0</text:p>
          </table:table-cell>
          <table:table-cell table:formula="of:=[.$B833]-[.D833]" office:value-type="float" office:value="0">
            <text:p>0</text:p>
          </table:table-cell>
          <table:table-cell table:formula="of:=[.$B833]-[.E833]" office:value-type="float" office:value="0">
            <text:p>0</text:p>
          </table:table-cell>
          <table:table-cell table:number-columns-repeated="8"/>
          <table:table-cell table:formula="of:=(ABS([.$B833]-[.C833])&lt;=[.$B833]*0.1)" office:value-type="boolean" office:boolean-value="true">
            <text:p>VERDADERO</text:p>
          </table:table-cell>
          <table:table-cell table:formula="of:=(ABS([.$B833]-[.D833])&lt;=[.$B833]*0.1)" office:value-type="boolean" office:boolean-value="true">
            <text:p>VERDADERO</text:p>
          </table:table-cell>
          <table:table-cell table:formula="of:=(ABS([.$B833]-[.E833])&lt;=[.$B8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834]-[.C834]" office:value-type="float" office:value="0">
            <text:p>0</text:p>
          </table:table-cell>
          <table:table-cell table:formula="of:=[.$B834]-[.D834]" office:value-type="float" office:value="0">
            <text:p>0</text:p>
          </table:table-cell>
          <table:table-cell table:formula="of:=[.$B834]-[.E834]" office:value-type="float" office:value="0">
            <text:p>0</text:p>
          </table:table-cell>
          <table:table-cell table:number-columns-repeated="8"/>
          <table:table-cell table:formula="of:=(ABS([.$B834]-[.C834])&lt;=[.$B834]*0.1)" office:value-type="boolean" office:boolean-value="true">
            <text:p>VERDADERO</text:p>
          </table:table-cell>
          <table:table-cell table:formula="of:=(ABS([.$B834]-[.D834])&lt;=[.$B834]*0.1)" office:value-type="boolean" office:boolean-value="true">
            <text:p>VERDADERO</text:p>
          </table:table-cell>
          <table:table-cell table:formula="of:=(ABS([.$B834]-[.E834])&lt;=[.$B8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35]-[.C835]" office:value-type="float" office:value="2">
            <text:p>2</text:p>
          </table:table-cell>
          <table:table-cell table:formula="of:=[.$B835]-[.D835]" office:value-type="float" office:value="1">
            <text:p>1</text:p>
          </table:table-cell>
          <table:table-cell table:formula="of:=[.$B835]-[.E835]" office:value-type="float" office:value="0">
            <text:p>0</text:p>
          </table:table-cell>
          <table:table-cell table:number-columns-repeated="8"/>
          <table:table-cell table:formula="of:=(ABS([.$B835]-[.C835])&lt;=[.$B835]*0.1)" office:value-type="boolean" office:boolean-value="false">
            <text:p>FALSO</text:p>
          </table:table-cell>
          <table:table-cell table:formula="of:=(ABS([.$B835]-[.D835])&lt;=[.$B835]*0.1)" office:value-type="boolean" office:boolean-value="false">
            <text:p>FALSO</text:p>
          </table:table-cell>
          <table:table-cell table:formula="of:=(ABS([.$B835]-[.E835])&lt;=[.$B8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836]-[.C836]" office:value-type="float" office:value="3">
            <text:p>3</text:p>
          </table:table-cell>
          <table:table-cell table:formula="of:=[.$B836]-[.D836]" office:value-type="float" office:value="2">
            <text:p>2</text:p>
          </table:table-cell>
          <table:table-cell table:formula="of:=[.$B836]-[.E836]" office:value-type="float" office:value="0">
            <text:p>0</text:p>
          </table:table-cell>
          <table:table-cell table:number-columns-repeated="8"/>
          <table:table-cell table:formula="of:=(ABS([.$B836]-[.C836])&lt;=[.$B836]*0.1)" office:value-type="boolean" office:boolean-value="false">
            <text:p>FALSO</text:p>
          </table:table-cell>
          <table:table-cell table:formula="of:=(ABS([.$B836]-[.D836])&lt;=[.$B836]*0.1)" office:value-type="boolean" office:boolean-value="false">
            <text:p>FALSO</text:p>
          </table:table-cell>
          <table:table-cell table:formula="of:=(ABS([.$B836]-[.E836])&lt;=[.$B8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837]-[.C837]" office:value-type="float" office:value="2">
            <text:p>2</text:p>
          </table:table-cell>
          <table:table-cell table:formula="of:=[.$B837]-[.D837]" office:value-type="float" office:value="2">
            <text:p>2</text:p>
          </table:table-cell>
          <table:table-cell table:formula="of:=[.$B837]-[.E837]" office:value-type="float" office:value="0">
            <text:p>0</text:p>
          </table:table-cell>
          <table:table-cell table:number-columns-repeated="8"/>
          <table:table-cell table:formula="of:=(ABS([.$B837]-[.C837])&lt;=[.$B837]*0.1)" office:value-type="boolean" office:boolean-value="false">
            <text:p>FALSO</text:p>
          </table:table-cell>
          <table:table-cell table:formula="of:=(ABS([.$B837]-[.D837])&lt;=[.$B837]*0.1)" office:value-type="boolean" office:boolean-value="false">
            <text:p>FALSO</text:p>
          </table:table-cell>
          <table:table-cell table:formula="of:=(ABS([.$B837]-[.E837])&lt;=[.$B8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[.$B838]-[.C838]" office:value-type="float" office:value="1">
            <text:p>1</text:p>
          </table:table-cell>
          <table:table-cell table:formula="of:=[.$B838]-[.D838]" office:value-type="float" office:value="0">
            <text:p>0</text:p>
          </table:table-cell>
          <table:table-cell table:formula="of:=[.$B838]-[.E838]" office:value-type="float" office:value="2">
            <text:p>2</text:p>
          </table:table-cell>
          <table:table-cell table:number-columns-repeated="8"/>
          <table:table-cell table:formula="of:=(ABS([.$B838]-[.C838])&lt;=[.$B838]*0.1)" office:value-type="boolean" office:boolean-value="true">
            <text:p>VERDADERO</text:p>
          </table:table-cell>
          <table:table-cell table:formula="of:=(ABS([.$B838]-[.D838])&lt;=[.$B838]*0.1)" office:value-type="boolean" office:boolean-value="true">
            <text:p>VERDADERO</text:p>
          </table:table-cell>
          <table:table-cell table:formula="of:=(ABS([.$B838]-[.E838])&lt;=[.$B83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7">
            <text:p>17</text:p>
          </table:table-cell>
          <table:table-cell/>
          <table:table-cell table:formula="of:=[.$B839]-[.C839]" office:value-type="float" office:value="0">
            <text:p>0</text:p>
          </table:table-cell>
          <table:table-cell table:formula="of:=[.$B839]-[.D839]" office:value-type="float" office:value="0">
            <text:p>0</text:p>
          </table:table-cell>
          <table:table-cell table:formula="of:=[.$B839]-[.E839]" office:value-type="float" office:value="0">
            <text:p>0</text:p>
          </table:table-cell>
          <table:table-cell table:number-columns-repeated="8"/>
          <table:table-cell table:formula="of:=(ABS([.$B839]-[.C839])&lt;=[.$B839]*0.1)" office:value-type="boolean" office:boolean-value="true">
            <text:p>VERDADERO</text:p>
          </table:table-cell>
          <table:table-cell table:formula="of:=(ABS([.$B839]-[.D839])&lt;=[.$B839]*0.1)" office:value-type="boolean" office:boolean-value="true">
            <text:p>VERDADERO</text:p>
          </table:table-cell>
          <table:table-cell table:formula="of:=(ABS([.$B839]-[.E839])&lt;=[.$B8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840]-[.C840]" office:value-type="float" office:value="3">
            <text:p>3</text:p>
          </table:table-cell>
          <table:table-cell table:formula="of:=[.$B840]-[.D840]" office:value-type="float" office:value="3">
            <text:p>3</text:p>
          </table:table-cell>
          <table:table-cell table:formula="of:=[.$B840]-[.E840]" office:value-type="float" office:value="0">
            <text:p>0</text:p>
          </table:table-cell>
          <table:table-cell table:number-columns-repeated="8"/>
          <table:table-cell table:formula="of:=(ABS([.$B840]-[.C840])&lt;=[.$B840]*0.1)" office:value-type="boolean" office:boolean-value="false">
            <text:p>FALSO</text:p>
          </table:table-cell>
          <table:table-cell table:formula="of:=(ABS([.$B840]-[.D840])&lt;=[.$B840]*0.1)" office:value-type="boolean" office:boolean-value="false">
            <text:p>FALSO</text:p>
          </table:table-cell>
          <table:table-cell table:formula="of:=(ABS([.$B840]-[.E840])&lt;=[.$B8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41]-[.C841]" office:value-type="float" office:value="2">
            <text:p>2</text:p>
          </table:table-cell>
          <table:table-cell table:formula="of:=[.$B841]-[.D841]" office:value-type="float" office:value="2">
            <text:p>2</text:p>
          </table:table-cell>
          <table:table-cell table:formula="of:=[.$B841]-[.E841]" office:value-type="float" office:value="1">
            <text:p>1</text:p>
          </table:table-cell>
          <table:table-cell table:number-columns-repeated="8"/>
          <table:table-cell table:formula="of:=(ABS([.$B841]-[.C841])&lt;=[.$B841]*0.1)" office:value-type="boolean" office:boolean-value="false">
            <text:p>FALSO</text:p>
          </table:table-cell>
          <table:table-cell table:formula="of:=(ABS([.$B841]-[.D841])&lt;=[.$B841]*0.1)" office:value-type="boolean" office:boolean-value="false">
            <text:p>FALSO</text:p>
          </table:table-cell>
          <table:table-cell table:formula="of:=(ABS([.$B841]-[.E841])&lt;=[.$B8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842]-[.C842]" office:value-type="float" office:value="1">
            <text:p>1</text:p>
          </table:table-cell>
          <table:table-cell table:formula="of:=[.$B842]-[.D842]" office:value-type="float" office:value="1">
            <text:p>1</text:p>
          </table:table-cell>
          <table:table-cell table:formula="of:=[.$B842]-[.E842]" office:value-type="float" office:value="0">
            <text:p>0</text:p>
          </table:table-cell>
          <table:table-cell table:number-columns-repeated="8"/>
          <table:table-cell table:formula="of:=(ABS([.$B842]-[.C842])&lt;=[.$B842]*0.1)" office:value-type="boolean" office:boolean-value="true">
            <text:p>VERDADERO</text:p>
          </table:table-cell>
          <table:table-cell table:formula="of:=(ABS([.$B842]-[.D842])&lt;=[.$B842]*0.1)" office:value-type="boolean" office:boolean-value="true">
            <text:p>VERDADERO</text:p>
          </table:table-cell>
          <table:table-cell table:formula="of:=(ABS([.$B842]-[.E842])&lt;=[.$B8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843]-[.C843]" office:value-type="float" office:value="0">
            <text:p>0</text:p>
          </table:table-cell>
          <table:table-cell table:formula="of:=[.$B843]-[.D843]" office:value-type="float" office:value="0">
            <text:p>0</text:p>
          </table:table-cell>
          <table:table-cell table:formula="of:=[.$B843]-[.E843]" office:value-type="float" office:value="0">
            <text:p>0</text:p>
          </table:table-cell>
          <table:table-cell table:number-columns-repeated="8"/>
          <table:table-cell table:formula="of:=(ABS([.$B843]-[.C843])&lt;=[.$B843]*0.1)" office:value-type="boolean" office:boolean-value="true">
            <text:p>VERDADERO</text:p>
          </table:table-cell>
          <table:table-cell table:formula="of:=(ABS([.$B843]-[.D843])&lt;=[.$B843]*0.1)" office:value-type="boolean" office:boolean-value="true">
            <text:p>VERDADERO</text:p>
          </table:table-cell>
          <table:table-cell table:formula="of:=(ABS([.$B843]-[.E843])&lt;=[.$B8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844]-[.C844]" office:value-type="float" office:value="0">
            <text:p>0</text:p>
          </table:table-cell>
          <table:table-cell table:formula="of:=[.$B844]-[.D844]" office:value-type="float" office:value="0">
            <text:p>0</text:p>
          </table:table-cell>
          <table:table-cell table:formula="of:=[.$B844]-[.E844]" office:value-type="float" office:value="0">
            <text:p>0</text:p>
          </table:table-cell>
          <table:table-cell table:number-columns-repeated="8"/>
          <table:table-cell table:formula="of:=(ABS([.$B844]-[.C844])&lt;=[.$B844]*0.1)" office:value-type="boolean" office:boolean-value="true">
            <text:p>VERDADERO</text:p>
          </table:table-cell>
          <table:table-cell table:formula="of:=(ABS([.$B844]-[.D844])&lt;=[.$B844]*0.1)" office:value-type="boolean" office:boolean-value="true">
            <text:p>VERDADERO</text:p>
          </table:table-cell>
          <table:table-cell table:formula="of:=(ABS([.$B844]-[.E844])&lt;=[.$B8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845]-[.C845]" office:value-type="float" office:value="1">
            <text:p>1</text:p>
          </table:table-cell>
          <table:table-cell table:formula="of:=[.$B845]-[.D845]" office:value-type="float" office:value="1">
            <text:p>1</text:p>
          </table:table-cell>
          <table:table-cell table:formula="of:=[.$B845]-[.E845]" office:value-type="float" office:value="0">
            <text:p>0</text:p>
          </table:table-cell>
          <table:table-cell table:number-columns-repeated="8"/>
          <table:table-cell table:formula="of:=(ABS([.$B845]-[.C845])&lt;=[.$B845]*0.1)" office:value-type="boolean" office:boolean-value="true">
            <text:p>VERDADERO</text:p>
          </table:table-cell>
          <table:table-cell table:formula="of:=(ABS([.$B845]-[.D845])&lt;=[.$B845]*0.1)" office:value-type="boolean" office:boolean-value="true">
            <text:p>VERDADERO</text:p>
          </table:table-cell>
          <table:table-cell table:formula="of:=(ABS([.$B845]-[.E845])&lt;=[.$B8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846]-[.C846]" office:value-type="float" office:value="1">
            <text:p>1</text:p>
          </table:table-cell>
          <table:table-cell table:formula="of:=[.$B846]-[.D846]" office:value-type="float" office:value="1">
            <text:p>1</text:p>
          </table:table-cell>
          <table:table-cell table:formula="of:=[.$B846]-[.E846]" office:value-type="float" office:value="0">
            <text:p>0</text:p>
          </table:table-cell>
          <table:table-cell table:number-columns-repeated="8"/>
          <table:table-cell table:formula="of:=(ABS([.$B846]-[.C846])&lt;=[.$B846]*0.1)" office:value-type="boolean" office:boolean-value="true">
            <text:p>VERDADERO</text:p>
          </table:table-cell>
          <table:table-cell table:formula="of:=(ABS([.$B846]-[.D846])&lt;=[.$B846]*0.1)" office:value-type="boolean" office:boolean-value="true">
            <text:p>VERDADERO</text:p>
          </table:table-cell>
          <table:table-cell table:formula="of:=(ABS([.$B846]-[.E846])&lt;=[.$B8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847]-[.C847]" office:value-type="float" office:value="1">
            <text:p>1</text:p>
          </table:table-cell>
          <table:table-cell table:formula="of:=[.$B847]-[.D847]" office:value-type="float" office:value="1">
            <text:p>1</text:p>
          </table:table-cell>
          <table:table-cell table:formula="of:=[.$B847]-[.E847]" office:value-type="float" office:value="0">
            <text:p>0</text:p>
          </table:table-cell>
          <table:table-cell table:number-columns-repeated="8"/>
          <table:table-cell table:formula="of:=(ABS([.$B847]-[.C847])&lt;=[.$B847]*0.1)" office:value-type="boolean" office:boolean-value="true">
            <text:p>VERDADERO</text:p>
          </table:table-cell>
          <table:table-cell table:formula="of:=(ABS([.$B847]-[.D847])&lt;=[.$B847]*0.1)" office:value-type="boolean" office:boolean-value="true">
            <text:p>VERDADERO</text:p>
          </table:table-cell>
          <table:table-cell table:formula="of:=(ABS([.$B847]-[.E847])&lt;=[.$B8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848]-[.C848]" office:value-type="float" office:value="4">
            <text:p>4</text:p>
          </table:table-cell>
          <table:table-cell table:formula="of:=[.$B848]-[.D848]" office:value-type="float" office:value="4">
            <text:p>4</text:p>
          </table:table-cell>
          <table:table-cell table:formula="of:=[.$B848]-[.E848]" office:value-type="float" office:value="0">
            <text:p>0</text:p>
          </table:table-cell>
          <table:table-cell table:number-columns-repeated="8"/>
          <table:table-cell table:formula="of:=(ABS([.$B848]-[.C848])&lt;=[.$B848]*0.1)" office:value-type="boolean" office:boolean-value="false">
            <text:p>FALSO</text:p>
          </table:table-cell>
          <table:table-cell table:formula="of:=(ABS([.$B848]-[.D848])&lt;=[.$B848]*0.1)" office:value-type="boolean" office:boolean-value="false">
            <text:p>FALSO</text:p>
          </table:table-cell>
          <table:table-cell table:formula="of:=(ABS([.$B848]-[.E848])&lt;=[.$B8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849]-[.C849]" office:value-type="float" office:value="3">
            <text:p>3</text:p>
          </table:table-cell>
          <table:table-cell table:formula="of:=[.$B849]-[.D849]" office:value-type="float" office:value="3">
            <text:p>3</text:p>
          </table:table-cell>
          <table:table-cell table:formula="of:=[.$B849]-[.E849]" office:value-type="float" office:value="0">
            <text:p>0</text:p>
          </table:table-cell>
          <table:table-cell table:number-columns-repeated="8"/>
          <table:table-cell table:formula="of:=(ABS([.$B849]-[.C849])&lt;=[.$B849]*0.1)" office:value-type="boolean" office:boolean-value="false">
            <text:p>FALSO</text:p>
          </table:table-cell>
          <table:table-cell table:formula="of:=(ABS([.$B849]-[.D849])&lt;=[.$B849]*0.1)" office:value-type="boolean" office:boolean-value="false">
            <text:p>FALSO</text:p>
          </table:table-cell>
          <table:table-cell table:formula="of:=(ABS([.$B849]-[.E849])&lt;=[.$B8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850]-[.C850]" office:value-type="float" office:value="2">
            <text:p>2</text:p>
          </table:table-cell>
          <table:table-cell table:formula="of:=[.$B850]-[.D850]" office:value-type="float" office:value="2">
            <text:p>2</text:p>
          </table:table-cell>
          <table:table-cell table:formula="of:=[.$B850]-[.E850]" office:value-type="float" office:value="0">
            <text:p>0</text:p>
          </table:table-cell>
          <table:table-cell table:number-columns-repeated="8"/>
          <table:table-cell table:formula="of:=(ABS([.$B850]-[.C850])&lt;=[.$B850]*0.1)" office:value-type="boolean" office:boolean-value="false">
            <text:p>FALSO</text:p>
          </table:table-cell>
          <table:table-cell table:formula="of:=(ABS([.$B850]-[.D850])&lt;=[.$B850]*0.1)" office:value-type="boolean" office:boolean-value="false">
            <text:p>FALSO</text:p>
          </table:table-cell>
          <table:table-cell table:formula="of:=(ABS([.$B850]-[.E850])&lt;=[.$B8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851]-[.C851]" office:value-type="float" office:value="1">
            <text:p>1</text:p>
          </table:table-cell>
          <table:table-cell table:formula="of:=[.$B851]-[.D851]" office:value-type="float" office:value="1">
            <text:p>1</text:p>
          </table:table-cell>
          <table:table-cell table:formula="of:=[.$B851]-[.E851]" office:value-type="float" office:value="0">
            <text:p>0</text:p>
          </table:table-cell>
          <table:table-cell table:number-columns-repeated="8"/>
          <table:table-cell table:formula="of:=(ABS([.$B851]-[.C851])&lt;=[.$B851]*0.1)" office:value-type="boolean" office:boolean-value="true">
            <text:p>VERDADERO</text:p>
          </table:table-cell>
          <table:table-cell table:formula="of:=(ABS([.$B851]-[.D851])&lt;=[.$B851]*0.1)" office:value-type="boolean" office:boolean-value="true">
            <text:p>VERDADERO</text:p>
          </table:table-cell>
          <table:table-cell table:formula="of:=(ABS([.$B851]-[.E851])&lt;=[.$B8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852]-[.C852]" office:value-type="float" office:value="2">
            <text:p>2</text:p>
          </table:table-cell>
          <table:table-cell table:formula="of:=[.$B852]-[.D852]" office:value-type="float" office:value="2">
            <text:p>2</text:p>
          </table:table-cell>
          <table:table-cell table:formula="of:=[.$B852]-[.E852]" office:value-type="float" office:value="0">
            <text:p>0</text:p>
          </table:table-cell>
          <table:table-cell table:number-columns-repeated="8"/>
          <table:table-cell table:formula="of:=(ABS([.$B852]-[.C852])&lt;=[.$B852]*0.1)" office:value-type="boolean" office:boolean-value="false">
            <text:p>FALSO</text:p>
          </table:table-cell>
          <table:table-cell table:formula="of:=(ABS([.$B852]-[.D852])&lt;=[.$B852]*0.1)" office:value-type="boolean" office:boolean-value="false">
            <text:p>FALSO</text:p>
          </table:table-cell>
          <table:table-cell table:formula="of:=(ABS([.$B852]-[.E852])&lt;=[.$B8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853]-[.C853]" office:value-type="float" office:value="4">
            <text:p>4</text:p>
          </table:table-cell>
          <table:table-cell table:formula="of:=[.$B853]-[.D853]" office:value-type="float" office:value="1">
            <text:p>1</text:p>
          </table:table-cell>
          <table:table-cell table:formula="of:=[.$B853]-[.E853]" office:value-type="float" office:value="0">
            <text:p>0</text:p>
          </table:table-cell>
          <table:table-cell table:number-columns-repeated="8"/>
          <table:table-cell table:formula="of:=(ABS([.$B853]-[.C853])&lt;=[.$B853]*0.1)" office:value-type="boolean" office:boolean-value="false">
            <text:p>FALSO</text:p>
          </table:table-cell>
          <table:table-cell table:formula="of:=(ABS([.$B853]-[.D853])&lt;=[.$B853]*0.1)" office:value-type="boolean" office:boolean-value="true">
            <text:p>VERDADERO</text:p>
          </table:table-cell>
          <table:table-cell table:formula="of:=(ABS([.$B853]-[.E853])&lt;=[.$B8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854]-[.C854]" office:value-type="float" office:value="3">
            <text:p>3</text:p>
          </table:table-cell>
          <table:table-cell table:formula="of:=[.$B854]-[.D854]" office:value-type="float" office:value="2">
            <text:p>2</text:p>
          </table:table-cell>
          <table:table-cell table:formula="of:=[.$B854]-[.E854]" office:value-type="float" office:value="0">
            <text:p>0</text:p>
          </table:table-cell>
          <table:table-cell table:number-columns-repeated="8"/>
          <table:table-cell table:formula="of:=(ABS([.$B854]-[.C854])&lt;=[.$B854]*0.1)" office:value-type="boolean" office:boolean-value="false">
            <text:p>FALSO</text:p>
          </table:table-cell>
          <table:table-cell table:formula="of:=(ABS([.$B854]-[.D854])&lt;=[.$B854]*0.1)" office:value-type="boolean" office:boolean-value="false">
            <text:p>FALSO</text:p>
          </table:table-cell>
          <table:table-cell table:formula="of:=(ABS([.$B854]-[.E854])&lt;=[.$B8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855]-[.C855]" office:value-type="float" office:value="0">
            <text:p>0</text:p>
          </table:table-cell>
          <table:table-cell table:formula="of:=[.$B855]-[.D855]" office:value-type="float" office:value="0">
            <text:p>0</text:p>
          </table:table-cell>
          <table:table-cell table:formula="of:=[.$B855]-[.E855]" office:value-type="float" office:value="0">
            <text:p>0</text:p>
          </table:table-cell>
          <table:table-cell table:number-columns-repeated="8"/>
          <table:table-cell table:formula="of:=(ABS([.$B855]-[.C855])&lt;=[.$B855]*0.1)" office:value-type="boolean" office:boolean-value="true">
            <text:p>VERDADERO</text:p>
          </table:table-cell>
          <table:table-cell table:formula="of:=(ABS([.$B855]-[.D855])&lt;=[.$B855]*0.1)" office:value-type="boolean" office:boolean-value="true">
            <text:p>VERDADERO</text:p>
          </table:table-cell>
          <table:table-cell table:formula="of:=(ABS([.$B855]-[.E855])&lt;=[.$B8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856]-[.C856]" office:value-type="float" office:value="4">
            <text:p>4</text:p>
          </table:table-cell>
          <table:table-cell table:formula="of:=[.$B856]-[.D856]" office:value-type="float" office:value="4">
            <text:p>4</text:p>
          </table:table-cell>
          <table:table-cell table:formula="of:=[.$B856]-[.E856]" office:value-type="float" office:value="0">
            <text:p>0</text:p>
          </table:table-cell>
          <table:table-cell table:number-columns-repeated="8"/>
          <table:table-cell table:formula="of:=(ABS([.$B856]-[.C856])&lt;=[.$B856]*0.1)" office:value-type="boolean" office:boolean-value="false">
            <text:p>FALSO</text:p>
          </table:table-cell>
          <table:table-cell table:formula="of:=(ABS([.$B856]-[.D856])&lt;=[.$B856]*0.1)" office:value-type="boolean" office:boolean-value="false">
            <text:p>FALSO</text:p>
          </table:table-cell>
          <table:table-cell table:formula="of:=(ABS([.$B856]-[.E856])&lt;=[.$B8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857]-[.C857]" office:value-type="float" office:value="2">
            <text:p>2</text:p>
          </table:table-cell>
          <table:table-cell table:formula="of:=[.$B857]-[.D857]" office:value-type="float" office:value="2">
            <text:p>2</text:p>
          </table:table-cell>
          <table:table-cell table:formula="of:=[.$B857]-[.E857]" office:value-type="float" office:value="0">
            <text:p>0</text:p>
          </table:table-cell>
          <table:table-cell table:number-columns-repeated="8"/>
          <table:table-cell table:formula="of:=(ABS([.$B857]-[.C857])&lt;=[.$B857]*0.1)" office:value-type="boolean" office:boolean-value="false">
            <text:p>FALSO</text:p>
          </table:table-cell>
          <table:table-cell table:formula="of:=(ABS([.$B857]-[.D857])&lt;=[.$B857]*0.1)" office:value-type="boolean" office:boolean-value="false">
            <text:p>FALSO</text:p>
          </table:table-cell>
          <table:table-cell table:formula="of:=(ABS([.$B857]-[.E857])&lt;=[.$B8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858]-[.C858]" office:value-type="float" office:value="1">
            <text:p>1</text:p>
          </table:table-cell>
          <table:table-cell table:formula="of:=[.$B858]-[.D858]" office:value-type="float" office:value="1">
            <text:p>1</text:p>
          </table:table-cell>
          <table:table-cell table:formula="of:=[.$B858]-[.E858]" office:value-type="float" office:value="0">
            <text:p>0</text:p>
          </table:table-cell>
          <table:table-cell table:number-columns-repeated="8"/>
          <table:table-cell table:formula="of:=(ABS([.$B858]-[.C858])&lt;=[.$B858]*0.1)" office:value-type="boolean" office:boolean-value="true">
            <text:p>VERDADERO</text:p>
          </table:table-cell>
          <table:table-cell table:formula="of:=(ABS([.$B858]-[.D858])&lt;=[.$B858]*0.1)" office:value-type="boolean" office:boolean-value="true">
            <text:p>VERDADERO</text:p>
          </table:table-cell>
          <table:table-cell table:formula="of:=(ABS([.$B858]-[.E858])&lt;=[.$B8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859]-[.C859]" office:value-type="float" office:value="3">
            <text:p>3</text:p>
          </table:table-cell>
          <table:table-cell table:formula="of:=[.$B859]-[.D859]" office:value-type="float" office:value="0">
            <text:p>0</text:p>
          </table:table-cell>
          <table:table-cell table:formula="of:=[.$B859]-[.E859]" office:value-type="float" office:value="0">
            <text:p>0</text:p>
          </table:table-cell>
          <table:table-cell table:number-columns-repeated="8"/>
          <table:table-cell table:formula="of:=(ABS([.$B859]-[.C859])&lt;=[.$B859]*0.1)" office:value-type="boolean" office:boolean-value="false">
            <text:p>FALSO</text:p>
          </table:table-cell>
          <table:table-cell table:formula="of:=(ABS([.$B859]-[.D859])&lt;=[.$B859]*0.1)" office:value-type="boolean" office:boolean-value="true">
            <text:p>VERDADERO</text:p>
          </table:table-cell>
          <table:table-cell table:formula="of:=(ABS([.$B859]-[.E859])&lt;=[.$B8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860]-[.C860]" office:value-type="float" office:value="4">
            <text:p>4</text:p>
          </table:table-cell>
          <table:table-cell table:formula="of:=[.$B860]-[.D860]" office:value-type="float" office:value="3">
            <text:p>3</text:p>
          </table:table-cell>
          <table:table-cell table:formula="of:=[.$B860]-[.E860]" office:value-type="float" office:value="0">
            <text:p>0</text:p>
          </table:table-cell>
          <table:table-cell table:number-columns-repeated="8"/>
          <table:table-cell table:formula="of:=(ABS([.$B860]-[.C860])&lt;=[.$B860]*0.1)" office:value-type="boolean" office:boolean-value="false">
            <text:p>FALSO</text:p>
          </table:table-cell>
          <table:table-cell table:formula="of:=(ABS([.$B860]-[.D860])&lt;=[.$B860]*0.1)" office:value-type="boolean" office:boolean-value="false">
            <text:p>FALSO</text:p>
          </table:table-cell>
          <table:table-cell table:formula="of:=(ABS([.$B860]-[.E860])&lt;=[.$B8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861]-[.C861]" office:value-type="float" office:value="3">
            <text:p>3</text:p>
          </table:table-cell>
          <table:table-cell table:formula="of:=[.$B861]-[.D861]" office:value-type="float" office:value="3">
            <text:p>3</text:p>
          </table:table-cell>
          <table:table-cell table:formula="of:=[.$B861]-[.E861]" office:value-type="float" office:value="0">
            <text:p>0</text:p>
          </table:table-cell>
          <table:table-cell table:number-columns-repeated="8"/>
          <table:table-cell table:formula="of:=(ABS([.$B861]-[.C861])&lt;=[.$B861]*0.1)" office:value-type="boolean" office:boolean-value="false">
            <text:p>FALSO</text:p>
          </table:table-cell>
          <table:table-cell table:formula="of:=(ABS([.$B861]-[.D861])&lt;=[.$B861]*0.1)" office:value-type="boolean" office:boolean-value="false">
            <text:p>FALSO</text:p>
          </table:table-cell>
          <table:table-cell table:formula="of:=(ABS([.$B861]-[.E861])&lt;=[.$B8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1">
            <text:p>11</text:p>
          </table:table-cell>
          <table:table-cell/>
          <table:table-cell table:formula="of:=[.$B862]-[.C862]" office:value-type="float" office:value="0">
            <text:p>0</text:p>
          </table:table-cell>
          <table:table-cell table:formula="of:=[.$B862]-[.D862]" office:value-type="float" office:value="0">
            <text:p>0</text:p>
          </table:table-cell>
          <table:table-cell table:formula="of:=[.$B862]-[.E862]" office:value-type="float" office:value="0">
            <text:p>0</text:p>
          </table:table-cell>
          <table:table-cell table:number-columns-repeated="8"/>
          <table:table-cell table:formula="of:=(ABS([.$B862]-[.C862])&lt;=[.$B862]*0.1)" office:value-type="boolean" office:boolean-value="true">
            <text:p>VERDADERO</text:p>
          </table:table-cell>
          <table:table-cell table:formula="of:=(ABS([.$B862]-[.D862])&lt;=[.$B862]*0.1)" office:value-type="boolean" office:boolean-value="true">
            <text:p>VERDADERO</text:p>
          </table:table-cell>
          <table:table-cell table:formula="of:=(ABS([.$B862]-[.E862])&lt;=[.$B8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863]-[.C863]" office:value-type="float" office:value="2">
            <text:p>2</text:p>
          </table:table-cell>
          <table:table-cell table:formula="of:=[.$B863]-[.D863]" office:value-type="float" office:value="2">
            <text:p>2</text:p>
          </table:table-cell>
          <table:table-cell table:formula="of:=[.$B863]-[.E863]" office:value-type="float" office:value="1">
            <text:p>1</text:p>
          </table:table-cell>
          <table:table-cell table:number-columns-repeated="8"/>
          <table:table-cell table:formula="of:=(ABS([.$B863]-[.C863])&lt;=[.$B863]*0.1)" office:value-type="boolean" office:boolean-value="false">
            <text:p>FALSO</text:p>
          </table:table-cell>
          <table:table-cell table:formula="of:=(ABS([.$B863]-[.D863])&lt;=[.$B863]*0.1)" office:value-type="boolean" office:boolean-value="false">
            <text:p>FALSO</text:p>
          </table:table-cell>
          <table:table-cell table:formula="of:=(ABS([.$B863]-[.E863])&lt;=[.$B8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864]-[.C864]" office:value-type="float" office:value="1">
            <text:p>1</text:p>
          </table:table-cell>
          <table:table-cell table:formula="of:=[.$B864]-[.D864]" office:value-type="float" office:value="1">
            <text:p>1</text:p>
          </table:table-cell>
          <table:table-cell table:formula="of:=[.$B864]-[.E864]" office:value-type="float" office:value="0">
            <text:p>0</text:p>
          </table:table-cell>
          <table:table-cell table:number-columns-repeated="8"/>
          <table:table-cell table:formula="of:=(ABS([.$B864]-[.C864])&lt;=[.$B864]*0.1)" office:value-type="boolean" office:boolean-value="true">
            <text:p>VERDADERO</text:p>
          </table:table-cell>
          <table:table-cell table:formula="of:=(ABS([.$B864]-[.D864])&lt;=[.$B864]*0.1)" office:value-type="boolean" office:boolean-value="true">
            <text:p>VERDADERO</text:p>
          </table:table-cell>
          <table:table-cell table:formula="of:=(ABS([.$B864]-[.E864])&lt;=[.$B8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65]-[.C865]" office:value-type="float" office:value="2">
            <text:p>2</text:p>
          </table:table-cell>
          <table:table-cell table:formula="of:=[.$B865]-[.D865]" office:value-type="float" office:value="2">
            <text:p>2</text:p>
          </table:table-cell>
          <table:table-cell table:formula="of:=[.$B865]-[.E865]" office:value-type="float" office:value="0">
            <text:p>0</text:p>
          </table:table-cell>
          <table:table-cell table:number-columns-repeated="8"/>
          <table:table-cell table:formula="of:=(ABS([.$B865]-[.C865])&lt;=[.$B865]*0.1)" office:value-type="boolean" office:boolean-value="false">
            <text:p>FALSO</text:p>
          </table:table-cell>
          <table:table-cell table:formula="of:=(ABS([.$B865]-[.D865])&lt;=[.$B865]*0.1)" office:value-type="boolean" office:boolean-value="false">
            <text:p>FALSO</text:p>
          </table:table-cell>
          <table:table-cell table:formula="of:=(ABS([.$B865]-[.E865])&lt;=[.$B8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866]-[.C866]" office:value-type="float" office:value="2">
            <text:p>2</text:p>
          </table:table-cell>
          <table:table-cell table:formula="of:=[.$B866]-[.D866]" office:value-type="float" office:value="2">
            <text:p>2</text:p>
          </table:table-cell>
          <table:table-cell table:formula="of:=[.$B866]-[.E866]" office:value-type="float" office:value="0">
            <text:p>0</text:p>
          </table:table-cell>
          <table:table-cell table:number-columns-repeated="8"/>
          <table:table-cell table:formula="of:=(ABS([.$B866]-[.C866])&lt;=[.$B866]*0.1)" office:value-type="boolean" office:boolean-value="false">
            <text:p>FALSO</text:p>
          </table:table-cell>
          <table:table-cell table:formula="of:=(ABS([.$B866]-[.D866])&lt;=[.$B866]*0.1)" office:value-type="boolean" office:boolean-value="false">
            <text:p>FALSO</text:p>
          </table:table-cell>
          <table:table-cell table:formula="of:=(ABS([.$B866]-[.E866])&lt;=[.$B8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867]-[.C867]" office:value-type="float" office:value="0">
            <text:p>0</text:p>
          </table:table-cell>
          <table:table-cell table:formula="of:=[.$B867]-[.D867]" office:value-type="float" office:value="0">
            <text:p>0</text:p>
          </table:table-cell>
          <table:table-cell table:formula="of:=[.$B867]-[.E867]" office:value-type="float" office:value="0">
            <text:p>0</text:p>
          </table:table-cell>
          <table:table-cell table:number-columns-repeated="8"/>
          <table:table-cell table:formula="of:=(ABS([.$B867]-[.C867])&lt;=[.$B867]*0.1)" office:value-type="boolean" office:boolean-value="true">
            <text:p>VERDADERO</text:p>
          </table:table-cell>
          <table:table-cell table:formula="of:=(ABS([.$B867]-[.D867])&lt;=[.$B867]*0.1)" office:value-type="boolean" office:boolean-value="true">
            <text:p>VERDADERO</text:p>
          </table:table-cell>
          <table:table-cell table:formula="of:=(ABS([.$B867]-[.E867])&lt;=[.$B8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formula="of:=[.$B868]-[.C868]" office:value-type="float" office:value="4">
            <text:p>4</text:p>
          </table:table-cell>
          <table:table-cell table:formula="of:=[.$B868]-[.D868]" office:value-type="float" office:value="4">
            <text:p>4</text:p>
          </table:table-cell>
          <table:table-cell table:formula="of:=[.$B868]-[.E868]" office:value-type="float" office:value="0">
            <text:p>0</text:p>
          </table:table-cell>
          <table:table-cell table:number-columns-repeated="8"/>
          <table:table-cell table:formula="of:=(ABS([.$B868]-[.C868])&lt;=[.$B868]*0.1)" office:value-type="boolean" office:boolean-value="false">
            <text:p>FALSO</text:p>
          </table:table-cell>
          <table:table-cell table:formula="of:=(ABS([.$B868]-[.D868])&lt;=[.$B868]*0.1)" office:value-type="boolean" office:boolean-value="false">
            <text:p>FALSO</text:p>
          </table:table-cell>
          <table:table-cell table:formula="of:=(ABS([.$B868]-[.E868])&lt;=[.$B8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869]-[.C869]" office:value-type="float" office:value="1">
            <text:p>1</text:p>
          </table:table-cell>
          <table:table-cell table:formula="of:=[.$B869]-[.D869]" office:value-type="float" office:value="1">
            <text:p>1</text:p>
          </table:table-cell>
          <table:table-cell table:formula="of:=[.$B869]-[.E869]" office:value-type="float" office:value="0">
            <text:p>0</text:p>
          </table:table-cell>
          <table:table-cell table:number-columns-repeated="8"/>
          <table:table-cell table:formula="of:=(ABS([.$B869]-[.C869])&lt;=[.$B869]*0.1)" office:value-type="boolean" office:boolean-value="true">
            <text:p>VERDADERO</text:p>
          </table:table-cell>
          <table:table-cell table:formula="of:=(ABS([.$B869]-[.D869])&lt;=[.$B869]*0.1)" office:value-type="boolean" office:boolean-value="true">
            <text:p>VERDADERO</text:p>
          </table:table-cell>
          <table:table-cell table:formula="of:=(ABS([.$B869]-[.E869])&lt;=[.$B8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70]-[.C870]" office:value-type="float" office:value="2">
            <text:p>2</text:p>
          </table:table-cell>
          <table:table-cell table:formula="of:=[.$B870]-[.D870]" office:value-type="float" office:value="2">
            <text:p>2</text:p>
          </table:table-cell>
          <table:table-cell table:formula="of:=[.$B870]-[.E870]" office:value-type="float" office:value="0">
            <text:p>0</text:p>
          </table:table-cell>
          <table:table-cell table:number-columns-repeated="8"/>
          <table:table-cell table:formula="of:=(ABS([.$B870]-[.C870])&lt;=[.$B870]*0.1)" office:value-type="boolean" office:boolean-value="false">
            <text:p>FALSO</text:p>
          </table:table-cell>
          <table:table-cell table:formula="of:=(ABS([.$B870]-[.D870])&lt;=[.$B870]*0.1)" office:value-type="boolean" office:boolean-value="false">
            <text:p>FALSO</text:p>
          </table:table-cell>
          <table:table-cell table:formula="of:=(ABS([.$B870]-[.E870])&lt;=[.$B8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871]-[.C871]" office:value-type="float" office:value="2">
            <text:p>2</text:p>
          </table:table-cell>
          <table:table-cell table:formula="of:=[.$B871]-[.D871]" office:value-type="float" office:value="2">
            <text:p>2</text:p>
          </table:table-cell>
          <table:table-cell table:formula="of:=[.$B871]-[.E871]" office:value-type="float" office:value="0">
            <text:p>0</text:p>
          </table:table-cell>
          <table:table-cell table:number-columns-repeated="8"/>
          <table:table-cell table:formula="of:=(ABS([.$B871]-[.C871])&lt;=[.$B871]*0.1)" office:value-type="boolean" office:boolean-value="false">
            <text:p>FALSO</text:p>
          </table:table-cell>
          <table:table-cell table:formula="of:=(ABS([.$B871]-[.D871])&lt;=[.$B871]*0.1)" office:value-type="boolean" office:boolean-value="false">
            <text:p>FALSO</text:p>
          </table:table-cell>
          <table:table-cell table:formula="of:=(ABS([.$B871]-[.E871])&lt;=[.$B8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72]-[.C872]" office:value-type="float" office:value="2">
            <text:p>2</text:p>
          </table:table-cell>
          <table:table-cell table:formula="of:=[.$B872]-[.D872]" office:value-type="float" office:value="2">
            <text:p>2</text:p>
          </table:table-cell>
          <table:table-cell table:formula="of:=[.$B872]-[.E872]" office:value-type="float" office:value="0">
            <text:p>0</text:p>
          </table:table-cell>
          <table:table-cell table:number-columns-repeated="8"/>
          <table:table-cell table:formula="of:=(ABS([.$B872]-[.C872])&lt;=[.$B872]*0.1)" office:value-type="boolean" office:boolean-value="false">
            <text:p>FALSO</text:p>
          </table:table-cell>
          <table:table-cell table:formula="of:=(ABS([.$B872]-[.D872])&lt;=[.$B872]*0.1)" office:value-type="boolean" office:boolean-value="false">
            <text:p>FALSO</text:p>
          </table:table-cell>
          <table:table-cell table:formula="of:=(ABS([.$B872]-[.E872])&lt;=[.$B8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873]-[.C873]" office:value-type="float" office:value="2">
            <text:p>2</text:p>
          </table:table-cell>
          <table:table-cell table:formula="of:=[.$B873]-[.D873]" office:value-type="float" office:value="1">
            <text:p>1</text:p>
          </table:table-cell>
          <table:table-cell table:formula="of:=[.$B873]-[.E873]" office:value-type="float" office:value="0">
            <text:p>0</text:p>
          </table:table-cell>
          <table:table-cell table:number-columns-repeated="8"/>
          <table:table-cell table:formula="of:=(ABS([.$B873]-[.C873])&lt;=[.$B873]*0.1)" office:value-type="boolean" office:boolean-value="false">
            <text:p>FALSO</text:p>
          </table:table-cell>
          <table:table-cell table:formula="of:=(ABS([.$B873]-[.D873])&lt;=[.$B873]*0.1)" office:value-type="boolean" office:boolean-value="true">
            <text:p>VERDADERO</text:p>
          </table:table-cell>
          <table:table-cell table:formula="of:=(ABS([.$B873]-[.E873])&lt;=[.$B8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874]-[.C874]" office:value-type="float" office:value="1">
            <text:p>1</text:p>
          </table:table-cell>
          <table:table-cell table:formula="of:=[.$B874]-[.D874]" office:value-type="float" office:value="1">
            <text:p>1</text:p>
          </table:table-cell>
          <table:table-cell table:formula="of:=[.$B874]-[.E874]" office:value-type="float" office:value="0">
            <text:p>0</text:p>
          </table:table-cell>
          <table:table-cell table:number-columns-repeated="8"/>
          <table:table-cell table:formula="of:=(ABS([.$B874]-[.C874])&lt;=[.$B874]*0.1)" office:value-type="boolean" office:boolean-value="true">
            <text:p>VERDADERO</text:p>
          </table:table-cell>
          <table:table-cell table:formula="of:=(ABS([.$B874]-[.D874])&lt;=[.$B874]*0.1)" office:value-type="boolean" office:boolean-value="true">
            <text:p>VERDADERO</text:p>
          </table:table-cell>
          <table:table-cell table:formula="of:=(ABS([.$B874]-[.E874])&lt;=[.$B8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1">
            <text:p>11</text:p>
          </table:table-cell>
          <table:table-cell/>
          <table:table-cell table:formula="of:=[.$B875]-[.C875]" office:value-type="float" office:value="0">
            <text:p>0</text:p>
          </table:table-cell>
          <table:table-cell table:formula="of:=[.$B875]-[.D875]" office:value-type="float" office:value="0">
            <text:p>0</text:p>
          </table:table-cell>
          <table:table-cell table:formula="of:=[.$B875]-[.E875]" office:value-type="float" office:value="0">
            <text:p>0</text:p>
          </table:table-cell>
          <table:table-cell table:number-columns-repeated="8"/>
          <table:table-cell table:formula="of:=(ABS([.$B875]-[.C875])&lt;=[.$B875]*0.1)" office:value-type="boolean" office:boolean-value="true">
            <text:p>VERDADERO</text:p>
          </table:table-cell>
          <table:table-cell table:formula="of:=(ABS([.$B875]-[.D875])&lt;=[.$B875]*0.1)" office:value-type="boolean" office:boolean-value="true">
            <text:p>VERDADERO</text:p>
          </table:table-cell>
          <table:table-cell table:formula="of:=(ABS([.$B875]-[.E875])&lt;=[.$B8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876]-[.C876]" office:value-type="float" office:value="0">
            <text:p>0</text:p>
          </table:table-cell>
          <table:table-cell table:formula="of:=[.$B876]-[.D876]" office:value-type="float" office:value="0">
            <text:p>0</text:p>
          </table:table-cell>
          <table:table-cell table:formula="of:=[.$B876]-[.E876]" office:value-type="float" office:value="0">
            <text:p>0</text:p>
          </table:table-cell>
          <table:table-cell table:number-columns-repeated="8"/>
          <table:table-cell table:formula="of:=(ABS([.$B876]-[.C876])&lt;=[.$B876]*0.1)" office:value-type="boolean" office:boolean-value="true">
            <text:p>VERDADERO</text:p>
          </table:table-cell>
          <table:table-cell table:formula="of:=(ABS([.$B876]-[.D876])&lt;=[.$B876]*0.1)" office:value-type="boolean" office:boolean-value="true">
            <text:p>VERDADERO</text:p>
          </table:table-cell>
          <table:table-cell table:formula="of:=(ABS([.$B876]-[.E876])&lt;=[.$B8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877]-[.C877]" office:value-type="float" office:value="0">
            <text:p>0</text:p>
          </table:table-cell>
          <table:table-cell table:formula="of:=[.$B877]-[.D877]" office:value-type="float" office:value="0">
            <text:p>0</text:p>
          </table:table-cell>
          <table:table-cell table:formula="of:=[.$B877]-[.E877]" office:value-type="float" office:value="0">
            <text:p>0</text:p>
          </table:table-cell>
          <table:table-cell table:number-columns-repeated="8"/>
          <table:table-cell table:formula="of:=(ABS([.$B877]-[.C877])&lt;=[.$B877]*0.1)" office:value-type="boolean" office:boolean-value="true">
            <text:p>VERDADERO</text:p>
          </table:table-cell>
          <table:table-cell table:formula="of:=(ABS([.$B877]-[.D877])&lt;=[.$B877]*0.1)" office:value-type="boolean" office:boolean-value="true">
            <text:p>VERDADERO</text:p>
          </table:table-cell>
          <table:table-cell table:formula="of:=(ABS([.$B877]-[.E877])&lt;=[.$B8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878]-[.C878]" office:value-type="float" office:value="0">
            <text:p>0</text:p>
          </table:table-cell>
          <table:table-cell table:formula="of:=[.$B878]-[.D878]" office:value-type="float" office:value="0">
            <text:p>0</text:p>
          </table:table-cell>
          <table:table-cell table:formula="of:=[.$B878]-[.E878]" office:value-type="float" office:value="0">
            <text:p>0</text:p>
          </table:table-cell>
          <table:table-cell table:number-columns-repeated="8"/>
          <table:table-cell table:formula="of:=(ABS([.$B878]-[.C878])&lt;=[.$B878]*0.1)" office:value-type="boolean" office:boolean-value="true">
            <text:p>VERDADERO</text:p>
          </table:table-cell>
          <table:table-cell table:formula="of:=(ABS([.$B878]-[.D878])&lt;=[.$B878]*0.1)" office:value-type="boolean" office:boolean-value="true">
            <text:p>VERDADERO</text:p>
          </table:table-cell>
          <table:table-cell table:formula="of:=(ABS([.$B878]-[.E878])&lt;=[.$B8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879]-[.C879]" office:value-type="float" office:value="1">
            <text:p>1</text:p>
          </table:table-cell>
          <table:table-cell table:formula="of:=[.$B879]-[.D879]" office:value-type="float" office:value="1">
            <text:p>1</text:p>
          </table:table-cell>
          <table:table-cell table:formula="of:=[.$B879]-[.E879]" office:value-type="float" office:value="0">
            <text:p>0</text:p>
          </table:table-cell>
          <table:table-cell table:number-columns-repeated="8"/>
          <table:table-cell table:formula="of:=(ABS([.$B879]-[.C879])&lt;=[.$B879]*0.1)" office:value-type="boolean" office:boolean-value="true">
            <text:p>VERDADERO</text:p>
          </table:table-cell>
          <table:table-cell table:formula="of:=(ABS([.$B879]-[.D879])&lt;=[.$B879]*0.1)" office:value-type="boolean" office:boolean-value="true">
            <text:p>VERDADERO</text:p>
          </table:table-cell>
          <table:table-cell table:formula="of:=(ABS([.$B879]-[.E879])&lt;=[.$B8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880]-[.C880]" office:value-type="float" office:value="4">
            <text:p>4</text:p>
          </table:table-cell>
          <table:table-cell table:formula="of:=[.$B880]-[.D880]" office:value-type="float" office:value="3">
            <text:p>3</text:p>
          </table:table-cell>
          <table:table-cell table:formula="of:=[.$B880]-[.E880]" office:value-type="float" office:value="0">
            <text:p>0</text:p>
          </table:table-cell>
          <table:table-cell table:number-columns-repeated="8"/>
          <table:table-cell table:formula="of:=(ABS([.$B880]-[.C880])&lt;=[.$B880]*0.1)" office:value-type="boolean" office:boolean-value="false">
            <text:p>FALSO</text:p>
          </table:table-cell>
          <table:table-cell table:formula="of:=(ABS([.$B880]-[.D880])&lt;=[.$B880]*0.1)" office:value-type="boolean" office:boolean-value="false">
            <text:p>FALSO</text:p>
          </table:table-cell>
          <table:table-cell table:formula="of:=(ABS([.$B880]-[.E880])&lt;=[.$B8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881]-[.C881]" office:value-type="float" office:value="4">
            <text:p>4</text:p>
          </table:table-cell>
          <table:table-cell table:formula="of:=[.$B881]-[.D881]" office:value-type="float" office:value="2">
            <text:p>2</text:p>
          </table:table-cell>
          <table:table-cell table:formula="of:=[.$B881]-[.E881]" office:value-type="float" office:value="0">
            <text:p>0</text:p>
          </table:table-cell>
          <table:table-cell table:number-columns-repeated="8"/>
          <table:table-cell table:formula="of:=(ABS([.$B881]-[.C881])&lt;=[.$B881]*0.1)" office:value-type="boolean" office:boolean-value="false">
            <text:p>FALSO</text:p>
          </table:table-cell>
          <table:table-cell table:formula="of:=(ABS([.$B881]-[.D881])&lt;=[.$B881]*0.1)" office:value-type="boolean" office:boolean-value="false">
            <text:p>FALSO</text:p>
          </table:table-cell>
          <table:table-cell table:formula="of:=(ABS([.$B881]-[.E881])&lt;=[.$B8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882]-[.C882]" office:value-type="float" office:value="1">
            <text:p>1</text:p>
          </table:table-cell>
          <table:table-cell table:formula="of:=[.$B882]-[.D882]" office:value-type="float" office:value="1">
            <text:p>1</text:p>
          </table:table-cell>
          <table:table-cell table:formula="of:=[.$B882]-[.E882]" office:value-type="float" office:value="0">
            <text:p>0</text:p>
          </table:table-cell>
          <table:table-cell table:number-columns-repeated="8"/>
          <table:table-cell table:formula="of:=(ABS([.$B882]-[.C882])&lt;=[.$B882]*0.1)" office:value-type="boolean" office:boolean-value="true">
            <text:p>VERDADERO</text:p>
          </table:table-cell>
          <table:table-cell table:formula="of:=(ABS([.$B882]-[.D882])&lt;=[.$B882]*0.1)" office:value-type="boolean" office:boolean-value="true">
            <text:p>VERDADERO</text:p>
          </table:table-cell>
          <table:table-cell table:formula="of:=(ABS([.$B882]-[.E882])&lt;=[.$B8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883]-[.C883]" office:value-type="float" office:value="1">
            <text:p>1</text:p>
          </table:table-cell>
          <table:table-cell table:formula="of:=[.$B883]-[.D883]" office:value-type="float" office:value="1">
            <text:p>1</text:p>
          </table:table-cell>
          <table:table-cell table:formula="of:=[.$B883]-[.E883]" office:value-type="float" office:value="0">
            <text:p>0</text:p>
          </table:table-cell>
          <table:table-cell table:number-columns-repeated="8"/>
          <table:table-cell table:formula="of:=(ABS([.$B883]-[.C883])&lt;=[.$B883]*0.1)" office:value-type="boolean" office:boolean-value="true">
            <text:p>VERDADERO</text:p>
          </table:table-cell>
          <table:table-cell table:formula="of:=(ABS([.$B883]-[.D883])&lt;=[.$B883]*0.1)" office:value-type="boolean" office:boolean-value="true">
            <text:p>VERDADERO</text:p>
          </table:table-cell>
          <table:table-cell table:formula="of:=(ABS([.$B883]-[.E883])&lt;=[.$B8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84]-[.C884]" office:value-type="float" office:value="3">
            <text:p>3</text:p>
          </table:table-cell>
          <table:table-cell table:formula="of:=[.$B884]-[.D884]" office:value-type="float" office:value="2">
            <text:p>2</text:p>
          </table:table-cell>
          <table:table-cell table:formula="of:=[.$B884]-[.E884]" office:value-type="float" office:value="0">
            <text:p>0</text:p>
          </table:table-cell>
          <table:table-cell table:number-columns-repeated="8"/>
          <table:table-cell table:formula="of:=(ABS([.$B884]-[.C884])&lt;=[.$B884]*0.1)" office:value-type="boolean" office:boolean-value="false">
            <text:p>FALSO</text:p>
          </table:table-cell>
          <table:table-cell table:formula="of:=(ABS([.$B884]-[.D884])&lt;=[.$B884]*0.1)" office:value-type="boolean" office:boolean-value="false">
            <text:p>FALSO</text:p>
          </table:table-cell>
          <table:table-cell table:formula="of:=(ABS([.$B884]-[.E884])&lt;=[.$B8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885]-[.C885]" office:value-type="float" office:value="0">
            <text:p>0</text:p>
          </table:table-cell>
          <table:table-cell table:formula="of:=[.$B885]-[.D885]" office:value-type="float" office:value="0">
            <text:p>0</text:p>
          </table:table-cell>
          <table:table-cell table:formula="of:=[.$B885]-[.E885]" office:value-type="float" office:value="0">
            <text:p>0</text:p>
          </table:table-cell>
          <table:table-cell table:number-columns-repeated="8"/>
          <table:table-cell table:formula="of:=(ABS([.$B885]-[.C885])&lt;=[.$B885]*0.1)" office:value-type="boolean" office:boolean-value="true">
            <text:p>VERDADERO</text:p>
          </table:table-cell>
          <table:table-cell table:formula="of:=(ABS([.$B885]-[.D885])&lt;=[.$B885]*0.1)" office:value-type="boolean" office:boolean-value="true">
            <text:p>VERDADERO</text:p>
          </table:table-cell>
          <table:table-cell table:formula="of:=(ABS([.$B885]-[.E885])&lt;=[.$B8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86]-[.C886]" office:value-type="float" office:value="2">
            <text:p>2</text:p>
          </table:table-cell>
          <table:table-cell table:formula="of:=[.$B886]-[.D886]" office:value-type="float" office:value="2">
            <text:p>2</text:p>
          </table:table-cell>
          <table:table-cell table:formula="of:=[.$B886]-[.E886]" office:value-type="float" office:value="0">
            <text:p>0</text:p>
          </table:table-cell>
          <table:table-cell table:number-columns-repeated="8"/>
          <table:table-cell table:formula="of:=(ABS([.$B886]-[.C886])&lt;=[.$B886]*0.1)" office:value-type="boolean" office:boolean-value="false">
            <text:p>FALSO</text:p>
          </table:table-cell>
          <table:table-cell table:formula="of:=(ABS([.$B886]-[.D886])&lt;=[.$B886]*0.1)" office:value-type="boolean" office:boolean-value="false">
            <text:p>FALSO</text:p>
          </table:table-cell>
          <table:table-cell table:formula="of:=(ABS([.$B886]-[.E886])&lt;=[.$B8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87]-[.C887]" office:value-type="float" office:value="2">
            <text:p>2</text:p>
          </table:table-cell>
          <table:table-cell table:formula="of:=[.$B887]-[.D887]" office:value-type="float" office:value="2">
            <text:p>2</text:p>
          </table:table-cell>
          <table:table-cell table:formula="of:=[.$B887]-[.E887]" office:value-type="float" office:value="0">
            <text:p>0</text:p>
          </table:table-cell>
          <table:table-cell table:number-columns-repeated="8"/>
          <table:table-cell table:formula="of:=(ABS([.$B887]-[.C887])&lt;=[.$B887]*0.1)" office:value-type="boolean" office:boolean-value="false">
            <text:p>FALSO</text:p>
          </table:table-cell>
          <table:table-cell table:formula="of:=(ABS([.$B887]-[.D887])&lt;=[.$B887]*0.1)" office:value-type="boolean" office:boolean-value="false">
            <text:p>FALSO</text:p>
          </table:table-cell>
          <table:table-cell table:formula="of:=(ABS([.$B887]-[.E887])&lt;=[.$B8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888]-[.C888]" office:value-type="float" office:value="1">
            <text:p>1</text:p>
          </table:table-cell>
          <table:table-cell table:formula="of:=[.$B888]-[.D888]" office:value-type="float" office:value="0">
            <text:p>0</text:p>
          </table:table-cell>
          <table:table-cell table:formula="of:=[.$B888]-[.E888]" office:value-type="float" office:value="0">
            <text:p>0</text:p>
          </table:table-cell>
          <table:table-cell table:number-columns-repeated="8"/>
          <table:table-cell table:formula="of:=(ABS([.$B888]-[.C888])&lt;=[.$B888]*0.1)" office:value-type="boolean" office:boolean-value="true">
            <text:p>VERDADERO</text:p>
          </table:table-cell>
          <table:table-cell table:formula="of:=(ABS([.$B888]-[.D888])&lt;=[.$B888]*0.1)" office:value-type="boolean" office:boolean-value="true">
            <text:p>VERDADERO</text:p>
          </table:table-cell>
          <table:table-cell table:formula="of:=(ABS([.$B888]-[.E888])&lt;=[.$B8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889]-[.C889]" office:value-type="float" office:value="2">
            <text:p>2</text:p>
          </table:table-cell>
          <table:table-cell table:formula="of:=[.$B889]-[.D889]" office:value-type="float" office:value="2">
            <text:p>2</text:p>
          </table:table-cell>
          <table:table-cell table:formula="of:=[.$B889]-[.E889]" office:value-type="float" office:value="0">
            <text:p>0</text:p>
          </table:table-cell>
          <table:table-cell table:number-columns-repeated="8"/>
          <table:table-cell table:formula="of:=(ABS([.$B889]-[.C889])&lt;=[.$B889]*0.1)" office:value-type="boolean" office:boolean-value="false">
            <text:p>FALSO</text:p>
          </table:table-cell>
          <table:table-cell table:formula="of:=(ABS([.$B889]-[.D889])&lt;=[.$B889]*0.1)" office:value-type="boolean" office:boolean-value="false">
            <text:p>FALSO</text:p>
          </table:table-cell>
          <table:table-cell table:formula="of:=(ABS([.$B889]-[.E889])&lt;=[.$B8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90]-[.C890]" office:value-type="float" office:value="2">
            <text:p>2</text:p>
          </table:table-cell>
          <table:table-cell table:formula="of:=[.$B890]-[.D890]" office:value-type="float" office:value="2">
            <text:p>2</text:p>
          </table:table-cell>
          <table:table-cell table:formula="of:=[.$B890]-[.E890]" office:value-type="float" office:value="0">
            <text:p>0</text:p>
          </table:table-cell>
          <table:table-cell table:number-columns-repeated="8"/>
          <table:table-cell table:formula="of:=(ABS([.$B890]-[.C890])&lt;=[.$B890]*0.1)" office:value-type="boolean" office:boolean-value="false">
            <text:p>FALSO</text:p>
          </table:table-cell>
          <table:table-cell table:formula="of:=(ABS([.$B890]-[.D890])&lt;=[.$B890]*0.1)" office:value-type="boolean" office:boolean-value="false">
            <text:p>FALSO</text:p>
          </table:table-cell>
          <table:table-cell table:formula="of:=(ABS([.$B890]-[.E890])&lt;=[.$B8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1">
            <text:p>11</text:p>
          </table:table-cell>
          <table:table-cell/>
          <table:table-cell table:formula="of:=[.$B891]-[.C891]" office:value-type="float" office:value="0">
            <text:p>0</text:p>
          </table:table-cell>
          <table:table-cell table:formula="of:=[.$B891]-[.D891]" office:value-type="float" office:value="0">
            <text:p>0</text:p>
          </table:table-cell>
          <table:table-cell table:formula="of:=[.$B891]-[.E891]" office:value-type="float" office:value="0">
            <text:p>0</text:p>
          </table:table-cell>
          <table:table-cell table:number-columns-repeated="8"/>
          <table:table-cell table:formula="of:=(ABS([.$B891]-[.C891])&lt;=[.$B891]*0.1)" office:value-type="boolean" office:boolean-value="true">
            <text:p>VERDADERO</text:p>
          </table:table-cell>
          <table:table-cell table:formula="of:=(ABS([.$B891]-[.D891])&lt;=[.$B891]*0.1)" office:value-type="boolean" office:boolean-value="true">
            <text:p>VERDADERO</text:p>
          </table:table-cell>
          <table:table-cell table:formula="of:=(ABS([.$B891]-[.E891])&lt;=[.$B8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$B892]-[.C892]" office:value-type="float" office:value="5">
            <text:p>5</text:p>
          </table:table-cell>
          <table:table-cell table:formula="of:=[.$B892]-[.D892]" office:value-type="float" office:value="4">
            <text:p>4</text:p>
          </table:table-cell>
          <table:table-cell table:formula="of:=[.$B892]-[.E892]" office:value-type="float" office:value="0">
            <text:p>0</text:p>
          </table:table-cell>
          <table:table-cell table:number-columns-repeated="8"/>
          <table:table-cell table:formula="of:=(ABS([.$B892]-[.C892])&lt;=[.$B892]*0.1)" office:value-type="boolean" office:boolean-value="false">
            <text:p>FALSO</text:p>
          </table:table-cell>
          <table:table-cell table:formula="of:=(ABS([.$B892]-[.D892])&lt;=[.$B892]*0.1)" office:value-type="boolean" office:boolean-value="false">
            <text:p>FALSO</text:p>
          </table:table-cell>
          <table:table-cell table:formula="of:=(ABS([.$B892]-[.E892])&lt;=[.$B8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93]-[.C893]" office:value-type="float" office:value="3">
            <text:p>3</text:p>
          </table:table-cell>
          <table:table-cell table:formula="of:=[.$B893]-[.D893]" office:value-type="float" office:value="2">
            <text:p>2</text:p>
          </table:table-cell>
          <table:table-cell table:formula="of:=[.$B893]-[.E893]" office:value-type="float" office:value="0">
            <text:p>0</text:p>
          </table:table-cell>
          <table:table-cell table:number-columns-repeated="8"/>
          <table:table-cell table:formula="of:=(ABS([.$B893]-[.C893])&lt;=[.$B893]*0.1)" office:value-type="boolean" office:boolean-value="false">
            <text:p>FALSO</text:p>
          </table:table-cell>
          <table:table-cell table:formula="of:=(ABS([.$B893]-[.D893])&lt;=[.$B893]*0.1)" office:value-type="boolean" office:boolean-value="false">
            <text:p>FALSO</text:p>
          </table:table-cell>
          <table:table-cell table:formula="of:=(ABS([.$B893]-[.E893])&lt;=[.$B8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894]-[.C894]" office:value-type="float" office:value="0">
            <text:p>0</text:p>
          </table:table-cell>
          <table:table-cell table:formula="of:=[.$B894]-[.D894]" office:value-type="float" office:value="0">
            <text:p>0</text:p>
          </table:table-cell>
          <table:table-cell table:formula="of:=[.$B894]-[.E894]" office:value-type="float" office:value="0">
            <text:p>0</text:p>
          </table:table-cell>
          <table:table-cell table:number-columns-repeated="8"/>
          <table:table-cell table:formula="of:=(ABS([.$B894]-[.C894])&lt;=[.$B894]*0.1)" office:value-type="boolean" office:boolean-value="true">
            <text:p>VERDADERO</text:p>
          </table:table-cell>
          <table:table-cell table:formula="of:=(ABS([.$B894]-[.D894])&lt;=[.$B894]*0.1)" office:value-type="boolean" office:boolean-value="true">
            <text:p>VERDADERO</text:p>
          </table:table-cell>
          <table:table-cell table:formula="of:=(ABS([.$B894]-[.E894])&lt;=[.$B8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895]-[.C895]" office:value-type="float" office:value="0">
            <text:p>0</text:p>
          </table:table-cell>
          <table:table-cell table:formula="of:=[.$B895]-[.D895]" office:value-type="float" office:value="0">
            <text:p>0</text:p>
          </table:table-cell>
          <table:table-cell table:formula="of:=[.$B895]-[.E895]" office:value-type="float" office:value="0">
            <text:p>0</text:p>
          </table:table-cell>
          <table:table-cell table:number-columns-repeated="8"/>
          <table:table-cell table:formula="of:=(ABS([.$B895]-[.C895])&lt;=[.$B895]*0.1)" office:value-type="boolean" office:boolean-value="true">
            <text:p>VERDADERO</text:p>
          </table:table-cell>
          <table:table-cell table:formula="of:=(ABS([.$B895]-[.D895])&lt;=[.$B895]*0.1)" office:value-type="boolean" office:boolean-value="true">
            <text:p>VERDADERO</text:p>
          </table:table-cell>
          <table:table-cell table:formula="of:=(ABS([.$B895]-[.E895])&lt;=[.$B8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896]-[.C896]" office:value-type="float" office:value="4">
            <text:p>4</text:p>
          </table:table-cell>
          <table:table-cell table:formula="of:=[.$B896]-[.D896]" office:value-type="float" office:value="4">
            <text:p>4</text:p>
          </table:table-cell>
          <table:table-cell table:formula="of:=[.$B896]-[.E896]" office:value-type="float" office:value="0">
            <text:p>0</text:p>
          </table:table-cell>
          <table:table-cell table:number-columns-repeated="8"/>
          <table:table-cell table:formula="of:=(ABS([.$B896]-[.C896])&lt;=[.$B896]*0.1)" office:value-type="boolean" office:boolean-value="false">
            <text:p>FALSO</text:p>
          </table:table-cell>
          <table:table-cell table:formula="of:=(ABS([.$B896]-[.D896])&lt;=[.$B896]*0.1)" office:value-type="boolean" office:boolean-value="false">
            <text:p>FALSO</text:p>
          </table:table-cell>
          <table:table-cell table:formula="of:=(ABS([.$B896]-[.E896])&lt;=[.$B8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897]-[.C897]" office:value-type="float" office:value="4">
            <text:p>4</text:p>
          </table:table-cell>
          <table:table-cell table:formula="of:=[.$B897]-[.D897]" office:value-type="float" office:value="3">
            <text:p>3</text:p>
          </table:table-cell>
          <table:table-cell table:formula="of:=[.$B897]-[.E897]" office:value-type="float" office:value="0">
            <text:p>0</text:p>
          </table:table-cell>
          <table:table-cell table:number-columns-repeated="8"/>
          <table:table-cell table:formula="of:=(ABS([.$B897]-[.C897])&lt;=[.$B897]*0.1)" office:value-type="boolean" office:boolean-value="false">
            <text:p>FALSO</text:p>
          </table:table-cell>
          <table:table-cell table:formula="of:=(ABS([.$B897]-[.D897])&lt;=[.$B897]*0.1)" office:value-type="boolean" office:boolean-value="false">
            <text:p>FALSO</text:p>
          </table:table-cell>
          <table:table-cell table:formula="of:=(ABS([.$B897]-[.E897])&lt;=[.$B8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898]-[.C898]" office:value-type="float" office:value="1">
            <text:p>1</text:p>
          </table:table-cell>
          <table:table-cell table:formula="of:=[.$B898]-[.D898]" office:value-type="float" office:value="1">
            <text:p>1</text:p>
          </table:table-cell>
          <table:table-cell table:formula="of:=[.$B898]-[.E898]" office:value-type="float" office:value="0">
            <text:p>0</text:p>
          </table:table-cell>
          <table:table-cell table:number-columns-repeated="8"/>
          <table:table-cell table:formula="of:=(ABS([.$B898]-[.C898])&lt;=[.$B898]*0.1)" office:value-type="boolean" office:boolean-value="true">
            <text:p>VERDADERO</text:p>
          </table:table-cell>
          <table:table-cell table:formula="of:=(ABS([.$B898]-[.D898])&lt;=[.$B898]*0.1)" office:value-type="boolean" office:boolean-value="true">
            <text:p>VERDADERO</text:p>
          </table:table-cell>
          <table:table-cell table:formula="of:=(ABS([.$B898]-[.E898])&lt;=[.$B8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99]-[.C899]" office:value-type="float" office:value="1">
            <text:p>1</text:p>
          </table:table-cell>
          <table:table-cell table:formula="of:=[.$B899]-[.D899]" office:value-type="float" office:value="0">
            <text:p>0</text:p>
          </table:table-cell>
          <table:table-cell table:formula="of:=[.$B899]-[.E899]" office:value-type="float" office:value="0">
            <text:p>0</text:p>
          </table:table-cell>
          <table:table-cell table:number-columns-repeated="8"/>
          <table:table-cell table:formula="of:=(ABS([.$B899]-[.C899])&lt;=[.$B899]*0.1)" office:value-type="boolean" office:boolean-value="false">
            <text:p>FALSO</text:p>
          </table:table-cell>
          <table:table-cell table:formula="of:=(ABS([.$B899]-[.D899])&lt;=[.$B899]*0.1)" office:value-type="boolean" office:boolean-value="true">
            <text:p>VERDADERO</text:p>
          </table:table-cell>
          <table:table-cell table:formula="of:=(ABS([.$B899]-[.E899])&lt;=[.$B8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900]-[.C900]" office:value-type="float" office:value="1">
            <text:p>1</text:p>
          </table:table-cell>
          <table:table-cell table:formula="of:=[.$B900]-[.D900]" office:value-type="float" office:value="1">
            <text:p>1</text:p>
          </table:table-cell>
          <table:table-cell table:formula="of:=[.$B900]-[.E900]" office:value-type="float" office:value="0">
            <text:p>0</text:p>
          </table:table-cell>
          <table:table-cell table:number-columns-repeated="8"/>
          <table:table-cell table:formula="of:=(ABS([.$B900]-[.C900])&lt;=[.$B900]*0.1)" office:value-type="boolean" office:boolean-value="true">
            <text:p>VERDADERO</text:p>
          </table:table-cell>
          <table:table-cell table:formula="of:=(ABS([.$B900]-[.D900])&lt;=[.$B900]*0.1)" office:value-type="boolean" office:boolean-value="true">
            <text:p>VERDADERO</text:p>
          </table:table-cell>
          <table:table-cell table:formula="of:=(ABS([.$B900]-[.E900])&lt;=[.$B9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901]-[.C901]" office:value-type="float" office:value="1">
            <text:p>1</text:p>
          </table:table-cell>
          <table:table-cell table:formula="of:=[.$B901]-[.D901]" office:value-type="float" office:value="0">
            <text:p>0</text:p>
          </table:table-cell>
          <table:table-cell table:formula="of:=[.$B901]-[.E901]" office:value-type="float" office:value="0">
            <text:p>0</text:p>
          </table:table-cell>
          <table:table-cell table:number-columns-repeated="8"/>
          <table:table-cell table:formula="of:=(ABS([.$B901]-[.C901])&lt;=[.$B901]*0.1)" office:value-type="boolean" office:boolean-value="false">
            <text:p>FALSO</text:p>
          </table:table-cell>
          <table:table-cell table:formula="of:=(ABS([.$B901]-[.D901])&lt;=[.$B901]*0.1)" office:value-type="boolean" office:boolean-value="true">
            <text:p>VERDADERO</text:p>
          </table:table-cell>
          <table:table-cell table:formula="of:=(ABS([.$B901]-[.E901])&lt;=[.$B9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902]-[.C902]" office:value-type="float" office:value="3">
            <text:p>3</text:p>
          </table:table-cell>
          <table:table-cell table:formula="of:=[.$B902]-[.D902]" office:value-type="float" office:value="0">
            <text:p>0</text:p>
          </table:table-cell>
          <table:table-cell table:formula="of:=[.$B902]-[.E902]" office:value-type="float" office:value="0">
            <text:p>0</text:p>
          </table:table-cell>
          <table:table-cell table:number-columns-repeated="8"/>
          <table:table-cell table:formula="of:=(ABS([.$B902]-[.C902])&lt;=[.$B902]*0.1)" office:value-type="boolean" office:boolean-value="false">
            <text:p>FALSO</text:p>
          </table:table-cell>
          <table:table-cell table:formula="of:=(ABS([.$B902]-[.D902])&lt;=[.$B902]*0.1)" office:value-type="boolean" office:boolean-value="true">
            <text:p>VERDADERO</text:p>
          </table:table-cell>
          <table:table-cell table:formula="of:=(ABS([.$B902]-[.E902])&lt;=[.$B9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903]-[.C903]" office:value-type="float" office:value="1">
            <text:p>1</text:p>
          </table:table-cell>
          <table:table-cell table:formula="of:=[.$B903]-[.D903]" office:value-type="float" office:value="1">
            <text:p>1</text:p>
          </table:table-cell>
          <table:table-cell table:formula="of:=[.$B903]-[.E903]" office:value-type="float" office:value="0">
            <text:p>0</text:p>
          </table:table-cell>
          <table:table-cell table:number-columns-repeated="8"/>
          <table:table-cell table:formula="of:=(ABS([.$B903]-[.C903])&lt;=[.$B903]*0.1)" office:value-type="boolean" office:boolean-value="true">
            <text:p>VERDADERO</text:p>
          </table:table-cell>
          <table:table-cell table:formula="of:=(ABS([.$B903]-[.D903])&lt;=[.$B903]*0.1)" office:value-type="boolean" office:boolean-value="true">
            <text:p>VERDADERO</text:p>
          </table:table-cell>
          <table:table-cell table:formula="of:=(ABS([.$B903]-[.E903])&lt;=[.$B9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904]-[.C904]" office:value-type="float" office:value="3">
            <text:p>3</text:p>
          </table:table-cell>
          <table:table-cell table:formula="of:=[.$B904]-[.D904]" office:value-type="float" office:value="3">
            <text:p>3</text:p>
          </table:table-cell>
          <table:table-cell table:formula="of:=[.$B904]-[.E904]" office:value-type="float" office:value="0">
            <text:p>0</text:p>
          </table:table-cell>
          <table:table-cell table:number-columns-repeated="8"/>
          <table:table-cell table:formula="of:=(ABS([.$B904]-[.C904])&lt;=[.$B904]*0.1)" office:value-type="boolean" office:boolean-value="false">
            <text:p>FALSO</text:p>
          </table:table-cell>
          <table:table-cell table:formula="of:=(ABS([.$B904]-[.D904])&lt;=[.$B904]*0.1)" office:value-type="boolean" office:boolean-value="false">
            <text:p>FALSO</text:p>
          </table:table-cell>
          <table:table-cell table:formula="of:=(ABS([.$B904]-[.E904])&lt;=[.$B9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  <table:table-cell/>
          <table:table-cell table:formula="of:=[.$B905]-[.C905]" office:value-type="float" office:value="0">
            <text:p>0</text:p>
          </table:table-cell>
          <table:table-cell table:formula="of:=[.$B905]-[.D905]" office:value-type="float" office:value="0">
            <text:p>0</text:p>
          </table:table-cell>
          <table:table-cell table:formula="of:=[.$B905]-[.E905]" office:value-type="float" office:value="0">
            <text:p>0</text:p>
          </table:table-cell>
          <table:table-cell table:number-columns-repeated="8"/>
          <table:table-cell table:formula="of:=(ABS([.$B905]-[.C905])&lt;=[.$B905]*0.1)" office:value-type="boolean" office:boolean-value="true">
            <text:p>VERDADERO</text:p>
          </table:table-cell>
          <table:table-cell table:formula="of:=(ABS([.$B905]-[.D905])&lt;=[.$B905]*0.1)" office:value-type="boolean" office:boolean-value="true">
            <text:p>VERDADERO</text:p>
          </table:table-cell>
          <table:table-cell table:formula="of:=(ABS([.$B905]-[.E905])&lt;=[.$B9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906]-[.C906]" office:value-type="float" office:value="1">
            <text:p>1</text:p>
          </table:table-cell>
          <table:table-cell table:formula="of:=[.$B906]-[.D906]" office:value-type="float" office:value="0">
            <text:p>0</text:p>
          </table:table-cell>
          <table:table-cell table:formula="of:=[.$B906]-[.E906]" office:value-type="float" office:value="0">
            <text:p>0</text:p>
          </table:table-cell>
          <table:table-cell table:number-columns-repeated="8"/>
          <table:table-cell table:formula="of:=(ABS([.$B906]-[.C906])&lt;=[.$B906]*0.1)" office:value-type="boolean" office:boolean-value="true">
            <text:p>VERDADERO</text:p>
          </table:table-cell>
          <table:table-cell table:formula="of:=(ABS([.$B906]-[.D906])&lt;=[.$B906]*0.1)" office:value-type="boolean" office:boolean-value="true">
            <text:p>VERDADERO</text:p>
          </table:table-cell>
          <table:table-cell table:formula="of:=(ABS([.$B906]-[.E906])&lt;=[.$B9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907]-[.C907]" office:value-type="float" office:value="1">
            <text:p>1</text:p>
          </table:table-cell>
          <table:table-cell table:formula="of:=[.$B907]-[.D907]" office:value-type="float" office:value="1">
            <text:p>1</text:p>
          </table:table-cell>
          <table:table-cell table:formula="of:=[.$B907]-[.E907]" office:value-type="float" office:value="0">
            <text:p>0</text:p>
          </table:table-cell>
          <table:table-cell table:number-columns-repeated="8"/>
          <table:table-cell table:formula="of:=(ABS([.$B907]-[.C907])&lt;=[.$B907]*0.1)" office:value-type="boolean" office:boolean-value="true">
            <text:p>VERDADERO</text:p>
          </table:table-cell>
          <table:table-cell table:formula="of:=(ABS([.$B907]-[.D907])&lt;=[.$B907]*0.1)" office:value-type="boolean" office:boolean-value="true">
            <text:p>VERDADERO</text:p>
          </table:table-cell>
          <table:table-cell table:formula="of:=(ABS([.$B907]-[.E907])&lt;=[.$B9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908]-[.C908]" office:value-type="float" office:value="2">
            <text:p>2</text:p>
          </table:table-cell>
          <table:table-cell table:formula="of:=[.$B908]-[.D908]" office:value-type="float" office:value="2">
            <text:p>2</text:p>
          </table:table-cell>
          <table:table-cell table:formula="of:=[.$B908]-[.E908]" office:value-type="float" office:value="0">
            <text:p>0</text:p>
          </table:table-cell>
          <table:table-cell table:number-columns-repeated="8"/>
          <table:table-cell table:formula="of:=(ABS([.$B908]-[.C908])&lt;=[.$B908]*0.1)" office:value-type="boolean" office:boolean-value="false">
            <text:p>FALSO</text:p>
          </table:table-cell>
          <table:table-cell table:formula="of:=(ABS([.$B908]-[.D908])&lt;=[.$B908]*0.1)" office:value-type="boolean" office:boolean-value="false">
            <text:p>FALSO</text:p>
          </table:table-cell>
          <table:table-cell table:formula="of:=(ABS([.$B908]-[.E908])&lt;=[.$B9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909]-[.C909]" office:value-type="float" office:value="1">
            <text:p>1</text:p>
          </table:table-cell>
          <table:table-cell table:formula="of:=[.$B909]-[.D909]" office:value-type="float" office:value="1">
            <text:p>1</text:p>
          </table:table-cell>
          <table:table-cell table:formula="of:=[.$B909]-[.E909]" office:value-type="float" office:value="0">
            <text:p>0</text:p>
          </table:table-cell>
          <table:table-cell table:number-columns-repeated="8"/>
          <table:table-cell table:formula="of:=(ABS([.$B909]-[.C909])&lt;=[.$B909]*0.1)" office:value-type="boolean" office:boolean-value="true">
            <text:p>VERDADERO</text:p>
          </table:table-cell>
          <table:table-cell table:formula="of:=(ABS([.$B909]-[.D909])&lt;=[.$B909]*0.1)" office:value-type="boolean" office:boolean-value="true">
            <text:p>VERDADERO</text:p>
          </table:table-cell>
          <table:table-cell table:formula="of:=(ABS([.$B909]-[.E909])&lt;=[.$B9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910]-[.C910]" office:value-type="float" office:value="2">
            <text:p>2</text:p>
          </table:table-cell>
          <table:table-cell table:formula="of:=[.$B910]-[.D910]" office:value-type="float" office:value="2">
            <text:p>2</text:p>
          </table:table-cell>
          <table:table-cell table:formula="of:=[.$B910]-[.E910]" office:value-type="float" office:value="1">
            <text:p>1</text:p>
          </table:table-cell>
          <table:table-cell table:number-columns-repeated="8"/>
          <table:table-cell table:formula="of:=(ABS([.$B910]-[.C910])&lt;=[.$B910]*0.1)" office:value-type="boolean" office:boolean-value="false">
            <text:p>FALSO</text:p>
          </table:table-cell>
          <table:table-cell table:formula="of:=(ABS([.$B910]-[.D910])&lt;=[.$B910]*0.1)" office:value-type="boolean" office:boolean-value="false">
            <text:p>FALSO</text:p>
          </table:table-cell>
          <table:table-cell table:formula="of:=(ABS([.$B910]-[.E910])&lt;=[.$B9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911]-[.C911]" office:value-type="float" office:value="2">
            <text:p>2</text:p>
          </table:table-cell>
          <table:table-cell table:formula="of:=[.$B911]-[.D911]" office:value-type="float" office:value="2">
            <text:p>2</text:p>
          </table:table-cell>
          <table:table-cell table:formula="of:=[.$B911]-[.E911]" office:value-type="float" office:value="0">
            <text:p>0</text:p>
          </table:table-cell>
          <table:table-cell table:number-columns-repeated="8"/>
          <table:table-cell table:formula="of:=(ABS([.$B911]-[.C911])&lt;=[.$B911]*0.1)" office:value-type="boolean" office:boolean-value="false">
            <text:p>FALSO</text:p>
          </table:table-cell>
          <table:table-cell table:formula="of:=(ABS([.$B911]-[.D911])&lt;=[.$B911]*0.1)" office:value-type="boolean" office:boolean-value="false">
            <text:p>FALSO</text:p>
          </table:table-cell>
          <table:table-cell table:formula="of:=(ABS([.$B911]-[.E911])&lt;=[.$B9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912]-[.C912]" office:value-type="float" office:value="3">
            <text:p>3</text:p>
          </table:table-cell>
          <table:table-cell table:formula="of:=[.$B912]-[.D912]" office:value-type="float" office:value="3">
            <text:p>3</text:p>
          </table:table-cell>
          <table:table-cell table:formula="of:=[.$B912]-[.E912]" office:value-type="float" office:value="0">
            <text:p>0</text:p>
          </table:table-cell>
          <table:table-cell table:number-columns-repeated="8"/>
          <table:table-cell table:formula="of:=(ABS([.$B912]-[.C912])&lt;=[.$B912]*0.1)" office:value-type="boolean" office:boolean-value="false">
            <text:p>FALSO</text:p>
          </table:table-cell>
          <table:table-cell table:formula="of:=(ABS([.$B912]-[.D912])&lt;=[.$B912]*0.1)" office:value-type="boolean" office:boolean-value="false">
            <text:p>FALSO</text:p>
          </table:table-cell>
          <table:table-cell table:formula="of:=(ABS([.$B912]-[.E912])&lt;=[.$B9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913]-[.C913]" office:value-type="float" office:value="4">
            <text:p>4</text:p>
          </table:table-cell>
          <table:table-cell table:formula="of:=[.$B913]-[.D913]" office:value-type="float" office:value="1">
            <text:p>1</text:p>
          </table:table-cell>
          <table:table-cell table:formula="of:=[.$B913]-[.E913]" office:value-type="float" office:value="0">
            <text:p>0</text:p>
          </table:table-cell>
          <table:table-cell table:number-columns-repeated="8"/>
          <table:table-cell table:formula="of:=(ABS([.$B913]-[.C913])&lt;=[.$B913]*0.1)" office:value-type="boolean" office:boolean-value="false">
            <text:p>FALSO</text:p>
          </table:table-cell>
          <table:table-cell table:formula="of:=(ABS([.$B913]-[.D913])&lt;=[.$B913]*0.1)" office:value-type="boolean" office:boolean-value="true">
            <text:p>VERDADERO</text:p>
          </table:table-cell>
          <table:table-cell table:formula="of:=(ABS([.$B913]-[.E913])&lt;=[.$B9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914]-[.C914]" office:value-type="float" office:value="3">
            <text:p>3</text:p>
          </table:table-cell>
          <table:table-cell table:formula="of:=[.$B914]-[.D914]" office:value-type="float" office:value="3">
            <text:p>3</text:p>
          </table:table-cell>
          <table:table-cell table:formula="of:=[.$B914]-[.E914]" office:value-type="float" office:value="1">
            <text:p>1</text:p>
          </table:table-cell>
          <table:table-cell table:number-columns-repeated="8"/>
          <table:table-cell table:formula="of:=(ABS([.$B914]-[.C914])&lt;=[.$B914]*0.1)" office:value-type="boolean" office:boolean-value="false">
            <text:p>FALSO</text:p>
          </table:table-cell>
          <table:table-cell table:formula="of:=(ABS([.$B914]-[.D914])&lt;=[.$B914]*0.1)" office:value-type="boolean" office:boolean-value="false">
            <text:p>FALSO</text:p>
          </table:table-cell>
          <table:table-cell table:formula="of:=(ABS([.$B914]-[.E914])&lt;=[.$B9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915]-[.C915]" office:value-type="float" office:value="3">
            <text:p>3</text:p>
          </table:table-cell>
          <table:table-cell table:formula="of:=[.$B915]-[.D915]" office:value-type="float" office:value="1">
            <text:p>1</text:p>
          </table:table-cell>
          <table:table-cell table:formula="of:=[.$B915]-[.E915]" office:value-type="float" office:value="0">
            <text:p>0</text:p>
          </table:table-cell>
          <table:table-cell table:number-columns-repeated="8"/>
          <table:table-cell table:formula="of:=(ABS([.$B915]-[.C915])&lt;=[.$B915]*0.1)" office:value-type="boolean" office:boolean-value="false">
            <text:p>FALSO</text:p>
          </table:table-cell>
          <table:table-cell table:formula="of:=(ABS([.$B915]-[.D915])&lt;=[.$B915]*0.1)" office:value-type="boolean" office:boolean-value="true">
            <text:p>VERDADERO</text:p>
          </table:table-cell>
          <table:table-cell table:formula="of:=(ABS([.$B915]-[.E915])&lt;=[.$B9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916]-[.C916]" office:value-type="float" office:value="2">
            <text:p>2</text:p>
          </table:table-cell>
          <table:table-cell table:formula="of:=[.$B916]-[.D916]" office:value-type="float" office:value="2">
            <text:p>2</text:p>
          </table:table-cell>
          <table:table-cell table:formula="of:=[.$B916]-[.E916]" office:value-type="float" office:value="1">
            <text:p>1</text:p>
          </table:table-cell>
          <table:table-cell table:number-columns-repeated="8"/>
          <table:table-cell table:formula="of:=(ABS([.$B916]-[.C916])&lt;=[.$B916]*0.1)" office:value-type="boolean" office:boolean-value="false">
            <text:p>FALSO</text:p>
          </table:table-cell>
          <table:table-cell table:formula="of:=(ABS([.$B916]-[.D916])&lt;=[.$B916]*0.1)" office:value-type="boolean" office:boolean-value="false">
            <text:p>FALSO</text:p>
          </table:table-cell>
          <table:table-cell table:formula="of:=(ABS([.$B916]-[.E916])&lt;=[.$B9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917]-[.C917]" office:value-type="float" office:value="4">
            <text:p>4</text:p>
          </table:table-cell>
          <table:table-cell table:formula="of:=[.$B917]-[.D917]" office:value-type="float" office:value="0">
            <text:p>0</text:p>
          </table:table-cell>
          <table:table-cell table:formula="of:=[.$B917]-[.E917]" office:value-type="float" office:value="0">
            <text:p>0</text:p>
          </table:table-cell>
          <table:table-cell table:number-columns-repeated="8"/>
          <table:table-cell table:formula="of:=(ABS([.$B917]-[.C917])&lt;=[.$B917]*0.1)" office:value-type="boolean" office:boolean-value="false">
            <text:p>FALSO</text:p>
          </table:table-cell>
          <table:table-cell table:formula="of:=(ABS([.$B917]-[.D917])&lt;=[.$B917]*0.1)" office:value-type="boolean" office:boolean-value="true">
            <text:p>VERDADERO</text:p>
          </table:table-cell>
          <table:table-cell table:formula="of:=(ABS([.$B917]-[.E917])&lt;=[.$B9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918]-[.C918]" office:value-type="float" office:value="2">
            <text:p>2</text:p>
          </table:table-cell>
          <table:table-cell table:formula="of:=[.$B918]-[.D918]" office:value-type="float" office:value="2">
            <text:p>2</text:p>
          </table:table-cell>
          <table:table-cell table:formula="of:=[.$B918]-[.E918]" office:value-type="float" office:value="0">
            <text:p>0</text:p>
          </table:table-cell>
          <table:table-cell table:number-columns-repeated="8"/>
          <table:table-cell table:formula="of:=(ABS([.$B918]-[.C918])&lt;=[.$B918]*0.1)" office:value-type="boolean" office:boolean-value="false">
            <text:p>FALSO</text:p>
          </table:table-cell>
          <table:table-cell table:formula="of:=(ABS([.$B918]-[.D918])&lt;=[.$B918]*0.1)" office:value-type="boolean" office:boolean-value="false">
            <text:p>FALSO</text:p>
          </table:table-cell>
          <table:table-cell table:formula="of:=(ABS([.$B918]-[.E918])&lt;=[.$B9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19]-[.C919]" office:value-type="float" office:value="2">
            <text:p>2</text:p>
          </table:table-cell>
          <table:table-cell table:formula="of:=[.$B919]-[.D919]" office:value-type="float" office:value="2">
            <text:p>2</text:p>
          </table:table-cell>
          <table:table-cell table:formula="of:=[.$B919]-[.E919]" office:value-type="float" office:value="0">
            <text:p>0</text:p>
          </table:table-cell>
          <table:table-cell table:number-columns-repeated="8"/>
          <table:table-cell table:formula="of:=(ABS([.$B919]-[.C919])&lt;=[.$B919]*0.1)" office:value-type="boolean" office:boolean-value="false">
            <text:p>FALSO</text:p>
          </table:table-cell>
          <table:table-cell table:formula="of:=(ABS([.$B919]-[.D919])&lt;=[.$B919]*0.1)" office:value-type="boolean" office:boolean-value="false">
            <text:p>FALSO</text:p>
          </table:table-cell>
          <table:table-cell table:formula="of:=(ABS([.$B919]-[.E919])&lt;=[.$B9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920]-[.C920]" office:value-type="float" office:value="0">
            <text:p>0</text:p>
          </table:table-cell>
          <table:table-cell table:formula="of:=[.$B920]-[.D920]" office:value-type="float" office:value="0">
            <text:p>0</text:p>
          </table:table-cell>
          <table:table-cell table:formula="of:=[.$B920]-[.E920]" office:value-type="float" office:value="0">
            <text:p>0</text:p>
          </table:table-cell>
          <table:table-cell table:number-columns-repeated="8"/>
          <table:table-cell table:formula="of:=(ABS([.$B920]-[.C920])&lt;=[.$B920]*0.1)" office:value-type="boolean" office:boolean-value="true">
            <text:p>VERDADERO</text:p>
          </table:table-cell>
          <table:table-cell table:formula="of:=(ABS([.$B920]-[.D920])&lt;=[.$B920]*0.1)" office:value-type="boolean" office:boolean-value="true">
            <text:p>VERDADERO</text:p>
          </table:table-cell>
          <table:table-cell table:formula="of:=(ABS([.$B920]-[.E920])&lt;=[.$B9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921]-[.C921]" office:value-type="float" office:value="3">
            <text:p>3</text:p>
          </table:table-cell>
          <table:table-cell table:formula="of:=[.$B921]-[.D921]" office:value-type="float" office:value="2">
            <text:p>2</text:p>
          </table:table-cell>
          <table:table-cell table:formula="of:=[.$B921]-[.E921]" office:value-type="float" office:value="0">
            <text:p>0</text:p>
          </table:table-cell>
          <table:table-cell table:number-columns-repeated="8"/>
          <table:table-cell table:formula="of:=(ABS([.$B921]-[.C921])&lt;=[.$B921]*0.1)" office:value-type="boolean" office:boolean-value="false">
            <text:p>FALSO</text:p>
          </table:table-cell>
          <table:table-cell table:formula="of:=(ABS([.$B921]-[.D921])&lt;=[.$B921]*0.1)" office:value-type="boolean" office:boolean-value="false">
            <text:p>FALSO</text:p>
          </table:table-cell>
          <table:table-cell table:formula="of:=(ABS([.$B921]-[.E921])&lt;=[.$B9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922]-[.C922]" office:value-type="float" office:value="4">
            <text:p>4</text:p>
          </table:table-cell>
          <table:table-cell table:formula="of:=[.$B922]-[.D922]" office:value-type="float" office:value="4">
            <text:p>4</text:p>
          </table:table-cell>
          <table:table-cell table:formula="of:=[.$B922]-[.E922]" office:value-type="float" office:value="0">
            <text:p>0</text:p>
          </table:table-cell>
          <table:table-cell table:number-columns-repeated="8"/>
          <table:table-cell table:formula="of:=(ABS([.$B922]-[.C922])&lt;=[.$B922]*0.1)" office:value-type="boolean" office:boolean-value="false">
            <text:p>FALSO</text:p>
          </table:table-cell>
          <table:table-cell table:formula="of:=(ABS([.$B922]-[.D922])&lt;=[.$B922]*0.1)" office:value-type="boolean" office:boolean-value="false">
            <text:p>FALSO</text:p>
          </table:table-cell>
          <table:table-cell table:formula="of:=(ABS([.$B922]-[.E922])&lt;=[.$B9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  <table:table-cell/>
          <table:table-cell table:formula="of:=[.$B923]-[.C923]" office:value-type="float" office:value="0">
            <text:p>0</text:p>
          </table:table-cell>
          <table:table-cell table:formula="of:=[.$B923]-[.D923]" office:value-type="float" office:value="0">
            <text:p>0</text:p>
          </table:table-cell>
          <table:table-cell table:formula="of:=[.$B923]-[.E923]" office:value-type="float" office:value="0">
            <text:p>0</text:p>
          </table:table-cell>
          <table:table-cell table:number-columns-repeated="8"/>
          <table:table-cell table:formula="of:=(ABS([.$B923]-[.C923])&lt;=[.$B923]*0.1)" office:value-type="boolean" office:boolean-value="true">
            <text:p>VERDADERO</text:p>
          </table:table-cell>
          <table:table-cell table:formula="of:=(ABS([.$B923]-[.D923])&lt;=[.$B923]*0.1)" office:value-type="boolean" office:boolean-value="true">
            <text:p>VERDADERO</text:p>
          </table:table-cell>
          <table:table-cell table:formula="of:=(ABS([.$B923]-[.E923])&lt;=[.$B9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924]-[.C924]" office:value-type="float" office:value="3">
            <text:p>3</text:p>
          </table:table-cell>
          <table:table-cell table:formula="of:=[.$B924]-[.D924]" office:value-type="float" office:value="3">
            <text:p>3</text:p>
          </table:table-cell>
          <table:table-cell table:formula="of:=[.$B924]-[.E924]" office:value-type="float" office:value="0">
            <text:p>0</text:p>
          </table:table-cell>
          <table:table-cell table:number-columns-repeated="8"/>
          <table:table-cell table:formula="of:=(ABS([.$B924]-[.C924])&lt;=[.$B924]*0.1)" office:value-type="boolean" office:boolean-value="false">
            <text:p>FALSO</text:p>
          </table:table-cell>
          <table:table-cell table:formula="of:=(ABS([.$B924]-[.D924])&lt;=[.$B924]*0.1)" office:value-type="boolean" office:boolean-value="false">
            <text:p>FALSO</text:p>
          </table:table-cell>
          <table:table-cell table:formula="of:=(ABS([.$B924]-[.E924])&lt;=[.$B9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925]-[.C925]" office:value-type="float" office:value="0">
            <text:p>0</text:p>
          </table:table-cell>
          <table:table-cell table:formula="of:=[.$B925]-[.D925]" office:value-type="float" office:value="0">
            <text:p>0</text:p>
          </table:table-cell>
          <table:table-cell table:formula="of:=[.$B925]-[.E925]" office:value-type="float" office:value="0">
            <text:p>0</text:p>
          </table:table-cell>
          <table:table-cell table:number-columns-repeated="8"/>
          <table:table-cell table:formula="of:=(ABS([.$B925]-[.C925])&lt;=[.$B925]*0.1)" office:value-type="boolean" office:boolean-value="true">
            <text:p>VERDADERO</text:p>
          </table:table-cell>
          <table:table-cell table:formula="of:=(ABS([.$B925]-[.D925])&lt;=[.$B925]*0.1)" office:value-type="boolean" office:boolean-value="true">
            <text:p>VERDADERO</text:p>
          </table:table-cell>
          <table:table-cell table:formula="of:=(ABS([.$B925]-[.E925])&lt;=[.$B9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926]-[.C926]" office:value-type="float" office:value="2">
            <text:p>2</text:p>
          </table:table-cell>
          <table:table-cell table:formula="of:=[.$B926]-[.D926]" office:value-type="float" office:value="2">
            <text:p>2</text:p>
          </table:table-cell>
          <table:table-cell table:formula="of:=[.$B926]-[.E926]" office:value-type="float" office:value="1">
            <text:p>1</text:p>
          </table:table-cell>
          <table:table-cell table:number-columns-repeated="8"/>
          <table:table-cell table:formula="of:=(ABS([.$B926]-[.C926])&lt;=[.$B926]*0.1)" office:value-type="boolean" office:boolean-value="false">
            <text:p>FALSO</text:p>
          </table:table-cell>
          <table:table-cell table:formula="of:=(ABS([.$B926]-[.D926])&lt;=[.$B926]*0.1)" office:value-type="boolean" office:boolean-value="false">
            <text:p>FALSO</text:p>
          </table:table-cell>
          <table:table-cell table:formula="of:=(ABS([.$B926]-[.E926])&lt;=[.$B9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27]-[.C927]" office:value-type="float" office:value="2">
            <text:p>2</text:p>
          </table:table-cell>
          <table:table-cell table:formula="of:=[.$B927]-[.D927]" office:value-type="float" office:value="2">
            <text:p>2</text:p>
          </table:table-cell>
          <table:table-cell table:formula="of:=[.$B927]-[.E927]" office:value-type="float" office:value="0">
            <text:p>0</text:p>
          </table:table-cell>
          <table:table-cell table:number-columns-repeated="8"/>
          <table:table-cell table:formula="of:=(ABS([.$B927]-[.C927])&lt;=[.$B927]*0.1)" office:value-type="boolean" office:boolean-value="false">
            <text:p>FALSO</text:p>
          </table:table-cell>
          <table:table-cell table:formula="of:=(ABS([.$B927]-[.D927])&lt;=[.$B927]*0.1)" office:value-type="boolean" office:boolean-value="false">
            <text:p>FALSO</text:p>
          </table:table-cell>
          <table:table-cell table:formula="of:=(ABS([.$B927]-[.E927])&lt;=[.$B9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928]-[.C928]" office:value-type="float" office:value="4">
            <text:p>4</text:p>
          </table:table-cell>
          <table:table-cell table:formula="of:=[.$B928]-[.D928]" office:value-type="float" office:value="4">
            <text:p>4</text:p>
          </table:table-cell>
          <table:table-cell table:formula="of:=[.$B928]-[.E928]" office:value-type="float" office:value="0">
            <text:p>0</text:p>
          </table:table-cell>
          <table:table-cell table:number-columns-repeated="8"/>
          <table:table-cell table:formula="of:=(ABS([.$B928]-[.C928])&lt;=[.$B928]*0.1)" office:value-type="boolean" office:boolean-value="false">
            <text:p>FALSO</text:p>
          </table:table-cell>
          <table:table-cell table:formula="of:=(ABS([.$B928]-[.D928])&lt;=[.$B928]*0.1)" office:value-type="boolean" office:boolean-value="false">
            <text:p>FALSO</text:p>
          </table:table-cell>
          <table:table-cell table:formula="of:=(ABS([.$B928]-[.E928])&lt;=[.$B9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929]-[.C929]" office:value-type="float" office:value="3">
            <text:p>3</text:p>
          </table:table-cell>
          <table:table-cell table:formula="of:=[.$B929]-[.D929]" office:value-type="float" office:value="0">
            <text:p>0</text:p>
          </table:table-cell>
          <table:table-cell table:formula="of:=[.$B929]-[.E929]" office:value-type="float" office:value="0">
            <text:p>0</text:p>
          </table:table-cell>
          <table:table-cell table:number-columns-repeated="8"/>
          <table:table-cell table:formula="of:=(ABS([.$B929]-[.C929])&lt;=[.$B929]*0.1)" office:value-type="boolean" office:boolean-value="false">
            <text:p>FALSO</text:p>
          </table:table-cell>
          <table:table-cell table:formula="of:=(ABS([.$B929]-[.D929])&lt;=[.$B929]*0.1)" office:value-type="boolean" office:boolean-value="true">
            <text:p>VERDADERO</text:p>
          </table:table-cell>
          <table:table-cell table:formula="of:=(ABS([.$B929]-[.E929])&lt;=[.$B9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30]-[.C930]" office:value-type="float" office:value="2">
            <text:p>2</text:p>
          </table:table-cell>
          <table:table-cell table:formula="of:=[.$B930]-[.D930]" office:value-type="float" office:value="2">
            <text:p>2</text:p>
          </table:table-cell>
          <table:table-cell table:formula="of:=[.$B930]-[.E930]" office:value-type="float" office:value="0">
            <text:p>0</text:p>
          </table:table-cell>
          <table:table-cell table:number-columns-repeated="8"/>
          <table:table-cell table:formula="of:=(ABS([.$B930]-[.C930])&lt;=[.$B930]*0.1)" office:value-type="boolean" office:boolean-value="false">
            <text:p>FALSO</text:p>
          </table:table-cell>
          <table:table-cell table:formula="of:=(ABS([.$B930]-[.D930])&lt;=[.$B930]*0.1)" office:value-type="boolean" office:boolean-value="false">
            <text:p>FALSO</text:p>
          </table:table-cell>
          <table:table-cell table:formula="of:=(ABS([.$B930]-[.E930])&lt;=[.$B9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931]-[.C931]" office:value-type="float" office:value="1">
            <text:p>1</text:p>
          </table:table-cell>
          <table:table-cell table:formula="of:=[.$B931]-[.D931]" office:value-type="float" office:value="1">
            <text:p>1</text:p>
          </table:table-cell>
          <table:table-cell table:formula="of:=[.$B931]-[.E931]" office:value-type="float" office:value="0">
            <text:p>0</text:p>
          </table:table-cell>
          <table:table-cell table:number-columns-repeated="8"/>
          <table:table-cell table:formula="of:=(ABS([.$B931]-[.C931])&lt;=[.$B931]*0.1)" office:value-type="boolean" office:boolean-value="true">
            <text:p>VERDADERO</text:p>
          </table:table-cell>
          <table:table-cell table:formula="of:=(ABS([.$B931]-[.D931])&lt;=[.$B931]*0.1)" office:value-type="boolean" office:boolean-value="true">
            <text:p>VERDADERO</text:p>
          </table:table-cell>
          <table:table-cell table:formula="of:=(ABS([.$B931]-[.E931])&lt;=[.$B9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932]-[.C932]" office:value-type="float" office:value="3">
            <text:p>3</text:p>
          </table:table-cell>
          <table:table-cell table:formula="of:=[.$B932]-[.D932]" office:value-type="float" office:value="3">
            <text:p>3</text:p>
          </table:table-cell>
          <table:table-cell table:formula="of:=[.$B932]-[.E932]" office:value-type="float" office:value="0">
            <text:p>0</text:p>
          </table:table-cell>
          <table:table-cell table:number-columns-repeated="8"/>
          <table:table-cell table:formula="of:=(ABS([.$B932]-[.C932])&lt;=[.$B932]*0.1)" office:value-type="boolean" office:boolean-value="false">
            <text:p>FALSO</text:p>
          </table:table-cell>
          <table:table-cell table:formula="of:=(ABS([.$B932]-[.D932])&lt;=[.$B932]*0.1)" office:value-type="boolean" office:boolean-value="false">
            <text:p>FALSO</text:p>
          </table:table-cell>
          <table:table-cell table:formula="of:=(ABS([.$B932]-[.E932])&lt;=[.$B9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933]-[.C933]" office:value-type="float" office:value="0">
            <text:p>0</text:p>
          </table:table-cell>
          <table:table-cell table:formula="of:=[.$B933]-[.D933]" office:value-type="float" office:value="0">
            <text:p>0</text:p>
          </table:table-cell>
          <table:table-cell table:formula="of:=[.$B933]-[.E933]" office:value-type="float" office:value="0">
            <text:p>0</text:p>
          </table:table-cell>
          <table:table-cell table:number-columns-repeated="8"/>
          <table:table-cell table:formula="of:=(ABS([.$B933]-[.C933])&lt;=[.$B933]*0.1)" office:value-type="boolean" office:boolean-value="true">
            <text:p>VERDADERO</text:p>
          </table:table-cell>
          <table:table-cell table:formula="of:=(ABS([.$B933]-[.D933])&lt;=[.$B933]*0.1)" office:value-type="boolean" office:boolean-value="true">
            <text:p>VERDADERO</text:p>
          </table:table-cell>
          <table:table-cell table:formula="of:=(ABS([.$B933]-[.E933])&lt;=[.$B9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34]-[.C934]" office:value-type="float" office:value="3">
            <text:p>3</text:p>
          </table:table-cell>
          <table:table-cell table:formula="of:=[.$B934]-[.D934]" office:value-type="float" office:value="2">
            <text:p>2</text:p>
          </table:table-cell>
          <table:table-cell table:formula="of:=[.$B934]-[.E934]" office:value-type="float" office:value="0">
            <text:p>0</text:p>
          </table:table-cell>
          <table:table-cell table:number-columns-repeated="8"/>
          <table:table-cell table:formula="of:=(ABS([.$B934]-[.C934])&lt;=[.$B934]*0.1)" office:value-type="boolean" office:boolean-value="false">
            <text:p>FALSO</text:p>
          </table:table-cell>
          <table:table-cell table:formula="of:=(ABS([.$B934]-[.D934])&lt;=[.$B934]*0.1)" office:value-type="boolean" office:boolean-value="false">
            <text:p>FALSO</text:p>
          </table:table-cell>
          <table:table-cell table:formula="of:=(ABS([.$B934]-[.E934])&lt;=[.$B9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935]-[.C935]" office:value-type="float" office:value="1">
            <text:p>1</text:p>
          </table:table-cell>
          <table:table-cell table:formula="of:=[.$B935]-[.D935]" office:value-type="float" office:value="1">
            <text:p>1</text:p>
          </table:table-cell>
          <table:table-cell table:formula="of:=[.$B935]-[.E935]" office:value-type="float" office:value="0">
            <text:p>0</text:p>
          </table:table-cell>
          <table:table-cell table:number-columns-repeated="8"/>
          <table:table-cell table:formula="of:=(ABS([.$B935]-[.C935])&lt;=[.$B935]*0.1)" office:value-type="boolean" office:boolean-value="true">
            <text:p>VERDADERO</text:p>
          </table:table-cell>
          <table:table-cell table:formula="of:=(ABS([.$B935]-[.D935])&lt;=[.$B935]*0.1)" office:value-type="boolean" office:boolean-value="true">
            <text:p>VERDADERO</text:p>
          </table:table-cell>
          <table:table-cell table:formula="of:=(ABS([.$B935]-[.E935])&lt;=[.$B9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936]-[.C936]" office:value-type="float" office:value="1">
            <text:p>1</text:p>
          </table:table-cell>
          <table:table-cell table:formula="of:=[.$B936]-[.D936]" office:value-type="float" office:value="1">
            <text:p>1</text:p>
          </table:table-cell>
          <table:table-cell table:formula="of:=[.$B936]-[.E936]" office:value-type="float" office:value="0">
            <text:p>0</text:p>
          </table:table-cell>
          <table:table-cell table:number-columns-repeated="8"/>
          <table:table-cell table:formula="of:=(ABS([.$B936]-[.C936])&lt;=[.$B936]*0.1)" office:value-type="boolean" office:boolean-value="false">
            <text:p>FALSO</text:p>
          </table:table-cell>
          <table:table-cell table:formula="of:=(ABS([.$B936]-[.D936])&lt;=[.$B936]*0.1)" office:value-type="boolean" office:boolean-value="false">
            <text:p>FALSO</text:p>
          </table:table-cell>
          <table:table-cell table:formula="of:=(ABS([.$B936]-[.E936])&lt;=[.$B9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937]-[.C937]" office:value-type="float" office:value="4">
            <text:p>4</text:p>
          </table:table-cell>
          <table:table-cell table:formula="of:=[.$B937]-[.D937]" office:value-type="float" office:value="4">
            <text:p>4</text:p>
          </table:table-cell>
          <table:table-cell table:formula="of:=[.$B937]-[.E937]" office:value-type="float" office:value="0">
            <text:p>0</text:p>
          </table:table-cell>
          <table:table-cell table:number-columns-repeated="8"/>
          <table:table-cell table:formula="of:=(ABS([.$B937]-[.C937])&lt;=[.$B937]*0.1)" office:value-type="boolean" office:boolean-value="false">
            <text:p>FALSO</text:p>
          </table:table-cell>
          <table:table-cell table:formula="of:=(ABS([.$B937]-[.D937])&lt;=[.$B937]*0.1)" office:value-type="boolean" office:boolean-value="false">
            <text:p>FALSO</text:p>
          </table:table-cell>
          <table:table-cell table:formula="of:=(ABS([.$B937]-[.E937])&lt;=[.$B9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938]-[.C938]" office:value-type="float" office:value="4">
            <text:p>4</text:p>
          </table:table-cell>
          <table:table-cell table:formula="of:=[.$B938]-[.D938]" office:value-type="float" office:value="4">
            <text:p>4</text:p>
          </table:table-cell>
          <table:table-cell table:formula="of:=[.$B938]-[.E938]" office:value-type="float" office:value="1">
            <text:p>1</text:p>
          </table:table-cell>
          <table:table-cell table:number-columns-repeated="8"/>
          <table:table-cell table:formula="of:=(ABS([.$B938]-[.C938])&lt;=[.$B938]*0.1)" office:value-type="boolean" office:boolean-value="false">
            <text:p>FALSO</text:p>
          </table:table-cell>
          <table:table-cell table:formula="of:=(ABS([.$B938]-[.D938])&lt;=[.$B938]*0.1)" office:value-type="boolean" office:boolean-value="false">
            <text:p>FALSO</text:p>
          </table:table-cell>
          <table:table-cell table:formula="of:=(ABS([.$B938]-[.E938])&lt;=[.$B9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2">
            <text:p>12</text:p>
          </table:table-cell>
          <table:table-cell/>
          <table:table-cell table:formula="of:=[.$B939]-[.C939]" office:value-type="float" office:value="0">
            <text:p>0</text:p>
          </table:table-cell>
          <table:table-cell table:formula="of:=[.$B939]-[.D939]" office:value-type="float" office:value="0">
            <text:p>0</text:p>
          </table:table-cell>
          <table:table-cell table:formula="of:=[.$B939]-[.E939]" office:value-type="float" office:value="0">
            <text:p>0</text:p>
          </table:table-cell>
          <table:table-cell table:number-columns-repeated="8"/>
          <table:table-cell table:formula="of:=(ABS([.$B939]-[.C939])&lt;=[.$B939]*0.1)" office:value-type="boolean" office:boolean-value="true">
            <text:p>VERDADERO</text:p>
          </table:table-cell>
          <table:table-cell table:formula="of:=(ABS([.$B939]-[.D939])&lt;=[.$B939]*0.1)" office:value-type="boolean" office:boolean-value="true">
            <text:p>VERDADERO</text:p>
          </table:table-cell>
          <table:table-cell table:formula="of:=(ABS([.$B939]-[.E939])&lt;=[.$B9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940]-[.C940]" office:value-type="float" office:value="6">
            <text:p>6</text:p>
          </table:table-cell>
          <table:table-cell table:formula="of:=[.$B940]-[.D940]" office:value-type="float" office:value="0">
            <text:p>0</text:p>
          </table:table-cell>
          <table:table-cell table:formula="of:=[.$B940]-[.E940]" office:value-type="float" office:value="0">
            <text:p>0</text:p>
          </table:table-cell>
          <table:table-cell table:number-columns-repeated="8"/>
          <table:table-cell table:formula="of:=(ABS([.$B940]-[.C940])&lt;=[.$B940]*0.1)" office:value-type="boolean" office:boolean-value="false">
            <text:p>FALSO</text:p>
          </table:table-cell>
          <table:table-cell table:formula="of:=(ABS([.$B940]-[.D940])&lt;=[.$B940]*0.1)" office:value-type="boolean" office:boolean-value="true">
            <text:p>VERDADERO</text:p>
          </table:table-cell>
          <table:table-cell table:formula="of:=(ABS([.$B940]-[.E940])&lt;=[.$B9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941]-[.C941]" office:value-type="float" office:value="4">
            <text:p>4</text:p>
          </table:table-cell>
          <table:table-cell table:formula="of:=[.$B941]-[.D941]" office:value-type="float" office:value="3">
            <text:p>3</text:p>
          </table:table-cell>
          <table:table-cell table:formula="of:=[.$B941]-[.E941]" office:value-type="float" office:value="0">
            <text:p>0</text:p>
          </table:table-cell>
          <table:table-cell table:number-columns-repeated="8"/>
          <table:table-cell table:formula="of:=(ABS([.$B941]-[.C941])&lt;=[.$B941]*0.1)" office:value-type="boolean" office:boolean-value="false">
            <text:p>FALSO</text:p>
          </table:table-cell>
          <table:table-cell table:formula="of:=(ABS([.$B941]-[.D941])&lt;=[.$B941]*0.1)" office:value-type="boolean" office:boolean-value="false">
            <text:p>FALSO</text:p>
          </table:table-cell>
          <table:table-cell table:formula="of:=(ABS([.$B941]-[.E941])&lt;=[.$B9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942]-[.C942]" office:value-type="float" office:value="7">
            <text:p>7</text:p>
          </table:table-cell>
          <table:table-cell table:formula="of:=[.$B942]-[.D942]" office:value-type="float" office:value="2">
            <text:p>2</text:p>
          </table:table-cell>
          <table:table-cell table:formula="of:=[.$B942]-[.E942]" office:value-type="float" office:value="0">
            <text:p>0</text:p>
          </table:table-cell>
          <table:table-cell table:number-columns-repeated="8"/>
          <table:table-cell table:formula="of:=(ABS([.$B942]-[.C942])&lt;=[.$B942]*0.1)" office:value-type="boolean" office:boolean-value="false">
            <text:p>FALSO</text:p>
          </table:table-cell>
          <table:table-cell table:formula="of:=(ABS([.$B942]-[.D942])&lt;=[.$B942]*0.1)" office:value-type="boolean" office:boolean-value="false">
            <text:p>FALSO</text:p>
          </table:table-cell>
          <table:table-cell table:formula="of:=(ABS([.$B942]-[.E942])&lt;=[.$B9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943]-[.C943]" office:value-type="float" office:value="1">
            <text:p>1</text:p>
          </table:table-cell>
          <table:table-cell table:formula="of:=[.$B943]-[.D943]" office:value-type="float" office:value="1">
            <text:p>1</text:p>
          </table:table-cell>
          <table:table-cell table:formula="of:=[.$B943]-[.E943]" office:value-type="float" office:value="0">
            <text:p>0</text:p>
          </table:table-cell>
          <table:table-cell table:number-columns-repeated="8"/>
          <table:table-cell table:formula="of:=(ABS([.$B943]-[.C943])&lt;=[.$B943]*0.1)" office:value-type="boolean" office:boolean-value="true">
            <text:p>VERDADERO</text:p>
          </table:table-cell>
          <table:table-cell table:formula="of:=(ABS([.$B943]-[.D943])&lt;=[.$B943]*0.1)" office:value-type="boolean" office:boolean-value="true">
            <text:p>VERDADERO</text:p>
          </table:table-cell>
          <table:table-cell table:formula="of:=(ABS([.$B943]-[.E943])&lt;=[.$B9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944]-[.C944]" office:value-type="float" office:value="3">
            <text:p>3</text:p>
          </table:table-cell>
          <table:table-cell table:formula="of:=[.$B944]-[.D944]" office:value-type="float" office:value="2">
            <text:p>2</text:p>
          </table:table-cell>
          <table:table-cell table:formula="of:=[.$B944]-[.E944]" office:value-type="float" office:value="0">
            <text:p>0</text:p>
          </table:table-cell>
          <table:table-cell table:number-columns-repeated="8"/>
          <table:table-cell table:formula="of:=(ABS([.$B944]-[.C944])&lt;=[.$B944]*0.1)" office:value-type="boolean" office:boolean-value="false">
            <text:p>FALSO</text:p>
          </table:table-cell>
          <table:table-cell table:formula="of:=(ABS([.$B944]-[.D944])&lt;=[.$B944]*0.1)" office:value-type="boolean" office:boolean-value="false">
            <text:p>FALSO</text:p>
          </table:table-cell>
          <table:table-cell table:formula="of:=(ABS([.$B944]-[.E944])&lt;=[.$B9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945]-[.C945]" office:value-type="float" office:value="2">
            <text:p>2</text:p>
          </table:table-cell>
          <table:table-cell table:formula="of:=[.$B945]-[.D945]" office:value-type="float" office:value="1">
            <text:p>1</text:p>
          </table:table-cell>
          <table:table-cell table:formula="of:=[.$B945]-[.E945]" office:value-type="float" office:value="0">
            <text:p>0</text:p>
          </table:table-cell>
          <table:table-cell table:number-columns-repeated="8"/>
          <table:table-cell table:formula="of:=(ABS([.$B945]-[.C945])&lt;=[.$B945]*0.1)" office:value-type="boolean" office:boolean-value="false">
            <text:p>FALSO</text:p>
          </table:table-cell>
          <table:table-cell table:formula="of:=(ABS([.$B945]-[.D945])&lt;=[.$B945]*0.1)" office:value-type="boolean" office:boolean-value="true">
            <text:p>VERDADERO</text:p>
          </table:table-cell>
          <table:table-cell table:formula="of:=(ABS([.$B945]-[.E945])&lt;=[.$B9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946]-[.C946]" office:value-type="float" office:value="2">
            <text:p>2</text:p>
          </table:table-cell>
          <table:table-cell table:formula="of:=[.$B946]-[.D946]" office:value-type="float" office:value="2">
            <text:p>2</text:p>
          </table:table-cell>
          <table:table-cell table:formula="of:=[.$B946]-[.E946]" office:value-type="float" office:value="0">
            <text:p>0</text:p>
          </table:table-cell>
          <table:table-cell table:number-columns-repeated="8"/>
          <table:table-cell table:formula="of:=(ABS([.$B946]-[.C946])&lt;=[.$B946]*0.1)" office:value-type="boolean" office:boolean-value="false">
            <text:p>FALSO</text:p>
          </table:table-cell>
          <table:table-cell table:formula="of:=(ABS([.$B946]-[.D946])&lt;=[.$B946]*0.1)" office:value-type="boolean" office:boolean-value="false">
            <text:p>FALSO</text:p>
          </table:table-cell>
          <table:table-cell table:formula="of:=(ABS([.$B946]-[.E946])&lt;=[.$B9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947]-[.C947]" office:value-type="float" office:value="2">
            <text:p>2</text:p>
          </table:table-cell>
          <table:table-cell table:formula="of:=[.$B947]-[.D947]" office:value-type="float" office:value="2">
            <text:p>2</text:p>
          </table:table-cell>
          <table:table-cell table:formula="of:=[.$B947]-[.E947]" office:value-type="float" office:value="0">
            <text:p>0</text:p>
          </table:table-cell>
          <table:table-cell table:number-columns-repeated="8"/>
          <table:table-cell table:formula="of:=(ABS([.$B947]-[.C947])&lt;=[.$B947]*0.1)" office:value-type="boolean" office:boolean-value="false">
            <text:p>FALSO</text:p>
          </table:table-cell>
          <table:table-cell table:formula="of:=(ABS([.$B947]-[.D947])&lt;=[.$B947]*0.1)" office:value-type="boolean" office:boolean-value="false">
            <text:p>FALSO</text:p>
          </table:table-cell>
          <table:table-cell table:formula="of:=(ABS([.$B947]-[.E947])&lt;=[.$B9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948]-[.C948]" office:value-type="float" office:value="2">
            <text:p>2</text:p>
          </table:table-cell>
          <table:table-cell table:formula="of:=[.$B948]-[.D948]" office:value-type="float" office:value="2">
            <text:p>2</text:p>
          </table:table-cell>
          <table:table-cell table:formula="of:=[.$B948]-[.E948]" office:value-type="float" office:value="0">
            <text:p>0</text:p>
          </table:table-cell>
          <table:table-cell table:number-columns-repeated="8"/>
          <table:table-cell table:formula="of:=(ABS([.$B948]-[.C948])&lt;=[.$B948]*0.1)" office:value-type="boolean" office:boolean-value="false">
            <text:p>FALSO</text:p>
          </table:table-cell>
          <table:table-cell table:formula="of:=(ABS([.$B948]-[.D948])&lt;=[.$B948]*0.1)" office:value-type="boolean" office:boolean-value="false">
            <text:p>FALSO</text:p>
          </table:table-cell>
          <table:table-cell table:formula="of:=(ABS([.$B948]-[.E948])&lt;=[.$B9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B949]-[.C949]" office:value-type="float" office:value="2">
            <text:p>2</text:p>
          </table:table-cell>
          <table:table-cell table:formula="of:=[.$B949]-[.D949]" office:value-type="float" office:value="0">
            <text:p>0</text:p>
          </table:table-cell>
          <table:table-cell table:formula="of:=[.$B949]-[.E949]" office:value-type="float" office:value="0">
            <text:p>0</text:p>
          </table:table-cell>
          <table:table-cell table:number-columns-repeated="8"/>
          <table:table-cell table:formula="of:=(ABS([.$B949]-[.C949])&lt;=[.$B949]*0.1)" office:value-type="boolean" office:boolean-value="false">
            <text:p>FALSO</text:p>
          </table:table-cell>
          <table:table-cell table:formula="of:=(ABS([.$B949]-[.D949])&lt;=[.$B949]*0.1)" office:value-type="boolean" office:boolean-value="true">
            <text:p>VERDADERO</text:p>
          </table:table-cell>
          <table:table-cell table:formula="of:=(ABS([.$B949]-[.E949])&lt;=[.$B9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950]-[.C950]" office:value-type="float" office:value="4">
            <text:p>4</text:p>
          </table:table-cell>
          <table:table-cell table:formula="of:=[.$B950]-[.D950]" office:value-type="float" office:value="3">
            <text:p>3</text:p>
          </table:table-cell>
          <table:table-cell table:formula="of:=[.$B950]-[.E950]" office:value-type="float" office:value="0">
            <text:p>0</text:p>
          </table:table-cell>
          <table:table-cell table:number-columns-repeated="8"/>
          <table:table-cell table:formula="of:=(ABS([.$B950]-[.C950])&lt;=[.$B950]*0.1)" office:value-type="boolean" office:boolean-value="false">
            <text:p>FALSO</text:p>
          </table:table-cell>
          <table:table-cell table:formula="of:=(ABS([.$B950]-[.D950])&lt;=[.$B950]*0.1)" office:value-type="boolean" office:boolean-value="false">
            <text:p>FALSO</text:p>
          </table:table-cell>
          <table:table-cell table:formula="of:=(ABS([.$B950]-[.E950])&lt;=[.$B9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951]-[.C951]" office:value-type="float" office:value="3">
            <text:p>3</text:p>
          </table:table-cell>
          <table:table-cell table:formula="of:=[.$B951]-[.D951]" office:value-type="float" office:value="2">
            <text:p>2</text:p>
          </table:table-cell>
          <table:table-cell table:formula="of:=[.$B951]-[.E951]" office:value-type="float" office:value="0">
            <text:p>0</text:p>
          </table:table-cell>
          <table:table-cell table:number-columns-repeated="8"/>
          <table:table-cell table:formula="of:=(ABS([.$B951]-[.C951])&lt;=[.$B951]*0.1)" office:value-type="boolean" office:boolean-value="false">
            <text:p>FALSO</text:p>
          </table:table-cell>
          <table:table-cell table:formula="of:=(ABS([.$B951]-[.D951])&lt;=[.$B951]*0.1)" office:value-type="boolean" office:boolean-value="false">
            <text:p>FALSO</text:p>
          </table:table-cell>
          <table:table-cell table:formula="of:=(ABS([.$B951]-[.E951])&lt;=[.$B9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952]-[.C952]" office:value-type="float" office:value="2">
            <text:p>2</text:p>
          </table:table-cell>
          <table:table-cell table:formula="of:=[.$B952]-[.D952]" office:value-type="float" office:value="2">
            <text:p>2</text:p>
          </table:table-cell>
          <table:table-cell table:formula="of:=[.$B952]-[.E952]" office:value-type="float" office:value="0">
            <text:p>0</text:p>
          </table:table-cell>
          <table:table-cell table:number-columns-repeated="8"/>
          <table:table-cell table:formula="of:=(ABS([.$B952]-[.C952])&lt;=[.$B952]*0.1)" office:value-type="boolean" office:boolean-value="false">
            <text:p>FALSO</text:p>
          </table:table-cell>
          <table:table-cell table:formula="of:=(ABS([.$B952]-[.D952])&lt;=[.$B952]*0.1)" office:value-type="boolean" office:boolean-value="false">
            <text:p>FALSO</text:p>
          </table:table-cell>
          <table:table-cell table:formula="of:=(ABS([.$B952]-[.E952])&lt;=[.$B9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2">
            <text:p>12</text:p>
          </table:table-cell>
          <table:table-cell/>
          <table:table-cell table:formula="of:=[.$B953]-[.C953]" office:value-type="float" office:value="0">
            <text:p>0</text:p>
          </table:table-cell>
          <table:table-cell table:formula="of:=[.$B953]-[.D953]" office:value-type="float" office:value="0">
            <text:p>0</text:p>
          </table:table-cell>
          <table:table-cell table:formula="of:=[.$B953]-[.E953]" office:value-type="float" office:value="0">
            <text:p>0</text:p>
          </table:table-cell>
          <table:table-cell table:number-columns-repeated="8"/>
          <table:table-cell table:formula="of:=(ABS([.$B953]-[.C953])&lt;=[.$B953]*0.1)" office:value-type="boolean" office:boolean-value="true">
            <text:p>VERDADERO</text:p>
          </table:table-cell>
          <table:table-cell table:formula="of:=(ABS([.$B953]-[.D953])&lt;=[.$B953]*0.1)" office:value-type="boolean" office:boolean-value="true">
            <text:p>VERDADERO</text:p>
          </table:table-cell>
          <table:table-cell table:formula="of:=(ABS([.$B953]-[.E953])&lt;=[.$B9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954]-[.C954]" office:value-type="float" office:value="2">
            <text:p>2</text:p>
          </table:table-cell>
          <table:table-cell table:formula="of:=[.$B954]-[.D954]" office:value-type="float" office:value="0">
            <text:p>0</text:p>
          </table:table-cell>
          <table:table-cell table:formula="of:=[.$B954]-[.E954]" office:value-type="float" office:value="0">
            <text:p>0</text:p>
          </table:table-cell>
          <table:table-cell table:number-columns-repeated="8"/>
          <table:table-cell table:formula="of:=(ABS([.$B954]-[.C954])&lt;=[.$B954]*0.1)" office:value-type="boolean" office:boolean-value="false">
            <text:p>FALSO</text:p>
          </table:table-cell>
          <table:table-cell table:formula="of:=(ABS([.$B954]-[.D954])&lt;=[.$B954]*0.1)" office:value-type="boolean" office:boolean-value="true">
            <text:p>VERDADERO</text:p>
          </table:table-cell>
          <table:table-cell table:formula="of:=(ABS([.$B954]-[.E954])&lt;=[.$B9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955]-[.C955]" office:value-type="float" office:value="1">
            <text:p>1</text:p>
          </table:table-cell>
          <table:table-cell table:formula="of:=[.$B955]-[.D955]" office:value-type="float" office:value="1">
            <text:p>1</text:p>
          </table:table-cell>
          <table:table-cell table:formula="of:=[.$B955]-[.E955]" office:value-type="float" office:value="0">
            <text:p>0</text:p>
          </table:table-cell>
          <table:table-cell table:number-columns-repeated="8"/>
          <table:table-cell table:formula="of:=(ABS([.$B955]-[.C955])&lt;=[.$B955]*0.1)" office:value-type="boolean" office:boolean-value="true">
            <text:p>VERDADERO</text:p>
          </table:table-cell>
          <table:table-cell table:formula="of:=(ABS([.$B955]-[.D955])&lt;=[.$B955]*0.1)" office:value-type="boolean" office:boolean-value="true">
            <text:p>VERDADERO</text:p>
          </table:table-cell>
          <table:table-cell table:formula="of:=(ABS([.$B955]-[.E955])&lt;=[.$B9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956]-[.C956]" office:value-type="float" office:value="3">
            <text:p>3</text:p>
          </table:table-cell>
          <table:table-cell table:formula="of:=[.$B956]-[.D956]" office:value-type="float" office:value="0">
            <text:p>0</text:p>
          </table:table-cell>
          <table:table-cell table:formula="of:=[.$B956]-[.E956]" office:value-type="float" office:value="0">
            <text:p>0</text:p>
          </table:table-cell>
          <table:table-cell table:number-columns-repeated="8"/>
          <table:table-cell table:formula="of:=(ABS([.$B956]-[.C956])&lt;=[.$B956]*0.1)" office:value-type="boolean" office:boolean-value="false">
            <text:p>FALSO</text:p>
          </table:table-cell>
          <table:table-cell table:formula="of:=(ABS([.$B956]-[.D956])&lt;=[.$B956]*0.1)" office:value-type="boolean" office:boolean-value="true">
            <text:p>VERDADERO</text:p>
          </table:table-cell>
          <table:table-cell table:formula="of:=(ABS([.$B956]-[.E956])&lt;=[.$B9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57]-[.C957]" office:value-type="float" office:value="2">
            <text:p>2</text:p>
          </table:table-cell>
          <table:table-cell table:formula="of:=[.$B957]-[.D957]" office:value-type="float" office:value="2">
            <text:p>2</text:p>
          </table:table-cell>
          <table:table-cell table:formula="of:=[.$B957]-[.E957]" office:value-type="float" office:value="0">
            <text:p>0</text:p>
          </table:table-cell>
          <table:table-cell table:number-columns-repeated="8"/>
          <table:table-cell table:formula="of:=(ABS([.$B957]-[.C957])&lt;=[.$B957]*0.1)" office:value-type="boolean" office:boolean-value="false">
            <text:p>FALSO</text:p>
          </table:table-cell>
          <table:table-cell table:formula="of:=(ABS([.$B957]-[.D957])&lt;=[.$B957]*0.1)" office:value-type="boolean" office:boolean-value="false">
            <text:p>FALSO</text:p>
          </table:table-cell>
          <table:table-cell table:formula="of:=(ABS([.$B957]-[.E957])&lt;=[.$B9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958]-[.C958]" office:value-type="float" office:value="1">
            <text:p>1</text:p>
          </table:table-cell>
          <table:table-cell table:formula="of:=[.$B958]-[.D958]" office:value-type="float" office:value="0">
            <text:p>0</text:p>
          </table:table-cell>
          <table:table-cell table:formula="of:=[.$B958]-[.E958]" office:value-type="float" office:value="0">
            <text:p>0</text:p>
          </table:table-cell>
          <table:table-cell table:number-columns-repeated="8"/>
          <table:table-cell table:formula="of:=(ABS([.$B958]-[.C958])&lt;=[.$B958]*0.1)" office:value-type="boolean" office:boolean-value="true">
            <text:p>VERDADERO</text:p>
          </table:table-cell>
          <table:table-cell table:formula="of:=(ABS([.$B958]-[.D958])&lt;=[.$B958]*0.1)" office:value-type="boolean" office:boolean-value="true">
            <text:p>VERDADERO</text:p>
          </table:table-cell>
          <table:table-cell table:formula="of:=(ABS([.$B958]-[.E958])&lt;=[.$B9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959]-[.C959]" office:value-type="float" office:value="3">
            <text:p>3</text:p>
          </table:table-cell>
          <table:table-cell table:formula="of:=[.$B959]-[.D959]" office:value-type="float" office:value="3">
            <text:p>3</text:p>
          </table:table-cell>
          <table:table-cell table:formula="of:=[.$B959]-[.E959]" office:value-type="float" office:value="0">
            <text:p>0</text:p>
          </table:table-cell>
          <table:table-cell table:number-columns-repeated="8"/>
          <table:table-cell table:formula="of:=(ABS([.$B959]-[.C959])&lt;=[.$B959]*0.1)" office:value-type="boolean" office:boolean-value="false">
            <text:p>FALSO</text:p>
          </table:table-cell>
          <table:table-cell table:formula="of:=(ABS([.$B959]-[.D959])&lt;=[.$B959]*0.1)" office:value-type="boolean" office:boolean-value="false">
            <text:p>FALSO</text:p>
          </table:table-cell>
          <table:table-cell table:formula="of:=(ABS([.$B959]-[.E959])&lt;=[.$B9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/>
          <table:table-cell table:formula="of:=[.$B960]-[.C960]" office:value-type="float" office:value="1">
            <text:p>1</text:p>
          </table:table-cell>
          <table:table-cell table:formula="of:=[.$B960]-[.D960]" office:value-type="float" office:value="1">
            <text:p>1</text:p>
          </table:table-cell>
          <table:table-cell table:formula="of:=[.$B960]-[.E960]" office:value-type="float" office:value="1">
            <text:p>1</text:p>
          </table:table-cell>
          <table:table-cell table:number-columns-repeated="8"/>
          <table:table-cell table:formula="of:=(ABS([.$B960]-[.C960])&lt;=[.$B960]*0.1)" office:value-type="boolean" office:boolean-value="true">
            <text:p>VERDADERO</text:p>
          </table:table-cell>
          <table:table-cell table:formula="of:=(ABS([.$B960]-[.D960])&lt;=[.$B960]*0.1)" office:value-type="boolean" office:boolean-value="true">
            <text:p>VERDADERO</text:p>
          </table:table-cell>
          <table:table-cell table:formula="of:=(ABS([.$B960]-[.E960])&lt;=[.$B9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961]-[.C961]" office:value-type="float" office:value="5">
            <text:p>5</text:p>
          </table:table-cell>
          <table:table-cell table:formula="of:=[.$B961]-[.D961]" office:value-type="float" office:value="0">
            <text:p>0</text:p>
          </table:table-cell>
          <table:table-cell table:formula="of:=[.$B961]-[.E961]" office:value-type="float" office:value="0">
            <text:p>0</text:p>
          </table:table-cell>
          <table:table-cell table:number-columns-repeated="8"/>
          <table:table-cell table:formula="of:=(ABS([.$B961]-[.C961])&lt;=[.$B961]*0.1)" office:value-type="boolean" office:boolean-value="false">
            <text:p>FALSO</text:p>
          </table:table-cell>
          <table:table-cell table:formula="of:=(ABS([.$B961]-[.D961])&lt;=[.$B961]*0.1)" office:value-type="boolean" office:boolean-value="true">
            <text:p>VERDADERO</text:p>
          </table:table-cell>
          <table:table-cell table:formula="of:=(ABS([.$B961]-[.E961])&lt;=[.$B9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962]-[.C962]" office:value-type="float" office:value="3">
            <text:p>3</text:p>
          </table:table-cell>
          <table:table-cell table:formula="of:=[.$B962]-[.D962]" office:value-type="float" office:value="3">
            <text:p>3</text:p>
          </table:table-cell>
          <table:table-cell table:formula="of:=[.$B962]-[.E962]" office:value-type="float" office:value="0">
            <text:p>0</text:p>
          </table:table-cell>
          <table:table-cell table:number-columns-repeated="8"/>
          <table:table-cell table:formula="of:=(ABS([.$B962]-[.C962])&lt;=[.$B962]*0.1)" office:value-type="boolean" office:boolean-value="false">
            <text:p>FALSO</text:p>
          </table:table-cell>
          <table:table-cell table:formula="of:=(ABS([.$B962]-[.D962])&lt;=[.$B962]*0.1)" office:value-type="boolean" office:boolean-value="false">
            <text:p>FALSO</text:p>
          </table:table-cell>
          <table:table-cell table:formula="of:=(ABS([.$B962]-[.E962])&lt;=[.$B9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963]-[.C963]" office:value-type="float" office:value="0">
            <text:p>0</text:p>
          </table:table-cell>
          <table:table-cell table:formula="of:=[.$B963]-[.D963]" office:value-type="float" office:value="0">
            <text:p>0</text:p>
          </table:table-cell>
          <table:table-cell table:formula="of:=[.$B963]-[.E963]" office:value-type="float" office:value="0">
            <text:p>0</text:p>
          </table:table-cell>
          <table:table-cell table:number-columns-repeated="8"/>
          <table:table-cell table:formula="of:=(ABS([.$B963]-[.C963])&lt;=[.$B963]*0.1)" office:value-type="boolean" office:boolean-value="true">
            <text:p>VERDADERO</text:p>
          </table:table-cell>
          <table:table-cell table:formula="of:=(ABS([.$B963]-[.D963])&lt;=[.$B963]*0.1)" office:value-type="boolean" office:boolean-value="true">
            <text:p>VERDADERO</text:p>
          </table:table-cell>
          <table:table-cell table:formula="of:=(ABS([.$B963]-[.E963])&lt;=[.$B9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964]-[.C964]" office:value-type="float" office:value="0">
            <text:p>0</text:p>
          </table:table-cell>
          <table:table-cell table:formula="of:=[.$B964]-[.D964]" office:value-type="float" office:value="0">
            <text:p>0</text:p>
          </table:table-cell>
          <table:table-cell table:formula="of:=[.$B964]-[.E964]" office:value-type="float" office:value="0">
            <text:p>0</text:p>
          </table:table-cell>
          <table:table-cell table:number-columns-repeated="8"/>
          <table:table-cell table:formula="of:=(ABS([.$B964]-[.C964])&lt;=[.$B964]*0.1)" office:value-type="boolean" office:boolean-value="true">
            <text:p>VERDADERO</text:p>
          </table:table-cell>
          <table:table-cell table:formula="of:=(ABS([.$B964]-[.D964])&lt;=[.$B964]*0.1)" office:value-type="boolean" office:boolean-value="true">
            <text:p>VERDADERO</text:p>
          </table:table-cell>
          <table:table-cell table:formula="of:=(ABS([.$B964]-[.E964])&lt;=[.$B9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965]-[.C965]" office:value-type="float" office:value="0">
            <text:p>0</text:p>
          </table:table-cell>
          <table:table-cell table:formula="of:=[.$B965]-[.D965]" office:value-type="float" office:value="0">
            <text:p>0</text:p>
          </table:table-cell>
          <table:table-cell table:formula="of:=[.$B965]-[.E965]" office:value-type="float" office:value="0">
            <text:p>0</text:p>
          </table:table-cell>
          <table:table-cell table:number-columns-repeated="8"/>
          <table:table-cell table:formula="of:=(ABS([.$B965]-[.C965])&lt;=[.$B965]*0.1)" office:value-type="boolean" office:boolean-value="true">
            <text:p>VERDADERO</text:p>
          </table:table-cell>
          <table:table-cell table:formula="of:=(ABS([.$B965]-[.D965])&lt;=[.$B965]*0.1)" office:value-type="boolean" office:boolean-value="true">
            <text:p>VERDADERO</text:p>
          </table:table-cell>
          <table:table-cell table:formula="of:=(ABS([.$B965]-[.E965])&lt;=[.$B9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966]-[.C966]" office:value-type="float" office:value="0">
            <text:p>0</text:p>
          </table:table-cell>
          <table:table-cell table:formula="of:=[.$B966]-[.D966]" office:value-type="float" office:value="0">
            <text:p>0</text:p>
          </table:table-cell>
          <table:table-cell table:formula="of:=[.$B966]-[.E966]" office:value-type="float" office:value="0">
            <text:p>0</text:p>
          </table:table-cell>
          <table:table-cell table:number-columns-repeated="8"/>
          <table:table-cell table:formula="of:=(ABS([.$B966]-[.C966])&lt;=[.$B966]*0.1)" office:value-type="boolean" office:boolean-value="true">
            <text:p>VERDADERO</text:p>
          </table:table-cell>
          <table:table-cell table:formula="of:=(ABS([.$B966]-[.D966])&lt;=[.$B966]*0.1)" office:value-type="boolean" office:boolean-value="true">
            <text:p>VERDADERO</text:p>
          </table:table-cell>
          <table:table-cell table:formula="of:=(ABS([.$B966]-[.E966])&lt;=[.$B9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67]-[.C967]" office:value-type="float" office:value="2">
            <text:p>2</text:p>
          </table:table-cell>
          <table:table-cell table:formula="of:=[.$B967]-[.D967]" office:value-type="float" office:value="2">
            <text:p>2</text:p>
          </table:table-cell>
          <table:table-cell table:formula="of:=[.$B967]-[.E967]" office:value-type="float" office:value="0">
            <text:p>0</text:p>
          </table:table-cell>
          <table:table-cell table:number-columns-repeated="8"/>
          <table:table-cell table:formula="of:=(ABS([.$B967]-[.C967])&lt;=[.$B967]*0.1)" office:value-type="boolean" office:boolean-value="false">
            <text:p>FALSO</text:p>
          </table:table-cell>
          <table:table-cell table:formula="of:=(ABS([.$B967]-[.D967])&lt;=[.$B967]*0.1)" office:value-type="boolean" office:boolean-value="false">
            <text:p>FALSO</text:p>
          </table:table-cell>
          <table:table-cell table:formula="of:=(ABS([.$B967]-[.E967])&lt;=[.$B9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968]-[.C968]" office:value-type="float" office:value="2">
            <text:p>2</text:p>
          </table:table-cell>
          <table:table-cell table:formula="of:=[.$B968]-[.D968]" office:value-type="float" office:value="2">
            <text:p>2</text:p>
          </table:table-cell>
          <table:table-cell table:formula="of:=[.$B968]-[.E968]" office:value-type="float" office:value="0">
            <text:p>0</text:p>
          </table:table-cell>
          <table:table-cell table:number-columns-repeated="8"/>
          <table:table-cell table:formula="of:=(ABS([.$B968]-[.C968])&lt;=[.$B968]*0.1)" office:value-type="boolean" office:boolean-value="false">
            <text:p>FALSO</text:p>
          </table:table-cell>
          <table:table-cell table:formula="of:=(ABS([.$B968]-[.D968])&lt;=[.$B968]*0.1)" office:value-type="boolean" office:boolean-value="false">
            <text:p>FALSO</text:p>
          </table:table-cell>
          <table:table-cell table:formula="of:=(ABS([.$B968]-[.E968])&lt;=[.$B9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969]-[.C969]" office:value-type="float" office:value="0">
            <text:p>0</text:p>
          </table:table-cell>
          <table:table-cell table:formula="of:=[.$B969]-[.D969]" office:value-type="float" office:value="0">
            <text:p>0</text:p>
          </table:table-cell>
          <table:table-cell table:formula="of:=[.$B969]-[.E969]" office:value-type="float" office:value="0">
            <text:p>0</text:p>
          </table:table-cell>
          <table:table-cell table:number-columns-repeated="8"/>
          <table:table-cell table:formula="of:=(ABS([.$B969]-[.C969])&lt;=[.$B969]*0.1)" office:value-type="boolean" office:boolean-value="true">
            <text:p>VERDADERO</text:p>
          </table:table-cell>
          <table:table-cell table:formula="of:=(ABS([.$B969]-[.D969])&lt;=[.$B969]*0.1)" office:value-type="boolean" office:boolean-value="true">
            <text:p>VERDADERO</text:p>
          </table:table-cell>
          <table:table-cell table:formula="of:=(ABS([.$B969]-[.E969])&lt;=[.$B9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970]-[.C970]" office:value-type="float" office:value="3">
            <text:p>3</text:p>
          </table:table-cell>
          <table:table-cell table:formula="of:=[.$B970]-[.D970]" office:value-type="float" office:value="1">
            <text:p>1</text:p>
          </table:table-cell>
          <table:table-cell table:formula="of:=[.$B970]-[.E970]" office:value-type="float" office:value="0">
            <text:p>0</text:p>
          </table:table-cell>
          <table:table-cell table:number-columns-repeated="8"/>
          <table:table-cell table:formula="of:=(ABS([.$B970]-[.C970])&lt;=[.$B970]*0.1)" office:value-type="boolean" office:boolean-value="false">
            <text:p>FALSO</text:p>
          </table:table-cell>
          <table:table-cell table:formula="of:=(ABS([.$B970]-[.D970])&lt;=[.$B970]*0.1)" office:value-type="boolean" office:boolean-value="true">
            <text:p>VERDADERO</text:p>
          </table:table-cell>
          <table:table-cell table:formula="of:=(ABS([.$B970]-[.E970])&lt;=[.$B9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971]-[.C971]" office:value-type="float" office:value="2">
            <text:p>2</text:p>
          </table:table-cell>
          <table:table-cell table:formula="of:=[.$B971]-[.D971]" office:value-type="float" office:value="2">
            <text:p>2</text:p>
          </table:table-cell>
          <table:table-cell table:formula="of:=[.$B971]-[.E971]" office:value-type="float" office:value="0">
            <text:p>0</text:p>
          </table:table-cell>
          <table:table-cell table:number-columns-repeated="8"/>
          <table:table-cell table:formula="of:=(ABS([.$B971]-[.C971])&lt;=[.$B971]*0.1)" office:value-type="boolean" office:boolean-value="false">
            <text:p>FALSO</text:p>
          </table:table-cell>
          <table:table-cell table:formula="of:=(ABS([.$B971]-[.D971])&lt;=[.$B971]*0.1)" office:value-type="boolean" office:boolean-value="false">
            <text:p>FALSO</text:p>
          </table:table-cell>
          <table:table-cell table:formula="of:=(ABS([.$B971]-[.E971])&lt;=[.$B9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972]-[.C972]" office:value-type="float" office:value="4">
            <text:p>4</text:p>
          </table:table-cell>
          <table:table-cell table:formula="of:=[.$B972]-[.D972]" office:value-type="float" office:value="1">
            <text:p>1</text:p>
          </table:table-cell>
          <table:table-cell table:formula="of:=[.$B972]-[.E972]" office:value-type="float" office:value="0">
            <text:p>0</text:p>
          </table:table-cell>
          <table:table-cell table:number-columns-repeated="8"/>
          <table:table-cell table:formula="of:=(ABS([.$B972]-[.C972])&lt;=[.$B972]*0.1)" office:value-type="boolean" office:boolean-value="false">
            <text:p>FALSO</text:p>
          </table:table-cell>
          <table:table-cell table:formula="of:=(ABS([.$B972]-[.D972])&lt;=[.$B972]*0.1)" office:value-type="boolean" office:boolean-value="true">
            <text:p>VERDADERO</text:p>
          </table:table-cell>
          <table:table-cell table:formula="of:=(ABS([.$B972]-[.E972])&lt;=[.$B9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973]-[.C973]" office:value-type="float" office:value="2">
            <text:p>2</text:p>
          </table:table-cell>
          <table:table-cell table:formula="of:=[.$B973]-[.D973]" office:value-type="float" office:value="1">
            <text:p>1</text:p>
          </table:table-cell>
          <table:table-cell table:formula="of:=[.$B973]-[.E973]" office:value-type="float" office:value="0">
            <text:p>0</text:p>
          </table:table-cell>
          <table:table-cell table:number-columns-repeated="8"/>
          <table:table-cell table:formula="of:=(ABS([.$B973]-[.C973])&lt;=[.$B973]*0.1)" office:value-type="boolean" office:boolean-value="false">
            <text:p>FALSO</text:p>
          </table:table-cell>
          <table:table-cell table:formula="of:=(ABS([.$B973]-[.D973])&lt;=[.$B973]*0.1)" office:value-type="boolean" office:boolean-value="true">
            <text:p>VERDADERO</text:p>
          </table:table-cell>
          <table:table-cell table:formula="of:=(ABS([.$B973]-[.E973])&lt;=[.$B9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974]-[.C974]" office:value-type="float" office:value="0">
            <text:p>0</text:p>
          </table:table-cell>
          <table:table-cell table:formula="of:=[.$B974]-[.D974]" office:value-type="float" office:value="0">
            <text:p>0</text:p>
          </table:table-cell>
          <table:table-cell table:formula="of:=[.$B974]-[.E974]" office:value-type="float" office:value="0">
            <text:p>0</text:p>
          </table:table-cell>
          <table:table-cell table:number-columns-repeated="8"/>
          <table:table-cell table:formula="of:=(ABS([.$B974]-[.C974])&lt;=[.$B974]*0.1)" office:value-type="boolean" office:boolean-value="true">
            <text:p>VERDADERO</text:p>
          </table:table-cell>
          <table:table-cell table:formula="of:=(ABS([.$B974]-[.D974])&lt;=[.$B974]*0.1)" office:value-type="boolean" office:boolean-value="true">
            <text:p>VERDADERO</text:p>
          </table:table-cell>
          <table:table-cell table:formula="of:=(ABS([.$B974]-[.E974])&lt;=[.$B9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975]-[.C975]" office:value-type="float" office:value="4">
            <text:p>4</text:p>
          </table:table-cell>
          <table:table-cell table:formula="of:=[.$B975]-[.D975]" office:value-type="float" office:value="4">
            <text:p>4</text:p>
          </table:table-cell>
          <table:table-cell table:formula="of:=[.$B975]-[.E975]" office:value-type="float" office:value="0">
            <text:p>0</text:p>
          </table:table-cell>
          <table:table-cell table:number-columns-repeated="8"/>
          <table:table-cell table:formula="of:=(ABS([.$B975]-[.C975])&lt;=[.$B975]*0.1)" office:value-type="boolean" office:boolean-value="false">
            <text:p>FALSO</text:p>
          </table:table-cell>
          <table:table-cell table:formula="of:=(ABS([.$B975]-[.D975])&lt;=[.$B975]*0.1)" office:value-type="boolean" office:boolean-value="false">
            <text:p>FALSO</text:p>
          </table:table-cell>
          <table:table-cell table:formula="of:=(ABS([.$B975]-[.E975])&lt;=[.$B9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9">
            <text:p>19</text:p>
          </table:table-cell>
          <table:table-cell/>
          <table:table-cell table:formula="of:=[.$B976]-[.C976]" office:value-type="float" office:value="0">
            <text:p>0</text:p>
          </table:table-cell>
          <table:table-cell table:formula="of:=[.$B976]-[.D976]" office:value-type="float" office:value="0">
            <text:p>0</text:p>
          </table:table-cell>
          <table:table-cell table:formula="of:=[.$B976]-[.E976]" office:value-type="float" office:value="0">
            <text:p>0</text:p>
          </table:table-cell>
          <table:table-cell table:number-columns-repeated="8"/>
          <table:table-cell table:formula="of:=(ABS([.$B976]-[.C976])&lt;=[.$B976]*0.1)" office:value-type="boolean" office:boolean-value="true">
            <text:p>VERDADERO</text:p>
          </table:table-cell>
          <table:table-cell table:formula="of:=(ABS([.$B976]-[.D976])&lt;=[.$B976]*0.1)" office:value-type="boolean" office:boolean-value="true">
            <text:p>VERDADERO</text:p>
          </table:table-cell>
          <table:table-cell table:formula="of:=(ABS([.$B976]-[.E976])&lt;=[.$B9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977]-[.C977]" office:value-type="float" office:value="0">
            <text:p>0</text:p>
          </table:table-cell>
          <table:table-cell table:formula="of:=[.$B977]-[.D977]" office:value-type="float" office:value="0">
            <text:p>0</text:p>
          </table:table-cell>
          <table:table-cell table:formula="of:=[.$B977]-[.E977]" office:value-type="float" office:value="0">
            <text:p>0</text:p>
          </table:table-cell>
          <table:table-cell table:number-columns-repeated="8"/>
          <table:table-cell table:formula="of:=(ABS([.$B977]-[.C977])&lt;=[.$B977]*0.1)" office:value-type="boolean" office:boolean-value="true">
            <text:p>VERDADERO</text:p>
          </table:table-cell>
          <table:table-cell table:formula="of:=(ABS([.$B977]-[.D977])&lt;=[.$B977]*0.1)" office:value-type="boolean" office:boolean-value="true">
            <text:p>VERDADERO</text:p>
          </table:table-cell>
          <table:table-cell table:formula="of:=(ABS([.$B977]-[.E977])&lt;=[.$B9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978]-[.C978]" office:value-type="float" office:value="0">
            <text:p>0</text:p>
          </table:table-cell>
          <table:table-cell table:formula="of:=[.$B978]-[.D978]" office:value-type="float" office:value="0">
            <text:p>0</text:p>
          </table:table-cell>
          <table:table-cell table:formula="of:=[.$B978]-[.E978]" office:value-type="float" office:value="0">
            <text:p>0</text:p>
          </table:table-cell>
          <table:table-cell table:number-columns-repeated="8"/>
          <table:table-cell table:formula="of:=(ABS([.$B978]-[.C978])&lt;=[.$B978]*0.1)" office:value-type="boolean" office:boolean-value="true">
            <text:p>VERDADERO</text:p>
          </table:table-cell>
          <table:table-cell table:formula="of:=(ABS([.$B978]-[.D978])&lt;=[.$B978]*0.1)" office:value-type="boolean" office:boolean-value="true">
            <text:p>VERDADERO</text:p>
          </table:table-cell>
          <table:table-cell table:formula="of:=(ABS([.$B978]-[.E978])&lt;=[.$B9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79]-[.C979]" office:value-type="float" office:value="2">
            <text:p>2</text:p>
          </table:table-cell>
          <table:table-cell table:formula="of:=[.$B979]-[.D979]" office:value-type="float" office:value="2">
            <text:p>2</text:p>
          </table:table-cell>
          <table:table-cell table:formula="of:=[.$B979]-[.E979]" office:value-type="float" office:value="0">
            <text:p>0</text:p>
          </table:table-cell>
          <table:table-cell table:number-columns-repeated="8"/>
          <table:table-cell table:formula="of:=(ABS([.$B979]-[.C979])&lt;=[.$B979]*0.1)" office:value-type="boolean" office:boolean-value="false">
            <text:p>FALSO</text:p>
          </table:table-cell>
          <table:table-cell table:formula="of:=(ABS([.$B979]-[.D979])&lt;=[.$B979]*0.1)" office:value-type="boolean" office:boolean-value="false">
            <text:p>FALSO</text:p>
          </table:table-cell>
          <table:table-cell table:formula="of:=(ABS([.$B979]-[.E979])&lt;=[.$B9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980]-[.C980]" office:value-type="float" office:value="3">
            <text:p>3</text:p>
          </table:table-cell>
          <table:table-cell table:formula="of:=[.$B980]-[.D980]" office:value-type="float" office:value="2">
            <text:p>2</text:p>
          </table:table-cell>
          <table:table-cell table:formula="of:=[.$B980]-[.E980]" office:value-type="float" office:value="0">
            <text:p>0</text:p>
          </table:table-cell>
          <table:table-cell table:number-columns-repeated="8"/>
          <table:table-cell table:formula="of:=(ABS([.$B980]-[.C980])&lt;=[.$B980]*0.1)" office:value-type="boolean" office:boolean-value="false">
            <text:p>FALSO</text:p>
          </table:table-cell>
          <table:table-cell table:formula="of:=(ABS([.$B980]-[.D980])&lt;=[.$B980]*0.1)" office:value-type="boolean" office:boolean-value="false">
            <text:p>FALSO</text:p>
          </table:table-cell>
          <table:table-cell table:formula="of:=(ABS([.$B980]-[.E980])&lt;=[.$B9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81]-[.C981]" office:value-type="float" office:value="5">
            <text:p>5</text:p>
          </table:table-cell>
          <table:table-cell table:formula="of:=[.$B981]-[.D981]" office:value-type="float" office:value="2">
            <text:p>2</text:p>
          </table:table-cell>
          <table:table-cell table:formula="of:=[.$B981]-[.E981]" office:value-type="float" office:value="0">
            <text:p>0</text:p>
          </table:table-cell>
          <table:table-cell table:number-columns-repeated="8"/>
          <table:table-cell table:formula="of:=(ABS([.$B981]-[.C981])&lt;=[.$B981]*0.1)" office:value-type="boolean" office:boolean-value="false">
            <text:p>FALSO</text:p>
          </table:table-cell>
          <table:table-cell table:formula="of:=(ABS([.$B981]-[.D981])&lt;=[.$B981]*0.1)" office:value-type="boolean" office:boolean-value="false">
            <text:p>FALSO</text:p>
          </table:table-cell>
          <table:table-cell table:formula="of:=(ABS([.$B981]-[.E981])&lt;=[.$B9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982]-[.C982]" office:value-type="float" office:value="3">
            <text:p>3</text:p>
          </table:table-cell>
          <table:table-cell table:formula="of:=[.$B982]-[.D982]" office:value-type="float" office:value="2">
            <text:p>2</text:p>
          </table:table-cell>
          <table:table-cell table:formula="of:=[.$B982]-[.E982]" office:value-type="float" office:value="0">
            <text:p>0</text:p>
          </table:table-cell>
          <table:table-cell table:number-columns-repeated="8"/>
          <table:table-cell table:formula="of:=(ABS([.$B982]-[.C982])&lt;=[.$B982]*0.1)" office:value-type="boolean" office:boolean-value="false">
            <text:p>FALSO</text:p>
          </table:table-cell>
          <table:table-cell table:formula="of:=(ABS([.$B982]-[.D982])&lt;=[.$B982]*0.1)" office:value-type="boolean" office:boolean-value="false">
            <text:p>FALSO</text:p>
          </table:table-cell>
          <table:table-cell table:formula="of:=(ABS([.$B982]-[.E982])&lt;=[.$B9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/>
          <table:table-cell table:formula="of:=[.$B983]-[.C983]" office:value-type="float" office:value="1">
            <text:p>1</text:p>
          </table:table-cell>
          <table:table-cell table:formula="of:=[.$B983]-[.D983]" office:value-type="float" office:value="1">
            <text:p>1</text:p>
          </table:table-cell>
          <table:table-cell table:formula="of:=[.$B983]-[.E983]" office:value-type="float" office:value="1">
            <text:p>1</text:p>
          </table:table-cell>
          <table:table-cell table:number-columns-repeated="8"/>
          <table:table-cell table:formula="of:=(ABS([.$B983]-[.C983])&lt;=[.$B983]*0.1)" office:value-type="boolean" office:boolean-value="true">
            <text:p>VERDADERO</text:p>
          </table:table-cell>
          <table:table-cell table:formula="of:=(ABS([.$B983]-[.D983])&lt;=[.$B983]*0.1)" office:value-type="boolean" office:boolean-value="true">
            <text:p>VERDADERO</text:p>
          </table:table-cell>
          <table:table-cell table:formula="of:=(ABS([.$B983]-[.E983])&lt;=[.$B9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984]-[.C984]" office:value-type="float" office:value="7">
            <text:p>7</text:p>
          </table:table-cell>
          <table:table-cell table:formula="of:=[.$B984]-[.D984]" office:value-type="float" office:value="1">
            <text:p>1</text:p>
          </table:table-cell>
          <table:table-cell table:formula="of:=[.$B984]-[.E984]" office:value-type="float" office:value="0">
            <text:p>0</text:p>
          </table:table-cell>
          <table:table-cell table:number-columns-repeated="8"/>
          <table:table-cell table:formula="of:=(ABS([.$B984]-[.C984])&lt;=[.$B984]*0.1)" office:value-type="boolean" office:boolean-value="false">
            <text:p>FALSO</text:p>
          </table:table-cell>
          <table:table-cell table:formula="of:=(ABS([.$B984]-[.D984])&lt;=[.$B984]*0.1)" office:value-type="boolean" office:boolean-value="true">
            <text:p>VERDADERO</text:p>
          </table:table-cell>
          <table:table-cell table:formula="of:=(ABS([.$B984]-[.E984])&lt;=[.$B9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85]-[.C985]" office:value-type="float" office:value="2">
            <text:p>2</text:p>
          </table:table-cell>
          <table:table-cell table:formula="of:=[.$B985]-[.D985]" office:value-type="float" office:value="2">
            <text:p>2</text:p>
          </table:table-cell>
          <table:table-cell table:formula="of:=[.$B985]-[.E985]" office:value-type="float" office:value="0">
            <text:p>0</text:p>
          </table:table-cell>
          <table:table-cell table:number-columns-repeated="8"/>
          <table:table-cell table:formula="of:=(ABS([.$B985]-[.C985])&lt;=[.$B985]*0.1)" office:value-type="boolean" office:boolean-value="false">
            <text:p>FALSO</text:p>
          </table:table-cell>
          <table:table-cell table:formula="of:=(ABS([.$B985]-[.D985])&lt;=[.$B985]*0.1)" office:value-type="boolean" office:boolean-value="false">
            <text:p>FALSO</text:p>
          </table:table-cell>
          <table:table-cell table:formula="of:=(ABS([.$B985]-[.E985])&lt;=[.$B9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986]-[.C986]" office:value-type="float" office:value="1">
            <text:p>1</text:p>
          </table:table-cell>
          <table:table-cell table:formula="of:=[.$B986]-[.D986]" office:value-type="float" office:value="1">
            <text:p>1</text:p>
          </table:table-cell>
          <table:table-cell table:formula="of:=[.$B986]-[.E986]" office:value-type="float" office:value="0">
            <text:p>0</text:p>
          </table:table-cell>
          <table:table-cell table:number-columns-repeated="8"/>
          <table:table-cell table:formula="of:=(ABS([.$B986]-[.C986])&lt;=[.$B986]*0.1)" office:value-type="boolean" office:boolean-value="true">
            <text:p>VERDADERO</text:p>
          </table:table-cell>
          <table:table-cell table:formula="of:=(ABS([.$B986]-[.D986])&lt;=[.$B986]*0.1)" office:value-type="boolean" office:boolean-value="true">
            <text:p>VERDADERO</text:p>
          </table:table-cell>
          <table:table-cell table:formula="of:=(ABS([.$B986]-[.E986])&lt;=[.$B9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987]-[.C987]" office:value-type="float" office:value="3">
            <text:p>3</text:p>
          </table:table-cell>
          <table:table-cell table:formula="of:=[.$B987]-[.D987]" office:value-type="float" office:value="3">
            <text:p>3</text:p>
          </table:table-cell>
          <table:table-cell table:formula="of:=[.$B987]-[.E987]" office:value-type="float" office:value="0">
            <text:p>0</text:p>
          </table:table-cell>
          <table:table-cell table:number-columns-repeated="8"/>
          <table:table-cell table:formula="of:=(ABS([.$B987]-[.C987])&lt;=[.$B987]*0.1)" office:value-type="boolean" office:boolean-value="false">
            <text:p>FALSO</text:p>
          </table:table-cell>
          <table:table-cell table:formula="of:=(ABS([.$B987]-[.D987])&lt;=[.$B987]*0.1)" office:value-type="boolean" office:boolean-value="false">
            <text:p>FALSO</text:p>
          </table:table-cell>
          <table:table-cell table:formula="of:=(ABS([.$B987]-[.E987])&lt;=[.$B9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9">
            <text:p>19</text:p>
          </table:table-cell>
          <table:table-cell/>
          <table:table-cell table:formula="of:=[.$B988]-[.C988]" office:value-type="float" office:value="0">
            <text:p>0</text:p>
          </table:table-cell>
          <table:table-cell table:formula="of:=[.$B988]-[.D988]" office:value-type="float" office:value="0">
            <text:p>0</text:p>
          </table:table-cell>
          <table:table-cell table:formula="of:=[.$B988]-[.E988]" office:value-type="float" office:value="0">
            <text:p>0</text:p>
          </table:table-cell>
          <table:table-cell table:number-columns-repeated="8"/>
          <table:table-cell table:formula="of:=(ABS([.$B988]-[.C988])&lt;=[.$B988]*0.1)" office:value-type="boolean" office:boolean-value="true">
            <text:p>VERDADERO</text:p>
          </table:table-cell>
          <table:table-cell table:formula="of:=(ABS([.$B988]-[.D988])&lt;=[.$B988]*0.1)" office:value-type="boolean" office:boolean-value="true">
            <text:p>VERDADERO</text:p>
          </table:table-cell>
          <table:table-cell table:formula="of:=(ABS([.$B988]-[.E988])&lt;=[.$B9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989]-[.C989]" office:value-type="float" office:value="2">
            <text:p>2</text:p>
          </table:table-cell>
          <table:table-cell table:formula="of:=[.$B989]-[.D989]" office:value-type="float" office:value="2">
            <text:p>2</text:p>
          </table:table-cell>
          <table:table-cell table:formula="of:=[.$B989]-[.E989]" office:value-type="float" office:value="0">
            <text:p>0</text:p>
          </table:table-cell>
          <table:table-cell table:number-columns-repeated="8"/>
          <table:table-cell table:formula="of:=(ABS([.$B989]-[.C989])&lt;=[.$B989]*0.1)" office:value-type="boolean" office:boolean-value="false">
            <text:p>FALSO</text:p>
          </table:table-cell>
          <table:table-cell table:formula="of:=(ABS([.$B989]-[.D989])&lt;=[.$B989]*0.1)" office:value-type="boolean" office:boolean-value="false">
            <text:p>FALSO</text:p>
          </table:table-cell>
          <table:table-cell table:formula="of:=(ABS([.$B989]-[.E989])&lt;=[.$B9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990]-[.C990]" office:value-type="float" office:value="3">
            <text:p>3</text:p>
          </table:table-cell>
          <table:table-cell table:formula="of:=[.$B990]-[.D990]" office:value-type="float" office:value="3">
            <text:p>3</text:p>
          </table:table-cell>
          <table:table-cell table:formula="of:=[.$B990]-[.E990]" office:value-type="float" office:value="0">
            <text:p>0</text:p>
          </table:table-cell>
          <table:table-cell table:number-columns-repeated="8"/>
          <table:table-cell table:formula="of:=(ABS([.$B990]-[.C990])&lt;=[.$B990]*0.1)" office:value-type="boolean" office:boolean-value="false">
            <text:p>FALSO</text:p>
          </table:table-cell>
          <table:table-cell table:formula="of:=(ABS([.$B990]-[.D990])&lt;=[.$B990]*0.1)" office:value-type="boolean" office:boolean-value="false">
            <text:p>FALSO</text:p>
          </table:table-cell>
          <table:table-cell table:formula="of:=(ABS([.$B990]-[.E990])&lt;=[.$B9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991]-[.C991]" office:value-type="float" office:value="1">
            <text:p>1</text:p>
          </table:table-cell>
          <table:table-cell table:formula="of:=[.$B991]-[.D991]" office:value-type="float" office:value="0">
            <text:p>0</text:p>
          </table:table-cell>
          <table:table-cell table:formula="of:=[.$B991]-[.E991]" office:value-type="float" office:value="0">
            <text:p>0</text:p>
          </table:table-cell>
          <table:table-cell table:number-columns-repeated="8"/>
          <table:table-cell table:formula="of:=(ABS([.$B991]-[.C991])&lt;=[.$B991]*0.1)" office:value-type="boolean" office:boolean-value="true">
            <text:p>VERDADERO</text:p>
          </table:table-cell>
          <table:table-cell table:formula="of:=(ABS([.$B991]-[.D991])&lt;=[.$B991]*0.1)" office:value-type="boolean" office:boolean-value="true">
            <text:p>VERDADERO</text:p>
          </table:table-cell>
          <table:table-cell table:formula="of:=(ABS([.$B991]-[.E991])&lt;=[.$B9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992]-[.C992]" office:value-type="float" office:value="0">
            <text:p>0</text:p>
          </table:table-cell>
          <table:table-cell table:formula="of:=[.$B992]-[.D992]" office:value-type="float" office:value="0">
            <text:p>0</text:p>
          </table:table-cell>
          <table:table-cell table:formula="of:=[.$B992]-[.E992]" office:value-type="float" office:value="0">
            <text:p>0</text:p>
          </table:table-cell>
          <table:table-cell table:number-columns-repeated="8"/>
          <table:table-cell table:formula="of:=(ABS([.$B992]-[.C992])&lt;=[.$B992]*0.1)" office:value-type="boolean" office:boolean-value="true">
            <text:p>VERDADERO</text:p>
          </table:table-cell>
          <table:table-cell table:formula="of:=(ABS([.$B992]-[.D992])&lt;=[.$B992]*0.1)" office:value-type="boolean" office:boolean-value="true">
            <text:p>VERDADERO</text:p>
          </table:table-cell>
          <table:table-cell table:formula="of:=(ABS([.$B992]-[.E992])&lt;=[.$B9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993]-[.C993]" office:value-type="float" office:value="2">
            <text:p>2</text:p>
          </table:table-cell>
          <table:table-cell table:formula="of:=[.$B993]-[.D993]" office:value-type="float" office:value="1">
            <text:p>1</text:p>
          </table:table-cell>
          <table:table-cell table:formula="of:=[.$B993]-[.E993]" office:value-type="float" office:value="0">
            <text:p>0</text:p>
          </table:table-cell>
          <table:table-cell table:number-columns-repeated="8"/>
          <table:table-cell table:formula="of:=(ABS([.$B993]-[.C993])&lt;=[.$B993]*0.1)" office:value-type="boolean" office:boolean-value="false">
            <text:p>FALSO</text:p>
          </table:table-cell>
          <table:table-cell table:formula="of:=(ABS([.$B993]-[.D993])&lt;=[.$B993]*0.1)" office:value-type="boolean" office:boolean-value="true">
            <text:p>VERDADERO</text:p>
          </table:table-cell>
          <table:table-cell table:formula="of:=(ABS([.$B993]-[.E993])&lt;=[.$B9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formula="of:=[.$B994]-[.C994]" office:value-type="float" office:value="5">
            <text:p>5</text:p>
          </table:table-cell>
          <table:table-cell table:formula="of:=[.$B994]-[.D994]" office:value-type="float" office:value="5">
            <text:p>5</text:p>
          </table:table-cell>
          <table:table-cell table:formula="of:=[.$B994]-[.E994]" office:value-type="float" office:value="0">
            <text:p>0</text:p>
          </table:table-cell>
          <table:table-cell table:number-columns-repeated="8"/>
          <table:table-cell table:formula="of:=(ABS([.$B994]-[.C994])&lt;=[.$B994]*0.1)" office:value-type="boolean" office:boolean-value="false">
            <text:p>FALSO</text:p>
          </table:table-cell>
          <table:table-cell table:formula="of:=(ABS([.$B994]-[.D994])&lt;=[.$B994]*0.1)" office:value-type="boolean" office:boolean-value="false">
            <text:p>FALSO</text:p>
          </table:table-cell>
          <table:table-cell table:formula="of:=(ABS([.$B994]-[.E994])&lt;=[.$B9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995]-[.C995]" office:value-type="float" office:value="1">
            <text:p>1</text:p>
          </table:table-cell>
          <table:table-cell table:formula="of:=[.$B995]-[.D995]" office:value-type="float" office:value="0">
            <text:p>0</text:p>
          </table:table-cell>
          <table:table-cell table:formula="of:=[.$B995]-[.E995]" office:value-type="float" office:value="0">
            <text:p>0</text:p>
          </table:table-cell>
          <table:table-cell table:number-columns-repeated="8"/>
          <table:table-cell table:formula="of:=(ABS([.$B995]-[.C995])&lt;=[.$B995]*0.1)" office:value-type="boolean" office:boolean-value="true">
            <text:p>VERDADERO</text:p>
          </table:table-cell>
          <table:table-cell table:formula="of:=(ABS([.$B995]-[.D995])&lt;=[.$B995]*0.1)" office:value-type="boolean" office:boolean-value="true">
            <text:p>VERDADERO</text:p>
          </table:table-cell>
          <table:table-cell table:formula="of:=(ABS([.$B995]-[.E995])&lt;=[.$B9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996]-[.C996]" office:value-type="float" office:value="6">
            <text:p>6</text:p>
          </table:table-cell>
          <table:table-cell table:formula="of:=[.$B996]-[.D996]" office:value-type="float" office:value="2">
            <text:p>2</text:p>
          </table:table-cell>
          <table:table-cell table:formula="of:=[.$B996]-[.E996]" office:value-type="float" office:value="0">
            <text:p>0</text:p>
          </table:table-cell>
          <table:table-cell table:number-columns-repeated="8"/>
          <table:table-cell table:formula="of:=(ABS([.$B996]-[.C996])&lt;=[.$B996]*0.1)" office:value-type="boolean" office:boolean-value="false">
            <text:p>FALSO</text:p>
          </table:table-cell>
          <table:table-cell table:formula="of:=(ABS([.$B996]-[.D996])&lt;=[.$B996]*0.1)" office:value-type="boolean" office:boolean-value="false">
            <text:p>FALSO</text:p>
          </table:table-cell>
          <table:table-cell table:formula="of:=(ABS([.$B996]-[.E996])&lt;=[.$B9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997]-[.C997]" office:value-type="float" office:value="2">
            <text:p>2</text:p>
          </table:table-cell>
          <table:table-cell table:formula="of:=[.$B997]-[.D997]" office:value-type="float" office:value="2">
            <text:p>2</text:p>
          </table:table-cell>
          <table:table-cell table:formula="of:=[.$B997]-[.E997]" office:value-type="float" office:value="0">
            <text:p>0</text:p>
          </table:table-cell>
          <table:table-cell table:number-columns-repeated="8"/>
          <table:table-cell table:formula="of:=(ABS([.$B997]-[.C997])&lt;=[.$B997]*0.1)" office:value-type="boolean" office:boolean-value="false">
            <text:p>FALSO</text:p>
          </table:table-cell>
          <table:table-cell table:formula="of:=(ABS([.$B997]-[.D997])&lt;=[.$B997]*0.1)" office:value-type="boolean" office:boolean-value="false">
            <text:p>FALSO</text:p>
          </table:table-cell>
          <table:table-cell table:formula="of:=(ABS([.$B997]-[.E997])&lt;=[.$B9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998]-[.C998]" office:value-type="float" office:value="1">
            <text:p>1</text:p>
          </table:table-cell>
          <table:table-cell table:formula="of:=[.$B998]-[.D998]" office:value-type="float" office:value="1">
            <text:p>1</text:p>
          </table:table-cell>
          <table:table-cell table:formula="of:=[.$B998]-[.E998]" office:value-type="float" office:value="0">
            <text:p>0</text:p>
          </table:table-cell>
          <table:table-cell table:number-columns-repeated="8"/>
          <table:table-cell table:formula="of:=(ABS([.$B998]-[.C998])&lt;=[.$B998]*0.1)" office:value-type="boolean" office:boolean-value="true">
            <text:p>VERDADERO</text:p>
          </table:table-cell>
          <table:table-cell table:formula="of:=(ABS([.$B998]-[.D998])&lt;=[.$B998]*0.1)" office:value-type="boolean" office:boolean-value="true">
            <text:p>VERDADERO</text:p>
          </table:table-cell>
          <table:table-cell table:formula="of:=(ABS([.$B998]-[.E998])&lt;=[.$B9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999]-[.C999]" office:value-type="float" office:value="0">
            <text:p>0</text:p>
          </table:table-cell>
          <table:table-cell table:formula="of:=[.$B999]-[.D999]" office:value-type="float" office:value="0">
            <text:p>0</text:p>
          </table:table-cell>
          <table:table-cell table:formula="of:=[.$B999]-[.E999]" office:value-type="float" office:value="0">
            <text:p>0</text:p>
          </table:table-cell>
          <table:table-cell table:number-columns-repeated="8"/>
          <table:table-cell table:formula="of:=(ABS([.$B999]-[.C999])&lt;=[.$B999]*0.1)" office:value-type="boolean" office:boolean-value="true">
            <text:p>VERDADERO</text:p>
          </table:table-cell>
          <table:table-cell table:formula="of:=(ABS([.$B999]-[.D999])&lt;=[.$B999]*0.1)" office:value-type="boolean" office:boolean-value="true">
            <text:p>VERDADERO</text:p>
          </table:table-cell>
          <table:table-cell table:formula="of:=(ABS([.$B999]-[.E999])&lt;=[.$B9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000]-[.C1000]" office:value-type="float" office:value="2">
            <text:p>2</text:p>
          </table:table-cell>
          <table:table-cell table:formula="of:=[.$B1000]-[.D1000]" office:value-type="float" office:value="1">
            <text:p>1</text:p>
          </table:table-cell>
          <table:table-cell table:formula="of:=[.$B1000]-[.E1000]" office:value-type="float" office:value="0">
            <text:p>0</text:p>
          </table:table-cell>
          <table:table-cell table:number-columns-repeated="8"/>
          <table:table-cell table:formula="of:=(ABS([.$B1000]-[.C1000])&lt;=[.$B1000]*0.1)" office:value-type="boolean" office:boolean-value="false">
            <text:p>FALSO</text:p>
          </table:table-cell>
          <table:table-cell table:formula="of:=(ABS([.$B1000]-[.D1000])&lt;=[.$B1000]*0.1)" office:value-type="boolean" office:boolean-value="true">
            <text:p>VERDADERO</text:p>
          </table:table-cell>
          <table:table-cell table:formula="of:=(ABS([.$B1000]-[.E1000])&lt;=[.$B10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001]-[.C1001]" office:value-type="float" office:value="3">
            <text:p>3</text:p>
          </table:table-cell>
          <table:table-cell table:formula="of:=[.$B1001]-[.D1001]" office:value-type="float" office:value="2">
            <text:p>2</text:p>
          </table:table-cell>
          <table:table-cell table:formula="of:=[.$B1001]-[.E1001]" office:value-type="float" office:value="0">
            <text:p>0</text:p>
          </table:table-cell>
          <table:table-cell table:number-columns-repeated="8"/>
          <table:table-cell table:formula="of:=(ABS([.$B1001]-[.C1001])&lt;=[.$B1001]*0.1)" office:value-type="boolean" office:boolean-value="false">
            <text:p>FALSO</text:p>
          </table:table-cell>
          <table:table-cell table:formula="of:=(ABS([.$B1001]-[.D1001])&lt;=[.$B1001]*0.1)" office:value-type="boolean" office:boolean-value="false">
            <text:p>FALSO</text:p>
          </table:table-cell>
          <table:table-cell table:formula="of:=(ABS([.$B1001]-[.E1001])&lt;=[.$B10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02]-[.C1002]" office:value-type="float" office:value="2">
            <text:p>2</text:p>
          </table:table-cell>
          <table:table-cell table:formula="of:=[.$B1002]-[.D1002]" office:value-type="float" office:value="2">
            <text:p>2</text:p>
          </table:table-cell>
          <table:table-cell table:formula="of:=[.$B1002]-[.E1002]" office:value-type="float" office:value="0">
            <text:p>0</text:p>
          </table:table-cell>
          <table:table-cell table:number-columns-repeated="8"/>
          <table:table-cell table:formula="of:=(ABS([.$B1002]-[.C1002])&lt;=[.$B1002]*0.1)" office:value-type="boolean" office:boolean-value="false">
            <text:p>FALSO</text:p>
          </table:table-cell>
          <table:table-cell table:formula="of:=(ABS([.$B1002]-[.D1002])&lt;=[.$B1002]*0.1)" office:value-type="boolean" office:boolean-value="false">
            <text:p>FALSO</text:p>
          </table:table-cell>
          <table:table-cell table:formula="of:=(ABS([.$B1002]-[.E1002])&lt;=[.$B10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003]-[.C1003]" office:value-type="float" office:value="3">
            <text:p>3</text:p>
          </table:table-cell>
          <table:table-cell table:formula="of:=[.$B1003]-[.D1003]" office:value-type="float" office:value="3">
            <text:p>3</text:p>
          </table:table-cell>
          <table:table-cell table:formula="of:=[.$B1003]-[.E1003]" office:value-type="float" office:value="0">
            <text:p>0</text:p>
          </table:table-cell>
          <table:table-cell table:number-columns-repeated="8"/>
          <table:table-cell table:formula="of:=(ABS([.$B1003]-[.C1003])&lt;=[.$B1003]*0.1)" office:value-type="boolean" office:boolean-value="false">
            <text:p>FALSO</text:p>
          </table:table-cell>
          <table:table-cell table:formula="of:=(ABS([.$B1003]-[.D1003])&lt;=[.$B1003]*0.1)" office:value-type="boolean" office:boolean-value="false">
            <text:p>FALSO</text:p>
          </table:table-cell>
          <table:table-cell table:formula="of:=(ABS([.$B1003]-[.E1003])&lt;=[.$B10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04]-[.C1004]" office:value-type="float" office:value="4">
            <text:p>4</text:p>
          </table:table-cell>
          <table:table-cell table:formula="of:=[.$B1004]-[.D1004]" office:value-type="float" office:value="2">
            <text:p>2</text:p>
          </table:table-cell>
          <table:table-cell table:formula="of:=[.$B1004]-[.E1004]" office:value-type="float" office:value="0">
            <text:p>0</text:p>
          </table:table-cell>
          <table:table-cell table:number-columns-repeated="8"/>
          <table:table-cell table:formula="of:=(ABS([.$B1004]-[.C1004])&lt;=[.$B1004]*0.1)" office:value-type="boolean" office:boolean-value="false">
            <text:p>FALSO</text:p>
          </table:table-cell>
          <table:table-cell table:formula="of:=(ABS([.$B1004]-[.D1004])&lt;=[.$B1004]*0.1)" office:value-type="boolean" office:boolean-value="false">
            <text:p>FALSO</text:p>
          </table:table-cell>
          <table:table-cell table:formula="of:=(ABS([.$B1004]-[.E1004])&lt;=[.$B10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[.$B1005]-[.C1005]" office:value-type="float" office:value="4">
            <text:p>4</text:p>
          </table:table-cell>
          <table:table-cell table:formula="of:=[.$B1005]-[.D1005]" office:value-type="float" office:value="4">
            <text:p>4</text:p>
          </table:table-cell>
          <table:table-cell table:formula="of:=[.$B1005]-[.E1005]" office:value-type="float" office:value="0">
            <text:p>0</text:p>
          </table:table-cell>
          <table:table-cell table:number-columns-repeated="8"/>
          <table:table-cell table:formula="of:=(ABS([.$B1005]-[.C1005])&lt;=[.$B1005]*0.1)" office:value-type="boolean" office:boolean-value="false">
            <text:p>FALSO</text:p>
          </table:table-cell>
          <table:table-cell table:formula="of:=(ABS([.$B1005]-[.D1005])&lt;=[.$B1005]*0.1)" office:value-type="boolean" office:boolean-value="false">
            <text:p>FALSO</text:p>
          </table:table-cell>
          <table:table-cell table:formula="of:=(ABS([.$B1005]-[.E1005])&lt;=[.$B10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006]-[.C1006]" office:value-type="float" office:value="4">
            <text:p>4</text:p>
          </table:table-cell>
          <table:table-cell table:formula="of:=[.$B1006]-[.D1006]" office:value-type="float" office:value="3">
            <text:p>3</text:p>
          </table:table-cell>
          <table:table-cell table:formula="of:=[.$B1006]-[.E1006]" office:value-type="float" office:value="0">
            <text:p>0</text:p>
          </table:table-cell>
          <table:table-cell table:number-columns-repeated="8"/>
          <table:table-cell table:formula="of:=(ABS([.$B1006]-[.C1006])&lt;=[.$B1006]*0.1)" office:value-type="boolean" office:boolean-value="false">
            <text:p>FALSO</text:p>
          </table:table-cell>
          <table:table-cell table:formula="of:=(ABS([.$B1006]-[.D1006])&lt;=[.$B1006]*0.1)" office:value-type="boolean" office:boolean-value="false">
            <text:p>FALSO</text:p>
          </table:table-cell>
          <table:table-cell table:formula="of:=(ABS([.$B1006]-[.E1006])&lt;=[.$B10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formula="of:=[.$B1007]-[.C1007]" office:value-type="float" office:value="5">
            <text:p>5</text:p>
          </table:table-cell>
          <table:table-cell table:formula="of:=[.$B1007]-[.D1007]" office:value-type="float" office:value="5">
            <text:p>5</text:p>
          </table:table-cell>
          <table:table-cell table:formula="of:=[.$B1007]-[.E1007]" office:value-type="float" office:value="0">
            <text:p>0</text:p>
          </table:table-cell>
          <table:table-cell table:number-columns-repeated="8"/>
          <table:table-cell table:formula="of:=(ABS([.$B1007]-[.C1007])&lt;=[.$B1007]*0.1)" office:value-type="boolean" office:boolean-value="false">
            <text:p>FALSO</text:p>
          </table:table-cell>
          <table:table-cell table:formula="of:=(ABS([.$B1007]-[.D1007])&lt;=[.$B1007]*0.1)" office:value-type="boolean" office:boolean-value="false">
            <text:p>FALSO</text:p>
          </table:table-cell>
          <table:table-cell table:formula="of:=(ABS([.$B1007]-[.E1007])&lt;=[.$B10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008]-[.C1008]" office:value-type="float" office:value="4">
            <text:p>4</text:p>
          </table:table-cell>
          <table:table-cell table:formula="of:=[.$B1008]-[.D1008]" office:value-type="float" office:value="4">
            <text:p>4</text:p>
          </table:table-cell>
          <table:table-cell table:formula="of:=[.$B1008]-[.E1008]" office:value-type="float" office:value="0">
            <text:p>0</text:p>
          </table:table-cell>
          <table:table-cell table:number-columns-repeated="8"/>
          <table:table-cell table:formula="of:=(ABS([.$B1008]-[.C1008])&lt;=[.$B1008]*0.1)" office:value-type="boolean" office:boolean-value="false">
            <text:p>FALSO</text:p>
          </table:table-cell>
          <table:table-cell table:formula="of:=(ABS([.$B1008]-[.D1008])&lt;=[.$B1008]*0.1)" office:value-type="boolean" office:boolean-value="false">
            <text:p>FALSO</text:p>
          </table:table-cell>
          <table:table-cell table:formula="of:=(ABS([.$B1008]-[.E1008])&lt;=[.$B10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009]-[.C1009]" office:value-type="float" office:value="1">
            <text:p>1</text:p>
          </table:table-cell>
          <table:table-cell table:formula="of:=[.$B1009]-[.D1009]" office:value-type="float" office:value="1">
            <text:p>1</text:p>
          </table:table-cell>
          <table:table-cell table:formula="of:=[.$B1009]-[.E1009]" office:value-type="float" office:value="0">
            <text:p>0</text:p>
          </table:table-cell>
          <table:table-cell table:number-columns-repeated="8"/>
          <table:table-cell table:formula="of:=(ABS([.$B1009]-[.C1009])&lt;=[.$B1009]*0.1)" office:value-type="boolean" office:boolean-value="true">
            <text:p>VERDADERO</text:p>
          </table:table-cell>
          <table:table-cell table:formula="of:=(ABS([.$B1009]-[.D1009])&lt;=[.$B1009]*0.1)" office:value-type="boolean" office:boolean-value="true">
            <text:p>VERDADERO</text:p>
          </table:table-cell>
          <table:table-cell table:formula="of:=(ABS([.$B1009]-[.E1009])&lt;=[.$B10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10]-[.C1010]" office:value-type="float" office:value="2">
            <text:p>2</text:p>
          </table:table-cell>
          <table:table-cell table:formula="of:=[.$B1010]-[.D1010]" office:value-type="float" office:value="2">
            <text:p>2</text:p>
          </table:table-cell>
          <table:table-cell table:formula="of:=[.$B1010]-[.E1010]" office:value-type="float" office:value="0">
            <text:p>0</text:p>
          </table:table-cell>
          <table:table-cell table:number-columns-repeated="8"/>
          <table:table-cell table:formula="of:=(ABS([.$B1010]-[.C1010])&lt;=[.$B1010]*0.1)" office:value-type="boolean" office:boolean-value="false">
            <text:p>FALSO</text:p>
          </table:table-cell>
          <table:table-cell table:formula="of:=(ABS([.$B1010]-[.D1010])&lt;=[.$B1010]*0.1)" office:value-type="boolean" office:boolean-value="false">
            <text:p>FALSO</text:p>
          </table:table-cell>
          <table:table-cell table:formula="of:=(ABS([.$B1010]-[.E1010])&lt;=[.$B10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011]-[.C1011]" office:value-type="float" office:value="3">
            <text:p>3</text:p>
          </table:table-cell>
          <table:table-cell table:formula="of:=[.$B1011]-[.D1011]" office:value-type="float" office:value="3">
            <text:p>3</text:p>
          </table:table-cell>
          <table:table-cell table:formula="of:=[.$B1011]-[.E1011]" office:value-type="float" office:value="0">
            <text:p>0</text:p>
          </table:table-cell>
          <table:table-cell table:number-columns-repeated="8"/>
          <table:table-cell table:formula="of:=(ABS([.$B1011]-[.C1011])&lt;=[.$B1011]*0.1)" office:value-type="boolean" office:boolean-value="false">
            <text:p>FALSO</text:p>
          </table:table-cell>
          <table:table-cell table:formula="of:=(ABS([.$B1011]-[.D1011])&lt;=[.$B1011]*0.1)" office:value-type="boolean" office:boolean-value="false">
            <text:p>FALSO</text:p>
          </table:table-cell>
          <table:table-cell table:formula="of:=(ABS([.$B1011]-[.E1011])&lt;=[.$B10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012]-[.C1012]" office:value-type="float" office:value="3">
            <text:p>3</text:p>
          </table:table-cell>
          <table:table-cell table:formula="of:=[.$B1012]-[.D1012]" office:value-type="float" office:value="3">
            <text:p>3</text:p>
          </table:table-cell>
          <table:table-cell table:formula="of:=[.$B1012]-[.E1012]" office:value-type="float" office:value="0">
            <text:p>0</text:p>
          </table:table-cell>
          <table:table-cell table:number-columns-repeated="8"/>
          <table:table-cell table:formula="of:=(ABS([.$B1012]-[.C1012])&lt;=[.$B1012]*0.1)" office:value-type="boolean" office:boolean-value="false">
            <text:p>FALSO</text:p>
          </table:table-cell>
          <table:table-cell table:formula="of:=(ABS([.$B1012]-[.D1012])&lt;=[.$B1012]*0.1)" office:value-type="boolean" office:boolean-value="false">
            <text:p>FALSO</text:p>
          </table:table-cell>
          <table:table-cell table:formula="of:=(ABS([.$B1012]-[.E1012])&lt;=[.$B10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013]-[.C1013]" office:value-type="float" office:value="2">
            <text:p>2</text:p>
          </table:table-cell>
          <table:table-cell table:formula="of:=[.$B1013]-[.D1013]" office:value-type="float" office:value="2">
            <text:p>2</text:p>
          </table:table-cell>
          <table:table-cell table:formula="of:=[.$B1013]-[.E1013]" office:value-type="float" office:value="0">
            <text:p>0</text:p>
          </table:table-cell>
          <table:table-cell table:number-columns-repeated="8"/>
          <table:table-cell table:formula="of:=(ABS([.$B1013]-[.C1013])&lt;=[.$B1013]*0.1)" office:value-type="boolean" office:boolean-value="false">
            <text:p>FALSO</text:p>
          </table:table-cell>
          <table:table-cell table:formula="of:=(ABS([.$B1013]-[.D1013])&lt;=[.$B1013]*0.1)" office:value-type="boolean" office:boolean-value="false">
            <text:p>FALSO</text:p>
          </table:table-cell>
          <table:table-cell table:formula="of:=(ABS([.$B1013]-[.E1013])&lt;=[.$B10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014]-[.C1014]" office:value-type="float" office:value="2">
            <text:p>2</text:p>
          </table:table-cell>
          <table:table-cell table:formula="of:=[.$B1014]-[.D1014]" office:value-type="float" office:value="2">
            <text:p>2</text:p>
          </table:table-cell>
          <table:table-cell table:formula="of:=[.$B1014]-[.E1014]" office:value-type="float" office:value="0">
            <text:p>0</text:p>
          </table:table-cell>
          <table:table-cell table:number-columns-repeated="8"/>
          <table:table-cell table:formula="of:=(ABS([.$B1014]-[.C1014])&lt;=[.$B1014]*0.1)" office:value-type="boolean" office:boolean-value="false">
            <text:p>FALSO</text:p>
          </table:table-cell>
          <table:table-cell table:formula="of:=(ABS([.$B1014]-[.D1014])&lt;=[.$B1014]*0.1)" office:value-type="boolean" office:boolean-value="false">
            <text:p>FALSO</text:p>
          </table:table-cell>
          <table:table-cell table:formula="of:=(ABS([.$B1014]-[.E1014])&lt;=[.$B10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015]-[.C1015]" office:value-type="float" office:value="1">
            <text:p>1</text:p>
          </table:table-cell>
          <table:table-cell table:formula="of:=[.$B1015]-[.D1015]" office:value-type="float" office:value="1">
            <text:p>1</text:p>
          </table:table-cell>
          <table:table-cell table:formula="of:=[.$B1015]-[.E1015]" office:value-type="float" office:value="0">
            <text:p>0</text:p>
          </table:table-cell>
          <table:table-cell table:number-columns-repeated="8"/>
          <table:table-cell table:formula="of:=(ABS([.$B1015]-[.C1015])&lt;=[.$B1015]*0.1)" office:value-type="boolean" office:boolean-value="true">
            <text:p>VERDADERO</text:p>
          </table:table-cell>
          <table:table-cell table:formula="of:=(ABS([.$B1015]-[.D1015])&lt;=[.$B1015]*0.1)" office:value-type="boolean" office:boolean-value="true">
            <text:p>VERDADERO</text:p>
          </table:table-cell>
          <table:table-cell table:formula="of:=(ABS([.$B1015]-[.E1015])&lt;=[.$B10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016]-[.C1016]" office:value-type="float" office:value="4">
            <text:p>4</text:p>
          </table:table-cell>
          <table:table-cell table:formula="of:=[.$B1016]-[.D1016]" office:value-type="float" office:value="3">
            <text:p>3</text:p>
          </table:table-cell>
          <table:table-cell table:formula="of:=[.$B1016]-[.E1016]" office:value-type="float" office:value="0">
            <text:p>0</text:p>
          </table:table-cell>
          <table:table-cell table:number-columns-repeated="8"/>
          <table:table-cell table:formula="of:=(ABS([.$B1016]-[.C1016])&lt;=[.$B1016]*0.1)" office:value-type="boolean" office:boolean-value="false">
            <text:p>FALSO</text:p>
          </table:table-cell>
          <table:table-cell table:formula="of:=(ABS([.$B1016]-[.D1016])&lt;=[.$B1016]*0.1)" office:value-type="boolean" office:boolean-value="false">
            <text:p>FALSO</text:p>
          </table:table-cell>
          <table:table-cell table:formula="of:=(ABS([.$B1016]-[.E1016])&lt;=[.$B10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017]-[.C1017]" office:value-type="float" office:value="1">
            <text:p>1</text:p>
          </table:table-cell>
          <table:table-cell table:formula="of:=[.$B1017]-[.D1017]" office:value-type="float" office:value="1">
            <text:p>1</text:p>
          </table:table-cell>
          <table:table-cell table:formula="of:=[.$B1017]-[.E1017]" office:value-type="float" office:value="0">
            <text:p>0</text:p>
          </table:table-cell>
          <table:table-cell table:number-columns-repeated="8"/>
          <table:table-cell table:formula="of:=(ABS([.$B1017]-[.C1017])&lt;=[.$B1017]*0.1)" office:value-type="boolean" office:boolean-value="true">
            <text:p>VERDADERO</text:p>
          </table:table-cell>
          <table:table-cell table:formula="of:=(ABS([.$B1017]-[.D1017])&lt;=[.$B1017]*0.1)" office:value-type="boolean" office:boolean-value="true">
            <text:p>VERDADERO</text:p>
          </table:table-cell>
          <table:table-cell table:formula="of:=(ABS([.$B1017]-[.E1017])&lt;=[.$B10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018]-[.C1018]" office:value-type="float" office:value="5">
            <text:p>5</text:p>
          </table:table-cell>
          <table:table-cell table:formula="of:=[.$B1018]-[.D1018]" office:value-type="float" office:value="2">
            <text:p>2</text:p>
          </table:table-cell>
          <table:table-cell table:formula="of:=[.$B1018]-[.E1018]" office:value-type="float" office:value="0">
            <text:p>0</text:p>
          </table:table-cell>
          <table:table-cell table:number-columns-repeated="8"/>
          <table:table-cell table:formula="of:=(ABS([.$B1018]-[.C1018])&lt;=[.$B1018]*0.1)" office:value-type="boolean" office:boolean-value="false">
            <text:p>FALSO</text:p>
          </table:table-cell>
          <table:table-cell table:formula="of:=(ABS([.$B1018]-[.D1018])&lt;=[.$B1018]*0.1)" office:value-type="boolean" office:boolean-value="false">
            <text:p>FALSO</text:p>
          </table:table-cell>
          <table:table-cell table:formula="of:=(ABS([.$B1018]-[.E1018])&lt;=[.$B10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019]-[.C1019]" office:value-type="float" office:value="6">
            <text:p>6</text:p>
          </table:table-cell>
          <table:table-cell table:formula="of:=[.$B1019]-[.D1019]" office:value-type="float" office:value="0">
            <text:p>0</text:p>
          </table:table-cell>
          <table:table-cell table:formula="of:=[.$B1019]-[.E1019]" office:value-type="float" office:value="0">
            <text:p>0</text:p>
          </table:table-cell>
          <table:table-cell table:number-columns-repeated="8"/>
          <table:table-cell table:formula="of:=(ABS([.$B1019]-[.C1019])&lt;=[.$B1019]*0.1)" office:value-type="boolean" office:boolean-value="false">
            <text:p>FALSO</text:p>
          </table:table-cell>
          <table:table-cell table:formula="of:=(ABS([.$B1019]-[.D1019])&lt;=[.$B1019]*0.1)" office:value-type="boolean" office:boolean-value="true">
            <text:p>VERDADERO</text:p>
          </table:table-cell>
          <table:table-cell table:formula="of:=(ABS([.$B1019]-[.E1019])&lt;=[.$B10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020]-[.C1020]" office:value-type="float" office:value="4">
            <text:p>4</text:p>
          </table:table-cell>
          <table:table-cell table:formula="of:=[.$B1020]-[.D1020]" office:value-type="float" office:value="4">
            <text:p>4</text:p>
          </table:table-cell>
          <table:table-cell table:formula="of:=[.$B1020]-[.E1020]" office:value-type="float" office:value="0">
            <text:p>0</text:p>
          </table:table-cell>
          <table:table-cell table:number-columns-repeated="8"/>
          <table:table-cell table:formula="of:=(ABS([.$B1020]-[.C1020])&lt;=[.$B1020]*0.1)" office:value-type="boolean" office:boolean-value="false">
            <text:p>FALSO</text:p>
          </table:table-cell>
          <table:table-cell table:formula="of:=(ABS([.$B1020]-[.D1020])&lt;=[.$B1020]*0.1)" office:value-type="boolean" office:boolean-value="false">
            <text:p>FALSO</text:p>
          </table:table-cell>
          <table:table-cell table:formula="of:=(ABS([.$B1020]-[.E1020])&lt;=[.$B10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021]-[.C1021]" office:value-type="float" office:value="5">
            <text:p>5</text:p>
          </table:table-cell>
          <table:table-cell table:formula="of:=[.$B1021]-[.D1021]" office:value-type="float" office:value="2">
            <text:p>2</text:p>
          </table:table-cell>
          <table:table-cell table:formula="of:=[.$B1021]-[.E1021]" office:value-type="float" office:value="0">
            <text:p>0</text:p>
          </table:table-cell>
          <table:table-cell table:number-columns-repeated="8"/>
          <table:table-cell table:formula="of:=(ABS([.$B1021]-[.C1021])&lt;=[.$B1021]*0.1)" office:value-type="boolean" office:boolean-value="false">
            <text:p>FALSO</text:p>
          </table:table-cell>
          <table:table-cell table:formula="of:=(ABS([.$B1021]-[.D1021])&lt;=[.$B1021]*0.1)" office:value-type="boolean" office:boolean-value="false">
            <text:p>FALSO</text:p>
          </table:table-cell>
          <table:table-cell table:formula="of:=(ABS([.$B1021]-[.E1021])&lt;=[.$B10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022]-[.C1022]" office:value-type="float" office:value="3">
            <text:p>3</text:p>
          </table:table-cell>
          <table:table-cell table:formula="of:=[.$B1022]-[.D1022]" office:value-type="float" office:value="2">
            <text:p>2</text:p>
          </table:table-cell>
          <table:table-cell table:formula="of:=[.$B1022]-[.E1022]" office:value-type="float" office:value="0">
            <text:p>0</text:p>
          </table:table-cell>
          <table:table-cell table:number-columns-repeated="8"/>
          <table:table-cell table:formula="of:=(ABS([.$B1022]-[.C1022])&lt;=[.$B1022]*0.1)" office:value-type="boolean" office:boolean-value="false">
            <text:p>FALSO</text:p>
          </table:table-cell>
          <table:table-cell table:formula="of:=(ABS([.$B1022]-[.D1022])&lt;=[.$B1022]*0.1)" office:value-type="boolean" office:boolean-value="false">
            <text:p>FALSO</text:p>
          </table:table-cell>
          <table:table-cell table:formula="of:=(ABS([.$B1022]-[.E1022])&lt;=[.$B10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023]-[.C1023]" office:value-type="float" office:value="3">
            <text:p>3</text:p>
          </table:table-cell>
          <table:table-cell table:formula="of:=[.$B1023]-[.D1023]" office:value-type="float" office:value="3">
            <text:p>3</text:p>
          </table:table-cell>
          <table:table-cell table:formula="of:=[.$B1023]-[.E1023]" office:value-type="float" office:value="2">
            <text:p>2</text:p>
          </table:table-cell>
          <table:table-cell table:number-columns-repeated="8"/>
          <table:table-cell table:formula="of:=(ABS([.$B1023]-[.C1023])&lt;=[.$B1023]*0.1)" office:value-type="boolean" office:boolean-value="false">
            <text:p>FALSO</text:p>
          </table:table-cell>
          <table:table-cell table:formula="of:=(ABS([.$B1023]-[.D1023])&lt;=[.$B1023]*0.1)" office:value-type="boolean" office:boolean-value="false">
            <text:p>FALSO</text:p>
          </table:table-cell>
          <table:table-cell table:formula="of:=(ABS([.$B1023]-[.E1023])&lt;=[.$B102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024]-[.C1024]" office:value-type="float" office:value="2">
            <text:p>2</text:p>
          </table:table-cell>
          <table:table-cell table:formula="of:=[.$B1024]-[.D1024]" office:value-type="float" office:value="1">
            <text:p>1</text:p>
          </table:table-cell>
          <table:table-cell table:formula="of:=[.$B1024]-[.E1024]" office:value-type="float" office:value="0">
            <text:p>0</text:p>
          </table:table-cell>
          <table:table-cell table:number-columns-repeated="8"/>
          <table:table-cell table:formula="of:=(ABS([.$B1024]-[.C1024])&lt;=[.$B1024]*0.1)" office:value-type="boolean" office:boolean-value="false">
            <text:p>FALSO</text:p>
          </table:table-cell>
          <table:table-cell table:formula="of:=(ABS([.$B1024]-[.D1024])&lt;=[.$B1024]*0.1)" office:value-type="boolean" office:boolean-value="true">
            <text:p>VERDADERO</text:p>
          </table:table-cell>
          <table:table-cell table:formula="of:=(ABS([.$B1024]-[.E1024])&lt;=[.$B10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025]-[.C1025]" office:value-type="float" office:value="3">
            <text:p>3</text:p>
          </table:table-cell>
          <table:table-cell table:formula="of:=[.$B1025]-[.D1025]" office:value-type="float" office:value="3">
            <text:p>3</text:p>
          </table:table-cell>
          <table:table-cell table:formula="of:=[.$B1025]-[.E1025]" office:value-type="float" office:value="1">
            <text:p>1</text:p>
          </table:table-cell>
          <table:table-cell table:number-columns-repeated="8"/>
          <table:table-cell table:formula="of:=(ABS([.$B1025]-[.C1025])&lt;=[.$B1025]*0.1)" office:value-type="boolean" office:boolean-value="false">
            <text:p>FALSO</text:p>
          </table:table-cell>
          <table:table-cell table:formula="of:=(ABS([.$B1025]-[.D1025])&lt;=[.$B1025]*0.1)" office:value-type="boolean" office:boolean-value="false">
            <text:p>FALSO</text:p>
          </table:table-cell>
          <table:table-cell table:formula="of:=(ABS([.$B1025]-[.E1025])&lt;=[.$B10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$B1026]-[.C1026]" office:value-type="float" office:value="0">
            <text:p>0</text:p>
          </table:table-cell>
          <table:table-cell table:formula="of:=[.$B1026]-[.D1026]" office:value-type="float" office:value="0">
            <text:p>0</text:p>
          </table:table-cell>
          <table:table-cell table:formula="of:=[.$B1026]-[.E1026]" office:value-type="float" office:value="0">
            <text:p>0</text:p>
          </table:table-cell>
          <table:table-cell table:number-columns-repeated="8"/>
          <table:table-cell table:formula="of:=(ABS([.$B1026]-[.C1026])&lt;=[.$B1026]*0.1)" office:value-type="boolean" office:boolean-value="true">
            <text:p>VERDADERO</text:p>
          </table:table-cell>
          <table:table-cell table:formula="of:=(ABS([.$B1026]-[.D1026])&lt;=[.$B1026]*0.1)" office:value-type="boolean" office:boolean-value="true">
            <text:p>VERDADERO</text:p>
          </table:table-cell>
          <table:table-cell table:formula="of:=(ABS([.$B1026]-[.E1026])&lt;=[.$B10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27]-[.C1027]" office:value-type="float" office:value="2">
            <text:p>2</text:p>
          </table:table-cell>
          <table:table-cell table:formula="of:=[.$B1027]-[.D1027]" office:value-type="float" office:value="2">
            <text:p>2</text:p>
          </table:table-cell>
          <table:table-cell table:formula="of:=[.$B1027]-[.E1027]" office:value-type="float" office:value="0">
            <text:p>0</text:p>
          </table:table-cell>
          <table:table-cell table:number-columns-repeated="8"/>
          <table:table-cell table:formula="of:=(ABS([.$B1027]-[.C1027])&lt;=[.$B1027]*0.1)" office:value-type="boolean" office:boolean-value="false">
            <text:p>FALSO</text:p>
          </table:table-cell>
          <table:table-cell table:formula="of:=(ABS([.$B1027]-[.D1027])&lt;=[.$B1027]*0.1)" office:value-type="boolean" office:boolean-value="false">
            <text:p>FALSO</text:p>
          </table:table-cell>
          <table:table-cell table:formula="of:=(ABS([.$B1027]-[.E1027])&lt;=[.$B10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028]-[.C1028]" office:value-type="float" office:value="2">
            <text:p>2</text:p>
          </table:table-cell>
          <table:table-cell table:formula="of:=[.$B1028]-[.D1028]" office:value-type="float" office:value="2">
            <text:p>2</text:p>
          </table:table-cell>
          <table:table-cell table:formula="of:=[.$B1028]-[.E1028]" office:value-type="float" office:value="0">
            <text:p>0</text:p>
          </table:table-cell>
          <table:table-cell table:number-columns-repeated="8"/>
          <table:table-cell table:formula="of:=(ABS([.$B1028]-[.C1028])&lt;=[.$B1028]*0.1)" office:value-type="boolean" office:boolean-value="false">
            <text:p>FALSO</text:p>
          </table:table-cell>
          <table:table-cell table:formula="of:=(ABS([.$B1028]-[.D1028])&lt;=[.$B1028]*0.1)" office:value-type="boolean" office:boolean-value="false">
            <text:p>FALSO</text:p>
          </table:table-cell>
          <table:table-cell table:formula="of:=(ABS([.$B1028]-[.E1028])&lt;=[.$B10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029]-[.C1029]" office:value-type="float" office:value="5">
            <text:p>5</text:p>
          </table:table-cell>
          <table:table-cell table:formula="of:=[.$B1029]-[.D1029]" office:value-type="float" office:value="3">
            <text:p>3</text:p>
          </table:table-cell>
          <table:table-cell table:formula="of:=[.$B1029]-[.E1029]" office:value-type="float" office:value="2">
            <text:p>2</text:p>
          </table:table-cell>
          <table:table-cell table:number-columns-repeated="8"/>
          <table:table-cell table:formula="of:=(ABS([.$B1029]-[.C1029])&lt;=[.$B1029]*0.1)" office:value-type="boolean" office:boolean-value="false">
            <text:p>FALSO</text:p>
          </table:table-cell>
          <table:table-cell table:formula="of:=(ABS([.$B1029]-[.D1029])&lt;=[.$B1029]*0.1)" office:value-type="boolean" office:boolean-value="false">
            <text:p>FALSO</text:p>
          </table:table-cell>
          <table:table-cell table:formula="of:=(ABS([.$B1029]-[.E1029])&lt;=[.$B102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/>
          <table:table-cell table:formula="of:=[.$B1030]-[.C1030]" office:value-type="float" office:value="1">
            <text:p>1</text:p>
          </table:table-cell>
          <table:table-cell table:formula="of:=[.$B1030]-[.D1030]" office:value-type="float" office:value="1">
            <text:p>1</text:p>
          </table:table-cell>
          <table:table-cell table:formula="of:=[.$B1030]-[.E1030]" office:value-type="float" office:value="1">
            <text:p>1</text:p>
          </table:table-cell>
          <table:table-cell table:number-columns-repeated="8"/>
          <table:table-cell table:formula="of:=(ABS([.$B1030]-[.C1030])&lt;=[.$B1030]*0.1)" office:value-type="boolean" office:boolean-value="true">
            <text:p>VERDADERO</text:p>
          </table:table-cell>
          <table:table-cell table:formula="of:=(ABS([.$B1030]-[.D1030])&lt;=[.$B1030]*0.1)" office:value-type="boolean" office:boolean-value="true">
            <text:p>VERDADERO</text:p>
          </table:table-cell>
          <table:table-cell table:formula="of:=(ABS([.$B1030]-[.E1030])&lt;=[.$B10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031]-[.C1031]" office:value-type="float" office:value="4">
            <text:p>4</text:p>
          </table:table-cell>
          <table:table-cell table:formula="of:=[.$B1031]-[.D1031]" office:value-type="float" office:value="1">
            <text:p>1</text:p>
          </table:table-cell>
          <table:table-cell table:formula="of:=[.$B1031]-[.E1031]" office:value-type="float" office:value="0">
            <text:p>0</text:p>
          </table:table-cell>
          <table:table-cell table:number-columns-repeated="8"/>
          <table:table-cell table:formula="of:=(ABS([.$B1031]-[.C1031])&lt;=[.$B1031]*0.1)" office:value-type="boolean" office:boolean-value="false">
            <text:p>FALSO</text:p>
          </table:table-cell>
          <table:table-cell table:formula="of:=(ABS([.$B1031]-[.D1031])&lt;=[.$B1031]*0.1)" office:value-type="boolean" office:boolean-value="true">
            <text:p>VERDADERO</text:p>
          </table:table-cell>
          <table:table-cell table:formula="of:=(ABS([.$B1031]-[.E1031])&lt;=[.$B10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[.$B1032]-[.C1032]" office:value-type="float" office:value="4">
            <text:p>4</text:p>
          </table:table-cell>
          <table:table-cell table:formula="of:=[.$B1032]-[.D1032]" office:value-type="float" office:value="1">
            <text:p>1</text:p>
          </table:table-cell>
          <table:table-cell table:formula="of:=[.$B1032]-[.E1032]" office:value-type="float" office:value="0">
            <text:p>0</text:p>
          </table:table-cell>
          <table:table-cell table:number-columns-repeated="8"/>
          <table:table-cell table:formula="of:=(ABS([.$B1032]-[.C1032])&lt;=[.$B1032]*0.1)" office:value-type="boolean" office:boolean-value="false">
            <text:p>FALSO</text:p>
          </table:table-cell>
          <table:table-cell table:formula="of:=(ABS([.$B1032]-[.D1032])&lt;=[.$B1032]*0.1)" office:value-type="boolean" office:boolean-value="true">
            <text:p>VERDADERO</text:p>
          </table:table-cell>
          <table:table-cell table:formula="of:=(ABS([.$B1032]-[.E1032])&lt;=[.$B10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033]-[.C1033]" office:value-type="float" office:value="2">
            <text:p>2</text:p>
          </table:table-cell>
          <table:table-cell table:formula="of:=[.$B1033]-[.D1033]" office:value-type="float" office:value="2">
            <text:p>2</text:p>
          </table:table-cell>
          <table:table-cell table:formula="of:=[.$B1033]-[.E1033]" office:value-type="float" office:value="0">
            <text:p>0</text:p>
          </table:table-cell>
          <table:table-cell table:number-columns-repeated="8"/>
          <table:table-cell table:formula="of:=(ABS([.$B1033]-[.C1033])&lt;=[.$B1033]*0.1)" office:value-type="boolean" office:boolean-value="false">
            <text:p>FALSO</text:p>
          </table:table-cell>
          <table:table-cell table:formula="of:=(ABS([.$B1033]-[.D1033])&lt;=[.$B1033]*0.1)" office:value-type="boolean" office:boolean-value="false">
            <text:p>FALSO</text:p>
          </table:table-cell>
          <table:table-cell table:formula="of:=(ABS([.$B1033]-[.E1033])&lt;=[.$B10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034]-[.C1034]" office:value-type="float" office:value="1">
            <text:p>1</text:p>
          </table:table-cell>
          <table:table-cell table:formula="of:=[.$B1034]-[.D1034]" office:value-type="float" office:value="0">
            <text:p>0</text:p>
          </table:table-cell>
          <table:table-cell table:formula="of:=[.$B1034]-[.E1034]" office:value-type="float" office:value="0">
            <text:p>0</text:p>
          </table:table-cell>
          <table:table-cell table:number-columns-repeated="8"/>
          <table:table-cell table:formula="of:=(ABS([.$B1034]-[.C1034])&lt;=[.$B1034]*0.1)" office:value-type="boolean" office:boolean-value="true">
            <text:p>VERDADERO</text:p>
          </table:table-cell>
          <table:table-cell table:formula="of:=(ABS([.$B1034]-[.D1034])&lt;=[.$B1034]*0.1)" office:value-type="boolean" office:boolean-value="true">
            <text:p>VERDADERO</text:p>
          </table:table-cell>
          <table:table-cell table:formula="of:=(ABS([.$B1034]-[.E1034])&lt;=[.$B10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035]-[.C1035]" office:value-type="float" office:value="4">
            <text:p>4</text:p>
          </table:table-cell>
          <table:table-cell table:formula="of:=[.$B1035]-[.D1035]" office:value-type="float" office:value="0">
            <text:p>0</text:p>
          </table:table-cell>
          <table:table-cell table:formula="of:=[.$B1035]-[.E1035]" office:value-type="float" office:value="0">
            <text:p>0</text:p>
          </table:table-cell>
          <table:table-cell table:number-columns-repeated="8"/>
          <table:table-cell table:formula="of:=(ABS([.$B1035]-[.C1035])&lt;=[.$B1035]*0.1)" office:value-type="boolean" office:boolean-value="false">
            <text:p>FALSO</text:p>
          </table:table-cell>
          <table:table-cell table:formula="of:=(ABS([.$B1035]-[.D1035])&lt;=[.$B1035]*0.1)" office:value-type="boolean" office:boolean-value="true">
            <text:p>VERDADERO</text:p>
          </table:table-cell>
          <table:table-cell table:formula="of:=(ABS([.$B1035]-[.E1035])&lt;=[.$B10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036]-[.C1036]" office:value-type="float" office:value="2">
            <text:p>2</text:p>
          </table:table-cell>
          <table:table-cell table:formula="of:=[.$B1036]-[.D1036]" office:value-type="float" office:value="2">
            <text:p>2</text:p>
          </table:table-cell>
          <table:table-cell table:formula="of:=[.$B1036]-[.E1036]" office:value-type="float" office:value="1">
            <text:p>1</text:p>
          </table:table-cell>
          <table:table-cell table:number-columns-repeated="8"/>
          <table:table-cell table:formula="of:=(ABS([.$B1036]-[.C1036])&lt;=[.$B1036]*0.1)" office:value-type="boolean" office:boolean-value="false">
            <text:p>FALSO</text:p>
          </table:table-cell>
          <table:table-cell table:formula="of:=(ABS([.$B1036]-[.D1036])&lt;=[.$B1036]*0.1)" office:value-type="boolean" office:boolean-value="false">
            <text:p>FALSO</text:p>
          </table:table-cell>
          <table:table-cell table:formula="of:=(ABS([.$B1036]-[.E1036])&lt;=[.$B10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1037]-[.C1037]" office:value-type="float" office:value="0">
            <text:p>0</text:p>
          </table:table-cell>
          <table:table-cell table:formula="of:=[.$B1037]-[.D1037]" office:value-type="float" office:value="0">
            <text:p>0</text:p>
          </table:table-cell>
          <table:table-cell table:formula="of:=[.$B1037]-[.E1037]" office:value-type="float" office:value="0">
            <text:p>0</text:p>
          </table:table-cell>
          <table:table-cell table:number-columns-repeated="8"/>
          <table:table-cell table:formula="of:=(ABS([.$B1037]-[.C1037])&lt;=[.$B1037]*0.1)" office:value-type="boolean" office:boolean-value="true">
            <text:p>VERDADERO</text:p>
          </table:table-cell>
          <table:table-cell table:formula="of:=(ABS([.$B1037]-[.D1037])&lt;=[.$B1037]*0.1)" office:value-type="boolean" office:boolean-value="true">
            <text:p>VERDADERO</text:p>
          </table:table-cell>
          <table:table-cell table:formula="of:=(ABS([.$B1037]-[.E1037])&lt;=[.$B10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038]-[.C1038]" office:value-type="float" office:value="2">
            <text:p>2</text:p>
          </table:table-cell>
          <table:table-cell table:formula="of:=[.$B1038]-[.D1038]" office:value-type="float" office:value="0">
            <text:p>0</text:p>
          </table:table-cell>
          <table:table-cell table:formula="of:=[.$B1038]-[.E1038]" office:value-type="float" office:value="0">
            <text:p>0</text:p>
          </table:table-cell>
          <table:table-cell table:number-columns-repeated="8"/>
          <table:table-cell table:formula="of:=(ABS([.$B1038]-[.C1038])&lt;=[.$B1038]*0.1)" office:value-type="boolean" office:boolean-value="false">
            <text:p>FALSO</text:p>
          </table:table-cell>
          <table:table-cell table:formula="of:=(ABS([.$B1038]-[.D1038])&lt;=[.$B1038]*0.1)" office:value-type="boolean" office:boolean-value="true">
            <text:p>VERDADERO</text:p>
          </table:table-cell>
          <table:table-cell table:formula="of:=(ABS([.$B1038]-[.E1038])&lt;=[.$B10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1039]-[.C1039]" office:value-type="float" office:value="0">
            <text:p>0</text:p>
          </table:table-cell>
          <table:table-cell table:formula="of:=[.$B1039]-[.D1039]" office:value-type="float" office:value="0">
            <text:p>0</text:p>
          </table:table-cell>
          <table:table-cell table:formula="of:=[.$B1039]-[.E1039]" office:value-type="float" office:value="0">
            <text:p>0</text:p>
          </table:table-cell>
          <table:table-cell table:number-columns-repeated="8"/>
          <table:table-cell table:formula="of:=(ABS([.$B1039]-[.C1039])&lt;=[.$B1039]*0.1)" office:value-type="boolean" office:boolean-value="true">
            <text:p>VERDADERO</text:p>
          </table:table-cell>
          <table:table-cell table:formula="of:=(ABS([.$B1039]-[.D1039])&lt;=[.$B1039]*0.1)" office:value-type="boolean" office:boolean-value="true">
            <text:p>VERDADERO</text:p>
          </table:table-cell>
          <table:table-cell table:formula="of:=(ABS([.$B1039]-[.E1039])&lt;=[.$B10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040]-[.C1040]" office:value-type="float" office:value="3">
            <text:p>3</text:p>
          </table:table-cell>
          <table:table-cell table:formula="of:=[.$B1040]-[.D1040]" office:value-type="float" office:value="3">
            <text:p>3</text:p>
          </table:table-cell>
          <table:table-cell table:formula="of:=[.$B1040]-[.E1040]" office:value-type="float" office:value="0">
            <text:p>0</text:p>
          </table:table-cell>
          <table:table-cell table:number-columns-repeated="8"/>
          <table:table-cell table:formula="of:=(ABS([.$B1040]-[.C1040])&lt;=[.$B1040]*0.1)" office:value-type="boolean" office:boolean-value="false">
            <text:p>FALSO</text:p>
          </table:table-cell>
          <table:table-cell table:formula="of:=(ABS([.$B1040]-[.D1040])&lt;=[.$B1040]*0.1)" office:value-type="boolean" office:boolean-value="false">
            <text:p>FALSO</text:p>
          </table:table-cell>
          <table:table-cell table:formula="of:=(ABS([.$B1040]-[.E1040])&lt;=[.$B10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041]-[.C1041]" office:value-type="float" office:value="2">
            <text:p>2</text:p>
          </table:table-cell>
          <table:table-cell table:formula="of:=[.$B1041]-[.D1041]" office:value-type="float" office:value="2">
            <text:p>2</text:p>
          </table:table-cell>
          <table:table-cell table:formula="of:=[.$B1041]-[.E1041]" office:value-type="float" office:value="0">
            <text:p>0</text:p>
          </table:table-cell>
          <table:table-cell table:number-columns-repeated="8"/>
          <table:table-cell table:formula="of:=(ABS([.$B1041]-[.C1041])&lt;=[.$B1041]*0.1)" office:value-type="boolean" office:boolean-value="false">
            <text:p>FALSO</text:p>
          </table:table-cell>
          <table:table-cell table:formula="of:=(ABS([.$B1041]-[.D1041])&lt;=[.$B1041]*0.1)" office:value-type="boolean" office:boolean-value="false">
            <text:p>FALSO</text:p>
          </table:table-cell>
          <table:table-cell table:formula="of:=(ABS([.$B1041]-[.E1041])&lt;=[.$B10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042]-[.C1042]" office:value-type="float" office:value="3">
            <text:p>3</text:p>
          </table:table-cell>
          <table:table-cell table:formula="of:=[.$B1042]-[.D1042]" office:value-type="float" office:value="3">
            <text:p>3</text:p>
          </table:table-cell>
          <table:table-cell table:formula="of:=[.$B1042]-[.E1042]" office:value-type="float" office:value="0">
            <text:p>0</text:p>
          </table:table-cell>
          <table:table-cell table:number-columns-repeated="8"/>
          <table:table-cell table:formula="of:=(ABS([.$B1042]-[.C1042])&lt;=[.$B1042]*0.1)" office:value-type="boolean" office:boolean-value="false">
            <text:p>FALSO</text:p>
          </table:table-cell>
          <table:table-cell table:formula="of:=(ABS([.$B1042]-[.D1042])&lt;=[.$B1042]*0.1)" office:value-type="boolean" office:boolean-value="false">
            <text:p>FALSO</text:p>
          </table:table-cell>
          <table:table-cell table:formula="of:=(ABS([.$B1042]-[.E1042])&lt;=[.$B10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1043]-[.C1043]" office:value-type="float" office:value="0">
            <text:p>0</text:p>
          </table:table-cell>
          <table:table-cell table:formula="of:=[.$B1043]-[.D1043]" office:value-type="float" office:value="0">
            <text:p>0</text:p>
          </table:table-cell>
          <table:table-cell table:formula="of:=[.$B1043]-[.E1043]" office:value-type="float" office:value="0">
            <text:p>0</text:p>
          </table:table-cell>
          <table:table-cell table:number-columns-repeated="8"/>
          <table:table-cell table:formula="of:=(ABS([.$B1043]-[.C1043])&lt;=[.$B1043]*0.1)" office:value-type="boolean" office:boolean-value="true">
            <text:p>VERDADERO</text:p>
          </table:table-cell>
          <table:table-cell table:formula="of:=(ABS([.$B1043]-[.D1043])&lt;=[.$B1043]*0.1)" office:value-type="boolean" office:boolean-value="true">
            <text:p>VERDADERO</text:p>
          </table:table-cell>
          <table:table-cell table:formula="of:=(ABS([.$B1043]-[.E1043])&lt;=[.$B10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1044]-[.C1044]" office:value-type="float" office:value="1">
            <text:p>1</text:p>
          </table:table-cell>
          <table:table-cell table:formula="of:=[.$B1044]-[.D1044]" office:value-type="float" office:value="1">
            <text:p>1</text:p>
          </table:table-cell>
          <table:table-cell table:formula="of:=[.$B1044]-[.E1044]" office:value-type="float" office:value="0">
            <text:p>0</text:p>
          </table:table-cell>
          <table:table-cell table:number-columns-repeated="8"/>
          <table:table-cell table:formula="of:=(ABS([.$B1044]-[.C1044])&lt;=[.$B1044]*0.1)" office:value-type="boolean" office:boolean-value="true">
            <text:p>VERDADERO</text:p>
          </table:table-cell>
          <table:table-cell table:formula="of:=(ABS([.$B1044]-[.D1044])&lt;=[.$B1044]*0.1)" office:value-type="boolean" office:boolean-value="true">
            <text:p>VERDADERO</text:p>
          </table:table-cell>
          <table:table-cell table:formula="of:=(ABS([.$B1044]-[.E1044])&lt;=[.$B10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045]-[.C1045]" office:value-type="float" office:value="1">
            <text:p>1</text:p>
          </table:table-cell>
          <table:table-cell table:formula="of:=[.$B1045]-[.D1045]" office:value-type="float" office:value="1">
            <text:p>1</text:p>
          </table:table-cell>
          <table:table-cell table:formula="of:=[.$B1045]-[.E1045]" office:value-type="float" office:value="0">
            <text:p>0</text:p>
          </table:table-cell>
          <table:table-cell table:number-columns-repeated="8"/>
          <table:table-cell table:formula="of:=(ABS([.$B1045]-[.C1045])&lt;=[.$B1045]*0.1)" office:value-type="boolean" office:boolean-value="true">
            <text:p>VERDADERO</text:p>
          </table:table-cell>
          <table:table-cell table:formula="of:=(ABS([.$B1045]-[.D1045])&lt;=[.$B1045]*0.1)" office:value-type="boolean" office:boolean-value="true">
            <text:p>VERDADERO</text:p>
          </table:table-cell>
          <table:table-cell table:formula="of:=(ABS([.$B1045]-[.E1045])&lt;=[.$B10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046]-[.C1046]" office:value-type="float" office:value="3">
            <text:p>3</text:p>
          </table:table-cell>
          <table:table-cell table:formula="of:=[.$B1046]-[.D1046]" office:value-type="float" office:value="2">
            <text:p>2</text:p>
          </table:table-cell>
          <table:table-cell table:formula="of:=[.$B1046]-[.E1046]" office:value-type="float" office:value="1">
            <text:p>1</text:p>
          </table:table-cell>
          <table:table-cell table:number-columns-repeated="8"/>
          <table:table-cell table:formula="of:=(ABS([.$B1046]-[.C1046])&lt;=[.$B1046]*0.1)" office:value-type="boolean" office:boolean-value="false">
            <text:p>FALSO</text:p>
          </table:table-cell>
          <table:table-cell table:formula="of:=(ABS([.$B1046]-[.D1046])&lt;=[.$B1046]*0.1)" office:value-type="boolean" office:boolean-value="false">
            <text:p>FALSO</text:p>
          </table:table-cell>
          <table:table-cell table:formula="of:=(ABS([.$B1046]-[.E1046])&lt;=[.$B10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047]-[.C1047]" office:value-type="float" office:value="2">
            <text:p>2</text:p>
          </table:table-cell>
          <table:table-cell table:formula="of:=[.$B1047]-[.D1047]" office:value-type="float" office:value="2">
            <text:p>2</text:p>
          </table:table-cell>
          <table:table-cell table:formula="of:=[.$B1047]-[.E1047]" office:value-type="float" office:value="0">
            <text:p>0</text:p>
          </table:table-cell>
          <table:table-cell table:number-columns-repeated="8"/>
          <table:table-cell table:formula="of:=(ABS([.$B1047]-[.C1047])&lt;=[.$B1047]*0.1)" office:value-type="boolean" office:boolean-value="false">
            <text:p>FALSO</text:p>
          </table:table-cell>
          <table:table-cell table:formula="of:=(ABS([.$B1047]-[.D1047])&lt;=[.$B1047]*0.1)" office:value-type="boolean" office:boolean-value="false">
            <text:p>FALSO</text:p>
          </table:table-cell>
          <table:table-cell table:formula="of:=(ABS([.$B1047]-[.E1047])&lt;=[.$B10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048]-[.C1048]" office:value-type="float" office:value="3">
            <text:p>3</text:p>
          </table:table-cell>
          <table:table-cell table:formula="of:=[.$B1048]-[.D1048]" office:value-type="float" office:value="1">
            <text:p>1</text:p>
          </table:table-cell>
          <table:table-cell table:formula="of:=[.$B1048]-[.E1048]" office:value-type="float" office:value="0">
            <text:p>0</text:p>
          </table:table-cell>
          <table:table-cell table:number-columns-repeated="8"/>
          <table:table-cell table:formula="of:=(ABS([.$B1048]-[.C1048])&lt;=[.$B1048]*0.1)" office:value-type="boolean" office:boolean-value="false">
            <text:p>FALSO</text:p>
          </table:table-cell>
          <table:table-cell table:formula="of:=(ABS([.$B1048]-[.D1048])&lt;=[.$B1048]*0.1)" office:value-type="boolean" office:boolean-value="true">
            <text:p>VERDADERO</text:p>
          </table:table-cell>
          <table:table-cell table:formula="of:=(ABS([.$B1048]-[.E1048])&lt;=[.$B10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049]-[.C1049]" office:value-type="float" office:value="4">
            <text:p>4</text:p>
          </table:table-cell>
          <table:table-cell table:formula="of:=[.$B1049]-[.D1049]" office:value-type="float" office:value="4">
            <text:p>4</text:p>
          </table:table-cell>
          <table:table-cell table:formula="of:=[.$B1049]-[.E1049]" office:value-type="float" office:value="0">
            <text:p>0</text:p>
          </table:table-cell>
          <table:table-cell table:number-columns-repeated="8"/>
          <table:table-cell table:formula="of:=(ABS([.$B1049]-[.C1049])&lt;=[.$B1049]*0.1)" office:value-type="boolean" office:boolean-value="false">
            <text:p>FALSO</text:p>
          </table:table-cell>
          <table:table-cell table:formula="of:=(ABS([.$B1049]-[.D1049])&lt;=[.$B1049]*0.1)" office:value-type="boolean" office:boolean-value="false">
            <text:p>FALSO</text:p>
          </table:table-cell>
          <table:table-cell table:formula="of:=(ABS([.$B1049]-[.E1049])&lt;=[.$B10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050]-[.C1050]" office:value-type="float" office:value="4">
            <text:p>4</text:p>
          </table:table-cell>
          <table:table-cell table:formula="of:=[.$B1050]-[.D1050]" office:value-type="float" office:value="3">
            <text:p>3</text:p>
          </table:table-cell>
          <table:table-cell table:formula="of:=[.$B1050]-[.E1050]" office:value-type="float" office:value="0">
            <text:p>0</text:p>
          </table:table-cell>
          <table:table-cell table:number-columns-repeated="8"/>
          <table:table-cell table:formula="of:=(ABS([.$B1050]-[.C1050])&lt;=[.$B1050]*0.1)" office:value-type="boolean" office:boolean-value="false">
            <text:p>FALSO</text:p>
          </table:table-cell>
          <table:table-cell table:formula="of:=(ABS([.$B1050]-[.D1050])&lt;=[.$B1050]*0.1)" office:value-type="boolean" office:boolean-value="false">
            <text:p>FALSO</text:p>
          </table:table-cell>
          <table:table-cell table:formula="of:=(ABS([.$B1050]-[.E1050])&lt;=[.$B10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9">
            <text:p>19</text:p>
          </table:table-cell>
          <table:table-cell/>
          <table:table-cell table:formula="of:=[.$B1051]-[.C1051]" office:value-type="float" office:value="0">
            <text:p>0</text:p>
          </table:table-cell>
          <table:table-cell table:formula="of:=[.$B1051]-[.D1051]" office:value-type="float" office:value="0">
            <text:p>0</text:p>
          </table:table-cell>
          <table:table-cell table:formula="of:=[.$B1051]-[.E1051]" office:value-type="float" office:value="0">
            <text:p>0</text:p>
          </table:table-cell>
          <table:table-cell table:number-columns-repeated="8"/>
          <table:table-cell table:formula="of:=(ABS([.$B1051]-[.C1051])&lt;=[.$B1051]*0.1)" office:value-type="boolean" office:boolean-value="true">
            <text:p>VERDADERO</text:p>
          </table:table-cell>
          <table:table-cell table:formula="of:=(ABS([.$B1051]-[.D1051])&lt;=[.$B1051]*0.1)" office:value-type="boolean" office:boolean-value="true">
            <text:p>VERDADERO</text:p>
          </table:table-cell>
          <table:table-cell table:formula="of:=(ABS([.$B1051]-[.E1051])&lt;=[.$B10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052]-[.C1052]" office:value-type="float" office:value="3">
            <text:p>3</text:p>
          </table:table-cell>
          <table:table-cell table:formula="of:=[.$B1052]-[.D1052]" office:value-type="float" office:value="3">
            <text:p>3</text:p>
          </table:table-cell>
          <table:table-cell table:formula="of:=[.$B1052]-[.E1052]" office:value-type="float" office:value="1">
            <text:p>1</text:p>
          </table:table-cell>
          <table:table-cell table:number-columns-repeated="8"/>
          <table:table-cell table:formula="of:=(ABS([.$B1052]-[.C1052])&lt;=[.$B1052]*0.1)" office:value-type="boolean" office:boolean-value="false">
            <text:p>FALSO</text:p>
          </table:table-cell>
          <table:table-cell table:formula="of:=(ABS([.$B1052]-[.D1052])&lt;=[.$B1052]*0.1)" office:value-type="boolean" office:boolean-value="false">
            <text:p>FALSO</text:p>
          </table:table-cell>
          <table:table-cell table:formula="of:=(ABS([.$B1052]-[.E1052])&lt;=[.$B10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3">
            <text:p>13</text:p>
          </table:table-cell>
          <table:table-cell/>
          <table:table-cell table:formula="of:=[.$B1053]-[.C1053]" office:value-type="float" office:value="0">
            <text:p>0</text:p>
          </table:table-cell>
          <table:table-cell table:formula="of:=[.$B1053]-[.D1053]" office:value-type="float" office:value="0">
            <text:p>0</text:p>
          </table:table-cell>
          <table:table-cell table:formula="of:=[.$B1053]-[.E1053]" office:value-type="float" office:value="0">
            <text:p>0</text:p>
          </table:table-cell>
          <table:table-cell table:number-columns-repeated="8"/>
          <table:table-cell table:formula="of:=(ABS([.$B1053]-[.C1053])&lt;=[.$B1053]*0.1)" office:value-type="boolean" office:boolean-value="true">
            <text:p>VERDADERO</text:p>
          </table:table-cell>
          <table:table-cell table:formula="of:=(ABS([.$B1053]-[.D1053])&lt;=[.$B1053]*0.1)" office:value-type="boolean" office:boolean-value="true">
            <text:p>VERDADERO</text:p>
          </table:table-cell>
          <table:table-cell table:formula="of:=(ABS([.$B1053]-[.E1053])&lt;=[.$B10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054]-[.C1054]" office:value-type="float" office:value="1">
            <text:p>1</text:p>
          </table:table-cell>
          <table:table-cell table:formula="of:=[.$B1054]-[.D1054]" office:value-type="float" office:value="0">
            <text:p>0</text:p>
          </table:table-cell>
          <table:table-cell table:formula="of:=[.$B1054]-[.E1054]" office:value-type="float" office:value="0">
            <text:p>0</text:p>
          </table:table-cell>
          <table:table-cell table:number-columns-repeated="8"/>
          <table:table-cell table:formula="of:=(ABS([.$B1054]-[.C1054])&lt;=[.$B1054]*0.1)" office:value-type="boolean" office:boolean-value="true">
            <text:p>VERDADERO</text:p>
          </table:table-cell>
          <table:table-cell table:formula="of:=(ABS([.$B1054]-[.D1054])&lt;=[.$B1054]*0.1)" office:value-type="boolean" office:boolean-value="true">
            <text:p>VERDADERO</text:p>
          </table:table-cell>
          <table:table-cell table:formula="of:=(ABS([.$B1054]-[.E1054])&lt;=[.$B10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B1055]-[.C1055]" office:value-type="float" office:value="4">
            <text:p>4</text:p>
          </table:table-cell>
          <table:table-cell table:formula="of:=[.$B1055]-[.D1055]" office:value-type="float" office:value="0">
            <text:p>0</text:p>
          </table:table-cell>
          <table:table-cell table:formula="of:=[.$B1055]-[.E1055]" office:value-type="float" office:value="0">
            <text:p>0</text:p>
          </table:table-cell>
          <table:table-cell table:number-columns-repeated="8"/>
          <table:table-cell table:formula="of:=(ABS([.$B1055]-[.C1055])&lt;=[.$B1055]*0.1)" office:value-type="boolean" office:boolean-value="false">
            <text:p>FALSO</text:p>
          </table:table-cell>
          <table:table-cell table:formula="of:=(ABS([.$B1055]-[.D1055])&lt;=[.$B1055]*0.1)" office:value-type="boolean" office:boolean-value="true">
            <text:p>VERDADERO</text:p>
          </table:table-cell>
          <table:table-cell table:formula="of:=(ABS([.$B1055]-[.E1055])&lt;=[.$B10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3">
            <text:p>13</text:p>
          </table:table-cell>
          <table:table-cell/>
          <table:table-cell table:formula="of:=[.$B1056]-[.C1056]" office:value-type="float" office:value="0">
            <text:p>0</text:p>
          </table:table-cell>
          <table:table-cell table:formula="of:=[.$B1056]-[.D1056]" office:value-type="float" office:value="0">
            <text:p>0</text:p>
          </table:table-cell>
          <table:table-cell table:formula="of:=[.$B1056]-[.E1056]" office:value-type="float" office:value="0">
            <text:p>0</text:p>
          </table:table-cell>
          <table:table-cell table:number-columns-repeated="8"/>
          <table:table-cell table:formula="of:=(ABS([.$B1056]-[.C1056])&lt;=[.$B1056]*0.1)" office:value-type="boolean" office:boolean-value="true">
            <text:p>VERDADERO</text:p>
          </table:table-cell>
          <table:table-cell table:formula="of:=(ABS([.$B1056]-[.D1056])&lt;=[.$B1056]*0.1)" office:value-type="boolean" office:boolean-value="true">
            <text:p>VERDADERO</text:p>
          </table:table-cell>
          <table:table-cell table:formula="of:=(ABS([.$B1056]-[.E1056])&lt;=[.$B10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057]-[.C1057]" office:value-type="float" office:value="3">
            <text:p>3</text:p>
          </table:table-cell>
          <table:table-cell table:formula="of:=[.$B1057]-[.D1057]" office:value-type="float" office:value="1">
            <text:p>1</text:p>
          </table:table-cell>
          <table:table-cell table:formula="of:=[.$B1057]-[.E1057]" office:value-type="float" office:value="0">
            <text:p>0</text:p>
          </table:table-cell>
          <table:table-cell table:number-columns-repeated="8"/>
          <table:table-cell table:formula="of:=(ABS([.$B1057]-[.C1057])&lt;=[.$B1057]*0.1)" office:value-type="boolean" office:boolean-value="false">
            <text:p>FALSO</text:p>
          </table:table-cell>
          <table:table-cell table:formula="of:=(ABS([.$B1057]-[.D1057])&lt;=[.$B1057]*0.1)" office:value-type="boolean" office:boolean-value="true">
            <text:p>VERDADERO</text:p>
          </table:table-cell>
          <table:table-cell table:formula="of:=(ABS([.$B1057]-[.E1057])&lt;=[.$B10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058]-[.C1058]" office:value-type="float" office:value="2">
            <text:p>2</text:p>
          </table:table-cell>
          <table:table-cell table:formula="of:=[.$B1058]-[.D1058]" office:value-type="float" office:value="1">
            <text:p>1</text:p>
          </table:table-cell>
          <table:table-cell table:formula="of:=[.$B1058]-[.E1058]" office:value-type="float" office:value="0">
            <text:p>0</text:p>
          </table:table-cell>
          <table:table-cell table:number-columns-repeated="8"/>
          <table:table-cell table:formula="of:=(ABS([.$B1058]-[.C1058])&lt;=[.$B1058]*0.1)" office:value-type="boolean" office:boolean-value="false">
            <text:p>FALSO</text:p>
          </table:table-cell>
          <table:table-cell table:formula="of:=(ABS([.$B1058]-[.D1058])&lt;=[.$B1058]*0.1)" office:value-type="boolean" office:boolean-value="true">
            <text:p>VERDADERO</text:p>
          </table:table-cell>
          <table:table-cell table:formula="of:=(ABS([.$B1058]-[.E1058])&lt;=[.$B10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059]-[.C1059]" office:value-type="float" office:value="2">
            <text:p>2</text:p>
          </table:table-cell>
          <table:table-cell table:formula="of:=[.$B1059]-[.D1059]" office:value-type="float" office:value="2">
            <text:p>2</text:p>
          </table:table-cell>
          <table:table-cell table:formula="of:=[.$B1059]-[.E1059]" office:value-type="float" office:value="0">
            <text:p>0</text:p>
          </table:table-cell>
          <table:table-cell table:number-columns-repeated="8"/>
          <table:table-cell table:formula="of:=(ABS([.$B1059]-[.C1059])&lt;=[.$B1059]*0.1)" office:value-type="boolean" office:boolean-value="false">
            <text:p>FALSO</text:p>
          </table:table-cell>
          <table:table-cell table:formula="of:=(ABS([.$B1059]-[.D1059])&lt;=[.$B1059]*0.1)" office:value-type="boolean" office:boolean-value="false">
            <text:p>FALSO</text:p>
          </table:table-cell>
          <table:table-cell table:formula="of:=(ABS([.$B1059]-[.E1059])&lt;=[.$B10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3">
            <text:p>13</text:p>
          </table:table-cell>
          <table:table-cell/>
          <table:table-cell table:formula="of:=[.$B1060]-[.C1060]" office:value-type="float" office:value="0">
            <text:p>0</text:p>
          </table:table-cell>
          <table:table-cell table:formula="of:=[.$B1060]-[.D1060]" office:value-type="float" office:value="0">
            <text:p>0</text:p>
          </table:table-cell>
          <table:table-cell table:formula="of:=[.$B1060]-[.E1060]" office:value-type="float" office:value="0">
            <text:p>0</text:p>
          </table:table-cell>
          <table:table-cell table:number-columns-repeated="8"/>
          <table:table-cell table:formula="of:=(ABS([.$B1060]-[.C1060])&lt;=[.$B1060]*0.1)" office:value-type="boolean" office:boolean-value="true">
            <text:p>VERDADERO</text:p>
          </table:table-cell>
          <table:table-cell table:formula="of:=(ABS([.$B1060]-[.D1060])&lt;=[.$B1060]*0.1)" office:value-type="boolean" office:boolean-value="true">
            <text:p>VERDADERO</text:p>
          </table:table-cell>
          <table:table-cell table:formula="of:=(ABS([.$B1060]-[.E1060])&lt;=[.$B10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061]-[.C1061]" office:value-type="float" office:value="4">
            <text:p>4</text:p>
          </table:table-cell>
          <table:table-cell table:formula="of:=[.$B1061]-[.D1061]" office:value-type="float" office:value="3">
            <text:p>3</text:p>
          </table:table-cell>
          <table:table-cell table:formula="of:=[.$B1061]-[.E1061]" office:value-type="float" office:value="0">
            <text:p>0</text:p>
          </table:table-cell>
          <table:table-cell table:number-columns-repeated="8"/>
          <table:table-cell table:formula="of:=(ABS([.$B1061]-[.C1061])&lt;=[.$B1061]*0.1)" office:value-type="boolean" office:boolean-value="false">
            <text:p>FALSO</text:p>
          </table:table-cell>
          <table:table-cell table:formula="of:=(ABS([.$B1061]-[.D1061])&lt;=[.$B1061]*0.1)" office:value-type="boolean" office:boolean-value="false">
            <text:p>FALSO</text:p>
          </table:table-cell>
          <table:table-cell table:formula="of:=(ABS([.$B1061]-[.E1061])&lt;=[.$B10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062]-[.C1062]" office:value-type="float" office:value="1">
            <text:p>1</text:p>
          </table:table-cell>
          <table:table-cell table:formula="of:=[.$B1062]-[.D1062]" office:value-type="float" office:value="0">
            <text:p>0</text:p>
          </table:table-cell>
          <table:table-cell table:formula="of:=[.$B1062]-[.E1062]" office:value-type="float" office:value="0">
            <text:p>0</text:p>
          </table:table-cell>
          <table:table-cell table:number-columns-repeated="8"/>
          <table:table-cell table:formula="of:=(ABS([.$B1062]-[.C1062])&lt;=[.$B1062]*0.1)" office:value-type="boolean" office:boolean-value="true">
            <text:p>VERDADERO</text:p>
          </table:table-cell>
          <table:table-cell table:formula="of:=(ABS([.$B1062]-[.D1062])&lt;=[.$B1062]*0.1)" office:value-type="boolean" office:boolean-value="true">
            <text:p>VERDADERO</text:p>
          </table:table-cell>
          <table:table-cell table:formula="of:=(ABS([.$B1062]-[.E1062])&lt;=[.$B10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063]-[.C1063]" office:value-type="float" office:value="1">
            <text:p>1</text:p>
          </table:table-cell>
          <table:table-cell table:formula="of:=[.$B1063]-[.D1063]" office:value-type="float" office:value="0">
            <text:p>0</text:p>
          </table:table-cell>
          <table:table-cell table:formula="of:=[.$B1063]-[.E1063]" office:value-type="float" office:value="0">
            <text:p>0</text:p>
          </table:table-cell>
          <table:table-cell table:number-columns-repeated="8"/>
          <table:table-cell table:formula="of:=(ABS([.$B1063]-[.C1063])&lt;=[.$B1063]*0.1)" office:value-type="boolean" office:boolean-value="true">
            <text:p>VERDADERO</text:p>
          </table:table-cell>
          <table:table-cell table:formula="of:=(ABS([.$B1063]-[.D1063])&lt;=[.$B1063]*0.1)" office:value-type="boolean" office:boolean-value="true">
            <text:p>VERDADERO</text:p>
          </table:table-cell>
          <table:table-cell table:formula="of:=(ABS([.$B1063]-[.E1063])&lt;=[.$B10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1064]-[.C1064]" office:value-type="float" office:value="4">
            <text:p>4</text:p>
          </table:table-cell>
          <table:table-cell table:formula="of:=[.$B1064]-[.D1064]" office:value-type="float" office:value="1">
            <text:p>1</text:p>
          </table:table-cell>
          <table:table-cell table:formula="of:=[.$B1064]-[.E1064]" office:value-type="float" office:value="0">
            <text:p>0</text:p>
          </table:table-cell>
          <table:table-cell table:number-columns-repeated="8"/>
          <table:table-cell table:formula="of:=(ABS([.$B1064]-[.C1064])&lt;=[.$B1064]*0.1)" office:value-type="boolean" office:boolean-value="false">
            <text:p>FALSO</text:p>
          </table:table-cell>
          <table:table-cell table:formula="of:=(ABS([.$B1064]-[.D1064])&lt;=[.$B1064]*0.1)" office:value-type="boolean" office:boolean-value="true">
            <text:p>VERDADERO</text:p>
          </table:table-cell>
          <table:table-cell table:formula="of:=(ABS([.$B1064]-[.E1064])&lt;=[.$B10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065]-[.C1065]" office:value-type="float" office:value="3">
            <text:p>3</text:p>
          </table:table-cell>
          <table:table-cell table:formula="of:=[.$B1065]-[.D1065]" office:value-type="float" office:value="2">
            <text:p>2</text:p>
          </table:table-cell>
          <table:table-cell table:formula="of:=[.$B1065]-[.E1065]" office:value-type="float" office:value="1">
            <text:p>1</text:p>
          </table:table-cell>
          <table:table-cell table:number-columns-repeated="8"/>
          <table:table-cell table:formula="of:=(ABS([.$B1065]-[.C1065])&lt;=[.$B1065]*0.1)" office:value-type="boolean" office:boolean-value="false">
            <text:p>FALSO</text:p>
          </table:table-cell>
          <table:table-cell table:formula="of:=(ABS([.$B1065]-[.D1065])&lt;=[.$B1065]*0.1)" office:value-type="boolean" office:boolean-value="false">
            <text:p>FALSO</text:p>
          </table:table-cell>
          <table:table-cell table:formula="of:=(ABS([.$B1065]-[.E1065])&lt;=[.$B10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066]-[.C1066]" office:value-type="float" office:value="3">
            <text:p>3</text:p>
          </table:table-cell>
          <table:table-cell table:formula="of:=[.$B1066]-[.D1066]" office:value-type="float" office:value="3">
            <text:p>3</text:p>
          </table:table-cell>
          <table:table-cell table:formula="of:=[.$B1066]-[.E1066]" office:value-type="float" office:value="0">
            <text:p>0</text:p>
          </table:table-cell>
          <table:table-cell table:number-columns-repeated="8"/>
          <table:table-cell table:formula="of:=(ABS([.$B1066]-[.C1066])&lt;=[.$B1066]*0.1)" office:value-type="boolean" office:boolean-value="false">
            <text:p>FALSO</text:p>
          </table:table-cell>
          <table:table-cell table:formula="of:=(ABS([.$B1066]-[.D1066])&lt;=[.$B1066]*0.1)" office:value-type="boolean" office:boolean-value="false">
            <text:p>FALSO</text:p>
          </table:table-cell>
          <table:table-cell table:formula="of:=(ABS([.$B1066]-[.E1066])&lt;=[.$B10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office:value-type="float" office:value="21">
            <text:p>21</text:p>
          </table:table-cell>
          <table:table-cell/>
          <table:table-cell table:formula="of:=[.$B1067]-[.C1067]" office:value-type="float" office:value="8">
            <text:p>8</text:p>
          </table:table-cell>
          <table:table-cell table:formula="of:=[.$B1067]-[.D1067]" office:value-type="float" office:value="8">
            <text:p>8</text:p>
          </table:table-cell>
          <table:table-cell table:formula="of:=[.$B1067]-[.E1067]" office:value-type="float" office:value="0">
            <text:p>0</text:p>
          </table:table-cell>
          <table:table-cell table:number-columns-repeated="8"/>
          <table:table-cell table:formula="of:=(ABS([.$B1067]-[.C1067])&lt;=[.$B1067]*0.1)" office:value-type="boolean" office:boolean-value="false">
            <text:p>FALSO</text:p>
          </table:table-cell>
          <table:table-cell table:formula="of:=(ABS([.$B1067]-[.D1067])&lt;=[.$B1067]*0.1)" office:value-type="boolean" office:boolean-value="false">
            <text:p>FALSO</text:p>
          </table:table-cell>
          <table:table-cell table:formula="of:=(ABS([.$B1067]-[.E1067])&lt;=[.$B10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68]-[.C1068]" office:value-type="float" office:value="4">
            <text:p>4</text:p>
          </table:table-cell>
          <table:table-cell table:formula="of:=[.$B1068]-[.D1068]" office:value-type="float" office:value="2">
            <text:p>2</text:p>
          </table:table-cell>
          <table:table-cell table:formula="of:=[.$B1068]-[.E1068]" office:value-type="float" office:value="0">
            <text:p>0</text:p>
          </table:table-cell>
          <table:table-cell table:number-columns-repeated="8"/>
          <table:table-cell table:formula="of:=(ABS([.$B1068]-[.C1068])&lt;=[.$B1068]*0.1)" office:value-type="boolean" office:boolean-value="false">
            <text:p>FALSO</text:p>
          </table:table-cell>
          <table:table-cell table:formula="of:=(ABS([.$B1068]-[.D1068])&lt;=[.$B1068]*0.1)" office:value-type="boolean" office:boolean-value="false">
            <text:p>FALSO</text:p>
          </table:table-cell>
          <table:table-cell table:formula="of:=(ABS([.$B1068]-[.E1068])&lt;=[.$B10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/>
          <table:table-cell table:formula="of:=[.$B1069]-[.C1069]" office:value-type="float" office:value="1">
            <text:p>1</text:p>
          </table:table-cell>
          <table:table-cell table:formula="of:=[.$B1069]-[.D1069]" office:value-type="float" office:value="1">
            <text:p>1</text:p>
          </table:table-cell>
          <table:table-cell table:formula="of:=[.$B1069]-[.E1069]" office:value-type="float" office:value="1">
            <text:p>1</text:p>
          </table:table-cell>
          <table:table-cell table:number-columns-repeated="8"/>
          <table:table-cell table:formula="of:=(ABS([.$B1069]-[.C1069])&lt;=[.$B1069]*0.1)" office:value-type="boolean" office:boolean-value="true">
            <text:p>VERDADERO</text:p>
          </table:table-cell>
          <table:table-cell table:formula="of:=(ABS([.$B1069]-[.D1069])&lt;=[.$B1069]*0.1)" office:value-type="boolean" office:boolean-value="true">
            <text:p>VERDADERO</text:p>
          </table:table-cell>
          <table:table-cell table:formula="of:=(ABS([.$B1069]-[.E1069])&lt;=[.$B10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[.$B1070]-[.C1070]" office:value-type="float" office:value="5">
            <text:p>5</text:p>
          </table:table-cell>
          <table:table-cell table:formula="of:=[.$B1070]-[.D1070]" office:value-type="float" office:value="0">
            <text:p>0</text:p>
          </table:table-cell>
          <table:table-cell table:formula="of:=[.$B1070]-[.E1070]" office:value-type="float" office:value="0">
            <text:p>0</text:p>
          </table:table-cell>
          <table:table-cell table:number-columns-repeated="8"/>
          <table:table-cell table:formula="of:=(ABS([.$B1070]-[.C1070])&lt;=[.$B1070]*0.1)" office:value-type="boolean" office:boolean-value="false">
            <text:p>FALSO</text:p>
          </table:table-cell>
          <table:table-cell table:formula="of:=(ABS([.$B1070]-[.D1070])&lt;=[.$B1070]*0.1)" office:value-type="boolean" office:boolean-value="true">
            <text:p>VERDADERO</text:p>
          </table:table-cell>
          <table:table-cell table:formula="of:=(ABS([.$B1070]-[.E1070])&lt;=[.$B10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1071]-[.C1071]" office:value-type="float" office:value="0">
            <text:p>0</text:p>
          </table:table-cell>
          <table:table-cell table:formula="of:=[.$B1071]-[.D1071]" office:value-type="float" office:value="0">
            <text:p>0</text:p>
          </table:table-cell>
          <table:table-cell table:formula="of:=[.$B1071]-[.E1071]" office:value-type="float" office:value="0">
            <text:p>0</text:p>
          </table:table-cell>
          <table:table-cell table:number-columns-repeated="8"/>
          <table:table-cell table:formula="of:=(ABS([.$B1071]-[.C1071])&lt;=[.$B1071]*0.1)" office:value-type="boolean" office:boolean-value="true">
            <text:p>VERDADERO</text:p>
          </table:table-cell>
          <table:table-cell table:formula="of:=(ABS([.$B1071]-[.D1071])&lt;=[.$B1071]*0.1)" office:value-type="boolean" office:boolean-value="true">
            <text:p>VERDADERO</text:p>
          </table:table-cell>
          <table:table-cell table:formula="of:=(ABS([.$B1071]-[.E1071])&lt;=[.$B10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072]-[.C1072]" office:value-type="float" office:value="4">
            <text:p>4</text:p>
          </table:table-cell>
          <table:table-cell table:formula="of:=[.$B1072]-[.D1072]" office:value-type="float" office:value="4">
            <text:p>4</text:p>
          </table:table-cell>
          <table:table-cell table:formula="of:=[.$B1072]-[.E1072]" office:value-type="float" office:value="1">
            <text:p>1</text:p>
          </table:table-cell>
          <table:table-cell table:number-columns-repeated="8"/>
          <table:table-cell table:formula="of:=(ABS([.$B1072]-[.C1072])&lt;=[.$B1072]*0.1)" office:value-type="boolean" office:boolean-value="false">
            <text:p>FALSO</text:p>
          </table:table-cell>
          <table:table-cell table:formula="of:=(ABS([.$B1072]-[.D1072])&lt;=[.$B1072]*0.1)" office:value-type="boolean" office:boolean-value="false">
            <text:p>FALSO</text:p>
          </table:table-cell>
          <table:table-cell table:formula="of:=(ABS([.$B1072]-[.E1072])&lt;=[.$B10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$B1073]-[.C1073]" office:value-type="float" office:value="0">
            <text:p>0</text:p>
          </table:table-cell>
          <table:table-cell table:formula="of:=[.$B1073]-[.D1073]" office:value-type="float" office:value="0">
            <text:p>0</text:p>
          </table:table-cell>
          <table:table-cell table:formula="of:=[.$B1073]-[.E1073]" office:value-type="float" office:value="0">
            <text:p>0</text:p>
          </table:table-cell>
          <table:table-cell table:number-columns-repeated="8"/>
          <table:table-cell table:formula="of:=(ABS([.$B1073]-[.C1073])&lt;=[.$B1073]*0.1)" office:value-type="boolean" office:boolean-value="true">
            <text:p>VERDADERO</text:p>
          </table:table-cell>
          <table:table-cell table:formula="of:=(ABS([.$B1073]-[.D1073])&lt;=[.$B1073]*0.1)" office:value-type="boolean" office:boolean-value="true">
            <text:p>VERDADERO</text:p>
          </table:table-cell>
          <table:table-cell table:formula="of:=(ABS([.$B1073]-[.E1073])&lt;=[.$B10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74]-[.C1074]" office:value-type="float" office:value="2">
            <text:p>2</text:p>
          </table:table-cell>
          <table:table-cell table:formula="of:=[.$B1074]-[.D1074]" office:value-type="float" office:value="2">
            <text:p>2</text:p>
          </table:table-cell>
          <table:table-cell table:formula="of:=[.$B1074]-[.E1074]" office:value-type="float" office:value="0">
            <text:p>0</text:p>
          </table:table-cell>
          <table:table-cell table:number-columns-repeated="8"/>
          <table:table-cell table:formula="of:=(ABS([.$B1074]-[.C1074])&lt;=[.$B1074]*0.1)" office:value-type="boolean" office:boolean-value="false">
            <text:p>FALSO</text:p>
          </table:table-cell>
          <table:table-cell table:formula="of:=(ABS([.$B1074]-[.D1074])&lt;=[.$B1074]*0.1)" office:value-type="boolean" office:boolean-value="false">
            <text:p>FALSO</text:p>
          </table:table-cell>
          <table:table-cell table:formula="of:=(ABS([.$B1074]-[.E1074])&lt;=[.$B10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075]-[.C1075]" office:value-type="float" office:value="4">
            <text:p>4</text:p>
          </table:table-cell>
          <table:table-cell table:formula="of:=[.$B1075]-[.D1075]" office:value-type="float" office:value="3">
            <text:p>3</text:p>
          </table:table-cell>
          <table:table-cell table:formula="of:=[.$B1075]-[.E1075]" office:value-type="float" office:value="0">
            <text:p>0</text:p>
          </table:table-cell>
          <table:table-cell table:number-columns-repeated="8"/>
          <table:table-cell table:formula="of:=(ABS([.$B1075]-[.C1075])&lt;=[.$B1075]*0.1)" office:value-type="boolean" office:boolean-value="false">
            <text:p>FALSO</text:p>
          </table:table-cell>
          <table:table-cell table:formula="of:=(ABS([.$B1075]-[.D1075])&lt;=[.$B1075]*0.1)" office:value-type="boolean" office:boolean-value="false">
            <text:p>FALSO</text:p>
          </table:table-cell>
          <table:table-cell table:formula="of:=(ABS([.$B1075]-[.E1075])&lt;=[.$B10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1076]-[.C1076]" office:value-type="float" office:value="0">
            <text:p>0</text:p>
          </table:table-cell>
          <table:table-cell table:formula="of:=[.$B1076]-[.D1076]" office:value-type="float" office:value="0">
            <text:p>0</text:p>
          </table:table-cell>
          <table:table-cell table:formula="of:=[.$B1076]-[.E1076]" office:value-type="float" office:value="0">
            <text:p>0</text:p>
          </table:table-cell>
          <table:table-cell table:number-columns-repeated="8"/>
          <table:table-cell table:formula="of:=(ABS([.$B1076]-[.C1076])&lt;=[.$B1076]*0.1)" office:value-type="boolean" office:boolean-value="true">
            <text:p>VERDADERO</text:p>
          </table:table-cell>
          <table:table-cell table:formula="of:=(ABS([.$B1076]-[.D1076])&lt;=[.$B1076]*0.1)" office:value-type="boolean" office:boolean-value="true">
            <text:p>VERDADERO</text:p>
          </table:table-cell>
          <table:table-cell table:formula="of:=(ABS([.$B1076]-[.E1076])&lt;=[.$B10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077]-[.C1077]" office:value-type="float" office:value="4">
            <text:p>4</text:p>
          </table:table-cell>
          <table:table-cell table:formula="of:=[.$B1077]-[.D1077]" office:value-type="float" office:value="1">
            <text:p>1</text:p>
          </table:table-cell>
          <table:table-cell table:formula="of:=[.$B1077]-[.E1077]" office:value-type="float" office:value="0">
            <text:p>0</text:p>
          </table:table-cell>
          <table:table-cell table:number-columns-repeated="8"/>
          <table:table-cell table:formula="of:=(ABS([.$B1077]-[.C1077])&lt;=[.$B1077]*0.1)" office:value-type="boolean" office:boolean-value="false">
            <text:p>FALSO</text:p>
          </table:table-cell>
          <table:table-cell table:formula="of:=(ABS([.$B1077]-[.D1077])&lt;=[.$B1077]*0.1)" office:value-type="boolean" office:boolean-value="true">
            <text:p>VERDADERO</text:p>
          </table:table-cell>
          <table:table-cell table:formula="of:=(ABS([.$B1077]-[.E1077])&lt;=[.$B10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78]-[.C1078]" office:value-type="float" office:value="4">
            <text:p>4</text:p>
          </table:table-cell>
          <table:table-cell table:formula="of:=[.$B1078]-[.D1078]" office:value-type="float" office:value="2">
            <text:p>2</text:p>
          </table:table-cell>
          <table:table-cell table:formula="of:=[.$B1078]-[.E1078]" office:value-type="float" office:value="0">
            <text:p>0</text:p>
          </table:table-cell>
          <table:table-cell table:number-columns-repeated="8"/>
          <table:table-cell table:formula="of:=(ABS([.$B1078]-[.C1078])&lt;=[.$B1078]*0.1)" office:value-type="boolean" office:boolean-value="false">
            <text:p>FALSO</text:p>
          </table:table-cell>
          <table:table-cell table:formula="of:=(ABS([.$B1078]-[.D1078])&lt;=[.$B1078]*0.1)" office:value-type="boolean" office:boolean-value="false">
            <text:p>FALSO</text:p>
          </table:table-cell>
          <table:table-cell table:formula="of:=(ABS([.$B1078]-[.E1078])&lt;=[.$B10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079]-[.C1079]" office:value-type="float" office:value="2">
            <text:p>2</text:p>
          </table:table-cell>
          <table:table-cell table:formula="of:=[.$B1079]-[.D1079]" office:value-type="float" office:value="2">
            <text:p>2</text:p>
          </table:table-cell>
          <table:table-cell table:formula="of:=[.$B1079]-[.E1079]" office:value-type="float" office:value="0">
            <text:p>0</text:p>
          </table:table-cell>
          <table:table-cell table:number-columns-repeated="8"/>
          <table:table-cell table:formula="of:=(ABS([.$B1079]-[.C1079])&lt;=[.$B1079]*0.1)" office:value-type="boolean" office:boolean-value="false">
            <text:p>FALSO</text:p>
          </table:table-cell>
          <table:table-cell table:formula="of:=(ABS([.$B1079]-[.D1079])&lt;=[.$B1079]*0.1)" office:value-type="boolean" office:boolean-value="false">
            <text:p>FALSO</text:p>
          </table:table-cell>
          <table:table-cell table:formula="of:=(ABS([.$B1079]-[.E1079])&lt;=[.$B10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080]-[.C1080]" office:value-type="float" office:value="3">
            <text:p>3</text:p>
          </table:table-cell>
          <table:table-cell table:formula="of:=[.$B1080]-[.D1080]" office:value-type="float" office:value="2">
            <text:p>2</text:p>
          </table:table-cell>
          <table:table-cell table:formula="of:=[.$B1080]-[.E1080]" office:value-type="float" office:value="0">
            <text:p>0</text:p>
          </table:table-cell>
          <table:table-cell table:number-columns-repeated="8"/>
          <table:table-cell table:formula="of:=(ABS([.$B1080]-[.C1080])&lt;=[.$B1080]*0.1)" office:value-type="boolean" office:boolean-value="false">
            <text:p>FALSO</text:p>
          </table:table-cell>
          <table:table-cell table:formula="of:=(ABS([.$B1080]-[.D1080])&lt;=[.$B1080]*0.1)" office:value-type="boolean" office:boolean-value="false">
            <text:p>FALSO</text:p>
          </table:table-cell>
          <table:table-cell table:formula="of:=(ABS([.$B1080]-[.E1080])&lt;=[.$B10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081]-[.C1081]" office:value-type="float" office:value="3">
            <text:p>3</text:p>
          </table:table-cell>
          <table:table-cell table:formula="of:=[.$B1081]-[.D1081]" office:value-type="float" office:value="1">
            <text:p>1</text:p>
          </table:table-cell>
          <table:table-cell table:formula="of:=[.$B1081]-[.E1081]" office:value-type="float" office:value="0">
            <text:p>0</text:p>
          </table:table-cell>
          <table:table-cell table:number-columns-repeated="8"/>
          <table:table-cell table:formula="of:=(ABS([.$B1081]-[.C1081])&lt;=[.$B1081]*0.1)" office:value-type="boolean" office:boolean-value="false">
            <text:p>FALSO</text:p>
          </table:table-cell>
          <table:table-cell table:formula="of:=(ABS([.$B1081]-[.D1081])&lt;=[.$B1081]*0.1)" office:value-type="boolean" office:boolean-value="true">
            <text:p>VERDADERO</text:p>
          </table:table-cell>
          <table:table-cell table:formula="of:=(ABS([.$B1081]-[.E1081])&lt;=[.$B10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  <table:table-cell table:formula="of:=[.$B1082]-[.C1082]" office:value-type="float" office:value="4">
            <text:p>4</text:p>
          </table:table-cell>
          <table:table-cell table:formula="of:=[.$B1082]-[.D1082]" office:value-type="float" office:value="4">
            <text:p>4</text:p>
          </table:table-cell>
          <table:table-cell table:formula="of:=[.$B1082]-[.E1082]" office:value-type="float" office:value="0">
            <text:p>0</text:p>
          </table:table-cell>
          <table:table-cell table:number-columns-repeated="8"/>
          <table:table-cell table:formula="of:=(ABS([.$B1082]-[.C1082])&lt;=[.$B1082]*0.1)" office:value-type="boolean" office:boolean-value="false">
            <text:p>FALSO</text:p>
          </table:table-cell>
          <table:table-cell table:formula="of:=(ABS([.$B1082]-[.D1082])&lt;=[.$B1082]*0.1)" office:value-type="boolean" office:boolean-value="false">
            <text:p>FALSO</text:p>
          </table:table-cell>
          <table:table-cell table:formula="of:=(ABS([.$B1082]-[.E1082])&lt;=[.$B10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[.$B1083]-[.C1083]" office:value-type="float" office:value="5">
            <text:p>5</text:p>
          </table:table-cell>
          <table:table-cell table:formula="of:=[.$B1083]-[.D1083]" office:value-type="float" office:value="5">
            <text:p>5</text:p>
          </table:table-cell>
          <table:table-cell table:formula="of:=[.$B1083]-[.E1083]" office:value-type="float" office:value="0">
            <text:p>0</text:p>
          </table:table-cell>
          <table:table-cell table:number-columns-repeated="8"/>
          <table:table-cell table:formula="of:=(ABS([.$B1083]-[.C1083])&lt;=[.$B1083]*0.1)" office:value-type="boolean" office:boolean-value="false">
            <text:p>FALSO</text:p>
          </table:table-cell>
          <table:table-cell table:formula="of:=(ABS([.$B1083]-[.D1083])&lt;=[.$B1083]*0.1)" office:value-type="boolean" office:boolean-value="false">
            <text:p>FALSO</text:p>
          </table:table-cell>
          <table:table-cell table:formula="of:=(ABS([.$B1083]-[.E1083])&lt;=[.$B10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[.$B1084]-[.C1084]" office:value-type="float" office:value="1">
            <text:p>1</text:p>
          </table:table-cell>
          <table:table-cell table:formula="of:=[.$B1084]-[.D1084]" office:value-type="float" office:value="0">
            <text:p>0</text:p>
          </table:table-cell>
          <table:table-cell table:formula="of:=[.$B1084]-[.E1084]" office:value-type="float" office:value="0">
            <text:p>0</text:p>
          </table:table-cell>
          <table:table-cell table:number-columns-repeated="8"/>
          <table:table-cell table:formula="of:=(ABS([.$B1084]-[.C1084])&lt;=[.$B1084]*0.1)" office:value-type="boolean" office:boolean-value="true">
            <text:p>VERDADERO</text:p>
          </table:table-cell>
          <table:table-cell table:formula="of:=(ABS([.$B1084]-[.D1084])&lt;=[.$B1084]*0.1)" office:value-type="boolean" office:boolean-value="true">
            <text:p>VERDADERO</text:p>
          </table:table-cell>
          <table:table-cell table:formula="of:=(ABS([.$B1084]-[.E1084])&lt;=[.$B10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085]-[.C1085]" office:value-type="float" office:value="2">
            <text:p>2</text:p>
          </table:table-cell>
          <table:table-cell table:formula="of:=[.$B1085]-[.D1085]" office:value-type="float" office:value="1">
            <text:p>1</text:p>
          </table:table-cell>
          <table:table-cell table:formula="of:=[.$B1085]-[.E1085]" office:value-type="float" office:value="0">
            <text:p>0</text:p>
          </table:table-cell>
          <table:table-cell table:number-columns-repeated="8"/>
          <table:table-cell table:formula="of:=(ABS([.$B1085]-[.C1085])&lt;=[.$B1085]*0.1)" office:value-type="boolean" office:boolean-value="false">
            <text:p>FALSO</text:p>
          </table:table-cell>
          <table:table-cell table:formula="of:=(ABS([.$B1085]-[.D1085])&lt;=[.$B1085]*0.1)" office:value-type="boolean" office:boolean-value="true">
            <text:p>VERDADERO</text:p>
          </table:table-cell>
          <table:table-cell table:formula="of:=(ABS([.$B1085]-[.E1085])&lt;=[.$B10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086]-[.C1086]" office:value-type="float" office:value="2">
            <text:p>2</text:p>
          </table:table-cell>
          <table:table-cell table:formula="of:=[.$B1086]-[.D1086]" office:value-type="float" office:value="2">
            <text:p>2</text:p>
          </table:table-cell>
          <table:table-cell table:formula="of:=[.$B1086]-[.E1086]" office:value-type="float" office:value="1">
            <text:p>1</text:p>
          </table:table-cell>
          <table:table-cell table:number-columns-repeated="8"/>
          <table:table-cell table:formula="of:=(ABS([.$B1086]-[.C1086])&lt;=[.$B1086]*0.1)" office:value-type="boolean" office:boolean-value="false">
            <text:p>FALSO</text:p>
          </table:table-cell>
          <table:table-cell table:formula="of:=(ABS([.$B1086]-[.D1086])&lt;=[.$B1086]*0.1)" office:value-type="boolean" office:boolean-value="false">
            <text:p>FALSO</text:p>
          </table:table-cell>
          <table:table-cell table:formula="of:=(ABS([.$B1086]-[.E1086])&lt;=[.$B10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087]-[.C1087]" office:value-type="float" office:value="3">
            <text:p>3</text:p>
          </table:table-cell>
          <table:table-cell table:formula="of:=[.$B1087]-[.D1087]" office:value-type="float" office:value="3">
            <text:p>3</text:p>
          </table:table-cell>
          <table:table-cell table:formula="of:=[.$B1087]-[.E1087]" office:value-type="float" office:value="2">
            <text:p>2</text:p>
          </table:table-cell>
          <table:table-cell table:number-columns-repeated="8"/>
          <table:table-cell table:formula="of:=(ABS([.$B1087]-[.C1087])&lt;=[.$B1087]*0.1)" office:value-type="boolean" office:boolean-value="false">
            <text:p>FALSO</text:p>
          </table:table-cell>
          <table:table-cell table:formula="of:=(ABS([.$B1087]-[.D1087])&lt;=[.$B1087]*0.1)" office:value-type="boolean" office:boolean-value="false">
            <text:p>FALSO</text:p>
          </table:table-cell>
          <table:table-cell table:formula="of:=(ABS([.$B1087]-[.E1087])&lt;=[.$B108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088]-[.C1088]" office:value-type="float" office:value="3">
            <text:p>3</text:p>
          </table:table-cell>
          <table:table-cell table:formula="of:=[.$B1088]-[.D1088]" office:value-type="float" office:value="3">
            <text:p>3</text:p>
          </table:table-cell>
          <table:table-cell table:formula="of:=[.$B1088]-[.E1088]" office:value-type="float" office:value="0">
            <text:p>0</text:p>
          </table:table-cell>
          <table:table-cell table:number-columns-repeated="8"/>
          <table:table-cell table:formula="of:=(ABS([.$B1088]-[.C1088])&lt;=[.$B1088]*0.1)" office:value-type="boolean" office:boolean-value="false">
            <text:p>FALSO</text:p>
          </table:table-cell>
          <table:table-cell table:formula="of:=(ABS([.$B1088]-[.D1088])&lt;=[.$B1088]*0.1)" office:value-type="boolean" office:boolean-value="false">
            <text:p>FALSO</text:p>
          </table:table-cell>
          <table:table-cell table:formula="of:=(ABS([.$B1088]-[.E1088])&lt;=[.$B10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089]-[.C1089]" office:value-type="float" office:value="3">
            <text:p>3</text:p>
          </table:table-cell>
          <table:table-cell table:formula="of:=[.$B1089]-[.D1089]" office:value-type="float" office:value="3">
            <text:p>3</text:p>
          </table:table-cell>
          <table:table-cell table:formula="of:=[.$B1089]-[.E1089]" office:value-type="float" office:value="0">
            <text:p>0</text:p>
          </table:table-cell>
          <table:table-cell table:number-columns-repeated="8"/>
          <table:table-cell table:formula="of:=(ABS([.$B1089]-[.C1089])&lt;=[.$B1089]*0.1)" office:value-type="boolean" office:boolean-value="false">
            <text:p>FALSO</text:p>
          </table:table-cell>
          <table:table-cell table:formula="of:=(ABS([.$B1089]-[.D1089])&lt;=[.$B1089]*0.1)" office:value-type="boolean" office:boolean-value="false">
            <text:p>FALSO</text:p>
          </table:table-cell>
          <table:table-cell table:formula="of:=(ABS([.$B1089]-[.E1089])&lt;=[.$B10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3">
            <text:p>13</text:p>
          </table:table-cell>
          <table:table-cell/>
          <table:table-cell table:formula="of:=[.$B1090]-[.C1090]" office:value-type="float" office:value="0">
            <text:p>0</text:p>
          </table:table-cell>
          <table:table-cell table:formula="of:=[.$B1090]-[.D1090]" office:value-type="float" office:value="0">
            <text:p>0</text:p>
          </table:table-cell>
          <table:table-cell table:formula="of:=[.$B1090]-[.E1090]" office:value-type="float" office:value="0">
            <text:p>0</text:p>
          </table:table-cell>
          <table:table-cell table:number-columns-repeated="8"/>
          <table:table-cell table:formula="of:=(ABS([.$B1090]-[.C1090])&lt;=[.$B1090]*0.1)" office:value-type="boolean" office:boolean-value="true">
            <text:p>VERDADERO</text:p>
          </table:table-cell>
          <table:table-cell table:formula="of:=(ABS([.$B1090]-[.D1090])&lt;=[.$B1090]*0.1)" office:value-type="boolean" office:boolean-value="true">
            <text:p>VERDADERO</text:p>
          </table:table-cell>
          <table:table-cell table:formula="of:=(ABS([.$B1090]-[.E1090])&lt;=[.$B10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091]-[.C1091]" office:value-type="float" office:value="3">
            <text:p>3</text:p>
          </table:table-cell>
          <table:table-cell table:formula="of:=[.$B1091]-[.D1091]" office:value-type="float" office:value="3">
            <text:p>3</text:p>
          </table:table-cell>
          <table:table-cell table:formula="of:=[.$B1091]-[.E1091]" office:value-type="float" office:value="0">
            <text:p>0</text:p>
          </table:table-cell>
          <table:table-cell table:number-columns-repeated="8"/>
          <table:table-cell table:formula="of:=(ABS([.$B1091]-[.C1091])&lt;=[.$B1091]*0.1)" office:value-type="boolean" office:boolean-value="false">
            <text:p>FALSO</text:p>
          </table:table-cell>
          <table:table-cell table:formula="of:=(ABS([.$B1091]-[.D1091])&lt;=[.$B1091]*0.1)" office:value-type="boolean" office:boolean-value="false">
            <text:p>FALSO</text:p>
          </table:table-cell>
          <table:table-cell table:formula="of:=(ABS([.$B1091]-[.E1091])&lt;=[.$B10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3">
            <text:p>13</text:p>
          </table:table-cell>
          <table:table-cell/>
          <table:table-cell table:formula="of:=[.$B1092]-[.C1092]" office:value-type="float" office:value="0">
            <text:p>0</text:p>
          </table:table-cell>
          <table:table-cell table:formula="of:=[.$B1092]-[.D1092]" office:value-type="float" office:value="0">
            <text:p>0</text:p>
          </table:table-cell>
          <table:table-cell table:formula="of:=[.$B1092]-[.E1092]" office:value-type="float" office:value="0">
            <text:p>0</text:p>
          </table:table-cell>
          <table:table-cell table:number-columns-repeated="8"/>
          <table:table-cell table:formula="of:=(ABS([.$B1092]-[.C1092])&lt;=[.$B1092]*0.1)" office:value-type="boolean" office:boolean-value="true">
            <text:p>VERDADERO</text:p>
          </table:table-cell>
          <table:table-cell table:formula="of:=(ABS([.$B1092]-[.D1092])&lt;=[.$B1092]*0.1)" office:value-type="boolean" office:boolean-value="true">
            <text:p>VERDADERO</text:p>
          </table:table-cell>
          <table:table-cell table:formula="of:=(ABS([.$B1092]-[.E1092])&lt;=[.$B10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093]-[.C1093]" office:value-type="float" office:value="2">
            <text:p>2</text:p>
          </table:table-cell>
          <table:table-cell table:formula="of:=[.$B1093]-[.D1093]" office:value-type="float" office:value="2">
            <text:p>2</text:p>
          </table:table-cell>
          <table:table-cell table:formula="of:=[.$B1093]-[.E1093]" office:value-type="float" office:value="0">
            <text:p>0</text:p>
          </table:table-cell>
          <table:table-cell table:number-columns-repeated="8"/>
          <table:table-cell table:formula="of:=(ABS([.$B1093]-[.C1093])&lt;=[.$B1093]*0.1)" office:value-type="boolean" office:boolean-value="false">
            <text:p>FALSO</text:p>
          </table:table-cell>
          <table:table-cell table:formula="of:=(ABS([.$B1093]-[.D1093])&lt;=[.$B1093]*0.1)" office:value-type="boolean" office:boolean-value="false">
            <text:p>FALSO</text:p>
          </table:table-cell>
          <table:table-cell table:formula="of:=(ABS([.$B1093]-[.E1093])&lt;=[.$B10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094]-[.C1094]" office:value-type="float" office:value="1">
            <text:p>1</text:p>
          </table:table-cell>
          <table:table-cell table:formula="of:=[.$B1094]-[.D1094]" office:value-type="float" office:value="0">
            <text:p>0</text:p>
          </table:table-cell>
          <table:table-cell table:formula="of:=[.$B1094]-[.E1094]" office:value-type="float" office:value="0">
            <text:p>0</text:p>
          </table:table-cell>
          <table:table-cell table:number-columns-repeated="8"/>
          <table:table-cell table:formula="of:=(ABS([.$B1094]-[.C1094])&lt;=[.$B1094]*0.1)" office:value-type="boolean" office:boolean-value="true">
            <text:p>VERDADERO</text:p>
          </table:table-cell>
          <table:table-cell table:formula="of:=(ABS([.$B1094]-[.D1094])&lt;=[.$B1094]*0.1)" office:value-type="boolean" office:boolean-value="true">
            <text:p>VERDADERO</text:p>
          </table:table-cell>
          <table:table-cell table:formula="of:=(ABS([.$B1094]-[.E1094])&lt;=[.$B10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95]-[.C1095]" office:value-type="float" office:value="4">
            <text:p>4</text:p>
          </table:table-cell>
          <table:table-cell table:formula="of:=[.$B1095]-[.D1095]" office:value-type="float" office:value="2">
            <text:p>2</text:p>
          </table:table-cell>
          <table:table-cell table:formula="of:=[.$B1095]-[.E1095]" office:value-type="float" office:value="0">
            <text:p>0</text:p>
          </table:table-cell>
          <table:table-cell table:number-columns-repeated="8"/>
          <table:table-cell table:formula="of:=(ABS([.$B1095]-[.C1095])&lt;=[.$B1095]*0.1)" office:value-type="boolean" office:boolean-value="false">
            <text:p>FALSO</text:p>
          </table:table-cell>
          <table:table-cell table:formula="of:=(ABS([.$B1095]-[.D1095])&lt;=[.$B1095]*0.1)" office:value-type="boolean" office:boolean-value="false">
            <text:p>FALSO</text:p>
          </table:table-cell>
          <table:table-cell table:formula="of:=(ABS([.$B1095]-[.E1095])&lt;=[.$B10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096]-[.C1096]" office:value-type="float" office:value="3">
            <text:p>3</text:p>
          </table:table-cell>
          <table:table-cell table:formula="of:=[.$B1096]-[.D1096]" office:value-type="float" office:value="0">
            <text:p>0</text:p>
          </table:table-cell>
          <table:table-cell table:formula="of:=[.$B1096]-[.E1096]" office:value-type="float" office:value="0">
            <text:p>0</text:p>
          </table:table-cell>
          <table:table-cell table:number-columns-repeated="8"/>
          <table:table-cell table:formula="of:=(ABS([.$B1096]-[.C1096])&lt;=[.$B1096]*0.1)" office:value-type="boolean" office:boolean-value="false">
            <text:p>FALSO</text:p>
          </table:table-cell>
          <table:table-cell table:formula="of:=(ABS([.$B1096]-[.D1096])&lt;=[.$B1096]*0.1)" office:value-type="boolean" office:boolean-value="true">
            <text:p>VERDADERO</text:p>
          </table:table-cell>
          <table:table-cell table:formula="of:=(ABS([.$B1096]-[.E1096])&lt;=[.$B10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097]-[.C1097]" office:value-type="float" office:value="5">
            <text:p>5</text:p>
          </table:table-cell>
          <table:table-cell table:formula="of:=[.$B1097]-[.D1097]" office:value-type="float" office:value="0">
            <text:p>0</text:p>
          </table:table-cell>
          <table:table-cell table:formula="of:=[.$B1097]-[.E1097]" office:value-type="float" office:value="0">
            <text:p>0</text:p>
          </table:table-cell>
          <table:table-cell table:number-columns-repeated="8"/>
          <table:table-cell table:formula="of:=(ABS([.$B1097]-[.C1097])&lt;=[.$B1097]*0.1)" office:value-type="boolean" office:boolean-value="false">
            <text:p>FALSO</text:p>
          </table:table-cell>
          <table:table-cell table:formula="of:=(ABS([.$B1097]-[.D1097])&lt;=[.$B1097]*0.1)" office:value-type="boolean" office:boolean-value="true">
            <text:p>VERDADERO</text:p>
          </table:table-cell>
          <table:table-cell table:formula="of:=(ABS([.$B1097]-[.E1097])&lt;=[.$B10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098]-[.C1098]" office:value-type="float" office:value="3">
            <text:p>3</text:p>
          </table:table-cell>
          <table:table-cell table:formula="of:=[.$B1098]-[.D1098]" office:value-type="float" office:value="2">
            <text:p>2</text:p>
          </table:table-cell>
          <table:table-cell table:formula="of:=[.$B1098]-[.E1098]" office:value-type="float" office:value="0">
            <text:p>0</text:p>
          </table:table-cell>
          <table:table-cell table:number-columns-repeated="8"/>
          <table:table-cell table:formula="of:=(ABS([.$B1098]-[.C1098])&lt;=[.$B1098]*0.1)" office:value-type="boolean" office:boolean-value="false">
            <text:p>FALSO</text:p>
          </table:table-cell>
          <table:table-cell table:formula="of:=(ABS([.$B1098]-[.D1098])&lt;=[.$B1098]*0.1)" office:value-type="boolean" office:boolean-value="false">
            <text:p>FALSO</text:p>
          </table:table-cell>
          <table:table-cell table:formula="of:=(ABS([.$B1098]-[.E1098])&lt;=[.$B10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099]-[.C1099]" office:value-type="float" office:value="2">
            <text:p>2</text:p>
          </table:table-cell>
          <table:table-cell table:formula="of:=[.$B1099]-[.D1099]" office:value-type="float" office:value="1">
            <text:p>1</text:p>
          </table:table-cell>
          <table:table-cell table:formula="of:=[.$B1099]-[.E1099]" office:value-type="float" office:value="0">
            <text:p>0</text:p>
          </table:table-cell>
          <table:table-cell table:number-columns-repeated="8"/>
          <table:table-cell table:formula="of:=(ABS([.$B1099]-[.C1099])&lt;=[.$B1099]*0.1)" office:value-type="boolean" office:boolean-value="false">
            <text:p>FALSO</text:p>
          </table:table-cell>
          <table:table-cell table:formula="of:=(ABS([.$B1099]-[.D1099])&lt;=[.$B1099]*0.1)" office:value-type="boolean" office:boolean-value="true">
            <text:p>VERDADERO</text:p>
          </table:table-cell>
          <table:table-cell table:formula="of:=(ABS([.$B1099]-[.E1099])&lt;=[.$B10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100]-[.C1100]" office:value-type="float" office:value="3">
            <text:p>3</text:p>
          </table:table-cell>
          <table:table-cell table:formula="of:=[.$B1100]-[.D1100]" office:value-type="float" office:value="3">
            <text:p>3</text:p>
          </table:table-cell>
          <table:table-cell table:formula="of:=[.$B1100]-[.E1100]" office:value-type="float" office:value="1">
            <text:p>1</text:p>
          </table:table-cell>
          <table:table-cell table:number-columns-repeated="8"/>
          <table:table-cell table:formula="of:=(ABS([.$B1100]-[.C1100])&lt;=[.$B1100]*0.1)" office:value-type="boolean" office:boolean-value="false">
            <text:p>FALSO</text:p>
          </table:table-cell>
          <table:table-cell table:formula="of:=(ABS([.$B1100]-[.D1100])&lt;=[.$B1100]*0.1)" office:value-type="boolean" office:boolean-value="false">
            <text:p>FALSO</text:p>
          </table:table-cell>
          <table:table-cell table:formula="of:=(ABS([.$B1100]-[.E1100])&lt;=[.$B11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101]-[.C1101]" office:value-type="float" office:value="1">
            <text:p>1</text:p>
          </table:table-cell>
          <table:table-cell table:formula="of:=[.$B1101]-[.D1101]" office:value-type="float" office:value="0">
            <text:p>0</text:p>
          </table:table-cell>
          <table:table-cell table:formula="of:=[.$B1101]-[.E1101]" office:value-type="float" office:value="0">
            <text:p>0</text:p>
          </table:table-cell>
          <table:table-cell table:number-columns-repeated="8"/>
          <table:table-cell table:formula="of:=(ABS([.$B1101]-[.C1101])&lt;=[.$B1101]*0.1)" office:value-type="boolean" office:boolean-value="true">
            <text:p>VERDADERO</text:p>
          </table:table-cell>
          <table:table-cell table:formula="of:=(ABS([.$B1101]-[.D1101])&lt;=[.$B1101]*0.1)" office:value-type="boolean" office:boolean-value="true">
            <text:p>VERDADERO</text:p>
          </table:table-cell>
          <table:table-cell table:formula="of:=(ABS([.$B1101]-[.E1101])&lt;=[.$B11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17">
            <text:p>17</text:p>
          </table:table-cell>
          <table:table-cell/>
          <table:table-cell table:formula="of:=[.$B1102]-[.C1102]" office:value-type="float" office:value="0">
            <text:p>0</text:p>
          </table:table-cell>
          <table:table-cell table:formula="of:=[.$B1102]-[.D1102]" office:value-type="float" office:value="0">
            <text:p>0</text:p>
          </table:table-cell>
          <table:table-cell table:formula="of:=[.$B1102]-[.E1102]" office:value-type="float" office:value="0">
            <text:p>0</text:p>
          </table:table-cell>
          <table:table-cell table:number-columns-repeated="8"/>
          <table:table-cell table:formula="of:=(ABS([.$B1102]-[.C1102])&lt;=[.$B1102]*0.1)" office:value-type="boolean" office:boolean-value="true">
            <text:p>VERDADERO</text:p>
          </table:table-cell>
          <table:table-cell table:formula="of:=(ABS([.$B1102]-[.D1102])&lt;=[.$B1102]*0.1)" office:value-type="boolean" office:boolean-value="true">
            <text:p>VERDADERO</text:p>
          </table:table-cell>
          <table:table-cell table:formula="of:=(ABS([.$B1102]-[.E1102])&lt;=[.$B11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103]-[.C1103]" office:value-type="float" office:value="2">
            <text:p>2</text:p>
          </table:table-cell>
          <table:table-cell table:formula="of:=[.$B1103]-[.D1103]" office:value-type="float" office:value="2">
            <text:p>2</text:p>
          </table:table-cell>
          <table:table-cell table:formula="of:=[.$B1103]-[.E1103]" office:value-type="float" office:value="0">
            <text:p>0</text:p>
          </table:table-cell>
          <table:table-cell table:number-columns-repeated="8"/>
          <table:table-cell table:formula="of:=(ABS([.$B1103]-[.C1103])&lt;=[.$B1103]*0.1)" office:value-type="boolean" office:boolean-value="false">
            <text:p>FALSO</text:p>
          </table:table-cell>
          <table:table-cell table:formula="of:=(ABS([.$B1103]-[.D1103])&lt;=[.$B1103]*0.1)" office:value-type="boolean" office:boolean-value="false">
            <text:p>FALSO</text:p>
          </table:table-cell>
          <table:table-cell table:formula="of:=(ABS([.$B1103]-[.E1103])&lt;=[.$B11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104]-[.C1104]" office:value-type="float" office:value="2">
            <text:p>2</text:p>
          </table:table-cell>
          <table:table-cell table:formula="of:=[.$B1104]-[.D1104]" office:value-type="float" office:value="2">
            <text:p>2</text:p>
          </table:table-cell>
          <table:table-cell table:formula="of:=[.$B1104]-[.E1104]" office:value-type="float" office:value="0">
            <text:p>0</text:p>
          </table:table-cell>
          <table:table-cell table:number-columns-repeated="8"/>
          <table:table-cell table:formula="of:=(ABS([.$B1104]-[.C1104])&lt;=[.$B1104]*0.1)" office:value-type="boolean" office:boolean-value="true">
            <text:p>VERDADERO</text:p>
          </table:table-cell>
          <table:table-cell table:formula="of:=(ABS([.$B1104]-[.D1104])&lt;=[.$B1104]*0.1)" office:value-type="boolean" office:boolean-value="true">
            <text:p>VERDADERO</text:p>
          </table:table-cell>
          <table:table-cell table:formula="of:=(ABS([.$B1104]-[.E1104])&lt;=[.$B11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/>
          <table:table-cell table:formula="of:=[.$B1105]-[.C1105]" office:value-type="float" office:value="1">
            <text:p>1</text:p>
          </table:table-cell>
          <table:table-cell table:formula="of:=[.$B1105]-[.D1105]" office:value-type="float" office:value="1">
            <text:p>1</text:p>
          </table:table-cell>
          <table:table-cell table:formula="of:=[.$B1105]-[.E1105]" office:value-type="float" office:value="1">
            <text:p>1</text:p>
          </table:table-cell>
          <table:table-cell table:number-columns-repeated="8"/>
          <table:table-cell table:formula="of:=(ABS([.$B1105]-[.C1105])&lt;=[.$B1105]*0.1)" office:value-type="boolean" office:boolean-value="true">
            <text:p>VERDADERO</text:p>
          </table:table-cell>
          <table:table-cell table:formula="of:=(ABS([.$B1105]-[.D1105])&lt;=[.$B1105]*0.1)" office:value-type="boolean" office:boolean-value="true">
            <text:p>VERDADERO</text:p>
          </table:table-cell>
          <table:table-cell table:formula="of:=(ABS([.$B1105]-[.E1105])&lt;=[.$B11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1106]-[.C1106]" office:value-type="float" office:value="0">
            <text:p>0</text:p>
          </table:table-cell>
          <table:table-cell table:formula="of:=[.$B1106]-[.D1106]" office:value-type="float" office:value="0">
            <text:p>0</text:p>
          </table:table-cell>
          <table:table-cell table:formula="of:=[.$B1106]-[.E1106]" office:value-type="float" office:value="0">
            <text:p>0</text:p>
          </table:table-cell>
          <table:table-cell table:number-columns-repeated="8"/>
          <table:table-cell table:formula="of:=(ABS([.$B1106]-[.C1106])&lt;=[.$B1106]*0.1)" office:value-type="boolean" office:boolean-value="true">
            <text:p>VERDADERO</text:p>
          </table:table-cell>
          <table:table-cell table:formula="of:=(ABS([.$B1106]-[.D1106])&lt;=[.$B1106]*0.1)" office:value-type="boolean" office:boolean-value="true">
            <text:p>VERDADERO</text:p>
          </table:table-cell>
          <table:table-cell table:formula="of:=(ABS([.$B1106]-[.E1106])&lt;=[.$B11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[.$B1107]-[.C1107]" office:value-type="float" office:value="5">
            <text:p>5</text:p>
          </table:table-cell>
          <table:table-cell table:formula="of:=[.$B1107]-[.D1107]" office:value-type="float" office:value="5">
            <text:p>5</text:p>
          </table:table-cell>
          <table:table-cell table:formula="of:=[.$B1107]-[.E1107]" office:value-type="float" office:value="0">
            <text:p>0</text:p>
          </table:table-cell>
          <table:table-cell table:number-columns-repeated="8"/>
          <table:table-cell table:formula="of:=(ABS([.$B1107]-[.C1107])&lt;=[.$B1107]*0.1)" office:value-type="boolean" office:boolean-value="false">
            <text:p>FALSO</text:p>
          </table:table-cell>
          <table:table-cell table:formula="of:=(ABS([.$B1107]-[.D1107])&lt;=[.$B1107]*0.1)" office:value-type="boolean" office:boolean-value="false">
            <text:p>FALSO</text:p>
          </table:table-cell>
          <table:table-cell table:formula="of:=(ABS([.$B1107]-[.E1107])&lt;=[.$B11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108]-[.C1108]" office:value-type="float" office:value="2">
            <text:p>2</text:p>
          </table:table-cell>
          <table:table-cell table:formula="of:=[.$B1108]-[.D1108]" office:value-type="float" office:value="2">
            <text:p>2</text:p>
          </table:table-cell>
          <table:table-cell table:formula="of:=[.$B1108]-[.E1108]" office:value-type="float" office:value="0">
            <text:p>0</text:p>
          </table:table-cell>
          <table:table-cell table:number-columns-repeated="8"/>
          <table:table-cell table:formula="of:=(ABS([.$B1108]-[.C1108])&lt;=[.$B1108]*0.1)" office:value-type="boolean" office:boolean-value="true">
            <text:p>VERDADERO</text:p>
          </table:table-cell>
          <table:table-cell table:formula="of:=(ABS([.$B1108]-[.D1108])&lt;=[.$B1108]*0.1)" office:value-type="boolean" office:boolean-value="true">
            <text:p>VERDADERO</text:p>
          </table:table-cell>
          <table:table-cell table:formula="of:=(ABS([.$B1108]-[.E1108])&lt;=[.$B11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109]-[.C1109]" office:value-type="float" office:value="3">
            <text:p>3</text:p>
          </table:table-cell>
          <table:table-cell table:formula="of:=[.$B1109]-[.D1109]" office:value-type="float" office:value="3">
            <text:p>3</text:p>
          </table:table-cell>
          <table:table-cell table:formula="of:=[.$B1109]-[.E1109]" office:value-type="float" office:value="0">
            <text:p>0</text:p>
          </table:table-cell>
          <table:table-cell table:number-columns-repeated="8"/>
          <table:table-cell table:formula="of:=(ABS([.$B1109]-[.C1109])&lt;=[.$B1109]*0.1)" office:value-type="boolean" office:boolean-value="false">
            <text:p>FALSO</text:p>
          </table:table-cell>
          <table:table-cell table:formula="of:=(ABS([.$B1109]-[.D1109])&lt;=[.$B1109]*0.1)" office:value-type="boolean" office:boolean-value="false">
            <text:p>FALSO</text:p>
          </table:table-cell>
          <table:table-cell table:formula="of:=(ABS([.$B1109]-[.E1109])&lt;=[.$B11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[.$B1110]-[.C1110]" office:value-type="float" office:value="8">
            <text:p>8</text:p>
          </table:table-cell>
          <table:table-cell table:formula="of:=[.$B1110]-[.D1110]" office:value-type="float" office:value="5">
            <text:p>5</text:p>
          </table:table-cell>
          <table:table-cell table:formula="of:=[.$B1110]-[.E1110]" office:value-type="float" office:value="0">
            <text:p>0</text:p>
          </table:table-cell>
          <table:table-cell table:number-columns-repeated="8"/>
          <table:table-cell table:formula="of:=(ABS([.$B1110]-[.C1110])&lt;=[.$B1110]*0.1)" office:value-type="boolean" office:boolean-value="false">
            <text:p>FALSO</text:p>
          </table:table-cell>
          <table:table-cell table:formula="of:=(ABS([.$B1110]-[.D1110])&lt;=[.$B1110]*0.1)" office:value-type="boolean" office:boolean-value="false">
            <text:p>FALSO</text:p>
          </table:table-cell>
          <table:table-cell table:formula="of:=(ABS([.$B1110]-[.E1110])&lt;=[.$B11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111]-[.C1111]" office:value-type="float" office:value="3">
            <text:p>3</text:p>
          </table:table-cell>
          <table:table-cell table:formula="of:=[.$B1111]-[.D1111]" office:value-type="float" office:value="3">
            <text:p>3</text:p>
          </table:table-cell>
          <table:table-cell table:formula="of:=[.$B1111]-[.E1111]" office:value-type="float" office:value="0">
            <text:p>0</text:p>
          </table:table-cell>
          <table:table-cell table:number-columns-repeated="8"/>
          <table:table-cell table:formula="of:=(ABS([.$B1111]-[.C1111])&lt;=[.$B1111]*0.1)" office:value-type="boolean" office:boolean-value="false">
            <text:p>FALSO</text:p>
          </table:table-cell>
          <table:table-cell table:formula="of:=(ABS([.$B1111]-[.D1111])&lt;=[.$B1111]*0.1)" office:value-type="boolean" office:boolean-value="false">
            <text:p>FALSO</text:p>
          </table:table-cell>
          <table:table-cell table:formula="of:=(ABS([.$B1111]-[.E1111])&lt;=[.$B11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112]-[.C1112]" office:value-type="float" office:value="2">
            <text:p>2</text:p>
          </table:table-cell>
          <table:table-cell table:formula="of:=[.$B1112]-[.D1112]" office:value-type="float" office:value="2">
            <text:p>2</text:p>
          </table:table-cell>
          <table:table-cell table:formula="of:=[.$B1112]-[.E1112]" office:value-type="float" office:value="0">
            <text:p>0</text:p>
          </table:table-cell>
          <table:table-cell table:number-columns-repeated="8"/>
          <table:table-cell table:formula="of:=(ABS([.$B1112]-[.C1112])&lt;=[.$B1112]*0.1)" office:value-type="boolean" office:boolean-value="false">
            <text:p>FALSO</text:p>
          </table:table-cell>
          <table:table-cell table:formula="of:=(ABS([.$B1112]-[.D1112])&lt;=[.$B1112]*0.1)" office:value-type="boolean" office:boolean-value="false">
            <text:p>FALSO</text:p>
          </table:table-cell>
          <table:table-cell table:formula="of:=(ABS([.$B1112]-[.E1112])&lt;=[.$B11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[.$B1113]-[.C1113]" office:value-type="float" office:value="6">
            <text:p>6</text:p>
          </table:table-cell>
          <table:table-cell table:formula="of:=[.$B1113]-[.D1113]" office:value-type="float" office:value="5">
            <text:p>5</text:p>
          </table:table-cell>
          <table:table-cell table:formula="of:=[.$B1113]-[.E1113]" office:value-type="float" office:value="0">
            <text:p>0</text:p>
          </table:table-cell>
          <table:table-cell table:number-columns-repeated="8"/>
          <table:table-cell table:formula="of:=(ABS([.$B1113]-[.C1113])&lt;=[.$B1113]*0.1)" office:value-type="boolean" office:boolean-value="false">
            <text:p>FALSO</text:p>
          </table:table-cell>
          <table:table-cell table:formula="of:=(ABS([.$B1113]-[.D1113])&lt;=[.$B1113]*0.1)" office:value-type="boolean" office:boolean-value="false">
            <text:p>FALSO</text:p>
          </table:table-cell>
          <table:table-cell table:formula="of:=(ABS([.$B1113]-[.E1113])&lt;=[.$B11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[.$B1114]-[.C1114]" office:value-type="float" office:value="7">
            <text:p>7</text:p>
          </table:table-cell>
          <table:table-cell table:formula="of:=[.$B1114]-[.D1114]" office:value-type="float" office:value="7">
            <text:p>7</text:p>
          </table:table-cell>
          <table:table-cell table:formula="of:=[.$B1114]-[.E1114]" office:value-type="float" office:value="2">
            <text:p>2</text:p>
          </table:table-cell>
          <table:table-cell table:number-columns-repeated="8"/>
          <table:table-cell table:formula="of:=(ABS([.$B1114]-[.C1114])&lt;=[.$B1114]*0.1)" office:value-type="boolean" office:boolean-value="false">
            <text:p>FALSO</text:p>
          </table:table-cell>
          <table:table-cell table:formula="of:=(ABS([.$B1114]-[.D1114])&lt;=[.$B1114]*0.1)" office:value-type="boolean" office:boolean-value="false">
            <text:p>FALSO</text:p>
          </table:table-cell>
          <table:table-cell table:formula="of:=(ABS([.$B1114]-[.E1114])&lt;=[.$B11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115]-[.C1115]" office:value-type="float" office:value="4">
            <text:p>4</text:p>
          </table:table-cell>
          <table:table-cell table:formula="of:=[.$B1115]-[.D1115]" office:value-type="float" office:value="3">
            <text:p>3</text:p>
          </table:table-cell>
          <table:table-cell table:formula="of:=[.$B1115]-[.E1115]" office:value-type="float" office:value="1">
            <text:p>1</text:p>
          </table:table-cell>
          <table:table-cell table:number-columns-repeated="8"/>
          <table:table-cell table:formula="of:=(ABS([.$B1115]-[.C1115])&lt;=[.$B1115]*0.1)" office:value-type="boolean" office:boolean-value="false">
            <text:p>FALSO</text:p>
          </table:table-cell>
          <table:table-cell table:formula="of:=(ABS([.$B1115]-[.D1115])&lt;=[.$B1115]*0.1)" office:value-type="boolean" office:boolean-value="false">
            <text:p>FALSO</text:p>
          </table:table-cell>
          <table:table-cell table:formula="of:=(ABS([.$B1115]-[.E1115])&lt;=[.$B11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116]-[.C1116]" office:value-type="float" office:value="2">
            <text:p>2</text:p>
          </table:table-cell>
          <table:table-cell table:formula="of:=[.$B1116]-[.D1116]" office:value-type="float" office:value="2">
            <text:p>2</text:p>
          </table:table-cell>
          <table:table-cell table:formula="of:=[.$B1116]-[.E1116]" office:value-type="float" office:value="0">
            <text:p>0</text:p>
          </table:table-cell>
          <table:table-cell table:number-columns-repeated="8"/>
          <table:table-cell table:formula="of:=(ABS([.$B1116]-[.C1116])&lt;=[.$B1116]*0.1)" office:value-type="boolean" office:boolean-value="false">
            <text:p>FALSO</text:p>
          </table:table-cell>
          <table:table-cell table:formula="of:=(ABS([.$B1116]-[.D1116])&lt;=[.$B1116]*0.1)" office:value-type="boolean" office:boolean-value="false">
            <text:p>FALSO</text:p>
          </table:table-cell>
          <table:table-cell table:formula="of:=(ABS([.$B1116]-[.E1116])&lt;=[.$B11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117]-[.C1117]" office:value-type="float" office:value="2">
            <text:p>2</text:p>
          </table:table-cell>
          <table:table-cell table:formula="of:=[.$B1117]-[.D1117]" office:value-type="float" office:value="2">
            <text:p>2</text:p>
          </table:table-cell>
          <table:table-cell table:formula="of:=[.$B1117]-[.E1117]" office:value-type="float" office:value="0">
            <text:p>0</text:p>
          </table:table-cell>
          <table:table-cell table:number-columns-repeated="8"/>
          <table:table-cell table:formula="of:=(ABS([.$B1117]-[.C1117])&lt;=[.$B1117]*0.1)" office:value-type="boolean" office:boolean-value="false">
            <text:p>FALSO</text:p>
          </table:table-cell>
          <table:table-cell table:formula="of:=(ABS([.$B1117]-[.D1117])&lt;=[.$B1117]*0.1)" office:value-type="boolean" office:boolean-value="false">
            <text:p>FALSO</text:p>
          </table:table-cell>
          <table:table-cell table:formula="of:=(ABS([.$B1117]-[.E1117])&lt;=[.$B11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118]-[.C1118]" office:value-type="float" office:value="2">
            <text:p>2</text:p>
          </table:table-cell>
          <table:table-cell table:formula="of:=[.$B1118]-[.D1118]" office:value-type="float" office:value="2">
            <text:p>2</text:p>
          </table:table-cell>
          <table:table-cell table:formula="of:=[.$B1118]-[.E1118]" office:value-type="float" office:value="0">
            <text:p>0</text:p>
          </table:table-cell>
          <table:table-cell table:number-columns-repeated="8"/>
          <table:table-cell table:formula="of:=(ABS([.$B1118]-[.C1118])&lt;=[.$B1118]*0.1)" office:value-type="boolean" office:boolean-value="false">
            <text:p>FALSO</text:p>
          </table:table-cell>
          <table:table-cell table:formula="of:=(ABS([.$B1118]-[.D1118])&lt;=[.$B1118]*0.1)" office:value-type="boolean" office:boolean-value="false">
            <text:p>FALSO</text:p>
          </table:table-cell>
          <table:table-cell table:formula="of:=(ABS([.$B1118]-[.E1118])&lt;=[.$B11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19]-[.C1119]" office:value-type="float" office:value="3">
            <text:p>3</text:p>
          </table:table-cell>
          <table:table-cell table:formula="of:=[.$B1119]-[.D1119]" office:value-type="float" office:value="3">
            <text:p>3</text:p>
          </table:table-cell>
          <table:table-cell table:formula="of:=[.$B1119]-[.E1119]" office:value-type="float" office:value="1">
            <text:p>1</text:p>
          </table:table-cell>
          <table:table-cell table:number-columns-repeated="8"/>
          <table:table-cell table:formula="of:=(ABS([.$B1119]-[.C1119])&lt;=[.$B1119]*0.1)" office:value-type="boolean" office:boolean-value="false">
            <text:p>FALSO</text:p>
          </table:table-cell>
          <table:table-cell table:formula="of:=(ABS([.$B1119]-[.D1119])&lt;=[.$B1119]*0.1)" office:value-type="boolean" office:boolean-value="false">
            <text:p>FALSO</text:p>
          </table:table-cell>
          <table:table-cell table:formula="of:=(ABS([.$B1119]-[.E1119])&lt;=[.$B11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120]-[.C1120]" office:value-type="float" office:value="1">
            <text:p>1</text:p>
          </table:table-cell>
          <table:table-cell table:formula="of:=[.$B1120]-[.D1120]" office:value-type="float" office:value="1">
            <text:p>1</text:p>
          </table:table-cell>
          <table:table-cell table:formula="of:=[.$B1120]-[.E1120]" office:value-type="float" office:value="0">
            <text:p>0</text:p>
          </table:table-cell>
          <table:table-cell table:number-columns-repeated="8"/>
          <table:table-cell table:formula="of:=(ABS([.$B1120]-[.C1120])&lt;=[.$B1120]*0.1)" office:value-type="boolean" office:boolean-value="true">
            <text:p>VERDADERO</text:p>
          </table:table-cell>
          <table:table-cell table:formula="of:=(ABS([.$B1120]-[.D1120])&lt;=[.$B1120]*0.1)" office:value-type="boolean" office:boolean-value="true">
            <text:p>VERDADERO</text:p>
          </table:table-cell>
          <table:table-cell table:formula="of:=(ABS([.$B1120]-[.E1120])&lt;=[.$B11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20">
            <text:p>20</text:p>
          </table:table-cell>
          <table:table-cell/>
          <table:table-cell table:formula="of:=[.$B1121]-[.C1121]" office:value-type="float" office:value="0">
            <text:p>0</text:p>
          </table:table-cell>
          <table:table-cell table:formula="of:=[.$B1121]-[.D1121]" office:value-type="float" office:value="0">
            <text:p>0</text:p>
          </table:table-cell>
          <table:table-cell table:formula="of:=[.$B1121]-[.E1121]" office:value-type="float" office:value="0">
            <text:p>0</text:p>
          </table:table-cell>
          <table:table-cell table:number-columns-repeated="8"/>
          <table:table-cell table:formula="of:=(ABS([.$B1121]-[.C1121])&lt;=[.$B1121]*0.1)" office:value-type="boolean" office:boolean-value="true">
            <text:p>VERDADERO</text:p>
          </table:table-cell>
          <table:table-cell table:formula="of:=(ABS([.$B1121]-[.D1121])&lt;=[.$B1121]*0.1)" office:value-type="boolean" office:boolean-value="true">
            <text:p>VERDADERO</text:p>
          </table:table-cell>
          <table:table-cell table:formula="of:=(ABS([.$B1121]-[.E1121])&lt;=[.$B11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122]-[.C1122]" office:value-type="float" office:value="3">
            <text:p>3</text:p>
          </table:table-cell>
          <table:table-cell table:formula="of:=[.$B1122]-[.D1122]" office:value-type="float" office:value="2">
            <text:p>2</text:p>
          </table:table-cell>
          <table:table-cell table:formula="of:=[.$B1122]-[.E1122]" office:value-type="float" office:value="0">
            <text:p>0</text:p>
          </table:table-cell>
          <table:table-cell table:number-columns-repeated="8"/>
          <table:table-cell table:formula="of:=(ABS([.$B1122]-[.C1122])&lt;=[.$B1122]*0.1)" office:value-type="boolean" office:boolean-value="false">
            <text:p>FALSO</text:p>
          </table:table-cell>
          <table:table-cell table:formula="of:=(ABS([.$B1122]-[.D1122])&lt;=[.$B1122]*0.1)" office:value-type="boolean" office:boolean-value="false">
            <text:p>FALSO</text:p>
          </table:table-cell>
          <table:table-cell table:formula="of:=(ABS([.$B1122]-[.E1122])&lt;=[.$B11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123]-[.C1123]" office:value-type="float" office:value="2">
            <text:p>2</text:p>
          </table:table-cell>
          <table:table-cell table:formula="of:=[.$B1123]-[.D1123]" office:value-type="float" office:value="2">
            <text:p>2</text:p>
          </table:table-cell>
          <table:table-cell table:formula="of:=[.$B1123]-[.E1123]" office:value-type="float" office:value="0">
            <text:p>0</text:p>
          </table:table-cell>
          <table:table-cell table:number-columns-repeated="8"/>
          <table:table-cell table:formula="of:=(ABS([.$B1123]-[.C1123])&lt;=[.$B1123]*0.1)" office:value-type="boolean" office:boolean-value="false">
            <text:p>FALSO</text:p>
          </table:table-cell>
          <table:table-cell table:formula="of:=(ABS([.$B1123]-[.D1123])&lt;=[.$B1123]*0.1)" office:value-type="boolean" office:boolean-value="false">
            <text:p>FALSO</text:p>
          </table:table-cell>
          <table:table-cell table:formula="of:=(ABS([.$B1123]-[.E1123])&lt;=[.$B11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124]-[.C1124]" office:value-type="float" office:value="3">
            <text:p>3</text:p>
          </table:table-cell>
          <table:table-cell table:formula="of:=[.$B1124]-[.D1124]" office:value-type="float" office:value="3">
            <text:p>3</text:p>
          </table:table-cell>
          <table:table-cell table:formula="of:=[.$B1124]-[.E1124]" office:value-type="float" office:value="0">
            <text:p>0</text:p>
          </table:table-cell>
          <table:table-cell table:number-columns-repeated="8"/>
          <table:table-cell table:formula="of:=(ABS([.$B1124]-[.C1124])&lt;=[.$B1124]*0.1)" office:value-type="boolean" office:boolean-value="false">
            <text:p>FALSO</text:p>
          </table:table-cell>
          <table:table-cell table:formula="of:=(ABS([.$B1124]-[.D1124])&lt;=[.$B1124]*0.1)" office:value-type="boolean" office:boolean-value="false">
            <text:p>FALSO</text:p>
          </table:table-cell>
          <table:table-cell table:formula="of:=(ABS([.$B1124]-[.E1124])&lt;=[.$B11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18">
            <text:p>18</text:p>
          </table:table-cell>
          <table:table-cell/>
          <table:table-cell table:formula="of:=[.$B1125]-[.C1125]" office:value-type="float" office:value="0">
            <text:p>0</text:p>
          </table:table-cell>
          <table:table-cell table:formula="of:=[.$B1125]-[.D1125]" office:value-type="float" office:value="0">
            <text:p>0</text:p>
          </table:table-cell>
          <table:table-cell table:formula="of:=[.$B1125]-[.E1125]" office:value-type="float" office:value="0">
            <text:p>0</text:p>
          </table:table-cell>
          <table:table-cell table:number-columns-repeated="8"/>
          <table:table-cell table:formula="of:=(ABS([.$B1125]-[.C1125])&lt;=[.$B1125]*0.1)" office:value-type="boolean" office:boolean-value="true">
            <text:p>VERDADERO</text:p>
          </table:table-cell>
          <table:table-cell table:formula="of:=(ABS([.$B1125]-[.D1125])&lt;=[.$B1125]*0.1)" office:value-type="boolean" office:boolean-value="true">
            <text:p>VERDADERO</text:p>
          </table:table-cell>
          <table:table-cell table:formula="of:=(ABS([.$B1125]-[.E1125])&lt;=[.$B11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126]-[.C1126]" office:value-type="float" office:value="1">
            <text:p>1</text:p>
          </table:table-cell>
          <table:table-cell table:formula="of:=[.$B1126]-[.D1126]" office:value-type="float" office:value="1">
            <text:p>1</text:p>
          </table:table-cell>
          <table:table-cell table:formula="of:=[.$B1126]-[.E1126]" office:value-type="float" office:value="0">
            <text:p>0</text:p>
          </table:table-cell>
          <table:table-cell table:number-columns-repeated="8"/>
          <table:table-cell table:formula="of:=(ABS([.$B1126]-[.C1126])&lt;=[.$B1126]*0.1)" office:value-type="boolean" office:boolean-value="true">
            <text:p>VERDADERO</text:p>
          </table:table-cell>
          <table:table-cell table:formula="of:=(ABS([.$B1126]-[.D1126])&lt;=[.$B1126]*0.1)" office:value-type="boolean" office:boolean-value="true">
            <text:p>VERDADERO</text:p>
          </table:table-cell>
          <table:table-cell table:formula="of:=(ABS([.$B1126]-[.E1126])&lt;=[.$B11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1127]-[.C1127]" office:value-type="float" office:value="1">
            <text:p>1</text:p>
          </table:table-cell>
          <table:table-cell table:formula="of:=[.$B1127]-[.D1127]" office:value-type="float" office:value="0">
            <text:p>0</text:p>
          </table:table-cell>
          <table:table-cell table:formula="of:=[.$B1127]-[.E1127]" office:value-type="float" office:value="0">
            <text:p>0</text:p>
          </table:table-cell>
          <table:table-cell table:number-columns-repeated="8"/>
          <table:table-cell table:formula="of:=(ABS([.$B1127]-[.C1127])&lt;=[.$B1127]*0.1)" office:value-type="boolean" office:boolean-value="true">
            <text:p>VERDADERO</text:p>
          </table:table-cell>
          <table:table-cell table:formula="of:=(ABS([.$B1127]-[.D1127])&lt;=[.$B1127]*0.1)" office:value-type="boolean" office:boolean-value="true">
            <text:p>VERDADERO</text:p>
          </table:table-cell>
          <table:table-cell table:formula="of:=(ABS([.$B1127]-[.E1127])&lt;=[.$B11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/>
          <table:table-cell table:formula="of:=[.$B1128]-[.C1128]" office:value-type="float" office:value="1">
            <text:p>1</text:p>
          </table:table-cell>
          <table:table-cell table:formula="of:=[.$B1128]-[.D1128]" office:value-type="float" office:value="1">
            <text:p>1</text:p>
          </table:table-cell>
          <table:table-cell table:formula="of:=[.$B1128]-[.E1128]" office:value-type="float" office:value="1">
            <text:p>1</text:p>
          </table:table-cell>
          <table:table-cell table:number-columns-repeated="8"/>
          <table:table-cell table:formula="of:=(ABS([.$B1128]-[.C1128])&lt;=[.$B1128]*0.1)" office:value-type="boolean" office:boolean-value="true">
            <text:p>VERDADERO</text:p>
          </table:table-cell>
          <table:table-cell table:formula="of:=(ABS([.$B1128]-[.D1128])&lt;=[.$B1128]*0.1)" office:value-type="boolean" office:boolean-value="true">
            <text:p>VERDADERO</text:p>
          </table:table-cell>
          <table:table-cell table:formula="of:=(ABS([.$B1128]-[.E1128])&lt;=[.$B11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129]-[.C1129]" office:value-type="float" office:value="5">
            <text:p>5</text:p>
          </table:table-cell>
          <table:table-cell table:formula="of:=[.$B1129]-[.D1129]" office:value-type="float" office:value="3">
            <text:p>3</text:p>
          </table:table-cell>
          <table:table-cell table:formula="of:=[.$B1129]-[.E1129]" office:value-type="float" office:value="2">
            <text:p>2</text:p>
          </table:table-cell>
          <table:table-cell table:number-columns-repeated="8"/>
          <table:table-cell table:formula="of:=(ABS([.$B1129]-[.C1129])&lt;=[.$B1129]*0.1)" office:value-type="boolean" office:boolean-value="false">
            <text:p>FALSO</text:p>
          </table:table-cell>
          <table:table-cell table:formula="of:=(ABS([.$B1129]-[.D1129])&lt;=[.$B1129]*0.1)" office:value-type="boolean" office:boolean-value="false">
            <text:p>FALSO</text:p>
          </table:table-cell>
          <table:table-cell table:formula="of:=(ABS([.$B1129]-[.E1129])&lt;=[.$B112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130]-[.C1130]" office:value-type="float" office:value="4">
            <text:p>4</text:p>
          </table:table-cell>
          <table:table-cell table:formula="of:=[.$B1130]-[.D1130]" office:value-type="float" office:value="4">
            <text:p>4</text:p>
          </table:table-cell>
          <table:table-cell table:formula="of:=[.$B1130]-[.E1130]" office:value-type="float" office:value="0">
            <text:p>0</text:p>
          </table:table-cell>
          <table:table-cell table:number-columns-repeated="8"/>
          <table:table-cell table:formula="of:=(ABS([.$B1130]-[.C1130])&lt;=[.$B1130]*0.1)" office:value-type="boolean" office:boolean-value="false">
            <text:p>FALSO</text:p>
          </table:table-cell>
          <table:table-cell table:formula="of:=(ABS([.$B1130]-[.D1130])&lt;=[.$B1130]*0.1)" office:value-type="boolean" office:boolean-value="false">
            <text:p>FALSO</text:p>
          </table:table-cell>
          <table:table-cell table:formula="of:=(ABS([.$B1130]-[.E1130])&lt;=[.$B11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131]-[.C1131]" office:value-type="float" office:value="2">
            <text:p>2</text:p>
          </table:table-cell>
          <table:table-cell table:formula="of:=[.$B1131]-[.D1131]" office:value-type="float" office:value="1">
            <text:p>1</text:p>
          </table:table-cell>
          <table:table-cell table:formula="of:=[.$B1131]-[.E1131]" office:value-type="float" office:value="0">
            <text:p>0</text:p>
          </table:table-cell>
          <table:table-cell table:number-columns-repeated="8"/>
          <table:table-cell table:formula="of:=(ABS([.$B1131]-[.C1131])&lt;=[.$B1131]*0.1)" office:value-type="boolean" office:boolean-value="true">
            <text:p>VERDADERO</text:p>
          </table:table-cell>
          <table:table-cell table:formula="of:=(ABS([.$B1131]-[.D1131])&lt;=[.$B1131]*0.1)" office:value-type="boolean" office:boolean-value="true">
            <text:p>VERDADERO</text:p>
          </table:table-cell>
          <table:table-cell table:formula="of:=(ABS([.$B1131]-[.E1131])&lt;=[.$B11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132]-[.C1132]" office:value-type="float" office:value="2">
            <text:p>2</text:p>
          </table:table-cell>
          <table:table-cell table:formula="of:=[.$B1132]-[.D1132]" office:value-type="float" office:value="2">
            <text:p>2</text:p>
          </table:table-cell>
          <table:table-cell table:formula="of:=[.$B1132]-[.E1132]" office:value-type="float" office:value="0">
            <text:p>0</text:p>
          </table:table-cell>
          <table:table-cell table:number-columns-repeated="8"/>
          <table:table-cell table:formula="of:=(ABS([.$B1132]-[.C1132])&lt;=[.$B1132]*0.1)" office:value-type="boolean" office:boolean-value="false">
            <text:p>FALSO</text:p>
          </table:table-cell>
          <table:table-cell table:formula="of:=(ABS([.$B1132]-[.D1132])&lt;=[.$B1132]*0.1)" office:value-type="boolean" office:boolean-value="false">
            <text:p>FALSO</text:p>
          </table:table-cell>
          <table:table-cell table:formula="of:=(ABS([.$B1132]-[.E1132])&lt;=[.$B11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2">
            <text:p>12</text:p>
          </table:table-cell>
          <table:table-cell office:value-type="float" office:value="19">
            <text:p>19</text:p>
          </table:table-cell>
          <table:table-cell/>
          <table:table-cell table:formula="of:=[.$B1133]-[.C1133]" office:value-type="float" office:value="7">
            <text:p>7</text:p>
          </table:table-cell>
          <table:table-cell table:formula="of:=[.$B1133]-[.D1133]" office:value-type="float" office:value="7">
            <text:p>7</text:p>
          </table:table-cell>
          <table:table-cell table:formula="of:=[.$B1133]-[.E1133]" office:value-type="float" office:value="0">
            <text:p>0</text:p>
          </table:table-cell>
          <table:table-cell table:number-columns-repeated="8"/>
          <table:table-cell table:formula="of:=(ABS([.$B1133]-[.C1133])&lt;=[.$B1133]*0.1)" office:value-type="boolean" office:boolean-value="false">
            <text:p>FALSO</text:p>
          </table:table-cell>
          <table:table-cell table:formula="of:=(ABS([.$B1133]-[.D1133])&lt;=[.$B1133]*0.1)" office:value-type="boolean" office:boolean-value="false">
            <text:p>FALSO</text:p>
          </table:table-cell>
          <table:table-cell table:formula="of:=(ABS([.$B1133]-[.E1133])&lt;=[.$B11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[.$B1134]-[.C1134]" office:value-type="float" office:value="7">
            <text:p>7</text:p>
          </table:table-cell>
          <table:table-cell table:formula="of:=[.$B1134]-[.D1134]" office:value-type="float" office:value="5">
            <text:p>5</text:p>
          </table:table-cell>
          <table:table-cell table:formula="of:=[.$B1134]-[.E1134]" office:value-type="float" office:value="0">
            <text:p>0</text:p>
          </table:table-cell>
          <table:table-cell table:number-columns-repeated="8"/>
          <table:table-cell table:formula="of:=(ABS([.$B1134]-[.C1134])&lt;=[.$B1134]*0.1)" office:value-type="boolean" office:boolean-value="false">
            <text:p>FALSO</text:p>
          </table:table-cell>
          <table:table-cell table:formula="of:=(ABS([.$B1134]-[.D1134])&lt;=[.$B1134]*0.1)" office:value-type="boolean" office:boolean-value="false">
            <text:p>FALSO</text:p>
          </table:table-cell>
          <table:table-cell table:formula="of:=(ABS([.$B1134]-[.E1134])&lt;=[.$B11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35]-[.C1135]" office:value-type="float" office:value="3">
            <text:p>3</text:p>
          </table:table-cell>
          <table:table-cell table:formula="of:=[.$B1135]-[.D1135]" office:value-type="float" office:value="3">
            <text:p>3</text:p>
          </table:table-cell>
          <table:table-cell table:formula="of:=[.$B1135]-[.E1135]" office:value-type="float" office:value="1">
            <text:p>1</text:p>
          </table:table-cell>
          <table:table-cell table:number-columns-repeated="8"/>
          <table:table-cell table:formula="of:=(ABS([.$B1135]-[.C1135])&lt;=[.$B1135]*0.1)" office:value-type="boolean" office:boolean-value="false">
            <text:p>FALSO</text:p>
          </table:table-cell>
          <table:table-cell table:formula="of:=(ABS([.$B1135]-[.D1135])&lt;=[.$B1135]*0.1)" office:value-type="boolean" office:boolean-value="false">
            <text:p>FALSO</text:p>
          </table:table-cell>
          <table:table-cell table:formula="of:=(ABS([.$B1135]-[.E1135])&lt;=[.$B11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136]-[.C1136]" office:value-type="float" office:value="1">
            <text:p>1</text:p>
          </table:table-cell>
          <table:table-cell table:formula="of:=[.$B1136]-[.D1136]" office:value-type="float" office:value="1">
            <text:p>1</text:p>
          </table:table-cell>
          <table:table-cell table:formula="of:=[.$B1136]-[.E1136]" office:value-type="float" office:value="0">
            <text:p>0</text:p>
          </table:table-cell>
          <table:table-cell table:number-columns-repeated="8"/>
          <table:table-cell table:formula="of:=(ABS([.$B1136]-[.C1136])&lt;=[.$B1136]*0.1)" office:value-type="boolean" office:boolean-value="true">
            <text:p>VERDADERO</text:p>
          </table:table-cell>
          <table:table-cell table:formula="of:=(ABS([.$B1136]-[.D1136])&lt;=[.$B1136]*0.1)" office:value-type="boolean" office:boolean-value="true">
            <text:p>VERDADERO</text:p>
          </table:table-cell>
          <table:table-cell table:formula="of:=(ABS([.$B1136]-[.E1136])&lt;=[.$B11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[.$B1137]-[.C1137]" office:value-type="float" office:value="6">
            <text:p>6</text:p>
          </table:table-cell>
          <table:table-cell table:formula="of:=[.$B1137]-[.D1137]" office:value-type="float" office:value="4">
            <text:p>4</text:p>
          </table:table-cell>
          <table:table-cell table:formula="of:=[.$B1137]-[.E1137]" office:value-type="float" office:value="0">
            <text:p>0</text:p>
          </table:table-cell>
          <table:table-cell table:number-columns-repeated="8"/>
          <table:table-cell table:formula="of:=(ABS([.$B1137]-[.C1137])&lt;=[.$B1137]*0.1)" office:value-type="boolean" office:boolean-value="false">
            <text:p>FALSO</text:p>
          </table:table-cell>
          <table:table-cell table:formula="of:=(ABS([.$B1137]-[.D1137])&lt;=[.$B1137]*0.1)" office:value-type="boolean" office:boolean-value="false">
            <text:p>FALSO</text:p>
          </table:table-cell>
          <table:table-cell table:formula="of:=(ABS([.$B1137]-[.E1137])&lt;=[.$B11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138]-[.C1138]" office:value-type="float" office:value="3">
            <text:p>3</text:p>
          </table:table-cell>
          <table:table-cell table:formula="of:=[.$B1138]-[.D1138]" office:value-type="float" office:value="3">
            <text:p>3</text:p>
          </table:table-cell>
          <table:table-cell table:formula="of:=[.$B1138]-[.E1138]" office:value-type="float" office:value="0">
            <text:p>0</text:p>
          </table:table-cell>
          <table:table-cell table:number-columns-repeated="8"/>
          <table:table-cell table:formula="of:=(ABS([.$B1138]-[.C1138])&lt;=[.$B1138]*0.1)" office:value-type="boolean" office:boolean-value="false">
            <text:p>FALSO</text:p>
          </table:table-cell>
          <table:table-cell table:formula="of:=(ABS([.$B1138]-[.D1138])&lt;=[.$B1138]*0.1)" office:value-type="boolean" office:boolean-value="false">
            <text:p>FALSO</text:p>
          </table:table-cell>
          <table:table-cell table:formula="of:=(ABS([.$B1138]-[.E1138])&lt;=[.$B11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39]-[.C1139]" office:value-type="float" office:value="2">
            <text:p>2</text:p>
          </table:table-cell>
          <table:table-cell table:formula="of:=[.$B1139]-[.D1139]" office:value-type="float" office:value="2">
            <text:p>2</text:p>
          </table:table-cell>
          <table:table-cell table:formula="of:=[.$B1139]-[.E1139]" office:value-type="float" office:value="0">
            <text:p>0</text:p>
          </table:table-cell>
          <table:table-cell table:number-columns-repeated="8"/>
          <table:table-cell table:formula="of:=(ABS([.$B1139]-[.C1139])&lt;=[.$B1139]*0.1)" office:value-type="boolean" office:boolean-value="false">
            <text:p>FALSO</text:p>
          </table:table-cell>
          <table:table-cell table:formula="of:=(ABS([.$B1139]-[.D1139])&lt;=[.$B1139]*0.1)" office:value-type="boolean" office:boolean-value="false">
            <text:p>FALSO</text:p>
          </table:table-cell>
          <table:table-cell table:formula="of:=(ABS([.$B1139]-[.E1139])&lt;=[.$B11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2">
            <text:p>12</text:p>
          </table:table-cell>
          <table:table-cell office:value-type="float" office:value="19">
            <text:p>19</text:p>
          </table:table-cell>
          <table:table-cell/>
          <table:table-cell table:formula="of:=[.$B1140]-[.C1140]" office:value-type="float" office:value="7">
            <text:p>7</text:p>
          </table:table-cell>
          <table:table-cell table:formula="of:=[.$B1140]-[.D1140]" office:value-type="float" office:value="7">
            <text:p>7</text:p>
          </table:table-cell>
          <table:table-cell table:formula="of:=[.$B1140]-[.E1140]" office:value-type="float" office:value="0">
            <text:p>0</text:p>
          </table:table-cell>
          <table:table-cell table:number-columns-repeated="8"/>
          <table:table-cell table:formula="of:=(ABS([.$B1140]-[.C1140])&lt;=[.$B1140]*0.1)" office:value-type="boolean" office:boolean-value="false">
            <text:p>FALSO</text:p>
          </table:table-cell>
          <table:table-cell table:formula="of:=(ABS([.$B1140]-[.D1140])&lt;=[.$B1140]*0.1)" office:value-type="boolean" office:boolean-value="false">
            <text:p>FALSO</text:p>
          </table:table-cell>
          <table:table-cell table:formula="of:=(ABS([.$B1140]-[.E1140])&lt;=[.$B11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141]-[.C1141]" office:value-type="float" office:value="2">
            <text:p>2</text:p>
          </table:table-cell>
          <table:table-cell table:formula="of:=[.$B1141]-[.D1141]" office:value-type="float" office:value="1">
            <text:p>1</text:p>
          </table:table-cell>
          <table:table-cell table:formula="of:=[.$B1141]-[.E1141]" office:value-type="float" office:value="0">
            <text:p>0</text:p>
          </table:table-cell>
          <table:table-cell table:number-columns-repeated="8"/>
          <table:table-cell table:formula="of:=(ABS([.$B1141]-[.C1141])&lt;=[.$B1141]*0.1)" office:value-type="boolean" office:boolean-value="false">
            <text:p>FALSO</text:p>
          </table:table-cell>
          <table:table-cell table:formula="of:=(ABS([.$B1141]-[.D1141])&lt;=[.$B1141]*0.1)" office:value-type="boolean" office:boolean-value="true">
            <text:p>VERDADERO</text:p>
          </table:table-cell>
          <table:table-cell table:formula="of:=(ABS([.$B1141]-[.E1141])&lt;=[.$B11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142]-[.C1142]" office:value-type="float" office:value="4">
            <text:p>4</text:p>
          </table:table-cell>
          <table:table-cell table:formula="of:=[.$B1142]-[.D1142]" office:value-type="float" office:value="4">
            <text:p>4</text:p>
          </table:table-cell>
          <table:table-cell table:formula="of:=[.$B1142]-[.E1142]" office:value-type="float" office:value="0">
            <text:p>0</text:p>
          </table:table-cell>
          <table:table-cell table:number-columns-repeated="8"/>
          <table:table-cell table:formula="of:=(ABS([.$B1142]-[.C1142])&lt;=[.$B1142]*0.1)" office:value-type="boolean" office:boolean-value="false">
            <text:p>FALSO</text:p>
          </table:table-cell>
          <table:table-cell table:formula="of:=(ABS([.$B1142]-[.D1142])&lt;=[.$B1142]*0.1)" office:value-type="boolean" office:boolean-value="false">
            <text:p>FALSO</text:p>
          </table:table-cell>
          <table:table-cell table:formula="of:=(ABS([.$B1142]-[.E1142])&lt;=[.$B11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143]-[.C1143]" office:value-type="float" office:value="2">
            <text:p>2</text:p>
          </table:table-cell>
          <table:table-cell table:formula="of:=[.$B1143]-[.D1143]" office:value-type="float" office:value="2">
            <text:p>2</text:p>
          </table:table-cell>
          <table:table-cell table:formula="of:=[.$B1143]-[.E1143]" office:value-type="float" office:value="0">
            <text:p>0</text:p>
          </table:table-cell>
          <table:table-cell table:number-columns-repeated="8"/>
          <table:table-cell table:formula="of:=(ABS([.$B1143]-[.C1143])&lt;=[.$B1143]*0.1)" office:value-type="boolean" office:boolean-value="false">
            <text:p>FALSO</text:p>
          </table:table-cell>
          <table:table-cell table:formula="of:=(ABS([.$B1143]-[.D1143])&lt;=[.$B1143]*0.1)" office:value-type="boolean" office:boolean-value="false">
            <text:p>FALSO</text:p>
          </table:table-cell>
          <table:table-cell table:formula="of:=(ABS([.$B1143]-[.E1143])&lt;=[.$B11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144]-[.C1144]" office:value-type="float" office:value="6">
            <text:p>6</text:p>
          </table:table-cell>
          <table:table-cell table:formula="of:=[.$B1144]-[.D1144]" office:value-type="float" office:value="4">
            <text:p>4</text:p>
          </table:table-cell>
          <table:table-cell table:formula="of:=[.$B1144]-[.E1144]" office:value-type="float" office:value="1">
            <text:p>1</text:p>
          </table:table-cell>
          <table:table-cell table:number-columns-repeated="8"/>
          <table:table-cell table:formula="of:=(ABS([.$B1144]-[.C1144])&lt;=[.$B1144]*0.1)" office:value-type="boolean" office:boolean-value="false">
            <text:p>FALSO</text:p>
          </table:table-cell>
          <table:table-cell table:formula="of:=(ABS([.$B1144]-[.D1144])&lt;=[.$B1144]*0.1)" office:value-type="boolean" office:boolean-value="false">
            <text:p>FALSO</text:p>
          </table:table-cell>
          <table:table-cell table:formula="of:=(ABS([.$B1144]-[.E1144])&lt;=[.$B11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formula="of:=[.$B1145]-[.C1145]" office:value-type="float" office:value="4">
            <text:p>4</text:p>
          </table:table-cell>
          <table:table-cell table:formula="of:=[.$B1145]-[.D1145]" office:value-type="float" office:value="4">
            <text:p>4</text:p>
          </table:table-cell>
          <table:table-cell table:formula="of:=[.$B1145]-[.E1145]" office:value-type="float" office:value="0">
            <text:p>0</text:p>
          </table:table-cell>
          <table:table-cell table:number-columns-repeated="8"/>
          <table:table-cell table:formula="of:=(ABS([.$B1145]-[.C1145])&lt;=[.$B1145]*0.1)" office:value-type="boolean" office:boolean-value="false">
            <text:p>FALSO</text:p>
          </table:table-cell>
          <table:table-cell table:formula="of:=(ABS([.$B1145]-[.D1145])&lt;=[.$B1145]*0.1)" office:value-type="boolean" office:boolean-value="false">
            <text:p>FALSO</text:p>
          </table:table-cell>
          <table:table-cell table:formula="of:=(ABS([.$B1145]-[.E1145])&lt;=[.$B11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46]-[.C1146]" office:value-type="float" office:value="3">
            <text:p>3</text:p>
          </table:table-cell>
          <table:table-cell table:formula="of:=[.$B1146]-[.D1146]" office:value-type="float" office:value="2">
            <text:p>2</text:p>
          </table:table-cell>
          <table:table-cell table:formula="of:=[.$B1146]-[.E1146]" office:value-type="float" office:value="0">
            <text:p>0</text:p>
          </table:table-cell>
          <table:table-cell table:number-columns-repeated="8"/>
          <table:table-cell table:formula="of:=(ABS([.$B1146]-[.C1146])&lt;=[.$B1146]*0.1)" office:value-type="boolean" office:boolean-value="false">
            <text:p>FALSO</text:p>
          </table:table-cell>
          <table:table-cell table:formula="of:=(ABS([.$B1146]-[.D1146])&lt;=[.$B1146]*0.1)" office:value-type="boolean" office:boolean-value="false">
            <text:p>FALSO</text:p>
          </table:table-cell>
          <table:table-cell table:formula="of:=(ABS([.$B1146]-[.E1146])&lt;=[.$B11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147]-[.C1147]" office:value-type="float" office:value="3">
            <text:p>3</text:p>
          </table:table-cell>
          <table:table-cell table:formula="of:=[.$B1147]-[.D1147]" office:value-type="float" office:value="3">
            <text:p>3</text:p>
          </table:table-cell>
          <table:table-cell table:formula="of:=[.$B1147]-[.E1147]" office:value-type="float" office:value="0">
            <text:p>0</text:p>
          </table:table-cell>
          <table:table-cell table:number-columns-repeated="8"/>
          <table:table-cell table:formula="of:=(ABS([.$B1147]-[.C1147])&lt;=[.$B1147]*0.1)" office:value-type="boolean" office:boolean-value="false">
            <text:p>FALSO</text:p>
          </table:table-cell>
          <table:table-cell table:formula="of:=(ABS([.$B1147]-[.D1147])&lt;=[.$B1147]*0.1)" office:value-type="boolean" office:boolean-value="false">
            <text:p>FALSO</text:p>
          </table:table-cell>
          <table:table-cell table:formula="of:=(ABS([.$B1147]-[.E1147])&lt;=[.$B11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office:value-type="float" office:value="23">
            <text:p>23</text:p>
          </table:table-cell>
          <table:table-cell/>
          <table:table-cell table:formula="of:=[.$B1148]-[.C1148]" office:value-type="float" office:value="7">
            <text:p>7</text:p>
          </table:table-cell>
          <table:table-cell table:formula="of:=[.$B1148]-[.D1148]" office:value-type="float" office:value="7">
            <text:p>7</text:p>
          </table:table-cell>
          <table:table-cell table:formula="of:=[.$B1148]-[.E1148]" office:value-type="float" office:value="0">
            <text:p>0</text:p>
          </table:table-cell>
          <table:table-cell table:number-columns-repeated="8"/>
          <table:table-cell table:formula="of:=(ABS([.$B1148]-[.C1148])&lt;=[.$B1148]*0.1)" office:value-type="boolean" office:boolean-value="false">
            <text:p>FALSO</text:p>
          </table:table-cell>
          <table:table-cell table:formula="of:=(ABS([.$B1148]-[.D1148])&lt;=[.$B1148]*0.1)" office:value-type="boolean" office:boolean-value="false">
            <text:p>FALSO</text:p>
          </table:table-cell>
          <table:table-cell table:formula="of:=(ABS([.$B1148]-[.E1148])&lt;=[.$B11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18">
            <text:p>18</text:p>
          </table:table-cell>
          <table:table-cell/>
          <table:table-cell table:formula="of:=[.$B1149]-[.C1149]" office:value-type="float" office:value="0">
            <text:p>0</text:p>
          </table:table-cell>
          <table:table-cell table:formula="of:=[.$B1149]-[.D1149]" office:value-type="float" office:value="0">
            <text:p>0</text:p>
          </table:table-cell>
          <table:table-cell table:formula="of:=[.$B1149]-[.E1149]" office:value-type="float" office:value="0">
            <text:p>0</text:p>
          </table:table-cell>
          <table:table-cell table:number-columns-repeated="8"/>
          <table:table-cell table:formula="of:=(ABS([.$B1149]-[.C1149])&lt;=[.$B1149]*0.1)" office:value-type="boolean" office:boolean-value="true">
            <text:p>VERDADERO</text:p>
          </table:table-cell>
          <table:table-cell table:formula="of:=(ABS([.$B1149]-[.D1149])&lt;=[.$B1149]*0.1)" office:value-type="boolean" office:boolean-value="true">
            <text:p>VERDADERO</text:p>
          </table:table-cell>
          <table:table-cell table:formula="of:=(ABS([.$B1149]-[.E1149])&lt;=[.$B11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1150]-[.C1150]" office:value-type="float" office:value="1">
            <text:p>1</text:p>
          </table:table-cell>
          <table:table-cell table:formula="of:=[.$B1150]-[.D1150]" office:value-type="float" office:value="0">
            <text:p>0</text:p>
          </table:table-cell>
          <table:table-cell table:formula="of:=[.$B1150]-[.E1150]" office:value-type="float" office:value="0">
            <text:p>0</text:p>
          </table:table-cell>
          <table:table-cell table:number-columns-repeated="8"/>
          <table:table-cell table:formula="of:=(ABS([.$B1150]-[.C1150])&lt;=[.$B1150]*0.1)" office:value-type="boolean" office:boolean-value="true">
            <text:p>VERDADERO</text:p>
          </table:table-cell>
          <table:table-cell table:formula="of:=(ABS([.$B1150]-[.D1150])&lt;=[.$B1150]*0.1)" office:value-type="boolean" office:boolean-value="true">
            <text:p>VERDADERO</text:p>
          </table:table-cell>
          <table:table-cell table:formula="of:=(ABS([.$B1150]-[.E1150])&lt;=[.$B11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151]-[.C1151]" office:value-type="float" office:value="2">
            <text:p>2</text:p>
          </table:table-cell>
          <table:table-cell table:formula="of:=[.$B1151]-[.D1151]" office:value-type="float" office:value="2">
            <text:p>2</text:p>
          </table:table-cell>
          <table:table-cell table:formula="of:=[.$B1151]-[.E1151]" office:value-type="float" office:value="0">
            <text:p>0</text:p>
          </table:table-cell>
          <table:table-cell table:number-columns-repeated="8"/>
          <table:table-cell table:formula="of:=(ABS([.$B1151]-[.C1151])&lt;=[.$B1151]*0.1)" office:value-type="boolean" office:boolean-value="true">
            <text:p>VERDADERO</text:p>
          </table:table-cell>
          <table:table-cell table:formula="of:=(ABS([.$B1151]-[.D1151])&lt;=[.$B1151]*0.1)" office:value-type="boolean" office:boolean-value="true">
            <text:p>VERDADERO</text:p>
          </table:table-cell>
          <table:table-cell table:formula="of:=(ABS([.$B1151]-[.E1151])&lt;=[.$B11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52]-[.C1152]" office:value-type="float" office:value="2">
            <text:p>2</text:p>
          </table:table-cell>
          <table:table-cell table:formula="of:=[.$B1152]-[.D1152]" office:value-type="float" office:value="2">
            <text:p>2</text:p>
          </table:table-cell>
          <table:table-cell table:formula="of:=[.$B1152]-[.E1152]" office:value-type="float" office:value="0">
            <text:p>0</text:p>
          </table:table-cell>
          <table:table-cell table:number-columns-repeated="8"/>
          <table:table-cell table:formula="of:=(ABS([.$B1152]-[.C1152])&lt;=[.$B1152]*0.1)" office:value-type="boolean" office:boolean-value="false">
            <text:p>FALSO</text:p>
          </table:table-cell>
          <table:table-cell table:formula="of:=(ABS([.$B1152]-[.D1152])&lt;=[.$B1152]*0.1)" office:value-type="boolean" office:boolean-value="false">
            <text:p>FALSO</text:p>
          </table:table-cell>
          <table:table-cell table:formula="of:=(ABS([.$B1152]-[.E1152])&lt;=[.$B11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1153]-[.C1153]" office:value-type="float" office:value="1">
            <text:p>1</text:p>
          </table:table-cell>
          <table:table-cell table:formula="of:=[.$B1153]-[.D1153]" office:value-type="float" office:value="0">
            <text:p>0</text:p>
          </table:table-cell>
          <table:table-cell table:formula="of:=[.$B1153]-[.E1153]" office:value-type="float" office:value="0">
            <text:p>0</text:p>
          </table:table-cell>
          <table:table-cell table:number-columns-repeated="8"/>
          <table:table-cell table:formula="of:=(ABS([.$B1153]-[.C1153])&lt;=[.$B1153]*0.1)" office:value-type="boolean" office:boolean-value="true">
            <text:p>VERDADERO</text:p>
          </table:table-cell>
          <table:table-cell table:formula="of:=(ABS([.$B1153]-[.D1153])&lt;=[.$B1153]*0.1)" office:value-type="boolean" office:boolean-value="true">
            <text:p>VERDADERO</text:p>
          </table:table-cell>
          <table:table-cell table:formula="of:=(ABS([.$B1153]-[.E1153])&lt;=[.$B11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154]-[.C1154]" office:value-type="float" office:value="3">
            <text:p>3</text:p>
          </table:table-cell>
          <table:table-cell table:formula="of:=[.$B1154]-[.D1154]" office:value-type="float" office:value="3">
            <text:p>3</text:p>
          </table:table-cell>
          <table:table-cell table:formula="of:=[.$B1154]-[.E1154]" office:value-type="float" office:value="0">
            <text:p>0</text:p>
          </table:table-cell>
          <table:table-cell table:number-columns-repeated="8"/>
          <table:table-cell table:formula="of:=(ABS([.$B1154]-[.C1154])&lt;=[.$B1154]*0.1)" office:value-type="boolean" office:boolean-value="false">
            <text:p>FALSO</text:p>
          </table:table-cell>
          <table:table-cell table:formula="of:=(ABS([.$B1154]-[.D1154])&lt;=[.$B1154]*0.1)" office:value-type="boolean" office:boolean-value="false">
            <text:p>FALSO</text:p>
          </table:table-cell>
          <table:table-cell table:formula="of:=(ABS([.$B1154]-[.E1154])&lt;=[.$B11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[.$B1155]-[.C1155]" office:value-type="float" office:value="2">
            <text:p>2</text:p>
          </table:table-cell>
          <table:table-cell table:formula="of:=[.$B1155]-[.D1155]" office:value-type="float" office:value="1">
            <text:p>1</text:p>
          </table:table-cell>
          <table:table-cell table:formula="of:=[.$B1155]-[.E1155]" office:value-type="float" office:value="0">
            <text:p>0</text:p>
          </table:table-cell>
          <table:table-cell table:number-columns-repeated="8"/>
          <table:table-cell table:formula="of:=(ABS([.$B1155]-[.C1155])&lt;=[.$B1155]*0.1)" office:value-type="boolean" office:boolean-value="false">
            <text:p>FALSO</text:p>
          </table:table-cell>
          <table:table-cell table:formula="of:=(ABS([.$B1155]-[.D1155])&lt;=[.$B1155]*0.1)" office:value-type="boolean" office:boolean-value="true">
            <text:p>VERDADERO</text:p>
          </table:table-cell>
          <table:table-cell table:formula="of:=(ABS([.$B1155]-[.E1155])&lt;=[.$B11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56]-[.C1156]" office:value-type="float" office:value="2">
            <text:p>2</text:p>
          </table:table-cell>
          <table:table-cell table:formula="of:=[.$B1156]-[.D1156]" office:value-type="float" office:value="2">
            <text:p>2</text:p>
          </table:table-cell>
          <table:table-cell table:formula="of:=[.$B1156]-[.E1156]" office:value-type="float" office:value="0">
            <text:p>0</text:p>
          </table:table-cell>
          <table:table-cell table:number-columns-repeated="8"/>
          <table:table-cell table:formula="of:=(ABS([.$B1156]-[.C1156])&lt;=[.$B1156]*0.1)" office:value-type="boolean" office:boolean-value="false">
            <text:p>FALSO</text:p>
          </table:table-cell>
          <table:table-cell table:formula="of:=(ABS([.$B1156]-[.D1156])&lt;=[.$B1156]*0.1)" office:value-type="boolean" office:boolean-value="false">
            <text:p>FALSO</text:p>
          </table:table-cell>
          <table:table-cell table:formula="of:=(ABS([.$B1156]-[.E1156])&lt;=[.$B11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157]-[.C1157]" office:value-type="float" office:value="2">
            <text:p>2</text:p>
          </table:table-cell>
          <table:table-cell table:formula="of:=[.$B1157]-[.D1157]" office:value-type="float" office:value="1">
            <text:p>1</text:p>
          </table:table-cell>
          <table:table-cell table:formula="of:=[.$B1157]-[.E1157]" office:value-type="float" office:value="0">
            <text:p>0</text:p>
          </table:table-cell>
          <table:table-cell table:number-columns-repeated="8"/>
          <table:table-cell table:formula="of:=(ABS([.$B1157]-[.C1157])&lt;=[.$B1157]*0.1)" office:value-type="boolean" office:boolean-value="false">
            <text:p>FALSO</text:p>
          </table:table-cell>
          <table:table-cell table:formula="of:=(ABS([.$B1157]-[.D1157])&lt;=[.$B1157]*0.1)" office:value-type="boolean" office:boolean-value="true">
            <text:p>VERDADERO</text:p>
          </table:table-cell>
          <table:table-cell table:formula="of:=(ABS([.$B1157]-[.E1157])&lt;=[.$B11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158]-[.C1158]" office:value-type="float" office:value="4">
            <text:p>4</text:p>
          </table:table-cell>
          <table:table-cell table:formula="of:=[.$B1158]-[.D1158]" office:value-type="float" office:value="3">
            <text:p>3</text:p>
          </table:table-cell>
          <table:table-cell table:formula="of:=[.$B1158]-[.E1158]" office:value-type="float" office:value="0">
            <text:p>0</text:p>
          </table:table-cell>
          <table:table-cell table:number-columns-repeated="8"/>
          <table:table-cell table:formula="of:=(ABS([.$B1158]-[.C1158])&lt;=[.$B1158]*0.1)" office:value-type="boolean" office:boolean-value="false">
            <text:p>FALSO</text:p>
          </table:table-cell>
          <table:table-cell table:formula="of:=(ABS([.$B1158]-[.D1158])&lt;=[.$B1158]*0.1)" office:value-type="boolean" office:boolean-value="false">
            <text:p>FALSO</text:p>
          </table:table-cell>
          <table:table-cell table:formula="of:=(ABS([.$B1158]-[.E1158])&lt;=[.$B11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1159]-[.C1159]" office:value-type="float" office:value="1">
            <text:p>1</text:p>
          </table:table-cell>
          <table:table-cell table:formula="of:=[.$B1159]-[.D1159]" office:value-type="float" office:value="1">
            <text:p>1</text:p>
          </table:table-cell>
          <table:table-cell table:formula="of:=[.$B1159]-[.E1159]" office:value-type="float" office:value="0">
            <text:p>0</text:p>
          </table:table-cell>
          <table:table-cell table:number-columns-repeated="8"/>
          <table:table-cell table:formula="of:=(ABS([.$B1159]-[.C1159])&lt;=[.$B1159]*0.1)" office:value-type="boolean" office:boolean-value="true">
            <text:p>VERDADERO</text:p>
          </table:table-cell>
          <table:table-cell table:formula="of:=(ABS([.$B1159]-[.D1159])&lt;=[.$B1159]*0.1)" office:value-type="boolean" office:boolean-value="true">
            <text:p>VERDADERO</text:p>
          </table:table-cell>
          <table:table-cell table:formula="of:=(ABS([.$B1159]-[.E1159])&lt;=[.$B11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160]-[.C1160]" office:value-type="float" office:value="3">
            <text:p>3</text:p>
          </table:table-cell>
          <table:table-cell table:formula="of:=[.$B1160]-[.D1160]" office:value-type="float" office:value="3">
            <text:p>3</text:p>
          </table:table-cell>
          <table:table-cell table:formula="of:=[.$B1160]-[.E1160]" office:value-type="float" office:value="0">
            <text:p>0</text:p>
          </table:table-cell>
          <table:table-cell table:number-columns-repeated="8"/>
          <table:table-cell table:formula="of:=(ABS([.$B1160]-[.C1160])&lt;=[.$B1160]*0.1)" office:value-type="boolean" office:boolean-value="false">
            <text:p>FALSO</text:p>
          </table:table-cell>
          <table:table-cell table:formula="of:=(ABS([.$B1160]-[.D1160])&lt;=[.$B1160]*0.1)" office:value-type="boolean" office:boolean-value="false">
            <text:p>FALSO</text:p>
          </table:table-cell>
          <table:table-cell table:formula="of:=(ABS([.$B1160]-[.E1160])&lt;=[.$B11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161]-[.C1161]" office:value-type="float" office:value="2">
            <text:p>2</text:p>
          </table:table-cell>
          <table:table-cell table:formula="of:=[.$B1161]-[.D1161]" office:value-type="float" office:value="2">
            <text:p>2</text:p>
          </table:table-cell>
          <table:table-cell table:formula="of:=[.$B1161]-[.E1161]" office:value-type="float" office:value="0">
            <text:p>0</text:p>
          </table:table-cell>
          <table:table-cell table:number-columns-repeated="8"/>
          <table:table-cell table:formula="of:=(ABS([.$B1161]-[.C1161])&lt;=[.$B1161]*0.1)" office:value-type="boolean" office:boolean-value="false">
            <text:p>FALSO</text:p>
          </table:table-cell>
          <table:table-cell table:formula="of:=(ABS([.$B1161]-[.D1161])&lt;=[.$B1161]*0.1)" office:value-type="boolean" office:boolean-value="false">
            <text:p>FALSO</text:p>
          </table:table-cell>
          <table:table-cell table:formula="of:=(ABS([.$B1161]-[.E1161])&lt;=[.$B11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162]-[.C1162]" office:value-type="float" office:value="1">
            <text:p>1</text:p>
          </table:table-cell>
          <table:table-cell table:formula="of:=[.$B1162]-[.D1162]" office:value-type="float" office:value="1">
            <text:p>1</text:p>
          </table:table-cell>
          <table:table-cell table:formula="of:=[.$B1162]-[.E1162]" office:value-type="float" office:value="0">
            <text:p>0</text:p>
          </table:table-cell>
          <table:table-cell table:number-columns-repeated="8"/>
          <table:table-cell table:formula="of:=(ABS([.$B1162]-[.C1162])&lt;=[.$B1162]*0.1)" office:value-type="boolean" office:boolean-value="true">
            <text:p>VERDADERO</text:p>
          </table:table-cell>
          <table:table-cell table:formula="of:=(ABS([.$B1162]-[.D1162])&lt;=[.$B1162]*0.1)" office:value-type="boolean" office:boolean-value="true">
            <text:p>VERDADERO</text:p>
          </table:table-cell>
          <table:table-cell table:formula="of:=(ABS([.$B1162]-[.E1162])&lt;=[.$B11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163]-[.C1163]" office:value-type="float" office:value="1">
            <text:p>1</text:p>
          </table:table-cell>
          <table:table-cell table:formula="of:=[.$B1163]-[.D1163]" office:value-type="float" office:value="1">
            <text:p>1</text:p>
          </table:table-cell>
          <table:table-cell table:formula="of:=[.$B1163]-[.E1163]" office:value-type="float" office:value="0">
            <text:p>0</text:p>
          </table:table-cell>
          <table:table-cell table:number-columns-repeated="8"/>
          <table:table-cell table:formula="of:=(ABS([.$B1163]-[.C1163])&lt;=[.$B1163]*0.1)" office:value-type="boolean" office:boolean-value="true">
            <text:p>VERDADERO</text:p>
          </table:table-cell>
          <table:table-cell table:formula="of:=(ABS([.$B1163]-[.D1163])&lt;=[.$B1163]*0.1)" office:value-type="boolean" office:boolean-value="true">
            <text:p>VERDADERO</text:p>
          </table:table-cell>
          <table:table-cell table:formula="of:=(ABS([.$B1163]-[.E1163])&lt;=[.$B11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164]-[.C1164]" office:value-type="float" office:value="3">
            <text:p>3</text:p>
          </table:table-cell>
          <table:table-cell table:formula="of:=[.$B1164]-[.D1164]" office:value-type="float" office:value="0">
            <text:p>0</text:p>
          </table:table-cell>
          <table:table-cell table:formula="of:=[.$B1164]-[.E1164]" office:value-type="float" office:value="0">
            <text:p>0</text:p>
          </table:table-cell>
          <table:table-cell table:number-columns-repeated="8"/>
          <table:table-cell table:formula="of:=(ABS([.$B1164]-[.C1164])&lt;=[.$B1164]*0.1)" office:value-type="boolean" office:boolean-value="false">
            <text:p>FALSO</text:p>
          </table:table-cell>
          <table:table-cell table:formula="of:=(ABS([.$B1164]-[.D1164])&lt;=[.$B1164]*0.1)" office:value-type="boolean" office:boolean-value="true">
            <text:p>VERDADERO</text:p>
          </table:table-cell>
          <table:table-cell table:formula="of:=(ABS([.$B1164]-[.E1164])&lt;=[.$B11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165]-[.C1165]" office:value-type="float" office:value="3">
            <text:p>3</text:p>
          </table:table-cell>
          <table:table-cell table:formula="of:=[.$B1165]-[.D1165]" office:value-type="float" office:value="2">
            <text:p>2</text:p>
          </table:table-cell>
          <table:table-cell table:formula="of:=[.$B1165]-[.E1165]" office:value-type="float" office:value="1">
            <text:p>1</text:p>
          </table:table-cell>
          <table:table-cell table:number-columns-repeated="8"/>
          <table:table-cell table:formula="of:=(ABS([.$B1165]-[.C1165])&lt;=[.$B1165]*0.1)" office:value-type="boolean" office:boolean-value="false">
            <text:p>FALSO</text:p>
          </table:table-cell>
          <table:table-cell table:formula="of:=(ABS([.$B1165]-[.D1165])&lt;=[.$B1165]*0.1)" office:value-type="boolean" office:boolean-value="false">
            <text:p>FALSO</text:p>
          </table:table-cell>
          <table:table-cell table:formula="of:=(ABS([.$B1165]-[.E1165])&lt;=[.$B11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166]-[.C1166]" office:value-type="float" office:value="3">
            <text:p>3</text:p>
          </table:table-cell>
          <table:table-cell table:formula="of:=[.$B1166]-[.D1166]" office:value-type="float" office:value="3">
            <text:p>3</text:p>
          </table:table-cell>
          <table:table-cell table:formula="of:=[.$B1166]-[.E1166]" office:value-type="float" office:value="1">
            <text:p>1</text:p>
          </table:table-cell>
          <table:table-cell table:number-columns-repeated="8"/>
          <table:table-cell table:formula="of:=(ABS([.$B1166]-[.C1166])&lt;=[.$B1166]*0.1)" office:value-type="boolean" office:boolean-value="false">
            <text:p>FALSO</text:p>
          </table:table-cell>
          <table:table-cell table:formula="of:=(ABS([.$B1166]-[.D1166])&lt;=[.$B1166]*0.1)" office:value-type="boolean" office:boolean-value="false">
            <text:p>FALSO</text:p>
          </table:table-cell>
          <table:table-cell table:formula="of:=(ABS([.$B1166]-[.E1166])&lt;=[.$B11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167]-[.C1167]" office:value-type="float" office:value="3">
            <text:p>3</text:p>
          </table:table-cell>
          <table:table-cell table:formula="of:=[.$B1167]-[.D1167]" office:value-type="float" office:value="3">
            <text:p>3</text:p>
          </table:table-cell>
          <table:table-cell table:formula="of:=[.$B1167]-[.E1167]" office:value-type="float" office:value="0">
            <text:p>0</text:p>
          </table:table-cell>
          <table:table-cell table:number-columns-repeated="8"/>
          <table:table-cell table:formula="of:=(ABS([.$B1167]-[.C1167])&lt;=[.$B1167]*0.1)" office:value-type="boolean" office:boolean-value="false">
            <text:p>FALSO</text:p>
          </table:table-cell>
          <table:table-cell table:formula="of:=(ABS([.$B1167]-[.D1167])&lt;=[.$B1167]*0.1)" office:value-type="boolean" office:boolean-value="false">
            <text:p>FALSO</text:p>
          </table:table-cell>
          <table:table-cell table:formula="of:=(ABS([.$B1167]-[.E1167])&lt;=[.$B11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168]-[.C1168]" office:value-type="float" office:value="2">
            <text:p>2</text:p>
          </table:table-cell>
          <table:table-cell table:formula="of:=[.$B1168]-[.D1168]" office:value-type="float" office:value="2">
            <text:p>2</text:p>
          </table:table-cell>
          <table:table-cell table:formula="of:=[.$B1168]-[.E1168]" office:value-type="float" office:value="0">
            <text:p>0</text:p>
          </table:table-cell>
          <table:table-cell table:number-columns-repeated="8"/>
          <table:table-cell table:formula="of:=(ABS([.$B1168]-[.C1168])&lt;=[.$B1168]*0.1)" office:value-type="boolean" office:boolean-value="false">
            <text:p>FALSO</text:p>
          </table:table-cell>
          <table:table-cell table:formula="of:=(ABS([.$B1168]-[.D1168])&lt;=[.$B1168]*0.1)" office:value-type="boolean" office:boolean-value="false">
            <text:p>FALSO</text:p>
          </table:table-cell>
          <table:table-cell table:formula="of:=(ABS([.$B1168]-[.E1168])&lt;=[.$B11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17">
            <text:p>17</text:p>
          </table:table-cell>
          <table:table-cell/>
          <table:table-cell table:formula="of:=[.$B1169]-[.C1169]" office:value-type="float" office:value="0">
            <text:p>0</text:p>
          </table:table-cell>
          <table:table-cell table:formula="of:=[.$B1169]-[.D1169]" office:value-type="float" office:value="0">
            <text:p>0</text:p>
          </table:table-cell>
          <table:table-cell table:formula="of:=[.$B1169]-[.E1169]" office:value-type="float" office:value="0">
            <text:p>0</text:p>
          </table:table-cell>
          <table:table-cell table:number-columns-repeated="8"/>
          <table:table-cell table:formula="of:=(ABS([.$B1169]-[.C1169])&lt;=[.$B1169]*0.1)" office:value-type="boolean" office:boolean-value="true">
            <text:p>VERDADERO</text:p>
          </table:table-cell>
          <table:table-cell table:formula="of:=(ABS([.$B1169]-[.D1169])&lt;=[.$B1169]*0.1)" office:value-type="boolean" office:boolean-value="true">
            <text:p>VERDADERO</text:p>
          </table:table-cell>
          <table:table-cell table:formula="of:=(ABS([.$B1169]-[.E1169])&lt;=[.$B11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170]-[.C1170]" office:value-type="float" office:value="1">
            <text:p>1</text:p>
          </table:table-cell>
          <table:table-cell table:formula="of:=[.$B1170]-[.D1170]" office:value-type="float" office:value="1">
            <text:p>1</text:p>
          </table:table-cell>
          <table:table-cell table:formula="of:=[.$B1170]-[.E1170]" office:value-type="float" office:value="0">
            <text:p>0</text:p>
          </table:table-cell>
          <table:table-cell table:number-columns-repeated="8"/>
          <table:table-cell table:formula="of:=(ABS([.$B1170]-[.C1170])&lt;=[.$B1170]*0.1)" office:value-type="boolean" office:boolean-value="true">
            <text:p>VERDADERO</text:p>
          </table:table-cell>
          <table:table-cell table:formula="of:=(ABS([.$B1170]-[.D1170])&lt;=[.$B1170]*0.1)" office:value-type="boolean" office:boolean-value="true">
            <text:p>VERDADERO</text:p>
          </table:table-cell>
          <table:table-cell table:formula="of:=(ABS([.$B1170]-[.E1170])&lt;=[.$B11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71]-[.C1171]" office:value-type="float" office:value="2">
            <text:p>2</text:p>
          </table:table-cell>
          <table:table-cell table:formula="of:=[.$B1171]-[.D1171]" office:value-type="float" office:value="2">
            <text:p>2</text:p>
          </table:table-cell>
          <table:table-cell table:formula="of:=[.$B1171]-[.E1171]" office:value-type="float" office:value="0">
            <text:p>0</text:p>
          </table:table-cell>
          <table:table-cell table:number-columns-repeated="8"/>
          <table:table-cell table:formula="of:=(ABS([.$B1171]-[.C1171])&lt;=[.$B1171]*0.1)" office:value-type="boolean" office:boolean-value="false">
            <text:p>FALSO</text:p>
          </table:table-cell>
          <table:table-cell table:formula="of:=(ABS([.$B1171]-[.D1171])&lt;=[.$B1171]*0.1)" office:value-type="boolean" office:boolean-value="false">
            <text:p>FALSO</text:p>
          </table:table-cell>
          <table:table-cell table:formula="of:=(ABS([.$B1171]-[.E1171])&lt;=[.$B11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172]-[.C1172]" office:value-type="float" office:value="5">
            <text:p>5</text:p>
          </table:table-cell>
          <table:table-cell table:formula="of:=[.$B1172]-[.D1172]" office:value-type="float" office:value="0">
            <text:p>0</text:p>
          </table:table-cell>
          <table:table-cell table:formula="of:=[.$B1172]-[.E1172]" office:value-type="float" office:value="0">
            <text:p>0</text:p>
          </table:table-cell>
          <table:table-cell table:number-columns-repeated="8"/>
          <table:table-cell table:formula="of:=(ABS([.$B1172]-[.C1172])&lt;=[.$B1172]*0.1)" office:value-type="boolean" office:boolean-value="false">
            <text:p>FALSO</text:p>
          </table:table-cell>
          <table:table-cell table:formula="of:=(ABS([.$B1172]-[.D1172])&lt;=[.$B1172]*0.1)" office:value-type="boolean" office:boolean-value="true">
            <text:p>VERDADERO</text:p>
          </table:table-cell>
          <table:table-cell table:formula="of:=(ABS([.$B1172]-[.E1172])&lt;=[.$B11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[.$B1173]-[.C1173]" office:value-type="float" office:value="5">
            <text:p>5</text:p>
          </table:table-cell>
          <table:table-cell table:formula="of:=[.$B1173]-[.D1173]" office:value-type="float" office:value="5">
            <text:p>5</text:p>
          </table:table-cell>
          <table:table-cell table:formula="of:=[.$B1173]-[.E1173]" office:value-type="float" office:value="0">
            <text:p>0</text:p>
          </table:table-cell>
          <table:table-cell table:number-columns-repeated="8"/>
          <table:table-cell table:formula="of:=(ABS([.$B1173]-[.C1173])&lt;=[.$B1173]*0.1)" office:value-type="boolean" office:boolean-value="false">
            <text:p>FALSO</text:p>
          </table:table-cell>
          <table:table-cell table:formula="of:=(ABS([.$B1173]-[.D1173])&lt;=[.$B1173]*0.1)" office:value-type="boolean" office:boolean-value="false">
            <text:p>FALSO</text:p>
          </table:table-cell>
          <table:table-cell table:formula="of:=(ABS([.$B1173]-[.E1173])&lt;=[.$B11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17">
            <text:p>17</text:p>
          </table:table-cell>
          <table:table-cell/>
          <table:table-cell table:formula="of:=[.$B1174]-[.C1174]" office:value-type="float" office:value="0">
            <text:p>0</text:p>
          </table:table-cell>
          <table:table-cell table:formula="of:=[.$B1174]-[.D1174]" office:value-type="float" office:value="0">
            <text:p>0</text:p>
          </table:table-cell>
          <table:table-cell table:formula="of:=[.$B1174]-[.E1174]" office:value-type="float" office:value="0">
            <text:p>0</text:p>
          </table:table-cell>
          <table:table-cell table:number-columns-repeated="8"/>
          <table:table-cell table:formula="of:=(ABS([.$B1174]-[.C1174])&lt;=[.$B1174]*0.1)" office:value-type="boolean" office:boolean-value="true">
            <text:p>VERDADERO</text:p>
          </table:table-cell>
          <table:table-cell table:formula="of:=(ABS([.$B1174]-[.D1174])&lt;=[.$B1174]*0.1)" office:value-type="boolean" office:boolean-value="true">
            <text:p>VERDADERO</text:p>
          </table:table-cell>
          <table:table-cell table:formula="of:=(ABS([.$B1174]-[.E1174])&lt;=[.$B11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175]-[.C1175]" office:value-type="float" office:value="7">
            <text:p>7</text:p>
          </table:table-cell>
          <table:table-cell table:formula="of:=[.$B1175]-[.D1175]" office:value-type="float" office:value="5">
            <text:p>5</text:p>
          </table:table-cell>
          <table:table-cell table:formula="of:=[.$B1175]-[.E1175]" office:value-type="float" office:value="2">
            <text:p>2</text:p>
          </table:table-cell>
          <table:table-cell table:number-columns-repeated="8"/>
          <table:table-cell table:formula="of:=(ABS([.$B1175]-[.C1175])&lt;=[.$B1175]*0.1)" office:value-type="boolean" office:boolean-value="false">
            <text:p>FALSO</text:p>
          </table:table-cell>
          <table:table-cell table:formula="of:=(ABS([.$B1175]-[.D1175])&lt;=[.$B1175]*0.1)" office:value-type="boolean" office:boolean-value="false">
            <text:p>FALSO</text:p>
          </table:table-cell>
          <table:table-cell table:formula="of:=(ABS([.$B1175]-[.E1175])&lt;=[.$B11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176]-[.C1176]" office:value-type="float" office:value="6">
            <text:p>6</text:p>
          </table:table-cell>
          <table:table-cell table:formula="of:=[.$B1176]-[.D1176]" office:value-type="float" office:value="4">
            <text:p>4</text:p>
          </table:table-cell>
          <table:table-cell table:formula="of:=[.$B1176]-[.E1176]" office:value-type="float" office:value="0">
            <text:p>0</text:p>
          </table:table-cell>
          <table:table-cell table:number-columns-repeated="8"/>
          <table:table-cell table:formula="of:=(ABS([.$B1176]-[.C1176])&lt;=[.$B1176]*0.1)" office:value-type="boolean" office:boolean-value="false">
            <text:p>FALSO</text:p>
          </table:table-cell>
          <table:table-cell table:formula="of:=(ABS([.$B1176]-[.D1176])&lt;=[.$B1176]*0.1)" office:value-type="boolean" office:boolean-value="false">
            <text:p>FALSO</text:p>
          </table:table-cell>
          <table:table-cell table:formula="of:=(ABS([.$B1176]-[.E1176])&lt;=[.$B11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177]-[.C1177]" office:value-type="float" office:value="3">
            <text:p>3</text:p>
          </table:table-cell>
          <table:table-cell table:formula="of:=[.$B1177]-[.D1177]" office:value-type="float" office:value="3">
            <text:p>3</text:p>
          </table:table-cell>
          <table:table-cell table:formula="of:=[.$B1177]-[.E1177]" office:value-type="float" office:value="1">
            <text:p>1</text:p>
          </table:table-cell>
          <table:table-cell table:number-columns-repeated="8"/>
          <table:table-cell table:formula="of:=(ABS([.$B1177]-[.C1177])&lt;=[.$B1177]*0.1)" office:value-type="boolean" office:boolean-value="false">
            <text:p>FALSO</text:p>
          </table:table-cell>
          <table:table-cell table:formula="of:=(ABS([.$B1177]-[.D1177])&lt;=[.$B1177]*0.1)" office:value-type="boolean" office:boolean-value="false">
            <text:p>FALSO</text:p>
          </table:table-cell>
          <table:table-cell table:formula="of:=(ABS([.$B1177]-[.E1177])&lt;=[.$B11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/>
          <table:table-cell table:formula="of:=[.$B1178]-[.C1178]" office:value-type="float" office:value="8">
            <text:p>8</text:p>
          </table:table-cell>
          <table:table-cell table:formula="of:=[.$B1178]-[.D1178]" office:value-type="float" office:value="8">
            <text:p>8</text:p>
          </table:table-cell>
          <table:table-cell table:formula="of:=[.$B1178]-[.E1178]" office:value-type="float" office:value="0">
            <text:p>0</text:p>
          </table:table-cell>
          <table:table-cell table:number-columns-repeated="8"/>
          <table:table-cell table:formula="of:=(ABS([.$B1178]-[.C1178])&lt;=[.$B1178]*0.1)" office:value-type="boolean" office:boolean-value="false">
            <text:p>FALSO</text:p>
          </table:table-cell>
          <table:table-cell table:formula="of:=(ABS([.$B1178]-[.D1178])&lt;=[.$B1178]*0.1)" office:value-type="boolean" office:boolean-value="false">
            <text:p>FALSO</text:p>
          </table:table-cell>
          <table:table-cell table:formula="of:=(ABS([.$B1178]-[.E1178])&lt;=[.$B11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179]-[.C1179]" office:value-type="float" office:value="5">
            <text:p>5</text:p>
          </table:table-cell>
          <table:table-cell table:formula="of:=[.$B1179]-[.D1179]" office:value-type="float" office:value="2">
            <text:p>2</text:p>
          </table:table-cell>
          <table:table-cell table:formula="of:=[.$B1179]-[.E1179]" office:value-type="float" office:value="0">
            <text:p>0</text:p>
          </table:table-cell>
          <table:table-cell table:number-columns-repeated="8"/>
          <table:table-cell table:formula="of:=(ABS([.$B1179]-[.C1179])&lt;=[.$B1179]*0.1)" office:value-type="boolean" office:boolean-value="false">
            <text:p>FALSO</text:p>
          </table:table-cell>
          <table:table-cell table:formula="of:=(ABS([.$B1179]-[.D1179])&lt;=[.$B1179]*0.1)" office:value-type="boolean" office:boolean-value="true">
            <text:p>VERDADERO</text:p>
          </table:table-cell>
          <table:table-cell table:formula="of:=(ABS([.$B1179]-[.E1179])&lt;=[.$B11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180]-[.C1180]" office:value-type="float" office:value="4">
            <text:p>4</text:p>
          </table:table-cell>
          <table:table-cell table:formula="of:=[.$B1180]-[.D1180]" office:value-type="float" office:value="1">
            <text:p>1</text:p>
          </table:table-cell>
          <table:table-cell table:formula="of:=[.$B1180]-[.E1180]" office:value-type="float" office:value="0">
            <text:p>0</text:p>
          </table:table-cell>
          <table:table-cell table:number-columns-repeated="8"/>
          <table:table-cell table:formula="of:=(ABS([.$B1180]-[.C1180])&lt;=[.$B1180]*0.1)" office:value-type="boolean" office:boolean-value="false">
            <text:p>FALSO</text:p>
          </table:table-cell>
          <table:table-cell table:formula="of:=(ABS([.$B1180]-[.D1180])&lt;=[.$B1180]*0.1)" office:value-type="boolean" office:boolean-value="true">
            <text:p>VERDADERO</text:p>
          </table:table-cell>
          <table:table-cell table:formula="of:=(ABS([.$B1180]-[.E1180])&lt;=[.$B11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181]-[.C1181]" office:value-type="float" office:value="2">
            <text:p>2</text:p>
          </table:table-cell>
          <table:table-cell table:formula="of:=[.$B1181]-[.D1181]" office:value-type="float" office:value="0">
            <text:p>0</text:p>
          </table:table-cell>
          <table:table-cell table:formula="of:=[.$B1181]-[.E1181]" office:value-type="float" office:value="0">
            <text:p>0</text:p>
          </table:table-cell>
          <table:table-cell table:number-columns-repeated="8"/>
          <table:table-cell table:formula="of:=(ABS([.$B1181]-[.C1181])&lt;=[.$B1181]*0.1)" office:value-type="boolean" office:boolean-value="false">
            <text:p>FALSO</text:p>
          </table:table-cell>
          <table:table-cell table:formula="of:=(ABS([.$B1181]-[.D1181])&lt;=[.$B1181]*0.1)" office:value-type="boolean" office:boolean-value="true">
            <text:p>VERDADERO</text:p>
          </table:table-cell>
          <table:table-cell table:formula="of:=(ABS([.$B1181]-[.E1181])&lt;=[.$B11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182]-[.C1182]" office:value-type="float" office:value="2">
            <text:p>2</text:p>
          </table:table-cell>
          <table:table-cell table:formula="of:=[.$B1182]-[.D1182]" office:value-type="float" office:value="2">
            <text:p>2</text:p>
          </table:table-cell>
          <table:table-cell table:formula="of:=[.$B1182]-[.E1182]" office:value-type="float" office:value="0">
            <text:p>0</text:p>
          </table:table-cell>
          <table:table-cell table:number-columns-repeated="8"/>
          <table:table-cell table:formula="of:=(ABS([.$B1182]-[.C1182])&lt;=[.$B1182]*0.1)" office:value-type="boolean" office:boolean-value="true">
            <text:p>VERDADERO</text:p>
          </table:table-cell>
          <table:table-cell table:formula="of:=(ABS([.$B1182]-[.D1182])&lt;=[.$B1182]*0.1)" office:value-type="boolean" office:boolean-value="true">
            <text:p>VERDADERO</text:p>
          </table:table-cell>
          <table:table-cell table:formula="of:=(ABS([.$B1182]-[.E1182])&lt;=[.$B11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183]-[.C1183]" office:value-type="float" office:value="4">
            <text:p>4</text:p>
          </table:table-cell>
          <table:table-cell table:formula="of:=[.$B1183]-[.D1183]" office:value-type="float" office:value="4">
            <text:p>4</text:p>
          </table:table-cell>
          <table:table-cell table:formula="of:=[.$B1183]-[.E1183]" office:value-type="float" office:value="0">
            <text:p>0</text:p>
          </table:table-cell>
          <table:table-cell table:number-columns-repeated="8"/>
          <table:table-cell table:formula="of:=(ABS([.$B1183]-[.C1183])&lt;=[.$B1183]*0.1)" office:value-type="boolean" office:boolean-value="false">
            <text:p>FALSO</text:p>
          </table:table-cell>
          <table:table-cell table:formula="of:=(ABS([.$B1183]-[.D1183])&lt;=[.$B1183]*0.1)" office:value-type="boolean" office:boolean-value="false">
            <text:p>FALSO</text:p>
          </table:table-cell>
          <table:table-cell table:formula="of:=(ABS([.$B1183]-[.E1183])&lt;=[.$B11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184]-[.C1184]" office:value-type="float" office:value="3">
            <text:p>3</text:p>
          </table:table-cell>
          <table:table-cell table:formula="of:=[.$B1184]-[.D1184]" office:value-type="float" office:value="3">
            <text:p>3</text:p>
          </table:table-cell>
          <table:table-cell table:formula="of:=[.$B1184]-[.E1184]" office:value-type="float" office:value="0">
            <text:p>0</text:p>
          </table:table-cell>
          <table:table-cell table:number-columns-repeated="8"/>
          <table:table-cell table:formula="of:=(ABS([.$B1184]-[.C1184])&lt;=[.$B1184]*0.1)" office:value-type="boolean" office:boolean-value="false">
            <text:p>FALSO</text:p>
          </table:table-cell>
          <table:table-cell table:formula="of:=(ABS([.$B1184]-[.D1184])&lt;=[.$B1184]*0.1)" office:value-type="boolean" office:boolean-value="false">
            <text:p>FALSO</text:p>
          </table:table-cell>
          <table:table-cell table:formula="of:=(ABS([.$B1184]-[.E1184])&lt;=[.$B11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[.$B1185]-[.C1185]" office:value-type="float" office:value="6">
            <text:p>6</text:p>
          </table:table-cell>
          <table:table-cell table:formula="of:=[.$B1185]-[.D1185]" office:value-type="float" office:value="5">
            <text:p>5</text:p>
          </table:table-cell>
          <table:table-cell table:formula="of:=[.$B1185]-[.E1185]" office:value-type="float" office:value="0">
            <text:p>0</text:p>
          </table:table-cell>
          <table:table-cell table:number-columns-repeated="8"/>
          <table:table-cell table:formula="of:=(ABS([.$B1185]-[.C1185])&lt;=[.$B1185]*0.1)" office:value-type="boolean" office:boolean-value="false">
            <text:p>FALSO</text:p>
          </table:table-cell>
          <table:table-cell table:formula="of:=(ABS([.$B1185]-[.D1185])&lt;=[.$B1185]*0.1)" office:value-type="boolean" office:boolean-value="false">
            <text:p>FALSO</text:p>
          </table:table-cell>
          <table:table-cell table:formula="of:=(ABS([.$B1185]-[.E1185])&lt;=[.$B11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186]-[.C1186]" office:value-type="float" office:value="2">
            <text:p>2</text:p>
          </table:table-cell>
          <table:table-cell table:formula="of:=[.$B1186]-[.D1186]" office:value-type="float" office:value="2">
            <text:p>2</text:p>
          </table:table-cell>
          <table:table-cell table:formula="of:=[.$B1186]-[.E1186]" office:value-type="float" office:value="0">
            <text:p>0</text:p>
          </table:table-cell>
          <table:table-cell table:number-columns-repeated="8"/>
          <table:table-cell table:formula="of:=(ABS([.$B1186]-[.C1186])&lt;=[.$B1186]*0.1)" office:value-type="boolean" office:boolean-value="false">
            <text:p>FALSO</text:p>
          </table:table-cell>
          <table:table-cell table:formula="of:=(ABS([.$B1186]-[.D1186])&lt;=[.$B1186]*0.1)" office:value-type="boolean" office:boolean-value="false">
            <text:p>FALSO</text:p>
          </table:table-cell>
          <table:table-cell table:formula="of:=(ABS([.$B1186]-[.E1186])&lt;=[.$B11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  <table:table-cell table:formula="of:=[.$B1187]-[.C1187]" office:value-type="float" office:value="7">
            <text:p>7</text:p>
          </table:table-cell>
          <table:table-cell table:formula="of:=[.$B1187]-[.D1187]" office:value-type="float" office:value="4">
            <text:p>4</text:p>
          </table:table-cell>
          <table:table-cell table:formula="of:=[.$B1187]-[.E1187]" office:value-type="float" office:value="0">
            <text:p>0</text:p>
          </table:table-cell>
          <table:table-cell table:number-columns-repeated="8"/>
          <table:table-cell table:formula="of:=(ABS([.$B1187]-[.C1187])&lt;=[.$B1187]*0.1)" office:value-type="boolean" office:boolean-value="false">
            <text:p>FALSO</text:p>
          </table:table-cell>
          <table:table-cell table:formula="of:=(ABS([.$B1187]-[.D1187])&lt;=[.$B1187]*0.1)" office:value-type="boolean" office:boolean-value="false">
            <text:p>FALSO</text:p>
          </table:table-cell>
          <table:table-cell table:formula="of:=(ABS([.$B1187]-[.E1187])&lt;=[.$B11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88]-[.C1188]" office:value-type="float" office:value="7">
            <text:p>7</text:p>
          </table:table-cell>
          <table:table-cell table:formula="of:=[.$B1188]-[.D1188]" office:value-type="float" office:value="2">
            <text:p>2</text:p>
          </table:table-cell>
          <table:table-cell table:formula="of:=[.$B1188]-[.E1188]" office:value-type="float" office:value="0">
            <text:p>0</text:p>
          </table:table-cell>
          <table:table-cell table:number-columns-repeated="8"/>
          <table:table-cell table:formula="of:=(ABS([.$B1188]-[.C1188])&lt;=[.$B1188]*0.1)" office:value-type="boolean" office:boolean-value="false">
            <text:p>FALSO</text:p>
          </table:table-cell>
          <table:table-cell table:formula="of:=(ABS([.$B1188]-[.D1188])&lt;=[.$B1188]*0.1)" office:value-type="boolean" office:boolean-value="false">
            <text:p>FALSO</text:p>
          </table:table-cell>
          <table:table-cell table:formula="of:=(ABS([.$B1188]-[.E1188])&lt;=[.$B11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189]-[.C1189]" office:value-type="float" office:value="1">
            <text:p>1</text:p>
          </table:table-cell>
          <table:table-cell table:formula="of:=[.$B1189]-[.D1189]" office:value-type="float" office:value="1">
            <text:p>1</text:p>
          </table:table-cell>
          <table:table-cell table:formula="of:=[.$B1189]-[.E1189]" office:value-type="float" office:value="0">
            <text:p>0</text:p>
          </table:table-cell>
          <table:table-cell table:number-columns-repeated="8"/>
          <table:table-cell table:formula="of:=(ABS([.$B1189]-[.C1189])&lt;=[.$B1189]*0.1)" office:value-type="boolean" office:boolean-value="true">
            <text:p>VERDADERO</text:p>
          </table:table-cell>
          <table:table-cell table:formula="of:=(ABS([.$B1189]-[.D1189])&lt;=[.$B1189]*0.1)" office:value-type="boolean" office:boolean-value="true">
            <text:p>VERDADERO</text:p>
          </table:table-cell>
          <table:table-cell table:formula="of:=(ABS([.$B1189]-[.E1189])&lt;=[.$B11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190]-[.C1190]" office:value-type="float" office:value="3">
            <text:p>3</text:p>
          </table:table-cell>
          <table:table-cell table:formula="of:=[.$B1190]-[.D1190]" office:value-type="float" office:value="3">
            <text:p>3</text:p>
          </table:table-cell>
          <table:table-cell table:formula="of:=[.$B1190]-[.E1190]" office:value-type="float" office:value="0">
            <text:p>0</text:p>
          </table:table-cell>
          <table:table-cell table:number-columns-repeated="8"/>
          <table:table-cell table:formula="of:=(ABS([.$B1190]-[.C1190])&lt;=[.$B1190]*0.1)" office:value-type="boolean" office:boolean-value="false">
            <text:p>FALSO</text:p>
          </table:table-cell>
          <table:table-cell table:formula="of:=(ABS([.$B1190]-[.D1190])&lt;=[.$B1190]*0.1)" office:value-type="boolean" office:boolean-value="false">
            <text:p>FALSO</text:p>
          </table:table-cell>
          <table:table-cell table:formula="of:=(ABS([.$B1190]-[.E1190])&lt;=[.$B11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191]-[.C1191]" office:value-type="float" office:value="4">
            <text:p>4</text:p>
          </table:table-cell>
          <table:table-cell table:formula="of:=[.$B1191]-[.D1191]" office:value-type="float" office:value="4">
            <text:p>4</text:p>
          </table:table-cell>
          <table:table-cell table:formula="of:=[.$B1191]-[.E1191]" office:value-type="float" office:value="0">
            <text:p>0</text:p>
          </table:table-cell>
          <table:table-cell table:number-columns-repeated="8"/>
          <table:table-cell table:formula="of:=(ABS([.$B1191]-[.C1191])&lt;=[.$B1191]*0.1)" office:value-type="boolean" office:boolean-value="false">
            <text:p>FALSO</text:p>
          </table:table-cell>
          <table:table-cell table:formula="of:=(ABS([.$B1191]-[.D1191])&lt;=[.$B1191]*0.1)" office:value-type="boolean" office:boolean-value="false">
            <text:p>FALSO</text:p>
          </table:table-cell>
          <table:table-cell table:formula="of:=(ABS([.$B1191]-[.E1191])&lt;=[.$B11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192]-[.C1192]" office:value-type="float" office:value="4">
            <text:p>4</text:p>
          </table:table-cell>
          <table:table-cell table:formula="of:=[.$B1192]-[.D1192]" office:value-type="float" office:value="3">
            <text:p>3</text:p>
          </table:table-cell>
          <table:table-cell table:formula="of:=[.$B1192]-[.E1192]" office:value-type="float" office:value="0">
            <text:p>0</text:p>
          </table:table-cell>
          <table:table-cell table:number-columns-repeated="8"/>
          <table:table-cell table:formula="of:=(ABS([.$B1192]-[.C1192])&lt;=[.$B1192]*0.1)" office:value-type="boolean" office:boolean-value="false">
            <text:p>FALSO</text:p>
          </table:table-cell>
          <table:table-cell table:formula="of:=(ABS([.$B1192]-[.D1192])&lt;=[.$B1192]*0.1)" office:value-type="boolean" office:boolean-value="false">
            <text:p>FALSO</text:p>
          </table:table-cell>
          <table:table-cell table:formula="of:=(ABS([.$B1192]-[.E1192])&lt;=[.$B11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193]-[.C1193]" office:value-type="float" office:value="4">
            <text:p>4</text:p>
          </table:table-cell>
          <table:table-cell table:formula="of:=[.$B1193]-[.D1193]" office:value-type="float" office:value="0">
            <text:p>0</text:p>
          </table:table-cell>
          <table:table-cell table:formula="of:=[.$B1193]-[.E1193]" office:value-type="float" office:value="0">
            <text:p>0</text:p>
          </table:table-cell>
          <table:table-cell table:number-columns-repeated="8"/>
          <table:table-cell table:formula="of:=(ABS([.$B1193]-[.C1193])&lt;=[.$B1193]*0.1)" office:value-type="boolean" office:boolean-value="false">
            <text:p>FALSO</text:p>
          </table:table-cell>
          <table:table-cell table:formula="of:=(ABS([.$B1193]-[.D1193])&lt;=[.$B1193]*0.1)" office:value-type="boolean" office:boolean-value="true">
            <text:p>VERDADERO</text:p>
          </table:table-cell>
          <table:table-cell table:formula="of:=(ABS([.$B1193]-[.E1193])&lt;=[.$B11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194]-[.C1194]" office:value-type="float" office:value="4">
            <text:p>4</text:p>
          </table:table-cell>
          <table:table-cell table:formula="of:=[.$B1194]-[.D1194]" office:value-type="float" office:value="2">
            <text:p>2</text:p>
          </table:table-cell>
          <table:table-cell table:formula="of:=[.$B1194]-[.E1194]" office:value-type="float" office:value="0">
            <text:p>0</text:p>
          </table:table-cell>
          <table:table-cell table:number-columns-repeated="8"/>
          <table:table-cell table:formula="of:=(ABS([.$B1194]-[.C1194])&lt;=[.$B1194]*0.1)" office:value-type="boolean" office:boolean-value="false">
            <text:p>FALSO</text:p>
          </table:table-cell>
          <table:table-cell table:formula="of:=(ABS([.$B1194]-[.D1194])&lt;=[.$B1194]*0.1)" office:value-type="boolean" office:boolean-value="false">
            <text:p>FALSO</text:p>
          </table:table-cell>
          <table:table-cell table:formula="of:=(ABS([.$B1194]-[.E1194])&lt;=[.$B11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195]-[.C1195]" office:value-type="float" office:value="2">
            <text:p>2</text:p>
          </table:table-cell>
          <table:table-cell table:formula="of:=[.$B1195]-[.D1195]" office:value-type="float" office:value="2">
            <text:p>2</text:p>
          </table:table-cell>
          <table:table-cell table:formula="of:=[.$B1195]-[.E1195]" office:value-type="float" office:value="0">
            <text:p>0</text:p>
          </table:table-cell>
          <table:table-cell table:number-columns-repeated="8"/>
          <table:table-cell table:formula="of:=(ABS([.$B1195]-[.C1195])&lt;=[.$B1195]*0.1)" office:value-type="boolean" office:boolean-value="true">
            <text:p>VERDADERO</text:p>
          </table:table-cell>
          <table:table-cell table:formula="of:=(ABS([.$B1195]-[.D1195])&lt;=[.$B1195]*0.1)" office:value-type="boolean" office:boolean-value="true">
            <text:p>VERDADERO</text:p>
          </table:table-cell>
          <table:table-cell table:formula="of:=(ABS([.$B1195]-[.E1195])&lt;=[.$B11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196]-[.C1196]" office:value-type="float" office:value="4">
            <text:p>4</text:p>
          </table:table-cell>
          <table:table-cell table:formula="of:=[.$B1196]-[.D1196]" office:value-type="float" office:value="4">
            <text:p>4</text:p>
          </table:table-cell>
          <table:table-cell table:formula="of:=[.$B1196]-[.E1196]" office:value-type="float" office:value="0">
            <text:p>0</text:p>
          </table:table-cell>
          <table:table-cell table:number-columns-repeated="8"/>
          <table:table-cell table:formula="of:=(ABS([.$B1196]-[.C1196])&lt;=[.$B1196]*0.1)" office:value-type="boolean" office:boolean-value="false">
            <text:p>FALSO</text:p>
          </table:table-cell>
          <table:table-cell table:formula="of:=(ABS([.$B1196]-[.D1196])&lt;=[.$B1196]*0.1)" office:value-type="boolean" office:boolean-value="false">
            <text:p>FALSO</text:p>
          </table:table-cell>
          <table:table-cell table:formula="of:=(ABS([.$B1196]-[.E1196])&lt;=[.$B11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1197]-[.C1197]" office:value-type="float" office:value="1">
            <text:p>1</text:p>
          </table:table-cell>
          <table:table-cell table:formula="of:=[.$B1197]-[.D1197]" office:value-type="float" office:value="0">
            <text:p>0</text:p>
          </table:table-cell>
          <table:table-cell table:formula="of:=[.$B1197]-[.E1197]" office:value-type="float" office:value="0">
            <text:p>0</text:p>
          </table:table-cell>
          <table:table-cell table:number-columns-repeated="8"/>
          <table:table-cell table:formula="of:=(ABS([.$B1197]-[.C1197])&lt;=[.$B1197]*0.1)" office:value-type="boolean" office:boolean-value="true">
            <text:p>VERDADERO</text:p>
          </table:table-cell>
          <table:table-cell table:formula="of:=(ABS([.$B1197]-[.D1197])&lt;=[.$B1197]*0.1)" office:value-type="boolean" office:boolean-value="true">
            <text:p>VERDADERO</text:p>
          </table:table-cell>
          <table:table-cell table:formula="of:=(ABS([.$B1197]-[.E1197])&lt;=[.$B11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198]-[.C1198]" office:value-type="float" office:value="3">
            <text:p>3</text:p>
          </table:table-cell>
          <table:table-cell table:formula="of:=[.$B1198]-[.D1198]" office:value-type="float" office:value="2">
            <text:p>2</text:p>
          </table:table-cell>
          <table:table-cell table:formula="of:=[.$B1198]-[.E1198]" office:value-type="float" office:value="0">
            <text:p>0</text:p>
          </table:table-cell>
          <table:table-cell table:number-columns-repeated="8"/>
          <table:table-cell table:formula="of:=(ABS([.$B1198]-[.C1198])&lt;=[.$B1198]*0.1)" office:value-type="boolean" office:boolean-value="false">
            <text:p>FALSO</text:p>
          </table:table-cell>
          <table:table-cell table:formula="of:=(ABS([.$B1198]-[.D1198])&lt;=[.$B1198]*0.1)" office:value-type="boolean" office:boolean-value="false">
            <text:p>FALSO</text:p>
          </table:table-cell>
          <table:table-cell table:formula="of:=(ABS([.$B1198]-[.E1198])&lt;=[.$B11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199]-[.C1199]" office:value-type="float" office:value="6">
            <text:p>6</text:p>
          </table:table-cell>
          <table:table-cell table:formula="of:=[.$B1199]-[.D1199]" office:value-type="float" office:value="5">
            <text:p>5</text:p>
          </table:table-cell>
          <table:table-cell table:formula="of:=[.$B1199]-[.E1199]" office:value-type="float" office:value="3">
            <text:p>3</text:p>
          </table:table-cell>
          <table:table-cell table:number-columns-repeated="8"/>
          <table:table-cell table:formula="of:=(ABS([.$B1199]-[.C1199])&lt;=[.$B1199]*0.1)" office:value-type="boolean" office:boolean-value="false">
            <text:p>FALSO</text:p>
          </table:table-cell>
          <table:table-cell table:formula="of:=(ABS([.$B1199]-[.D1199])&lt;=[.$B1199]*0.1)" office:value-type="boolean" office:boolean-value="false">
            <text:p>FALSO</text:p>
          </table:table-cell>
          <table:table-cell table:formula="of:=(ABS([.$B1199]-[.E1199])&lt;=[.$B119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200]-[.C1200]" office:value-type="float" office:value="3">
            <text:p>3</text:p>
          </table:table-cell>
          <table:table-cell table:formula="of:=[.$B1200]-[.D1200]" office:value-type="float" office:value="3">
            <text:p>3</text:p>
          </table:table-cell>
          <table:table-cell table:formula="of:=[.$B1200]-[.E1200]" office:value-type="float" office:value="0">
            <text:p>0</text:p>
          </table:table-cell>
          <table:table-cell table:number-columns-repeated="8"/>
          <table:table-cell table:formula="of:=(ABS([.$B1200]-[.C1200])&lt;=[.$B1200]*0.1)" office:value-type="boolean" office:boolean-value="false">
            <text:p>FALSO</text:p>
          </table:table-cell>
          <table:table-cell table:formula="of:=(ABS([.$B1200]-[.D1200])&lt;=[.$B1200]*0.1)" office:value-type="boolean" office:boolean-value="false">
            <text:p>FALSO</text:p>
          </table:table-cell>
          <table:table-cell table:formula="of:=(ABS([.$B1200]-[.E1200])&lt;=[.$B12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201]-[.C1201]" office:value-type="float" office:value="2">
            <text:p>2</text:p>
          </table:table-cell>
          <table:table-cell table:formula="of:=[.$B1201]-[.D1201]" office:value-type="float" office:value="2">
            <text:p>2</text:p>
          </table:table-cell>
          <table:table-cell table:formula="of:=[.$B1201]-[.E1201]" office:value-type="float" office:value="0">
            <text:p>0</text:p>
          </table:table-cell>
          <table:table-cell table:number-columns-repeated="8"/>
          <table:table-cell table:formula="of:=(ABS([.$B1201]-[.C1201])&lt;=[.$B1201]*0.1)" office:value-type="boolean" office:boolean-value="false">
            <text:p>FALSO</text:p>
          </table:table-cell>
          <table:table-cell table:formula="of:=(ABS([.$B1201]-[.D1201])&lt;=[.$B1201]*0.1)" office:value-type="boolean" office:boolean-value="false">
            <text:p>FALSO</text:p>
          </table:table-cell>
          <table:table-cell table:formula="of:=(ABS([.$B1201]-[.E1201])&lt;=[.$B12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/>
          <table:table-cell table:formula="of:=[.$B1202]-[.C1202]" office:value-type="float" office:value="6">
            <text:p>6</text:p>
          </table:table-cell>
          <table:table-cell table:formula="of:=[.$B1202]-[.D1202]" office:value-type="float" office:value="5">
            <text:p>5</text:p>
          </table:table-cell>
          <table:table-cell table:formula="of:=[.$B1202]-[.E1202]" office:value-type="float" office:value="0">
            <text:p>0</text:p>
          </table:table-cell>
          <table:table-cell table:number-columns-repeated="8"/>
          <table:table-cell table:formula="of:=(ABS([.$B1202]-[.C1202])&lt;=[.$B1202]*0.1)" office:value-type="boolean" office:boolean-value="false">
            <text:p>FALSO</text:p>
          </table:table-cell>
          <table:table-cell table:formula="of:=(ABS([.$B1202]-[.D1202])&lt;=[.$B1202]*0.1)" office:value-type="boolean" office:boolean-value="false">
            <text:p>FALSO</text:p>
          </table:table-cell>
          <table:table-cell table:formula="of:=(ABS([.$B1202]-[.E1202])&lt;=[.$B12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  <table:table-cell/>
          <table:table-cell table:formula="of:=[.$B1203]-[.C1203]" office:value-type="float" office:value="0">
            <text:p>0</text:p>
          </table:table-cell>
          <table:table-cell table:formula="of:=[.$B1203]-[.D1203]" office:value-type="float" office:value="0">
            <text:p>0</text:p>
          </table:table-cell>
          <table:table-cell table:formula="of:=[.$B1203]-[.E1203]" office:value-type="float" office:value="0">
            <text:p>0</text:p>
          </table:table-cell>
          <table:table-cell table:number-columns-repeated="8"/>
          <table:table-cell table:formula="of:=(ABS([.$B1203]-[.C1203])&lt;=[.$B1203]*0.1)" office:value-type="boolean" office:boolean-value="true">
            <text:p>VERDADERO</text:p>
          </table:table-cell>
          <table:table-cell table:formula="of:=(ABS([.$B1203]-[.D1203])&lt;=[.$B1203]*0.1)" office:value-type="boolean" office:boolean-value="true">
            <text:p>VERDADERO</text:p>
          </table:table-cell>
          <table:table-cell table:formula="of:=(ABS([.$B1203]-[.E1203])&lt;=[.$B12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204]-[.C1204]" office:value-type="float" office:value="4">
            <text:p>4</text:p>
          </table:table-cell>
          <table:table-cell table:formula="of:=[.$B1204]-[.D1204]" office:value-type="float" office:value="1">
            <text:p>1</text:p>
          </table:table-cell>
          <table:table-cell table:formula="of:=[.$B1204]-[.E1204]" office:value-type="float" office:value="0">
            <text:p>0</text:p>
          </table:table-cell>
          <table:table-cell table:number-columns-repeated="8"/>
          <table:table-cell table:formula="of:=(ABS([.$B1204]-[.C1204])&lt;=[.$B1204]*0.1)" office:value-type="boolean" office:boolean-value="false">
            <text:p>FALSO</text:p>
          </table:table-cell>
          <table:table-cell table:formula="of:=(ABS([.$B1204]-[.D1204])&lt;=[.$B1204]*0.1)" office:value-type="boolean" office:boolean-value="true">
            <text:p>VERDADERO</text:p>
          </table:table-cell>
          <table:table-cell table:formula="of:=(ABS([.$B1204]-[.E1204])&lt;=[.$B12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[.$B1205]-[.C1205]" office:value-type="float" office:value="4">
            <text:p>4</text:p>
          </table:table-cell>
          <table:table-cell table:formula="of:=[.$B1205]-[.D1205]" office:value-type="float" office:value="2">
            <text:p>2</text:p>
          </table:table-cell>
          <table:table-cell table:formula="of:=[.$B1205]-[.E1205]" office:value-type="float" office:value="1">
            <text:p>1</text:p>
          </table:table-cell>
          <table:table-cell table:number-columns-repeated="8"/>
          <table:table-cell table:formula="of:=(ABS([.$B1205]-[.C1205])&lt;=[.$B1205]*0.1)" office:value-type="boolean" office:boolean-value="false">
            <text:p>FALSO</text:p>
          </table:table-cell>
          <table:table-cell table:formula="of:=(ABS([.$B1205]-[.D1205])&lt;=[.$B1205]*0.1)" office:value-type="boolean" office:boolean-value="true">
            <text:p>VERDADERO</text:p>
          </table:table-cell>
          <table:table-cell table:formula="of:=(ABS([.$B1205]-[.E1205])&lt;=[.$B12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/>
          <table:table-cell table:formula="of:=[.$B1206]-[.C1206]" office:value-type="float" office:value="7">
            <text:p>7</text:p>
          </table:table-cell>
          <table:table-cell table:formula="of:=[.$B1206]-[.D1206]" office:value-type="float" office:value="5">
            <text:p>5</text:p>
          </table:table-cell>
          <table:table-cell table:formula="of:=[.$B1206]-[.E1206]" office:value-type="float" office:value="0">
            <text:p>0</text:p>
          </table:table-cell>
          <table:table-cell table:number-columns-repeated="8"/>
          <table:table-cell table:formula="of:=(ABS([.$B1206]-[.C1206])&lt;=[.$B1206]*0.1)" office:value-type="boolean" office:boolean-value="false">
            <text:p>FALSO</text:p>
          </table:table-cell>
          <table:table-cell table:formula="of:=(ABS([.$B1206]-[.D1206])&lt;=[.$B1206]*0.1)" office:value-type="boolean" office:boolean-value="false">
            <text:p>FALSO</text:p>
          </table:table-cell>
          <table:table-cell table:formula="of:=(ABS([.$B1206]-[.E1206])&lt;=[.$B12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table:formula="of:=[.$B1207]-[.C1207]" office:value-type="float" office:value="4">
            <text:p>4</text:p>
          </table:table-cell>
          <table:table-cell table:formula="of:=[.$B1207]-[.D1207]" office:value-type="float" office:value="4">
            <text:p>4</text:p>
          </table:table-cell>
          <table:table-cell table:formula="of:=[.$B1207]-[.E1207]" office:value-type="float" office:value="0">
            <text:p>0</text:p>
          </table:table-cell>
          <table:table-cell table:number-columns-repeated="8"/>
          <table:table-cell table:formula="of:=(ABS([.$B1207]-[.C1207])&lt;=[.$B1207]*0.1)" office:value-type="boolean" office:boolean-value="false">
            <text:p>FALSO</text:p>
          </table:table-cell>
          <table:table-cell table:formula="of:=(ABS([.$B1207]-[.D1207])&lt;=[.$B1207]*0.1)" office:value-type="boolean" office:boolean-value="false">
            <text:p>FALSO</text:p>
          </table:table-cell>
          <table:table-cell table:formula="of:=(ABS([.$B1207]-[.E1207])&lt;=[.$B12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208]-[.C1208]" office:value-type="float" office:value="2">
            <text:p>2</text:p>
          </table:table-cell>
          <table:table-cell table:formula="of:=[.$B1208]-[.D1208]" office:value-type="float" office:value="2">
            <text:p>2</text:p>
          </table:table-cell>
          <table:table-cell table:formula="of:=[.$B1208]-[.E1208]" office:value-type="float" office:value="0">
            <text:p>0</text:p>
          </table:table-cell>
          <table:table-cell table:number-columns-repeated="8"/>
          <table:table-cell table:formula="of:=(ABS([.$B1208]-[.C1208])&lt;=[.$B1208]*0.1)" office:value-type="boolean" office:boolean-value="true">
            <text:p>VERDADERO</text:p>
          </table:table-cell>
          <table:table-cell table:formula="of:=(ABS([.$B1208]-[.D1208])&lt;=[.$B1208]*0.1)" office:value-type="boolean" office:boolean-value="true">
            <text:p>VERDADERO</text:p>
          </table:table-cell>
          <table:table-cell table:formula="of:=(ABS([.$B1208]-[.E1208])&lt;=[.$B12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209]-[.C1209]" office:value-type="float" office:value="3">
            <text:p>3</text:p>
          </table:table-cell>
          <table:table-cell table:formula="of:=[.$B1209]-[.D1209]" office:value-type="float" office:value="3">
            <text:p>3</text:p>
          </table:table-cell>
          <table:table-cell table:formula="of:=[.$B1209]-[.E1209]" office:value-type="float" office:value="0">
            <text:p>0</text:p>
          </table:table-cell>
          <table:table-cell table:number-columns-repeated="8"/>
          <table:table-cell table:formula="of:=(ABS([.$B1209]-[.C1209])&lt;=[.$B1209]*0.1)" office:value-type="boolean" office:boolean-value="false">
            <text:p>FALSO</text:p>
          </table:table-cell>
          <table:table-cell table:formula="of:=(ABS([.$B1209]-[.D1209])&lt;=[.$B1209]*0.1)" office:value-type="boolean" office:boolean-value="false">
            <text:p>FALSO</text:p>
          </table:table-cell>
          <table:table-cell table:formula="of:=(ABS([.$B1209]-[.E1209])&lt;=[.$B12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/>
          <table:table-cell table:formula="of:=[.$B1210]-[.C1210]" office:value-type="float" office:value="7">
            <text:p>7</text:p>
          </table:table-cell>
          <table:table-cell table:formula="of:=[.$B1210]-[.D1210]" office:value-type="float" office:value="7">
            <text:p>7</text:p>
          </table:table-cell>
          <table:table-cell table:formula="of:=[.$B1210]-[.E1210]" office:value-type="float" office:value="0">
            <text:p>0</text:p>
          </table:table-cell>
          <table:table-cell table:number-columns-repeated="8"/>
          <table:table-cell table:formula="of:=(ABS([.$B1210]-[.C1210])&lt;=[.$B1210]*0.1)" office:value-type="boolean" office:boolean-value="false">
            <text:p>FALSO</text:p>
          </table:table-cell>
          <table:table-cell table:formula="of:=(ABS([.$B1210]-[.D1210])&lt;=[.$B1210]*0.1)" office:value-type="boolean" office:boolean-value="false">
            <text:p>FALSO</text:p>
          </table:table-cell>
          <table:table-cell table:formula="of:=(ABS([.$B1210]-[.E1210])&lt;=[.$B12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211]-[.C1211]" office:value-type="float" office:value="7">
            <text:p>7</text:p>
          </table:table-cell>
          <table:table-cell table:formula="of:=[.$B1211]-[.D1211]" office:value-type="float" office:value="3">
            <text:p>3</text:p>
          </table:table-cell>
          <table:table-cell table:formula="of:=[.$B1211]-[.E1211]" office:value-type="float" office:value="0">
            <text:p>0</text:p>
          </table:table-cell>
          <table:table-cell table:number-columns-repeated="8"/>
          <table:table-cell table:formula="of:=(ABS([.$B1211]-[.C1211])&lt;=[.$B1211]*0.1)" office:value-type="boolean" office:boolean-value="false">
            <text:p>FALSO</text:p>
          </table:table-cell>
          <table:table-cell table:formula="of:=(ABS([.$B1211]-[.D1211])&lt;=[.$B1211]*0.1)" office:value-type="boolean" office:boolean-value="false">
            <text:p>FALSO</text:p>
          </table:table-cell>
          <table:table-cell table:formula="of:=(ABS([.$B1211]-[.E1211])&lt;=[.$B12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/>
          <table:table-cell table:formula="of:=[.$B1212]-[.C1212]" office:value-type="float" office:value="2">
            <text:p>2</text:p>
          </table:table-cell>
          <table:table-cell table:formula="of:=[.$B1212]-[.D1212]" office:value-type="float" office:value="0">
            <text:p>0</text:p>
          </table:table-cell>
          <table:table-cell table:formula="of:=[.$B1212]-[.E1212]" office:value-type="float" office:value="0">
            <text:p>0</text:p>
          </table:table-cell>
          <table:table-cell table:number-columns-repeated="8"/>
          <table:table-cell table:formula="of:=(ABS([.$B1212]-[.C1212])&lt;=[.$B1212]*0.1)" office:value-type="boolean" office:boolean-value="true">
            <text:p>VERDADERO</text:p>
          </table:table-cell>
          <table:table-cell table:formula="of:=(ABS([.$B1212]-[.D1212])&lt;=[.$B1212]*0.1)" office:value-type="boolean" office:boolean-value="true">
            <text:p>VERDADERO</text:p>
          </table:table-cell>
          <table:table-cell table:formula="of:=(ABS([.$B1212]-[.E1212])&lt;=[.$B12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213]-[.C1213]" office:value-type="float" office:value="2">
            <text:p>2</text:p>
          </table:table-cell>
          <table:table-cell table:formula="of:=[.$B1213]-[.D1213]" office:value-type="float" office:value="2">
            <text:p>2</text:p>
          </table:table-cell>
          <table:table-cell table:formula="of:=[.$B1213]-[.E1213]" office:value-type="float" office:value="0">
            <text:p>0</text:p>
          </table:table-cell>
          <table:table-cell table:number-columns-repeated="8"/>
          <table:table-cell table:formula="of:=(ABS([.$B1213]-[.C1213])&lt;=[.$B1213]*0.1)" office:value-type="boolean" office:boolean-value="false">
            <text:p>FALSO</text:p>
          </table:table-cell>
          <table:table-cell table:formula="of:=(ABS([.$B1213]-[.D1213])&lt;=[.$B1213]*0.1)" office:value-type="boolean" office:boolean-value="false">
            <text:p>FALSO</text:p>
          </table:table-cell>
          <table:table-cell table:formula="of:=(ABS([.$B1213]-[.E1213])&lt;=[.$B12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table:formula="of:=[.$B1214]-[.C1214]" office:value-type="float" office:value="5">
            <text:p>5</text:p>
          </table:table-cell>
          <table:table-cell table:formula="of:=[.$B1214]-[.D1214]" office:value-type="float" office:value="5">
            <text:p>5</text:p>
          </table:table-cell>
          <table:table-cell table:formula="of:=[.$B1214]-[.E1214]" office:value-type="float" office:value="0">
            <text:p>0</text:p>
          </table:table-cell>
          <table:table-cell table:number-columns-repeated="8"/>
          <table:table-cell table:formula="of:=(ABS([.$B1214]-[.C1214])&lt;=[.$B1214]*0.1)" office:value-type="boolean" office:boolean-value="false">
            <text:p>FALSO</text:p>
          </table:table-cell>
          <table:table-cell table:formula="of:=(ABS([.$B1214]-[.D1214])&lt;=[.$B1214]*0.1)" office:value-type="boolean" office:boolean-value="false">
            <text:p>FALSO</text:p>
          </table:table-cell>
          <table:table-cell table:formula="of:=(ABS([.$B1214]-[.E1214])&lt;=[.$B12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215]-[.C1215]" office:value-type="float" office:value="1">
            <text:p>1</text:p>
          </table:table-cell>
          <table:table-cell table:formula="of:=[.$B1215]-[.D1215]" office:value-type="float" office:value="0">
            <text:p>0</text:p>
          </table:table-cell>
          <table:table-cell table:formula="of:=[.$B1215]-[.E1215]" office:value-type="float" office:value="0">
            <text:p>0</text:p>
          </table:table-cell>
          <table:table-cell table:number-columns-repeated="8"/>
          <table:table-cell table:formula="of:=(ABS([.$B1215]-[.C1215])&lt;=[.$B1215]*0.1)" office:value-type="boolean" office:boolean-value="true">
            <text:p>VERDADERO</text:p>
          </table:table-cell>
          <table:table-cell table:formula="of:=(ABS([.$B1215]-[.D1215])&lt;=[.$B1215]*0.1)" office:value-type="boolean" office:boolean-value="true">
            <text:p>VERDADERO</text:p>
          </table:table-cell>
          <table:table-cell table:formula="of:=(ABS([.$B1215]-[.E1215])&lt;=[.$B12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216]-[.C1216]" office:value-type="float" office:value="5">
            <text:p>5</text:p>
          </table:table-cell>
          <table:table-cell table:formula="of:=[.$B1216]-[.D1216]" office:value-type="float" office:value="2">
            <text:p>2</text:p>
          </table:table-cell>
          <table:table-cell table:formula="of:=[.$B1216]-[.E1216]" office:value-type="float" office:value="0">
            <text:p>0</text:p>
          </table:table-cell>
          <table:table-cell table:number-columns-repeated="8"/>
          <table:table-cell table:formula="of:=(ABS([.$B1216]-[.C1216])&lt;=[.$B1216]*0.1)" office:value-type="boolean" office:boolean-value="false">
            <text:p>FALSO</text:p>
          </table:table-cell>
          <table:table-cell table:formula="of:=(ABS([.$B1216]-[.D1216])&lt;=[.$B1216]*0.1)" office:value-type="boolean" office:boolean-value="false">
            <text:p>FALSO</text:p>
          </table:table-cell>
          <table:table-cell table:formula="of:=(ABS([.$B1216]-[.E1216])&lt;=[.$B12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217]-[.C1217]" office:value-type="float" office:value="4">
            <text:p>4</text:p>
          </table:table-cell>
          <table:table-cell table:formula="of:=[.$B1217]-[.D1217]" office:value-type="float" office:value="4">
            <text:p>4</text:p>
          </table:table-cell>
          <table:table-cell table:formula="of:=[.$B1217]-[.E1217]" office:value-type="float" office:value="1">
            <text:p>1</text:p>
          </table:table-cell>
          <table:table-cell table:number-columns-repeated="8"/>
          <table:table-cell table:formula="of:=(ABS([.$B1217]-[.C1217])&lt;=[.$B1217]*0.1)" office:value-type="boolean" office:boolean-value="false">
            <text:p>FALSO</text:p>
          </table:table-cell>
          <table:table-cell table:formula="of:=(ABS([.$B1217]-[.D1217])&lt;=[.$B1217]*0.1)" office:value-type="boolean" office:boolean-value="false">
            <text:p>FALSO</text:p>
          </table:table-cell>
          <table:table-cell table:formula="of:=(ABS([.$B1217]-[.E1217])&lt;=[.$B12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218]-[.C1218]" office:value-type="float" office:value="4">
            <text:p>4</text:p>
          </table:table-cell>
          <table:table-cell table:formula="of:=[.$B1218]-[.D1218]" office:value-type="float" office:value="4">
            <text:p>4</text:p>
          </table:table-cell>
          <table:table-cell table:formula="of:=[.$B1218]-[.E1218]" office:value-type="float" office:value="2">
            <text:p>2</text:p>
          </table:table-cell>
          <table:table-cell table:number-columns-repeated="8"/>
          <table:table-cell table:formula="of:=(ABS([.$B1218]-[.C1218])&lt;=[.$B1218]*0.1)" office:value-type="boolean" office:boolean-value="false">
            <text:p>FALSO</text:p>
          </table:table-cell>
          <table:table-cell table:formula="of:=(ABS([.$B1218]-[.D1218])&lt;=[.$B1218]*0.1)" office:value-type="boolean" office:boolean-value="false">
            <text:p>FALSO</text:p>
          </table:table-cell>
          <table:table-cell table:formula="of:=(ABS([.$B1218]-[.E1218])&lt;=[.$B12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office:value-type="float" office:value="22">
            <text:p>22</text:p>
          </table:table-cell>
          <table:table-cell/>
          <table:table-cell table:formula="of:=[.$B1219]-[.C1219]" office:value-type="float" office:value="7">
            <text:p>7</text:p>
          </table:table-cell>
          <table:table-cell table:formula="of:=[.$B1219]-[.D1219]" office:value-type="float" office:value="7">
            <text:p>7</text:p>
          </table:table-cell>
          <table:table-cell table:formula="of:=[.$B1219]-[.E1219]" office:value-type="float" office:value="0">
            <text:p>0</text:p>
          </table:table-cell>
          <table:table-cell table:number-columns-repeated="8"/>
          <table:table-cell table:formula="of:=(ABS([.$B1219]-[.C1219])&lt;=[.$B1219]*0.1)" office:value-type="boolean" office:boolean-value="false">
            <text:p>FALSO</text:p>
          </table:table-cell>
          <table:table-cell table:formula="of:=(ABS([.$B1219]-[.D1219])&lt;=[.$B1219]*0.1)" office:value-type="boolean" office:boolean-value="false">
            <text:p>FALSO</text:p>
          </table:table-cell>
          <table:table-cell table:formula="of:=(ABS([.$B1219]-[.E1219])&lt;=[.$B12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19">
            <text:p>19</text:p>
          </table:table-cell>
          <table:table-cell/>
          <table:table-cell table:formula="of:=[.$B1220]-[.C1220]" office:value-type="float" office:value="0">
            <text:p>0</text:p>
          </table:table-cell>
          <table:table-cell table:formula="of:=[.$B1220]-[.D1220]" office:value-type="float" office:value="0">
            <text:p>0</text:p>
          </table:table-cell>
          <table:table-cell table:formula="of:=[.$B1220]-[.E1220]" office:value-type="float" office:value="0">
            <text:p>0</text:p>
          </table:table-cell>
          <table:table-cell table:number-columns-repeated="8"/>
          <table:table-cell table:formula="of:=(ABS([.$B1220]-[.C1220])&lt;=[.$B1220]*0.1)" office:value-type="boolean" office:boolean-value="true">
            <text:p>VERDADERO</text:p>
          </table:table-cell>
          <table:table-cell table:formula="of:=(ABS([.$B1220]-[.D1220])&lt;=[.$B1220]*0.1)" office:value-type="boolean" office:boolean-value="true">
            <text:p>VERDADERO</text:p>
          </table:table-cell>
          <table:table-cell table:formula="of:=(ABS([.$B1220]-[.E1220])&lt;=[.$B12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/>
          <table:table-cell table:formula="of:=[.$B1221]-[.C1221]" office:value-type="float" office:value="1">
            <text:p>1</text:p>
          </table:table-cell>
          <table:table-cell table:formula="of:=[.$B1221]-[.D1221]" office:value-type="float" office:value="0">
            <text:p>0</text:p>
          </table:table-cell>
          <table:table-cell table:formula="of:=[.$B1221]-[.E1221]" office:value-type="float" office:value="0">
            <text:p>0</text:p>
          </table:table-cell>
          <table:table-cell table:number-columns-repeated="8"/>
          <table:table-cell table:formula="of:=(ABS([.$B1221]-[.C1221])&lt;=[.$B1221]*0.1)" office:value-type="boolean" office:boolean-value="true">
            <text:p>VERDADERO</text:p>
          </table:table-cell>
          <table:table-cell table:formula="of:=(ABS([.$B1221]-[.D1221])&lt;=[.$B1221]*0.1)" office:value-type="boolean" office:boolean-value="true">
            <text:p>VERDADERO</text:p>
          </table:table-cell>
          <table:table-cell table:formula="of:=(ABS([.$B1221]-[.E1221])&lt;=[.$B12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222]-[.C1222]" office:value-type="float" office:value="5">
            <text:p>5</text:p>
          </table:table-cell>
          <table:table-cell table:formula="of:=[.$B1222]-[.D1222]" office:value-type="float" office:value="1">
            <text:p>1</text:p>
          </table:table-cell>
          <table:table-cell table:formula="of:=[.$B1222]-[.E1222]" office:value-type="float" office:value="0">
            <text:p>0</text:p>
          </table:table-cell>
          <table:table-cell table:number-columns-repeated="8"/>
          <table:table-cell table:formula="of:=(ABS([.$B1222]-[.C1222])&lt;=[.$B1222]*0.1)" office:value-type="boolean" office:boolean-value="false">
            <text:p>FALSO</text:p>
          </table:table-cell>
          <table:table-cell table:formula="of:=(ABS([.$B1222]-[.D1222])&lt;=[.$B1222]*0.1)" office:value-type="boolean" office:boolean-value="true">
            <text:p>VERDADERO</text:p>
          </table:table-cell>
          <table:table-cell table:formula="of:=(ABS([.$B1222]-[.E1222])&lt;=[.$B12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223]-[.C1223]" office:value-type="float" office:value="1">
            <text:p>1</text:p>
          </table:table-cell>
          <table:table-cell table:formula="of:=[.$B1223]-[.D1223]" office:value-type="float" office:value="0">
            <text:p>0</text:p>
          </table:table-cell>
          <table:table-cell table:formula="of:=[.$B1223]-[.E1223]" office:value-type="float" office:value="0">
            <text:p>0</text:p>
          </table:table-cell>
          <table:table-cell table:number-columns-repeated="8"/>
          <table:table-cell table:formula="of:=(ABS([.$B1223]-[.C1223])&lt;=[.$B1223]*0.1)" office:value-type="boolean" office:boolean-value="true">
            <text:p>VERDADERO</text:p>
          </table:table-cell>
          <table:table-cell table:formula="of:=(ABS([.$B1223]-[.D1223])&lt;=[.$B1223]*0.1)" office:value-type="boolean" office:boolean-value="true">
            <text:p>VERDADERO</text:p>
          </table:table-cell>
          <table:table-cell table:formula="of:=(ABS([.$B1223]-[.E1223])&lt;=[.$B12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224]-[.C1224]" office:value-type="float" office:value="1">
            <text:p>1</text:p>
          </table:table-cell>
          <table:table-cell table:formula="of:=[.$B1224]-[.D1224]" office:value-type="float" office:value="1">
            <text:p>1</text:p>
          </table:table-cell>
          <table:table-cell table:formula="of:=[.$B1224]-[.E1224]" office:value-type="float" office:value="0">
            <text:p>0</text:p>
          </table:table-cell>
          <table:table-cell table:number-columns-repeated="8"/>
          <table:table-cell table:formula="of:=(ABS([.$B1224]-[.C1224])&lt;=[.$B1224]*0.1)" office:value-type="boolean" office:boolean-value="true">
            <text:p>VERDADERO</text:p>
          </table:table-cell>
          <table:table-cell table:formula="of:=(ABS([.$B1224]-[.D1224])&lt;=[.$B1224]*0.1)" office:value-type="boolean" office:boolean-value="true">
            <text:p>VERDADERO</text:p>
          </table:table-cell>
          <table:table-cell table:formula="of:=(ABS([.$B1224]-[.E1224])&lt;=[.$B12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225]-[.C1225]" office:value-type="float" office:value="2">
            <text:p>2</text:p>
          </table:table-cell>
          <table:table-cell table:formula="of:=[.$B1225]-[.D1225]" office:value-type="float" office:value="1">
            <text:p>1</text:p>
          </table:table-cell>
          <table:table-cell table:formula="of:=[.$B1225]-[.E1225]" office:value-type="float" office:value="0">
            <text:p>0</text:p>
          </table:table-cell>
          <table:table-cell table:number-columns-repeated="8"/>
          <table:table-cell table:formula="of:=(ABS([.$B1225]-[.C1225])&lt;=[.$B1225]*0.1)" office:value-type="boolean" office:boolean-value="false">
            <text:p>FALSO</text:p>
          </table:table-cell>
          <table:table-cell table:formula="of:=(ABS([.$B1225]-[.D1225])&lt;=[.$B1225]*0.1)" office:value-type="boolean" office:boolean-value="true">
            <text:p>VERDADERO</text:p>
          </table:table-cell>
          <table:table-cell table:formula="of:=(ABS([.$B1225]-[.E1225])&lt;=[.$B12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16">
            <text:p>16</text:p>
          </table:table-cell>
          <table:table-cell/>
          <table:table-cell table:formula="of:=[.$B1226]-[.C1226]" office:value-type="float" office:value="0">
            <text:p>0</text:p>
          </table:table-cell>
          <table:table-cell table:formula="of:=[.$B1226]-[.D1226]" office:value-type="float" office:value="0">
            <text:p>0</text:p>
          </table:table-cell>
          <table:table-cell table:formula="of:=[.$B1226]-[.E1226]" office:value-type="float" office:value="0">
            <text:p>0</text:p>
          </table:table-cell>
          <table:table-cell table:number-columns-repeated="8"/>
          <table:table-cell table:formula="of:=(ABS([.$B1226]-[.C1226])&lt;=[.$B1226]*0.1)" office:value-type="boolean" office:boolean-value="true">
            <text:p>VERDADERO</text:p>
          </table:table-cell>
          <table:table-cell table:formula="of:=(ABS([.$B1226]-[.D1226])&lt;=[.$B1226]*0.1)" office:value-type="boolean" office:boolean-value="true">
            <text:p>VERDADERO</text:p>
          </table:table-cell>
          <table:table-cell table:formula="of:=(ABS([.$B1226]-[.E1226])&lt;=[.$B12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227]-[.C1227]" office:value-type="float" office:value="8">
            <text:p>8</text:p>
          </table:table-cell>
          <table:table-cell table:formula="of:=[.$B1227]-[.D1227]" office:value-type="float" office:value="3">
            <text:p>3</text:p>
          </table:table-cell>
          <table:table-cell table:formula="of:=[.$B1227]-[.E1227]" office:value-type="float" office:value="0">
            <text:p>0</text:p>
          </table:table-cell>
          <table:table-cell table:number-columns-repeated="8"/>
          <table:table-cell table:formula="of:=(ABS([.$B1227]-[.C1227])&lt;=[.$B1227]*0.1)" office:value-type="boolean" office:boolean-value="false">
            <text:p>FALSO</text:p>
          </table:table-cell>
          <table:table-cell table:formula="of:=(ABS([.$B1227]-[.D1227])&lt;=[.$B1227]*0.1)" office:value-type="boolean" office:boolean-value="false">
            <text:p>FALSO</text:p>
          </table:table-cell>
          <table:table-cell table:formula="of:=(ABS([.$B1227]-[.E1227])&lt;=[.$B12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/>
          <table:table-cell table:formula="of:=[.$B1228]-[.C1228]" office:value-type="float" office:value="5">
            <text:p>5</text:p>
          </table:table-cell>
          <table:table-cell table:formula="of:=[.$B1228]-[.D1228]" office:value-type="float" office:value="0">
            <text:p>0</text:p>
          </table:table-cell>
          <table:table-cell table:formula="of:=[.$B1228]-[.E1228]" office:value-type="float" office:value="0">
            <text:p>0</text:p>
          </table:table-cell>
          <table:table-cell table:number-columns-repeated="8"/>
          <table:table-cell table:formula="of:=(ABS([.$B1228]-[.C1228])&lt;=[.$B1228]*0.1)" office:value-type="boolean" office:boolean-value="false">
            <text:p>FALSO</text:p>
          </table:table-cell>
          <table:table-cell table:formula="of:=(ABS([.$B1228]-[.D1228])&lt;=[.$B1228]*0.1)" office:value-type="boolean" office:boolean-value="true">
            <text:p>VERDADERO</text:p>
          </table:table-cell>
          <table:table-cell table:formula="of:=(ABS([.$B1228]-[.E1228])&lt;=[.$B12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229]-[.C1229]" office:value-type="float" office:value="5">
            <text:p>5</text:p>
          </table:table-cell>
          <table:table-cell table:formula="of:=[.$B1229]-[.D1229]" office:value-type="float" office:value="1">
            <text:p>1</text:p>
          </table:table-cell>
          <table:table-cell table:formula="of:=[.$B1229]-[.E1229]" office:value-type="float" office:value="0">
            <text:p>0</text:p>
          </table:table-cell>
          <table:table-cell table:number-columns-repeated="8"/>
          <table:table-cell table:formula="of:=(ABS([.$B1229]-[.C1229])&lt;=[.$B1229]*0.1)" office:value-type="boolean" office:boolean-value="false">
            <text:p>FALSO</text:p>
          </table:table-cell>
          <table:table-cell table:formula="of:=(ABS([.$B1229]-[.D1229])&lt;=[.$B1229]*0.1)" office:value-type="boolean" office:boolean-value="true">
            <text:p>VERDADERO</text:p>
          </table:table-cell>
          <table:table-cell table:formula="of:=(ABS([.$B1229]-[.E1229])&lt;=[.$B12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230]-[.C1230]" office:value-type="float" office:value="2">
            <text:p>2</text:p>
          </table:table-cell>
          <table:table-cell table:formula="of:=[.$B1230]-[.D1230]" office:value-type="float" office:value="1">
            <text:p>1</text:p>
          </table:table-cell>
          <table:table-cell table:formula="of:=[.$B1230]-[.E1230]" office:value-type="float" office:value="0">
            <text:p>0</text:p>
          </table:table-cell>
          <table:table-cell table:number-columns-repeated="8"/>
          <table:table-cell table:formula="of:=(ABS([.$B1230]-[.C1230])&lt;=[.$B1230]*0.1)" office:value-type="boolean" office:boolean-value="false">
            <text:p>FALSO</text:p>
          </table:table-cell>
          <table:table-cell table:formula="of:=(ABS([.$B1230]-[.D1230])&lt;=[.$B1230]*0.1)" office:value-type="boolean" office:boolean-value="true">
            <text:p>VERDADERO</text:p>
          </table:table-cell>
          <table:table-cell table:formula="of:=(ABS([.$B1230]-[.E1230])&lt;=[.$B12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[.$B1231]-[.C1231]" office:value-type="float" office:value="3">
            <text:p>3</text:p>
          </table:table-cell>
          <table:table-cell table:formula="of:=[.$B1231]-[.D1231]" office:value-type="float" office:value="1">
            <text:p>1</text:p>
          </table:table-cell>
          <table:table-cell table:formula="of:=[.$B1231]-[.E1231]" office:value-type="float" office:value="0">
            <text:p>0</text:p>
          </table:table-cell>
          <table:table-cell table:number-columns-repeated="8"/>
          <table:table-cell table:formula="of:=(ABS([.$B1231]-[.C1231])&lt;=[.$B1231]*0.1)" office:value-type="boolean" office:boolean-value="false">
            <text:p>FALSO</text:p>
          </table:table-cell>
          <table:table-cell table:formula="of:=(ABS([.$B1231]-[.D1231])&lt;=[.$B1231]*0.1)" office:value-type="boolean" office:boolean-value="true">
            <text:p>VERDADERO</text:p>
          </table:table-cell>
          <table:table-cell table:formula="of:=(ABS([.$B1231]-[.E1231])&lt;=[.$B12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[.$B1232]-[.C1232]" office:value-type="float" office:value="4">
            <text:p>4</text:p>
          </table:table-cell>
          <table:table-cell table:formula="of:=[.$B1232]-[.D1232]" office:value-type="float" office:value="4">
            <text:p>4</text:p>
          </table:table-cell>
          <table:table-cell table:formula="of:=[.$B1232]-[.E1232]" office:value-type="float" office:value="0">
            <text:p>0</text:p>
          </table:table-cell>
          <table:table-cell table:number-columns-repeated="8"/>
          <table:table-cell table:formula="of:=(ABS([.$B1232]-[.C1232])&lt;=[.$B1232]*0.1)" office:value-type="boolean" office:boolean-value="false">
            <text:p>FALSO</text:p>
          </table:table-cell>
          <table:table-cell table:formula="of:=(ABS([.$B1232]-[.D1232])&lt;=[.$B1232]*0.1)" office:value-type="boolean" office:boolean-value="false">
            <text:p>FALSO</text:p>
          </table:table-cell>
          <table:table-cell table:formula="of:=(ABS([.$B1232]-[.E1232])&lt;=[.$B12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formula="of:=[.$B1233]-[.C1233]" office:value-type="float" office:value="4">
            <text:p>4</text:p>
          </table:table-cell>
          <table:table-cell table:formula="of:=[.$B1233]-[.D1233]" office:value-type="float" office:value="4">
            <text:p>4</text:p>
          </table:table-cell>
          <table:table-cell table:formula="of:=[.$B1233]-[.E1233]" office:value-type="float" office:value="0">
            <text:p>0</text:p>
          </table:table-cell>
          <table:table-cell table:number-columns-repeated="8"/>
          <table:table-cell table:formula="of:=(ABS([.$B1233]-[.C1233])&lt;=[.$B1233]*0.1)" office:value-type="boolean" office:boolean-value="false">
            <text:p>FALSO</text:p>
          </table:table-cell>
          <table:table-cell table:formula="of:=(ABS([.$B1233]-[.D1233])&lt;=[.$B1233]*0.1)" office:value-type="boolean" office:boolean-value="false">
            <text:p>FALSO</text:p>
          </table:table-cell>
          <table:table-cell table:formula="of:=(ABS([.$B1233]-[.E1233])&lt;=[.$B12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17">
            <text:p>17</text:p>
          </table:table-cell>
          <table:table-cell/>
          <table:table-cell table:formula="of:=[.$B1234]-[.C1234]" office:value-type="float" office:value="8">
            <text:p>8</text:p>
          </table:table-cell>
          <table:table-cell table:formula="of:=[.$B1234]-[.D1234]" office:value-type="float" office:value="8">
            <text:p>8</text:p>
          </table:table-cell>
          <table:table-cell table:formula="of:=[.$B1234]-[.E1234]" office:value-type="float" office:value="3">
            <text:p>3</text:p>
          </table:table-cell>
          <table:table-cell table:number-columns-repeated="8"/>
          <table:table-cell table:formula="of:=(ABS([.$B1234]-[.C1234])&lt;=[.$B1234]*0.1)" office:value-type="boolean" office:boolean-value="false">
            <text:p>FALSO</text:p>
          </table:table-cell>
          <table:table-cell table:formula="of:=(ABS([.$B1234]-[.D1234])&lt;=[.$B1234]*0.1)" office:value-type="boolean" office:boolean-value="false">
            <text:p>FALSO</text:p>
          </table:table-cell>
          <table:table-cell table:formula="of:=(ABS([.$B1234]-[.E1234])&lt;=[.$B123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235]-[.C1235]" office:value-type="float" office:value="2">
            <text:p>2</text:p>
          </table:table-cell>
          <table:table-cell table:formula="of:=[.$B1235]-[.D1235]" office:value-type="float" office:value="1">
            <text:p>1</text:p>
          </table:table-cell>
          <table:table-cell table:formula="of:=[.$B1235]-[.E1235]" office:value-type="float" office:value="0">
            <text:p>0</text:p>
          </table:table-cell>
          <table:table-cell table:number-columns-repeated="8"/>
          <table:table-cell table:formula="of:=(ABS([.$B1235]-[.C1235])&lt;=[.$B1235]*0.1)" office:value-type="boolean" office:boolean-value="true">
            <text:p>VERDADERO</text:p>
          </table:table-cell>
          <table:table-cell table:formula="of:=(ABS([.$B1235]-[.D1235])&lt;=[.$B1235]*0.1)" office:value-type="boolean" office:boolean-value="true">
            <text:p>VERDADERO</text:p>
          </table:table-cell>
          <table:table-cell table:formula="of:=(ABS([.$B1235]-[.E1235])&lt;=[.$B12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236]-[.C1236]" office:value-type="float" office:value="4">
            <text:p>4</text:p>
          </table:table-cell>
          <table:table-cell table:formula="of:=[.$B1236]-[.D1236]" office:value-type="float" office:value="3">
            <text:p>3</text:p>
          </table:table-cell>
          <table:table-cell table:formula="of:=[.$B1236]-[.E1236]" office:value-type="float" office:value="0">
            <text:p>0</text:p>
          </table:table-cell>
          <table:table-cell table:number-columns-repeated="8"/>
          <table:table-cell table:formula="of:=(ABS([.$B1236]-[.C1236])&lt;=[.$B1236]*0.1)" office:value-type="boolean" office:boolean-value="false">
            <text:p>FALSO</text:p>
          </table:table-cell>
          <table:table-cell table:formula="of:=(ABS([.$B1236]-[.D1236])&lt;=[.$B1236]*0.1)" office:value-type="boolean" office:boolean-value="false">
            <text:p>FALSO</text:p>
          </table:table-cell>
          <table:table-cell table:formula="of:=(ABS([.$B1236]-[.E1236])&lt;=[.$B12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237]-[.C1237]" office:value-type="float" office:value="1">
            <text:p>1</text:p>
          </table:table-cell>
          <table:table-cell table:formula="of:=[.$B1237]-[.D1237]" office:value-type="float" office:value="1">
            <text:p>1</text:p>
          </table:table-cell>
          <table:table-cell table:formula="of:=[.$B1237]-[.E1237]" office:value-type="float" office:value="0">
            <text:p>0</text:p>
          </table:table-cell>
          <table:table-cell table:number-columns-repeated="8"/>
          <table:table-cell table:formula="of:=(ABS([.$B1237]-[.C1237])&lt;=[.$B1237]*0.1)" office:value-type="boolean" office:boolean-value="true">
            <text:p>VERDADERO</text:p>
          </table:table-cell>
          <table:table-cell table:formula="of:=(ABS([.$B1237]-[.D1237])&lt;=[.$B1237]*0.1)" office:value-type="boolean" office:boolean-value="true">
            <text:p>VERDADERO</text:p>
          </table:table-cell>
          <table:table-cell table:formula="of:=(ABS([.$B1237]-[.E1237])&lt;=[.$B12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238]-[.C1238]" office:value-type="float" office:value="2">
            <text:p>2</text:p>
          </table:table-cell>
          <table:table-cell table:formula="of:=[.$B1238]-[.D1238]" office:value-type="float" office:value="2">
            <text:p>2</text:p>
          </table:table-cell>
          <table:table-cell table:formula="of:=[.$B1238]-[.E1238]" office:value-type="float" office:value="0">
            <text:p>0</text:p>
          </table:table-cell>
          <table:table-cell table:number-columns-repeated="8"/>
          <table:table-cell table:formula="of:=(ABS([.$B1238]-[.C1238])&lt;=[.$B1238]*0.1)" office:value-type="boolean" office:boolean-value="false">
            <text:p>FALSO</text:p>
          </table:table-cell>
          <table:table-cell table:formula="of:=(ABS([.$B1238]-[.D1238])&lt;=[.$B1238]*0.1)" office:value-type="boolean" office:boolean-value="false">
            <text:p>FALSO</text:p>
          </table:table-cell>
          <table:table-cell table:formula="of:=(ABS([.$B1238]-[.E1238])&lt;=[.$B12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239]-[.C1239]" office:value-type="float" office:value="2">
            <text:p>2</text:p>
          </table:table-cell>
          <table:table-cell table:formula="of:=[.$B1239]-[.D1239]" office:value-type="float" office:value="2">
            <text:p>2</text:p>
          </table:table-cell>
          <table:table-cell table:formula="of:=[.$B1239]-[.E1239]" office:value-type="float" office:value="0">
            <text:p>0</text:p>
          </table:table-cell>
          <table:table-cell table:number-columns-repeated="8"/>
          <table:table-cell table:formula="of:=(ABS([.$B1239]-[.C1239])&lt;=[.$B1239]*0.1)" office:value-type="boolean" office:boolean-value="false">
            <text:p>FALSO</text:p>
          </table:table-cell>
          <table:table-cell table:formula="of:=(ABS([.$B1239]-[.D1239])&lt;=[.$B1239]*0.1)" office:value-type="boolean" office:boolean-value="false">
            <text:p>FALSO</text:p>
          </table:table-cell>
          <table:table-cell table:formula="of:=(ABS([.$B1239]-[.E1239])&lt;=[.$B12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240]-[.C1240]" office:value-type="float" office:value="3">
            <text:p>3</text:p>
          </table:table-cell>
          <table:table-cell table:formula="of:=[.$B1240]-[.D1240]" office:value-type="float" office:value="1">
            <text:p>1</text:p>
          </table:table-cell>
          <table:table-cell table:formula="of:=[.$B1240]-[.E1240]" office:value-type="float" office:value="0">
            <text:p>0</text:p>
          </table:table-cell>
          <table:table-cell table:number-columns-repeated="8"/>
          <table:table-cell table:formula="of:=(ABS([.$B1240]-[.C1240])&lt;=[.$B1240]*0.1)" office:value-type="boolean" office:boolean-value="false">
            <text:p>FALSO</text:p>
          </table:table-cell>
          <table:table-cell table:formula="of:=(ABS([.$B1240]-[.D1240])&lt;=[.$B1240]*0.1)" office:value-type="boolean" office:boolean-value="true">
            <text:p>VERDADERO</text:p>
          </table:table-cell>
          <table:table-cell table:formula="of:=(ABS([.$B1240]-[.E1240])&lt;=[.$B12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241]-[.C1241]" office:value-type="float" office:value="3">
            <text:p>3</text:p>
          </table:table-cell>
          <table:table-cell table:formula="of:=[.$B1241]-[.D1241]" office:value-type="float" office:value="3">
            <text:p>3</text:p>
          </table:table-cell>
          <table:table-cell table:formula="of:=[.$B1241]-[.E1241]" office:value-type="float" office:value="0">
            <text:p>0</text:p>
          </table:table-cell>
          <table:table-cell table:number-columns-repeated="8"/>
          <table:table-cell table:formula="of:=(ABS([.$B1241]-[.C1241])&lt;=[.$B1241]*0.1)" office:value-type="boolean" office:boolean-value="false">
            <text:p>FALSO</text:p>
          </table:table-cell>
          <table:table-cell table:formula="of:=(ABS([.$B1241]-[.D1241])&lt;=[.$B1241]*0.1)" office:value-type="boolean" office:boolean-value="false">
            <text:p>FALSO</text:p>
          </table:table-cell>
          <table:table-cell table:formula="of:=(ABS([.$B1241]-[.E1241])&lt;=[.$B12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  <table:table-cell table:formula="of:=[.$B1242]-[.C1242]" office:value-type="float" office:value="3">
            <text:p>3</text:p>
          </table:table-cell>
          <table:table-cell table:formula="of:=[.$B1242]-[.D1242]" office:value-type="float" office:value="1">
            <text:p>1</text:p>
          </table:table-cell>
          <table:table-cell table:formula="of:=[.$B1242]-[.E1242]" office:value-type="float" office:value="0">
            <text:p>0</text:p>
          </table:table-cell>
          <table:table-cell table:number-columns-repeated="8"/>
          <table:table-cell table:formula="of:=(ABS([.$B1242]-[.C1242])&lt;=[.$B1242]*0.1)" office:value-type="boolean" office:boolean-value="false">
            <text:p>FALSO</text:p>
          </table:table-cell>
          <table:table-cell table:formula="of:=(ABS([.$B1242]-[.D1242])&lt;=[.$B1242]*0.1)" office:value-type="boolean" office:boolean-value="true">
            <text:p>VERDADERO</text:p>
          </table:table-cell>
          <table:table-cell table:formula="of:=(ABS([.$B1242]-[.E1242])&lt;=[.$B12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243]-[.C1243]" office:value-type="float" office:value="3">
            <text:p>3</text:p>
          </table:table-cell>
          <table:table-cell table:formula="of:=[.$B1243]-[.D1243]" office:value-type="float" office:value="3">
            <text:p>3</text:p>
          </table:table-cell>
          <table:table-cell table:formula="of:=[.$B1243]-[.E1243]" office:value-type="float" office:value="0">
            <text:p>0</text:p>
          </table:table-cell>
          <table:table-cell table:number-columns-repeated="8"/>
          <table:table-cell table:formula="of:=(ABS([.$B1243]-[.C1243])&lt;=[.$B1243]*0.1)" office:value-type="boolean" office:boolean-value="false">
            <text:p>FALSO</text:p>
          </table:table-cell>
          <table:table-cell table:formula="of:=(ABS([.$B1243]-[.D1243])&lt;=[.$B1243]*0.1)" office:value-type="boolean" office:boolean-value="false">
            <text:p>FALSO</text:p>
          </table:table-cell>
          <table:table-cell table:formula="of:=(ABS([.$B1243]-[.E1243])&lt;=[.$B12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  <table:table-cell table:formula="of:=[.$B1244]-[.C1244]" office:value-type="float" office:value="7">
            <text:p>7</text:p>
          </table:table-cell>
          <table:table-cell table:formula="of:=[.$B1244]-[.D1244]" office:value-type="float" office:value="4">
            <text:p>4</text:p>
          </table:table-cell>
          <table:table-cell table:formula="of:=[.$B1244]-[.E1244]" office:value-type="float" office:value="0">
            <text:p>0</text:p>
          </table:table-cell>
          <table:table-cell table:number-columns-repeated="8"/>
          <table:table-cell table:formula="of:=(ABS([.$B1244]-[.C1244])&lt;=[.$B1244]*0.1)" office:value-type="boolean" office:boolean-value="false">
            <text:p>FALSO</text:p>
          </table:table-cell>
          <table:table-cell table:formula="of:=(ABS([.$B1244]-[.D1244])&lt;=[.$B1244]*0.1)" office:value-type="boolean" office:boolean-value="false">
            <text:p>FALSO</text:p>
          </table:table-cell>
          <table:table-cell table:formula="of:=(ABS([.$B1244]-[.E1244])&lt;=[.$B12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245]-[.C1245]" office:value-type="float" office:value="4">
            <text:p>4</text:p>
          </table:table-cell>
          <table:table-cell table:formula="of:=[.$B1245]-[.D1245]" office:value-type="float" office:value="2">
            <text:p>2</text:p>
          </table:table-cell>
          <table:table-cell table:formula="of:=[.$B1245]-[.E1245]" office:value-type="float" office:value="0">
            <text:p>0</text:p>
          </table:table-cell>
          <table:table-cell table:number-columns-repeated="8"/>
          <table:table-cell table:formula="of:=(ABS([.$B1245]-[.C1245])&lt;=[.$B1245]*0.1)" office:value-type="boolean" office:boolean-value="false">
            <text:p>FALSO</text:p>
          </table:table-cell>
          <table:table-cell table:formula="of:=(ABS([.$B1245]-[.D1245])&lt;=[.$B1245]*0.1)" office:value-type="boolean" office:boolean-value="true">
            <text:p>VERDADERO</text:p>
          </table:table-cell>
          <table:table-cell table:formula="of:=(ABS([.$B1245]-[.E1245])&lt;=[.$B12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246]-[.C1246]" office:value-type="float" office:value="2">
            <text:p>2</text:p>
          </table:table-cell>
          <table:table-cell table:formula="of:=[.$B1246]-[.D1246]" office:value-type="float" office:value="1">
            <text:p>1</text:p>
          </table:table-cell>
          <table:table-cell table:formula="of:=[.$B1246]-[.E1246]" office:value-type="float" office:value="0">
            <text:p>0</text:p>
          </table:table-cell>
          <table:table-cell table:number-columns-repeated="8"/>
          <table:table-cell table:formula="of:=(ABS([.$B1246]-[.C1246])&lt;=[.$B1246]*0.1)" office:value-type="boolean" office:boolean-value="true">
            <text:p>VERDADERO</text:p>
          </table:table-cell>
          <table:table-cell table:formula="of:=(ABS([.$B1246]-[.D1246])&lt;=[.$B1246]*0.1)" office:value-type="boolean" office:boolean-value="true">
            <text:p>VERDADERO</text:p>
          </table:table-cell>
          <table:table-cell table:formula="of:=(ABS([.$B1246]-[.E1246])&lt;=[.$B12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247]-[.C1247]" office:value-type="float" office:value="4">
            <text:p>4</text:p>
          </table:table-cell>
          <table:table-cell table:formula="of:=[.$B1247]-[.D1247]" office:value-type="float" office:value="3">
            <text:p>3</text:p>
          </table:table-cell>
          <table:table-cell table:formula="of:=[.$B1247]-[.E1247]" office:value-type="float" office:value="0">
            <text:p>0</text:p>
          </table:table-cell>
          <table:table-cell table:number-columns-repeated="8"/>
          <table:table-cell table:formula="of:=(ABS([.$B1247]-[.C1247])&lt;=[.$B1247]*0.1)" office:value-type="boolean" office:boolean-value="false">
            <text:p>FALSO</text:p>
          </table:table-cell>
          <table:table-cell table:formula="of:=(ABS([.$B1247]-[.D1247])&lt;=[.$B1247]*0.1)" office:value-type="boolean" office:boolean-value="false">
            <text:p>FALSO</text:p>
          </table:table-cell>
          <table:table-cell table:formula="of:=(ABS([.$B1247]-[.E1247])&lt;=[.$B12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248]-[.C1248]" office:value-type="float" office:value="2">
            <text:p>2</text:p>
          </table:table-cell>
          <table:table-cell table:formula="of:=[.$B1248]-[.D1248]" office:value-type="float" office:value="2">
            <text:p>2</text:p>
          </table:table-cell>
          <table:table-cell table:formula="of:=[.$B1248]-[.E1248]" office:value-type="float" office:value="0">
            <text:p>0</text:p>
          </table:table-cell>
          <table:table-cell table:number-columns-repeated="8"/>
          <table:table-cell table:formula="of:=(ABS([.$B1248]-[.C1248])&lt;=[.$B1248]*0.1)" office:value-type="boolean" office:boolean-value="false">
            <text:p>FALSO</text:p>
          </table:table-cell>
          <table:table-cell table:formula="of:=(ABS([.$B1248]-[.D1248])&lt;=[.$B1248]*0.1)" office:value-type="boolean" office:boolean-value="false">
            <text:p>FALSO</text:p>
          </table:table-cell>
          <table:table-cell table:formula="of:=(ABS([.$B1248]-[.E1248])&lt;=[.$B12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249]-[.C1249]" office:value-type="float" office:value="2">
            <text:p>2</text:p>
          </table:table-cell>
          <table:table-cell table:formula="of:=[.$B1249]-[.D1249]" office:value-type="float" office:value="1">
            <text:p>1</text:p>
          </table:table-cell>
          <table:table-cell table:formula="of:=[.$B1249]-[.E1249]" office:value-type="float" office:value="0">
            <text:p>0</text:p>
          </table:table-cell>
          <table:table-cell table:number-columns-repeated="8"/>
          <table:table-cell table:formula="of:=(ABS([.$B1249]-[.C1249])&lt;=[.$B1249]*0.1)" office:value-type="boolean" office:boolean-value="false">
            <text:p>FALSO</text:p>
          </table:table-cell>
          <table:table-cell table:formula="of:=(ABS([.$B1249]-[.D1249])&lt;=[.$B1249]*0.1)" office:value-type="boolean" office:boolean-value="true">
            <text:p>VERDADERO</text:p>
          </table:table-cell>
          <table:table-cell table:formula="of:=(ABS([.$B1249]-[.E1249])&lt;=[.$B12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250]-[.C1250]" office:value-type="float" office:value="4">
            <text:p>4</text:p>
          </table:table-cell>
          <table:table-cell table:formula="of:=[.$B1250]-[.D1250]" office:value-type="float" office:value="3">
            <text:p>3</text:p>
          </table:table-cell>
          <table:table-cell table:formula="of:=[.$B1250]-[.E1250]" office:value-type="float" office:value="0">
            <text:p>0</text:p>
          </table:table-cell>
          <table:table-cell table:number-columns-repeated="8"/>
          <table:table-cell table:formula="of:=(ABS([.$B1250]-[.C1250])&lt;=[.$B1250]*0.1)" office:value-type="boolean" office:boolean-value="false">
            <text:p>FALSO</text:p>
          </table:table-cell>
          <table:table-cell table:formula="of:=(ABS([.$B1250]-[.D1250])&lt;=[.$B1250]*0.1)" office:value-type="boolean" office:boolean-value="false">
            <text:p>FALSO</text:p>
          </table:table-cell>
          <table:table-cell table:formula="of:=(ABS([.$B1250]-[.E1250])&lt;=[.$B12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251]-[.C1251]" office:value-type="float" office:value="5">
            <text:p>5</text:p>
          </table:table-cell>
          <table:table-cell table:formula="of:=[.$B1251]-[.D1251]" office:value-type="float" office:value="4">
            <text:p>4</text:p>
          </table:table-cell>
          <table:table-cell table:formula="of:=[.$B1251]-[.E1251]" office:value-type="float" office:value="0">
            <text:p>0</text:p>
          </table:table-cell>
          <table:table-cell table:number-columns-repeated="8"/>
          <table:table-cell table:formula="of:=(ABS([.$B1251]-[.C1251])&lt;=[.$B1251]*0.1)" office:value-type="boolean" office:boolean-value="false">
            <text:p>FALSO</text:p>
          </table:table-cell>
          <table:table-cell table:formula="of:=(ABS([.$B1251]-[.D1251])&lt;=[.$B1251]*0.1)" office:value-type="boolean" office:boolean-value="false">
            <text:p>FALSO</text:p>
          </table:table-cell>
          <table:table-cell table:formula="of:=(ABS([.$B1251]-[.E1251])&lt;=[.$B12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252]-[.C1252]" office:value-type="float" office:value="2">
            <text:p>2</text:p>
          </table:table-cell>
          <table:table-cell table:formula="of:=[.$B1252]-[.D1252]" office:value-type="float" office:value="2">
            <text:p>2</text:p>
          </table:table-cell>
          <table:table-cell table:formula="of:=[.$B1252]-[.E1252]" office:value-type="float" office:value="0">
            <text:p>0</text:p>
          </table:table-cell>
          <table:table-cell table:number-columns-repeated="8"/>
          <table:table-cell table:formula="of:=(ABS([.$B1252]-[.C1252])&lt;=[.$B1252]*0.1)" office:value-type="boolean" office:boolean-value="true">
            <text:p>VERDADERO</text:p>
          </table:table-cell>
          <table:table-cell table:formula="of:=(ABS([.$B1252]-[.D1252])&lt;=[.$B1252]*0.1)" office:value-type="boolean" office:boolean-value="true">
            <text:p>VERDADERO</text:p>
          </table:table-cell>
          <table:table-cell table:formula="of:=(ABS([.$B1252]-[.E1252])&lt;=[.$B12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253]-[.C1253]" office:value-type="float" office:value="4">
            <text:p>4</text:p>
          </table:table-cell>
          <table:table-cell table:formula="of:=[.$B1253]-[.D1253]" office:value-type="float" office:value="2">
            <text:p>2</text:p>
          </table:table-cell>
          <table:table-cell table:formula="of:=[.$B1253]-[.E1253]" office:value-type="float" office:value="0">
            <text:p>0</text:p>
          </table:table-cell>
          <table:table-cell table:number-columns-repeated="8"/>
          <table:table-cell table:formula="of:=(ABS([.$B1253]-[.C1253])&lt;=[.$B1253]*0.1)" office:value-type="boolean" office:boolean-value="false">
            <text:p>FALSO</text:p>
          </table:table-cell>
          <table:table-cell table:formula="of:=(ABS([.$B1253]-[.D1253])&lt;=[.$B1253]*0.1)" office:value-type="boolean" office:boolean-value="true">
            <text:p>VERDADERO</text:p>
          </table:table-cell>
          <table:table-cell table:formula="of:=(ABS([.$B1253]-[.E1253])&lt;=[.$B12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table:formula="of:=[.$B1254]-[.C1254]" office:value-type="float" office:value="2">
            <text:p>2</text:p>
          </table:table-cell>
          <table:table-cell table:formula="of:=[.$B1254]-[.D1254]" office:value-type="float" office:value="1">
            <text:p>1</text:p>
          </table:table-cell>
          <table:table-cell table:formula="of:=[.$B1254]-[.E1254]" office:value-type="float" office:value="0">
            <text:p>0</text:p>
          </table:table-cell>
          <table:table-cell table:number-columns-repeated="8"/>
          <table:table-cell table:formula="of:=(ABS([.$B1254]-[.C1254])&lt;=[.$B1254]*0.1)" office:value-type="boolean" office:boolean-value="true">
            <text:p>VERDADERO</text:p>
          </table:table-cell>
          <table:table-cell table:formula="of:=(ABS([.$B1254]-[.D1254])&lt;=[.$B1254]*0.1)" office:value-type="boolean" office:boolean-value="true">
            <text:p>VERDADERO</text:p>
          </table:table-cell>
          <table:table-cell table:formula="of:=(ABS([.$B1254]-[.E1254])&lt;=[.$B12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formula="of:=[.$B1255]-[.C1255]" office:value-type="float" office:value="4">
            <text:p>4</text:p>
          </table:table-cell>
          <table:table-cell table:formula="of:=[.$B1255]-[.D1255]" office:value-type="float" office:value="4">
            <text:p>4</text:p>
          </table:table-cell>
          <table:table-cell table:formula="of:=[.$B1255]-[.E1255]" office:value-type="float" office:value="0">
            <text:p>0</text:p>
          </table:table-cell>
          <table:table-cell table:number-columns-repeated="8"/>
          <table:table-cell table:formula="of:=(ABS([.$B1255]-[.C1255])&lt;=[.$B1255]*0.1)" office:value-type="boolean" office:boolean-value="false">
            <text:p>FALSO</text:p>
          </table:table-cell>
          <table:table-cell table:formula="of:=(ABS([.$B1255]-[.D1255])&lt;=[.$B1255]*0.1)" office:value-type="boolean" office:boolean-value="false">
            <text:p>FALSO</text:p>
          </table:table-cell>
          <table:table-cell table:formula="of:=(ABS([.$B1255]-[.E1255])&lt;=[.$B12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256]-[.C1256]" office:value-type="float" office:value="3">
            <text:p>3</text:p>
          </table:table-cell>
          <table:table-cell table:formula="of:=[.$B1256]-[.D1256]" office:value-type="float" office:value="2">
            <text:p>2</text:p>
          </table:table-cell>
          <table:table-cell table:formula="of:=[.$B1256]-[.E1256]" office:value-type="float" office:value="0">
            <text:p>0</text:p>
          </table:table-cell>
          <table:table-cell table:number-columns-repeated="8"/>
          <table:table-cell table:formula="of:=(ABS([.$B1256]-[.C1256])&lt;=[.$B1256]*0.1)" office:value-type="boolean" office:boolean-value="false">
            <text:p>FALSO</text:p>
          </table:table-cell>
          <table:table-cell table:formula="of:=(ABS([.$B1256]-[.D1256])&lt;=[.$B1256]*0.1)" office:value-type="boolean" office:boolean-value="false">
            <text:p>FALSO</text:p>
          </table:table-cell>
          <table:table-cell table:formula="of:=(ABS([.$B1256]-[.E1256])&lt;=[.$B12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table:formula="of:=[.$B1257]-[.C1257]" office:value-type="float" office:value="6">
            <text:p>6</text:p>
          </table:table-cell>
          <table:table-cell table:formula="of:=[.$B1257]-[.D1257]" office:value-type="float" office:value="5">
            <text:p>5</text:p>
          </table:table-cell>
          <table:table-cell table:formula="of:=[.$B1257]-[.E1257]" office:value-type="float" office:value="0">
            <text:p>0</text:p>
          </table:table-cell>
          <table:table-cell table:number-columns-repeated="8"/>
          <table:table-cell table:formula="of:=(ABS([.$B1257]-[.C1257])&lt;=[.$B1257]*0.1)" office:value-type="boolean" office:boolean-value="false">
            <text:p>FALSO</text:p>
          </table:table-cell>
          <table:table-cell table:formula="of:=(ABS([.$B1257]-[.D1257])&lt;=[.$B1257]*0.1)" office:value-type="boolean" office:boolean-value="false">
            <text:p>FALSO</text:p>
          </table:table-cell>
          <table:table-cell table:formula="of:=(ABS([.$B1257]-[.E1257])&lt;=[.$B12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number-columns-repeated="2" office:value-type="float" office:value="22">
            <text:p>22</text:p>
          </table:table-cell>
          <table:table-cell office:value-type="float" office:value="27">
            <text:p>27</text:p>
          </table:table-cell>
          <table:table-cell/>
          <table:table-cell table:formula="of:=[.$B1258]-[.C1258]" office:value-type="float" office:value="5">
            <text:p>5</text:p>
          </table:table-cell>
          <table:table-cell table:formula="of:=[.$B1258]-[.D1258]" office:value-type="float" office:value="5">
            <text:p>5</text:p>
          </table:table-cell>
          <table:table-cell table:formula="of:=[.$B1258]-[.E1258]" office:value-type="float" office:value="0">
            <text:p>0</text:p>
          </table:table-cell>
          <table:table-cell table:number-columns-repeated="8"/>
          <table:table-cell table:formula="of:=(ABS([.$B1258]-[.C1258])&lt;=[.$B1258]*0.1)" office:value-type="boolean" office:boolean-value="false">
            <text:p>FALSO</text:p>
          </table:table-cell>
          <table:table-cell table:formula="of:=(ABS([.$B1258]-[.D1258])&lt;=[.$B1258]*0.1)" office:value-type="boolean" office:boolean-value="false">
            <text:p>FALSO</text:p>
          </table:table-cell>
          <table:table-cell table:formula="of:=(ABS([.$B1258]-[.E1258])&lt;=[.$B12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/>
          <table:table-cell table:formula="of:=[.$B1259]-[.C1259]" office:value-type="float" office:value="5">
            <text:p>5</text:p>
          </table:table-cell>
          <table:table-cell table:formula="of:=[.$B1259]-[.D1259]" office:value-type="float" office:value="0">
            <text:p>0</text:p>
          </table:table-cell>
          <table:table-cell table:formula="of:=[.$B1259]-[.E1259]" office:value-type="float" office:value="0">
            <text:p>0</text:p>
          </table:table-cell>
          <table:table-cell table:number-columns-repeated="8"/>
          <table:table-cell table:formula="of:=(ABS([.$B1259]-[.C1259])&lt;=[.$B1259]*0.1)" office:value-type="boolean" office:boolean-value="false">
            <text:p>FALSO</text:p>
          </table:table-cell>
          <table:table-cell table:formula="of:=(ABS([.$B1259]-[.D1259])&lt;=[.$B1259]*0.1)" office:value-type="boolean" office:boolean-value="true">
            <text:p>VERDADERO</text:p>
          </table:table-cell>
          <table:table-cell table:formula="of:=(ABS([.$B1259]-[.E1259])&lt;=[.$B12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260]-[.C1260]" office:value-type="float" office:value="1">
            <text:p>1</text:p>
          </table:table-cell>
          <table:table-cell table:formula="of:=[.$B1260]-[.D1260]" office:value-type="float" office:value="1">
            <text:p>1</text:p>
          </table:table-cell>
          <table:table-cell table:formula="of:=[.$B1260]-[.E1260]" office:value-type="float" office:value="0">
            <text:p>0</text:p>
          </table:table-cell>
          <table:table-cell table:number-columns-repeated="8"/>
          <table:table-cell table:formula="of:=(ABS([.$B1260]-[.C1260])&lt;=[.$B1260]*0.1)" office:value-type="boolean" office:boolean-value="true">
            <text:p>VERDADERO</text:p>
          </table:table-cell>
          <table:table-cell table:formula="of:=(ABS([.$B1260]-[.D1260])&lt;=[.$B1260]*0.1)" office:value-type="boolean" office:boolean-value="true">
            <text:p>VERDADERO</text:p>
          </table:table-cell>
          <table:table-cell table:formula="of:=(ABS([.$B1260]-[.E1260])&lt;=[.$B12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261]-[.C1261]" office:value-type="float" office:value="3">
            <text:p>3</text:p>
          </table:table-cell>
          <table:table-cell table:formula="of:=[.$B1261]-[.D1261]" office:value-type="float" office:value="3">
            <text:p>3</text:p>
          </table:table-cell>
          <table:table-cell table:formula="of:=[.$B1261]-[.E1261]" office:value-type="float" office:value="0">
            <text:p>0</text:p>
          </table:table-cell>
          <table:table-cell table:number-columns-repeated="8"/>
          <table:table-cell table:formula="of:=(ABS([.$B1261]-[.C1261])&lt;=[.$B1261]*0.1)" office:value-type="boolean" office:boolean-value="false">
            <text:p>FALSO</text:p>
          </table:table-cell>
          <table:table-cell table:formula="of:=(ABS([.$B1261]-[.D1261])&lt;=[.$B1261]*0.1)" office:value-type="boolean" office:boolean-value="false">
            <text:p>FALSO</text:p>
          </table:table-cell>
          <table:table-cell table:formula="of:=(ABS([.$B1261]-[.E1261])&lt;=[.$B12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262]-[.C1262]" office:value-type="float" office:value="4">
            <text:p>4</text:p>
          </table:table-cell>
          <table:table-cell table:formula="of:=[.$B1262]-[.D1262]" office:value-type="float" office:value="3">
            <text:p>3</text:p>
          </table:table-cell>
          <table:table-cell table:formula="of:=[.$B1262]-[.E1262]" office:value-type="float" office:value="0">
            <text:p>0</text:p>
          </table:table-cell>
          <table:table-cell table:number-columns-repeated="8"/>
          <table:table-cell table:formula="of:=(ABS([.$B1262]-[.C1262])&lt;=[.$B1262]*0.1)" office:value-type="boolean" office:boolean-value="false">
            <text:p>FALSO</text:p>
          </table:table-cell>
          <table:table-cell table:formula="of:=(ABS([.$B1262]-[.D1262])&lt;=[.$B1262]*0.1)" office:value-type="boolean" office:boolean-value="false">
            <text:p>FALSO</text:p>
          </table:table-cell>
          <table:table-cell table:formula="of:=(ABS([.$B1262]-[.E1262])&lt;=[.$B12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263]-[.C1263]" office:value-type="float" office:value="3">
            <text:p>3</text:p>
          </table:table-cell>
          <table:table-cell table:formula="of:=[.$B1263]-[.D1263]" office:value-type="float" office:value="3">
            <text:p>3</text:p>
          </table:table-cell>
          <table:table-cell table:formula="of:=[.$B1263]-[.E1263]" office:value-type="float" office:value="0">
            <text:p>0</text:p>
          </table:table-cell>
          <table:table-cell table:number-columns-repeated="8"/>
          <table:table-cell table:formula="of:=(ABS([.$B1263]-[.C1263])&lt;=[.$B1263]*0.1)" office:value-type="boolean" office:boolean-value="false">
            <text:p>FALSO</text:p>
          </table:table-cell>
          <table:table-cell table:formula="of:=(ABS([.$B1263]-[.D1263])&lt;=[.$B1263]*0.1)" office:value-type="boolean" office:boolean-value="false">
            <text:p>FALSO</text:p>
          </table:table-cell>
          <table:table-cell table:formula="of:=(ABS([.$B1263]-[.E1263])&lt;=[.$B12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table:formula="of:=[.$B1264]-[.C1264]" office:value-type="float" office:value="6">
            <text:p>6</text:p>
          </table:table-cell>
          <table:table-cell table:formula="of:=[.$B1264]-[.D1264]" office:value-type="float" office:value="2">
            <text:p>2</text:p>
          </table:table-cell>
          <table:table-cell table:formula="of:=[.$B1264]-[.E1264]" office:value-type="float" office:value="0">
            <text:p>0</text:p>
          </table:table-cell>
          <table:table-cell table:number-columns-repeated="8"/>
          <table:table-cell table:formula="of:=(ABS([.$B1264]-[.C1264])&lt;=[.$B1264]*0.1)" office:value-type="boolean" office:boolean-value="false">
            <text:p>FALSO</text:p>
          </table:table-cell>
          <table:table-cell table:formula="of:=(ABS([.$B1264]-[.D1264])&lt;=[.$B1264]*0.1)" office:value-type="boolean" office:boolean-value="true">
            <text:p>VERDADERO</text:p>
          </table:table-cell>
          <table:table-cell table:formula="of:=(ABS([.$B1264]-[.E1264])&lt;=[.$B12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  <table:table-cell table:formula="of:=[.$B1265]-[.C1265]" office:value-type="float" office:value="6">
            <text:p>6</text:p>
          </table:table-cell>
          <table:table-cell table:formula="of:=[.$B1265]-[.D1265]" office:value-type="float" office:value="6">
            <text:p>6</text:p>
          </table:table-cell>
          <table:table-cell table:formula="of:=[.$B1265]-[.E1265]" office:value-type="float" office:value="0">
            <text:p>0</text:p>
          </table:table-cell>
          <table:table-cell table:number-columns-repeated="8"/>
          <table:table-cell table:formula="of:=(ABS([.$B1265]-[.C1265])&lt;=[.$B1265]*0.1)" office:value-type="boolean" office:boolean-value="false">
            <text:p>FALSO</text:p>
          </table:table-cell>
          <table:table-cell table:formula="of:=(ABS([.$B1265]-[.D1265])&lt;=[.$B1265]*0.1)" office:value-type="boolean" office:boolean-value="false">
            <text:p>FALSO</text:p>
          </table:table-cell>
          <table:table-cell table:formula="of:=(ABS([.$B1265]-[.E1265])&lt;=[.$B12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/>
          <table:table-cell table:formula="of:=[.$B1266]-[.C1266]" office:value-type="float" office:value="6">
            <text:p>6</text:p>
          </table:table-cell>
          <table:table-cell table:formula="of:=[.$B1266]-[.D1266]" office:value-type="float" office:value="5">
            <text:p>5</text:p>
          </table:table-cell>
          <table:table-cell table:formula="of:=[.$B1266]-[.E1266]" office:value-type="float" office:value="0">
            <text:p>0</text:p>
          </table:table-cell>
          <table:table-cell table:number-columns-repeated="8"/>
          <table:table-cell table:formula="of:=(ABS([.$B1266]-[.C1266])&lt;=[.$B1266]*0.1)" office:value-type="boolean" office:boolean-value="false">
            <text:p>FALSO</text:p>
          </table:table-cell>
          <table:table-cell table:formula="of:=(ABS([.$B1266]-[.D1266])&lt;=[.$B1266]*0.1)" office:value-type="boolean" office:boolean-value="false">
            <text:p>FALSO</text:p>
          </table:table-cell>
          <table:table-cell table:formula="of:=(ABS([.$B1266]-[.E1266])&lt;=[.$B12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267]-[.C1267]" office:value-type="float" office:value="3">
            <text:p>3</text:p>
          </table:table-cell>
          <table:table-cell table:formula="of:=[.$B1267]-[.D1267]" office:value-type="float" office:value="3">
            <text:p>3</text:p>
          </table:table-cell>
          <table:table-cell table:formula="of:=[.$B1267]-[.E1267]" office:value-type="float" office:value="0">
            <text:p>0</text:p>
          </table:table-cell>
          <table:table-cell table:number-columns-repeated="8"/>
          <table:table-cell table:formula="of:=(ABS([.$B1267]-[.C1267])&lt;=[.$B1267]*0.1)" office:value-type="boolean" office:boolean-value="false">
            <text:p>FALSO</text:p>
          </table:table-cell>
          <table:table-cell table:formula="of:=(ABS([.$B1267]-[.D1267])&lt;=[.$B1267]*0.1)" office:value-type="boolean" office:boolean-value="false">
            <text:p>FALSO</text:p>
          </table:table-cell>
          <table:table-cell table:formula="of:=(ABS([.$B1267]-[.E1267])&lt;=[.$B12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[.$B1268]-[.C1268]" office:value-type="float" office:value="3">
            <text:p>3</text:p>
          </table:table-cell>
          <table:table-cell table:formula="of:=[.$B1268]-[.D1268]" office:value-type="float" office:value="0">
            <text:p>0</text:p>
          </table:table-cell>
          <table:table-cell table:formula="of:=[.$B1268]-[.E1268]" office:value-type="float" office:value="0">
            <text:p>0</text:p>
          </table:table-cell>
          <table:table-cell table:number-columns-repeated="8"/>
          <table:table-cell table:formula="of:=(ABS([.$B1268]-[.C1268])&lt;=[.$B1268]*0.1)" office:value-type="boolean" office:boolean-value="false">
            <text:p>FALSO</text:p>
          </table:table-cell>
          <table:table-cell table:formula="of:=(ABS([.$B1268]-[.D1268])&lt;=[.$B1268]*0.1)" office:value-type="boolean" office:boolean-value="true">
            <text:p>VERDADERO</text:p>
          </table:table-cell>
          <table:table-cell table:formula="of:=(ABS([.$B1268]-[.E1268])&lt;=[.$B12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269]-[.C1269]" office:value-type="float" office:value="1">
            <text:p>1</text:p>
          </table:table-cell>
          <table:table-cell table:formula="of:=[.$B1269]-[.D1269]" office:value-type="float" office:value="1">
            <text:p>1</text:p>
          </table:table-cell>
          <table:table-cell table:formula="of:=[.$B1269]-[.E1269]" office:value-type="float" office:value="0">
            <text:p>0</text:p>
          </table:table-cell>
          <table:table-cell table:number-columns-repeated="8"/>
          <table:table-cell table:formula="of:=(ABS([.$B1269]-[.C1269])&lt;=[.$B1269]*0.1)" office:value-type="boolean" office:boolean-value="true">
            <text:p>VERDADERO</text:p>
          </table:table-cell>
          <table:table-cell table:formula="of:=(ABS([.$B1269]-[.D1269])&lt;=[.$B1269]*0.1)" office:value-type="boolean" office:boolean-value="true">
            <text:p>VERDADERO</text:p>
          </table:table-cell>
          <table:table-cell table:formula="of:=(ABS([.$B1269]-[.E1269])&lt;=[.$B12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270]-[.C1270]" office:value-type="float" office:value="1">
            <text:p>1</text:p>
          </table:table-cell>
          <table:table-cell table:formula="of:=[.$B1270]-[.D1270]" office:value-type="float" office:value="1">
            <text:p>1</text:p>
          </table:table-cell>
          <table:table-cell table:formula="of:=[.$B1270]-[.E1270]" office:value-type="float" office:value="0">
            <text:p>0</text:p>
          </table:table-cell>
          <table:table-cell table:number-columns-repeated="8"/>
          <table:table-cell table:formula="of:=(ABS([.$B1270]-[.C1270])&lt;=[.$B1270]*0.1)" office:value-type="boolean" office:boolean-value="true">
            <text:p>VERDADERO</text:p>
          </table:table-cell>
          <table:table-cell table:formula="of:=(ABS([.$B1270]-[.D1270])&lt;=[.$B1270]*0.1)" office:value-type="boolean" office:boolean-value="true">
            <text:p>VERDADERO</text:p>
          </table:table-cell>
          <table:table-cell table:formula="of:=(ABS([.$B1270]-[.E1270])&lt;=[.$B12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271]-[.C1271]" office:value-type="float" office:value="2">
            <text:p>2</text:p>
          </table:table-cell>
          <table:table-cell table:formula="of:=[.$B1271]-[.D1271]" office:value-type="float" office:value="2">
            <text:p>2</text:p>
          </table:table-cell>
          <table:table-cell table:formula="of:=[.$B1271]-[.E1271]" office:value-type="float" office:value="0">
            <text:p>0</text:p>
          </table:table-cell>
          <table:table-cell table:number-columns-repeated="8"/>
          <table:table-cell table:formula="of:=(ABS([.$B1271]-[.C1271])&lt;=[.$B1271]*0.1)" office:value-type="boolean" office:boolean-value="false">
            <text:p>FALSO</text:p>
          </table:table-cell>
          <table:table-cell table:formula="of:=(ABS([.$B1271]-[.D1271])&lt;=[.$B1271]*0.1)" office:value-type="boolean" office:boolean-value="false">
            <text:p>FALSO</text:p>
          </table:table-cell>
          <table:table-cell table:formula="of:=(ABS([.$B1271]-[.E1271])&lt;=[.$B12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  <table:table-cell/>
          <table:table-cell table:formula="of:=[.$B1272]-[.C1272]" office:value-type="float" office:value="0">
            <text:p>0</text:p>
          </table:table-cell>
          <table:table-cell table:formula="of:=[.$B1272]-[.D1272]" office:value-type="float" office:value="0">
            <text:p>0</text:p>
          </table:table-cell>
          <table:table-cell table:formula="of:=[.$B1272]-[.E1272]" office:value-type="float" office:value="0">
            <text:p>0</text:p>
          </table:table-cell>
          <table:table-cell table:number-columns-repeated="8"/>
          <table:table-cell table:formula="of:=(ABS([.$B1272]-[.C1272])&lt;=[.$B1272]*0.1)" office:value-type="boolean" office:boolean-value="true">
            <text:p>VERDADERO</text:p>
          </table:table-cell>
          <table:table-cell table:formula="of:=(ABS([.$B1272]-[.D1272])&lt;=[.$B1272]*0.1)" office:value-type="boolean" office:boolean-value="true">
            <text:p>VERDADERO</text:p>
          </table:table-cell>
          <table:table-cell table:formula="of:=(ABS([.$B1272]-[.E1272])&lt;=[.$B12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273]-[.C1273]" office:value-type="float" office:value="4">
            <text:p>4</text:p>
          </table:table-cell>
          <table:table-cell table:formula="of:=[.$B1273]-[.D1273]" office:value-type="float" office:value="4">
            <text:p>4</text:p>
          </table:table-cell>
          <table:table-cell table:formula="of:=[.$B1273]-[.E1273]" office:value-type="float" office:value="0">
            <text:p>0</text:p>
          </table:table-cell>
          <table:table-cell table:number-columns-repeated="8"/>
          <table:table-cell table:formula="of:=(ABS([.$B1273]-[.C1273])&lt;=[.$B1273]*0.1)" office:value-type="boolean" office:boolean-value="false">
            <text:p>FALSO</text:p>
          </table:table-cell>
          <table:table-cell table:formula="of:=(ABS([.$B1273]-[.D1273])&lt;=[.$B1273]*0.1)" office:value-type="boolean" office:boolean-value="false">
            <text:p>FALSO</text:p>
          </table:table-cell>
          <table:table-cell table:formula="of:=(ABS([.$B1273]-[.E1273])&lt;=[.$B12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274]-[.C1274]" office:value-type="float" office:value="4">
            <text:p>4</text:p>
          </table:table-cell>
          <table:table-cell table:formula="of:=[.$B1274]-[.D1274]" office:value-type="float" office:value="3">
            <text:p>3</text:p>
          </table:table-cell>
          <table:table-cell table:formula="of:=[.$B1274]-[.E1274]" office:value-type="float" office:value="0">
            <text:p>0</text:p>
          </table:table-cell>
          <table:table-cell table:number-columns-repeated="8"/>
          <table:table-cell table:formula="of:=(ABS([.$B1274]-[.C1274])&lt;=[.$B1274]*0.1)" office:value-type="boolean" office:boolean-value="false">
            <text:p>FALSO</text:p>
          </table:table-cell>
          <table:table-cell table:formula="of:=(ABS([.$B1274]-[.D1274])&lt;=[.$B1274]*0.1)" office:value-type="boolean" office:boolean-value="false">
            <text:p>FALSO</text:p>
          </table:table-cell>
          <table:table-cell table:formula="of:=(ABS([.$B1274]-[.E1274])&lt;=[.$B12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275]-[.C1275]" office:value-type="float" office:value="2">
            <text:p>2</text:p>
          </table:table-cell>
          <table:table-cell table:formula="of:=[.$B1275]-[.D1275]" office:value-type="float" office:value="2">
            <text:p>2</text:p>
          </table:table-cell>
          <table:table-cell table:formula="of:=[.$B1275]-[.E1275]" office:value-type="float" office:value="0">
            <text:p>0</text:p>
          </table:table-cell>
          <table:table-cell table:number-columns-repeated="8"/>
          <table:table-cell table:formula="of:=(ABS([.$B1275]-[.C1275])&lt;=[.$B1275]*0.1)" office:value-type="boolean" office:boolean-value="true">
            <text:p>VERDADERO</text:p>
          </table:table-cell>
          <table:table-cell table:formula="of:=(ABS([.$B1275]-[.D1275])&lt;=[.$B1275]*0.1)" office:value-type="boolean" office:boolean-value="true">
            <text:p>VERDADERO</text:p>
          </table:table-cell>
          <table:table-cell table:formula="of:=(ABS([.$B1275]-[.E1275])&lt;=[.$B12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276]-[.C1276]" office:value-type="float" office:value="1">
            <text:p>1</text:p>
          </table:table-cell>
          <table:table-cell table:formula="of:=[.$B1276]-[.D1276]" office:value-type="float" office:value="1">
            <text:p>1</text:p>
          </table:table-cell>
          <table:table-cell table:formula="of:=[.$B1276]-[.E1276]" office:value-type="float" office:value="0">
            <text:p>0</text:p>
          </table:table-cell>
          <table:table-cell table:number-columns-repeated="8"/>
          <table:table-cell table:formula="of:=(ABS([.$B1276]-[.C1276])&lt;=[.$B1276]*0.1)" office:value-type="boolean" office:boolean-value="true">
            <text:p>VERDADERO</text:p>
          </table:table-cell>
          <table:table-cell table:formula="of:=(ABS([.$B1276]-[.D1276])&lt;=[.$B1276]*0.1)" office:value-type="boolean" office:boolean-value="true">
            <text:p>VERDADERO</text:p>
          </table:table-cell>
          <table:table-cell table:formula="of:=(ABS([.$B1276]-[.E1276])&lt;=[.$B12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14">
            <text:p>14</text:p>
          </table:table-cell>
          <table:table-cell office:value-type="float" office:value="19">
            <text:p>19</text:p>
          </table:table-cell>
          <table:table-cell/>
          <table:table-cell table:formula="of:=[.$B1277]-[.C1277]" office:value-type="float" office:value="5">
            <text:p>5</text:p>
          </table:table-cell>
          <table:table-cell table:formula="of:=[.$B1277]-[.D1277]" office:value-type="float" office:value="5">
            <text:p>5</text:p>
          </table:table-cell>
          <table:table-cell table:formula="of:=[.$B1277]-[.E1277]" office:value-type="float" office:value="0">
            <text:p>0</text:p>
          </table:table-cell>
          <table:table-cell table:number-columns-repeated="8"/>
          <table:table-cell table:formula="of:=(ABS([.$B1277]-[.C1277])&lt;=[.$B1277]*0.1)" office:value-type="boolean" office:boolean-value="false">
            <text:p>FALSO</text:p>
          </table:table-cell>
          <table:table-cell table:formula="of:=(ABS([.$B1277]-[.D1277])&lt;=[.$B1277]*0.1)" office:value-type="boolean" office:boolean-value="false">
            <text:p>FALSO</text:p>
          </table:table-cell>
          <table:table-cell table:formula="of:=(ABS([.$B1277]-[.E1277])&lt;=[.$B12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278]-[.C1278]" office:value-type="float" office:value="3">
            <text:p>3</text:p>
          </table:table-cell>
          <table:table-cell table:formula="of:=[.$B1278]-[.D1278]" office:value-type="float" office:value="3">
            <text:p>3</text:p>
          </table:table-cell>
          <table:table-cell table:formula="of:=[.$B1278]-[.E1278]" office:value-type="float" office:value="0">
            <text:p>0</text:p>
          </table:table-cell>
          <table:table-cell table:number-columns-repeated="8"/>
          <table:table-cell table:formula="of:=(ABS([.$B1278]-[.C1278])&lt;=[.$B1278]*0.1)" office:value-type="boolean" office:boolean-value="false">
            <text:p>FALSO</text:p>
          </table:table-cell>
          <table:table-cell table:formula="of:=(ABS([.$B1278]-[.D1278])&lt;=[.$B1278]*0.1)" office:value-type="boolean" office:boolean-value="false">
            <text:p>FALSO</text:p>
          </table:table-cell>
          <table:table-cell table:formula="of:=(ABS([.$B1278]-[.E1278])&lt;=[.$B12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25">
            <text:p>25</text:p>
          </table:table-cell>
          <table:table-cell/>
          <table:table-cell table:formula="of:=[.$B1279]-[.C1279]" office:value-type="float" office:value="0">
            <text:p>0</text:p>
          </table:table-cell>
          <table:table-cell table:formula="of:=[.$B1279]-[.D1279]" office:value-type="float" office:value="0">
            <text:p>0</text:p>
          </table:table-cell>
          <table:table-cell table:formula="of:=[.$B1279]-[.E1279]" office:value-type="float" office:value="0">
            <text:p>0</text:p>
          </table:table-cell>
          <table:table-cell table:number-columns-repeated="8"/>
          <table:table-cell table:formula="of:=(ABS([.$B1279]-[.C1279])&lt;=[.$B1279]*0.1)" office:value-type="boolean" office:boolean-value="true">
            <text:p>VERDADERO</text:p>
          </table:table-cell>
          <table:table-cell table:formula="of:=(ABS([.$B1279]-[.D1279])&lt;=[.$B1279]*0.1)" office:value-type="boolean" office:boolean-value="true">
            <text:p>VERDADERO</text:p>
          </table:table-cell>
          <table:table-cell table:formula="of:=(ABS([.$B1279]-[.E1279])&lt;=[.$B12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280]-[.C1280]" office:value-type="float" office:value="6">
            <text:p>6</text:p>
          </table:table-cell>
          <table:table-cell table:formula="of:=[.$B1280]-[.D1280]" office:value-type="float" office:value="3">
            <text:p>3</text:p>
          </table:table-cell>
          <table:table-cell table:formula="of:=[.$B1280]-[.E1280]" office:value-type="float" office:value="0">
            <text:p>0</text:p>
          </table:table-cell>
          <table:table-cell table:number-columns-repeated="8"/>
          <table:table-cell table:formula="of:=(ABS([.$B1280]-[.C1280])&lt;=[.$B1280]*0.1)" office:value-type="boolean" office:boolean-value="false">
            <text:p>FALSO</text:p>
          </table:table-cell>
          <table:table-cell table:formula="of:=(ABS([.$B1280]-[.D1280])&lt;=[.$B1280]*0.1)" office:value-type="boolean" office:boolean-value="false">
            <text:p>FALSO</text:p>
          </table:table-cell>
          <table:table-cell table:formula="of:=(ABS([.$B1280]-[.E1280])&lt;=[.$B12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281]-[.C1281]" office:value-type="float" office:value="4">
            <text:p>4</text:p>
          </table:table-cell>
          <table:table-cell table:formula="of:=[.$B1281]-[.D1281]" office:value-type="float" office:value="2">
            <text:p>2</text:p>
          </table:table-cell>
          <table:table-cell table:formula="of:=[.$B1281]-[.E1281]" office:value-type="float" office:value="0">
            <text:p>0</text:p>
          </table:table-cell>
          <table:table-cell table:number-columns-repeated="8"/>
          <table:table-cell table:formula="of:=(ABS([.$B1281]-[.C1281])&lt;=[.$B1281]*0.1)" office:value-type="boolean" office:boolean-value="false">
            <text:p>FALSO</text:p>
          </table:table-cell>
          <table:table-cell table:formula="of:=(ABS([.$B1281]-[.D1281])&lt;=[.$B1281]*0.1)" office:value-type="boolean" office:boolean-value="true">
            <text:p>VERDADERO</text:p>
          </table:table-cell>
          <table:table-cell table:formula="of:=(ABS([.$B1281]-[.E1281])&lt;=[.$B12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office:value-type="float" office:value="20">
            <text:p>20</text:p>
          </table:table-cell>
          <table:table-cell/>
          <table:table-cell table:formula="of:=[.$B1282]-[.C1282]" office:value-type="float" office:value="6">
            <text:p>6</text:p>
          </table:table-cell>
          <table:table-cell table:formula="of:=[.$B1282]-[.D1282]" office:value-type="float" office:value="6">
            <text:p>6</text:p>
          </table:table-cell>
          <table:table-cell table:formula="of:=[.$B1282]-[.E1282]" office:value-type="float" office:value="0">
            <text:p>0</text:p>
          </table:table-cell>
          <table:table-cell table:number-columns-repeated="8"/>
          <table:table-cell table:formula="of:=(ABS([.$B1282]-[.C1282])&lt;=[.$B1282]*0.1)" office:value-type="boolean" office:boolean-value="false">
            <text:p>FALSO</text:p>
          </table:table-cell>
          <table:table-cell table:formula="of:=(ABS([.$B1282]-[.D1282])&lt;=[.$B1282]*0.1)" office:value-type="boolean" office:boolean-value="false">
            <text:p>FALSO</text:p>
          </table:table-cell>
          <table:table-cell table:formula="of:=(ABS([.$B1282]-[.E1282])&lt;=[.$B12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283]-[.C1283]" office:value-type="float" office:value="3">
            <text:p>3</text:p>
          </table:table-cell>
          <table:table-cell table:formula="of:=[.$B1283]-[.D1283]" office:value-type="float" office:value="3">
            <text:p>3</text:p>
          </table:table-cell>
          <table:table-cell table:formula="of:=[.$B1283]-[.E1283]" office:value-type="float" office:value="0">
            <text:p>0</text:p>
          </table:table-cell>
          <table:table-cell table:number-columns-repeated="8"/>
          <table:table-cell table:formula="of:=(ABS([.$B1283]-[.C1283])&lt;=[.$B1283]*0.1)" office:value-type="boolean" office:boolean-value="false">
            <text:p>FALSO</text:p>
          </table:table-cell>
          <table:table-cell table:formula="of:=(ABS([.$B1283]-[.D1283])&lt;=[.$B1283]*0.1)" office:value-type="boolean" office:boolean-value="false">
            <text:p>FALSO</text:p>
          </table:table-cell>
          <table:table-cell table:formula="of:=(ABS([.$B1283]-[.E1283])&lt;=[.$B12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[.$B1284]-[.C1284]" office:value-type="float" office:value="1">
            <text:p>1</text:p>
          </table:table-cell>
          <table:table-cell table:formula="of:=[.$B1284]-[.D1284]" office:value-type="float" office:value="0">
            <text:p>0</text:p>
          </table:table-cell>
          <table:table-cell table:formula="of:=[.$B1284]-[.E1284]" office:value-type="float" office:value="0">
            <text:p>0</text:p>
          </table:table-cell>
          <table:table-cell table:number-columns-repeated="8"/>
          <table:table-cell table:formula="of:=(ABS([.$B1284]-[.C1284])&lt;=[.$B1284]*0.1)" office:value-type="boolean" office:boolean-value="true">
            <text:p>VERDADERO</text:p>
          </table:table-cell>
          <table:table-cell table:formula="of:=(ABS([.$B1284]-[.D1284])&lt;=[.$B1284]*0.1)" office:value-type="boolean" office:boolean-value="true">
            <text:p>VERDADERO</text:p>
          </table:table-cell>
          <table:table-cell table:formula="of:=(ABS([.$B1284]-[.E1284])&lt;=[.$B12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285]-[.C1285]" office:value-type="float" office:value="4">
            <text:p>4</text:p>
          </table:table-cell>
          <table:table-cell table:formula="of:=[.$B1285]-[.D1285]" office:value-type="float" office:value="3">
            <text:p>3</text:p>
          </table:table-cell>
          <table:table-cell table:formula="of:=[.$B1285]-[.E1285]" office:value-type="float" office:value="0">
            <text:p>0</text:p>
          </table:table-cell>
          <table:table-cell table:number-columns-repeated="8"/>
          <table:table-cell table:formula="of:=(ABS([.$B1285]-[.C1285])&lt;=[.$B1285]*0.1)" office:value-type="boolean" office:boolean-value="false">
            <text:p>FALSO</text:p>
          </table:table-cell>
          <table:table-cell table:formula="of:=(ABS([.$B1285]-[.D1285])&lt;=[.$B1285]*0.1)" office:value-type="boolean" office:boolean-value="false">
            <text:p>FALSO</text:p>
          </table:table-cell>
          <table:table-cell table:formula="of:=(ABS([.$B1285]-[.E1285])&lt;=[.$B12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  <table:table-cell table:formula="of:=[.$B1286]-[.C1286]" office:value-type="float" office:value="4">
            <text:p>4</text:p>
          </table:table-cell>
          <table:table-cell table:formula="of:=[.$B1286]-[.D1286]" office:value-type="float" office:value="4">
            <text:p>4</text:p>
          </table:table-cell>
          <table:table-cell table:formula="of:=[.$B1286]-[.E1286]" office:value-type="float" office:value="0">
            <text:p>0</text:p>
          </table:table-cell>
          <table:table-cell table:number-columns-repeated="8"/>
          <table:table-cell table:formula="of:=(ABS([.$B1286]-[.C1286])&lt;=[.$B1286]*0.1)" office:value-type="boolean" office:boolean-value="false">
            <text:p>FALSO</text:p>
          </table:table-cell>
          <table:table-cell table:formula="of:=(ABS([.$B1286]-[.D1286])&lt;=[.$B1286]*0.1)" office:value-type="boolean" office:boolean-value="false">
            <text:p>FALSO</text:p>
          </table:table-cell>
          <table:table-cell table:formula="of:=(ABS([.$B1286]-[.E1286])&lt;=[.$B12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287]-[.C1287]" office:value-type="float" office:value="2">
            <text:p>2</text:p>
          </table:table-cell>
          <table:table-cell table:formula="of:=[.$B1287]-[.D1287]" office:value-type="float" office:value="2">
            <text:p>2</text:p>
          </table:table-cell>
          <table:table-cell table:formula="of:=[.$B1287]-[.E1287]" office:value-type="float" office:value="0">
            <text:p>0</text:p>
          </table:table-cell>
          <table:table-cell table:number-columns-repeated="8"/>
          <table:table-cell table:formula="of:=(ABS([.$B1287]-[.C1287])&lt;=[.$B1287]*0.1)" office:value-type="boolean" office:boolean-value="false">
            <text:p>FALSO</text:p>
          </table:table-cell>
          <table:table-cell table:formula="of:=(ABS([.$B1287]-[.D1287])&lt;=[.$B1287]*0.1)" office:value-type="boolean" office:boolean-value="false">
            <text:p>FALSO</text:p>
          </table:table-cell>
          <table:table-cell table:formula="of:=(ABS([.$B1287]-[.E1287])&lt;=[.$B12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288]-[.C1288]" office:value-type="float" office:value="3">
            <text:p>3</text:p>
          </table:table-cell>
          <table:table-cell table:formula="of:=[.$B1288]-[.D1288]" office:value-type="float" office:value="2">
            <text:p>2</text:p>
          </table:table-cell>
          <table:table-cell table:formula="of:=[.$B1288]-[.E1288]" office:value-type="float" office:value="0">
            <text:p>0</text:p>
          </table:table-cell>
          <table:table-cell table:number-columns-repeated="8"/>
          <table:table-cell table:formula="of:=(ABS([.$B1288]-[.C1288])&lt;=[.$B1288]*0.1)" office:value-type="boolean" office:boolean-value="false">
            <text:p>FALSO</text:p>
          </table:table-cell>
          <table:table-cell table:formula="of:=(ABS([.$B1288]-[.D1288])&lt;=[.$B1288]*0.1)" office:value-type="boolean" office:boolean-value="false">
            <text:p>FALSO</text:p>
          </table:table-cell>
          <table:table-cell table:formula="of:=(ABS([.$B1288]-[.E1288])&lt;=[.$B12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289]-[.C1289]" office:value-type="float" office:value="3">
            <text:p>3</text:p>
          </table:table-cell>
          <table:table-cell table:formula="of:=[.$B1289]-[.D1289]" office:value-type="float" office:value="3">
            <text:p>3</text:p>
          </table:table-cell>
          <table:table-cell table:formula="of:=[.$B1289]-[.E1289]" office:value-type="float" office:value="0">
            <text:p>0</text:p>
          </table:table-cell>
          <table:table-cell table:number-columns-repeated="8"/>
          <table:table-cell table:formula="of:=(ABS([.$B1289]-[.C1289])&lt;=[.$B1289]*0.1)" office:value-type="boolean" office:boolean-value="false">
            <text:p>FALSO</text:p>
          </table:table-cell>
          <table:table-cell table:formula="of:=(ABS([.$B1289]-[.D1289])&lt;=[.$B1289]*0.1)" office:value-type="boolean" office:boolean-value="false">
            <text:p>FALSO</text:p>
          </table:table-cell>
          <table:table-cell table:formula="of:=(ABS([.$B1289]-[.E1289])&lt;=[.$B12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290]-[.C1290]" office:value-type="float" office:value="2">
            <text:p>2</text:p>
          </table:table-cell>
          <table:table-cell table:formula="of:=[.$B1290]-[.D1290]" office:value-type="float" office:value="2">
            <text:p>2</text:p>
          </table:table-cell>
          <table:table-cell table:formula="of:=[.$B1290]-[.E1290]" office:value-type="float" office:value="0">
            <text:p>0</text:p>
          </table:table-cell>
          <table:table-cell table:number-columns-repeated="8"/>
          <table:table-cell table:formula="of:=(ABS([.$B1290]-[.C1290])&lt;=[.$B1290]*0.1)" office:value-type="boolean" office:boolean-value="true">
            <text:p>VERDADERO</text:p>
          </table:table-cell>
          <table:table-cell table:formula="of:=(ABS([.$B1290]-[.D1290])&lt;=[.$B1290]*0.1)" office:value-type="boolean" office:boolean-value="true">
            <text:p>VERDADERO</text:p>
          </table:table-cell>
          <table:table-cell table:formula="of:=(ABS([.$B1290]-[.E1290])&lt;=[.$B12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  <table:table-cell table:formula="of:=[.$B1291]-[.C1291]" office:value-type="float" office:value="5">
            <text:p>5</text:p>
          </table:table-cell>
          <table:table-cell table:formula="of:=[.$B1291]-[.D1291]" office:value-type="float" office:value="4">
            <text:p>4</text:p>
          </table:table-cell>
          <table:table-cell table:formula="of:=[.$B1291]-[.E1291]" office:value-type="float" office:value="0">
            <text:p>0</text:p>
          </table:table-cell>
          <table:table-cell table:number-columns-repeated="8"/>
          <table:table-cell table:formula="of:=(ABS([.$B1291]-[.C1291])&lt;=[.$B1291]*0.1)" office:value-type="boolean" office:boolean-value="false">
            <text:p>FALSO</text:p>
          </table:table-cell>
          <table:table-cell table:formula="of:=(ABS([.$B1291]-[.D1291])&lt;=[.$B1291]*0.1)" office:value-type="boolean" office:boolean-value="false">
            <text:p>FALSO</text:p>
          </table:table-cell>
          <table:table-cell table:formula="of:=(ABS([.$B1291]-[.E1291])&lt;=[.$B12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292]-[.C1292]" office:value-type="float" office:value="2">
            <text:p>2</text:p>
          </table:table-cell>
          <table:table-cell table:formula="of:=[.$B1292]-[.D1292]" office:value-type="float" office:value="2">
            <text:p>2</text:p>
          </table:table-cell>
          <table:table-cell table:formula="of:=[.$B1292]-[.E1292]" office:value-type="float" office:value="0">
            <text:p>0</text:p>
          </table:table-cell>
          <table:table-cell table:number-columns-repeated="8"/>
          <table:table-cell table:formula="of:=(ABS([.$B1292]-[.C1292])&lt;=[.$B1292]*0.1)" office:value-type="boolean" office:boolean-value="false">
            <text:p>FALSO</text:p>
          </table:table-cell>
          <table:table-cell table:formula="of:=(ABS([.$B1292]-[.D1292])&lt;=[.$B1292]*0.1)" office:value-type="boolean" office:boolean-value="false">
            <text:p>FALSO</text:p>
          </table:table-cell>
          <table:table-cell table:formula="of:=(ABS([.$B1292]-[.E1292])&lt;=[.$B12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293]-[.C1293]" office:value-type="float" office:value="5">
            <text:p>5</text:p>
          </table:table-cell>
          <table:table-cell table:formula="of:=[.$B1293]-[.D1293]" office:value-type="float" office:value="2">
            <text:p>2</text:p>
          </table:table-cell>
          <table:table-cell table:formula="of:=[.$B1293]-[.E1293]" office:value-type="float" office:value="0">
            <text:p>0</text:p>
          </table:table-cell>
          <table:table-cell table:number-columns-repeated="8"/>
          <table:table-cell table:formula="of:=(ABS([.$B1293]-[.C1293])&lt;=[.$B1293]*0.1)" office:value-type="boolean" office:boolean-value="false">
            <text:p>FALSO</text:p>
          </table:table-cell>
          <table:table-cell table:formula="of:=(ABS([.$B1293]-[.D1293])&lt;=[.$B1293]*0.1)" office:value-type="boolean" office:boolean-value="false">
            <text:p>FALSO</text:p>
          </table:table-cell>
          <table:table-cell table:formula="of:=(ABS([.$B1293]-[.E1293])&lt;=[.$B12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294]-[.C1294]" office:value-type="float" office:value="4">
            <text:p>4</text:p>
          </table:table-cell>
          <table:table-cell table:formula="of:=[.$B1294]-[.D1294]" office:value-type="float" office:value="4">
            <text:p>4</text:p>
          </table:table-cell>
          <table:table-cell table:formula="of:=[.$B1294]-[.E1294]" office:value-type="float" office:value="1">
            <text:p>1</text:p>
          </table:table-cell>
          <table:table-cell table:number-columns-repeated="8"/>
          <table:table-cell table:formula="of:=(ABS([.$B1294]-[.C1294])&lt;=[.$B1294]*0.1)" office:value-type="boolean" office:boolean-value="false">
            <text:p>FALSO</text:p>
          </table:table-cell>
          <table:table-cell table:formula="of:=(ABS([.$B1294]-[.D1294])&lt;=[.$B1294]*0.1)" office:value-type="boolean" office:boolean-value="false">
            <text:p>FALSO</text:p>
          </table:table-cell>
          <table:table-cell table:formula="of:=(ABS([.$B1294]-[.E1294])&lt;=[.$B12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295]-[.C1295]" office:value-type="float" office:value="5">
            <text:p>5</text:p>
          </table:table-cell>
          <table:table-cell table:formula="of:=[.$B1295]-[.D1295]" office:value-type="float" office:value="3">
            <text:p>3</text:p>
          </table:table-cell>
          <table:table-cell table:formula="of:=[.$B1295]-[.E1295]" office:value-type="float" office:value="0">
            <text:p>0</text:p>
          </table:table-cell>
          <table:table-cell table:number-columns-repeated="8"/>
          <table:table-cell table:formula="of:=(ABS([.$B1295]-[.C1295])&lt;=[.$B1295]*0.1)" office:value-type="boolean" office:boolean-value="false">
            <text:p>FALSO</text:p>
          </table:table-cell>
          <table:table-cell table:formula="of:=(ABS([.$B1295]-[.D1295])&lt;=[.$B1295]*0.1)" office:value-type="boolean" office:boolean-value="false">
            <text:p>FALSO</text:p>
          </table:table-cell>
          <table:table-cell table:formula="of:=(ABS([.$B1295]-[.E1295])&lt;=[.$B12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296]-[.C1296]" office:value-type="float" office:value="3">
            <text:p>3</text:p>
          </table:table-cell>
          <table:table-cell table:formula="of:=[.$B1296]-[.D1296]" office:value-type="float" office:value="3">
            <text:p>3</text:p>
          </table:table-cell>
          <table:table-cell table:formula="of:=[.$B1296]-[.E1296]" office:value-type="float" office:value="0">
            <text:p>0</text:p>
          </table:table-cell>
          <table:table-cell table:number-columns-repeated="8"/>
          <table:table-cell table:formula="of:=(ABS([.$B1296]-[.C1296])&lt;=[.$B1296]*0.1)" office:value-type="boolean" office:boolean-value="false">
            <text:p>FALSO</text:p>
          </table:table-cell>
          <table:table-cell table:formula="of:=(ABS([.$B1296]-[.D1296])&lt;=[.$B1296]*0.1)" office:value-type="boolean" office:boolean-value="false">
            <text:p>FALSO</text:p>
          </table:table-cell>
          <table:table-cell table:formula="of:=(ABS([.$B1296]-[.E1296])&lt;=[.$B12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office:value-type="float" office:value="23">
            <text:p>23</text:p>
          </table:table-cell>
          <table:table-cell/>
          <table:table-cell table:formula="of:=[.$B1297]-[.C1297]" office:value-type="float" office:value="7">
            <text:p>7</text:p>
          </table:table-cell>
          <table:table-cell table:formula="of:=[.$B1297]-[.D1297]" office:value-type="float" office:value="7">
            <text:p>7</text:p>
          </table:table-cell>
          <table:table-cell table:formula="of:=[.$B1297]-[.E1297]" office:value-type="float" office:value="0">
            <text:p>0</text:p>
          </table:table-cell>
          <table:table-cell table:number-columns-repeated="8"/>
          <table:table-cell table:formula="of:=(ABS([.$B1297]-[.C1297])&lt;=[.$B1297]*0.1)" office:value-type="boolean" office:boolean-value="false">
            <text:p>FALSO</text:p>
          </table:table-cell>
          <table:table-cell table:formula="of:=(ABS([.$B1297]-[.D1297])&lt;=[.$B1297]*0.1)" office:value-type="boolean" office:boolean-value="false">
            <text:p>FALSO</text:p>
          </table:table-cell>
          <table:table-cell table:formula="of:=(ABS([.$B1297]-[.E1297])&lt;=[.$B12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  <table:table-cell table:formula="of:=[.$B1298]-[.C1298]" office:value-type="float" office:value="4">
            <text:p>4</text:p>
          </table:table-cell>
          <table:table-cell table:formula="of:=[.$B1298]-[.D1298]" office:value-type="float" office:value="4">
            <text:p>4</text:p>
          </table:table-cell>
          <table:table-cell table:formula="of:=[.$B1298]-[.E1298]" office:value-type="float" office:value="0">
            <text:p>0</text:p>
          </table:table-cell>
          <table:table-cell table:number-columns-repeated="8"/>
          <table:table-cell table:formula="of:=(ABS([.$B1298]-[.C1298])&lt;=[.$B1298]*0.1)" office:value-type="boolean" office:boolean-value="false">
            <text:p>FALSO</text:p>
          </table:table-cell>
          <table:table-cell table:formula="of:=(ABS([.$B1298]-[.D1298])&lt;=[.$B1298]*0.1)" office:value-type="boolean" office:boolean-value="false">
            <text:p>FALSO</text:p>
          </table:table-cell>
          <table:table-cell table:formula="of:=(ABS([.$B1298]-[.E1298])&lt;=[.$B12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299]-[.C1299]" office:value-type="float" office:value="4">
            <text:p>4</text:p>
          </table:table-cell>
          <table:table-cell table:formula="of:=[.$B1299]-[.D1299]" office:value-type="float" office:value="2">
            <text:p>2</text:p>
          </table:table-cell>
          <table:table-cell table:formula="of:=[.$B1299]-[.E1299]" office:value-type="float" office:value="0">
            <text:p>0</text:p>
          </table:table-cell>
          <table:table-cell table:number-columns-repeated="8"/>
          <table:table-cell table:formula="of:=(ABS([.$B1299]-[.C1299])&lt;=[.$B1299]*0.1)" office:value-type="boolean" office:boolean-value="false">
            <text:p>FALSO</text:p>
          </table:table-cell>
          <table:table-cell table:formula="of:=(ABS([.$B1299]-[.D1299])&lt;=[.$B1299]*0.1)" office:value-type="boolean" office:boolean-value="false">
            <text:p>FALSO</text:p>
          </table:table-cell>
          <table:table-cell table:formula="of:=(ABS([.$B1299]-[.E1299])&lt;=[.$B12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  <table:table-cell table:formula="of:=[.$B1300]-[.C1300]" office:value-type="float" office:value="6">
            <text:p>6</text:p>
          </table:table-cell>
          <table:table-cell table:formula="of:=[.$B1300]-[.D1300]" office:value-type="float" office:value="4">
            <text:p>4</text:p>
          </table:table-cell>
          <table:table-cell table:formula="of:=[.$B1300]-[.E1300]" office:value-type="float" office:value="0">
            <text:p>0</text:p>
          </table:table-cell>
          <table:table-cell table:number-columns-repeated="8"/>
          <table:table-cell table:formula="of:=(ABS([.$B1300]-[.C1300])&lt;=[.$B1300]*0.1)" office:value-type="boolean" office:boolean-value="false">
            <text:p>FALSO</text:p>
          </table:table-cell>
          <table:table-cell table:formula="of:=(ABS([.$B1300]-[.D1300])&lt;=[.$B1300]*0.1)" office:value-type="boolean" office:boolean-value="false">
            <text:p>FALSO</text:p>
          </table:table-cell>
          <table:table-cell table:formula="of:=(ABS([.$B1300]-[.E1300])&lt;=[.$B13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301]-[.C1301]" office:value-type="float" office:value="2">
            <text:p>2</text:p>
          </table:table-cell>
          <table:table-cell table:formula="of:=[.$B1301]-[.D1301]" office:value-type="float" office:value="1">
            <text:p>1</text:p>
          </table:table-cell>
          <table:table-cell table:formula="of:=[.$B1301]-[.E1301]" office:value-type="float" office:value="0">
            <text:p>0</text:p>
          </table:table-cell>
          <table:table-cell table:number-columns-repeated="8"/>
          <table:table-cell table:formula="of:=(ABS([.$B1301]-[.C1301])&lt;=[.$B1301]*0.1)" office:value-type="boolean" office:boolean-value="false">
            <text:p>FALSO</text:p>
          </table:table-cell>
          <table:table-cell table:formula="of:=(ABS([.$B1301]-[.D1301])&lt;=[.$B1301]*0.1)" office:value-type="boolean" office:boolean-value="true">
            <text:p>VERDADERO</text:p>
          </table:table-cell>
          <table:table-cell table:formula="of:=(ABS([.$B1301]-[.E1301])&lt;=[.$B13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302]-[.C1302]" office:value-type="float" office:value="1">
            <text:p>1</text:p>
          </table:table-cell>
          <table:table-cell table:formula="of:=[.$B1302]-[.D1302]" office:value-type="float" office:value="1">
            <text:p>1</text:p>
          </table:table-cell>
          <table:table-cell table:formula="of:=[.$B1302]-[.E1302]" office:value-type="float" office:value="0">
            <text:p>0</text:p>
          </table:table-cell>
          <table:table-cell table:number-columns-repeated="8"/>
          <table:table-cell table:formula="of:=(ABS([.$B1302]-[.C1302])&lt;=[.$B1302]*0.1)" office:value-type="boolean" office:boolean-value="true">
            <text:p>VERDADERO</text:p>
          </table:table-cell>
          <table:table-cell table:formula="of:=(ABS([.$B1302]-[.D1302])&lt;=[.$B1302]*0.1)" office:value-type="boolean" office:boolean-value="true">
            <text:p>VERDADERO</text:p>
          </table:table-cell>
          <table:table-cell table:formula="of:=(ABS([.$B1302]-[.E1302])&lt;=[.$B13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/>
          <table:table-cell table:formula="of:=[.$B1303]-[.C1303]" office:value-type="float" office:value="8">
            <text:p>8</text:p>
          </table:table-cell>
          <table:table-cell table:formula="of:=[.$B1303]-[.D1303]" office:value-type="float" office:value="7">
            <text:p>7</text:p>
          </table:table-cell>
          <table:table-cell table:formula="of:=[.$B1303]-[.E1303]" office:value-type="float" office:value="0">
            <text:p>0</text:p>
          </table:table-cell>
          <table:table-cell table:number-columns-repeated="8"/>
          <table:table-cell table:formula="of:=(ABS([.$B1303]-[.C1303])&lt;=[.$B1303]*0.1)" office:value-type="boolean" office:boolean-value="false">
            <text:p>FALSO</text:p>
          </table:table-cell>
          <table:table-cell table:formula="of:=(ABS([.$B1303]-[.D1303])&lt;=[.$B1303]*0.1)" office:value-type="boolean" office:boolean-value="false">
            <text:p>FALSO</text:p>
          </table:table-cell>
          <table:table-cell table:formula="of:=(ABS([.$B1303]-[.E1303])&lt;=[.$B13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304]-[.C1304]" office:value-type="float" office:value="5">
            <text:p>5</text:p>
          </table:table-cell>
          <table:table-cell table:formula="of:=[.$B1304]-[.D1304]" office:value-type="float" office:value="3">
            <text:p>3</text:p>
          </table:table-cell>
          <table:table-cell table:formula="of:=[.$B1304]-[.E1304]" office:value-type="float" office:value="0">
            <text:p>0</text:p>
          </table:table-cell>
          <table:table-cell table:number-columns-repeated="8"/>
          <table:table-cell table:formula="of:=(ABS([.$B1304]-[.C1304])&lt;=[.$B1304]*0.1)" office:value-type="boolean" office:boolean-value="false">
            <text:p>FALSO</text:p>
          </table:table-cell>
          <table:table-cell table:formula="of:=(ABS([.$B1304]-[.D1304])&lt;=[.$B1304]*0.1)" office:value-type="boolean" office:boolean-value="false">
            <text:p>FALSO</text:p>
          </table:table-cell>
          <table:table-cell table:formula="of:=(ABS([.$B1304]-[.E1304])&lt;=[.$B13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  <table:table-cell table:formula="of:=[.$B1305]-[.C1305]" office:value-type="float" office:value="6">
            <text:p>6</text:p>
          </table:table-cell>
          <table:table-cell table:formula="of:=[.$B1305]-[.D1305]" office:value-type="float" office:value="6">
            <text:p>6</text:p>
          </table:table-cell>
          <table:table-cell table:formula="of:=[.$B1305]-[.E1305]" office:value-type="float" office:value="0">
            <text:p>0</text:p>
          </table:table-cell>
          <table:table-cell table:number-columns-repeated="8"/>
          <table:table-cell table:formula="of:=(ABS([.$B1305]-[.C1305])&lt;=[.$B1305]*0.1)" office:value-type="boolean" office:boolean-value="false">
            <text:p>FALSO</text:p>
          </table:table-cell>
          <table:table-cell table:formula="of:=(ABS([.$B1305]-[.D1305])&lt;=[.$B1305]*0.1)" office:value-type="boolean" office:boolean-value="false">
            <text:p>FALSO</text:p>
          </table:table-cell>
          <table:table-cell table:formula="of:=(ABS([.$B1305]-[.E1305])&lt;=[.$B13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26">
            <text:p>26</text:p>
          </table:table-cell>
          <table:table-cell/>
          <table:table-cell table:formula="of:=[.$B1306]-[.C1306]" office:value-type="float" office:value="0">
            <text:p>0</text:p>
          </table:table-cell>
          <table:table-cell table:formula="of:=[.$B1306]-[.D1306]" office:value-type="float" office:value="0">
            <text:p>0</text:p>
          </table:table-cell>
          <table:table-cell table:formula="of:=[.$B1306]-[.E1306]" office:value-type="float" office:value="0">
            <text:p>0</text:p>
          </table:table-cell>
          <table:table-cell table:number-columns-repeated="8"/>
          <table:table-cell table:formula="of:=(ABS([.$B1306]-[.C1306])&lt;=[.$B1306]*0.1)" office:value-type="boolean" office:boolean-value="true">
            <text:p>VERDADERO</text:p>
          </table:table-cell>
          <table:table-cell table:formula="of:=(ABS([.$B1306]-[.D1306])&lt;=[.$B1306]*0.1)" office:value-type="boolean" office:boolean-value="true">
            <text:p>VERDADERO</text:p>
          </table:table-cell>
          <table:table-cell table:formula="of:=(ABS([.$B1306]-[.E1306])&lt;=[.$B13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[.$B1307]-[.C1307]" office:value-type="float" office:value="1">
            <text:p>1</text:p>
          </table:table-cell>
          <table:table-cell table:formula="of:=[.$B1307]-[.D1307]" office:value-type="float" office:value="1">
            <text:p>1</text:p>
          </table:table-cell>
          <table:table-cell table:formula="of:=[.$B1307]-[.E1307]" office:value-type="float" office:value="0">
            <text:p>0</text:p>
          </table:table-cell>
          <table:table-cell table:number-columns-repeated="8"/>
          <table:table-cell table:formula="of:=(ABS([.$B1307]-[.C1307])&lt;=[.$B1307]*0.1)" office:value-type="boolean" office:boolean-value="true">
            <text:p>VERDADERO</text:p>
          </table:table-cell>
          <table:table-cell table:formula="of:=(ABS([.$B1307]-[.D1307])&lt;=[.$B1307]*0.1)" office:value-type="boolean" office:boolean-value="true">
            <text:p>VERDADERO</text:p>
          </table:table-cell>
          <table:table-cell table:formula="of:=(ABS([.$B1307]-[.E1307])&lt;=[.$B13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308]-[.C1308]" office:value-type="float" office:value="4">
            <text:p>4</text:p>
          </table:table-cell>
          <table:table-cell table:formula="of:=[.$B1308]-[.D1308]" office:value-type="float" office:value="3">
            <text:p>3</text:p>
          </table:table-cell>
          <table:table-cell table:formula="of:=[.$B1308]-[.E1308]" office:value-type="float" office:value="1">
            <text:p>1</text:p>
          </table:table-cell>
          <table:table-cell table:number-columns-repeated="8"/>
          <table:table-cell table:formula="of:=(ABS([.$B1308]-[.C1308])&lt;=[.$B1308]*0.1)" office:value-type="boolean" office:boolean-value="false">
            <text:p>FALSO</text:p>
          </table:table-cell>
          <table:table-cell table:formula="of:=(ABS([.$B1308]-[.D1308])&lt;=[.$B1308]*0.1)" office:value-type="boolean" office:boolean-value="false">
            <text:p>FALSO</text:p>
          </table:table-cell>
          <table:table-cell table:formula="of:=(ABS([.$B1308]-[.E1308])&lt;=[.$B13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/>
          <table:table-cell table:formula="of:=[.$B1309]-[.C1309]" office:value-type="float" office:value="6">
            <text:p>6</text:p>
          </table:table-cell>
          <table:table-cell table:formula="of:=[.$B1309]-[.D1309]" office:value-type="float" office:value="6">
            <text:p>6</text:p>
          </table:table-cell>
          <table:table-cell table:formula="of:=[.$B1309]-[.E1309]" office:value-type="float" office:value="0">
            <text:p>0</text:p>
          </table:table-cell>
          <table:table-cell table:number-columns-repeated="8"/>
          <table:table-cell table:formula="of:=(ABS([.$B1309]-[.C1309])&lt;=[.$B1309]*0.1)" office:value-type="boolean" office:boolean-value="false">
            <text:p>FALSO</text:p>
          </table:table-cell>
          <table:table-cell table:formula="of:=(ABS([.$B1309]-[.D1309])&lt;=[.$B1309]*0.1)" office:value-type="boolean" office:boolean-value="false">
            <text:p>FALSO</text:p>
          </table:table-cell>
          <table:table-cell table:formula="of:=(ABS([.$B1309]-[.E1309])&lt;=[.$B13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[.$B1310]-[.C1310]" office:value-type="float" office:value="5">
            <text:p>5</text:p>
          </table:table-cell>
          <table:table-cell table:formula="of:=[.$B1310]-[.D1310]" office:value-type="float" office:value="5">
            <text:p>5</text:p>
          </table:table-cell>
          <table:table-cell table:formula="of:=[.$B1310]-[.E1310]" office:value-type="float" office:value="0">
            <text:p>0</text:p>
          </table:table-cell>
          <table:table-cell table:number-columns-repeated="8"/>
          <table:table-cell table:formula="of:=(ABS([.$B1310]-[.C1310])&lt;=[.$B1310]*0.1)" office:value-type="boolean" office:boolean-value="false">
            <text:p>FALSO</text:p>
          </table:table-cell>
          <table:table-cell table:formula="of:=(ABS([.$B1310]-[.D1310])&lt;=[.$B1310]*0.1)" office:value-type="boolean" office:boolean-value="false">
            <text:p>FALSO</text:p>
          </table:table-cell>
          <table:table-cell table:formula="of:=(ABS([.$B1310]-[.E1310])&lt;=[.$B13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311]-[.C1311]" office:value-type="float" office:value="2">
            <text:p>2</text:p>
          </table:table-cell>
          <table:table-cell table:formula="of:=[.$B1311]-[.D1311]" office:value-type="float" office:value="1">
            <text:p>1</text:p>
          </table:table-cell>
          <table:table-cell table:formula="of:=[.$B1311]-[.E1311]" office:value-type="float" office:value="0">
            <text:p>0</text:p>
          </table:table-cell>
          <table:table-cell table:number-columns-repeated="8"/>
          <table:table-cell table:formula="of:=(ABS([.$B1311]-[.C1311])&lt;=[.$B1311]*0.1)" office:value-type="boolean" office:boolean-value="true">
            <text:p>VERDADERO</text:p>
          </table:table-cell>
          <table:table-cell table:formula="of:=(ABS([.$B1311]-[.D1311])&lt;=[.$B1311]*0.1)" office:value-type="boolean" office:boolean-value="true">
            <text:p>VERDADERO</text:p>
          </table:table-cell>
          <table:table-cell table:formula="of:=(ABS([.$B1311]-[.E1311])&lt;=[.$B13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312]-[.C1312]" office:value-type="float" office:value="7">
            <text:p>7</text:p>
          </table:table-cell>
          <table:table-cell table:formula="of:=[.$B1312]-[.D1312]" office:value-type="float" office:value="1">
            <text:p>1</text:p>
          </table:table-cell>
          <table:table-cell table:formula="of:=[.$B1312]-[.E1312]" office:value-type="float" office:value="0">
            <text:p>0</text:p>
          </table:table-cell>
          <table:table-cell table:number-columns-repeated="8"/>
          <table:table-cell table:formula="of:=(ABS([.$B1312]-[.C1312])&lt;=[.$B1312]*0.1)" office:value-type="boolean" office:boolean-value="false">
            <text:p>FALSO</text:p>
          </table:table-cell>
          <table:table-cell table:formula="of:=(ABS([.$B1312]-[.D1312])&lt;=[.$B1312]*0.1)" office:value-type="boolean" office:boolean-value="true">
            <text:p>VERDADERO</text:p>
          </table:table-cell>
          <table:table-cell table:formula="of:=(ABS([.$B1312]-[.E1312])&lt;=[.$B13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[.$B1313]-[.C1313]" office:value-type="float" office:value="2">
            <text:p>2</text:p>
          </table:table-cell>
          <table:table-cell table:formula="of:=[.$B1313]-[.D1313]" office:value-type="float" office:value="1">
            <text:p>1</text:p>
          </table:table-cell>
          <table:table-cell table:formula="of:=[.$B1313]-[.E1313]" office:value-type="float" office:value="0">
            <text:p>0</text:p>
          </table:table-cell>
          <table:table-cell table:number-columns-repeated="8"/>
          <table:table-cell table:formula="of:=(ABS([.$B1313]-[.C1313])&lt;=[.$B1313]*0.1)" office:value-type="boolean" office:boolean-value="true">
            <text:p>VERDADERO</text:p>
          </table:table-cell>
          <table:table-cell table:formula="of:=(ABS([.$B1313]-[.D1313])&lt;=[.$B1313]*0.1)" office:value-type="boolean" office:boolean-value="true">
            <text:p>VERDADERO</text:p>
          </table:table-cell>
          <table:table-cell table:formula="of:=(ABS([.$B1313]-[.E1313])&lt;=[.$B13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314]-[.C1314]" office:value-type="float" office:value="2">
            <text:p>2</text:p>
          </table:table-cell>
          <table:table-cell table:formula="of:=[.$B1314]-[.D1314]" office:value-type="float" office:value="2">
            <text:p>2</text:p>
          </table:table-cell>
          <table:table-cell table:formula="of:=[.$B1314]-[.E1314]" office:value-type="float" office:value="0">
            <text:p>0</text:p>
          </table:table-cell>
          <table:table-cell table:number-columns-repeated="8"/>
          <table:table-cell table:formula="of:=(ABS([.$B1314]-[.C1314])&lt;=[.$B1314]*0.1)" office:value-type="boolean" office:boolean-value="true">
            <text:p>VERDADERO</text:p>
          </table:table-cell>
          <table:table-cell table:formula="of:=(ABS([.$B1314]-[.D1314])&lt;=[.$B1314]*0.1)" office:value-type="boolean" office:boolean-value="true">
            <text:p>VERDADERO</text:p>
          </table:table-cell>
          <table:table-cell table:formula="of:=(ABS([.$B1314]-[.E1314])&lt;=[.$B13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315]-[.C1315]" office:value-type="float" office:value="1">
            <text:p>1</text:p>
          </table:table-cell>
          <table:table-cell table:formula="of:=[.$B1315]-[.D1315]" office:value-type="float" office:value="0">
            <text:p>0</text:p>
          </table:table-cell>
          <table:table-cell table:formula="of:=[.$B1315]-[.E1315]" office:value-type="float" office:value="0">
            <text:p>0</text:p>
          </table:table-cell>
          <table:table-cell table:number-columns-repeated="8"/>
          <table:table-cell table:formula="of:=(ABS([.$B1315]-[.C1315])&lt;=[.$B1315]*0.1)" office:value-type="boolean" office:boolean-value="true">
            <text:p>VERDADERO</text:p>
          </table:table-cell>
          <table:table-cell table:formula="of:=(ABS([.$B1315]-[.D1315])&lt;=[.$B1315]*0.1)" office:value-type="boolean" office:boolean-value="true">
            <text:p>VERDADERO</text:p>
          </table:table-cell>
          <table:table-cell table:formula="of:=(ABS([.$B1315]-[.E1315])&lt;=[.$B13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316]-[.C1316]" office:value-type="float" office:value="1">
            <text:p>1</text:p>
          </table:table-cell>
          <table:table-cell table:formula="of:=[.$B1316]-[.D1316]" office:value-type="float" office:value="1">
            <text:p>1</text:p>
          </table:table-cell>
          <table:table-cell table:formula="of:=[.$B1316]-[.E1316]" office:value-type="float" office:value="0">
            <text:p>0</text:p>
          </table:table-cell>
          <table:table-cell table:number-columns-repeated="8"/>
          <table:table-cell table:formula="of:=(ABS([.$B1316]-[.C1316])&lt;=[.$B1316]*0.1)" office:value-type="boolean" office:boolean-value="true">
            <text:p>VERDADERO</text:p>
          </table:table-cell>
          <table:table-cell table:formula="of:=(ABS([.$B1316]-[.D1316])&lt;=[.$B1316]*0.1)" office:value-type="boolean" office:boolean-value="true">
            <text:p>VERDADERO</text:p>
          </table:table-cell>
          <table:table-cell table:formula="of:=(ABS([.$B1316]-[.E1316])&lt;=[.$B13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317]-[.C1317]" office:value-type="float" office:value="5">
            <text:p>5</text:p>
          </table:table-cell>
          <table:table-cell table:formula="of:=[.$B1317]-[.D1317]" office:value-type="float" office:value="5">
            <text:p>5</text:p>
          </table:table-cell>
          <table:table-cell table:formula="of:=[.$B1317]-[.E1317]" office:value-type="float" office:value="2">
            <text:p>2</text:p>
          </table:table-cell>
          <table:table-cell table:number-columns-repeated="8"/>
          <table:table-cell table:formula="of:=(ABS([.$B1317]-[.C1317])&lt;=[.$B1317]*0.1)" office:value-type="boolean" office:boolean-value="false">
            <text:p>FALSO</text:p>
          </table:table-cell>
          <table:table-cell table:formula="of:=(ABS([.$B1317]-[.D1317])&lt;=[.$B1317]*0.1)" office:value-type="boolean" office:boolean-value="false">
            <text:p>FALSO</text:p>
          </table:table-cell>
          <table:table-cell table:formula="of:=(ABS([.$B1317]-[.E1317])&lt;=[.$B13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318]-[.C1318]" office:value-type="float" office:value="5">
            <text:p>5</text:p>
          </table:table-cell>
          <table:table-cell table:formula="of:=[.$B1318]-[.D1318]" office:value-type="float" office:value="1">
            <text:p>1</text:p>
          </table:table-cell>
          <table:table-cell table:formula="of:=[.$B1318]-[.E1318]" office:value-type="float" office:value="0">
            <text:p>0</text:p>
          </table:table-cell>
          <table:table-cell table:number-columns-repeated="8"/>
          <table:table-cell table:formula="of:=(ABS([.$B1318]-[.C1318])&lt;=[.$B1318]*0.1)" office:value-type="boolean" office:boolean-value="false">
            <text:p>FALSO</text:p>
          </table:table-cell>
          <table:table-cell table:formula="of:=(ABS([.$B1318]-[.D1318])&lt;=[.$B1318]*0.1)" office:value-type="boolean" office:boolean-value="true">
            <text:p>VERDADERO</text:p>
          </table:table-cell>
          <table:table-cell table:formula="of:=(ABS([.$B1318]-[.E1318])&lt;=[.$B13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319]-[.C1319]" office:value-type="float" office:value="3">
            <text:p>3</text:p>
          </table:table-cell>
          <table:table-cell table:formula="of:=[.$B1319]-[.D1319]" office:value-type="float" office:value="2">
            <text:p>2</text:p>
          </table:table-cell>
          <table:table-cell table:formula="of:=[.$B1319]-[.E1319]" office:value-type="float" office:value="0">
            <text:p>0</text:p>
          </table:table-cell>
          <table:table-cell table:number-columns-repeated="8"/>
          <table:table-cell table:formula="of:=(ABS([.$B1319]-[.C1319])&lt;=[.$B1319]*0.1)" office:value-type="boolean" office:boolean-value="false">
            <text:p>FALSO</text:p>
          </table:table-cell>
          <table:table-cell table:formula="of:=(ABS([.$B1319]-[.D1319])&lt;=[.$B1319]*0.1)" office:value-type="boolean" office:boolean-value="true">
            <text:p>VERDADERO</text:p>
          </table:table-cell>
          <table:table-cell table:formula="of:=(ABS([.$B1319]-[.E1319])&lt;=[.$B13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320]-[.C1320]" office:value-type="float" office:value="7">
            <text:p>7</text:p>
          </table:table-cell>
          <table:table-cell table:formula="of:=[.$B1320]-[.D1320]" office:value-type="float" office:value="2">
            <text:p>2</text:p>
          </table:table-cell>
          <table:table-cell table:formula="of:=[.$B1320]-[.E1320]" office:value-type="float" office:value="0">
            <text:p>0</text:p>
          </table:table-cell>
          <table:table-cell table:number-columns-repeated="8"/>
          <table:table-cell table:formula="of:=(ABS([.$B1320]-[.C1320])&lt;=[.$B1320]*0.1)" office:value-type="boolean" office:boolean-value="false">
            <text:p>FALSO</text:p>
          </table:table-cell>
          <table:table-cell table:formula="of:=(ABS([.$B1320]-[.D1320])&lt;=[.$B1320]*0.1)" office:value-type="boolean" office:boolean-value="true">
            <text:p>VERDADERO</text:p>
          </table:table-cell>
          <table:table-cell table:formula="of:=(ABS([.$B1320]-[.E1320])&lt;=[.$B13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321]-[.C1321]" office:value-type="float" office:value="5">
            <text:p>5</text:p>
          </table:table-cell>
          <table:table-cell table:formula="of:=[.$B1321]-[.D1321]" office:value-type="float" office:value="4">
            <text:p>4</text:p>
          </table:table-cell>
          <table:table-cell table:formula="of:=[.$B1321]-[.E1321]" office:value-type="float" office:value="0">
            <text:p>0</text:p>
          </table:table-cell>
          <table:table-cell table:number-columns-repeated="8"/>
          <table:table-cell table:formula="of:=(ABS([.$B1321]-[.C1321])&lt;=[.$B1321]*0.1)" office:value-type="boolean" office:boolean-value="false">
            <text:p>FALSO</text:p>
          </table:table-cell>
          <table:table-cell table:formula="of:=(ABS([.$B1321]-[.D1321])&lt;=[.$B1321]*0.1)" office:value-type="boolean" office:boolean-value="false">
            <text:p>FALSO</text:p>
          </table:table-cell>
          <table:table-cell table:formula="of:=(ABS([.$B1321]-[.E1321])&lt;=[.$B13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322]-[.C1322]" office:value-type="float" office:value="2">
            <text:p>2</text:p>
          </table:table-cell>
          <table:table-cell table:formula="of:=[.$B1322]-[.D1322]" office:value-type="float" office:value="1">
            <text:p>1</text:p>
          </table:table-cell>
          <table:table-cell table:formula="of:=[.$B1322]-[.E1322]" office:value-type="float" office:value="0">
            <text:p>0</text:p>
          </table:table-cell>
          <table:table-cell table:number-columns-repeated="8"/>
          <table:table-cell table:formula="of:=(ABS([.$B1322]-[.C1322])&lt;=[.$B1322]*0.1)" office:value-type="boolean" office:boolean-value="true">
            <text:p>VERDADERO</text:p>
          </table:table-cell>
          <table:table-cell table:formula="of:=(ABS([.$B1322]-[.D1322])&lt;=[.$B1322]*0.1)" office:value-type="boolean" office:boolean-value="true">
            <text:p>VERDADERO</text:p>
          </table:table-cell>
          <table:table-cell table:formula="of:=(ABS([.$B1322]-[.E1322])&lt;=[.$B13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323]-[.C1323]" office:value-type="float" office:value="5">
            <text:p>5</text:p>
          </table:table-cell>
          <table:table-cell table:formula="of:=[.$B1323]-[.D1323]" office:value-type="float" office:value="2">
            <text:p>2</text:p>
          </table:table-cell>
          <table:table-cell table:formula="of:=[.$B1323]-[.E1323]" office:value-type="float" office:value="0">
            <text:p>0</text:p>
          </table:table-cell>
          <table:table-cell table:number-columns-repeated="8"/>
          <table:table-cell table:formula="of:=(ABS([.$B1323]-[.C1323])&lt;=[.$B1323]*0.1)" office:value-type="boolean" office:boolean-value="false">
            <text:p>FALSO</text:p>
          </table:table-cell>
          <table:table-cell table:formula="of:=(ABS([.$B1323]-[.D1323])&lt;=[.$B1323]*0.1)" office:value-type="boolean" office:boolean-value="false">
            <text:p>FALSO</text:p>
          </table:table-cell>
          <table:table-cell table:formula="of:=(ABS([.$B1323]-[.E1323])&lt;=[.$B13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324]-[.C1324]" office:value-type="float" office:value="6">
            <text:p>6</text:p>
          </table:table-cell>
          <table:table-cell table:formula="of:=[.$B1324]-[.D1324]" office:value-type="float" office:value="3">
            <text:p>3</text:p>
          </table:table-cell>
          <table:table-cell table:formula="of:=[.$B1324]-[.E1324]" office:value-type="float" office:value="0">
            <text:p>0</text:p>
          </table:table-cell>
          <table:table-cell table:number-columns-repeated="8"/>
          <table:table-cell table:formula="of:=(ABS([.$B1324]-[.C1324])&lt;=[.$B1324]*0.1)" office:value-type="boolean" office:boolean-value="false">
            <text:p>FALSO</text:p>
          </table:table-cell>
          <table:table-cell table:formula="of:=(ABS([.$B1324]-[.D1324])&lt;=[.$B1324]*0.1)" office:value-type="boolean" office:boolean-value="false">
            <text:p>FALSO</text:p>
          </table:table-cell>
          <table:table-cell table:formula="of:=(ABS([.$B1324]-[.E1324])&lt;=[.$B13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table:formula="of:=[.$B1325]-[.C1325]" office:value-type="float" office:value="7">
            <text:p>7</text:p>
          </table:table-cell>
          <table:table-cell table:formula="of:=[.$B1325]-[.D1325]" office:value-type="float" office:value="5">
            <text:p>5</text:p>
          </table:table-cell>
          <table:table-cell table:formula="of:=[.$B1325]-[.E1325]" office:value-type="float" office:value="0">
            <text:p>0</text:p>
          </table:table-cell>
          <table:table-cell table:number-columns-repeated="8"/>
          <table:table-cell table:formula="of:=(ABS([.$B1325]-[.C1325])&lt;=[.$B1325]*0.1)" office:value-type="boolean" office:boolean-value="false">
            <text:p>FALSO</text:p>
          </table:table-cell>
          <table:table-cell table:formula="of:=(ABS([.$B1325]-[.D1325])&lt;=[.$B1325]*0.1)" office:value-type="boolean" office:boolean-value="false">
            <text:p>FALSO</text:p>
          </table:table-cell>
          <table:table-cell table:formula="of:=(ABS([.$B1325]-[.E1325])&lt;=[.$B13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326]-[.C1326]" office:value-type="float" office:value="5">
            <text:p>5</text:p>
          </table:table-cell>
          <table:table-cell table:formula="of:=[.$B1326]-[.D1326]" office:value-type="float" office:value="4">
            <text:p>4</text:p>
          </table:table-cell>
          <table:table-cell table:formula="of:=[.$B1326]-[.E1326]" office:value-type="float" office:value="0">
            <text:p>0</text:p>
          </table:table-cell>
          <table:table-cell table:number-columns-repeated="8"/>
          <table:table-cell table:formula="of:=(ABS([.$B1326]-[.C1326])&lt;=[.$B1326]*0.1)" office:value-type="boolean" office:boolean-value="false">
            <text:p>FALSO</text:p>
          </table:table-cell>
          <table:table-cell table:formula="of:=(ABS([.$B1326]-[.D1326])&lt;=[.$B1326]*0.1)" office:value-type="boolean" office:boolean-value="false">
            <text:p>FALSO</text:p>
          </table:table-cell>
          <table:table-cell table:formula="of:=(ABS([.$B1326]-[.E1326])&lt;=[.$B13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327]-[.C1327]" office:value-type="float" office:value="4">
            <text:p>4</text:p>
          </table:table-cell>
          <table:table-cell table:formula="of:=[.$B1327]-[.D1327]" office:value-type="float" office:value="3">
            <text:p>3</text:p>
          </table:table-cell>
          <table:table-cell table:formula="of:=[.$B1327]-[.E1327]" office:value-type="float" office:value="0">
            <text:p>0</text:p>
          </table:table-cell>
          <table:table-cell table:number-columns-repeated="8"/>
          <table:table-cell table:formula="of:=(ABS([.$B1327]-[.C1327])&lt;=[.$B1327]*0.1)" office:value-type="boolean" office:boolean-value="false">
            <text:p>FALSO</text:p>
          </table:table-cell>
          <table:table-cell table:formula="of:=(ABS([.$B1327]-[.D1327])&lt;=[.$B1327]*0.1)" office:value-type="boolean" office:boolean-value="false">
            <text:p>FALSO</text:p>
          </table:table-cell>
          <table:table-cell table:formula="of:=(ABS([.$B1327]-[.E1327])&lt;=[.$B13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[.$B1328]-[.C1328]" office:value-type="float" office:value="1">
            <text:p>1</text:p>
          </table:table-cell>
          <table:table-cell table:formula="of:=[.$B1328]-[.D1328]" office:value-type="float" office:value="1">
            <text:p>1</text:p>
          </table:table-cell>
          <table:table-cell table:formula="of:=[.$B1328]-[.E1328]" office:value-type="float" office:value="0">
            <text:p>0</text:p>
          </table:table-cell>
          <table:table-cell table:number-columns-repeated="8"/>
          <table:table-cell table:formula="of:=(ABS([.$B1328]-[.C1328])&lt;=[.$B1328]*0.1)" office:value-type="boolean" office:boolean-value="true">
            <text:p>VERDADERO</text:p>
          </table:table-cell>
          <table:table-cell table:formula="of:=(ABS([.$B1328]-[.D1328])&lt;=[.$B1328]*0.1)" office:value-type="boolean" office:boolean-value="true">
            <text:p>VERDADERO</text:p>
          </table:table-cell>
          <table:table-cell table:formula="of:=(ABS([.$B1328]-[.E1328])&lt;=[.$B13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  <table:table-cell table:formula="of:=[.$B1329]-[.C1329]" office:value-type="float" office:value="8">
            <text:p>8</text:p>
          </table:table-cell>
          <table:table-cell table:formula="of:=[.$B1329]-[.D1329]" office:value-type="float" office:value="5">
            <text:p>5</text:p>
          </table:table-cell>
          <table:table-cell table:formula="of:=[.$B1329]-[.E1329]" office:value-type="float" office:value="0">
            <text:p>0</text:p>
          </table:table-cell>
          <table:table-cell table:number-columns-repeated="8"/>
          <table:table-cell table:formula="of:=(ABS([.$B1329]-[.C1329])&lt;=[.$B1329]*0.1)" office:value-type="boolean" office:boolean-value="false">
            <text:p>FALSO</text:p>
          </table:table-cell>
          <table:table-cell table:formula="of:=(ABS([.$B1329]-[.D1329])&lt;=[.$B1329]*0.1)" office:value-type="boolean" office:boolean-value="false">
            <text:p>FALSO</text:p>
          </table:table-cell>
          <table:table-cell table:formula="of:=(ABS([.$B1329]-[.E1329])&lt;=[.$B13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330]-[.C1330]" office:value-type="float" office:value="5">
            <text:p>5</text:p>
          </table:table-cell>
          <table:table-cell table:formula="of:=[.$B1330]-[.D1330]" office:value-type="float" office:value="4">
            <text:p>4</text:p>
          </table:table-cell>
          <table:table-cell table:formula="of:=[.$B1330]-[.E1330]" office:value-type="float" office:value="0">
            <text:p>0</text:p>
          </table:table-cell>
          <table:table-cell table:number-columns-repeated="8"/>
          <table:table-cell table:formula="of:=(ABS([.$B1330]-[.C1330])&lt;=[.$B1330]*0.1)" office:value-type="boolean" office:boolean-value="false">
            <text:p>FALSO</text:p>
          </table:table-cell>
          <table:table-cell table:formula="of:=(ABS([.$B1330]-[.D1330])&lt;=[.$B1330]*0.1)" office:value-type="boolean" office:boolean-value="false">
            <text:p>FALSO</text:p>
          </table:table-cell>
          <table:table-cell table:formula="of:=(ABS([.$B1330]-[.E1330])&lt;=[.$B13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  <table:table-cell table:formula="of:=[.$B1331]-[.C1331]" office:value-type="float" office:value="9">
            <text:p>9</text:p>
          </table:table-cell>
          <table:table-cell table:formula="of:=[.$B1331]-[.D1331]" office:value-type="float" office:value="8">
            <text:p>8</text:p>
          </table:table-cell>
          <table:table-cell table:formula="of:=[.$B1331]-[.E1331]" office:value-type="float" office:value="0">
            <text:p>0</text:p>
          </table:table-cell>
          <table:table-cell table:number-columns-repeated="8"/>
          <table:table-cell table:formula="of:=(ABS([.$B1331]-[.C1331])&lt;=[.$B1331]*0.1)" office:value-type="boolean" office:boolean-value="false">
            <text:p>FALSO</text:p>
          </table:table-cell>
          <table:table-cell table:formula="of:=(ABS([.$B1331]-[.D1331])&lt;=[.$B1331]*0.1)" office:value-type="boolean" office:boolean-value="false">
            <text:p>FALSO</text:p>
          </table:table-cell>
          <table:table-cell table:formula="of:=(ABS([.$B1331]-[.E1331])&lt;=[.$B13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[.$B1332]-[.C1332]" office:value-type="float" office:value="1">
            <text:p>1</text:p>
          </table:table-cell>
          <table:table-cell table:formula="of:=[.$B1332]-[.D1332]" office:value-type="float" office:value="1">
            <text:p>1</text:p>
          </table:table-cell>
          <table:table-cell table:formula="of:=[.$B1332]-[.E1332]" office:value-type="float" office:value="0">
            <text:p>0</text:p>
          </table:table-cell>
          <table:table-cell table:number-columns-repeated="8"/>
          <table:table-cell table:formula="of:=(ABS([.$B1332]-[.C1332])&lt;=[.$B1332]*0.1)" office:value-type="boolean" office:boolean-value="true">
            <text:p>VERDADERO</text:p>
          </table:table-cell>
          <table:table-cell table:formula="of:=(ABS([.$B1332]-[.D1332])&lt;=[.$B1332]*0.1)" office:value-type="boolean" office:boolean-value="true">
            <text:p>VERDADERO</text:p>
          </table:table-cell>
          <table:table-cell table:formula="of:=(ABS([.$B1332]-[.E1332])&lt;=[.$B13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333]-[.C1333]" office:value-type="float" office:value="3">
            <text:p>3</text:p>
          </table:table-cell>
          <table:table-cell table:formula="of:=[.$B1333]-[.D1333]" office:value-type="float" office:value="3">
            <text:p>3</text:p>
          </table:table-cell>
          <table:table-cell table:formula="of:=[.$B1333]-[.E1333]" office:value-type="float" office:value="0">
            <text:p>0</text:p>
          </table:table-cell>
          <table:table-cell table:number-columns-repeated="8"/>
          <table:table-cell table:formula="of:=(ABS([.$B1333]-[.C1333])&lt;=[.$B1333]*0.1)" office:value-type="boolean" office:boolean-value="false">
            <text:p>FALSO</text:p>
          </table:table-cell>
          <table:table-cell table:formula="of:=(ABS([.$B1333]-[.D1333])&lt;=[.$B1333]*0.1)" office:value-type="boolean" office:boolean-value="false">
            <text:p>FALSO</text:p>
          </table:table-cell>
          <table:table-cell table:formula="of:=(ABS([.$B1333]-[.E1333])&lt;=[.$B13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/>
          <table:table-cell table:formula="of:=[.$B1334]-[.C1334]" office:value-type="float" office:value="6">
            <text:p>6</text:p>
          </table:table-cell>
          <table:table-cell table:formula="of:=[.$B1334]-[.D1334]" office:value-type="float" office:value="5">
            <text:p>5</text:p>
          </table:table-cell>
          <table:table-cell table:formula="of:=[.$B1334]-[.E1334]" office:value-type="float" office:value="0">
            <text:p>0</text:p>
          </table:table-cell>
          <table:table-cell table:number-columns-repeated="8"/>
          <table:table-cell table:formula="of:=(ABS([.$B1334]-[.C1334])&lt;=[.$B1334]*0.1)" office:value-type="boolean" office:boolean-value="false">
            <text:p>FALSO</text:p>
          </table:table-cell>
          <table:table-cell table:formula="of:=(ABS([.$B1334]-[.D1334])&lt;=[.$B1334]*0.1)" office:value-type="boolean" office:boolean-value="false">
            <text:p>FALSO</text:p>
          </table:table-cell>
          <table:table-cell table:formula="of:=(ABS([.$B1334]-[.E1334])&lt;=[.$B13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  <table:table-cell table:formula="of:=[.$B1335]-[.C1335]" office:value-type="float" office:value="8">
            <text:p>8</text:p>
          </table:table-cell>
          <table:table-cell table:formula="of:=[.$B1335]-[.D1335]" office:value-type="float" office:value="6">
            <text:p>6</text:p>
          </table:table-cell>
          <table:table-cell table:formula="of:=[.$B1335]-[.E1335]" office:value-type="float" office:value="0">
            <text:p>0</text:p>
          </table:table-cell>
          <table:table-cell table:number-columns-repeated="8"/>
          <table:table-cell table:formula="of:=(ABS([.$B1335]-[.C1335])&lt;=[.$B1335]*0.1)" office:value-type="boolean" office:boolean-value="false">
            <text:p>FALSO</text:p>
          </table:table-cell>
          <table:table-cell table:formula="of:=(ABS([.$B1335]-[.D1335])&lt;=[.$B1335]*0.1)" office:value-type="boolean" office:boolean-value="false">
            <text:p>FALSO</text:p>
          </table:table-cell>
          <table:table-cell table:formula="of:=(ABS([.$B1335]-[.E1335])&lt;=[.$B13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336]-[.C1336]" office:value-type="float" office:value="5">
            <text:p>5</text:p>
          </table:table-cell>
          <table:table-cell table:formula="of:=[.$B1336]-[.D1336]" office:value-type="float" office:value="3">
            <text:p>3</text:p>
          </table:table-cell>
          <table:table-cell table:formula="of:=[.$B1336]-[.E1336]" office:value-type="float" office:value="0">
            <text:p>0</text:p>
          </table:table-cell>
          <table:table-cell table:number-columns-repeated="8"/>
          <table:table-cell table:formula="of:=(ABS([.$B1336]-[.C1336])&lt;=[.$B1336]*0.1)" office:value-type="boolean" office:boolean-value="false">
            <text:p>FALSO</text:p>
          </table:table-cell>
          <table:table-cell table:formula="of:=(ABS([.$B1336]-[.D1336])&lt;=[.$B1336]*0.1)" office:value-type="boolean" office:boolean-value="false">
            <text:p>FALSO</text:p>
          </table:table-cell>
          <table:table-cell table:formula="of:=(ABS([.$B1336]-[.E1336])&lt;=[.$B13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337]-[.C1337]" office:value-type="float" office:value="1">
            <text:p>1</text:p>
          </table:table-cell>
          <table:table-cell table:formula="of:=[.$B1337]-[.D1337]" office:value-type="float" office:value="0">
            <text:p>0</text:p>
          </table:table-cell>
          <table:table-cell table:formula="of:=[.$B1337]-[.E1337]" office:value-type="float" office:value="0">
            <text:p>0</text:p>
          </table:table-cell>
          <table:table-cell table:number-columns-repeated="8"/>
          <table:table-cell table:formula="of:=(ABS([.$B1337]-[.C1337])&lt;=[.$B1337]*0.1)" office:value-type="boolean" office:boolean-value="true">
            <text:p>VERDADERO</text:p>
          </table:table-cell>
          <table:table-cell table:formula="of:=(ABS([.$B1337]-[.D1337])&lt;=[.$B1337]*0.1)" office:value-type="boolean" office:boolean-value="true">
            <text:p>VERDADERO</text:p>
          </table:table-cell>
          <table:table-cell table:formula="of:=(ABS([.$B1337]-[.E1337])&lt;=[.$B13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338]-[.C1338]" office:value-type="float" office:value="4">
            <text:p>4</text:p>
          </table:table-cell>
          <table:table-cell table:formula="of:=[.$B1338]-[.D1338]" office:value-type="float" office:value="4">
            <text:p>4</text:p>
          </table:table-cell>
          <table:table-cell table:formula="of:=[.$B1338]-[.E1338]" office:value-type="float" office:value="0">
            <text:p>0</text:p>
          </table:table-cell>
          <table:table-cell table:number-columns-repeated="8"/>
          <table:table-cell table:formula="of:=(ABS([.$B1338]-[.C1338])&lt;=[.$B1338]*0.1)" office:value-type="boolean" office:boolean-value="false">
            <text:p>FALSO</text:p>
          </table:table-cell>
          <table:table-cell table:formula="of:=(ABS([.$B1338]-[.D1338])&lt;=[.$B1338]*0.1)" office:value-type="boolean" office:boolean-value="false">
            <text:p>FALSO</text:p>
          </table:table-cell>
          <table:table-cell table:formula="of:=(ABS([.$B1338]-[.E1338])&lt;=[.$B13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19">
            <text:p>19</text:p>
          </table:table-cell>
          <table:table-cell/>
          <table:table-cell table:formula="of:=[.$B1339]-[.C1339]" office:value-type="float" office:value="0">
            <text:p>0</text:p>
          </table:table-cell>
          <table:table-cell table:formula="of:=[.$B1339]-[.D1339]" office:value-type="float" office:value="0">
            <text:p>0</text:p>
          </table:table-cell>
          <table:table-cell table:formula="of:=[.$B1339]-[.E1339]" office:value-type="float" office:value="0">
            <text:p>0</text:p>
          </table:table-cell>
          <table:table-cell table:number-columns-repeated="8"/>
          <table:table-cell table:formula="of:=(ABS([.$B1339]-[.C1339])&lt;=[.$B1339]*0.1)" office:value-type="boolean" office:boolean-value="true">
            <text:p>VERDADERO</text:p>
          </table:table-cell>
          <table:table-cell table:formula="of:=(ABS([.$B1339]-[.D1339])&lt;=[.$B1339]*0.1)" office:value-type="boolean" office:boolean-value="true">
            <text:p>VERDADERO</text:p>
          </table:table-cell>
          <table:table-cell table:formula="of:=(ABS([.$B1339]-[.E1339])&lt;=[.$B13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office:value-type="float" office:value="21">
            <text:p>21</text:p>
          </table:table-cell>
          <table:table-cell/>
          <table:table-cell table:formula="of:=[.$B1340]-[.C1340]" office:value-type="float" office:value="7">
            <text:p>7</text:p>
          </table:table-cell>
          <table:table-cell table:formula="of:=[.$B1340]-[.D1340]" office:value-type="float" office:value="7">
            <text:p>7</text:p>
          </table:table-cell>
          <table:table-cell table:formula="of:=[.$B1340]-[.E1340]" office:value-type="float" office:value="2">
            <text:p>2</text:p>
          </table:table-cell>
          <table:table-cell table:number-columns-repeated="8"/>
          <table:table-cell table:formula="of:=(ABS([.$B1340]-[.C1340])&lt;=[.$B1340]*0.1)" office:value-type="boolean" office:boolean-value="false">
            <text:p>FALSO</text:p>
          </table:table-cell>
          <table:table-cell table:formula="of:=(ABS([.$B1340]-[.D1340])&lt;=[.$B1340]*0.1)" office:value-type="boolean" office:boolean-value="false">
            <text:p>FALSO</text:p>
          </table:table-cell>
          <table:table-cell table:formula="of:=(ABS([.$B1340]-[.E1340])&lt;=[.$B13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341]-[.C1341]" office:value-type="float" office:value="6">
            <text:p>6</text:p>
          </table:table-cell>
          <table:table-cell table:formula="of:=[.$B1341]-[.D1341]" office:value-type="float" office:value="3">
            <text:p>3</text:p>
          </table:table-cell>
          <table:table-cell table:formula="of:=[.$B1341]-[.E1341]" office:value-type="float" office:value="1">
            <text:p>1</text:p>
          </table:table-cell>
          <table:table-cell table:number-columns-repeated="8"/>
          <table:table-cell table:formula="of:=(ABS([.$B1341]-[.C1341])&lt;=[.$B1341]*0.1)" office:value-type="boolean" office:boolean-value="false">
            <text:p>FALSO</text:p>
          </table:table-cell>
          <table:table-cell table:formula="of:=(ABS([.$B1341]-[.D1341])&lt;=[.$B1341]*0.1)" office:value-type="boolean" office:boolean-value="false">
            <text:p>FALSO</text:p>
          </table:table-cell>
          <table:table-cell table:formula="of:=(ABS([.$B1341]-[.E1341])&lt;=[.$B13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342]-[.C1342]" office:value-type="float" office:value="3">
            <text:p>3</text:p>
          </table:table-cell>
          <table:table-cell table:formula="of:=[.$B1342]-[.D1342]" office:value-type="float" office:value="3">
            <text:p>3</text:p>
          </table:table-cell>
          <table:table-cell table:formula="of:=[.$B1342]-[.E1342]" office:value-type="float" office:value="0">
            <text:p>0</text:p>
          </table:table-cell>
          <table:table-cell table:number-columns-repeated="8"/>
          <table:table-cell table:formula="of:=(ABS([.$B1342]-[.C1342])&lt;=[.$B1342]*0.1)" office:value-type="boolean" office:boolean-value="false">
            <text:p>FALSO</text:p>
          </table:table-cell>
          <table:table-cell table:formula="of:=(ABS([.$B1342]-[.D1342])&lt;=[.$B1342]*0.1)" office:value-type="boolean" office:boolean-value="false">
            <text:p>FALSO</text:p>
          </table:table-cell>
          <table:table-cell table:formula="of:=(ABS([.$B1342]-[.E1342])&lt;=[.$B13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  <table:table-cell table:formula="of:=[.$B1343]-[.C1343]" office:value-type="float" office:value="4">
            <text:p>4</text:p>
          </table:table-cell>
          <table:table-cell table:formula="of:=[.$B1343]-[.D1343]" office:value-type="float" office:value="4">
            <text:p>4</text:p>
          </table:table-cell>
          <table:table-cell table:formula="of:=[.$B1343]-[.E1343]" office:value-type="float" office:value="0">
            <text:p>0</text:p>
          </table:table-cell>
          <table:table-cell table:number-columns-repeated="8"/>
          <table:table-cell table:formula="of:=(ABS([.$B1343]-[.C1343])&lt;=[.$B1343]*0.1)" office:value-type="boolean" office:boolean-value="false">
            <text:p>FALSO</text:p>
          </table:table-cell>
          <table:table-cell table:formula="of:=(ABS([.$B1343]-[.D1343])&lt;=[.$B1343]*0.1)" office:value-type="boolean" office:boolean-value="false">
            <text:p>FALSO</text:p>
          </table:table-cell>
          <table:table-cell table:formula="of:=(ABS([.$B1343]-[.E1343])&lt;=[.$B13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344]-[.C1344]" office:value-type="float" office:value="4">
            <text:p>4</text:p>
          </table:table-cell>
          <table:table-cell table:formula="of:=[.$B1344]-[.D1344]" office:value-type="float" office:value="4">
            <text:p>4</text:p>
          </table:table-cell>
          <table:table-cell table:formula="of:=[.$B1344]-[.E1344]" office:value-type="float" office:value="1">
            <text:p>1</text:p>
          </table:table-cell>
          <table:table-cell table:number-columns-repeated="8"/>
          <table:table-cell table:formula="of:=(ABS([.$B1344]-[.C1344])&lt;=[.$B1344]*0.1)" office:value-type="boolean" office:boolean-value="false">
            <text:p>FALSO</text:p>
          </table:table-cell>
          <table:table-cell table:formula="of:=(ABS([.$B1344]-[.D1344])&lt;=[.$B1344]*0.1)" office:value-type="boolean" office:boolean-value="false">
            <text:p>FALSO</text:p>
          </table:table-cell>
          <table:table-cell table:formula="of:=(ABS([.$B1344]-[.E1344])&lt;=[.$B13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345]-[.C1345]" office:value-type="float" office:value="3">
            <text:p>3</text:p>
          </table:table-cell>
          <table:table-cell table:formula="of:=[.$B1345]-[.D1345]" office:value-type="float" office:value="3">
            <text:p>3</text:p>
          </table:table-cell>
          <table:table-cell table:formula="of:=[.$B1345]-[.E1345]" office:value-type="float" office:value="0">
            <text:p>0</text:p>
          </table:table-cell>
          <table:table-cell table:number-columns-repeated="8"/>
          <table:table-cell table:formula="of:=(ABS([.$B1345]-[.C1345])&lt;=[.$B1345]*0.1)" office:value-type="boolean" office:boolean-value="false">
            <text:p>FALSO</text:p>
          </table:table-cell>
          <table:table-cell table:formula="of:=(ABS([.$B1345]-[.D1345])&lt;=[.$B1345]*0.1)" office:value-type="boolean" office:boolean-value="false">
            <text:p>FALSO</text:p>
          </table:table-cell>
          <table:table-cell table:formula="of:=(ABS([.$B1345]-[.E1345])&lt;=[.$B13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/>
          <table:table-cell table:formula="of:=[.$B1346]-[.C1346]" office:value-type="float" office:value="6">
            <text:p>6</text:p>
          </table:table-cell>
          <table:table-cell table:formula="of:=[.$B1346]-[.D1346]" office:value-type="float" office:value="5">
            <text:p>5</text:p>
          </table:table-cell>
          <table:table-cell table:formula="of:=[.$B1346]-[.E1346]" office:value-type="float" office:value="2">
            <text:p>2</text:p>
          </table:table-cell>
          <table:table-cell table:number-columns-repeated="8"/>
          <table:table-cell table:formula="of:=(ABS([.$B1346]-[.C1346])&lt;=[.$B1346]*0.1)" office:value-type="boolean" office:boolean-value="false">
            <text:p>FALSO</text:p>
          </table:table-cell>
          <table:table-cell table:formula="of:=(ABS([.$B1346]-[.D1346])&lt;=[.$B1346]*0.1)" office:value-type="boolean" office:boolean-value="false">
            <text:p>FALSO</text:p>
          </table:table-cell>
          <table:table-cell table:formula="of:=(ABS([.$B1346]-[.E1346])&lt;=[.$B13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347]-[.C1347]" office:value-type="float" office:value="4">
            <text:p>4</text:p>
          </table:table-cell>
          <table:table-cell table:formula="of:=[.$B1347]-[.D1347]" office:value-type="float" office:value="3">
            <text:p>3</text:p>
          </table:table-cell>
          <table:table-cell table:formula="of:=[.$B1347]-[.E1347]" office:value-type="float" office:value="2">
            <text:p>2</text:p>
          </table:table-cell>
          <table:table-cell table:number-columns-repeated="8"/>
          <table:table-cell table:formula="of:=(ABS([.$B1347]-[.C1347])&lt;=[.$B1347]*0.1)" office:value-type="boolean" office:boolean-value="false">
            <text:p>FALSO</text:p>
          </table:table-cell>
          <table:table-cell table:formula="of:=(ABS([.$B1347]-[.D1347])&lt;=[.$B1347]*0.1)" office:value-type="boolean" office:boolean-value="false">
            <text:p>FALSO</text:p>
          </table:table-cell>
          <table:table-cell table:formula="of:=(ABS([.$B1347]-[.E1347])&lt;=[.$B13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348]-[.C1348]" office:value-type="float" office:value="3">
            <text:p>3</text:p>
          </table:table-cell>
          <table:table-cell table:formula="of:=[.$B1348]-[.D1348]" office:value-type="float" office:value="0">
            <text:p>0</text:p>
          </table:table-cell>
          <table:table-cell table:formula="of:=[.$B1348]-[.E1348]" office:value-type="float" office:value="0">
            <text:p>0</text:p>
          </table:table-cell>
          <table:table-cell table:number-columns-repeated="8"/>
          <table:table-cell table:formula="of:=(ABS([.$B1348]-[.C1348])&lt;=[.$B1348]*0.1)" office:value-type="boolean" office:boolean-value="false">
            <text:p>FALSO</text:p>
          </table:table-cell>
          <table:table-cell table:formula="of:=(ABS([.$B1348]-[.D1348])&lt;=[.$B1348]*0.1)" office:value-type="boolean" office:boolean-value="true">
            <text:p>VERDADERO</text:p>
          </table:table-cell>
          <table:table-cell table:formula="of:=(ABS([.$B1348]-[.E1348])&lt;=[.$B13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349]-[.C1349]" office:value-type="float" office:value="2">
            <text:p>2</text:p>
          </table:table-cell>
          <table:table-cell table:formula="of:=[.$B1349]-[.D1349]" office:value-type="float" office:value="2">
            <text:p>2</text:p>
          </table:table-cell>
          <table:table-cell table:formula="of:=[.$B1349]-[.E1349]" office:value-type="float" office:value="0">
            <text:p>0</text:p>
          </table:table-cell>
          <table:table-cell table:number-columns-repeated="8"/>
          <table:table-cell table:formula="of:=(ABS([.$B1349]-[.C1349])&lt;=[.$B1349]*0.1)" office:value-type="boolean" office:boolean-value="true">
            <text:p>VERDADERO</text:p>
          </table:table-cell>
          <table:table-cell table:formula="of:=(ABS([.$B1349]-[.D1349])&lt;=[.$B1349]*0.1)" office:value-type="boolean" office:boolean-value="true">
            <text:p>VERDADERO</text:p>
          </table:table-cell>
          <table:table-cell table:formula="of:=(ABS([.$B1349]-[.E1349])&lt;=[.$B13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18">
            <text:p>18</text:p>
          </table:table-cell>
          <table:table-cell/>
          <table:table-cell table:formula="of:=[.$B1350]-[.C1350]" office:value-type="float" office:value="0">
            <text:p>0</text:p>
          </table:table-cell>
          <table:table-cell table:formula="of:=[.$B1350]-[.D1350]" office:value-type="float" office:value="0">
            <text:p>0</text:p>
          </table:table-cell>
          <table:table-cell table:formula="of:=[.$B1350]-[.E1350]" office:value-type="float" office:value="0">
            <text:p>0</text:p>
          </table:table-cell>
          <table:table-cell table:number-columns-repeated="8"/>
          <table:table-cell table:formula="of:=(ABS([.$B1350]-[.C1350])&lt;=[.$B1350]*0.1)" office:value-type="boolean" office:boolean-value="true">
            <text:p>VERDADERO</text:p>
          </table:table-cell>
          <table:table-cell table:formula="of:=(ABS([.$B1350]-[.D1350])&lt;=[.$B1350]*0.1)" office:value-type="boolean" office:boolean-value="true">
            <text:p>VERDADERO</text:p>
          </table:table-cell>
          <table:table-cell table:formula="of:=(ABS([.$B1350]-[.E1350])&lt;=[.$B13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351]-[.C1351]" office:value-type="float" office:value="4">
            <text:p>4</text:p>
          </table:table-cell>
          <table:table-cell table:formula="of:=[.$B1351]-[.D1351]" office:value-type="float" office:value="4">
            <text:p>4</text:p>
          </table:table-cell>
          <table:table-cell table:formula="of:=[.$B1351]-[.E1351]" office:value-type="float" office:value="0">
            <text:p>0</text:p>
          </table:table-cell>
          <table:table-cell table:number-columns-repeated="8"/>
          <table:table-cell table:formula="of:=(ABS([.$B1351]-[.C1351])&lt;=[.$B1351]*0.1)" office:value-type="boolean" office:boolean-value="false">
            <text:p>FALSO</text:p>
          </table:table-cell>
          <table:table-cell table:formula="of:=(ABS([.$B1351]-[.D1351])&lt;=[.$B1351]*0.1)" office:value-type="boolean" office:boolean-value="false">
            <text:p>FALSO</text:p>
          </table:table-cell>
          <table:table-cell table:formula="of:=(ABS([.$B1351]-[.E1351])&lt;=[.$B13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table:formula="of:=[.$B1352]-[.C1352]" office:value-type="float" office:value="10">
            <text:p>10</text:p>
          </table:table-cell>
          <table:table-cell table:formula="of:=[.$B1352]-[.D1352]" office:value-type="float" office:value="5">
            <text:p>5</text:p>
          </table:table-cell>
          <table:table-cell table:formula="of:=[.$B1352]-[.E1352]" office:value-type="float" office:value="0">
            <text:p>0</text:p>
          </table:table-cell>
          <table:table-cell table:number-columns-repeated="8"/>
          <table:table-cell table:formula="of:=(ABS([.$B1352]-[.C1352])&lt;=[.$B1352]*0.1)" office:value-type="boolean" office:boolean-value="false">
            <text:p>FALSO</text:p>
          </table:table-cell>
          <table:table-cell table:formula="of:=(ABS([.$B1352]-[.D1352])&lt;=[.$B1352]*0.1)" office:value-type="boolean" office:boolean-value="false">
            <text:p>FALSO</text:p>
          </table:table-cell>
          <table:table-cell table:formula="of:=(ABS([.$B1352]-[.E1352])&lt;=[.$B13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[.$B1353]-[.C1353]" office:value-type="float" office:value="5">
            <text:p>5</text:p>
          </table:table-cell>
          <table:table-cell table:formula="of:=[.$B1353]-[.D1353]" office:value-type="float" office:value="5">
            <text:p>5</text:p>
          </table:table-cell>
          <table:table-cell table:formula="of:=[.$B1353]-[.E1353]" office:value-type="float" office:value="1">
            <text:p>1</text:p>
          </table:table-cell>
          <table:table-cell table:number-columns-repeated="8"/>
          <table:table-cell table:formula="of:=(ABS([.$B1353]-[.C1353])&lt;=[.$B1353]*0.1)" office:value-type="boolean" office:boolean-value="false">
            <text:p>FALSO</text:p>
          </table:table-cell>
          <table:table-cell table:formula="of:=(ABS([.$B1353]-[.D1353])&lt;=[.$B1353]*0.1)" office:value-type="boolean" office:boolean-value="false">
            <text:p>FALSO</text:p>
          </table:table-cell>
          <table:table-cell table:formula="of:=(ABS([.$B1353]-[.E1353])&lt;=[.$B13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354]-[.C1354]" office:value-type="float" office:value="4">
            <text:p>4</text:p>
          </table:table-cell>
          <table:table-cell table:formula="of:=[.$B1354]-[.D1354]" office:value-type="float" office:value="3">
            <text:p>3</text:p>
          </table:table-cell>
          <table:table-cell table:formula="of:=[.$B1354]-[.E1354]" office:value-type="float" office:value="0">
            <text:p>0</text:p>
          </table:table-cell>
          <table:table-cell table:number-columns-repeated="8"/>
          <table:table-cell table:formula="of:=(ABS([.$B1354]-[.C1354])&lt;=[.$B1354]*0.1)" office:value-type="boolean" office:boolean-value="false">
            <text:p>FALSO</text:p>
          </table:table-cell>
          <table:table-cell table:formula="of:=(ABS([.$B1354]-[.D1354])&lt;=[.$B1354]*0.1)" office:value-type="boolean" office:boolean-value="false">
            <text:p>FALSO</text:p>
          </table:table-cell>
          <table:table-cell table:formula="of:=(ABS([.$B1354]-[.E1354])&lt;=[.$B13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[.$B1355]-[.C1355]" office:value-type="float" office:value="5">
            <text:p>5</text:p>
          </table:table-cell>
          <table:table-cell table:formula="of:=[.$B1355]-[.D1355]" office:value-type="float" office:value="0">
            <text:p>0</text:p>
          </table:table-cell>
          <table:table-cell table:formula="of:=[.$B1355]-[.E1355]" office:value-type="float" office:value="0">
            <text:p>0</text:p>
          </table:table-cell>
          <table:table-cell table:number-columns-repeated="8"/>
          <table:table-cell table:formula="of:=(ABS([.$B1355]-[.C1355])&lt;=[.$B1355]*0.1)" office:value-type="boolean" office:boolean-value="false">
            <text:p>FALSO</text:p>
          </table:table-cell>
          <table:table-cell table:formula="of:=(ABS([.$B1355]-[.D1355])&lt;=[.$B1355]*0.1)" office:value-type="boolean" office:boolean-value="true">
            <text:p>VERDADERO</text:p>
          </table:table-cell>
          <table:table-cell table:formula="of:=(ABS([.$B1355]-[.E1355])&lt;=[.$B13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/>
          <table:table-cell table:formula="of:=[.$B1356]-[.C1356]" office:value-type="float" office:value="10">
            <text:p>10</text:p>
          </table:table-cell>
          <table:table-cell table:formula="of:=[.$B1356]-[.D1356]" office:value-type="float" office:value="9">
            <text:p>9</text:p>
          </table:table-cell>
          <table:table-cell table:formula="of:=[.$B1356]-[.E1356]" office:value-type="float" office:value="0">
            <text:p>0</text:p>
          </table:table-cell>
          <table:table-cell table:number-columns-repeated="8"/>
          <table:table-cell table:formula="of:=(ABS([.$B1356]-[.C1356])&lt;=[.$B1356]*0.1)" office:value-type="boolean" office:boolean-value="false">
            <text:p>FALSO</text:p>
          </table:table-cell>
          <table:table-cell table:formula="of:=(ABS([.$B1356]-[.D1356])&lt;=[.$B1356]*0.1)" office:value-type="boolean" office:boolean-value="false">
            <text:p>FALSO</text:p>
          </table:table-cell>
          <table:table-cell table:formula="of:=(ABS([.$B1356]-[.E1356])&lt;=[.$B13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357]-[.C1357]" office:value-type="float" office:value="2">
            <text:p>2</text:p>
          </table:table-cell>
          <table:table-cell table:formula="of:=[.$B1357]-[.D1357]" office:value-type="float" office:value="2">
            <text:p>2</text:p>
          </table:table-cell>
          <table:table-cell table:formula="of:=[.$B1357]-[.E1357]" office:value-type="float" office:value="0">
            <text:p>0</text:p>
          </table:table-cell>
          <table:table-cell table:number-columns-repeated="8"/>
          <table:table-cell table:formula="of:=(ABS([.$B1357]-[.C1357])&lt;=[.$B1357]*0.1)" office:value-type="boolean" office:boolean-value="true">
            <text:p>VERDADERO</text:p>
          </table:table-cell>
          <table:table-cell table:formula="of:=(ABS([.$B1357]-[.D1357])&lt;=[.$B1357]*0.1)" office:value-type="boolean" office:boolean-value="true">
            <text:p>VERDADERO</text:p>
          </table:table-cell>
          <table:table-cell table:formula="of:=(ABS([.$B1357]-[.E1357])&lt;=[.$B13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21">
            <text:p>21</text:p>
          </table:table-cell>
          <table:table-cell office:value-type="float" office:value="27">
            <text:p>27</text:p>
          </table:table-cell>
          <table:table-cell/>
          <table:table-cell table:formula="of:=[.$B1358]-[.C1358]" office:value-type="float" office:value="7">
            <text:p>7</text:p>
          </table:table-cell>
          <table:table-cell table:formula="of:=[.$B1358]-[.D1358]" office:value-type="float" office:value="7">
            <text:p>7</text:p>
          </table:table-cell>
          <table:table-cell table:formula="of:=[.$B1358]-[.E1358]" office:value-type="float" office:value="1">
            <text:p>1</text:p>
          </table:table-cell>
          <table:table-cell table:number-columns-repeated="8"/>
          <table:table-cell table:formula="of:=(ABS([.$B1358]-[.C1358])&lt;=[.$B1358]*0.1)" office:value-type="boolean" office:boolean-value="false">
            <text:p>FALSO</text:p>
          </table:table-cell>
          <table:table-cell table:formula="of:=(ABS([.$B1358]-[.D1358])&lt;=[.$B1358]*0.1)" office:value-type="boolean" office:boolean-value="false">
            <text:p>FALSO</text:p>
          </table:table-cell>
          <table:table-cell table:formula="of:=(ABS([.$B1358]-[.E1358])&lt;=[.$B13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359]-[.C1359]" office:value-type="float" office:value="5">
            <text:p>5</text:p>
          </table:table-cell>
          <table:table-cell table:formula="of:=[.$B1359]-[.D1359]" office:value-type="float" office:value="4">
            <text:p>4</text:p>
          </table:table-cell>
          <table:table-cell table:formula="of:=[.$B1359]-[.E1359]" office:value-type="float" office:value="1">
            <text:p>1</text:p>
          </table:table-cell>
          <table:table-cell table:number-columns-repeated="8"/>
          <table:table-cell table:formula="of:=(ABS([.$B1359]-[.C1359])&lt;=[.$B1359]*0.1)" office:value-type="boolean" office:boolean-value="false">
            <text:p>FALSO</text:p>
          </table:table-cell>
          <table:table-cell table:formula="of:=(ABS([.$B1359]-[.D1359])&lt;=[.$B1359]*0.1)" office:value-type="boolean" office:boolean-value="false">
            <text:p>FALSO</text:p>
          </table:table-cell>
          <table:table-cell table:formula="of:=(ABS([.$B1359]-[.E1359])&lt;=[.$B13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360]-[.C1360]" office:value-type="float" office:value="1">
            <text:p>1</text:p>
          </table:table-cell>
          <table:table-cell table:formula="of:=[.$B1360]-[.D1360]" office:value-type="float" office:value="1">
            <text:p>1</text:p>
          </table:table-cell>
          <table:table-cell table:formula="of:=[.$B1360]-[.E1360]" office:value-type="float" office:value="0">
            <text:p>0</text:p>
          </table:table-cell>
          <table:table-cell table:number-columns-repeated="8"/>
          <table:table-cell table:formula="of:=(ABS([.$B1360]-[.C1360])&lt;=[.$B1360]*0.1)" office:value-type="boolean" office:boolean-value="true">
            <text:p>VERDADERO</text:p>
          </table:table-cell>
          <table:table-cell table:formula="of:=(ABS([.$B1360]-[.D1360])&lt;=[.$B1360]*0.1)" office:value-type="boolean" office:boolean-value="true">
            <text:p>VERDADERO</text:p>
          </table:table-cell>
          <table:table-cell table:formula="of:=(ABS([.$B1360]-[.E1360])&lt;=[.$B13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/>
          <table:table-cell table:formula="of:=[.$B1361]-[.C1361]" office:value-type="float" office:value="6">
            <text:p>6</text:p>
          </table:table-cell>
          <table:table-cell table:formula="of:=[.$B1361]-[.D1361]" office:value-type="float" office:value="6">
            <text:p>6</text:p>
          </table:table-cell>
          <table:table-cell table:formula="of:=[.$B1361]-[.E1361]" office:value-type="float" office:value="0">
            <text:p>0</text:p>
          </table:table-cell>
          <table:table-cell table:number-columns-repeated="8"/>
          <table:table-cell table:formula="of:=(ABS([.$B1361]-[.C1361])&lt;=[.$B1361]*0.1)" office:value-type="boolean" office:boolean-value="false">
            <text:p>FALSO</text:p>
          </table:table-cell>
          <table:table-cell table:formula="of:=(ABS([.$B1361]-[.D1361])&lt;=[.$B1361]*0.1)" office:value-type="boolean" office:boolean-value="false">
            <text:p>FALSO</text:p>
          </table:table-cell>
          <table:table-cell table:formula="of:=(ABS([.$B1361]-[.E1361])&lt;=[.$B13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  <table:table-cell table:formula="of:=[.$B1362]-[.C1362]" office:value-type="float" office:value="4">
            <text:p>4</text:p>
          </table:table-cell>
          <table:table-cell table:formula="of:=[.$B1362]-[.D1362]" office:value-type="float" office:value="4">
            <text:p>4</text:p>
          </table:table-cell>
          <table:table-cell table:formula="of:=[.$B1362]-[.E1362]" office:value-type="float" office:value="0">
            <text:p>0</text:p>
          </table:table-cell>
          <table:table-cell table:number-columns-repeated="8"/>
          <table:table-cell table:formula="of:=(ABS([.$B1362]-[.C1362])&lt;=[.$B1362]*0.1)" office:value-type="boolean" office:boolean-value="false">
            <text:p>FALSO</text:p>
          </table:table-cell>
          <table:table-cell table:formula="of:=(ABS([.$B1362]-[.D1362])&lt;=[.$B1362]*0.1)" office:value-type="boolean" office:boolean-value="false">
            <text:p>FALSO</text:p>
          </table:table-cell>
          <table:table-cell table:formula="of:=(ABS([.$B1362]-[.E1362])&lt;=[.$B13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363]-[.C1363]" office:value-type="float" office:value="3">
            <text:p>3</text:p>
          </table:table-cell>
          <table:table-cell table:formula="of:=[.$B1363]-[.D1363]" office:value-type="float" office:value="3">
            <text:p>3</text:p>
          </table:table-cell>
          <table:table-cell table:formula="of:=[.$B1363]-[.E1363]" office:value-type="float" office:value="0">
            <text:p>0</text:p>
          </table:table-cell>
          <table:table-cell table:number-columns-repeated="8"/>
          <table:table-cell table:formula="of:=(ABS([.$B1363]-[.C1363])&lt;=[.$B1363]*0.1)" office:value-type="boolean" office:boolean-value="false">
            <text:p>FALSO</text:p>
          </table:table-cell>
          <table:table-cell table:formula="of:=(ABS([.$B1363]-[.D1363])&lt;=[.$B1363]*0.1)" office:value-type="boolean" office:boolean-value="false">
            <text:p>FALSO</text:p>
          </table:table-cell>
          <table:table-cell table:formula="of:=(ABS([.$B1363]-[.E1363])&lt;=[.$B13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364]-[.C1364]" office:value-type="float" office:value="6">
            <text:p>6</text:p>
          </table:table-cell>
          <table:table-cell table:formula="of:=[.$B1364]-[.D1364]" office:value-type="float" office:value="3">
            <text:p>3</text:p>
          </table:table-cell>
          <table:table-cell table:formula="of:=[.$B1364]-[.E1364]" office:value-type="float" office:value="0">
            <text:p>0</text:p>
          </table:table-cell>
          <table:table-cell table:number-columns-repeated="8"/>
          <table:table-cell table:formula="of:=(ABS([.$B1364]-[.C1364])&lt;=[.$B1364]*0.1)" office:value-type="boolean" office:boolean-value="false">
            <text:p>FALSO</text:p>
          </table:table-cell>
          <table:table-cell table:formula="of:=(ABS([.$B1364]-[.D1364])&lt;=[.$B1364]*0.1)" office:value-type="boolean" office:boolean-value="false">
            <text:p>FALSO</text:p>
          </table:table-cell>
          <table:table-cell table:formula="of:=(ABS([.$B1364]-[.E1364])&lt;=[.$B13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365]-[.C1365]" office:value-type="float" office:value="3">
            <text:p>3</text:p>
          </table:table-cell>
          <table:table-cell table:formula="of:=[.$B1365]-[.D1365]" office:value-type="float" office:value="3">
            <text:p>3</text:p>
          </table:table-cell>
          <table:table-cell table:formula="of:=[.$B1365]-[.E1365]" office:value-type="float" office:value="0">
            <text:p>0</text:p>
          </table:table-cell>
          <table:table-cell table:number-columns-repeated="8"/>
          <table:table-cell table:formula="of:=(ABS([.$B1365]-[.C1365])&lt;=[.$B1365]*0.1)" office:value-type="boolean" office:boolean-value="false">
            <text:p>FALSO</text:p>
          </table:table-cell>
          <table:table-cell table:formula="of:=(ABS([.$B1365]-[.D1365])&lt;=[.$B1365]*0.1)" office:value-type="boolean" office:boolean-value="false">
            <text:p>FALSO</text:p>
          </table:table-cell>
          <table:table-cell table:formula="of:=(ABS([.$B1365]-[.E1365])&lt;=[.$B13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366]-[.C1366]" office:value-type="float" office:value="4">
            <text:p>4</text:p>
          </table:table-cell>
          <table:table-cell table:formula="of:=[.$B1366]-[.D1366]" office:value-type="float" office:value="4">
            <text:p>4</text:p>
          </table:table-cell>
          <table:table-cell table:formula="of:=[.$B1366]-[.E1366]" office:value-type="float" office:value="2">
            <text:p>2</text:p>
          </table:table-cell>
          <table:table-cell table:number-columns-repeated="8"/>
          <table:table-cell table:formula="of:=(ABS([.$B1366]-[.C1366])&lt;=[.$B1366]*0.1)" office:value-type="boolean" office:boolean-value="false">
            <text:p>FALSO</text:p>
          </table:table-cell>
          <table:table-cell table:formula="of:=(ABS([.$B1366]-[.D1366])&lt;=[.$B1366]*0.1)" office:value-type="boolean" office:boolean-value="false">
            <text:p>FALSO</text:p>
          </table:table-cell>
          <table:table-cell table:formula="of:=(ABS([.$B1366]-[.E1366])&lt;=[.$B13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367]-[.C1367]" office:value-type="float" office:value="5">
            <text:p>5</text:p>
          </table:table-cell>
          <table:table-cell table:formula="of:=[.$B1367]-[.D1367]" office:value-type="float" office:value="3">
            <text:p>3</text:p>
          </table:table-cell>
          <table:table-cell table:formula="of:=[.$B1367]-[.E1367]" office:value-type="float" office:value="1">
            <text:p>1</text:p>
          </table:table-cell>
          <table:table-cell table:number-columns-repeated="8"/>
          <table:table-cell table:formula="of:=(ABS([.$B1367]-[.C1367])&lt;=[.$B1367]*0.1)" office:value-type="boolean" office:boolean-value="false">
            <text:p>FALSO</text:p>
          </table:table-cell>
          <table:table-cell table:formula="of:=(ABS([.$B1367]-[.D1367])&lt;=[.$B1367]*0.1)" office:value-type="boolean" office:boolean-value="false">
            <text:p>FALSO</text:p>
          </table:table-cell>
          <table:table-cell table:formula="of:=(ABS([.$B1367]-[.E1367])&lt;=[.$B13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$B1368]-[.C1368]" office:value-type="float" office:value="2">
            <text:p>2</text:p>
          </table:table-cell>
          <table:table-cell table:formula="of:=[.$B1368]-[.D1368]" office:value-type="float" office:value="2">
            <text:p>2</text:p>
          </table:table-cell>
          <table:table-cell table:formula="of:=[.$B1368]-[.E1368]" office:value-type="float" office:value="0">
            <text:p>0</text:p>
          </table:table-cell>
          <table:table-cell table:number-columns-repeated="8"/>
          <table:table-cell table:formula="of:=(ABS([.$B1368]-[.C1368])&lt;=[.$B1368]*0.1)" office:value-type="boolean" office:boolean-value="true">
            <text:p>VERDADERO</text:p>
          </table:table-cell>
          <table:table-cell table:formula="of:=(ABS([.$B1368]-[.D1368])&lt;=[.$B1368]*0.1)" office:value-type="boolean" office:boolean-value="true">
            <text:p>VERDADERO</text:p>
          </table:table-cell>
          <table:table-cell table:formula="of:=(ABS([.$B1368]-[.E1368])&lt;=[.$B13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369]-[.C1369]" office:value-type="float" office:value="4">
            <text:p>4</text:p>
          </table:table-cell>
          <table:table-cell table:formula="of:=[.$B1369]-[.D1369]" office:value-type="float" office:value="4">
            <text:p>4</text:p>
          </table:table-cell>
          <table:table-cell table:formula="of:=[.$B1369]-[.E1369]" office:value-type="float" office:value="0">
            <text:p>0</text:p>
          </table:table-cell>
          <table:table-cell table:number-columns-repeated="8"/>
          <table:table-cell table:formula="of:=(ABS([.$B1369]-[.C1369])&lt;=[.$B1369]*0.1)" office:value-type="boolean" office:boolean-value="false">
            <text:p>FALSO</text:p>
          </table:table-cell>
          <table:table-cell table:formula="of:=(ABS([.$B1369]-[.D1369])&lt;=[.$B1369]*0.1)" office:value-type="boolean" office:boolean-value="false">
            <text:p>FALSO</text:p>
          </table:table-cell>
          <table:table-cell table:formula="of:=(ABS([.$B1369]-[.E1369])&lt;=[.$B13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18">
            <text:p>18</text:p>
          </table:table-cell>
          <table:table-cell/>
          <table:table-cell table:formula="of:=[.$B1370]-[.C1370]" office:value-type="float" office:value="0">
            <text:p>0</text:p>
          </table:table-cell>
          <table:table-cell table:formula="of:=[.$B1370]-[.D1370]" office:value-type="float" office:value="0">
            <text:p>0</text:p>
          </table:table-cell>
          <table:table-cell table:formula="of:=[.$B1370]-[.E1370]" office:value-type="float" office:value="0">
            <text:p>0</text:p>
          </table:table-cell>
          <table:table-cell table:number-columns-repeated="8"/>
          <table:table-cell table:formula="of:=(ABS([.$B1370]-[.C1370])&lt;=[.$B1370]*0.1)" office:value-type="boolean" office:boolean-value="true">
            <text:p>VERDADERO</text:p>
          </table:table-cell>
          <table:table-cell table:formula="of:=(ABS([.$B1370]-[.D1370])&lt;=[.$B1370]*0.1)" office:value-type="boolean" office:boolean-value="true">
            <text:p>VERDADERO</text:p>
          </table:table-cell>
          <table:table-cell table:formula="of:=(ABS([.$B1370]-[.E1370])&lt;=[.$B13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371]-[.C1371]" office:value-type="float" office:value="3">
            <text:p>3</text:p>
          </table:table-cell>
          <table:table-cell table:formula="of:=[.$B1371]-[.D1371]" office:value-type="float" office:value="3">
            <text:p>3</text:p>
          </table:table-cell>
          <table:table-cell table:formula="of:=[.$B1371]-[.E1371]" office:value-type="float" office:value="0">
            <text:p>0</text:p>
          </table:table-cell>
          <table:table-cell table:number-columns-repeated="8"/>
          <table:table-cell table:formula="of:=(ABS([.$B1371]-[.C1371])&lt;=[.$B1371]*0.1)" office:value-type="boolean" office:boolean-value="false">
            <text:p>FALSO</text:p>
          </table:table-cell>
          <table:table-cell table:formula="of:=(ABS([.$B1371]-[.D1371])&lt;=[.$B1371]*0.1)" office:value-type="boolean" office:boolean-value="false">
            <text:p>FALSO</text:p>
          </table:table-cell>
          <table:table-cell table:formula="of:=(ABS([.$B1371]-[.E1371])&lt;=[.$B13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/>
          <table:table-cell table:formula="of:=[.$B1372]-[.C1372]" office:value-type="float" office:value="8">
            <text:p>8</text:p>
          </table:table-cell>
          <table:table-cell table:formula="of:=[.$B1372]-[.D1372]" office:value-type="float" office:value="5">
            <text:p>5</text:p>
          </table:table-cell>
          <table:table-cell table:formula="of:=[.$B1372]-[.E1372]" office:value-type="float" office:value="0">
            <text:p>0</text:p>
          </table:table-cell>
          <table:table-cell table:number-columns-repeated="8"/>
          <table:table-cell table:formula="of:=(ABS([.$B1372]-[.C1372])&lt;=[.$B1372]*0.1)" office:value-type="boolean" office:boolean-value="false">
            <text:p>FALSO</text:p>
          </table:table-cell>
          <table:table-cell table:formula="of:=(ABS([.$B1372]-[.D1372])&lt;=[.$B1372]*0.1)" office:value-type="boolean" office:boolean-value="false">
            <text:p>FALSO</text:p>
          </table:table-cell>
          <table:table-cell table:formula="of:=(ABS([.$B1372]-[.E1372])&lt;=[.$B13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  <table:table-cell table:formula="of:=[.$B1373]-[.C1373]" office:value-type="float" office:value="4">
            <text:p>4</text:p>
          </table:table-cell>
          <table:table-cell table:formula="of:=[.$B1373]-[.D1373]" office:value-type="float" office:value="4">
            <text:p>4</text:p>
          </table:table-cell>
          <table:table-cell table:formula="of:=[.$B1373]-[.E1373]" office:value-type="float" office:value="0">
            <text:p>0</text:p>
          </table:table-cell>
          <table:table-cell table:number-columns-repeated="8"/>
          <table:table-cell table:formula="of:=(ABS([.$B1373]-[.C1373])&lt;=[.$B1373]*0.1)" office:value-type="boolean" office:boolean-value="false">
            <text:p>FALSO</text:p>
          </table:table-cell>
          <table:table-cell table:formula="of:=(ABS([.$B1373]-[.D1373])&lt;=[.$B1373]*0.1)" office:value-type="boolean" office:boolean-value="false">
            <text:p>FALSO</text:p>
          </table:table-cell>
          <table:table-cell table:formula="of:=(ABS([.$B1373]-[.E1373])&lt;=[.$B13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[.$B1374]-[.C1374]" office:value-type="float" office:value="5">
            <text:p>5</text:p>
          </table:table-cell>
          <table:table-cell table:formula="of:=[.$B1374]-[.D1374]" office:value-type="float" office:value="5">
            <text:p>5</text:p>
          </table:table-cell>
          <table:table-cell table:formula="of:=[.$B1374]-[.E1374]" office:value-type="float" office:value="0">
            <text:p>0</text:p>
          </table:table-cell>
          <table:table-cell table:number-columns-repeated="8"/>
          <table:table-cell table:formula="of:=(ABS([.$B1374]-[.C1374])&lt;=[.$B1374]*0.1)" office:value-type="boolean" office:boolean-value="false">
            <text:p>FALSO</text:p>
          </table:table-cell>
          <table:table-cell table:formula="of:=(ABS([.$B1374]-[.D1374])&lt;=[.$B1374]*0.1)" office:value-type="boolean" office:boolean-value="false">
            <text:p>FALSO</text:p>
          </table:table-cell>
          <table:table-cell table:formula="of:=(ABS([.$B1374]-[.E1374])&lt;=[.$B13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/>
          <table:table-cell table:formula="of:=[.$B1375]-[.C1375]" office:value-type="float" office:value="7">
            <text:p>7</text:p>
          </table:table-cell>
          <table:table-cell table:formula="of:=[.$B1375]-[.D1375]" office:value-type="float" office:value="4">
            <text:p>4</text:p>
          </table:table-cell>
          <table:table-cell table:formula="of:=[.$B1375]-[.E1375]" office:value-type="float" office:value="0">
            <text:p>0</text:p>
          </table:table-cell>
          <table:table-cell table:number-columns-repeated="8"/>
          <table:table-cell table:formula="of:=(ABS([.$B1375]-[.C1375])&lt;=[.$B1375]*0.1)" office:value-type="boolean" office:boolean-value="false">
            <text:p>FALSO</text:p>
          </table:table-cell>
          <table:table-cell table:formula="of:=(ABS([.$B1375]-[.D1375])&lt;=[.$B1375]*0.1)" office:value-type="boolean" office:boolean-value="false">
            <text:p>FALSO</text:p>
          </table:table-cell>
          <table:table-cell table:formula="of:=(ABS([.$B1375]-[.E1375])&lt;=[.$B13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376]-[.C1376]" office:value-type="float" office:value="3">
            <text:p>3</text:p>
          </table:table-cell>
          <table:table-cell table:formula="of:=[.$B1376]-[.D1376]" office:value-type="float" office:value="3">
            <text:p>3</text:p>
          </table:table-cell>
          <table:table-cell table:formula="of:=[.$B1376]-[.E1376]" office:value-type="float" office:value="0">
            <text:p>0</text:p>
          </table:table-cell>
          <table:table-cell table:number-columns-repeated="8"/>
          <table:table-cell table:formula="of:=(ABS([.$B1376]-[.C1376])&lt;=[.$B1376]*0.1)" office:value-type="boolean" office:boolean-value="false">
            <text:p>FALSO</text:p>
          </table:table-cell>
          <table:table-cell table:formula="of:=(ABS([.$B1376]-[.D1376])&lt;=[.$B1376]*0.1)" office:value-type="boolean" office:boolean-value="false">
            <text:p>FALSO</text:p>
          </table:table-cell>
          <table:table-cell table:formula="of:=(ABS([.$B1376]-[.E1376])&lt;=[.$B13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23">
            <text:p>23</text:p>
          </table:table-cell>
          <table:table-cell/>
          <table:table-cell table:formula="of:=[.$B1377]-[.C1377]" office:value-type="float" office:value="0">
            <text:p>0</text:p>
          </table:table-cell>
          <table:table-cell table:formula="of:=[.$B1377]-[.D1377]" office:value-type="float" office:value="0">
            <text:p>0</text:p>
          </table:table-cell>
          <table:table-cell table:formula="of:=[.$B1377]-[.E1377]" office:value-type="float" office:value="0">
            <text:p>0</text:p>
          </table:table-cell>
          <table:table-cell table:number-columns-repeated="8"/>
          <table:table-cell table:formula="of:=(ABS([.$B1377]-[.C1377])&lt;=[.$B1377]*0.1)" office:value-type="boolean" office:boolean-value="true">
            <text:p>VERDADERO</text:p>
          </table:table-cell>
          <table:table-cell table:formula="of:=(ABS([.$B1377]-[.D1377])&lt;=[.$B1377]*0.1)" office:value-type="boolean" office:boolean-value="true">
            <text:p>VERDADERO</text:p>
          </table:table-cell>
          <table:table-cell table:formula="of:=(ABS([.$B1377]-[.E1377])&lt;=[.$B13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  <table:table-cell table:formula="of:=[.$B1378]-[.C1378]" office:value-type="float" office:value="5">
            <text:p>5</text:p>
          </table:table-cell>
          <table:table-cell table:formula="of:=[.$B1378]-[.D1378]" office:value-type="float" office:value="4">
            <text:p>4</text:p>
          </table:table-cell>
          <table:table-cell table:formula="of:=[.$B1378]-[.E1378]" office:value-type="float" office:value="0">
            <text:p>0</text:p>
          </table:table-cell>
          <table:table-cell table:number-columns-repeated="8"/>
          <table:table-cell table:formula="of:=(ABS([.$B1378]-[.C1378])&lt;=[.$B1378]*0.1)" office:value-type="boolean" office:boolean-value="false">
            <text:p>FALSO</text:p>
          </table:table-cell>
          <table:table-cell table:formula="of:=(ABS([.$B1378]-[.D1378])&lt;=[.$B1378]*0.1)" office:value-type="boolean" office:boolean-value="false">
            <text:p>FALSO</text:p>
          </table:table-cell>
          <table:table-cell table:formula="of:=(ABS([.$B1378]-[.E1378])&lt;=[.$B13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$B1379]-[.C1379]" office:value-type="float" office:value="3">
            <text:p>3</text:p>
          </table:table-cell>
          <table:table-cell table:formula="of:=[.$B1379]-[.D1379]" office:value-type="float" office:value="2">
            <text:p>2</text:p>
          </table:table-cell>
          <table:table-cell table:formula="of:=[.$B1379]-[.E1379]" office:value-type="float" office:value="0">
            <text:p>0</text:p>
          </table:table-cell>
          <table:table-cell table:number-columns-repeated="8"/>
          <table:table-cell table:formula="of:=(ABS([.$B1379]-[.C1379])&lt;=[.$B1379]*0.1)" office:value-type="boolean" office:boolean-value="false">
            <text:p>FALSO</text:p>
          </table:table-cell>
          <table:table-cell table:formula="of:=(ABS([.$B1379]-[.D1379])&lt;=[.$B1379]*0.1)" office:value-type="boolean" office:boolean-value="true">
            <text:p>VERDADERO</text:p>
          </table:table-cell>
          <table:table-cell table:formula="of:=(ABS([.$B1379]-[.E1379])&lt;=[.$B13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380]-[.C1380]" office:value-type="float" office:value="4">
            <text:p>4</text:p>
          </table:table-cell>
          <table:table-cell table:formula="of:=[.$B1380]-[.D1380]" office:value-type="float" office:value="3">
            <text:p>3</text:p>
          </table:table-cell>
          <table:table-cell table:formula="of:=[.$B1380]-[.E1380]" office:value-type="float" office:value="0">
            <text:p>0</text:p>
          </table:table-cell>
          <table:table-cell table:number-columns-repeated="8"/>
          <table:table-cell table:formula="of:=(ABS([.$B1380]-[.C1380])&lt;=[.$B1380]*0.1)" office:value-type="boolean" office:boolean-value="false">
            <text:p>FALSO</text:p>
          </table:table-cell>
          <table:table-cell table:formula="of:=(ABS([.$B1380]-[.D1380])&lt;=[.$B1380]*0.1)" office:value-type="boolean" office:boolean-value="false">
            <text:p>FALSO</text:p>
          </table:table-cell>
          <table:table-cell table:formula="of:=(ABS([.$B1380]-[.E1380])&lt;=[.$B13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381]-[.C1381]" office:value-type="float" office:value="1">
            <text:p>1</text:p>
          </table:table-cell>
          <table:table-cell table:formula="of:=[.$B1381]-[.D1381]" office:value-type="float" office:value="1">
            <text:p>1</text:p>
          </table:table-cell>
          <table:table-cell table:formula="of:=[.$B1381]-[.E1381]" office:value-type="float" office:value="0">
            <text:p>0</text:p>
          </table:table-cell>
          <table:table-cell table:number-columns-repeated="8"/>
          <table:table-cell table:formula="of:=(ABS([.$B1381]-[.C1381])&lt;=[.$B1381]*0.1)" office:value-type="boolean" office:boolean-value="true">
            <text:p>VERDADERO</text:p>
          </table:table-cell>
          <table:table-cell table:formula="of:=(ABS([.$B1381]-[.D1381])&lt;=[.$B1381]*0.1)" office:value-type="boolean" office:boolean-value="true">
            <text:p>VERDADERO</text:p>
          </table:table-cell>
          <table:table-cell table:formula="of:=(ABS([.$B1381]-[.E1381])&lt;=[.$B13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382]-[.C1382]" office:value-type="float" office:value="2">
            <text:p>2</text:p>
          </table:table-cell>
          <table:table-cell table:formula="of:=[.$B1382]-[.D1382]" office:value-type="float" office:value="1">
            <text:p>1</text:p>
          </table:table-cell>
          <table:table-cell table:formula="of:=[.$B1382]-[.E1382]" office:value-type="float" office:value="0">
            <text:p>0</text:p>
          </table:table-cell>
          <table:table-cell table:number-columns-repeated="8"/>
          <table:table-cell table:formula="of:=(ABS([.$B1382]-[.C1382])&lt;=[.$B1382]*0.1)" office:value-type="boolean" office:boolean-value="true">
            <text:p>VERDADERO</text:p>
          </table:table-cell>
          <table:table-cell table:formula="of:=(ABS([.$B1382]-[.D1382])&lt;=[.$B1382]*0.1)" office:value-type="boolean" office:boolean-value="true">
            <text:p>VERDADERO</text:p>
          </table:table-cell>
          <table:table-cell table:formula="of:=(ABS([.$B1382]-[.E1382])&lt;=[.$B13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383]-[.C1383]" office:value-type="float" office:value="3">
            <text:p>3</text:p>
          </table:table-cell>
          <table:table-cell table:formula="of:=[.$B1383]-[.D1383]" office:value-type="float" office:value="3">
            <text:p>3</text:p>
          </table:table-cell>
          <table:table-cell table:formula="of:=[.$B1383]-[.E1383]" office:value-type="float" office:value="0">
            <text:p>0</text:p>
          </table:table-cell>
          <table:table-cell table:number-columns-repeated="8"/>
          <table:table-cell table:formula="of:=(ABS([.$B1383]-[.C1383])&lt;=[.$B1383]*0.1)" office:value-type="boolean" office:boolean-value="false">
            <text:p>FALSO</text:p>
          </table:table-cell>
          <table:table-cell table:formula="of:=(ABS([.$B1383]-[.D1383])&lt;=[.$B1383]*0.1)" office:value-type="boolean" office:boolean-value="false">
            <text:p>FALSO</text:p>
          </table:table-cell>
          <table:table-cell table:formula="of:=(ABS([.$B1383]-[.E1383])&lt;=[.$B13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384]-[.C1384]" office:value-type="float" office:value="2">
            <text:p>2</text:p>
          </table:table-cell>
          <table:table-cell table:formula="of:=[.$B1384]-[.D1384]" office:value-type="float" office:value="2">
            <text:p>2</text:p>
          </table:table-cell>
          <table:table-cell table:formula="of:=[.$B1384]-[.E1384]" office:value-type="float" office:value="0">
            <text:p>0</text:p>
          </table:table-cell>
          <table:table-cell table:number-columns-repeated="8"/>
          <table:table-cell table:formula="of:=(ABS([.$B1384]-[.C1384])&lt;=[.$B1384]*0.1)" office:value-type="boolean" office:boolean-value="false">
            <text:p>FALSO</text:p>
          </table:table-cell>
          <table:table-cell table:formula="of:=(ABS([.$B1384]-[.D1384])&lt;=[.$B1384]*0.1)" office:value-type="boolean" office:boolean-value="false">
            <text:p>FALSO</text:p>
          </table:table-cell>
          <table:table-cell table:formula="of:=(ABS([.$B1384]-[.E1384])&lt;=[.$B13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385]-[.C1385]" office:value-type="float" office:value="2">
            <text:p>2</text:p>
          </table:table-cell>
          <table:table-cell table:formula="of:=[.$B1385]-[.D1385]" office:value-type="float" office:value="2">
            <text:p>2</text:p>
          </table:table-cell>
          <table:table-cell table:formula="of:=[.$B1385]-[.E1385]" office:value-type="float" office:value="0">
            <text:p>0</text:p>
          </table:table-cell>
          <table:table-cell table:number-columns-repeated="8"/>
          <table:table-cell table:formula="of:=(ABS([.$B1385]-[.C1385])&lt;=[.$B1385]*0.1)" office:value-type="boolean" office:boolean-value="false">
            <text:p>FALSO</text:p>
          </table:table-cell>
          <table:table-cell table:formula="of:=(ABS([.$B1385]-[.D1385])&lt;=[.$B1385]*0.1)" office:value-type="boolean" office:boolean-value="false">
            <text:p>FALSO</text:p>
          </table:table-cell>
          <table:table-cell table:formula="of:=(ABS([.$B1385]-[.E1385])&lt;=[.$B13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/>
          <table:table-cell table:formula="of:=[.$B1386]-[.C1386]" office:value-type="float" office:value="9">
            <text:p>9</text:p>
          </table:table-cell>
          <table:table-cell table:formula="of:=[.$B1386]-[.D1386]" office:value-type="float" office:value="7">
            <text:p>7</text:p>
          </table:table-cell>
          <table:table-cell table:formula="of:=[.$B1386]-[.E1386]" office:value-type="float" office:value="0">
            <text:p>0</text:p>
          </table:table-cell>
          <table:table-cell table:number-columns-repeated="8"/>
          <table:table-cell table:formula="of:=(ABS([.$B1386]-[.C1386])&lt;=[.$B1386]*0.1)" office:value-type="boolean" office:boolean-value="false">
            <text:p>FALSO</text:p>
          </table:table-cell>
          <table:table-cell table:formula="of:=(ABS([.$B1386]-[.D1386])&lt;=[.$B1386]*0.1)" office:value-type="boolean" office:boolean-value="false">
            <text:p>FALSO</text:p>
          </table:table-cell>
          <table:table-cell table:formula="of:=(ABS([.$B1386]-[.E1386])&lt;=[.$B13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table:formula="of:=[.$B1387]-[.C1387]" office:value-type="float" office:value="4">
            <text:p>4</text:p>
          </table:table-cell>
          <table:table-cell table:formula="of:=[.$B1387]-[.D1387]" office:value-type="float" office:value="4">
            <text:p>4</text:p>
          </table:table-cell>
          <table:table-cell table:formula="of:=[.$B1387]-[.E1387]" office:value-type="float" office:value="0">
            <text:p>0</text:p>
          </table:table-cell>
          <table:table-cell table:number-columns-repeated="8"/>
          <table:table-cell table:formula="of:=(ABS([.$B1387]-[.C1387])&lt;=[.$B1387]*0.1)" office:value-type="boolean" office:boolean-value="false">
            <text:p>FALSO</text:p>
          </table:table-cell>
          <table:table-cell table:formula="of:=(ABS([.$B1387]-[.D1387])&lt;=[.$B1387]*0.1)" office:value-type="boolean" office:boolean-value="false">
            <text:p>FALSO</text:p>
          </table:table-cell>
          <table:table-cell table:formula="of:=(ABS([.$B1387]-[.E1387])&lt;=[.$B13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19">
            <text:p>19</text:p>
          </table:table-cell>
          <table:table-cell/>
          <table:table-cell table:formula="of:=[.$B1388]-[.C1388]" office:value-type="float" office:value="0">
            <text:p>0</text:p>
          </table:table-cell>
          <table:table-cell table:formula="of:=[.$B1388]-[.D1388]" office:value-type="float" office:value="0">
            <text:p>0</text:p>
          </table:table-cell>
          <table:table-cell table:formula="of:=[.$B1388]-[.E1388]" office:value-type="float" office:value="0">
            <text:p>0</text:p>
          </table:table-cell>
          <table:table-cell table:number-columns-repeated="8"/>
          <table:table-cell table:formula="of:=(ABS([.$B1388]-[.C1388])&lt;=[.$B1388]*0.1)" office:value-type="boolean" office:boolean-value="true">
            <text:p>VERDADERO</text:p>
          </table:table-cell>
          <table:table-cell table:formula="of:=(ABS([.$B1388]-[.D1388])&lt;=[.$B1388]*0.1)" office:value-type="boolean" office:boolean-value="true">
            <text:p>VERDADERO</text:p>
          </table:table-cell>
          <table:table-cell table:formula="of:=(ABS([.$B1388]-[.E1388])&lt;=[.$B13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389]-[.C1389]" office:value-type="float" office:value="4">
            <text:p>4</text:p>
          </table:table-cell>
          <table:table-cell table:formula="of:=[.$B1389]-[.D1389]" office:value-type="float" office:value="4">
            <text:p>4</text:p>
          </table:table-cell>
          <table:table-cell table:formula="of:=[.$B1389]-[.E1389]" office:value-type="float" office:value="0">
            <text:p>0</text:p>
          </table:table-cell>
          <table:table-cell table:number-columns-repeated="8"/>
          <table:table-cell table:formula="of:=(ABS([.$B1389]-[.C1389])&lt;=[.$B1389]*0.1)" office:value-type="boolean" office:boolean-value="false">
            <text:p>FALSO</text:p>
          </table:table-cell>
          <table:table-cell table:formula="of:=(ABS([.$B1389]-[.D1389])&lt;=[.$B1389]*0.1)" office:value-type="boolean" office:boolean-value="false">
            <text:p>FALSO</text:p>
          </table:table-cell>
          <table:table-cell table:formula="of:=(ABS([.$B1389]-[.E1389])&lt;=[.$B13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3" office:value-type="float" office:value="22">
            <text:p>22</text:p>
          </table:table-cell>
          <table:table-cell/>
          <table:table-cell table:formula="of:=[.$B1390]-[.C1390]" office:value-type="float" office:value="1">
            <text:p>1</text:p>
          </table:table-cell>
          <table:table-cell table:formula="of:=[.$B1390]-[.D1390]" office:value-type="float" office:value="1">
            <text:p>1</text:p>
          </table:table-cell>
          <table:table-cell table:formula="of:=[.$B1390]-[.E1390]" office:value-type="float" office:value="1">
            <text:p>1</text:p>
          </table:table-cell>
          <table:table-cell table:number-columns-repeated="8"/>
          <table:table-cell table:formula="of:=(ABS([.$B1390]-[.C1390])&lt;=[.$B1390]*0.1)" office:value-type="boolean" office:boolean-value="true">
            <text:p>VERDADERO</text:p>
          </table:table-cell>
          <table:table-cell table:formula="of:=(ABS([.$B1390]-[.D1390])&lt;=[.$B1390]*0.1)" office:value-type="boolean" office:boolean-value="true">
            <text:p>VERDADERO</text:p>
          </table:table-cell>
          <table:table-cell table:formula="of:=(ABS([.$B1390]-[.E1390])&lt;=[.$B13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391]-[.C1391]" office:value-type="float" office:value="4">
            <text:p>4</text:p>
          </table:table-cell>
          <table:table-cell table:formula="of:=[.$B1391]-[.D1391]" office:value-type="float" office:value="2">
            <text:p>2</text:p>
          </table:table-cell>
          <table:table-cell table:formula="of:=[.$B1391]-[.E1391]" office:value-type="float" office:value="0">
            <text:p>0</text:p>
          </table:table-cell>
          <table:table-cell table:number-columns-repeated="8"/>
          <table:table-cell table:formula="of:=(ABS([.$B1391]-[.C1391])&lt;=[.$B1391]*0.1)" office:value-type="boolean" office:boolean-value="false">
            <text:p>FALSO</text:p>
          </table:table-cell>
          <table:table-cell table:formula="of:=(ABS([.$B1391]-[.D1391])&lt;=[.$B1391]*0.1)" office:value-type="boolean" office:boolean-value="true">
            <text:p>VERDADERO</text:p>
          </table:table-cell>
          <table:table-cell table:formula="of:=(ABS([.$B1391]-[.E1391])&lt;=[.$B13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392]-[.C1392]" office:value-type="float" office:value="4">
            <text:p>4</text:p>
          </table:table-cell>
          <table:table-cell table:formula="of:=[.$B1392]-[.D1392]" office:value-type="float" office:value="4">
            <text:p>4</text:p>
          </table:table-cell>
          <table:table-cell table:formula="of:=[.$B1392]-[.E1392]" office:value-type="float" office:value="1">
            <text:p>1</text:p>
          </table:table-cell>
          <table:table-cell table:number-columns-repeated="8"/>
          <table:table-cell table:formula="of:=(ABS([.$B1392]-[.C1392])&lt;=[.$B1392]*0.1)" office:value-type="boolean" office:boolean-value="false">
            <text:p>FALSO</text:p>
          </table:table-cell>
          <table:table-cell table:formula="of:=(ABS([.$B1392]-[.D1392])&lt;=[.$B1392]*0.1)" office:value-type="boolean" office:boolean-value="false">
            <text:p>FALSO</text:p>
          </table:table-cell>
          <table:table-cell table:formula="of:=(ABS([.$B1392]-[.E1392])&lt;=[.$B13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2"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  <table:table-cell table:formula="of:=[.$B1393]-[.C1393]" office:value-type="float" office:value="6">
            <text:p>6</text:p>
          </table:table-cell>
          <table:table-cell table:formula="of:=[.$B1393]-[.D1393]" office:value-type="float" office:value="6">
            <text:p>6</text:p>
          </table:table-cell>
          <table:table-cell table:formula="of:=[.$B1393]-[.E1393]" office:value-type="float" office:value="0">
            <text:p>0</text:p>
          </table:table-cell>
          <table:table-cell table:number-columns-repeated="8"/>
          <table:table-cell table:formula="of:=(ABS([.$B1393]-[.C1393])&lt;=[.$B1393]*0.1)" office:value-type="boolean" office:boolean-value="false">
            <text:p>FALSO</text:p>
          </table:table-cell>
          <table:table-cell table:formula="of:=(ABS([.$B1393]-[.D1393])&lt;=[.$B1393]*0.1)" office:value-type="boolean" office:boolean-value="false">
            <text:p>FALSO</text:p>
          </table:table-cell>
          <table:table-cell table:formula="of:=(ABS([.$B1393]-[.E1393])&lt;=[.$B13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/>
          <table:table-cell table:formula="of:=[.$B1394]-[.C1394]" office:value-type="float" office:value="6">
            <text:p>6</text:p>
          </table:table-cell>
          <table:table-cell table:formula="of:=[.$B1394]-[.D1394]" office:value-type="float" office:value="0">
            <text:p>0</text:p>
          </table:table-cell>
          <table:table-cell table:formula="of:=[.$B1394]-[.E1394]" office:value-type="float" office:value="0">
            <text:p>0</text:p>
          </table:table-cell>
          <table:table-cell table:number-columns-repeated="8"/>
          <table:table-cell table:formula="of:=(ABS([.$B1394]-[.C1394])&lt;=[.$B1394]*0.1)" office:value-type="boolean" office:boolean-value="false">
            <text:p>FALSO</text:p>
          </table:table-cell>
          <table:table-cell table:formula="of:=(ABS([.$B1394]-[.D1394])&lt;=[.$B1394]*0.1)" office:value-type="boolean" office:boolean-value="true">
            <text:p>VERDADERO</text:p>
          </table:table-cell>
          <table:table-cell table:formula="of:=(ABS([.$B1394]-[.E1394])&lt;=[.$B13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/>
          <table:table-cell table:formula="of:=[.$B1395]-[.C1395]" office:value-type="float" office:value="8">
            <text:p>8</text:p>
          </table:table-cell>
          <table:table-cell table:formula="of:=[.$B1395]-[.D1395]" office:value-type="float" office:value="6">
            <text:p>6</text:p>
          </table:table-cell>
          <table:table-cell table:formula="of:=[.$B1395]-[.E1395]" office:value-type="float" office:value="0">
            <text:p>0</text:p>
          </table:table-cell>
          <table:table-cell table:number-columns-repeated="8"/>
          <table:table-cell table:formula="of:=(ABS([.$B1395]-[.C1395])&lt;=[.$B1395]*0.1)" office:value-type="boolean" office:boolean-value="false">
            <text:p>FALSO</text:p>
          </table:table-cell>
          <table:table-cell table:formula="of:=(ABS([.$B1395]-[.D1395])&lt;=[.$B1395]*0.1)" office:value-type="boolean" office:boolean-value="false">
            <text:p>FALSO</text:p>
          </table:table-cell>
          <table:table-cell table:formula="of:=(ABS([.$B1395]-[.E1395])&lt;=[.$B13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396]-[.C1396]" office:value-type="float" office:value="2">
            <text:p>2</text:p>
          </table:table-cell>
          <table:table-cell table:formula="of:=[.$B1396]-[.D1396]" office:value-type="float" office:value="2">
            <text:p>2</text:p>
          </table:table-cell>
          <table:table-cell table:formula="of:=[.$B1396]-[.E1396]" office:value-type="float" office:value="0">
            <text:p>0</text:p>
          </table:table-cell>
          <table:table-cell table:number-columns-repeated="8"/>
          <table:table-cell table:formula="of:=(ABS([.$B1396]-[.C1396])&lt;=[.$B1396]*0.1)" office:value-type="boolean" office:boolean-value="false">
            <text:p>FALSO</text:p>
          </table:table-cell>
          <table:table-cell table:formula="of:=(ABS([.$B1396]-[.D1396])&lt;=[.$B1396]*0.1)" office:value-type="boolean" office:boolean-value="false">
            <text:p>FALSO</text:p>
          </table:table-cell>
          <table:table-cell table:formula="of:=(ABS([.$B1396]-[.E1396])&lt;=[.$B13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397]-[.C1397]" office:value-type="float" office:value="4">
            <text:p>4</text:p>
          </table:table-cell>
          <table:table-cell table:formula="of:=[.$B1397]-[.D1397]" office:value-type="float" office:value="4">
            <text:p>4</text:p>
          </table:table-cell>
          <table:table-cell table:formula="of:=[.$B1397]-[.E1397]" office:value-type="float" office:value="1">
            <text:p>1</text:p>
          </table:table-cell>
          <table:table-cell table:number-columns-repeated="8"/>
          <table:table-cell table:formula="of:=(ABS([.$B1397]-[.C1397])&lt;=[.$B1397]*0.1)" office:value-type="boolean" office:boolean-value="false">
            <text:p>FALSO</text:p>
          </table:table-cell>
          <table:table-cell table:formula="of:=(ABS([.$B1397]-[.D1397])&lt;=[.$B1397]*0.1)" office:value-type="boolean" office:boolean-value="false">
            <text:p>FALSO</text:p>
          </table:table-cell>
          <table:table-cell table:formula="of:=(ABS([.$B1397]-[.E1397])&lt;=[.$B13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[.$B1398]-[.C1398]" office:value-type="float" office:value="5">
            <text:p>5</text:p>
          </table:table-cell>
          <table:table-cell table:formula="of:=[.$B1398]-[.D1398]" office:value-type="float" office:value="5">
            <text:p>5</text:p>
          </table:table-cell>
          <table:table-cell table:formula="of:=[.$B1398]-[.E1398]" office:value-type="float" office:value="0">
            <text:p>0</text:p>
          </table:table-cell>
          <table:table-cell table:number-columns-repeated="8"/>
          <table:table-cell table:formula="of:=(ABS([.$B1398]-[.C1398])&lt;=[.$B1398]*0.1)" office:value-type="boolean" office:boolean-value="false">
            <text:p>FALSO</text:p>
          </table:table-cell>
          <table:table-cell table:formula="of:=(ABS([.$B1398]-[.D1398])&lt;=[.$B1398]*0.1)" office:value-type="boolean" office:boolean-value="false">
            <text:p>FALSO</text:p>
          </table:table-cell>
          <table:table-cell table:formula="of:=(ABS([.$B1398]-[.E1398])&lt;=[.$B13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1399]-[.C1399]" office:value-type="float" office:value="0">
            <text:p>0</text:p>
          </table:table-cell>
          <table:table-cell table:formula="of:=[.$B1399]-[.D1399]" office:value-type="float" office:value="0">
            <text:p>0</text:p>
          </table:table-cell>
          <table:table-cell table:formula="of:=[.$B1399]-[.E1399]" office:value-type="float" office:value="0">
            <text:p>0</text:p>
          </table:table-cell>
          <table:table-cell table:number-columns-repeated="8"/>
          <table:table-cell table:formula="of:=(ABS([.$B1399]-[.C1399])&lt;=[.$B1399]*0.1)" office:value-type="boolean" office:boolean-value="true">
            <text:p>VERDADERO</text:p>
          </table:table-cell>
          <table:table-cell table:formula="of:=(ABS([.$B1399]-[.D1399])&lt;=[.$B1399]*0.1)" office:value-type="boolean" office:boolean-value="true">
            <text:p>VERDADERO</text:p>
          </table:table-cell>
          <table:table-cell table:formula="of:=(ABS([.$B1399]-[.E1399])&lt;=[.$B13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table:formula="of:=[.$B1400]-[.C1400]" office:value-type="float" office:value="3">
            <text:p>3</text:p>
          </table:table-cell>
          <table:table-cell table:formula="of:=[.$B1400]-[.D1400]" office:value-type="float" office:value="1">
            <text:p>1</text:p>
          </table:table-cell>
          <table:table-cell table:formula="of:=[.$B1400]-[.E1400]" office:value-type="float" office:value="0">
            <text:p>0</text:p>
          </table:table-cell>
          <table:table-cell table:number-columns-repeated="8"/>
          <table:table-cell table:formula="of:=(ABS([.$B1400]-[.C1400])&lt;=[.$B1400]*0.1)" office:value-type="boolean" office:boolean-value="false">
            <text:p>FALSO</text:p>
          </table:table-cell>
          <table:table-cell table:formula="of:=(ABS([.$B1400]-[.D1400])&lt;=[.$B1400]*0.1)" office:value-type="boolean" office:boolean-value="true">
            <text:p>VERDADERO</text:p>
          </table:table-cell>
          <table:table-cell table:formula="of:=(ABS([.$B1400]-[.E1400])&lt;=[.$B14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401]-[.C1401]" office:value-type="float" office:value="3">
            <text:p>3</text:p>
          </table:table-cell>
          <table:table-cell table:formula="of:=[.$B1401]-[.D1401]" office:value-type="float" office:value="1">
            <text:p>1</text:p>
          </table:table-cell>
          <table:table-cell table:formula="of:=[.$B1401]-[.E1401]" office:value-type="float" office:value="0">
            <text:p>0</text:p>
          </table:table-cell>
          <table:table-cell table:number-columns-repeated="8"/>
          <table:table-cell table:formula="of:=(ABS([.$B1401]-[.C1401])&lt;=[.$B1401]*0.1)" office:value-type="boolean" office:boolean-value="false">
            <text:p>FALSO</text:p>
          </table:table-cell>
          <table:table-cell table:formula="of:=(ABS([.$B1401]-[.D1401])&lt;=[.$B1401]*0.1)" office:value-type="boolean" office:boolean-value="true">
            <text:p>VERDADERO</text:p>
          </table:table-cell>
          <table:table-cell table:formula="of:=(ABS([.$B1401]-[.E1401])&lt;=[.$B14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[.$B1402]-[.C1402]" office:value-type="float" office:value="10">
            <text:p>10</text:p>
          </table:table-cell>
          <table:table-cell table:formula="of:=[.$B1402]-[.D1402]" office:value-type="float" office:value="0">
            <text:p>0</text:p>
          </table:table-cell>
          <table:table-cell table:formula="of:=[.$B1402]-[.E1402]" office:value-type="float" office:value="0">
            <text:p>0</text:p>
          </table:table-cell>
          <table:table-cell table:number-columns-repeated="8"/>
          <table:table-cell table:formula="of:=(ABS([.$B1402]-[.C1402])&lt;=[.$B1402]*0.1)" office:value-type="boolean" office:boolean-value="false">
            <text:p>FALSO</text:p>
          </table:table-cell>
          <table:table-cell table:formula="of:=(ABS([.$B1402]-[.D1402])&lt;=[.$B1402]*0.1)" office:value-type="boolean" office:boolean-value="true">
            <text:p>VERDADERO</text:p>
          </table:table-cell>
          <table:table-cell table:formula="of:=(ABS([.$B1402]-[.E1402])&lt;=[.$B14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table:formula="of:=[.$B1403]-[.C1403]" office:value-type="float" office:value="6">
            <text:p>6</text:p>
          </table:table-cell>
          <table:table-cell table:formula="of:=[.$B1403]-[.D1403]" office:value-type="float" office:value="4">
            <text:p>4</text:p>
          </table:table-cell>
          <table:table-cell table:formula="of:=[.$B1403]-[.E1403]" office:value-type="float" office:value="0">
            <text:p>0</text:p>
          </table:table-cell>
          <table:table-cell table:number-columns-repeated="8"/>
          <table:table-cell table:formula="of:=(ABS([.$B1403]-[.C1403])&lt;=[.$B1403]*0.1)" office:value-type="boolean" office:boolean-value="false">
            <text:p>FALSO</text:p>
          </table:table-cell>
          <table:table-cell table:formula="of:=(ABS([.$B1403]-[.D1403])&lt;=[.$B1403]*0.1)" office:value-type="boolean" office:boolean-value="false">
            <text:p>FALSO</text:p>
          </table:table-cell>
          <table:table-cell table:formula="of:=(ABS([.$B1403]-[.E1403])&lt;=[.$B14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B1404]-[.C1404]" office:value-type="float" office:value="3">
            <text:p>3</text:p>
          </table:table-cell>
          <table:table-cell table:formula="of:=[.$B1404]-[.D1404]" office:value-type="float" office:value="2">
            <text:p>2</text:p>
          </table:table-cell>
          <table:table-cell table:formula="of:=[.$B1404]-[.E1404]" office:value-type="float" office:value="2">
            <text:p>2</text:p>
          </table:table-cell>
          <table:table-cell table:number-columns-repeated="8"/>
          <table:table-cell table:formula="of:=(ABS([.$B1404]-[.C1404])&lt;=[.$B1404]*0.1)" office:value-type="boolean" office:boolean-value="false">
            <text:p>FALSO</text:p>
          </table:table-cell>
          <table:table-cell table:formula="of:=(ABS([.$B1404]-[.D1404])&lt;=[.$B1404]*0.1)" office:value-type="boolean" office:boolean-value="true">
            <text:p>VERDADERO</text:p>
          </table:table-cell>
          <table:table-cell table:formula="of:=(ABS([.$B1404]-[.E1404])&lt;=[.$B14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405]-[.C1405]" office:value-type="float" office:value="1">
            <text:p>1</text:p>
          </table:table-cell>
          <table:table-cell table:formula="of:=[.$B1405]-[.D1405]" office:value-type="float" office:value="1">
            <text:p>1</text:p>
          </table:table-cell>
          <table:table-cell table:formula="of:=[.$B1405]-[.E1405]" office:value-type="float" office:value="0">
            <text:p>0</text:p>
          </table:table-cell>
          <table:table-cell table:number-columns-repeated="8"/>
          <table:table-cell table:formula="of:=(ABS([.$B1405]-[.C1405])&lt;=[.$B1405]*0.1)" office:value-type="boolean" office:boolean-value="true">
            <text:p>VERDADERO</text:p>
          </table:table-cell>
          <table:table-cell table:formula="of:=(ABS([.$B1405]-[.D1405])&lt;=[.$B1405]*0.1)" office:value-type="boolean" office:boolean-value="true">
            <text:p>VERDADERO</text:p>
          </table:table-cell>
          <table:table-cell table:formula="of:=(ABS([.$B1405]-[.E1405])&lt;=[.$B14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406]-[.C1406]" office:value-type="float" office:value="5">
            <text:p>5</text:p>
          </table:table-cell>
          <table:table-cell table:formula="of:=[.$B1406]-[.D1406]" office:value-type="float" office:value="4">
            <text:p>4</text:p>
          </table:table-cell>
          <table:table-cell table:formula="of:=[.$B1406]-[.E1406]" office:value-type="float" office:value="3">
            <text:p>3</text:p>
          </table:table-cell>
          <table:table-cell table:number-columns-repeated="8"/>
          <table:table-cell table:formula="of:=(ABS([.$B1406]-[.C1406])&lt;=[.$B1406]*0.1)" office:value-type="boolean" office:boolean-value="false">
            <text:p>FALSO</text:p>
          </table:table-cell>
          <table:table-cell table:formula="of:=(ABS([.$B1406]-[.D1406])&lt;=[.$B1406]*0.1)" office:value-type="boolean" office:boolean-value="false">
            <text:p>FALSO</text:p>
          </table:table-cell>
          <table:table-cell table:formula="of:=(ABS([.$B1406]-[.E1406])&lt;=[.$B140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B1407]-[.C1407]" office:value-type="float" office:value="1">
            <text:p>1</text:p>
          </table:table-cell>
          <table:table-cell table:formula="of:=[.$B1407]-[.D1407]" office:value-type="float" office:value="0">
            <text:p>0</text:p>
          </table:table-cell>
          <table:table-cell table:formula="of:=[.$B1407]-[.E1407]" office:value-type="float" office:value="0">
            <text:p>0</text:p>
          </table:table-cell>
          <table:table-cell table:number-columns-repeated="8"/>
          <table:table-cell table:formula="of:=(ABS([.$B1407]-[.C1407])&lt;=[.$B1407]*0.1)" office:value-type="boolean" office:boolean-value="true">
            <text:p>VERDADERO</text:p>
          </table:table-cell>
          <table:table-cell table:formula="of:=(ABS([.$B1407]-[.D1407])&lt;=[.$B1407]*0.1)" office:value-type="boolean" office:boolean-value="true">
            <text:p>VERDADERO</text:p>
          </table:table-cell>
          <table:table-cell table:formula="of:=(ABS([.$B1407]-[.E1407])&lt;=[.$B14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408]-[.C1408]" office:value-type="float" office:value="4">
            <text:p>4</text:p>
          </table:table-cell>
          <table:table-cell table:formula="of:=[.$B1408]-[.D1408]" office:value-type="float" office:value="4">
            <text:p>4</text:p>
          </table:table-cell>
          <table:table-cell table:formula="of:=[.$B1408]-[.E1408]" office:value-type="float" office:value="0">
            <text:p>0</text:p>
          </table:table-cell>
          <table:table-cell table:number-columns-repeated="8"/>
          <table:table-cell table:formula="of:=(ABS([.$B1408]-[.C1408])&lt;=[.$B1408]*0.1)" office:value-type="boolean" office:boolean-value="false">
            <text:p>FALSO</text:p>
          </table:table-cell>
          <table:table-cell table:formula="of:=(ABS([.$B1408]-[.D1408])&lt;=[.$B1408]*0.1)" office:value-type="boolean" office:boolean-value="false">
            <text:p>FALSO</text:p>
          </table:table-cell>
          <table:table-cell table:formula="of:=(ABS([.$B1408]-[.E1408])&lt;=[.$B14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$B1409]-[.C1409]" office:value-type="float" office:value="3">
            <text:p>3</text:p>
          </table:table-cell>
          <table:table-cell table:formula="of:=[.$B1409]-[.D1409]" office:value-type="float" office:value="3">
            <text:p>3</text:p>
          </table:table-cell>
          <table:table-cell table:formula="of:=[.$B1409]-[.E1409]" office:value-type="float" office:value="1">
            <text:p>1</text:p>
          </table:table-cell>
          <table:table-cell table:number-columns-repeated="8"/>
          <table:table-cell table:formula="of:=(ABS([.$B1409]-[.C1409])&lt;=[.$B1409]*0.1)" office:value-type="boolean" office:boolean-value="false">
            <text:p>FALSO</text:p>
          </table:table-cell>
          <table:table-cell table:formula="of:=(ABS([.$B1409]-[.D1409])&lt;=[.$B1409]*0.1)" office:value-type="boolean" office:boolean-value="false">
            <text:p>FALSO</text:p>
          </table:table-cell>
          <table:table-cell table:formula="of:=(ABS([.$B1409]-[.E1409])&lt;=[.$B14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410]-[.C1410]" office:value-type="float" office:value="2">
            <text:p>2</text:p>
          </table:table-cell>
          <table:table-cell table:formula="of:=[.$B1410]-[.D1410]" office:value-type="float" office:value="2">
            <text:p>2</text:p>
          </table:table-cell>
          <table:table-cell table:formula="of:=[.$B1410]-[.E1410]" office:value-type="float" office:value="1">
            <text:p>1</text:p>
          </table:table-cell>
          <table:table-cell table:number-columns-repeated="8"/>
          <table:table-cell table:formula="of:=(ABS([.$B1410]-[.C1410])&lt;=[.$B1410]*0.1)" office:value-type="boolean" office:boolean-value="true">
            <text:p>VERDADERO</text:p>
          </table:table-cell>
          <table:table-cell table:formula="of:=(ABS([.$B1410]-[.D1410])&lt;=[.$B1410]*0.1)" office:value-type="boolean" office:boolean-value="true">
            <text:p>VERDADERO</text:p>
          </table:table-cell>
          <table:table-cell table:formula="of:=(ABS([.$B1410]-[.E1410])&lt;=[.$B14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table:number-columns-repeated="4" office:value-type="float" office:value="22">
            <text:p>22</text:p>
          </table:table-cell>
          <table:table-cell/>
          <table:table-cell table:formula="of:=[.$B1411]-[.C1411]" office:value-type="float" office:value="0">
            <text:p>0</text:p>
          </table:table-cell>
          <table:table-cell table:formula="of:=[.$B1411]-[.D1411]" office:value-type="float" office:value="0">
            <text:p>0</text:p>
          </table:table-cell>
          <table:table-cell table:formula="of:=[.$B1411]-[.E1411]" office:value-type="float" office:value="0">
            <text:p>0</text:p>
          </table:table-cell>
          <table:table-cell table:number-columns-repeated="8"/>
          <table:table-cell table:formula="of:=(ABS([.$B1411]-[.C1411])&lt;=[.$B1411]*0.1)" office:value-type="boolean" office:boolean-value="true">
            <text:p>VERDADERO</text:p>
          </table:table-cell>
          <table:table-cell table:formula="of:=(ABS([.$B1411]-[.D1411])&lt;=[.$B1411]*0.1)" office:value-type="boolean" office:boolean-value="true">
            <text:p>VERDADERO</text:p>
          </table:table-cell>
          <table:table-cell table:formula="of:=(ABS([.$B1411]-[.E1411])&lt;=[.$B14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$B1412]-[.C1412]" office:value-type="float" office:value="2">
            <text:p>2</text:p>
          </table:table-cell>
          <table:table-cell table:formula="of:=[.$B1412]-[.D1412]" office:value-type="float" office:value="2">
            <text:p>2</text:p>
          </table:table-cell>
          <table:table-cell table:formula="of:=[.$B1412]-[.E1412]" office:value-type="float" office:value="0">
            <text:p>0</text:p>
          </table:table-cell>
          <table:table-cell table:number-columns-repeated="8"/>
          <table:table-cell table:formula="of:=(ABS([.$B1412]-[.C1412])&lt;=[.$B1412]*0.1)" office:value-type="boolean" office:boolean-value="true">
            <text:p>VERDADERO</text:p>
          </table:table-cell>
          <table:table-cell table:formula="of:=(ABS([.$B1412]-[.D1412])&lt;=[.$B1412]*0.1)" office:value-type="boolean" office:boolean-value="true">
            <text:p>VERDADERO</text:p>
          </table:table-cell>
          <table:table-cell table:formula="of:=(ABS([.$B1412]-[.E1412])&lt;=[.$B14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413]-[.C1413]" office:value-type="float" office:value="4">
            <text:p>4</text:p>
          </table:table-cell>
          <table:table-cell table:formula="of:=[.$B1413]-[.D1413]" office:value-type="float" office:value="4">
            <text:p>4</text:p>
          </table:table-cell>
          <table:table-cell table:formula="of:=[.$B1413]-[.E1413]" office:value-type="float" office:value="0">
            <text:p>0</text:p>
          </table:table-cell>
          <table:table-cell table:number-columns-repeated="8"/>
          <table:table-cell table:formula="of:=(ABS([.$B1413]-[.C1413])&lt;=[.$B1413]*0.1)" office:value-type="boolean" office:boolean-value="false">
            <text:p>FALSO</text:p>
          </table:table-cell>
          <table:table-cell table:formula="of:=(ABS([.$B1413]-[.D1413])&lt;=[.$B1413]*0.1)" office:value-type="boolean" office:boolean-value="false">
            <text:p>FALSO</text:p>
          </table:table-cell>
          <table:table-cell table:formula="of:=(ABS([.$B1413]-[.E1413])&lt;=[.$B14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414]-[.C1414]" office:value-type="float" office:value="2">
            <text:p>2</text:p>
          </table:table-cell>
          <table:table-cell table:formula="of:=[.$B1414]-[.D1414]" office:value-type="float" office:value="2">
            <text:p>2</text:p>
          </table:table-cell>
          <table:table-cell table:formula="of:=[.$B1414]-[.E1414]" office:value-type="float" office:value="1">
            <text:p>1</text:p>
          </table:table-cell>
          <table:table-cell table:number-columns-repeated="8"/>
          <table:table-cell table:formula="of:=(ABS([.$B1414]-[.C1414])&lt;=[.$B1414]*0.1)" office:value-type="boolean" office:boolean-value="true">
            <text:p>VERDADERO</text:p>
          </table:table-cell>
          <table:table-cell table:formula="of:=(ABS([.$B1414]-[.D1414])&lt;=[.$B1414]*0.1)" office:value-type="boolean" office:boolean-value="true">
            <text:p>VERDADERO</text:p>
          </table:table-cell>
          <table:table-cell table:formula="of:=(ABS([.$B1414]-[.E1414])&lt;=[.$B14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415]-[.C1415]" office:value-type="float" office:value="2">
            <text:p>2</text:p>
          </table:table-cell>
          <table:table-cell table:formula="of:=[.$B1415]-[.D1415]" office:value-type="float" office:value="2">
            <text:p>2</text:p>
          </table:table-cell>
          <table:table-cell table:formula="of:=[.$B1415]-[.E1415]" office:value-type="float" office:value="0">
            <text:p>0</text:p>
          </table:table-cell>
          <table:table-cell table:number-columns-repeated="8"/>
          <table:table-cell table:formula="of:=(ABS([.$B1415]-[.C1415])&lt;=[.$B1415]*0.1)" office:value-type="boolean" office:boolean-value="true">
            <text:p>VERDADERO</text:p>
          </table:table-cell>
          <table:table-cell table:formula="of:=(ABS([.$B1415]-[.D1415])&lt;=[.$B1415]*0.1)" office:value-type="boolean" office:boolean-value="true">
            <text:p>VERDADERO</text:p>
          </table:table-cell>
          <table:table-cell table:formula="of:=(ABS([.$B1415]-[.E1415])&lt;=[.$B14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[.$B1416]-[.C1416]" office:value-type="float" office:value="4">
            <text:p>4</text:p>
          </table:table-cell>
          <table:table-cell table:formula="of:=[.$B1416]-[.D1416]" office:value-type="float" office:value="0">
            <text:p>0</text:p>
          </table:table-cell>
          <table:table-cell table:formula="of:=[.$B1416]-[.E1416]" office:value-type="float" office:value="0">
            <text:p>0</text:p>
          </table:table-cell>
          <table:table-cell table:number-columns-repeated="8"/>
          <table:table-cell table:formula="of:=(ABS([.$B1416]-[.C1416])&lt;=[.$B1416]*0.1)" office:value-type="boolean" office:boolean-value="false">
            <text:p>FALSO</text:p>
          </table:table-cell>
          <table:table-cell table:formula="of:=(ABS([.$B1416]-[.D1416])&lt;=[.$B1416]*0.1)" office:value-type="boolean" office:boolean-value="true">
            <text:p>VERDADERO</text:p>
          </table:table-cell>
          <table:table-cell table:formula="of:=(ABS([.$B1416]-[.E1416])&lt;=[.$B14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417]-[.C1417]" office:value-type="float" office:value="4">
            <text:p>4</text:p>
          </table:table-cell>
          <table:table-cell table:formula="of:=[.$B1417]-[.D1417]" office:value-type="float" office:value="2">
            <text:p>2</text:p>
          </table:table-cell>
          <table:table-cell table:formula="of:=[.$B1417]-[.E1417]" office:value-type="float" office:value="0">
            <text:p>0</text:p>
          </table:table-cell>
          <table:table-cell table:number-columns-repeated="8"/>
          <table:table-cell table:formula="of:=(ABS([.$B1417]-[.C1417])&lt;=[.$B1417]*0.1)" office:value-type="boolean" office:boolean-value="false">
            <text:p>FALSO</text:p>
          </table:table-cell>
          <table:table-cell table:formula="of:=(ABS([.$B1417]-[.D1417])&lt;=[.$B1417]*0.1)" office:value-type="boolean" office:boolean-value="true">
            <text:p>VERDADERO</text:p>
          </table:table-cell>
          <table:table-cell table:formula="of:=(ABS([.$B1417]-[.E1417])&lt;=[.$B14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/>
          <table:table-cell table:formula="of:=[.$B1418]-[.C1418]" office:value-type="float" office:value="7">
            <text:p>7</text:p>
          </table:table-cell>
          <table:table-cell table:formula="of:=[.$B1418]-[.D1418]" office:value-type="float" office:value="4">
            <text:p>4</text:p>
          </table:table-cell>
          <table:table-cell table:formula="of:=[.$B1418]-[.E1418]" office:value-type="float" office:value="1">
            <text:p>1</text:p>
          </table:table-cell>
          <table:table-cell table:number-columns-repeated="8"/>
          <table:table-cell table:formula="of:=(ABS([.$B1418]-[.C1418])&lt;=[.$B1418]*0.1)" office:value-type="boolean" office:boolean-value="false">
            <text:p>FALSO</text:p>
          </table:table-cell>
          <table:table-cell table:formula="of:=(ABS([.$B1418]-[.D1418])&lt;=[.$B1418]*0.1)" office:value-type="boolean" office:boolean-value="false">
            <text:p>FALSO</text:p>
          </table:table-cell>
          <table:table-cell table:formula="of:=(ABS([.$B1418]-[.E1418])&lt;=[.$B14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  <table:table-cell table:formula="of:=[.$B1419]-[.C1419]" office:value-type="float" office:value="8">
            <text:p>8</text:p>
          </table:table-cell>
          <table:table-cell table:formula="of:=[.$B1419]-[.D1419]" office:value-type="float" office:value="6">
            <text:p>6</text:p>
          </table:table-cell>
          <table:table-cell table:formula="of:=[.$B1419]-[.E1419]" office:value-type="float" office:value="0">
            <text:p>0</text:p>
          </table:table-cell>
          <table:table-cell table:number-columns-repeated="8"/>
          <table:table-cell table:formula="of:=(ABS([.$B1419]-[.C1419])&lt;=[.$B1419]*0.1)" office:value-type="boolean" office:boolean-value="false">
            <text:p>FALSO</text:p>
          </table:table-cell>
          <table:table-cell table:formula="of:=(ABS([.$B1419]-[.D1419])&lt;=[.$B1419]*0.1)" office:value-type="boolean" office:boolean-value="false">
            <text:p>FALSO</text:p>
          </table:table-cell>
          <table:table-cell table:formula="of:=(ABS([.$B1419]-[.E1419])&lt;=[.$B14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/>
          <table:table-cell table:formula="of:=[.$B1420]-[.C1420]" office:value-type="float" office:value="5">
            <text:p>5</text:p>
          </table:table-cell>
          <table:table-cell table:formula="of:=[.$B1420]-[.D1420]" office:value-type="float" office:value="4">
            <text:p>4</text:p>
          </table:table-cell>
          <table:table-cell table:formula="of:=[.$B1420]-[.E1420]" office:value-type="float" office:value="0">
            <text:p>0</text:p>
          </table:table-cell>
          <table:table-cell table:number-columns-repeated="8"/>
          <table:table-cell table:formula="of:=(ABS([.$B1420]-[.C1420])&lt;=[.$B1420]*0.1)" office:value-type="boolean" office:boolean-value="false">
            <text:p>FALSO</text:p>
          </table:table-cell>
          <table:table-cell table:formula="of:=(ABS([.$B1420]-[.D1420])&lt;=[.$B1420]*0.1)" office:value-type="boolean" office:boolean-value="false">
            <text:p>FALSO</text:p>
          </table:table-cell>
          <table:table-cell table:formula="of:=(ABS([.$B1420]-[.E1420])&lt;=[.$B14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2"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[.$B1421]-[.C1421]" office:value-type="float" office:value="2">
            <text:p>2</text:p>
          </table:table-cell>
          <table:table-cell table:formula="of:=[.$B1421]-[.D1421]" office:value-type="float" office:value="2">
            <text:p>2</text:p>
          </table:table-cell>
          <table:table-cell table:formula="of:=[.$B1421]-[.E1421]" office:value-type="float" office:value="1">
            <text:p>1</text:p>
          </table:table-cell>
          <table:table-cell table:number-columns-repeated="8"/>
          <table:table-cell table:formula="of:=(ABS([.$B1421]-[.C1421])&lt;=[.$B1421]*0.1)" office:value-type="boolean" office:boolean-value="true">
            <text:p>VERDADERO</text:p>
          </table:table-cell>
          <table:table-cell table:formula="of:=(ABS([.$B1421]-[.D1421])&lt;=[.$B1421]*0.1)" office:value-type="boolean" office:boolean-value="true">
            <text:p>VERDADERO</text:p>
          </table:table-cell>
          <table:table-cell table:formula="of:=(ABS([.$B1421]-[.E1421])&lt;=[.$B14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422]-[.C1422]" office:value-type="float" office:value="5">
            <text:p>5</text:p>
          </table:table-cell>
          <table:table-cell table:formula="of:=[.$B1422]-[.D1422]" office:value-type="float" office:value="5">
            <text:p>5</text:p>
          </table:table-cell>
          <table:table-cell table:formula="of:=[.$B1422]-[.E1422]" office:value-type="float" office:value="0">
            <text:p>0</text:p>
          </table:table-cell>
          <table:table-cell table:number-columns-repeated="8"/>
          <table:table-cell table:formula="of:=(ABS([.$B1422]-[.C1422])&lt;=[.$B1422]*0.1)" office:value-type="boolean" office:boolean-value="false">
            <text:p>FALSO</text:p>
          </table:table-cell>
          <table:table-cell table:formula="of:=(ABS([.$B1422]-[.D1422])&lt;=[.$B1422]*0.1)" office:value-type="boolean" office:boolean-value="false">
            <text:p>FALSO</text:p>
          </table:table-cell>
          <table:table-cell table:formula="of:=(ABS([.$B1422]-[.E1422])&lt;=[.$B14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423]-[.C1423]" office:value-type="float" office:value="2">
            <text:p>2</text:p>
          </table:table-cell>
          <table:table-cell table:formula="of:=[.$B1423]-[.D1423]" office:value-type="float" office:value="2">
            <text:p>2</text:p>
          </table:table-cell>
          <table:table-cell table:formula="of:=[.$B1423]-[.E1423]" office:value-type="float" office:value="0">
            <text:p>0</text:p>
          </table:table-cell>
          <table:table-cell table:number-columns-repeated="8"/>
          <table:table-cell table:formula="of:=(ABS([.$B1423]-[.C1423])&lt;=[.$B1423]*0.1)" office:value-type="boolean" office:boolean-value="true">
            <text:p>VERDADERO</text:p>
          </table:table-cell>
          <table:table-cell table:formula="of:=(ABS([.$B1423]-[.D1423])&lt;=[.$B1423]*0.1)" office:value-type="boolean" office:boolean-value="true">
            <text:p>VERDADERO</text:p>
          </table:table-cell>
          <table:table-cell table:formula="of:=(ABS([.$B1423]-[.E1423])&lt;=[.$B14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424]-[.C1424]" office:value-type="float" office:value="3">
            <text:p>3</text:p>
          </table:table-cell>
          <table:table-cell table:formula="of:=[.$B1424]-[.D1424]" office:value-type="float" office:value="3">
            <text:p>3</text:p>
          </table:table-cell>
          <table:table-cell table:formula="of:=[.$B1424]-[.E1424]" office:value-type="float" office:value="0">
            <text:p>0</text:p>
          </table:table-cell>
          <table:table-cell table:number-columns-repeated="8"/>
          <table:table-cell table:formula="of:=(ABS([.$B1424]-[.C1424])&lt;=[.$B1424]*0.1)" office:value-type="boolean" office:boolean-value="false">
            <text:p>FALSO</text:p>
          </table:table-cell>
          <table:table-cell table:formula="of:=(ABS([.$B1424]-[.D1424])&lt;=[.$B1424]*0.1)" office:value-type="boolean" office:boolean-value="false">
            <text:p>FALSO</text:p>
          </table:table-cell>
          <table:table-cell table:formula="of:=(ABS([.$B1424]-[.E1424])&lt;=[.$B14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425]-[.C1425]" office:value-type="float" office:value="3">
            <text:p>3</text:p>
          </table:table-cell>
          <table:table-cell table:formula="of:=[.$B1425]-[.D1425]" office:value-type="float" office:value="2">
            <text:p>2</text:p>
          </table:table-cell>
          <table:table-cell table:formula="of:=[.$B1425]-[.E1425]" office:value-type="float" office:value="0">
            <text:p>0</text:p>
          </table:table-cell>
          <table:table-cell table:number-columns-repeated="8"/>
          <table:table-cell table:formula="of:=(ABS([.$B1425]-[.C1425])&lt;=[.$B1425]*0.1)" office:value-type="boolean" office:boolean-value="false">
            <text:p>FALSO</text:p>
          </table:table-cell>
          <table:table-cell table:formula="of:=(ABS([.$B1425]-[.D1425])&lt;=[.$B1425]*0.1)" office:value-type="boolean" office:boolean-value="true">
            <text:p>VERDADERO</text:p>
          </table:table-cell>
          <table:table-cell table:formula="of:=(ABS([.$B1425]-[.E1425])&lt;=[.$B14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426]-[.C1426]" office:value-type="float" office:value="7">
            <text:p>7</text:p>
          </table:table-cell>
          <table:table-cell table:formula="of:=[.$B1426]-[.D1426]" office:value-type="float" office:value="3">
            <text:p>3</text:p>
          </table:table-cell>
          <table:table-cell table:formula="of:=[.$B1426]-[.E1426]" office:value-type="float" office:value="2">
            <text:p>2</text:p>
          </table:table-cell>
          <table:table-cell table:number-columns-repeated="8"/>
          <table:table-cell table:formula="of:=(ABS([.$B1426]-[.C1426])&lt;=[.$B1426]*0.1)" office:value-type="boolean" office:boolean-value="false">
            <text:p>FALSO</text:p>
          </table:table-cell>
          <table:table-cell table:formula="of:=(ABS([.$B1426]-[.D1426])&lt;=[.$B1426]*0.1)" office:value-type="boolean" office:boolean-value="false">
            <text:p>FALSO</text:p>
          </table:table-cell>
          <table:table-cell table:formula="of:=(ABS([.$B1426]-[.E1426])&lt;=[.$B14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427]-[.C1427]" office:value-type="float" office:value="3">
            <text:p>3</text:p>
          </table:table-cell>
          <table:table-cell table:formula="of:=[.$B1427]-[.D1427]" office:value-type="float" office:value="3">
            <text:p>3</text:p>
          </table:table-cell>
          <table:table-cell table:formula="of:=[.$B1427]-[.E1427]" office:value-type="float" office:value="1">
            <text:p>1</text:p>
          </table:table-cell>
          <table:table-cell table:number-columns-repeated="8"/>
          <table:table-cell table:formula="of:=(ABS([.$B1427]-[.C1427])&lt;=[.$B1427]*0.1)" office:value-type="boolean" office:boolean-value="false">
            <text:p>FALSO</text:p>
          </table:table-cell>
          <table:table-cell table:formula="of:=(ABS([.$B1427]-[.D1427])&lt;=[.$B1427]*0.1)" office:value-type="boolean" office:boolean-value="false">
            <text:p>FALSO</text:p>
          </table:table-cell>
          <table:table-cell table:formula="of:=(ABS([.$B1427]-[.E1427])&lt;=[.$B14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$B1428]-[.C1428]" office:value-type="float" office:value="4">
            <text:p>4</text:p>
          </table:table-cell>
          <table:table-cell table:formula="of:=[.$B1428]-[.D1428]" office:value-type="float" office:value="2">
            <text:p>2</text:p>
          </table:table-cell>
          <table:table-cell table:formula="of:=[.$B1428]-[.E1428]" office:value-type="float" office:value="0">
            <text:p>0</text:p>
          </table:table-cell>
          <table:table-cell table:number-columns-repeated="8"/>
          <table:table-cell table:formula="of:=(ABS([.$B1428]-[.C1428])&lt;=[.$B1428]*0.1)" office:value-type="boolean" office:boolean-value="false">
            <text:p>FALSO</text:p>
          </table:table-cell>
          <table:table-cell table:formula="of:=(ABS([.$B1428]-[.D1428])&lt;=[.$B1428]*0.1)" office:value-type="boolean" office:boolean-value="true">
            <text:p>VERDADERO</text:p>
          </table:table-cell>
          <table:table-cell table:formula="of:=(ABS([.$B1428]-[.E1428])&lt;=[.$B14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  <table:table-cell table:formula="of:=[.$B1429]-[.C1429]" office:value-type="float" office:value="4">
            <text:p>4</text:p>
          </table:table-cell>
          <table:table-cell table:formula="of:=[.$B1429]-[.D1429]" office:value-type="float" office:value="4">
            <text:p>4</text:p>
          </table:table-cell>
          <table:table-cell table:formula="of:=[.$B1429]-[.E1429]" office:value-type="float" office:value="0">
            <text:p>0</text:p>
          </table:table-cell>
          <table:table-cell table:number-columns-repeated="8"/>
          <table:table-cell table:formula="of:=(ABS([.$B1429]-[.C1429])&lt;=[.$B1429]*0.1)" office:value-type="boolean" office:boolean-value="false">
            <text:p>FALSO</text:p>
          </table:table-cell>
          <table:table-cell table:formula="of:=(ABS([.$B1429]-[.D1429])&lt;=[.$B1429]*0.1)" office:value-type="boolean" office:boolean-value="false">
            <text:p>FALSO</text:p>
          </table:table-cell>
          <table:table-cell table:formula="of:=(ABS([.$B1429]-[.E1429])&lt;=[.$B14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$B1430]-[.C1430]" office:value-type="float" office:value="2">
            <text:p>2</text:p>
          </table:table-cell>
          <table:table-cell table:formula="of:=[.$B1430]-[.D1430]" office:value-type="float" office:value="2">
            <text:p>2</text:p>
          </table:table-cell>
          <table:table-cell table:formula="of:=[.$B1430]-[.E1430]" office:value-type="float" office:value="0">
            <text:p>0</text:p>
          </table:table-cell>
          <table:table-cell table:number-columns-repeated="8"/>
          <table:table-cell table:formula="of:=(ABS([.$B1430]-[.C1430])&lt;=[.$B1430]*0.1)" office:value-type="boolean" office:boolean-value="true">
            <text:p>VERDADERO</text:p>
          </table:table-cell>
          <table:table-cell table:formula="of:=(ABS([.$B1430]-[.D1430])&lt;=[.$B1430]*0.1)" office:value-type="boolean" office:boolean-value="true">
            <text:p>VERDADERO</text:p>
          </table:table-cell>
          <table:table-cell table:formula="of:=(ABS([.$B1430]-[.E1430])&lt;=[.$B14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[.$B1431]-[.C1431]" office:value-type="float" office:value="5">
            <text:p>5</text:p>
          </table:table-cell>
          <table:table-cell table:formula="of:=[.$B1431]-[.D1431]" office:value-type="float" office:value="2">
            <text:p>2</text:p>
          </table:table-cell>
          <table:table-cell table:formula="of:=[.$B1431]-[.E1431]" office:value-type="float" office:value="2">
            <text:p>2</text:p>
          </table:table-cell>
          <table:table-cell table:number-columns-repeated="8"/>
          <table:table-cell table:formula="of:=(ABS([.$B1431]-[.C1431])&lt;=[.$B1431]*0.1)" office:value-type="boolean" office:boolean-value="false">
            <text:p>FALSO</text:p>
          </table:table-cell>
          <table:table-cell table:formula="of:=(ABS([.$B1431]-[.D1431])&lt;=[.$B1431]*0.1)" office:value-type="boolean" office:boolean-value="true">
            <text:p>VERDADERO</text:p>
          </table:table-cell>
          <table:table-cell table:formula="of:=(ABS([.$B1431]-[.E1431])&lt;=[.$B14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432]-[.C1432]" office:value-type="float" office:value="4">
            <text:p>4</text:p>
          </table:table-cell>
          <table:table-cell table:formula="of:=[.$B1432]-[.D1432]" office:value-type="float" office:value="4">
            <text:p>4</text:p>
          </table:table-cell>
          <table:table-cell table:formula="of:=[.$B1432]-[.E1432]" office:value-type="float" office:value="0">
            <text:p>0</text:p>
          </table:table-cell>
          <table:table-cell table:number-columns-repeated="8"/>
          <table:table-cell table:formula="of:=(ABS([.$B1432]-[.C1432])&lt;=[.$B1432]*0.1)" office:value-type="boolean" office:boolean-value="false">
            <text:p>FALSO</text:p>
          </table:table-cell>
          <table:table-cell table:formula="of:=(ABS([.$B1432]-[.D1432])&lt;=[.$B1432]*0.1)" office:value-type="boolean" office:boolean-value="false">
            <text:p>FALSO</text:p>
          </table:table-cell>
          <table:table-cell table:formula="of:=(ABS([.$B1432]-[.E1432])&lt;=[.$B14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  <table:table-cell table:formula="of:=[.$B1433]-[.C1433]" office:value-type="float" office:value="5">
            <text:p>5</text:p>
          </table:table-cell>
          <table:table-cell table:formula="of:=[.$B1433]-[.D1433]" office:value-type="float" office:value="4">
            <text:p>4</text:p>
          </table:table-cell>
          <table:table-cell table:formula="of:=[.$B1433]-[.E1433]" office:value-type="float" office:value="0">
            <text:p>0</text:p>
          </table:table-cell>
          <table:table-cell table:number-columns-repeated="8"/>
          <table:table-cell table:formula="of:=(ABS([.$B1433]-[.C1433])&lt;=[.$B1433]*0.1)" office:value-type="boolean" office:boolean-value="false">
            <text:p>FALSO</text:p>
          </table:table-cell>
          <table:table-cell table:formula="of:=(ABS([.$B1433]-[.D1433])&lt;=[.$B1433]*0.1)" office:value-type="boolean" office:boolean-value="false">
            <text:p>FALSO</text:p>
          </table:table-cell>
          <table:table-cell table:formula="of:=(ABS([.$B1433]-[.E1433])&lt;=[.$B14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[.$B1434]-[.C1434]" office:value-type="float" office:value="1">
            <text:p>1</text:p>
          </table:table-cell>
          <table:table-cell table:formula="of:=[.$B1434]-[.D1434]" office:value-type="float" office:value="1">
            <text:p>1</text:p>
          </table:table-cell>
          <table:table-cell table:formula="of:=[.$B1434]-[.E1434]" office:value-type="float" office:value="0">
            <text:p>0</text:p>
          </table:table-cell>
          <table:table-cell table:number-columns-repeated="8"/>
          <table:table-cell table:formula="of:=(ABS([.$B1434]-[.C1434])&lt;=[.$B1434]*0.1)" office:value-type="boolean" office:boolean-value="true">
            <text:p>VERDADERO</text:p>
          </table:table-cell>
          <table:table-cell table:formula="of:=(ABS([.$B1434]-[.D1434])&lt;=[.$B1434]*0.1)" office:value-type="boolean" office:boolean-value="true">
            <text:p>VERDADERO</text:p>
          </table:table-cell>
          <table:table-cell table:formula="of:=(ABS([.$B1434]-[.E1434])&lt;=[.$B14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435]-[.C1435]" office:value-type="float" office:value="10">
            <text:p>10</text:p>
          </table:table-cell>
          <table:table-cell table:formula="of:=[.$B1435]-[.D1435]" office:value-type="float" office:value="3">
            <text:p>3</text:p>
          </table:table-cell>
          <table:table-cell table:formula="of:=[.$B1435]-[.E1435]" office:value-type="float" office:value="0">
            <text:p>0</text:p>
          </table:table-cell>
          <table:table-cell table:number-columns-repeated="8"/>
          <table:table-cell table:formula="of:=(ABS([.$B1435]-[.C1435])&lt;=[.$B1435]*0.1)" office:value-type="boolean" office:boolean-value="false">
            <text:p>FALSO</text:p>
          </table:table-cell>
          <table:table-cell table:formula="of:=(ABS([.$B1435]-[.D1435])&lt;=[.$B1435]*0.1)" office:value-type="boolean" office:boolean-value="false">
            <text:p>FALSO</text:p>
          </table:table-cell>
          <table:table-cell table:formula="of:=(ABS([.$B1435]-[.E1435])&lt;=[.$B14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436]-[.C1436]" office:value-type="float" office:value="4">
            <text:p>4</text:p>
          </table:table-cell>
          <table:table-cell table:formula="of:=[.$B1436]-[.D1436]" office:value-type="float" office:value="2">
            <text:p>2</text:p>
          </table:table-cell>
          <table:table-cell table:formula="of:=[.$B1436]-[.E1436]" office:value-type="float" office:value="0">
            <text:p>0</text:p>
          </table:table-cell>
          <table:table-cell table:number-columns-repeated="8"/>
          <table:table-cell table:formula="of:=(ABS([.$B1436]-[.C1436])&lt;=[.$B1436]*0.1)" office:value-type="boolean" office:boolean-value="false">
            <text:p>FALSO</text:p>
          </table:table-cell>
          <table:table-cell table:formula="of:=(ABS([.$B1436]-[.D1436])&lt;=[.$B1436]*0.1)" office:value-type="boolean" office:boolean-value="false">
            <text:p>FALSO</text:p>
          </table:table-cell>
          <table:table-cell table:formula="of:=(ABS([.$B1436]-[.E1436])&lt;=[.$B14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/>
          <table:table-cell table:formula="of:=[.$B1437]-[.C1437]" office:value-type="float" office:value="10">
            <text:p>10</text:p>
          </table:table-cell>
          <table:table-cell table:formula="of:=[.$B1437]-[.D1437]" office:value-type="float" office:value="8">
            <text:p>8</text:p>
          </table:table-cell>
          <table:table-cell table:formula="of:=[.$B1437]-[.E1437]" office:value-type="float" office:value="0">
            <text:p>0</text:p>
          </table:table-cell>
          <table:table-cell table:number-columns-repeated="8"/>
          <table:table-cell table:formula="of:=(ABS([.$B1437]-[.C1437])&lt;=[.$B1437]*0.1)" office:value-type="boolean" office:boolean-value="false">
            <text:p>FALSO</text:p>
          </table:table-cell>
          <table:table-cell table:formula="of:=(ABS([.$B1437]-[.D1437])&lt;=[.$B1437]*0.1)" office:value-type="boolean" office:boolean-value="false">
            <text:p>FALSO</text:p>
          </table:table-cell>
          <table:table-cell table:formula="of:=(ABS([.$B1437]-[.E1437])&lt;=[.$B14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438]-[.C1438]" office:value-type="float" office:value="5">
            <text:p>5</text:p>
          </table:table-cell>
          <table:table-cell table:formula="of:=[.$B1438]-[.D1438]" office:value-type="float" office:value="3">
            <text:p>3</text:p>
          </table:table-cell>
          <table:table-cell table:formula="of:=[.$B1438]-[.E1438]" office:value-type="float" office:value="1">
            <text:p>1</text:p>
          </table:table-cell>
          <table:table-cell table:number-columns-repeated="8"/>
          <table:table-cell table:formula="of:=(ABS([.$B1438]-[.C1438])&lt;=[.$B1438]*0.1)" office:value-type="boolean" office:boolean-value="false">
            <text:p>FALSO</text:p>
          </table:table-cell>
          <table:table-cell table:formula="of:=(ABS([.$B1438]-[.D1438])&lt;=[.$B1438]*0.1)" office:value-type="boolean" office:boolean-value="false">
            <text:p>FALSO</text:p>
          </table:table-cell>
          <table:table-cell table:formula="of:=(ABS([.$B1438]-[.E1438])&lt;=[.$B14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27">
            <text:p>27</text:p>
          </table:table-cell>
          <table:table-cell/>
          <table:table-cell table:formula="of:=[.$B1439]-[.C1439]" office:value-type="float" office:value="7">
            <text:p>7</text:p>
          </table:table-cell>
          <table:table-cell table:formula="of:=[.$B1439]-[.D1439]" office:value-type="float" office:value="7">
            <text:p>7</text:p>
          </table:table-cell>
          <table:table-cell table:formula="of:=[.$B1439]-[.E1439]" office:value-type="float" office:value="0">
            <text:p>0</text:p>
          </table:table-cell>
          <table:table-cell table:number-columns-repeated="8"/>
          <table:table-cell table:formula="of:=(ABS([.$B1439]-[.C1439])&lt;=[.$B1439]*0.1)" office:value-type="boolean" office:boolean-value="false">
            <text:p>FALSO</text:p>
          </table:table-cell>
          <table:table-cell table:formula="of:=(ABS([.$B1439]-[.D1439])&lt;=[.$B1439]*0.1)" office:value-type="boolean" office:boolean-value="false">
            <text:p>FALSO</text:p>
          </table:table-cell>
          <table:table-cell table:formula="of:=(ABS([.$B1439]-[.E1439])&lt;=[.$B14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440]-[.C1440]" office:value-type="float" office:value="3">
            <text:p>3</text:p>
          </table:table-cell>
          <table:table-cell table:formula="of:=[.$B1440]-[.D1440]" office:value-type="float" office:value="3">
            <text:p>3</text:p>
          </table:table-cell>
          <table:table-cell table:formula="of:=[.$B1440]-[.E1440]" office:value-type="float" office:value="0">
            <text:p>0</text:p>
          </table:table-cell>
          <table:table-cell table:number-columns-repeated="8"/>
          <table:table-cell table:formula="of:=(ABS([.$B1440]-[.C1440])&lt;=[.$B1440]*0.1)" office:value-type="boolean" office:boolean-value="false">
            <text:p>FALSO</text:p>
          </table:table-cell>
          <table:table-cell table:formula="of:=(ABS([.$B1440]-[.D1440])&lt;=[.$B1440]*0.1)" office:value-type="boolean" office:boolean-value="false">
            <text:p>FALSO</text:p>
          </table:table-cell>
          <table:table-cell table:formula="of:=(ABS([.$B1440]-[.E1440])&lt;=[.$B14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  <table:table-cell table:formula="of:=[.$B1441]-[.C1441]" office:value-type="float" office:value="5">
            <text:p>5</text:p>
          </table:table-cell>
          <table:table-cell table:formula="of:=[.$B1441]-[.D1441]" office:value-type="float" office:value="5">
            <text:p>5</text:p>
          </table:table-cell>
          <table:table-cell table:formula="of:=[.$B1441]-[.E1441]" office:value-type="float" office:value="1">
            <text:p>1</text:p>
          </table:table-cell>
          <table:table-cell table:number-columns-repeated="8"/>
          <table:table-cell table:formula="of:=(ABS([.$B1441]-[.C1441])&lt;=[.$B1441]*0.1)" office:value-type="boolean" office:boolean-value="false">
            <text:p>FALSO</text:p>
          </table:table-cell>
          <table:table-cell table:formula="of:=(ABS([.$B1441]-[.D1441])&lt;=[.$B1441]*0.1)" office:value-type="boolean" office:boolean-value="false">
            <text:p>FALSO</text:p>
          </table:table-cell>
          <table:table-cell table:formula="of:=(ABS([.$B1441]-[.E1441])&lt;=[.$B14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442]-[.C1442]" office:value-type="float" office:value="2">
            <text:p>2</text:p>
          </table:table-cell>
          <table:table-cell table:formula="of:=[.$B1442]-[.D1442]" office:value-type="float" office:value="2">
            <text:p>2</text:p>
          </table:table-cell>
          <table:table-cell table:formula="of:=[.$B1442]-[.E1442]" office:value-type="float" office:value="0">
            <text:p>0</text:p>
          </table:table-cell>
          <table:table-cell table:number-columns-repeated="8"/>
          <table:table-cell table:formula="of:=(ABS([.$B1442]-[.C1442])&lt;=[.$B1442]*0.1)" office:value-type="boolean" office:boolean-value="true">
            <text:p>VERDADERO</text:p>
          </table:table-cell>
          <table:table-cell table:formula="of:=(ABS([.$B1442]-[.D1442])&lt;=[.$B1442]*0.1)" office:value-type="boolean" office:boolean-value="true">
            <text:p>VERDADERO</text:p>
          </table:table-cell>
          <table:table-cell table:formula="of:=(ABS([.$B1442]-[.E1442])&lt;=[.$B14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table:number-columns-repeated="4" office:value-type="float" office:value="25">
            <text:p>25</text:p>
          </table:table-cell>
          <table:table-cell/>
          <table:table-cell table:formula="of:=[.$B1443]-[.C1443]" office:value-type="float" office:value="0">
            <text:p>0</text:p>
          </table:table-cell>
          <table:table-cell table:formula="of:=[.$B1443]-[.D1443]" office:value-type="float" office:value="0">
            <text:p>0</text:p>
          </table:table-cell>
          <table:table-cell table:formula="of:=[.$B1443]-[.E1443]" office:value-type="float" office:value="0">
            <text:p>0</text:p>
          </table:table-cell>
          <table:table-cell table:number-columns-repeated="8"/>
          <table:table-cell table:formula="of:=(ABS([.$B1443]-[.C1443])&lt;=[.$B1443]*0.1)" office:value-type="boolean" office:boolean-value="true">
            <text:p>VERDADERO</text:p>
          </table:table-cell>
          <table:table-cell table:formula="of:=(ABS([.$B1443]-[.D1443])&lt;=[.$B1443]*0.1)" office:value-type="boolean" office:boolean-value="true">
            <text:p>VERDADERO</text:p>
          </table:table-cell>
          <table:table-cell table:formula="of:=(ABS([.$B1443]-[.E1443])&lt;=[.$B14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444]-[.C1444]" office:value-type="float" office:value="5">
            <text:p>5</text:p>
          </table:table-cell>
          <table:table-cell table:formula="of:=[.$B1444]-[.D1444]" office:value-type="float" office:value="3">
            <text:p>3</text:p>
          </table:table-cell>
          <table:table-cell table:formula="of:=[.$B1444]-[.E1444]" office:value-type="float" office:value="0">
            <text:p>0</text:p>
          </table:table-cell>
          <table:table-cell table:number-columns-repeated="8"/>
          <table:table-cell table:formula="of:=(ABS([.$B1444]-[.C1444])&lt;=[.$B1444]*0.1)" office:value-type="boolean" office:boolean-value="false">
            <text:p>FALSO</text:p>
          </table:table-cell>
          <table:table-cell table:formula="of:=(ABS([.$B1444]-[.D1444])&lt;=[.$B1444]*0.1)" office:value-type="boolean" office:boolean-value="false">
            <text:p>FALSO</text:p>
          </table:table-cell>
          <table:table-cell table:formula="of:=(ABS([.$B1444]-[.E1444])&lt;=[.$B14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/>
          <table:table-cell table:formula="of:=[.$B1445]-[.C1445]" office:value-type="float" office:value="9">
            <text:p>9</text:p>
          </table:table-cell>
          <table:table-cell table:formula="of:=[.$B1445]-[.D1445]" office:value-type="float" office:value="8">
            <text:p>8</text:p>
          </table:table-cell>
          <table:table-cell table:formula="of:=[.$B1445]-[.E1445]" office:value-type="float" office:value="1">
            <text:p>1</text:p>
          </table:table-cell>
          <table:table-cell table:number-columns-repeated="8"/>
          <table:table-cell table:formula="of:=(ABS([.$B1445]-[.C1445])&lt;=[.$B1445]*0.1)" office:value-type="boolean" office:boolean-value="false">
            <text:p>FALSO</text:p>
          </table:table-cell>
          <table:table-cell table:formula="of:=(ABS([.$B1445]-[.D1445])&lt;=[.$B1445]*0.1)" office:value-type="boolean" office:boolean-value="false">
            <text:p>FALSO</text:p>
          </table:table-cell>
          <table:table-cell table:formula="of:=(ABS([.$B1445]-[.E1445])&lt;=[.$B14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[.$B1446]-[.C1446]" office:value-type="float" office:value="6">
            <text:p>6</text:p>
          </table:table-cell>
          <table:table-cell table:formula="of:=[.$B1446]-[.D1446]" office:value-type="float" office:value="3">
            <text:p>3</text:p>
          </table:table-cell>
          <table:table-cell table:formula="of:=[.$B1446]-[.E1446]" office:value-type="float" office:value="2">
            <text:p>2</text:p>
          </table:table-cell>
          <table:table-cell table:number-columns-repeated="8"/>
          <table:table-cell table:formula="of:=(ABS([.$B1446]-[.C1446])&lt;=[.$B1446]*0.1)" office:value-type="boolean" office:boolean-value="false">
            <text:p>FALSO</text:p>
          </table:table-cell>
          <table:table-cell table:formula="of:=(ABS([.$B1446]-[.D1446])&lt;=[.$B1446]*0.1)" office:value-type="boolean" office:boolean-value="false">
            <text:p>FALSO</text:p>
          </table:table-cell>
          <table:table-cell table:formula="of:=(ABS([.$B1446]-[.E1446])&lt;=[.$B14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447]-[.C1447]" office:value-type="float" office:value="4">
            <text:p>4</text:p>
          </table:table-cell>
          <table:table-cell table:formula="of:=[.$B1447]-[.D1447]" office:value-type="float" office:value="4">
            <text:p>4</text:p>
          </table:table-cell>
          <table:table-cell table:formula="of:=[.$B1447]-[.E1447]" office:value-type="float" office:value="2">
            <text:p>2</text:p>
          </table:table-cell>
          <table:table-cell table:number-columns-repeated="8"/>
          <table:table-cell table:formula="of:=(ABS([.$B1447]-[.C1447])&lt;=[.$B1447]*0.1)" office:value-type="boolean" office:boolean-value="false">
            <text:p>FALSO</text:p>
          </table:table-cell>
          <table:table-cell table:formula="of:=(ABS([.$B1447]-[.D1447])&lt;=[.$B1447]*0.1)" office:value-type="boolean" office:boolean-value="false">
            <text:p>FALSO</text:p>
          </table:table-cell>
          <table:table-cell table:formula="of:=(ABS([.$B1447]-[.E1447])&lt;=[.$B14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B1448]-[.C1448]" office:value-type="float" office:value="1">
            <text:p>1</text:p>
          </table:table-cell>
          <table:table-cell table:formula="of:=[.$B1448]-[.D1448]" office:value-type="float" office:value="0">
            <text:p>0</text:p>
          </table:table-cell>
          <table:table-cell table:formula="of:=[.$B1448]-[.E1448]" office:value-type="float" office:value="0">
            <text:p>0</text:p>
          </table:table-cell>
          <table:table-cell table:number-columns-repeated="8"/>
          <table:table-cell table:formula="of:=(ABS([.$B1448]-[.C1448])&lt;=[.$B1448]*0.1)" office:value-type="boolean" office:boolean-value="true">
            <text:p>VERDADERO</text:p>
          </table:table-cell>
          <table:table-cell table:formula="of:=(ABS([.$B1448]-[.D1448])&lt;=[.$B1448]*0.1)" office:value-type="boolean" office:boolean-value="true">
            <text:p>VERDADERO</text:p>
          </table:table-cell>
          <table:table-cell table:formula="of:=(ABS([.$B1448]-[.E1448])&lt;=[.$B14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B1449]-[.C1449]" office:value-type="float" office:value="1">
            <text:p>1</text:p>
          </table:table-cell>
          <table:table-cell table:formula="of:=[.$B1449]-[.D1449]" office:value-type="float" office:value="0">
            <text:p>0</text:p>
          </table:table-cell>
          <table:table-cell table:formula="of:=[.$B1449]-[.E1449]" office:value-type="float" office:value="0">
            <text:p>0</text:p>
          </table:table-cell>
          <table:table-cell table:number-columns-repeated="8"/>
          <table:table-cell table:formula="of:=(ABS([.$B1449]-[.C1449])&lt;=[.$B1449]*0.1)" office:value-type="boolean" office:boolean-value="true">
            <text:p>VERDADERO</text:p>
          </table:table-cell>
          <table:table-cell table:formula="of:=(ABS([.$B1449]-[.D1449])&lt;=[.$B1449]*0.1)" office:value-type="boolean" office:boolean-value="true">
            <text:p>VERDADERO</text:p>
          </table:table-cell>
          <table:table-cell table:formula="of:=(ABS([.$B1449]-[.E1449])&lt;=[.$B14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450]-[.C1450]" office:value-type="float" office:value="5">
            <text:p>5</text:p>
          </table:table-cell>
          <table:table-cell table:formula="of:=[.$B1450]-[.D1450]" office:value-type="float" office:value="3">
            <text:p>3</text:p>
          </table:table-cell>
          <table:table-cell table:formula="of:=[.$B1450]-[.E1450]" office:value-type="float" office:value="1">
            <text:p>1</text:p>
          </table:table-cell>
          <table:table-cell table:number-columns-repeated="8"/>
          <table:table-cell table:formula="of:=(ABS([.$B1450]-[.C1450])&lt;=[.$B1450]*0.1)" office:value-type="boolean" office:boolean-value="false">
            <text:p>FALSO</text:p>
          </table:table-cell>
          <table:table-cell table:formula="of:=(ABS([.$B1450]-[.D1450])&lt;=[.$B1450]*0.1)" office:value-type="boolean" office:boolean-value="false">
            <text:p>FALSO</text:p>
          </table:table-cell>
          <table:table-cell table:formula="of:=(ABS([.$B1450]-[.E1450])&lt;=[.$B14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3" office:value-type="float" office:value="20">
            <text:p>20</text:p>
          </table:table-cell>
          <table:table-cell/>
          <table:table-cell table:formula="of:=[.$B1451]-[.C1451]" office:value-type="float" office:value="2">
            <text:p>2</text:p>
          </table:table-cell>
          <table:table-cell table:formula="of:=[.$B1451]-[.D1451]" office:value-type="float" office:value="2">
            <text:p>2</text:p>
          </table:table-cell>
          <table:table-cell table:formula="of:=[.$B1451]-[.E1451]" office:value-type="float" office:value="2">
            <text:p>2</text:p>
          </table:table-cell>
          <table:table-cell table:number-columns-repeated="8"/>
          <table:table-cell table:formula="of:=(ABS([.$B1451]-[.C1451])&lt;=[.$B1451]*0.1)" office:value-type="boolean" office:boolean-value="true">
            <text:p>VERDADERO</text:p>
          </table:table-cell>
          <table:table-cell table:formula="of:=(ABS([.$B1451]-[.D1451])&lt;=[.$B1451]*0.1)" office:value-type="boolean" office:boolean-value="true">
            <text:p>VERDADERO</text:p>
          </table:table-cell>
          <table:table-cell table:formula="of:=(ABS([.$B1451]-[.E1451])&lt;=[.$B14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452]-[.C1452]" office:value-type="float" office:value="5">
            <text:p>5</text:p>
          </table:table-cell>
          <table:table-cell table:formula="of:=[.$B1452]-[.D1452]" office:value-type="float" office:value="5">
            <text:p>5</text:p>
          </table:table-cell>
          <table:table-cell table:formula="of:=[.$B1452]-[.E1452]" office:value-type="float" office:value="2">
            <text:p>2</text:p>
          </table:table-cell>
          <table:table-cell table:number-columns-repeated="8"/>
          <table:table-cell table:formula="of:=(ABS([.$B1452]-[.C1452])&lt;=[.$B1452]*0.1)" office:value-type="boolean" office:boolean-value="false">
            <text:p>FALSO</text:p>
          </table:table-cell>
          <table:table-cell table:formula="of:=(ABS([.$B1452]-[.D1452])&lt;=[.$B1452]*0.1)" office:value-type="boolean" office:boolean-value="false">
            <text:p>FALSO</text:p>
          </table:table-cell>
          <table:table-cell table:formula="of:=(ABS([.$B1452]-[.E1452])&lt;=[.$B14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27">
            <text:p>27</text:p>
          </table:table-cell>
          <table:table-cell/>
          <table:table-cell table:formula="of:=[.$B1453]-[.C1453]" office:value-type="float" office:value="7">
            <text:p>7</text:p>
          </table:table-cell>
          <table:table-cell table:formula="of:=[.$B1453]-[.D1453]" office:value-type="float" office:value="7">
            <text:p>7</text:p>
          </table:table-cell>
          <table:table-cell table:formula="of:=[.$B1453]-[.E1453]" office:value-type="float" office:value="0">
            <text:p>0</text:p>
          </table:table-cell>
          <table:table-cell table:number-columns-repeated="8"/>
          <table:table-cell table:formula="of:=(ABS([.$B1453]-[.C1453])&lt;=[.$B1453]*0.1)" office:value-type="boolean" office:boolean-value="false">
            <text:p>FALSO</text:p>
          </table:table-cell>
          <table:table-cell table:formula="of:=(ABS([.$B1453]-[.D1453])&lt;=[.$B1453]*0.1)" office:value-type="boolean" office:boolean-value="false">
            <text:p>FALSO</text:p>
          </table:table-cell>
          <table:table-cell table:formula="of:=(ABS([.$B1453]-[.E1453])&lt;=[.$B14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table:formula="of:=[.$B1454]-[.C1454]" office:value-type="float" office:value="5">
            <text:p>5</text:p>
          </table:table-cell>
          <table:table-cell table:formula="of:=[.$B1454]-[.D1454]" office:value-type="float" office:value="5">
            <text:p>5</text:p>
          </table:table-cell>
          <table:table-cell table:formula="of:=[.$B1454]-[.E1454]" office:value-type="float" office:value="0">
            <text:p>0</text:p>
          </table:table-cell>
          <table:table-cell table:number-columns-repeated="8"/>
          <table:table-cell table:formula="of:=(ABS([.$B1454]-[.C1454])&lt;=[.$B1454]*0.1)" office:value-type="boolean" office:boolean-value="false">
            <text:p>FALSO</text:p>
          </table:table-cell>
          <table:table-cell table:formula="of:=(ABS([.$B1454]-[.D1454])&lt;=[.$B1454]*0.1)" office:value-type="boolean" office:boolean-value="false">
            <text:p>FALSO</text:p>
          </table:table-cell>
          <table:table-cell table:formula="of:=(ABS([.$B1454]-[.E1454])&lt;=[.$B14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455]-[.C1455]" office:value-type="float" office:value="3">
            <text:p>3</text:p>
          </table:table-cell>
          <table:table-cell table:formula="of:=[.$B1455]-[.D1455]" office:value-type="float" office:value="2">
            <text:p>2</text:p>
          </table:table-cell>
          <table:table-cell table:formula="of:=[.$B1455]-[.E1455]" office:value-type="float" office:value="0">
            <text:p>0</text:p>
          </table:table-cell>
          <table:table-cell table:number-columns-repeated="8"/>
          <table:table-cell table:formula="of:=(ABS([.$B1455]-[.C1455])&lt;=[.$B1455]*0.1)" office:value-type="boolean" office:boolean-value="false">
            <text:p>FALSO</text:p>
          </table:table-cell>
          <table:table-cell table:formula="of:=(ABS([.$B1455]-[.D1455])&lt;=[.$B1455]*0.1)" office:value-type="boolean" office:boolean-value="true">
            <text:p>VERDADERO</text:p>
          </table:table-cell>
          <table:table-cell table:formula="of:=(ABS([.$B1455]-[.E1455])&lt;=[.$B14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456]-[.C1456]" office:value-type="float" office:value="5">
            <text:p>5</text:p>
          </table:table-cell>
          <table:table-cell table:formula="of:=[.$B1456]-[.D1456]" office:value-type="float" office:value="4">
            <text:p>4</text:p>
          </table:table-cell>
          <table:table-cell table:formula="of:=[.$B1456]-[.E1456]" office:value-type="float" office:value="0">
            <text:p>0</text:p>
          </table:table-cell>
          <table:table-cell table:number-columns-repeated="8"/>
          <table:table-cell table:formula="of:=(ABS([.$B1456]-[.C1456])&lt;=[.$B1456]*0.1)" office:value-type="boolean" office:boolean-value="false">
            <text:p>FALSO</text:p>
          </table:table-cell>
          <table:table-cell table:formula="of:=(ABS([.$B1456]-[.D1456])&lt;=[.$B1456]*0.1)" office:value-type="boolean" office:boolean-value="false">
            <text:p>FALSO</text:p>
          </table:table-cell>
          <table:table-cell table:formula="of:=(ABS([.$B1456]-[.E1456])&lt;=[.$B14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457]-[.C1457]" office:value-type="float" office:value="1">
            <text:p>1</text:p>
          </table:table-cell>
          <table:table-cell table:formula="of:=[.$B1457]-[.D1457]" office:value-type="float" office:value="1">
            <text:p>1</text:p>
          </table:table-cell>
          <table:table-cell table:formula="of:=[.$B1457]-[.E1457]" office:value-type="float" office:value="0">
            <text:p>0</text:p>
          </table:table-cell>
          <table:table-cell table:number-columns-repeated="8"/>
          <table:table-cell table:formula="of:=(ABS([.$B1457]-[.C1457])&lt;=[.$B1457]*0.1)" office:value-type="boolean" office:boolean-value="true">
            <text:p>VERDADERO</text:p>
          </table:table-cell>
          <table:table-cell table:formula="of:=(ABS([.$B1457]-[.D1457])&lt;=[.$B1457]*0.1)" office:value-type="boolean" office:boolean-value="true">
            <text:p>VERDADERO</text:p>
          </table:table-cell>
          <table:table-cell table:formula="of:=(ABS([.$B1457]-[.E1457])&lt;=[.$B14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458]-[.C1458]" office:value-type="float" office:value="3">
            <text:p>3</text:p>
          </table:table-cell>
          <table:table-cell table:formula="of:=[.$B1458]-[.D1458]" office:value-type="float" office:value="2">
            <text:p>2</text:p>
          </table:table-cell>
          <table:table-cell table:formula="of:=[.$B1458]-[.E1458]" office:value-type="float" office:value="0">
            <text:p>0</text:p>
          </table:table-cell>
          <table:table-cell table:number-columns-repeated="8"/>
          <table:table-cell table:formula="of:=(ABS([.$B1458]-[.C1458])&lt;=[.$B1458]*0.1)" office:value-type="boolean" office:boolean-value="false">
            <text:p>FALSO</text:p>
          </table:table-cell>
          <table:table-cell table:formula="of:=(ABS([.$B1458]-[.D1458])&lt;=[.$B1458]*0.1)" office:value-type="boolean" office:boolean-value="true">
            <text:p>VERDADERO</text:p>
          </table:table-cell>
          <table:table-cell table:formula="of:=(ABS([.$B1458]-[.E1458])&lt;=[.$B14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  <table:table-cell table:formula="of:=[.$B1459]-[.C1459]" office:value-type="float" office:value="10">
            <text:p>10</text:p>
          </table:table-cell>
          <table:table-cell table:formula="of:=[.$B1459]-[.D1459]" office:value-type="float" office:value="8">
            <text:p>8</text:p>
          </table:table-cell>
          <table:table-cell table:formula="of:=[.$B1459]-[.E1459]" office:value-type="float" office:value="2">
            <text:p>2</text:p>
          </table:table-cell>
          <table:table-cell table:number-columns-repeated="8"/>
          <table:table-cell table:formula="of:=(ABS([.$B1459]-[.C1459])&lt;=[.$B1459]*0.1)" office:value-type="boolean" office:boolean-value="false">
            <text:p>FALSO</text:p>
          </table:table-cell>
          <table:table-cell table:formula="of:=(ABS([.$B1459]-[.D1459])&lt;=[.$B1459]*0.1)" office:value-type="boolean" office:boolean-value="false">
            <text:p>FALSO</text:p>
          </table:table-cell>
          <table:table-cell table:formula="of:=(ABS([.$B1459]-[.E1459])&lt;=[.$B14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  <table:table-cell table:formula="of:=[.$B1460]-[.C1460]" office:value-type="float" office:value="5">
            <text:p>5</text:p>
          </table:table-cell>
          <table:table-cell table:formula="of:=[.$B1460]-[.D1460]" office:value-type="float" office:value="5">
            <text:p>5</text:p>
          </table:table-cell>
          <table:table-cell table:formula="of:=[.$B1460]-[.E1460]" office:value-type="float" office:value="0">
            <text:p>0</text:p>
          </table:table-cell>
          <table:table-cell table:number-columns-repeated="8"/>
          <table:table-cell table:formula="of:=(ABS([.$B1460]-[.C1460])&lt;=[.$B1460]*0.1)" office:value-type="boolean" office:boolean-value="false">
            <text:p>FALSO</text:p>
          </table:table-cell>
          <table:table-cell table:formula="of:=(ABS([.$B1460]-[.D1460])&lt;=[.$B1460]*0.1)" office:value-type="boolean" office:boolean-value="false">
            <text:p>FALSO</text:p>
          </table:table-cell>
          <table:table-cell table:formula="of:=(ABS([.$B1460]-[.E1460])&lt;=[.$B14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table:formula="of:=[.$B1461]-[.C1461]" office:value-type="float" office:value="7">
            <text:p>7</text:p>
          </table:table-cell>
          <table:table-cell table:formula="of:=[.$B1461]-[.D1461]" office:value-type="float" office:value="7">
            <text:p>7</text:p>
          </table:table-cell>
          <table:table-cell table:formula="of:=[.$B1461]-[.E1461]" office:value-type="float" office:value="2">
            <text:p>2</text:p>
          </table:table-cell>
          <table:table-cell table:number-columns-repeated="8"/>
          <table:table-cell table:formula="of:=(ABS([.$B1461]-[.C1461])&lt;=[.$B1461]*0.1)" office:value-type="boolean" office:boolean-value="false">
            <text:p>FALSO</text:p>
          </table:table-cell>
          <table:table-cell table:formula="of:=(ABS([.$B1461]-[.D1461])&lt;=[.$B1461]*0.1)" office:value-type="boolean" office:boolean-value="false">
            <text:p>FALSO</text:p>
          </table:table-cell>
          <table:table-cell table:formula="of:=(ABS([.$B1461]-[.E1461])&lt;=[.$B14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462]-[.C1462]" office:value-type="float" office:value="3">
            <text:p>3</text:p>
          </table:table-cell>
          <table:table-cell table:formula="of:=[.$B1462]-[.D1462]" office:value-type="float" office:value="3">
            <text:p>3</text:p>
          </table:table-cell>
          <table:table-cell table:formula="of:=[.$B1462]-[.E1462]" office:value-type="float" office:value="0">
            <text:p>0</text:p>
          </table:table-cell>
          <table:table-cell table:number-columns-repeated="8"/>
          <table:table-cell table:formula="of:=(ABS([.$B1462]-[.C1462])&lt;=[.$B1462]*0.1)" office:value-type="boolean" office:boolean-value="false">
            <text:p>FALSO</text:p>
          </table:table-cell>
          <table:table-cell table:formula="of:=(ABS([.$B1462]-[.D1462])&lt;=[.$B1462]*0.1)" office:value-type="boolean" office:boolean-value="false">
            <text:p>FALSO</text:p>
          </table:table-cell>
          <table:table-cell table:formula="of:=(ABS([.$B1462]-[.E1462])&lt;=[.$B14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  <table:table-cell table:formula="of:=[.$B1463]-[.C1463]" office:value-type="float" office:value="7">
            <text:p>7</text:p>
          </table:table-cell>
          <table:table-cell table:formula="of:=[.$B1463]-[.D1463]" office:value-type="float" office:value="6">
            <text:p>6</text:p>
          </table:table-cell>
          <table:table-cell table:formula="of:=[.$B1463]-[.E1463]" office:value-type="float" office:value="0">
            <text:p>0</text:p>
          </table:table-cell>
          <table:table-cell table:number-columns-repeated="8"/>
          <table:table-cell table:formula="of:=(ABS([.$B1463]-[.C1463])&lt;=[.$B1463]*0.1)" office:value-type="boolean" office:boolean-value="false">
            <text:p>FALSO</text:p>
          </table:table-cell>
          <table:table-cell table:formula="of:=(ABS([.$B1463]-[.D1463])&lt;=[.$B1463]*0.1)" office:value-type="boolean" office:boolean-value="false">
            <text:p>FALSO</text:p>
          </table:table-cell>
          <table:table-cell table:formula="of:=(ABS([.$B1463]-[.E1463])&lt;=[.$B14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formula="of:=[.$B1464]-[.C1464]" office:value-type="float" office:value="5">
            <text:p>5</text:p>
          </table:table-cell>
          <table:table-cell table:formula="of:=[.$B1464]-[.D1464]" office:value-type="float" office:value="3">
            <text:p>3</text:p>
          </table:table-cell>
          <table:table-cell table:formula="of:=[.$B1464]-[.E1464]" office:value-type="float" office:value="0">
            <text:p>0</text:p>
          </table:table-cell>
          <table:table-cell table:number-columns-repeated="8"/>
          <table:table-cell table:formula="of:=(ABS([.$B1464]-[.C1464])&lt;=[.$B1464]*0.1)" office:value-type="boolean" office:boolean-value="false">
            <text:p>FALSO</text:p>
          </table:table-cell>
          <table:table-cell table:formula="of:=(ABS([.$B1464]-[.D1464])&lt;=[.$B1464]*0.1)" office:value-type="boolean" office:boolean-value="false">
            <text:p>FALSO</text:p>
          </table:table-cell>
          <table:table-cell table:formula="of:=(ABS([.$B1464]-[.E1464])&lt;=[.$B14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465]-[.C1465]" office:value-type="float" office:value="3">
            <text:p>3</text:p>
          </table:table-cell>
          <table:table-cell table:formula="of:=[.$B1465]-[.D1465]" office:value-type="float" office:value="3">
            <text:p>3</text:p>
          </table:table-cell>
          <table:table-cell table:formula="of:=[.$B1465]-[.E1465]" office:value-type="float" office:value="1">
            <text:p>1</text:p>
          </table:table-cell>
          <table:table-cell table:number-columns-repeated="8"/>
          <table:table-cell table:formula="of:=(ABS([.$B1465]-[.C1465])&lt;=[.$B1465]*0.1)" office:value-type="boolean" office:boolean-value="false">
            <text:p>FALSO</text:p>
          </table:table-cell>
          <table:table-cell table:formula="of:=(ABS([.$B1465]-[.D1465])&lt;=[.$B1465]*0.1)" office:value-type="boolean" office:boolean-value="false">
            <text:p>FALSO</text:p>
          </table:table-cell>
          <table:table-cell table:formula="of:=(ABS([.$B1465]-[.E1465])&lt;=[.$B14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466]-[.C1466]" office:value-type="float" office:value="7">
            <text:p>7</text:p>
          </table:table-cell>
          <table:table-cell table:formula="of:=[.$B1466]-[.D1466]" office:value-type="float" office:value="4">
            <text:p>4</text:p>
          </table:table-cell>
          <table:table-cell table:formula="of:=[.$B1466]-[.E1466]" office:value-type="float" office:value="0">
            <text:p>0</text:p>
          </table:table-cell>
          <table:table-cell table:number-columns-repeated="8"/>
          <table:table-cell table:formula="of:=(ABS([.$B1466]-[.C1466])&lt;=[.$B1466]*0.1)" office:value-type="boolean" office:boolean-value="false">
            <text:p>FALSO</text:p>
          </table:table-cell>
          <table:table-cell table:formula="of:=(ABS([.$B1466]-[.D1466])&lt;=[.$B1466]*0.1)" office:value-type="boolean" office:boolean-value="false">
            <text:p>FALSO</text:p>
          </table:table-cell>
          <table:table-cell table:formula="of:=(ABS([.$B1466]-[.E1466])&lt;=[.$B14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table:formula="of:=[.$B1467]-[.C1467]" office:value-type="float" office:value="7">
            <text:p>7</text:p>
          </table:table-cell>
          <table:table-cell table:formula="of:=[.$B1467]-[.D1467]" office:value-type="float" office:value="5">
            <text:p>5</text:p>
          </table:table-cell>
          <table:table-cell table:formula="of:=[.$B1467]-[.E1467]" office:value-type="float" office:value="0">
            <text:p>0</text:p>
          </table:table-cell>
          <table:table-cell table:number-columns-repeated="8"/>
          <table:table-cell table:formula="of:=(ABS([.$B1467]-[.C1467])&lt;=[.$B1467]*0.1)" office:value-type="boolean" office:boolean-value="false">
            <text:p>FALSO</text:p>
          </table:table-cell>
          <table:table-cell table:formula="of:=(ABS([.$B1467]-[.D1467])&lt;=[.$B1467]*0.1)" office:value-type="boolean" office:boolean-value="false">
            <text:p>FALSO</text:p>
          </table:table-cell>
          <table:table-cell table:formula="of:=(ABS([.$B1467]-[.E1467])&lt;=[.$B14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  <table:table-cell table:formula="of:=[.$B1468]-[.C1468]" office:value-type="float" office:value="6">
            <text:p>6</text:p>
          </table:table-cell>
          <table:table-cell table:formula="of:=[.$B1468]-[.D1468]" office:value-type="float" office:value="6">
            <text:p>6</text:p>
          </table:table-cell>
          <table:table-cell table:formula="of:=[.$B1468]-[.E1468]" office:value-type="float" office:value="1">
            <text:p>1</text:p>
          </table:table-cell>
          <table:table-cell table:number-columns-repeated="8"/>
          <table:table-cell table:formula="of:=(ABS([.$B1468]-[.C1468])&lt;=[.$B1468]*0.1)" office:value-type="boolean" office:boolean-value="false">
            <text:p>FALSO</text:p>
          </table:table-cell>
          <table:table-cell table:formula="of:=(ABS([.$B1468]-[.D1468])&lt;=[.$B1468]*0.1)" office:value-type="boolean" office:boolean-value="false">
            <text:p>FALSO</text:p>
          </table:table-cell>
          <table:table-cell table:formula="of:=(ABS([.$B1468]-[.E1468])&lt;=[.$B14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table:formula="of:=[.$B1469]-[.C1469]" office:value-type="float" office:value="5">
            <text:p>5</text:p>
          </table:table-cell>
          <table:table-cell table:formula="of:=[.$B1469]-[.D1469]" office:value-type="float" office:value="5">
            <text:p>5</text:p>
          </table:table-cell>
          <table:table-cell table:formula="of:=[.$B1469]-[.E1469]" office:value-type="float" office:value="0">
            <text:p>0</text:p>
          </table:table-cell>
          <table:table-cell table:number-columns-repeated="8"/>
          <table:table-cell table:formula="of:=(ABS([.$B1469]-[.C1469])&lt;=[.$B1469]*0.1)" office:value-type="boolean" office:boolean-value="false">
            <text:p>FALSO</text:p>
          </table:table-cell>
          <table:table-cell table:formula="of:=(ABS([.$B1469]-[.D1469])&lt;=[.$B1469]*0.1)" office:value-type="boolean" office:boolean-value="false">
            <text:p>FALSO</text:p>
          </table:table-cell>
          <table:table-cell table:formula="of:=(ABS([.$B1469]-[.E1469])&lt;=[.$B14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2" office:value-type="float" office:value="19">
            <text:p>19</text:p>
          </table:table-cell>
          <table:table-cell office:value-type="float" office:value="27">
            <text:p>27</text:p>
          </table:table-cell>
          <table:table-cell/>
          <table:table-cell table:formula="of:=[.$B1470]-[.C1470]" office:value-type="float" office:value="8">
            <text:p>8</text:p>
          </table:table-cell>
          <table:table-cell table:formula="of:=[.$B1470]-[.D1470]" office:value-type="float" office:value="8">
            <text:p>8</text:p>
          </table:table-cell>
          <table:table-cell table:formula="of:=[.$B1470]-[.E1470]" office:value-type="float" office:value="0">
            <text:p>0</text:p>
          </table:table-cell>
          <table:table-cell table:number-columns-repeated="8"/>
          <table:table-cell table:formula="of:=(ABS([.$B1470]-[.C1470])&lt;=[.$B1470]*0.1)" office:value-type="boolean" office:boolean-value="false">
            <text:p>FALSO</text:p>
          </table:table-cell>
          <table:table-cell table:formula="of:=(ABS([.$B1470]-[.D1470])&lt;=[.$B1470]*0.1)" office:value-type="boolean" office:boolean-value="false">
            <text:p>FALSO</text:p>
          </table:table-cell>
          <table:table-cell table:formula="of:=(ABS([.$B1470]-[.E1470])&lt;=[.$B14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471]-[.C1471]" office:value-type="float" office:value="3">
            <text:p>3</text:p>
          </table:table-cell>
          <table:table-cell table:formula="of:=[.$B1471]-[.D1471]" office:value-type="float" office:value="0">
            <text:p>0</text:p>
          </table:table-cell>
          <table:table-cell table:formula="of:=[.$B1471]-[.E1471]" office:value-type="float" office:value="0">
            <text:p>0</text:p>
          </table:table-cell>
          <table:table-cell table:number-columns-repeated="8"/>
          <table:table-cell table:formula="of:=(ABS([.$B1471]-[.C1471])&lt;=[.$B1471]*0.1)" office:value-type="boolean" office:boolean-value="false">
            <text:p>FALSO</text:p>
          </table:table-cell>
          <table:table-cell table:formula="of:=(ABS([.$B1471]-[.D1471])&lt;=[.$B1471]*0.1)" office:value-type="boolean" office:boolean-value="true">
            <text:p>VERDADERO</text:p>
          </table:table-cell>
          <table:table-cell table:formula="of:=(ABS([.$B1471]-[.E1471])&lt;=[.$B14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472]-[.C1472]" office:value-type="float" office:value="2">
            <text:p>2</text:p>
          </table:table-cell>
          <table:table-cell table:formula="of:=[.$B1472]-[.D1472]" office:value-type="float" office:value="1">
            <text:p>1</text:p>
          </table:table-cell>
          <table:table-cell table:formula="of:=[.$B1472]-[.E1472]" office:value-type="float" office:value="0">
            <text:p>0</text:p>
          </table:table-cell>
          <table:table-cell table:number-columns-repeated="8"/>
          <table:table-cell table:formula="of:=(ABS([.$B1472]-[.C1472])&lt;=[.$B1472]*0.1)" office:value-type="boolean" office:boolean-value="true">
            <text:p>VERDADERO</text:p>
          </table:table-cell>
          <table:table-cell table:formula="of:=(ABS([.$B1472]-[.D1472])&lt;=[.$B1472]*0.1)" office:value-type="boolean" office:boolean-value="true">
            <text:p>VERDADERO</text:p>
          </table:table-cell>
          <table:table-cell table:formula="of:=(ABS([.$B1472]-[.E1472])&lt;=[.$B14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  <table:table-cell table:formula="of:=[.$B1473]-[.C1473]" office:value-type="float" office:value="7">
            <text:p>7</text:p>
          </table:table-cell>
          <table:table-cell table:formula="of:=[.$B1473]-[.D1473]" office:value-type="float" office:value="6">
            <text:p>6</text:p>
          </table:table-cell>
          <table:table-cell table:formula="of:=[.$B1473]-[.E1473]" office:value-type="float" office:value="0">
            <text:p>0</text:p>
          </table:table-cell>
          <table:table-cell table:number-columns-repeated="8"/>
          <table:table-cell table:formula="of:=(ABS([.$B1473]-[.C1473])&lt;=[.$B1473]*0.1)" office:value-type="boolean" office:boolean-value="false">
            <text:p>FALSO</text:p>
          </table:table-cell>
          <table:table-cell table:formula="of:=(ABS([.$B1473]-[.D1473])&lt;=[.$B1473]*0.1)" office:value-type="boolean" office:boolean-value="false">
            <text:p>FALSO</text:p>
          </table:table-cell>
          <table:table-cell table:formula="of:=(ABS([.$B1473]-[.E1473])&lt;=[.$B14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474]-[.C1474]" office:value-type="float" office:value="7">
            <text:p>7</text:p>
          </table:table-cell>
          <table:table-cell table:formula="of:=[.$B1474]-[.D1474]" office:value-type="float" office:value="3">
            <text:p>3</text:p>
          </table:table-cell>
          <table:table-cell table:formula="of:=[.$B1474]-[.E1474]" office:value-type="float" office:value="1">
            <text:p>1</text:p>
          </table:table-cell>
          <table:table-cell table:number-columns-repeated="8"/>
          <table:table-cell table:formula="of:=(ABS([.$B1474]-[.C1474])&lt;=[.$B1474]*0.1)" office:value-type="boolean" office:boolean-value="false">
            <text:p>FALSO</text:p>
          </table:table-cell>
          <table:table-cell table:formula="of:=(ABS([.$B1474]-[.D1474])&lt;=[.$B1474]*0.1)" office:value-type="boolean" office:boolean-value="false">
            <text:p>FALSO</text:p>
          </table:table-cell>
          <table:table-cell table:formula="of:=(ABS([.$B1474]-[.E1474])&lt;=[.$B14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475]-[.C1475]" office:value-type="float" office:value="5">
            <text:p>5</text:p>
          </table:table-cell>
          <table:table-cell table:formula="of:=[.$B1475]-[.D1475]" office:value-type="float" office:value="5">
            <text:p>5</text:p>
          </table:table-cell>
          <table:table-cell table:formula="of:=[.$B1475]-[.E1475]" office:value-type="float" office:value="0">
            <text:p>0</text:p>
          </table:table-cell>
          <table:table-cell table:number-columns-repeated="8"/>
          <table:table-cell table:formula="of:=(ABS([.$B1475]-[.C1475])&lt;=[.$B1475]*0.1)" office:value-type="boolean" office:boolean-value="false">
            <text:p>FALSO</text:p>
          </table:table-cell>
          <table:table-cell table:formula="of:=(ABS([.$B1475]-[.D1475])&lt;=[.$B1475]*0.1)" office:value-type="boolean" office:boolean-value="false">
            <text:p>FALSO</text:p>
          </table:table-cell>
          <table:table-cell table:formula="of:=(ABS([.$B1475]-[.E1475])&lt;=[.$B14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/>
          <table:table-cell table:formula="of:=[.$B1476]-[.C1476]" office:value-type="float" office:value="8">
            <text:p>8</text:p>
          </table:table-cell>
          <table:table-cell table:formula="of:=[.$B1476]-[.D1476]" office:value-type="float" office:value="7">
            <text:p>7</text:p>
          </table:table-cell>
          <table:table-cell table:formula="of:=[.$B1476]-[.E1476]" office:value-type="float" office:value="0">
            <text:p>0</text:p>
          </table:table-cell>
          <table:table-cell table:number-columns-repeated="8"/>
          <table:table-cell table:formula="of:=(ABS([.$B1476]-[.C1476])&lt;=[.$B1476]*0.1)" office:value-type="boolean" office:boolean-value="false">
            <text:p>FALSO</text:p>
          </table:table-cell>
          <table:table-cell table:formula="of:=(ABS([.$B1476]-[.D1476])&lt;=[.$B1476]*0.1)" office:value-type="boolean" office:boolean-value="false">
            <text:p>FALSO</text:p>
          </table:table-cell>
          <table:table-cell table:formula="of:=(ABS([.$B1476]-[.E1476])&lt;=[.$B14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  <table:table-cell table:formula="of:=[.$B1477]-[.C1477]" office:value-type="float" office:value="1">
            <text:p>1</text:p>
          </table:table-cell>
          <table:table-cell table:formula="of:=[.$B1477]-[.D1477]" office:value-type="float" office:value="1">
            <text:p>1</text:p>
          </table:table-cell>
          <table:table-cell table:formula="of:=[.$B1477]-[.E1477]" office:value-type="float" office:value="0">
            <text:p>0</text:p>
          </table:table-cell>
          <table:table-cell table:number-columns-repeated="8"/>
          <table:table-cell table:formula="of:=(ABS([.$B1477]-[.C1477])&lt;=[.$B1477]*0.1)" office:value-type="boolean" office:boolean-value="true">
            <text:p>VERDADERO</text:p>
          </table:table-cell>
          <table:table-cell table:formula="of:=(ABS([.$B1477]-[.D1477])&lt;=[.$B1477]*0.1)" office:value-type="boolean" office:boolean-value="true">
            <text:p>VERDADERO</text:p>
          </table:table-cell>
          <table:table-cell table:formula="of:=(ABS([.$B1477]-[.E1477])&lt;=[.$B14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[.$B1478]-[.C1478]" office:value-type="float" office:value="7">
            <text:p>7</text:p>
          </table:table-cell>
          <table:table-cell table:formula="of:=[.$B1478]-[.D1478]" office:value-type="float" office:value="6">
            <text:p>6</text:p>
          </table:table-cell>
          <table:table-cell table:formula="of:=[.$B1478]-[.E1478]" office:value-type="float" office:value="1">
            <text:p>1</text:p>
          </table:table-cell>
          <table:table-cell table:number-columns-repeated="8"/>
          <table:table-cell table:formula="of:=(ABS([.$B1478]-[.C1478])&lt;=[.$B1478]*0.1)" office:value-type="boolean" office:boolean-value="false">
            <text:p>FALSO</text:p>
          </table:table-cell>
          <table:table-cell table:formula="of:=(ABS([.$B1478]-[.D1478])&lt;=[.$B1478]*0.1)" office:value-type="boolean" office:boolean-value="false">
            <text:p>FALSO</text:p>
          </table:table-cell>
          <table:table-cell table:formula="of:=(ABS([.$B1478]-[.E1478])&lt;=[.$B14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formula="of:=[.$B1479]-[.C1479]" office:value-type="float" office:value="4">
            <text:p>4</text:p>
          </table:table-cell>
          <table:table-cell table:formula="of:=[.$B1479]-[.D1479]" office:value-type="float" office:value="3">
            <text:p>3</text:p>
          </table:table-cell>
          <table:table-cell table:formula="of:=[.$B1479]-[.E1479]" office:value-type="float" office:value="0">
            <text:p>0</text:p>
          </table:table-cell>
          <table:table-cell table:number-columns-repeated="8"/>
          <table:table-cell table:formula="of:=(ABS([.$B1479]-[.C1479])&lt;=[.$B1479]*0.1)" office:value-type="boolean" office:boolean-value="false">
            <text:p>FALSO</text:p>
          </table:table-cell>
          <table:table-cell table:formula="of:=(ABS([.$B1479]-[.D1479])&lt;=[.$B1479]*0.1)" office:value-type="boolean" office:boolean-value="false">
            <text:p>FALSO</text:p>
          </table:table-cell>
          <table:table-cell table:formula="of:=(ABS([.$B1479]-[.E1479])&lt;=[.$B14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480]-[.C1480]" office:value-type="float" office:value="1">
            <text:p>1</text:p>
          </table:table-cell>
          <table:table-cell table:formula="of:=[.$B1480]-[.D1480]" office:value-type="float" office:value="1">
            <text:p>1</text:p>
          </table:table-cell>
          <table:table-cell table:formula="of:=[.$B1480]-[.E1480]" office:value-type="float" office:value="0">
            <text:p>0</text:p>
          </table:table-cell>
          <table:table-cell table:number-columns-repeated="8"/>
          <table:table-cell table:formula="of:=(ABS([.$B1480]-[.C1480])&lt;=[.$B1480]*0.1)" office:value-type="boolean" office:boolean-value="true">
            <text:p>VERDADERO</text:p>
          </table:table-cell>
          <table:table-cell table:formula="of:=(ABS([.$B1480]-[.D1480])&lt;=[.$B1480]*0.1)" office:value-type="boolean" office:boolean-value="true">
            <text:p>VERDADERO</text:p>
          </table:table-cell>
          <table:table-cell table:formula="of:=(ABS([.$B1480]-[.E1480])&lt;=[.$B14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481]-[.C1481]" office:value-type="float" office:value="2">
            <text:p>2</text:p>
          </table:table-cell>
          <table:table-cell table:formula="of:=[.$B1481]-[.D1481]" office:value-type="float" office:value="2">
            <text:p>2</text:p>
          </table:table-cell>
          <table:table-cell table:formula="of:=[.$B1481]-[.E1481]" office:value-type="float" office:value="0">
            <text:p>0</text:p>
          </table:table-cell>
          <table:table-cell table:number-columns-repeated="8"/>
          <table:table-cell table:formula="of:=(ABS([.$B1481]-[.C1481])&lt;=[.$B1481]*0.1)" office:value-type="boolean" office:boolean-value="false">
            <text:p>FALSO</text:p>
          </table:table-cell>
          <table:table-cell table:formula="of:=(ABS([.$B1481]-[.D1481])&lt;=[.$B1481]*0.1)" office:value-type="boolean" office:boolean-value="false">
            <text:p>FALSO</text:p>
          </table:table-cell>
          <table:table-cell table:formula="of:=(ABS([.$B1481]-[.E1481])&lt;=[.$B14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27">
            <text:p>27</text:p>
          </table:table-cell>
          <table:table-cell/>
          <table:table-cell table:formula="of:=[.$B1482]-[.C1482]" office:value-type="float" office:value="7">
            <text:p>7</text:p>
          </table:table-cell>
          <table:table-cell table:formula="of:=[.$B1482]-[.D1482]" office:value-type="float" office:value="7">
            <text:p>7</text:p>
          </table:table-cell>
          <table:table-cell table:formula="of:=[.$B1482]-[.E1482]" office:value-type="float" office:value="0">
            <text:p>0</text:p>
          </table:table-cell>
          <table:table-cell table:number-columns-repeated="8"/>
          <table:table-cell table:formula="of:=(ABS([.$B1482]-[.C1482])&lt;=[.$B1482]*0.1)" office:value-type="boolean" office:boolean-value="false">
            <text:p>FALSO</text:p>
          </table:table-cell>
          <table:table-cell table:formula="of:=(ABS([.$B1482]-[.D1482])&lt;=[.$B1482]*0.1)" office:value-type="boolean" office:boolean-value="false">
            <text:p>FALSO</text:p>
          </table:table-cell>
          <table:table-cell table:formula="of:=(ABS([.$B1482]-[.E1482])&lt;=[.$B14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/>
          <table:table-cell table:formula="of:=[.$B1483]-[.C1483]" office:value-type="float" office:value="4">
            <text:p>4</text:p>
          </table:table-cell>
          <table:table-cell table:formula="of:=[.$B1483]-[.D1483]" office:value-type="float" office:value="3">
            <text:p>3</text:p>
          </table:table-cell>
          <table:table-cell table:formula="of:=[.$B1483]-[.E1483]" office:value-type="float" office:value="0">
            <text:p>0</text:p>
          </table:table-cell>
          <table:table-cell table:number-columns-repeated="8"/>
          <table:table-cell table:formula="of:=(ABS([.$B1483]-[.C1483])&lt;=[.$B1483]*0.1)" office:value-type="boolean" office:boolean-value="false">
            <text:p>FALSO</text:p>
          </table:table-cell>
          <table:table-cell table:formula="of:=(ABS([.$B1483]-[.D1483])&lt;=[.$B1483]*0.1)" office:value-type="boolean" office:boolean-value="false">
            <text:p>FALSO</text:p>
          </table:table-cell>
          <table:table-cell table:formula="of:=(ABS([.$B1483]-[.E1483])&lt;=[.$B14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484]-[.C1484]" office:value-type="float" office:value="2">
            <text:p>2</text:p>
          </table:table-cell>
          <table:table-cell table:formula="of:=[.$B1484]-[.D1484]" office:value-type="float" office:value="2">
            <text:p>2</text:p>
          </table:table-cell>
          <table:table-cell table:formula="of:=[.$B1484]-[.E1484]" office:value-type="float" office:value="0">
            <text:p>0</text:p>
          </table:table-cell>
          <table:table-cell table:number-columns-repeated="8"/>
          <table:table-cell table:formula="of:=(ABS([.$B1484]-[.C1484])&lt;=[.$B1484]*0.1)" office:value-type="boolean" office:boolean-value="false">
            <text:p>FALSO</text:p>
          </table:table-cell>
          <table:table-cell table:formula="of:=(ABS([.$B1484]-[.D1484])&lt;=[.$B1484]*0.1)" office:value-type="boolean" office:boolean-value="false">
            <text:p>FALSO</text:p>
          </table:table-cell>
          <table:table-cell table:formula="of:=(ABS([.$B1484]-[.E1484])&lt;=[.$B14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number-columns-repeated="2" office:value-type="float" office:value="28">
            <text:p>28</text:p>
          </table:table-cell>
          <table:table-cell/>
          <table:table-cell table:formula="of:=[.$B1485]-[.C1485]" office:value-type="float" office:value="8">
            <text:p>8</text:p>
          </table:table-cell>
          <table:table-cell table:formula="of:=[.$B1485]-[.D1485]" office:value-type="float" office:value="0">
            <text:p>0</text:p>
          </table:table-cell>
          <table:table-cell table:formula="of:=[.$B1485]-[.E1485]" office:value-type="float" office:value="0">
            <text:p>0</text:p>
          </table:table-cell>
          <table:table-cell table:number-columns-repeated="8"/>
          <table:table-cell table:formula="of:=(ABS([.$B1485]-[.C1485])&lt;=[.$B1485]*0.1)" office:value-type="boolean" office:boolean-value="false">
            <text:p>FALSO</text:p>
          </table:table-cell>
          <table:table-cell table:formula="of:=(ABS([.$B1485]-[.D1485])&lt;=[.$B1485]*0.1)" office:value-type="boolean" office:boolean-value="true">
            <text:p>VERDADERO</text:p>
          </table:table-cell>
          <table:table-cell table:formula="of:=(ABS([.$B1485]-[.E1485])&lt;=[.$B14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table:formula="of:=[.$B1486]-[.C1486]" office:value-type="float" office:value="4">
            <text:p>4</text:p>
          </table:table-cell>
          <table:table-cell table:formula="of:=[.$B1486]-[.D1486]" office:value-type="float" office:value="4">
            <text:p>4</text:p>
          </table:table-cell>
          <table:table-cell table:formula="of:=[.$B1486]-[.E1486]" office:value-type="float" office:value="0">
            <text:p>0</text:p>
          </table:table-cell>
          <table:table-cell table:number-columns-repeated="8"/>
          <table:table-cell table:formula="of:=(ABS([.$B1486]-[.C1486])&lt;=[.$B1486]*0.1)" office:value-type="boolean" office:boolean-value="false">
            <text:p>FALSO</text:p>
          </table:table-cell>
          <table:table-cell table:formula="of:=(ABS([.$B1486]-[.D1486])&lt;=[.$B1486]*0.1)" office:value-type="boolean" office:boolean-value="false">
            <text:p>FALSO</text:p>
          </table:table-cell>
          <table:table-cell table:formula="of:=(ABS([.$B1486]-[.E1486])&lt;=[.$B14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formula="of:=[.$B1487]-[.C1487]" office:value-type="float" office:value="7">
            <text:p>7</text:p>
          </table:table-cell>
          <table:table-cell table:formula="of:=[.$B1487]-[.D1487]" office:value-type="float" office:value="3">
            <text:p>3</text:p>
          </table:table-cell>
          <table:table-cell table:formula="of:=[.$B1487]-[.E1487]" office:value-type="float" office:value="0">
            <text:p>0</text:p>
          </table:table-cell>
          <table:table-cell table:number-columns-repeated="8"/>
          <table:table-cell table:formula="of:=(ABS([.$B1487]-[.C1487])&lt;=[.$B1487]*0.1)" office:value-type="boolean" office:boolean-value="false">
            <text:p>FALSO</text:p>
          </table:table-cell>
          <table:table-cell table:formula="of:=(ABS([.$B1487]-[.D1487])&lt;=[.$B1487]*0.1)" office:value-type="boolean" office:boolean-value="false">
            <text:p>FALSO</text:p>
          </table:table-cell>
          <table:table-cell table:formula="of:=(ABS([.$B1487]-[.E1487])&lt;=[.$B14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B1488]-[.C1488]" office:value-type="float" office:value="1">
            <text:p>1</text:p>
          </table:table-cell>
          <table:table-cell table:formula="of:=[.$B1488]-[.D1488]" office:value-type="float" office:value="0">
            <text:p>0</text:p>
          </table:table-cell>
          <table:table-cell table:formula="of:=[.$B1488]-[.E1488]" office:value-type="float" office:value="0">
            <text:p>0</text:p>
          </table:table-cell>
          <table:table-cell table:number-columns-repeated="8"/>
          <table:table-cell table:formula="of:=(ABS([.$B1488]-[.C1488])&lt;=[.$B1488]*0.1)" office:value-type="boolean" office:boolean-value="true">
            <text:p>VERDADERO</text:p>
          </table:table-cell>
          <table:table-cell table:formula="of:=(ABS([.$B1488]-[.D1488])&lt;=[.$B1488]*0.1)" office:value-type="boolean" office:boolean-value="true">
            <text:p>VERDADERO</text:p>
          </table:table-cell>
          <table:table-cell table:formula="of:=(ABS([.$B1488]-[.E1488])&lt;=[.$B14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/>
          <table:table-cell table:formula="of:=[.$B1489]-[.C1489]" office:value-type="float" office:value="10">
            <text:p>10</text:p>
          </table:table-cell>
          <table:table-cell table:formula="of:=[.$B1489]-[.D1489]" office:value-type="float" office:value="7">
            <text:p>7</text:p>
          </table:table-cell>
          <table:table-cell table:formula="of:=[.$B1489]-[.E1489]" office:value-type="float" office:value="0">
            <text:p>0</text:p>
          </table:table-cell>
          <table:table-cell table:number-columns-repeated="8"/>
          <table:table-cell table:formula="of:=(ABS([.$B1489]-[.C1489])&lt;=[.$B1489]*0.1)" office:value-type="boolean" office:boolean-value="false">
            <text:p>FALSO</text:p>
          </table:table-cell>
          <table:table-cell table:formula="of:=(ABS([.$B1489]-[.D1489])&lt;=[.$B1489]*0.1)" office:value-type="boolean" office:boolean-value="false">
            <text:p>FALSO</text:p>
          </table:table-cell>
          <table:table-cell table:formula="of:=(ABS([.$B1489]-[.E1489])&lt;=[.$B14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table:number-columns-repeated="4" office:value-type="float" office:value="22">
            <text:p>22</text:p>
          </table:table-cell>
          <table:table-cell/>
          <table:table-cell table:formula="of:=[.$B1490]-[.C1490]" office:value-type="float" office:value="0">
            <text:p>0</text:p>
          </table:table-cell>
          <table:table-cell table:formula="of:=[.$B1490]-[.D1490]" office:value-type="float" office:value="0">
            <text:p>0</text:p>
          </table:table-cell>
          <table:table-cell table:formula="of:=[.$B1490]-[.E1490]" office:value-type="float" office:value="0">
            <text:p>0</text:p>
          </table:table-cell>
          <table:table-cell table:number-columns-repeated="8"/>
          <table:table-cell table:formula="of:=(ABS([.$B1490]-[.C1490])&lt;=[.$B1490]*0.1)" office:value-type="boolean" office:boolean-value="true">
            <text:p>VERDADERO</text:p>
          </table:table-cell>
          <table:table-cell table:formula="of:=(ABS([.$B1490]-[.D1490])&lt;=[.$B1490]*0.1)" office:value-type="boolean" office:boolean-value="true">
            <text:p>VERDADERO</text:p>
          </table:table-cell>
          <table:table-cell table:formula="of:=(ABS([.$B1490]-[.E1490])&lt;=[.$B14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/>
          <table:table-cell table:formula="of:=[.$B1491]-[.C1491]" office:value-type="float" office:value="6">
            <text:p>6</text:p>
          </table:table-cell>
          <table:table-cell table:formula="of:=[.$B1491]-[.D1491]" office:value-type="float" office:value="3">
            <text:p>3</text:p>
          </table:table-cell>
          <table:table-cell table:formula="of:=[.$B1491]-[.E1491]" office:value-type="float" office:value="0">
            <text:p>0</text:p>
          </table:table-cell>
          <table:table-cell table:number-columns-repeated="8"/>
          <table:table-cell table:formula="of:=(ABS([.$B1491]-[.C1491])&lt;=[.$B1491]*0.1)" office:value-type="boolean" office:boolean-value="false">
            <text:p>FALSO</text:p>
          </table:table-cell>
          <table:table-cell table:formula="of:=(ABS([.$B1491]-[.D1491])&lt;=[.$B1491]*0.1)" office:value-type="boolean" office:boolean-value="false">
            <text:p>FALSO</text:p>
          </table:table-cell>
          <table:table-cell table:formula="of:=(ABS([.$B1491]-[.E1491])&lt;=[.$B14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492]-[.C1492]" office:value-type="float" office:value="2">
            <text:p>2</text:p>
          </table:table-cell>
          <table:table-cell table:formula="of:=[.$B1492]-[.D1492]" office:value-type="float" office:value="2">
            <text:p>2</text:p>
          </table:table-cell>
          <table:table-cell table:formula="of:=[.$B1492]-[.E1492]" office:value-type="float" office:value="0">
            <text:p>0</text:p>
          </table:table-cell>
          <table:table-cell table:number-columns-repeated="8"/>
          <table:table-cell table:formula="of:=(ABS([.$B1492]-[.C1492])&lt;=[.$B1492]*0.1)" office:value-type="boolean" office:boolean-value="true">
            <text:p>VERDADERO</text:p>
          </table:table-cell>
          <table:table-cell table:formula="of:=(ABS([.$B1492]-[.D1492])&lt;=[.$B1492]*0.1)" office:value-type="boolean" office:boolean-value="true">
            <text:p>VERDADERO</text:p>
          </table:table-cell>
          <table:table-cell table:formula="of:=(ABS([.$B1492]-[.E1492])&lt;=[.$B14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493]-[.C1493]" office:value-type="float" office:value="3">
            <text:p>3</text:p>
          </table:table-cell>
          <table:table-cell table:formula="of:=[.$B1493]-[.D1493]" office:value-type="float" office:value="2">
            <text:p>2</text:p>
          </table:table-cell>
          <table:table-cell table:formula="of:=[.$B1493]-[.E1493]" office:value-type="float" office:value="0">
            <text:p>0</text:p>
          </table:table-cell>
          <table:table-cell table:number-columns-repeated="8"/>
          <table:table-cell table:formula="of:=(ABS([.$B1493]-[.C1493])&lt;=[.$B1493]*0.1)" office:value-type="boolean" office:boolean-value="false">
            <text:p>FALSO</text:p>
          </table:table-cell>
          <table:table-cell table:formula="of:=(ABS([.$B1493]-[.D1493])&lt;=[.$B1493]*0.1)" office:value-type="boolean" office:boolean-value="true">
            <text:p>VERDADERO</text:p>
          </table:table-cell>
          <table:table-cell table:formula="of:=(ABS([.$B1493]-[.E1493])&lt;=[.$B14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[.$B1494]-[.C1494]" office:value-type="float" office:value="5">
            <text:p>5</text:p>
          </table:table-cell>
          <table:table-cell table:formula="of:=[.$B1494]-[.D1494]" office:value-type="float" office:value="5">
            <text:p>5</text:p>
          </table:table-cell>
          <table:table-cell table:formula="of:=[.$B1494]-[.E1494]" office:value-type="float" office:value="1">
            <text:p>1</text:p>
          </table:table-cell>
          <table:table-cell table:number-columns-repeated="8"/>
          <table:table-cell table:formula="of:=(ABS([.$B1494]-[.C1494])&lt;=[.$B1494]*0.1)" office:value-type="boolean" office:boolean-value="false">
            <text:p>FALSO</text:p>
          </table:table-cell>
          <table:table-cell table:formula="of:=(ABS([.$B1494]-[.D1494])&lt;=[.$B1494]*0.1)" office:value-type="boolean" office:boolean-value="false">
            <text:p>FALSO</text:p>
          </table:table-cell>
          <table:table-cell table:formula="of:=(ABS([.$B1494]-[.E1494])&lt;=[.$B14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table:number-columns-repeated="4" office:value-type="float" office:value="27">
            <text:p>27</text:p>
          </table:table-cell>
          <table:table-cell/>
          <table:table-cell table:formula="of:=[.$B1495]-[.C1495]" office:value-type="float" office:value="0">
            <text:p>0</text:p>
          </table:table-cell>
          <table:table-cell table:formula="of:=[.$B1495]-[.D1495]" office:value-type="float" office:value="0">
            <text:p>0</text:p>
          </table:table-cell>
          <table:table-cell table:formula="of:=[.$B1495]-[.E1495]" office:value-type="float" office:value="0">
            <text:p>0</text:p>
          </table:table-cell>
          <table:table-cell table:number-columns-repeated="8"/>
          <table:table-cell table:formula="of:=(ABS([.$B1495]-[.C1495])&lt;=[.$B1495]*0.1)" office:value-type="boolean" office:boolean-value="true">
            <text:p>VERDADERO</text:p>
          </table:table-cell>
          <table:table-cell table:formula="of:=(ABS([.$B1495]-[.D1495])&lt;=[.$B1495]*0.1)" office:value-type="boolean" office:boolean-value="true">
            <text:p>VERDADERO</text:p>
          </table:table-cell>
          <table:table-cell table:formula="of:=(ABS([.$B1495]-[.E1495])&lt;=[.$B14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496]-[.C1496]" office:value-type="float" office:value="3">
            <text:p>3</text:p>
          </table:table-cell>
          <table:table-cell table:formula="of:=[.$B1496]-[.D1496]" office:value-type="float" office:value="3">
            <text:p>3</text:p>
          </table:table-cell>
          <table:table-cell table:formula="of:=[.$B1496]-[.E1496]" office:value-type="float" office:value="0">
            <text:p>0</text:p>
          </table:table-cell>
          <table:table-cell table:number-columns-repeated="8"/>
          <table:table-cell table:formula="of:=(ABS([.$B1496]-[.C1496])&lt;=[.$B1496]*0.1)" office:value-type="boolean" office:boolean-value="false">
            <text:p>FALSO</text:p>
          </table:table-cell>
          <table:table-cell table:formula="of:=(ABS([.$B1496]-[.D1496])&lt;=[.$B1496]*0.1)" office:value-type="boolean" office:boolean-value="false">
            <text:p>FALSO</text:p>
          </table:table-cell>
          <table:table-cell table:formula="of:=(ABS([.$B1496]-[.E1496])&lt;=[.$B14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497]-[.C1497]" office:value-type="float" office:value="3">
            <text:p>3</text:p>
          </table:table-cell>
          <table:table-cell table:formula="of:=[.$B1497]-[.D1497]" office:value-type="float" office:value="3">
            <text:p>3</text:p>
          </table:table-cell>
          <table:table-cell table:formula="of:=[.$B1497]-[.E1497]" office:value-type="float" office:value="1">
            <text:p>1</text:p>
          </table:table-cell>
          <table:table-cell table:number-columns-repeated="8"/>
          <table:table-cell table:formula="of:=(ABS([.$B1497]-[.C1497])&lt;=[.$B1497]*0.1)" office:value-type="boolean" office:boolean-value="false">
            <text:p>FALSO</text:p>
          </table:table-cell>
          <table:table-cell table:formula="of:=(ABS([.$B1497]-[.D1497])&lt;=[.$B1497]*0.1)" office:value-type="boolean" office:boolean-value="false">
            <text:p>FALSO</text:p>
          </table:table-cell>
          <table:table-cell table:formula="of:=(ABS([.$B1497]-[.E1497])&lt;=[.$B14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table:formula="of:=[.$B1498]-[.C1498]" office:value-type="float" office:value="4">
            <text:p>4</text:p>
          </table:table-cell>
          <table:table-cell table:formula="of:=[.$B1498]-[.D1498]" office:value-type="float" office:value="4">
            <text:p>4</text:p>
          </table:table-cell>
          <table:table-cell table:formula="of:=[.$B1498]-[.E1498]" office:value-type="float" office:value="0">
            <text:p>0</text:p>
          </table:table-cell>
          <table:table-cell table:number-columns-repeated="8"/>
          <table:table-cell table:formula="of:=(ABS([.$B1498]-[.C1498])&lt;=[.$B1498]*0.1)" office:value-type="boolean" office:boolean-value="false">
            <text:p>FALSO</text:p>
          </table:table-cell>
          <table:table-cell table:formula="of:=(ABS([.$B1498]-[.D1498])&lt;=[.$B1498]*0.1)" office:value-type="boolean" office:boolean-value="false">
            <text:p>FALSO</text:p>
          </table:table-cell>
          <table:table-cell table:formula="of:=(ABS([.$B1498]-[.E1498])&lt;=[.$B14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  <table:table-cell table:formula="of:=[.$B1499]-[.C1499]" office:value-type="float" office:value="10">
            <text:p>10</text:p>
          </table:table-cell>
          <table:table-cell table:formula="of:=[.$B1499]-[.D1499]" office:value-type="float" office:value="6">
            <text:p>6</text:p>
          </table:table-cell>
          <table:table-cell table:formula="of:=[.$B1499]-[.E1499]" office:value-type="float" office:value="0">
            <text:p>0</text:p>
          </table:table-cell>
          <table:table-cell table:number-columns-repeated="8"/>
          <table:table-cell table:formula="of:=(ABS([.$B1499]-[.C1499])&lt;=[.$B1499]*0.1)" office:value-type="boolean" office:boolean-value="false">
            <text:p>FALSO</text:p>
          </table:table-cell>
          <table:table-cell table:formula="of:=(ABS([.$B1499]-[.D1499])&lt;=[.$B1499]*0.1)" office:value-type="boolean" office:boolean-value="false">
            <text:p>FALSO</text:p>
          </table:table-cell>
          <table:table-cell table:formula="of:=(ABS([.$B1499]-[.E1499])&lt;=[.$B14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  <table:table-cell table:formula="of:=[.$B1500]-[.C1500]" office:value-type="float" office:value="4">
            <text:p>4</text:p>
          </table:table-cell>
          <table:table-cell table:formula="of:=[.$B1500]-[.D1500]" office:value-type="float" office:value="2">
            <text:p>2</text:p>
          </table:table-cell>
          <table:table-cell table:formula="of:=[.$B1500]-[.E1500]" office:value-type="float" office:value="0">
            <text:p>0</text:p>
          </table:table-cell>
          <table:table-cell table:number-columns-repeated="8"/>
          <table:table-cell table:formula="of:=(ABS([.$B1500]-[.C1500])&lt;=[.$B1500]*0.1)" office:value-type="boolean" office:boolean-value="false">
            <text:p>FALSO</text:p>
          </table:table-cell>
          <table:table-cell table:formula="of:=(ABS([.$B1500]-[.D1500])&lt;=[.$B1500]*0.1)" office:value-type="boolean" office:boolean-value="true">
            <text:p>VERDADERO</text:p>
          </table:table-cell>
          <table:table-cell table:formula="of:=(ABS([.$B1500]-[.E1500])&lt;=[.$B15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  <table:table-cell table:formula="of:=[.$B1501]-[.C1501]" office:value-type="float" office:value="2">
            <text:p>2</text:p>
          </table:table-cell>
          <table:table-cell table:formula="of:=[.$B1501]-[.D1501]" office:value-type="float" office:value="1">
            <text:p>1</text:p>
          </table:table-cell>
          <table:table-cell table:formula="of:=[.$B1501]-[.E1501]" office:value-type="float" office:value="0">
            <text:p>0</text:p>
          </table:table-cell>
          <table:table-cell table:number-columns-repeated="8"/>
          <table:table-cell table:formula="of:=(ABS([.$B1501]-[.C1501])&lt;=[.$B1501]*0.1)" office:value-type="boolean" office:boolean-value="true">
            <text:p>VERDADERO</text:p>
          </table:table-cell>
          <table:table-cell table:formula="of:=(ABS([.$B1501]-[.D1501])&lt;=[.$B1501]*0.1)" office:value-type="boolean" office:boolean-value="true">
            <text:p>VERDADERO</text:p>
          </table:table-cell>
          <table:table-cell table:formula="of:=(ABS([.$B1501]-[.E1501])&lt;=[.$B15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17">
            <text:p>17</text:p>
          </table:table-cell>
          <table:table-cell office:value-type="float" office:value="24">
            <text:p>24</text:p>
          </table:table-cell>
          <table:table-cell/>
          <table:table-cell table:formula="of:=[.$B1502]-[.C1502]" office:value-type="float" office:value="8">
            <text:p>8</text:p>
          </table:table-cell>
          <table:table-cell table:formula="of:=[.$B1502]-[.D1502]" office:value-type="float" office:value="8">
            <text:p>8</text:p>
          </table:table-cell>
          <table:table-cell table:formula="of:=[.$B1502]-[.E1502]" office:value-type="float" office:value="1">
            <text:p>1</text:p>
          </table:table-cell>
          <table:table-cell table:number-columns-repeated="8"/>
          <table:table-cell table:formula="of:=(ABS([.$B1502]-[.C1502])&lt;=[.$B1502]*0.1)" office:value-type="boolean" office:boolean-value="false">
            <text:p>FALSO</text:p>
          </table:table-cell>
          <table:table-cell table:formula="of:=(ABS([.$B1502]-[.D1502])&lt;=[.$B1502]*0.1)" office:value-type="boolean" office:boolean-value="false">
            <text:p>FALSO</text:p>
          </table:table-cell>
          <table:table-cell table:formula="of:=(ABS([.$B1502]-[.E1502])&lt;=[.$B15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503]-[.C1503]" office:value-type="float" office:value="2">
            <text:p>2</text:p>
          </table:table-cell>
          <table:table-cell table:formula="of:=[.$B1503]-[.D1503]" office:value-type="float" office:value="2">
            <text:p>2</text:p>
          </table:table-cell>
          <table:table-cell table:formula="of:=[.$B1503]-[.E1503]" office:value-type="float" office:value="0">
            <text:p>0</text:p>
          </table:table-cell>
          <table:table-cell table:number-columns-repeated="8"/>
          <table:table-cell table:formula="of:=(ABS([.$B1503]-[.C1503])&lt;=[.$B1503]*0.1)" office:value-type="boolean" office:boolean-value="true">
            <text:p>VERDADERO</text:p>
          </table:table-cell>
          <table:table-cell table:formula="of:=(ABS([.$B1503]-[.D1503])&lt;=[.$B1503]*0.1)" office:value-type="boolean" office:boolean-value="true">
            <text:p>VERDADERO</text:p>
          </table:table-cell>
          <table:table-cell table:formula="of:=(ABS([.$B1503]-[.E1503])&lt;=[.$B15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504]-[.C1504]" office:value-type="float" office:value="4">
            <text:p>4</text:p>
          </table:table-cell>
          <table:table-cell table:formula="of:=[.$B1504]-[.D1504]" office:value-type="float" office:value="3">
            <text:p>3</text:p>
          </table:table-cell>
          <table:table-cell table:formula="of:=[.$B1504]-[.E1504]" office:value-type="float" office:value="1">
            <text:p>1</text:p>
          </table:table-cell>
          <table:table-cell table:number-columns-repeated="8"/>
          <table:table-cell table:formula="of:=(ABS([.$B1504]-[.C1504])&lt;=[.$B1504]*0.1)" office:value-type="boolean" office:boolean-value="false">
            <text:p>FALSO</text:p>
          </table:table-cell>
          <table:table-cell table:formula="of:=(ABS([.$B1504]-[.D1504])&lt;=[.$B1504]*0.1)" office:value-type="boolean" office:boolean-value="false">
            <text:p>FALSO</text:p>
          </table:table-cell>
          <table:table-cell table:formula="of:=(ABS([.$B1504]-[.E1504])&lt;=[.$B15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B1505]-[.C1505]" office:value-type="float" office:value="4">
            <text:p>4</text:p>
          </table:table-cell>
          <table:table-cell table:formula="of:=[.$B1505]-[.D1505]" office:value-type="float" office:value="0">
            <text:p>0</text:p>
          </table:table-cell>
          <table:table-cell table:formula="of:=[.$B1505]-[.E1505]" office:value-type="float" office:value="0">
            <text:p>0</text:p>
          </table:table-cell>
          <table:table-cell table:number-columns-repeated="8"/>
          <table:table-cell table:formula="of:=(ABS([.$B1505]-[.C1505])&lt;=[.$B1505]*0.1)" office:value-type="boolean" office:boolean-value="false">
            <text:p>FALSO</text:p>
          </table:table-cell>
          <table:table-cell table:formula="of:=(ABS([.$B1505]-[.D1505])&lt;=[.$B1505]*0.1)" office:value-type="boolean" office:boolean-value="true">
            <text:p>VERDADERO</text:p>
          </table:table-cell>
          <table:table-cell table:formula="of:=(ABS([.$B1505]-[.E1505])&lt;=[.$B15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  <table:table-cell table:formula="of:=[.$B1506]-[.C1506]" office:value-type="float" office:value="6">
            <text:p>6</text:p>
          </table:table-cell>
          <table:table-cell table:formula="of:=[.$B1506]-[.D1506]" office:value-type="float" office:value="6">
            <text:p>6</text:p>
          </table:table-cell>
          <table:table-cell table:formula="of:=[.$B1506]-[.E1506]" office:value-type="float" office:value="0">
            <text:p>0</text:p>
          </table:table-cell>
          <table:table-cell table:number-columns-repeated="8"/>
          <table:table-cell table:formula="of:=(ABS([.$B1506]-[.C1506])&lt;=[.$B1506]*0.1)" office:value-type="boolean" office:boolean-value="false">
            <text:p>FALSO</text:p>
          </table:table-cell>
          <table:table-cell table:formula="of:=(ABS([.$B1506]-[.D1506])&lt;=[.$B1506]*0.1)" office:value-type="boolean" office:boolean-value="false">
            <text:p>FALSO</text:p>
          </table:table-cell>
          <table:table-cell table:formula="of:=(ABS([.$B1506]-[.E1506])&lt;=[.$B15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/>
          <table:table-cell table:formula="of:=[.$B1507]-[.C1507]" office:value-type="float" office:value="10">
            <text:p>10</text:p>
          </table:table-cell>
          <table:table-cell table:formula="of:=[.$B1507]-[.D1507]" office:value-type="float" office:value="4">
            <text:p>4</text:p>
          </table:table-cell>
          <table:table-cell table:formula="of:=[.$B1507]-[.E1507]" office:value-type="float" office:value="0">
            <text:p>0</text:p>
          </table:table-cell>
          <table:table-cell table:number-columns-repeated="8"/>
          <table:table-cell table:formula="of:=(ABS([.$B1507]-[.C1507])&lt;=[.$B1507]*0.1)" office:value-type="boolean" office:boolean-value="false">
            <text:p>FALSO</text:p>
          </table:table-cell>
          <table:table-cell table:formula="of:=(ABS([.$B1507]-[.D1507])&lt;=[.$B1507]*0.1)" office:value-type="boolean" office:boolean-value="false">
            <text:p>FALSO</text:p>
          </table:table-cell>
          <table:table-cell table:formula="of:=(ABS([.$B1507]-[.E1507])&lt;=[.$B15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table:formula="of:=[.$B1508]-[.C1508]" office:value-type="float" office:value="6">
            <text:p>6</text:p>
          </table:table-cell>
          <table:table-cell table:formula="of:=[.$B1508]-[.D1508]" office:value-type="float" office:value="4">
            <text:p>4</text:p>
          </table:table-cell>
          <table:table-cell table:formula="of:=[.$B1508]-[.E1508]" office:value-type="float" office:value="0">
            <text:p>0</text:p>
          </table:table-cell>
          <table:table-cell table:number-columns-repeated="8"/>
          <table:table-cell table:formula="of:=(ABS([.$B1508]-[.C1508])&lt;=[.$B1508]*0.1)" office:value-type="boolean" office:boolean-value="false">
            <text:p>FALSO</text:p>
          </table:table-cell>
          <table:table-cell table:formula="of:=(ABS([.$B1508]-[.D1508])&lt;=[.$B1508]*0.1)" office:value-type="boolean" office:boolean-value="false">
            <text:p>FALSO</text:p>
          </table:table-cell>
          <table:table-cell table:formula="of:=(ABS([.$B1508]-[.E1508])&lt;=[.$B15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table:number-columns-repeated="4" office:value-type="float" office:value="26">
            <text:p>26</text:p>
          </table:table-cell>
          <table:table-cell/>
          <table:table-cell table:formula="of:=[.$B1509]-[.C1509]" office:value-type="float" office:value="0">
            <text:p>0</text:p>
          </table:table-cell>
          <table:table-cell table:formula="of:=[.$B1509]-[.D1509]" office:value-type="float" office:value="0">
            <text:p>0</text:p>
          </table:table-cell>
          <table:table-cell table:formula="of:=[.$B1509]-[.E1509]" office:value-type="float" office:value="0">
            <text:p>0</text:p>
          </table:table-cell>
          <table:table-cell table:number-columns-repeated="8"/>
          <table:table-cell table:formula="of:=(ABS([.$B1509]-[.C1509])&lt;=[.$B1509]*0.1)" office:value-type="boolean" office:boolean-value="true">
            <text:p>VERDADERO</text:p>
          </table:table-cell>
          <table:table-cell table:formula="of:=(ABS([.$B1509]-[.D1509])&lt;=[.$B1509]*0.1)" office:value-type="boolean" office:boolean-value="true">
            <text:p>VERDADERO</text:p>
          </table:table-cell>
          <table:table-cell table:formula="of:=(ABS([.$B1509]-[.E1509])&lt;=[.$B15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510]-[.C1510]" office:value-type="float" office:value="4">
            <text:p>4</text:p>
          </table:table-cell>
          <table:table-cell table:formula="of:=[.$B1510]-[.D1510]" office:value-type="float" office:value="2">
            <text:p>2</text:p>
          </table:table-cell>
          <table:table-cell table:formula="of:=[.$B1510]-[.E1510]" office:value-type="float" office:value="0">
            <text:p>0</text:p>
          </table:table-cell>
          <table:table-cell table:number-columns-repeated="8"/>
          <table:table-cell table:formula="of:=(ABS([.$B1510]-[.C1510])&lt;=[.$B1510]*0.1)" office:value-type="boolean" office:boolean-value="false">
            <text:p>FALSO</text:p>
          </table:table-cell>
          <table:table-cell table:formula="of:=(ABS([.$B1510]-[.D1510])&lt;=[.$B1510]*0.1)" office:value-type="boolean" office:boolean-value="true">
            <text:p>VERDADERO</text:p>
          </table:table-cell>
          <table:table-cell table:formula="of:=(ABS([.$B1510]-[.E1510])&lt;=[.$B15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[.$B1511]-[.C1511]" office:value-type="float" office:value="9">
            <text:p>9</text:p>
          </table:table-cell>
          <table:table-cell table:formula="of:=[.$B1511]-[.D1511]" office:value-type="float" office:value="1">
            <text:p>1</text:p>
          </table:table-cell>
          <table:table-cell table:formula="of:=[.$B1511]-[.E1511]" office:value-type="float" office:value="0">
            <text:p>0</text:p>
          </table:table-cell>
          <table:table-cell table:number-columns-repeated="8"/>
          <table:table-cell table:formula="of:=(ABS([.$B1511]-[.C1511])&lt;=[.$B1511]*0.1)" office:value-type="boolean" office:boolean-value="false">
            <text:p>FALSO</text:p>
          </table:table-cell>
          <table:table-cell table:formula="of:=(ABS([.$B1511]-[.D1511])&lt;=[.$B1511]*0.1)" office:value-type="boolean" office:boolean-value="true">
            <text:p>VERDADERO</text:p>
          </table:table-cell>
          <table:table-cell table:formula="of:=(ABS([.$B1511]-[.E1511])&lt;=[.$B15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number-columns-repeated="2" office:value-type="float" office:value="23">
            <text:p>23</text:p>
          </table:table-cell>
          <table:table-cell office:value-type="float" office:value="30">
            <text:p>30</text:p>
          </table:table-cell>
          <table:table-cell/>
          <table:table-cell table:formula="of:=[.$B1512]-[.C1512]" office:value-type="float" office:value="7">
            <text:p>7</text:p>
          </table:table-cell>
          <table:table-cell table:formula="of:=[.$B1512]-[.D1512]" office:value-type="float" office:value="7">
            <text:p>7</text:p>
          </table:table-cell>
          <table:table-cell table:formula="of:=[.$B1512]-[.E1512]" office:value-type="float" office:value="0">
            <text:p>0</text:p>
          </table:table-cell>
          <table:table-cell table:number-columns-repeated="8"/>
          <table:table-cell table:formula="of:=(ABS([.$B1512]-[.C1512])&lt;=[.$B1512]*0.1)" office:value-type="boolean" office:boolean-value="false">
            <text:p>FALSO</text:p>
          </table:table-cell>
          <table:table-cell table:formula="of:=(ABS([.$B1512]-[.D1512])&lt;=[.$B1512]*0.1)" office:value-type="boolean" office:boolean-value="false">
            <text:p>FALSO</text:p>
          </table:table-cell>
          <table:table-cell table:formula="of:=(ABS([.$B1512]-[.E1512])&lt;=[.$B15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513]-[.C1513]" office:value-type="float" office:value="8">
            <text:p>8</text:p>
          </table:table-cell>
          <table:table-cell table:formula="of:=[.$B1513]-[.D1513]" office:value-type="float" office:value="5">
            <text:p>5</text:p>
          </table:table-cell>
          <table:table-cell table:formula="of:=[.$B1513]-[.E1513]" office:value-type="float" office:value="0">
            <text:p>0</text:p>
          </table:table-cell>
          <table:table-cell table:number-columns-repeated="8"/>
          <table:table-cell table:formula="of:=(ABS([.$B1513]-[.C1513])&lt;=[.$B1513]*0.1)" office:value-type="boolean" office:boolean-value="false">
            <text:p>FALSO</text:p>
          </table:table-cell>
          <table:table-cell table:formula="of:=(ABS([.$B1513]-[.D1513])&lt;=[.$B1513]*0.1)" office:value-type="boolean" office:boolean-value="false">
            <text:p>FALSO</text:p>
          </table:table-cell>
          <table:table-cell table:formula="of:=(ABS([.$B1513]-[.E1513])&lt;=[.$B15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2"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  <table:table-cell table:formula="of:=[.$B1514]-[.C1514]" office:value-type="float" office:value="2">
            <text:p>2</text:p>
          </table:table-cell>
          <table:table-cell table:formula="of:=[.$B1514]-[.D1514]" office:value-type="float" office:value="2">
            <text:p>2</text:p>
          </table:table-cell>
          <table:table-cell table:formula="of:=[.$B1514]-[.E1514]" office:value-type="float" office:value="0">
            <text:p>0</text:p>
          </table:table-cell>
          <table:table-cell table:number-columns-repeated="8"/>
          <table:table-cell table:formula="of:=(ABS([.$B1514]-[.C1514])&lt;=[.$B1514]*0.1)" office:value-type="boolean" office:boolean-value="true">
            <text:p>VERDADERO</text:p>
          </table:table-cell>
          <table:table-cell table:formula="of:=(ABS([.$B1514]-[.D1514])&lt;=[.$B1514]*0.1)" office:value-type="boolean" office:boolean-value="true">
            <text:p>VERDADERO</text:p>
          </table:table-cell>
          <table:table-cell table:formula="of:=(ABS([.$B1514]-[.E1514])&lt;=[.$B15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9">
            <text:p>29</text:p>
          </table:table-cell>
          <table:table-cell/>
          <table:table-cell table:formula="of:=[.$B1515]-[.C1515]" office:value-type="float" office:value="2">
            <text:p>2</text:p>
          </table:table-cell>
          <table:table-cell table:formula="of:=[.$B1515]-[.D1515]" office:value-type="float" office:value="2">
            <text:p>2</text:p>
          </table:table-cell>
          <table:table-cell table:formula="of:=[.$B1515]-[.E1515]" office:value-type="float" office:value="0">
            <text:p>0</text:p>
          </table:table-cell>
          <table:table-cell table:number-columns-repeated="8"/>
          <table:table-cell table:formula="of:=(ABS([.$B1515]-[.C1515])&lt;=[.$B1515]*0.1)" office:value-type="boolean" office:boolean-value="true">
            <text:p>VERDADERO</text:p>
          </table:table-cell>
          <table:table-cell table:formula="of:=(ABS([.$B1515]-[.D1515])&lt;=[.$B1515]*0.1)" office:value-type="boolean" office:boolean-value="true">
            <text:p>VERDADERO</text:p>
          </table:table-cell>
          <table:table-cell table:formula="of:=(ABS([.$B1515]-[.E1515])&lt;=[.$B15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2" office:value-type="float" office:value="35">
            <text:p>35</text:p>
          </table:table-cell>
          <table:table-cell/>
          <table:table-cell table:formula="of:=[.$B1516]-[.C1516]" office:value-type="float" office:value="3">
            <text:p>3</text:p>
          </table:table-cell>
          <table:table-cell table:formula="of:=[.$B1516]-[.D1516]" office:value-type="float" office:value="0">
            <text:p>0</text:p>
          </table:table-cell>
          <table:table-cell table:formula="of:=[.$B1516]-[.E1516]" office:value-type="float" office:value="0">
            <text:p>0</text:p>
          </table:table-cell>
          <table:table-cell table:number-columns-repeated="8"/>
          <table:table-cell table:formula="of:=(ABS([.$B1516]-[.C1516])&lt;=[.$B1516]*0.1)" office:value-type="boolean" office:boolean-value="true">
            <text:p>VERDADERO</text:p>
          </table:table-cell>
          <table:table-cell table:formula="of:=(ABS([.$B1516]-[.D1516])&lt;=[.$B1516]*0.1)" office:value-type="boolean" office:boolean-value="true">
            <text:p>VERDADERO</text:p>
          </table:table-cell>
          <table:table-cell table:formula="of:=(ABS([.$B1516]-[.E1516])&lt;=[.$B15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/>
          <table:table-cell table:formula="of:=[.$B1517]-[.C1517]" office:value-type="float" office:value="9">
            <text:p>9</text:p>
          </table:table-cell>
          <table:table-cell table:formula="of:=[.$B1517]-[.D1517]" office:value-type="float" office:value="7">
            <text:p>7</text:p>
          </table:table-cell>
          <table:table-cell table:formula="of:=[.$B1517]-[.E1517]" office:value-type="float" office:value="1">
            <text:p>1</text:p>
          </table:table-cell>
          <table:table-cell table:number-columns-repeated="8"/>
          <table:table-cell table:formula="of:=(ABS([.$B1517]-[.C1517])&lt;=[.$B1517]*0.1)" office:value-type="boolean" office:boolean-value="false">
            <text:p>FALSO</text:p>
          </table:table-cell>
          <table:table-cell table:formula="of:=(ABS([.$B1517]-[.D1517])&lt;=[.$B1517]*0.1)" office:value-type="boolean" office:boolean-value="false">
            <text:p>FALSO</text:p>
          </table:table-cell>
          <table:table-cell table:formula="of:=(ABS([.$B1517]-[.E1517])&lt;=[.$B15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518]-[.C1518]" office:value-type="float" office:value="5">
            <text:p>5</text:p>
          </table:table-cell>
          <table:table-cell table:formula="of:=[.$B1518]-[.D1518]" office:value-type="float" office:value="5">
            <text:p>5</text:p>
          </table:table-cell>
          <table:table-cell table:formula="of:=[.$B1518]-[.E1518]" office:value-type="float" office:value="0">
            <text:p>0</text:p>
          </table:table-cell>
          <table:table-cell table:number-columns-repeated="8"/>
          <table:table-cell table:formula="of:=(ABS([.$B1518]-[.C1518])&lt;=[.$B1518]*0.1)" office:value-type="boolean" office:boolean-value="false">
            <text:p>FALSO</text:p>
          </table:table-cell>
          <table:table-cell table:formula="of:=(ABS([.$B1518]-[.D1518])&lt;=[.$B1518]*0.1)" office:value-type="boolean" office:boolean-value="false">
            <text:p>FALSO</text:p>
          </table:table-cell>
          <table:table-cell table:formula="of:=(ABS([.$B1518]-[.E1518])&lt;=[.$B15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 office:value-type="float" office:value="20">
            <text:p>20</text:p>
          </table:table-cell>
          <table:table-cell office:value-type="float" office:value="26">
            <text:p>26</text:p>
          </table:table-cell>
          <table:table-cell/>
          <table:table-cell table:formula="of:=[.$B1519]-[.C1519]" office:value-type="float" office:value="6">
            <text:p>6</text:p>
          </table:table-cell>
          <table:table-cell table:formula="of:=[.$B1519]-[.D1519]" office:value-type="float" office:value="6">
            <text:p>6</text:p>
          </table:table-cell>
          <table:table-cell table:formula="of:=[.$B1519]-[.E1519]" office:value-type="float" office:value="0">
            <text:p>0</text:p>
          </table:table-cell>
          <table:table-cell table:number-columns-repeated="8"/>
          <table:table-cell table:formula="of:=(ABS([.$B1519]-[.C1519])&lt;=[.$B1519]*0.1)" office:value-type="boolean" office:boolean-value="false">
            <text:p>FALSO</text:p>
          </table:table-cell>
          <table:table-cell table:formula="of:=(ABS([.$B1519]-[.D1519])&lt;=[.$B1519]*0.1)" office:value-type="boolean" office:boolean-value="false">
            <text:p>FALSO</text:p>
          </table:table-cell>
          <table:table-cell table:formula="of:=(ABS([.$B1519]-[.E1519])&lt;=[.$B15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24">
            <text:p>24</text:p>
          </table:table-cell>
          <table:table-cell/>
          <table:table-cell table:formula="of:=[.$B1520]-[.C1520]" office:value-type="float" office:value="5">
            <text:p>5</text:p>
          </table:table-cell>
          <table:table-cell table:formula="of:=[.$B1520]-[.D1520]" office:value-type="float" office:value="2">
            <text:p>2</text:p>
          </table:table-cell>
          <table:table-cell table:formula="of:=[.$B1520]-[.E1520]" office:value-type="float" office:value="2">
            <text:p>2</text:p>
          </table:table-cell>
          <table:table-cell table:number-columns-repeated="8"/>
          <table:table-cell table:formula="of:=(ABS([.$B1520]-[.C1520])&lt;=[.$B1520]*0.1)" office:value-type="boolean" office:boolean-value="false">
            <text:p>FALSO</text:p>
          </table:table-cell>
          <table:table-cell table:formula="of:=(ABS([.$B1520]-[.D1520])&lt;=[.$B1520]*0.1)" office:value-type="boolean" office:boolean-value="true">
            <text:p>VERDADERO</text:p>
          </table:table-cell>
          <table:table-cell table:formula="of:=(ABS([.$B1520]-[.E1520])&lt;=[.$B15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521]-[.C1521]" office:value-type="float" office:value="7">
            <text:p>7</text:p>
          </table:table-cell>
          <table:table-cell table:formula="of:=[.$B1521]-[.D1521]" office:value-type="float" office:value="5">
            <text:p>5</text:p>
          </table:table-cell>
          <table:table-cell table:formula="of:=[.$B1521]-[.E1521]" office:value-type="float" office:value="0">
            <text:p>0</text:p>
          </table:table-cell>
          <table:table-cell table:number-columns-repeated="8"/>
          <table:table-cell table:formula="of:=(ABS([.$B1521]-[.C1521])&lt;=[.$B1521]*0.1)" office:value-type="boolean" office:boolean-value="false">
            <text:p>FALSO</text:p>
          </table:table-cell>
          <table:table-cell table:formula="of:=(ABS([.$B1521]-[.D1521])&lt;=[.$B1521]*0.1)" office:value-type="boolean" office:boolean-value="false">
            <text:p>FALSO</text:p>
          </table:table-cell>
          <table:table-cell table:formula="of:=(ABS([.$B1521]-[.E1521])&lt;=[.$B15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office:value-type="float" office:value="36">
            <text:p>36</text:p>
          </table:table-cell>
          <table:table-cell/>
          <table:table-cell table:formula="of:=[.$B1522]-[.C1522]" office:value-type="float" office:value="6">
            <text:p>6</text:p>
          </table:table-cell>
          <table:table-cell table:formula="of:=[.$B1522]-[.D1522]" office:value-type="float" office:value="6">
            <text:p>6</text:p>
          </table:table-cell>
          <table:table-cell table:formula="of:=[.$B1522]-[.E1522]" office:value-type="float" office:value="0">
            <text:p>0</text:p>
          </table:table-cell>
          <table:table-cell table:number-columns-repeated="8"/>
          <table:table-cell table:formula="of:=(ABS([.$B1522]-[.C1522])&lt;=[.$B1522]*0.1)" office:value-type="boolean" office:boolean-value="false">
            <text:p>FALSO</text:p>
          </table:table-cell>
          <table:table-cell table:formula="of:=(ABS([.$B1522]-[.D1522])&lt;=[.$B1522]*0.1)" office:value-type="boolean" office:boolean-value="false">
            <text:p>FALSO</text:p>
          </table:table-cell>
          <table:table-cell table:formula="of:=(ABS([.$B1522]-[.E1522])&lt;=[.$B15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  <table:table-cell/>
          <table:table-cell table:formula="of:=[.$B1523]-[.C1523]" office:value-type="float" office:value="3">
            <text:p>3</text:p>
          </table:table-cell>
          <table:table-cell table:formula="of:=[.$B1523]-[.D1523]" office:value-type="float" office:value="3">
            <text:p>3</text:p>
          </table:table-cell>
          <table:table-cell table:formula="of:=[.$B1523]-[.E1523]" office:value-type="float" office:value="0">
            <text:p>0</text:p>
          </table:table-cell>
          <table:table-cell table:number-columns-repeated="8"/>
          <table:table-cell table:formula="of:=(ABS([.$B1523]-[.C1523])&lt;=[.$B1523]*0.1)" office:value-type="boolean" office:boolean-value="false">
            <text:p>FALSO</text:p>
          </table:table-cell>
          <table:table-cell table:formula="of:=(ABS([.$B1523]-[.D1523])&lt;=[.$B1523]*0.1)" office:value-type="boolean" office:boolean-value="false">
            <text:p>FALSO</text:p>
          </table:table-cell>
          <table:table-cell table:formula="of:=(ABS([.$B1523]-[.E1523])&lt;=[.$B15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524]-[.C1524]" office:value-type="float" office:value="5">
            <text:p>5</text:p>
          </table:table-cell>
          <table:table-cell table:formula="of:=[.$B1524]-[.D1524]" office:value-type="float" office:value="3">
            <text:p>3</text:p>
          </table:table-cell>
          <table:table-cell table:formula="of:=[.$B1524]-[.E1524]" office:value-type="float" office:value="2">
            <text:p>2</text:p>
          </table:table-cell>
          <table:table-cell table:number-columns-repeated="8"/>
          <table:table-cell table:formula="of:=(ABS([.$B1524]-[.C1524])&lt;=[.$B1524]*0.1)" office:value-type="boolean" office:boolean-value="false">
            <text:p>FALSO</text:p>
          </table:table-cell>
          <table:table-cell table:formula="of:=(ABS([.$B1524]-[.D1524])&lt;=[.$B1524]*0.1)" office:value-type="boolean" office:boolean-value="false">
            <text:p>FALSO</text:p>
          </table:table-cell>
          <table:table-cell table:formula="of:=(ABS([.$B1524]-[.E1524])&lt;=[.$B15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525]-[.C1525]" office:value-type="float" office:value="7">
            <text:p>7</text:p>
          </table:table-cell>
          <table:table-cell table:formula="of:=[.$B1525]-[.D1525]" office:value-type="float" office:value="5">
            <text:p>5</text:p>
          </table:table-cell>
          <table:table-cell table:formula="of:=[.$B1525]-[.E1525]" office:value-type="float" office:value="0">
            <text:p>0</text:p>
          </table:table-cell>
          <table:table-cell table:number-columns-repeated="8"/>
          <table:table-cell table:formula="of:=(ABS([.$B1525]-[.C1525])&lt;=[.$B1525]*0.1)" office:value-type="boolean" office:boolean-value="false">
            <text:p>FALSO</text:p>
          </table:table-cell>
          <table:table-cell table:formula="of:=(ABS([.$B1525]-[.D1525])&lt;=[.$B1525]*0.1)" office:value-type="boolean" office:boolean-value="false">
            <text:p>FALSO</text:p>
          </table:table-cell>
          <table:table-cell table:formula="of:=(ABS([.$B1525]-[.E1525])&lt;=[.$B15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[.$B1526]-[.C1526]" office:value-type="float" office:value="2">
            <text:p>2</text:p>
          </table:table-cell>
          <table:table-cell table:formula="of:=[.$B1526]-[.D1526]" office:value-type="float" office:value="1">
            <text:p>1</text:p>
          </table:table-cell>
          <table:table-cell table:formula="of:=[.$B1526]-[.E1526]" office:value-type="float" office:value="0">
            <text:p>0</text:p>
          </table:table-cell>
          <table:table-cell table:number-columns-repeated="8"/>
          <table:table-cell table:formula="of:=(ABS([.$B1526]-[.C1526])&lt;=[.$B1526]*0.1)" office:value-type="boolean" office:boolean-value="true">
            <text:p>VERDADERO</text:p>
          </table:table-cell>
          <table:table-cell table:formula="of:=(ABS([.$B1526]-[.D1526])&lt;=[.$B1526]*0.1)" office:value-type="boolean" office:boolean-value="true">
            <text:p>VERDADERO</text:p>
          </table:table-cell>
          <table:table-cell table:formula="of:=(ABS([.$B1526]-[.E1526])&lt;=[.$B15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  <table:table-cell table:formula="of:=[.$B1527]-[.C1527]" office:value-type="float" office:value="4">
            <text:p>4</text:p>
          </table:table-cell>
          <table:table-cell table:formula="of:=[.$B1527]-[.D1527]" office:value-type="float" office:value="2">
            <text:p>2</text:p>
          </table:table-cell>
          <table:table-cell table:formula="of:=[.$B1527]-[.E1527]" office:value-type="float" office:value="0">
            <text:p>0</text:p>
          </table:table-cell>
          <table:table-cell table:number-columns-repeated="8"/>
          <table:table-cell table:formula="of:=(ABS([.$B1527]-[.C1527])&lt;=[.$B1527]*0.1)" office:value-type="boolean" office:boolean-value="false">
            <text:p>FALSO</text:p>
          </table:table-cell>
          <table:table-cell table:formula="of:=(ABS([.$B1527]-[.D1527])&lt;=[.$B1527]*0.1)" office:value-type="boolean" office:boolean-value="true">
            <text:p>VERDADERO</text:p>
          </table:table-cell>
          <table:table-cell table:formula="of:=(ABS([.$B1527]-[.E1527])&lt;=[.$B15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table:formula="of:=[.$B1528]-[.C1528]" office:value-type="float" office:value="7">
            <text:p>7</text:p>
          </table:table-cell>
          <table:table-cell table:formula="of:=[.$B1528]-[.D1528]" office:value-type="float" office:value="6">
            <text:p>6</text:p>
          </table:table-cell>
          <table:table-cell table:formula="of:=[.$B1528]-[.E1528]" office:value-type="float" office:value="0">
            <text:p>0</text:p>
          </table:table-cell>
          <table:table-cell table:number-columns-repeated="8"/>
          <table:table-cell table:formula="of:=(ABS([.$B1528]-[.C1528])&lt;=[.$B1528]*0.1)" office:value-type="boolean" office:boolean-value="false">
            <text:p>FALSO</text:p>
          </table:table-cell>
          <table:table-cell table:formula="of:=(ABS([.$B1528]-[.D1528])&lt;=[.$B1528]*0.1)" office:value-type="boolean" office:boolean-value="false">
            <text:p>FALSO</text:p>
          </table:table-cell>
          <table:table-cell table:formula="of:=(ABS([.$B1528]-[.E1528])&lt;=[.$B15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9">
            <text:p>29</text:p>
          </table:table-cell>
          <table:table-cell/>
          <table:table-cell table:formula="of:=[.$B1529]-[.C1529]" office:value-type="float" office:value="2">
            <text:p>2</text:p>
          </table:table-cell>
          <table:table-cell table:formula="of:=[.$B1529]-[.D1529]" office:value-type="float" office:value="2">
            <text:p>2</text:p>
          </table:table-cell>
          <table:table-cell table:formula="of:=[.$B1529]-[.E1529]" office:value-type="float" office:value="0">
            <text:p>0</text:p>
          </table:table-cell>
          <table:table-cell table:number-columns-repeated="8"/>
          <table:table-cell table:formula="of:=(ABS([.$B1529]-[.C1529])&lt;=[.$B1529]*0.1)" office:value-type="boolean" office:boolean-value="true">
            <text:p>VERDADERO</text:p>
          </table:table-cell>
          <table:table-cell table:formula="of:=(ABS([.$B1529]-[.D1529])&lt;=[.$B1529]*0.1)" office:value-type="boolean" office:boolean-value="true">
            <text:p>VERDADERO</text:p>
          </table:table-cell>
          <table:table-cell table:formula="of:=(ABS([.$B1529]-[.E1529])&lt;=[.$B15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 office:value-type="float" office:value="22">
            <text:p>22</text:p>
          </table:table-cell>
          <table:table-cell office:value-type="float" office:value="28">
            <text:p>28</text:p>
          </table:table-cell>
          <table:table-cell/>
          <table:table-cell table:formula="of:=[.$B1530]-[.C1530]" office:value-type="float" office:value="6">
            <text:p>6</text:p>
          </table:table-cell>
          <table:table-cell table:formula="of:=[.$B1530]-[.D1530]" office:value-type="float" office:value="6">
            <text:p>6</text:p>
          </table:table-cell>
          <table:table-cell table:formula="of:=[.$B1530]-[.E1530]" office:value-type="float" office:value="0">
            <text:p>0</text:p>
          </table:table-cell>
          <table:table-cell table:number-columns-repeated="8"/>
          <table:table-cell table:formula="of:=(ABS([.$B1530]-[.C1530])&lt;=[.$B1530]*0.1)" office:value-type="boolean" office:boolean-value="false">
            <text:p>FALSO</text:p>
          </table:table-cell>
          <table:table-cell table:formula="of:=(ABS([.$B1530]-[.D1530])&lt;=[.$B1530]*0.1)" office:value-type="boolean" office:boolean-value="false">
            <text:p>FALSO</text:p>
          </table:table-cell>
          <table:table-cell table:formula="of:=(ABS([.$B1530]-[.E1530])&lt;=[.$B15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2" office:value-type="float" office:value="27">
            <text:p>27</text:p>
          </table:table-cell>
          <table:table-cell/>
          <table:table-cell table:formula="of:=[.$B1531]-[.C1531]" office:value-type="float" office:value="2">
            <text:p>2</text:p>
          </table:table-cell>
          <table:table-cell table:formula="of:=[.$B1531]-[.D1531]" office:value-type="float" office:value="0">
            <text:p>0</text:p>
          </table:table-cell>
          <table:table-cell table:formula="of:=[.$B1531]-[.E1531]" office:value-type="float" office:value="0">
            <text:p>0</text:p>
          </table:table-cell>
          <table:table-cell table:number-columns-repeated="8"/>
          <table:table-cell table:formula="of:=(ABS([.$B1531]-[.C1531])&lt;=[.$B1531]*0.1)" office:value-type="boolean" office:boolean-value="true">
            <text:p>VERDADERO</text:p>
          </table:table-cell>
          <table:table-cell table:formula="of:=(ABS([.$B1531]-[.D1531])&lt;=[.$B1531]*0.1)" office:value-type="boolean" office:boolean-value="true">
            <text:p>VERDADERO</text:p>
          </table:table-cell>
          <table:table-cell table:formula="of:=(ABS([.$B1531]-[.E1531])&lt;=[.$B15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table:formula="of:=[.$B1532]-[.C1532]" office:value-type="float" office:value="4">
            <text:p>4</text:p>
          </table:table-cell>
          <table:table-cell table:formula="of:=[.$B1532]-[.D1532]" office:value-type="float" office:value="2">
            <text:p>2</text:p>
          </table:table-cell>
          <table:table-cell table:formula="of:=[.$B1532]-[.E1532]" office:value-type="float" office:value="0">
            <text:p>0</text:p>
          </table:table-cell>
          <table:table-cell table:number-columns-repeated="8"/>
          <table:table-cell table:formula="of:=(ABS([.$B1532]-[.C1532])&lt;=[.$B1532]*0.1)" office:value-type="boolean" office:boolean-value="false">
            <text:p>FALSO</text:p>
          </table:table-cell>
          <table:table-cell table:formula="of:=(ABS([.$B1532]-[.D1532])&lt;=[.$B1532]*0.1)" office:value-type="boolean" office:boolean-value="true">
            <text:p>VERDADERO</text:p>
          </table:table-cell>
          <table:table-cell table:formula="of:=(ABS([.$B1532]-[.E1532])&lt;=[.$B15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[.$B1533]-[.C1533]" office:value-type="float" office:value="2">
            <text:p>2</text:p>
          </table:table-cell>
          <table:table-cell table:formula="of:=[.$B1533]-[.D1533]" office:value-type="float" office:value="2">
            <text:p>2</text:p>
          </table:table-cell>
          <table:table-cell table:formula="of:=[.$B1533]-[.E1533]" office:value-type="float" office:value="0">
            <text:p>0</text:p>
          </table:table-cell>
          <table:table-cell table:number-columns-repeated="8"/>
          <table:table-cell table:formula="of:=(ABS([.$B1533]-[.C1533])&lt;=[.$B1533]*0.1)" office:value-type="boolean" office:boolean-value="true">
            <text:p>VERDADERO</text:p>
          </table:table-cell>
          <table:table-cell table:formula="of:=(ABS([.$B1533]-[.D1533])&lt;=[.$B1533]*0.1)" office:value-type="boolean" office:boolean-value="true">
            <text:p>VERDADERO</text:p>
          </table:table-cell>
          <table:table-cell table:formula="of:=(ABS([.$B1533]-[.E1533])&lt;=[.$B15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2" office:value-type="float" office:value="24">
            <text:p>24</text:p>
          </table:table-cell>
          <table:table-cell office:value-type="float" office:value="31">
            <text:p>31</text:p>
          </table:table-cell>
          <table:table-cell/>
          <table:table-cell table:formula="of:=[.$B1534]-[.C1534]" office:value-type="float" office:value="7">
            <text:p>7</text:p>
          </table:table-cell>
          <table:table-cell table:formula="of:=[.$B1534]-[.D1534]" office:value-type="float" office:value="7">
            <text:p>7</text:p>
          </table:table-cell>
          <table:table-cell table:formula="of:=[.$B1534]-[.E1534]" office:value-type="float" office:value="0">
            <text:p>0</text:p>
          </table:table-cell>
          <table:table-cell table:number-columns-repeated="8"/>
          <table:table-cell table:formula="of:=(ABS([.$B1534]-[.C1534])&lt;=[.$B1534]*0.1)" office:value-type="boolean" office:boolean-value="false">
            <text:p>FALSO</text:p>
          </table:table-cell>
          <table:table-cell table:formula="of:=(ABS([.$B1534]-[.D1534])&lt;=[.$B1534]*0.1)" office:value-type="boolean" office:boolean-value="false">
            <text:p>FALSO</text:p>
          </table:table-cell>
          <table:table-cell table:formula="of:=(ABS([.$B1534]-[.E1534])&lt;=[.$B15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  <table:table-cell table:formula="of:=[.$B1535]-[.C1535]" office:value-type="float" office:value="6">
            <text:p>6</text:p>
          </table:table-cell>
          <table:table-cell table:formula="of:=[.$B1535]-[.D1535]" office:value-type="float" office:value="5">
            <text:p>5</text:p>
          </table:table-cell>
          <table:table-cell table:formula="of:=[.$B1535]-[.E1535]" office:value-type="float" office:value="1">
            <text:p>1</text:p>
          </table:table-cell>
          <table:table-cell table:number-columns-repeated="8"/>
          <table:table-cell table:formula="of:=(ABS([.$B1535]-[.C1535])&lt;=[.$B1535]*0.1)" office:value-type="boolean" office:boolean-value="false">
            <text:p>FALSO</text:p>
          </table:table-cell>
          <table:table-cell table:formula="of:=(ABS([.$B1535]-[.D1535])&lt;=[.$B1535]*0.1)" office:value-type="boolean" office:boolean-value="false">
            <text:p>FALSO</text:p>
          </table:table-cell>
          <table:table-cell table:formula="of:=(ABS([.$B1535]-[.E1535])&lt;=[.$B15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  <table:table-cell table:formula="of:=[.$B1536]-[.C1536]" office:value-type="float" office:value="6">
            <text:p>6</text:p>
          </table:table-cell>
          <table:table-cell table:formula="of:=[.$B1536]-[.D1536]" office:value-type="float" office:value="6">
            <text:p>6</text:p>
          </table:table-cell>
          <table:table-cell table:formula="of:=[.$B1536]-[.E1536]" office:value-type="float" office:value="0">
            <text:p>0</text:p>
          </table:table-cell>
          <table:table-cell table:number-columns-repeated="8"/>
          <table:table-cell table:formula="of:=(ABS([.$B1536]-[.C1536])&lt;=[.$B1536]*0.1)" office:value-type="boolean" office:boolean-value="false">
            <text:p>FALSO</text:p>
          </table:table-cell>
          <table:table-cell table:formula="of:=(ABS([.$B1536]-[.D1536])&lt;=[.$B1536]*0.1)" office:value-type="boolean" office:boolean-value="false">
            <text:p>FALSO</text:p>
          </table:table-cell>
          <table:table-cell table:formula="of:=(ABS([.$B1536]-[.E1536])&lt;=[.$B15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[.$B1537]-[.C1537]" office:value-type="float" office:value="5">
            <text:p>5</text:p>
          </table:table-cell>
          <table:table-cell table:formula="of:=[.$B1537]-[.D1537]" office:value-type="float" office:value="2">
            <text:p>2</text:p>
          </table:table-cell>
          <table:table-cell table:formula="of:=[.$B1537]-[.E1537]" office:value-type="float" office:value="2">
            <text:p>2</text:p>
          </table:table-cell>
          <table:table-cell table:number-columns-repeated="8"/>
          <table:table-cell table:formula="of:=(ABS([.$B1537]-[.C1537])&lt;=[.$B1537]*0.1)" office:value-type="boolean" office:boolean-value="false">
            <text:p>FALSO</text:p>
          </table:table-cell>
          <table:table-cell table:formula="of:=(ABS([.$B1537]-[.D1537])&lt;=[.$B1537]*0.1)" office:value-type="boolean" office:boolean-value="true">
            <text:p>VERDADERO</text:p>
          </table:table-cell>
          <table:table-cell table:formula="of:=(ABS([.$B1537]-[.E1537])&lt;=[.$B15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538]-[.C1538]" office:value-type="float" office:value="3">
            <text:p>3</text:p>
          </table:table-cell>
          <table:table-cell table:formula="of:=[.$B1538]-[.D1538]" office:value-type="float" office:value="2">
            <text:p>2</text:p>
          </table:table-cell>
          <table:table-cell table:formula="of:=[.$B1538]-[.E1538]" office:value-type="float" office:value="1">
            <text:p>1</text:p>
          </table:table-cell>
          <table:table-cell table:number-columns-repeated="8"/>
          <table:table-cell table:formula="of:=(ABS([.$B1538]-[.C1538])&lt;=[.$B1538]*0.1)" office:value-type="boolean" office:boolean-value="false">
            <text:p>FALSO</text:p>
          </table:table-cell>
          <table:table-cell table:formula="of:=(ABS([.$B1538]-[.D1538])&lt;=[.$B1538]*0.1)" office:value-type="boolean" office:boolean-value="true">
            <text:p>VERDADERO</text:p>
          </table:table-cell>
          <table:table-cell table:formula="of:=(ABS([.$B1538]-[.E1538])&lt;=[.$B15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539]-[.C1539]" office:value-type="float" office:value="6">
            <text:p>6</text:p>
          </table:table-cell>
          <table:table-cell table:formula="of:=[.$B1539]-[.D1539]" office:value-type="float" office:value="6">
            <text:p>6</text:p>
          </table:table-cell>
          <table:table-cell table:formula="of:=[.$B1539]-[.E1539]" office:value-type="float" office:value="1">
            <text:p>1</text:p>
          </table:table-cell>
          <table:table-cell table:number-columns-repeated="8"/>
          <table:table-cell table:formula="of:=(ABS([.$B1539]-[.C1539])&lt;=[.$B1539]*0.1)" office:value-type="boolean" office:boolean-value="false">
            <text:p>FALSO</text:p>
          </table:table-cell>
          <table:table-cell table:formula="of:=(ABS([.$B1539]-[.D1539])&lt;=[.$B1539]*0.1)" office:value-type="boolean" office:boolean-value="false">
            <text:p>FALSO</text:p>
          </table:table-cell>
          <table:table-cell table:formula="of:=(ABS([.$B1539]-[.E1539])&lt;=[.$B15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2" office:value-type="float" office:value="28">
            <text:p>28</text:p>
          </table:table-cell>
          <table:table-cell office:value-type="float" office:value="31">
            <text:p>31</text:p>
          </table:table-cell>
          <table:table-cell/>
          <table:table-cell table:formula="of:=[.$B1540]-[.C1540]" office:value-type="float" office:value="3">
            <text:p>3</text:p>
          </table:table-cell>
          <table:table-cell table:formula="of:=[.$B1540]-[.D1540]" office:value-type="float" office:value="3">
            <text:p>3</text:p>
          </table:table-cell>
          <table:table-cell table:formula="of:=[.$B1540]-[.E1540]" office:value-type="float" office:value="0">
            <text:p>0</text:p>
          </table:table-cell>
          <table:table-cell table:number-columns-repeated="8"/>
          <table:table-cell table:formula="of:=(ABS([.$B1540]-[.C1540])&lt;=[.$B1540]*0.1)" office:value-type="boolean" office:boolean-value="true">
            <text:p>VERDADERO</text:p>
          </table:table-cell>
          <table:table-cell table:formula="of:=(ABS([.$B1540]-[.D1540])&lt;=[.$B1540]*0.1)" office:value-type="boolean" office:boolean-value="true">
            <text:p>VERDADERO</text:p>
          </table:table-cell>
          <table:table-cell table:formula="of:=(ABS([.$B1540]-[.E1540])&lt;=[.$B15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/>
          <table:table-cell table:formula="of:=[.$B1541]-[.C1541]" office:value-type="float" office:value="1">
            <text:p>1</text:p>
          </table:table-cell>
          <table:table-cell table:formula="of:=[.$B1541]-[.D1541]" office:value-type="float" office:value="1">
            <text:p>1</text:p>
          </table:table-cell>
          <table:table-cell table:formula="of:=[.$B1541]-[.E1541]" office:value-type="float" office:value="1">
            <text:p>1</text:p>
          </table:table-cell>
          <table:table-cell table:number-columns-repeated="8"/>
          <table:table-cell table:formula="of:=(ABS([.$B1541]-[.C1541])&lt;=[.$B1541]*0.1)" office:value-type="boolean" office:boolean-value="true">
            <text:p>VERDADERO</text:p>
          </table:table-cell>
          <table:table-cell table:formula="of:=(ABS([.$B1541]-[.D1541])&lt;=[.$B1541]*0.1)" office:value-type="boolean" office:boolean-value="true">
            <text:p>VERDADERO</text:p>
          </table:table-cell>
          <table:table-cell table:formula="of:=(ABS([.$B1541]-[.E1541])&lt;=[.$B15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542]-[.C1542]" office:value-type="float" office:value="11">
            <text:p>11</text:p>
          </table:table-cell>
          <table:table-cell table:formula="of:=[.$B1542]-[.D1542]" office:value-type="float" office:value="6">
            <text:p>6</text:p>
          </table:table-cell>
          <table:table-cell table:formula="of:=[.$B1542]-[.E1542]" office:value-type="float" office:value="2">
            <text:p>2</text:p>
          </table:table-cell>
          <table:table-cell table:number-columns-repeated="8"/>
          <table:table-cell table:formula="of:=(ABS([.$B1542]-[.C1542])&lt;=[.$B1542]*0.1)" office:value-type="boolean" office:boolean-value="false">
            <text:p>FALSO</text:p>
          </table:table-cell>
          <table:table-cell table:formula="of:=(ABS([.$B1542]-[.D1542])&lt;=[.$B1542]*0.1)" office:value-type="boolean" office:boolean-value="false">
            <text:p>FALSO</text:p>
          </table:table-cell>
          <table:table-cell table:formula="of:=(ABS([.$B1542]-[.E1542])&lt;=[.$B15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table:formula="of:=[.$B1543]-[.C1543]" office:value-type="float" office:value="7">
            <text:p>7</text:p>
          </table:table-cell>
          <table:table-cell table:formula="of:=[.$B1543]-[.D1543]" office:value-type="float" office:value="6">
            <text:p>6</text:p>
          </table:table-cell>
          <table:table-cell table:formula="of:=[.$B1543]-[.E1543]" office:value-type="float" office:value="1">
            <text:p>1</text:p>
          </table:table-cell>
          <table:table-cell table:number-columns-repeated="8"/>
          <table:table-cell table:formula="of:=(ABS([.$B1543]-[.C1543])&lt;=[.$B1543]*0.1)" office:value-type="boolean" office:boolean-value="false">
            <text:p>FALSO</text:p>
          </table:table-cell>
          <table:table-cell table:formula="of:=(ABS([.$B1543]-[.D1543])&lt;=[.$B1543]*0.1)" office:value-type="boolean" office:boolean-value="false">
            <text:p>FALSO</text:p>
          </table:table-cell>
          <table:table-cell table:formula="of:=(ABS([.$B1543]-[.E1543])&lt;=[.$B15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table:formula="of:=[.$B1544]-[.C1544]" office:value-type="float" office:value="6">
            <text:p>6</text:p>
          </table:table-cell>
          <table:table-cell table:formula="of:=[.$B1544]-[.D1544]" office:value-type="float" office:value="4">
            <text:p>4</text:p>
          </table:table-cell>
          <table:table-cell table:formula="of:=[.$B1544]-[.E1544]" office:value-type="float" office:value="2">
            <text:p>2</text:p>
          </table:table-cell>
          <table:table-cell table:number-columns-repeated="8"/>
          <table:table-cell table:formula="of:=(ABS([.$B1544]-[.C1544])&lt;=[.$B1544]*0.1)" office:value-type="boolean" office:boolean-value="false">
            <text:p>FALSO</text:p>
          </table:table-cell>
          <table:table-cell table:formula="of:=(ABS([.$B1544]-[.D1544])&lt;=[.$B1544]*0.1)" office:value-type="boolean" office:boolean-value="false">
            <text:p>FALSO</text:p>
          </table:table-cell>
          <table:table-cell table:formula="of:=(ABS([.$B1544]-[.E1544])&lt;=[.$B15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  <table:table-cell table:formula="of:=[.$B1545]-[.C1545]" office:value-type="float" office:value="4">
            <text:p>4</text:p>
          </table:table-cell>
          <table:table-cell table:formula="of:=[.$B1545]-[.D1545]" office:value-type="float" office:value="4">
            <text:p>4</text:p>
          </table:table-cell>
          <table:table-cell table:formula="of:=[.$B1545]-[.E1545]" office:value-type="float" office:value="0">
            <text:p>0</text:p>
          </table:table-cell>
          <table:table-cell table:number-columns-repeated="8"/>
          <table:table-cell table:formula="of:=(ABS([.$B1545]-[.C1545])&lt;=[.$B1545]*0.1)" office:value-type="boolean" office:boolean-value="false">
            <text:p>FALSO</text:p>
          </table:table-cell>
          <table:table-cell table:formula="of:=(ABS([.$B1545]-[.D1545])&lt;=[.$B1545]*0.1)" office:value-type="boolean" office:boolean-value="false">
            <text:p>FALSO</text:p>
          </table:table-cell>
          <table:table-cell table:formula="of:=(ABS([.$B1545]-[.E1545])&lt;=[.$B15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[.$B1546]-[.C1546]" office:value-type="float" office:value="5">
            <text:p>5</text:p>
          </table:table-cell>
          <table:table-cell table:formula="of:=[.$B1546]-[.D1546]" office:value-type="float" office:value="1">
            <text:p>1</text:p>
          </table:table-cell>
          <table:table-cell table:formula="of:=[.$B1546]-[.E1546]" office:value-type="float" office:value="0">
            <text:p>0</text:p>
          </table:table-cell>
          <table:table-cell table:number-columns-repeated="8"/>
          <table:table-cell table:formula="of:=(ABS([.$B1546]-[.C1546])&lt;=[.$B1546]*0.1)" office:value-type="boolean" office:boolean-value="false">
            <text:p>FALSO</text:p>
          </table:table-cell>
          <table:table-cell table:formula="of:=(ABS([.$B1546]-[.D1546])&lt;=[.$B1546]*0.1)" office:value-type="boolean" office:boolean-value="true">
            <text:p>VERDADERO</text:p>
          </table:table-cell>
          <table:table-cell table:formula="of:=(ABS([.$B1546]-[.E1546])&lt;=[.$B15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547]-[.C1547]" office:value-type="float" office:value="2">
            <text:p>2</text:p>
          </table:table-cell>
          <table:table-cell table:formula="of:=[.$B1547]-[.D1547]" office:value-type="float" office:value="2">
            <text:p>2</text:p>
          </table:table-cell>
          <table:table-cell table:formula="of:=[.$B1547]-[.E1547]" office:value-type="float" office:value="0">
            <text:p>0</text:p>
          </table:table-cell>
          <table:table-cell table:number-columns-repeated="8"/>
          <table:table-cell table:formula="of:=(ABS([.$B1547]-[.C1547])&lt;=[.$B1547]*0.1)" office:value-type="boolean" office:boolean-value="true">
            <text:p>VERDADERO</text:p>
          </table:table-cell>
          <table:table-cell table:formula="of:=(ABS([.$B1547]-[.D1547])&lt;=[.$B1547]*0.1)" office:value-type="boolean" office:boolean-value="true">
            <text:p>VERDADERO</text:p>
          </table:table-cell>
          <table:table-cell table:formula="of:=(ABS([.$B1547]-[.E1547])&lt;=[.$B15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table:formula="of:=[.$B1548]-[.C1548]" office:value-type="float" office:value="6">
            <text:p>6</text:p>
          </table:table-cell>
          <table:table-cell table:formula="of:=[.$B1548]-[.D1548]" office:value-type="float" office:value="5">
            <text:p>5</text:p>
          </table:table-cell>
          <table:table-cell table:formula="of:=[.$B1548]-[.E1548]" office:value-type="float" office:value="1">
            <text:p>1</text:p>
          </table:table-cell>
          <table:table-cell table:number-columns-repeated="8"/>
          <table:table-cell table:formula="of:=(ABS([.$B1548]-[.C1548])&lt;=[.$B1548]*0.1)" office:value-type="boolean" office:boolean-value="false">
            <text:p>FALSO</text:p>
          </table:table-cell>
          <table:table-cell table:formula="of:=(ABS([.$B1548]-[.D1548])&lt;=[.$B1548]*0.1)" office:value-type="boolean" office:boolean-value="false">
            <text:p>FALSO</text:p>
          </table:table-cell>
          <table:table-cell table:formula="of:=(ABS([.$B1548]-[.E1548])&lt;=[.$B15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549]-[.C1549]" office:value-type="float" office:value="3">
            <text:p>3</text:p>
          </table:table-cell>
          <table:table-cell table:formula="of:=[.$B1549]-[.D1549]" office:value-type="float" office:value="3">
            <text:p>3</text:p>
          </table:table-cell>
          <table:table-cell table:formula="of:=[.$B1549]-[.E1549]" office:value-type="float" office:value="0">
            <text:p>0</text:p>
          </table:table-cell>
          <table:table-cell table:number-columns-repeated="8"/>
          <table:table-cell table:formula="of:=(ABS([.$B1549]-[.C1549])&lt;=[.$B1549]*0.1)" office:value-type="boolean" office:boolean-value="false">
            <text:p>FALSO</text:p>
          </table:table-cell>
          <table:table-cell table:formula="of:=(ABS([.$B1549]-[.D1549])&lt;=[.$B1549]*0.1)" office:value-type="boolean" office:boolean-value="false">
            <text:p>FALSO</text:p>
          </table:table-cell>
          <table:table-cell table:formula="of:=(ABS([.$B1549]-[.E1549])&lt;=[.$B15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  <table:table-cell table:formula="of:=[.$B1550]-[.C1550]" office:value-type="float" office:value="4">
            <text:p>4</text:p>
          </table:table-cell>
          <table:table-cell table:formula="of:=[.$B1550]-[.D1550]" office:value-type="float" office:value="4">
            <text:p>4</text:p>
          </table:table-cell>
          <table:table-cell table:formula="of:=[.$B1550]-[.E1550]" office:value-type="float" office:value="0">
            <text:p>0</text:p>
          </table:table-cell>
          <table:table-cell table:number-columns-repeated="8"/>
          <table:table-cell table:formula="of:=(ABS([.$B1550]-[.C1550])&lt;=[.$B1550]*0.1)" office:value-type="boolean" office:boolean-value="false">
            <text:p>FALSO</text:p>
          </table:table-cell>
          <table:table-cell table:formula="of:=(ABS([.$B1550]-[.D1550])&lt;=[.$B1550]*0.1)" office:value-type="boolean" office:boolean-value="false">
            <text:p>FALSO</text:p>
          </table:table-cell>
          <table:table-cell table:formula="of:=(ABS([.$B1550]-[.E1550])&lt;=[.$B15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/>
          <table:table-cell table:formula="of:=[.$B1551]-[.C1551]" office:value-type="float" office:value="6">
            <text:p>6</text:p>
          </table:table-cell>
          <table:table-cell table:formula="of:=[.$B1551]-[.D1551]" office:value-type="float" office:value="5">
            <text:p>5</text:p>
          </table:table-cell>
          <table:table-cell table:formula="of:=[.$B1551]-[.E1551]" office:value-type="float" office:value="0">
            <text:p>0</text:p>
          </table:table-cell>
          <table:table-cell table:number-columns-repeated="8"/>
          <table:table-cell table:formula="of:=(ABS([.$B1551]-[.C1551])&lt;=[.$B1551]*0.1)" office:value-type="boolean" office:boolean-value="false">
            <text:p>FALSO</text:p>
          </table:table-cell>
          <table:table-cell table:formula="of:=(ABS([.$B1551]-[.D1551])&lt;=[.$B1551]*0.1)" office:value-type="boolean" office:boolean-value="false">
            <text:p>FALSO</text:p>
          </table:table-cell>
          <table:table-cell table:formula="of:=(ABS([.$B1551]-[.E1551])&lt;=[.$B15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B1552]-[.C1552]" office:value-type="float" office:value="3">
            <text:p>3</text:p>
          </table:table-cell>
          <table:table-cell table:formula="of:=[.$B1552]-[.D1552]" office:value-type="float" office:value="2">
            <text:p>2</text:p>
          </table:table-cell>
          <table:table-cell table:formula="of:=[.$B1552]-[.E1552]" office:value-type="float" office:value="2">
            <text:p>2</text:p>
          </table:table-cell>
          <table:table-cell table:number-columns-repeated="8"/>
          <table:table-cell table:formula="of:=(ABS([.$B1552]-[.C1552])&lt;=[.$B1552]*0.1)" office:value-type="boolean" office:boolean-value="false">
            <text:p>FALSO</text:p>
          </table:table-cell>
          <table:table-cell table:formula="of:=(ABS([.$B1552]-[.D1552])&lt;=[.$B1552]*0.1)" office:value-type="boolean" office:boolean-value="true">
            <text:p>VERDADERO</text:p>
          </table:table-cell>
          <table:table-cell table:formula="of:=(ABS([.$B1552]-[.E1552])&lt;=[.$B15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[.$B1553]-[.C1553]" office:value-type="float" office:value="5">
            <text:p>5</text:p>
          </table:table-cell>
          <table:table-cell table:formula="of:=[.$B1553]-[.D1553]" office:value-type="float" office:value="3">
            <text:p>3</text:p>
          </table:table-cell>
          <table:table-cell table:formula="of:=[.$B1553]-[.E1553]" office:value-type="float" office:value="3">
            <text:p>3</text:p>
          </table:table-cell>
          <table:table-cell table:number-columns-repeated="8"/>
          <table:table-cell table:formula="of:=(ABS([.$B1553]-[.C1553])&lt;=[.$B1553]*0.1)" office:value-type="boolean" office:boolean-value="false">
            <text:p>FALSO</text:p>
          </table:table-cell>
          <table:table-cell table:formula="of:=(ABS([.$B1553]-[.D1553])&lt;=[.$B1553]*0.1)" office:value-type="boolean" office:boolean-value="false">
            <text:p>FALSO</text:p>
          </table:table-cell>
          <table:table-cell table:formula="of:=(ABS([.$B1553]-[.E1553])&lt;=[.$B155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  <table:table-cell table:formula="of:=[.$B1554]-[.C1554]" office:value-type="float" office:value="4">
            <text:p>4</text:p>
          </table:table-cell>
          <table:table-cell table:formula="of:=[.$B1554]-[.D1554]" office:value-type="float" office:value="4">
            <text:p>4</text:p>
          </table:table-cell>
          <table:table-cell table:formula="of:=[.$B1554]-[.E1554]" office:value-type="float" office:value="0">
            <text:p>0</text:p>
          </table:table-cell>
          <table:table-cell table:number-columns-repeated="8"/>
          <table:table-cell table:formula="of:=(ABS([.$B1554]-[.C1554])&lt;=[.$B1554]*0.1)" office:value-type="boolean" office:boolean-value="false">
            <text:p>FALSO</text:p>
          </table:table-cell>
          <table:table-cell table:formula="of:=(ABS([.$B1554]-[.D1554])&lt;=[.$B1554]*0.1)" office:value-type="boolean" office:boolean-value="false">
            <text:p>FALSO</text:p>
          </table:table-cell>
          <table:table-cell table:formula="of:=(ABS([.$B1554]-[.E1554])&lt;=[.$B15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/>
          <table:table-cell table:formula="of:=[.$B1555]-[.C1555]" office:value-type="float" office:value="8">
            <text:p>8</text:p>
          </table:table-cell>
          <table:table-cell table:formula="of:=[.$B1555]-[.D1555]" office:value-type="float" office:value="3">
            <text:p>3</text:p>
          </table:table-cell>
          <table:table-cell table:formula="of:=[.$B1555]-[.E1555]" office:value-type="float" office:value="0">
            <text:p>0</text:p>
          </table:table-cell>
          <table:table-cell table:number-columns-repeated="8"/>
          <table:table-cell table:formula="of:=(ABS([.$B1555]-[.C1555])&lt;=[.$B1555]*0.1)" office:value-type="boolean" office:boolean-value="false">
            <text:p>FALSO</text:p>
          </table:table-cell>
          <table:table-cell table:formula="of:=(ABS([.$B1555]-[.D1555])&lt;=[.$B1555]*0.1)" office:value-type="boolean" office:boolean-value="true">
            <text:p>VERDADERO</text:p>
          </table:table-cell>
          <table:table-cell table:formula="of:=(ABS([.$B1555]-[.E1555])&lt;=[.$B15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table:formula="of:=[.$B1556]-[.C1556]" office:value-type="float" office:value="7">
            <text:p>7</text:p>
          </table:table-cell>
          <table:table-cell table:formula="of:=[.$B1556]-[.D1556]" office:value-type="float" office:value="7">
            <text:p>7</text:p>
          </table:table-cell>
          <table:table-cell table:formula="of:=[.$B1556]-[.E1556]" office:value-type="float" office:value="2">
            <text:p>2</text:p>
          </table:table-cell>
          <table:table-cell table:number-columns-repeated="8"/>
          <table:table-cell table:formula="of:=(ABS([.$B1556]-[.C1556])&lt;=[.$B1556]*0.1)" office:value-type="boolean" office:boolean-value="false">
            <text:p>FALSO</text:p>
          </table:table-cell>
          <table:table-cell table:formula="of:=(ABS([.$B1556]-[.D1556])&lt;=[.$B1556]*0.1)" office:value-type="boolean" office:boolean-value="false">
            <text:p>FALSO</text:p>
          </table:table-cell>
          <table:table-cell table:formula="of:=(ABS([.$B1556]-[.E1556])&lt;=[.$B15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[.$B1557]-[.C1557]" office:value-type="float" office:value="1">
            <text:p>1</text:p>
          </table:table-cell>
          <table:table-cell table:formula="of:=[.$B1557]-[.D1557]" office:value-type="float" office:value="0">
            <text:p>0</text:p>
          </table:table-cell>
          <table:table-cell table:formula="of:=[.$B1557]-[.E1557]" office:value-type="float" office:value="0">
            <text:p>0</text:p>
          </table:table-cell>
          <table:table-cell table:number-columns-repeated="8"/>
          <table:table-cell table:formula="of:=(ABS([.$B1557]-[.C1557])&lt;=[.$B1557]*0.1)" office:value-type="boolean" office:boolean-value="true">
            <text:p>VERDADERO</text:p>
          </table:table-cell>
          <table:table-cell table:formula="of:=(ABS([.$B1557]-[.D1557])&lt;=[.$B1557]*0.1)" office:value-type="boolean" office:boolean-value="true">
            <text:p>VERDADERO</text:p>
          </table:table-cell>
          <table:table-cell table:formula="of:=(ABS([.$B1557]-[.E1557])&lt;=[.$B15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[.$B1558]-[.C1558]" office:value-type="float" office:value="3">
            <text:p>3</text:p>
          </table:table-cell>
          <table:table-cell table:formula="of:=[.$B1558]-[.D1558]" office:value-type="float" office:value="3">
            <text:p>3</text:p>
          </table:table-cell>
          <table:table-cell table:formula="of:=[.$B1558]-[.E1558]" office:value-type="float" office:value="2">
            <text:p>2</text:p>
          </table:table-cell>
          <table:table-cell table:number-columns-repeated="8"/>
          <table:table-cell table:formula="of:=(ABS([.$B1558]-[.C1558])&lt;=[.$B1558]*0.1)" office:value-type="boolean" office:boolean-value="false">
            <text:p>FALSO</text:p>
          </table:table-cell>
          <table:table-cell table:formula="of:=(ABS([.$B1558]-[.D1558])&lt;=[.$B1558]*0.1)" office:value-type="boolean" office:boolean-value="false">
            <text:p>FALSO</text:p>
          </table:table-cell>
          <table:table-cell table:formula="of:=(ABS([.$B1558]-[.E1558])&lt;=[.$B15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2" office:value-type="float" office:value="22">
            <text:p>22</text:p>
          </table:table-cell>
          <table:table-cell office:value-type="float" office:value="29">
            <text:p>29</text:p>
          </table:table-cell>
          <table:table-cell/>
          <table:table-cell table:formula="of:=[.$B1559]-[.C1559]" office:value-type="float" office:value="7">
            <text:p>7</text:p>
          </table:table-cell>
          <table:table-cell table:formula="of:=[.$B1559]-[.D1559]" office:value-type="float" office:value="7">
            <text:p>7</text:p>
          </table:table-cell>
          <table:table-cell table:formula="of:=[.$B1559]-[.E1559]" office:value-type="float" office:value="0">
            <text:p>0</text:p>
          </table:table-cell>
          <table:table-cell table:number-columns-repeated="8"/>
          <table:table-cell table:formula="of:=(ABS([.$B1559]-[.C1559])&lt;=[.$B1559]*0.1)" office:value-type="boolean" office:boolean-value="false">
            <text:p>FALSO</text:p>
          </table:table-cell>
          <table:table-cell table:formula="of:=(ABS([.$B1559]-[.D1559])&lt;=[.$B1559]*0.1)" office:value-type="boolean" office:boolean-value="false">
            <text:p>FALSO</text:p>
          </table:table-cell>
          <table:table-cell table:formula="of:=(ABS([.$B1559]-[.E1559])&lt;=[.$B15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  <table:table-cell table:formula="of:=[.$B1560]-[.C1560]" office:value-type="float" office:value="5">
            <text:p>5</text:p>
          </table:table-cell>
          <table:table-cell table:formula="of:=[.$B1560]-[.D1560]" office:value-type="float" office:value="5">
            <text:p>5</text:p>
          </table:table-cell>
          <table:table-cell table:formula="of:=[.$B1560]-[.E1560]" office:value-type="float" office:value="0">
            <text:p>0</text:p>
          </table:table-cell>
          <table:table-cell table:number-columns-repeated="8"/>
          <table:table-cell table:formula="of:=(ABS([.$B1560]-[.C1560])&lt;=[.$B1560]*0.1)" office:value-type="boolean" office:boolean-value="false">
            <text:p>FALSO</text:p>
          </table:table-cell>
          <table:table-cell table:formula="of:=(ABS([.$B1560]-[.D1560])&lt;=[.$B1560]*0.1)" office:value-type="boolean" office:boolean-value="false">
            <text:p>FALSO</text:p>
          </table:table-cell>
          <table:table-cell table:formula="of:=(ABS([.$B1560]-[.E1560])&lt;=[.$B15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  <table:table-cell table:formula="of:=[.$B1561]-[.C1561]" office:value-type="float" office:value="5">
            <text:p>5</text:p>
          </table:table-cell>
          <table:table-cell table:formula="of:=[.$B1561]-[.D1561]" office:value-type="float" office:value="4">
            <text:p>4</text:p>
          </table:table-cell>
          <table:table-cell table:formula="of:=[.$B1561]-[.E1561]" office:value-type="float" office:value="0">
            <text:p>0</text:p>
          </table:table-cell>
          <table:table-cell table:number-columns-repeated="8"/>
          <table:table-cell table:formula="of:=(ABS([.$B1561]-[.C1561])&lt;=[.$B1561]*0.1)" office:value-type="boolean" office:boolean-value="false">
            <text:p>FALSO</text:p>
          </table:table-cell>
          <table:table-cell table:formula="of:=(ABS([.$B1561]-[.D1561])&lt;=[.$B1561]*0.1)" office:value-type="boolean" office:boolean-value="false">
            <text:p>FALSO</text:p>
          </table:table-cell>
          <table:table-cell table:formula="of:=(ABS([.$B1561]-[.E1561])&lt;=[.$B15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/>
          <table:table-cell table:formula="of:=[.$B1562]-[.C1562]" office:value-type="float" office:value="4">
            <text:p>4</text:p>
          </table:table-cell>
          <table:table-cell table:formula="of:=[.$B1562]-[.D1562]" office:value-type="float" office:value="3">
            <text:p>3</text:p>
          </table:table-cell>
          <table:table-cell table:formula="of:=[.$B1562]-[.E1562]" office:value-type="float" office:value="0">
            <text:p>0</text:p>
          </table:table-cell>
          <table:table-cell table:number-columns-repeated="8"/>
          <table:table-cell table:formula="of:=(ABS([.$B1562]-[.C1562])&lt;=[.$B1562]*0.1)" office:value-type="boolean" office:boolean-value="false">
            <text:p>FALSO</text:p>
          </table:table-cell>
          <table:table-cell table:formula="of:=(ABS([.$B1562]-[.D1562])&lt;=[.$B1562]*0.1)" office:value-type="boolean" office:boolean-value="false">
            <text:p>FALSO</text:p>
          </table:table-cell>
          <table:table-cell table:formula="of:=(ABS([.$B1562]-[.E1562])&lt;=[.$B15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table:formula="of:=[.$B1563]-[.C1563]" office:value-type="float" office:value="4">
            <text:p>4</text:p>
          </table:table-cell>
          <table:table-cell table:formula="of:=[.$B1563]-[.D1563]" office:value-type="float" office:value="4">
            <text:p>4</text:p>
          </table:table-cell>
          <table:table-cell table:formula="of:=[.$B1563]-[.E1563]" office:value-type="float" office:value="0">
            <text:p>0</text:p>
          </table:table-cell>
          <table:table-cell table:number-columns-repeated="8"/>
          <table:table-cell table:formula="of:=(ABS([.$B1563]-[.C1563])&lt;=[.$B1563]*0.1)" office:value-type="boolean" office:boolean-value="false">
            <text:p>FALSO</text:p>
          </table:table-cell>
          <table:table-cell table:formula="of:=(ABS([.$B1563]-[.D1563])&lt;=[.$B1563]*0.1)" office:value-type="boolean" office:boolean-value="false">
            <text:p>FALSO</text:p>
          </table:table-cell>
          <table:table-cell table:formula="of:=(ABS([.$B1563]-[.E1563])&lt;=[.$B15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564]-[.C1564]" office:value-type="float" office:value="6">
            <text:p>6</text:p>
          </table:table-cell>
          <table:table-cell table:formula="of:=[.$B1564]-[.D1564]" office:value-type="float" office:value="5">
            <text:p>5</text:p>
          </table:table-cell>
          <table:table-cell table:formula="of:=[.$B1564]-[.E1564]" office:value-type="float" office:value="0">
            <text:p>0</text:p>
          </table:table-cell>
          <table:table-cell table:number-columns-repeated="8"/>
          <table:table-cell table:formula="of:=(ABS([.$B1564]-[.C1564])&lt;=[.$B1564]*0.1)" office:value-type="boolean" office:boolean-value="false">
            <text:p>FALSO</text:p>
          </table:table-cell>
          <table:table-cell table:formula="of:=(ABS([.$B1564]-[.D1564])&lt;=[.$B1564]*0.1)" office:value-type="boolean" office:boolean-value="false">
            <text:p>FALSO</text:p>
          </table:table-cell>
          <table:table-cell table:formula="of:=(ABS([.$B1564]-[.E1564])&lt;=[.$B15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/>
          <table:table-cell table:formula="of:=[.$B1565]-[.C1565]" office:value-type="float" office:value="9">
            <text:p>9</text:p>
          </table:table-cell>
          <table:table-cell table:formula="of:=[.$B1565]-[.D1565]" office:value-type="float" office:value="5">
            <text:p>5</text:p>
          </table:table-cell>
          <table:table-cell table:formula="of:=[.$B1565]-[.E1565]" office:value-type="float" office:value="0">
            <text:p>0</text:p>
          </table:table-cell>
          <table:table-cell table:number-columns-repeated="8"/>
          <table:table-cell table:formula="of:=(ABS([.$B1565]-[.C1565])&lt;=[.$B1565]*0.1)" office:value-type="boolean" office:boolean-value="false">
            <text:p>FALSO</text:p>
          </table:table-cell>
          <table:table-cell table:formula="of:=(ABS([.$B1565]-[.D1565])&lt;=[.$B1565]*0.1)" office:value-type="boolean" office:boolean-value="false">
            <text:p>FALSO</text:p>
          </table:table-cell>
          <table:table-cell table:formula="of:=(ABS([.$B1565]-[.E1565])&lt;=[.$B15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 office:value-type="float" office:value="20">
            <text:p>20</text:p>
          </table:table-cell>
          <table:table-cell office:value-type="float" office:value="28">
            <text:p>28</text:p>
          </table:table-cell>
          <table:table-cell/>
          <table:table-cell table:formula="of:=[.$B1566]-[.C1566]" office:value-type="float" office:value="8">
            <text:p>8</text:p>
          </table:table-cell>
          <table:table-cell table:formula="of:=[.$B1566]-[.D1566]" office:value-type="float" office:value="8">
            <text:p>8</text:p>
          </table:table-cell>
          <table:table-cell table:formula="of:=[.$B1566]-[.E1566]" office:value-type="float" office:value="0">
            <text:p>0</text:p>
          </table:table-cell>
          <table:table-cell table:number-columns-repeated="8"/>
          <table:table-cell table:formula="of:=(ABS([.$B1566]-[.C1566])&lt;=[.$B1566]*0.1)" office:value-type="boolean" office:boolean-value="false">
            <text:p>FALSO</text:p>
          </table:table-cell>
          <table:table-cell table:formula="of:=(ABS([.$B1566]-[.D1566])&lt;=[.$B1566]*0.1)" office:value-type="boolean" office:boolean-value="false">
            <text:p>FALSO</text:p>
          </table:table-cell>
          <table:table-cell table:formula="of:=(ABS([.$B1566]-[.E1566])&lt;=[.$B15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567]-[.C1567]" office:value-type="float" office:value="2">
            <text:p>2</text:p>
          </table:table-cell>
          <table:table-cell table:formula="of:=[.$B1567]-[.D1567]" office:value-type="float" office:value="1">
            <text:p>1</text:p>
          </table:table-cell>
          <table:table-cell table:formula="of:=[.$B1567]-[.E1567]" office:value-type="float" office:value="0">
            <text:p>0</text:p>
          </table:table-cell>
          <table:table-cell table:number-columns-repeated="8"/>
          <table:table-cell table:formula="of:=(ABS([.$B1567]-[.C1567])&lt;=[.$B1567]*0.1)" office:value-type="boolean" office:boolean-value="true">
            <text:p>VERDADERO</text:p>
          </table:table-cell>
          <table:table-cell table:formula="of:=(ABS([.$B1567]-[.D1567])&lt;=[.$B1567]*0.1)" office:value-type="boolean" office:boolean-value="true">
            <text:p>VERDADERO</text:p>
          </table:table-cell>
          <table:table-cell table:formula="of:=(ABS([.$B1567]-[.E1567])&lt;=[.$B15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 office:value-type="float" office:value="20">
            <text:p>20</text:p>
          </table:table-cell>
          <table:table-cell office:value-type="float" office:value="28">
            <text:p>28</text:p>
          </table:table-cell>
          <table:table-cell/>
          <table:table-cell table:formula="of:=[.$B1568]-[.C1568]" office:value-type="float" office:value="8">
            <text:p>8</text:p>
          </table:table-cell>
          <table:table-cell table:formula="of:=[.$B1568]-[.D1568]" office:value-type="float" office:value="8">
            <text:p>8</text:p>
          </table:table-cell>
          <table:table-cell table:formula="of:=[.$B1568]-[.E1568]" office:value-type="float" office:value="0">
            <text:p>0</text:p>
          </table:table-cell>
          <table:table-cell table:number-columns-repeated="8"/>
          <table:table-cell table:formula="of:=(ABS([.$B1568]-[.C1568])&lt;=[.$B1568]*0.1)" office:value-type="boolean" office:boolean-value="false">
            <text:p>FALSO</text:p>
          </table:table-cell>
          <table:table-cell table:formula="of:=(ABS([.$B1568]-[.D1568])&lt;=[.$B1568]*0.1)" office:value-type="boolean" office:boolean-value="false">
            <text:p>FALSO</text:p>
          </table:table-cell>
          <table:table-cell table:formula="of:=(ABS([.$B1568]-[.E1568])&lt;=[.$B15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569]-[.C1569]" office:value-type="float" office:value="4">
            <text:p>4</text:p>
          </table:table-cell>
          <table:table-cell table:formula="of:=[.$B1569]-[.D1569]" office:value-type="float" office:value="4">
            <text:p>4</text:p>
          </table:table-cell>
          <table:table-cell table:formula="of:=[.$B1569]-[.E1569]" office:value-type="float" office:value="0">
            <text:p>0</text:p>
          </table:table-cell>
          <table:table-cell table:number-columns-repeated="8"/>
          <table:table-cell table:formula="of:=(ABS([.$B1569]-[.C1569])&lt;=[.$B1569]*0.1)" office:value-type="boolean" office:boolean-value="false">
            <text:p>FALSO</text:p>
          </table:table-cell>
          <table:table-cell table:formula="of:=(ABS([.$B1569]-[.D1569])&lt;=[.$B1569]*0.1)" office:value-type="boolean" office:boolean-value="false">
            <text:p>FALSO</text:p>
          </table:table-cell>
          <table:table-cell table:formula="of:=(ABS([.$B1569]-[.E1569])&lt;=[.$B15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2" office:value-type="float" office:value="23">
            <text:p>23</text:p>
          </table:table-cell>
          <table:table-cell office:value-type="float" office:value="29">
            <text:p>29</text:p>
          </table:table-cell>
          <table:table-cell/>
          <table:table-cell table:formula="of:=[.$B1570]-[.C1570]" office:value-type="float" office:value="6">
            <text:p>6</text:p>
          </table:table-cell>
          <table:table-cell table:formula="of:=[.$B1570]-[.D1570]" office:value-type="float" office:value="6">
            <text:p>6</text:p>
          </table:table-cell>
          <table:table-cell table:formula="of:=[.$B1570]-[.E1570]" office:value-type="float" office:value="0">
            <text:p>0</text:p>
          </table:table-cell>
          <table:table-cell table:number-columns-repeated="8"/>
          <table:table-cell table:formula="of:=(ABS([.$B1570]-[.C1570])&lt;=[.$B1570]*0.1)" office:value-type="boolean" office:boolean-value="false">
            <text:p>FALSO</text:p>
          </table:table-cell>
          <table:table-cell table:formula="of:=(ABS([.$B1570]-[.D1570])&lt;=[.$B1570]*0.1)" office:value-type="boolean" office:boolean-value="false">
            <text:p>FALSO</text:p>
          </table:table-cell>
          <table:table-cell table:formula="of:=(ABS([.$B1570]-[.E1570])&lt;=[.$B15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  <table:table-cell table:formula="of:=[.$B1571]-[.C1571]" office:value-type="float" office:value="6">
            <text:p>6</text:p>
          </table:table-cell>
          <table:table-cell table:formula="of:=[.$B1571]-[.D1571]" office:value-type="float" office:value="6">
            <text:p>6</text:p>
          </table:table-cell>
          <table:table-cell table:formula="of:=[.$B1571]-[.E1571]" office:value-type="float" office:value="0">
            <text:p>0</text:p>
          </table:table-cell>
          <table:table-cell table:number-columns-repeated="8"/>
          <table:table-cell table:formula="of:=(ABS([.$B1571]-[.C1571])&lt;=[.$B1571]*0.1)" office:value-type="boolean" office:boolean-value="false">
            <text:p>FALSO</text:p>
          </table:table-cell>
          <table:table-cell table:formula="of:=(ABS([.$B1571]-[.D1571])&lt;=[.$B1571]*0.1)" office:value-type="boolean" office:boolean-value="false">
            <text:p>FALSO</text:p>
          </table:table-cell>
          <table:table-cell table:formula="of:=(ABS([.$B1571]-[.E1571])&lt;=[.$B15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table:formula="of:=[.$B1572]-[.C1572]" office:value-type="float" office:value="5">
            <text:p>5</text:p>
          </table:table-cell>
          <table:table-cell table:formula="of:=[.$B1572]-[.D1572]" office:value-type="float" office:value="5">
            <text:p>5</text:p>
          </table:table-cell>
          <table:table-cell table:formula="of:=[.$B1572]-[.E1572]" office:value-type="float" office:value="0">
            <text:p>0</text:p>
          </table:table-cell>
          <table:table-cell table:number-columns-repeated="8"/>
          <table:table-cell table:formula="of:=(ABS([.$B1572]-[.C1572])&lt;=[.$B1572]*0.1)" office:value-type="boolean" office:boolean-value="false">
            <text:p>FALSO</text:p>
          </table:table-cell>
          <table:table-cell table:formula="of:=(ABS([.$B1572]-[.D1572])&lt;=[.$B1572]*0.1)" office:value-type="boolean" office:boolean-value="false">
            <text:p>FALSO</text:p>
          </table:table-cell>
          <table:table-cell table:formula="of:=(ABS([.$B1572]-[.E1572])&lt;=[.$B15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573]-[.C1573]" office:value-type="float" office:value="5">
            <text:p>5</text:p>
          </table:table-cell>
          <table:table-cell table:formula="of:=[.$B1573]-[.D1573]" office:value-type="float" office:value="4">
            <text:p>4</text:p>
          </table:table-cell>
          <table:table-cell table:formula="of:=[.$B1573]-[.E1573]" office:value-type="float" office:value="0">
            <text:p>0</text:p>
          </table:table-cell>
          <table:table-cell table:number-columns-repeated="8"/>
          <table:table-cell table:formula="of:=(ABS([.$B1573]-[.C1573])&lt;=[.$B1573]*0.1)" office:value-type="boolean" office:boolean-value="false">
            <text:p>FALSO</text:p>
          </table:table-cell>
          <table:table-cell table:formula="of:=(ABS([.$B1573]-[.D1573])&lt;=[.$B1573]*0.1)" office:value-type="boolean" office:boolean-value="false">
            <text:p>FALSO</text:p>
          </table:table-cell>
          <table:table-cell table:formula="of:=(ABS([.$B1573]-[.E1573])&lt;=[.$B15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2"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formula="of:=[.$B1574]-[.C1574]" office:value-type="float" office:value="3">
            <text:p>3</text:p>
          </table:table-cell>
          <table:table-cell table:formula="of:=[.$B1574]-[.D1574]" office:value-type="float" office:value="3">
            <text:p>3</text:p>
          </table:table-cell>
          <table:table-cell table:formula="of:=[.$B1574]-[.E1574]" office:value-type="float" office:value="0">
            <text:p>0</text:p>
          </table:table-cell>
          <table:table-cell table:number-columns-repeated="8"/>
          <table:table-cell table:formula="of:=(ABS([.$B1574]-[.C1574])&lt;=[.$B1574]*0.1)" office:value-type="boolean" office:boolean-value="false">
            <text:p>FALSO</text:p>
          </table:table-cell>
          <table:table-cell table:formula="of:=(ABS([.$B1574]-[.D1574])&lt;=[.$B1574]*0.1)" office:value-type="boolean" office:boolean-value="false">
            <text:p>FALSO</text:p>
          </table:table-cell>
          <table:table-cell table:formula="of:=(ABS([.$B1574]-[.E1574])&lt;=[.$B15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/>
          <table:table-cell table:formula="of:=[.$B1575]-[.C1575]" office:value-type="float" office:value="6">
            <text:p>6</text:p>
          </table:table-cell>
          <table:table-cell table:formula="of:=[.$B1575]-[.D1575]" office:value-type="float" office:value="3">
            <text:p>3</text:p>
          </table:table-cell>
          <table:table-cell table:formula="of:=[.$B1575]-[.E1575]" office:value-type="float" office:value="0">
            <text:p>0</text:p>
          </table:table-cell>
          <table:table-cell table:number-columns-repeated="8"/>
          <table:table-cell table:formula="of:=(ABS([.$B1575]-[.C1575])&lt;=[.$B1575]*0.1)" office:value-type="boolean" office:boolean-value="false">
            <text:p>FALSO</text:p>
          </table:table-cell>
          <table:table-cell table:formula="of:=(ABS([.$B1575]-[.D1575])&lt;=[.$B1575]*0.1)" office:value-type="boolean" office:boolean-value="false">
            <text:p>FALSO</text:p>
          </table:table-cell>
          <table:table-cell table:formula="of:=(ABS([.$B1575]-[.E1575])&lt;=[.$B15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  <table:table-cell table:formula="of:=[.$B1576]-[.C1576]" office:value-type="float" office:value="6">
            <text:p>6</text:p>
          </table:table-cell>
          <table:table-cell table:formula="of:=[.$B1576]-[.D1576]" office:value-type="float" office:value="6">
            <text:p>6</text:p>
          </table:table-cell>
          <table:table-cell table:formula="of:=[.$B1576]-[.E1576]" office:value-type="float" office:value="0">
            <text:p>0</text:p>
          </table:table-cell>
          <table:table-cell table:number-columns-repeated="8"/>
          <table:table-cell table:formula="of:=(ABS([.$B1576]-[.C1576])&lt;=[.$B1576]*0.1)" office:value-type="boolean" office:boolean-value="false">
            <text:p>FALSO</text:p>
          </table:table-cell>
          <table:table-cell table:formula="of:=(ABS([.$B1576]-[.D1576])&lt;=[.$B1576]*0.1)" office:value-type="boolean" office:boolean-value="false">
            <text:p>FALSO</text:p>
          </table:table-cell>
          <table:table-cell table:formula="of:=(ABS([.$B1576]-[.E1576])&lt;=[.$B15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 office:value-type="float" office:value="22">
            <text:p>22</text:p>
          </table:table-cell>
          <table:table-cell office:value-type="float" office:value="26">
            <text:p>26</text:p>
          </table:table-cell>
          <table:table-cell/>
          <table:table-cell table:formula="of:=[.$B1577]-[.C1577]" office:value-type="float" office:value="4">
            <text:p>4</text:p>
          </table:table-cell>
          <table:table-cell table:formula="of:=[.$B1577]-[.D1577]" office:value-type="float" office:value="4">
            <text:p>4</text:p>
          </table:table-cell>
          <table:table-cell table:formula="of:=[.$B1577]-[.E1577]" office:value-type="float" office:value="0">
            <text:p>0</text:p>
          </table:table-cell>
          <table:table-cell table:number-columns-repeated="8"/>
          <table:table-cell table:formula="of:=(ABS([.$B1577]-[.C1577])&lt;=[.$B1577]*0.1)" office:value-type="boolean" office:boolean-value="false">
            <text:p>FALSO</text:p>
          </table:table-cell>
          <table:table-cell table:formula="of:=(ABS([.$B1577]-[.D1577])&lt;=[.$B1577]*0.1)" office:value-type="boolean" office:boolean-value="false">
            <text:p>FALSO</text:p>
          </table:table-cell>
          <table:table-cell table:formula="of:=(ABS([.$B1577]-[.E1577])&lt;=[.$B15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578]-[.C1578]" office:value-type="float" office:value="3">
            <text:p>3</text:p>
          </table:table-cell>
          <table:table-cell table:formula="of:=[.$B1578]-[.D1578]" office:value-type="float" office:value="3">
            <text:p>3</text:p>
          </table:table-cell>
          <table:table-cell table:formula="of:=[.$B1578]-[.E1578]" office:value-type="float" office:value="0">
            <text:p>0</text:p>
          </table:table-cell>
          <table:table-cell table:number-columns-repeated="8"/>
          <table:table-cell table:formula="of:=(ABS([.$B1578]-[.C1578])&lt;=[.$B1578]*0.1)" office:value-type="boolean" office:boolean-value="false">
            <text:p>FALSO</text:p>
          </table:table-cell>
          <table:table-cell table:formula="of:=(ABS([.$B1578]-[.D1578])&lt;=[.$B1578]*0.1)" office:value-type="boolean" office:boolean-value="false">
            <text:p>FALSO</text:p>
          </table:table-cell>
          <table:table-cell table:formula="of:=(ABS([.$B1578]-[.E1578])&lt;=[.$B15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  <table:table-cell table:formula="of:=[.$B1579]-[.C1579]" office:value-type="float" office:value="4">
            <text:p>4</text:p>
          </table:table-cell>
          <table:table-cell table:formula="of:=[.$B1579]-[.D1579]" office:value-type="float" office:value="4">
            <text:p>4</text:p>
          </table:table-cell>
          <table:table-cell table:formula="of:=[.$B1579]-[.E1579]" office:value-type="float" office:value="0">
            <text:p>0</text:p>
          </table:table-cell>
          <table:table-cell table:number-columns-repeated="8"/>
          <table:table-cell table:formula="of:=(ABS([.$B1579]-[.C1579])&lt;=[.$B1579]*0.1)" office:value-type="boolean" office:boolean-value="false">
            <text:p>FALSO</text:p>
          </table:table-cell>
          <table:table-cell table:formula="of:=(ABS([.$B1579]-[.D1579])&lt;=[.$B1579]*0.1)" office:value-type="boolean" office:boolean-value="false">
            <text:p>FALSO</text:p>
          </table:table-cell>
          <table:table-cell table:formula="of:=(ABS([.$B1579]-[.E1579])&lt;=[.$B15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/>
          <table:table-cell table:formula="of:=[.$B1580]-[.C1580]" office:value-type="float" office:value="4">
            <text:p>4</text:p>
          </table:table-cell>
          <table:table-cell table:formula="of:=[.$B1580]-[.D1580]" office:value-type="float" office:value="3">
            <text:p>3</text:p>
          </table:table-cell>
          <table:table-cell table:formula="of:=[.$B1580]-[.E1580]" office:value-type="float" office:value="0">
            <text:p>0</text:p>
          </table:table-cell>
          <table:table-cell table:number-columns-repeated="8"/>
          <table:table-cell table:formula="of:=(ABS([.$B1580]-[.C1580])&lt;=[.$B1580]*0.1)" office:value-type="boolean" office:boolean-value="false">
            <text:p>FALSO</text:p>
          </table:table-cell>
          <table:table-cell table:formula="of:=(ABS([.$B1580]-[.D1580])&lt;=[.$B1580]*0.1)" office:value-type="boolean" office:boolean-value="false">
            <text:p>FALSO</text:p>
          </table:table-cell>
          <table:table-cell table:formula="of:=(ABS([.$B1580]-[.E1580])&lt;=[.$B15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table:formula="of:=[.$B1581]-[.C1581]" office:value-type="float" office:value="4">
            <text:p>4</text:p>
          </table:table-cell>
          <table:table-cell table:formula="of:=[.$B1581]-[.D1581]" office:value-type="float" office:value="3">
            <text:p>3</text:p>
          </table:table-cell>
          <table:table-cell table:formula="of:=[.$B1581]-[.E1581]" office:value-type="float" office:value="2">
            <text:p>2</text:p>
          </table:table-cell>
          <table:table-cell table:number-columns-repeated="8"/>
          <table:table-cell table:formula="of:=(ABS([.$B1581]-[.C1581])&lt;=[.$B1581]*0.1)" office:value-type="boolean" office:boolean-value="false">
            <text:p>FALSO</text:p>
          </table:table-cell>
          <table:table-cell table:formula="of:=(ABS([.$B1581]-[.D1581])&lt;=[.$B1581]*0.1)" office:value-type="boolean" office:boolean-value="false">
            <text:p>FALSO</text:p>
          </table:table-cell>
          <table:table-cell table:formula="of:=(ABS([.$B1581]-[.E1581])&lt;=[.$B15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22">
            <text:p>22</text:p>
          </table:table-cell>
          <table:table-cell office:value-type="float" office:value="25">
            <text:p>25</text:p>
          </table:table-cell>
          <table:table-cell/>
          <table:table-cell table:formula="of:=[.$B1582]-[.C1582]" office:value-type="float" office:value="3">
            <text:p>3</text:p>
          </table:table-cell>
          <table:table-cell table:formula="of:=[.$B1582]-[.D1582]" office:value-type="float" office:value="3">
            <text:p>3</text:p>
          </table:table-cell>
          <table:table-cell table:formula="of:=[.$B1582]-[.E1582]" office:value-type="float" office:value="0">
            <text:p>0</text:p>
          </table:table-cell>
          <table:table-cell table:number-columns-repeated="8"/>
          <table:table-cell table:formula="of:=(ABS([.$B1582]-[.C1582])&lt;=[.$B1582]*0.1)" office:value-type="boolean" office:boolean-value="false">
            <text:p>FALSO</text:p>
          </table:table-cell>
          <table:table-cell table:formula="of:=(ABS([.$B1582]-[.D1582])&lt;=[.$B1582]*0.1)" office:value-type="boolean" office:boolean-value="false">
            <text:p>FALSO</text:p>
          </table:table-cell>
          <table:table-cell table:formula="of:=(ABS([.$B1582]-[.E1582])&lt;=[.$B15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[.$B1583]-[.C1583]" office:value-type="float" office:value="2">
            <text:p>2</text:p>
          </table:table-cell>
          <table:table-cell table:formula="of:=[.$B1583]-[.D1583]" office:value-type="float" office:value="1">
            <text:p>1</text:p>
          </table:table-cell>
          <table:table-cell table:formula="of:=[.$B1583]-[.E1583]" office:value-type="float" office:value="0">
            <text:p>0</text:p>
          </table:table-cell>
          <table:table-cell table:number-columns-repeated="8"/>
          <table:table-cell table:formula="of:=(ABS([.$B1583]-[.C1583])&lt;=[.$B1583]*0.1)" office:value-type="boolean" office:boolean-value="true">
            <text:p>VERDADERO</text:p>
          </table:table-cell>
          <table:table-cell table:formula="of:=(ABS([.$B1583]-[.D1583])&lt;=[.$B1583]*0.1)" office:value-type="boolean" office:boolean-value="true">
            <text:p>VERDADERO</text:p>
          </table:table-cell>
          <table:table-cell table:formula="of:=(ABS([.$B1583]-[.E1583])&lt;=[.$B15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$B1584]-[.C1584]" office:value-type="float" office:value="6">
            <text:p>6</text:p>
          </table:table-cell>
          <table:table-cell table:formula="of:=[.$B1584]-[.D1584]" office:value-type="float" office:value="3">
            <text:p>3</text:p>
          </table:table-cell>
          <table:table-cell table:formula="of:=[.$B1584]-[.E1584]" office:value-type="float" office:value="1">
            <text:p>1</text:p>
          </table:table-cell>
          <table:table-cell table:number-columns-repeated="8"/>
          <table:table-cell table:formula="of:=(ABS([.$B1584]-[.C1584])&lt;=[.$B1584]*0.1)" office:value-type="boolean" office:boolean-value="false">
            <text:p>FALSO</text:p>
          </table:table-cell>
          <table:table-cell table:formula="of:=(ABS([.$B1584]-[.D1584])&lt;=[.$B1584]*0.1)" office:value-type="boolean" office:boolean-value="false">
            <text:p>FALSO</text:p>
          </table:table-cell>
          <table:table-cell table:formula="of:=(ABS([.$B1584]-[.E1584])&lt;=[.$B15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table:number-columns-repeated="4" office:value-type="float" office:value="29">
            <text:p>29</text:p>
          </table:table-cell>
          <table:table-cell/>
          <table:table-cell table:formula="of:=[.$B1585]-[.C1585]" office:value-type="float" office:value="0">
            <text:p>0</text:p>
          </table:table-cell>
          <table:table-cell table:formula="of:=[.$B1585]-[.D1585]" office:value-type="float" office:value="0">
            <text:p>0</text:p>
          </table:table-cell>
          <table:table-cell table:formula="of:=[.$B1585]-[.E1585]" office:value-type="float" office:value="0">
            <text:p>0</text:p>
          </table:table-cell>
          <table:table-cell table:number-columns-repeated="8"/>
          <table:table-cell table:formula="of:=(ABS([.$B1585]-[.C1585])&lt;=[.$B1585]*0.1)" office:value-type="boolean" office:boolean-value="true">
            <text:p>VERDADERO</text:p>
          </table:table-cell>
          <table:table-cell table:formula="of:=(ABS([.$B1585]-[.D1585])&lt;=[.$B1585]*0.1)" office:value-type="boolean" office:boolean-value="true">
            <text:p>VERDADERO</text:p>
          </table:table-cell>
          <table:table-cell table:formula="of:=(ABS([.$B1585]-[.E1585])&lt;=[.$B15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/>
          <table:table-cell table:formula="of:=[.$B1586]-[.C1586]" office:value-type="float" office:value="10">
            <text:p>10</text:p>
          </table:table-cell>
          <table:table-cell table:formula="of:=[.$B1586]-[.D1586]" office:value-type="float" office:value="7">
            <text:p>7</text:p>
          </table:table-cell>
          <table:table-cell table:formula="of:=[.$B1586]-[.E1586]" office:value-type="float" office:value="0">
            <text:p>0</text:p>
          </table:table-cell>
          <table:table-cell table:number-columns-repeated="8"/>
          <table:table-cell table:formula="of:=(ABS([.$B1586]-[.C1586])&lt;=[.$B1586]*0.1)" office:value-type="boolean" office:boolean-value="false">
            <text:p>FALSO</text:p>
          </table:table-cell>
          <table:table-cell table:formula="of:=(ABS([.$B1586]-[.D1586])&lt;=[.$B1586]*0.1)" office:value-type="boolean" office:boolean-value="false">
            <text:p>FALSO</text:p>
          </table:table-cell>
          <table:table-cell table:formula="of:=(ABS([.$B1586]-[.E1586])&lt;=[.$B15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table:formula="of:=[.$B1587]-[.C1587]" office:value-type="float" office:value="7">
            <text:p>7</text:p>
          </table:table-cell>
          <table:table-cell table:formula="of:=[.$B1587]-[.D1587]" office:value-type="float" office:value="3">
            <text:p>3</text:p>
          </table:table-cell>
          <table:table-cell table:formula="of:=[.$B1587]-[.E1587]" office:value-type="float" office:value="2">
            <text:p>2</text:p>
          </table:table-cell>
          <table:table-cell table:number-columns-repeated="8"/>
          <table:table-cell table:formula="of:=(ABS([.$B1587]-[.C1587])&lt;=[.$B1587]*0.1)" office:value-type="boolean" office:boolean-value="false">
            <text:p>FALSO</text:p>
          </table:table-cell>
          <table:table-cell table:formula="of:=(ABS([.$B1587]-[.D1587])&lt;=[.$B1587]*0.1)" office:value-type="boolean" office:boolean-value="false">
            <text:p>FALSO</text:p>
          </table:table-cell>
          <table:table-cell table:formula="of:=(ABS([.$B1587]-[.E1587])&lt;=[.$B15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588]-[.C1588]" office:value-type="float" office:value="3">
            <text:p>3</text:p>
          </table:table-cell>
          <table:table-cell table:formula="of:=[.$B1588]-[.D1588]" office:value-type="float" office:value="3">
            <text:p>3</text:p>
          </table:table-cell>
          <table:table-cell table:formula="of:=[.$B1588]-[.E1588]" office:value-type="float" office:value="0">
            <text:p>0</text:p>
          </table:table-cell>
          <table:table-cell table:number-columns-repeated="8"/>
          <table:table-cell table:formula="of:=(ABS([.$B1588]-[.C1588])&lt;=[.$B1588]*0.1)" office:value-type="boolean" office:boolean-value="false">
            <text:p>FALSO</text:p>
          </table:table-cell>
          <table:table-cell table:formula="of:=(ABS([.$B1588]-[.D1588])&lt;=[.$B1588]*0.1)" office:value-type="boolean" office:boolean-value="false">
            <text:p>FALSO</text:p>
          </table:table-cell>
          <table:table-cell table:formula="of:=(ABS([.$B1588]-[.E1588])&lt;=[.$B15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/>
          <table:table-cell table:formula="of:=[.$B1589]-[.C1589]" office:value-type="float" office:value="5">
            <text:p>5</text:p>
          </table:table-cell>
          <table:table-cell table:formula="of:=[.$B1589]-[.D1589]" office:value-type="float" office:value="3">
            <text:p>3</text:p>
          </table:table-cell>
          <table:table-cell table:formula="of:=[.$B1589]-[.E1589]" office:value-type="float" office:value="0">
            <text:p>0</text:p>
          </table:table-cell>
          <table:table-cell table:number-columns-repeated="8"/>
          <table:table-cell table:formula="of:=(ABS([.$B1589]-[.C1589])&lt;=[.$B1589]*0.1)" office:value-type="boolean" office:boolean-value="false">
            <text:p>FALSO</text:p>
          </table:table-cell>
          <table:table-cell table:formula="of:=(ABS([.$B1589]-[.D1589])&lt;=[.$B1589]*0.1)" office:value-type="boolean" office:boolean-value="false">
            <text:p>FALSO</text:p>
          </table:table-cell>
          <table:table-cell table:formula="of:=(ABS([.$B1589]-[.E1589])&lt;=[.$B15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office:value-type="float" office:value="26">
            <text:p>26</text:p>
          </table:table-cell>
          <table:table-cell/>
          <table:table-cell table:formula="of:=[.$B1590]-[.C1590]" office:value-type="float" office:value="3">
            <text:p>3</text:p>
          </table:table-cell>
          <table:table-cell table:formula="of:=[.$B1590]-[.D1590]" office:value-type="float" office:value="3">
            <text:p>3</text:p>
          </table:table-cell>
          <table:table-cell table:formula="of:=[.$B1590]-[.E1590]" office:value-type="float" office:value="0">
            <text:p>0</text:p>
          </table:table-cell>
          <table:table-cell table:number-columns-repeated="8"/>
          <table:table-cell table:formula="of:=(ABS([.$B1590]-[.C1590])&lt;=[.$B1590]*0.1)" office:value-type="boolean" office:boolean-value="false">
            <text:p>FALSO</text:p>
          </table:table-cell>
          <table:table-cell table:formula="of:=(ABS([.$B1590]-[.D1590])&lt;=[.$B1590]*0.1)" office:value-type="boolean" office:boolean-value="false">
            <text:p>FALSO</text:p>
          </table:table-cell>
          <table:table-cell table:formula="of:=(ABS([.$B1590]-[.E1590])&lt;=[.$B15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591]-[.C1591]" office:value-type="float" office:value="5">
            <text:p>5</text:p>
          </table:table-cell>
          <table:table-cell table:formula="of:=[.$B1591]-[.D1591]" office:value-type="float" office:value="3">
            <text:p>3</text:p>
          </table:table-cell>
          <table:table-cell table:formula="of:=[.$B1591]-[.E1591]" office:value-type="float" office:value="2">
            <text:p>2</text:p>
          </table:table-cell>
          <table:table-cell table:number-columns-repeated="8"/>
          <table:table-cell table:formula="of:=(ABS([.$B1591]-[.C1591])&lt;=[.$B1591]*0.1)" office:value-type="boolean" office:boolean-value="false">
            <text:p>FALSO</text:p>
          </table:table-cell>
          <table:table-cell table:formula="of:=(ABS([.$B1591]-[.D1591])&lt;=[.$B1591]*0.1)" office:value-type="boolean" office:boolean-value="false">
            <text:p>FALSO</text:p>
          </table:table-cell>
          <table:table-cell table:formula="of:=(ABS([.$B1591]-[.E1591])&lt;=[.$B15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2" office:value-type="float" office:value="17">
            <text:p>17</text:p>
          </table:table-cell>
          <table:table-cell office:value-type="float" office:value="24">
            <text:p>24</text:p>
          </table:table-cell>
          <table:table-cell/>
          <table:table-cell table:formula="of:=[.$B1592]-[.C1592]" office:value-type="float" office:value="7">
            <text:p>7</text:p>
          </table:table-cell>
          <table:table-cell table:formula="of:=[.$B1592]-[.D1592]" office:value-type="float" office:value="7">
            <text:p>7</text:p>
          </table:table-cell>
          <table:table-cell table:formula="of:=[.$B1592]-[.E1592]" office:value-type="float" office:value="0">
            <text:p>0</text:p>
          </table:table-cell>
          <table:table-cell table:number-columns-repeated="8"/>
          <table:table-cell table:formula="of:=(ABS([.$B1592]-[.C1592])&lt;=[.$B1592]*0.1)" office:value-type="boolean" office:boolean-value="false">
            <text:p>FALSO</text:p>
          </table:table-cell>
          <table:table-cell table:formula="of:=(ABS([.$B1592]-[.D1592])&lt;=[.$B1592]*0.1)" office:value-type="boolean" office:boolean-value="false">
            <text:p>FALSO</text:p>
          </table:table-cell>
          <table:table-cell table:formula="of:=(ABS([.$B1592]-[.E1592])&lt;=[.$B15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/>
          <table:table-cell table:formula="of:=[.$B1593]-[.C1593]" office:value-type="float" office:value="6">
            <text:p>6</text:p>
          </table:table-cell>
          <table:table-cell table:formula="of:=[.$B1593]-[.D1593]" office:value-type="float" office:value="5">
            <text:p>5</text:p>
          </table:table-cell>
          <table:table-cell table:formula="of:=[.$B1593]-[.E1593]" office:value-type="float" office:value="1">
            <text:p>1</text:p>
          </table:table-cell>
          <table:table-cell table:number-columns-repeated="8"/>
          <table:table-cell table:formula="of:=(ABS([.$B1593]-[.C1593])&lt;=[.$B1593]*0.1)" office:value-type="boolean" office:boolean-value="false">
            <text:p>FALSO</text:p>
          </table:table-cell>
          <table:table-cell table:formula="of:=(ABS([.$B1593]-[.D1593])&lt;=[.$B1593]*0.1)" office:value-type="boolean" office:boolean-value="false">
            <text:p>FALSO</text:p>
          </table:table-cell>
          <table:table-cell table:formula="of:=(ABS([.$B1593]-[.E1593])&lt;=[.$B15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594]-[.C1594]" office:value-type="float" office:value="3">
            <text:p>3</text:p>
          </table:table-cell>
          <table:table-cell table:formula="of:=[.$B1594]-[.D1594]" office:value-type="float" office:value="1">
            <text:p>1</text:p>
          </table:table-cell>
          <table:table-cell table:formula="of:=[.$B1594]-[.E1594]" office:value-type="float" office:value="0">
            <text:p>0</text:p>
          </table:table-cell>
          <table:table-cell table:number-columns-repeated="8"/>
          <table:table-cell table:formula="of:=(ABS([.$B1594]-[.C1594])&lt;=[.$B1594]*0.1)" office:value-type="boolean" office:boolean-value="false">
            <text:p>FALSO</text:p>
          </table:table-cell>
          <table:table-cell table:formula="of:=(ABS([.$B1594]-[.D1594])&lt;=[.$B1594]*0.1)" office:value-type="boolean" office:boolean-value="true">
            <text:p>VERDADERO</text:p>
          </table:table-cell>
          <table:table-cell table:formula="of:=(ABS([.$B1594]-[.E1594])&lt;=[.$B15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595]-[.C1595]" office:value-type="float" office:value="8">
            <text:p>8</text:p>
          </table:table-cell>
          <table:table-cell table:formula="of:=[.$B1595]-[.D1595]" office:value-type="float" office:value="2">
            <text:p>2</text:p>
          </table:table-cell>
          <table:table-cell table:formula="of:=[.$B1595]-[.E1595]" office:value-type="float" office:value="0">
            <text:p>0</text:p>
          </table:table-cell>
          <table:table-cell table:number-columns-repeated="8"/>
          <table:table-cell table:formula="of:=(ABS([.$B1595]-[.C1595])&lt;=[.$B1595]*0.1)" office:value-type="boolean" office:boolean-value="false">
            <text:p>FALSO</text:p>
          </table:table-cell>
          <table:table-cell table:formula="of:=(ABS([.$B1595]-[.D1595])&lt;=[.$B1595]*0.1)" office:value-type="boolean" office:boolean-value="true">
            <text:p>VERDADERO</text:p>
          </table:table-cell>
          <table:table-cell table:formula="of:=(ABS([.$B1595]-[.E1595])&lt;=[.$B15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table:formula="of:=[.$B1596]-[.C1596]" office:value-type="float" office:value="1">
            <text:p>1</text:p>
          </table:table-cell>
          <table:table-cell table:formula="of:=[.$B1596]-[.D1596]" office:value-type="float" office:value="1">
            <text:p>1</text:p>
          </table:table-cell>
          <table:table-cell table:formula="of:=[.$B1596]-[.E1596]" office:value-type="float" office:value="0">
            <text:p>0</text:p>
          </table:table-cell>
          <table:table-cell table:number-columns-repeated="8"/>
          <table:table-cell table:formula="of:=(ABS([.$B1596]-[.C1596])&lt;=[.$B1596]*0.1)" office:value-type="boolean" office:boolean-value="true">
            <text:p>VERDADERO</text:p>
          </table:table-cell>
          <table:table-cell table:formula="of:=(ABS([.$B1596]-[.D1596])&lt;=[.$B1596]*0.1)" office:value-type="boolean" office:boolean-value="true">
            <text:p>VERDADERO</text:p>
          </table:table-cell>
          <table:table-cell table:formula="of:=(ABS([.$B1596]-[.E1596])&lt;=[.$B15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597]-[.C1597]" office:value-type="float" office:value="2">
            <text:p>2</text:p>
          </table:table-cell>
          <table:table-cell table:formula="of:=[.$B1597]-[.D1597]" office:value-type="float" office:value="2">
            <text:p>2</text:p>
          </table:table-cell>
          <table:table-cell table:formula="of:=[.$B1597]-[.E1597]" office:value-type="float" office:value="0">
            <text:p>0</text:p>
          </table:table-cell>
          <table:table-cell table:number-columns-repeated="8"/>
          <table:table-cell table:formula="of:=(ABS([.$B1597]-[.C1597])&lt;=[.$B1597]*0.1)" office:value-type="boolean" office:boolean-value="true">
            <text:p>VERDADERO</text:p>
          </table:table-cell>
          <table:table-cell table:formula="of:=(ABS([.$B1597]-[.D1597])&lt;=[.$B1597]*0.1)" office:value-type="boolean" office:boolean-value="true">
            <text:p>VERDADERO</text:p>
          </table:table-cell>
          <table:table-cell table:formula="of:=(ABS([.$B1597]-[.E1597])&lt;=[.$B15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598]-[.C1598]" office:value-type="float" office:value="1">
            <text:p>1</text:p>
          </table:table-cell>
          <table:table-cell table:formula="of:=[.$B1598]-[.D1598]" office:value-type="float" office:value="1">
            <text:p>1</text:p>
          </table:table-cell>
          <table:table-cell table:formula="of:=[.$B1598]-[.E1598]" office:value-type="float" office:value="0">
            <text:p>0</text:p>
          </table:table-cell>
          <table:table-cell table:number-columns-repeated="8"/>
          <table:table-cell table:formula="of:=(ABS([.$B1598]-[.C1598])&lt;=[.$B1598]*0.1)" office:value-type="boolean" office:boolean-value="true">
            <text:p>VERDADERO</text:p>
          </table:table-cell>
          <table:table-cell table:formula="of:=(ABS([.$B1598]-[.D1598])&lt;=[.$B1598]*0.1)" office:value-type="boolean" office:boolean-value="true">
            <text:p>VERDADERO</text:p>
          </table:table-cell>
          <table:table-cell table:formula="of:=(ABS([.$B1598]-[.E1598])&lt;=[.$B15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/>
          <table:table-cell table:formula="of:=[.$B1599]-[.C1599]" office:value-type="float" office:value="8">
            <text:p>8</text:p>
          </table:table-cell>
          <table:table-cell table:formula="of:=[.$B1599]-[.D1599]" office:value-type="float" office:value="7">
            <text:p>7</text:p>
          </table:table-cell>
          <table:table-cell table:formula="of:=[.$B1599]-[.E1599]" office:value-type="float" office:value="1">
            <text:p>1</text:p>
          </table:table-cell>
          <table:table-cell table:number-columns-repeated="8"/>
          <table:table-cell table:formula="of:=(ABS([.$B1599]-[.C1599])&lt;=[.$B1599]*0.1)" office:value-type="boolean" office:boolean-value="false">
            <text:p>FALSO</text:p>
          </table:table-cell>
          <table:table-cell table:formula="of:=(ABS([.$B1599]-[.D1599])&lt;=[.$B1599]*0.1)" office:value-type="boolean" office:boolean-value="false">
            <text:p>FALSO</text:p>
          </table:table-cell>
          <table:table-cell table:formula="of:=(ABS([.$B1599]-[.E1599])&lt;=[.$B15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[.$B1600]-[.C1600]" office:value-type="float" office:value="2">
            <text:p>2</text:p>
          </table:table-cell>
          <table:table-cell table:formula="of:=[.$B1600]-[.D1600]" office:value-type="float" office:value="2">
            <text:p>2</text:p>
          </table:table-cell>
          <table:table-cell table:formula="of:=[.$B1600]-[.E1600]" office:value-type="float" office:value="0">
            <text:p>0</text:p>
          </table:table-cell>
          <table:table-cell table:number-columns-repeated="8"/>
          <table:table-cell table:formula="of:=(ABS([.$B1600]-[.C1600])&lt;=[.$B1600]*0.1)" office:value-type="boolean" office:boolean-value="true">
            <text:p>VERDADERO</text:p>
          </table:table-cell>
          <table:table-cell table:formula="of:=(ABS([.$B1600]-[.D1600])&lt;=[.$B1600]*0.1)" office:value-type="boolean" office:boolean-value="true">
            <text:p>VERDADERO</text:p>
          </table:table-cell>
          <table:table-cell table:formula="of:=(ABS([.$B1600]-[.E1600])&lt;=[.$B16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/>
          <table:table-cell table:formula="of:=[.$B1601]-[.C1601]" office:value-type="float" office:value="9">
            <text:p>9</text:p>
          </table:table-cell>
          <table:table-cell table:formula="of:=[.$B1601]-[.D1601]" office:value-type="float" office:value="4">
            <text:p>4</text:p>
          </table:table-cell>
          <table:table-cell table:formula="of:=[.$B1601]-[.E1601]" office:value-type="float" office:value="0">
            <text:p>0</text:p>
          </table:table-cell>
          <table:table-cell table:number-columns-repeated="8"/>
          <table:table-cell table:formula="of:=(ABS([.$B1601]-[.C1601])&lt;=[.$B1601]*0.1)" office:value-type="boolean" office:boolean-value="false">
            <text:p>FALSO</text:p>
          </table:table-cell>
          <table:table-cell table:formula="of:=(ABS([.$B1601]-[.D1601])&lt;=[.$B1601]*0.1)" office:value-type="boolean" office:boolean-value="false">
            <text:p>FALSO</text:p>
          </table:table-cell>
          <table:table-cell table:formula="of:=(ABS([.$B1601]-[.E1601])&lt;=[.$B16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602]-[.C1602]" office:value-type="float" office:value="3">
            <text:p>3</text:p>
          </table:table-cell>
          <table:table-cell table:formula="of:=[.$B1602]-[.D1602]" office:value-type="float" office:value="2">
            <text:p>2</text:p>
          </table:table-cell>
          <table:table-cell table:formula="of:=[.$B1602]-[.E1602]" office:value-type="float" office:value="0">
            <text:p>0</text:p>
          </table:table-cell>
          <table:table-cell table:number-columns-repeated="8"/>
          <table:table-cell table:formula="of:=(ABS([.$B1602]-[.C1602])&lt;=[.$B1602]*0.1)" office:value-type="boolean" office:boolean-value="false">
            <text:p>FALSO</text:p>
          </table:table-cell>
          <table:table-cell table:formula="of:=(ABS([.$B1602]-[.D1602])&lt;=[.$B1602]*0.1)" office:value-type="boolean" office:boolean-value="true">
            <text:p>VERDADERO</text:p>
          </table:table-cell>
          <table:table-cell table:formula="of:=(ABS([.$B1602]-[.E1602])&lt;=[.$B16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/>
          <table:table-cell table:formula="of:=[.$B1603]-[.C1603]" office:value-type="float" office:value="4">
            <text:p>4</text:p>
          </table:table-cell>
          <table:table-cell table:formula="of:=[.$B1603]-[.D1603]" office:value-type="float" office:value="3">
            <text:p>3</text:p>
          </table:table-cell>
          <table:table-cell table:formula="of:=[.$B1603]-[.E1603]" office:value-type="float" office:value="0">
            <text:p>0</text:p>
          </table:table-cell>
          <table:table-cell table:number-columns-repeated="8"/>
          <table:table-cell table:formula="of:=(ABS([.$B1603]-[.C1603])&lt;=[.$B1603]*0.1)" office:value-type="boolean" office:boolean-value="false">
            <text:p>FALSO</text:p>
          </table:table-cell>
          <table:table-cell table:formula="of:=(ABS([.$B1603]-[.D1603])&lt;=[.$B1603]*0.1)" office:value-type="boolean" office:boolean-value="false">
            <text:p>FALSO</text:p>
          </table:table-cell>
          <table:table-cell table:formula="of:=(ABS([.$B1603]-[.E1603])&lt;=[.$B16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/>
          <table:table-cell table:formula="of:=[.$B1604]-[.C1604]" office:value-type="float" office:value="5">
            <text:p>5</text:p>
          </table:table-cell>
          <table:table-cell table:formula="of:=[.$B1604]-[.D1604]" office:value-type="float" office:value="4">
            <text:p>4</text:p>
          </table:table-cell>
          <table:table-cell table:formula="of:=[.$B1604]-[.E1604]" office:value-type="float" office:value="0">
            <text:p>0</text:p>
          </table:table-cell>
          <table:table-cell table:number-columns-repeated="8"/>
          <table:table-cell table:formula="of:=(ABS([.$B1604]-[.C1604])&lt;=[.$B1604]*0.1)" office:value-type="boolean" office:boolean-value="false">
            <text:p>FALSO</text:p>
          </table:table-cell>
          <table:table-cell table:formula="of:=(ABS([.$B1604]-[.D1604])&lt;=[.$B1604]*0.1)" office:value-type="boolean" office:boolean-value="false">
            <text:p>FALSO</text:p>
          </table:table-cell>
          <table:table-cell table:formula="of:=(ABS([.$B1604]-[.E1604])&lt;=[.$B16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[.$B1605]-[.C1605]" office:value-type="float" office:value="9">
            <text:p>9</text:p>
          </table:table-cell>
          <table:table-cell table:formula="of:=[.$B1605]-[.D1605]" office:value-type="float" office:value="1">
            <text:p>1</text:p>
          </table:table-cell>
          <table:table-cell table:formula="of:=[.$B1605]-[.E1605]" office:value-type="float" office:value="0">
            <text:p>0</text:p>
          </table:table-cell>
          <table:table-cell table:number-columns-repeated="8"/>
          <table:table-cell table:formula="of:=(ABS([.$B1605]-[.C1605])&lt;=[.$B1605]*0.1)" office:value-type="boolean" office:boolean-value="false">
            <text:p>FALSO</text:p>
          </table:table-cell>
          <table:table-cell table:formula="of:=(ABS([.$B1605]-[.D1605])&lt;=[.$B1605]*0.1)" office:value-type="boolean" office:boolean-value="true">
            <text:p>VERDADERO</text:p>
          </table:table-cell>
          <table:table-cell table:formula="of:=(ABS([.$B1605]-[.E1605])&lt;=[.$B16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606]-[.C1606]" office:value-type="float" office:value="6">
            <text:p>6</text:p>
          </table:table-cell>
          <table:table-cell table:formula="of:=[.$B1606]-[.D1606]" office:value-type="float" office:value="5">
            <text:p>5</text:p>
          </table:table-cell>
          <table:table-cell table:formula="of:=[.$B1606]-[.E1606]" office:value-type="float" office:value="1">
            <text:p>1</text:p>
          </table:table-cell>
          <table:table-cell table:number-columns-repeated="8"/>
          <table:table-cell table:formula="of:=(ABS([.$B1606]-[.C1606])&lt;=[.$B1606]*0.1)" office:value-type="boolean" office:boolean-value="false">
            <text:p>FALSO</text:p>
          </table:table-cell>
          <table:table-cell table:formula="of:=(ABS([.$B1606]-[.D1606])&lt;=[.$B1606]*0.1)" office:value-type="boolean" office:boolean-value="false">
            <text:p>FALSO</text:p>
          </table:table-cell>
          <table:table-cell table:formula="of:=(ABS([.$B1606]-[.E1606])&lt;=[.$B16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/>
          <table:table-cell table:formula="of:=[.$B1607]-[.C1607]" office:value-type="float" office:value="8">
            <text:p>8</text:p>
          </table:table-cell>
          <table:table-cell table:formula="of:=[.$B1607]-[.D1607]" office:value-type="float" office:value="7">
            <text:p>7</text:p>
          </table:table-cell>
          <table:table-cell table:formula="of:=[.$B1607]-[.E1607]" office:value-type="float" office:value="0">
            <text:p>0</text:p>
          </table:table-cell>
          <table:table-cell table:number-columns-repeated="8"/>
          <table:table-cell table:formula="of:=(ABS([.$B1607]-[.C1607])&lt;=[.$B1607]*0.1)" office:value-type="boolean" office:boolean-value="false">
            <text:p>FALSO</text:p>
          </table:table-cell>
          <table:table-cell table:formula="of:=(ABS([.$B1607]-[.D1607])&lt;=[.$B1607]*0.1)" office:value-type="boolean" office:boolean-value="false">
            <text:p>FALSO</text:p>
          </table:table-cell>
          <table:table-cell table:formula="of:=(ABS([.$B1607]-[.E1607])&lt;=[.$B16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/>
          <table:table-cell table:formula="of:=[.$B1608]-[.C1608]" office:value-type="float" office:value="9">
            <text:p>9</text:p>
          </table:table-cell>
          <table:table-cell table:formula="of:=[.$B1608]-[.D1608]" office:value-type="float" office:value="6">
            <text:p>6</text:p>
          </table:table-cell>
          <table:table-cell table:formula="of:=[.$B1608]-[.E1608]" office:value-type="float" office:value="0">
            <text:p>0</text:p>
          </table:table-cell>
          <table:table-cell table:number-columns-repeated="8"/>
          <table:table-cell table:formula="of:=(ABS([.$B1608]-[.C1608])&lt;=[.$B1608]*0.1)" office:value-type="boolean" office:boolean-value="false">
            <text:p>FALSO</text:p>
          </table:table-cell>
          <table:table-cell table:formula="of:=(ABS([.$B1608]-[.D1608])&lt;=[.$B1608]*0.1)" office:value-type="boolean" office:boolean-value="false">
            <text:p>FALSO</text:p>
          </table:table-cell>
          <table:table-cell table:formula="of:=(ABS([.$B1608]-[.E1608])&lt;=[.$B16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2" office:value-type="float" office:value="22">
            <text:p>22</text:p>
          </table:table-cell>
          <table:table-cell office:value-type="float" office:value="28">
            <text:p>28</text:p>
          </table:table-cell>
          <table:table-cell/>
          <table:table-cell table:formula="of:=[.$B1609]-[.C1609]" office:value-type="float" office:value="6">
            <text:p>6</text:p>
          </table:table-cell>
          <table:table-cell table:formula="of:=[.$B1609]-[.D1609]" office:value-type="float" office:value="6">
            <text:p>6</text:p>
          </table:table-cell>
          <table:table-cell table:formula="of:=[.$B1609]-[.E1609]" office:value-type="float" office:value="0">
            <text:p>0</text:p>
          </table:table-cell>
          <table:table-cell table:number-columns-repeated="8"/>
          <table:table-cell table:formula="of:=(ABS([.$B1609]-[.C1609])&lt;=[.$B1609]*0.1)" office:value-type="boolean" office:boolean-value="false">
            <text:p>FALSO</text:p>
          </table:table-cell>
          <table:table-cell table:formula="of:=(ABS([.$B1609]-[.D1609])&lt;=[.$B1609]*0.1)" office:value-type="boolean" office:boolean-value="false">
            <text:p>FALSO</text:p>
          </table:table-cell>
          <table:table-cell table:formula="of:=(ABS([.$B1609]-[.E1609])&lt;=[.$B16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  <table:table-cell table:formula="of:=[.$B1610]-[.C1610]" office:value-type="float" office:value="3">
            <text:p>3</text:p>
          </table:table-cell>
          <table:table-cell table:formula="of:=[.$B1610]-[.D1610]" office:value-type="float" office:value="3">
            <text:p>3</text:p>
          </table:table-cell>
          <table:table-cell table:formula="of:=[.$B1610]-[.E1610]" office:value-type="float" office:value="0">
            <text:p>0</text:p>
          </table:table-cell>
          <table:table-cell table:number-columns-repeated="8"/>
          <table:table-cell table:formula="of:=(ABS([.$B1610]-[.C1610])&lt;=[.$B1610]*0.1)" office:value-type="boolean" office:boolean-value="true">
            <text:p>VERDADERO</text:p>
          </table:table-cell>
          <table:table-cell table:formula="of:=(ABS([.$B1610]-[.D1610])&lt;=[.$B1610]*0.1)" office:value-type="boolean" office:boolean-value="true">
            <text:p>VERDADERO</text:p>
          </table:table-cell>
          <table:table-cell table:formula="of:=(ABS([.$B1610]-[.E1610])&lt;=[.$B16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table:formula="of:=[.$B1611]-[.C1611]" office:value-type="float" office:value="3">
            <text:p>3</text:p>
          </table:table-cell>
          <table:table-cell table:formula="of:=[.$B1611]-[.D1611]" office:value-type="float" office:value="3">
            <text:p>3</text:p>
          </table:table-cell>
          <table:table-cell table:formula="of:=[.$B1611]-[.E1611]" office:value-type="float" office:value="2">
            <text:p>2</text:p>
          </table:table-cell>
          <table:table-cell table:number-columns-repeated="8"/>
          <table:table-cell table:formula="of:=(ABS([.$B1611]-[.C1611])&lt;=[.$B1611]*0.1)" office:value-type="boolean" office:boolean-value="false">
            <text:p>FALSO</text:p>
          </table:table-cell>
          <table:table-cell table:formula="of:=(ABS([.$B1611]-[.D1611])&lt;=[.$B1611]*0.1)" office:value-type="boolean" office:boolean-value="false">
            <text:p>FALSO</text:p>
          </table:table-cell>
          <table:table-cell table:formula="of:=(ABS([.$B1611]-[.E1611])&lt;=[.$B16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table:formula="of:=[.$B1612]-[.C1612]" office:value-type="float" office:value="2">
            <text:p>2</text:p>
          </table:table-cell>
          <table:table-cell table:formula="of:=[.$B1612]-[.D1612]" office:value-type="float" office:value="2">
            <text:p>2</text:p>
          </table:table-cell>
          <table:table-cell table:formula="of:=[.$B1612]-[.E1612]" office:value-type="float" office:value="0">
            <text:p>0</text:p>
          </table:table-cell>
          <table:table-cell table:number-columns-repeated="8"/>
          <table:table-cell table:formula="of:=(ABS([.$B1612]-[.C1612])&lt;=[.$B1612]*0.1)" office:value-type="boolean" office:boolean-value="true">
            <text:p>VERDADERO</text:p>
          </table:table-cell>
          <table:table-cell table:formula="of:=(ABS([.$B1612]-[.D1612])&lt;=[.$B1612]*0.1)" office:value-type="boolean" office:boolean-value="true">
            <text:p>VERDADERO</text:p>
          </table:table-cell>
          <table:table-cell table:formula="of:=(ABS([.$B1612]-[.E1612])&lt;=[.$B16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/>
          <table:table-cell table:formula="of:=[.$B1613]-[.C1613]" office:value-type="float" office:value="5">
            <text:p>5</text:p>
          </table:table-cell>
          <table:table-cell table:formula="of:=[.$B1613]-[.D1613]" office:value-type="float" office:value="4">
            <text:p>4</text:p>
          </table:table-cell>
          <table:table-cell table:formula="of:=[.$B1613]-[.E1613]" office:value-type="float" office:value="1">
            <text:p>1</text:p>
          </table:table-cell>
          <table:table-cell table:number-columns-repeated="8"/>
          <table:table-cell table:formula="of:=(ABS([.$B1613]-[.C1613])&lt;=[.$B1613]*0.1)" office:value-type="boolean" office:boolean-value="false">
            <text:p>FALSO</text:p>
          </table:table-cell>
          <table:table-cell table:formula="of:=(ABS([.$B1613]-[.D1613])&lt;=[.$B1613]*0.1)" office:value-type="boolean" office:boolean-value="false">
            <text:p>FALSO</text:p>
          </table:table-cell>
          <table:table-cell table:formula="of:=(ABS([.$B1613]-[.E1613])&lt;=[.$B16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table:formula="of:=[.$B1614]-[.C1614]" office:value-type="float" office:value="9">
            <text:p>9</text:p>
          </table:table-cell>
          <table:table-cell table:formula="of:=[.$B1614]-[.D1614]" office:value-type="float" office:value="6">
            <text:p>6</text:p>
          </table:table-cell>
          <table:table-cell table:formula="of:=[.$B1614]-[.E1614]" office:value-type="float" office:value="0">
            <text:p>0</text:p>
          </table:table-cell>
          <table:table-cell table:number-columns-repeated="8"/>
          <table:table-cell table:formula="of:=(ABS([.$B1614]-[.C1614])&lt;=[.$B1614]*0.1)" office:value-type="boolean" office:boolean-value="false">
            <text:p>FALSO</text:p>
          </table:table-cell>
          <table:table-cell table:formula="of:=(ABS([.$B1614]-[.D1614])&lt;=[.$B1614]*0.1)" office:value-type="boolean" office:boolean-value="false">
            <text:p>FALSO</text:p>
          </table:table-cell>
          <table:table-cell table:formula="of:=(ABS([.$B1614]-[.E1614])&lt;=[.$B16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[.$B1615]-[.C1615]" office:value-type="float" office:value="3">
            <text:p>3</text:p>
          </table:table-cell>
          <table:table-cell table:formula="of:=[.$B1615]-[.D1615]" office:value-type="float" office:value="1">
            <text:p>1</text:p>
          </table:table-cell>
          <table:table-cell table:formula="of:=[.$B1615]-[.E1615]" office:value-type="float" office:value="0">
            <text:p>0</text:p>
          </table:table-cell>
          <table:table-cell table:number-columns-repeated="8"/>
          <table:table-cell table:formula="of:=(ABS([.$B1615]-[.C1615])&lt;=[.$B1615]*0.1)" office:value-type="boolean" office:boolean-value="false">
            <text:p>FALSO</text:p>
          </table:table-cell>
          <table:table-cell table:formula="of:=(ABS([.$B1615]-[.D1615])&lt;=[.$B1615]*0.1)" office:value-type="boolean" office:boolean-value="true">
            <text:p>VERDADERO</text:p>
          </table:table-cell>
          <table:table-cell table:formula="of:=(ABS([.$B1615]-[.E1615])&lt;=[.$B16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/>
          <table:table-cell table:formula="of:=[.$B1616]-[.C1616]" office:value-type="float" office:value="7">
            <text:p>7</text:p>
          </table:table-cell>
          <table:table-cell table:formula="of:=[.$B1616]-[.D1616]" office:value-type="float" office:value="6">
            <text:p>6</text:p>
          </table:table-cell>
          <table:table-cell table:formula="of:=[.$B1616]-[.E1616]" office:value-type="float" office:value="1">
            <text:p>1</text:p>
          </table:table-cell>
          <table:table-cell table:number-columns-repeated="8"/>
          <table:table-cell table:formula="of:=(ABS([.$B1616]-[.C1616])&lt;=[.$B1616]*0.1)" office:value-type="boolean" office:boolean-value="false">
            <text:p>FALSO</text:p>
          </table:table-cell>
          <table:table-cell table:formula="of:=(ABS([.$B1616]-[.D1616])&lt;=[.$B1616]*0.1)" office:value-type="boolean" office:boolean-value="false">
            <text:p>FALSO</text:p>
          </table:table-cell>
          <table:table-cell table:formula="of:=(ABS([.$B1616]-[.E1616])&lt;=[.$B16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table:formula="of:=[.$B1617]-[.C1617]" office:value-type="float" office:value="6">
            <text:p>6</text:p>
          </table:table-cell>
          <table:table-cell table:formula="of:=[.$B1617]-[.D1617]" office:value-type="float" office:value="3">
            <text:p>3</text:p>
          </table:table-cell>
          <table:table-cell table:formula="of:=[.$B1617]-[.E1617]" office:value-type="float" office:value="1">
            <text:p>1</text:p>
          </table:table-cell>
          <table:table-cell table:number-columns-repeated="8"/>
          <table:table-cell table:formula="of:=(ABS([.$B1617]-[.C1617])&lt;=[.$B1617]*0.1)" office:value-type="boolean" office:boolean-value="false">
            <text:p>FALSO</text:p>
          </table:table-cell>
          <table:table-cell table:formula="of:=(ABS([.$B1617]-[.D1617])&lt;=[.$B1617]*0.1)" office:value-type="boolean" office:boolean-value="false">
            <text:p>FALSO</text:p>
          </table:table-cell>
          <table:table-cell table:formula="of:=(ABS([.$B1617]-[.E1617])&lt;=[.$B16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/>
          <table:table-cell table:formula="of:=[.$B1618]-[.C1618]" office:value-type="float" office:value="8">
            <text:p>8</text:p>
          </table:table-cell>
          <table:table-cell table:formula="of:=[.$B1618]-[.D1618]" office:value-type="float" office:value="4">
            <text:p>4</text:p>
          </table:table-cell>
          <table:table-cell table:formula="of:=[.$B1618]-[.E1618]" office:value-type="float" office:value="0">
            <text:p>0</text:p>
          </table:table-cell>
          <table:table-cell table:number-columns-repeated="8"/>
          <table:table-cell table:formula="of:=(ABS([.$B1618]-[.C1618])&lt;=[.$B1618]*0.1)" office:value-type="boolean" office:boolean-value="false">
            <text:p>FALSO</text:p>
          </table:table-cell>
          <table:table-cell table:formula="of:=(ABS([.$B1618]-[.D1618])&lt;=[.$B1618]*0.1)" office:value-type="boolean" office:boolean-value="false">
            <text:p>FALSO</text:p>
          </table:table-cell>
          <table:table-cell table:formula="of:=(ABS([.$B1618]-[.E1618])&lt;=[.$B16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  <table:table-cell table:formula="of:=[.$B1619]-[.C1619]" office:value-type="float" office:value="5">
            <text:p>5</text:p>
          </table:table-cell>
          <table:table-cell table:formula="of:=[.$B1619]-[.D1619]" office:value-type="float" office:value="4">
            <text:p>4</text:p>
          </table:table-cell>
          <table:table-cell table:formula="of:=[.$B1619]-[.E1619]" office:value-type="float" office:value="0">
            <text:p>0</text:p>
          </table:table-cell>
          <table:table-cell table:number-columns-repeated="8"/>
          <table:table-cell table:formula="of:=(ABS([.$B1619]-[.C1619])&lt;=[.$B1619]*0.1)" office:value-type="boolean" office:boolean-value="false">
            <text:p>FALSO</text:p>
          </table:table-cell>
          <table:table-cell table:formula="of:=(ABS([.$B1619]-[.D1619])&lt;=[.$B1619]*0.1)" office:value-type="boolean" office:boolean-value="false">
            <text:p>FALSO</text:p>
          </table:table-cell>
          <table:table-cell table:formula="of:=(ABS([.$B1619]-[.E1619])&lt;=[.$B16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/>
          <table:table-cell table:formula="of:=[.$B1620]-[.C1620]" office:value-type="float" office:value="8">
            <text:p>8</text:p>
          </table:table-cell>
          <table:table-cell table:formula="of:=[.$B1620]-[.D1620]" office:value-type="float" office:value="5">
            <text:p>5</text:p>
          </table:table-cell>
          <table:table-cell table:formula="of:=[.$B1620]-[.E1620]" office:value-type="float" office:value="0">
            <text:p>0</text:p>
          </table:table-cell>
          <table:table-cell table:number-columns-repeated="8"/>
          <table:table-cell table:formula="of:=(ABS([.$B1620]-[.C1620])&lt;=[.$B1620]*0.1)" office:value-type="boolean" office:boolean-value="false">
            <text:p>FALSO</text:p>
          </table:table-cell>
          <table:table-cell table:formula="of:=(ABS([.$B1620]-[.D1620])&lt;=[.$B1620]*0.1)" office:value-type="boolean" office:boolean-value="false">
            <text:p>FALSO</text:p>
          </table:table-cell>
          <table:table-cell table:formula="of:=(ABS([.$B1620]-[.E1620])&lt;=[.$B16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/>
          <table:table-cell table:formula="of:=[.$B1621]-[.C1621]" office:value-type="float" office:value="7">
            <text:p>7</text:p>
          </table:table-cell>
          <table:table-cell table:formula="of:=[.$B1621]-[.D1621]" office:value-type="float" office:value="6">
            <text:p>6</text:p>
          </table:table-cell>
          <table:table-cell table:formula="of:=[.$B1621]-[.E1621]" office:value-type="float" office:value="0">
            <text:p>0</text:p>
          </table:table-cell>
          <table:table-cell table:number-columns-repeated="8"/>
          <table:table-cell table:formula="of:=(ABS([.$B1621]-[.C1621])&lt;=[.$B1621]*0.1)" office:value-type="boolean" office:boolean-value="false">
            <text:p>FALSO</text:p>
          </table:table-cell>
          <table:table-cell table:formula="of:=(ABS([.$B1621]-[.D1621])&lt;=[.$B1621]*0.1)" office:value-type="boolean" office:boolean-value="false">
            <text:p>FALSO</text:p>
          </table:table-cell>
          <table:table-cell table:formula="of:=(ABS([.$B1621]-[.E1621])&lt;=[.$B16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table:formula="of:=[.$B1622]-[.C1622]" office:value-type="float" office:value="2">
            <text:p>2</text:p>
          </table:table-cell>
          <table:table-cell table:formula="of:=[.$B1622]-[.D1622]" office:value-type="float" office:value="2">
            <text:p>2</text:p>
          </table:table-cell>
          <table:table-cell table:formula="of:=[.$B1622]-[.E1622]" office:value-type="float" office:value="0">
            <text:p>0</text:p>
          </table:table-cell>
          <table:table-cell table:number-columns-repeated="8"/>
          <table:table-cell table:formula="of:=(ABS([.$B1622]-[.C1622])&lt;=[.$B1622]*0.1)" office:value-type="boolean" office:boolean-value="true">
            <text:p>VERDADERO</text:p>
          </table:table-cell>
          <table:table-cell table:formula="of:=(ABS([.$B1622]-[.D1622])&lt;=[.$B1622]*0.1)" office:value-type="boolean" office:boolean-value="true">
            <text:p>VERDADERO</text:p>
          </table:table-cell>
          <table:table-cell table:formula="of:=(ABS([.$B1622]-[.E1622])&lt;=[.$B16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table:formula="of:=[.$B1623]-[.C1623]" office:value-type="float" office:value="6">
            <text:p>6</text:p>
          </table:table-cell>
          <table:table-cell table:formula="of:=[.$B1623]-[.D1623]" office:value-type="float" office:value="5">
            <text:p>5</text:p>
          </table:table-cell>
          <table:table-cell table:formula="of:=[.$B1623]-[.E1623]" office:value-type="float" office:value="0">
            <text:p>0</text:p>
          </table:table-cell>
          <table:table-cell table:number-columns-repeated="8"/>
          <table:table-cell table:formula="of:=(ABS([.$B1623]-[.C1623])&lt;=[.$B1623]*0.1)" office:value-type="boolean" office:boolean-value="false">
            <text:p>FALSO</text:p>
          </table:table-cell>
          <table:table-cell table:formula="of:=(ABS([.$B1623]-[.D1623])&lt;=[.$B1623]*0.1)" office:value-type="boolean" office:boolean-value="false">
            <text:p>FALSO</text:p>
          </table:table-cell>
          <table:table-cell table:formula="of:=(ABS([.$B1623]-[.E1623])&lt;=[.$B16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table:formula="of:=[.$B1624]-[.C1624]" office:value-type="float" office:value="6">
            <text:p>6</text:p>
          </table:table-cell>
          <table:table-cell table:formula="of:=[.$B1624]-[.D1624]" office:value-type="float" office:value="5">
            <text:p>5</text:p>
          </table:table-cell>
          <table:table-cell table:formula="of:=[.$B1624]-[.E1624]" office:value-type="float" office:value="1">
            <text:p>1</text:p>
          </table:table-cell>
          <table:table-cell table:number-columns-repeated="8"/>
          <table:table-cell table:formula="of:=(ABS([.$B1624]-[.C1624])&lt;=[.$B1624]*0.1)" office:value-type="boolean" office:boolean-value="false">
            <text:p>FALSO</text:p>
          </table:table-cell>
          <table:table-cell table:formula="of:=(ABS([.$B1624]-[.D1624])&lt;=[.$B1624]*0.1)" office:value-type="boolean" office:boolean-value="false">
            <text:p>FALSO</text:p>
          </table:table-cell>
          <table:table-cell table:formula="of:=(ABS([.$B1624]-[.E1624])&lt;=[.$B16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2" office:value-type="float" office:value="25">
            <text:p>25</text:p>
          </table:table-cell>
          <table:table-cell office:value-type="float" office:value="31">
            <text:p>31</text:p>
          </table:table-cell>
          <table:table-cell/>
          <table:table-cell table:formula="of:=[.$B1625]-[.C1625]" office:value-type="float" office:value="6">
            <text:p>6</text:p>
          </table:table-cell>
          <table:table-cell table:formula="of:=[.$B1625]-[.D1625]" office:value-type="float" office:value="6">
            <text:p>6</text:p>
          </table:table-cell>
          <table:table-cell table:formula="of:=[.$B1625]-[.E1625]" office:value-type="float" office:value="0">
            <text:p>0</text:p>
          </table:table-cell>
          <table:table-cell table:number-columns-repeated="8"/>
          <table:table-cell table:formula="of:=(ABS([.$B1625]-[.C1625])&lt;=[.$B1625]*0.1)" office:value-type="boolean" office:boolean-value="false">
            <text:p>FALSO</text:p>
          </table:table-cell>
          <table:table-cell table:formula="of:=(ABS([.$B1625]-[.D1625])&lt;=[.$B1625]*0.1)" office:value-type="boolean" office:boolean-value="false">
            <text:p>FALSO</text:p>
          </table:table-cell>
          <table:table-cell table:formula="of:=(ABS([.$B1625]-[.E1625])&lt;=[.$B16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/>
          <table:table-cell table:formula="of:=[.$B1626]-[.C1626]" office:value-type="float" office:value="4">
            <text:p>4</text:p>
          </table:table-cell>
          <table:table-cell table:formula="of:=[.$B1626]-[.D1626]" office:value-type="float" office:value="3">
            <text:p>3</text:p>
          </table:table-cell>
          <table:table-cell table:formula="of:=[.$B1626]-[.E1626]" office:value-type="float" office:value="0">
            <text:p>0</text:p>
          </table:table-cell>
          <table:table-cell table:number-columns-repeated="8"/>
          <table:table-cell table:formula="of:=(ABS([.$B1626]-[.C1626])&lt;=[.$B1626]*0.1)" office:value-type="boolean" office:boolean-value="false">
            <text:p>FALSO</text:p>
          </table:table-cell>
          <table:table-cell table:formula="of:=(ABS([.$B1626]-[.D1626])&lt;=[.$B1626]*0.1)" office:value-type="boolean" office:boolean-value="false">
            <text:p>FALSO</text:p>
          </table:table-cell>
          <table:table-cell table:formula="of:=(ABS([.$B1626]-[.E1626])&lt;=[.$B16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table:formula="of:=[.$B1627]-[.C1627]" office:value-type="float" office:value="9">
            <text:p>9</text:p>
          </table:table-cell>
          <table:table-cell table:formula="of:=[.$B1627]-[.D1627]" office:value-type="float" office:value="9">
            <text:p>9</text:p>
          </table:table-cell>
          <table:table-cell table:formula="of:=[.$B1627]-[.E1627]" office:value-type="float" office:value="0">
            <text:p>0</text:p>
          </table:table-cell>
          <table:table-cell table:number-columns-repeated="8"/>
          <table:table-cell table:formula="of:=(ABS([.$B1627]-[.C1627])&lt;=[.$B1627]*0.1)" office:value-type="boolean" office:boolean-value="false">
            <text:p>FALSO</text:p>
          </table:table-cell>
          <table:table-cell table:formula="of:=(ABS([.$B1627]-[.D1627])&lt;=[.$B1627]*0.1)" office:value-type="boolean" office:boolean-value="false">
            <text:p>FALSO</text:p>
          </table:table-cell>
          <table:table-cell table:formula="of:=(ABS([.$B1627]-[.E1627])&lt;=[.$B16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628]-[.C1628]" office:value-type="float" office:value="4">
            <text:p>4</text:p>
          </table:table-cell>
          <table:table-cell table:formula="of:=[.$B1628]-[.D1628]" office:value-type="float" office:value="3">
            <text:p>3</text:p>
          </table:table-cell>
          <table:table-cell table:formula="of:=[.$B1628]-[.E1628]" office:value-type="float" office:value="1">
            <text:p>1</text:p>
          </table:table-cell>
          <table:table-cell table:number-columns-repeated="8"/>
          <table:table-cell table:formula="of:=(ABS([.$B1628]-[.C1628])&lt;=[.$B1628]*0.1)" office:value-type="boolean" office:boolean-value="false">
            <text:p>FALSO</text:p>
          </table:table-cell>
          <table:table-cell table:formula="of:=(ABS([.$B1628]-[.D1628])&lt;=[.$B1628]*0.1)" office:value-type="boolean" office:boolean-value="false">
            <text:p>FALSO</text:p>
          </table:table-cell>
          <table:table-cell table:formula="of:=(ABS([.$B1628]-[.E1628])&lt;=[.$B16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  <table:table-cell table:formula="of:=[.$B1629]-[.C1629]" office:value-type="float" office:value="5">
            <text:p>5</text:p>
          </table:table-cell>
          <table:table-cell table:formula="of:=[.$B1629]-[.D1629]" office:value-type="float" office:value="2">
            <text:p>2</text:p>
          </table:table-cell>
          <table:table-cell table:formula="of:=[.$B1629]-[.E1629]" office:value-type="float" office:value="0">
            <text:p>0</text:p>
          </table:table-cell>
          <table:table-cell table:number-columns-repeated="8"/>
          <table:table-cell table:formula="of:=(ABS([.$B1629]-[.C1629])&lt;=[.$B1629]*0.1)" office:value-type="boolean" office:boolean-value="false">
            <text:p>FALSO</text:p>
          </table:table-cell>
          <table:table-cell table:formula="of:=(ABS([.$B1629]-[.D1629])&lt;=[.$B1629]*0.1)" office:value-type="boolean" office:boolean-value="true">
            <text:p>VERDADERO</text:p>
          </table:table-cell>
          <table:table-cell table:formula="of:=(ABS([.$B1629]-[.E1629])&lt;=[.$B16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2">
            <text:p>22</text:p>
          </table:table-cell>
          <table:table-cell office:value-type="float" office:value="30">
            <text:p>30</text:p>
          </table:table-cell>
          <table:table-cell/>
          <table:table-cell table:formula="of:=[.$B1630]-[.C1630]" office:value-type="float" office:value="8">
            <text:p>8</text:p>
          </table:table-cell>
          <table:table-cell table:formula="of:=[.$B1630]-[.D1630]" office:value-type="float" office:value="8">
            <text:p>8</text:p>
          </table:table-cell>
          <table:table-cell table:formula="of:=[.$B1630]-[.E1630]" office:value-type="float" office:value="0">
            <text:p>0</text:p>
          </table:table-cell>
          <table:table-cell table:number-columns-repeated="8"/>
          <table:table-cell table:formula="of:=(ABS([.$B1630]-[.C1630])&lt;=[.$B1630]*0.1)" office:value-type="boolean" office:boolean-value="false">
            <text:p>FALSO</text:p>
          </table:table-cell>
          <table:table-cell table:formula="of:=(ABS([.$B1630]-[.D1630])&lt;=[.$B1630]*0.1)" office:value-type="boolean" office:boolean-value="false">
            <text:p>FALSO</text:p>
          </table:table-cell>
          <table:table-cell table:formula="of:=(ABS([.$B1630]-[.E1630])&lt;=[.$B16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2" office:value-type="float" office:value="28">
            <text:p>28</text:p>
          </table:table-cell>
          <table:table-cell office:value-type="float" office:value="30">
            <text:p>30</text:p>
          </table:table-cell>
          <table:table-cell/>
          <table:table-cell table:formula="of:=[.$B1631]-[.C1631]" office:value-type="float" office:value="3">
            <text:p>3</text:p>
          </table:table-cell>
          <table:table-cell table:formula="of:=[.$B1631]-[.D1631]" office:value-type="float" office:value="3">
            <text:p>3</text:p>
          </table:table-cell>
          <table:table-cell table:formula="of:=[.$B1631]-[.E1631]" office:value-type="float" office:value="1">
            <text:p>1</text:p>
          </table:table-cell>
          <table:table-cell table:number-columns-repeated="8"/>
          <table:table-cell table:formula="of:=(ABS([.$B1631]-[.C1631])&lt;=[.$B1631]*0.1)" office:value-type="boolean" office:boolean-value="true">
            <text:p>VERDADERO</text:p>
          </table:table-cell>
          <table:table-cell table:formula="of:=(ABS([.$B1631]-[.D1631])&lt;=[.$B1631]*0.1)" office:value-type="boolean" office:boolean-value="true">
            <text:p>VERDADERO</text:p>
          </table:table-cell>
          <table:table-cell table:formula="of:=(ABS([.$B1631]-[.E1631])&lt;=[.$B16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632]-[.C1632]" office:value-type="float" office:value="3">
            <text:p>3</text:p>
          </table:table-cell>
          <table:table-cell table:formula="of:=[.$B1632]-[.D1632]" office:value-type="float" office:value="3">
            <text:p>3</text:p>
          </table:table-cell>
          <table:table-cell table:formula="of:=[.$B1632]-[.E1632]" office:value-type="float" office:value="1">
            <text:p>1</text:p>
          </table:table-cell>
          <table:table-cell table:number-columns-repeated="8"/>
          <table:table-cell table:formula="of:=(ABS([.$B1632]-[.C1632])&lt;=[.$B1632]*0.1)" office:value-type="boolean" office:boolean-value="false">
            <text:p>FALSO</text:p>
          </table:table-cell>
          <table:table-cell table:formula="of:=(ABS([.$B1632]-[.D1632])&lt;=[.$B1632]*0.1)" office:value-type="boolean" office:boolean-value="false">
            <text:p>FALSO</text:p>
          </table:table-cell>
          <table:table-cell table:formula="of:=(ABS([.$B1632]-[.E1632])&lt;=[.$B16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table:formula="of:=[.$B1633]-[.C1633]" office:value-type="float" office:value="5">
            <text:p>5</text:p>
          </table:table-cell>
          <table:table-cell table:formula="of:=[.$B1633]-[.D1633]" office:value-type="float" office:value="4">
            <text:p>4</text:p>
          </table:table-cell>
          <table:table-cell table:formula="of:=[.$B1633]-[.E1633]" office:value-type="float" office:value="2">
            <text:p>2</text:p>
          </table:table-cell>
          <table:table-cell table:number-columns-repeated="8"/>
          <table:table-cell table:formula="of:=(ABS([.$B1633]-[.C1633])&lt;=[.$B1633]*0.1)" office:value-type="boolean" office:boolean-value="false">
            <text:p>FALSO</text:p>
          </table:table-cell>
          <table:table-cell table:formula="of:=(ABS([.$B1633]-[.D1633])&lt;=[.$B1633]*0.1)" office:value-type="boolean" office:boolean-value="false">
            <text:p>FALSO</text:p>
          </table:table-cell>
          <table:table-cell table:formula="of:=(ABS([.$B1633]-[.E1633])&lt;=[.$B16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number-columns-repeated="2"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formula="of:=[.$B1634]-[.C1634]" office:value-type="float" office:value="3">
            <text:p>3</text:p>
          </table:table-cell>
          <table:table-cell table:formula="of:=[.$B1634]-[.D1634]" office:value-type="float" office:value="3">
            <text:p>3</text:p>
          </table:table-cell>
          <table:table-cell table:formula="of:=[.$B1634]-[.E1634]" office:value-type="float" office:value="0">
            <text:p>0</text:p>
          </table:table-cell>
          <table:table-cell table:number-columns-repeated="8"/>
          <table:table-cell table:formula="of:=(ABS([.$B1634]-[.C1634])&lt;=[.$B1634]*0.1)" office:value-type="boolean" office:boolean-value="false">
            <text:p>FALSO</text:p>
          </table:table-cell>
          <table:table-cell table:formula="of:=(ABS([.$B1634]-[.D1634])&lt;=[.$B1634]*0.1)" office:value-type="boolean" office:boolean-value="false">
            <text:p>FALSO</text:p>
          </table:table-cell>
          <table:table-cell table:formula="of:=(ABS([.$B1634]-[.E1634])&lt;=[.$B16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  <table:table-cell table:formula="of:=[.$B1635]-[.C1635]" office:value-type="float" office:value="8">
            <text:p>8</text:p>
          </table:table-cell>
          <table:table-cell table:formula="of:=[.$B1635]-[.D1635]" office:value-type="float" office:value="5">
            <text:p>5</text:p>
          </table:table-cell>
          <table:table-cell table:formula="of:=[.$B1635]-[.E1635]" office:value-type="float" office:value="1">
            <text:p>1</text:p>
          </table:table-cell>
          <table:table-cell table:number-columns-repeated="8"/>
          <table:table-cell table:formula="of:=(ABS([.$B1635]-[.C1635])&lt;=[.$B1635]*0.1)" office:value-type="boolean" office:boolean-value="false">
            <text:p>FALSO</text:p>
          </table:table-cell>
          <table:table-cell table:formula="of:=(ABS([.$B1635]-[.D1635])&lt;=[.$B1635]*0.1)" office:value-type="boolean" office:boolean-value="false">
            <text:p>FALSO</text:p>
          </table:table-cell>
          <table:table-cell table:formula="of:=(ABS([.$B1635]-[.E1635])&lt;=[.$B16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22">
            <text:p>22</text:p>
          </table:table-cell>
          <table:table-cell office:value-type="float" office:value="26">
            <text:p>26</text:p>
          </table:table-cell>
          <table:table-cell/>
          <table:table-cell table:formula="of:=[.$B1636]-[.C1636]" office:value-type="float" office:value="4">
            <text:p>4</text:p>
          </table:table-cell>
          <table:table-cell table:formula="of:=[.$B1636]-[.D1636]" office:value-type="float" office:value="4">
            <text:p>4</text:p>
          </table:table-cell>
          <table:table-cell table:formula="of:=[.$B1636]-[.E1636]" office:value-type="float" office:value="0">
            <text:p>0</text:p>
          </table:table-cell>
          <table:table-cell table:number-columns-repeated="8"/>
          <table:table-cell table:formula="of:=(ABS([.$B1636]-[.C1636])&lt;=[.$B1636]*0.1)" office:value-type="boolean" office:boolean-value="false">
            <text:p>FALSO</text:p>
          </table:table-cell>
          <table:table-cell table:formula="of:=(ABS([.$B1636]-[.D1636])&lt;=[.$B1636]*0.1)" office:value-type="boolean" office:boolean-value="false">
            <text:p>FALSO</text:p>
          </table:table-cell>
          <table:table-cell table:formula="of:=(ABS([.$B1636]-[.E1636])&lt;=[.$B16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  <table:table-cell table:formula="of:=[.$B1637]-[.C1637]" office:value-type="float" office:value="3">
            <text:p>3</text:p>
          </table:table-cell>
          <table:table-cell table:formula="of:=[.$B1637]-[.D1637]" office:value-type="float" office:value="3">
            <text:p>3</text:p>
          </table:table-cell>
          <table:table-cell table:formula="of:=[.$B1637]-[.E1637]" office:value-type="float" office:value="0">
            <text:p>0</text:p>
          </table:table-cell>
          <table:table-cell table:number-columns-repeated="8"/>
          <table:table-cell table:formula="of:=(ABS([.$B1637]-[.C1637])&lt;=[.$B1637]*0.1)" office:value-type="boolean" office:boolean-value="true">
            <text:p>VERDADERO</text:p>
          </table:table-cell>
          <table:table-cell table:formula="of:=(ABS([.$B1637]-[.D1637])&lt;=[.$B1637]*0.1)" office:value-type="boolean" office:boolean-value="true">
            <text:p>VERDADERO</text:p>
          </table:table-cell>
          <table:table-cell table:formula="of:=(ABS([.$B1637]-[.E1637])&lt;=[.$B16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table:number-columns-repeated="2" office:value-type="float" office:value="38">
            <text:p>38</text:p>
          </table:table-cell>
          <table:table-cell/>
          <table:table-cell table:formula="of:=[.$B1638]-[.C1638]" office:value-type="float" office:value="11">
            <text:p>11</text:p>
          </table:table-cell>
          <table:table-cell table:formula="of:=[.$B1638]-[.D1638]" office:value-type="float" office:value="0">
            <text:p>0</text:p>
          </table:table-cell>
          <table:table-cell table:formula="of:=[.$B1638]-[.E1638]" office:value-type="float" office:value="0">
            <text:p>0</text:p>
          </table:table-cell>
          <table:table-cell table:number-columns-repeated="8"/>
          <table:table-cell table:formula="of:=(ABS([.$B1638]-[.C1638])&lt;=[.$B1638]*0.1)" office:value-type="boolean" office:boolean-value="false">
            <text:p>FALSO</text:p>
          </table:table-cell>
          <table:table-cell table:formula="of:=(ABS([.$B1638]-[.D1638])&lt;=[.$B1638]*0.1)" office:value-type="boolean" office:boolean-value="true">
            <text:p>VERDADERO</text:p>
          </table:table-cell>
          <table:table-cell table:formula="of:=(ABS([.$B1638]-[.E1638])&lt;=[.$B16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 office:value-type="float" office:value="24">
            <text:p>24</text:p>
          </table:table-cell>
          <table:table-cell office:value-type="float" office:value="29">
            <text:p>29</text:p>
          </table:table-cell>
          <table:table-cell/>
          <table:table-cell table:formula="of:=[.$B1639]-[.C1639]" office:value-type="float" office:value="5">
            <text:p>5</text:p>
          </table:table-cell>
          <table:table-cell table:formula="of:=[.$B1639]-[.D1639]" office:value-type="float" office:value="5">
            <text:p>5</text:p>
          </table:table-cell>
          <table:table-cell table:formula="of:=[.$B1639]-[.E1639]" office:value-type="float" office:value="0">
            <text:p>0</text:p>
          </table:table-cell>
          <table:table-cell table:number-columns-repeated="8"/>
          <table:table-cell table:formula="of:=(ABS([.$B1639]-[.C1639])&lt;=[.$B1639]*0.1)" office:value-type="boolean" office:boolean-value="false">
            <text:p>FALSO</text:p>
          </table:table-cell>
          <table:table-cell table:formula="of:=(ABS([.$B1639]-[.D1639])&lt;=[.$B1639]*0.1)" office:value-type="boolean" office:boolean-value="false">
            <text:p>FALSO</text:p>
          </table:table-cell>
          <table:table-cell table:formula="of:=(ABS([.$B1639]-[.E1639])&lt;=[.$B16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[.$B1640]-[.C1640]" office:value-type="float" office:value="1">
            <text:p>1</text:p>
          </table:table-cell>
          <table:table-cell table:formula="of:=[.$B1640]-[.D1640]" office:value-type="float" office:value="1">
            <text:p>1</text:p>
          </table:table-cell>
          <table:table-cell table:formula="of:=[.$B1640]-[.E1640]" office:value-type="float" office:value="0">
            <text:p>0</text:p>
          </table:table-cell>
          <table:table-cell table:number-columns-repeated="8"/>
          <table:table-cell table:formula="of:=(ABS([.$B1640]-[.C1640])&lt;=[.$B1640]*0.1)" office:value-type="boolean" office:boolean-value="true">
            <text:p>VERDADERO</text:p>
          </table:table-cell>
          <table:table-cell table:formula="of:=(ABS([.$B1640]-[.D1640])&lt;=[.$B1640]*0.1)" office:value-type="boolean" office:boolean-value="true">
            <text:p>VERDADERO</text:p>
          </table:table-cell>
          <table:table-cell table:formula="of:=(ABS([.$B1640]-[.E1640])&lt;=[.$B16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  <table:table-cell table:formula="of:=[.$B1641]-[.C1641]" office:value-type="float" office:value="8">
            <text:p>8</text:p>
          </table:table-cell>
          <table:table-cell table:formula="of:=[.$B1641]-[.D1641]" office:value-type="float" office:value="3">
            <text:p>3</text:p>
          </table:table-cell>
          <table:table-cell table:formula="of:=[.$B1641]-[.E1641]" office:value-type="float" office:value="0">
            <text:p>0</text:p>
          </table:table-cell>
          <table:table-cell table:number-columns-repeated="8"/>
          <table:table-cell table:formula="of:=(ABS([.$B1641]-[.C1641])&lt;=[.$B1641]*0.1)" office:value-type="boolean" office:boolean-value="false">
            <text:p>FALSO</text:p>
          </table:table-cell>
          <table:table-cell table:formula="of:=(ABS([.$B1641]-[.D1641])&lt;=[.$B1641]*0.1)" office:value-type="boolean" office:boolean-value="true">
            <text:p>VERDADERO</text:p>
          </table:table-cell>
          <table:table-cell table:formula="of:=(ABS([.$B1641]-[.E1641])&lt;=[.$B16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table:formula="of:=[.$B1642]-[.C1642]" office:value-type="float" office:value="10">
            <text:p>10</text:p>
          </table:table-cell>
          <table:table-cell table:formula="of:=[.$B1642]-[.D1642]" office:value-type="float" office:value="10">
            <text:p>10</text:p>
          </table:table-cell>
          <table:table-cell table:formula="of:=[.$B1642]-[.E1642]" office:value-type="float" office:value="1">
            <text:p>1</text:p>
          </table:table-cell>
          <table:table-cell table:number-columns-repeated="8"/>
          <table:table-cell table:formula="of:=(ABS([.$B1642]-[.C1642])&lt;=[.$B1642]*0.1)" office:value-type="boolean" office:boolean-value="false">
            <text:p>FALSO</text:p>
          </table:table-cell>
          <table:table-cell table:formula="of:=(ABS([.$B1642]-[.D1642])&lt;=[.$B1642]*0.1)" office:value-type="boolean" office:boolean-value="false">
            <text:p>FALSO</text:p>
          </table:table-cell>
          <table:table-cell table:formula="of:=(ABS([.$B1642]-[.E1642])&lt;=[.$B16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/>
          <table:table-cell table:formula="of:=[.$B1643]-[.C1643]" office:value-type="float" office:value="8">
            <text:p>8</text:p>
          </table:table-cell>
          <table:table-cell table:formula="of:=[.$B1643]-[.D1643]" office:value-type="float" office:value="7">
            <text:p>7</text:p>
          </table:table-cell>
          <table:table-cell table:formula="of:=[.$B1643]-[.E1643]" office:value-type="float" office:value="0">
            <text:p>0</text:p>
          </table:table-cell>
          <table:table-cell table:number-columns-repeated="8"/>
          <table:table-cell table:formula="of:=(ABS([.$B1643]-[.C1643])&lt;=[.$B1643]*0.1)" office:value-type="boolean" office:boolean-value="false">
            <text:p>FALSO</text:p>
          </table:table-cell>
          <table:table-cell table:formula="of:=(ABS([.$B1643]-[.D1643])&lt;=[.$B1643]*0.1)" office:value-type="boolean" office:boolean-value="false">
            <text:p>FALSO</text:p>
          </table:table-cell>
          <table:table-cell table:formula="of:=(ABS([.$B1643]-[.E1643])&lt;=[.$B16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644]-[.C1644]" office:value-type="float" office:value="3">
            <text:p>3</text:p>
          </table:table-cell>
          <table:table-cell table:formula="of:=[.$B1644]-[.D1644]" office:value-type="float" office:value="3">
            <text:p>3</text:p>
          </table:table-cell>
          <table:table-cell table:formula="of:=[.$B1644]-[.E1644]" office:value-type="float" office:value="0">
            <text:p>0</text:p>
          </table:table-cell>
          <table:table-cell table:number-columns-repeated="8"/>
          <table:table-cell table:formula="of:=(ABS([.$B1644]-[.C1644])&lt;=[.$B1644]*0.1)" office:value-type="boolean" office:boolean-value="false">
            <text:p>FALSO</text:p>
          </table:table-cell>
          <table:table-cell table:formula="of:=(ABS([.$B1644]-[.D1644])&lt;=[.$B1644]*0.1)" office:value-type="boolean" office:boolean-value="false">
            <text:p>FALSO</text:p>
          </table:table-cell>
          <table:table-cell table:formula="of:=(ABS([.$B1644]-[.E1644])&lt;=[.$B16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2"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  <table:table-cell table:formula="of:=[.$B1645]-[.C1645]" office:value-type="float" office:value="4">
            <text:p>4</text:p>
          </table:table-cell>
          <table:table-cell table:formula="of:=[.$B1645]-[.D1645]" office:value-type="float" office:value="4">
            <text:p>4</text:p>
          </table:table-cell>
          <table:table-cell table:formula="of:=[.$B1645]-[.E1645]" office:value-type="float" office:value="0">
            <text:p>0</text:p>
          </table:table-cell>
          <table:table-cell table:number-columns-repeated="8"/>
          <table:table-cell table:formula="of:=(ABS([.$B1645]-[.C1645])&lt;=[.$B1645]*0.1)" office:value-type="boolean" office:boolean-value="false">
            <text:p>FALSO</text:p>
          </table:table-cell>
          <table:table-cell table:formula="of:=(ABS([.$B1645]-[.D1645])&lt;=[.$B1645]*0.1)" office:value-type="boolean" office:boolean-value="false">
            <text:p>FALSO</text:p>
          </table:table-cell>
          <table:table-cell table:formula="of:=(ABS([.$B1645]-[.E1645])&lt;=[.$B16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[.$B1646]-[.C1646]" office:value-type="float" office:value="4">
            <text:p>4</text:p>
          </table:table-cell>
          <table:table-cell table:formula="of:=[.$B1646]-[.D1646]" office:value-type="float" office:value="3">
            <text:p>3</text:p>
          </table:table-cell>
          <table:table-cell table:formula="of:=[.$B1646]-[.E1646]" office:value-type="float" office:value="1">
            <text:p>1</text:p>
          </table:table-cell>
          <table:table-cell table:number-columns-repeated="8"/>
          <table:table-cell table:formula="of:=(ABS([.$B1646]-[.C1646])&lt;=[.$B1646]*0.1)" office:value-type="boolean" office:boolean-value="false">
            <text:p>FALSO</text:p>
          </table:table-cell>
          <table:table-cell table:formula="of:=(ABS([.$B1646]-[.D1646])&lt;=[.$B1646]*0.1)" office:value-type="boolean" office:boolean-value="false">
            <text:p>FALSO</text:p>
          </table:table-cell>
          <table:table-cell table:formula="of:=(ABS([.$B1646]-[.E1646])&lt;=[.$B16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  <table:table-cell/>
          <table:table-cell table:formula="of:=[.$B1647]-[.C1647]" office:value-type="float" office:value="4">
            <text:p>4</text:p>
          </table:table-cell>
          <table:table-cell table:formula="of:=[.$B1647]-[.D1647]" office:value-type="float" office:value="4">
            <text:p>4</text:p>
          </table:table-cell>
          <table:table-cell table:formula="of:=[.$B1647]-[.E1647]" office:value-type="float" office:value="1">
            <text:p>1</text:p>
          </table:table-cell>
          <table:table-cell table:number-columns-repeated="8"/>
          <table:table-cell table:formula="of:=(ABS([.$B1647]-[.C1647])&lt;=[.$B1647]*0.1)" office:value-type="boolean" office:boolean-value="false">
            <text:p>FALSO</text:p>
          </table:table-cell>
          <table:table-cell table:formula="of:=(ABS([.$B1647]-[.D1647])&lt;=[.$B1647]*0.1)" office:value-type="boolean" office:boolean-value="false">
            <text:p>FALSO</text:p>
          </table:table-cell>
          <table:table-cell table:formula="of:=(ABS([.$B1647]-[.E1647])&lt;=[.$B16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/>
          <table:table-cell table:formula="of:=[.$B1648]-[.C1648]" office:value-type="float" office:value="11">
            <text:p>11</text:p>
          </table:table-cell>
          <table:table-cell table:formula="of:=[.$B1648]-[.D1648]" office:value-type="float" office:value="10">
            <text:p>10</text:p>
          </table:table-cell>
          <table:table-cell table:formula="of:=[.$B1648]-[.E1648]" office:value-type="float" office:value="4">
            <text:p>4</text:p>
          </table:table-cell>
          <table:table-cell table:number-columns-repeated="8"/>
          <table:table-cell table:formula="of:=(ABS([.$B1648]-[.C1648])&lt;=[.$B1648]*0.1)" office:value-type="boolean" office:boolean-value="false">
            <text:p>FALSO</text:p>
          </table:table-cell>
          <table:table-cell table:formula="of:=(ABS([.$B1648]-[.D1648])&lt;=[.$B1648]*0.1)" office:value-type="boolean" office:boolean-value="false">
            <text:p>FALSO</text:p>
          </table:table-cell>
          <table:table-cell table:formula="of:=(ABS([.$B1648]-[.E1648])&lt;=[.$B164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table:formula="of:=[.$B1649]-[.C1649]" office:value-type="float" office:value="3">
            <text:p>3</text:p>
          </table:table-cell>
          <table:table-cell table:formula="of:=[.$B1649]-[.D1649]" office:value-type="float" office:value="3">
            <text:p>3</text:p>
          </table:table-cell>
          <table:table-cell table:formula="of:=[.$B1649]-[.E1649]" office:value-type="float" office:value="1">
            <text:p>1</text:p>
          </table:table-cell>
          <table:table-cell table:number-columns-repeated="8"/>
          <table:table-cell table:formula="of:=(ABS([.$B1649]-[.C1649])&lt;=[.$B1649]*0.1)" office:value-type="boolean" office:boolean-value="false">
            <text:p>FALSO</text:p>
          </table:table-cell>
          <table:table-cell table:formula="of:=(ABS([.$B1649]-[.D1649])&lt;=[.$B1649]*0.1)" office:value-type="boolean" office:boolean-value="false">
            <text:p>FALSO</text:p>
          </table:table-cell>
          <table:table-cell table:formula="of:=(ABS([.$B1649]-[.E1649])&lt;=[.$B16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2" office:value-type="float" office:value="26">
            <text:p>26</text:p>
          </table:table-cell>
          <table:table-cell office:value-type="float" office:value="31">
            <text:p>31</text:p>
          </table:table-cell>
          <table:table-cell/>
          <table:table-cell table:formula="of:=[.$B1650]-[.C1650]" office:value-type="float" office:value="5">
            <text:p>5</text:p>
          </table:table-cell>
          <table:table-cell table:formula="of:=[.$B1650]-[.D1650]" office:value-type="float" office:value="5">
            <text:p>5</text:p>
          </table:table-cell>
          <table:table-cell table:formula="of:=[.$B1650]-[.E1650]" office:value-type="float" office:value="0">
            <text:p>0</text:p>
          </table:table-cell>
          <table:table-cell table:number-columns-repeated="8"/>
          <table:table-cell table:formula="of:=(ABS([.$B1650]-[.C1650])&lt;=[.$B1650]*0.1)" office:value-type="boolean" office:boolean-value="false">
            <text:p>FALSO</text:p>
          </table:table-cell>
          <table:table-cell table:formula="of:=(ABS([.$B1650]-[.D1650])&lt;=[.$B1650]*0.1)" office:value-type="boolean" office:boolean-value="false">
            <text:p>FALSO</text:p>
          </table:table-cell>
          <table:table-cell table:formula="of:=(ABS([.$B1650]-[.E1650])&lt;=[.$B16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  <table:table-cell table:formula="of:=[.$B1651]-[.C1651]" office:value-type="float" office:value="8">
            <text:p>8</text:p>
          </table:table-cell>
          <table:table-cell table:formula="of:=[.$B1651]-[.D1651]" office:value-type="float" office:value="4">
            <text:p>4</text:p>
          </table:table-cell>
          <table:table-cell table:formula="of:=[.$B1651]-[.E1651]" office:value-type="float" office:value="0">
            <text:p>0</text:p>
          </table:table-cell>
          <table:table-cell table:number-columns-repeated="8"/>
          <table:table-cell table:formula="of:=(ABS([.$B1651]-[.C1651])&lt;=[.$B1651]*0.1)" office:value-type="boolean" office:boolean-value="false">
            <text:p>FALSO</text:p>
          </table:table-cell>
          <table:table-cell table:formula="of:=(ABS([.$B1651]-[.D1651])&lt;=[.$B1651]*0.1)" office:value-type="boolean" office:boolean-value="false">
            <text:p>FALSO</text:p>
          </table:table-cell>
          <table:table-cell table:formula="of:=(ABS([.$B1651]-[.E1651])&lt;=[.$B16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/>
          <table:table-cell table:formula="of:=[.$B1652]-[.C1652]" office:value-type="float" office:value="9">
            <text:p>9</text:p>
          </table:table-cell>
          <table:table-cell table:formula="of:=[.$B1652]-[.D1652]" office:value-type="float" office:value="4">
            <text:p>4</text:p>
          </table:table-cell>
          <table:table-cell table:formula="of:=[.$B1652]-[.E1652]" office:value-type="float" office:value="0">
            <text:p>0</text:p>
          </table:table-cell>
          <table:table-cell table:number-columns-repeated="8"/>
          <table:table-cell table:formula="of:=(ABS([.$B1652]-[.C1652])&lt;=[.$B1652]*0.1)" office:value-type="boolean" office:boolean-value="false">
            <text:p>FALSO</text:p>
          </table:table-cell>
          <table:table-cell table:formula="of:=(ABS([.$B1652]-[.D1652])&lt;=[.$B1652]*0.1)" office:value-type="boolean" office:boolean-value="false">
            <text:p>FALSO</text:p>
          </table:table-cell>
          <table:table-cell table:formula="of:=(ABS([.$B1652]-[.E1652])&lt;=[.$B16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formula="of:=[.$B1653]-[.C1653]" office:value-type="float" office:value="5">
            <text:p>5</text:p>
          </table:table-cell>
          <table:table-cell table:formula="of:=[.$B1653]-[.D1653]" office:value-type="float" office:value="3">
            <text:p>3</text:p>
          </table:table-cell>
          <table:table-cell table:formula="of:=[.$B1653]-[.E1653]" office:value-type="float" office:value="0">
            <text:p>0</text:p>
          </table:table-cell>
          <table:table-cell table:number-columns-repeated="8"/>
          <table:table-cell table:formula="of:=(ABS([.$B1653]-[.C1653])&lt;=[.$B1653]*0.1)" office:value-type="boolean" office:boolean-value="false">
            <text:p>FALSO</text:p>
          </table:table-cell>
          <table:table-cell table:formula="of:=(ABS([.$B1653]-[.D1653])&lt;=[.$B1653]*0.1)" office:value-type="boolean" office:boolean-value="false">
            <text:p>FALSO</text:p>
          </table:table-cell>
          <table:table-cell table:formula="of:=(ABS([.$B1653]-[.E1653])&lt;=[.$B16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  <table:table-cell table:formula="of:=[.$B1654]-[.C1654]" office:value-type="float" office:value="7">
            <text:p>7</text:p>
          </table:table-cell>
          <table:table-cell table:formula="of:=[.$B1654]-[.D1654]" office:value-type="float" office:value="1">
            <text:p>1</text:p>
          </table:table-cell>
          <table:table-cell table:formula="of:=[.$B1654]-[.E1654]" office:value-type="float" office:value="0">
            <text:p>0</text:p>
          </table:table-cell>
          <table:table-cell table:number-columns-repeated="8"/>
          <table:table-cell table:formula="of:=(ABS([.$B1654]-[.C1654])&lt;=[.$B1654]*0.1)" office:value-type="boolean" office:boolean-value="false">
            <text:p>FALSO</text:p>
          </table:table-cell>
          <table:table-cell table:formula="of:=(ABS([.$B1654]-[.D1654])&lt;=[.$B1654]*0.1)" office:value-type="boolean" office:boolean-value="true">
            <text:p>VERDADERO</text:p>
          </table:table-cell>
          <table:table-cell table:formula="of:=(ABS([.$B1654]-[.E1654])&lt;=[.$B16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/>
          <table:table-cell table:formula="of:=[.$B1655]-[.C1655]" office:value-type="float" office:value="4">
            <text:p>4</text:p>
          </table:table-cell>
          <table:table-cell table:formula="of:=[.$B1655]-[.D1655]" office:value-type="float" office:value="3">
            <text:p>3</text:p>
          </table:table-cell>
          <table:table-cell table:formula="of:=[.$B1655]-[.E1655]" office:value-type="float" office:value="0">
            <text:p>0</text:p>
          </table:table-cell>
          <table:table-cell table:number-columns-repeated="8"/>
          <table:table-cell table:formula="of:=(ABS([.$B1655]-[.C1655])&lt;=[.$B1655]*0.1)" office:value-type="boolean" office:boolean-value="false">
            <text:p>FALSO</text:p>
          </table:table-cell>
          <table:table-cell table:formula="of:=(ABS([.$B1655]-[.D1655])&lt;=[.$B1655]*0.1)" office:value-type="boolean" office:boolean-value="false">
            <text:p>FALSO</text:p>
          </table:table-cell>
          <table:table-cell table:formula="of:=(ABS([.$B1655]-[.E1655])&lt;=[.$B16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  <table:table-cell table:formula="of:=[.$B1656]-[.C1656]" office:value-type="float" office:value="10">
            <text:p>10</text:p>
          </table:table-cell>
          <table:table-cell table:formula="of:=[.$B1656]-[.D1656]" office:value-type="float" office:value="6">
            <text:p>6</text:p>
          </table:table-cell>
          <table:table-cell table:formula="of:=[.$B1656]-[.E1656]" office:value-type="float" office:value="1">
            <text:p>1</text:p>
          </table:table-cell>
          <table:table-cell table:number-columns-repeated="8"/>
          <table:table-cell table:formula="of:=(ABS([.$B1656]-[.C1656])&lt;=[.$B1656]*0.1)" office:value-type="boolean" office:boolean-value="false">
            <text:p>FALSO</text:p>
          </table:table-cell>
          <table:table-cell table:formula="of:=(ABS([.$B1656]-[.D1656])&lt;=[.$B1656]*0.1)" office:value-type="boolean" office:boolean-value="false">
            <text:p>FALSO</text:p>
          </table:table-cell>
          <table:table-cell table:formula="of:=(ABS([.$B1656]-[.E1656])&lt;=[.$B16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  <table:table-cell table:formula="of:=[.$B1657]-[.C1657]" office:value-type="float" office:value="5">
            <text:p>5</text:p>
          </table:table-cell>
          <table:table-cell table:formula="of:=[.$B1657]-[.D1657]" office:value-type="float" office:value="5">
            <text:p>5</text:p>
          </table:table-cell>
          <table:table-cell table:formula="of:=[.$B1657]-[.E1657]" office:value-type="float" office:value="0">
            <text:p>0</text:p>
          </table:table-cell>
          <table:table-cell table:number-columns-repeated="8"/>
          <table:table-cell table:formula="of:=(ABS([.$B1657]-[.C1657])&lt;=[.$B1657]*0.1)" office:value-type="boolean" office:boolean-value="false">
            <text:p>FALSO</text:p>
          </table:table-cell>
          <table:table-cell table:formula="of:=(ABS([.$B1657]-[.D1657])&lt;=[.$B1657]*0.1)" office:value-type="boolean" office:boolean-value="false">
            <text:p>FALSO</text:p>
          </table:table-cell>
          <table:table-cell table:formula="of:=(ABS([.$B1657]-[.E1657])&lt;=[.$B16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table:number-columns-repeated="2"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  <table:table-cell table:formula="of:=[.$B1658]-[.C1658]" office:value-type="float" office:value="10">
            <text:p>10</text:p>
          </table:table-cell>
          <table:table-cell table:formula="of:=[.$B1658]-[.D1658]" office:value-type="float" office:value="10">
            <text:p>10</text:p>
          </table:table-cell>
          <table:table-cell table:formula="of:=[.$B1658]-[.E1658]" office:value-type="float" office:value="0">
            <text:p>0</text:p>
          </table:table-cell>
          <table:table-cell table:number-columns-repeated="8"/>
          <table:table-cell table:formula="of:=(ABS([.$B1658]-[.C1658])&lt;=[.$B1658]*0.1)" office:value-type="boolean" office:boolean-value="false">
            <text:p>FALSO</text:p>
          </table:table-cell>
          <table:table-cell table:formula="of:=(ABS([.$B1658]-[.D1658])&lt;=[.$B1658]*0.1)" office:value-type="boolean" office:boolean-value="false">
            <text:p>FALSO</text:p>
          </table:table-cell>
          <table:table-cell table:formula="of:=(ABS([.$B1658]-[.E1658])&lt;=[.$B16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/>
          <table:table-cell table:formula="of:=[.$B1659]-[.C1659]" office:value-type="float" office:value="5">
            <text:p>5</text:p>
          </table:table-cell>
          <table:table-cell table:formula="of:=[.$B1659]-[.D1659]" office:value-type="float" office:value="3">
            <text:p>3</text:p>
          </table:table-cell>
          <table:table-cell table:formula="of:=[.$B1659]-[.E1659]" office:value-type="float" office:value="0">
            <text:p>0</text:p>
          </table:table-cell>
          <table:table-cell table:number-columns-repeated="8"/>
          <table:table-cell table:formula="of:=(ABS([.$B1659]-[.C1659])&lt;=[.$B1659]*0.1)" office:value-type="boolean" office:boolean-value="false">
            <text:p>FALSO</text:p>
          </table:table-cell>
          <table:table-cell table:formula="of:=(ABS([.$B1659]-[.D1659])&lt;=[.$B1659]*0.1)" office:value-type="boolean" office:boolean-value="false">
            <text:p>FALSO</text:p>
          </table:table-cell>
          <table:table-cell table:formula="of:=(ABS([.$B1659]-[.E1659])&lt;=[.$B16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table:formula="of:=[.$B1660]-[.C1660]" office:value-type="float" office:value="4">
            <text:p>4</text:p>
          </table:table-cell>
          <table:table-cell table:formula="of:=[.$B1660]-[.D1660]" office:value-type="float" office:value="3">
            <text:p>3</text:p>
          </table:table-cell>
          <table:table-cell table:formula="of:=[.$B1660]-[.E1660]" office:value-type="float" office:value="1">
            <text:p>1</text:p>
          </table:table-cell>
          <table:table-cell table:number-columns-repeated="8"/>
          <table:table-cell table:formula="of:=(ABS([.$B1660]-[.C1660])&lt;=[.$B1660]*0.1)" office:value-type="boolean" office:boolean-value="false">
            <text:p>FALSO</text:p>
          </table:table-cell>
          <table:table-cell table:formula="of:=(ABS([.$B1660]-[.D1660])&lt;=[.$B1660]*0.1)" office:value-type="boolean" office:boolean-value="false">
            <text:p>FALSO</text:p>
          </table:table-cell>
          <table:table-cell table:formula="of:=(ABS([.$B1660]-[.E1660])&lt;=[.$B16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[.$B1661]-[.C1661]" office:value-type="float" office:value="7">
            <text:p>7</text:p>
          </table:table-cell>
          <table:table-cell table:formula="of:=[.$B1661]-[.D1661]" office:value-type="float" office:value="3">
            <text:p>3</text:p>
          </table:table-cell>
          <table:table-cell table:formula="of:=[.$B1661]-[.E1661]" office:value-type="float" office:value="1">
            <text:p>1</text:p>
          </table:table-cell>
          <table:table-cell table:number-columns-repeated="8"/>
          <table:table-cell table:formula="of:=(ABS([.$B1661]-[.C1661])&lt;=[.$B1661]*0.1)" office:value-type="boolean" office:boolean-value="false">
            <text:p>FALSO</text:p>
          </table:table-cell>
          <table:table-cell table:formula="of:=(ABS([.$B1661]-[.D1661])&lt;=[.$B1661]*0.1)" office:value-type="boolean" office:boolean-value="false">
            <text:p>FALSO</text:p>
          </table:table-cell>
          <table:table-cell table:formula="of:=(ABS([.$B1661]-[.E1661])&lt;=[.$B16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19">
            <text:p>19</text:p>
          </table:table-cell>
          <table:table-cell office:value-type="float" office:value="26">
            <text:p>26</text:p>
          </table:table-cell>
          <table:table-cell/>
          <table:table-cell table:formula="of:=[.$B1662]-[.C1662]" office:value-type="float" office:value="7">
            <text:p>7</text:p>
          </table:table-cell>
          <table:table-cell table:formula="of:=[.$B1662]-[.D1662]" office:value-type="float" office:value="7">
            <text:p>7</text:p>
          </table:table-cell>
          <table:table-cell table:formula="of:=[.$B1662]-[.E1662]" office:value-type="float" office:value="0">
            <text:p>0</text:p>
          </table:table-cell>
          <table:table-cell table:number-columns-repeated="8"/>
          <table:table-cell table:formula="of:=(ABS([.$B1662]-[.C1662])&lt;=[.$B1662]*0.1)" office:value-type="boolean" office:boolean-value="false">
            <text:p>FALSO</text:p>
          </table:table-cell>
          <table:table-cell table:formula="of:=(ABS([.$B1662]-[.D1662])&lt;=[.$B1662]*0.1)" office:value-type="boolean" office:boolean-value="false">
            <text:p>FALSO</text:p>
          </table:table-cell>
          <table:table-cell table:formula="of:=(ABS([.$B1662]-[.E1662])&lt;=[.$B16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  <table:table-cell table:formula="of:=[.$B1663]-[.C1663]" office:value-type="float" office:value="5">
            <text:p>5</text:p>
          </table:table-cell>
          <table:table-cell table:formula="of:=[.$B1663]-[.D1663]" office:value-type="float" office:value="4">
            <text:p>4</text:p>
          </table:table-cell>
          <table:table-cell table:formula="of:=[.$B1663]-[.E1663]" office:value-type="float" office:value="0">
            <text:p>0</text:p>
          </table:table-cell>
          <table:table-cell table:number-columns-repeated="8"/>
          <table:table-cell table:formula="of:=(ABS([.$B1663]-[.C1663])&lt;=[.$B1663]*0.1)" office:value-type="boolean" office:boolean-value="false">
            <text:p>FALSO</text:p>
          </table:table-cell>
          <table:table-cell table:formula="of:=(ABS([.$B1663]-[.D1663])&lt;=[.$B1663]*0.1)" office:value-type="boolean" office:boolean-value="false">
            <text:p>FALSO</text:p>
          </table:table-cell>
          <table:table-cell table:formula="of:=(ABS([.$B1663]-[.E1663])&lt;=[.$B16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  <table:table-cell table:formula="of:=[.$B1664]-[.C1664]" office:value-type="float" office:value="5">
            <text:p>5</text:p>
          </table:table-cell>
          <table:table-cell table:formula="of:=[.$B1664]-[.D1664]" office:value-type="float" office:value="4">
            <text:p>4</text:p>
          </table:table-cell>
          <table:table-cell table:formula="of:=[.$B1664]-[.E1664]" office:value-type="float" office:value="0">
            <text:p>0</text:p>
          </table:table-cell>
          <table:table-cell table:number-columns-repeated="8"/>
          <table:table-cell table:formula="of:=(ABS([.$B1664]-[.C1664])&lt;=[.$B1664]*0.1)" office:value-type="boolean" office:boolean-value="false">
            <text:p>FALSO</text:p>
          </table:table-cell>
          <table:table-cell table:formula="of:=(ABS([.$B1664]-[.D1664])&lt;=[.$B1664]*0.1)" office:value-type="boolean" office:boolean-value="false">
            <text:p>FALSO</text:p>
          </table:table-cell>
          <table:table-cell table:formula="of:=(ABS([.$B1664]-[.E1664])&lt;=[.$B16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8">
            <text:p>28</text:p>
          </table:table-cell>
          <table:table-cell office:value-type="float" office:value="30">
            <text:p>30</text:p>
          </table:table-cell>
          <table:table-cell/>
          <table:table-cell table:formula="of:=[.$B1665]-[.C1665]" office:value-type="float" office:value="2">
            <text:p>2</text:p>
          </table:table-cell>
          <table:table-cell table:formula="of:=[.$B1665]-[.D1665]" office:value-type="float" office:value="2">
            <text:p>2</text:p>
          </table:table-cell>
          <table:table-cell table:formula="of:=[.$B1665]-[.E1665]" office:value-type="float" office:value="0">
            <text:p>0</text:p>
          </table:table-cell>
          <table:table-cell table:number-columns-repeated="8"/>
          <table:table-cell table:formula="of:=(ABS([.$B1665]-[.C1665])&lt;=[.$B1665]*0.1)" office:value-type="boolean" office:boolean-value="true">
            <text:p>VERDADERO</text:p>
          </table:table-cell>
          <table:table-cell table:formula="of:=(ABS([.$B1665]-[.D1665])&lt;=[.$B1665]*0.1)" office:value-type="boolean" office:boolean-value="true">
            <text:p>VERDADERO</text:p>
          </table:table-cell>
          <table:table-cell table:formula="of:=(ABS([.$B1665]-[.E1665])&lt;=[.$B16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[.$B1666]-[.C1666]" office:value-type="float" office:value="1">
            <text:p>1</text:p>
          </table:table-cell>
          <table:table-cell table:formula="of:=[.$B1666]-[.D1666]" office:value-type="float" office:value="1">
            <text:p>1</text:p>
          </table:table-cell>
          <table:table-cell table:formula="of:=[.$B1666]-[.E1666]" office:value-type="float" office:value="0">
            <text:p>0</text:p>
          </table:table-cell>
          <table:table-cell table:number-columns-repeated="8"/>
          <table:table-cell table:formula="of:=(ABS([.$B1666]-[.C1666])&lt;=[.$B1666]*0.1)" office:value-type="boolean" office:boolean-value="true">
            <text:p>VERDADERO</text:p>
          </table:table-cell>
          <table:table-cell table:formula="of:=(ABS([.$B1666]-[.D1666])&lt;=[.$B1666]*0.1)" office:value-type="boolean" office:boolean-value="true">
            <text:p>VERDADERO</text:p>
          </table:table-cell>
          <table:table-cell table:formula="of:=(ABS([.$B1666]-[.E1666])&lt;=[.$B16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  <table:table-cell table:formula="of:=[.$B1667]-[.C1667]" office:value-type="float" office:value="6">
            <text:p>6</text:p>
          </table:table-cell>
          <table:table-cell table:formula="of:=[.$B1667]-[.D1667]" office:value-type="float" office:value="6">
            <text:p>6</text:p>
          </table:table-cell>
          <table:table-cell table:formula="of:=[.$B1667]-[.E1667]" office:value-type="float" office:value="0">
            <text:p>0</text:p>
          </table:table-cell>
          <table:table-cell table:number-columns-repeated="8"/>
          <table:table-cell table:formula="of:=(ABS([.$B1667]-[.C1667])&lt;=[.$B1667]*0.1)" office:value-type="boolean" office:boolean-value="false">
            <text:p>FALSO</text:p>
          </table:table-cell>
          <table:table-cell table:formula="of:=(ABS([.$B1667]-[.D1667])&lt;=[.$B1667]*0.1)" office:value-type="boolean" office:boolean-value="false">
            <text:p>FALSO</text:p>
          </table:table-cell>
          <table:table-cell table:formula="of:=(ABS([.$B1667]-[.E1667])&lt;=[.$B16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  <table:table-cell table:formula="of:=[.$B1668]-[.C1668]" office:value-type="float" office:value="8">
            <text:p>8</text:p>
          </table:table-cell>
          <table:table-cell table:formula="of:=[.$B1668]-[.D1668]" office:value-type="float" office:value="6">
            <text:p>6</text:p>
          </table:table-cell>
          <table:table-cell table:formula="of:=[.$B1668]-[.E1668]" office:value-type="float" office:value="1">
            <text:p>1</text:p>
          </table:table-cell>
          <table:table-cell table:number-columns-repeated="8"/>
          <table:table-cell table:formula="of:=(ABS([.$B1668]-[.C1668])&lt;=[.$B1668]*0.1)" office:value-type="boolean" office:boolean-value="false">
            <text:p>FALSO</text:p>
          </table:table-cell>
          <table:table-cell table:formula="of:=(ABS([.$B1668]-[.D1668])&lt;=[.$B1668]*0.1)" office:value-type="boolean" office:boolean-value="false">
            <text:p>FALSO</text:p>
          </table:table-cell>
          <table:table-cell table:formula="of:=(ABS([.$B1668]-[.E1668])&lt;=[.$B16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table:formula="of:=[.$B1669]-[.C1669]" office:value-type="float" office:value="5">
            <text:p>5</text:p>
          </table:table-cell>
          <table:table-cell table:formula="of:=[.$B1669]-[.D1669]" office:value-type="float" office:value="5">
            <text:p>5</text:p>
          </table:table-cell>
          <table:table-cell table:formula="of:=[.$B1669]-[.E1669]" office:value-type="float" office:value="0">
            <text:p>0</text:p>
          </table:table-cell>
          <table:table-cell table:number-columns-repeated="8"/>
          <table:table-cell table:formula="of:=(ABS([.$B1669]-[.C1669])&lt;=[.$B1669]*0.1)" office:value-type="boolean" office:boolean-value="false">
            <text:p>FALSO</text:p>
          </table:table-cell>
          <table:table-cell table:formula="of:=(ABS([.$B1669]-[.D1669])&lt;=[.$B1669]*0.1)" office:value-type="boolean" office:boolean-value="false">
            <text:p>FALSO</text:p>
          </table:table-cell>
          <table:table-cell table:formula="of:=(ABS([.$B1669]-[.E1669])&lt;=[.$B16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 office:value-type="float" office:value="23">
            <text:p>23</text:p>
          </table:table-cell>
          <table:table-cell office:value-type="float" office:value="29">
            <text:p>29</text:p>
          </table:table-cell>
          <table:table-cell/>
          <table:table-cell table:formula="of:=[.$B1670]-[.C1670]" office:value-type="float" office:value="6">
            <text:p>6</text:p>
          </table:table-cell>
          <table:table-cell table:formula="of:=[.$B1670]-[.D1670]" office:value-type="float" office:value="6">
            <text:p>6</text:p>
          </table:table-cell>
          <table:table-cell table:formula="of:=[.$B1670]-[.E1670]" office:value-type="float" office:value="0">
            <text:p>0</text:p>
          </table:table-cell>
          <table:table-cell table:number-columns-repeated="8"/>
          <table:table-cell table:formula="of:=(ABS([.$B1670]-[.C1670])&lt;=[.$B1670]*0.1)" office:value-type="boolean" office:boolean-value="false">
            <text:p>FALSO</text:p>
          </table:table-cell>
          <table:table-cell table:formula="of:=(ABS([.$B1670]-[.D1670])&lt;=[.$B1670]*0.1)" office:value-type="boolean" office:boolean-value="false">
            <text:p>FALSO</text:p>
          </table:table-cell>
          <table:table-cell table:formula="of:=(ABS([.$B1670]-[.E1670])&lt;=[.$B16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/>
          <table:table-cell table:formula="of:=[.$B1671]-[.C1671]" office:value-type="float" office:value="7">
            <text:p>7</text:p>
          </table:table-cell>
          <table:table-cell table:formula="of:=[.$B1671]-[.D1671]" office:value-type="float" office:value="6">
            <text:p>6</text:p>
          </table:table-cell>
          <table:table-cell table:formula="of:=[.$B1671]-[.E1671]" office:value-type="float" office:value="0">
            <text:p>0</text:p>
          </table:table-cell>
          <table:table-cell table:number-columns-repeated="8"/>
          <table:table-cell table:formula="of:=(ABS([.$B1671]-[.C1671])&lt;=[.$B1671]*0.1)" office:value-type="boolean" office:boolean-value="false">
            <text:p>FALSO</text:p>
          </table:table-cell>
          <table:table-cell table:formula="of:=(ABS([.$B1671]-[.D1671])&lt;=[.$B1671]*0.1)" office:value-type="boolean" office:boolean-value="false">
            <text:p>FALSO</text:p>
          </table:table-cell>
          <table:table-cell table:formula="of:=(ABS([.$B1671]-[.E1671])&lt;=[.$B16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  <table:table-cell table:formula="of:=[.$B1672]-[.C1672]" office:value-type="float" office:value="8">
            <text:p>8</text:p>
          </table:table-cell>
          <table:table-cell table:formula="of:=[.$B1672]-[.D1672]" office:value-type="float" office:value="5">
            <text:p>5</text:p>
          </table:table-cell>
          <table:table-cell table:formula="of:=[.$B1672]-[.E1672]" office:value-type="float" office:value="1">
            <text:p>1</text:p>
          </table:table-cell>
          <table:table-cell table:number-columns-repeated="8"/>
          <table:table-cell table:formula="of:=(ABS([.$B1672]-[.C1672])&lt;=[.$B1672]*0.1)" office:value-type="boolean" office:boolean-value="false">
            <text:p>FALSO</text:p>
          </table:table-cell>
          <table:table-cell table:formula="of:=(ABS([.$B1672]-[.D1672])&lt;=[.$B1672]*0.1)" office:value-type="boolean" office:boolean-value="false">
            <text:p>FALSO</text:p>
          </table:table-cell>
          <table:table-cell table:formula="of:=(ABS([.$B1672]-[.E1672])&lt;=[.$B16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table:formula="of:=[.$B1673]-[.C1673]" office:value-type="float" office:value="6">
            <text:p>6</text:p>
          </table:table-cell>
          <table:table-cell table:formula="of:=[.$B1673]-[.D1673]" office:value-type="float" office:value="6">
            <text:p>6</text:p>
          </table:table-cell>
          <table:table-cell table:formula="of:=[.$B1673]-[.E1673]" office:value-type="float" office:value="0">
            <text:p>0</text:p>
          </table:table-cell>
          <table:table-cell table:number-columns-repeated="8"/>
          <table:table-cell table:formula="of:=(ABS([.$B1673]-[.C1673])&lt;=[.$B1673]*0.1)" office:value-type="boolean" office:boolean-value="false">
            <text:p>FALSO</text:p>
          </table:table-cell>
          <table:table-cell table:formula="of:=(ABS([.$B1673]-[.D1673])&lt;=[.$B1673]*0.1)" office:value-type="boolean" office:boolean-value="false">
            <text:p>FALSO</text:p>
          </table:table-cell>
          <table:table-cell table:formula="of:=(ABS([.$B1673]-[.E1673])&lt;=[.$B16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[.$B1674]-[.C1674]" office:value-type="float" office:value="5">
            <text:p>5</text:p>
          </table:table-cell>
          <table:table-cell table:formula="of:=[.$B1674]-[.D1674]" office:value-type="float" office:value="2">
            <text:p>2</text:p>
          </table:table-cell>
          <table:table-cell table:formula="of:=[.$B1674]-[.E1674]" office:value-type="float" office:value="0">
            <text:p>0</text:p>
          </table:table-cell>
          <table:table-cell table:number-columns-repeated="8"/>
          <table:table-cell table:formula="of:=(ABS([.$B1674]-[.C1674])&lt;=[.$B1674]*0.1)" office:value-type="boolean" office:boolean-value="false">
            <text:p>FALSO</text:p>
          </table:table-cell>
          <table:table-cell table:formula="of:=(ABS([.$B1674]-[.D1674])&lt;=[.$B1674]*0.1)" office:value-type="boolean" office:boolean-value="true">
            <text:p>VERDADERO</text:p>
          </table:table-cell>
          <table:table-cell table:formula="of:=(ABS([.$B1674]-[.E1674])&lt;=[.$B16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table:number-columns-repeated="4" office:value-type="float" office:value="31">
            <text:p>31</text:p>
          </table:table-cell>
          <table:table-cell/>
          <table:table-cell table:formula="of:=[.$B1675]-[.C1675]" office:value-type="float" office:value="0">
            <text:p>0</text:p>
          </table:table-cell>
          <table:table-cell table:formula="of:=[.$B1675]-[.D1675]" office:value-type="float" office:value="0">
            <text:p>0</text:p>
          </table:table-cell>
          <table:table-cell table:formula="of:=[.$B1675]-[.E1675]" office:value-type="float" office:value="0">
            <text:p>0</text:p>
          </table:table-cell>
          <table:table-cell table:number-columns-repeated="8"/>
          <table:table-cell table:formula="of:=(ABS([.$B1675]-[.C1675])&lt;=[.$B1675]*0.1)" office:value-type="boolean" office:boolean-value="true">
            <text:p>VERDADERO</text:p>
          </table:table-cell>
          <table:table-cell table:formula="of:=(ABS([.$B1675]-[.D1675])&lt;=[.$B1675]*0.1)" office:value-type="boolean" office:boolean-value="true">
            <text:p>VERDADERO</text:p>
          </table:table-cell>
          <table:table-cell table:formula="of:=(ABS([.$B1675]-[.E1675])&lt;=[.$B16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/>
          <table:table-cell table:formula="of:=[.$B1676]-[.C1676]" office:value-type="float" office:value="9">
            <text:p>9</text:p>
          </table:table-cell>
          <table:table-cell table:formula="of:=[.$B1676]-[.D1676]" office:value-type="float" office:value="8">
            <text:p>8</text:p>
          </table:table-cell>
          <table:table-cell table:formula="of:=[.$B1676]-[.E1676]" office:value-type="float" office:value="2">
            <text:p>2</text:p>
          </table:table-cell>
          <table:table-cell table:number-columns-repeated="8"/>
          <table:table-cell table:formula="of:=(ABS([.$B1676]-[.C1676])&lt;=[.$B1676]*0.1)" office:value-type="boolean" office:boolean-value="false">
            <text:p>FALSO</text:p>
          </table:table-cell>
          <table:table-cell table:formula="of:=(ABS([.$B1676]-[.D1676])&lt;=[.$B1676]*0.1)" office:value-type="boolean" office:boolean-value="false">
            <text:p>FALSO</text:p>
          </table:table-cell>
          <table:table-cell table:formula="of:=(ABS([.$B1676]-[.E1676])&lt;=[.$B16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9">
            <text:p>29</text:p>
          </table:table-cell>
          <table:table-cell/>
          <table:table-cell table:formula="of:=[.$B1677]-[.C1677]" office:value-type="float" office:value="2">
            <text:p>2</text:p>
          </table:table-cell>
          <table:table-cell table:formula="of:=[.$B1677]-[.D1677]" office:value-type="float" office:value="2">
            <text:p>2</text:p>
          </table:table-cell>
          <table:table-cell table:formula="of:=[.$B1677]-[.E1677]" office:value-type="float" office:value="0">
            <text:p>0</text:p>
          </table:table-cell>
          <table:table-cell table:number-columns-repeated="8"/>
          <table:table-cell table:formula="of:=(ABS([.$B1677]-[.C1677])&lt;=[.$B1677]*0.1)" office:value-type="boolean" office:boolean-value="true">
            <text:p>VERDADERO</text:p>
          </table:table-cell>
          <table:table-cell table:formula="of:=(ABS([.$B1677]-[.D1677])&lt;=[.$B1677]*0.1)" office:value-type="boolean" office:boolean-value="true">
            <text:p>VERDADERO</text:p>
          </table:table-cell>
          <table:table-cell table:formula="of:=(ABS([.$B1677]-[.E1677])&lt;=[.$B16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/>
          <table:table-cell table:formula="of:=[.$B1678]-[.C1678]" office:value-type="float" office:value="5">
            <text:p>5</text:p>
          </table:table-cell>
          <table:table-cell table:formula="of:=[.$B1678]-[.D1678]" office:value-type="float" office:value="4">
            <text:p>4</text:p>
          </table:table-cell>
          <table:table-cell table:formula="of:=[.$B1678]-[.E1678]" office:value-type="float" office:value="0">
            <text:p>0</text:p>
          </table:table-cell>
          <table:table-cell table:number-columns-repeated="8"/>
          <table:table-cell table:formula="of:=(ABS([.$B1678]-[.C1678])&lt;=[.$B1678]*0.1)" office:value-type="boolean" office:boolean-value="false">
            <text:p>FALSO</text:p>
          </table:table-cell>
          <table:table-cell table:formula="of:=(ABS([.$B1678]-[.D1678])&lt;=[.$B1678]*0.1)" office:value-type="boolean" office:boolean-value="false">
            <text:p>FALSO</text:p>
          </table:table-cell>
          <table:table-cell table:formula="of:=(ABS([.$B1678]-[.E1678])&lt;=[.$B16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table:formula="of:=[.$B1679]-[.C1679]" office:value-type="float" office:value="11">
            <text:p>11</text:p>
          </table:table-cell>
          <table:table-cell table:formula="of:=[.$B1679]-[.D1679]" office:value-type="float" office:value="9">
            <text:p>9</text:p>
          </table:table-cell>
          <table:table-cell table:formula="of:=[.$B1679]-[.E1679]" office:value-type="float" office:value="0">
            <text:p>0</text:p>
          </table:table-cell>
          <table:table-cell table:number-columns-repeated="8"/>
          <table:table-cell table:formula="of:=(ABS([.$B1679]-[.C1679])&lt;=[.$B1679]*0.1)" office:value-type="boolean" office:boolean-value="false">
            <text:p>FALSO</text:p>
          </table:table-cell>
          <table:table-cell table:formula="of:=(ABS([.$B1679]-[.D1679])&lt;=[.$B1679]*0.1)" office:value-type="boolean" office:boolean-value="false">
            <text:p>FALSO</text:p>
          </table:table-cell>
          <table:table-cell table:formula="of:=(ABS([.$B1679]-[.E1679])&lt;=[.$B16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number-columns-repeated="2" office:value-type="float" office:value="22">
            <text:p>22</text:p>
          </table:table-cell>
          <table:table-cell office:value-type="float" office:value="27">
            <text:p>27</text:p>
          </table:table-cell>
          <table:table-cell/>
          <table:table-cell table:formula="of:=[.$B1680]-[.C1680]" office:value-type="float" office:value="5">
            <text:p>5</text:p>
          </table:table-cell>
          <table:table-cell table:formula="of:=[.$B1680]-[.D1680]" office:value-type="float" office:value="5">
            <text:p>5</text:p>
          </table:table-cell>
          <table:table-cell table:formula="of:=[.$B1680]-[.E1680]" office:value-type="float" office:value="0">
            <text:p>0</text:p>
          </table:table-cell>
          <table:table-cell table:number-columns-repeated="8"/>
          <table:table-cell table:formula="of:=(ABS([.$B1680]-[.C1680])&lt;=[.$B1680]*0.1)" office:value-type="boolean" office:boolean-value="false">
            <text:p>FALSO</text:p>
          </table:table-cell>
          <table:table-cell table:formula="of:=(ABS([.$B1680]-[.D1680])&lt;=[.$B1680]*0.1)" office:value-type="boolean" office:boolean-value="false">
            <text:p>FALSO</text:p>
          </table:table-cell>
          <table:table-cell table:formula="of:=(ABS([.$B1680]-[.E1680])&lt;=[.$B16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/>
          <table:table-cell table:formula="of:=[.$B1681]-[.C1681]" office:value-type="float" office:value="11">
            <text:p>11</text:p>
          </table:table-cell>
          <table:table-cell table:formula="of:=[.$B1681]-[.D1681]" office:value-type="float" office:value="4">
            <text:p>4</text:p>
          </table:table-cell>
          <table:table-cell table:formula="of:=[.$B1681]-[.E1681]" office:value-type="float" office:value="0">
            <text:p>0</text:p>
          </table:table-cell>
          <table:table-cell table:number-columns-repeated="8"/>
          <table:table-cell table:formula="of:=(ABS([.$B1681]-[.C1681])&lt;=[.$B1681]*0.1)" office:value-type="boolean" office:boolean-value="false">
            <text:p>FALSO</text:p>
          </table:table-cell>
          <table:table-cell table:formula="of:=(ABS([.$B1681]-[.D1681])&lt;=[.$B1681]*0.1)" office:value-type="boolean" office:boolean-value="false">
            <text:p>FALSO</text:p>
          </table:table-cell>
          <table:table-cell table:formula="of:=(ABS([.$B1681]-[.E1681])&lt;=[.$B16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  <table:table-cell table:formula="of:=[.$B1682]-[.C1682]" office:value-type="float" office:value="8">
            <text:p>8</text:p>
          </table:table-cell>
          <table:table-cell table:formula="of:=[.$B1682]-[.D1682]" office:value-type="float" office:value="3">
            <text:p>3</text:p>
          </table:table-cell>
          <table:table-cell table:formula="of:=[.$B1682]-[.E1682]" office:value-type="float" office:value="0">
            <text:p>0</text:p>
          </table:table-cell>
          <table:table-cell table:number-columns-repeated="8"/>
          <table:table-cell table:formula="of:=(ABS([.$B1682]-[.C1682])&lt;=[.$B1682]*0.1)" office:value-type="boolean" office:boolean-value="false">
            <text:p>FALSO</text:p>
          </table:table-cell>
          <table:table-cell table:formula="of:=(ABS([.$B1682]-[.D1682])&lt;=[.$B1682]*0.1)" office:value-type="boolean" office:boolean-value="true">
            <text:p>VERDADERO</text:p>
          </table:table-cell>
          <table:table-cell table:formula="of:=(ABS([.$B1682]-[.E1682])&lt;=[.$B16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[.$B1683]-[.C1683]" office:value-type="float" office:value="3">
            <text:p>3</text:p>
          </table:table-cell>
          <table:table-cell table:formula="of:=[.$B1683]-[.D1683]" office:value-type="float" office:value="2">
            <text:p>2</text:p>
          </table:table-cell>
          <table:table-cell table:formula="of:=[.$B1683]-[.E1683]" office:value-type="float" office:value="1">
            <text:p>1</text:p>
          </table:table-cell>
          <table:table-cell table:number-columns-repeated="8"/>
          <table:table-cell table:formula="of:=(ABS([.$B1683]-[.C1683])&lt;=[.$B1683]*0.1)" office:value-type="boolean" office:boolean-value="false">
            <text:p>FALSO</text:p>
          </table:table-cell>
          <table:table-cell table:formula="of:=(ABS([.$B1683]-[.D1683])&lt;=[.$B1683]*0.1)" office:value-type="boolean" office:boolean-value="true">
            <text:p>VERDADERO</text:p>
          </table:table-cell>
          <table:table-cell table:formula="of:=(ABS([.$B1683]-[.E1683])&lt;=[.$B16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table:formula="of:=[.$B1684]-[.C1684]" office:value-type="float" office:value="6">
            <text:p>6</text:p>
          </table:table-cell>
          <table:table-cell table:formula="of:=[.$B1684]-[.D1684]" office:value-type="float" office:value="6">
            <text:p>6</text:p>
          </table:table-cell>
          <table:table-cell table:formula="of:=[.$B1684]-[.E1684]" office:value-type="float" office:value="0">
            <text:p>0</text:p>
          </table:table-cell>
          <table:table-cell table:number-columns-repeated="8"/>
          <table:table-cell table:formula="of:=(ABS([.$B1684]-[.C1684])&lt;=[.$B1684]*0.1)" office:value-type="boolean" office:boolean-value="false">
            <text:p>FALSO</text:p>
          </table:table-cell>
          <table:table-cell table:formula="of:=(ABS([.$B1684]-[.D1684])&lt;=[.$B1684]*0.1)" office:value-type="boolean" office:boolean-value="false">
            <text:p>FALSO</text:p>
          </table:table-cell>
          <table:table-cell table:formula="of:=(ABS([.$B1684]-[.E1684])&lt;=[.$B16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table:number-columns-repeated="4" office:value-type="float" office:value="26">
            <text:p>26</text:p>
          </table:table-cell>
          <table:table-cell/>
          <table:table-cell table:formula="of:=[.$B1685]-[.C1685]" office:value-type="float" office:value="0">
            <text:p>0</text:p>
          </table:table-cell>
          <table:table-cell table:formula="of:=[.$B1685]-[.D1685]" office:value-type="float" office:value="0">
            <text:p>0</text:p>
          </table:table-cell>
          <table:table-cell table:formula="of:=[.$B1685]-[.E1685]" office:value-type="float" office:value="0">
            <text:p>0</text:p>
          </table:table-cell>
          <table:table-cell table:number-columns-repeated="8"/>
          <table:table-cell table:formula="of:=(ABS([.$B1685]-[.C1685])&lt;=[.$B1685]*0.1)" office:value-type="boolean" office:boolean-value="true">
            <text:p>VERDADERO</text:p>
          </table:table-cell>
          <table:table-cell table:formula="of:=(ABS([.$B1685]-[.D1685])&lt;=[.$B1685]*0.1)" office:value-type="boolean" office:boolean-value="true">
            <text:p>VERDADERO</text:p>
          </table:table-cell>
          <table:table-cell table:formula="of:=(ABS([.$B1685]-[.E1685])&lt;=[.$B16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/>
          <table:table-cell table:formula="of:=[.$B1686]-[.C1686]" office:value-type="float" office:value="8">
            <text:p>8</text:p>
          </table:table-cell>
          <table:table-cell table:formula="of:=[.$B1686]-[.D1686]" office:value-type="float" office:value="7">
            <text:p>7</text:p>
          </table:table-cell>
          <table:table-cell table:formula="of:=[.$B1686]-[.E1686]" office:value-type="float" office:value="0">
            <text:p>0</text:p>
          </table:table-cell>
          <table:table-cell table:number-columns-repeated="8"/>
          <table:table-cell table:formula="of:=(ABS([.$B1686]-[.C1686])&lt;=[.$B1686]*0.1)" office:value-type="boolean" office:boolean-value="false">
            <text:p>FALSO</text:p>
          </table:table-cell>
          <table:table-cell table:formula="of:=(ABS([.$B1686]-[.D1686])&lt;=[.$B1686]*0.1)" office:value-type="boolean" office:boolean-value="false">
            <text:p>FALSO</text:p>
          </table:table-cell>
          <table:table-cell table:formula="of:=(ABS([.$B1686]-[.E1686])&lt;=[.$B16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  <table:table-cell table:formula="of:=[.$B1687]-[.C1687]" office:value-type="float" office:value="6">
            <text:p>6</text:p>
          </table:table-cell>
          <table:table-cell table:formula="of:=[.$B1687]-[.D1687]" office:value-type="float" office:value="3">
            <text:p>3</text:p>
          </table:table-cell>
          <table:table-cell table:formula="of:=[.$B1687]-[.E1687]" office:value-type="float" office:value="0">
            <text:p>0</text:p>
          </table:table-cell>
          <table:table-cell table:number-columns-repeated="8"/>
          <table:table-cell table:formula="of:=(ABS([.$B1687]-[.C1687])&lt;=[.$B1687]*0.1)" office:value-type="boolean" office:boolean-value="false">
            <text:p>FALSO</text:p>
          </table:table-cell>
          <table:table-cell table:formula="of:=(ABS([.$B1687]-[.D1687])&lt;=[.$B1687]*0.1)" office:value-type="boolean" office:boolean-value="true">
            <text:p>VERDADERO</text:p>
          </table:table-cell>
          <table:table-cell table:formula="of:=(ABS([.$B1687]-[.E1687])&lt;=[.$B16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 office:value-type="float" office:value="22">
            <text:p>22</text:p>
          </table:table-cell>
          <table:table-cell office:value-type="float" office:value="25">
            <text:p>25</text:p>
          </table:table-cell>
          <table:table-cell/>
          <table:table-cell table:formula="of:=[.$B1688]-[.C1688]" office:value-type="float" office:value="3">
            <text:p>3</text:p>
          </table:table-cell>
          <table:table-cell table:formula="of:=[.$B1688]-[.D1688]" office:value-type="float" office:value="3">
            <text:p>3</text:p>
          </table:table-cell>
          <table:table-cell table:formula="of:=[.$B1688]-[.E1688]" office:value-type="float" office:value="0">
            <text:p>0</text:p>
          </table:table-cell>
          <table:table-cell table:number-columns-repeated="8"/>
          <table:table-cell table:formula="of:=(ABS([.$B1688]-[.C1688])&lt;=[.$B1688]*0.1)" office:value-type="boolean" office:boolean-value="false">
            <text:p>FALSO</text:p>
          </table:table-cell>
          <table:table-cell table:formula="of:=(ABS([.$B1688]-[.D1688])&lt;=[.$B1688]*0.1)" office:value-type="boolean" office:boolean-value="false">
            <text:p>FALSO</text:p>
          </table:table-cell>
          <table:table-cell table:formula="of:=(ABS([.$B1688]-[.E1688])&lt;=[.$B16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office:value-type="float" office:value="30">
            <text:p>30</text:p>
          </table:table-cell>
          <table:table-cell/>
          <table:table-cell table:formula="of:=[.$B1689]-[.C1689]" office:value-type="float" office:value="5">
            <text:p>5</text:p>
          </table:table-cell>
          <table:table-cell table:formula="of:=[.$B1689]-[.D1689]" office:value-type="float" office:value="5">
            <text:p>5</text:p>
          </table:table-cell>
          <table:table-cell table:formula="of:=[.$B1689]-[.E1689]" office:value-type="float" office:value="0">
            <text:p>0</text:p>
          </table:table-cell>
          <table:table-cell table:number-columns-repeated="8"/>
          <table:table-cell table:formula="of:=(ABS([.$B1689]-[.C1689])&lt;=[.$B1689]*0.1)" office:value-type="boolean" office:boolean-value="false">
            <text:p>FALSO</text:p>
          </table:table-cell>
          <table:table-cell table:formula="of:=(ABS([.$B1689]-[.D1689])&lt;=[.$B1689]*0.1)" office:value-type="boolean" office:boolean-value="false">
            <text:p>FALSO</text:p>
          </table:table-cell>
          <table:table-cell table:formula="of:=(ABS([.$B1689]-[.E1689])&lt;=[.$B16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/>
          <table:table-cell table:formula="of:=[.$B1690]-[.C1690]" office:value-type="float" office:value="6">
            <text:p>6</text:p>
          </table:table-cell>
          <table:table-cell table:formula="of:=[.$B1690]-[.D1690]" office:value-type="float" office:value="4">
            <text:p>4</text:p>
          </table:table-cell>
          <table:table-cell table:formula="of:=[.$B1690]-[.E1690]" office:value-type="float" office:value="1">
            <text:p>1</text:p>
          </table:table-cell>
          <table:table-cell table:number-columns-repeated="8"/>
          <table:table-cell table:formula="of:=(ABS([.$B1690]-[.C1690])&lt;=[.$B1690]*0.1)" office:value-type="boolean" office:boolean-value="false">
            <text:p>FALSO</text:p>
          </table:table-cell>
          <table:table-cell table:formula="of:=(ABS([.$B1690]-[.D1690])&lt;=[.$B1690]*0.1)" office:value-type="boolean" office:boolean-value="false">
            <text:p>FALSO</text:p>
          </table:table-cell>
          <table:table-cell table:formula="of:=(ABS([.$B1690]-[.E1690])&lt;=[.$B16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[.$B1691]-[.C1691]" office:value-type="float" office:value="4">
            <text:p>4</text:p>
          </table:table-cell>
          <table:table-cell table:formula="of:=[.$B1691]-[.D1691]" office:value-type="float" office:value="3">
            <text:p>3</text:p>
          </table:table-cell>
          <table:table-cell table:formula="of:=[.$B1691]-[.E1691]" office:value-type="float" office:value="2">
            <text:p>2</text:p>
          </table:table-cell>
          <table:table-cell table:number-columns-repeated="8"/>
          <table:table-cell table:formula="of:=(ABS([.$B1691]-[.C1691])&lt;=[.$B1691]*0.1)" office:value-type="boolean" office:boolean-value="false">
            <text:p>FALSO</text:p>
          </table:table-cell>
          <table:table-cell table:formula="of:=(ABS([.$B1691]-[.D1691])&lt;=[.$B1691]*0.1)" office:value-type="boolean" office:boolean-value="false">
            <text:p>FALSO</text:p>
          </table:table-cell>
          <table:table-cell table:formula="of:=(ABS([.$B1691]-[.E1691])&lt;=[.$B16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formula="of:=[.$B1692]-[.C1692]" office:value-type="float" office:value="5">
            <text:p>5</text:p>
          </table:table-cell>
          <table:table-cell table:formula="of:=[.$B1692]-[.D1692]" office:value-type="float" office:value="4">
            <text:p>4</text:p>
          </table:table-cell>
          <table:table-cell table:formula="of:=[.$B1692]-[.E1692]" office:value-type="float" office:value="1">
            <text:p>1</text:p>
          </table:table-cell>
          <table:table-cell table:number-columns-repeated="8"/>
          <table:table-cell table:formula="of:=(ABS([.$B1692]-[.C1692])&lt;=[.$B1692]*0.1)" office:value-type="boolean" office:boolean-value="false">
            <text:p>FALSO</text:p>
          </table:table-cell>
          <table:table-cell table:formula="of:=(ABS([.$B1692]-[.D1692])&lt;=[.$B1692]*0.1)" office:value-type="boolean" office:boolean-value="false">
            <text:p>FALSO</text:p>
          </table:table-cell>
          <table:table-cell table:formula="of:=(ABS([.$B1692]-[.E1692])&lt;=[.$B16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/>
          <table:table-cell table:formula="of:=[.$B1693]-[.C1693]" office:value-type="float" office:value="6">
            <text:p>6</text:p>
          </table:table-cell>
          <table:table-cell table:formula="of:=[.$B1693]-[.D1693]" office:value-type="float" office:value="2">
            <text:p>2</text:p>
          </table:table-cell>
          <table:table-cell table:formula="of:=[.$B1693]-[.E1693]" office:value-type="float" office:value="0">
            <text:p>0</text:p>
          </table:table-cell>
          <table:table-cell table:number-columns-repeated="8"/>
          <table:table-cell table:formula="of:=(ABS([.$B1693]-[.C1693])&lt;=[.$B1693]*0.1)" office:value-type="boolean" office:boolean-value="false">
            <text:p>FALSO</text:p>
          </table:table-cell>
          <table:table-cell table:formula="of:=(ABS([.$B1693]-[.D1693])&lt;=[.$B1693]*0.1)" office:value-type="boolean" office:boolean-value="true">
            <text:p>VERDADERO</text:p>
          </table:table-cell>
          <table:table-cell table:formula="of:=(ABS([.$B1693]-[.E1693])&lt;=[.$B16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3" office:value-type="float" office:value="23">
            <text:p>23</text:p>
          </table:table-cell>
          <table:table-cell/>
          <table:table-cell table:formula="of:=[.$B1694]-[.C1694]" office:value-type="float" office:value="3">
            <text:p>3</text:p>
          </table:table-cell>
          <table:table-cell table:formula="of:=[.$B1694]-[.D1694]" office:value-type="float" office:value="3">
            <text:p>3</text:p>
          </table:table-cell>
          <table:table-cell table:formula="of:=[.$B1694]-[.E1694]" office:value-type="float" office:value="3">
            <text:p>3</text:p>
          </table:table-cell>
          <table:table-cell table:number-columns-repeated="8"/>
          <table:table-cell table:formula="of:=(ABS([.$B1694]-[.C1694])&lt;=[.$B1694]*0.1)" office:value-type="boolean" office:boolean-value="false">
            <text:p>FALSO</text:p>
          </table:table-cell>
          <table:table-cell table:formula="of:=(ABS([.$B1694]-[.D1694])&lt;=[.$B1694]*0.1)" office:value-type="boolean" office:boolean-value="false">
            <text:p>FALSO</text:p>
          </table:table-cell>
          <table:table-cell table:formula="of:=(ABS([.$B1694]-[.E1694])&lt;=[.$B169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/>
          <table:table-cell table:formula="of:=[.$B1695]-[.C1695]" office:value-type="float" office:value="7">
            <text:p>7</text:p>
          </table:table-cell>
          <table:table-cell table:formula="of:=[.$B1695]-[.D1695]" office:value-type="float" office:value="4">
            <text:p>4</text:p>
          </table:table-cell>
          <table:table-cell table:formula="of:=[.$B1695]-[.E1695]" office:value-type="float" office:value="0">
            <text:p>0</text:p>
          </table:table-cell>
          <table:table-cell table:number-columns-repeated="8"/>
          <table:table-cell table:formula="of:=(ABS([.$B1695]-[.C1695])&lt;=[.$B1695]*0.1)" office:value-type="boolean" office:boolean-value="false">
            <text:p>FALSO</text:p>
          </table:table-cell>
          <table:table-cell table:formula="of:=(ABS([.$B1695]-[.D1695])&lt;=[.$B1695]*0.1)" office:value-type="boolean" office:boolean-value="false">
            <text:p>FALSO</text:p>
          </table:table-cell>
          <table:table-cell table:formula="of:=(ABS([.$B1695]-[.E1695])&lt;=[.$B16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table:formula="of:=[.$B1696]-[.C1696]" office:value-type="float" office:value="9">
            <text:p>9</text:p>
          </table:table-cell>
          <table:table-cell table:formula="of:=[.$B1696]-[.D1696]" office:value-type="float" office:value="6">
            <text:p>6</text:p>
          </table:table-cell>
          <table:table-cell table:formula="of:=[.$B1696]-[.E1696]" office:value-type="float" office:value="0">
            <text:p>0</text:p>
          </table:table-cell>
          <table:table-cell table:number-columns-repeated="8"/>
          <table:table-cell table:formula="of:=(ABS([.$B1696]-[.C1696])&lt;=[.$B1696]*0.1)" office:value-type="boolean" office:boolean-value="false">
            <text:p>FALSO</text:p>
          </table:table-cell>
          <table:table-cell table:formula="of:=(ABS([.$B1696]-[.D1696])&lt;=[.$B1696]*0.1)" office:value-type="boolean" office:boolean-value="false">
            <text:p>FALSO</text:p>
          </table:table-cell>
          <table:table-cell table:formula="of:=(ABS([.$B1696]-[.E1696])&lt;=[.$B16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/>
          <table:table-cell table:formula="of:=[.$B1697]-[.C1697]" office:value-type="float" office:value="7">
            <text:p>7</text:p>
          </table:table-cell>
          <table:table-cell table:formula="of:=[.$B1697]-[.D1697]" office:value-type="float" office:value="5">
            <text:p>5</text:p>
          </table:table-cell>
          <table:table-cell table:formula="of:=[.$B1697]-[.E1697]" office:value-type="float" office:value="0">
            <text:p>0</text:p>
          </table:table-cell>
          <table:table-cell table:number-columns-repeated="8"/>
          <table:table-cell table:formula="of:=(ABS([.$B1697]-[.C1697])&lt;=[.$B1697]*0.1)" office:value-type="boolean" office:boolean-value="false">
            <text:p>FALSO</text:p>
          </table:table-cell>
          <table:table-cell table:formula="of:=(ABS([.$B1697]-[.D1697])&lt;=[.$B1697]*0.1)" office:value-type="boolean" office:boolean-value="false">
            <text:p>FALSO</text:p>
          </table:table-cell>
          <table:table-cell table:formula="of:=(ABS([.$B1697]-[.E1697])&lt;=[.$B16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  <table:table-cell table:formula="of:=[.$B1698]-[.C1698]" office:value-type="float" office:value="3">
            <text:p>3</text:p>
          </table:table-cell>
          <table:table-cell table:formula="of:=[.$B1698]-[.D1698]" office:value-type="float" office:value="2">
            <text:p>2</text:p>
          </table:table-cell>
          <table:table-cell table:formula="of:=[.$B1698]-[.E1698]" office:value-type="float" office:value="1">
            <text:p>1</text:p>
          </table:table-cell>
          <table:table-cell table:number-columns-repeated="8"/>
          <table:table-cell table:formula="of:=(ABS([.$B1698]-[.C1698])&lt;=[.$B1698]*0.1)" office:value-type="boolean" office:boolean-value="false">
            <text:p>FALSO</text:p>
          </table:table-cell>
          <table:table-cell table:formula="of:=(ABS([.$B1698]-[.D1698])&lt;=[.$B1698]*0.1)" office:value-type="boolean" office:boolean-value="true">
            <text:p>VERDADERO</text:p>
          </table:table-cell>
          <table:table-cell table:formula="of:=(ABS([.$B1698]-[.E1698])&lt;=[.$B16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table:number-columns-repeated="4" office:value-type="float" office:value="29">
            <text:p>29</text:p>
          </table:table-cell>
          <table:table-cell/>
          <table:table-cell table:formula="of:=[.$B1699]-[.C1699]" office:value-type="float" office:value="0">
            <text:p>0</text:p>
          </table:table-cell>
          <table:table-cell table:formula="of:=[.$B1699]-[.D1699]" office:value-type="float" office:value="0">
            <text:p>0</text:p>
          </table:table-cell>
          <table:table-cell table:formula="of:=[.$B1699]-[.E1699]" office:value-type="float" office:value="0">
            <text:p>0</text:p>
          </table:table-cell>
          <table:table-cell table:number-columns-repeated="8"/>
          <table:table-cell table:formula="of:=(ABS([.$B1699]-[.C1699])&lt;=[.$B1699]*0.1)" office:value-type="boolean" office:boolean-value="true">
            <text:p>VERDADERO</text:p>
          </table:table-cell>
          <table:table-cell table:formula="of:=(ABS([.$B1699]-[.D1699])&lt;=[.$B1699]*0.1)" office:value-type="boolean" office:boolean-value="true">
            <text:p>VERDADERO</text:p>
          </table:table-cell>
          <table:table-cell table:formula="of:=(ABS([.$B1699]-[.E1699])&lt;=[.$B16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/>
          <table:table-cell table:formula="of:=[.$B1700]-[.C1700]" office:value-type="float" office:value="10">
            <text:p>10</text:p>
          </table:table-cell>
          <table:table-cell table:formula="of:=[.$B1700]-[.D1700]" office:value-type="float" office:value="4">
            <text:p>4</text:p>
          </table:table-cell>
          <table:table-cell table:formula="of:=[.$B1700]-[.E1700]" office:value-type="float" office:value="1">
            <text:p>1</text:p>
          </table:table-cell>
          <table:table-cell table:number-columns-repeated="8"/>
          <table:table-cell table:formula="of:=(ABS([.$B1700]-[.C1700])&lt;=[.$B1700]*0.1)" office:value-type="boolean" office:boolean-value="false">
            <text:p>FALSO</text:p>
          </table:table-cell>
          <table:table-cell table:formula="of:=(ABS([.$B1700]-[.D1700])&lt;=[.$B1700]*0.1)" office:value-type="boolean" office:boolean-value="false">
            <text:p>FALSO</text:p>
          </table:table-cell>
          <table:table-cell table:formula="of:=(ABS([.$B1700]-[.E1700])&lt;=[.$B17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table:formula="of:=[.$B1701]-[.C1701]" office:value-type="float" office:value="5">
            <text:p>5</text:p>
          </table:table-cell>
          <table:table-cell table:formula="of:=[.$B1701]-[.D1701]" office:value-type="float" office:value="1">
            <text:p>1</text:p>
          </table:table-cell>
          <table:table-cell table:formula="of:=[.$B1701]-[.E1701]" office:value-type="float" office:value="0">
            <text:p>0</text:p>
          </table:table-cell>
          <table:table-cell table:number-columns-repeated="8"/>
          <table:table-cell table:formula="of:=(ABS([.$B1701]-[.C1701])&lt;=[.$B1701]*0.1)" office:value-type="boolean" office:boolean-value="false">
            <text:p>FALSO</text:p>
          </table:table-cell>
          <table:table-cell table:formula="of:=(ABS([.$B1701]-[.D1701])&lt;=[.$B1701]*0.1)" office:value-type="boolean" office:boolean-value="true">
            <text:p>VERDADERO</text:p>
          </table:table-cell>
          <table:table-cell table:formula="of:=(ABS([.$B1701]-[.E1701])&lt;=[.$B1701]*0.1)" office:value-type="boolean" office:boolean-value="true">
            <text:p>VERDADER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 style:data-style-name="N2" text:time-value="0000-00-00T10:21:09.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dc:date>2013-07-01T10:36:04.15</dc:date>
    <meta:editing-duration>PT12M15S</meta:editing-duration>
    <meta:editing-cycles>4</meta:editing-cycles>
    <meta:document-statistic meta:table-count="1" meta:cell-count="188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35cm" svg:height="11.76cm" xlink:href=".." xlink:type="simple" chart:class="chart:line" chart:style-name="ch1">
        <chart:legend chart:legend-position="end" svg:x="17.525cm" svg:y="4.782cm" style:legend-expansion="high" chart:style-name="ch2"/>
        <chart:plot-area chart:style-name="ch3" table:cell-range-address="Hoja1.K1:Hoja1.O18" chart:data-source-has-labels="both" svg:x="0.862cm" svg:y="1.075cm" svg:width="15.839cm" svg:height="10.03cm">
          <chartooo:coordinate-region svg:x="1.669cm" svg:y="1.287cm" svg:width="14.845cm" svg:height="9.145cm"/>
          <chart:axis chart:dimension="x" chart:name="primary-x" chart:style-name="ch4" chartooo:axis-type="auto">
            <chartooo:date-scale/>
            <chart:categories table:cell-range-address="Hoja1.K2:Hoja1.K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L2:Hoja1.L18" chart:label-cell-address="Hoja1.L1:Hoja1.L1" chart:class="chart:line">
            <chart:data-point chart:repeated="17"/>
          </chart:series>
          <chart:series chart:style-name="ch7" chart:values-cell-range-address="Hoja1.M2:Hoja1.M18" chart:label-cell-address="Hoja1.M1:Hoja1.M1" chart:class="chart:line">
            <chart:data-point chart:repeated="17"/>
          </chart:series>
          <chart:series chart:style-name="ch8" chart:values-cell-range-address="Hoja1.N2:Hoja1.N18" chart:label-cell-address="Hoja1.N1:Hoja1.N1" chart:class="chart:line">
            <chart:data-point chart:repeated="17"/>
          </chart:series>
          <chart:series chart:style-name="ch9" chart:values-cell-range-address="Hoja1.O2:Hoja1.O18" chart:label-cell-address="Hoja1.O1:Hoja1.O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o</text:p>
                <draw:g>
                  <svg:desc>Hoja1.L1:Hoja1.L1</svg:desc>
                </draw:g>
              </table:table-cell>
              <table:table-cell office:value-type="string">
                <text:p>Goloso</text:p>
                <draw:g>
                  <svg:desc>Hoja1.M1:Hoja1.M1</svg:desc>
                </draw:g>
              </table:table-cell>
              <table:table-cell office:value-type="string">
                <text:p>BusquedaLocal</text:p>
                <draw:g>
                  <svg:desc>Hoja1.N1:Hoja1.N1</svg:desc>
                </draw:g>
              </table:table-cell>
              <table:table-cell office:value-type="string">
                <text:p>Grasp</text:p>
                <draw:g>
                  <svg:desc>Hoja1.O1:Hoja1.O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Hoja1.K2:Hoja1.K18</svg:desc>
                </draw:g>
              </table:table-cell>
              <table:table-cell office:value-type="float" office:value="0">
                <text:p>0</text:p>
                <draw:g>
                  <svg:desc>Hoja1.L2:Hoja1.L18</svg:desc>
                </draw:g>
              </table:table-cell>
              <table:table-cell office:value-type="float" office:value="0">
                <text:p>0</text:p>
                <draw:g>
                  <svg:desc>Hoja1.M2:Hoja1.M18</svg:desc>
                </draw:g>
              </table:table-cell>
              <table:table-cell office:value-type="float" office:value="0">
                <text:p>0</text:p>
                <draw:g>
                  <svg:desc>Hoja1.N2:Hoja1.N18</svg:desc>
                </draw:g>
              </table:table-cell>
              <table:table-cell office:value-type="float" office:value="0">
                <text:p>0</text:p>
                <draw:g>
                  <svg:desc>Hoja1.O2:Hoja1.O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  <table:table-cell office:value-type="float" office:value="133">
                <text:p>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  <table:table-cell office:value-type="float" office:value="141">
                <text:p>1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  <table:table-cell office:value-type="float" office:value="172">
                <text:p>1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7">
                <text:p>307</text:p>
              </table:table-cell>
              <table:table-cell office:value-type="float" office:value="244">
                <text:p>2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253">
                <text:p>2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03">
                <text:p>403</text:p>
              </table:table-cell>
              <table:table-cell office:value-type="float" office:value="305">
                <text:p>3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36">
                <text:p>436</text:p>
              </table:table-cell>
              <table:table-cell office:value-type="float" office:value="322">
                <text:p>3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88">
                <text:p>488</text:p>
              </table:table-cell>
              <table:table-cell office:value-type="float" office:value="368">
                <text:p>3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64">
                <text:p>564</text:p>
              </table:table-cell>
              <table:table-cell office:value-type="float" office:value="411">
                <text:p>411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31cm" svg:height="11.868cm" xlink:href=".." xlink:type="simple" chart:class="chart:line" chart:style-name="ch1">
        <chart:legend chart:legend-position="end" svg:x="17.821cm" svg:y="4.836cm" style:legend-expansion="high" chart:style-name="ch2"/>
        <chart:plot-area chart:style-name="ch3" table:cell-range-address="Hoja1.V1:Hoja1.Z18" chart:data-source-has-labels="both" svg:x="0.868cm" svg:y="1.083cm" svg:width="16.117cm" svg:height="10.128cm">
          <chartooo:coordinate-region svg:x="1.675cm" svg:y="1.295cm" svg:width="15.123cm" svg:height="9.243cm"/>
          <chart:axis chart:dimension="x" chart:name="primary-x" chart:style-name="ch4" chartooo:axis-type="auto">
            <chartooo:date-scale/>
            <chart:categories table:cell-range-address="Hoja1.V2:Hoja1.V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W2:Hoja1.W18" chart:label-cell-address="Hoja1.W1:Hoja1.W1" chart:class="chart:line">
            <chart:data-point chart:repeated="17"/>
          </chart:series>
          <chart:series chart:style-name="ch8" chart:values-cell-range-address="Hoja1.X2:Hoja1.X18" chart:label-cell-address="Hoja1.X1:Hoja1.X1" chart:class="chart:line">
            <chart:data-point chart:repeated="17"/>
          </chart:series>
          <chart:series chart:style-name="ch9" chart:values-cell-range-address="Hoja1.Y2:Hoja1.Y18" chart:label-cell-address="Hoja1.Y1:Hoja1.Y1" chart:class="chart:line">
            <chart:data-point chart:repeated="17"/>
          </chart:series>
          <chart:series chart:style-name="ch10" chart:values-cell-range-address="Hoja1.Z2:Hoja1.Z18" chart:label-cell-address="Hoja1.Z1:Hoja1.Z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o</text:p>
                <draw:g>
                  <svg:desc>Hoja1.W1:Hoja1.W1</svg:desc>
                </draw:g>
              </table:table-cell>
              <table:table-cell office:value-type="string">
                <text:p>Goloso</text:p>
                <draw:g>
                  <svg:desc>Hoja1.X1:Hoja1.X1</svg:desc>
                </draw:g>
              </table:table-cell>
              <table:table-cell office:value-type="string">
                <text:p>BusquedaLocal</text:p>
                <draw:g>
                  <svg:desc>Hoja1.Y1:Hoja1.Y1</svg:desc>
                </draw:g>
              </table:table-cell>
              <table:table-cell office:value-type="string">
                <text:p>Grasp</text:p>
                <draw:g>
                  <svg:desc>Hoja1.Z1:Hoja1.Z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Hoja1.V2:Hoja1.V18</svg:desc>
                </draw:g>
              </table:table-cell>
              <table:table-cell office:value-type="float" office:value="100">
                <text:p>100</text:p>
                <draw:g>
                  <svg:desc>Hoja1.W2:Hoja1.W18</svg:desc>
                </draw:g>
              </table:table-cell>
              <table:table-cell office:value-type="float" office:value="100">
                <text:p>100</text:p>
                <draw:g>
                  <svg:desc>Hoja1.X2:Hoja1.X18</svg:desc>
                </draw:g>
              </table:table-cell>
              <table:table-cell office:value-type="float" office:value="100">
                <text:p>100</text:p>
                <draw:g>
                  <svg:desc>Hoja1.Y2:Hoja1.Y18</svg:desc>
                </draw:g>
              </table:table-cell>
              <table:table-cell office:value-type="float" office:value="100">
                <text:p>100</text:p>
                <draw:g>
                  <svg:desc>Hoja1.Z2:Hoja1.Z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57">
                <text:p>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